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5354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1.95in"/>
    </style:style>
    <style:style style:name="co5" style:family="table-column">
      <style:table-column-properties fo:break-before="auto" style:column-width="1.6563in"/>
    </style:style>
    <style:style style:name="co6" style:family="table-column">
      <style:table-column-properties fo:break-before="auto" style:column-width="2.5709in"/>
    </style:style>
    <style:style style:name="co7" style:family="table-column">
      <style:table-column-properties fo:break-before="auto" style:column-width="1.841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2.7098in"/>
    </style:style>
    <style:style style:name="co11" style:family="table-column">
      <style:table-column-properties fo:break-before="auto" style:column-width="1.2402in"/>
    </style:style>
    <style:style style:name="co12" style:family="table-column">
      <style:table-column-properties fo:break-before="auto" style:column-width="1.3055in"/>
    </style:style>
    <style:style style:name="co13" style:family="table-column">
      <style:table-column-properties fo:break-before="auto" style:column-width="2.5902in"/>
    </style:style>
    <style:style style:name="co14" style:family="table-column">
      <style:table-column-properties fo:break-before="auto" style:column-width="2.0917in"/>
    </style:style>
    <style:style style:name="co15" style:family="table-column">
      <style:table-column-properties fo:break-before="auto" style:column-width="2.0374in"/>
    </style:style>
    <style:style style:name="co16" style:family="table-column">
      <style:table-column-properties fo:break-before="auto" style:column-width="2.7445in"/>
    </style:style>
    <style:style style:name="co17" style:family="table-column">
      <style:table-column-properties fo:break-before="auto" style:column-width="2.1134in"/>
    </style:style>
    <style:style style:name="co18" style:family="table-column">
      <style:table-column-properties fo:break-before="auto" style:column-width="1.5472in"/>
    </style:style>
    <style:style style:name="co19" style:family="table-column">
      <style:table-column-properties fo:break-before="auto" style:column-width="2.9083in"/>
    </style:style>
    <style:style style:name="co20" style:family="table-column">
      <style:table-column-properties fo:break-before="auto" style:column-width="1.7654in"/>
    </style:style>
    <style:style style:name="co21" style:family="table-column">
      <style:table-column-properties fo:break-before="auto" style:column-width="1.7327in"/>
    </style:style>
    <style:style style:name="co22" style:family="table-column">
      <style:table-column-properties fo:break-before="auto" style:column-width="0.9272in"/>
    </style:style>
    <style:style style:name="co23" style:family="table-column">
      <style:table-column-properties fo:break-before="auto" style:column-width="3.3654in"/>
    </style:style>
    <style:style style:name="co24" style:family="table-column">
      <style:table-column-properties fo:break-before="auto" style:column-width="3.2453in"/>
    </style:style>
    <style:style style:name="co25" style:family="table-column">
      <style:table-column-properties fo:break-before="auto" style:column-width="2.1354in"/>
    </style:style>
    <style:style style:name="co26" style:family="table-column">
      <style:table-column-properties fo:break-before="auto" style:column-width="2.8535in"/>
    </style:style>
    <style:style style:name="co27" style:family="table-column">
      <style:table-column-properties fo:break-before="auto" style:column-width="2.4402in"/>
    </style:style>
    <style:style style:name="co28" style:family="table-column">
      <style:table-column-properties fo:break-before="auto" style:column-width="1.0575in"/>
    </style:style>
    <style:style style:name="co29" style:family="table-column">
      <style:table-column-properties fo:break-before="auto" style:column-width="3.4193in"/>
    </style:style>
    <style:style style:name="co30" style:family="table-column">
      <style:table-column-properties fo:break-before="auto" style:column-width="0.7201in"/>
    </style:style>
    <style:style style:name="co31" style:family="table-column">
      <style:table-column-properties fo:break-before="auto" style:column-width="1.798in"/>
    </style:style>
    <style:style style:name="co32" style:family="table-column">
      <style:table-column-properties fo:break-before="auto" style:column-width="2.8429in"/>
    </style:style>
    <style:style style:name="co33" style:family="table-column">
      <style:table-column-properties fo:break-before="auto" style:column-width="0.6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style:font-name="Liberation Sans" style:font-name-asian="WenQuanYi Zen Hei" style:font-name-complex="FreeSans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6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014a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HDI rank</text:p>
          </table:table-cell>
          <table:table-cell table:style-name="ce1" office:value-type="string" calcext:value-type="string">
            <text:p>Human Development Index (HDI) </text:p>
          </table:table-cell>
          <table:table-cell table:style-name="ce1" office:value-type="string" calcext:value-type="string">
            <text:p>Life expectancy at birth</text:p>
          </table:table-cell>
          <table:table-cell table:style-name="ce1" office:value-type="string" calcext:value-type="string">
            <text:p>Expected years of schooling </text:p>
          </table:table-cell>
          <table:table-cell table:style-name="ce1" office:value-type="string" calcext:value-type="string">
            <text:p>Mean years of schooling</text:p>
          </table:table-cell>
          <table:table-cell table:style-name="ce1" office:value-type="string" calcext:value-type="string">
            <text:p>Gross national income (GNI) per capita</text:p>
          </table:table-cell>
          <table:table-cell table:style-name="ce1" office:value-type="string" calcext:value-type="string">
            <text:p>Human Development Group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sub-region</text:p>
          </table:table-cell>
          <table:table-cell table:style-name="ce1" office:value-type="string" calcext:value-type="string">
            <text:p>GINI coefficient</text:p>
          </table:table-cell>
          <table:table-cell office:value-type="string" calcext:value-type="string">
            <text:p>Internet users (per 100 people)</text:p>
          </table:table-cell>
          <table:table-cell office:value-type="string" calcext:value-type="string">
            <text:p>Labor force, female (% of total labor force)</text:p>
          </table:table-cell>
          <table:table-cell office:value-type="string" calcext:value-type="string">
            <text:p>Military expenditure (% of GDP)</text:p>
          </table:table-cell>
          <table:table-cell office:value-type="string" calcext:value-type="string">
            <text:p>Pop growth (annual %)</text:p>
          </table:table-cell>
          <table:table-cell office:value-type="string" calcext:value-type="string">
            <text:p>Pop density (people per sq. km of land area)</text:p>
          </table:table-cell>
          <table:table-cell office:value-type="string" calcext:value-type="string">
            <text:p>Pop ages 0-14 (% of total)</text:p>
          </table:table-cell>
          <table:table-cell office:value-type="string" calcext:value-type="string">
            <text:p>Pop ages 15-64 (% of total)</text:p>
          </table:table-cell>
          <table:table-cell office:value-type="string" calcext:value-type="string">
            <text:p>Pop ages 65+ (% of total)</text:p>
          </table:table-cell>
          <table:table-cell office:value-type="string" calcext:value-type="string">
            <text:p>Pop, total</text:p>
          </table:table-cell>
          <table:table-cell office:value-type="string" calcext:value-type="string">
            <text:p>Refugee population by country or territory of asylum</text:p>
          </table:table-cell>
          <table:table-cell office:value-type="string" calcext:value-type="string">
            <text:p>Refugee population by country or territory of origin</text:p>
          </table:table-cell>
          <table:table-cell office:value-type="string" calcext:value-type="string">
            <text:p>Rural population (% of total pop)</text:p>
          </table:table-cell>
          <table:table-cell office:value-type="string" calcext:value-type="string">
            <text:p>Unemployment, total (% of total labor force)</text:p>
          </table:table-cell>
          <table:table-cell office:value-type="string" calcext:value-type="string">
            <text:p>Fertility rate, total (births per woma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83" calcext:value-type="float">
            <text:p>183</text:p>
          </table:table-cell>
          <table:table-cell office:value-type="float" office:value="0.402" calcext:value-type="float">
            <text:p>0.402</text:p>
          </table:table-cell>
          <table:table-cell office:value-type="float" office:value="58.7" calcext:value-type="float">
            <text:p>58.7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Low</text:p>
          </table:table-cell>
          <table:table-cell table:formula="of:=IFERROR(VLOOKUP([.$A2]; [$continents.$A$1:.$C$250]; COLUMN([.B7]); 0);&quot;&quot;)" office:value-type="string" office:string-value="Africa" calcext:value-type="string">
            <text:p>Africa</text:p>
          </table:table-cell>
          <table:table-cell table:formula="of:=IFERROR(VLOOKUP([.$A2]; [$continents.$A$1:.$C$250]; COLUMN([.C7]); 0);&quot;&quot;)" office:value-type="string" office:string-value="Western Africa" calcext:value-type="string">
            <text:p>Western Africa</text:p>
          </table:table-cell>
          <table:table-cell table:formula="of:=IFERROR(VLOOKUP([.$A2]; [$2014gini.$A$1:.$B$146]; COLUMN([.B7]); 0);&quot;&quot;)" office:value-type="float" office:value="39.5" calcext:value-type="float">
            <text:p>39.5</text:p>
          </table:table-cell>
          <table:table-cell table:formula="of:=IFERROR(VLOOKUP([.$A2]; [$2014worlddev.$A$1:.$O$218]; COLUMN([.B7]); 0);&quot;&quot;)" office:value-type="float" office:value="9.4" calcext:value-type="float">
            <text:p>9.4</text:p>
          </table:table-cell>
          <table:table-cell table:formula="of:=IFERROR(VLOOKUP([.$A2]; [$2014worlddev.$A$1:.$O$218]; COLUMN([.C7]); 0);&quot;&quot;)" office:value-type="float" office:value="47.32322335" calcext:value-type="float">
            <text:p>47.32322335</text:p>
          </table:table-cell>
          <table:table-cell table:formula="of:=IFERROR(VLOOKUP([.$A2]; [$2014worlddev.$A$1:.$O$218]; COLUMN([.D7]); 0);&quot;&quot;)" office:value-type="float" office:value="1.626986597" calcext:value-type="float">
            <text:p>1.626986597</text:p>
          </table:table-cell>
          <table:table-cell table:formula="of:=IFERROR(VLOOKUP([.$A2]; [$2014worlddev.$A$1:.$O$218]; COLUMN([.E7]); 0);&quot;&quot;)" office:value-type="float" office:value="2.911018317" calcext:value-type="float">
            <text:p>2.911018317</text:p>
          </table:table-cell>
          <table:table-cell table:formula="of:=IFERROR(VLOOKUP([.$A2]; [$2014worlddev.$A$1:.$O$218]; COLUMN([.F7]); 0);&quot;&quot;)" office:value-type="float" office:value="64.28800439" calcext:value-type="float">
            <text:p>64.28800439</text:p>
          </table:table-cell>
          <table:table-cell table:formula="of:=IFERROR(VLOOKUP([.$A2]; [$2014worlddev.$A$1:.$O$218]; COLUMN([.G7]); 0);&quot;&quot;)" office:value-type="float" office:value="45.79381618" calcext:value-type="float">
            <text:p>45.79381618</text:p>
          </table:table-cell>
          <table:table-cell table:formula="of:=IFERROR(VLOOKUP([.$A2]; [$2014worlddev.$A$1:.$O$218]; COLUMN([.H7]); 0);&quot;&quot;)" office:value-type="float" office:value="51.79533484" calcext:value-type="float">
            <text:p>51.79533484</text:p>
          </table:table-cell>
          <table:table-cell table:formula="of:=IFERROR(VLOOKUP([.$A2]; [$2014worlddev.$A$1:.$O$218]; COLUMN([.I7]); 0);&quot;&quot;)" office:value-type="float" office:value="2.410848977" calcext:value-type="float">
            <text:p>2.410848977</text:p>
          </table:table-cell>
          <table:table-cell table:formula="of:=IFERROR(VLOOKUP([.$A2]; [$2014worlddev.$A$1:.$O$218]; COLUMN([.J7]); 0);&quot;&quot;)" office:value-type="float" office:value="17589198" calcext:value-type="float">
            <text:p>17589198</text:p>
          </table:table-cell>
          <table:table-cell table:formula="of:=IFERROR(VLOOKUP([.$A2]; [$2014worlddev.$A$1:.$O$218]; COLUMN([.K7]); 0);&quot;&quot;)" office:value-type="float" office:value="31894" calcext:value-type="float">
            <text:p>31894</text:p>
          </table:table-cell>
          <table:table-cell table:formula="of:=IFERROR(VLOOKUP([.$A2]; [$2014worlddev.$A$1:.$O$218]; COLUMN([.L7]); 0);&quot;&quot;)" office:value-type="float" office:value="1857" calcext:value-type="float">
            <text:p>1857</text:p>
          </table:table-cell>
          <table:table-cell table:formula="of:=IFERROR(VLOOKUP([.$A2]; [$2014worlddev.$A$1:.$O$218]; COLUMN([.M7]); 0);&quot;&quot;)" office:value-type="float" office:value="70.976" calcext:value-type="float">
            <text:p>70.976</text:p>
          </table:table-cell>
          <table:table-cell table:formula="of:=IFERROR(VLOOKUP([.$A2]; [$2014worlddev.$A$1:.$O$218]; COLUMN([.N7]); 0);&quot;&quot;)" office:value-type="float" office:value="3.099999905" calcext:value-type="float">
            <text:p>3.099999905</text:p>
          </table:table-cell>
          <table:table-cell table:formula="of:=IFERROR(VLOOKUP([.$A2]; [$2014worlddev.$A$1:.$O$218]; COLUMN([.O7]); 0);&quot;&quot;)" office:value-type="float" office:value="5.521" calcext:value-type="float">
            <text:p>5.52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88" calcext:value-type="float">
            <text:p>188</text:p>
          </table:table-cell>
          <table:table-cell office:value-type="float" office:value="0.348" calcext:value-type="float">
            <text:p>0.348</text:p>
          </table:table-cell>
          <table:table-cell office:value-type="float" office:value="61.4" calcext:value-type="float">
            <text:p>61.4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Low</text:p>
          </table:table-cell>
          <table:table-cell table:formula="of:=IFERROR(VLOOKUP([.$A3]; [$continents.$A$1:.$C$250]; COLUMN([.B27]); 0);&quot;&quot;)" office:value-type="string" office:string-value="Africa" calcext:value-type="string">
            <text:p>Africa</text:p>
          </table:table-cell>
          <table:table-cell table:formula="of:=IFERROR(VLOOKUP([.$A3]; [$continents.$A$1:.$C$250]; COLUMN([.C27]); 0);&quot;&quot;)" office:value-type="string" office:string-value="Western Africa" calcext:value-type="string">
            <text:p>Western Africa</text:p>
          </table:table-cell>
          <table:table-cell table:formula="of:=IFERROR(VLOOKUP([.$A3]; [$2014gini.$A$1:.$B$146]; COLUMN([.B27]); 0);&quot;&quot;)" office:value-type="float" office:value="34" calcext:value-type="float">
            <text:p>34</text:p>
          </table:table-cell>
          <table:table-cell table:formula="of:=IFERROR(VLOOKUP([.$A3]; [$2014worlddev.$A$1:.$O$218]; COLUMN([.B27]); 0);&quot;&quot;)" office:value-type="float" office:value="1.95" calcext:value-type="float">
            <text:p>1.95</text:p>
          </table:table-cell>
          <table:table-cell table:formula="of:=IFERROR(VLOOKUP([.$A3]; [$2014worlddev.$A$1:.$O$218]; COLUMN([.C27]); 0);&quot;&quot;)" office:value-type="float" office:value="31.16591749" calcext:value-type="float">
            <text:p>31.16591749</text:p>
          </table:table-cell>
          <table:table-cell/>
          <table:table-cell table:formula="of:=IFERROR(VLOOKUP([.$A3]; [$2014worlddev.$A$1:.$O$218]; COLUMN([.E27]); 0);&quot;&quot;)" office:value-type="float" office:value="4.029436517" calcext:value-type="float">
            <text:p>4.029436517</text:p>
          </table:table-cell>
          <table:table-cell table:formula="of:=IFERROR(VLOOKUP([.$A3]; [$2014worlddev.$A$1:.$O$218]; COLUMN([.F27]); 0);&quot;&quot;)" office:value-type="float" office:value="15.08938817" calcext:value-type="float">
            <text:p>15.08938817</text:p>
          </table:table-cell>
          <table:table-cell table:formula="of:=IFERROR(VLOOKUP([.$A3]; [$2014worlddev.$A$1:.$O$218]; COLUMN([.G27]); 0);&quot;&quot;)" office:value-type="float" office:value="50.4087638" calcext:value-type="float">
            <text:p>50.4087638</text:p>
          </table:table-cell>
          <table:table-cell table:formula="of:=IFERROR(VLOOKUP([.$A3]; [$2014worlddev.$A$1:.$O$218]; COLUMN([.H27]); 0);&quot;&quot;)" office:value-type="float" office:value="47.01835246" calcext:value-type="float">
            <text:p>47.01835246</text:p>
          </table:table-cell>
          <table:table-cell table:formula="of:=IFERROR(VLOOKUP([.$A3]; [$2014worlddev.$A$1:.$O$218]; COLUMN([.I27]); 0);&quot;&quot;)" office:value-type="float" office:value="2.572883741" calcext:value-type="float">
            <text:p>2.572883741</text:p>
          </table:table-cell>
          <table:table-cell table:formula="of:=IFERROR(VLOOKUP([.$A3]; [$2014worlddev.$A$1:.$O$218]; COLUMN([.J27]); 0);&quot;&quot;)" office:value-type="float" office:value="19113728" calcext:value-type="float">
            <text:p>19113728</text:p>
          </table:table-cell>
          <table:table-cell table:formula="of:=IFERROR(VLOOKUP([.$A3]; [$2014worlddev.$A$1:.$O$218]; COLUMN([.K27]); 0);&quot;&quot;)" office:value-type="float" office:value="77830" calcext:value-type="float">
            <text:p>77830</text:p>
          </table:table-cell>
          <table:table-cell table:formula="of:=IFERROR(VLOOKUP([.$A3]; [$2014worlddev.$A$1:.$O$218]; COLUMN([.L27]); 0);&quot;&quot;)" office:value-type="float" office:value="739" calcext:value-type="float">
            <text:p>739</text:p>
          </table:table-cell>
          <table:table-cell table:formula="of:=IFERROR(VLOOKUP([.$A3]; [$2014worlddev.$A$1:.$O$218]; COLUMN([.M27]); 0);&quot;&quot;)" office:value-type="float" office:value="81.531" calcext:value-type="float">
            <text:p>81.531</text:p>
          </table:table-cell>
          <table:table-cell table:formula="of:=IFERROR(VLOOKUP([.$A3]; [$2014worlddev.$A$1:.$O$218]; COLUMN([.N27]); 0);&quot;&quot;)" office:value-type="float" office:value="5.099999905" calcext:value-type="float">
            <text:p>5.099999905</text:p>
          </table:table-cell>
          <table:table-cell table:formula="of:=IFERROR(VLOOKUP([.$A3]; [$2014worlddev.$A$1:.$O$218]; COLUMN([.O27]); 0);&quot;&quot;)" office:value-type="float" office:value="7.599" calcext:value-type="float">
            <text:p>7.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85" calcext:value-type="float">
            <text:p>185</text:p>
          </table:table-cell>
          <table:table-cell office:value-type="float" office:value="0.392" calcext:value-type="float">
            <text:p>0.392</text:p>
          </table:table-cell>
          <table:table-cell office:value-type="float" office:value="51.6" calcext:value-type="float">
            <text:p>51.6</text:p>
          </table:table-cell>
          <table:table-cell office:value-type="float" office:value="7.4" calcext:value-type="float">
            <text:p>7.4</text:p>
          </table:table-cell>
          <table:table-cell office:value-type="float" office:value="1.9" calcext:value-type="float">
            <text:p>1.9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Low</text:p>
          </table:table-cell>
          <table:table-cell table:formula="of:=IFERROR(VLOOKUP([.$A4]; [$continents.$A$1:.$C$250]; COLUMN([.B10]); 0);&quot;&quot;)" office:value-type="string" office:string-value="Africa" calcext:value-type="string">
            <text:p>Africa</text:p>
          </table:table-cell>
          <table:table-cell table:formula="of:=IFERROR(VLOOKUP([.$A4]; [$continents.$A$1:.$C$250]; COLUMN([.C10]); 0);&quot;&quot;)" office:value-type="string" office:string-value="Middle Africa" calcext:value-type="string">
            <text:p>Middle Africa</text:p>
          </table:table-cell>
          <table:table-cell table:formula="of:=IFERROR(VLOOKUP([.$A4]; [$2014gini.$A$1:.$B$146]; COLUMN([.B10]); 0);&quot;&quot;)" office:value-type="float" office:value="43.3" calcext:value-type="float">
            <text:p>43.3</text:p>
          </table:table-cell>
          <table:table-cell table:formula="of:=IFERROR(VLOOKUP([.$A4]; [$2014worlddev.$A$1:.$O$218]; COLUMN([.B10]); 0);&quot;&quot;)" office:value-type="float" office:value="2.5" calcext:value-type="float">
            <text:p>2.5</text:p>
          </table:table-cell>
          <table:table-cell table:formula="of:=IFERROR(VLOOKUP([.$A4]; [$2014worlddev.$A$1:.$O$218]; COLUMN([.C10]); 0);&quot;&quot;)" office:value-type="float" office:value="44.95821386" calcext:value-type="float">
            <text:p>44.95821386</text:p>
          </table:table-cell>
          <table:table-cell table:formula="of:=IFERROR(VLOOKUP([.$A4]; [$2014worlddev.$A$1:.$O$218]; COLUMN([.D10]); 0);&quot;&quot;)" office:value-type="float" office:value="2.818392656" calcext:value-type="float">
            <text:p>2.818392656</text:p>
          </table:table-cell>
          <table:table-cell table:formula="of:=IFERROR(VLOOKUP([.$A4]; [$2014worlddev.$A$1:.$O$218]; COLUMN([.E10]); 0);&quot;&quot;)" office:value-type="float" office:value="3.301595089" calcext:value-type="float">
            <text:p>3.301595089</text:p>
          </table:table-cell>
          <table:table-cell table:formula="of:=IFERROR(VLOOKUP([.$A4]; [$2014worlddev.$A$1:.$O$218]; COLUMN([.F10]); 0);&quot;&quot;)" office:value-type="float" office:value="10.79022633" calcext:value-type="float">
            <text:p>10.79022633</text:p>
          </table:table-cell>
          <table:table-cell table:formula="of:=IFERROR(VLOOKUP([.$A4]; [$2014worlddev.$A$1:.$O$218]; COLUMN([.G10]); 0);&quot;&quot;)" office:value-type="float" office:value="47.98398152" calcext:value-type="float">
            <text:p>47.98398152</text:p>
          </table:table-cell>
          <table:table-cell table:formula="of:=IFERROR(VLOOKUP([.$A4]; [$2014worlddev.$A$1:.$O$218]; COLUMN([.H10]); 0);&quot;&quot;)" office:value-type="float" office:value="49.55380685" calcext:value-type="float">
            <text:p>49.55380685</text:p>
          </table:table-cell>
          <table:table-cell table:formula="of:=IFERROR(VLOOKUP([.$A4]; [$2014worlddev.$A$1:.$O$218]; COLUMN([.I10]); 0);&quot;&quot;)" office:value-type="float" office:value="2.462211636" calcext:value-type="float">
            <text:p>2.462211636</text:p>
          </table:table-cell>
          <table:table-cell table:formula="of:=IFERROR(VLOOKUP([.$A4]; [$2014worlddev.$A$1:.$O$218]; COLUMN([.J10]); 0);&quot;&quot;)" office:value-type="float" office:value="13587053" calcext:value-type="float">
            <text:p>13587053</text:p>
          </table:table-cell>
          <table:table-cell table:formula="of:=IFERROR(VLOOKUP([.$A4]; [$2014worlddev.$A$1:.$O$218]; COLUMN([.K10]); 0);&quot;&quot;)" office:value-type="float" office:value="452897" calcext:value-type="float">
            <text:p>452897</text:p>
          </table:table-cell>
          <table:table-cell table:formula="of:=IFERROR(VLOOKUP([.$A4]; [$2014worlddev.$A$1:.$O$218]; COLUMN([.L10]); 0);&quot;&quot;)" office:value-type="float" office:value="48258" calcext:value-type="float">
            <text:p>48258</text:p>
          </table:table-cell>
          <table:table-cell table:formula="of:=IFERROR(VLOOKUP([.$A4]; [$2014worlddev.$A$1:.$O$218]; COLUMN([.M10]); 0);&quot;&quot;)" office:value-type="float" office:value="77.659" calcext:value-type="float">
            <text:p>77.659</text:p>
          </table:table-cell>
          <table:table-cell table:formula="of:=IFERROR(VLOOKUP([.$A4]; [$2014worlddev.$A$1:.$O$218]; COLUMN([.N10]); 0);&quot;&quot;)" office:value-type="float" office:value="7" calcext:value-type="float">
            <text:p>7</text:p>
          </table:table-cell>
          <table:table-cell table:formula="of:=IFERROR(VLOOKUP([.$A4]; [$2014worlddev.$A$1:.$O$218]; COLUMN([.O10]); 0);&quot;&quot;)" office:value-type="float" office:value="6.156" calcext:value-type="float">
            <text:p>6.156</text:p>
          </table:table-cell>
          <table:table-cell/>
          <table:table-cell table:formula="of:=QUARTILE([.V2:.V189]; 3)" office:value-type="float" office:value="10455.75" calcext:value-type="float">
            <text:p>10455.75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79" calcext:value-type="float">
            <text:p>179</text:p>
          </table:table-cell>
          <table:table-cell office:value-type="float" office:value="0.419" calcext:value-type="float">
            <text:p>0.419</text:p>
          </table:table-cell>
          <table:table-cell office:value-type="float" office:value="58" calcext:value-type="float">
            <text:p>58</text:p>
          </table:table-cell>
          <table:table-cell office:value-type="float" office:value="8.4" calcext:value-type="float">
            <text:p>8.4</text:p>
          </table:table-cell>
          <table:table-cell office:value-type="float" office:value="2" calcext:value-type="float">
            <text:p>2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Low</text:p>
          </table:table-cell>
          <table:table-cell table:formula="of:=IFERROR(VLOOKUP([.$A5]; [$continents.$A$1:.$C$250]; COLUMN([.B12]); 0);&quot;&quot;)" office:value-type="string" office:string-value="Africa" calcext:value-type="string">
            <text:p>Africa</text:p>
          </table:table-cell>
          <table:table-cell table:formula="of:=IFERROR(VLOOKUP([.$A5]; [$continents.$A$1:.$C$250]; COLUMN([.C12]); 0);&quot;&quot;)" office:value-type="string" office:string-value="Western Africa" calcext:value-type="string">
            <text:p>Western Africa</text:p>
          </table:table-cell>
          <table:table-cell table:formula="of:=IFERROR(VLOOKUP([.$A5]; [$2014gini.$A$1:.$B$146]; COLUMN([.B12]); 0);&quot;&quot;)" office:value-type="float" office:value="40.1" calcext:value-type="float">
            <text:p>40.1</text:p>
          </table:table-cell>
          <table:table-cell table:formula="of:=IFERROR(VLOOKUP([.$A5]; [$2014worlddev.$A$1:.$O$218]; COLUMN([.B12]); 0);&quot;&quot;)" office:value-type="float" office:value="7" calcext:value-type="float">
            <text:p>7</text:p>
          </table:table-cell>
          <table:table-cell table:formula="of:=IFERROR(VLOOKUP([.$A5]; [$2014worlddev.$A$1:.$O$218]; COLUMN([.C12]); 0);&quot;&quot;)" office:value-type="float" office:value="38.49601898" calcext:value-type="float">
            <text:p>38.49601898</text:p>
          </table:table-cell>
          <table:table-cell table:formula="of:=IFERROR(VLOOKUP([.$A5]; [$2014worlddev.$A$1:.$O$218]; COLUMN([.D12]); 0);&quot;&quot;)" office:value-type="float" office:value="1.515933832" calcext:value-type="float">
            <text:p>1.515933832</text:p>
          </table:table-cell>
          <table:table-cell table:formula="of:=IFERROR(VLOOKUP([.$A5]; [$2014worlddev.$A$1:.$O$218]; COLUMN([.E12]); 0);&quot;&quot;)" office:value-type="float" office:value="2.933420467" calcext:value-type="float">
            <text:p>2.933420467</text:p>
          </table:table-cell>
          <table:table-cell table:formula="of:=IFERROR(VLOOKUP([.$A5]; [$2014worlddev.$A$1:.$O$218]; COLUMN([.F12]); 0);&quot;&quot;)" office:value-type="float" office:value="14.00275531" calcext:value-type="float">
            <text:p>14.00275531</text:p>
          </table:table-cell>
          <table:table-cell table:formula="of:=IFERROR(VLOOKUP([.$A5]; [$2014worlddev.$A$1:.$O$218]; COLUMN([.G12]); 0);&quot;&quot;)" office:value-type="float" office:value="47.5390878" calcext:value-type="float">
            <text:p>47.5390878</text:p>
          </table:table-cell>
          <table:table-cell table:formula="of:=IFERROR(VLOOKUP([.$A5]; [$2014worlddev.$A$1:.$O$218]; COLUMN([.H12]); 0);&quot;&quot;)" office:value-type="float" office:value="49.90333034" calcext:value-type="float">
            <text:p>49.90333034</text:p>
          </table:table-cell>
          <table:table-cell table:formula="of:=IFERROR(VLOOKUP([.$A5]; [$2014worlddev.$A$1:.$O$218]; COLUMN([.I12]); 0);&quot;&quot;)" office:value-type="float" office:value="2.557581864" calcext:value-type="float">
            <text:p>2.557581864</text:p>
          </table:table-cell>
          <table:table-cell table:formula="of:=IFERROR(VLOOKUP([.$A5]; [$2014worlddev.$A$1:.$O$218]; COLUMN([.J12]); 0);&quot;&quot;)" office:value-type="float" office:value="17086022" calcext:value-type="float">
            <text:p>17086022</text:p>
          </table:table-cell>
          <table:table-cell table:formula="of:=IFERROR(VLOOKUP([.$A5]; [$2014worlddev.$A$1:.$O$218]; COLUMN([.K12]); 0);&quot;&quot;)" office:value-type="float" office:value="15195" calcext:value-type="float">
            <text:p>15195</text:p>
          </table:table-cell>
          <table:table-cell table:formula="of:=IFERROR(VLOOKUP([.$A5]; [$2014worlddev.$A$1:.$O$218]; COLUMN([.L12]); 0);&quot;&quot;)" office:value-type="float" office:value="139267" calcext:value-type="float">
            <text:p>139267</text:p>
          </table:table-cell>
          <table:table-cell table:formula="of:=IFERROR(VLOOKUP([.$A5]; [$2014worlddev.$A$1:.$O$218]; COLUMN([.M12]); 0);&quot;&quot;)" office:value-type="float" office:value="60.857" calcext:value-type="float">
            <text:p>60.857</text:p>
          </table:table-cell>
          <table:table-cell table:formula="of:=IFERROR(VLOOKUP([.$A5]; [$2014worlddev.$A$1:.$O$218]; COLUMN([.N12]); 0);&quot;&quot;)" office:value-type="float" office:value="8.100000381" calcext:value-type="float">
            <text:p>8.100000381</text:p>
          </table:table-cell>
          <table:table-cell table:formula="of:=IFERROR(VLOOKUP([.$A5]; [$2014worlddev.$A$1:.$O$218]; COLUMN([.O12]); 0);&quot;&quot;)" office:value-type="float" office:value="6.229" calcext:value-type="float">
            <text:p>6.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74" calcext:value-type="float">
            <text:p>174</text:p>
          </table:table-cell>
          <table:table-cell office:value-type="float" office:value="0.442" calcext:value-type="float">
            <text:p>0.442</text:p>
          </table:table-cell>
          <table:table-cell office:value-type="float" office:value="64.1" calcext:value-type="float">
            <text:p>64.1</text:p>
          </table:table-cell>
          <table:table-cell office:value-type="float" office:value="8.5" calcext:value-type="float">
            <text:p>8.5</text:p>
          </table:table-cell>
          <table:table-cell office:value-type="float" office:value="2.4" calcext:value-type="float">
            <text:p>2.4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Low</text:p>
          </table:table-cell>
          <table:table-cell table:formula="of:=IFERROR(VLOOKUP([.$A6]; [$continents.$A$1:.$C$250]; COLUMN([.B29]); 0);&quot;&quot;)" office:value-type="string" office:string-value="Africa" calcext:value-type="string">
            <text:p>Africa</text:p>
          </table:table-cell>
          <table:table-cell table:formula="of:=IFERROR(VLOOKUP([.$A6]; [$continents.$A$1:.$C$250]; COLUMN([.C29]); 0);&quot;&quot;)" office:value-type="string" office:string-value="Eastern Africa" calcext:value-type="string">
            <text:p>Eastern Africa</text:p>
          </table:table-cell>
          <table:table-cell table:formula="of:=IFERROR(VLOOKUP([.$A6]; [$2014gini.$A$1:.$B$146]; COLUMN([.B29]); 0);&quot;&quot;)" office:value-type="float" office:value="33" calcext:value-type="float">
            <text:p>33</text:p>
          </table:table-cell>
          <table:table-cell table:formula="of:=IFERROR(VLOOKUP([.$A6]; [$2014worlddev.$A$1:.$O$218]; COLUMN([.B29]); 0);&quot;&quot;)" office:value-type="float" office:value="2.9" calcext:value-type="float">
            <text:p>2.9</text:p>
          </table:table-cell>
          <table:table-cell table:formula="of:=IFERROR(VLOOKUP([.$A6]; [$2014worlddev.$A$1:.$O$218]; COLUMN([.C29]); 0);&quot;&quot;)" office:value-type="float" office:value="47.31171135" calcext:value-type="float">
            <text:p>47.31171135</text:p>
          </table:table-cell>
          <table:table-cell table:formula="of:=IFERROR(VLOOKUP([.$A6]; [$2014worlddev.$A$1:.$O$218]; COLUMN([.D29]); 0);&quot;&quot;)" office:value-type="float" office:value="0.730052323" calcext:value-type="float">
            <text:p>0.730052323</text:p>
          </table:table-cell>
          <table:table-cell table:formula="of:=IFERROR(VLOOKUP([.$A6]; [$2014worlddev.$A$1:.$O$218]; COLUMN([.E29]); 0);&quot;&quot;)" office:value-type="float" office:value="2.50680866" calcext:value-type="float">
            <text:p>2.50680866</text:p>
          </table:table-cell>
          <table:table-cell table:formula="of:=IFERROR(VLOOKUP([.$A6]; [$2014worlddev.$A$1:.$O$218]; COLUMN([.F29]); 0);&quot;&quot;)" office:value-type="float" office:value="96.958732" calcext:value-type="float">
            <text:p>96.958732</text:p>
          </table:table-cell>
          <table:table-cell table:formula="of:=IFERROR(VLOOKUP([.$A6]; [$2014worlddev.$A$1:.$O$218]; COLUMN([.G29]); 0);&quot;&quot;)" office:value-type="float" office:value="42.07094519" calcext:value-type="float">
            <text:p>42.07094519</text:p>
          </table:table-cell>
          <table:table-cell table:formula="of:=IFERROR(VLOOKUP([.$A6]; [$2014worlddev.$A$1:.$O$218]; COLUMN([.H29]); 0);&quot;&quot;)" office:value-type="float" office:value="54.47567631" calcext:value-type="float">
            <text:p>54.47567631</text:p>
          </table:table-cell>
          <table:table-cell table:formula="of:=IFERROR(VLOOKUP([.$A6]; [$2014worlddev.$A$1:.$O$218]; COLUMN([.I29]); 0);&quot;&quot;)" office:value-type="float" office:value="3.453378495" calcext:value-type="float">
            <text:p>3.453378495</text:p>
          </table:table-cell>
          <table:table-cell table:formula="of:=IFERROR(VLOOKUP([.$A6]; [$2014worlddev.$A$1:.$O$218]; COLUMN([.J29]); 0);&quot;&quot;)" office:value-type="float" office:value="96958732" calcext:value-type="float">
            <text:p>96958732</text:p>
          </table:table-cell>
          <table:table-cell table:formula="of:=IFERROR(VLOOKUP([.$A6]; [$2014worlddev.$A$1:.$O$218]; COLUMN([.K29]); 0);&quot;&quot;)" office:value-type="float" office:value="659524" calcext:value-type="float">
            <text:p>659524</text:p>
          </table:table-cell>
          <table:table-cell table:formula="of:=IFERROR(VLOOKUP([.$A6]; [$2014worlddev.$A$1:.$O$218]; COLUMN([.L29]); 0);&quot;&quot;)" office:value-type="float" office:value="86870" calcext:value-type="float">
            <text:p>86870</text:p>
          </table:table-cell>
          <table:table-cell table:formula="of:=IFERROR(VLOOKUP([.$A6]; [$2014worlddev.$A$1:.$O$218]; COLUMN([.M29]); 0);&quot;&quot;)" office:value-type="float" office:value="80.972" calcext:value-type="float">
            <text:p>80.972</text:p>
          </table:table-cell>
          <table:table-cell table:formula="of:=IFERROR(VLOOKUP([.$A6]; [$2014worlddev.$A$1:.$O$218]; COLUMN([.N29]); 0);&quot;&quot;)" office:value-type="float" office:value="5.199999809" calcext:value-type="float">
            <text:p>5.199999809</text:p>
          </table:table-cell>
          <table:table-cell table:formula="of:=IFERROR(VLOOKUP([.$A6]; [$2014worlddev.$A$1:.$O$218]; COLUMN([.O29]); 0);&quot;&quot;)" office:value-type="float" office:value="4.395" calcext:value-type="float">
            <text:p>4.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82" calcext:value-type="float">
            <text:p>182</text:p>
          </table:table-cell>
          <table:table-cell office:value-type="float" office:value="0.411" calcext:value-type="float">
            <text:p>0.411</text:p>
          </table:table-cell>
          <table:table-cell office:value-type="float" office:value="58.8" calcext:value-type="float">
            <text:p>58.8</text:p>
          </table:table-cell>
          <table:table-cell office:value-type="float" office:value="8.7" calcext:value-type="float">
            <text:p>8.7</text:p>
          </table:table-cell>
          <table:table-cell office:value-type="float" office:value="2.4" calcext:value-type="float">
            <text:p>2.4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Low</text:p>
          </table:table-cell>
          <table:table-cell table:formula="of:=IFERROR(VLOOKUP([.$A7]; [$continents.$A$1:.$C$250]; COLUMN([.B15]); 0);&quot;&quot;)" office:value-type="string" office:string-value="Africa" calcext:value-type="string">
            <text:p>Africa</text:p>
          </table:table-cell>
          <table:table-cell table:formula="of:=IFERROR(VLOOKUP([.$A7]; [$continents.$A$1:.$C$250]; COLUMN([.C15]); 0);&quot;&quot;)" office:value-type="string" office:string-value="Western Africa" calcext:value-type="string">
            <text:p>Western Africa</text:p>
          </table:table-cell>
          <table:table-cell table:formula="of:=IFERROR(VLOOKUP([.$A7]; [$2014gini.$A$1:.$B$146]; COLUMN([.B15]); 0);&quot;&quot;)" office:value-type="float" office:value="39.4" calcext:value-type="float">
            <text:p>39.4</text:p>
          </table:table-cell>
          <table:table-cell table:formula="of:=IFERROR(VLOOKUP([.$A7]; [$2014worlddev.$A$1:.$O$218]; COLUMN([.B15]); 0);&quot;&quot;)" office:value-type="float" office:value="1.72" calcext:value-type="float">
            <text:p>1.72</text:p>
          </table:table-cell>
          <table:table-cell table:formula="of:=IFERROR(VLOOKUP([.$A7]; [$2014worlddev.$A$1:.$O$218]; COLUMN([.C15]); 0);&quot;&quot;)" office:value-type="float" office:value="45.70594928" calcext:value-type="float">
            <text:p>45.70594928</text:p>
          </table:table-cell>
          <table:table-cell table:formula="of:=IFERROR(VLOOKUP([.$A7]; [$2014worlddev.$A$1:.$O$218]; COLUMN([.D15]); 0);&quot;&quot;)" office:value-type="float" office:value="3.846153846" calcext:value-type="float">
            <text:p>3.846153846</text:p>
          </table:table-cell>
          <table:table-cell table:formula="of:=IFERROR(VLOOKUP([.$A7]; [$2014worlddev.$A$1:.$O$218]; COLUMN([.E15]); 0);&quot;&quot;)" office:value-type="float" office:value="2.698294373" calcext:value-type="float">
            <text:p>2.698294373</text:p>
          </table:table-cell>
          <table:table-cell table:formula="of:=IFERROR(VLOOKUP([.$A7]; [$2014worlddev.$A$1:.$O$218]; COLUMN([.F15]); 0);&quot;&quot;)" office:value-type="float" office:value="49.95737832" calcext:value-type="float">
            <text:p>49.95737832</text:p>
          </table:table-cell>
          <table:table-cell table:formula="of:=IFERROR(VLOOKUP([.$A7]; [$2014worlddev.$A$1:.$O$218]; COLUMN([.G15]); 0);&quot;&quot;)" office:value-type="float" office:value="42.74124443" calcext:value-type="float">
            <text:p>42.74124443</text:p>
          </table:table-cell>
          <table:table-cell table:formula="of:=IFERROR(VLOOKUP([.$A7]; [$2014worlddev.$A$1:.$O$218]; COLUMN([.H15]); 0);&quot;&quot;)" office:value-type="float" office:value="54.19685037" calcext:value-type="float">
            <text:p>54.19685037</text:p>
          </table:table-cell>
          <table:table-cell table:formula="of:=IFERROR(VLOOKUP([.$A7]; [$2014worlddev.$A$1:.$O$218]; COLUMN([.I15]); 0);&quot;&quot;)" office:value-type="float" office:value="3.061905204" calcext:value-type="float">
            <text:p>3.061905204</text:p>
          </table:table-cell>
          <table:table-cell table:formula="of:=IFERROR(VLOOKUP([.$A7]; [$2014worlddev.$A$1:.$O$218]; COLUMN([.J15]); 0);&quot;&quot;)" office:value-type="float" office:value="12275527" calcext:value-type="float">
            <text:p>12275527</text:p>
          </table:table-cell>
          <table:table-cell table:formula="of:=IFERROR(VLOOKUP([.$A7]; [$2014worlddev.$A$1:.$O$218]; COLUMN([.K15]); 0);&quot;&quot;)" office:value-type="float" office:value="8766" calcext:value-type="float">
            <text:p>8766</text:p>
          </table:table-cell>
          <table:table-cell table:formula="of:=IFERROR(VLOOKUP([.$A7]; [$2014worlddev.$A$1:.$O$218]; COLUMN([.L15]); 0);&quot;&quot;)" office:value-type="float" office:value="15252" calcext:value-type="float">
            <text:p>15252</text:p>
          </table:table-cell>
          <table:table-cell table:formula="of:=IFERROR(VLOOKUP([.$A7]; [$2014worlddev.$A$1:.$O$218]; COLUMN([.M15]); 0);&quot;&quot;)" office:value-type="float" office:value="63.32" calcext:value-type="float">
            <text:p>63.32</text:p>
          </table:table-cell>
          <table:table-cell table:formula="of:=IFERROR(VLOOKUP([.$A7]; [$2014worlddev.$A$1:.$O$218]; COLUMN([.N15]); 0);&quot;&quot;)" office:value-type="float" office:value="1.799999952" calcext:value-type="float">
            <text:p>1.799999952</text:p>
          </table:table-cell>
          <table:table-cell table:formula="of:=IFERROR(VLOOKUP([.$A7]; [$2014worlddev.$A$1:.$O$218]; COLUMN([.O15]); 0);&quot;&quot;)" office:value-type="float" office:value="5.013" calcext:value-type="float">
            <text:p>5.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70" calcext:value-type="float">
            <text:p>170</text:p>
          </table:table-cell>
          <table:table-cell office:value-type="float" office:value="0.466" calcext:value-type="float">
            <text:p>0.466</text:p>
          </table:table-cell>
          <table:table-cell office:value-type="float" office:value="66.5" calcext:value-type="float">
            <text:p>66.5</text:p>
          </table:table-cell>
          <table:table-cell office:value-type="float" office:value="7.9" calcext:value-type="float">
            <text:p>7.9</text:p>
          </table:table-cell>
          <table:table-cell office:value-type="float" office:value="2.5" calcext:value-type="float">
            <text:p>2.5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Low</text:p>
          </table:table-cell>
          <table:table-cell table:formula="of:=IFERROR(VLOOKUP([.$A8]; [$continents.$A$1:.$C$250]; COLUMN([.B46]); 0);&quot;&quot;)" office:value-type="string" office:string-value="Africa" calcext:value-type="string">
            <text:p>Africa</text:p>
          </table:table-cell>
          <table:table-cell table:formula="of:=IFERROR(VLOOKUP([.$A8]; [$continents.$A$1:.$C$250]; COLUMN([.C46]); 0);&quot;&quot;)" office:value-type="string" office:string-value="Western Africa" calcext:value-type="string">
            <text:p>Western Africa</text:p>
          </table:table-cell>
          <table:table-cell table:formula="of:=IFERROR(VLOOKUP([.$A8]; [$2014gini.$A$1:.$B$146]; COLUMN([.B46]); 0);&quot;&quot;)" office:value-type="float" office:value="40.3" calcext:value-type="float">
            <text:p>40.3</text:p>
          </table:table-cell>
          <table:table-cell table:formula="of:=IFERROR(VLOOKUP([.$A8]; [$2014worlddev.$A$1:.$O$218]; COLUMN([.B46]); 0);&quot;&quot;)" office:value-type="float" office:value="17.7" calcext:value-type="float">
            <text:p>17.7</text:p>
          </table:table-cell>
          <table:table-cell table:formula="of:=IFERROR(VLOOKUP([.$A8]; [$2014worlddev.$A$1:.$O$218]; COLUMN([.C46]); 0);&quot;&quot;)" office:value-type="float" office:value="44.97072022" calcext:value-type="float">
            <text:p>44.97072022</text:p>
          </table:table-cell>
          <table:table-cell table:formula="of:=IFERROR(VLOOKUP([.$A8]; [$2014worlddev.$A$1:.$O$218]; COLUMN([.D46]); 0);&quot;&quot;)" office:value-type="float" office:value="1.532127242" calcext:value-type="float">
            <text:p>1.532127242</text:p>
          </table:table-cell>
          <table:table-cell table:formula="of:=IFERROR(VLOOKUP([.$A8]; [$2014worlddev.$A$1:.$O$218]; COLUMN([.E46]); 0);&quot;&quot;)" office:value-type="float" office:value="3.125624981" calcext:value-type="float">
            <text:p>3.125624981</text:p>
          </table:table-cell>
          <table:table-cell table:formula="of:=IFERROR(VLOOKUP([.$A8]; [$2014worlddev.$A$1:.$O$218]; COLUMN([.F46]); 0);&quot;&quot;)" office:value-type="float" office:value="76.20919857" calcext:value-type="float">
            <text:p>76.20919857</text:p>
          </table:table-cell>
          <table:table-cell table:formula="of:=IFERROR(VLOOKUP([.$A8]; [$2014worlddev.$A$1:.$O$218]; COLUMN([.G46]); 0);&quot;&quot;)" office:value-type="float" office:value="43.79492954" calcext:value-type="float">
            <text:p>43.79492954</text:p>
          </table:table-cell>
          <table:table-cell table:formula="of:=IFERROR(VLOOKUP([.$A8]; [$2014worlddev.$A$1:.$O$218]; COLUMN([.H46]); 0);&quot;&quot;)" office:value-type="float" office:value="53.24557267" calcext:value-type="float">
            <text:p>53.24557267</text:p>
          </table:table-cell>
          <table:table-cell table:formula="of:=IFERROR(VLOOKUP([.$A8]; [$2014worlddev.$A$1:.$O$218]; COLUMN([.I46]); 0);&quot;&quot;)" office:value-type="float" office:value="2.959497789" calcext:value-type="float">
            <text:p>2.959497789</text:p>
          </table:table-cell>
          <table:table-cell table:formula="of:=IFERROR(VLOOKUP([.$A8]; [$2014worlddev.$A$1:.$O$218]; COLUMN([.J46]); 0);&quot;&quot;)" office:value-type="float" office:value="14672557" calcext:value-type="float">
            <text:p>14672557</text:p>
          </table:table-cell>
          <table:table-cell table:formula="of:=IFERROR(VLOOKUP([.$A8]; [$2014worlddev.$A$1:.$O$218]; COLUMN([.K46]); 0);&quot;&quot;)" office:value-type="float" office:value="14274" calcext:value-type="float">
            <text:p>14274</text:p>
          </table:table-cell>
          <table:table-cell table:formula="of:=IFERROR(VLOOKUP([.$A8]; [$2014worlddev.$A$1:.$O$218]; COLUMN([.L46]); 0);&quot;&quot;)" office:value-type="float" office:value="23118" calcext:value-type="float">
            <text:p>23118</text:p>
          </table:table-cell>
          <table:table-cell table:formula="of:=IFERROR(VLOOKUP([.$A8]; [$2014worlddev.$A$1:.$O$218]; COLUMN([.M46]); 0);&quot;&quot;)" office:value-type="float" office:value="56.607" calcext:value-type="float">
            <text:p>56.607</text:p>
          </table:table-cell>
          <table:table-cell table:formula="of:=IFERROR(VLOOKUP([.$A8]; [$2014worlddev.$A$1:.$O$218]; COLUMN([.N46]); 0);&quot;&quot;)" office:value-type="float" office:value="10" calcext:value-type="float">
            <text:p>10</text:p>
          </table:table-cell>
          <table:table-cell table:formula="of:=IFERROR(VLOOKUP([.$A8]; [$2014worlddev.$A$1:.$O$218]; COLUMN([.O46]); 0);&quot;&quot;)" office:value-type="float" office:value="5.09" calcext:value-type="float">
            <text:p>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160" calcext:value-type="float">
            <text:p>160</text:p>
          </table:table-cell>
          <table:table-cell office:value-type="float" office:value="0.498" calcext:value-type="float">
            <text:p>0.498</text:p>
          </table:table-cell>
          <table:table-cell office:value-type="float" office:value="63.8" calcext:value-type="float">
            <text:p>63.8</text:p>
          </table:table-cell>
          <table:table-cell office:value-type="float" office:value="9.2" calcext:value-type="float">
            <text:p>9.2</text:p>
          </table:table-cell>
          <table:table-cell office:value-type="float" office:value="2.6" calcext:value-type="float">
            <text:p>2.6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Low</text:p>
          </table:table-cell>
          <table:table-cell table:formula="of:=IFERROR(VLOOKUP([.$A9]; [$continents.$A$1:.$C$250]; COLUMN([.B34]); 0);&quot;&quot;)" office:value-type="string" office:string-value="Asia" calcext:value-type="string">
            <text:p>Asia</text:p>
          </table:table-cell>
          <table:table-cell table:formula="of:=IFERROR(VLOOKUP([.$A9]; [$continents.$A$1:.$C$250]; COLUMN([.C34]); 0);&quot;&quot;)" office:value-type="string" office:string-value="Western Asia" calcext:value-type="string">
            <text:p>Western Asia</text:p>
          </table:table-cell>
          <table:table-cell table:formula="of:=IFERROR(VLOOKUP([.$A9]; [$2014gini.$A$1:.$B$146]; COLUMN([.B34]); 0);&quot;&quot;)" office:value-type="float" office:value="37.9" calcext:value-type="float">
            <text:p>37.9</text:p>
          </table:table-cell>
          <table:table-cell table:formula="of:=IFERROR(VLOOKUP([.$A9]; [$2014worlddev.$A$1:.$O$218]; COLUMN([.B34]); 0);&quot;&quot;)">
            <text:p/>
          </table:table-cell>
          <table:table-cell table:formula="of:=IFERROR(VLOOKUP([.$A9]; [$2014worlddev.$A$1:.$O$218]; COLUMN([.C34]); 0);&quot;&quot;)">
            <text:p/>
          </table:table-cell>
          <table:table-cell table:formula="of:=IFERROR(VLOOKUP([.$A9]; [$2014worlddev.$A$1:.$O$218]; COLUMN([.D34]); 0);&quot;&quot;)">
            <text:p/>
          </table:table-cell>
          <table:table-cell table:formula="of:=IFERROR(VLOOKUP([.$A9]; [$2014worlddev.$A$1:.$O$218]; COLUMN([.E34]); 0);&quot;&quot;)">
            <text:p/>
          </table:table-cell>
          <table:table-cell table:formula="of:=IFERROR(VLOOKUP([.$A9]; [$2014worlddev.$A$1:.$O$218]; COLUMN([.F34]); 0);&quot;&quot;)">
            <text:p/>
          </table:table-cell>
          <table:table-cell table:formula="of:=IFERROR(VLOOKUP([.$A9]; [$2014worlddev.$A$1:.$O$218]; COLUMN([.G34]); 0);&quot;&quot;)">
            <text:p/>
          </table:table-cell>
          <table:table-cell table:formula="of:=IFERROR(VLOOKUP([.$A9]; [$2014worlddev.$A$1:.$O$218]; COLUMN([.H34]); 0);&quot;&quot;)">
            <text:p/>
          </table:table-cell>
          <table:table-cell table:formula="of:=IFERROR(VLOOKUP([.$A9]; [$2014worlddev.$A$1:.$O$218]; COLUMN([.I34]); 0);&quot;&quot;)">
            <text:p/>
          </table:table-cell>
          <table:table-cell table:formula="of:=IFERROR(VLOOKUP([.$A9]; [$2014worlddev.$A$1:.$O$218]; COLUMN([.J34]); 0);&quot;&quot;)">
            <text:p/>
          </table:table-cell>
          <table:table-cell table:formula="of:=IFERROR(VLOOKUP([.$A9]; [$2014worlddev.$A$1:.$O$218]; COLUMN([.K34]); 0);&quot;&quot;)">
            <text:p/>
          </table:table-cell>
          <table:table-cell table:formula="of:=IFERROR(VLOOKUP([.$A9]; [$2014worlddev.$A$1:.$O$218]; COLUMN([.L34]); 0);&quot;&quot;)">
            <text:p/>
          </table:table-cell>
          <table:table-cell table:formula="of:=IFERROR(VLOOKUP([.$A9]; [$2014worlddev.$A$1:.$O$218]; COLUMN([.M34]); 0);&quot;&quot;)">
            <text:p/>
          </table:table-cell>
          <table:table-cell table:formula="of:=IFERROR(VLOOKUP([.$A9]; [$2014worlddev.$A$1:.$O$218]; COLUMN([.N34]); 0);&quot;&quot;)">
            <text:p/>
          </table:table-cell>
          <table:table-cell table:formula="of:=IFERROR(VLOOKUP([.$A9]; [$2014worlddev.$A$1:.$O$218]; COLUMN([.O34]); 0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84" calcext:value-type="float">
            <text:p>184</text:p>
          </table:table-cell>
          <table:table-cell office:value-type="float" office:value="0.4" calcext:value-type="float">
            <text:p>0.4</text:p>
          </table:table-cell>
          <table:table-cell office:value-type="float" office:value="56.7" calcext:value-type="float">
            <text:p>56.7</text:p>
          </table:table-cell>
          <table:table-cell office:value-type="float" office:value="10.1" calcext:value-type="float">
            <text:p>10.1</text:p>
          </table:table-cell>
          <table:table-cell office:value-type="float" office:value="2.7" calcext:value-type="float">
            <text:p>2.7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Low</text:p>
          </table:table-cell>
          <table:table-cell table:formula="of:=IFERROR(VLOOKUP([.$A10]; [$continents.$A$1:.$C$250]; COLUMN([.B2]); 0);&quot;&quot;)" office:value-type="string" office:string-value="Africa" calcext:value-type="string">
            <text:p>Africa</text:p>
          </table:table-cell>
          <table:table-cell table:formula="of:=IFERROR(VLOOKUP([.$A10]; [$continents.$A$1:.$C$250]; COLUMN([.C2]); 0);&quot;&quot;)" office:value-type="string" office:string-value="Eastern Africa" calcext:value-type="string">
            <text:p>Eastern Africa</text:p>
          </table:table-cell>
          <table:table-cell table:formula="of:=IFERROR(VLOOKUP([.$A10]; [$2014gini.$A$1:.$B$146]; COLUMN([.B2]); 0);&quot;&quot;)" office:value-type="float" office:value="42.4" calcext:value-type="float">
            <text:p>42.4</text:p>
          </table:table-cell>
          <table:table-cell table:formula="of:=IFERROR(VLOOKUP([.$A10]; [$2014worlddev.$A$1:.$O$218]; COLUMN([.B2]); 0);&quot;&quot;)" office:value-type="float" office:value="1.38" calcext:value-type="float">
            <text:p>1.38</text:p>
          </table:table-cell>
          <table:table-cell table:formula="of:=IFERROR(VLOOKUP([.$A10]; [$2014worlddev.$A$1:.$O$218]; COLUMN([.C2]); 0);&quot;&quot;)" office:value-type="float" office:value="51.48853205" calcext:value-type="float">
            <text:p>51.48853205</text:p>
          </table:table-cell>
          <table:table-cell table:formula="of:=IFERROR(VLOOKUP([.$A10]; [$2014worlddev.$A$1:.$O$218]; COLUMN([.D2]); 0);&quot;&quot;)" office:value-type="float" office:value="2.009842197" calcext:value-type="float">
            <text:p>2.009842197</text:p>
          </table:table-cell>
          <table:table-cell table:formula="of:=IFERROR(VLOOKUP([.$A10]; [$2014worlddev.$A$1:.$O$218]; COLUMN([.E2]); 0);&quot;&quot;)" office:value-type="float" office:value="3.297803748" calcext:value-type="float">
            <text:p>3.297803748</text:p>
          </table:table-cell>
          <table:table-cell table:formula="of:=IFERROR(VLOOKUP([.$A10]; [$2014worlddev.$A$1:.$O$218]; COLUMN([.F2]); 0);&quot;&quot;)" office:value-type="float" office:value="421.2172897" calcext:value-type="float">
            <text:p>421.2172897</text:p>
          </table:table-cell>
          <table:table-cell table:formula="of:=IFERROR(VLOOKUP([.$A10]; [$2014worlddev.$A$1:.$O$218]; COLUMN([.G2]); 0);&quot;&quot;)" office:value-type="float" office:value="44.64215123" calcext:value-type="float">
            <text:p>44.64215123</text:p>
          </table:table-cell>
          <table:table-cell table:formula="of:=IFERROR(VLOOKUP([.$A10]; [$2014worlddev.$A$1:.$O$218]; COLUMN([.H2]); 0);&quot;&quot;)" office:value-type="float" office:value="52.8890177" calcext:value-type="float">
            <text:p>52.8890177</text:p>
          </table:table-cell>
          <table:table-cell table:formula="of:=IFERROR(VLOOKUP([.$A10]; [$2014worlddev.$A$1:.$O$218]; COLUMN([.I2]); 0);&quot;&quot;)" office:value-type="float" office:value="2.468831066" calcext:value-type="float">
            <text:p>2.468831066</text:p>
          </table:table-cell>
          <table:table-cell table:formula="of:=IFERROR(VLOOKUP([.$A10]; [$2014worlddev.$A$1:.$O$218]; COLUMN([.J2]); 0);&quot;&quot;)" office:value-type="float" office:value="10816860" calcext:value-type="float">
            <text:p>10816860</text:p>
          </table:table-cell>
          <table:table-cell table:formula="of:=IFERROR(VLOOKUP([.$A10]; [$2014worlddev.$A$1:.$O$218]; COLUMN([.K2]); 0);&quot;&quot;)" office:value-type="float" office:value="52936" calcext:value-type="float">
            <text:p>52936</text:p>
          </table:table-cell>
          <table:table-cell table:formula="of:=IFERROR(VLOOKUP([.$A10]; [$2014worlddev.$A$1:.$O$218]; COLUMN([.L2]); 0);&quot;&quot;)" office:value-type="float" office:value="72493" calcext:value-type="float">
            <text:p>72493</text:p>
          </table:table-cell>
          <table:table-cell table:formula="of:=IFERROR(VLOOKUP([.$A10]; [$2014worlddev.$A$1:.$O$218]; COLUMN([.M2]); 0);&quot;&quot;)" office:value-type="float" office:value="88.239" calcext:value-type="float">
            <text:p>88.239</text:p>
          </table:table-cell>
          <table:table-cell table:formula="of:=IFERROR(VLOOKUP([.$A10]; [$2014worlddev.$A$1:.$O$218]; COLUMN([.N2]); 0);&quot;&quot;)" office:value-type="float" office:value="6.900000095" calcext:value-type="float">
            <text:p>6.900000095</text:p>
          </table:table-cell>
          <table:table-cell table:formula="of:=IFERROR(VLOOKUP([.$A10]; [$2014worlddev.$A$1:.$O$218]; COLUMN([.O2]); 0);&quot;&quot;)" office:value-type="float" office:value="5.948" calcext:value-type="float">
            <text:p>5.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175" calcext:value-type="float">
            <text:p>175</text:p>
          </table:table-cell>
          <table:table-cell office:value-type="float" office:value="0.441" calcext:value-type="float">
            <text:p>0.441</text:p>
          </table:table-cell>
          <table:table-cell office:value-type="float" office:value="60.2" calcext:value-type="float">
            <text:p>60.2</text:p>
          </table:table-cell>
          <table:table-cell office:value-type="float" office:value="8.8" calcext:value-type="float">
            <text:p>8.8</text:p>
          </table:table-cell>
          <table:table-cell office:value-type="float" office:value="2.8" calcext:value-type="float">
            <text:p>2.8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Low</text:p>
          </table:table-cell>
          <table:table-cell table:formula="of:=IFERROR(VLOOKUP([.$A11]; [$continents.$A$1:.$C$250]; COLUMN([.B6]); 0);&quot;&quot;)" office:value-type="string" office:string-value="Africa" calcext:value-type="string">
            <text:p>Africa</text:p>
          </table:table-cell>
          <table:table-cell table:formula="of:=IFERROR(VLOOKUP([.$A11]; [$continents.$A$1:.$C$250]; COLUMN([.C6]); 0);&quot;&quot;)" office:value-type="string" office:string-value="Western Africa" calcext:value-type="string">
            <text:p>Western Africa</text:p>
          </table:table-cell>
          <table:table-cell table:formula="of:=IFERROR(VLOOKUP([.$A11]; [$2014gini.$A$1:.$B$146]; COLUMN([.B6]); 0);&quot;&quot;)">
            <text:p/>
          </table:table-cell>
          <table:table-cell table:formula="of:=IFERROR(VLOOKUP([.$A11]; [$2014worlddev.$A$1:.$O$218]; COLUMN([.B6]); 0);&quot;&quot;)">
            <text:p/>
          </table:table-cell>
          <table:table-cell table:formula="of:=IFERROR(VLOOKUP([.$A11]; [$2014worlddev.$A$1:.$O$218]; COLUMN([.C6]); 0);&quot;&quot;)">
            <text:p/>
          </table:table-cell>
          <table:table-cell table:formula="of:=IFERROR(VLOOKUP([.$A11]; [$2014worlddev.$A$1:.$O$218]; COLUMN([.D6]); 0);&quot;&quot;)">
            <text:p/>
          </table:table-cell>
          <table:table-cell table:formula="of:=IFERROR(VLOOKUP([.$A11]; [$2014worlddev.$A$1:.$O$218]; COLUMN([.E6]); 0);&quot;&quot;)">
            <text:p/>
          </table:table-cell>
          <table:table-cell table:formula="of:=IFERROR(VLOOKUP([.$A11]; [$2014worlddev.$A$1:.$O$218]; COLUMN([.F6]); 0);&quot;&quot;)">
            <text:p/>
          </table:table-cell>
          <table:table-cell table:formula="of:=IFERROR(VLOOKUP([.$A11]; [$2014worlddev.$A$1:.$O$218]; COLUMN([.G6]); 0);&quot;&quot;)">
            <text:p/>
          </table:table-cell>
          <table:table-cell table:formula="of:=IFERROR(VLOOKUP([.$A11]; [$2014worlddev.$A$1:.$O$218]; COLUMN([.H6]); 0);&quot;&quot;)">
            <text:p/>
          </table:table-cell>
          <table:table-cell table:formula="of:=IFERROR(VLOOKUP([.$A11]; [$2014worlddev.$A$1:.$O$218]; COLUMN([.I6]); 0);&quot;&quot;)">
            <text:p/>
          </table:table-cell>
          <table:table-cell table:formula="of:=IFERROR(VLOOKUP([.$A11]; [$2014worlddev.$A$1:.$O$218]; COLUMN([.J6]); 0);&quot;&quot;)">
            <text:p/>
          </table:table-cell>
          <table:table-cell table:formula="of:=IFERROR(VLOOKUP([.$A11]; [$2014worlddev.$A$1:.$O$218]; COLUMN([.K6]); 0);&quot;&quot;)">
            <text:p/>
          </table:table-cell>
          <table:table-cell table:formula="of:=IFERROR(VLOOKUP([.$A11]; [$2014worlddev.$A$1:.$O$218]; COLUMN([.L6]); 0);&quot;&quot;)">
            <text:p/>
          </table:table-cell>
          <table:table-cell table:formula="of:=IFERROR(VLOOKUP([.$A11]; [$2014worlddev.$A$1:.$O$218]; COLUMN([.M6]); 0);&quot;&quot;)">
            <text:p/>
          </table:table-cell>
          <table:table-cell table:formula="of:=IFERROR(VLOOKUP([.$A11]; [$2014worlddev.$A$1:.$O$218]; COLUMN([.N6]); 0);&quot;&quot;)">
            <text:p/>
          </table:table-cell>
          <table:table-cell table:formula="of:=IFERROR(VLOOKUP([.$A11]; [$2014worlddev.$A$1:.$O$218]; COLUMN([.O6]); 0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78" calcext:value-type="float">
            <text:p>178</text:p>
          </table:table-cell>
          <table:table-cell office:value-type="float" office:value="0.42" calcext:value-type="float">
            <text:p>0.42</text:p>
          </table:table-cell>
          <table:table-cell office:value-type="float" office:value="55.2" calcext:value-type="float">
            <text:p>55.2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.8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Low</text:p>
          </table:table-cell>
          <table:table-cell table:formula="of:=IFERROR(VLOOKUP([.$A12]; [$continents.$A$1:.$C$250]; COLUMN([.B26]); 0);&quot;&quot;)" office:value-type="string" office:string-value="Africa" calcext:value-type="string">
            <text:p>Africa</text:p>
          </table:table-cell>
          <table:table-cell table:formula="of:=IFERROR(VLOOKUP([.$A12]; [$continents.$A$1:.$C$250]; COLUMN([.C26]); 0);&quot;&quot;)" office:value-type="string" office:string-value="Western Africa" calcext:value-type="string">
            <text:p>Western Africa</text:p>
          </table:table-cell>
          <table:table-cell table:formula="of:=IFERROR(VLOOKUP([.$A12]; [$2014gini.$A$1:.$B$146]; COLUMN([.B26]); 0);&quot;&quot;)">
            <text:p/>
          </table:table-cell>
          <table:table-cell table:formula="of:=IFERROR(VLOOKUP([.$A12]; [$2014worlddev.$A$1:.$O$218]; COLUMN([.B26]); 0);&quot;&quot;)" office:value-type="float" office:value="3.32" calcext:value-type="float">
            <text:p>3.32</text:p>
          </table:table-cell>
          <table:table-cell table:formula="of:=IFERROR(VLOOKUP([.$A12]; [$2014worlddev.$A$1:.$O$218]; COLUMN([.C26]); 0);&quot;&quot;)" office:value-type="float" office:value="47.09788004" calcext:value-type="float">
            <text:p>47.09788004</text:p>
          </table:table-cell>
          <table:table-cell table:formula="of:=IFERROR(VLOOKUP([.$A12]; [$2014worlddev.$A$1:.$O$218]; COLUMN([.D26]); 0);&quot;&quot;)" office:value-type="float" office:value="1.936036301" calcext:value-type="float">
            <text:p>1.936036301</text:p>
          </table:table-cell>
          <table:table-cell table:formula="of:=IFERROR(VLOOKUP([.$A12]; [$2014worlddev.$A$1:.$O$218]; COLUMN([.E26]); 0);&quot;&quot;)" office:value-type="float" office:value="2.438527521" calcext:value-type="float">
            <text:p>2.438527521</text:p>
          </table:table-cell>
          <table:table-cell table:formula="of:=IFERROR(VLOOKUP([.$A12]; [$2014worlddev.$A$1:.$O$218]; COLUMN([.F26]); 0);&quot;&quot;)" office:value-type="float" office:value="64.02962304" calcext:value-type="float">
            <text:p>64.02962304</text:p>
          </table:table-cell>
          <table:table-cell table:formula="of:=IFERROR(VLOOKUP([.$A12]; [$2014worlddev.$A$1:.$O$218]; COLUMN([.G26]); 0);&quot;&quot;)" office:value-type="float" office:value="40.97837672" calcext:value-type="float">
            <text:p>40.97837672</text:p>
          </table:table-cell>
          <table:table-cell table:formula="of:=IFERROR(VLOOKUP([.$A12]; [$2014worlddev.$A$1:.$O$218]; COLUMN([.H26]); 0);&quot;&quot;)" office:value-type="float" office:value="55.87390927" calcext:value-type="float">
            <text:p>55.87390927</text:p>
          </table:table-cell>
          <table:table-cell table:formula="of:=IFERROR(VLOOKUP([.$A12]; [$2014worlddev.$A$1:.$O$218]; COLUMN([.I26]); 0);&quot;&quot;)" office:value-type="float" office:value="3.147714013" calcext:value-type="float">
            <text:p>3.147714013</text:p>
          </table:table-cell>
          <table:table-cell table:formula="of:=IFERROR(VLOOKUP([.$A12]; [$2014worlddev.$A$1:.$O$218]; COLUMN([.J26]); 0);&quot;&quot;)" office:value-type="float" office:value="1800513" calcext:value-type="float">
            <text:p>1800513</text:p>
          </table:table-cell>
          <table:table-cell table:formula="of:=IFERROR(VLOOKUP([.$A12]; [$2014worlddev.$A$1:.$O$218]; COLUMN([.K26]); 0);&quot;&quot;)" office:value-type="float" office:value="8684" calcext:value-type="float">
            <text:p>8684</text:p>
          </table:table-cell>
          <table:table-cell table:formula="of:=IFERROR(VLOOKUP([.$A12]; [$2014worlddev.$A$1:.$O$218]; COLUMN([.L26]); 0);&quot;&quot;)" office:value-type="float" office:value="1307" calcext:value-type="float">
            <text:p>1307</text:p>
          </table:table-cell>
          <table:table-cell table:formula="of:=IFERROR(VLOOKUP([.$A12]; [$2014worlddev.$A$1:.$O$218]; COLUMN([.M26]); 0);&quot;&quot;)" office:value-type="float" office:value="51.45" calcext:value-type="float">
            <text:p>51.45</text:p>
          </table:table-cell>
          <table:table-cell table:formula="of:=IFERROR(VLOOKUP([.$A12]; [$2014worlddev.$A$1:.$O$218]; COLUMN([.N26]); 0);&quot;&quot;)" office:value-type="float" office:value="6.900000095" calcext:value-type="float">
            <text:p>6.900000095</text:p>
          </table:table-cell>
          <table:table-cell table:formula="of:=IFERROR(VLOOKUP([.$A12]; [$2014worlddev.$A$1:.$O$218]; COLUMN([.O26]); 0);&quot;&quot;)" office:value-type="float" office:value="4.835" calcext:value-type="float">
            <text:p>4.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132" calcext:value-type="float">
            <text:p>132</text:p>
          </table:table-cell>
          <table:table-cell office:value-type="float" office:value="0.605" calcext:value-type="float">
            <text:p>0.605</text:p>
          </table:table-cell>
          <table:table-cell office:value-type="float" office:value="69.5" calcext:value-type="float">
            <text:p>69.5</text:p>
          </table:table-cell>
          <table:table-cell office:value-type="float" office:value="12.6" calcext:value-type="float">
            <text:p>12.6</text:p>
          </table:table-cell>
          <table:table-cell office:value-type="float" office:value="3" calcext:value-type="float">
            <text:p>3</text:p>
          </table:table-cell>
          <table:table-cell office:value-type="float" office:value="7176" calcext:value-type="float">
            <text:p>7176</text:p>
          </table:table-cell>
          <table:table-cell office:value-type="string" calcext:value-type="string">
            <text:p>Medium</text:p>
          </table:table-cell>
          <table:table-cell table:formula="of:=IFERROR(VLOOKUP([.$A13]; [$continents.$A$1:.$C$250]; COLUMN([.B47]); 0);&quot;&quot;)" office:value-type="string" office:string-value="Asia" calcext:value-type="string">
            <text:p>Asia</text:p>
          </table:table-cell>
          <table:table-cell table:formula="of:=IFERROR(VLOOKUP([.$A13]; [$continents.$A$1:.$C$250]; COLUMN([.C47]); 0);&quot;&quot;)" office:value-type="string" office:string-value="Southern Asia" calcext:value-type="string">
            <text:p>Southern Asia</text:p>
          </table:table-cell>
          <table:table-cell table:formula="of:=IFERROR(VLOOKUP([.$A13]; [$2014gini.$A$1:.$B$146]; COLUMN([.B47]); 0);&quot;&quot;)" office:value-type="float" office:value="38.7" calcext:value-type="float">
            <text:p>38.7</text:p>
          </table:table-cell>
          <table:table-cell table:formula="of:=IFERROR(VLOOKUP([.$A13]; [$2014worlddev.$A$1:.$O$218]; COLUMN([.B47]); 0);&quot;&quot;)" office:value-type="float" office:value="34.37" calcext:value-type="float">
            <text:p>34.37</text:p>
          </table:table-cell>
          <table:table-cell table:formula="of:=IFERROR(VLOOKUP([.$A13]; [$2014worlddev.$A$1:.$O$218]; COLUMN([.C47]); 0);&quot;&quot;)" office:value-type="float" office:value="41.47087425" calcext:value-type="float">
            <text:p>41.47087425</text:p>
          </table:table-cell>
          <table:table-cell/>
          <table:table-cell table:formula="of:=IFERROR(VLOOKUP([.$A13]; [$2014worlddev.$A$1:.$O$218]; COLUMN([.E47]); 0);&quot;&quot;)" office:value-type="float" office:value="1.364945236" calcext:value-type="float">
            <text:p>1.364945236</text:p>
          </table:table-cell>
          <table:table-cell table:formula="of:=IFERROR(VLOOKUP([.$A13]; [$2014worlddev.$A$1:.$O$218]; COLUMN([.F47]); 0);&quot;&quot;)" office:value-type="float" office:value="20.06999502" calcext:value-type="float">
            <text:p>20.06999502</text:p>
          </table:table-cell>
          <table:table-cell table:formula="of:=IFERROR(VLOOKUP([.$A13]; [$2014worlddev.$A$1:.$O$218]; COLUMN([.G47]); 0);&quot;&quot;)" office:value-type="float" office:value="27.43605296" calcext:value-type="float">
            <text:p>27.43605296</text:p>
          </table:table-cell>
          <table:table-cell table:formula="of:=IFERROR(VLOOKUP([.$A13]; [$2014worlddev.$A$1:.$O$218]; COLUMN([.H47]); 0);&quot;&quot;)" office:value-type="float" office:value="67.60883546" calcext:value-type="float">
            <text:p>67.60883546</text:p>
          </table:table-cell>
          <table:table-cell table:formula="of:=IFERROR(VLOOKUP([.$A13]; [$2014worlddev.$A$1:.$O$218]; COLUMN([.I47]); 0);&quot;&quot;)" office:value-type="float" office:value="4.955111581" calcext:value-type="float">
            <text:p>4.955111581</text:p>
          </table:table-cell>
          <table:table-cell table:formula="of:=IFERROR(VLOOKUP([.$A13]; [$2014worlddev.$A$1:.$O$218]; COLUMN([.J47]); 0);&quot;&quot;)" office:value-type="float" office:value="765008" calcext:value-type="float">
            <text:p>765008</text:p>
          </table:table-cell>
          <table:table-cell/>
          <table:table-cell table:formula="of:=IFERROR(VLOOKUP([.$A13]; [$2014worlddev.$A$1:.$O$218]; COLUMN([.L47]); 0);&quot;&quot;)" office:value-type="float" office:value="23642" calcext:value-type="float">
            <text:p>23642</text:p>
          </table:table-cell>
          <table:table-cell table:formula="of:=IFERROR(VLOOKUP([.$A13]; [$2014worlddev.$A$1:.$O$218]; COLUMN([.M47]); 0);&quot;&quot;)" office:value-type="float" office:value="62.102" calcext:value-type="float">
            <text:p>62.102</text:p>
          </table:table-cell>
          <table:table-cell table:formula="of:=IFERROR(VLOOKUP([.$A13]; [$2014worlddev.$A$1:.$O$218]; COLUMN([.N47]); 0);&quot;&quot;)" office:value-type="float" office:value="2.799999952" calcext:value-type="float">
            <text:p>2.799999952</text:p>
          </table:table-cell>
          <table:table-cell table:formula="of:=IFERROR(VLOOKUP([.$A13]; [$2014worlddev.$A$1:.$O$218]; COLUMN([.O47]); 0);&quot;&quot;)" office:value-type="float" office:value="2.027" calcext:value-type="float">
            <text:p>2.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67" calcext:value-type="float">
            <text:p>167</text:p>
          </table:table-cell>
          <table:table-cell office:value-type="float" office:value="0.479" calcext:value-type="float">
            <text:p>0.479</text:p>
          </table:table-cell>
          <table:table-cell office:value-type="float" office:value="63.5" calcext:value-type="float">
            <text:p>63.5</text:p>
          </table:table-cell>
          <table:table-cell office:value-type="float" office:value="7" calcext:value-type="float">
            <text:p>7</text:p>
          </table:table-cell>
          <table:table-cell office:value-type="float" office:value="3.1" calcext:value-type="float">
            <text:p>3.1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Low</text:p>
          </table:table-cell>
          <table:table-cell table:formula="of:=IFERROR(VLOOKUP([.$A14]; [$continents.$A$1:.$C$250]; COLUMN([.B19]); 0);&quot;&quot;)" office:value-type="string" office:string-value="Africa" calcext:value-type="string">
            <text:p>Africa</text:p>
          </table:table-cell>
          <table:table-cell table:formula="of:=IFERROR(VLOOKUP([.$A14]; [$continents.$A$1:.$C$250]; COLUMN([.C19]); 0);&quot;&quot;)" office:value-type="string" office:string-value="Northern Africa" calcext:value-type="string">
            <text:p>Northern Africa</text:p>
          </table:table-cell>
          <table:table-cell table:formula="of:=IFERROR(VLOOKUP([.$A14]; [$2014gini.$A$1:.$B$146]; COLUMN([.B19]); 0);&quot;&quot;)">
            <text:p/>
          </table:table-cell>
          <table:table-cell table:formula="of:=IFERROR(VLOOKUP([.$A14]; [$2014worlddev.$A$1:.$O$218]; COLUMN([.B19]); 0);&quot;&quot;)" office:value-type="float" office:value="24.64" calcext:value-type="float">
            <text:p>24.64</text:p>
          </table:table-cell>
          <table:table-cell table:formula="of:=IFERROR(VLOOKUP([.$A14]; [$2014worlddev.$A$1:.$O$218]; COLUMN([.C19]); 0);&quot;&quot;)" office:value-type="float" office:value="29.40862802" calcext:value-type="float">
            <text:p>29.40862802</text:p>
          </table:table-cell>
          <table:table-cell/>
          <table:table-cell table:formula="of:=IFERROR(VLOOKUP([.$A14]; [$2014worlddev.$A$1:.$O$218]; COLUMN([.E19]); 0);&quot;&quot;)" office:value-type="float" office:value="2.145269562" calcext:value-type="float">
            <text:p>2.145269562</text:p>
          </table:table-cell>
          <table:table-cell table:formula="of:=IFERROR(VLOOKUP([.$A14]; [$2014worlddev.$A$1:.$O$218]; COLUMN([.F19]); 0);&quot;&quot;)" office:value-type="float" office:value="21.57468771" calcext:value-type="float">
            <text:p>21.57468771</text:p>
          </table:table-cell>
          <table:table-cell table:formula="of:=IFERROR(VLOOKUP([.$A14]; [$2014worlddev.$A$1:.$O$218]; COLUMN([.G19]); 0);&quot;&quot;)" office:value-type="float" office:value="40.85480574" calcext:value-type="float">
            <text:p>40.85480574</text:p>
          </table:table-cell>
          <table:table-cell table:formula="of:=IFERROR(VLOOKUP([.$A14]; [$2014worlddev.$A$1:.$O$218]; COLUMN([.H19]); 0);&quot;&quot;)" office:value-type="float" office:value="55.85417016" calcext:value-type="float">
            <text:p>55.85417016</text:p>
          </table:table-cell>
          <table:table-cell table:formula="of:=IFERROR(VLOOKUP([.$A14]; [$2014worlddev.$A$1:.$O$218]; COLUMN([.I19]); 0);&quot;&quot;)" office:value-type="float" office:value="3.291024098" calcext:value-type="float">
            <text:p>3.291024098</text:p>
          </table:table-cell>
          <table:table-cell table:formula="of:=IFERROR(VLOOKUP([.$A14]; [$2014worlddev.$A$1:.$O$218]; COLUMN([.J19]); 0);&quot;&quot;)" office:value-type="float" office:value="39350274" calcext:value-type="float">
            <text:p>39350274</text:p>
          </table:table-cell>
          <table:table-cell table:formula="of:=IFERROR(VLOOKUP([.$A14]; [$2014worlddev.$A$1:.$O$218]; COLUMN([.K19]); 0);&quot;&quot;)" office:value-type="float" office:value="244430" calcext:value-type="float">
            <text:p>244430</text:p>
          </table:table-cell>
          <table:table-cell table:formula="of:=IFERROR(VLOOKUP([.$A14]; [$2014worlddev.$A$1:.$O$218]; COLUMN([.L19]); 0);&quot;&quot;)" office:value-type="float" office:value="665967" calcext:value-type="float">
            <text:p>665967</text:p>
          </table:table-cell>
          <table:table-cell table:formula="of:=IFERROR(VLOOKUP([.$A14]; [$2014worlddev.$A$1:.$O$218]; COLUMN([.M19]); 0);&quot;&quot;)" office:value-type="float" office:value="66.377" calcext:value-type="float">
            <text:p>66.377</text:p>
          </table:table-cell>
          <table:table-cell table:formula="of:=IFERROR(VLOOKUP([.$A14]; [$2014worlddev.$A$1:.$O$218]; COLUMN([.N19]); 0);&quot;&quot;)" office:value-type="float" office:value="14.80000019" calcext:value-type="float">
            <text:p>14.80000019</text:p>
          </table:table-cell>
          <table:table-cell table:formula="of:=IFERROR(VLOOKUP([.$A14]; [$2014worlddev.$A$1:.$O$218]; COLUMN([.O19]); 0);&quot;&quot;)" office:value-type="float" office:value="4.353" calcext:value-type="float">
            <text:p>4.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81" calcext:value-type="float">
            <text:p>181</text:p>
          </table:table-cell>
          <table:table-cell office:value-type="float" office:value="0.413" calcext:value-type="float">
            <text:p>0.413</text:p>
          </table:table-cell>
          <table:table-cell office:value-type="float" office:value="50.9" calcext:value-type="float">
            <text:p>50.9</text:p>
          </table:table-cell>
          <table:table-cell office:value-type="float" office:value="8.6" calcext:value-type="float">
            <text:p>8.6</text:p>
          </table:table-cell>
          <table:table-cell office:value-type="float" office:value="3.1" calcext:value-type="float">
            <text:p>3.1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Low</text:p>
          </table:table-cell>
          <table:table-cell table:formula="of:=IFERROR(VLOOKUP([.$A15]; [$continents.$A$1:.$C$250]; COLUMN([.B17]); 0);&quot;&quot;)" office:value-type="string" office:string-value="Africa" calcext:value-type="string">
            <text:p>Africa</text:p>
          </table:table-cell>
          <table:table-cell table:formula="of:=IFERROR(VLOOKUP([.$A15]; [$continents.$A$1:.$C$250]; COLUMN([.C17]); 0);&quot;&quot;)" office:value-type="string" office:string-value="Western Africa" calcext:value-type="string">
            <text:p>Western Africa</text:p>
          </table:table-cell>
          <table:table-cell table:formula="of:=IFERROR(VLOOKUP([.$A15]; [$2014gini.$A$1:.$B$146]; COLUMN([.B17]); 0);&quot;&quot;)" office:value-type="float" office:value="34" calcext:value-type="float">
            <text:p>34</text:p>
          </table:table-cell>
          <table:table-cell table:formula="of:=IFERROR(VLOOKUP([.$A15]; [$2014worlddev.$A$1:.$O$218]; COLUMN([.B17]); 0);&quot;&quot;)" office:value-type="float" office:value="2.1" calcext:value-type="float">
            <text:p>2.1</text:p>
          </table:table-cell>
          <table:table-cell table:formula="of:=IFERROR(VLOOKUP([.$A15]; [$2014worlddev.$A$1:.$O$218]; COLUMN([.C17]); 0);&quot;&quot;)" office:value-type="float" office:value="49.5109149" calcext:value-type="float">
            <text:p>49.5109149</text:p>
          </table:table-cell>
          <table:table-cell table:formula="of:=IFERROR(VLOOKUP([.$A15]; [$2014worlddev.$A$1:.$O$218]; COLUMN([.D17]); 0);&quot;&quot;)" office:value-type="float" office:value="0.975108385" calcext:value-type="float">
            <text:p>0.975108385</text:p>
          </table:table-cell>
          <table:table-cell table:formula="of:=IFERROR(VLOOKUP([.$A15]; [$2014worlddev.$A$1:.$O$218]; COLUMN([.E17]); 0);&quot;&quot;)" office:value-type="float" office:value="2.189341169" calcext:value-type="float">
            <text:p>2.189341169</text:p>
          </table:table-cell>
          <table:table-cell table:formula="of:=IFERROR(VLOOKUP([.$A15]; [$2014worlddev.$A$1:.$O$218]; COLUMN([.F17]); 0);&quot;&quot;)" office:value-type="float" office:value="87.49829593" calcext:value-type="float">
            <text:p>87.49829593</text:p>
          </table:table-cell>
          <table:table-cell table:formula="of:=IFERROR(VLOOKUP([.$A15]; [$2014worlddev.$A$1:.$O$218]; COLUMN([.G17]); 0);&quot;&quot;)" office:value-type="float" office:value="42.65826655" calcext:value-type="float">
            <text:p>42.65826655</text:p>
          </table:table-cell>
          <table:table-cell table:formula="of:=IFERROR(VLOOKUP([.$A15]; [$2014worlddev.$A$1:.$O$218]; COLUMN([.H17]); 0);&quot;&quot;)" office:value-type="float" office:value="54.66719298" calcext:value-type="float">
            <text:p>54.66719298</text:p>
          </table:table-cell>
          <table:table-cell table:formula="of:=IFERROR(VLOOKUP([.$A15]; [$2014worlddev.$A$1:.$O$218]; COLUMN([.I17]); 0);&quot;&quot;)" office:value-type="float" office:value="2.674540469" calcext:value-type="float">
            <text:p>2.674540469</text:p>
          </table:table-cell>
          <table:table-cell table:formula="of:=IFERROR(VLOOKUP([.$A15]; [$2014worlddev.$A$1:.$O$218]; COLUMN([.J17]); 0);&quot;&quot;)" office:value-type="float" office:value="6315627" calcext:value-type="float">
            <text:p>6315627</text:p>
          </table:table-cell>
          <table:table-cell table:formula="of:=IFERROR(VLOOKUP([.$A15]; [$2014worlddev.$A$1:.$O$218]; COLUMN([.K17]); 0);&quot;&quot;)" office:value-type="float" office:value="1372" calcext:value-type="float">
            <text:p>1372</text:p>
          </table:table-cell>
          <table:table-cell table:formula="of:=IFERROR(VLOOKUP([.$A15]; [$2014worlddev.$A$1:.$O$218]; COLUMN([.L17]); 0);&quot;&quot;)" office:value-type="float" office:value="4993" calcext:value-type="float">
            <text:p>4993</text:p>
          </table:table-cell>
          <table:table-cell table:formula="of:=IFERROR(VLOOKUP([.$A15]; [$2014worlddev.$A$1:.$O$218]; COLUMN([.M17]); 0);&quot;&quot;)" office:value-type="float" office:value="60.422" calcext:value-type="float">
            <text:p>60.422</text:p>
          </table:table-cell>
          <table:table-cell table:formula="of:=IFERROR(VLOOKUP([.$A15]; [$2014worlddev.$A$1:.$O$218]; COLUMN([.N17]); 0);&quot;&quot;)" office:value-type="float" office:value="3.299999952" calcext:value-type="float">
            <text:p>3.299999952</text:p>
          </table:table-cell>
          <table:table-cell table:formula="of:=IFERROR(VLOOKUP([.$A15]; [$2014worlddev.$A$1:.$O$218]; COLUMN([.O17]); 0);&quot;&quot;)" office:value-type="float" office:value="4.626" calcext:value-type="float">
            <text:p>4.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71" calcext:value-type="float">
            <text:p>171</text:p>
          </table:table-cell>
          <table:table-cell office:value-type="float" office:value="0.465" calcext:value-type="float">
            <text:p>0.465</text:p>
          </table:table-cell>
          <table:table-cell office:value-type="float" office:value="60.4" calcext:value-type="float">
            <text:p>60.4</text:p>
          </table:table-cell>
          <table:table-cell office:value-type="float" office:value="9.3" calcext:value-type="float">
            <text:p>9.3</text:p>
          </table:table-cell>
          <table:table-cell office:value-type="float" office:value="3.2" calcext:value-type="float">
            <text:p>3.2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Low</text:p>
          </table:table-cell>
          <table:table-cell table:formula="of:=IFERROR(VLOOKUP([.$A16]; [$continents.$A$1:.$C$250]; COLUMN([.B8]); 0);&quot;&quot;)" office:value-type="string" office:string-value="Asia" calcext:value-type="string">
            <text:p>Asia</text:p>
          </table:table-cell>
          <table:table-cell table:formula="of:=IFERROR(VLOOKUP([.$A16]; [$continents.$A$1:.$C$250]; COLUMN([.C8]); 0);&quot;&quot;)" office:value-type="string" office:string-value="Southern Asia" calcext:value-type="string">
            <text:p>Southern Asia</text:p>
          </table:table-cell>
          <table:table-cell table:formula="of:=IFERROR(VLOOKUP([.$A16]; [$2014gini.$A$1:.$B$146]; COLUMN([.B8]); 0);&quot;&quot;)">
            <text:p/>
          </table:table-cell>
          <table:table-cell table:formula="of:=IFERROR(VLOOKUP([.$A16]; [$2014worlddev.$A$1:.$O$218]; COLUMN([.B8]); 0);&quot;&quot;)" office:value-type="float" office:value="6.39" calcext:value-type="float">
            <text:p>6.39</text:p>
          </table:table-cell>
          <table:table-cell table:formula="of:=IFERROR(VLOOKUP([.$A16]; [$2014worlddev.$A$1:.$O$218]; COLUMN([.C8]); 0);&quot;&quot;)" office:value-type="float" office:value="16.0514395" calcext:value-type="float">
            <text:p>16.0514395</text:p>
          </table:table-cell>
          <table:table-cell table:formula="of:=IFERROR(VLOOKUP([.$A16]; [$2014worlddev.$A$1:.$O$218]; COLUMN([.D8]); 0);&quot;&quot;)" office:value-type="float" office:value="1.334356678" calcext:value-type="float">
            <text:p>1.334356678</text:p>
          </table:table-cell>
          <table:table-cell table:formula="of:=IFERROR(VLOOKUP([.$A16]; [$2014worlddev.$A$1:.$O$218]; COLUMN([.E8]); 0);&quot;&quot;)" office:value-type="float" office:value="3.033472553" calcext:value-type="float">
            <text:p>3.033472553</text:p>
          </table:table-cell>
          <table:table-cell table:formula="of:=IFERROR(VLOOKUP([.$A16]; [$2014worlddev.$A$1:.$O$218]; COLUMN([.F8]); 0);&quot;&quot;)" office:value-type="float" office:value="48.44454554" calcext:value-type="float">
            <text:p>48.44454554</text:p>
          </table:table-cell>
          <table:table-cell table:formula="of:=IFERROR(VLOOKUP([.$A16]; [$2014worlddev.$A$1:.$O$218]; COLUMN([.G8]); 0);&quot;&quot;)" office:value-type="float" office:value="44.87099615" calcext:value-type="float">
            <text:p>44.87099615</text:p>
          </table:table-cell>
          <table:table-cell table:formula="of:=IFERROR(VLOOKUP([.$A16]; [$2014worlddev.$A$1:.$O$218]; COLUMN([.H8]); 0);&quot;&quot;)" office:value-type="float" office:value="52.69431931" calcext:value-type="float">
            <text:p>52.69431931</text:p>
          </table:table-cell>
          <table:table-cell table:formula="of:=IFERROR(VLOOKUP([.$A16]; [$2014worlddev.$A$1:.$O$218]; COLUMN([.I8]); 0);&quot;&quot;)" office:value-type="float" office:value="2.434684543" calcext:value-type="float">
            <text:p>2.434684543</text:p>
          </table:table-cell>
          <table:table-cell table:formula="of:=IFERROR(VLOOKUP([.$A16]; [$2014worlddev.$A$1:.$O$218]; COLUMN([.J8]); 0);&quot;&quot;)" office:value-type="float" office:value="31627506" calcext:value-type="float">
            <text:p>31627506</text:p>
          </table:table-cell>
          <table:table-cell table:formula="of:=IFERROR(VLOOKUP([.$A16]; [$2014worlddev.$A$1:.$O$218]; COLUMN([.K8]); 0);&quot;&quot;)" office:value-type="float" office:value="280267" calcext:value-type="float">
            <text:p>280267</text:p>
          </table:table-cell>
          <table:table-cell table:formula="of:=IFERROR(VLOOKUP([.$A16]; [$2014worlddev.$A$1:.$O$218]; COLUMN([.L8]); 0);&quot;&quot;)" office:value-type="float" office:value="2596270" calcext:value-type="float">
            <text:p>2596270</text:p>
          </table:table-cell>
          <table:table-cell table:formula="of:=IFERROR(VLOOKUP([.$A16]; [$2014worlddev.$A$1:.$O$218]; COLUMN([.M8]); 0);&quot;&quot;)" office:value-type="float" office:value="73.718" calcext:value-type="float">
            <text:p>73.718</text:p>
          </table:table-cell>
          <table:table-cell table:formula="of:=IFERROR(VLOOKUP([.$A16]; [$2014worlddev.$A$1:.$O$218]; COLUMN([.N8]); 0);&quot;&quot;)" office:value-type="float" office:value="9.100000381" calcext:value-type="float">
            <text:p>9.100000381</text:p>
          </table:table-cell>
          <table:table-cell table:formula="of:=IFERROR(VLOOKUP([.$A16]; [$2014worlddev.$A$1:.$O$218]; COLUMN([.O8]); 0);&quot;&quot;)" office:value-type="float" office:value="4.843" calcext:value-type="float">
            <text:p>4.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80" calcext:value-type="float">
            <text:p>180</text:p>
          </table:table-cell>
          <table:table-cell office:value-type="float" office:value="0.416" calcext:value-type="float">
            <text:p>0.416</text:p>
          </table:table-cell>
          <table:table-cell office:value-type="float" office:value="55.1" calcext:value-type="float">
            <text:p>55.1</text:p>
          </table:table-cell>
          <table:table-cell office:value-type="float" office:value="9.3" calcext:value-type="float">
            <text:p>9.3</text:p>
          </table:table-cell>
          <table:table-cell office:value-type="float" office:value="3.2" calcext:value-type="float">
            <text:p>3.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Low</text:p>
          </table:table-cell>
          <table:table-cell table:formula="of:=IFERROR(VLOOKUP([.$A17]; [$continents.$A$1:.$C$250]; COLUMN([.B5]); 0);&quot;&quot;)" office:value-type="string" office:string-value="Africa" calcext:value-type="string">
            <text:p>Africa</text:p>
          </table:table-cell>
          <table:table-cell table:formula="of:=IFERROR(VLOOKUP([.$A17]; [$continents.$A$1:.$C$250]; COLUMN([.C5]); 0);&quot;&quot;)" office:value-type="string" office:string-value="Eastern Africa" calcext:value-type="string">
            <text:p>Eastern Africa</text:p>
          </table:table-cell>
          <table:table-cell table:formula="of:=IFERROR(VLOOKUP([.$A17]; [$2014gini.$A$1:.$B$146]; COLUMN([.B5]); 0);&quot;&quot;)" office:value-type="float" office:value="45.6" calcext:value-type="float">
            <text:p>45.6</text:p>
          </table:table-cell>
          <table:table-cell table:formula="of:=IFERROR(VLOOKUP([.$A17]; [$2014worlddev.$A$1:.$O$218]; COLUMN([.B5]); 0);&quot;&quot;)" office:value-type="float" office:value="5.94" calcext:value-type="float">
            <text:p>5.94</text:p>
          </table:table-cell>
          <table:table-cell table:formula="of:=IFERROR(VLOOKUP([.$A17]; [$2014worlddev.$A$1:.$O$218]; COLUMN([.C5]); 0);&quot;&quot;)" office:value-type="float" office:value="53.12773934" calcext:value-type="float">
            <text:p>53.12773934</text:p>
          </table:table-cell>
          <table:table-cell table:formula="of:=IFERROR(VLOOKUP([.$A17]; [$2014worlddev.$A$1:.$O$218]; COLUMN([.D5]); 0);&quot;&quot;)" office:value-type="float" office:value="1.025335269" calcext:value-type="float">
            <text:p>1.025335269</text:p>
          </table:table-cell>
          <table:table-cell table:formula="of:=IFERROR(VLOOKUP([.$A17]; [$2014worlddev.$A$1:.$O$218]; COLUMN([.E5]); 0);&quot;&quot;)" office:value-type="float" office:value="2.790970183" calcext:value-type="float">
            <text:p>2.790970183</text:p>
          </table:table-cell>
          <table:table-cell table:formula="of:=IFERROR(VLOOKUP([.$A17]; [$2014worlddev.$A$1:.$O$218]; COLUMN([.F5]); 0);&quot;&quot;)" office:value-type="float" office:value="34.60957298" calcext:value-type="float">
            <text:p>34.60957298</text:p>
          </table:table-cell>
          <table:table-cell table:formula="of:=IFERROR(VLOOKUP([.$A17]; [$2014worlddev.$A$1:.$O$218]; COLUMN([.G5]); 0);&quot;&quot;)" office:value-type="float" office:value="45.51468026" calcext:value-type="float">
            <text:p>45.51468026</text:p>
          </table:table-cell>
          <table:table-cell table:formula="of:=IFERROR(VLOOKUP([.$A17]; [$2014worlddev.$A$1:.$O$218]; COLUMN([.H5]); 0);&quot;&quot;)" office:value-type="float" office:value="51.14738328" calcext:value-type="float">
            <text:p>51.14738328</text:p>
          </table:table-cell>
          <table:table-cell table:formula="of:=IFERROR(VLOOKUP([.$A17]; [$2014worlddev.$A$1:.$O$218]; COLUMN([.I5]); 0);&quot;&quot;)" office:value-type="float" office:value="3.337936461" calcext:value-type="float">
            <text:p>3.337936461</text:p>
          </table:table-cell>
          <table:table-cell table:formula="of:=IFERROR(VLOOKUP([.$A17]; [$2014worlddev.$A$1:.$O$218]; COLUMN([.J5]); 0);&quot;&quot;)" office:value-type="float" office:value="27216276" calcext:value-type="float">
            <text:p>27216276</text:p>
          </table:table-cell>
          <table:table-cell table:formula="of:=IFERROR(VLOOKUP([.$A17]; [$2014worlddev.$A$1:.$O$218]; COLUMN([.K5]); 0);&quot;&quot;)" office:value-type="float" office:value="4536" calcext:value-type="float">
            <text:p>4536</text:p>
          </table:table-cell>
          <table:table-cell table:formula="of:=IFERROR(VLOOKUP([.$A17]; [$2014worlddev.$A$1:.$O$218]; COLUMN([.L5]); 0);&quot;&quot;)" office:value-type="float" office:value="58" calcext:value-type="float">
            <text:p>58</text:p>
          </table:table-cell>
          <table:table-cell table:formula="of:=IFERROR(VLOOKUP([.$A17]; [$2014worlddev.$A$1:.$O$218]; COLUMN([.M5]); 0);&quot;&quot;)" office:value-type="float" office:value="68.066" calcext:value-type="float">
            <text:p>68.066</text:p>
          </table:table-cell>
          <table:table-cell table:formula="of:=IFERROR(VLOOKUP([.$A17]; [$2014worlddev.$A$1:.$O$218]; COLUMN([.N5]); 0);&quot;&quot;)" office:value-type="float" office:value="22.60000038" calcext:value-type="float">
            <text:p>22.60000038</text:p>
          </table:table-cell>
          <table:table-cell table:formula="of:=IFERROR(VLOOKUP([.$A17]; [$2014worlddev.$A$1:.$O$218]; COLUMN([.O5]); 0);&quot;&quot;)" office:value-type="float" office:value="5.359" calcext:value-type="float">
            <text:p>5.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45" calcext:value-type="float">
            <text:p>145</text:p>
          </table:table-cell>
          <table:table-cell office:value-type="float" office:value="0.548" calcext:value-type="float">
            <text:p>0.548</text:p>
          </table:table-cell>
          <table:table-cell office:value-type="float" office:value="69.6" calcext:value-type="float">
            <text:p>69.6</text:p>
          </table:table-cell>
          <table:table-cell office:value-type="float" office:value="12.4" calcext:value-type="float">
            <text:p>12.4</text:p>
          </table:table-cell>
          <table:table-cell office:value-type="float" office:value="3.3" calcext:value-type="float">
            <text:p>3.3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Low</text:p>
          </table:table-cell>
          <table:table-cell table:formula="of:=IFERROR(VLOOKUP([.$A18]; [$continents.$A$1:.$C$250]; COLUMN([.B60]); 0);&quot;&quot;)" office:value-type="string" office:string-value="Asia" calcext:value-type="string">
            <text:p>Asia</text:p>
          </table:table-cell>
          <table:table-cell table:formula="of:=IFERROR(VLOOKUP([.$A18]; [$continents.$A$1:.$C$250]; COLUMN([.C60]); 0);&quot;&quot;)" office:value-type="string" office:string-value="Southern Asia" calcext:value-type="string">
            <text:p>Southern Asia</text:p>
          </table:table-cell>
          <table:table-cell table:formula="of:=IFERROR(VLOOKUP([.$A18]; [$2014gini.$A$1:.$B$146]; COLUMN([.B60]); 0);&quot;&quot;)" office:value-type="float" office:value="32.8" calcext:value-type="float">
            <text:p>32.8</text:p>
          </table:table-cell>
          <table:table-cell table:formula="of:=IFERROR(VLOOKUP([.$A18]; [$2014worlddev.$A$1:.$O$218]; COLUMN([.B60]); 0);&quot;&quot;)" office:value-type="float" office:value="15.44" calcext:value-type="float">
            <text:p>15.44</text:p>
          </table:table-cell>
          <table:table-cell table:formula="of:=IFERROR(VLOOKUP([.$A18]; [$2014worlddev.$A$1:.$O$218]; COLUMN([.C60]); 0);&quot;&quot;)" office:value-type="float" office:value="50.851686" calcext:value-type="float">
            <text:p>50.851686</text:p>
          </table:table-cell>
          <table:table-cell table:formula="of:=IFERROR(VLOOKUP([.$A18]; [$2014worlddev.$A$1:.$O$218]; COLUMN([.D60]); 0);&quot;&quot;)" office:value-type="float" office:value="1.607012995" calcext:value-type="float">
            <text:p>1.607012995</text:p>
          </table:table-cell>
          <table:table-cell table:formula="of:=IFERROR(VLOOKUP([.$A18]; [$2014worlddev.$A$1:.$O$218]; COLUMN([.E60]); 0);&quot;&quot;)" office:value-type="float" office:value="1.213172492" calcext:value-type="float">
            <text:p>1.213172492</text:p>
          </table:table-cell>
          <table:table-cell table:formula="of:=IFERROR(VLOOKUP([.$A18]; [$2014worlddev.$A$1:.$O$218]; COLUMN([.F60]); 0);&quot;&quot;)" office:value-type="float" office:value="196.5449878" calcext:value-type="float">
            <text:p>196.5449878</text:p>
          </table:table-cell>
          <table:table-cell table:formula="of:=IFERROR(VLOOKUP([.$A18]; [$2014worlddev.$A$1:.$O$218]; COLUMN([.G60]); 0);&quot;&quot;)" office:value-type="float" office:value="33.51585982" calcext:value-type="float">
            <text:p>33.51585982</text:p>
          </table:table-cell>
          <table:table-cell table:formula="of:=IFERROR(VLOOKUP([.$A18]; [$2014worlddev.$A$1:.$O$218]; COLUMN([.H60]); 0);&quot;&quot;)" office:value-type="float" office:value="61.09662334" calcext:value-type="float">
            <text:p>61.09662334</text:p>
          </table:table-cell>
          <table:table-cell table:formula="of:=IFERROR(VLOOKUP([.$A18]; [$2014worlddev.$A$1:.$O$218]; COLUMN([.I60]); 0);&quot;&quot;)" office:value-type="float" office:value="5.38751684" calcext:value-type="float">
            <text:p>5.38751684</text:p>
          </table:table-cell>
          <table:table-cell table:formula="of:=IFERROR(VLOOKUP([.$A18]; [$2014worlddev.$A$1:.$O$218]; COLUMN([.J60]); 0);&quot;&quot;)" office:value-type="float" office:value="28174724" calcext:value-type="float">
            <text:p>28174724</text:p>
          </table:table-cell>
          <table:table-cell table:formula="of:=IFERROR(VLOOKUP([.$A18]; [$2014worlddev.$A$1:.$O$218]; COLUMN([.K60]); 0);&quot;&quot;)" office:value-type="float" office:value="38490" calcext:value-type="float">
            <text:p>38490</text:p>
          </table:table-cell>
          <table:table-cell table:formula="of:=IFERROR(VLOOKUP([.$A18]; [$2014worlddev.$A$1:.$O$218]; COLUMN([.L60]); 0);&quot;&quot;)" office:value-type="float" office:value="8563" calcext:value-type="float">
            <text:p>8563</text:p>
          </table:table-cell>
          <table:table-cell table:formula="of:=IFERROR(VLOOKUP([.$A18]; [$2014worlddev.$A$1:.$O$218]; COLUMN([.M60]); 0);&quot;&quot;)" office:value-type="float" office:value="81.757" calcext:value-type="float">
            <text:p>81.757</text:p>
          </table:table-cell>
          <table:table-cell table:formula="of:=IFERROR(VLOOKUP([.$A18]; [$2014worlddev.$A$1:.$O$218]; COLUMN([.N60]); 0);&quot;&quot;)" office:value-type="float" office:value="2.700000048" calcext:value-type="float">
            <text:p>2.700000048</text:p>
          </table:table-cell>
          <table:table-cell table:formula="of:=IFERROR(VLOOKUP([.$A18]; [$2014worlddev.$A$1:.$O$218]; COLUMN([.O60]); 0);&quot;&quot;)" office:value-type="float" office:value="2.222" calcext:value-type="float">
            <text:p>2.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66" calcext:value-type="float">
            <text:p>166</text:p>
          </table:table-cell>
          <table:table-cell office:value-type="float" office:value="0.48" calcext:value-type="float">
            <text:p>0.48</text:p>
          </table:table-cell>
          <table:table-cell office:value-type="float" office:value="59.6" calcext:value-type="float">
            <text:p>59.6</text:p>
          </table:table-cell>
          <table:table-cell office:value-type="float" office:value="11.1" calcext:value-type="float">
            <text:p>11.1</text:p>
          </table:table-cell>
          <table:table-cell office:value-type="float" office:value="3.3" calcext:value-type="float">
            <text:p>3.3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Low</text:p>
          </table:table-cell>
          <table:table-cell table:formula="of:=IFERROR(VLOOKUP([.$A19]; [$continents.$A$1:.$C$250]; COLUMN([.B45]); 0);&quot;&quot;)" office:value-type="string" office:string-value="Africa" calcext:value-type="string">
            <text:p>Africa</text:p>
          </table:table-cell>
          <table:table-cell table:formula="of:=IFERROR(VLOOKUP([.$A19]; [$continents.$A$1:.$C$250]; COLUMN([.C45]); 0);&quot;&quot;)" office:value-type="string" office:string-value="Western Africa" calcext:value-type="string">
            <text:p>Western Africa</text:p>
          </table:table-cell>
          <table:table-cell table:formula="of:=IFERROR(VLOOKUP([.$A19]; [$2014gini.$A$1:.$B$146]; COLUMN([.B45]); 0);&quot;&quot;)" office:value-type="float" office:value="36.5" calcext:value-type="float">
            <text:p>36.5</text:p>
          </table:table-cell>
          <table:table-cell table:formula="of:=IFERROR(VLOOKUP([.$A19]; [$2014worlddev.$A$1:.$O$218]; COLUMN([.B45]); 0);&quot;&quot;)" office:value-type="float" office:value="5.3" calcext:value-type="float">
            <text:p>5.3</text:p>
          </table:table-cell>
          <table:table-cell table:formula="of:=IFERROR(VLOOKUP([.$A19]; [$2014worlddev.$A$1:.$O$218]; COLUMN([.C45]); 0);&quot;&quot;)" office:value-type="float" office:value="47.00814744" calcext:value-type="float">
            <text:p>47.00814744</text:p>
          </table:table-cell>
          <table:table-cell table:formula="of:=IFERROR(VLOOKUP([.$A19]; [$2014worlddev.$A$1:.$O$218]; COLUMN([.D45]); 0);&quot;&quot;)" office:value-type="float" office:value="0.971146128" calcext:value-type="float">
            <text:p>0.971146128</text:p>
          </table:table-cell>
          <table:table-cell table:formula="of:=IFERROR(VLOOKUP([.$A19]; [$2014worlddev.$A$1:.$O$218]; COLUMN([.E45]); 0);&quot;&quot;)" office:value-type="float" office:value="2.641076758" calcext:value-type="float">
            <text:p>2.641076758</text:p>
          </table:table-cell>
          <table:table-cell table:formula="of:=IFERROR(VLOOKUP([.$A19]; [$2014worlddev.$A$1:.$O$218]; COLUMN([.F45]); 0);&quot;&quot;)" office:value-type="float" office:value="93.99150408" calcext:value-type="float">
            <text:p>93.99150408</text:p>
          </table:table-cell>
          <table:table-cell table:formula="of:=IFERROR(VLOOKUP([.$A19]; [$2014worlddev.$A$1:.$O$218]; COLUMN([.G45]); 0);&quot;&quot;)" office:value-type="float" office:value="42.46976124" calcext:value-type="float">
            <text:p>42.46976124</text:p>
          </table:table-cell>
          <table:table-cell table:formula="of:=IFERROR(VLOOKUP([.$A19]; [$2014worlddev.$A$1:.$O$218]; COLUMN([.H45]); 0);&quot;&quot;)" office:value-type="float" office:value="54.64078724" calcext:value-type="float">
            <text:p>54.64078724</text:p>
          </table:table-cell>
          <table:table-cell table:formula="of:=IFERROR(VLOOKUP([.$A19]; [$2014worlddev.$A$1:.$O$218]; COLUMN([.I45]); 0);&quot;&quot;)" office:value-type="float" office:value="2.889451527" calcext:value-type="float">
            <text:p>2.889451527</text:p>
          </table:table-cell>
          <table:table-cell table:formula="of:=IFERROR(VLOOKUP([.$A19]; [$2014worlddev.$A$1:.$O$218]; COLUMN([.J45]); 0);&quot;&quot;)" office:value-type="float" office:value="10598482" calcext:value-type="float">
            <text:p>10598482</text:p>
          </table:table-cell>
          <table:table-cell table:formula="of:=IFERROR(VLOOKUP([.$A19]; [$2014worlddev.$A$1:.$O$218]; COLUMN([.K45]); 0);&quot;&quot;)" office:value-type="float" office:value="415" calcext:value-type="float">
            <text:p>415</text:p>
          </table:table-cell>
          <table:table-cell table:formula="of:=IFERROR(VLOOKUP([.$A19]; [$2014worlddev.$A$1:.$O$218]; COLUMN([.L45]); 0);&quot;&quot;)" office:value-type="float" office:value="340" calcext:value-type="float">
            <text:p>340</text:p>
          </table:table-cell>
          <table:table-cell table:formula="of:=IFERROR(VLOOKUP([.$A19]; [$2014worlddev.$A$1:.$O$218]; COLUMN([.M45]); 0);&quot;&quot;)" office:value-type="float" office:value="56.486" calcext:value-type="float">
            <text:p>56.486</text:p>
          </table:table-cell>
          <table:table-cell table:formula="of:=IFERROR(VLOOKUP([.$A19]; [$2014worlddev.$A$1:.$O$218]; COLUMN([.N45]); 0);&quot;&quot;)" office:value-type="float" office:value="1" calcext:value-type="float">
            <text:p>1</text:p>
          </table:table-cell>
          <table:table-cell table:formula="of:=IFERROR(VLOOKUP([.$A19]; [$2014worlddev.$A$1:.$O$218]; COLUMN([.O45]); 0);&quot;&quot;)" office:value-type="float" office:value="4.766" calcext:value-type="float">
            <text:p>4.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63" calcext:value-type="float">
            <text:p>163</text:p>
          </table:table-cell>
          <table:table-cell office:value-type="float" office:value="0.483" calcext:value-type="float">
            <text:p>0.483</text:p>
          </table:table-cell>
          <table:table-cell office:value-type="float" office:value="64.2" calcext:value-type="float">
            <text:p>64.2</text:p>
          </table:table-cell>
          <table:table-cell office:value-type="float" office:value="10.3" calcext:value-type="float">
            <text:p>10.3</text:p>
          </table:table-cell>
          <table:table-cell office:value-type="float" office:value="3.7" calcext:value-type="float">
            <text:p>3.7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Low</text:p>
          </table:table-cell>
          <table:table-cell table:formula="of:=IFERROR(VLOOKUP([.$A20]; [$continents.$A$1:.$C$250]; COLUMN([.B39]); 0);&quot;&quot;)" office:value-type="string" office:string-value="Africa" calcext:value-type="string">
            <text:p>Africa</text:p>
          </table:table-cell>
          <table:table-cell table:formula="of:=IFERROR(VLOOKUP([.$A20]; [$continents.$A$1:.$C$250]; COLUMN([.C39]); 0);&quot;&quot;)" office:value-type="string" office:string-value="Eastern Africa" calcext:value-type="string">
            <text:p>Eastern Africa</text:p>
          </table:table-cell>
          <table:table-cell table:formula="of:=IFERROR(VLOOKUP([.$A20]; [$2014gini.$A$1:.$B$146]; COLUMN([.B39]); 0);&quot;&quot;)" office:value-type="float" office:value="46.8" calcext:value-type="float">
            <text:p>46.8</text:p>
          </table:table-cell>
          <table:table-cell table:formula="of:=IFERROR(VLOOKUP([.$A20]; [$2014worlddev.$A$1:.$O$218]; COLUMN([.B39]); 0);&quot;&quot;)" office:value-type="float" office:value="10.6" calcext:value-type="float">
            <text:p>10.6</text:p>
          </table:table-cell>
          <table:table-cell table:formula="of:=IFERROR(VLOOKUP([.$A20]; [$2014worlddev.$A$1:.$O$218]; COLUMN([.C39]); 0);&quot;&quot;)" office:value-type="float" office:value="53.95067379" calcext:value-type="float">
            <text:p>53.95067379</text:p>
          </table:table-cell>
          <table:table-cell table:formula="of:=IFERROR(VLOOKUP([.$A20]; [$2014worlddev.$A$1:.$O$218]; COLUMN([.D39]); 0);&quot;&quot;)" office:value-type="float" office:value="1.149323448" calcext:value-type="float">
            <text:p>1.149323448</text:p>
          </table:table-cell>
          <table:table-cell table:formula="of:=IFERROR(VLOOKUP([.$A20]; [$2014worlddev.$A$1:.$O$218]; COLUMN([.E39]); 0);&quot;&quot;)" office:value-type="float" office:value="2.35027091" calcext:value-type="float">
            <text:p>2.35027091</text:p>
          </table:table-cell>
          <table:table-cell table:formula="of:=IFERROR(VLOOKUP([.$A20]; [$2014worlddev.$A$1:.$O$218]; COLUMN([.F39]); 0);&quot;&quot;)" office:value-type="float" office:value="459.7301986" calcext:value-type="float">
            <text:p>459.7301986</text:p>
          </table:table-cell>
          <table:table-cell table:formula="of:=IFERROR(VLOOKUP([.$A20]; [$2014worlddev.$A$1:.$O$218]; COLUMN([.G39]); 0);&quot;&quot;)" office:value-type="float" office:value="41.41701518" calcext:value-type="float">
            <text:p>41.41701518</text:p>
          </table:table-cell>
          <table:table-cell table:formula="of:=IFERROR(VLOOKUP([.$A20]; [$2014worlddev.$A$1:.$O$218]; COLUMN([.H39]); 0);&quot;&quot;)" office:value-type="float" office:value="55.8362424" calcext:value-type="float">
            <text:p>55.8362424</text:p>
          </table:table-cell>
          <table:table-cell table:formula="of:=IFERROR(VLOOKUP([.$A20]; [$2014worlddev.$A$1:.$O$218]; COLUMN([.I39]); 0);&quot;&quot;)" office:value-type="float" office:value="2.746742419" calcext:value-type="float">
            <text:p>2.746742419</text:p>
          </table:table-cell>
          <table:table-cell table:formula="of:=IFERROR(VLOOKUP([.$A20]; [$2014worlddev.$A$1:.$O$218]; COLUMN([.J39]); 0);&quot;&quot;)" office:value-type="float" office:value="11341544" calcext:value-type="float">
            <text:p>11341544</text:p>
          </table:table-cell>
          <table:table-cell table:formula="of:=IFERROR(VLOOKUP([.$A20]; [$2014worlddev.$A$1:.$O$218]; COLUMN([.K39]); 0);&quot;&quot;)" office:value-type="float" office:value="73820" calcext:value-type="float">
            <text:p>73820</text:p>
          </table:table-cell>
          <table:table-cell table:formula="of:=IFERROR(VLOOKUP([.$A20]; [$2014worlddev.$A$1:.$O$218]; COLUMN([.L39]); 0);&quot;&quot;)" office:value-type="float" office:value="79408" calcext:value-type="float">
            <text:p>79408</text:p>
          </table:table-cell>
          <table:table-cell table:formula="of:=IFERROR(VLOOKUP([.$A20]; [$2014worlddev.$A$1:.$O$218]; COLUMN([.M39]); 0);&quot;&quot;)" office:value-type="float" office:value="72.159" calcext:value-type="float">
            <text:p>72.159</text:p>
          </table:table-cell>
          <table:table-cell table:formula="of:=IFERROR(VLOOKUP([.$A20]; [$2014worlddev.$A$1:.$O$218]; COLUMN([.N39]); 0);&quot;&quot;)" office:value-type="float" office:value="0.600000024" calcext:value-type="float">
            <text:p>0.600000024</text:p>
          </table:table-cell>
          <table:table-cell table:formula="of:=IFERROR(VLOOKUP([.$A20]; [$2014worlddev.$A$1:.$O$218]; COLUMN([.O39]); 0);&quot;&quot;)" office:value-type="float" office:value="3.898" calcext:value-type="float">
            <text:p>3.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156" calcext:value-type="float">
            <text:p>156</text:p>
          </table:table-cell>
          <table:table-cell office:value-type="float" office:value="0.506" calcext:value-type="float">
            <text:p>0.506</text:p>
          </table:table-cell>
          <table:table-cell office:value-type="float" office:value="63.1" calcext:value-type="float">
            <text:p>63.1</text:p>
          </table:table-cell>
          <table:table-cell office:value-type="float" office:value="8.5" calcext:value-type="float">
            <text:p>8.5</text:p>
          </table:table-cell>
          <table:table-cell office:value-type="float" office:value="3.8" calcext:value-type="float">
            <text:p>3.8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Low</text:p>
          </table:table-cell>
          <table:table-cell table:formula="of:=IFERROR(VLOOKUP([.$A21]; [$continents.$A$1:.$C$250]; COLUMN([.B73]); 0);&quot;&quot;)" office:value-type="string" office:string-value="Africa" calcext:value-type="string">
            <text:p>Africa</text:p>
          </table:table-cell>
          <table:table-cell table:formula="of:=IFERROR(VLOOKUP([.$A21]; [$continents.$A$1:.$C$250]; COLUMN([.C73]); 0);&quot;&quot;)" office:value-type="string" office:string-value="Western Africa" calcext:value-type="string">
            <text:p>Western Africa</text:p>
          </table:table-cell>
          <table:table-cell table:formula="of:=IFERROR(VLOOKUP([.$A21]; [$2014gini.$A$1:.$B$146]; COLUMN([.B73]); 0);&quot;&quot;)" office:value-type="float" office:value="39" calcext:value-type="float">
            <text:p>39</text:p>
          </table:table-cell>
          <table:table-cell table:formula="of:=IFERROR(VLOOKUP([.$A21]; [$2014worlddev.$A$1:.$O$218]; COLUMN([.B73]); 0);&quot;&quot;)" office:value-type="float" office:value="10.7" calcext:value-type="float">
            <text:p>10.7</text:p>
          </table:table-cell>
          <table:table-cell table:formula="of:=IFERROR(VLOOKUP([.$A21]; [$2014worlddev.$A$1:.$O$218]; COLUMN([.C73]); 0);&quot;&quot;)" office:value-type="float" office:value="26.75701867" calcext:value-type="float">
            <text:p>26.75701867</text:p>
          </table:table-cell>
          <table:table-cell table:formula="of:=IFERROR(VLOOKUP([.$A21]; [$2014worlddev.$A$1:.$O$218]; COLUMN([.D73]); 0);&quot;&quot;)" office:value-type="float" office:value="2.670719117" calcext:value-type="float">
            <text:p>2.670719117</text:p>
          </table:table-cell>
          <table:table-cell table:formula="of:=IFERROR(VLOOKUP([.$A21]; [$2014worlddev.$A$1:.$O$218]; COLUMN([.E73]); 0);&quot;&quot;)" office:value-type="float" office:value="2.472382509" calcext:value-type="float">
            <text:p>2.472382509</text:p>
          </table:table-cell>
          <table:table-cell table:formula="of:=IFERROR(VLOOKUP([.$A21]; [$2014worlddev.$A$1:.$O$218]; COLUMN([.F73]); 0);&quot;&quot;)" office:value-type="float" office:value="3.851387407" calcext:value-type="float">
            <text:p>3.851387407</text:p>
          </table:table-cell>
          <table:table-cell table:formula="of:=IFERROR(VLOOKUP([.$A21]; [$2014worlddev.$A$1:.$O$218]; COLUMN([.G73]); 0);&quot;&quot;)" office:value-type="float" office:value="40.25831155" calcext:value-type="float">
            <text:p>40.25831155</text:p>
          </table:table-cell>
          <table:table-cell table:formula="of:=IFERROR(VLOOKUP([.$A21]; [$2014worlddev.$A$1:.$O$218]; COLUMN([.H73]); 0);&quot;&quot;)" office:value-type="float" office:value="56.5479107" calcext:value-type="float">
            <text:p>56.5479107</text:p>
          </table:table-cell>
          <table:table-cell table:formula="of:=IFERROR(VLOOKUP([.$A21]; [$2014worlddev.$A$1:.$O$218]; COLUMN([.I73]); 0);&quot;&quot;)" office:value-type="float" office:value="3.19377775" calcext:value-type="float">
            <text:p>3.19377775</text:p>
          </table:table-cell>
          <table:table-cell table:formula="of:=IFERROR(VLOOKUP([.$A21]; [$2014worlddev.$A$1:.$O$218]; COLUMN([.J73]); 0);&quot;&quot;)" office:value-type="float" office:value="3969625" calcext:value-type="float">
            <text:p>3969625</text:p>
          </table:table-cell>
          <table:table-cell table:formula="of:=IFERROR(VLOOKUP([.$A21]; [$2014worlddev.$A$1:.$O$218]; COLUMN([.K73]); 0);&quot;&quot;)" office:value-type="float" office:value="49635" calcext:value-type="float">
            <text:p>49635</text:p>
          </table:table-cell>
          <table:table-cell table:formula="of:=IFERROR(VLOOKUP([.$A21]; [$2014worlddev.$A$1:.$O$218]; COLUMN([.L73]); 0);&quot;&quot;)" office:value-type="float" office:value="34113" calcext:value-type="float">
            <text:p>34113</text:p>
          </table:table-cell>
          <table:table-cell table:formula="of:=IFERROR(VLOOKUP([.$A21]; [$2014worlddev.$A$1:.$O$218]; COLUMN([.M73]); 0);&quot;&quot;)" office:value-type="float" office:value="40.745" calcext:value-type="float">
            <text:p>40.745</text:p>
          </table:table-cell>
          <table:table-cell table:formula="of:=IFERROR(VLOOKUP([.$A21]; [$2014worlddev.$A$1:.$O$218]; COLUMN([.N73]); 0);&quot;&quot;)" office:value-type="float" office:value="31" calcext:value-type="float">
            <text:p>31</text:p>
          </table:table-cell>
          <table:table-cell table:formula="of:=IFERROR(VLOOKUP([.$A21]; [$2014worlddev.$A$1:.$O$218]; COLUMN([.O73]); 0);&quot;&quot;)" office:value-type="float" office:value="4.603" calcext:value-type="float">
            <text:p>4.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68" calcext:value-type="float">
            <text:p>168</text:p>
          </table:table-cell>
          <table:table-cell office:value-type="float" office:value="0.47" calcext:value-type="float">
            <text:p>0.47</text:p>
          </table:table-cell>
          <table:table-cell office:value-type="float" office:value="62" calcext:value-type="float">
            <text:p>62</text:p>
          </table:table-cell>
          <table:table-cell office:value-type="float" office:value="6.4" calcext:value-type="float">
            <text:p>6.4</text:p>
          </table:table-cell>
          <table:table-cell office:value-type="float" office:value="3.8" calcext:value-type="float">
            <text:p>3.8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Low</text:p>
          </table:table-cell>
          <table:table-cell table:formula="of:=IFERROR(VLOOKUP([.$A22]; [$continents.$A$1:.$C$250]; COLUMN([.B14]); 0);&quot;&quot;)" office:value-type="string" office:string-value="Africa" calcext:value-type="string">
            <text:p>Africa</text:p>
          </table:table-cell>
          <table:table-cell table:formula="of:=IFERROR(VLOOKUP([.$A22]; [$continents.$A$1:.$C$250]; COLUMN([.C14]); 0);&quot;&quot;)" office:value-type="string" office:string-value="Eastern Africa" calcext:value-type="string">
            <text:p>Eastern Africa</text:p>
          </table:table-cell>
          <table:table-cell table:formula="of:=IFERROR(VLOOKUP([.$A22]; [$2014gini.$A$1:.$B$146]; COLUMN([.B14]); 0);&quot;&quot;)" office:value-type="float" office:value="40.9" calcext:value-type="float">
            <text:p>40.9</text:p>
          </table:table-cell>
          <table:table-cell table:formula="of:=IFERROR(VLOOKUP([.$A22]; [$2014worlddev.$A$1:.$O$218]; COLUMN([.B14]); 0);&quot;&quot;)" office:value-type="float" office:value="10.71" calcext:value-type="float">
            <text:p>10.71</text:p>
          </table:table-cell>
          <table:table-cell table:formula="of:=IFERROR(VLOOKUP([.$A22]; [$2014worlddev.$A$1:.$O$218]; COLUMN([.C14]); 0);&quot;&quot;)" office:value-type="float" office:value="34.88965978" calcext:value-type="float">
            <text:p>34.88965978</text:p>
          </table:table-cell>
          <table:table-cell/>
          <table:table-cell table:formula="of:=IFERROR(VLOOKUP([.$A22]; [$2014worlddev.$A$1:.$O$218]; COLUMN([.E14]); 0);&quot;&quot;)" office:value-type="float" office:value="1.335093432" calcext:value-type="float">
            <text:p>1.335093432</text:p>
          </table:table-cell>
          <table:table-cell table:formula="of:=IFERROR(VLOOKUP([.$A22]; [$2014worlddev.$A$1:.$O$218]; COLUMN([.F14]); 0);&quot;&quot;)" office:value-type="float" office:value="37.79870578" calcext:value-type="float">
            <text:p>37.79870578</text:p>
          </table:table-cell>
          <table:table-cell table:formula="of:=IFERROR(VLOOKUP([.$A22]; [$2014worlddev.$A$1:.$O$218]; COLUMN([.G14]); 0);&quot;&quot;)" office:value-type="float" office:value="33.00337604" calcext:value-type="float">
            <text:p>33.00337604</text:p>
          </table:table-cell>
          <table:table-cell table:formula="of:=IFERROR(VLOOKUP([.$A22]; [$2014worlddev.$A$1:.$O$218]; COLUMN([.H14]); 0);&quot;&quot;)" office:value-type="float" office:value="62.88613905" calcext:value-type="float">
            <text:p>62.88613905</text:p>
          </table:table-cell>
          <table:table-cell table:formula="of:=IFERROR(VLOOKUP([.$A22]; [$2014worlddev.$A$1:.$O$218]; COLUMN([.I14]); 0);&quot;&quot;)" office:value-type="float" office:value="4.110484904" calcext:value-type="float">
            <text:p>4.110484904</text:p>
          </table:table-cell>
          <table:table-cell table:formula="of:=IFERROR(VLOOKUP([.$A22]; [$2014worlddev.$A$1:.$O$218]; COLUMN([.J14]); 0);&quot;&quot;)" office:value-type="float" office:value="876174" calcext:value-type="float">
            <text:p>876174</text:p>
          </table:table-cell>
          <table:table-cell table:formula="of:=IFERROR(VLOOKUP([.$A22]; [$2014worlddev.$A$1:.$O$218]; COLUMN([.K14]); 0);&quot;&quot;)" office:value-type="float" office:value="20530" calcext:value-type="float">
            <text:p>20530</text:p>
          </table:table-cell>
          <table:table-cell table:formula="of:=IFERROR(VLOOKUP([.$A22]; [$2014worlddev.$A$1:.$O$218]; COLUMN([.L14]); 0);&quot;&quot;)" office:value-type="float" office:value="879" calcext:value-type="float">
            <text:p>879</text:p>
          </table:table-cell>
          <table:table-cell table:formula="of:=IFERROR(VLOOKUP([.$A22]; [$2014worlddev.$A$1:.$O$218]; COLUMN([.M14]); 0);&quot;&quot;)" office:value-type="float" office:value="22.738" calcext:value-type="float">
            <text:p>22.738</text:p>
          </table:table-cell>
          <table:table-cell/>
          <table:table-cell table:formula="of:=IFERROR(VLOOKUP([.$A22]; [$2014worlddev.$A$1:.$O$218]; COLUMN([.O14]); 0);&quot;&quot;)" office:value-type="float" office:value="3.195" calcext:value-type="float">
            <text:p>3.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186" calcext:value-type="float">
            <text:p>186</text:p>
          </table:table-cell>
          <table:table-cell office:value-type="float" office:value="0.391" calcext:value-type="float">
            <text:p>0.391</text:p>
          </table:table-cell>
          <table:table-cell office:value-type="float" office:value="63.7" calcext:value-type="float">
            <text:p>63.7</text:p>
          </table:table-cell>
          <table:table-cell office:value-type="float" office:value="4.1" calcext:value-type="float">
            <text:p>4.1</text:p>
          </table:table-cell>
          <table:table-cell office:value-type="float" office:value="3.9" calcext:value-type="float">
            <text:p>3.9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Low</text:p>
          </table:table-cell>
          <table:table-cell table:formula="of:=IFERROR(VLOOKUP([.$A23]; [$continents.$A$1:.$C$250]; COLUMN([.B4]); 0);&quot;&quot;)" office:value-type="string" office:string-value="Africa" calcext:value-type="string">
            <text:p>Africa</text:p>
          </table:table-cell>
          <table:table-cell table:formula="of:=IFERROR(VLOOKUP([.$A23]; [$continents.$A$1:.$C$250]; COLUMN([.C4]); 0);&quot;&quot;)" office:value-type="string" office:string-value="Eastern Africa" calcext:value-type="string">
            <text:p>Eastern Africa</text:p>
          </table:table-cell>
          <table:table-cell table:formula="of:=IFERROR(VLOOKUP([.$A23]; [$2014gini.$A$1:.$B$146]; COLUMN([.B4]); 0);&quot;&quot;)">
            <text:p/>
          </table:table-cell>
          <table:table-cell table:formula="of:=IFERROR(VLOOKUP([.$A23]; [$2014worlddev.$A$1:.$O$218]; COLUMN([.B4]); 0);&quot;&quot;)" office:value-type="float" office:value="0.99" calcext:value-type="float">
            <text:p>0.99</text:p>
          </table:table-cell>
          <table:table-cell table:number-columns-repeated="8"/>
          <table:table-cell table:formula="of:=IFERROR(VLOOKUP([.$A23]; [$2014worlddev.$A$1:.$O$218]; COLUMN([.K4]); 0);&quot;&quot;)" office:value-type="float" office:value="2898" calcext:value-type="float">
            <text:p>2898</text:p>
          </table:table-cell>
          <table:table-cell table:formula="of:=IFERROR(VLOOKUP([.$A23]; [$2014worlddev.$A$1:.$O$218]; COLUMN([.L4]); 0);&quot;&quot;)" office:value-type="float" office:value="363092" calcext:value-type="float">
            <text:p>363092</text:p>
          </table:table-cell>
          <table:table-cell/>
          <table:table-cell table:formula="of:=IFERROR(VLOOKUP([.$A23]; [$2014worlddev.$A$1:.$O$218]; COLUMN([.N4]); 0);&quot;&quot;)" office:value-type="float" office:value="7.199999809" calcext:value-type="float">
            <text:p>7.199999809</text:p>
          </table:table-cell>
          <table:table-cell table:formula="of:=IFERROR(VLOOKUP([.$A23]; [$2014worlddev.$A$1:.$O$218]; COLUMN([.O4]); 0);&quot;&quot;)" office:value-type="float" office:value="4.284" calcext:value-type="float">
            <text:p>4.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158" calcext:value-type="float">
            <text:p>158</text:p>
          </table:table-cell>
          <table:table-cell office:value-type="float" office:value="0.505" calcext:value-type="float">
            <text:p>0.505</text:p>
          </table:table-cell>
          <table:table-cell office:value-type="float" office:value="62.6" calcext:value-type="float">
            <text:p>62.6</text:p>
          </table:table-cell>
          <table:table-cell office:value-type="float" office:value="9.9" calcext:value-type="float">
            <text:p>9.9</text:p>
          </table:table-cell>
          <table:table-cell office:value-type="float" office:value="4" calcext:value-type="float">
            <text:p>4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Low</text:p>
          </table:table-cell>
          <table:table-cell table:formula="of:=IFERROR(VLOOKUP([.$A24]; [$continents.$A$1:.$C$250]; COLUMN([.B41]); 0);&quot;&quot;)" office:value-type="string" office:string-value="Oceania" calcext:value-type="string">
            <text:p>Oceania</text:p>
          </table:table-cell>
          <table:table-cell table:formula="of:=IFERROR(VLOOKUP([.$A24]; [$continents.$A$1:.$C$250]; COLUMN([.C41]); 0);&quot;&quot;)" office:value-type="string" office:string-value="Melanesia" calcext:value-type="string">
            <text:p>Melanesia</text:p>
          </table:table-cell>
          <table:table-cell table:formula="of:=IFERROR(VLOOKUP([.$A24]; [$2014gini.$A$1:.$B$146]; COLUMN([.B41]); 0);&quot;&quot;)" office:value-type="float" office:value="50.9" calcext:value-type="float">
            <text:p>50.9</text:p>
          </table:table-cell>
          <table:table-cell table:formula="of:=IFERROR(VLOOKUP([.$A24]; [$2014worlddev.$A$1:.$O$218]; COLUMN([.B41]); 0);&quot;&quot;)" office:value-type="float" office:value="9.38" calcext:value-type="float">
            <text:p>9.38</text:p>
          </table:table-cell>
          <table:table-cell table:formula="of:=IFERROR(VLOOKUP([.$A24]; [$2014worlddev.$A$1:.$O$218]; COLUMN([.C41]); 0);&quot;&quot;)" office:value-type="float" office:value="48.25570306" calcext:value-type="float">
            <text:p>48.25570306</text:p>
          </table:table-cell>
          <table:table-cell table:formula="of:=IFERROR(VLOOKUP([.$A24]; [$2014worlddev.$A$1:.$O$218]; COLUMN([.D41]); 0);&quot;&quot;)" office:value-type="float" office:value="0.663818758" calcext:value-type="float">
            <text:p>0.663818758</text:p>
          </table:table-cell>
          <table:table-cell table:formula="of:=IFERROR(VLOOKUP([.$A24]; [$2014worlddev.$A$1:.$O$218]; COLUMN([.E41]); 0);&quot;&quot;)" office:value-type="float" office:value="2.094693178" calcext:value-type="float">
            <text:p>2.094693178</text:p>
          </table:table-cell>
          <table:table-cell table:formula="of:=IFERROR(VLOOKUP([.$A24]; [$2014worlddev.$A$1:.$O$218]; COLUMN([.F41]); 0);&quot;&quot;)" office:value-type="float" office:value="16.48098088" calcext:value-type="float">
            <text:p>16.48098088</text:p>
          </table:table-cell>
          <table:table-cell table:formula="of:=IFERROR(VLOOKUP([.$A24]; [$2014worlddev.$A$1:.$O$218]; COLUMN([.G41]); 0);&quot;&quot;)" office:value-type="float" office:value="37.5392121" calcext:value-type="float">
            <text:p>37.5392121</text:p>
          </table:table-cell>
          <table:table-cell table:formula="of:=IFERROR(VLOOKUP([.$A24]; [$2014worlddev.$A$1:.$O$218]; COLUMN([.H41]); 0);&quot;&quot;)" office:value-type="float" office:value="59.49762426" calcext:value-type="float">
            <text:p>59.49762426</text:p>
          </table:table-cell>
          <table:table-cell table:formula="of:=IFERROR(VLOOKUP([.$A24]; [$2014worlddev.$A$1:.$O$218]; COLUMN([.I41]); 0);&quot;&quot;)" office:value-type="float" office:value="2.963163641" calcext:value-type="float">
            <text:p>2.963163641</text:p>
          </table:table-cell>
          <table:table-cell table:formula="of:=IFERROR(VLOOKUP([.$A24]; [$2014worlddev.$A$1:.$O$218]; COLUMN([.J41]); 0);&quot;&quot;)" office:value-type="float" office:value="7463577" calcext:value-type="float">
            <text:p>7463577</text:p>
          </table:table-cell>
          <table:table-cell table:formula="of:=IFERROR(VLOOKUP([.$A24]; [$2014worlddev.$A$1:.$O$218]; COLUMN([.K41]); 0);&quot;&quot;)" office:value-type="float" office:value="4929" calcext:value-type="float">
            <text:p>4929</text:p>
          </table:table-cell>
          <table:table-cell table:formula="of:=IFERROR(VLOOKUP([.$A24]; [$2014worlddev.$A$1:.$O$218]; COLUMN([.L41]); 0);&quot;&quot;)" office:value-type="float" office:value="288" calcext:value-type="float">
            <text:p>288</text:p>
          </table:table-cell>
          <table:table-cell table:formula="of:=IFERROR(VLOOKUP([.$A24]; [$2014worlddev.$A$1:.$O$218]; COLUMN([.M41]); 0);&quot;&quot;)" office:value-type="float" office:value="87.015" calcext:value-type="float">
            <text:p>87.015</text:p>
          </table:table-cell>
          <table:table-cell table:formula="of:=IFERROR(VLOOKUP([.$A24]; [$2014worlddev.$A$1:.$O$218]; COLUMN([.N41]); 0);&quot;&quot;)" office:value-type="float" office:value="2.5" calcext:value-type="float">
            <text:p>2.5</text:p>
          </table:table-cell>
          <table:table-cell table:formula="of:=IFERROR(VLOOKUP([.$A24]; [$2014worlddev.$A$1:.$O$218]; COLUMN([.O41]); 0);&quot;&quot;)" office:value-type="float" office:value="3.757" calcext:value-type="float">
            <text:p>3.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48" calcext:value-type="float">
            <text:p>148</text:p>
          </table:table-cell>
          <table:table-cell office:value-type="float" office:value="0.536" calcext:value-type="float">
            <text:p>0.536</text:p>
          </table:table-cell>
          <table:table-cell office:value-type="float" office:value="65.9" calcext:value-type="float">
            <text:p>65.9</text:p>
          </table:table-cell>
          <table:table-cell office:value-type="float" office:value="8.6" calcext:value-type="float">
            <text:p>8.6</text:p>
          </table:table-cell>
          <table:table-cell office:value-type="float" office:value="4.1" calcext:value-type="float">
            <text:p>4.1</text:p>
          </table:table-cell>
          <table:table-cell office:value-type="float" office:value="4608" calcext:value-type="float">
            <text:p>4608</text:p>
          </table:table-cell>
          <table:table-cell office:value-type="string" calcext:value-type="string">
            <text:p>Low</text:p>
          </table:table-cell>
          <table:table-cell table:formula="of:=IFERROR(VLOOKUP([.$A25]; [$continents.$A$1:.$C$250]; COLUMN([.B37]); 0);&quot;&quot;)" office:value-type="string" office:string-value="Asia" calcext:value-type="string">
            <text:p>Asia</text:p>
          </table:table-cell>
          <table:table-cell table:formula="of:=IFERROR(VLOOKUP([.$A25]; [$continents.$A$1:.$C$250]; COLUMN([.C37]); 0);&quot;&quot;)" office:value-type="string" office:string-value="South-Eastern Asia" calcext:value-type="string">
            <text:p>South-Eastern Asia</text:p>
          </table:table-cell>
          <table:table-cell table:formula="of:=IFERROR(VLOOKUP([.$A25]; [$2014gini.$A$1:.$B$146]; COLUMN([.B37]); 0);&quot;&quot;)">
            <text:p/>
          </table:table-cell>
          <table:table-cell table:formula="of:=IFERROR(VLOOKUP([.$A25]; [$2014worlddev.$A$1:.$O$218]; COLUMN([.B37]); 0);&quot;&quot;)" office:value-type="float" office:value="2.1" calcext:value-type="float">
            <text:p>2.1</text:p>
          </table:table-cell>
          <table:table-cell table:formula="of:=IFERROR(VLOOKUP([.$A25]; [$2014worlddev.$A$1:.$O$218]; COLUMN([.C37]); 0);&quot;&quot;)" office:value-type="float" office:value="49.42132503" calcext:value-type="float">
            <text:p>49.42132503</text:p>
          </table:table-cell>
          <table:table-cell table:formula="of:=IFERROR(VLOOKUP([.$A25]; [$2014worlddev.$A$1:.$O$218]; COLUMN([.D37]); 0);&quot;&quot;)" office:value-type="float" office:value="3.688628145" calcext:value-type="float">
            <text:p>3.688628145</text:p>
          </table:table-cell>
          <table:table-cell table:formula="of:=IFERROR(VLOOKUP([.$A25]; [$2014worlddev.$A$1:.$O$218]; COLUMN([.E37]); 0);&quot;&quot;)" office:value-type="float" office:value="0.85196116" calcext:value-type="float">
            <text:p>0.85196116</text:p>
          </table:table-cell>
          <table:table-cell table:formula="of:=IFERROR(VLOOKUP([.$A25]; [$2014worlddev.$A$1:.$O$218]; COLUMN([.F37]); 0);&quot;&quot;)" office:value-type="float" office:value="81.8232973" calcext:value-type="float">
            <text:p>81.8232973</text:p>
          </table:table-cell>
          <table:table-cell table:formula="of:=IFERROR(VLOOKUP([.$A25]; [$2014worlddev.$A$1:.$O$218]; COLUMN([.G37]); 0);&quot;&quot;)" office:value-type="float" office:value="28.05739542" calcext:value-type="float">
            <text:p>28.05739542</text:p>
          </table:table-cell>
          <table:table-cell table:formula="of:=IFERROR(VLOOKUP([.$A25]; [$2014worlddev.$A$1:.$O$218]; COLUMN([.H37]); 0);&quot;&quot;)" office:value-type="float" office:value="66.70083453" calcext:value-type="float">
            <text:p>66.70083453</text:p>
          </table:table-cell>
          <table:table-cell table:formula="of:=IFERROR(VLOOKUP([.$A25]; [$2014worlddev.$A$1:.$O$218]; COLUMN([.I37]); 0);&quot;&quot;)" office:value-type="float" office:value="5.241770057" calcext:value-type="float">
            <text:p>5.241770057</text:p>
          </table:table-cell>
          <table:table-cell table:formula="of:=IFERROR(VLOOKUP([.$A25]; [$2014worlddev.$A$1:.$O$218]; COLUMN([.J37]); 0);&quot;&quot;)" office:value-type="float" office:value="53437159" calcext:value-type="float">
            <text:p>53437159</text:p>
          </table:table-cell>
          <table:table-cell table:formula="of:=IFERROR(VLOOKUP([.$A25]; [$2014worlddev.$A$1:.$O$218]; COLUMN([.K37]); 0);&quot;&quot;)" office:value-type="float" office:value="0" calcext:value-type="float">
            <text:p>0</text:p>
          </table:table-cell>
          <table:table-cell table:formula="of:=IFERROR(VLOOKUP([.$A25]; [$2014worlddev.$A$1:.$O$218]; COLUMN([.L37]); 0);&quot;&quot;)" office:value-type="float" office:value="479006" calcext:value-type="float">
            <text:p>479006</text:p>
          </table:table-cell>
          <table:table-cell table:formula="of:=IFERROR(VLOOKUP([.$A25]; [$2014worlddev.$A$1:.$O$218]; COLUMN([.M37]); 0);&quot;&quot;)" office:value-type="float" office:value="66.449" calcext:value-type="float">
            <text:p>66.449</text:p>
          </table:table-cell>
          <table:table-cell table:formula="of:=IFERROR(VLOOKUP([.$A25]; [$2014worlddev.$A$1:.$O$218]; COLUMN([.N37]); 0);&quot;&quot;)" office:value-type="float" office:value="3.299999952" calcext:value-type="float">
            <text:p>3.299999952</text:p>
          </table:table-cell>
          <table:table-cell table:formula="of:=IFERROR(VLOOKUP([.$A25]; [$2014worlddev.$A$1:.$O$218]; COLUMN([.O37]); 0);&quot;&quot;)" office:value-type="float" office:value="2.204" calcext:value-type="float">
            <text:p>2.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77" calcext:value-type="float">
            <text:p>177</text:p>
          </table:table-cell>
          <table:table-cell office:value-type="float" office:value="0.43" calcext:value-type="float">
            <text:p>0.43</text:p>
          </table:table-cell>
          <table:table-cell office:value-type="float" office:value="60.9" calcext:value-type="float">
            <text:p>60.9</text:p>
          </table:table-cell>
          <table:table-cell office:value-type="float" office:value="9.5" calcext:value-type="float">
            <text:p>9.5</text:p>
          </table:table-cell>
          <table:table-cell office:value-type="float" office:value="4.1" calcext:value-type="float">
            <text:p>4.1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Low</text:p>
          </table:table-cell>
          <table:table-cell table:formula="of:=IFERROR(VLOOKUP([.$A26]; [$continents.$A$1:.$C$250]; COLUMN([.B56]); 0);&quot;&quot;)" office:value-type="string" office:string-value="Africa" calcext:value-type="string">
            <text:p>Africa</text:p>
          </table:table-cell>
          <table:table-cell table:formula="of:=IFERROR(VLOOKUP([.$A26]; [$continents.$A$1:.$C$250]; COLUMN([.C56]); 0);&quot;&quot;)" office:value-type="string" office:string-value="Western Africa" calcext:value-type="string">
            <text:p>Western Africa</text:p>
          </table:table-cell>
          <table:table-cell table:formula="of:=IFERROR(VLOOKUP([.$A26]; [$2014gini.$A$1:.$B$146]; COLUMN([.B56]); 0);&quot;&quot;)">
            <text:p/>
          </table:table-cell>
          <table:table-cell table:formula="of:=IFERROR(VLOOKUP([.$A26]; [$2014worlddev.$A$1:.$O$218]; COLUMN([.B56]); 0);&quot;&quot;)" office:value-type="float" office:value="5.41" calcext:value-type="float">
            <text:p>5.41</text:p>
          </table:table-cell>
          <table:table-cell table:formula="of:=IFERROR(VLOOKUP([.$A26]; [$2014worlddev.$A$1:.$O$218]; COLUMN([.C56]); 0);&quot;&quot;)" office:value-type="float" office:value="47.40859318" calcext:value-type="float">
            <text:p>47.40859318</text:p>
          </table:table-cell>
          <table:table-cell table:formula="of:=IFERROR(VLOOKUP([.$A26]; [$2014worlddev.$A$1:.$O$218]; COLUMN([.D56]); 0);&quot;&quot;)" office:value-type="float" office:value="0.714580229" calcext:value-type="float">
            <text:p>0.714580229</text:p>
          </table:table-cell>
          <table:table-cell table:formula="of:=IFERROR(VLOOKUP([.$A26]; [$2014worlddev.$A$1:.$O$218]; COLUMN([.E56]); 0);&quot;&quot;)" office:value-type="float" office:value="2.367408337" calcext:value-type="float">
            <text:p>2.367408337</text:p>
          </table:table-cell>
          <table:table-cell table:formula="of:=IFERROR(VLOOKUP([.$A26]; [$2014worlddev.$A$1:.$O$218]; COLUMN([.F56]); 0);&quot;&quot;)" office:value-type="float" office:value="45.64528654" calcext:value-type="float">
            <text:p>45.64528654</text:p>
          </table:table-cell>
          <table:table-cell table:formula="of:=IFERROR(VLOOKUP([.$A26]; [$2014worlddev.$A$1:.$O$218]; COLUMN([.G56]); 0);&quot;&quot;)" office:value-type="float" office:value="42.61173637" calcext:value-type="float">
            <text:p>42.61173637</text:p>
          </table:table-cell>
          <table:table-cell table:formula="of:=IFERROR(VLOOKUP([.$A26]; [$2014worlddev.$A$1:.$O$218]; COLUMN([.H56]); 0);&quot;&quot;)" office:value-type="float" office:value="54.3678299" calcext:value-type="float">
            <text:p>54.3678299</text:p>
          </table:table-cell>
          <table:table-cell table:formula="of:=IFERROR(VLOOKUP([.$A26]; [$2014worlddev.$A$1:.$O$218]; COLUMN([.I56]); 0);&quot;&quot;)" office:value-type="float" office:value="3.020433731" calcext:value-type="float">
            <text:p>3.020433731</text:p>
          </table:table-cell>
          <table:table-cell table:formula="of:=IFERROR(VLOOKUP([.$A26]; [$2014worlddev.$A$1:.$O$218]; COLUMN([.J56]); 0);&quot;&quot;)" office:value-type="float" office:value="4396554" calcext:value-type="float">
            <text:p>4396554</text:p>
          </table:table-cell>
          <table:table-cell table:formula="of:=IFERROR(VLOOKUP([.$A26]; [$2014worlddev.$A$1:.$O$218]; COLUMN([.K56]); 0);&quot;&quot;)" office:value-type="float" office:value="38587" calcext:value-type="float">
            <text:p>38587</text:p>
          </table:table-cell>
          <table:table-cell table:formula="of:=IFERROR(VLOOKUP([.$A26]; [$2014worlddev.$A$1:.$O$218]; COLUMN([.L56]); 0);&quot;&quot;)" office:value-type="float" office:value="13572" calcext:value-type="float">
            <text:p>13572</text:p>
          </table:table-cell>
          <table:table-cell table:formula="of:=IFERROR(VLOOKUP([.$A26]; [$2014worlddev.$A$1:.$O$218]; COLUMN([.M56]); 0);&quot;&quot;)" office:value-type="float" office:value="50.692" calcext:value-type="float">
            <text:p>50.692</text:p>
          </table:table-cell>
          <table:table-cell table:formula="of:=IFERROR(VLOOKUP([.$A26]; [$2014worlddev.$A$1:.$O$218]; COLUMN([.N56]); 0);&quot;&quot;)" office:value-type="float" office:value="3.799999952" calcext:value-type="float">
            <text:p>3.799999952</text:p>
          </table:table-cell>
          <table:table-cell table:formula="of:=IFERROR(VLOOKUP([.$A26]; [$2014worlddev.$A$1:.$O$218]; COLUMN([.O56]); 0);&quot;&quot;)" office:value-type="float" office:value="4.719" calcext:value-type="float">
            <text:p>4.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87" calcext:value-type="float">
            <text:p>187</text:p>
          </table:table-cell>
          <table:table-cell office:value-type="float" office:value="0.35" calcext:value-type="float">
            <text:p>0.35</text:p>
          </table:table-cell>
          <table:table-cell office:value-type="float" office:value="50.7" calcext:value-type="float">
            <text:p>50.7</text:p>
          </table:table-cell>
          <table:table-cell office:value-type="float" office:value="7.2" calcext:value-type="float">
            <text:p>7.2</text:p>
          </table:table-cell>
          <table:table-cell office:value-type="float" office:value="4.2" calcext:value-type="float">
            <text:p>4.2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Low</text:p>
          </table:table-cell>
          <table:table-cell table:formula="of:=IFERROR(VLOOKUP([.$A27]; [$continents.$A$1:.$C$250]; COLUMN([.B23]); 0);&quot;&quot;)" office:value-type="string" office:string-value="Africa" calcext:value-type="string">
            <text:p>Africa</text:p>
          </table:table-cell>
          <table:table-cell table:formula="of:=IFERROR(VLOOKUP([.$A27]; [$continents.$A$1:.$C$250]; COLUMN([.C23]); 0);&quot;&quot;)" office:value-type="string" office:string-value="Middle Africa" calcext:value-type="string">
            <text:p>Middle Africa</text:p>
          </table:table-cell>
          <table:table-cell table:formula="of:=IFERROR(VLOOKUP([.$A27]; [$2014gini.$A$1:.$B$146]; COLUMN([.B23]); 0);&quot;&quot;)" office:value-type="float" office:value="61.3" calcext:value-type="float">
            <text:p>61.3</text:p>
          </table:table-cell>
          <table:table-cell table:formula="of:=IFERROR(VLOOKUP([.$A27]; [$2014worlddev.$A$1:.$O$218]; COLUMN([.B23]); 0);&quot;&quot;)" office:value-type="float" office:value="4.03" calcext:value-type="float">
            <text:p>4.03</text:p>
          </table:table-cell>
          <table:table-cell table:formula="of:=IFERROR(VLOOKUP([.$A27]; [$2014worlddev.$A$1:.$O$218]; COLUMN([.C23]); 0);&quot;&quot;)" office:value-type="float" office:value="47.09557465" calcext:value-type="float">
            <text:p>47.09557465</text:p>
          </table:table-cell>
          <table:table-cell/>
          <table:table-cell table:formula="of:=IFERROR(VLOOKUP([.$A27]; [$2014worlddev.$A$1:.$O$218]; COLUMN([.E23]); 0);&quot;&quot;)" office:value-type="float" office:value="1.968283386" calcext:value-type="float">
            <text:p>1.968283386</text:p>
          </table:table-cell>
          <table:table-cell table:formula="of:=IFERROR(VLOOKUP([.$A27]; [$2014worlddev.$A$1:.$O$218]; COLUMN([.F23]); 0);&quot;&quot;)" office:value-type="float" office:value="7.711830235" calcext:value-type="float">
            <text:p>7.711830235</text:p>
          </table:table-cell>
          <table:table-cell table:formula="of:=IFERROR(VLOOKUP([.$A27]; [$2014worlddev.$A$1:.$O$218]; COLUMN([.G23]); 0);&quot;&quot;)" office:value-type="float" office:value="39.38829169" calcext:value-type="float">
            <text:p>39.38829169</text:p>
          </table:table-cell>
          <table:table-cell table:formula="of:=IFERROR(VLOOKUP([.$A27]; [$2014worlddev.$A$1:.$O$218]; COLUMN([.H23]); 0);&quot;&quot;)" office:value-type="float" office:value="56.74312431" calcext:value-type="float">
            <text:p>56.74312431</text:p>
          </table:table-cell>
          <table:table-cell table:formula="of:=IFERROR(VLOOKUP([.$A27]; [$2014worlddev.$A$1:.$O$218]; COLUMN([.I23]); 0);&quot;&quot;)" office:value-type="float" office:value="3.868583998" calcext:value-type="float">
            <text:p>3.868583998</text:p>
          </table:table-cell>
          <table:table-cell table:formula="of:=IFERROR(VLOOKUP([.$A27]; [$2014worlddev.$A$1:.$O$218]; COLUMN([.J23]); 0);&quot;&quot;)" office:value-type="float" office:value="4804316" calcext:value-type="float">
            <text:p>4804316</text:p>
          </table:table-cell>
          <table:table-cell table:formula="of:=IFERROR(VLOOKUP([.$A27]; [$2014worlddev.$A$1:.$O$218]; COLUMN([.K23]); 0);&quot;&quot;)" office:value-type="float" office:value="7694" calcext:value-type="float">
            <text:p>7694</text:p>
          </table:table-cell>
          <table:table-cell table:formula="of:=IFERROR(VLOOKUP([.$A27]; [$2014worlddev.$A$1:.$O$218]; COLUMN([.L23]); 0);&quot;&quot;)" office:value-type="float" office:value="412041" calcext:value-type="float">
            <text:p>412041</text:p>
          </table:table-cell>
          <table:table-cell table:formula="of:=IFERROR(VLOOKUP([.$A27]; [$2014worlddev.$A$1:.$O$218]; COLUMN([.M23]); 0);&quot;&quot;)" office:value-type="float" office:value="60.241" calcext:value-type="float">
            <text:p>60.241</text:p>
          </table:table-cell>
          <table:table-cell table:formula="of:=IFERROR(VLOOKUP([.$A27]; [$2014worlddev.$A$1:.$O$218]; COLUMN([.N23]); 0);&quot;&quot;)" office:value-type="float" office:value="7.400000095" calcext:value-type="float">
            <text:p>7.400000095</text:p>
          </table:table-cell>
          <table:table-cell table:formula="of:=IFERROR(VLOOKUP([.$A27]; [$2014worlddev.$A$1:.$O$218]; COLUMN([.O23]); 0);&quot;&quot;)" office:value-type="float" office:value="4.286" calcext:value-type="float">
            <text:p>4.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172" calcext:value-type="float">
            <text:p>172</text:p>
          </table:table-cell>
          <table:table-cell office:value-type="float" office:value="0.462" calcext:value-type="float">
            <text:p>0.462</text:p>
          </table:table-cell>
          <table:table-cell office:value-type="float" office:value="51.5" calcext:value-type="float">
            <text:p>51.5</text:p>
          </table:table-cell>
          <table:table-cell office:value-type="float" office:value="8.9" calcext:value-type="float">
            <text:p>8.9</text:p>
          </table:table-cell>
          <table:table-cell office:value-type="float" office:value="4.3" calcext:value-type="float">
            <text:p>4.3</text:p>
          </table:table-cell>
          <table:table-cell office:value-type="float" office:value="3171" calcext:value-type="float">
            <text:p>3171</text:p>
          </table:table-cell>
          <table:table-cell office:value-type="string" calcext:value-type="string">
            <text:p>Low</text:p>
          </table:table-cell>
          <table:table-cell table:formula="of:=IFERROR(VLOOKUP([.$A28]; [$continents.$A$1:.$C$250]; COLUMN([.B16]); 0);&quot;&quot;)" office:value-type="string" office:string-value="Africa" calcext:value-type="string">
            <text:p>Africa</text:p>
          </table:table-cell>
          <table:table-cell table:formula="of:=IFERROR(VLOOKUP([.$A28]; [$continents.$A$1:.$C$250]; COLUMN([.C16]); 0);&quot;&quot;)" office:value-type="string" office:string-value="Western Africa" calcext:value-type="string">
            <text:p>Western Africa</text:p>
          </table:table-cell>
          <table:table-cell table:formula="of:=IFERROR(VLOOKUP([.$A28]; [$2014gini.$A$1:.$B$146]; COLUMN([.B16]); 0);&quot;&quot;)" office:value-type="float" office:value="41.5" calcext:value-type="float">
            <text:p>41.5</text:p>
          </table:table-cell>
          <table:table-cell table:formula="of:=IFERROR(VLOOKUP([.$A28]; [$2014worlddev.$A$1:.$O$218]; COLUMN([.B16]); 0);&quot;&quot;)" office:value-type="float" office:value="14.6" calcext:value-type="float">
            <text:p>14.6</text:p>
          </table:table-cell>
          <table:table-cell table:formula="of:=IFERROR(VLOOKUP([.$A28]; [$2014worlddev.$A$1:.$O$218]; COLUMN([.C16]); 0);&quot;&quot;)" office:value-type="float" office:value="37.96400763" calcext:value-type="float">
            <text:p>37.96400763</text:p>
          </table:table-cell>
          <table:table-cell table:formula="of:=IFERROR(VLOOKUP([.$A28]; [$2014worlddev.$A$1:.$O$218]; COLUMN([.D16]); 0);&quot;&quot;)" office:value-type="float" office:value="1.521768107" calcext:value-type="float">
            <text:p>1.521768107</text:p>
          </table:table-cell>
          <table:table-cell table:formula="of:=IFERROR(VLOOKUP([.$A28]; [$2014worlddev.$A$1:.$O$218]; COLUMN([.E16]); 0);&quot;&quot;)" office:value-type="float" office:value="2.44243261" calcext:value-type="float">
            <text:p>2.44243261</text:p>
          </table:table-cell>
          <table:table-cell table:formula="of:=IFERROR(VLOOKUP([.$A28]; [$2014worlddev.$A$1:.$O$218]; COLUMN([.F16]); 0);&quot;&quot;)" office:value-type="float" office:value="69.67643711" calcext:value-type="float">
            <text:p>69.67643711</text:p>
          </table:table-cell>
          <table:table-cell table:formula="of:=IFERROR(VLOOKUP([.$A28]; [$2014worlddev.$A$1:.$O$218]; COLUMN([.G16]); 0);&quot;&quot;)" office:value-type="float" office:value="42.72496856" calcext:value-type="float">
            <text:p>42.72496856</text:p>
          </table:table-cell>
          <table:table-cell table:formula="of:=IFERROR(VLOOKUP([.$A28]; [$2014worlddev.$A$1:.$O$218]; COLUMN([.H16]); 0);&quot;&quot;)" office:value-type="float" office:value="54.24016773" calcext:value-type="float">
            <text:p>54.24016773</text:p>
          </table:table-cell>
          <table:table-cell table:formula="of:=IFERROR(VLOOKUP([.$A28]; [$2014worlddev.$A$1:.$O$218]; COLUMN([.I16]); 0);&quot;&quot;)" office:value-type="float" office:value="3.034863712" calcext:value-type="float">
            <text:p>3.034863712</text:p>
          </table:table-cell>
          <table:table-cell table:formula="of:=IFERROR(VLOOKUP([.$A28]; [$2014worlddev.$A$1:.$O$218]; COLUMN([.J16]); 0);&quot;&quot;)" office:value-type="float" office:value="22157107" calcext:value-type="float">
            <text:p>22157107</text:p>
          </table:table-cell>
          <table:table-cell table:formula="of:=IFERROR(VLOOKUP([.$A28]; [$2014worlddev.$A$1:.$O$218]; COLUMN([.K16]); 0);&quot;&quot;)" office:value-type="float" office:value="1925" calcext:value-type="float">
            <text:p>1925</text:p>
          </table:table-cell>
          <table:table-cell table:formula="of:=IFERROR(VLOOKUP([.$A28]; [$2014worlddev.$A$1:.$O$218]; COLUMN([.L16]); 0);&quot;&quot;)" office:value-type="float" office:value="71966" calcext:value-type="float">
            <text:p>71966</text:p>
          </table:table-cell>
          <table:table-cell table:formula="of:=IFERROR(VLOOKUP([.$A28]; [$2014worlddev.$A$1:.$O$218]; COLUMN([.M16]); 0);&quot;&quot;)" office:value-type="float" office:value="46.521" calcext:value-type="float">
            <text:p>46.521</text:p>
          </table:table-cell>
          <table:table-cell table:formula="of:=IFERROR(VLOOKUP([.$A28]; [$2014worlddev.$A$1:.$O$218]; COLUMN([.N16]); 0);&quot;&quot;)" office:value-type="float" office:value="4" calcext:value-type="float">
            <text:p>4</text:p>
          </table:table-cell>
          <table:table-cell table:formula="of:=IFERROR(VLOOKUP([.$A28]; [$2014worlddev.$A$1:.$O$218]; COLUMN([.O16]); 0);&quot;&quot;)" office:value-type="float" office:value="5.001" calcext:value-type="float">
            <text:p>5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73" calcext:value-type="float">
            <text:p>173</text:p>
          </table:table-cell>
          <table:table-cell office:value-type="float" office:value="0.445" calcext:value-type="float">
            <text:p>0.445</text:p>
          </table:table-cell>
          <table:table-cell office:value-type="float" office:value="62.8" calcext:value-type="float">
            <text:p>62.8</text:p>
          </table:table-cell>
          <table:table-cell office:value-type="float" office:value="10.8" calcext:value-type="float">
            <text:p>10.8</text:p>
          </table:table-cell>
          <table:table-cell office:value-type="float" office:value="4.3" calcext:value-type="float">
            <text:p>4.3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Low</text:p>
          </table:table-cell>
          <table:table-cell table:formula="of:=IFERROR(VLOOKUP([.$A29]; [$continents.$A$1:.$C$250]; COLUMN([.B28]); 0);&quot;&quot;)" office:value-type="string" office:string-value="Africa" calcext:value-type="string">
            <text:p>Africa</text:p>
          </table:table-cell>
          <table:table-cell table:formula="of:=IFERROR(VLOOKUP([.$A29]; [$continents.$A$1:.$C$250]; COLUMN([.C28]); 0);&quot;&quot;)" office:value-type="string" office:string-value="Eastern Africa" calcext:value-type="string">
            <text:p>Eastern Africa</text:p>
          </table:table-cell>
          <table:table-cell table:formula="of:=IFERROR(VLOOKUP([.$A29]; [$2014gini.$A$1:.$B$146]; COLUMN([.B28]); 0);&quot;&quot;)" office:value-type="float" office:value="39" calcext:value-type="float">
            <text:p>39</text:p>
          </table:table-cell>
          <table:table-cell table:formula="of:=IFERROR(VLOOKUP([.$A29]; [$2014worlddev.$A$1:.$O$218]; COLUMN([.B28]); 0);&quot;&quot;)" office:value-type="float" office:value="5.83" calcext:value-type="float">
            <text:p>5.83</text:p>
          </table:table-cell>
          <table:table-cell table:formula="of:=IFERROR(VLOOKUP([.$A29]; [$2014worlddev.$A$1:.$O$218]; COLUMN([.C28]); 0);&quot;&quot;)" office:value-type="float" office:value="51.36578267" calcext:value-type="float">
            <text:p>51.36578267</text:p>
          </table:table-cell>
          <table:table-cell table:formula="of:=IFERROR(VLOOKUP([.$A29]; [$2014worlddev.$A$1:.$O$218]; COLUMN([.D28]); 0);&quot;&quot;)" office:value-type="float" office:value="0.891434486" calcext:value-type="float">
            <text:p>0.891434486</text:p>
          </table:table-cell>
          <table:table-cell table:formula="of:=IFERROR(VLOOKUP([.$A29]; [$2014worlddev.$A$1:.$O$218]; COLUMN([.E28]); 0);&quot;&quot;)" office:value-type="float" office:value="3.072287728" calcext:value-type="float">
            <text:p>3.072287728</text:p>
          </table:table-cell>
          <table:table-cell table:formula="of:=IFERROR(VLOOKUP([.$A29]; [$2014worlddev.$A$1:.$O$218]; COLUMN([.F28]); 0);&quot;&quot;)" office:value-type="float" office:value="177.0815974" calcext:value-type="float">
            <text:p>177.0815974</text:p>
          </table:table-cell>
          <table:table-cell table:formula="of:=IFERROR(VLOOKUP([.$A29]; [$2014worlddev.$A$1:.$O$218]; COLUMN([.G28]); 0);&quot;&quot;)" office:value-type="float" office:value="45.36089989" calcext:value-type="float">
            <text:p>45.36089989</text:p>
          </table:table-cell>
          <table:table-cell table:formula="of:=IFERROR(VLOOKUP([.$A29]; [$2014worlddev.$A$1:.$O$218]; COLUMN([.H28]); 0);&quot;&quot;)" office:value-type="float" office:value="51.22394971" calcext:value-type="float">
            <text:p>51.22394971</text:p>
          </table:table-cell>
          <table:table-cell table:formula="of:=IFERROR(VLOOKUP([.$A29]; [$2014worlddev.$A$1:.$O$218]; COLUMN([.I28]); 0);&quot;&quot;)" office:value-type="float" office:value="3.415150402" calcext:value-type="float">
            <text:p>3.415150402</text:p>
          </table:table-cell>
          <table:table-cell table:formula="of:=IFERROR(VLOOKUP([.$A29]; [$2014worlddev.$A$1:.$O$218]; COLUMN([.J28]); 0);&quot;&quot;)" office:value-type="float" office:value="16695253" calcext:value-type="float">
            <text:p>16695253</text:p>
          </table:table-cell>
          <table:table-cell table:formula="of:=IFERROR(VLOOKUP([.$A29]; [$2014worlddev.$A$1:.$O$218]; COLUMN([.K28]); 0);&quot;&quot;)" office:value-type="float" office:value="5874" calcext:value-type="float">
            <text:p>5874</text:p>
          </table:table-cell>
          <table:table-cell table:formula="of:=IFERROR(VLOOKUP([.$A29]; [$2014worlddev.$A$1:.$O$218]; COLUMN([.L28]); 0);&quot;&quot;)" office:value-type="float" office:value="361" calcext:value-type="float">
            <text:p>361</text:p>
          </table:table-cell>
          <table:table-cell table:formula="of:=IFERROR(VLOOKUP([.$A29]; [$2014worlddev.$A$1:.$O$218]; COLUMN([.M28]); 0);&quot;&quot;)" office:value-type="float" office:value="83.898" calcext:value-type="float">
            <text:p>83.898</text:p>
          </table:table-cell>
          <table:table-cell table:formula="of:=IFERROR(VLOOKUP([.$A29]; [$2014worlddev.$A$1:.$O$218]; COLUMN([.N28]); 0);&quot;&quot;)" office:value-type="float" office:value="7.5" calcext:value-type="float">
            <text:p>7.5</text:p>
          </table:table-cell>
          <table:table-cell table:formula="of:=IFERROR(VLOOKUP([.$A29]; [$2014worlddev.$A$1:.$O$218]; COLUMN([.O28]); 0);&quot;&quot;)" office:value-type="float" office:value="5.129" calcext:value-type="float">
            <text:p>5.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26" calcext:value-type="float">
            <text:p>126</text:p>
          </table:table-cell>
          <table:table-cell office:value-type="float" office:value="0.628" calcext:value-type="float">
            <text:p>0.628</text:p>
          </table:table-cell>
          <table:table-cell office:value-type="float" office:value="74" calcext:value-type="float">
            <text:p>74</text:p>
          </table:table-cell>
          <table:table-cell office:value-type="float" office:value="11.6" calcext:value-type="float">
            <text:p>11.6</text:p>
          </table:table-cell>
          <table:table-cell office:value-type="float" office:value="4.4" calcext:value-type="float">
            <text:p>4.4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Medium</text:p>
          </table:table-cell>
          <table:table-cell table:formula="of:=IFERROR(VLOOKUP([.$A30]; [$continents.$A$1:.$C$250]; COLUMN([.B53]); 0);&quot;&quot;)" office:value-type="string" office:string-value="Africa" calcext:value-type="string">
            <text:p>Africa</text:p>
          </table:table-cell>
          <table:table-cell table:formula="of:=IFERROR(VLOOKUP([.$A30]; [$continents.$A$1:.$C$250]; COLUMN([.C53]); 0);&quot;&quot;)" office:value-type="string" office:string-value="Northern Africa" calcext:value-type="string">
            <text:p>Northern Africa</text:p>
          </table:table-cell>
          <table:table-cell table:formula="of:=IFERROR(VLOOKUP([.$A30]; [$2014gini.$A$1:.$B$146]; COLUMN([.B53]); 0);&quot;&quot;)" office:value-type="float" office:value="40.9" calcext:value-type="float">
            <text:p>40.9</text:p>
          </table:table-cell>
          <table:table-cell table:formula="of:=IFERROR(VLOOKUP([.$A30]; [$2014worlddev.$A$1:.$O$218]; COLUMN([.B53]); 0);&quot;&quot;)" office:value-type="float" office:value="56.8" calcext:value-type="float">
            <text:p>56.8</text:p>
          </table:table-cell>
          <table:table-cell table:formula="of:=IFERROR(VLOOKUP([.$A30]; [$2014worlddev.$A$1:.$O$218]; COLUMN([.C53]); 0);&quot;&quot;)" office:value-type="float" office:value="27.03855965" calcext:value-type="float">
            <text:p>27.03855965</text:p>
          </table:table-cell>
          <table:table-cell table:formula="of:=IFERROR(VLOOKUP([.$A30]; [$2014worlddev.$A$1:.$O$218]; COLUMN([.D53]); 0);&quot;&quot;)" office:value-type="float" office:value="3.680270424" calcext:value-type="float">
            <text:p>3.680270424</text:p>
          </table:table-cell>
          <table:table-cell table:formula="of:=IFERROR(VLOOKUP([.$A30]; [$2014worlddev.$A$1:.$O$218]; COLUMN([.E53]); 0);&quot;&quot;)" office:value-type="float" office:value="1.390819379" calcext:value-type="float">
            <text:p>1.390819379</text:p>
          </table:table-cell>
          <table:table-cell table:formula="of:=IFERROR(VLOOKUP([.$A30]; [$2014worlddev.$A$1:.$O$218]; COLUMN([.F53]); 0);&quot;&quot;)" office:value-type="float" office:value="76.00538427" calcext:value-type="float">
            <text:p>76.00538427</text:p>
          </table:table-cell>
          <table:table-cell table:formula="of:=IFERROR(VLOOKUP([.$A30]; [$2014worlddev.$A$1:.$O$218]; COLUMN([.G53]); 0);&quot;&quot;)" office:value-type="float" office:value="27.32738282" calcext:value-type="float">
            <text:p>27.32738282</text:p>
          </table:table-cell>
          <table:table-cell table:formula="of:=IFERROR(VLOOKUP([.$A30]; [$2014worlddev.$A$1:.$O$218]; COLUMN([.H53]); 0);&quot;&quot;)" office:value-type="float" office:value="66.59343715" calcext:value-type="float">
            <text:p>66.59343715</text:p>
          </table:table-cell>
          <table:table-cell table:formula="of:=IFERROR(VLOOKUP([.$A30]; [$2014worlddev.$A$1:.$O$218]; COLUMN([.I53]); 0);&quot;&quot;)" office:value-type="float" office:value="6.079180034" calcext:value-type="float">
            <text:p>6.079180034</text:p>
          </table:table-cell>
          <table:table-cell table:formula="of:=IFERROR(VLOOKUP([.$A30]; [$2014worlddev.$A$1:.$O$218]; COLUMN([.J53]); 0);&quot;&quot;)" office:value-type="float" office:value="33921203" calcext:value-type="float">
            <text:p>33921203</text:p>
          </table:table-cell>
          <table:table-cell table:formula="of:=IFERROR(VLOOKUP([.$A30]; [$2014worlddev.$A$1:.$O$218]; COLUMN([.K53]); 0);&quot;&quot;)" office:value-type="float" office:value="1216" calcext:value-type="float">
            <text:p>1216</text:p>
          </table:table-cell>
          <table:table-cell table:formula="of:=IFERROR(VLOOKUP([.$A30]; [$2014worlddev.$A$1:.$O$218]; COLUMN([.L53]); 0);&quot;&quot;)" office:value-type="float" office:value="1539" calcext:value-type="float">
            <text:p>1539</text:p>
          </table:table-cell>
          <table:table-cell table:formula="of:=IFERROR(VLOOKUP([.$A30]; [$2014worlddev.$A$1:.$O$218]; COLUMN([.M53]); 0);&quot;&quot;)" office:value-type="float" office:value="40.301" calcext:value-type="float">
            <text:p>40.301</text:p>
          </table:table-cell>
          <table:table-cell table:formula="of:=IFERROR(VLOOKUP([.$A30]; [$2014worlddev.$A$1:.$O$218]; COLUMN([.N53]); 0);&quot;&quot;)" office:value-type="float" office:value="10.19999981" calcext:value-type="float">
            <text:p>10.19999981</text:p>
          </table:table-cell>
          <table:table-cell table:formula="of:=IFERROR(VLOOKUP([.$A30]; [$2014worlddev.$A$1:.$O$218]; COLUMN([.O53]); 0);&quot;&quot;)" office:value-type="float" office:value="2.515" calcext:value-type="float">
            <text:p>2.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133" calcext:value-type="float">
            <text:p>133</text:p>
          </table:table-cell>
          <table:table-cell office:value-type="float" office:value="0.595" calcext:value-type="float">
            <text:p>0.595</text:p>
          </table:table-cell>
          <table:table-cell office:value-type="float" office:value="68.2" calcext:value-type="float">
            <text:p>68.2</text:p>
          </table:table-cell>
          <table:table-cell office:value-type="float" office:value="11.7" calcext:value-type="float">
            <text:p>11.7</text:p>
          </table:table-cell>
          <table:table-cell office:value-type="float" office:value="4.4" calcext:value-type="float">
            <text:p>4.4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Medium</text:p>
          </table:table-cell>
          <table:table-cell table:formula="of:=IFERROR(VLOOKUP([.$A31]; [$continents.$A$1:.$C$250]; COLUMN([.B13]); 0);&quot;&quot;)" office:value-type="string" office:string-value="Asia" calcext:value-type="string">
            <text:p>Asia</text:p>
          </table:table-cell>
          <table:table-cell table:formula="of:=IFERROR(VLOOKUP([.$A31]; [$continents.$A$1:.$C$250]; COLUMN([.C13]); 0);&quot;&quot;)" office:value-type="string" office:string-value="South-Eastern Asia" calcext:value-type="string">
            <text:p>South-Eastern Asia</text:p>
          </table:table-cell>
          <table:table-cell table:formula="of:=IFERROR(VLOOKUP([.$A31]; [$2014gini.$A$1:.$B$146]; COLUMN([.B13]); 0);&quot;&quot;)" office:value-type="float" office:value="31.9" calcext:value-type="float">
            <text:p>31.9</text:p>
          </table:table-cell>
          <table:table-cell table:formula="of:=IFERROR(VLOOKUP([.$A31]; [$2014worlddev.$A$1:.$O$218]; COLUMN([.B13]); 0);&quot;&quot;)" office:value-type="float" office:value="1.14" calcext:value-type="float">
            <text:p>1.14</text:p>
          </table:table-cell>
          <table:table-cell table:formula="of:=IFERROR(VLOOKUP([.$A31]; [$2014worlddev.$A$1:.$O$218]; COLUMN([.C13]); 0);&quot;&quot;)" office:value-type="float" office:value="32.04563848" calcext:value-type="float">
            <text:p>32.04563848</text:p>
          </table:table-cell>
          <table:table-cell table:formula="of:=IFERROR(VLOOKUP([.$A31]; [$2014worlddev.$A$1:.$O$218]; COLUMN([.D13]); 0);&quot;&quot;)" office:value-type="float" office:value="2.160486212" calcext:value-type="float">
            <text:p>2.160486212</text:p>
          </table:table-cell>
          <table:table-cell table:formula="of:=IFERROR(VLOOKUP([.$A31]; [$2014worlddev.$A$1:.$O$218]; COLUMN([.E13]); 0);&quot;&quot;)" office:value-type="float" office:value="2.678725623" calcext:value-type="float">
            <text:p>2.678725623</text:p>
          </table:table-cell>
          <table:table-cell table:formula="of:=IFERROR(VLOOKUP([.$A31]; [$2014worlddev.$A$1:.$O$218]; COLUMN([.F13]); 0);&quot;&quot;)" office:value-type="float" office:value="81.5135844" calcext:value-type="float">
            <text:p>81.5135844</text:p>
          </table:table-cell>
          <table:table-cell table:formula="of:=IFERROR(VLOOKUP([.$A31]; [$2014worlddev.$A$1:.$O$218]; COLUMN([.G13]); 0);&quot;&quot;)" office:value-type="float" office:value="42.28718808" calcext:value-type="float">
            <text:p>42.28718808</text:p>
          </table:table-cell>
          <table:table-cell table:formula="of:=IFERROR(VLOOKUP([.$A31]; [$2014worlddev.$A$1:.$O$218]; COLUMN([.H13]); 0);&quot;&quot;)" office:value-type="float" office:value="52.22065736" calcext:value-type="float">
            <text:p>52.22065736</text:p>
          </table:table-cell>
          <table:table-cell table:formula="of:=IFERROR(VLOOKUP([.$A31]; [$2014worlddev.$A$1:.$O$218]; COLUMN([.I13]); 0);&quot;&quot;)" office:value-type="float" office:value="5.492154559" calcext:value-type="float">
            <text:p>5.492154559</text:p>
          </table:table-cell>
          <table:table-cell table:formula="of:=IFERROR(VLOOKUP([.$A31]; [$2014worlddev.$A$1:.$O$218]; COLUMN([.J13]); 0);&quot;&quot;)" office:value-type="float" office:value="1212107" calcext:value-type="float">
            <text:p>1212107</text:p>
          </table:table-cell>
          <table:table-cell table:formula="of:=IFERROR(VLOOKUP([.$A31]; [$2014worlddev.$A$1:.$O$218]; COLUMN([.K13]); 0);&quot;&quot;)" office:value-type="float" office:value="0" calcext:value-type="float">
            <text:p>0</text:p>
          </table:table-cell>
          <table:table-cell table:formula="of:=IFERROR(VLOOKUP([.$A31]; [$2014worlddev.$A$1:.$O$218]; COLUMN([.L13]); 0);&quot;&quot;)" office:value-type="float" office:value="13" calcext:value-type="float">
            <text:p>13</text:p>
          </table:table-cell>
          <table:table-cell table:formula="of:=IFERROR(VLOOKUP([.$A31]; [$2014worlddev.$A$1:.$O$218]; COLUMN([.M13]); 0);&quot;&quot;)" office:value-type="float" office:value="67.869" calcext:value-type="float">
            <text:p>67.869</text:p>
          </table:table-cell>
          <table:table-cell table:formula="of:=IFERROR(VLOOKUP([.$A31]; [$2014worlddev.$A$1:.$O$218]; COLUMN([.N13]); 0);&quot;&quot;)" office:value-type="float" office:value="4.699999809" calcext:value-type="float">
            <text:p>4.699999809</text:p>
          </table:table-cell>
          <table:table-cell table:formula="of:=IFERROR(VLOOKUP([.$A31]; [$2014worlddev.$A$1:.$O$218]; COLUMN([.O13]); 0);&quot;&quot;)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43" calcext:value-type="float">
            <text:p>143</text:p>
          </table:table-cell>
          <table:table-cell office:value-type="float" office:value="0.555" calcext:value-type="float">
            <text:p>0.555</text:p>
          </table:table-cell>
          <table:table-cell office:value-type="float" office:value="68.4" calcext:value-type="float">
            <text:p>68.4</text:p>
          </table:table-cell>
          <table:table-cell office:value-type="float" office:value="10.9" calcext:value-type="float">
            <text:p>10.9</text:p>
          </table:table-cell>
          <table:table-cell office:value-type="float" office:value="4.4" calcext:value-type="float">
            <text:p>4.4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Medium</text:p>
          </table:table-cell>
          <table:table-cell table:formula="of:=IFERROR(VLOOKUP([.$A32]; [$continents.$A$1:.$C$250]; COLUMN([.B42]); 0);&quot;&quot;)" office:value-type="string" office:string-value="Asia" calcext:value-type="string">
            <text:p>Asia</text:p>
          </table:table-cell>
          <table:table-cell table:formula="of:=IFERROR(VLOOKUP([.$A32]; [$continents.$A$1:.$C$250]; COLUMN([.C42]); 0);&quot;&quot;)" office:value-type="string" office:string-value="South-Eastern Asia" calcext:value-type="string">
            <text:p>South-Eastern Asia</text:p>
          </table:table-cell>
          <table:table-cell table:formula="of:=IFERROR(VLOOKUP([.$A32]; [$2014gini.$A$1:.$B$146]; COLUMN([.B42]); 0);&quot;&quot;)" office:value-type="float" office:value="37.9" calcext:value-type="float">
            <text:p>37.9</text:p>
          </table:table-cell>
          <table:table-cell table:formula="of:=IFERROR(VLOOKUP([.$A32]; [$2014worlddev.$A$1:.$O$218]; COLUMN([.B42]); 0);&quot;&quot;)" office:value-type="float" office:value="9" calcext:value-type="float">
            <text:p>9</text:p>
          </table:table-cell>
          <table:table-cell table:formula="of:=IFERROR(VLOOKUP([.$A32]; [$2014worlddev.$A$1:.$O$218]; COLUMN([.C42]); 0);&quot;&quot;)" office:value-type="float" office:value="49.82104875" calcext:value-type="float">
            <text:p>49.82104875</text:p>
          </table:table-cell>
          <table:table-cell table:formula="of:=IFERROR(VLOOKUP([.$A32]; [$2014worlddev.$A$1:.$O$218]; COLUMN([.D42]); 0);&quot;&quot;)" office:value-type="float" office:value="1.658979246" calcext:value-type="float">
            <text:p>1.658979246</text:p>
          </table:table-cell>
          <table:table-cell table:formula="of:=IFERROR(VLOOKUP([.$A32]; [$2014worlddev.$A$1:.$O$218]; COLUMN([.E42]); 0);&quot;&quot;)" office:value-type="float" office:value="1.641596126" calcext:value-type="float">
            <text:p>1.641596126</text:p>
          </table:table-cell>
          <table:table-cell table:formula="of:=IFERROR(VLOOKUP([.$A32]; [$2014worlddev.$A$1:.$O$218]; COLUMN([.F42]); 0);&quot;&quot;)" office:value-type="float" office:value="86.8351235" calcext:value-type="float">
            <text:p>86.8351235</text:p>
          </table:table-cell>
          <table:table-cell table:formula="of:=IFERROR(VLOOKUP([.$A32]; [$2014worlddev.$A$1:.$O$218]; COLUMN([.G42]); 0);&quot;&quot;)" office:value-type="float" office:value="31.80410195" calcext:value-type="float">
            <text:p>31.80410195</text:p>
          </table:table-cell>
          <table:table-cell table:formula="of:=IFERROR(VLOOKUP([.$A32]; [$2014worlddev.$A$1:.$O$218]; COLUMN([.H42]); 0);&quot;&quot;)" office:value-type="float" office:value="64.18091541" calcext:value-type="float">
            <text:p>64.18091541</text:p>
          </table:table-cell>
          <table:table-cell table:formula="of:=IFERROR(VLOOKUP([.$A32]; [$2014worlddev.$A$1:.$O$218]; COLUMN([.I42]); 0);&quot;&quot;)" office:value-type="float" office:value="4.014982644" calcext:value-type="float">
            <text:p>4.014982644</text:p>
          </table:table-cell>
          <table:table-cell table:formula="of:=IFERROR(VLOOKUP([.$A32]; [$2014worlddev.$A$1:.$O$218]; COLUMN([.J42]); 0);&quot;&quot;)" office:value-type="float" office:value="15328136" calcext:value-type="float">
            <text:p>15328136</text:p>
          </table:table-cell>
          <table:table-cell table:formula="of:=IFERROR(VLOOKUP([.$A32]; [$2014worlddev.$A$1:.$O$218]; COLUMN([.K42]); 0);&quot;&quot;)" office:value-type="float" office:value="63" calcext:value-type="float">
            <text:p>63</text:p>
          </table:table-cell>
          <table:table-cell table:formula="of:=IFERROR(VLOOKUP([.$A32]; [$2014worlddev.$A$1:.$O$218]; COLUMN([.L42]); 0);&quot;&quot;)" office:value-type="float" office:value="13071" calcext:value-type="float">
            <text:p>13071</text:p>
          </table:table-cell>
          <table:table-cell table:formula="of:=IFERROR(VLOOKUP([.$A32]; [$2014worlddev.$A$1:.$O$218]; COLUMN([.M42]); 0);&quot;&quot;)" office:value-type="float" office:value="79.486" calcext:value-type="float">
            <text:p>79.486</text:p>
          </table:table-cell>
          <table:table-cell table:formula="of:=IFERROR(VLOOKUP([.$A32]; [$2014worlddev.$A$1:.$O$218]; COLUMN([.N42]); 0);&quot;&quot;)" office:value-type="float" office:value="0.400000006" calcext:value-type="float">
            <text:p>0.400000006</text:p>
          </table:table-cell>
          <table:table-cell table:formula="of:=IFERROR(VLOOKUP([.$A32]; [$2014worlddev.$A$1:.$O$218]; COLUMN([.O42]); 0);&quot;&quot;)" office:value-type="float" office:value="2.635" calcext:value-type="float">
            <text:p>2.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62" calcext:value-type="float">
            <text:p>162</text:p>
          </table:table-cell>
          <table:table-cell office:value-type="float" office:value="0.484" calcext:value-type="float">
            <text:p>0.484</text:p>
          </table:table-cell>
          <table:table-cell office:value-type="float" office:value="59.7" calcext:value-type="float">
            <text:p>59.7</text:p>
          </table:table-cell>
          <table:table-cell office:value-type="float" office:value="12.2" calcext:value-type="float">
            <text:p>12.2</text:p>
          </table:table-cell>
          <table:table-cell office:value-type="float" office:value="4.5" calcext:value-type="float">
            <text:p>4.5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Low</text:p>
          </table:table-cell>
          <table:table-cell table:formula="of:=IFERROR(VLOOKUP([.$A33]; [$continents.$A$1:.$C$250]; COLUMN([.B52]); 0);&quot;&quot;)" office:value-type="string" office:string-value="Africa" calcext:value-type="string">
            <text:p>Africa</text:p>
          </table:table-cell>
          <table:table-cell table:formula="of:=IFERROR(VLOOKUP([.$A33]; [$continents.$A$1:.$C$250]; COLUMN([.C52]); 0);&quot;&quot;)" office:value-type="string" office:string-value="Western Africa" calcext:value-type="string">
            <text:p>Western Africa</text:p>
          </table:table-cell>
          <table:table-cell table:formula="of:=IFERROR(VLOOKUP([.$A33]; [$2014gini.$A$1:.$B$146]; COLUMN([.B52]); 0);&quot;&quot;)">
            <text:p/>
          </table:table-cell>
          <table:table-cell table:formula="of:=IFERROR(VLOOKUP([.$A33]; [$2014worlddev.$A$1:.$O$218]; COLUMN([.B52]); 0);&quot;&quot;)" office:value-type="float" office:value="5.7" calcext:value-type="float">
            <text:p>5.7</text:p>
          </table:table-cell>
          <table:table-cell table:formula="of:=IFERROR(VLOOKUP([.$A33]; [$2014worlddev.$A$1:.$O$218]; COLUMN([.C52]); 0);&quot;&quot;)" office:value-type="float" office:value="50.92729524" calcext:value-type="float">
            <text:p>50.92729524</text:p>
          </table:table-cell>
          <table:table-cell table:formula="of:=IFERROR(VLOOKUP([.$A33]; [$2014worlddev.$A$1:.$O$218]; COLUMN([.D52]); 0);&quot;&quot;)" office:value-type="float" office:value="1.853415232" calcext:value-type="float">
            <text:p>1.853415232</text:p>
          </table:table-cell>
          <table:table-cell table:formula="of:=IFERROR(VLOOKUP([.$A33]; [$2014worlddev.$A$1:.$O$218]; COLUMN([.E52]); 0);&quot;&quot;)" office:value-type="float" office:value="2.6553193" calcext:value-type="float">
            <text:p>2.6553193</text:p>
          </table:table-cell>
          <table:table-cell table:formula="of:=IFERROR(VLOOKUP([.$A33]; [$2014worlddev.$A$1:.$O$218]; COLUMN([.F52]); 0);&quot;&quot;)" office:value-type="float" office:value="130.8174848" calcext:value-type="float">
            <text:p>130.8174848</text:p>
          </table:table-cell>
          <table:table-cell table:formula="of:=IFERROR(VLOOKUP([.$A33]; [$2014worlddev.$A$1:.$O$218]; COLUMN([.G52]); 0);&quot;&quot;)" office:value-type="float" office:value="42.42705332" calcext:value-type="float">
            <text:p>42.42705332</text:p>
          </table:table-cell>
          <table:table-cell table:formula="of:=IFERROR(VLOOKUP([.$A33]; [$2014worlddev.$A$1:.$O$218]; COLUMN([.H52]); 0);&quot;&quot;)" office:value-type="float" office:value="54.81528673" calcext:value-type="float">
            <text:p>54.81528673</text:p>
          </table:table-cell>
          <table:table-cell table:formula="of:=IFERROR(VLOOKUP([.$A33]; [$2014worlddev.$A$1:.$O$218]; COLUMN([.I52]); 0);&quot;&quot;)" office:value-type="float" office:value="2.757659944" calcext:value-type="float">
            <text:p>2.757659944</text:p>
          </table:table-cell>
          <table:table-cell table:formula="of:=IFERROR(VLOOKUP([.$A33]; [$2014worlddev.$A$1:.$O$218]; COLUMN([.J52]); 0);&quot;&quot;)" office:value-type="float" office:value="7115163" calcext:value-type="float">
            <text:p>7115163</text:p>
          </table:table-cell>
          <table:table-cell table:formula="of:=IFERROR(VLOOKUP([.$A33]; [$2014worlddev.$A$1:.$O$218]; COLUMN([.K52]); 0);&quot;&quot;)" office:value-type="float" office:value="21778" calcext:value-type="float">
            <text:p>21778</text:p>
          </table:table-cell>
          <table:table-cell table:formula="of:=IFERROR(VLOOKUP([.$A33]; [$2014worlddev.$A$1:.$O$218]; COLUMN([.L52]); 0);&quot;&quot;)" office:value-type="float" office:value="9276" calcext:value-type="float">
            <text:p>9276</text:p>
          </table:table-cell>
          <table:table-cell table:formula="of:=IFERROR(VLOOKUP([.$A33]; [$2014worlddev.$A$1:.$O$218]; COLUMN([.M52]); 0);&quot;&quot;)" office:value-type="float" office:value="60.531" calcext:value-type="float">
            <text:p>60.531</text:p>
          </table:table-cell>
          <table:table-cell table:formula="of:=IFERROR(VLOOKUP([.$A33]; [$2014worlddev.$A$1:.$O$218]; COLUMN([.N52]); 0);&quot;&quot;)" office:value-type="float" office:value="6.900000095" calcext:value-type="float">
            <text:p>6.900000095</text:p>
          </table:table-cell>
          <table:table-cell table:formula="of:=IFERROR(VLOOKUP([.$A33]; [$2014worlddev.$A$1:.$O$218]; COLUMN([.O52]); 0);&quot;&quot;)" office:value-type="float" office:value="4.584" calcext:value-type="float">
            <text:p>4.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159" calcext:value-type="float">
            <text:p>159</text:p>
          </table:table-cell>
          <table:table-cell office:value-type="float" office:value="0.503" calcext:value-type="float">
            <text:p>0.503</text:p>
          </table:table-cell>
          <table:table-cell office:value-type="float" office:value="63.3" calcext:value-type="float">
            <text:p>63.3</text:p>
          </table:table-cell>
          <table:table-cell office:value-type="float" office:value="11.5" calcext:value-type="float">
            <text:p>11.5</text:p>
          </table:table-cell>
          <table:table-cell office:value-type="float" office:value="4.6" calcext:value-type="float">
            <text:p>4.6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Low</text:p>
          </table:table-cell>
          <table:table-cell table:formula="of:=IFERROR(VLOOKUP([.$A34]; [$continents.$A$1:.$C$250]; COLUMN([.B24]); 0);&quot;&quot;)" office:value-type="string" office:string-value="Africa" calcext:value-type="string">
            <text:p>Africa</text:p>
          </table:table-cell>
          <table:table-cell table:formula="of:=IFERROR(VLOOKUP([.$A34]; [$continents.$A$1:.$C$250]; COLUMN([.C24]); 0);&quot;&quot;)" office:value-type="string" office:string-value="Eastern Africa" calcext:value-type="string">
            <text:p>Eastern Africa</text:p>
          </table:table-cell>
          <table:table-cell table:formula="of:=IFERROR(VLOOKUP([.$A34]; [$2014gini.$A$1:.$B$146]; COLUMN([.B24]); 0);&quot;&quot;)">
            <text:p/>
          </table:table-cell>
          <table:table-cell table:formula="of:=IFERROR(VLOOKUP([.$A34]; [$2014worlddev.$A$1:.$O$218]; COLUMN([.B24]); 0);&quot;&quot;)" office:value-type="float" office:value="6.98" calcext:value-type="float">
            <text:p>6.98</text:p>
          </table:table-cell>
          <table:table-cell table:formula="of:=IFERROR(VLOOKUP([.$A34]; [$2014worlddev.$A$1:.$O$218]; COLUMN([.C24]); 0);&quot;&quot;)" office:value-type="float" office:value="30.65293893" calcext:value-type="float">
            <text:p>30.65293893</text:p>
          </table:table-cell>
          <table:table-cell/>
          <table:table-cell table:formula="of:=IFERROR(VLOOKUP([.$A34]; [$2014worlddev.$A$1:.$O$218]; COLUMN([.E24]); 0);&quot;&quot;)" office:value-type="float" office:value="2.404550925" calcext:value-type="float">
            <text:p>2.404550925</text:p>
          </table:table-cell>
          <table:table-cell table:formula="of:=IFERROR(VLOOKUP([.$A34]; [$2014worlddev.$A$1:.$O$218]; COLUMN([.F24]); 0);&quot;&quot;)" office:value-type="float" office:value="413.751209" calcext:value-type="float">
            <text:p>413.751209</text:p>
          </table:table-cell>
          <table:table-cell table:formula="of:=IFERROR(VLOOKUP([.$A34]; [$2014worlddev.$A$1:.$O$218]; COLUMN([.G24]); 0);&quot;&quot;)" office:value-type="float" office:value="40.47761597" calcext:value-type="float">
            <text:p>40.47761597</text:p>
          </table:table-cell>
          <table:table-cell table:formula="of:=IFERROR(VLOOKUP([.$A34]; [$2014worlddev.$A$1:.$O$218]; COLUMN([.H24]); 0);&quot;&quot;)" office:value-type="float" office:value="56.73274103" calcext:value-type="float">
            <text:p>56.73274103</text:p>
          </table:table-cell>
          <table:table-cell table:formula="of:=IFERROR(VLOOKUP([.$A34]; [$2014worlddev.$A$1:.$O$218]; COLUMN([.I24]); 0);&quot;&quot;)" office:value-type="float" office:value="2.789642996" calcext:value-type="float">
            <text:p>2.789642996</text:p>
          </table:table-cell>
          <table:table-cell table:formula="of:=IFERROR(VLOOKUP([.$A34]; [$2014worlddev.$A$1:.$O$218]; COLUMN([.J24]); 0);&quot;&quot;)" office:value-type="float" office:value="769991" calcext:value-type="float">
            <text:p>769991</text:p>
          </table:table-cell>
          <table:table-cell table:formula="of:=IFERROR(VLOOKUP([.$A34]; [$2014worlddev.$A$1:.$O$218]; COLUMN([.K24]); 0);&quot;&quot;)" office:value-type="float" office:value="0" calcext:value-type="float">
            <text:p>0</text:p>
          </table:table-cell>
          <table:table-cell table:formula="of:=IFERROR(VLOOKUP([.$A34]; [$2014worlddev.$A$1:.$O$218]; COLUMN([.L24]); 0);&quot;&quot;)" office:value-type="float" office:value="581" calcext:value-type="float">
            <text:p>581</text:p>
          </table:table-cell>
          <table:table-cell table:formula="of:=IFERROR(VLOOKUP([.$A34]; [$2014worlddev.$A$1:.$O$218]; COLUMN([.M24]); 0);&quot;&quot;)" office:value-type="float" office:value="71.807" calcext:value-type="float">
            <text:p>71.807</text:p>
          </table:table-cell>
          <table:table-cell table:formula="of:=IFERROR(VLOOKUP([.$A34]; [$2014worlddev.$A$1:.$O$218]; COLUMN([.N24]); 0);&quot;&quot;)" office:value-type="float" office:value="6.5" calcext:value-type="float">
            <text:p>6.5</text:p>
          </table:table-cell>
          <table:table-cell table:formula="of:=IFERROR(VLOOKUP([.$A34]; [$2014worlddev.$A$1:.$O$218]; COLUMN([.O24]); 0);&quot;&quot;)" office:value-type="float" office:value="4.49" calcext:value-type="float">
            <text:p>4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122" calcext:value-type="float">
            <text:p>122</text:p>
          </table:table-cell>
          <table:table-cell office:value-type="float" office:value="0.646" calcext:value-type="float">
            <text:p>0.646</text:p>
          </table:table-cell>
          <table:table-cell office:value-type="float" office:value="73.3" calcext:value-type="float">
            <text:p>73.3</text:p>
          </table:table-cell>
          <table:table-cell office:value-type="float" office:value="13.5" calcext:value-type="float">
            <text:p>13.5</text:p>
          </table:table-cell>
          <table:table-cell office:value-type="float" office:value="4.7" calcext:value-type="float">
            <text:p>4.7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Medium</text:p>
          </table:table-cell>
          <table:table-cell table:formula="of:=IFERROR(VLOOKUP([.$A35]; [$continents.$A$1:.$C$250]; COLUMN([.B61]); 0);&quot;&quot;)" office:value-type="string" office:string-value="Africa" calcext:value-type="string">
            <text:p>Africa</text:p>
          </table:table-cell>
          <table:table-cell table:formula="of:=IFERROR(VLOOKUP([.$A35]; [$continents.$A$1:.$C$250]; COLUMN([.C61]); 0);&quot;&quot;)" office:value-type="string" office:string-value="Western Africa" calcext:value-type="string">
            <text:p>Western Africa</text:p>
          </table:table-cell>
          <table:table-cell table:formula="of:=IFERROR(VLOOKUP([.$A35]; [$2014gini.$A$1:.$B$146]; COLUMN([.B61]); 0);&quot;&quot;)">
            <text:p/>
          </table:table-cell>
          <table:table-cell table:formula="of:=IFERROR(VLOOKUP([.$A35]; [$2014worlddev.$A$1:.$O$218]; COLUMN([.B61]); 0);&quot;&quot;)" office:value-type="float" office:value="40.26" calcext:value-type="float">
            <text:p>40.26</text:p>
          </table:table-cell>
          <table:table-cell table:formula="of:=IFERROR(VLOOKUP([.$A35]; [$2014worlddev.$A$1:.$O$218]; COLUMN([.C61]); 0);&quot;&quot;)" office:value-type="float" office:value="39.23549494" calcext:value-type="float">
            <text:p>39.23549494</text:p>
          </table:table-cell>
          <table:table-cell table:formula="of:=IFERROR(VLOOKUP([.$A35]; [$2014worlddev.$A$1:.$O$218]; COLUMN([.D61]); 0);&quot;&quot;)" office:value-type="float" office:value="0.537031322" calcext:value-type="float">
            <text:p>0.537031322</text:p>
          </table:table-cell>
          <table:table-cell table:formula="of:=IFERROR(VLOOKUP([.$A35]; [$2014worlddev.$A$1:.$O$218]; COLUMN([.E61]); 0);&quot;&quot;)" office:value-type="float" office:value="1.302061946" calcext:value-type="float">
            <text:p>1.302061946</text:p>
          </table:table-cell>
          <table:table-cell table:formula="of:=IFERROR(VLOOKUP([.$A35]; [$2014worlddev.$A$1:.$O$218]; COLUMN([.F61]); 0);&quot;&quot;)" office:value-type="float" office:value="127.5200993" calcext:value-type="float">
            <text:p>127.5200993</text:p>
          </table:table-cell>
          <table:table-cell table:formula="of:=IFERROR(VLOOKUP([.$A35]; [$2014worlddev.$A$1:.$O$218]; COLUMN([.G61]); 0);&quot;&quot;)" office:value-type="float" office:value="29.97104529" calcext:value-type="float">
            <text:p>29.97104529</text:p>
          </table:table-cell>
          <table:table-cell table:formula="of:=IFERROR(VLOOKUP([.$A35]; [$2014worlddev.$A$1:.$O$218]; COLUMN([.H61]); 0);&quot;&quot;)" office:value-type="float" office:value="65.30240939" calcext:value-type="float">
            <text:p>65.30240939</text:p>
          </table:table-cell>
          <table:table-cell table:formula="of:=IFERROR(VLOOKUP([.$A35]; [$2014worlddev.$A$1:.$O$218]; COLUMN([.I61]); 0);&quot;&quot;)" office:value-type="float" office:value="4.726545322" calcext:value-type="float">
            <text:p>4.726545322</text:p>
          </table:table-cell>
          <table:table-cell table:formula="of:=IFERROR(VLOOKUP([.$A35]; [$2014worlddev.$A$1:.$O$218]; COLUMN([.J61]); 0);&quot;&quot;)" office:value-type="float" office:value="513906" calcext:value-type="float">
            <text:p>513906</text:p>
          </table:table-cell>
          <table:table-cell table:formula="of:=IFERROR(VLOOKUP([.$A35]; [$2014worlddev.$A$1:.$O$218]; COLUMN([.K61]); 0);&quot;&quot;)" office:value-type="float" office:value="0" calcext:value-type="float">
            <text:p>0</text:p>
          </table:table-cell>
          <table:table-cell table:formula="of:=IFERROR(VLOOKUP([.$A35]; [$2014worlddev.$A$1:.$O$218]; COLUMN([.L61]); 0);&quot;&quot;)" office:value-type="float" office:value="27" calcext:value-type="float">
            <text:p>27</text:p>
          </table:table-cell>
          <table:table-cell table:formula="of:=IFERROR(VLOOKUP([.$A35]; [$2014worlddev.$A$1:.$O$218]; COLUMN([.M61]); 0);&quot;&quot;)" office:value-type="float" office:value="35.16" calcext:value-type="float">
            <text:p>35.16</text:p>
          </table:table-cell>
          <table:table-cell table:formula="of:=IFERROR(VLOOKUP([.$A35]; [$2014worlddev.$A$1:.$O$218]; COLUMN([.N61]); 0);&quot;&quot;)" office:value-type="float" office:value="9.199999809" calcext:value-type="float">
            <text:p>9.199999809</text:p>
          </table:table-cell>
          <table:table-cell table:formula="of:=IFERROR(VLOOKUP([.$A35]; [$2014worlddev.$A$1:.$O$218]; COLUMN([.O61]); 0);&quot;&quot;)" office:value-type="float" office:value="2.303" calcext:value-type="float">
            <text:p>2.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143" calcext:value-type="float">
            <text:p>143</text:p>
          </table:table-cell>
          <table:table-cell office:value-type="float" office:value="0.555" calcext:value-type="float">
            <text:p>0.555</text:p>
          </table:table-cell>
          <table:table-cell office:value-type="float" office:value="66.5" calcext:value-type="float">
            <text:p>66.5</text:p>
          </table:table-cell>
          <table:table-cell office:value-type="float" office:value="11.3" calcext:value-type="float">
            <text:p>11.3</text:p>
          </table:table-cell>
          <table:table-cell office:value-type="float" office:value="4.7" calcext:value-type="float">
            <text:p>4.7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Medium</text:p>
          </table:table-cell>
          <table:table-cell table:formula="of:=IFERROR(VLOOKUP([.$A36]; [$continents.$A$1:.$C$250]; COLUMN([.B32]); 0);&quot;&quot;)" office:value-type="string" office:string-value="Africa" calcext:value-type="string">
            <text:p>Africa</text:p>
          </table:table-cell>
          <table:table-cell table:formula="of:=IFERROR(VLOOKUP([.$A36]; [$continents.$A$1:.$C$250]; COLUMN([.C32]); 0);&quot;&quot;)" office:value-type="string" office:string-value="Middle Africa" calcext:value-type="string">
            <text:p>Middle Africa</text:p>
          </table:table-cell>
          <table:table-cell table:formula="of:=IFERROR(VLOOKUP([.$A36]; [$2014gini.$A$1:.$B$146]; COLUMN([.B32]); 0);&quot;&quot;)">
            <text:p/>
          </table:table-cell>
          <table:table-cell table:formula="of:=IFERROR(VLOOKUP([.$A36]; [$2014worlddev.$A$1:.$O$218]; COLUMN([.B32]); 0);&quot;&quot;)" office:value-type="float" office:value="24.41" calcext:value-type="float">
            <text:p>24.41</text:p>
          </table:table-cell>
          <table:table-cell table:formula="of:=IFERROR(VLOOKUP([.$A36]; [$2014worlddev.$A$1:.$O$218]; COLUMN([.C32]); 0);&quot;&quot;)" office:value-type="float" office:value="37.64988376" calcext:value-type="float">
            <text:p>37.64988376</text:p>
          </table:table-cell>
          <table:table-cell/>
          <table:table-cell table:formula="of:=IFERROR(VLOOKUP([.$A36]; [$2014worlddev.$A$1:.$O$218]; COLUMN([.E32]); 0);&quot;&quot;)" office:value-type="float" office:value="2.145837472" calcext:value-type="float">
            <text:p>2.145837472</text:p>
          </table:table-cell>
          <table:table-cell table:formula="of:=IFERROR(VLOOKUP([.$A36]; [$2014worlddev.$A$1:.$O$218]; COLUMN([.F32]); 0);&quot;&quot;)" office:value-type="float" office:value="194.10625" calcext:value-type="float">
            <text:p>194.10625</text:p>
          </table:table-cell>
          <table:table-cell table:formula="of:=IFERROR(VLOOKUP([.$A36]; [$2014worlddev.$A$1:.$O$218]; COLUMN([.G32]); 0);&quot;&quot;)" office:value-type="float" office:value="42.85292634" calcext:value-type="float">
            <text:p>42.85292634</text:p>
          </table:table-cell>
          <table:table-cell table:formula="of:=IFERROR(VLOOKUP([.$A36]; [$2014worlddev.$A$1:.$O$218]; COLUMN([.H32]); 0);&quot;&quot;)" office:value-type="float" office:value="53.95884986" calcext:value-type="float">
            <text:p>53.95884986</text:p>
          </table:table-cell>
          <table:table-cell table:formula="of:=IFERROR(VLOOKUP([.$A36]; [$2014worlddev.$A$1:.$O$218]; COLUMN([.I32]); 0);&quot;&quot;)" office:value-type="float" office:value="3.188223804" calcext:value-type="float">
            <text:p>3.188223804</text:p>
          </table:table-cell>
          <table:table-cell table:formula="of:=IFERROR(VLOOKUP([.$A36]; [$2014worlddev.$A$1:.$O$218]; COLUMN([.J32]); 0);&quot;&quot;)" office:value-type="float" office:value="186342" calcext:value-type="float">
            <text:p>186342</text:p>
          </table:table-cell>
          <table:table-cell table:formula="of:=IFERROR(VLOOKUP([.$A36]; [$2014worlddev.$A$1:.$O$218]; COLUMN([.K32]); 0);&quot;&quot;)" office:value-type="float" office:value="0" calcext:value-type="float">
            <text:p>0</text:p>
          </table:table-cell>
          <table:table-cell table:formula="of:=IFERROR(VLOOKUP([.$A36]; [$2014worlddev.$A$1:.$O$218]; COLUMN([.L32]); 0);&quot;&quot;)" office:value-type="float" office:value="22" calcext:value-type="float">
            <text:p>22</text:p>
          </table:table-cell>
          <table:table-cell table:formula="of:=IFERROR(VLOOKUP([.$A36]; [$2014worlddev.$A$1:.$O$218]; COLUMN([.M32]); 0);&quot;&quot;)" office:value-type="float" office:value="35.489" calcext:value-type="float">
            <text:p>35.489</text:p>
          </table:table-cell>
          <table:table-cell/>
          <table:table-cell table:formula="of:=IFERROR(VLOOKUP([.$A36]; [$2014worlddev.$A$1:.$O$218]; COLUMN([.O32]); 0);&quot;&quot;)" office:value-type="float" office:value="4.576" calcext:value-type="float">
            <text:p>4.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47" calcext:value-type="float">
            <text:p>147</text:p>
          </table:table-cell>
          <table:table-cell office:value-type="float" office:value="0.538" calcext:value-type="float">
            <text:p>0.538</text:p>
          </table:table-cell>
          <table:table-cell office:value-type="float" office:value="66.2" calcext:value-type="float">
            <text:p>66.2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4866" calcext:value-type="float">
            <text:p>4866</text:p>
          </table:table-cell>
          <table:table-cell office:value-type="string" calcext:value-type="string">
            <text:p>Low</text:p>
          </table:table-cell>
          <table:table-cell table:formula="of:=IFERROR(VLOOKUP([.$A37]; [$continents.$A$1:.$C$250]; COLUMN([.B18]); 0);&quot;&quot;)" office:value-type="string" office:string-value="Asia" calcext:value-type="string">
            <text:p>Asia</text:p>
          </table:table-cell>
          <table:table-cell table:formula="of:=IFERROR(VLOOKUP([.$A37]; [$continents.$A$1:.$C$250]; COLUMN([.C18]); 0);&quot;&quot;)" office:value-type="string" office:string-value="Southern Asia" calcext:value-type="string">
            <text:p>Southern Asia</text:p>
          </table:table-cell>
          <table:table-cell table:formula="of:=IFERROR(VLOOKUP([.$A37]; [$2014gini.$A$1:.$B$146]; COLUMN([.B18]); 0);&quot;&quot;)" office:value-type="float" office:value="29.6" calcext:value-type="float">
            <text:p>29.6</text:p>
          </table:table-cell>
          <table:table-cell table:formula="of:=IFERROR(VLOOKUP([.$A37]; [$2014worlddev.$A$1:.$O$218]; COLUMN([.B18]); 0);&quot;&quot;)" office:value-type="float" office:value="13.8" calcext:value-type="float">
            <text:p>13.8</text:p>
          </table:table-cell>
          <table:table-cell table:formula="of:=IFERROR(VLOOKUP([.$A37]; [$2014worlddev.$A$1:.$O$218]; COLUMN([.C18]); 0);&quot;&quot;)" office:value-type="float" office:value="22.25730324" calcext:value-type="float">
            <text:p>22.25730324</text:p>
          </table:table-cell>
          <table:table-cell table:formula="of:=IFERROR(VLOOKUP([.$A37]; [$2014worlddev.$A$1:.$O$218]; COLUMN([.D18]); 0);&quot;&quot;)" office:value-type="float" office:value="3.490551462" calcext:value-type="float">
            <text:p>3.490551462</text:p>
          </table:table-cell>
          <table:table-cell table:formula="of:=IFERROR(VLOOKUP([.$A37]; [$2014worlddev.$A$1:.$O$218]; COLUMN([.E18]); 0);&quot;&quot;)" office:value-type="float" office:value="2.103437242" calcext:value-type="float">
            <text:p>2.103437242</text:p>
          </table:table-cell>
          <table:table-cell table:formula="of:=IFERROR(VLOOKUP([.$A37]; [$2014worlddev.$A$1:.$O$218]; COLUMN([.F18]); 0);&quot;&quot;)" office:value-type="float" office:value="240.0429198" calcext:value-type="float">
            <text:p>240.0429198</text:p>
          </table:table-cell>
          <table:table-cell table:formula="of:=IFERROR(VLOOKUP([.$A37]; [$2014worlddev.$A$1:.$O$218]; COLUMN([.G18]); 0);&quot;&quot;)" office:value-type="float" office:value="35.18892499" calcext:value-type="float">
            <text:p>35.18892499</text:p>
          </table:table-cell>
          <table:table-cell table:formula="of:=IFERROR(VLOOKUP([.$A37]; [$2014worlddev.$A$1:.$O$218]; COLUMN([.H18]); 0);&quot;&quot;)" office:value-type="float" office:value="60.32014412" calcext:value-type="float">
            <text:p>60.32014412</text:p>
          </table:table-cell>
          <table:table-cell table:formula="of:=IFERROR(VLOOKUP([.$A37]; [$2014worlddev.$A$1:.$O$218]; COLUMN([.I18]); 0);&quot;&quot;)" office:value-type="float" office:value="4.49093089" calcext:value-type="float">
            <text:p>4.49093089</text:p>
          </table:table-cell>
          <table:table-cell table:formula="of:=IFERROR(VLOOKUP([.$A37]; [$2014worlddev.$A$1:.$O$218]; COLUMN([.J18]); 0);&quot;&quot;)" office:value-type="float" office:value="185044286" calcext:value-type="float">
            <text:p>185044286</text:p>
          </table:table-cell>
          <table:table-cell table:formula="of:=IFERROR(VLOOKUP([.$A37]; [$2014worlddev.$A$1:.$O$218]; COLUMN([.K18]); 0);&quot;&quot;)" office:value-type="float" office:value="1505525" calcext:value-type="float">
            <text:p>1505525</text:p>
          </table:table-cell>
          <table:table-cell table:formula="of:=IFERROR(VLOOKUP([.$A37]; [$2014worlddev.$A$1:.$O$218]; COLUMN([.L18]); 0);&quot;&quot;)" office:value-type="float" office:value="335961" calcext:value-type="float">
            <text:p>335961</text:p>
          </table:table-cell>
          <table:table-cell table:formula="of:=IFERROR(VLOOKUP([.$A37]; [$2014worlddev.$A$1:.$O$218]; COLUMN([.M18]); 0);&quot;&quot;)" office:value-type="float" office:value="61.697" calcext:value-type="float">
            <text:p>61.697</text:p>
          </table:table-cell>
          <table:table-cell table:formula="of:=IFERROR(VLOOKUP([.$A37]; [$2014worlddev.$A$1:.$O$218]; COLUMN([.N18]); 0);&quot;&quot;)" office:value-type="float" office:value="5.199999809" calcext:value-type="float">
            <text:p>5.199999809</text:p>
          </table:table-cell>
          <table:table-cell table:formula="of:=IFERROR(VLOOKUP([.$A37]; [$2014worlddev.$A$1:.$O$218]; COLUMN([.O18]); 0);&quot;&quot;)" office:value-type="float" office:value="3.617" calcext:value-type="float">
            <text:p>3.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49" calcext:value-type="float">
            <text:p>149</text:p>
          </table:table-cell>
          <table:table-cell office:value-type="float" office:value="0.532" calcext:value-type="float">
            <text:p>0.532</text:p>
          </table:table-cell>
          <table:table-cell office:value-type="float" office:value="52.3" calcext:value-type="float">
            <text:p>52.3</text:p>
          </table:table-cell>
          <table:table-cell office:value-type="float" office:value="11.4" calcext:value-type="float">
            <text:p>11.4</text:p>
          </table:table-cell>
          <table:table-cell office:value-type="float" office:value="4.7" calcext:value-type="float">
            <text:p>4.7</text:p>
          </table:table-cell>
          <table:table-cell office:value-type="float" office:value="6822" calcext:value-type="float">
            <text:p>6822</text:p>
          </table:table-cell>
          <table:table-cell office:value-type="string" calcext:value-type="string">
            <text:p>Low</text:p>
          </table:table-cell>
          <table:table-cell table:formula="of:=IFERROR(VLOOKUP([.$A38]; [$continents.$A$1:.$C$250]; COLUMN([.B25]); 0);&quot;&quot;)" office:value-type="string" office:string-value="Africa" calcext:value-type="string">
            <text:p>Africa</text:p>
          </table:table-cell>
          <table:table-cell table:formula="of:=IFERROR(VLOOKUP([.$A38]; [$continents.$A$1:.$C$250]; COLUMN([.C25]); 0);&quot;&quot;)" office:value-type="string" office:string-value="Middle Africa" calcext:value-type="string">
            <text:p>Middle Africa</text:p>
          </table:table-cell>
          <table:table-cell table:formula="of:=IFERROR(VLOOKUP([.$A38]; [$2014gini.$A$1:.$B$146]; COLUMN([.B25]); 0);&quot;&quot;)">
            <text:p/>
          </table:table-cell>
          <table:table-cell table:formula="of:=IFERROR(VLOOKUP([.$A38]; [$2014worlddev.$A$1:.$O$218]; COLUMN([.B25]); 0);&quot;&quot;)" office:value-type="float" office:value="21.26" calcext:value-type="float">
            <text:p>21.26</text:p>
          </table:table-cell>
          <table:table-cell table:formula="of:=IFERROR(VLOOKUP([.$A38]; [$2014worlddev.$A$1:.$O$218]; COLUMN([.C25]); 0);&quot;&quot;)" office:value-type="float" office:value="46.20455385" calcext:value-type="float">
            <text:p>46.20455385</text:p>
          </table:table-cell>
          <table:table-cell table:formula="of:=IFERROR(VLOOKUP([.$A38]; [$2014worlddev.$A$1:.$O$218]; COLUMN([.D25]); 0);&quot;&quot;)" office:value-type="float" office:value="5.400287266" calcext:value-type="float">
            <text:p>5.400287266</text:p>
          </table:table-cell>
          <table:table-cell table:formula="of:=IFERROR(VLOOKUP([.$A38]; [$2014worlddev.$A$1:.$O$218]; COLUMN([.E25]); 0);&quot;&quot;)" office:value-type="float" office:value="3.269552406" calcext:value-type="float">
            <text:p>3.269552406</text:p>
          </table:table-cell>
          <table:table-cell table:formula="of:=IFERROR(VLOOKUP([.$A38]; [$2014worlddev.$A$1:.$O$218]; COLUMN([.F25]); 0);&quot;&quot;)" office:value-type="float" office:value="19.43332317" calcext:value-type="float">
            <text:p>19.43332317</text:p>
          </table:table-cell>
          <table:table-cell table:formula="of:=IFERROR(VLOOKUP([.$A38]; [$2014worlddev.$A$1:.$O$218]; COLUMN([.G25]); 0);&quot;&quot;)" office:value-type="float" office:value="47.85031685" calcext:value-type="float">
            <text:p>47.85031685</text:p>
          </table:table-cell>
          <table:table-cell table:formula="of:=IFERROR(VLOOKUP([.$A38]; [$2014worlddev.$A$1:.$O$218]; COLUMN([.H25]); 0);&quot;&quot;)" office:value-type="float" office:value="49.84108983" calcext:value-type="float">
            <text:p>49.84108983</text:p>
          </table:table-cell>
          <table:table-cell table:formula="of:=IFERROR(VLOOKUP([.$A38]; [$2014worlddev.$A$1:.$O$218]; COLUMN([.I25]); 0);&quot;&quot;)" office:value-type="float" office:value="2.308593317" calcext:value-type="float">
            <text:p>2.308593317</text:p>
          </table:table-cell>
          <table:table-cell table:formula="of:=IFERROR(VLOOKUP([.$A38]; [$2014worlddev.$A$1:.$O$218]; COLUMN([.J25]); 0);&quot;&quot;)" office:value-type="float" office:value="24227524" calcext:value-type="float">
            <text:p>24227524</text:p>
          </table:table-cell>
          <table:table-cell table:formula="of:=IFERROR(VLOOKUP([.$A38]; [$2014worlddev.$A$1:.$O$218]; COLUMN([.K25]); 0);&quot;&quot;)" office:value-type="float" office:value="15474" calcext:value-type="float">
            <text:p>15474</text:p>
          </table:table-cell>
          <table:table-cell table:formula="of:=IFERROR(VLOOKUP([.$A38]; [$2014worlddev.$A$1:.$O$218]; COLUMN([.L25]); 0);&quot;&quot;)" office:value-type="float" office:value="9484" calcext:value-type="float">
            <text:p>9484</text:p>
          </table:table-cell>
          <table:table-cell table:formula="of:=IFERROR(VLOOKUP([.$A38]; [$2014worlddev.$A$1:.$O$218]; COLUMN([.M25]); 0);&quot;&quot;)" office:value-type="float" office:value="56.726" calcext:value-type="float">
            <text:p>56.726</text:p>
          </table:table-cell>
          <table:table-cell table:formula="of:=IFERROR(VLOOKUP([.$A38]; [$2014worlddev.$A$1:.$O$218]; COLUMN([.N25]); 0);&quot;&quot;)" office:value-type="float" office:value="6.800000191" calcext:value-type="float">
            <text:p>6.800000191</text:p>
          </table:table-cell>
          <table:table-cell table:formula="of:=IFERROR(VLOOKUP([.$A38]; [$2014worlddev.$A$1:.$O$218]; COLUMN([.O25]); 0);&quot;&quot;)" office:value-type="float" office:value="6.08" calcext:value-type="float">
            <text:p>6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63" calcext:value-type="float">
            <text:p>163</text:p>
          </table:table-cell>
          <table:table-cell office:value-type="float" office:value="0.483" calcext:value-type="float">
            <text:p>0.483</text:p>
          </table:table-cell>
          <table:table-cell office:value-type="float" office:value="62.8" calcext:value-type="float">
            <text:p>62.8</text:p>
          </table:table-cell>
          <table:table-cell office:value-type="float" office:value="8.7" calcext:value-type="float">
            <text:p>8.7</text:p>
          </table:table-cell>
          <table:table-cell office:value-type="float" office:value="4.9" calcext:value-type="float">
            <text:p>4.9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Low</text:p>
          </table:table-cell>
          <table:table-cell table:formula="of:=IFERROR(VLOOKUP([.$A39]; [$continents.$A$1:.$C$250]; COLUMN([.B33]); 0);&quot;&quot;)" office:value-type="string" office:string-value="Americas" calcext:value-type="string">
            <text:p>Americas</text:p>
          </table:table-cell>
          <table:table-cell table:formula="of:=IFERROR(VLOOKUP([.$A39]; [$continents.$A$1:.$C$250]; COLUMN([.C33]); 0);&quot;&quot;)" office:value-type="string" office:string-value="Caribbean" calcext:value-type="string">
            <text:p>Caribbean</text:p>
          </table:table-cell>
          <table:table-cell table:formula="of:=IFERROR(VLOOKUP([.$A39]; [$2014gini.$A$1:.$B$146]; COLUMN([.B33]); 0);&quot;&quot;)" office:value-type="float" office:value="60.8" calcext:value-type="float">
            <text:p>60.8</text:p>
          </table:table-cell>
          <table:table-cell table:formula="of:=IFERROR(VLOOKUP([.$A39]; [$2014worlddev.$A$1:.$O$218]; COLUMN([.B33]); 0);&quot;&quot;)" office:value-type="float" office:value="11.4" calcext:value-type="float">
            <text:p>11.4</text:p>
          </table:table-cell>
          <table:table-cell table:formula="of:=IFERROR(VLOOKUP([.$A39]; [$2014worlddev.$A$1:.$O$218]; COLUMN([.C33]); 0);&quot;&quot;)" office:value-type="float" office:value="47.46542595" calcext:value-type="float">
            <text:p>47.46542595</text:p>
          </table:table-cell>
          <table:table-cell table:formula="of:=IFERROR(VLOOKUP([.$A39]; [$2014worlddev.$A$1:.$O$218]; COLUMN([.D33]); 0);&quot;&quot;)" office:value-type="float" office:value="0" calcext:value-type="float">
            <text:p>0</text:p>
          </table:table-cell>
          <table:table-cell table:formula="of:=IFERROR(VLOOKUP([.$A39]; [$2014worlddev.$A$1:.$O$218]; COLUMN([.E33]); 0);&quot;&quot;)" office:value-type="float" office:value="1.340572727" calcext:value-type="float">
            <text:p>1.340572727</text:p>
          </table:table-cell>
          <table:table-cell table:formula="of:=IFERROR(VLOOKUP([.$A39]; [$2014worlddev.$A$1:.$O$218]; COLUMN([.F33]); 0);&quot;&quot;)" office:value-type="float" office:value="383.6004717" calcext:value-type="float">
            <text:p>383.6004717</text:p>
          </table:table-cell>
          <table:table-cell table:formula="of:=IFERROR(VLOOKUP([.$A39]; [$2014worlddev.$A$1:.$O$218]; COLUMN([.G33]); 0);&quot;&quot;)" office:value-type="float" office:value="34.15526953" calcext:value-type="float">
            <text:p>34.15526953</text:p>
          </table:table-cell>
          <table:table-cell table:formula="of:=IFERROR(VLOOKUP([.$A39]; [$2014worlddev.$A$1:.$O$218]; COLUMN([.H33]); 0);&quot;&quot;)" office:value-type="float" office:value="61.26531624" calcext:value-type="float">
            <text:p>61.26531624</text:p>
          </table:table-cell>
          <table:table-cell table:formula="of:=IFERROR(VLOOKUP([.$A39]; [$2014worlddev.$A$1:.$O$218]; COLUMN([.I33]); 0);&quot;&quot;)" office:value-type="float" office:value="4.579414226" calcext:value-type="float">
            <text:p>4.579414226</text:p>
          </table:table-cell>
          <table:table-cell table:formula="of:=IFERROR(VLOOKUP([.$A39]; [$2014worlddev.$A$1:.$O$218]; COLUMN([.J33]); 0);&quot;&quot;)" office:value-type="float" office:value="10572029" calcext:value-type="float">
            <text:p>10572029</text:p>
          </table:table-cell>
          <table:table-cell table:formula="of:=IFERROR(VLOOKUP([.$A39]; [$2014worlddev.$A$1:.$O$218]; COLUMN([.K33]); 0);&quot;&quot;)" office:value-type="float" office:value="3" calcext:value-type="float">
            <text:p>3</text:p>
          </table:table-cell>
          <table:table-cell table:formula="of:=IFERROR(VLOOKUP([.$A39]; [$2014worlddev.$A$1:.$O$218]; COLUMN([.L33]); 0);&quot;&quot;)" office:value-type="float" office:value="37162" calcext:value-type="float">
            <text:p>37162</text:p>
          </table:table-cell>
          <table:table-cell table:formula="of:=IFERROR(VLOOKUP([.$A39]; [$2014worlddev.$A$1:.$O$218]; COLUMN([.M33]); 0);&quot;&quot;)" office:value-type="float" office:value="42.564" calcext:value-type="float">
            <text:p>42.564</text:p>
          </table:table-cell>
          <table:table-cell table:formula="of:=IFERROR(VLOOKUP([.$A39]; [$2014worlddev.$A$1:.$O$218]; COLUMN([.N33]); 0);&quot;&quot;)" office:value-type="float" office:value="6.800000191" calcext:value-type="float">
            <text:p>6.800000191</text:p>
          </table:table-cell>
          <table:table-cell table:formula="of:=IFERROR(VLOOKUP([.$A39]; [$2014worlddev.$A$1:.$O$218]; COLUMN([.O33]); 0);&quot;&quot;)" office:value-type="float" office:value="3.033" calcext:value-type="float">
            <text:p>3.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141" calcext:value-type="float">
            <text:p>141</text:p>
          </table:table-cell>
          <table:table-cell office:value-type="float" office:value="0.575" calcext:value-type="float">
            <text:p>0.575</text:p>
          </table:table-cell>
          <table:table-cell office:value-type="float" office:value="66.2" calcext:value-type="float">
            <text:p>66.2</text:p>
          </table:table-cell>
          <table:table-cell office:value-type="float" office:value="10.6" calcext:value-type="float">
            <text:p>10.6</text:p>
          </table:table-cell>
          <table:table-cell office:value-type="float" office:value="5" calcext:value-type="float">
            <text:p>5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Medium</text:p>
          </table:table-cell>
          <table:table-cell table:formula="of:=IFERROR(VLOOKUP([.$A40]; [$continents.$A$1:.$C$250]; COLUMN([.B67]); 0);&quot;&quot;)" office:value-type="string" office:string-value="Asia" calcext:value-type="string">
            <text:p>Asia</text:p>
          </table:table-cell>
          <table:table-cell table:formula="of:=IFERROR(VLOOKUP([.$A40]; [$continents.$A$1:.$C$250]; COLUMN([.C67]); 0);&quot;&quot;)" office:value-type="string" office:string-value="South-Eastern Asia" calcext:value-type="string">
            <text:p>South-Eastern Asia</text:p>
          </table:table-cell>
          <table:table-cell table:formula="of:=IFERROR(VLOOKUP([.$A40]; [$2014gini.$A$1:.$B$146]; COLUMN([.B67]); 0);&quot;&quot;)">
            <text:p/>
          </table:table-cell>
          <table:table-cell table:formula="of:=IFERROR(VLOOKUP([.$A40]; [$2014worlddev.$A$1:.$O$218]; COLUMN([.B67]); 0);&quot;&quot;)">
            <text:p/>
          </table:table-cell>
          <table:table-cell table:formula="of:=IFERROR(VLOOKUP([.$A40]; [$2014worlddev.$A$1:.$O$218]; COLUMN([.C67]); 0);&quot;&quot;)">
            <text:p/>
          </table:table-cell>
          <table:table-cell table:formula="of:=IFERROR(VLOOKUP([.$A40]; [$2014worlddev.$A$1:.$O$218]; COLUMN([.D67]); 0);&quot;&quot;)">
            <text:p/>
          </table:table-cell>
          <table:table-cell table:formula="of:=IFERROR(VLOOKUP([.$A40]; [$2014worlddev.$A$1:.$O$218]; COLUMN([.E67]); 0);&quot;&quot;)">
            <text:p/>
          </table:table-cell>
          <table:table-cell table:formula="of:=IFERROR(VLOOKUP([.$A40]; [$2014worlddev.$A$1:.$O$218]; COLUMN([.F67]); 0);&quot;&quot;)">
            <text:p/>
          </table:table-cell>
          <table:table-cell table:formula="of:=IFERROR(VLOOKUP([.$A40]; [$2014worlddev.$A$1:.$O$218]; COLUMN([.G67]); 0);&quot;&quot;)">
            <text:p/>
          </table:table-cell>
          <table:table-cell table:formula="of:=IFERROR(VLOOKUP([.$A40]; [$2014worlddev.$A$1:.$O$218]; COLUMN([.H67]); 0);&quot;&quot;)">
            <text:p/>
          </table:table-cell>
          <table:table-cell table:formula="of:=IFERROR(VLOOKUP([.$A40]; [$2014worlddev.$A$1:.$O$218]; COLUMN([.I67]); 0);&quot;&quot;)">
            <text:p/>
          </table:table-cell>
          <table:table-cell table:formula="of:=IFERROR(VLOOKUP([.$A40]; [$2014worlddev.$A$1:.$O$218]; COLUMN([.J67]); 0);&quot;&quot;)">
            <text:p/>
          </table:table-cell>
          <table:table-cell table:formula="of:=IFERROR(VLOOKUP([.$A40]; [$2014worlddev.$A$1:.$O$218]; COLUMN([.K67]); 0);&quot;&quot;)">
            <text:p/>
          </table:table-cell>
          <table:table-cell table:formula="of:=IFERROR(VLOOKUP([.$A40]; [$2014worlddev.$A$1:.$O$218]; COLUMN([.L67]); 0);&quot;&quot;)">
            <text:p/>
          </table:table-cell>
          <table:table-cell table:formula="of:=IFERROR(VLOOKUP([.$A40]; [$2014worlddev.$A$1:.$O$218]; COLUMN([.M67]); 0);&quot;&quot;)">
            <text:p/>
          </table:table-cell>
          <table:table-cell table:formula="of:=IFERROR(VLOOKUP([.$A40]; [$2014worlddev.$A$1:.$O$218]; COLUMN([.N67]); 0);&quot;&quot;)">
            <text:p/>
          </table:table-cell>
          <table:table-cell table:formula="of:=IFERROR(VLOOKUP([.$A40]; [$2014worlddev.$A$1:.$O$218]; COLUMN([.O67]); 0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156" calcext:value-type="float">
            <text:p>156</text:p>
          </table:table-cell>
          <table:table-cell office:value-type="float" office:value="0.506" calcext:value-type="float">
            <text:p>0.506</text:p>
          </table:table-cell>
          <table:table-cell office:value-type="float" office:value="67.9" calcext:value-type="float">
            <text:p>67.9</text:p>
          </table:table-cell>
          <table:table-cell office:value-type="float" office:value="9.2" calcext:value-type="float">
            <text:p>9.2</text:p>
          </table:table-cell>
          <table:table-cell office:value-type="float" office:value="5" calcext:value-type="float">
            <text:p>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Low</text:p>
          </table:table-cell>
          <table:table-cell table:formula="of:=IFERROR(VLOOKUP([.$A41]; [$continents.$A$1:.$C$250]; COLUMN([.B21]); 0);&quot;&quot;)" office:value-type="string" office:string-value="Oceania" calcext:value-type="string">
            <text:p>Oceania</text:p>
          </table:table-cell>
          <table:table-cell table:formula="of:=IFERROR(VLOOKUP([.$A41]; [$continents.$A$1:.$C$250]; COLUMN([.C21]); 0);&quot;&quot;)" office:value-type="string" office:string-value="Melanesia" calcext:value-type="string">
            <text:p>Melanesia</text:p>
          </table:table-cell>
          <table:table-cell table:formula="of:=IFERROR(VLOOKUP([.$A41]; [$2014gini.$A$1:.$B$146]; COLUMN([.B21]); 0);&quot;&quot;)">
            <text:p/>
          </table:table-cell>
          <table:table-cell table:formula="of:=IFERROR(VLOOKUP([.$A41]; [$2014worlddev.$A$1:.$O$218]; COLUMN([.B21]); 0);&quot;&quot;)" office:value-type="float" office:value="9" calcext:value-type="float">
            <text:p>9</text:p>
          </table:table-cell>
          <table:table-cell table:formula="of:=IFERROR(VLOOKUP([.$A41]; [$2014worlddev.$A$1:.$O$218]; COLUMN([.C21]); 0);&quot;&quot;)" office:value-type="float" office:value="40.14387542" calcext:value-type="float">
            <text:p>40.14387542</text:p>
          </table:table-cell>
          <table:table-cell/>
          <table:table-cell table:formula="of:=IFERROR(VLOOKUP([.$A41]; [$2014worlddev.$A$1:.$O$218]; COLUMN([.E21]); 0);&quot;&quot;)" office:value-type="float" office:value="2.027864725" calcext:value-type="float">
            <text:p>2.027864725</text:p>
          </table:table-cell>
          <table:table-cell table:formula="of:=IFERROR(VLOOKUP([.$A41]; [$2014worlddev.$A$1:.$O$218]; COLUMN([.F21]); 0);&quot;&quot;)" office:value-type="float" office:value="20.44197928" calcext:value-type="float">
            <text:p>20.44197928</text:p>
          </table:table-cell>
          <table:table-cell table:formula="of:=IFERROR(VLOOKUP([.$A41]; [$2014worlddev.$A$1:.$O$218]; COLUMN([.G21]); 0);&quot;&quot;)" office:value-type="float" office:value="39.81292306" calcext:value-type="float">
            <text:p>39.81292306</text:p>
          </table:table-cell>
          <table:table-cell table:formula="of:=IFERROR(VLOOKUP([.$A41]; [$2014worlddev.$A$1:.$O$218]; COLUMN([.H21]); 0);&quot;&quot;)" office:value-type="float" office:value="56.80399741" calcext:value-type="float">
            <text:p>56.80399741</text:p>
          </table:table-cell>
          <table:table-cell table:formula="of:=IFERROR(VLOOKUP([.$A41]; [$2014worlddev.$A$1:.$O$218]; COLUMN([.I21]); 0);&quot;&quot;)" office:value-type="float" office:value="3.383079534" calcext:value-type="float">
            <text:p>3.383079534</text:p>
          </table:table-cell>
          <table:table-cell table:formula="of:=IFERROR(VLOOKUP([.$A41]; [$2014worlddev.$A$1:.$O$218]; COLUMN([.J21]); 0);&quot;&quot;)" office:value-type="float" office:value="572171" calcext:value-type="float">
            <text:p>572171</text:p>
          </table:table-cell>
          <table:table-cell table:formula="of:=IFERROR(VLOOKUP([.$A41]; [$2014worlddev.$A$1:.$O$218]; COLUMN([.K21]); 0);&quot;&quot;)" office:value-type="float" office:value="3" calcext:value-type="float">
            <text:p>3</text:p>
          </table:table-cell>
          <table:table-cell table:formula="of:=IFERROR(VLOOKUP([.$A41]; [$2014worlddev.$A$1:.$O$218]; COLUMN([.L21]); 0);&quot;&quot;)" office:value-type="float" office:value="70" calcext:value-type="float">
            <text:p>70</text:p>
          </table:table-cell>
          <table:table-cell table:formula="of:=IFERROR(VLOOKUP([.$A41]; [$2014worlddev.$A$1:.$O$218]; COLUMN([.M21]); 0);&quot;&quot;)" office:value-type="float" office:value="78.124" calcext:value-type="float">
            <text:p>78.124</text:p>
          </table:table-cell>
          <table:table-cell table:formula="of:=IFERROR(VLOOKUP([.$A41]; [$2014worlddev.$A$1:.$O$218]; COLUMN([.N21]); 0);&quot;&quot;)" office:value-type="float" office:value="3.900000095" calcext:value-type="float">
            <text:p>3.900000095</text:p>
          </table:table-cell>
          <table:table-cell table:formula="of:=IFERROR(VLOOKUP([.$A41]; [$2014worlddev.$A$1:.$O$218]; COLUMN([.O21]); 0);&quot;&quot;)" office:value-type="float" office:value="3.966" calcext:value-type="float">
            <text:p>3.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42" calcext:value-type="float">
            <text:p>142</text:p>
          </table:table-cell>
          <table:table-cell office:value-type="float" office:value="0.57" calcext:value-type="float">
            <text:p>0.57</text:p>
          </table:table-cell>
          <table:table-cell office:value-type="float" office:value="71.6" calcext:value-type="float">
            <text:p>71.6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.1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Medium</text:p>
          </table:table-cell>
          <table:table-cell table:formula="of:=IFERROR(VLOOKUP([.$A42]; [$continents.$A$1:.$C$250]; COLUMN([.B40]); 0);&quot;&quot;)" office:value-type="string" office:string-value="Asia" calcext:value-type="string">
            <text:p>Asia</text:p>
          </table:table-cell>
          <table:table-cell table:formula="of:=IFERROR(VLOOKUP([.$A42]; [$continents.$A$1:.$C$250]; COLUMN([.C40]); 0);&quot;&quot;)" office:value-type="string" office:string-value="Southern Asia" calcext:value-type="string">
            <text:p>Southern Asia</text:p>
          </table:table-cell>
          <table:table-cell table:formula="of:=IFERROR(VLOOKUP([.$A42]; [$2014gini.$A$1:.$B$146]; COLUMN([.B40]); 0);&quot;&quot;)" office:value-type="float" office:value="32.1" calcext:value-type="float">
            <text:p>32.1</text:p>
          </table:table-cell>
          <table:table-cell table:formula="of:=IFERROR(VLOOKUP([.$A42]; [$2014worlddev.$A$1:.$O$218]; COLUMN([.B40]); 0);&quot;&quot;)" office:value-type="float" office:value="9.6" calcext:value-type="float">
            <text:p>9.6</text:p>
          </table:table-cell>
          <table:table-cell table:formula="of:=IFERROR(VLOOKUP([.$A42]; [$2014worlddev.$A$1:.$O$218]; COLUMN([.C40]); 0);&quot;&quot;)" office:value-type="float" office:value="40.41303888" calcext:value-type="float">
            <text:p>40.41303888</text:p>
          </table:table-cell>
          <table:table-cell table:formula="of:=IFERROR(VLOOKUP([.$A42]; [$2014worlddev.$A$1:.$O$218]; COLUMN([.D40]); 0);&quot;&quot;)" office:value-type="float" office:value="0.00137178" calcext:value-type="float">
            <text:p>0.00137178</text:p>
          </table:table-cell>
          <table:table-cell table:formula="of:=IFERROR(VLOOKUP([.$A42]; [$2014worlddev.$A$1:.$O$218]; COLUMN([.E40]); 0);&quot;&quot;)" office:value-type="float" office:value="1.214377385" calcext:value-type="float">
            <text:p>1.214377385</text:p>
          </table:table-cell>
          <table:table-cell table:formula="of:=IFERROR(VLOOKUP([.$A42]; [$2014worlddev.$A$1:.$O$218]; COLUMN([.F40]); 0);&quot;&quot;)" office:value-type="float" office:value="1222.075079" calcext:value-type="float">
            <text:p>1222.075079</text:p>
          </table:table-cell>
          <table:table-cell table:formula="of:=IFERROR(VLOOKUP([.$A42]; [$2014worlddev.$A$1:.$O$218]; COLUMN([.G40]); 0);&quot;&quot;)" office:value-type="float" office:value="29.97640968" calcext:value-type="float">
            <text:p>29.97640968</text:p>
          </table:table-cell>
          <table:table-cell table:formula="of:=IFERROR(VLOOKUP([.$A42]; [$2014worlddev.$A$1:.$O$218]; COLUMN([.H40]); 0);&quot;&quot;)" office:value-type="float" office:value="65.06777611" calcext:value-type="float">
            <text:p>65.06777611</text:p>
          </table:table-cell>
          <table:table-cell table:formula="of:=IFERROR(VLOOKUP([.$A42]; [$2014worlddev.$A$1:.$O$218]; COLUMN([.I40]); 0);&quot;&quot;)" office:value-type="float" office:value="4.955814214" calcext:value-type="float">
            <text:p>4.955814214</text:p>
          </table:table-cell>
          <table:table-cell table:formula="of:=IFERROR(VLOOKUP([.$A42]; [$2014worlddev.$A$1:.$O$218]; COLUMN([.J40]); 0);&quot;&quot;)" office:value-type="float" office:value="159077513" calcext:value-type="float">
            <text:p>159077513</text:p>
          </table:table-cell>
          <table:table-cell table:formula="of:=IFERROR(VLOOKUP([.$A42]; [$2014worlddev.$A$1:.$O$218]; COLUMN([.K40]); 0);&quot;&quot;)" office:value-type="float" office:value="32472" calcext:value-type="float">
            <text:p>32472</text:p>
          </table:table-cell>
          <table:table-cell table:formula="of:=IFERROR(VLOOKUP([.$A42]; [$2014worlddev.$A$1:.$O$218]; COLUMN([.L40]); 0);&quot;&quot;)" office:value-type="float" office:value="10883" calcext:value-type="float">
            <text:p>10883</text:p>
          </table:table-cell>
          <table:table-cell table:formula="of:=IFERROR(VLOOKUP([.$A42]; [$2014worlddev.$A$1:.$O$218]; COLUMN([.M40]); 0);&quot;&quot;)" office:value-type="float" office:value="66.484" calcext:value-type="float">
            <text:p>66.484</text:p>
          </table:table-cell>
          <table:table-cell table:formula="of:=IFERROR(VLOOKUP([.$A42]; [$2014worlddev.$A$1:.$O$218]; COLUMN([.N40]); 0);&quot;&quot;)" office:value-type="float" office:value="4.300000191" calcext:value-type="float">
            <text:p>4.300000191</text:p>
          </table:table-cell>
          <table:table-cell table:formula="of:=IFERROR(VLOOKUP([.$A42]; [$2014worlddev.$A$1:.$O$218]; COLUMN([.O40]); 0);&quot;&quot;)" office:value-type="float" office:value="2.175" calcext:value-type="float">
            <text:p>2.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zania (United Republic of)</text:p>
          </table:table-cell>
          <table:table-cell office:value-type="float" office:value="151" calcext:value-type="float">
            <text:p>151</text:p>
          </table:table-cell>
          <table:table-cell office:value-type="float" office:value="0.521" calcext:value-type="float">
            <text:p>0.521</text:p>
          </table:table-cell>
          <table:table-cell office:value-type="float" office:value="65" calcext:value-type="float">
            <text:p>65</text:p>
          </table:table-cell>
          <table:table-cell office:value-type="float" office:value="9.2" calcext:value-type="float">
            <text:p>9.2</text:p>
          </table:table-cell>
          <table:table-cell office:value-type="float" office:value="5.1" calcext:value-type="float">
            <text:p>5.1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Low</text:p>
          </table:table-cell>
          <table:table-cell table:formula="of:=IFERROR(VLOOKUP([.$A43]; [$continents.$A$1:.$C$250]; COLUMN([.B68]); 0);&quot;&quot;)">
            <text:p/>
          </table:table-cell>
          <table:table-cell table:formula="of:=IFERROR(VLOOKUP([.$A43]; [$continents.$A$1:.$C$250]; COLUMN([.C68]); 0);&quot;&quot;)">
            <text:p/>
          </table:table-cell>
          <table:table-cell table:formula="of:=IFERROR(VLOOKUP([.$A43]; [$2014gini.$A$1:.$B$146]; COLUMN([.B68]); 0);&quot;&quot;)">
            <text:p/>
          </table:table-cell>
          <table:table-cell table:formula="of:=IFERROR(VLOOKUP([.$A43]; [$2014worlddev.$A$1:.$O$218]; COLUMN([.B68]); 0);&quot;&quot;)">
            <text:p/>
          </table:table-cell>
          <table:table-cell table:formula="of:=IFERROR(VLOOKUP([.$A43]; [$2014worlddev.$A$1:.$O$218]; COLUMN([.C68]); 0);&quot;&quot;)">
            <text:p/>
          </table:table-cell>
          <table:table-cell table:formula="of:=IFERROR(VLOOKUP([.$A43]; [$2014worlddev.$A$1:.$O$218]; COLUMN([.D68]); 0);&quot;&quot;)">
            <text:p/>
          </table:table-cell>
          <table:table-cell table:formula="of:=IFERROR(VLOOKUP([.$A43]; [$2014worlddev.$A$1:.$O$218]; COLUMN([.E68]); 0);&quot;&quot;)">
            <text:p/>
          </table:table-cell>
          <table:table-cell table:formula="of:=IFERROR(VLOOKUP([.$A43]; [$2014worlddev.$A$1:.$O$218]; COLUMN([.F68]); 0);&quot;&quot;)">
            <text:p/>
          </table:table-cell>
          <table:table-cell table:formula="of:=IFERROR(VLOOKUP([.$A43]; [$2014worlddev.$A$1:.$O$218]; COLUMN([.G68]); 0);&quot;&quot;)">
            <text:p/>
          </table:table-cell>
          <table:table-cell table:formula="of:=IFERROR(VLOOKUP([.$A43]; [$2014worlddev.$A$1:.$O$218]; COLUMN([.H68]); 0);&quot;&quot;)">
            <text:p/>
          </table:table-cell>
          <table:table-cell table:formula="of:=IFERROR(VLOOKUP([.$A43]; [$2014worlddev.$A$1:.$O$218]; COLUMN([.I68]); 0);&quot;&quot;)">
            <text:p/>
          </table:table-cell>
          <table:table-cell table:formula="of:=IFERROR(VLOOKUP([.$A43]; [$2014worlddev.$A$1:.$O$218]; COLUMN([.J68]); 0);&quot;&quot;)">
            <text:p/>
          </table:table-cell>
          <table:table-cell table:formula="of:=IFERROR(VLOOKUP([.$A43]; [$2014worlddev.$A$1:.$O$218]; COLUMN([.K68]); 0);&quot;&quot;)">
            <text:p/>
          </table:table-cell>
          <table:table-cell table:formula="of:=IFERROR(VLOOKUP([.$A43]; [$2014worlddev.$A$1:.$O$218]; COLUMN([.L68]); 0);&quot;&quot;)">
            <text:p/>
          </table:table-cell>
          <table:table-cell table:formula="of:=IFERROR(VLOOKUP([.$A43]; [$2014worlddev.$A$1:.$O$218]; COLUMN([.M68]); 0);&quot;&quot;)">
            <text:p/>
          </table:table-cell>
          <table:table-cell table:formula="of:=IFERROR(VLOOKUP([.$A43]; [$2014worlddev.$A$1:.$O$218]; COLUMN([.N68]); 0);&quot;&quot;)">
            <text:p/>
          </table:table-cell>
          <table:table-cell table:formula="of:=IFERROR(VLOOKUP([.$A43]; [$2014worlddev.$A$1:.$O$218]; COLUMN([.O68]); 0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30" calcext:value-type="float">
            <text:p>130</text:p>
          </table:table-cell>
          <table:table-cell office:value-type="float" office:value="0.609" calcext:value-type="float">
            <text:p>0.609</text:p>
          </table:table-cell>
          <table:table-cell office:value-type="float" office:value="68" calcext:value-type="float">
            <text:p>68</text:p>
          </table:table-cell>
          <table:table-cell office:value-type="float" office:value="11.7" calcext:value-type="float">
            <text:p>11.7</text:p>
          </table:table-cell>
          <table:table-cell office:value-type="float" office:value="5.4" calcext:value-type="float">
            <text:p>5.4</text:p>
          </table:table-cell>
          <table:table-cell office:value-type="float" office:value="5497" calcext:value-type="float">
            <text:p>5497</text:p>
          </table:table-cell>
          <table:table-cell office:value-type="string" calcext:value-type="string">
            <text:p>Medium</text:p>
          </table:table-cell>
          <table:table-cell table:formula="of:=IFERROR(VLOOKUP([.$A44]; [$continents.$A$1:.$C$250]; COLUMN([.B134]); 0);&quot;&quot;)" office:value-type="string" office:string-value="Asia" calcext:value-type="string">
            <text:p>Asia</text:p>
          </table:table-cell>
          <table:table-cell table:formula="of:=IFERROR(VLOOKUP([.$A44]; [$continents.$A$1:.$C$250]; COLUMN([.C134]); 0);&quot;&quot;)" office:value-type="string" office:string-value="Southern Asia" calcext:value-type="string">
            <text:p>Southern Asia</text:p>
          </table:table-cell>
          <table:table-cell table:formula="of:=IFERROR(VLOOKUP([.$A44]; [$2014gini.$A$1:.$B$146]; COLUMN([.B134]); 0);&quot;&quot;)" office:value-type="float" office:value="33.6" calcext:value-type="float">
            <text:p>33.6</text:p>
          </table:table-cell>
          <table:table-cell table:formula="of:=IFERROR(VLOOKUP([.$A44]; [$2014worlddev.$A$1:.$O$218]; COLUMN([.B134]); 0);&quot;&quot;)" office:value-type="float" office:value="18" calcext:value-type="float">
            <text:p>18</text:p>
          </table:table-cell>
          <table:table-cell table:formula="of:=IFERROR(VLOOKUP([.$A44]; [$2014worlddev.$A$1:.$O$218]; COLUMN([.C134]); 0);&quot;&quot;)" office:value-type="float" office:value="24.17184695" calcext:value-type="float">
            <text:p>24.17184695</text:p>
          </table:table-cell>
          <table:table-cell table:formula="of:=IFERROR(VLOOKUP([.$A44]; [$2014worlddev.$A$1:.$O$218]; COLUMN([.D134]); 0);&quot;&quot;)" office:value-type="float" office:value="2.488157921" calcext:value-type="float">
            <text:p>2.488157921</text:p>
          </table:table-cell>
          <table:table-cell table:formula="of:=IFERROR(VLOOKUP([.$A44]; [$2014worlddev.$A$1:.$O$218]; COLUMN([.E134]); 0);&quot;&quot;)" office:value-type="float" office:value="1.226730296" calcext:value-type="float">
            <text:p>1.226730296</text:p>
          </table:table-cell>
          <table:table-cell table:formula="of:=IFERROR(VLOOKUP([.$A44]; [$2014worlddev.$A$1:.$O$218]; COLUMN([.F134]); 0);&quot;&quot;)" office:value-type="float" office:value="435.6571706" calcext:value-type="float">
            <text:p>435.6571706</text:p>
          </table:table-cell>
          <table:table-cell table:formula="of:=IFERROR(VLOOKUP([.$A44]; [$2014worlddev.$A$1:.$O$218]; COLUMN([.G134]); 0);&quot;&quot;)" office:value-type="float" office:value="29.21279677" calcext:value-type="float">
            <text:p>29.21279677</text:p>
          </table:table-cell>
          <table:table-cell table:formula="of:=IFERROR(VLOOKUP([.$A44]; [$2014worlddev.$A$1:.$O$218]; COLUMN([.H134]); 0);&quot;&quot;)" office:value-type="float" office:value="65.29889874" calcext:value-type="float">
            <text:p>65.29889874</text:p>
          </table:table-cell>
          <table:table-cell table:formula="of:=IFERROR(VLOOKUP([.$A44]; [$2014worlddev.$A$1:.$O$218]; COLUMN([.I134]); 0);&quot;&quot;)" office:value-type="float" office:value="5.488304497" calcext:value-type="float">
            <text:p>5.488304497</text:p>
          </table:table-cell>
          <table:table-cell table:formula="of:=IFERROR(VLOOKUP([.$A44]; [$2014worlddev.$A$1:.$O$218]; COLUMN([.J134]); 0);&quot;&quot;)" office:value-type="float" office:value="1295291543" calcext:value-type="float">
            <text:p>1295291543</text:p>
          </table:table-cell>
          <table:table-cell table:formula="of:=IFERROR(VLOOKUP([.$A44]; [$2014worlddev.$A$1:.$O$218]; COLUMN([.K134]); 0);&quot;&quot;)" office:value-type="float" office:value="199937" calcext:value-type="float">
            <text:p>199937</text:p>
          </table:table-cell>
          <table:table-cell table:formula="of:=IFERROR(VLOOKUP([.$A44]; [$2014worlddev.$A$1:.$O$218]; COLUMN([.L134]); 0);&quot;&quot;)" office:value-type="float" office:value="10436" calcext:value-type="float">
            <text:p>10436</text:p>
          </table:table-cell>
          <table:table-cell table:formula="of:=IFERROR(VLOOKUP([.$A44]; [$2014worlddev.$A$1:.$O$218]; COLUMN([.M134]); 0);&quot;&quot;)" office:value-type="float" office:value="67.634" calcext:value-type="float">
            <text:p>67.634</text:p>
          </table:table-cell>
          <table:table-cell table:formula="of:=IFERROR(VLOOKUP([.$A44]; [$2014worlddev.$A$1:.$O$218]; COLUMN([.N134]); 0);&quot;&quot;)" office:value-type="float" office:value="3.599999905" calcext:value-type="float">
            <text:p>3.599999905</text:p>
          </table:table-cell>
          <table:table-cell table:formula="of:=IFERROR(VLOOKUP([.$A44]; [$2014worlddev.$A$1:.$O$218]; COLUMN([.O134]); 0);&quot;&quot;)" office:value-type="float" office:value="2.427" calcext:value-type="float">
            <text:p>2.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63" calcext:value-type="float">
            <text:p>163</text:p>
          </table:table-cell>
          <table:table-cell office:value-type="float" office:value="0.483" calcext:value-type="float">
            <text:p>0.483</text:p>
          </table:table-cell>
          <table:table-cell office:value-type="float" office:value="58.5" calcext:value-type="float">
            <text:p>58.5</text:p>
          </table:table-cell>
          <table:table-cell office:value-type="float" office:value="9.8" calcext:value-type="float">
            <text:p>9.8</text:p>
          </table:table-cell>
          <table:table-cell office:value-type="float" office:value="5.4" calcext:value-type="float">
            <text:p>5.4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Low</text:p>
          </table:table-cell>
          <table:table-cell table:formula="of:=IFERROR(VLOOKUP([.$A45]; [$continents.$A$1:.$C$250]; COLUMN([.B20]); 0);&quot;&quot;)" office:value-type="string" office:string-value="Africa" calcext:value-type="string">
            <text:p>Africa</text:p>
          </table:table-cell>
          <table:table-cell table:formula="of:=IFERROR(VLOOKUP([.$A45]; [$continents.$A$1:.$C$250]; COLUMN([.C20]); 0);&quot;&quot;)" office:value-type="string" office:string-value="Eastern Africa" calcext:value-type="string">
            <text:p>Eastern Africa</text:p>
          </table:table-cell>
          <table:table-cell table:formula="of:=IFERROR(VLOOKUP([.$A45]; [$2014gini.$A$1:.$B$146]; COLUMN([.B20]); 0);&quot;&quot;)" office:value-type="float" office:value="39.5" calcext:value-type="float">
            <text:p>39.5</text:p>
          </table:table-cell>
          <table:table-cell table:formula="of:=IFERROR(VLOOKUP([.$A45]; [$2014worlddev.$A$1:.$O$218]; COLUMN([.B20]); 0);&quot;&quot;)" office:value-type="float" office:value="17.71" calcext:value-type="float">
            <text:p>17.71</text:p>
          </table:table-cell>
          <table:table-cell table:formula="of:=IFERROR(VLOOKUP([.$A45]; [$2014worlddev.$A$1:.$O$218]; COLUMN([.C20]); 0);&quot;&quot;)" office:value-type="float" office:value="49.32090924" calcext:value-type="float">
            <text:p>49.32090924</text:p>
          </table:table-cell>
          <table:table-cell table:formula="of:=IFERROR(VLOOKUP([.$A45]; [$2014worlddev.$A$1:.$O$218]; COLUMN([.D20]); 0);&quot;&quot;)" office:value-type="float" office:value="1.235579046" calcext:value-type="float">
            <text:p>1.235579046</text:p>
          </table:table-cell>
          <table:table-cell table:formula="of:=IFERROR(VLOOKUP([.$A45]; [$2014worlddev.$A$1:.$O$218]; COLUMN([.E20]); 0);&quot;&quot;)" office:value-type="float" office:value="3.25376537" calcext:value-type="float">
            <text:p>3.25376537</text:p>
          </table:table-cell>
          <table:table-cell table:formula="of:=IFERROR(VLOOKUP([.$A45]; [$2014worlddev.$A$1:.$O$218]; COLUMN([.F20]); 0);&quot;&quot;)" office:value-type="float" office:value="188.4249501" calcext:value-type="float">
            <text:p>188.4249501</text:p>
          </table:table-cell>
          <table:table-cell table:formula="of:=IFERROR(VLOOKUP([.$A45]; [$2014worlddev.$A$1:.$O$218]; COLUMN([.G20]); 0);&quot;&quot;)" office:value-type="float" office:value="48.32583706" calcext:value-type="float">
            <text:p>48.32583706</text:p>
          </table:table-cell>
          <table:table-cell table:formula="of:=IFERROR(VLOOKUP([.$A45]; [$2014worlddev.$A$1:.$O$218]; COLUMN([.H20]); 0);&quot;&quot;)" office:value-type="float" office:value="49.17555319" calcext:value-type="float">
            <text:p>49.17555319</text:p>
          </table:table-cell>
          <table:table-cell table:formula="of:=IFERROR(VLOOKUP([.$A45]; [$2014worlddev.$A$1:.$O$218]; COLUMN([.I20]); 0);&quot;&quot;)" office:value-type="float" office:value="2.498609757" calcext:value-type="float">
            <text:p>2.498609757</text:p>
          </table:table-cell>
          <table:table-cell table:formula="of:=IFERROR(VLOOKUP([.$A45]; [$2014worlddev.$A$1:.$O$218]; COLUMN([.J20]); 0);&quot;&quot;)" office:value-type="float" office:value="37782971" calcext:value-type="float">
            <text:p>37782971</text:p>
          </table:table-cell>
          <table:table-cell table:formula="of:=IFERROR(VLOOKUP([.$A45]; [$2014worlddev.$A$1:.$O$218]; COLUMN([.K20]); 0);&quot;&quot;)" office:value-type="float" office:value="385513" calcext:value-type="float">
            <text:p>385513</text:p>
          </table:table-cell>
          <table:table-cell table:formula="of:=IFERROR(VLOOKUP([.$A45]; [$2014worlddev.$A$1:.$O$218]; COLUMN([.L20]); 0);&quot;&quot;)" office:value-type="float" office:value="7191" calcext:value-type="float">
            <text:p>7191</text:p>
          </table:table-cell>
          <table:table-cell table:formula="of:=IFERROR(VLOOKUP([.$A45]; [$2014worlddev.$A$1:.$O$218]; COLUMN([.M20]); 0);&quot;&quot;)" office:value-type="float" office:value="84.234" calcext:value-type="float">
            <text:p>84.234</text:p>
          </table:table-cell>
          <table:table-cell table:formula="of:=IFERROR(VLOOKUP([.$A45]; [$2014worlddev.$A$1:.$O$218]; COLUMN([.N20]); 0);&quot;&quot;)" office:value-type="float" office:value="3.799999952" calcext:value-type="float">
            <text:p>3.799999952</text:p>
          </table:table-cell>
          <table:table-cell table:formula="of:=IFERROR(VLOOKUP([.$A45]; [$2014worlddev.$A$1:.$O$218]; COLUMN([.O20]); 0);&quot;&quot;)" office:value-type="float" office:value="5.775" calcext:value-type="float">
            <text:p>5.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169" calcext:value-type="float">
            <text:p>169</text:p>
          </table:table-cell>
          <table:table-cell office:value-type="float" office:value="0.467" calcext:value-type="float">
            <text:p>0.467</text:p>
          </table:table-cell>
          <table:table-cell office:value-type="float" office:value="55.7" calcext:value-type="float">
            <text:p>55.7</text:p>
          </table:table-cell>
          <table:table-cell office:value-type="float" office:value="7.6" calcext:value-type="float">
            <text:p>7.6</text:p>
          </table:table-cell>
          <table:table-cell office:value-type="float" office:value="5.4" calcext:value-type="float">
            <text:p>5.4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Low</text:p>
          </table:table-cell>
          <table:table-cell table:formula="of:=IFERROR(VLOOKUP([.$A46]; [$continents.$A$1:.$C$250]; COLUMN([.B22]); 0);&quot;&quot;)" office:value-type="string" office:string-value="Africa" calcext:value-type="string">
            <text:p>Africa</text:p>
          </table:table-cell>
          <table:table-cell table:formula="of:=IFERROR(VLOOKUP([.$A46]; [$continents.$A$1:.$C$250]; COLUMN([.C22]); 0);&quot;&quot;)" office:value-type="string" office:string-value="Eastern Africa" calcext:value-type="string">
            <text:p>Eastern Africa</text:p>
          </table:table-cell>
          <table:table-cell table:formula="of:=IFERROR(VLOOKUP([.$A46]; [$2014gini.$A$1:.$B$146]; COLUMN([.B22]); 0);&quot;&quot;)" office:value-type="float" office:value="46" calcext:value-type="float">
            <text:p>46</text:p>
          </table:table-cell>
          <table:table-cell table:formula="of:=IFERROR(VLOOKUP([.$A46]; [$2014worlddev.$A$1:.$O$218]; COLUMN([.B22]); 0);&quot;&quot;)" office:value-type="float" office:value="15.9" calcext:value-type="float">
            <text:p>15.9</text:p>
          </table:table-cell>
          <table:table-cell/>
          <table:table-cell table:formula="of:=IFERROR(VLOOKUP([.$A46]; [$2014worlddev.$A$1:.$O$218]; COLUMN([.D22]); 0);&quot;&quot;)" office:value-type="float" office:value="9.77473213" calcext:value-type="float">
            <text:p>9.77473213</text:p>
          </table:table-cell>
          <table:table-cell table:formula="of:=IFERROR(VLOOKUP([.$A46]; [$2014worlddev.$A$1:.$O$218]; COLUMN([.E22]); 0);&quot;&quot;)" office:value-type="float" office:value="3.915536494" calcext:value-type="float">
            <text:p>3.915536494</text:p>
          </table:table-cell>
          <table:table-cell/>
          <table:table-cell table:formula="of:=IFERROR(VLOOKUP([.$A46]; [$2014worlddev.$A$1:.$O$218]; COLUMN([.G22]); 0);&quot;&quot;)" office:value-type="float" office:value="42.4084625" calcext:value-type="float">
            <text:p>42.4084625</text:p>
          </table:table-cell>
          <table:table-cell table:formula="of:=IFERROR(VLOOKUP([.$A46]; [$2014worlddev.$A$1:.$O$218]; COLUMN([.H22]); 0);&quot;&quot;)" office:value-type="float" office:value="54.13602879" calcext:value-type="float">
            <text:p>54.13602879</text:p>
          </table:table-cell>
          <table:table-cell table:formula="of:=IFERROR(VLOOKUP([.$A46]; [$2014worlddev.$A$1:.$O$218]; COLUMN([.I22]); 0);&quot;&quot;)" office:value-type="float" office:value="3.455508705" calcext:value-type="float">
            <text:p>3.455508705</text:p>
          </table:table-cell>
          <table:table-cell table:formula="of:=IFERROR(VLOOKUP([.$A46]; [$2014worlddev.$A$1:.$O$218]; COLUMN([.J22]); 0);&quot;&quot;)" office:value-type="float" office:value="11911184" calcext:value-type="float">
            <text:p>11911184</text:p>
          </table:table-cell>
          <table:table-cell table:formula="of:=IFERROR(VLOOKUP([.$A46]; [$2014worlddev.$A$1:.$O$218]; COLUMN([.K22]); 0);&quot;&quot;)" office:value-type="float" office:value="248152" calcext:value-type="float">
            <text:p>248152</text:p>
          </table:table-cell>
          <table:table-cell table:formula="of:=IFERROR(VLOOKUP([.$A46]; [$2014worlddev.$A$1:.$O$218]; COLUMN([.L22]); 0);&quot;&quot;)" office:value-type="float" office:value="616211" calcext:value-type="float">
            <text:p>616211</text:p>
          </table:table-cell>
          <table:table-cell table:formula="of:=IFERROR(VLOOKUP([.$A46]; [$2014worlddev.$A$1:.$O$218]; COLUMN([.M22]); 0);&quot;&quot;)" office:value-type="float" office:value="81.409" calcext:value-type="float">
            <text:p>81.409</text:p>
          </table:table-cell>
          <table:table-cell/>
          <table:table-cell table:formula="of:=IFERROR(VLOOKUP([.$A46]; [$2014worlddev.$A$1:.$O$218]; COLUMN([.O22]); 0);&quot;&quot;)" office:value-type="float" office:value="5.022" calcext:value-type="float">
            <text:p>5.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31" calcext:value-type="float">
            <text:p>131</text:p>
          </table:table-cell>
          <table:table-cell office:value-type="float" office:value="0.606" calcext:value-type="float">
            <text:p>0.606</text:p>
          </table:table-cell>
          <table:table-cell office:value-type="float" office:value="73.1" calcext:value-type="float">
            <text:p>73.1</text:p>
          </table:table-cell>
          <table:table-cell office:value-type="float" office:value="11.1" calcext:value-type="float">
            <text:p>11.1</text:p>
          </table:table-cell>
          <table:table-cell office:value-type="float" office:value="5.5" calcext:value-type="float">
            <text:p>5.5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Medium</text:p>
          </table:table-cell>
          <table:table-cell table:formula="of:=IFERROR(VLOOKUP([.$A47]; [$continents.$A$1:.$C$250]; COLUMN([.B44]); 0);&quot;&quot;)" office:value-type="string" office:string-value="Americas" calcext:value-type="string">
            <text:p>Americas</text:p>
          </table:table-cell>
          <table:table-cell table:formula="of:=IFERROR(VLOOKUP([.$A47]; [$continents.$A$1:.$C$250]; COLUMN([.C44]); 0);&quot;&quot;)" office:value-type="string" office:string-value="Central America" calcext:value-type="string">
            <text:p>Central America</text:p>
          </table:table-cell>
          <table:table-cell table:formula="of:=IFERROR(VLOOKUP([.$A47]; [$2014gini.$A$1:.$B$146]; COLUMN([.B44]); 0);&quot;&quot;)" office:value-type="float" office:value="57.7" calcext:value-type="float">
            <text:p>57.7</text:p>
          </table:table-cell>
          <table:table-cell table:formula="of:=IFERROR(VLOOKUP([.$A47]; [$2014worlddev.$A$1:.$O$218]; COLUMN([.B44]); 0);&quot;&quot;)" office:value-type="float" office:value="19.08" calcext:value-type="float">
            <text:p>19.08</text:p>
          </table:table-cell>
          <table:table-cell table:formula="of:=IFERROR(VLOOKUP([.$A47]; [$2014worlddev.$A$1:.$O$218]; COLUMN([.C44]); 0);&quot;&quot;)" office:value-type="float" office:value="34.63573332" calcext:value-type="float">
            <text:p>34.63573332</text:p>
          </table:table-cell>
          <table:table-cell table:formula="of:=IFERROR(VLOOKUP([.$A47]; [$2014worlddev.$A$1:.$O$218]; COLUMN([.D44]); 0);&quot;&quot;)" office:value-type="float" office:value="1.636867306" calcext:value-type="float">
            <text:p>1.636867306</text:p>
          </table:table-cell>
          <table:table-cell table:formula="of:=IFERROR(VLOOKUP([.$A47]; [$2014worlddev.$A$1:.$O$218]; COLUMN([.E44]); 0);&quot;&quot;)" office:value-type="float" office:value="1.424638087" calcext:value-type="float">
            <text:p>1.424638087</text:p>
          </table:table-cell>
          <table:table-cell table:formula="of:=IFERROR(VLOOKUP([.$A47]; [$2014worlddev.$A$1:.$O$218]; COLUMN([.F44]); 0);&quot;&quot;)" office:value-type="float" office:value="71.15631424" calcext:value-type="float">
            <text:p>71.15631424</text:p>
          </table:table-cell>
          <table:table-cell table:formula="of:=IFERROR(VLOOKUP([.$A47]; [$2014worlddev.$A$1:.$O$218]; COLUMN([.G44]); 0);&quot;&quot;)" office:value-type="float" office:value="32.52932798" calcext:value-type="float">
            <text:p>32.52932798</text:p>
          </table:table-cell>
          <table:table-cell table:formula="of:=IFERROR(VLOOKUP([.$A47]; [$2014worlddev.$A$1:.$O$218]; COLUMN([.H44]); 0);&quot;&quot;)" office:value-type="float" office:value="62.73487505" calcext:value-type="float">
            <text:p>62.73487505</text:p>
          </table:table-cell>
          <table:table-cell table:formula="of:=IFERROR(VLOOKUP([.$A47]; [$2014worlddev.$A$1:.$O$218]; COLUMN([.I44]); 0);&quot;&quot;)" office:value-type="float" office:value="4.735796967" calcext:value-type="float">
            <text:p>4.735796967</text:p>
          </table:table-cell>
          <table:table-cell table:formula="of:=IFERROR(VLOOKUP([.$A47]; [$2014worlddev.$A$1:.$O$218]; COLUMN([.J44]); 0);&quot;&quot;)" office:value-type="float" office:value="7961680" calcext:value-type="float">
            <text:p>7961680</text:p>
          </table:table-cell>
          <table:table-cell table:formula="of:=IFERROR(VLOOKUP([.$A47]; [$2014worlddev.$A$1:.$O$218]; COLUMN([.K44]); 0);&quot;&quot;)" office:value-type="float" office:value="26" calcext:value-type="float">
            <text:p>26</text:p>
          </table:table-cell>
          <table:table-cell table:formula="of:=IFERROR(VLOOKUP([.$A47]; [$2014worlddev.$A$1:.$O$218]; COLUMN([.L44]); 0);&quot;&quot;)" office:value-type="float" office:value="4159" calcext:value-type="float">
            <text:p>4159</text:p>
          </table:table-cell>
          <table:table-cell table:formula="of:=IFERROR(VLOOKUP([.$A47]; [$2014worlddev.$A$1:.$O$218]; COLUMN([.M44]); 0);&quot;&quot;)" office:value-type="float" office:value="45.863" calcext:value-type="float">
            <text:p>45.863</text:p>
          </table:table-cell>
          <table:table-cell table:formula="of:=IFERROR(VLOOKUP([.$A47]; [$2014worlddev.$A$1:.$O$218]; COLUMN([.N44]); 0);&quot;&quot;)" office:value-type="float" office:value="3.900000095" calcext:value-type="float">
            <text:p>3.900000095</text:p>
          </table:table-cell>
          <table:table-cell table:formula="of:=IFERROR(VLOOKUP([.$A47]; [$2014worlddev.$A$1:.$O$218]; COLUMN([.O44]); 0);&quot;&quot;)" office:value-type="float" office:value="2.382" calcext:value-type="float">
            <text:p>2.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38" calcext:value-type="float">
            <text:p>138</text:p>
          </table:table-cell>
          <table:table-cell office:value-type="float" office:value="0.587" calcext:value-type="float">
            <text:p>0.587</text:p>
          </table:table-cell>
          <table:table-cell office:value-type="float" office:value="57.6" calcext:value-type="float">
            <text:p>57.6</text:p>
          </table:table-cell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21056" calcext:value-type="float">
            <text:p>21056</text:p>
          </table:table-cell>
          <table:table-cell office:value-type="string" calcext:value-type="string">
            <text:p>Medium</text:p>
          </table:table-cell>
          <table:table-cell table:formula="of:=IFERROR(VLOOKUP([.$A48]; [$continents.$A$1:.$C$250]; COLUMN([.B85]); 0);&quot;&quot;)" office:value-type="string" office:string-value="Africa" calcext:value-type="string">
            <text:p>Africa</text:p>
          </table:table-cell>
          <table:table-cell table:formula="of:=IFERROR(VLOOKUP([.$A48]; [$continents.$A$1:.$C$250]; COLUMN([.C85]); 0);&quot;&quot;)" office:value-type="string" office:string-value="Middle Africa" calcext:value-type="string">
            <text:p>Middle Africa</text:p>
          </table:table-cell>
          <table:table-cell table:formula="of:=IFERROR(VLOOKUP([.$A48]; [$2014gini.$A$1:.$B$146]; COLUMN([.B85]); 0);&quot;&quot;)">
            <text:p/>
          </table:table-cell>
          <table:table-cell table:formula="of:=IFERROR(VLOOKUP([.$A48]; [$2014worlddev.$A$1:.$O$218]; COLUMN([.B85]); 0);&quot;&quot;)" office:value-type="float" office:value="18.86" calcext:value-type="float">
            <text:p>18.86</text:p>
          </table:table-cell>
          <table:table-cell table:formula="of:=IFERROR(VLOOKUP([.$A48]; [$2014worlddev.$A$1:.$O$218]; COLUMN([.C85]); 0);&quot;&quot;)" office:value-type="float" office:value="44.83188131" calcext:value-type="float">
            <text:p>44.83188131</text:p>
          </table:table-cell>
          <table:table-cell table:formula="of:=IFERROR(VLOOKUP([.$A48]; [$2014worlddev.$A$1:.$O$218]; COLUMN([.D85]); 0);&quot;&quot;)" office:value-type="float" office:value="1.072396353" calcext:value-type="float">
            <text:p>1.072396353</text:p>
          </table:table-cell>
          <table:table-cell table:formula="of:=IFERROR(VLOOKUP([.$A48]; [$2014worlddev.$A$1:.$O$218]; COLUMN([.E85]); 0);&quot;&quot;)" office:value-type="float" office:value="2.942546724" calcext:value-type="float">
            <text:p>2.942546724</text:p>
          </table:table-cell>
          <table:table-cell table:formula="of:=IFERROR(VLOOKUP([.$A48]; [$2014worlddev.$A$1:.$O$218]; COLUMN([.F85]); 0);&quot;&quot;)" office:value-type="float" office:value="29.26506239" calcext:value-type="float">
            <text:p>29.26506239</text:p>
          </table:table-cell>
          <table:table-cell table:formula="of:=IFERROR(VLOOKUP([.$A48]; [$2014worlddev.$A$1:.$O$218]; COLUMN([.G85]); 0);&quot;&quot;)" office:value-type="float" office:value="39.42391443" calcext:value-type="float">
            <text:p>39.42391443</text:p>
          </table:table-cell>
          <table:table-cell table:formula="of:=IFERROR(VLOOKUP([.$A48]; [$2014worlddev.$A$1:.$O$218]; COLUMN([.H85]); 0);&quot;&quot;)" office:value-type="float" office:value="57.7139307" calcext:value-type="float">
            <text:p>57.7139307</text:p>
          </table:table-cell>
          <table:table-cell table:formula="of:=IFERROR(VLOOKUP([.$A48]; [$2014worlddev.$A$1:.$O$218]; COLUMN([.I85]); 0);&quot;&quot;)" office:value-type="float" office:value="2.862154869" calcext:value-type="float">
            <text:p>2.862154869</text:p>
          </table:table-cell>
          <table:table-cell table:formula="of:=IFERROR(VLOOKUP([.$A48]; [$2014worlddev.$A$1:.$O$218]; COLUMN([.J85]); 0);&quot;&quot;)" office:value-type="float" office:value="820885" calcext:value-type="float">
            <text:p>820885</text:p>
          </table:table-cell>
          <table:table-cell table:formula="of:=IFERROR(VLOOKUP([.$A48]; [$2014worlddev.$A$1:.$O$218]; COLUMN([.K85]); 0);&quot;&quot;)" office:value-type="float" office:value="0" calcext:value-type="float">
            <text:p>0</text:p>
          </table:table-cell>
          <table:table-cell table:formula="of:=IFERROR(VLOOKUP([.$A48]; [$2014worlddev.$A$1:.$O$218]; COLUMN([.L85]); 0);&quot;&quot;)" office:value-type="float" office:value="174" calcext:value-type="float">
            <text:p>174</text:p>
          </table:table-cell>
          <table:table-cell table:formula="of:=IFERROR(VLOOKUP([.$A48]; [$2014worlddev.$A$1:.$O$218]; COLUMN([.M85]); 0);&quot;&quot;)" office:value-type="float" office:value="60.244" calcext:value-type="float">
            <text:p>60.244</text:p>
          </table:table-cell>
          <table:table-cell table:formula="of:=IFERROR(VLOOKUP([.$A48]; [$2014worlddev.$A$1:.$O$218]; COLUMN([.N85]); 0);&quot;&quot;)" office:value-type="float" office:value="7.900000095" calcext:value-type="float">
            <text:p>7.900000095</text:p>
          </table:table-cell>
          <table:table-cell table:formula="of:=IFERROR(VLOOKUP([.$A48]; [$2014worlddev.$A$1:.$O$218]; COLUMN([.O85]); 0);&quot;&quot;)" office:value-type="float" office:value="4.835" calcext:value-type="float">
            <text:p>4.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28" calcext:value-type="float">
            <text:p>128</text:p>
          </table:table-cell>
          <table:table-cell office:value-type="float" office:value="0.627" calcext:value-type="float">
            <text:p>0.627</text:p>
          </table:table-cell>
          <table:table-cell office:value-type="float" office:value="71.8" calcext:value-type="float">
            <text:p>71.8</text:p>
          </table:table-cell>
          <table:table-cell office:value-type="float" office:value="10.7" calcext:value-type="float">
            <text:p>10.7</text:p>
          </table:table-cell>
          <table:table-cell office:value-type="float" office:value="5.6" calcext:value-type="float">
            <text:p>5.6</text:p>
          </table:table-cell>
          <table:table-cell office:value-type="float" office:value="6929" calcext:value-type="float">
            <text:p>6929</text:p>
          </table:table-cell>
          <table:table-cell office:value-type="string" calcext:value-type="string">
            <text:p>Medium</text:p>
          </table:table-cell>
          <table:table-cell table:formula="of:=IFERROR(VLOOKUP([.$A49]; [$continents.$A$1:.$C$250]; COLUMN([.B58]); 0);&quot;&quot;)" office:value-type="string" office:string-value="Americas" calcext:value-type="string">
            <text:p>Americas</text:p>
          </table:table-cell>
          <table:table-cell table:formula="of:=IFERROR(VLOOKUP([.$A49]; [$continents.$A$1:.$C$250]; COLUMN([.C58]); 0);&quot;&quot;)" office:value-type="string" office:string-value="Central America" calcext:value-type="string">
            <text:p>Central America</text:p>
          </table:table-cell>
          <table:table-cell table:formula="of:=IFERROR(VLOOKUP([.$A49]; [$2014gini.$A$1:.$B$146]; COLUMN([.B58]); 0);&quot;&quot;)" office:value-type="float" office:value="53" calcext:value-type="float">
            <text:p>53</text:p>
          </table:table-cell>
          <table:table-cell table:formula="of:=IFERROR(VLOOKUP([.$A49]; [$2014worlddev.$A$1:.$O$218]; COLUMN([.B58]); 0);&quot;&quot;)" office:value-type="float" office:value="23.4" calcext:value-type="float">
            <text:p>23.4</text:p>
          </table:table-cell>
          <table:table-cell table:formula="of:=IFERROR(VLOOKUP([.$A49]; [$2014worlddev.$A$1:.$O$218]; COLUMN([.C58]); 0);&quot;&quot;)" office:value-type="float" office:value="38.16522168" calcext:value-type="float">
            <text:p>38.16522168</text:p>
          </table:table-cell>
          <table:table-cell table:formula="of:=IFERROR(VLOOKUP([.$A49]; [$2014worlddev.$A$1:.$O$218]; COLUMN([.D58]); 0);&quot;&quot;)" office:value-type="float" office:value="0.418365485" calcext:value-type="float">
            <text:p>0.418365485</text:p>
          </table:table-cell>
          <table:table-cell table:formula="of:=IFERROR(VLOOKUP([.$A49]; [$2014worlddev.$A$1:.$O$218]; COLUMN([.E58]); 0);&quot;&quot;)" office:value-type="float" office:value="2.048252145" calcext:value-type="float">
            <text:p>2.048252145</text:p>
          </table:table-cell>
          <table:table-cell table:formula="of:=IFERROR(VLOOKUP([.$A49]; [$2014worlddev.$A$1:.$O$218]; COLUMN([.F58]); 0);&quot;&quot;)" office:value-type="float" office:value="149.4540314" calcext:value-type="float">
            <text:p>149.4540314</text:p>
          </table:table-cell>
          <table:table-cell table:formula="of:=IFERROR(VLOOKUP([.$A49]; [$2014worlddev.$A$1:.$O$218]; COLUMN([.G58]); 0);&quot;&quot;)" office:value-type="float" office:value="37.12095924" calcext:value-type="float">
            <text:p>37.12095924</text:p>
          </table:table-cell>
          <table:table-cell table:formula="of:=IFERROR(VLOOKUP([.$A49]; [$2014worlddev.$A$1:.$O$218]; COLUMN([.H58]); 0);&quot;&quot;)" office:value-type="float" office:value="58.11597819" calcext:value-type="float">
            <text:p>58.11597819</text:p>
          </table:table-cell>
          <table:table-cell table:formula="of:=IFERROR(VLOOKUP([.$A49]; [$2014worlddev.$A$1:.$O$218]; COLUMN([.I58]); 0);&quot;&quot;)" office:value-type="float" office:value="4.763062569" calcext:value-type="float">
            <text:p>4.763062569</text:p>
          </table:table-cell>
          <table:table-cell table:formula="of:=IFERROR(VLOOKUP([.$A49]; [$2014worlddev.$A$1:.$O$218]; COLUMN([.J58]); 0);&quot;&quot;)" office:value-type="float" office:value="16015494" calcext:value-type="float">
            <text:p>16015494</text:p>
          </table:table-cell>
          <table:table-cell table:formula="of:=IFERROR(VLOOKUP([.$A49]; [$2014worlddev.$A$1:.$O$218]; COLUMN([.K58]); 0);&quot;&quot;)" office:value-type="float" office:value="164" calcext:value-type="float">
            <text:p>164</text:p>
          </table:table-cell>
          <table:table-cell table:formula="of:=IFERROR(VLOOKUP([.$A49]; [$2014worlddev.$A$1:.$O$218]; COLUMN([.L58]); 0);&quot;&quot;)" office:value-type="float" office:value="7483" calcext:value-type="float">
            <text:p>7483</text:p>
          </table:table-cell>
          <table:table-cell table:formula="of:=IFERROR(VLOOKUP([.$A49]; [$2014worlddev.$A$1:.$O$218]; COLUMN([.M58]); 0);&quot;&quot;)" office:value-type="float" office:value="48.885" calcext:value-type="float">
            <text:p>48.885</text:p>
          </table:table-cell>
          <table:table-cell table:formula="of:=IFERROR(VLOOKUP([.$A49]; [$2014worlddev.$A$1:.$O$218]; COLUMN([.N58]); 0);&quot;&quot;)" office:value-type="float" office:value="2.900000095" calcext:value-type="float">
            <text:p>2.900000095</text:p>
          </table:table-cell>
          <table:table-cell table:formula="of:=IFERROR(VLOOKUP([.$A49]; [$2014worlddev.$A$1:.$O$218]; COLUMN([.O58]); 0);&quot;&quot;)" office:value-type="float" office:value="3.211" calcext:value-type="float">
            <text:p>3.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104" calcext:value-type="float">
            <text:p>104</text:p>
          </table:table-cell>
          <table:table-cell office:value-type="float" office:value="0.706" calcext:value-type="float">
            <text:p>0.706</text:p>
          </table:table-cell>
          <table:table-cell office:value-type="float" office:value="76.8" calcext:value-type="float">
            <text:p>76.8</text:p>
          </table:table-cell>
          <table:table-cell office:value-type="float" office:value="13" calcext:value-type="float">
            <text:p>13</text:p>
          </table:table-cell>
          <table:table-cell office:value-type="float" office:value="5.8" calcext:value-type="float">
            <text:p>5.8</text:p>
          </table:table-cell>
          <table:table-cell office:value-type="float" office:value="12328" calcext:value-type="float">
            <text:p>12328</text:p>
          </table:table-cell>
          <table:table-cell office:value-type="string" calcext:value-type="string">
            <text:p>High</text:p>
          </table:table-cell>
          <table:table-cell table:formula="of:=IFERROR(VLOOKUP([.$A50]; [$continents.$A$1:.$C$250]; COLUMN([.B82]); 0);&quot;&quot;)" office:value-type="string" office:string-value="Asia" calcext:value-type="string">
            <text:p>Asia</text:p>
          </table:table-cell>
          <table:table-cell table:formula="of:=IFERROR(VLOOKUP([.$A50]; [$continents.$A$1:.$C$250]; COLUMN([.C82]); 0);&quot;&quot;)" office:value-type="string" office:string-value="Southern Asia" calcext:value-type="string">
            <text:p>Southern Asia</text:p>
          </table:table-cell>
          <table:table-cell table:formula="of:=IFERROR(VLOOKUP([.$A50]; [$2014gini.$A$1:.$B$146]; COLUMN([.B82]); 0);&quot;&quot;)" office:value-type="float" office:value="37.4" calcext:value-type="float">
            <text:p>37.4</text:p>
          </table:table-cell>
          <table:table-cell table:formula="of:=IFERROR(VLOOKUP([.$A50]; [$2014worlddev.$A$1:.$O$218]; COLUMN([.B82]); 0);&quot;&quot;)" office:value-type="float" office:value="49.28" calcext:value-type="float">
            <text:p>49.28</text:p>
          </table:table-cell>
          <table:table-cell table:formula="of:=IFERROR(VLOOKUP([.$A50]; [$2014worlddev.$A$1:.$O$218]; COLUMN([.C82]); 0);&quot;&quot;)" office:value-type="float" office:value="42.47626173" calcext:value-type="float">
            <text:p>42.47626173</text:p>
          </table:table-cell>
          <table:table-cell/>
          <table:table-cell table:formula="of:=IFERROR(VLOOKUP([.$A50]; [$2014worlddev.$A$1:.$O$218]; COLUMN([.E82]); 0);&quot;&quot;)" office:value-type="float" office:value="2.015181544" calcext:value-type="float">
            <text:p>2.015181544</text:p>
          </table:table-cell>
          <table:table-cell table:formula="of:=IFERROR(VLOOKUP([.$A50]; [$2014worlddev.$A$1:.$O$218]; COLUMN([.F82]); 0);&quot;&quot;)" office:value-type="float" office:value="1336.666667" calcext:value-type="float">
            <text:p>1336.666667</text:p>
          </table:table-cell>
          <table:table-cell table:formula="of:=IFERROR(VLOOKUP([.$A50]; [$2014worlddev.$A$1:.$O$218]; COLUMN([.G82]); 0);&quot;&quot;)" office:value-type="float" office:value="27.58082341" calcext:value-type="float">
            <text:p>27.58082341</text:p>
          </table:table-cell>
          <table:table-cell table:formula="of:=IFERROR(VLOOKUP([.$A50]; [$2014worlddev.$A$1:.$O$218]; COLUMN([.H82]); 0);&quot;&quot;)" office:value-type="float" office:value="67.69217856" calcext:value-type="float">
            <text:p>67.69217856</text:p>
          </table:table-cell>
          <table:table-cell table:formula="of:=IFERROR(VLOOKUP([.$A50]; [$2014worlddev.$A$1:.$O$218]; COLUMN([.I82]); 0);&quot;&quot;)" office:value-type="float" office:value="4.726998028" calcext:value-type="float">
            <text:p>4.726998028</text:p>
          </table:table-cell>
          <table:table-cell table:formula="of:=IFERROR(VLOOKUP([.$A50]; [$2014worlddev.$A$1:.$O$218]; COLUMN([.J82]); 0);&quot;&quot;)" office:value-type="float" office:value="401000" calcext:value-type="float">
            <text:p>401000</text:p>
          </table:table-cell>
          <table:table-cell/>
          <table:table-cell table:formula="of:=IFERROR(VLOOKUP([.$A50]; [$2014worlddev.$A$1:.$O$218]; COLUMN([.L82]); 0);&quot;&quot;)" office:value-type="float" office:value="36" calcext:value-type="float">
            <text:p>36</text:p>
          </table:table-cell>
          <table:table-cell table:formula="of:=IFERROR(VLOOKUP([.$A50]; [$2014worlddev.$A$1:.$O$218]; COLUMN([.M82]); 0);&quot;&quot;)" office:value-type="float" office:value="55.506" calcext:value-type="float">
            <text:p>55.506</text:p>
          </table:table-cell>
          <table:table-cell table:formula="of:=IFERROR(VLOOKUP([.$A50]; [$2014worlddev.$A$1:.$O$218]; COLUMN([.N82]); 0);&quot;&quot;)" office:value-type="float" office:value="11.60000038" calcext:value-type="float">
            <text:p>11.60000038</text:p>
          </table:table-cell>
          <table:table-cell table:formula="of:=IFERROR(VLOOKUP([.$A50]; [$2014worlddev.$A$1:.$O$218]; COLUMN([.O82]); 0);&quot;&quot;)" office:value-type="float" office:value="2.123" calcext:value-type="float">
            <text:p>2.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52" calcext:value-type="float">
            <text:p>152</text:p>
          </table:table-cell>
          <table:table-cell office:value-type="float" office:value="0.514" calcext:value-type="float">
            <text:p>0.514</text:p>
          </table:table-cell>
          <table:table-cell office:value-type="float" office:value="52.8" calcext:value-type="float">
            <text:p>52.8</text:p>
          </table:table-cell>
          <table:table-cell office:value-type="float" office:value="9" calcext:value-type="float">
            <text:p>9</text:p>
          </table:table-cell>
          <table:table-cell office:value-type="float" office:value="5.9" calcext:value-type="float">
            <text:p>5.9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Low</text:p>
          </table:table-cell>
          <table:table-cell table:formula="of:=IFERROR(VLOOKUP([.$A51]; [$continents.$A$1:.$C$250]; COLUMN([.B43]); 0);&quot;&quot;)" office:value-type="string" office:string-value="Africa" calcext:value-type="string">
            <text:p>Africa</text:p>
          </table:table-cell>
          <table:table-cell table:formula="of:=IFERROR(VLOOKUP([.$A51]; [$continents.$A$1:.$C$250]; COLUMN([.C43]); 0);&quot;&quot;)" office:value-type="string" office:string-value="Western Africa" calcext:value-type="string">
            <text:p>Western Africa</text:p>
          </table:table-cell>
          <table:table-cell table:formula="of:=IFERROR(VLOOKUP([.$A51]; [$2014gini.$A$1:.$B$146]; COLUMN([.B43]); 0);&quot;&quot;)" office:value-type="float" office:value="43.7" calcext:value-type="float">
            <text:p>43.7</text:p>
          </table:table-cell>
          <table:table-cell table:formula="of:=IFERROR(VLOOKUP([.$A51]; [$2014worlddev.$A$1:.$O$218]; COLUMN([.B43]); 0);&quot;&quot;)" office:value-type="float" office:value="42.68" calcext:value-type="float">
            <text:p>42.68</text:p>
          </table:table-cell>
          <table:table-cell table:formula="of:=IFERROR(VLOOKUP([.$A51]; [$2014worlddev.$A$1:.$O$218]; COLUMN([.C43]); 0);&quot;&quot;)" office:value-type="float" office:value="42.3995695" calcext:value-type="float">
            <text:p>42.3995695</text:p>
          </table:table-cell>
          <table:table-cell table:formula="of:=IFERROR(VLOOKUP([.$A51]; [$2014worlddev.$A$1:.$O$218]; COLUMN([.D43]); 0);&quot;&quot;)" office:value-type="float" office:value="0.414718775" calcext:value-type="float">
            <text:p>0.414718775</text:p>
          </table:table-cell>
          <table:table-cell table:formula="of:=IFERROR(VLOOKUP([.$A51]; [$2014worlddev.$A$1:.$O$218]; COLUMN([.E43]); 0);&quot;&quot;)" office:value-type="float" office:value="2.660487333" calcext:value-type="float">
            <text:p>2.660487333</text:p>
          </table:table-cell>
          <table:table-cell table:formula="of:=IFERROR(VLOOKUP([.$A51]; [$2014worlddev.$A$1:.$O$218]; COLUMN([.F43]); 0);&quot;&quot;)" office:value-type="float" office:value="194.8636714" calcext:value-type="float">
            <text:p>194.8636714</text:p>
          </table:table-cell>
          <table:table-cell table:formula="of:=IFERROR(VLOOKUP([.$A51]; [$2014worlddev.$A$1:.$O$218]; COLUMN([.G43]); 0);&quot;&quot;)" office:value-type="float" office:value="44.0711793" calcext:value-type="float">
            <text:p>44.0711793</text:p>
          </table:table-cell>
          <table:table-cell table:formula="of:=IFERROR(VLOOKUP([.$A51]; [$2014worlddev.$A$1:.$O$218]; COLUMN([.H43]); 0);&quot;&quot;)" office:value-type="float" office:value="53.178905" calcext:value-type="float">
            <text:p>53.178905</text:p>
          </table:table-cell>
          <table:table-cell table:formula="of:=IFERROR(VLOOKUP([.$A51]; [$2014worlddev.$A$1:.$O$218]; COLUMN([.I43]); 0);&quot;&quot;)" office:value-type="float" office:value="2.749915698" calcext:value-type="float">
            <text:p>2.749915698</text:p>
          </table:table-cell>
          <table:table-cell table:formula="of:=IFERROR(VLOOKUP([.$A51]; [$2014worlddev.$A$1:.$O$218]; COLUMN([.J43]); 0);&quot;&quot;)" office:value-type="float" office:value="177475986" calcext:value-type="float">
            <text:p>177475986</text:p>
          </table:table-cell>
          <table:table-cell table:formula="of:=IFERROR(VLOOKUP([.$A51]; [$2014worlddev.$A$1:.$O$218]; COLUMN([.K43]); 0);&quot;&quot;)" office:value-type="float" office:value="1239" calcext:value-type="float">
            <text:p>1239</text:p>
          </table:table-cell>
          <table:table-cell table:formula="of:=IFERROR(VLOOKUP([.$A51]; [$2014worlddev.$A$1:.$O$218]; COLUMN([.L43]); 0);&quot;&quot;)" office:value-type="float" office:value="90947" calcext:value-type="float">
            <text:p>90947</text:p>
          </table:table-cell>
          <table:table-cell table:formula="of:=IFERROR(VLOOKUP([.$A51]; [$2014worlddev.$A$1:.$O$218]; COLUMN([.M43]); 0);&quot;&quot;)" office:value-type="float" office:value="53.058" calcext:value-type="float">
            <text:p>53.058</text:p>
          </table:table-cell>
          <table:table-cell table:formula="of:=IFERROR(VLOOKUP([.$A51]; [$2014worlddev.$A$1:.$O$218]; COLUMN([.N43]); 0);&quot;&quot;)" office:value-type="float" office:value="7.5" calcext:value-type="float">
            <text:p>7.5</text:p>
          </table:table-cell>
          <table:table-cell table:formula="of:=IFERROR(VLOOKUP([.$A51]; [$2014worlddev.$A$1:.$O$218]; COLUMN([.O43]); 0);&quot;&quot;)" office:value-type="float" office:value="5.65" calcext:value-type="float">
            <text:p>5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61" calcext:value-type="float">
            <text:p>161</text:p>
          </table:table-cell>
          <table:table-cell office:value-type="float" office:value="0.497" calcext:value-type="float">
            <text:p>0.497</text:p>
          </table:table-cell>
          <table:table-cell office:value-type="float" office:value="49.8" calcext:value-type="float">
            <text:p>49.8</text:p>
          </table:table-cell>
          <table:table-cell office:value-type="float" office:value="11.1" calcext:value-type="float">
            <text:p>11.1</text:p>
          </table:table-cell>
          <table:table-cell office:value-type="float" office:value="5.9" calcext:value-type="float">
            <text:p>5.9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Low</text:p>
          </table:table-cell>
          <table:table-cell table:formula="of:=IFERROR(VLOOKUP([.$A52]; [$continents.$A$1:.$C$250]; COLUMN([.B9]); 0);&quot;&quot;)" office:value-type="string" office:string-value="Africa" calcext:value-type="string">
            <text:p>Africa</text:p>
          </table:table-cell>
          <table:table-cell table:formula="of:=IFERROR(VLOOKUP([.$A52]; [$continents.$A$1:.$C$250]; COLUMN([.C9]); 0);&quot;&quot;)" office:value-type="string" office:string-value="Southern Africa" calcext:value-type="string">
            <text:p>Southern Africa</text:p>
          </table:table-cell>
          <table:table-cell table:formula="of:=IFERROR(VLOOKUP([.$A52]; [$2014gini.$A$1:.$B$146]; COLUMN([.B9]); 0);&quot;&quot;)" office:value-type="float" office:value="63.2" calcext:value-type="float">
            <text:p>63.2</text:p>
          </table:table-cell>
          <table:table-cell table:formula="of:=IFERROR(VLOOKUP([.$A52]; [$2014worlddev.$A$1:.$O$218]; COLUMN([.B9]); 0);&quot;&quot;)" office:value-type="float" office:value="11" calcext:value-type="float">
            <text:p>11</text:p>
          </table:table-cell>
          <table:table-cell table:formula="of:=IFERROR(VLOOKUP([.$A52]; [$2014worlddev.$A$1:.$O$218]; COLUMN([.C9]); 0);&quot;&quot;)" office:value-type="float" office:value="45.64654096" calcext:value-type="float">
            <text:p>45.64654096</text:p>
          </table:table-cell>
          <table:table-cell table:formula="of:=IFERROR(VLOOKUP([.$A52]; [$2014worlddev.$A$1:.$O$218]; COLUMN([.D9]); 0);&quot;&quot;)" office:value-type="float" office:value="2.186457145" calcext:value-type="float">
            <text:p>2.186457145</text:p>
          </table:table-cell>
          <table:table-cell table:formula="of:=IFERROR(VLOOKUP([.$A52]; [$2014worlddev.$A$1:.$O$218]; COLUMN([.E9]); 0);&quot;&quot;)" office:value-type="float" office:value="1.24688598" calcext:value-type="float">
            <text:p>1.24688598</text:p>
          </table:table-cell>
          <table:table-cell table:formula="of:=IFERROR(VLOOKUP([.$A52]; [$2014worlddev.$A$1:.$O$218]; COLUMN([.F9]); 0);&quot;&quot;)" office:value-type="float" office:value="69.47289196" calcext:value-type="float">
            <text:p>69.47289196</text:p>
          </table:table-cell>
          <table:table-cell table:formula="of:=IFERROR(VLOOKUP([.$A52]; [$2014worlddev.$A$1:.$O$218]; COLUMN([.G9]); 0);&quot;&quot;)" office:value-type="float" office:value="36.31841881" calcext:value-type="float">
            <text:p>36.31841881</text:p>
          </table:table-cell>
          <table:table-cell table:formula="of:=IFERROR(VLOOKUP([.$A52]; [$2014worlddev.$A$1:.$O$218]; COLUMN([.H9]); 0);&quot;&quot;)" office:value-type="float" office:value="59.5095195" calcext:value-type="float">
            <text:p>59.5095195</text:p>
          </table:table-cell>
          <table:table-cell table:formula="of:=IFERROR(VLOOKUP([.$A52]; [$2014worlddev.$A$1:.$O$218]; COLUMN([.I9]); 0);&quot;&quot;)" office:value-type="float" office:value="4.17206169" calcext:value-type="float">
            <text:p>4.17206169</text:p>
          </table:table-cell>
          <table:table-cell table:formula="of:=IFERROR(VLOOKUP([.$A52]; [$2014worlddev.$A$1:.$O$218]; COLUMN([.J9]); 0);&quot;&quot;)" office:value-type="float" office:value="2109197" calcext:value-type="float">
            <text:p>2109197</text:p>
          </table:table-cell>
          <table:table-cell table:formula="of:=IFERROR(VLOOKUP([.$A52]; [$2014worlddev.$A$1:.$O$218]; COLUMN([.K9]); 0);&quot;&quot;)" office:value-type="float" office:value="44" calcext:value-type="float">
            <text:p>44</text:p>
          </table:table-cell>
          <table:table-cell table:formula="of:=IFERROR(VLOOKUP([.$A52]; [$2014worlddev.$A$1:.$O$218]; COLUMN([.L9]); 0);&quot;&quot;)" office:value-type="float" office:value="17" calcext:value-type="float">
            <text:p>17</text:p>
          </table:table-cell>
          <table:table-cell table:formula="of:=IFERROR(VLOOKUP([.$A52]; [$2014worlddev.$A$1:.$O$218]; COLUMN([.M9]); 0);&quot;&quot;)" office:value-type="float" office:value="73.211" calcext:value-type="float">
            <text:p>73.211</text:p>
          </table:table-cell>
          <table:table-cell table:formula="of:=IFERROR(VLOOKUP([.$A52]; [$2014worlddev.$A$1:.$O$218]; COLUMN([.N9]); 0);&quot;&quot;)" office:value-type="float" office:value="26.20000076" calcext:value-type="float">
            <text:p>26.20000076</text:p>
          </table:table-cell>
          <table:table-cell table:formula="of:=IFERROR(VLOOKUP([.$A52]; [$2014worlddev.$A$1:.$O$218]; COLUMN([.O9]); 0);&quot;&quot;)" office:value-type="float" office:value="3.185" calcext:value-type="float">
            <text:p>3.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25" calcext:value-type="float">
            <text:p>125</text:p>
          </table:table-cell>
          <table:table-cell office:value-type="float" office:value="0.631" calcext:value-type="float">
            <text:p>0.631</text:p>
          </table:table-cell>
          <table:table-cell office:value-type="float" office:value="74.9" calcext:value-type="float">
            <text:p>74.9</text:p>
          </table:table-cell>
          <table:table-cell office:value-type="float" office:value="11.5" calcext:value-type="float">
            <text:p>11.5</text:p>
          </table:table-cell>
          <table:table-cell office:value-type="float" office:value="6" calcext:value-type="float">
            <text:p>6</text:p>
          </table:table-cell>
          <table:table-cell office:value-type="float" office:value="4457" calcext:value-type="float">
            <text:p>4457</text:p>
          </table:table-cell>
          <table:table-cell office:value-type="string" calcext:value-type="string">
            <text:p>Medium</text:p>
          </table:table-cell>
          <table:table-cell table:formula="of:=IFERROR(VLOOKUP([.$A53]; [$continents.$A$1:.$C$250]; COLUMN([.B98]); 0);&quot;&quot;)" office:value-type="string" office:string-value="Americas" calcext:value-type="string">
            <text:p>Americas</text:p>
          </table:table-cell>
          <table:table-cell table:formula="of:=IFERROR(VLOOKUP([.$A53]; [$continents.$A$1:.$C$250]; COLUMN([.C98]); 0);&quot;&quot;)" office:value-type="string" office:string-value="Central America" calcext:value-type="string">
            <text:p>Central America</text:p>
          </table:table-cell>
          <table:table-cell table:formula="of:=IFERROR(VLOOKUP([.$A53]; [$2014gini.$A$1:.$B$146]; COLUMN([.B98]); 0);&quot;&quot;)" office:value-type="float" office:value="40.5" calcext:value-type="float">
            <text:p>40.5</text:p>
          </table:table-cell>
          <table:table-cell table:formula="of:=IFERROR(VLOOKUP([.$A53]; [$2014worlddev.$A$1:.$O$218]; COLUMN([.B98]); 0);&quot;&quot;)" office:value-type="float" office:value="17.6" calcext:value-type="float">
            <text:p>17.6</text:p>
          </table:table-cell>
          <table:table-cell table:formula="of:=IFERROR(VLOOKUP([.$A53]; [$2014worlddev.$A$1:.$O$218]; COLUMN([.C98]); 0);&quot;&quot;)" office:value-type="float" office:value="38.71122881" calcext:value-type="float">
            <text:p>38.71122881</text:p>
          </table:table-cell>
          <table:table-cell table:formula="of:=IFERROR(VLOOKUP([.$A53]; [$2014worlddev.$A$1:.$O$218]; COLUMN([.D98]); 0);&quot;&quot;)" office:value-type="float" office:value="0.690334183" calcext:value-type="float">
            <text:p>0.690334183</text:p>
          </table:table-cell>
          <table:table-cell table:formula="of:=IFERROR(VLOOKUP([.$A53]; [$2014worlddev.$A$1:.$O$218]; COLUMN([.E98]); 0);&quot;&quot;)" office:value-type="float" office:value="1.141643124" calcext:value-type="float">
            <text:p>1.141643124</text:p>
          </table:table-cell>
          <table:table-cell table:formula="of:=IFERROR(VLOOKUP([.$A53]; [$2014worlddev.$A$1:.$O$218]; COLUMN([.F98]); 0);&quot;&quot;)" office:value-type="float" office:value="49.97434768" calcext:value-type="float">
            <text:p>49.97434768</text:p>
          </table:table-cell>
          <table:table-cell table:formula="of:=IFERROR(VLOOKUP([.$A53]; [$2014worlddev.$A$1:.$O$218]; COLUMN([.G98]); 0);&quot;&quot;)" office:value-type="float" office:value="30.52397" calcext:value-type="float">
            <text:p>30.52397</text:p>
          </table:table-cell>
          <table:table-cell table:formula="of:=IFERROR(VLOOKUP([.$A53]; [$2014worlddev.$A$1:.$O$218]; COLUMN([.H98]); 0);&quot;&quot;)" office:value-type="float" office:value="64.51606467" calcext:value-type="float">
            <text:p>64.51606467</text:p>
          </table:table-cell>
          <table:table-cell table:formula="of:=IFERROR(VLOOKUP([.$A53]; [$2014worlddev.$A$1:.$O$218]; COLUMN([.I98]); 0);&quot;&quot;)" office:value-type="float" office:value="4.959965334" calcext:value-type="float">
            <text:p>4.959965334</text:p>
          </table:table-cell>
          <table:table-cell table:formula="of:=IFERROR(VLOOKUP([.$A53]; [$2014worlddev.$A$1:.$O$218]; COLUMN([.J98]); 0);&quot;&quot;)" office:value-type="float" office:value="6013913" calcext:value-type="float">
            <text:p>6013913</text:p>
          </table:table-cell>
          <table:table-cell table:formula="of:=IFERROR(VLOOKUP([.$A53]; [$2014worlddev.$A$1:.$O$218]; COLUMN([.K98]); 0);&quot;&quot;)" office:value-type="float" office:value="280" calcext:value-type="float">
            <text:p>280</text:p>
          </table:table-cell>
          <table:table-cell table:formula="of:=IFERROR(VLOOKUP([.$A53]; [$2014worlddev.$A$1:.$O$218]; COLUMN([.L98]); 0);&quot;&quot;)" office:value-type="float" office:value="1587" calcext:value-type="float">
            <text:p>1587</text:p>
          </table:table-cell>
          <table:table-cell table:formula="of:=IFERROR(VLOOKUP([.$A53]; [$2014worlddev.$A$1:.$O$218]; COLUMN([.M98]); 0);&quot;&quot;)" office:value-type="float" office:value="41.541" calcext:value-type="float">
            <text:p>41.541</text:p>
          </table:table-cell>
          <table:table-cell table:formula="of:=IFERROR(VLOOKUP([.$A53]; [$2014worlddev.$A$1:.$O$218]; COLUMN([.N98]); 0);&quot;&quot;)" office:value-type="float" office:value="5.300000191" calcext:value-type="float">
            <text:p>5.300000191</text:p>
          </table:table-cell>
          <table:table-cell table:formula="of:=IFERROR(VLOOKUP([.$A53]; [$2014worlddev.$A$1:.$O$218]; COLUMN([.O98]); 0);&quot;&quot;)" office:value-type="float" office:value="2.264" calcext:value-type="float">
            <text:p>2.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53" calcext:value-type="float">
            <text:p>153</text:p>
          </table:table-cell>
          <table:table-cell office:value-type="float" office:value="0.512" calcext:value-type="float">
            <text:p>0.512</text:p>
          </table:table-cell>
          <table:table-cell office:value-type="float" office:value="55.5" calcext:value-type="float">
            <text:p>55.5</text:p>
          </table:table-cell>
          <table:table-cell office:value-type="float" office:value="10.4" calcext:value-type="float">
            <text:p>10.4</text:p>
          </table:table-cell>
          <table:table-cell office:value-type="float" office:value="6" calcext:value-type="float">
            <text:p>6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Low</text:p>
          </table:table-cell>
          <table:table-cell table:formula="of:=IFERROR(VLOOKUP([.$A54]; [$continents.$A$1:.$C$250]; COLUMN([.B51]); 0);&quot;&quot;)" office:value-type="string" office:string-value="Africa" calcext:value-type="string">
            <text:p>Africa</text:p>
          </table:table-cell>
          <table:table-cell table:formula="of:=IFERROR(VLOOKUP([.$A54]; [$continents.$A$1:.$C$250]; COLUMN([.C51]); 0);&quot;&quot;)" office:value-type="string" office:string-value="Middle Africa" calcext:value-type="string">
            <text:p>Middle Africa</text:p>
          </table:table-cell>
          <table:table-cell table:formula="of:=IFERROR(VLOOKUP([.$A54]; [$2014gini.$A$1:.$B$146]; COLUMN([.B51]); 0);&quot;&quot;)" office:value-type="float" office:value="44.6" calcext:value-type="float">
            <text:p>44.6</text:p>
          </table:table-cell>
          <table:table-cell table:formula="of:=IFERROR(VLOOKUP([.$A54]; [$2014worlddev.$A$1:.$O$218]; COLUMN([.B51]); 0);&quot;&quot;)" office:value-type="float" office:value="11" calcext:value-type="float">
            <text:p>11</text:p>
          </table:table-cell>
          <table:table-cell table:formula="of:=IFERROR(VLOOKUP([.$A54]; [$2014worlddev.$A$1:.$O$218]; COLUMN([.C51]); 0);&quot;&quot;)" office:value-type="float" office:value="45.701982" calcext:value-type="float">
            <text:p>45.701982</text:p>
          </table:table-cell>
          <table:table-cell table:formula="of:=IFERROR(VLOOKUP([.$A54]; [$2014worlddev.$A$1:.$O$218]; COLUMN([.D51]); 0);&quot;&quot;)" office:value-type="float" office:value="1.252788882" calcext:value-type="float">
            <text:p>1.252788882</text:p>
          </table:table-cell>
          <table:table-cell table:formula="of:=IFERROR(VLOOKUP([.$A54]; [$2014worlddev.$A$1:.$O$218]; COLUMN([.E51]); 0);&quot;&quot;)" office:value-type="float" office:value="2.498110306" calcext:value-type="float">
            <text:p>2.498110306</text:p>
          </table:table-cell>
          <table:table-cell table:formula="of:=IFERROR(VLOOKUP([.$A54]; [$2014worlddev.$A$1:.$O$218]; COLUMN([.F51]); 0);&quot;&quot;)" office:value-type="float" office:value="48.17544372" calcext:value-type="float">
            <text:p>48.17544372</text:p>
          </table:table-cell>
          <table:table-cell table:formula="of:=IFERROR(VLOOKUP([.$A54]; [$2014worlddev.$A$1:.$O$218]; COLUMN([.G51]); 0);&quot;&quot;)" office:value-type="float" office:value="42.76027758" calcext:value-type="float">
            <text:p>42.76027758</text:p>
          </table:table-cell>
          <table:table-cell table:formula="of:=IFERROR(VLOOKUP([.$A54]; [$2014worlddev.$A$1:.$O$218]; COLUMN([.H51]); 0);&quot;&quot;)" office:value-type="float" office:value="54.02119807" calcext:value-type="float">
            <text:p>54.02119807</text:p>
          </table:table-cell>
          <table:table-cell table:formula="of:=IFERROR(VLOOKUP([.$A54]; [$2014worlddev.$A$1:.$O$218]; COLUMN([.I51]); 0);&quot;&quot;)" office:value-type="float" office:value="3.218524346" calcext:value-type="float">
            <text:p>3.218524346</text:p>
          </table:table-cell>
          <table:table-cell table:formula="of:=IFERROR(VLOOKUP([.$A54]; [$2014worlddev.$A$1:.$O$218]; COLUMN([.J51]); 0);&quot;&quot;)" office:value-type="float" office:value="22773014" calcext:value-type="float">
            <text:p>22773014</text:p>
          </table:table-cell>
          <table:table-cell table:formula="of:=IFERROR(VLOOKUP([.$A54]; [$2014worlddev.$A$1:.$O$218]; COLUMN([.K51]); 0);&quot;&quot;)" office:value-type="float" office:value="226489" calcext:value-type="float">
            <text:p>226489</text:p>
          </table:table-cell>
          <table:table-cell table:formula="of:=IFERROR(VLOOKUP([.$A54]; [$2014worlddev.$A$1:.$O$218]; COLUMN([.L51]); 0);&quot;&quot;)" office:value-type="float" office:value="10766" calcext:value-type="float">
            <text:p>10766</text:p>
          </table:table-cell>
          <table:table-cell table:formula="of:=IFERROR(VLOOKUP([.$A54]; [$2014worlddev.$A$1:.$O$218]; COLUMN([.M51]); 0);&quot;&quot;)" office:value-type="float" office:value="46.181" calcext:value-type="float">
            <text:p>46.181</text:p>
          </table:table-cell>
          <table:table-cell table:formula="of:=IFERROR(VLOOKUP([.$A54]; [$2014worlddev.$A$1:.$O$218]; COLUMN([.N51]); 0);&quot;&quot;)" office:value-type="float" office:value="4.300000191" calcext:value-type="float">
            <text:p>4.300000191</text:p>
          </table:table-cell>
          <table:table-cell table:formula="of:=IFERROR(VLOOKUP([.$A54]; [$2014worlddev.$A$1:.$O$218]; COLUMN([.O51]); 0);&quot;&quot;)" office:value-type="float" office:value="4.704" calcext:value-type="float">
            <text:p>4.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54" calcext:value-type="float">
            <text:p>154</text:p>
          </table:table-cell>
          <table:table-cell office:value-type="float" office:value="0.51" calcext:value-type="float">
            <text:p>0.51</text:p>
          </table:table-cell>
          <table:table-cell office:value-type="float" office:value="65.1" calcext:value-type="float">
            <text:p>65.1</text:p>
          </table:table-cell>
          <table:table-cell office:value-type="float" office:value="10.3" calcext:value-type="float">
            <text:p>10.3</text:p>
          </table:table-cell>
          <table:table-cell office:value-type="float" office:value="6" calcext:value-type="float">
            <text:p>6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Low</text:p>
          </table:table-cell>
          <table:table-cell table:formula="of:=IFERROR(VLOOKUP([.$A55]; [$continents.$A$1:.$C$250]; COLUMN([.B54]); 0);&quot;&quot;)" office:value-type="string" office:string-value="Africa" calcext:value-type="string">
            <text:p>Africa</text:p>
          </table:table-cell>
          <table:table-cell table:formula="of:=IFERROR(VLOOKUP([.$A55]; [$continents.$A$1:.$C$250]; COLUMN([.C54]); 0);&quot;&quot;)" office:value-type="string" office:string-value="Eastern Africa" calcext:value-type="string">
            <text:p>Eastern Africa</text:p>
          </table:table-cell>
          <table:table-cell table:formula="of:=IFERROR(VLOOKUP([.$A55]; [$2014gini.$A$1:.$B$146]; COLUMN([.B54]); 0);&quot;&quot;)" office:value-type="float" office:value="47.5" calcext:value-type="float">
            <text:p>47.5</text:p>
          </table:table-cell>
          <table:table-cell table:formula="of:=IFERROR(VLOOKUP([.$A55]; [$2014worlddev.$A$1:.$O$218]; COLUMN([.B54]); 0);&quot;&quot;)" office:value-type="float" office:value="3.7" calcext:value-type="float">
            <text:p>3.7</text:p>
          </table:table-cell>
          <table:table-cell table:formula="of:=IFERROR(VLOOKUP([.$A55]; [$2014worlddev.$A$1:.$O$218]; COLUMN([.C54]); 0);&quot;&quot;)" office:value-type="float" office:value="49.38386075" calcext:value-type="float">
            <text:p>49.38386075</text:p>
          </table:table-cell>
          <table:table-cell table:formula="of:=IFERROR(VLOOKUP([.$A55]; [$2014worlddev.$A$1:.$O$218]; COLUMN([.D54]); 0);&quot;&quot;)" office:value-type="float" office:value="0.632787766" calcext:value-type="float">
            <text:p>0.632787766</text:p>
          </table:table-cell>
          <table:table-cell table:formula="of:=IFERROR(VLOOKUP([.$A55]; [$2014worlddev.$A$1:.$O$218]; COLUMN([.E54]); 0);&quot;&quot;)" office:value-type="float" office:value="2.783869737" calcext:value-type="float">
            <text:p>2.783869737</text:p>
          </table:table-cell>
          <table:table-cell table:formula="of:=IFERROR(VLOOKUP([.$A55]; [$2014worlddev.$A$1:.$O$218]; COLUMN([.F54]); 0);&quot;&quot;)" office:value-type="float" office:value="40.51514782" calcext:value-type="float">
            <text:p>40.51514782</text:p>
          </table:table-cell>
          <table:table-cell table:formula="of:=IFERROR(VLOOKUP([.$A55]; [$2014worlddev.$A$1:.$O$218]; COLUMN([.G54]); 0);&quot;&quot;)" office:value-type="float" office:value="42.04102604" calcext:value-type="float">
            <text:p>42.04102604</text:p>
          </table:table-cell>
          <table:table-cell table:formula="of:=IFERROR(VLOOKUP([.$A55]; [$2014worlddev.$A$1:.$O$218]; COLUMN([.H54]); 0);&quot;&quot;)" office:value-type="float" office:value="55.1392298" calcext:value-type="float">
            <text:p>55.1392298</text:p>
          </table:table-cell>
          <table:table-cell table:formula="of:=IFERROR(VLOOKUP([.$A55]; [$2014worlddev.$A$1:.$O$218]; COLUMN([.I54]); 0);&quot;&quot;)" office:value-type="float" office:value="2.819744157" calcext:value-type="float">
            <text:p>2.819744157</text:p>
          </table:table-cell>
          <table:table-cell table:formula="of:=IFERROR(VLOOKUP([.$A55]; [$2014worlddev.$A$1:.$O$218]; COLUMN([.J54]); 0);&quot;&quot;)" office:value-type="float" office:value="23571713" calcext:value-type="float">
            <text:p>23571713</text:p>
          </table:table-cell>
          <table:table-cell table:formula="of:=IFERROR(VLOOKUP([.$A55]; [$2014worlddev.$A$1:.$O$218]; COLUMN([.K54]); 0);&quot;&quot;)" office:value-type="float" office:value="11" calcext:value-type="float">
            <text:p>11</text:p>
          </table:table-cell>
          <table:table-cell table:formula="of:=IFERROR(VLOOKUP([.$A55]; [$2014worlddev.$A$1:.$O$218]; COLUMN([.L54]); 0);&quot;&quot;)" office:value-type="float" office:value="281" calcext:value-type="float">
            <text:p>281</text:p>
          </table:table-cell>
          <table:table-cell table:formula="of:=IFERROR(VLOOKUP([.$A55]; [$2014worlddev.$A$1:.$O$218]; COLUMN([.M54]); 0);&quot;&quot;)" office:value-type="float" office:value="65.532" calcext:value-type="float">
            <text:p>65.532</text:p>
          </table:table-cell>
          <table:table-cell table:formula="of:=IFERROR(VLOOKUP([.$A55]; [$2014worlddev.$A$1:.$O$218]; COLUMN([.N54]); 0);&quot;&quot;)" office:value-type="float" office:value="3.599999905" calcext:value-type="float">
            <text:p>3.599999905</text:p>
          </table:table-cell>
          <table:table-cell table:formula="of:=IFERROR(VLOOKUP([.$A55]; [$2014worlddev.$A$1:.$O$218]; COLUMN([.O54]); 0);&quot;&quot;)" office:value-type="float" office:value="4.409" calcext:value-type="float">
            <text:p>4.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go (Democratic Republic of the)</text:p>
          </table:table-cell>
          <table:table-cell office:value-type="float" office:value="176" calcext:value-type="float">
            <text:p>176</text:p>
          </table:table-cell>
          <table:table-cell office:value-type="float" office:value="0.433" calcext:value-type="float">
            <text:p>0.433</text:p>
          </table:table-cell>
          <table:table-cell office:value-type="float" office:value="58.7" calcext:value-type="float">
            <text:p>58.7</text:p>
          </table:table-cell>
          <table:table-cell office:value-type="float" office:value="9.8" calcext:value-type="float">
            <text:p>9.8</text:p>
          </table:table-cell>
          <table:table-cell office:value-type="float" office:value="6" calcext:value-type="float">
            <text:p>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Low</text:p>
          </table:table-cell>
          <table:table-cell table:formula="of:=IFERROR(VLOOKUP([.$A56]; [$continents.$A$1:.$C$250]; COLUMN([.B11]); 0);&quot;&quot;)">
            <text:p/>
          </table:table-cell>
          <table:table-cell table:formula="of:=IFERROR(VLOOKUP([.$A56]; [$continents.$A$1:.$C$250]; COLUMN([.C11]); 0);&quot;&quot;)">
            <text:p/>
          </table:table-cell>
          <table:table-cell table:formula="of:=IFERROR(VLOOKUP([.$A56]; [$2014gini.$A$1:.$B$146]; COLUMN([.B11]); 0);&quot;&quot;)">
            <text:p/>
          </table:table-cell>
          <table:table-cell table:formula="of:=IFERROR(VLOOKUP([.$A56]; [$2014worlddev.$A$1:.$O$218]; COLUMN([.B11]); 0);&quot;&quot;)">
            <text:p/>
          </table:table-cell>
          <table:table-cell table:formula="of:=IFERROR(VLOOKUP([.$A56]; [$2014worlddev.$A$1:.$O$218]; COLUMN([.C11]); 0);&quot;&quot;)">
            <text:p/>
          </table:table-cell>
          <table:table-cell table:formula="of:=IFERROR(VLOOKUP([.$A56]; [$2014worlddev.$A$1:.$O$218]; COLUMN([.D11]); 0);&quot;&quot;)">
            <text:p/>
          </table:table-cell>
          <table:table-cell table:formula="of:=IFERROR(VLOOKUP([.$A56]; [$2014worlddev.$A$1:.$O$218]; COLUMN([.E11]); 0);&quot;&quot;)">
            <text:p/>
          </table:table-cell>
          <table:table-cell table:formula="of:=IFERROR(VLOOKUP([.$A56]; [$2014worlddev.$A$1:.$O$218]; COLUMN([.F11]); 0);&quot;&quot;)">
            <text:p/>
          </table:table-cell>
          <table:table-cell table:formula="of:=IFERROR(VLOOKUP([.$A56]; [$2014worlddev.$A$1:.$O$218]; COLUMN([.G11]); 0);&quot;&quot;)">
            <text:p/>
          </table:table-cell>
          <table:table-cell table:formula="of:=IFERROR(VLOOKUP([.$A56]; [$2014worlddev.$A$1:.$O$218]; COLUMN([.H11]); 0);&quot;&quot;)">
            <text:p/>
          </table:table-cell>
          <table:table-cell table:formula="of:=IFERROR(VLOOKUP([.$A56]; [$2014worlddev.$A$1:.$O$218]; COLUMN([.I11]); 0);&quot;&quot;)">
            <text:p/>
          </table:table-cell>
          <table:table-cell table:formula="of:=IFERROR(VLOOKUP([.$A56]; [$2014worlddev.$A$1:.$O$218]; COLUMN([.J11]); 0);&quot;&quot;)">
            <text:p/>
          </table:table-cell>
          <table:table-cell table:formula="of:=IFERROR(VLOOKUP([.$A56]; [$2014worlddev.$A$1:.$O$218]; COLUMN([.K11]); 0);&quot;&quot;)">
            <text:p/>
          </table:table-cell>
          <table:table-cell table:formula="of:=IFERROR(VLOOKUP([.$A56]; [$2014worlddev.$A$1:.$O$218]; COLUMN([.L11]); 0);&quot;&quot;)">
            <text:p/>
          </table:table-cell>
          <table:table-cell table:formula="of:=IFERROR(VLOOKUP([.$A56]; [$2014worlddev.$A$1:.$O$218]; COLUMN([.M11]); 0);&quot;&quot;)">
            <text:p/>
          </table:table-cell>
          <table:table-cell table:formula="of:=IFERROR(VLOOKUP([.$A56]; [$2014worlddev.$A$1:.$O$218]; COLUMN([.N11]); 0);&quot;&quot;)">
            <text:p/>
          </table:table-cell>
          <table:table-cell table:formula="of:=IFERROR(VLOOKUP([.$A56]; [$2014worlddev.$A$1:.$O$218]; COLUMN([.O11]); 0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136" calcext:value-type="float">
            <text:p>136</text:p>
          </table:table-cell>
          <table:table-cell office:value-type="float" office:value="0.591" calcext:value-type="float">
            <text:p>0.591</text:p>
          </table:table-cell>
          <table:table-cell office:value-type="float" office:value="62.3" calcext:value-type="float">
            <text:p>62.3</text:p>
          </table:table-cell>
          <table:table-cell office:value-type="float" office:value="11.1" calcext:value-type="float">
            <text:p>11.1</text:p>
          </table:table-cell>
          <table:table-cell office:value-type="float" office:value="6.1" calcext:value-type="float">
            <text:p>6.1</text:p>
          </table:table-cell>
          <table:table-cell office:value-type="float" office:value="6012" calcext:value-type="float">
            <text:p>6012</text:p>
          </table:table-cell>
          <table:table-cell office:value-type="string" calcext:value-type="string">
            <text:p>Medium</text:p>
          </table:table-cell>
          <table:table-cell table:formula="of:=IFERROR(VLOOKUP([.$A57]; [$continents.$A$1:.$C$250]; COLUMN([.B66]); 0);&quot;&quot;)" office:value-type="string" office:string-value="Africa" calcext:value-type="string">
            <text:p>Africa</text:p>
          </table:table-cell>
          <table:table-cell table:formula="of:=IFERROR(VLOOKUP([.$A57]; [$continents.$A$1:.$C$250]; COLUMN([.C66]); 0);&quot;&quot;)" office:value-type="string" office:string-value="Middle Africa" calcext:value-type="string">
            <text:p>Middle Africa</text:p>
          </table:table-cell>
          <table:table-cell table:formula="of:=IFERROR(VLOOKUP([.$A57]; [$2014gini.$A$1:.$B$146]; COLUMN([.B66]); 0);&quot;&quot;)">
            <text:p/>
          </table:table-cell>
          <table:table-cell table:formula="of:=IFERROR(VLOOKUP([.$A57]; [$2014worlddev.$A$1:.$O$218]; COLUMN([.B66]); 0);&quot;&quot;)">
            <text:p/>
          </table:table-cell>
          <table:table-cell table:formula="of:=IFERROR(VLOOKUP([.$A57]; [$2014worlddev.$A$1:.$O$218]; COLUMN([.C66]); 0);&quot;&quot;)">
            <text:p/>
          </table:table-cell>
          <table:table-cell table:formula="of:=IFERROR(VLOOKUP([.$A57]; [$2014worlddev.$A$1:.$O$218]; COLUMN([.D66]); 0);&quot;&quot;)">
            <text:p/>
          </table:table-cell>
          <table:table-cell table:formula="of:=IFERROR(VLOOKUP([.$A57]; [$2014worlddev.$A$1:.$O$218]; COLUMN([.E66]); 0);&quot;&quot;)">
            <text:p/>
          </table:table-cell>
          <table:table-cell table:formula="of:=IFERROR(VLOOKUP([.$A57]; [$2014worlddev.$A$1:.$O$218]; COLUMN([.F66]); 0);&quot;&quot;)">
            <text:p/>
          </table:table-cell>
          <table:table-cell table:formula="of:=IFERROR(VLOOKUP([.$A57]; [$2014worlddev.$A$1:.$O$218]; COLUMN([.G66]); 0);&quot;&quot;)">
            <text:p/>
          </table:table-cell>
          <table:table-cell table:formula="of:=IFERROR(VLOOKUP([.$A57]; [$2014worlddev.$A$1:.$O$218]; COLUMN([.H66]); 0);&quot;&quot;)">
            <text:p/>
          </table:table-cell>
          <table:table-cell table:formula="of:=IFERROR(VLOOKUP([.$A57]; [$2014worlddev.$A$1:.$O$218]; COLUMN([.I66]); 0);&quot;&quot;)">
            <text:p/>
          </table:table-cell>
          <table:table-cell table:formula="of:=IFERROR(VLOOKUP([.$A57]; [$2014worlddev.$A$1:.$O$218]; COLUMN([.J66]); 0);&quot;&quot;)">
            <text:p/>
          </table:table-cell>
          <table:table-cell table:formula="of:=IFERROR(VLOOKUP([.$A57]; [$2014worlddev.$A$1:.$O$218]; COLUMN([.K66]); 0);&quot;&quot;)">
            <text:p/>
          </table:table-cell>
          <table:table-cell table:formula="of:=IFERROR(VLOOKUP([.$A57]; [$2014worlddev.$A$1:.$O$218]; COLUMN([.L66]); 0);&quot;&quot;)">
            <text:p/>
          </table:table-cell>
          <table:table-cell table:formula="of:=IFERROR(VLOOKUP([.$A57]; [$2014worlddev.$A$1:.$O$218]; COLUMN([.M66]); 0);&quot;&quot;)">
            <text:p/>
          </table:table-cell>
          <table:table-cell table:formula="of:=IFERROR(VLOOKUP([.$A57]; [$2014worlddev.$A$1:.$O$218]; COLUMN([.N66]); 0);&quot;&quot;)">
            <text:p/>
          </table:table-cell>
          <table:table-cell table:formula="of:=IFERROR(VLOOKUP([.$A57]; [$2014worlddev.$A$1:.$O$218]; COLUMN([.O66]); 0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26" calcext:value-type="float">
            <text:p>126</text:p>
          </table:table-cell>
          <table:table-cell office:value-type="float" office:value="0.628" calcext:value-type="float">
            <text:p>0.628</text:p>
          </table:table-cell>
          <table:table-cell office:value-type="float" office:value="64.8" calcext:value-type="float">
            <text:p>64.8</text:p>
          </table:table-cell>
          <table:table-cell office:value-type="float" office:value="11.3" calcext:value-type="float">
            <text:p>11.3</text:p>
          </table:table-cell>
          <table:table-cell office:value-type="float" office:value="6.2" calcext:value-type="float">
            <text:p>6.2</text:p>
          </table:table-cell>
          <table:table-cell office:value-type="float" office:value="9418" calcext:value-type="float">
            <text:p>9418</text:p>
          </table:table-cell>
          <table:table-cell office:value-type="string" calcext:value-type="string">
            <text:p>Medium</text:p>
          </table:table-cell>
          <table:table-cell table:formula="of:=IFERROR(VLOOKUP([.$A58]; [$continents.$A$1:.$C$250]; COLUMN([.B30]); 0);&quot;&quot;)" office:value-type="string" office:string-value="Africa" calcext:value-type="string">
            <text:p>Africa</text:p>
          </table:table-cell>
          <table:table-cell table:formula="of:=IFERROR(VLOOKUP([.$A58]; [$continents.$A$1:.$C$250]; COLUMN([.C30]); 0);&quot;&quot;)" office:value-type="string" office:string-value="Southern Africa" calcext:value-type="string">
            <text:p>Southern Africa</text:p>
          </table:table-cell>
          <table:table-cell table:formula="of:=IFERROR(VLOOKUP([.$A58]; [$2014gini.$A$1:.$B$146]; COLUMN([.B30]); 0);&quot;&quot;)" office:value-type="float" office:value="59.7" calcext:value-type="float">
            <text:p>59.7</text:p>
          </table:table-cell>
          <table:table-cell table:formula="of:=IFERROR(VLOOKUP([.$A58]; [$2014worlddev.$A$1:.$O$218]; COLUMN([.B30]); 0);&quot;&quot;)" office:value-type="float" office:value="14.84" calcext:value-type="float">
            <text:p>14.84</text:p>
          </table:table-cell>
          <table:table-cell table:formula="of:=IFERROR(VLOOKUP([.$A58]; [$2014worlddev.$A$1:.$O$218]; COLUMN([.C30]); 0);&quot;&quot;)" office:value-type="float" office:value="48.51800559" calcext:value-type="float">
            <text:p>48.51800559</text:p>
          </table:table-cell>
          <table:table-cell table:formula="of:=IFERROR(VLOOKUP([.$A58]; [$2014worlddev.$A$1:.$O$218]; COLUMN([.D30]); 0);&quot;&quot;)" office:value-type="float" office:value="4.252529039" calcext:value-type="float">
            <text:p>4.252529039</text:p>
          </table:table-cell>
          <table:table-cell table:formula="of:=IFERROR(VLOOKUP([.$A58]; [$2014worlddev.$A$1:.$O$218]; COLUMN([.E30]); 0);&quot;&quot;)" office:value-type="float" office:value="2.369479939" calcext:value-type="float">
            <text:p>2.369479939</text:p>
          </table:table-cell>
          <table:table-cell table:formula="of:=IFERROR(VLOOKUP([.$A58]; [$2014worlddev.$A$1:.$O$218]; COLUMN([.F30]); 0);&quot;&quot;)" office:value-type="float" office:value="2.918604623" calcext:value-type="float">
            <text:p>2.918604623</text:p>
          </table:table-cell>
          <table:table-cell table:formula="of:=IFERROR(VLOOKUP([.$A58]; [$2014worlddev.$A$1:.$O$218]; COLUMN([.G30]); 0);&quot;&quot;)" office:value-type="float" office:value="36.91974307" calcext:value-type="float">
            <text:p>36.91974307</text:p>
          </table:table-cell>
          <table:table-cell table:formula="of:=IFERROR(VLOOKUP([.$A58]; [$2014worlddev.$A$1:.$O$218]; COLUMN([.H30]); 0);&quot;&quot;)" office:value-type="float" office:value="59.57859349" calcext:value-type="float">
            <text:p>59.57859349</text:p>
          </table:table-cell>
          <table:table-cell table:formula="of:=IFERROR(VLOOKUP([.$A58]; [$2014worlddev.$A$1:.$O$218]; COLUMN([.I30]); 0);&quot;&quot;)" office:value-type="float" office:value="3.501663436" calcext:value-type="float">
            <text:p>3.501663436</text:p>
          </table:table-cell>
          <table:table-cell table:formula="of:=IFERROR(VLOOKUP([.$A58]; [$2014worlddev.$A$1:.$O$218]; COLUMN([.J30]); 0);&quot;&quot;)" office:value-type="float" office:value="2402858" calcext:value-type="float">
            <text:p>2402858</text:p>
          </table:table-cell>
          <table:table-cell table:formula="of:=IFERROR(VLOOKUP([.$A58]; [$2014worlddev.$A$1:.$O$218]; COLUMN([.K30]); 0);&quot;&quot;)" office:value-type="float" office:value="1767" calcext:value-type="float">
            <text:p>1767</text:p>
          </table:table-cell>
          <table:table-cell table:formula="of:=IFERROR(VLOOKUP([.$A58]; [$2014worlddev.$A$1:.$O$218]; COLUMN([.L30]); 0);&quot;&quot;)" office:value-type="float" office:value="1253" calcext:value-type="float">
            <text:p>1253</text:p>
          </table:table-cell>
          <table:table-cell table:formula="of:=IFERROR(VLOOKUP([.$A58]; [$2014worlddev.$A$1:.$O$218]; COLUMN([.M30]); 0);&quot;&quot;)" office:value-type="float" office:value="54.322" calcext:value-type="float">
            <text:p>54.322</text:p>
          </table:table-cell>
          <table:table-cell table:formula="of:=IFERROR(VLOOKUP([.$A58]; [$2014worlddev.$A$1:.$O$218]; COLUMN([.N30]); 0);&quot;&quot;)" office:value-type="float" office:value="18.60000038" calcext:value-type="float">
            <text:p>18.60000038</text:p>
          </table:table-cell>
          <table:table-cell table:formula="of:=IFERROR(VLOOKUP([.$A58]; [$2014worlddev.$A$1:.$O$218]; COLUMN([.O30]); 0);&quot;&quot;)" office:value-type="float" office:value="3.522" calcext:value-type="float">
            <text:p>3.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134" calcext:value-type="float">
            <text:p>134</text:p>
          </table:table-cell>
          <table:table-cell office:value-type="float" office:value="0.594" calcext:value-type="float">
            <text:p>0.594</text:p>
          </table:table-cell>
          <table:table-cell office:value-type="float" office:value="69.6" calcext:value-type="float">
            <text:p>69.6</text:p>
          </table:table-cell>
          <table:table-cell office:value-type="float" office:value="12.3" calcext:value-type="float">
            <text:p>12.3</text:p>
          </table:table-cell>
          <table:table-cell office:value-type="float" office:value="6.3" calcext:value-type="float">
            <text:p>6.3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Medium</text:p>
          </table:table-cell>
          <table:table-cell table:formula="of:=IFERROR(VLOOKUP([.$A59]; [$continents.$A$1:.$C$250]; COLUMN([.B31]); 0);&quot;&quot;)" office:value-type="string" office:string-value="Asia" calcext:value-type="string">
            <text:p>Asia</text:p>
          </table:table-cell>
          <table:table-cell table:formula="of:=IFERROR(VLOOKUP([.$A59]; [$continents.$A$1:.$C$250]; COLUMN([.C31]); 0);&quot;&quot;)" office:value-type="string" office:string-value="Western Asia" calcext:value-type="string">
            <text:p>Western Asia</text:p>
          </table:table-cell>
          <table:table-cell table:formula="of:=IFERROR(VLOOKUP([.$A59]; [$2014gini.$A$1:.$B$146]; COLUMN([.B31]); 0);&quot;&quot;)">
            <text:p/>
          </table:table-cell>
          <table:table-cell table:formula="of:=IFERROR(VLOOKUP([.$A59]; [$2014worlddev.$A$1:.$O$218]; COLUMN([.B31]); 0);&quot;&quot;)" office:value-type="float" office:value="28.09" calcext:value-type="float">
            <text:p>28.09</text:p>
          </table:table-cell>
          <table:table-cell table:formula="of:=IFERROR(VLOOKUP([.$A59]; [$2014worlddev.$A$1:.$O$218]; COLUMN([.C31]); 0);&quot;&quot;)" office:value-type="float" office:value="15.51061882" calcext:value-type="float">
            <text:p>15.51061882</text:p>
          </table:table-cell>
          <table:table-cell/>
          <table:table-cell table:formula="of:=IFERROR(VLOOKUP([.$A59]; [$2014worlddev.$A$1:.$O$218]; COLUMN([.E31]); 0);&quot;&quot;)" office:value-type="float" office:value="-2.888301216" calcext:value-type="float">
            <text:p>-2.888301216</text:p>
          </table:table-cell>
          <table:table-cell table:formula="of:=IFERROR(VLOOKUP([.$A59]; [$2014worlddev.$A$1:.$O$218]; COLUMN([.F31]); 0);&quot;&quot;)" office:value-type="float" office:value="102.2299243" calcext:value-type="float">
            <text:p>102.2299243</text:p>
          </table:table-cell>
          <table:table-cell table:formula="of:=IFERROR(VLOOKUP([.$A59]; [$2014worlddev.$A$1:.$O$218]; COLUMN([.G31]); 0);&quot;&quot;)" office:value-type="float" office:value="36.81318948" calcext:value-type="float">
            <text:p>36.81318948</text:p>
          </table:table-cell>
          <table:table-cell table:formula="of:=IFERROR(VLOOKUP([.$A59]; [$2014worlddev.$A$1:.$O$218]; COLUMN([.H31]); 0);&quot;&quot;)" office:value-type="float" office:value="59.2559023" calcext:value-type="float">
            <text:p>59.2559023</text:p>
          </table:table-cell>
          <table:table-cell table:formula="of:=IFERROR(VLOOKUP([.$A59]; [$2014worlddev.$A$1:.$O$218]; COLUMN([.I31]); 0);&quot;&quot;)" office:value-type="float" office:value="3.930908227" calcext:value-type="float">
            <text:p>3.930908227</text:p>
          </table:table-cell>
          <table:table-cell table:formula="of:=IFERROR(VLOOKUP([.$A59]; [$2014worlddev.$A$1:.$O$218]; COLUMN([.J31]); 0);&quot;&quot;)" office:value-type="float" office:value="18772481" calcext:value-type="float">
            <text:p>18772481</text:p>
          </table:table-cell>
          <table:table-cell table:formula="of:=IFERROR(VLOOKUP([.$A59]; [$2014worlddev.$A$1:.$O$218]; COLUMN([.K31]); 0);&quot;&quot;)" office:value-type="float" office:value="677756" calcext:value-type="float">
            <text:p>677756</text:p>
          </table:table-cell>
          <table:table-cell table:formula="of:=IFERROR(VLOOKUP([.$A59]; [$2014worlddev.$A$1:.$O$218]; COLUMN([.L31]); 0);&quot;&quot;)" office:value-type="float" office:value="3887491" calcext:value-type="float">
            <text:p>3887491</text:p>
          </table:table-cell>
          <table:table-cell table:formula="of:=IFERROR(VLOOKUP([.$A59]; [$2014worlddev.$A$1:.$O$218]; COLUMN([.M31]); 0);&quot;&quot;)" office:value-type="float" office:value="42.745" calcext:value-type="float">
            <text:p>42.745</text:p>
          </table:table-cell>
          <table:table-cell table:formula="of:=IFERROR(VLOOKUP([.$A59]; [$2014worlddev.$A$1:.$O$218]; COLUMN([.N31]); 0);&quot;&quot;)" office:value-type="float" office:value="10.80000019" calcext:value-type="float">
            <text:p>10.80000019</text:p>
          </table:table-cell>
          <table:table-cell table:formula="of:=IFERROR(VLOOKUP([.$A59]; [$2014worlddev.$A$1:.$O$218]; COLUMN([.O31]); 0);&quot;&quot;)" office:value-type="float" office:value="2.95" calcext:value-type="float">
            <text:p>2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45" calcext:value-type="float">
            <text:p>145</text:p>
          </table:table-cell>
          <table:table-cell office:value-type="float" office:value="0.548" calcext:value-type="float">
            <text:p>0.548</text:p>
          </table:table-cell>
          <table:table-cell office:value-type="float" office:value="61.6" calcext:value-type="float">
            <text:p>61.6</text:p>
          </table:table-cell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Low</text:p>
          </table:table-cell>
          <table:table-cell table:formula="of:=IFERROR(VLOOKUP([.$A60]; [$continents.$A$1:.$C$250]; COLUMN([.B36]); 0);&quot;&quot;)" office:value-type="string" office:string-value="Africa" calcext:value-type="string">
            <text:p>Africa</text:p>
          </table:table-cell>
          <table:table-cell table:formula="of:=IFERROR(VLOOKUP([.$A60]; [$continents.$A$1:.$C$250]; COLUMN([.C36]); 0);&quot;&quot;)" office:value-type="string" office:string-value="Eastern Africa" calcext:value-type="string">
            <text:p>Eastern Africa</text:p>
          </table:table-cell>
          <table:table-cell table:formula="of:=IFERROR(VLOOKUP([.$A60]; [$2014gini.$A$1:.$B$146]; COLUMN([.B36]); 0);&quot;&quot;)" office:value-type="float" office:value="42.5" calcext:value-type="float">
            <text:p>42.5</text:p>
          </table:table-cell>
          <table:table-cell table:formula="of:=IFERROR(VLOOKUP([.$A60]; [$2014worlddev.$A$1:.$O$218]; COLUMN([.B36]); 0);&quot;&quot;)" office:value-type="float" office:value="43.4" calcext:value-type="float">
            <text:p>43.4</text:p>
          </table:table-cell>
          <table:table-cell table:formula="of:=IFERROR(VLOOKUP([.$A60]; [$2014worlddev.$A$1:.$O$218]; COLUMN([.C36]); 0);&quot;&quot;)" office:value-type="float" office:value="46.54119363" calcext:value-type="float">
            <text:p>46.54119363</text:p>
          </table:table-cell>
          <table:table-cell table:formula="of:=IFERROR(VLOOKUP([.$A60]; [$2014worlddev.$A$1:.$O$218]; COLUMN([.D36]); 0);&quot;&quot;)" office:value-type="float" office:value="1.334044705" calcext:value-type="float">
            <text:p>1.334044705</text:p>
          </table:table-cell>
          <table:table-cell table:formula="of:=IFERROR(VLOOKUP([.$A60]; [$2014worlddev.$A$1:.$O$218]; COLUMN([.E36]); 0);&quot;&quot;)" office:value-type="float" office:value="2.644121396" calcext:value-type="float">
            <text:p>2.644121396</text:p>
          </table:table-cell>
          <table:table-cell table:formula="of:=IFERROR(VLOOKUP([.$A60]; [$2014worlddev.$A$1:.$O$218]; COLUMN([.F36]); 0);&quot;&quot;)" office:value-type="float" office:value="78.82697227" calcext:value-type="float">
            <text:p>78.82697227</text:p>
          </table:table-cell>
          <table:table-cell table:formula="of:=IFERROR(VLOOKUP([.$A60]; [$2014worlddev.$A$1:.$O$218]; COLUMN([.G36]); 0);&quot;&quot;)" office:value-type="float" office:value="42.12515527" calcext:value-type="float">
            <text:p>42.12515527</text:p>
          </table:table-cell>
          <table:table-cell table:formula="of:=IFERROR(VLOOKUP([.$A60]; [$2014worlddev.$A$1:.$O$218]; COLUMN([.H36]); 0);&quot;&quot;)" office:value-type="float" office:value="55.11824368" calcext:value-type="float">
            <text:p>55.11824368</text:p>
          </table:table-cell>
          <table:table-cell table:formula="of:=IFERROR(VLOOKUP([.$A60]; [$2014worlddev.$A$1:.$O$218]; COLUMN([.I36]); 0);&quot;&quot;)" office:value-type="float" office:value="2.75660105" calcext:value-type="float">
            <text:p>2.75660105</text:p>
          </table:table-cell>
          <table:table-cell table:formula="of:=IFERROR(VLOOKUP([.$A60]; [$2014worlddev.$A$1:.$O$218]; COLUMN([.J36]); 0);&quot;&quot;)" office:value-type="float" office:value="44863583" calcext:value-type="float">
            <text:p>44863583</text:p>
          </table:table-cell>
          <table:table-cell table:formula="of:=IFERROR(VLOOKUP([.$A60]; [$2014worlddev.$A$1:.$O$218]; COLUMN([.K36]); 0);&quot;&quot;)" office:value-type="float" office:value="551352" calcext:value-type="float">
            <text:p>551352</text:p>
          </table:table-cell>
          <table:table-cell table:formula="of:=IFERROR(VLOOKUP([.$A60]; [$2014worlddev.$A$1:.$O$218]; COLUMN([.L36]); 0);&quot;&quot;)" office:value-type="float" office:value="8553" calcext:value-type="float">
            <text:p>8553</text:p>
          </table:table-cell>
          <table:table-cell table:formula="of:=IFERROR(VLOOKUP([.$A60]; [$2014worlddev.$A$1:.$O$218]; COLUMN([.M36]); 0);&quot;&quot;)" office:value-type="float" office:value="74.803" calcext:value-type="float">
            <text:p>74.803</text:p>
          </table:table-cell>
          <table:table-cell table:formula="of:=IFERROR(VLOOKUP([.$A60]; [$2014worlddev.$A$1:.$O$218]; COLUMN([.N36]); 0);&quot;&quot;)" office:value-type="float" office:value="9.199999809" calcext:value-type="float">
            <text:p>9.199999809</text:p>
          </table:table-cell>
          <table:table-cell table:formula="of:=IFERROR(VLOOKUP([.$A60]; [$2014worlddev.$A$1:.$O$218]; COLUMN([.O36]); 0);&quot;&quot;)" office:value-type="float" office:value="4.334" calcext:value-type="float">
            <text:p>4.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21" calcext:value-type="float">
            <text:p>121</text:p>
          </table:table-cell>
          <table:table-cell office:value-type="float" office:value="0.654" calcext:value-type="float">
            <text:p>0.654</text:p>
          </table:table-cell>
          <table:table-cell office:value-type="float" office:value="69.4" calcext:value-type="float">
            <text:p>69.4</text:p>
          </table:table-cell>
          <table:table-cell office:value-type="float" office:value="10.1" calcext:value-type="float">
            <text:p>10.1</text:p>
          </table:table-cell>
          <table:table-cell office:value-type="float" office:value="6.4" calcext:value-type="float">
            <text:p>6.4</text:p>
          </table:table-cell>
          <table:table-cell office:value-type="float" office:value="14003" calcext:value-type="float">
            <text:p>14003</text:p>
          </table:table-cell>
          <table:table-cell office:value-type="string" calcext:value-type="string">
            <text:p>Medium</text:p>
          </table:table-cell>
          <table:table-cell table:formula="of:=IFERROR(VLOOKUP([.$A61]; [$continents.$A$1:.$C$250]; COLUMN([.B141]); 0);&quot;&quot;)" office:value-type="string" office:string-value="Asia" calcext:value-type="string">
            <text:p>Asia</text:p>
          </table:table-cell>
          <table:table-cell table:formula="of:=IFERROR(VLOOKUP([.$A61]; [$continents.$A$1:.$C$250]; COLUMN([.C141]); 0);&quot;&quot;)" office:value-type="string" office:string-value="Western Asia" calcext:value-type="string">
            <text:p>Western Asia</text:p>
          </table:table-cell>
          <table:table-cell table:formula="of:=IFERROR(VLOOKUP([.$A61]; [$2014gini.$A$1:.$B$146]; COLUMN([.B141]); 0);&quot;&quot;)">
            <text:p/>
          </table:table-cell>
          <table:table-cell table:formula="of:=IFERROR(VLOOKUP([.$A61]; [$2014worlddev.$A$1:.$O$218]; COLUMN([.B141]); 0);&quot;&quot;)" office:value-type="float" office:value="11.3" calcext:value-type="float">
            <text:p>11.3</text:p>
          </table:table-cell>
          <table:table-cell table:formula="of:=IFERROR(VLOOKUP([.$A61]; [$2014worlddev.$A$1:.$O$218]; COLUMN([.C141]); 0);&quot;&quot;)" office:value-type="float" office:value="17.67691383" calcext:value-type="float">
            <text:p>17.67691383</text:p>
          </table:table-cell>
          <table:table-cell table:formula="of:=IFERROR(VLOOKUP([.$A61]; [$2014worlddev.$A$1:.$O$218]; COLUMN([.D141]); 0);&quot;&quot;)" office:value-type="float" office:value="4.259230777" calcext:value-type="float">
            <text:p>4.259230777</text:p>
          </table:table-cell>
          <table:table-cell table:formula="of:=IFERROR(VLOOKUP([.$A61]; [$2014worlddev.$A$1:.$O$218]; COLUMN([.E141]); 0);&quot;&quot;)" office:value-type="float" office:value="3.361273266" calcext:value-type="float">
            <text:p>3.361273266</text:p>
          </table:table-cell>
          <table:table-cell table:formula="of:=IFERROR(VLOOKUP([.$A61]; [$2014worlddev.$A$1:.$O$218]; COLUMN([.F141]); 0);&quot;&quot;)" office:value-type="float" office:value="81.21498665" calcext:value-type="float">
            <text:p>81.21498665</text:p>
          </table:table-cell>
          <table:table-cell table:formula="of:=IFERROR(VLOOKUP([.$A61]; [$2014worlddev.$A$1:.$O$218]; COLUMN([.G141]); 0);&quot;&quot;)" office:value-type="float" office:value="41.1498297" calcext:value-type="float">
            <text:p>41.1498297</text:p>
          </table:table-cell>
          <table:table-cell table:formula="of:=IFERROR(VLOOKUP([.$A61]; [$2014worlddev.$A$1:.$O$218]; COLUMN([.H141]); 0);&quot;&quot;)" office:value-type="float" office:value="55.79454688" calcext:value-type="float">
            <text:p>55.79454688</text:p>
          </table:table-cell>
          <table:table-cell table:formula="of:=IFERROR(VLOOKUP([.$A61]; [$2014worlddev.$A$1:.$O$218]; COLUMN([.I141]); 0);&quot;&quot;)" office:value-type="float" office:value="3.055623415" calcext:value-type="float">
            <text:p>3.055623415</text:p>
          </table:table-cell>
          <table:table-cell table:formula="of:=IFERROR(VLOOKUP([.$A61]; [$2014worlddev.$A$1:.$O$218]; COLUMN([.J141]); 0);&quot;&quot;)" office:value-type="float" office:value="35273293" calcext:value-type="float">
            <text:p>35273293</text:p>
          </table:table-cell>
          <table:table-cell table:formula="of:=IFERROR(VLOOKUP([.$A61]; [$2014worlddev.$A$1:.$O$218]; COLUMN([.K141]); 0);&quot;&quot;)" office:value-type="float" office:value="271143" calcext:value-type="float">
            <text:p>271143</text:p>
          </table:table-cell>
          <table:table-cell table:formula="of:=IFERROR(VLOOKUP([.$A61]; [$2014worlddev.$A$1:.$O$218]; COLUMN([.L141]); 0);&quot;&quot;)" office:value-type="float" office:value="369954" calcext:value-type="float">
            <text:p>369954</text:p>
          </table:table-cell>
          <table:table-cell table:formula="of:=IFERROR(VLOOKUP([.$A61]; [$2014worlddev.$A$1:.$O$218]; COLUMN([.M141]); 0);&quot;&quot;)" office:value-type="float" office:value="30.639" calcext:value-type="float">
            <text:p>30.639</text:p>
          </table:table-cell>
          <table:table-cell table:formula="of:=IFERROR(VLOOKUP([.$A61]; [$2014worlddev.$A$1:.$O$218]; COLUMN([.N141]); 0);&quot;&quot;)" office:value-type="float" office:value="16.39999962" calcext:value-type="float">
            <text:p>16.39999962</text:p>
          </table:table-cell>
          <table:table-cell table:formula="of:=IFERROR(VLOOKUP([.$A61]; [$2014worlddev.$A$1:.$O$218]; COLUMN([.O141]); 0);&quot;&quot;)" office:value-type="float" office:value="4.566" calcext:value-type="float">
            <text:p>4.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16" calcext:value-type="float">
            <text:p>116</text:p>
          </table:table-cell>
          <table:table-cell office:value-type="float" office:value="0.666" calcext:value-type="float">
            <text:p>0.666</text:p>
          </table:table-cell>
          <table:table-cell office:value-type="float" office:value="73" calcext:value-type="float">
            <text:p>73</text:p>
          </table:table-cell>
          <table:table-cell office:value-type="float" office:value="12.3" calcext:value-type="float">
            <text:p>12.3</text:p>
          </table:table-cell>
          <table:table-cell office:value-type="float" office:value="6.5" calcext:value-type="float">
            <text:p>6.5</text:p>
          </table:table-cell>
          <table:table-cell office:value-type="float" office:value="7349" calcext:value-type="float">
            <text:p>7349</text:p>
          </table:table-cell>
          <table:table-cell office:value-type="string" calcext:value-type="string">
            <text:p>Medium</text:p>
          </table:table-cell>
          <table:table-cell table:formula="of:=IFERROR(VLOOKUP([.$A62]; [$continents.$A$1:.$C$250]; COLUMN([.B106]); 0);&quot;&quot;)" office:value-type="string" office:string-value="Americas" calcext:value-type="string">
            <text:p>Americas</text:p>
          </table:table-cell>
          <table:table-cell table:formula="of:=IFERROR(VLOOKUP([.$A62]; [$continents.$A$1:.$C$250]; COLUMN([.C106]); 0);&quot;&quot;)" office:value-type="string" office:string-value="Central America" calcext:value-type="string">
            <text:p>Central America</text:p>
          </table:table-cell>
          <table:table-cell table:formula="of:=IFERROR(VLOOKUP([.$A62]; [$2014gini.$A$1:.$B$146]; COLUMN([.B106]); 0);&quot;&quot;)" office:value-type="float" office:value="46.9" calcext:value-type="float">
            <text:p>46.9</text:p>
          </table:table-cell>
          <table:table-cell table:formula="of:=IFERROR(VLOOKUP([.$A62]; [$2014worlddev.$A$1:.$O$218]; COLUMN([.B106]); 0);&quot;&quot;)" office:value-type="float" office:value="29.7" calcext:value-type="float">
            <text:p>29.7</text:p>
          </table:table-cell>
          <table:table-cell table:formula="of:=IFERROR(VLOOKUP([.$A62]; [$2014worlddev.$A$1:.$O$218]; COLUMN([.C106]); 0);&quot;&quot;)" office:value-type="float" office:value="42.18851424" calcext:value-type="float">
            <text:p>42.18851424</text:p>
          </table:table-cell>
          <table:table-cell table:formula="of:=IFERROR(VLOOKUP([.$A62]; [$2014worlddev.$A$1:.$O$218]; COLUMN([.D106]); 0);&quot;&quot;)" office:value-type="float" office:value="0.933176873" calcext:value-type="float">
            <text:p>0.933176873</text:p>
          </table:table-cell>
          <table:table-cell table:formula="of:=IFERROR(VLOOKUP([.$A62]; [$2014worlddev.$A$1:.$O$218]; COLUMN([.E106]); 0);&quot;&quot;)" office:value-type="float" office:value="0.296162908" calcext:value-type="float">
            <text:p>0.296162908</text:p>
          </table:table-cell>
          <table:table-cell table:formula="of:=IFERROR(VLOOKUP([.$A62]; [$2014worlddev.$A$1:.$O$218]; COLUMN([.F106]); 0);&quot;&quot;)" office:value-type="float" office:value="294.7734556" calcext:value-type="float">
            <text:p>294.7734556</text:p>
          </table:table-cell>
          <table:table-cell table:formula="of:=IFERROR(VLOOKUP([.$A62]; [$2014worlddev.$A$1:.$O$218]; COLUMN([.G106]); 0);&quot;&quot;)" office:value-type="float" office:value="27.61521265" calcext:value-type="float">
            <text:p>27.61521265</text:p>
          </table:table-cell>
          <table:table-cell table:formula="of:=IFERROR(VLOOKUP([.$A62]; [$2014worlddev.$A$1:.$O$218]; COLUMN([.H106]); 0);&quot;&quot;)" office:value-type="float" office:value="64.3936365" calcext:value-type="float">
            <text:p>64.3936365</text:p>
          </table:table-cell>
          <table:table-cell table:formula="of:=IFERROR(VLOOKUP([.$A62]; [$2014worlddev.$A$1:.$O$218]; COLUMN([.I106]); 0);&quot;&quot;)" office:value-type="float" office:value="7.991150851" calcext:value-type="float">
            <text:p>7.991150851</text:p>
          </table:table-cell>
          <table:table-cell table:formula="of:=IFERROR(VLOOKUP([.$A62]; [$2014worlddev.$A$1:.$O$218]; COLUMN([.J106]); 0);&quot;&quot;)" office:value-type="float" office:value="6107706" calcext:value-type="float">
            <text:p>6107706</text:p>
          </table:table-cell>
          <table:table-cell table:formula="of:=IFERROR(VLOOKUP([.$A62]; [$2014worlddev.$A$1:.$O$218]; COLUMN([.K106]); 0);&quot;&quot;)" office:value-type="float" office:value="35" calcext:value-type="float">
            <text:p>35</text:p>
          </table:table-cell>
          <table:table-cell table:formula="of:=IFERROR(VLOOKUP([.$A62]; [$2014worlddev.$A$1:.$O$218]; COLUMN([.L106]); 0);&quot;&quot;)" office:value-type="float" office:value="10965" calcext:value-type="float">
            <text:p>10965</text:p>
          </table:table-cell>
          <table:table-cell table:formula="of:=IFERROR(VLOOKUP([.$A62]; [$2014worlddev.$A$1:.$O$218]; COLUMN([.M106]); 0);&quot;&quot;)" office:value-type="float" office:value="33.745" calcext:value-type="float">
            <text:p>33.745</text:p>
          </table:table-cell>
          <table:table-cell table:formula="of:=IFERROR(VLOOKUP([.$A62]; [$2014worlddev.$A$1:.$O$218]; COLUMN([.N106]); 0);&quot;&quot;)" office:value-type="float" office:value="6.199999809" calcext:value-type="float">
            <text:p>6.199999809</text:p>
          </table:table-cell>
          <table:table-cell table:formula="of:=IFERROR(VLOOKUP([.$A62]; [$2014worlddev.$A$1:.$O$218]; COLUMN([.O106]); 0);&quot;&quot;)" office:value-type="float" office:value="1.931" calcext:value-type="float">
            <text:p>1.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08" calcext:value-type="float">
            <text:p>108</text:p>
          </table:table-cell>
          <table:table-cell office:value-type="float" office:value="0.69" calcext:value-type="float">
            <text:p>0.69</text:p>
          </table:table-cell>
          <table:table-cell office:value-type="float" office:value="71.1" calcext:value-type="float">
            <text:p>71.1</text:p>
          </table:table-cell>
          <table:table-cell office:value-type="float" office:value="13.5" calcext:value-type="float">
            <text:p>13.5</text:p>
          </table:table-cell>
          <table:table-cell office:value-type="float" office:value="6.6" calcext:value-type="float">
            <text:p>6.6</text:p>
          </table:table-cell>
          <table:table-cell office:value-type="float" office:value="10512" calcext:value-type="float">
            <text:p>10512</text:p>
          </table:table-cell>
          <table:table-cell office:value-type="string" calcext:value-type="string">
            <text:p>Medium</text:p>
          </table:table-cell>
          <table:table-cell table:formula="of:=IFERROR(VLOOKUP([.$A63]; [$continents.$A$1:.$C$250]; COLUMN([.B155]); 0);&quot;&quot;)" office:value-type="string" office:string-value="Africa" calcext:value-type="string">
            <text:p>Africa</text:p>
          </table:table-cell>
          <table:table-cell table:formula="of:=IFERROR(VLOOKUP([.$A63]; [$continents.$A$1:.$C$250]; COLUMN([.C155]); 0);&quot;&quot;)" office:value-type="string" office:string-value="Northern Africa" calcext:value-type="string">
            <text:p>Northern Africa</text:p>
          </table:table-cell>
          <table:table-cell table:formula="of:=IFERROR(VLOOKUP([.$A63]; [$2014gini.$A$1:.$B$146]; COLUMN([.B155]); 0);&quot;&quot;)" office:value-type="float" office:value="30.8" calcext:value-type="float">
            <text:p>30.8</text:p>
          </table:table-cell>
          <table:table-cell table:formula="of:=IFERROR(VLOOKUP([.$A63]; [$2014worlddev.$A$1:.$O$218]; COLUMN([.B155]); 0);&quot;&quot;)">
            <text:p/>
          </table:table-cell>
          <table:table-cell table:formula="of:=IFERROR(VLOOKUP([.$A63]; [$2014worlddev.$A$1:.$O$218]; COLUMN([.C155]); 0);&quot;&quot;)">
            <text:p/>
          </table:table-cell>
          <table:table-cell table:formula="of:=IFERROR(VLOOKUP([.$A63]; [$2014worlddev.$A$1:.$O$218]; COLUMN([.D155]); 0);&quot;&quot;)">
            <text:p/>
          </table:table-cell>
          <table:table-cell table:formula="of:=IFERROR(VLOOKUP([.$A63]; [$2014worlddev.$A$1:.$O$218]; COLUMN([.E155]); 0);&quot;&quot;)">
            <text:p/>
          </table:table-cell>
          <table:table-cell table:formula="of:=IFERROR(VLOOKUP([.$A63]; [$2014worlddev.$A$1:.$O$218]; COLUMN([.F155]); 0);&quot;&quot;)">
            <text:p/>
          </table:table-cell>
          <table:table-cell table:formula="of:=IFERROR(VLOOKUP([.$A63]; [$2014worlddev.$A$1:.$O$218]; COLUMN([.G155]); 0);&quot;&quot;)">
            <text:p/>
          </table:table-cell>
          <table:table-cell table:formula="of:=IFERROR(VLOOKUP([.$A63]; [$2014worlddev.$A$1:.$O$218]; COLUMN([.H155]); 0);&quot;&quot;)">
            <text:p/>
          </table:table-cell>
          <table:table-cell table:formula="of:=IFERROR(VLOOKUP([.$A63]; [$2014worlddev.$A$1:.$O$218]; COLUMN([.I155]); 0);&quot;&quot;)">
            <text:p/>
          </table:table-cell>
          <table:table-cell table:formula="of:=IFERROR(VLOOKUP([.$A63]; [$2014worlddev.$A$1:.$O$218]; COLUMN([.J155]); 0);&quot;&quot;)">
            <text:p/>
          </table:table-cell>
          <table:table-cell table:formula="of:=IFERROR(VLOOKUP([.$A63]; [$2014worlddev.$A$1:.$O$218]; COLUMN([.K155]); 0);&quot;&quot;)">
            <text:p/>
          </table:table-cell>
          <table:table-cell table:formula="of:=IFERROR(VLOOKUP([.$A63]; [$2014worlddev.$A$1:.$O$218]; COLUMN([.L155]); 0);&quot;&quot;)">
            <text:p/>
          </table:table-cell>
          <table:table-cell table:formula="of:=IFERROR(VLOOKUP([.$A63]; [$2014worlddev.$A$1:.$O$218]; COLUMN([.M155]); 0);&quot;&quot;)">
            <text:p/>
          </table:table-cell>
          <table:table-cell table:formula="of:=IFERROR(VLOOKUP([.$A63]; [$2014worlddev.$A$1:.$O$218]; COLUMN([.N155]); 0);&quot;&quot;)">
            <text:p/>
          </table:table-cell>
          <table:table-cell table:formula="of:=IFERROR(VLOOKUP([.$A63]; [$2014worlddev.$A$1:.$O$218]; COLUMN([.O155]); 0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39" calcext:value-type="float">
            <text:p>139</text:p>
          </table:table-cell>
          <table:table-cell office:value-type="float" office:value="0.586" calcext:value-type="float">
            <text:p>0.586</text:p>
          </table:table-cell>
          <table:table-cell office:value-type="float" office:value="60.1" calcext:value-type="float">
            <text:p>60.1</text:p>
          </table:table-cell>
          <table:table-cell office:value-type="float" office:value="13.5" calcext:value-type="float">
            <text:p>13.5</text:p>
          </table:table-cell>
          <table:table-cell office:value-type="float" office:value="6.6" calcext:value-type="float">
            <text:p>6.6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Medium</text:p>
          </table:table-cell>
          <table:table-cell table:formula="of:=IFERROR(VLOOKUP([.$A64]; [$continents.$A$1:.$C$250]; COLUMN([.B48]); 0);&quot;&quot;)" office:value-type="string" office:string-value="Africa" calcext:value-type="string">
            <text:p>Africa</text:p>
          </table:table-cell>
          <table:table-cell table:formula="of:=IFERROR(VLOOKUP([.$A64]; [$continents.$A$1:.$C$250]; COLUMN([.C48]); 0);&quot;&quot;)" office:value-type="string" office:string-value="Eastern Africa" calcext:value-type="string">
            <text:p>Eastern Africa</text:p>
          </table:table-cell>
          <table:table-cell table:formula="of:=IFERROR(VLOOKUP([.$A64]; [$2014gini.$A$1:.$B$146]; COLUMN([.B48]); 0);&quot;&quot;)" office:value-type="float" office:value="57.5" calcext:value-type="float">
            <text:p>57.5</text:p>
          </table:table-cell>
          <table:table-cell table:formula="of:=IFERROR(VLOOKUP([.$A64]; [$2014worlddev.$A$1:.$O$218]; COLUMN([.B48]); 0);&quot;&quot;)" office:value-type="float" office:value="17.34" calcext:value-type="float">
            <text:p>17.34</text:p>
          </table:table-cell>
          <table:table-cell table:formula="of:=IFERROR(VLOOKUP([.$A64]; [$2014worlddev.$A$1:.$O$218]; COLUMN([.C48]); 0);&quot;&quot;)" office:value-type="float" office:value="46.43872719" calcext:value-type="float">
            <text:p>46.43872719</text:p>
          </table:table-cell>
          <table:table-cell table:formula="of:=IFERROR(VLOOKUP([.$A64]; [$2014worlddev.$A$1:.$O$218]; COLUMN([.D48]); 0);&quot;&quot;)" office:value-type="float" office:value="1.634832349" calcext:value-type="float">
            <text:p>1.634832349</text:p>
          </table:table-cell>
          <table:table-cell table:formula="of:=IFERROR(VLOOKUP([.$A64]; [$2014worlddev.$A$1:.$O$218]; COLUMN([.E48]); 0);&quot;&quot;)" office:value-type="float" office:value="3.069640155" calcext:value-type="float">
            <text:p>3.069640155</text:p>
          </table:table-cell>
          <table:table-cell table:formula="of:=IFERROR(VLOOKUP([.$A64]; [$2014worlddev.$A$1:.$O$218]; COLUMN([.F48]); 0);&quot;&quot;)" office:value-type="float" office:value="21.1481766" calcext:value-type="float">
            <text:p>21.1481766</text:p>
          </table:table-cell>
          <table:table-cell table:formula="of:=IFERROR(VLOOKUP([.$A64]; [$2014worlddev.$A$1:.$O$218]; COLUMN([.G48]); 0);&quot;&quot;)" office:value-type="float" office:value="46.09241081" calcext:value-type="float">
            <text:p>46.09241081</text:p>
          </table:table-cell>
          <table:table-cell table:formula="of:=IFERROR(VLOOKUP([.$A64]; [$2014worlddev.$A$1:.$O$218]; COLUMN([.H48]); 0);&quot;&quot;)" office:value-type="float" office:value="50.98862737" calcext:value-type="float">
            <text:p>50.98862737</text:p>
          </table:table-cell>
          <table:table-cell table:formula="of:=IFERROR(VLOOKUP([.$A64]; [$2014worlddev.$A$1:.$O$218]; COLUMN([.I48]); 0);&quot;&quot;)" office:value-type="float" office:value="2.918961822" calcext:value-type="float">
            <text:p>2.918961822</text:p>
          </table:table-cell>
          <table:table-cell table:formula="of:=IFERROR(VLOOKUP([.$A64]; [$2014worlddev.$A$1:.$O$218]; COLUMN([.J48]); 0);&quot;&quot;)" office:value-type="float" office:value="15721343" calcext:value-type="float">
            <text:p>15721343</text:p>
          </table:table-cell>
          <table:table-cell table:formula="of:=IFERROR(VLOOKUP([.$A64]; [$2014worlddev.$A$1:.$O$218]; COLUMN([.K48]); 0);&quot;&quot;)" office:value-type="float" office:value="25578" calcext:value-type="float">
            <text:p>25578</text:p>
          </table:table-cell>
          <table:table-cell table:formula="of:=IFERROR(VLOOKUP([.$A64]; [$2014worlddev.$A$1:.$O$218]; COLUMN([.L48]); 0);&quot;&quot;)" office:value-type="float" office:value="316" calcext:value-type="float">
            <text:p>316</text:p>
          </table:table-cell>
          <table:table-cell table:formula="of:=IFERROR(VLOOKUP([.$A64]; [$2014worlddev.$A$1:.$O$218]; COLUMN([.M48]); 0);&quot;&quot;)" office:value-type="float" office:value="59.528" calcext:value-type="float">
            <text:p>59.528</text:p>
          </table:table-cell>
          <table:table-cell table:formula="of:=IFERROR(VLOOKUP([.$A64]; [$2014worlddev.$A$1:.$O$218]; COLUMN([.N48]); 0);&quot;&quot;)" office:value-type="float" office:value="13.30000019" calcext:value-type="float">
            <text:p>13.30000019</text:p>
          </table:table-cell>
          <table:table-cell table:formula="of:=IFERROR(VLOOKUP([.$A64]; [$2014worlddev.$A$1:.$O$218]; COLUMN([.O48]); 0);&quot;&quot;)" office:value-type="float" office:value="5.353" calcext:value-type="float">
            <text:p>5.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96" calcext:value-type="float">
            <text:p>96</text:p>
          </table:table-cell>
          <table:table-cell office:value-type="float" office:value="0.721" calcext:value-type="float">
            <text:p>0.721</text:p>
          </table:table-cell>
          <table:table-cell office:value-type="float" office:value="74.8" calcext:value-type="float">
            <text:p>74.8</text:p>
          </table:table-cell>
          <table:table-cell office:value-type="float" office:value="14.6" calcext:value-type="float">
            <text:p>14.6</text:p>
          </table:table-cell>
          <table:table-cell office:value-type="float" office:value="6.8" calcext:value-type="float">
            <text:p>6.8</text:p>
          </table:table-cell>
          <table:table-cell office:value-type="float" office:value="10404" calcext:value-type="float">
            <text:p>10404</text:p>
          </table:table-cell>
          <table:table-cell office:value-type="string" calcext:value-type="string">
            <text:p>High</text:p>
          </table:table-cell>
          <table:table-cell table:formula="of:=IFERROR(VLOOKUP([.$A65]; [$continents.$A$1:.$C$250]; COLUMN([.B71]); 0);&quot;&quot;)" office:value-type="string" office:string-value="Africa" calcext:value-type="string">
            <text:p>Africa</text:p>
          </table:table-cell>
          <table:table-cell table:formula="of:=IFERROR(VLOOKUP([.$A65]; [$continents.$A$1:.$C$250]; COLUMN([.C71]); 0);&quot;&quot;)" office:value-type="string" office:string-value="Northern Africa" calcext:value-type="string">
            <text:p>Northern Africa</text:p>
          </table:table-cell>
          <table:table-cell table:formula="of:=IFERROR(VLOOKUP([.$A65]; [$2014gini.$A$1:.$B$146]; COLUMN([.B71]); 0);&quot;&quot;)" office:value-type="float" office:value="40" calcext:value-type="float">
            <text:p>40</text:p>
          </table:table-cell>
          <table:table-cell table:formula="of:=IFERROR(VLOOKUP([.$A65]; [$2014worlddev.$A$1:.$O$218]; COLUMN([.B71]); 0);&quot;&quot;)" office:value-type="float" office:value="46.16" calcext:value-type="float">
            <text:p>46.16</text:p>
          </table:table-cell>
          <table:table-cell table:formula="of:=IFERROR(VLOOKUP([.$A65]; [$2014worlddev.$A$1:.$O$218]; COLUMN([.C71]); 0);&quot;&quot;)" office:value-type="float" office:value="26.98547192" calcext:value-type="float">
            <text:p>26.98547192</text:p>
          </table:table-cell>
          <table:table-cell table:formula="of:=IFERROR(VLOOKUP([.$A65]; [$2014worlddev.$A$1:.$O$218]; COLUMN([.D71]); 0);&quot;&quot;)" office:value-type="float" office:value="1.936373985" calcext:value-type="float">
            <text:p>1.936373985</text:p>
          </table:table-cell>
          <table:table-cell table:formula="of:=IFERROR(VLOOKUP([.$A65]; [$2014worlddev.$A$1:.$O$218]; COLUMN([.E71]); 0);&quot;&quot;)" office:value-type="float" office:value="1.00626446" calcext:value-type="float">
            <text:p>1.00626446</text:p>
          </table:table-cell>
          <table:table-cell table:formula="of:=IFERROR(VLOOKUP([.$A65]; [$2014worlddev.$A$1:.$O$218]; COLUMN([.F71]); 0);&quot;&quot;)" office:value-type="float" office:value="70.78141092" calcext:value-type="float">
            <text:p>70.78141092</text:p>
          </table:table-cell>
          <table:table-cell table:formula="of:=IFERROR(VLOOKUP([.$A65]; [$2014worlddev.$A$1:.$O$218]; COLUMN([.G71]); 0);&quot;&quot;)" office:value-type="float" office:value="23.29794359" calcext:value-type="float">
            <text:p>23.29794359</text:p>
          </table:table-cell>
          <table:table-cell table:formula="of:=IFERROR(VLOOKUP([.$A65]; [$2014worlddev.$A$1:.$O$218]; COLUMN([.H71]); 0);&quot;&quot;)" office:value-type="float" office:value="69.21514294" calcext:value-type="float">
            <text:p>69.21514294</text:p>
          </table:table-cell>
          <table:table-cell table:formula="of:=IFERROR(VLOOKUP([.$A65]; [$2014worlddev.$A$1:.$O$218]; COLUMN([.I71]); 0);&quot;&quot;)" office:value-type="float" office:value="7.486913478" calcext:value-type="float">
            <text:p>7.486913478</text:p>
          </table:table-cell>
          <table:table-cell table:formula="of:=IFERROR(VLOOKUP([.$A65]; [$2014worlddev.$A$1:.$O$218]; COLUMN([.J71]); 0);&quot;&quot;)" office:value-type="float" office:value="10996600" calcext:value-type="float">
            <text:p>10996600</text:p>
          </table:table-cell>
          <table:table-cell table:formula="of:=IFERROR(VLOOKUP([.$A65]; [$2014worlddev.$A$1:.$O$218]; COLUMN([.K71]); 0);&quot;&quot;)" office:value-type="float" office:value="901" calcext:value-type="float">
            <text:p>901</text:p>
          </table:table-cell>
          <table:table-cell table:formula="of:=IFERROR(VLOOKUP([.$A65]; [$2014worlddev.$A$1:.$O$218]; COLUMN([.L71]); 0);&quot;&quot;)" office:value-type="float" office:value="1485" calcext:value-type="float">
            <text:p>1485</text:p>
          </table:table-cell>
          <table:table-cell table:formula="of:=IFERROR(VLOOKUP([.$A65]; [$2014worlddev.$A$1:.$O$218]; COLUMN([.M71]); 0);&quot;&quot;)" office:value-type="float" office:value="33.355" calcext:value-type="float">
            <text:p>33.355</text:p>
          </table:table-cell>
          <table:table-cell table:formula="of:=IFERROR(VLOOKUP([.$A65]; [$2014worlddev.$A$1:.$O$218]; COLUMN([.N71]); 0);&quot;&quot;)" office:value-type="float" office:value="13.30000019" calcext:value-type="float">
            <text:p>13.30000019</text:p>
          </table:table-cell>
          <table:table-cell table:formula="of:=IFERROR(VLOOKUP([.$A65]; [$2014worlddev.$A$1:.$O$218]; COLUMN([.O71]); 0);&quot;&quot;)"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134" calcext:value-type="float">
            <text:p>134</text:p>
          </table:table-cell>
          <table:table-cell office:value-type="float" office:value="0.594" calcext:value-type="float">
            <text:p>0.594</text:p>
          </table:table-cell>
          <table:table-cell office:value-type="float" office:value="71.9" calcext:value-type="float">
            <text:p>71.9</text:p>
          </table:table-cell>
          <table:table-cell office:value-type="float" office:value="10.6" calcext:value-type="float">
            <text:p>10.6</text:p>
          </table:table-cell>
          <table:table-cell office:value-type="float" office:value="6.8" calcext:value-type="float">
            <text:p>6.8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Medium</text:p>
          </table:table-cell>
          <table:table-cell table:formula="of:=IFERROR(VLOOKUP([.$A66]; [$continents.$A$1:.$C$250]; COLUMN([.B59]); 0);&quot;&quot;)" office:value-type="string" office:string-value="Oceania" calcext:value-type="string">
            <text:p>Oceania</text:p>
          </table:table-cell>
          <table:table-cell table:formula="of:=IFERROR(VLOOKUP([.$A66]; [$continents.$A$1:.$C$250]; COLUMN([.C59]); 0);&quot;&quot;)" office:value-type="string" office:string-value="Melanesia" calcext:value-type="string">
            <text:p>Melanesia</text:p>
          </table:table-cell>
          <table:table-cell table:formula="of:=IFERROR(VLOOKUP([.$A66]; [$2014gini.$A$1:.$B$146]; COLUMN([.B59]); 0);&quot;&quot;)">
            <text:p/>
          </table:table-cell>
          <table:table-cell table:formula="of:=IFERROR(VLOOKUP([.$A66]; [$2014worlddev.$A$1:.$O$218]; COLUMN([.B59]); 0);&quot;&quot;)" office:value-type="float" office:value="18.8" calcext:value-type="float">
            <text:p>18.8</text:p>
          </table:table-cell>
          <table:table-cell table:formula="of:=IFERROR(VLOOKUP([.$A66]; [$2014worlddev.$A$1:.$O$218]; COLUMN([.C59]); 0);&quot;&quot;)" office:value-type="float" office:value="43.64132877" calcext:value-type="float">
            <text:p>43.64132877</text:p>
          </table:table-cell>
          <table:table-cell/>
          <table:table-cell table:formula="of:=IFERROR(VLOOKUP([.$A66]; [$2014worlddev.$A$1:.$O$218]; COLUMN([.E59]); 0);&quot;&quot;)" office:value-type="float" office:value="2.233477212" calcext:value-type="float">
            <text:p>2.233477212</text:p>
          </table:table-cell>
          <table:table-cell table:formula="of:=IFERROR(VLOOKUP([.$A66]; [$2014worlddev.$A$1:.$O$218]; COLUMN([.F59]); 0);&quot;&quot;)" office:value-type="float" office:value="21.23732568" calcext:value-type="float">
            <text:p>21.23732568</text:p>
          </table:table-cell>
          <table:table-cell table:formula="of:=IFERROR(VLOOKUP([.$A66]; [$2014worlddev.$A$1:.$O$218]; COLUMN([.G59]); 0);&quot;&quot;)" office:value-type="float" office:value="36.77761769" calcext:value-type="float">
            <text:p>36.77761769</text:p>
          </table:table-cell>
          <table:table-cell table:formula="of:=IFERROR(VLOOKUP([.$A66]; [$2014worlddev.$A$1:.$O$218]; COLUMN([.H59]); 0);&quot;&quot;)" office:value-type="float" office:value="59.11319013" calcext:value-type="float">
            <text:p>59.11319013</text:p>
          </table:table-cell>
          <table:table-cell table:formula="of:=IFERROR(VLOOKUP([.$A66]; [$2014worlddev.$A$1:.$O$218]; COLUMN([.I59]); 0);&quot;&quot;)" office:value-type="float" office:value="4.109192183" calcext:value-type="float">
            <text:p>4.109192183</text:p>
          </table:table-cell>
          <table:table-cell table:formula="of:=IFERROR(VLOOKUP([.$A66]; [$2014worlddev.$A$1:.$O$218]; COLUMN([.J59]); 0);&quot;&quot;)" office:value-type="float" office:value="258883" calcext:value-type="float">
            <text:p>258883</text:p>
          </table:table-cell>
          <table:table-cell table:formula="of:=IFERROR(VLOOKUP([.$A66]; [$2014worlddev.$A$1:.$O$218]; COLUMN([.K59]); 0);&quot;&quot;)" office:value-type="float" office:value="0" calcext:value-type="float">
            <text:p>0</text:p>
          </table:table-cell>
          <table:table-cell table:formula="of:=IFERROR(VLOOKUP([.$A66]; [$2014worlddev.$A$1:.$O$218]; COLUMN([.L59]); 0);&quot;&quot;)" office:value-type="float" office:value="1" calcext:value-type="float">
            <text:p>1</text:p>
          </table:table-cell>
          <table:table-cell table:formula="of:=IFERROR(VLOOKUP([.$A66]; [$2014worlddev.$A$1:.$O$218]; COLUMN([.M59]); 0);&quot;&quot;)" office:value-type="float" office:value="74.183" calcext:value-type="float">
            <text:p>74.183</text:p>
          </table:table-cell>
          <table:table-cell/>
          <table:table-cell table:formula="of:=IFERROR(VLOOKUP([.$A66]; [$2014worlddev.$A$1:.$O$218]; COLUMN([.O59]); 0);&quot;&quot;)" office:value-type="float" office:value="3.347" calcext:value-type="float">
            <text:p>3.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40" calcext:value-type="float">
            <text:p>140</text:p>
          </table:table-cell>
          <table:table-cell office:value-type="float" office:value="0.579" calcext:value-type="float">
            <text:p>0.579</text:p>
          </table:table-cell>
          <table:table-cell office:value-type="float" office:value="61.4" calcext:value-type="float">
            <text:p>61.4</text:p>
          </table:table-cell>
          <table:table-cell office:value-type="float" office:value="11.5" calcext:value-type="float">
            <text:p>11.5</text:p>
          </table:table-cell>
          <table:table-cell office:value-type="float" office:value="7" calcext:value-type="float">
            <text:p>7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Medium</text:p>
          </table:table-cell>
          <table:table-cell table:formula="of:=IFERROR(VLOOKUP([.$A67]; [$continents.$A$1:.$C$250]; COLUMN([.B64]); 0);&quot;&quot;)" office:value-type="string" office:string-value="Africa" calcext:value-type="string">
            <text:p>Africa</text:p>
          </table:table-cell>
          <table:table-cell table:formula="of:=IFERROR(VLOOKUP([.$A67]; [$continents.$A$1:.$C$250]; COLUMN([.C64]); 0);&quot;&quot;)" office:value-type="string" office:string-value="Western Africa" calcext:value-type="string">
            <text:p>Western Africa</text:p>
          </table:table-cell>
          <table:table-cell table:formula="of:=IFERROR(VLOOKUP([.$A67]; [$2014gini.$A$1:.$B$146]; COLUMN([.B64]); 0);&quot;&quot;)" office:value-type="float" office:value="42.3" calcext:value-type="float">
            <text:p>42.3</text:p>
          </table:table-cell>
          <table:table-cell table:formula="of:=IFERROR(VLOOKUP([.$A67]; [$2014worlddev.$A$1:.$O$218]; COLUMN([.B64]); 0);&quot;&quot;)" office:value-type="float" office:value="18.9" calcext:value-type="float">
            <text:p>18.9</text:p>
          </table:table-cell>
          <table:table-cell table:formula="of:=IFERROR(VLOOKUP([.$A67]; [$2014worlddev.$A$1:.$O$218]; COLUMN([.C64]); 0);&quot;&quot;)" office:value-type="float" office:value="49.71098581" calcext:value-type="float">
            <text:p>49.71098581</text:p>
          </table:table-cell>
          <table:table-cell table:formula="of:=IFERROR(VLOOKUP([.$A67]; [$2014worlddev.$A$1:.$O$218]; COLUMN([.D64]); 0);&quot;&quot;)" office:value-type="float" office:value="0.47904247" calcext:value-type="float">
            <text:p>0.47904247</text:p>
          </table:table-cell>
          <table:table-cell table:formula="of:=IFERROR(VLOOKUP([.$A67]; [$2014worlddev.$A$1:.$O$218]; COLUMN([.E64]); 0);&quot;&quot;)" office:value-type="float" office:value="2.350075661" calcext:value-type="float">
            <text:p>2.350075661</text:p>
          </table:table-cell>
          <table:table-cell table:formula="of:=IFERROR(VLOOKUP([.$A67]; [$2014worlddev.$A$1:.$O$218]; COLUMN([.F64]); 0);&quot;&quot;)" office:value-type="float" office:value="117.7225894" calcext:value-type="float">
            <text:p>117.7225894</text:p>
          </table:table-cell>
          <table:table-cell table:formula="of:=IFERROR(VLOOKUP([.$A67]; [$2014worlddev.$A$1:.$O$218]; COLUMN([.G64]); 0);&quot;&quot;)" office:value-type="float" office:value="38.91444147" calcext:value-type="float">
            <text:p>38.91444147</text:p>
          </table:table-cell>
          <table:table-cell table:formula="of:=IFERROR(VLOOKUP([.$A67]; [$2014worlddev.$A$1:.$O$218]; COLUMN([.H64]); 0);&quot;&quot;)" office:value-type="float" office:value="57.65882625" calcext:value-type="float">
            <text:p>57.65882625</text:p>
          </table:table-cell>
          <table:table-cell table:formula="of:=IFERROR(VLOOKUP([.$A67]; [$2014worlddev.$A$1:.$O$218]; COLUMN([.I64]); 0);&quot;&quot;)" office:value-type="float" office:value="3.426732279" calcext:value-type="float">
            <text:p>3.426732279</text:p>
          </table:table-cell>
          <table:table-cell table:formula="of:=IFERROR(VLOOKUP([.$A67]; [$2014worlddev.$A$1:.$O$218]; COLUMN([.J64]); 0);&quot;&quot;)" office:value-type="float" office:value="26786598" calcext:value-type="float">
            <text:p>26786598</text:p>
          </table:table-cell>
          <table:table-cell table:formula="of:=IFERROR(VLOOKUP([.$A67]; [$2014worlddev.$A$1:.$O$218]; COLUMN([.K64]); 0);&quot;&quot;)" office:value-type="float" office:value="18450" calcext:value-type="float">
            <text:p>18450</text:p>
          </table:table-cell>
          <table:table-cell table:formula="of:=IFERROR(VLOOKUP([.$A67]; [$2014worlddev.$A$1:.$O$218]; COLUMN([.L64]); 0);&quot;&quot;)" office:value-type="float" office:value="22145" calcext:value-type="float">
            <text:p>22145</text:p>
          </table:table-cell>
          <table:table-cell table:formula="of:=IFERROR(VLOOKUP([.$A67]; [$2014worlddev.$A$1:.$O$218]; COLUMN([.M64]); 0);&quot;&quot;)" office:value-type="float" office:value="46.608" calcext:value-type="float">
            <text:p>46.608</text:p>
          </table:table-cell>
          <table:table-cell table:formula="of:=IFERROR(VLOOKUP([.$A67]; [$2014worlddev.$A$1:.$O$218]; COLUMN([.N64]); 0);&quot;&quot;)" office:value-type="float" office:value="2.400000095" calcext:value-type="float">
            <text:p>2.400000095</text:p>
          </table:table-cell>
          <table:table-cell table:formula="of:=IFERROR(VLOOKUP([.$A67]; [$2014worlddev.$A$1:.$O$218]; COLUMN([.O64]); 0);&quot;&quot;)" office:value-type="float" office:value="4.168" calcext:value-type="float">
            <text:p>4.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150" calcext:value-type="float">
            <text:p>150</text:p>
          </table:table-cell>
          <table:table-cell office:value-type="float" office:value="0.531" calcext:value-type="float">
            <text:p>0.531</text:p>
          </table:table-cell>
          <table:table-cell office:value-type="float" office:value="49" calcext:value-type="float">
            <text:p>49</text:p>
          </table:table-cell>
          <table:table-cell office:value-type="float" office:value="11.3" calcext:value-type="float">
            <text:p>11.3</text:p>
          </table:table-cell>
          <table:table-cell office:value-type="float" office:value="7.1" calcext:value-type="float">
            <text:p>7.1</text:p>
          </table:table-cell>
          <table:table-cell office:value-type="float" office:value="5542" calcext:value-type="float">
            <text:p>5542</text:p>
          </table:table-cell>
          <table:table-cell office:value-type="string" calcext:value-type="string">
            <text:p>Low</text:p>
          </table:table-cell>
          <table:table-cell table:formula="of:=IFERROR(VLOOKUP([.$A68]; [$continents.$A$1:.$C$250]; COLUMN([.B38]); 0);&quot;&quot;)" office:value-type="string" office:string-value="Africa" calcext:value-type="string">
            <text:p>Africa</text:p>
          </table:table-cell>
          <table:table-cell table:formula="of:=IFERROR(VLOOKUP([.$A68]; [$continents.$A$1:.$C$250]; COLUMN([.C38]); 0);&quot;&quot;)" office:value-type="string" office:string-value="Southern Africa" calcext:value-type="string">
            <text:p>Southern Africa</text:p>
          </table:table-cell>
          <table:table-cell table:formula="of:=IFERROR(VLOOKUP([.$A68]; [$2014gini.$A$1:.$B$146]; COLUMN([.B38]); 0);&quot;&quot;)" office:value-type="float" office:value="50.4" calcext:value-type="float">
            <text:p>50.4</text:p>
          </table:table-cell>
          <table:table-cell table:formula="of:=IFERROR(VLOOKUP([.$A68]; [$2014worlddev.$A$1:.$O$218]; COLUMN([.B38]); 0);&quot;&quot;)" office:value-type="float" office:value="27.1" calcext:value-type="float">
            <text:p>27.1</text:p>
          </table:table-cell>
          <table:table-cell table:formula="of:=IFERROR(VLOOKUP([.$A68]; [$2014worlddev.$A$1:.$O$218]; COLUMN([.C38]); 0);&quot;&quot;)" office:value-type="float" office:value="39.10984683" calcext:value-type="float">
            <text:p>39.10984683</text:p>
          </table:table-cell>
          <table:table-cell table:formula="of:=IFERROR(VLOOKUP([.$A68]; [$2014worlddev.$A$1:.$O$218]; COLUMN([.D38]); 0);&quot;&quot;)" office:value-type="float" office:value="1.843583165" calcext:value-type="float">
            <text:p>1.843583165</text:p>
          </table:table-cell>
          <table:table-cell table:formula="of:=IFERROR(VLOOKUP([.$A68]; [$2014worlddev.$A$1:.$O$218]; COLUMN([.E38]); 0);&quot;&quot;)" office:value-type="float" office:value="1.466122343" calcext:value-type="float">
            <text:p>1.466122343</text:p>
          </table:table-cell>
          <table:table-cell table:formula="of:=IFERROR(VLOOKUP([.$A68]; [$2014worlddev.$A$1:.$O$218]; COLUMN([.F38]); 0);&quot;&quot;)" office:value-type="float" office:value="73.7855814" calcext:value-type="float">
            <text:p>73.7855814</text:p>
          </table:table-cell>
          <table:table-cell table:formula="of:=IFERROR(VLOOKUP([.$A68]; [$2014worlddev.$A$1:.$O$218]; COLUMN([.G38]); 0);&quot;&quot;)" office:value-type="float" office:value="37.59203285" calcext:value-type="float">
            <text:p>37.59203285</text:p>
          </table:table-cell>
          <table:table-cell table:formula="of:=IFERROR(VLOOKUP([.$A68]; [$2014worlddev.$A$1:.$O$218]; COLUMN([.H38]); 0);&quot;&quot;)" office:value-type="float" office:value="58.87266057" calcext:value-type="float">
            <text:p>58.87266057</text:p>
          </table:table-cell>
          <table:table-cell table:formula="of:=IFERROR(VLOOKUP([.$A68]; [$2014worlddev.$A$1:.$O$218]; COLUMN([.I38]); 0);&quot;&quot;)" office:value-type="float" office:value="3.535306577" calcext:value-type="float">
            <text:p>3.535306577</text:p>
          </table:table-cell>
          <table:table-cell table:formula="of:=IFERROR(VLOOKUP([.$A68]; [$2014worlddev.$A$1:.$O$218]; COLUMN([.J38]); 0);&quot;&quot;)" office:value-type="float" office:value="1269112" calcext:value-type="float">
            <text:p>1269112</text:p>
          </table:table-cell>
          <table:table-cell table:formula="of:=IFERROR(VLOOKUP([.$A68]; [$2014worlddev.$A$1:.$O$218]; COLUMN([.K38]); 0);&quot;&quot;)" office:value-type="float" office:value="515" calcext:value-type="float">
            <text:p>515</text:p>
          </table:table-cell>
          <table:table-cell table:formula="of:=IFERROR(VLOOKUP([.$A68]; [$2014worlddev.$A$1:.$O$218]; COLUMN([.L38]); 0);&quot;&quot;)" office:value-type="float" office:value="161" calcext:value-type="float">
            <text:p>161</text:p>
          </table:table-cell>
          <table:table-cell table:formula="of:=IFERROR(VLOOKUP([.$A68]; [$2014worlddev.$A$1:.$O$218]; COLUMN([.M38]); 0);&quot;&quot;)" office:value-type="float" office:value="78.685" calcext:value-type="float">
            <text:p>78.685</text:p>
          </table:table-cell>
          <table:table-cell table:formula="of:=IFERROR(VLOOKUP([.$A68]; [$2014worlddev.$A$1:.$O$218]; COLUMN([.N38]); 0);&quot;&quot;)" office:value-type="float" office:value="22.29999924" calcext:value-type="float">
            <text:p>22.29999924</text:p>
          </table:table-cell>
          <table:table-cell table:formula="of:=IFERROR(VLOOKUP([.$A68]; [$2014worlddev.$A$1:.$O$218]; COLUMN([.O38]); 0);&quot;&quot;)" office:value-type="float" office:value="3.266" calcext:value-type="float">
            <text:p>3.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48" calcext:value-type="float">
            <text:p>48</text:p>
          </table:table-cell>
          <table:table-cell office:value-type="float" office:value="0.816" calcext:value-type="float">
            <text:p>0.816</text:p>
          </table:table-cell>
          <table:table-cell office:value-type="float" office:value="74.4" calcext:value-type="float">
            <text:p>74.4</text:p>
          </table:table-cell>
          <table:table-cell office:value-type="float" office:value="14.7" calcext:value-type="float">
            <text:p>14.7</text:p>
          </table:table-cell>
          <table:table-cell office:value-type="float" office:value="7.2" calcext:value-type="float">
            <text:p>7.2</text:p>
          </table:table-cell>
          <table:table-cell office:value-type="float" office:value="83961" calcext:value-type="float">
            <text:p>83961</text:p>
          </table:table-cell>
          <table:table-cell office:value-type="string" calcext:value-type="string">
            <text:p>Very high</text:p>
          </table:table-cell>
          <table:table-cell table:formula="of:=IFERROR(VLOOKUP([.$A69]; [$continents.$A$1:.$C$250]; COLUMN([.B150]); 0);&quot;&quot;)" office:value-type="string" office:string-value="Asia" calcext:value-type="string">
            <text:p>Asia</text:p>
          </table:table-cell>
          <table:table-cell table:formula="of:=IFERROR(VLOOKUP([.$A69]; [$continents.$A$1:.$C$250]; COLUMN([.C150]); 0);&quot;&quot;)" office:value-type="string" office:string-value="Western Asia" calcext:value-type="string">
            <text:p>Western Asia</text:p>
          </table:table-cell>
          <table:table-cell table:formula="of:=IFERROR(VLOOKUP([.$A69]; [$2014gini.$A$1:.$B$146]; COLUMN([.B150]); 0);&quot;&quot;)">
            <text:p/>
          </table:table-cell>
          <table:table-cell table:formula="of:=IFERROR(VLOOKUP([.$A69]; [$2014worlddev.$A$1:.$O$218]; COLUMN([.B150]); 0);&quot;&quot;)" office:value-type="float" office:value="78.7" calcext:value-type="float">
            <text:p>78.7</text:p>
          </table:table-cell>
          <table:table-cell table:formula="of:=IFERROR(VLOOKUP([.$A69]; [$2014worlddev.$A$1:.$O$218]; COLUMN([.C150]); 0);&quot;&quot;)" office:value-type="float" office:value="27.15526801" calcext:value-type="float">
            <text:p>27.15526801</text:p>
          </table:table-cell>
          <table:table-cell table:formula="of:=IFERROR(VLOOKUP([.$A69]; [$2014worlddev.$A$1:.$O$218]; COLUMN([.D150]); 0);&quot;&quot;)" office:value-type="float" office:value="3.631499374" calcext:value-type="float">
            <text:p>3.631499374</text:p>
          </table:table-cell>
          <table:table-cell table:formula="of:=IFERROR(VLOOKUP([.$A69]; [$2014worlddev.$A$1:.$O$218]; COLUMN([.E150]); 0);&quot;&quot;)" office:value-type="float" office:value="4.3408509" calcext:value-type="float">
            <text:p>4.3408509</text:p>
          </table:table-cell>
          <table:table-cell table:formula="of:=IFERROR(VLOOKUP([.$A69]; [$2014worlddev.$A$1:.$O$218]; COLUMN([.F150]); 0);&quot;&quot;)" office:value-type="float" office:value="210.6128507" calcext:value-type="float">
            <text:p>210.6128507</text:p>
          </table:table-cell>
          <table:table-cell table:formula="of:=IFERROR(VLOOKUP([.$A69]; [$2014worlddev.$A$1:.$O$218]; COLUMN([.G150]); 0);&quot;&quot;)" office:value-type="float" office:value="22.4799307" calcext:value-type="float">
            <text:p>22.4799307</text:p>
          </table:table-cell>
          <table:table-cell table:formula="of:=IFERROR(VLOOKUP([.$A69]; [$2014worlddev.$A$1:.$O$218]; COLUMN([.H150]); 0);&quot;&quot;)" office:value-type="float" office:value="75.57379578" calcext:value-type="float">
            <text:p>75.57379578</text:p>
          </table:table-cell>
          <table:table-cell table:formula="of:=IFERROR(VLOOKUP([.$A69]; [$2014worlddev.$A$1:.$O$218]; COLUMN([.I150]); 0);&quot;&quot;)" office:value-type="float" office:value="1.946273515" calcext:value-type="float">
            <text:p>1.946273515</text:p>
          </table:table-cell>
          <table:table-cell table:formula="of:=IFERROR(VLOOKUP([.$A69]; [$2014worlddev.$A$1:.$O$218]; COLUMN([.J150]); 0);&quot;&quot;)" office:value-type="float" office:value="3753121" calcext:value-type="float">
            <text:p>3753121</text:p>
          </table:table-cell>
          <table:table-cell table:formula="of:=IFERROR(VLOOKUP([.$A69]; [$2014worlddev.$A$1:.$O$218]; COLUMN([.K150]); 0);&quot;&quot;)" office:value-type="float" office:value="614" calcext:value-type="float">
            <text:p>614</text:p>
          </table:table-cell>
          <table:table-cell table:formula="of:=IFERROR(VLOOKUP([.$A69]; [$2014worlddev.$A$1:.$O$218]; COLUMN([.L150]); 0);&quot;&quot;)" office:value-type="float" office:value="981" calcext:value-type="float">
            <text:p>981</text:p>
          </table:table-cell>
          <table:table-cell table:formula="of:=IFERROR(VLOOKUP([.$A69]; [$2014worlddev.$A$1:.$O$218]; COLUMN([.M150]); 0);&quot;&quot;)" office:value-type="float" office:value="1.674" calcext:value-type="float">
            <text:p>1.674</text:p>
          </table:table-cell>
          <table:table-cell table:formula="of:=IFERROR(VLOOKUP([.$A69]; [$2014worlddev.$A$1:.$O$218]; COLUMN([.N150]); 0);&quot;&quot;)" office:value-type="float" office:value="3" calcext:value-type="float">
            <text:p>3</text:p>
          </table:table-cell>
          <table:table-cell table:formula="of:=IFERROR(VLOOKUP([.$A69]; [$2014worlddev.$A$1:.$O$218]; COLUMN([.O150]); 0);&quot;&quot;)" office:value-type="float" office:value="2.105" calcext:value-type="float">
            <text:p>2.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93" calcext:value-type="float">
            <text:p>93</text:p>
          </table:table-cell>
          <table:table-cell office:value-type="float" office:value="0.726" calcext:value-type="float">
            <text:p>0.726</text:p>
          </table:table-cell>
          <table:table-cell office:value-type="float" office:value="74.4" calcext:value-type="float">
            <text:p>74.4</text:p>
          </table:table-cell>
          <table:table-cell office:value-type="float" office:value="13.5" calcext:value-type="float">
            <text:p>13.5</text:p>
          </table:table-cell>
          <table:table-cell office:value-type="float" office:value="7.3" calcext:value-type="float">
            <text:p>7.3</text:p>
          </table:table-cell>
          <table:table-cell office:value-type="float" office:value="13323" calcext:value-type="float">
            <text:p>13323</text:p>
          </table:table-cell>
          <table:table-cell office:value-type="string" calcext:value-type="string">
            <text:p>High</text:p>
          </table:table-cell>
          <table:table-cell table:formula="of:=IFERROR(VLOOKUP([.$A70]; [$continents.$A$1:.$C$250]; COLUMN([.B114]); 0);&quot;&quot;)" office:value-type="string" office:string-value="Asia" calcext:value-type="string">
            <text:p>Asia</text:p>
          </table:table-cell>
          <table:table-cell table:formula="of:=IFERROR(VLOOKUP([.$A70]; [$continents.$A$1:.$C$250]; COLUMN([.C114]); 0);&quot;&quot;)" office:value-type="string" office:string-value="South-Eastern Asia" calcext:value-type="string">
            <text:p>South-Eastern Asia</text:p>
          </table:table-cell>
          <table:table-cell table:formula="of:=IFERROR(VLOOKUP([.$A70]; [$2014gini.$A$1:.$B$146]; COLUMN([.B114]); 0);&quot;&quot;)" office:value-type="float" office:value="48.4" calcext:value-type="float">
            <text:p>48.4</text:p>
          </table:table-cell>
          <table:table-cell table:formula="of:=IFERROR(VLOOKUP([.$A70]; [$2014worlddev.$A$1:.$O$218]; COLUMN([.B114]); 0);&quot;&quot;)" office:value-type="float" office:value="34.89" calcext:value-type="float">
            <text:p>34.89</text:p>
          </table:table-cell>
          <table:table-cell table:formula="of:=IFERROR(VLOOKUP([.$A70]; [$2014worlddev.$A$1:.$O$218]; COLUMN([.C114]); 0);&quot;&quot;)" office:value-type="float" office:value="45.50739394" calcext:value-type="float">
            <text:p>45.50739394</text:p>
          </table:table-cell>
          <table:table-cell table:formula="of:=IFERROR(VLOOKUP([.$A70]; [$2014worlddev.$A$1:.$O$218]; COLUMN([.D114]); 0);&quot;&quot;)" office:value-type="float" office:value="1.417140831" calcext:value-type="float">
            <text:p>1.417140831</text:p>
          </table:table-cell>
          <table:table-cell table:formula="of:=IFERROR(VLOOKUP([.$A70]; [$2014worlddev.$A$1:.$O$218]; COLUMN([.E114]); 0);&quot;&quot;)" office:value-type="float" office:value="0.406217867" calcext:value-type="float">
            <text:p>0.406217867</text:p>
          </table:table-cell>
          <table:table-cell table:formula="of:=IFERROR(VLOOKUP([.$A70]; [$2014worlddev.$A$1:.$O$218]; COLUMN([.F114]); 0);&quot;&quot;)" office:value-type="float" office:value="132.5646989" calcext:value-type="float">
            <text:p>132.5646989</text:p>
          </table:table-cell>
          <table:table-cell table:formula="of:=IFERROR(VLOOKUP([.$A70]; [$2014worlddev.$A$1:.$O$218]; COLUMN([.G114]); 0);&quot;&quot;)" office:value-type="float" office:value="17.96949292" calcext:value-type="float">
            <text:p>17.96949292</text:p>
          </table:table-cell>
          <table:table-cell table:formula="of:=IFERROR(VLOOKUP([.$A70]; [$2014worlddev.$A$1:.$O$218]; COLUMN([.H114]); 0);&quot;&quot;)" office:value-type="float" office:value="71.94662922" calcext:value-type="float">
            <text:p>71.94662922</text:p>
          </table:table-cell>
          <table:table-cell table:formula="of:=IFERROR(VLOOKUP([.$A70]; [$2014worlddev.$A$1:.$O$218]; COLUMN([.I114]); 0);&quot;&quot;)" office:value-type="float" office:value="10.08387786" calcext:value-type="float">
            <text:p>10.08387786</text:p>
          </table:table-cell>
          <table:table-cell table:formula="of:=IFERROR(VLOOKUP([.$A70]; [$2014worlddev.$A$1:.$O$218]; COLUMN([.J114]); 0);&quot;&quot;)" office:value-type="float" office:value="67725979" calcext:value-type="float">
            <text:p>67725979</text:p>
          </table:table-cell>
          <table:table-cell table:formula="of:=IFERROR(VLOOKUP([.$A70]; [$2014worlddev.$A$1:.$O$218]; COLUMN([.K114]); 0);&quot;&quot;)" office:value-type="float" office:value="75137" calcext:value-type="float">
            <text:p>75137</text:p>
          </table:table-cell>
          <table:table-cell table:formula="of:=IFERROR(VLOOKUP([.$A70]; [$2014worlddev.$A$1:.$O$218]; COLUMN([.L114]); 0);&quot;&quot;)" office:value-type="float" office:value="233" calcext:value-type="float">
            <text:p>233</text:p>
          </table:table-cell>
          <table:table-cell table:formula="of:=IFERROR(VLOOKUP([.$A70]; [$2014worlddev.$A$1:.$O$218]; COLUMN([.M114]); 0);&quot;&quot;)" office:value-type="float" office:value="50.826" calcext:value-type="float">
            <text:p>50.826</text:p>
          </table:table-cell>
          <table:table-cell table:formula="of:=IFERROR(VLOOKUP([.$A70]; [$2014worlddev.$A$1:.$O$218]; COLUMN([.N114]); 0);&quot;&quot;)" office:value-type="float" office:value="0.899999976" calcext:value-type="float">
            <text:p>0.899999976</text:p>
          </table:table-cell>
          <table:table-cell table:formula="of:=IFERROR(VLOOKUP([.$A70]; [$2014worlddev.$A$1:.$O$218]; COLUMN([.O114]); 0);&quot;&quot;)" office:value-type="float" office:value="1.512" calcext:value-type="float">
            <text:p>1.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94" calcext:value-type="float">
            <text:p>94</text:p>
          </table:table-cell>
          <table:table-cell office:value-type="float" office:value="0.724" calcext:value-type="float">
            <text:p>0.724</text:p>
          </table:table-cell>
          <table:table-cell office:value-type="float" office:value="71.6" calcext:value-type="float">
            <text:p>71.6</text:p>
          </table:table-cell>
          <table:table-cell office:value-type="float" office:value="14" calcext:value-type="float">
            <text:p>14</text:p>
          </table:table-cell>
          <table:table-cell office:value-type="float" office:value="7.3" calcext:value-type="float">
            <text:p>7.3</text:p>
          </table:table-cell>
          <table:table-cell office:value-type="float" office:value="14911" calcext:value-type="float">
            <text:p>14911</text:p>
          </table:table-cell>
          <table:table-cell office:value-type="string" calcext:value-type="string">
            <text:p>High</text:p>
          </table:table-cell>
          <table:table-cell table:formula="of:=IFERROR(VLOOKUP([.$A71]; [$continents.$A$1:.$C$250]; COLUMN([.B87]); 0);&quot;&quot;)" office:value-type="string" office:string-value="Africa" calcext:value-type="string">
            <text:p>Africa</text:p>
          </table:table-cell>
          <table:table-cell table:formula="of:=IFERROR(VLOOKUP([.$A71]; [$continents.$A$1:.$C$250]; COLUMN([.C87]); 0);&quot;&quot;)" office:value-type="string" office:string-value="Northern Africa" calcext:value-type="string">
            <text:p>Northern Africa</text:p>
          </table:table-cell>
          <table:table-cell table:formula="of:=IFERROR(VLOOKUP([.$A71]; [$2014gini.$A$1:.$B$146]; COLUMN([.B87]); 0);&quot;&quot;)">
            <text:p/>
          </table:table-cell>
          <table:table-cell table:formula="of:=IFERROR(VLOOKUP([.$A71]; [$2014worlddev.$A$1:.$O$218]; COLUMN([.B87]); 0);&quot;&quot;)" office:value-type="float" office:value="17.76" calcext:value-type="float">
            <text:p>17.76</text:p>
          </table:table-cell>
          <table:table-cell table:formula="of:=IFERROR(VLOOKUP([.$A71]; [$2014worlddev.$A$1:.$O$218]; COLUMN([.C87]); 0);&quot;&quot;)" office:value-type="float" office:value="28.36473531" calcext:value-type="float">
            <text:p>28.36473531</text:p>
          </table:table-cell>
          <table:table-cell table:formula="of:=IFERROR(VLOOKUP([.$A71]; [$2014worlddev.$A$1:.$O$218]; COLUMN([.D87]); 0);&quot;&quot;)" office:value-type="float" office:value="7.993696275" calcext:value-type="float">
            <text:p>7.993696275</text:p>
          </table:table-cell>
          <table:table-cell table:formula="of:=IFERROR(VLOOKUP([.$A71]; [$2014worlddev.$A$1:.$O$218]; COLUMN([.E87]); 0);&quot;&quot;)" office:value-type="float" office:value="-0.111824622" calcext:value-type="float">
            <text:p>-0.111824622</text:p>
          </table:table-cell>
          <table:table-cell table:formula="of:=IFERROR(VLOOKUP([.$A71]; [$2014worlddev.$A$1:.$O$218]; COLUMN([.F87]); 0);&quot;&quot;)" office:value-type="float" office:value="3.557170624" calcext:value-type="float">
            <text:p>3.557170624</text:p>
          </table:table-cell>
          <table:table-cell table:formula="of:=IFERROR(VLOOKUP([.$A71]; [$2014worlddev.$A$1:.$O$218]; COLUMN([.G87]); 0);&quot;&quot;)" office:value-type="float" office:value="29.67026278" calcext:value-type="float">
            <text:p>29.67026278</text:p>
          </table:table-cell>
          <table:table-cell table:formula="of:=IFERROR(VLOOKUP([.$A71]; [$2014worlddev.$A$1:.$O$218]; COLUMN([.H87]); 0);&quot;&quot;)" office:value-type="float" office:value="65.86963635" calcext:value-type="float">
            <text:p>65.86963635</text:p>
          </table:table-cell>
          <table:table-cell table:formula="of:=IFERROR(VLOOKUP([.$A71]; [$2014worlddev.$A$1:.$O$218]; COLUMN([.I87]); 0);&quot;&quot;)" office:value-type="float" office:value="4.460100873" calcext:value-type="float">
            <text:p>4.460100873</text:p>
          </table:table-cell>
          <table:table-cell table:formula="of:=IFERROR(VLOOKUP([.$A71]; [$2014worlddev.$A$1:.$O$218]; COLUMN([.J87]); 0);&quot;&quot;)" office:value-type="float" office:value="6258984" calcext:value-type="float">
            <text:p>6258984</text:p>
          </table:table-cell>
          <table:table-cell table:formula="of:=IFERROR(VLOOKUP([.$A71]; [$2014worlddev.$A$1:.$O$218]; COLUMN([.K87]); 0);&quot;&quot;)" office:value-type="float" office:value="27964" calcext:value-type="float">
            <text:p>27964</text:p>
          </table:table-cell>
          <table:table-cell table:formula="of:=IFERROR(VLOOKUP([.$A71]; [$2014worlddev.$A$1:.$O$218]; COLUMN([.L87]); 0);&quot;&quot;)" office:value-type="float" office:value="4203" calcext:value-type="float">
            <text:p>4203</text:p>
          </table:table-cell>
          <table:table-cell table:formula="of:=IFERROR(VLOOKUP([.$A71]; [$2014worlddev.$A$1:.$O$218]; COLUMN([.M87]); 0);&quot;&quot;)" office:value-type="float" office:value="21.641" calcext:value-type="float">
            <text:p>21.641</text:p>
          </table:table-cell>
          <table:table-cell table:formula="of:=IFERROR(VLOOKUP([.$A71]; [$2014worlddev.$A$1:.$O$218]; COLUMN([.N87]); 0);&quot;&quot;)" office:value-type="float" office:value="19.20000076" calcext:value-type="float">
            <text:p>19.20000076</text:p>
          </table:table-cell>
          <table:table-cell table:formula="of:=IFERROR(VLOOKUP([.$A71]; [$2014worlddev.$A$1:.$O$218]; COLUMN([.O87]); 0);&quot;&quot;)" office:value-type="float" office:value="2.467" calcext:value-type="float">
            <text:p>2.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97" calcext:value-type="float">
            <text:p>97</text:p>
          </table:table-cell>
          <table:table-cell office:value-type="float" office:value="0.72" calcext:value-type="float">
            <text:p>0.72</text:p>
          </table:table-cell>
          <table:table-cell office:value-type="float" office:value="74" calcext:value-type="float">
            <text:p>74</text:p>
          </table:table-cell>
          <table:table-cell office:value-type="float" office:value="13.5" calcext:value-type="float">
            <text:p>13.5</text:p>
          </table:table-cell>
          <table:table-cell office:value-type="float" office:value="7.3" calcext:value-type="float">
            <text:p>7.3</text:p>
          </table:table-cell>
          <table:table-cell office:value-type="float" office:value="12040" calcext:value-type="float">
            <text:p>12040</text:p>
          </table:table-cell>
          <table:table-cell office:value-type="string" calcext:value-type="string">
            <text:p>High</text:p>
          </table:table-cell>
          <table:table-cell table:formula="of:=IFERROR(VLOOKUP([.$A72]; [$continents.$A$1:.$C$250]; COLUMN([.B65]); 0);&quot;&quot;)" office:value-type="string" office:string-value="Americas" calcext:value-type="string">
            <text:p>Americas</text:p>
          </table:table-cell>
          <table:table-cell table:formula="of:=IFERROR(VLOOKUP([.$A72]; [$continents.$A$1:.$C$250]; COLUMN([.C65]); 0);&quot;&quot;)" office:value-type="string" office:string-value="South America" calcext:value-type="string">
            <text:p>South America</text:p>
          </table:table-cell>
          <table:table-cell table:formula="of:=IFERROR(VLOOKUP([.$A72]; [$2014gini.$A$1:.$B$146]; COLUMN([.B65]); 0);&quot;&quot;)" office:value-type="float" office:value="53.5" calcext:value-type="float">
            <text:p>53.5</text:p>
          </table:table-cell>
          <table:table-cell table:formula="of:=IFERROR(VLOOKUP([.$A72]; [$2014worlddev.$A$1:.$O$218]; COLUMN([.B65]); 0);&quot;&quot;)" office:value-type="float" office:value="52.57" calcext:value-type="float">
            <text:p>52.57</text:p>
          </table:table-cell>
          <table:table-cell table:formula="of:=IFERROR(VLOOKUP([.$A72]; [$2014worlddev.$A$1:.$O$218]; COLUMN([.C65]); 0);&quot;&quot;)" office:value-type="float" office:value="42.59535291" calcext:value-type="float">
            <text:p>42.59535291</text:p>
          </table:table-cell>
          <table:table-cell table:formula="of:=IFERROR(VLOOKUP([.$A72]; [$2014worlddev.$A$1:.$O$218]; COLUMN([.D65]); 0);&quot;&quot;)" office:value-type="float" office:value="3.130404248" calcext:value-type="float">
            <text:p>3.130404248</text:p>
          </table:table-cell>
          <table:table-cell table:formula="of:=IFERROR(VLOOKUP([.$A72]; [$2014worlddev.$A$1:.$O$218]; COLUMN([.E65]); 0);&quot;&quot;)" office:value-type="float" office:value="0.944004218" calcext:value-type="float">
            <text:p>0.944004218</text:p>
          </table:table-cell>
          <table:table-cell table:formula="of:=IFERROR(VLOOKUP([.$A72]; [$2014worlddev.$A$1:.$O$218]; COLUMN([.F65]); 0);&quot;&quot;)" office:value-type="float" office:value="43.07471203" calcext:value-type="float">
            <text:p>43.07471203</text:p>
          </table:table-cell>
          <table:table-cell table:formula="of:=IFERROR(VLOOKUP([.$A72]; [$2014worlddev.$A$1:.$O$218]; COLUMN([.G65]); 0);&quot;&quot;)" office:value-type="float" office:value="24.70150431" calcext:value-type="float">
            <text:p>24.70150431</text:p>
          </table:table-cell>
          <table:table-cell table:formula="of:=IFERROR(VLOOKUP([.$A72]; [$2014worlddev.$A$1:.$O$218]; COLUMN([.H65]); 0);&quot;&quot;)" office:value-type="float" office:value="68.53824495" calcext:value-type="float">
            <text:p>68.53824495</text:p>
          </table:table-cell>
          <table:table-cell table:formula="of:=IFERROR(VLOOKUP([.$A72]; [$2014worlddev.$A$1:.$O$218]; COLUMN([.I65]); 0);&quot;&quot;)" office:value-type="float" office:value="6.760250742" calcext:value-type="float">
            <text:p>6.760250742</text:p>
          </table:table-cell>
          <table:table-cell table:formula="of:=IFERROR(VLOOKUP([.$A72]; [$2014worlddev.$A$1:.$O$218]; COLUMN([.J65]); 0);&quot;&quot;)" office:value-type="float" office:value="47791393" calcext:value-type="float">
            <text:p>47791393</text:p>
          </table:table-cell>
          <table:table-cell table:formula="of:=IFERROR(VLOOKUP([.$A72]; [$2014worlddev.$A$1:.$O$218]; COLUMN([.K65]); 0);&quot;&quot;)" office:value-type="float" office:value="213" calcext:value-type="float">
            <text:p>213</text:p>
          </table:table-cell>
          <table:table-cell table:formula="of:=IFERROR(VLOOKUP([.$A72]; [$2014worlddev.$A$1:.$O$218]; COLUMN([.L65]); 0);&quot;&quot;)" office:value-type="float" office:value="360298" calcext:value-type="float">
            <text:p>360298</text:p>
          </table:table-cell>
          <table:table-cell table:formula="of:=IFERROR(VLOOKUP([.$A72]; [$2014worlddev.$A$1:.$O$218]; COLUMN([.M65]); 0);&quot;&quot;)" office:value-type="float" office:value="23.839" calcext:value-type="float">
            <text:p>23.839</text:p>
          </table:table-cell>
          <table:table-cell table:formula="of:=IFERROR(VLOOKUP([.$A72]; [$2014worlddev.$A$1:.$O$218]; COLUMN([.N65]); 0);&quot;&quot;)" office:value-type="float" office:value="10.10000038" calcext:value-type="float">
            <text:p>10.10000038</text:p>
          </table:table-cell>
          <table:table-cell table:formula="of:=IFERROR(VLOOKUP([.$A72]; [$2014worlddev.$A$1:.$O$218]; COLUMN([.O65]); 0);&quot;&quot;)" office:value-type="float" office:value="1.897" calcext:value-type="float">
            <text:p>1.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55" calcext:value-type="float">
            <text:p>155</text:p>
          </table:table-cell>
          <table:table-cell office:value-type="float" office:value="0.509" calcext:value-type="float">
            <text:p>0.509</text:p>
          </table:table-cell>
          <table:table-cell office:value-type="float" office:value="57.5" calcext:value-type="float">
            <text:p>57.5</text:p>
          </table:table-cell>
          <table:table-cell office:value-type="float" office:value="10.9" calcext:value-type="float">
            <text:p>10.9</text:p>
          </table:table-cell>
          <table:table-cell office:value-type="float" office:value="7.3" calcext:value-type="float">
            <text:p>7.3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Low</text:p>
          </table:table-cell>
          <table:table-cell table:formula="of:=IFERROR(VLOOKUP([.$A73]; [$continents.$A$1:.$C$250]; COLUMN([.B55]); 0);&quot;&quot;)" office:value-type="string" office:string-value="Africa" calcext:value-type="string">
            <text:p>Africa</text:p>
          </table:table-cell>
          <table:table-cell table:formula="of:=IFERROR(VLOOKUP([.$A73]; [$continents.$A$1:.$C$250]; COLUMN([.C55]); 0);&quot;&quot;)" office:value-type="string" office:string-value="Eastern Africa" calcext:value-type="string">
            <text:p>Eastern Africa</text:p>
          </table:table-cell>
          <table:table-cell table:formula="of:=IFERROR(VLOOKUP([.$A73]; [$2014gini.$A$1:.$B$146]; COLUMN([.B55]); 0);&quot;&quot;)" office:value-type="float" office:value="50.1" calcext:value-type="float">
            <text:p>50.1</text:p>
          </table:table-cell>
          <table:table-cell table:formula="of:=IFERROR(VLOOKUP([.$A73]; [$2014worlddev.$A$1:.$O$218]; COLUMN([.B55]); 0);&quot;&quot;)" office:value-type="float" office:value="19.89" calcext:value-type="float">
            <text:p>19.89</text:p>
          </table:table-cell>
          <table:table-cell table:formula="of:=IFERROR(VLOOKUP([.$A73]; [$2014worlddev.$A$1:.$O$218]; COLUMN([.C55]); 0);&quot;&quot;)" office:value-type="float" office:value="49.45681208" calcext:value-type="float">
            <text:p>49.45681208</text:p>
          </table:table-cell>
          <table:table-cell table:formula="of:=IFERROR(VLOOKUP([.$A73]; [$2014worlddev.$A$1:.$O$218]; COLUMN([.D55]); 0);&quot;&quot;)" office:value-type="float" office:value="2.592817276" calcext:value-type="float">
            <text:p>2.592817276</text:p>
          </table:table-cell>
          <table:table-cell table:formula="of:=IFERROR(VLOOKUP([.$A73]; [$2014worlddev.$A$1:.$O$218]; COLUMN([.E55]); 0);&quot;&quot;)" office:value-type="float" office:value="2.307451177" calcext:value-type="float">
            <text:p>2.307451177</text:p>
          </table:table-cell>
          <table:table-cell table:formula="of:=IFERROR(VLOOKUP([.$A73]; [$2014worlddev.$A$1:.$O$218]; COLUMN([.F55]); 0);&quot;&quot;)" office:value-type="float" office:value="39.41024945" calcext:value-type="float">
            <text:p>39.41024945</text:p>
          </table:table-cell>
          <table:table-cell table:formula="of:=IFERROR(VLOOKUP([.$A73]; [$2014worlddev.$A$1:.$O$218]; COLUMN([.G55]); 0);&quot;&quot;)" office:value-type="float" office:value="41.58379441" calcext:value-type="float">
            <text:p>41.58379441</text:p>
          </table:table-cell>
          <table:table-cell table:formula="of:=IFERROR(VLOOKUP([.$A73]; [$2014worlddev.$A$1:.$O$218]; COLUMN([.H55]); 0);&quot;&quot;)" office:value-type="float" office:value="55.41503576" calcext:value-type="float">
            <text:p>55.41503576</text:p>
          </table:table-cell>
          <table:table-cell table:formula="of:=IFERROR(VLOOKUP([.$A73]; [$2014worlddev.$A$1:.$O$218]; COLUMN([.I55]); 0);&quot;&quot;)" office:value-type="float" office:value="3.001169826" calcext:value-type="float">
            <text:p>3.001169826</text:p>
          </table:table-cell>
          <table:table-cell table:formula="of:=IFERROR(VLOOKUP([.$A73]; [$2014worlddev.$A$1:.$O$218]; COLUMN([.J55]); 0);&quot;&quot;)" office:value-type="float" office:value="15245855" calcext:value-type="float">
            <text:p>15245855</text:p>
          </table:table-cell>
          <table:table-cell table:formula="of:=IFERROR(VLOOKUP([.$A73]; [$2014worlddev.$A$1:.$O$218]; COLUMN([.K55]); 0);&quot;&quot;)" office:value-type="float" office:value="6079" calcext:value-type="float">
            <text:p>6079</text:p>
          </table:table-cell>
          <table:table-cell table:formula="of:=IFERROR(VLOOKUP([.$A73]; [$2014worlddev.$A$1:.$O$218]; COLUMN([.L55]); 0);&quot;&quot;)" office:value-type="float" office:value="22492" calcext:value-type="float">
            <text:p>22492</text:p>
          </table:table-cell>
          <table:table-cell table:formula="of:=IFERROR(VLOOKUP([.$A73]; [$2014worlddev.$A$1:.$O$218]; COLUMN([.M55]); 0);&quot;&quot;)" office:value-type="float" office:value="67.499" calcext:value-type="float">
            <text:p>67.499</text:p>
          </table:table-cell>
          <table:table-cell table:formula="of:=IFERROR(VLOOKUP([.$A73]; [$2014worlddev.$A$1:.$O$218]; COLUMN([.N55]); 0);&quot;&quot;)" office:value-type="float" office:value="5.400000095" calcext:value-type="float">
            <text:p>5.400000095</text:p>
          </table:table-cell>
          <table:table-cell table:formula="of:=IFERROR(VLOOKUP([.$A73]; [$2014worlddev.$A$1:.$O$218]; COLUMN([.O55]); 0);&quot;&quot;)" office:value-type="float" office:value="3.923" calcext:value-type="float">
            <text:p>3.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90" calcext:value-type="float">
            <text:p>90</text:p>
          </table:table-cell>
          <table:table-cell office:value-type="float" office:value="0.727" calcext:value-type="float">
            <text:p>0.727</text:p>
          </table:table-cell>
          <table:table-cell office:value-type="float" office:value="75.8" calcext:value-type="float">
            <text:p>75.8</text:p>
          </table:table-cell>
          <table:table-cell office:value-type="float" office:value="13.1" calcext:value-type="float">
            <text:p>13.1</text:p>
          </table:table-cell>
          <table:table-cell office:value-type="float" office:value="7.5" calcext:value-type="float">
            <text:p>7.5</text:p>
          </table:table-cell>
          <table:table-cell office:value-type="float" office:value="12547" calcext:value-type="float">
            <text:p>12547</text:p>
          </table:table-cell>
          <table:table-cell office:value-type="string" calcext:value-type="string">
            <text:p>High</text:p>
          </table:table-cell>
          <table:table-cell table:formula="of:=IFERROR(VLOOKUP([.$A74]; [$continents.$A$1:.$C$250]; COLUMN([.B113]); 0);&quot;&quot;)" office:value-type="string" office:string-value="Asia" calcext:value-type="string">
            <text:p>Asia</text:p>
          </table:table-cell>
          <table:table-cell table:formula="of:=IFERROR(VLOOKUP([.$A74]; [$continents.$A$1:.$C$250]; COLUMN([.C113]); 0);&quot;&quot;)" office:value-type="string" office:string-value="Eastern Asia" calcext:value-type="string">
            <text:p>Eastern Asia</text:p>
          </table:table-cell>
          <table:table-cell table:formula="of:=IFERROR(VLOOKUP([.$A74]; [$2014gini.$A$1:.$B$146]; COLUMN([.B113]); 0);&quot;&quot;)" office:value-type="float" office:value="46.9" calcext:value-type="float">
            <text:p>46.9</text:p>
          </table:table-cell>
          <table:table-cell table:formula="of:=IFERROR(VLOOKUP([.$A74]; [$2014worlddev.$A$1:.$O$218]; COLUMN([.B113]); 0);&quot;&quot;)" office:value-type="float" office:value="49.3" calcext:value-type="float">
            <text:p>49.3</text:p>
          </table:table-cell>
          <table:table-cell table:formula="of:=IFERROR(VLOOKUP([.$A74]; [$2014worlddev.$A$1:.$O$218]; COLUMN([.C113]); 0);&quot;&quot;)" office:value-type="float" office:value="43.8665324" calcext:value-type="float">
            <text:p>43.8665324</text:p>
          </table:table-cell>
          <table:table-cell table:formula="of:=IFERROR(VLOOKUP([.$A74]; [$2014worlddev.$A$1:.$O$218]; COLUMN([.D113]); 0);&quot;&quot;)" office:value-type="float" office:value="1.928801683" calcext:value-type="float">
            <text:p>1.928801683</text:p>
          </table:table-cell>
          <table:table-cell table:formula="of:=IFERROR(VLOOKUP([.$A74]; [$2014worlddev.$A$1:.$O$218]; COLUMN([.E113]); 0);&quot;&quot;)" office:value-type="float" office:value="0.506311592" calcext:value-type="float">
            <text:p>0.506311592</text:p>
          </table:table-cell>
          <table:table-cell table:formula="of:=IFERROR(VLOOKUP([.$A74]; [$2014worlddev.$A$1:.$O$218]; COLUMN([.F113]); 0);&quot;&quot;)" office:value-type="float" office:value="145.317356" calcext:value-type="float">
            <text:p>145.317356</text:p>
          </table:table-cell>
          <table:table-cell table:formula="of:=IFERROR(VLOOKUP([.$A74]; [$2014worlddev.$A$1:.$O$218]; COLUMN([.G113]); 0);&quot;&quot;)" office:value-type="float" office:value="17.20482569" calcext:value-type="float">
            <text:p>17.20482569</text:p>
          </table:table-cell>
          <table:table-cell table:formula="of:=IFERROR(VLOOKUP([.$A74]; [$2014worlddev.$A$1:.$O$218]; COLUMN([.H113]); 0);&quot;&quot;)" office:value-type="float" office:value="73.61249346" calcext:value-type="float">
            <text:p>73.61249346</text:p>
          </table:table-cell>
          <table:table-cell table:formula="of:=IFERROR(VLOOKUP([.$A74]; [$2014worlddev.$A$1:.$O$218]; COLUMN([.I113]); 0);&quot;&quot;)" office:value-type="float" office:value="9.182680848" calcext:value-type="float">
            <text:p>9.182680848</text:p>
          </table:table-cell>
          <table:table-cell table:formula="of:=IFERROR(VLOOKUP([.$A74]; [$2014worlddev.$A$1:.$O$218]; COLUMN([.J113]); 0);&quot;&quot;)" office:value-type="float" office:value="1364270000" calcext:value-type="float">
            <text:p>1364270000</text:p>
          </table:table-cell>
          <table:table-cell table:formula="of:=IFERROR(VLOOKUP([.$A74]; [$2014worlddev.$A$1:.$O$218]; COLUMN([.K113]); 0);&quot;&quot;)" office:value-type="float" office:value="301052" calcext:value-type="float">
            <text:p>301052</text:p>
          </table:table-cell>
          <table:table-cell table:formula="of:=IFERROR(VLOOKUP([.$A74]; [$2014worlddev.$A$1:.$O$218]; COLUMN([.L113]); 0);&quot;&quot;)" office:value-type="float" office:value="210802" calcext:value-type="float">
            <text:p>210802</text:p>
          </table:table-cell>
          <table:table-cell table:formula="of:=IFERROR(VLOOKUP([.$A74]; [$2014worlddev.$A$1:.$O$218]; COLUMN([.M113]); 0);&quot;&quot;)" office:value-type="float" office:value="45.59" calcext:value-type="float">
            <text:p>45.59</text:p>
          </table:table-cell>
          <table:table-cell table:formula="of:=IFERROR(VLOOKUP([.$A74]; [$2014worlddev.$A$1:.$O$218]; COLUMN([.N113]); 0);&quot;&quot;)" office:value-type="float" office:value="4.699999809" calcext:value-type="float">
            <text:p>4.699999809</text:p>
          </table:table-cell>
          <table:table-cell table:formula="of:=IFERROR(VLOOKUP([.$A74]; [$2014worlddev.$A$1:.$O$218]; COLUMN([.O113]); 0);&quot;&quot;)" office:value-type="float" office:value="1.562" calcext:value-type="float">
            <text:p>1.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116" calcext:value-type="float">
            <text:p>116</text:p>
          </table:table-cell>
          <table:table-cell office:value-type="float" office:value="0.666" calcext:value-type="float">
            <text:p>0.666</text:p>
          </table:table-cell>
          <table:table-cell office:value-type="float" office:value="75.8" calcext:value-type="float">
            <text:p>75.8</text:p>
          </table:table-cell>
          <table:table-cell office:value-type="float" office:value="11.9" calcext:value-type="float">
            <text:p>11.9</text:p>
          </table:table-cell>
          <table:table-cell office:value-type="float" office:value="7.5" calcext:value-type="float">
            <text:p>7.5</text:p>
          </table:table-cell>
          <table:table-cell office:value-type="float" office:value="5092" calcext:value-type="float">
            <text:p>5092</text:p>
          </table:table-cell>
          <table:table-cell office:value-type="string" calcext:value-type="string">
            <text:p>Medium</text:p>
          </table:table-cell>
          <table:table-cell table:formula="of:=IFERROR(VLOOKUP([.$A75]; [$continents.$A$1:.$C$250]; COLUMN([.B127]); 0);&quot;&quot;)" office:value-type="string" office:string-value="Asia" calcext:value-type="string">
            <text:p>Asia</text:p>
          </table:table-cell>
          <table:table-cell table:formula="of:=IFERROR(VLOOKUP([.$A75]; [$continents.$A$1:.$C$250]; COLUMN([.C127]); 0);&quot;&quot;)" office:value-type="string" office:string-value="South-Eastern Asia" calcext:value-type="string">
            <text:p>South-Eastern Asia</text:p>
          </table:table-cell>
          <table:table-cell table:formula="of:=IFERROR(VLOOKUP([.$A75]; [$2014gini.$A$1:.$B$146]; COLUMN([.B127]); 0);&quot;&quot;)">
            <text:p/>
          </table:table-cell>
          <table:table-cell table:formula="of:=IFERROR(VLOOKUP([.$A75]; [$2014worlddev.$A$1:.$O$218]; COLUMN([.B127]); 0);&quot;&quot;)">
            <text:p/>
          </table:table-cell>
          <table:table-cell table:formula="of:=IFERROR(VLOOKUP([.$A75]; [$2014worlddev.$A$1:.$O$218]; COLUMN([.C127]); 0);&quot;&quot;)">
            <text:p/>
          </table:table-cell>
          <table:table-cell table:formula="of:=IFERROR(VLOOKUP([.$A75]; [$2014worlddev.$A$1:.$O$218]; COLUMN([.D127]); 0);&quot;&quot;)">
            <text:p/>
          </table:table-cell>
          <table:table-cell table:formula="of:=IFERROR(VLOOKUP([.$A75]; [$2014worlddev.$A$1:.$O$218]; COLUMN([.E127]); 0);&quot;&quot;)">
            <text:p/>
          </table:table-cell>
          <table:table-cell table:formula="of:=IFERROR(VLOOKUP([.$A75]; [$2014worlddev.$A$1:.$O$218]; COLUMN([.F127]); 0);&quot;&quot;)">
            <text:p/>
          </table:table-cell>
          <table:table-cell table:formula="of:=IFERROR(VLOOKUP([.$A75]; [$2014worlddev.$A$1:.$O$218]; COLUMN([.G127]); 0);&quot;&quot;)">
            <text:p/>
          </table:table-cell>
          <table:table-cell table:formula="of:=IFERROR(VLOOKUP([.$A75]; [$2014worlddev.$A$1:.$O$218]; COLUMN([.H127]); 0);&quot;&quot;)">
            <text:p/>
          </table:table-cell>
          <table:table-cell table:formula="of:=IFERROR(VLOOKUP([.$A75]; [$2014worlddev.$A$1:.$O$218]; COLUMN([.I127]); 0);&quot;&quot;)">
            <text:p/>
          </table:table-cell>
          <table:table-cell table:formula="of:=IFERROR(VLOOKUP([.$A75]; [$2014worlddev.$A$1:.$O$218]; COLUMN([.J127]); 0);&quot;&quot;)">
            <text:p/>
          </table:table-cell>
          <table:table-cell table:formula="of:=IFERROR(VLOOKUP([.$A75]; [$2014worlddev.$A$1:.$O$218]; COLUMN([.K127]); 0);&quot;&quot;)">
            <text:p/>
          </table:table-cell>
          <table:table-cell table:formula="of:=IFERROR(VLOOKUP([.$A75]; [$2014worlddev.$A$1:.$O$218]; COLUMN([.L127]); 0);&quot;&quot;)">
            <text:p/>
          </table:table-cell>
          <table:table-cell table:formula="of:=IFERROR(VLOOKUP([.$A75]; [$2014worlddev.$A$1:.$O$218]; COLUMN([.M127]); 0);&quot;&quot;)">
            <text:p/>
          </table:table-cell>
          <table:table-cell table:formula="of:=IFERROR(VLOOKUP([.$A75]; [$2014worlddev.$A$1:.$O$218]; COLUMN([.N127]); 0);&quot;&quot;)">
            <text:p/>
          </table:table-cell>
          <table:table-cell table:formula="of:=IFERROR(VLOOKUP([.$A75]; [$2014worlddev.$A$1:.$O$218]; COLUMN([.O127]); 0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72" calcext:value-type="float">
            <text:p>72</text:p>
          </table:table-cell>
          <table:table-cell office:value-type="float" office:value="0.761" calcext:value-type="float">
            <text:p>0.761</text:p>
          </table:table-cell>
          <table:table-cell office:value-type="float" office:value="75.3" calcext:value-type="float">
            <text:p>75.3</text:p>
          </table:table-cell>
          <table:table-cell office:value-type="float" office:value="14.5" calcext:value-type="float">
            <text:p>14.5</text:p>
          </table:table-cell>
          <table:table-cell office:value-type="float" office:value="7.6" calcext:value-type="float">
            <text:p>7.6</text:p>
          </table:table-cell>
          <table:table-cell office:value-type="float" office:value="18677" calcext:value-type="float">
            <text:p>18677</text:p>
          </table:table-cell>
          <table:table-cell office:value-type="string" calcext:value-type="string">
            <text:p>High</text:p>
          </table:table-cell>
          <table:table-cell table:formula="of:=IFERROR(VLOOKUP([.$A76]; [$continents.$A$1:.$C$250]; COLUMN([.B103]); 0);&quot;&quot;)" office:value-type="string" office:string-value="Asia" calcext:value-type="string">
            <text:p>Asia</text:p>
          </table:table-cell>
          <table:table-cell table:formula="of:=IFERROR(VLOOKUP([.$A76]; [$continents.$A$1:.$C$250]; COLUMN([.C103]); 0);&quot;&quot;)" office:value-type="string" office:string-value="Western Asia" calcext:value-type="string">
            <text:p>Western Asia</text:p>
          </table:table-cell>
          <table:table-cell table:formula="of:=IFERROR(VLOOKUP([.$A76]; [$2014gini.$A$1:.$B$146]; COLUMN([.B103]); 0);&quot;&quot;)" office:value-type="float" office:value="40.2" calcext:value-type="float">
            <text:p>40.2</text:p>
          </table:table-cell>
          <table:table-cell table:formula="of:=IFERROR(VLOOKUP([.$A76]; [$2014worlddev.$A$1:.$O$218]; COLUMN([.B103]); 0);&quot;&quot;)" office:value-type="float" office:value="51.04" calcext:value-type="float">
            <text:p>51.04</text:p>
          </table:table-cell>
          <table:table-cell table:formula="of:=IFERROR(VLOOKUP([.$A76]; [$2014worlddev.$A$1:.$O$218]; COLUMN([.C103]); 0);&quot;&quot;)" office:value-type="float" office:value="30.54999171" calcext:value-type="float">
            <text:p>30.54999171</text:p>
          </table:table-cell>
          <table:table-cell table:formula="of:=IFERROR(VLOOKUP([.$A76]; [$2014worlddev.$A$1:.$O$218]; COLUMN([.D103]); 0);&quot;&quot;)" office:value-type="float" office:value="2.224674663" calcext:value-type="float">
            <text:p>2.224674663</text:p>
          </table:table-cell>
          <table:table-cell table:formula="of:=IFERROR(VLOOKUP([.$A76]; [$2014worlddev.$A$1:.$O$218]; COLUMN([.E103]); 0);&quot;&quot;)" office:value-type="float" office:value="1.691319352" calcext:value-type="float">
            <text:p>1.691319352</text:p>
          </table:table-cell>
          <table:table-cell table:formula="of:=IFERROR(VLOOKUP([.$A76]; [$2014worlddev.$A$1:.$O$218]; COLUMN([.F103]); 0);&quot;&quot;)" office:value-type="float" office:value="100.7286462" calcext:value-type="float">
            <text:p>100.7286462</text:p>
          </table:table-cell>
          <table:table-cell table:formula="of:=IFERROR(VLOOKUP([.$A76]; [$2014worlddev.$A$1:.$O$218]; COLUMN([.G103]); 0);&quot;&quot;)" office:value-type="float" office:value="25.94494222" calcext:value-type="float">
            <text:p>25.94494222</text:p>
          </table:table-cell>
          <table:table-cell table:formula="of:=IFERROR(VLOOKUP([.$A76]; [$2014worlddev.$A$1:.$O$218]; COLUMN([.H103]); 0);&quot;&quot;)" office:value-type="float" office:value="66.66676943" calcext:value-type="float">
            <text:p>66.66676943</text:p>
          </table:table-cell>
          <table:table-cell table:formula="of:=IFERROR(VLOOKUP([.$A76]; [$2014worlddev.$A$1:.$O$218]; COLUMN([.I103]); 0);&quot;&quot;)" office:value-type="float" office:value="7.388288354" calcext:value-type="float">
            <text:p>7.388288354</text:p>
          </table:table-cell>
          <table:table-cell table:formula="of:=IFERROR(VLOOKUP([.$A76]; [$2014worlddev.$A$1:.$O$218]; COLUMN([.J103]); 0);&quot;&quot;)" office:value-type="float" office:value="77523788" calcext:value-type="float">
            <text:p>77523788</text:p>
          </table:table-cell>
          <table:table-cell table:formula="of:=IFERROR(VLOOKUP([.$A76]; [$2014worlddev.$A$1:.$O$218]; COLUMN([.K103]); 0);&quot;&quot;)" office:value-type="float" office:value="1587374" calcext:value-type="float">
            <text:p>1587374</text:p>
          </table:table-cell>
          <table:table-cell table:formula="of:=IFERROR(VLOOKUP([.$A76]; [$2014worlddev.$A$1:.$O$218]; COLUMN([.L103]); 0);&quot;&quot;)" office:value-type="float" office:value="63892" calcext:value-type="float">
            <text:p>63892</text:p>
          </table:table-cell>
          <table:table-cell table:formula="of:=IFERROR(VLOOKUP([.$A76]; [$2014worlddev.$A$1:.$O$218]; COLUMN([.M103]); 0);&quot;&quot;)" office:value-type="float" office:value="27.109" calcext:value-type="float">
            <text:p>27.109</text:p>
          </table:table-cell>
          <table:table-cell table:formula="of:=IFERROR(VLOOKUP([.$A76]; [$2014worlddev.$A$1:.$O$218]; COLUMN([.N103]); 0);&quot;&quot;)" office:value-type="float" office:value="9.199999809" calcext:value-type="float">
            <text:p>9.199999809</text:p>
          </table:table-cell>
          <table:table-cell table:formula="of:=IFERROR(VLOOKUP([.$A76]; [$2014worlddev.$A$1:.$O$218]; COLUMN([.O103]); 0);&quot;&quot;)" office:value-type="float" office:value="2.07" calcext:value-type="float">
            <text:p>2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83" calcext:value-type="float">
            <text:p>83</text:p>
          </table:table-cell>
          <table:table-cell office:value-type="float" office:value="0.736" calcext:value-type="float">
            <text:p>0.736</text:p>
          </table:table-cell>
          <table:table-cell office:value-type="float" office:value="74.8" calcext:value-type="float">
            <text:p>74.8</text:p>
          </table:table-cell>
          <table:table-cell office:value-type="float" office:value="14" calcext:value-type="float">
            <text:p>14</text:p>
          </table:table-cell>
          <table:table-cell office:value-type="float" office:value="7.6" calcext:value-type="float">
            <text:p>7.6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High</text:p>
          </table:table-cell>
          <table:table-cell table:formula="of:=IFERROR(VLOOKUP([.$A77]; [$continents.$A$1:.$C$250]; COLUMN([.B157]); 0);&quot;&quot;)" office:value-type="string" office:string-value="Africa" calcext:value-type="string">
            <text:p>Africa</text:p>
          </table:table-cell>
          <table:table-cell table:formula="of:=IFERROR(VLOOKUP([.$A77]; [$continents.$A$1:.$C$250]; COLUMN([.C157]); 0);&quot;&quot;)" office:value-type="string" office:string-value="Northern Africa" calcext:value-type="string">
            <text:p>Northern Africa</text:p>
          </table:table-cell>
          <table:table-cell table:formula="of:=IFERROR(VLOOKUP([.$A77]; [$2014gini.$A$1:.$B$146]; COLUMN([.B157]); 0);&quot;&quot;)" office:value-type="float" office:value="35.3" calcext:value-type="float">
            <text:p>35.3</text:p>
          </table:table-cell>
          <table:table-cell table:formula="of:=IFERROR(VLOOKUP([.$A77]; [$2014worlddev.$A$1:.$O$218]; COLUMN([.B157]); 0);&quot;&quot;)" office:value-type="float" office:value="18.09" calcext:value-type="float">
            <text:p>18.09</text:p>
          </table:table-cell>
          <table:table-cell table:formula="of:=IFERROR(VLOOKUP([.$A77]; [$2014worlddev.$A$1:.$O$218]; COLUMN([.C157]); 0);&quot;&quot;)" office:value-type="float" office:value="17.37615649" calcext:value-type="float">
            <text:p>17.37615649</text:p>
          </table:table-cell>
          <table:table-cell table:formula="of:=IFERROR(VLOOKUP([.$A77]; [$2014worlddev.$A$1:.$O$218]; COLUMN([.D157]); 0);&quot;&quot;)" office:value-type="float" office:value="5.556059831" calcext:value-type="float">
            <text:p>5.556059831</text:p>
          </table:table-cell>
          <table:table-cell table:formula="of:=IFERROR(VLOOKUP([.$A77]; [$2014worlddev.$A$1:.$O$218]; COLUMN([.E157]); 0);&quot;&quot;)" office:value-type="float" office:value="1.940399184" calcext:value-type="float">
            <text:p>1.940399184</text:p>
          </table:table-cell>
          <table:table-cell table:formula="of:=IFERROR(VLOOKUP([.$A77]; [$2014worlddev.$A$1:.$O$218]; COLUMN([.F157]); 0);&quot;&quot;)" office:value-type="float" office:value="16.34701269" calcext:value-type="float">
            <text:p>16.34701269</text:p>
          </table:table-cell>
          <table:table-cell table:formula="of:=IFERROR(VLOOKUP([.$A77]; [$2014worlddev.$A$1:.$O$218]; COLUMN([.G157]); 0);&quot;&quot;)" office:value-type="float" office:value="28.20590947" calcext:value-type="float">
            <text:p>28.20590947</text:p>
          </table:table-cell>
          <table:table-cell table:formula="of:=IFERROR(VLOOKUP([.$A77]; [$2014worlddev.$A$1:.$O$218]; COLUMN([.H157]); 0);&quot;&quot;)" office:value-type="float" office:value="65.99064466" calcext:value-type="float">
            <text:p>65.99064466</text:p>
          </table:table-cell>
          <table:table-cell table:formula="of:=IFERROR(VLOOKUP([.$A77]; [$2014worlddev.$A$1:.$O$218]; COLUMN([.I157]); 0);&quot;&quot;)" office:value-type="float" office:value="5.803445874" calcext:value-type="float">
            <text:p>5.803445874</text:p>
          </table:table-cell>
          <table:table-cell table:formula="of:=IFERROR(VLOOKUP([.$A77]; [$2014worlddev.$A$1:.$O$218]; COLUMN([.J157]); 0);&quot;&quot;)" office:value-type="float" office:value="38934334" calcext:value-type="float">
            <text:p>38934334</text:p>
          </table:table-cell>
          <table:table-cell table:formula="of:=IFERROR(VLOOKUP([.$A77]; [$2014worlddev.$A$1:.$O$218]; COLUMN([.K157]); 0);&quot;&quot;)" office:value-type="float" office:value="94128" calcext:value-type="float">
            <text:p>94128</text:p>
          </table:table-cell>
          <table:table-cell table:formula="of:=IFERROR(VLOOKUP([.$A77]; [$2014worlddev.$A$1:.$O$218]; COLUMN([.L157]); 0);&quot;&quot;)" office:value-type="float" office:value="3524" calcext:value-type="float">
            <text:p>3524</text:p>
          </table:table-cell>
          <table:table-cell table:formula="of:=IFERROR(VLOOKUP([.$A77]; [$2014worlddev.$A$1:.$O$218]; COLUMN([.M157]); 0);&quot;&quot;)" office:value-type="float" office:value="29.871" calcext:value-type="float">
            <text:p>29.871</text:p>
          </table:table-cell>
          <table:table-cell table:formula="of:=IFERROR(VLOOKUP([.$A77]; [$2014worlddev.$A$1:.$O$218]; COLUMN([.N157]); 0);&quot;&quot;)" office:value-type="float" office:value="9.5" calcext:value-type="float">
            <text:p>9.5</text:p>
          </table:table-cell>
          <table:table-cell table:formula="of:=IFERROR(VLOOKUP([.$A77]; [$2014worlddev.$A$1:.$O$218]; COLUMN([.O157]); 0);&quot;&quot;)"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88" calcext:value-type="float">
            <text:p>88</text:p>
          </table:table-cell>
          <table:table-cell office:value-type="float" office:value="0.732" calcext:value-type="float">
            <text:p>0.732</text:p>
          </table:table-cell>
          <table:table-cell office:value-type="float" office:value="75.9" calcext:value-type="float">
            <text:p>75.9</text:p>
          </table:table-cell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0605" calcext:value-type="float">
            <text:p>10605</text:p>
          </table:table-cell>
          <table:table-cell office:value-type="string" calcext:value-type="string">
            <text:p>High</text:p>
          </table:table-cell>
          <table:table-cell table:formula="of:=IFERROR(VLOOKUP([.$A78]; [$continents.$A$1:.$C$250]; COLUMN([.B92]); 0);&quot;&quot;)" office:value-type="string" office:string-value="Americas" calcext:value-type="string">
            <text:p>Americas</text:p>
          </table:table-cell>
          <table:table-cell table:formula="of:=IFERROR(VLOOKUP([.$A78]; [$continents.$A$1:.$C$250]; COLUMN([.C92]); 0);&quot;&quot;)" office:value-type="string" office:string-value="South America" calcext:value-type="string">
            <text:p>South America</text:p>
          </table:table-cell>
          <table:table-cell table:formula="of:=IFERROR(VLOOKUP([.$A78]; [$2014gini.$A$1:.$B$146]; COLUMN([.B92]); 0);&quot;&quot;)" office:value-type="float" office:value="48.5" calcext:value-type="float">
            <text:p>48.5</text:p>
          </table:table-cell>
          <table:table-cell table:formula="of:=IFERROR(VLOOKUP([.$A78]; [$2014worlddev.$A$1:.$O$218]; COLUMN([.B92]); 0);&quot;&quot;)" office:value-type="float" office:value="43" calcext:value-type="float">
            <text:p>43</text:p>
          </table:table-cell>
          <table:table-cell table:formula="of:=IFERROR(VLOOKUP([.$A78]; [$2014worlddev.$A$1:.$O$218]; COLUMN([.C92]); 0);&quot;&quot;)" office:value-type="float" office:value="40.38553531" calcext:value-type="float">
            <text:p>40.38553531</text:p>
          </table:table-cell>
          <table:table-cell table:formula="of:=IFERROR(VLOOKUP([.$A78]; [$2014worlddev.$A$1:.$O$218]; COLUMN([.D92]); 0);&quot;&quot;)" office:value-type="float" office:value="2.895754162" calcext:value-type="float">
            <text:p>2.895754162</text:p>
          </table:table-cell>
          <table:table-cell table:formula="of:=IFERROR(VLOOKUP([.$A78]; [$2014worlddev.$A$1:.$O$218]; COLUMN([.E92]); 0);&quot;&quot;)" office:value-type="float" office:value="1.530902125" calcext:value-type="float">
            <text:p>1.530902125</text:p>
          </table:table-cell>
          <table:table-cell table:formula="of:=IFERROR(VLOOKUP([.$A78]; [$2014worlddev.$A$1:.$O$218]; COLUMN([.F92]); 0);&quot;&quot;)" office:value-type="float" office:value="64.03171203" calcext:value-type="float">
            <text:p>64.03171203</text:p>
          </table:table-cell>
          <table:table-cell table:formula="of:=IFERROR(VLOOKUP([.$A78]; [$2014worlddev.$A$1:.$O$218]; COLUMN([.G92]); 0);&quot;&quot;)" office:value-type="float" office:value="29.33769505" calcext:value-type="float">
            <text:p>29.33769505</text:p>
          </table:table-cell>
          <table:table-cell table:formula="of:=IFERROR(VLOOKUP([.$A78]; [$2014worlddev.$A$1:.$O$218]; COLUMN([.H92]); 0);&quot;&quot;)" office:value-type="float" office:value="64.12401977" calcext:value-type="float">
            <text:p>64.12401977</text:p>
          </table:table-cell>
          <table:table-cell table:formula="of:=IFERROR(VLOOKUP([.$A78]; [$2014worlddev.$A$1:.$O$218]; COLUMN([.I92]); 0);&quot;&quot;)" office:value-type="float" office:value="6.53828518" calcext:value-type="float">
            <text:p>6.53828518</text:p>
          </table:table-cell>
          <table:table-cell table:formula="of:=IFERROR(VLOOKUP([.$A78]; [$2014worlddev.$A$1:.$O$218]; COLUMN([.J92]); 0);&quot;&quot;)" office:value-type="float" office:value="15902916" calcext:value-type="float">
            <text:p>15902916</text:p>
          </table:table-cell>
          <table:table-cell table:formula="of:=IFERROR(VLOOKUP([.$A78]; [$2014worlddev.$A$1:.$O$218]; COLUMN([.K92]); 0);&quot;&quot;)" office:value-type="float" office:value="53817" calcext:value-type="float">
            <text:p>53817</text:p>
          </table:table-cell>
          <table:table-cell table:formula="of:=IFERROR(VLOOKUP([.$A78]; [$2014worlddev.$A$1:.$O$218]; COLUMN([.L92]); 0);&quot;&quot;)" office:value-type="float" office:value="804" calcext:value-type="float">
            <text:p>804</text:p>
          </table:table-cell>
          <table:table-cell table:formula="of:=IFERROR(VLOOKUP([.$A78]; [$2014worlddev.$A$1:.$O$218]; COLUMN([.M92]); 0);&quot;&quot;)" office:value-type="float" office:value="36.484" calcext:value-type="float">
            <text:p>36.484</text:p>
          </table:table-cell>
          <table:table-cell table:formula="of:=IFERROR(VLOOKUP([.$A78]; [$2014worlddev.$A$1:.$O$218]; COLUMN([.N92]); 0);&quot;&quot;)" office:value-type="float" office:value="4.599999905" calcext:value-type="float">
            <text:p>4.599999905</text:p>
          </table:table-cell>
          <table:table-cell table:formula="of:=IFERROR(VLOOKUP([.$A78]; [$2014worlddev.$A$1:.$O$218]; COLUMN([.O92]); 0);&quot;&quot;)" office:value-type="float" office:value="2.542" calcext:value-type="float">
            <text:p>2.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01" calcext:value-type="float">
            <text:p>101</text:p>
          </table:table-cell>
          <table:table-cell office:value-type="float" office:value="0.715" calcext:value-type="float">
            <text:p>0.715</text:p>
          </table:table-cell>
          <table:table-cell office:value-type="float" office:value="73.5" calcext:value-type="float">
            <text:p>73.5</text:p>
          </table:table-cell>
          <table:table-cell office:value-type="float" office:value="13.1" calcext:value-type="float">
            <text:p>13.1</text:p>
          </table:table-cell>
          <table:table-cell office:value-type="float" office:value="7.6" calcext:value-type="float">
            <text:p>7.6</text:p>
          </table:table-cell>
          <table:table-cell office:value-type="float" office:value="11883" calcext:value-type="float">
            <text:p>11883</text:p>
          </table:table-cell>
          <table:table-cell office:value-type="string" calcext:value-type="string">
            <text:p>High</text:p>
          </table:table-cell>
          <table:table-cell table:formula="of:=IFERROR(VLOOKUP([.$A79]; [$continents.$A$1:.$C$250]; COLUMN([.B137]); 0);&quot;&quot;)" office:value-type="string" office:string-value="Americas" calcext:value-type="string">
            <text:p>Americas</text:p>
          </table:table-cell>
          <table:table-cell table:formula="of:=IFERROR(VLOOKUP([.$A79]; [$continents.$A$1:.$C$250]; COLUMN([.C137]); 0);&quot;&quot;)" office:value-type="string" office:string-value="Caribbean" calcext:value-type="string">
            <text:p>Caribbean</text:p>
          </table:table-cell>
          <table:table-cell table:formula="of:=IFERROR(VLOOKUP([.$A79]; [$2014gini.$A$1:.$B$146]; COLUMN([.B137]); 0);&quot;&quot;)" office:value-type="float" office:value="47.1" calcext:value-type="float">
            <text:p>47.1</text:p>
          </table:table-cell>
          <table:table-cell table:formula="of:=IFERROR(VLOOKUP([.$A79]; [$2014worlddev.$A$1:.$O$218]; COLUMN([.B137]); 0);&quot;&quot;)" office:value-type="float" office:value="49.58" calcext:value-type="float">
            <text:p>49.58</text:p>
          </table:table-cell>
          <table:table-cell table:formula="of:=IFERROR(VLOOKUP([.$A79]; [$2014worlddev.$A$1:.$O$218]; COLUMN([.C137]); 0);&quot;&quot;)" office:value-type="float" office:value="40.08752081" calcext:value-type="float">
            <text:p>40.08752081</text:p>
          </table:table-cell>
          <table:table-cell table:formula="of:=IFERROR(VLOOKUP([.$A79]; [$2014worlddev.$A$1:.$O$218]; COLUMN([.D137]); 0);&quot;&quot;)" office:value-type="float" office:value="0.68403872" calcext:value-type="float">
            <text:p>0.68403872</text:p>
          </table:table-cell>
          <table:table-cell table:formula="of:=IFERROR(VLOOKUP([.$A79]; [$2014worlddev.$A$1:.$O$218]; COLUMN([.E137]); 0);&quot;&quot;)" office:value-type="float" office:value="1.203986962" calcext:value-type="float">
            <text:p>1.203986962</text:p>
          </table:table-cell>
          <table:table-cell table:formula="of:=IFERROR(VLOOKUP([.$A79]; [$2014worlddev.$A$1:.$O$218]; COLUMN([.F137]); 0);&quot;&quot;)" office:value-type="float" office:value="215.3547806" calcext:value-type="float">
            <text:p>215.3547806</text:p>
          </table:table-cell>
          <table:table-cell table:formula="of:=IFERROR(VLOOKUP([.$A79]; [$2014worlddev.$A$1:.$O$218]; COLUMN([.G137]); 0);&quot;&quot;)" office:value-type="float" office:value="30.25506674" calcext:value-type="float">
            <text:p>30.25506674</text:p>
          </table:table-cell>
          <table:table-cell table:formula="of:=IFERROR(VLOOKUP([.$A79]; [$2014worlddev.$A$1:.$O$218]; COLUMN([.H137]); 0);&quot;&quot;)" office:value-type="float" office:value="63.23404808" calcext:value-type="float">
            <text:p>63.23404808</text:p>
          </table:table-cell>
          <table:table-cell table:formula="of:=IFERROR(VLOOKUP([.$A79]; [$2014worlddev.$A$1:.$O$218]; COLUMN([.I137]); 0);&quot;&quot;)" office:value-type="float" office:value="6.510885174" calcext:value-type="float">
            <text:p>6.510885174</text:p>
          </table:table-cell>
          <table:table-cell table:formula="of:=IFERROR(VLOOKUP([.$A79]; [$2014worlddev.$A$1:.$O$218]; COLUMN([.J137]); 0);&quot;&quot;)" office:value-type="float" office:value="10405943" calcext:value-type="float">
            <text:p>10405943</text:p>
          </table:table-cell>
          <table:table-cell table:formula="of:=IFERROR(VLOOKUP([.$A79]; [$2014worlddev.$A$1:.$O$218]; COLUMN([.K137]); 0);&quot;&quot;)" office:value-type="float" office:value="608" calcext:value-type="float">
            <text:p>608</text:p>
          </table:table-cell>
          <table:table-cell table:formula="of:=IFERROR(VLOOKUP([.$A79]; [$2014worlddev.$A$1:.$O$218]; COLUMN([.L137]); 0);&quot;&quot;)" office:value-type="float" office:value="349" calcext:value-type="float">
            <text:p>349</text:p>
          </table:table-cell>
          <table:table-cell table:formula="of:=IFERROR(VLOOKUP([.$A79]; [$2014worlddev.$A$1:.$O$218]; COLUMN([.M137]); 0);&quot;&quot;)" office:value-type="float" office:value="21.939" calcext:value-type="float">
            <text:p>21.939</text:p>
          </table:table-cell>
          <table:table-cell table:formula="of:=IFERROR(VLOOKUP([.$A79]; [$2014worlddev.$A$1:.$O$218]; COLUMN([.N137]); 0);&quot;&quot;)" office:value-type="float" office:value="15" calcext:value-type="float">
            <text:p>15</text:p>
          </table:table-cell>
          <table:table-cell table:formula="of:=IFERROR(VLOOKUP([.$A79]; [$2014worlddev.$A$1:.$O$218]; COLUMN([.O137]); 0);&quot;&quot;)" office:value-type="float" office:value="2.48" calcext:value-type="float">
            <text:p>2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10" calcext:value-type="float">
            <text:p>110</text:p>
          </table:table-cell>
          <table:table-cell office:value-type="float" office:value="0.684" calcext:value-type="float">
            <text:p>0.684</text:p>
          </table:table-cell>
          <table:table-cell office:value-type="float" office:value="68.9" calcext:value-type="float">
            <text:p>68.9</text:p>
          </table:table-cell>
          <table:table-cell office:value-type="float" office:value="13" calcext:value-type="float">
            <text:p>13</text:p>
          </table:table-cell>
          <table:table-cell office:value-type="float" office:value="7.6" calcext:value-type="float">
            <text:p>7.6</text:p>
          </table:table-cell>
          <table:table-cell office:value-type="float" office:value="9788" calcext:value-type="float">
            <text:p>9788</text:p>
          </table:table-cell>
          <table:table-cell office:value-type="string" calcext:value-type="string">
            <text:p>Medium</text:p>
          </table:table-cell>
          <table:table-cell table:formula="of:=IFERROR(VLOOKUP([.$A80]; [$continents.$A$1:.$C$250]; COLUMN([.B84]); 0);&quot;&quot;)" office:value-type="string" office:string-value="Asia" calcext:value-type="string">
            <text:p>Asia</text:p>
          </table:table-cell>
          <table:table-cell table:formula="of:=IFERROR(VLOOKUP([.$A80]; [$continents.$A$1:.$C$250]; COLUMN([.C84]); 0);&quot;&quot;)" office:value-type="string" office:string-value="South-Eastern Asia" calcext:value-type="string">
            <text:p>South-Eastern Asia</text:p>
          </table:table-cell>
          <table:table-cell table:formula="of:=IFERROR(VLOOKUP([.$A80]; [$2014gini.$A$1:.$B$146]; COLUMN([.B84]); 0);&quot;&quot;)" office:value-type="float" office:value="36.8" calcext:value-type="float">
            <text:p>36.8</text:p>
          </table:table-cell>
          <table:table-cell table:formula="of:=IFERROR(VLOOKUP([.$A80]; [$2014worlddev.$A$1:.$O$218]; COLUMN([.B84]); 0);&quot;&quot;)" office:value-type="float" office:value="17.14" calcext:value-type="float">
            <text:p>17.14</text:p>
          </table:table-cell>
          <table:table-cell table:formula="of:=IFERROR(VLOOKUP([.$A80]; [$2014worlddev.$A$1:.$O$218]; COLUMN([.C84]); 0);&quot;&quot;)" office:value-type="float" office:value="37.97071076" calcext:value-type="float">
            <text:p>37.97071076</text:p>
          </table:table-cell>
          <table:table-cell table:formula="of:=IFERROR(VLOOKUP([.$A80]; [$2014worlddev.$A$1:.$O$218]; COLUMN([.D84]); 0);&quot;&quot;)" office:value-type="float" office:value="0.778141413" calcext:value-type="float">
            <text:p>0.778141413</text:p>
          </table:table-cell>
          <table:table-cell table:formula="of:=IFERROR(VLOOKUP([.$A80]; [$2014worlddev.$A$1:.$O$218]; COLUMN([.E84]); 0);&quot;&quot;)" office:value-type="float" office:value="1.260193359" calcext:value-type="float">
            <text:p>1.260193359</text:p>
          </table:table-cell>
          <table:table-cell table:formula="of:=IFERROR(VLOOKUP([.$A80]; [$2014worlddev.$A$1:.$O$218]; COLUMN([.F84]); 0);&quot;&quot;)" office:value-type="float" office:value="140.460914" calcext:value-type="float">
            <text:p>140.460914</text:p>
          </table:table-cell>
          <table:table-cell table:formula="of:=IFERROR(VLOOKUP([.$A80]; [$2014worlddev.$A$1:.$O$218]; COLUMN([.G84]); 0);&quot;&quot;)" office:value-type="float" office:value="27.98277068" calcext:value-type="float">
            <text:p>27.98277068</text:p>
          </table:table-cell>
          <table:table-cell table:formula="of:=IFERROR(VLOOKUP([.$A80]; [$2014worlddev.$A$1:.$O$218]; COLUMN([.H84]); 0);&quot;&quot;)" office:value-type="float" office:value="66.90861431" calcext:value-type="float">
            <text:p>66.90861431</text:p>
          </table:table-cell>
          <table:table-cell table:formula="of:=IFERROR(VLOOKUP([.$A80]; [$2014worlddev.$A$1:.$O$218]; COLUMN([.I84]); 0);&quot;&quot;)" office:value-type="float" office:value="5.108615017" calcext:value-type="float">
            <text:p>5.108615017</text:p>
          </table:table-cell>
          <table:table-cell table:formula="of:=IFERROR(VLOOKUP([.$A80]; [$2014worlddev.$A$1:.$O$218]; COLUMN([.J84]); 0);&quot;&quot;)" office:value-type="float" office:value="254454778" calcext:value-type="float">
            <text:p>254454778</text:p>
          </table:table-cell>
          <table:table-cell table:formula="of:=IFERROR(VLOOKUP([.$A80]; [$2014worlddev.$A$1:.$O$218]; COLUMN([.K84]); 0);&quot;&quot;)" office:value-type="float" office:value="4270" calcext:value-type="float">
            <text:p>4270</text:p>
          </table:table-cell>
          <table:table-cell table:formula="of:=IFERROR(VLOOKUP([.$A80]; [$2014worlddev.$A$1:.$O$218]; COLUMN([.L84]); 0);&quot;&quot;)" office:value-type="float" office:value="14408" calcext:value-type="float">
            <text:p>14408</text:p>
          </table:table-cell>
          <table:table-cell table:formula="of:=IFERROR(VLOOKUP([.$A80]; [$2014worlddev.$A$1:.$O$218]; COLUMN([.M84]); 0);&quot;&quot;)" office:value-type="float" office:value="46.997" calcext:value-type="float">
            <text:p>46.997</text:p>
          </table:table-cell>
          <table:table-cell table:formula="of:=IFERROR(VLOOKUP([.$A80]; [$2014worlddev.$A$1:.$O$218]; COLUMN([.N84]); 0);&quot;&quot;)" office:value-type="float" office:value="6.199999809" calcext:value-type="float">
            <text:p>6.199999809</text:p>
          </table:table-cell>
          <table:table-cell table:formula="of:=IFERROR(VLOOKUP([.$A80]; [$2014worlddev.$A$1:.$O$218]; COLUMN([.O84]); 0);&quot;&quot;)" office:value-type="float" office:value="2.463" calcext:value-type="float">
            <text:p>2.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75" calcext:value-type="float">
            <text:p>75</text:p>
          </table:table-cell>
          <table:table-cell office:value-type="float" office:value="0.755" calcext:value-type="float">
            <text:p>0.755</text:p>
          </table:table-cell>
          <table:table-cell office:value-type="float" office:value="74.5" calcext:value-type="float">
            <text:p>74.5</text:p>
          </table:table-cell>
          <table:table-cell office:value-type="float" office:value="15.2" calcext:value-type="float">
            <text:p>15.2</text:p>
          </table:table-cell>
          <table:table-cell office:value-type="float" office:value="7.7" calcext:value-type="float">
            <text:p>7.7</text:p>
          </table:table-cell>
          <table:table-cell office:value-type="float" office:value="15175" calcext:value-type="float">
            <text:p>15175</text:p>
          </table:table-cell>
          <table:table-cell office:value-type="string" calcext:value-type="string">
            <text:p>High</text:p>
          </table:table-cell>
          <table:table-cell table:formula="of:=IFERROR(VLOOKUP([.$A81]; [$continents.$A$1:.$C$250]; COLUMN([.B97]); 0);&quot;&quot;)" office:value-type="string" office:string-value="Americas" calcext:value-type="string">
            <text:p>Americas</text:p>
          </table:table-cell>
          <table:table-cell table:formula="of:=IFERROR(VLOOKUP([.$A81]; [$continents.$A$1:.$C$250]; COLUMN([.C97]); 0);&quot;&quot;)" office:value-type="string" office:string-value="South America" calcext:value-type="string">
            <text:p>South America</text:p>
          </table:table-cell>
          <table:table-cell table:formula="of:=IFERROR(VLOOKUP([.$A81]; [$2014gini.$A$1:.$B$146]; COLUMN([.B97]); 0);&quot;&quot;)" office:value-type="float" office:value="51.9" calcext:value-type="float">
            <text:p>51.9</text:p>
          </table:table-cell>
          <table:table-cell table:formula="of:=IFERROR(VLOOKUP([.$A81]; [$2014worlddev.$A$1:.$O$218]; COLUMN([.B97]); 0);&quot;&quot;)" office:value-type="float" office:value="57.6" calcext:value-type="float">
            <text:p>57.6</text:p>
          </table:table-cell>
          <table:table-cell table:formula="of:=IFERROR(VLOOKUP([.$A81]; [$2014worlddev.$A$1:.$O$218]; COLUMN([.C97]); 0);&quot;&quot;)" office:value-type="float" office:value="43.7742807" calcext:value-type="float">
            <text:p>43.7742807</text:p>
          </table:table-cell>
          <table:table-cell table:formula="of:=IFERROR(VLOOKUP([.$A81]; [$2014worlddev.$A$1:.$O$218]; COLUMN([.D97]); 0);&quot;&quot;)" office:value-type="float" office:value="1.351679441" calcext:value-type="float">
            <text:p>1.351679441</text:p>
          </table:table-cell>
          <table:table-cell table:formula="of:=IFERROR(VLOOKUP([.$A81]; [$2014worlddev.$A$1:.$O$218]; COLUMN([.E97]); 0);&quot;&quot;)" office:value-type="float" office:value="0.886360083" calcext:value-type="float">
            <text:p>0.886360083</text:p>
          </table:table-cell>
          <table:table-cell table:formula="of:=IFERROR(VLOOKUP([.$A81]; [$2014worlddev.$A$1:.$O$218]; COLUMN([.F97]); 0);&quot;&quot;)" office:value-type="float" office:value="24.65595192" calcext:value-type="float">
            <text:p>24.65595192</text:p>
          </table:table-cell>
          <table:table-cell table:formula="of:=IFERROR(VLOOKUP([.$A81]; [$2014worlddev.$A$1:.$O$218]; COLUMN([.G97]); 0);&quot;&quot;)" office:value-type="float" office:value="23.52705092" calcext:value-type="float">
            <text:p>23.52705092</text:p>
          </table:table-cell>
          <table:table-cell table:formula="of:=IFERROR(VLOOKUP([.$A81]; [$2014worlddev.$A$1:.$O$218]; COLUMN([.H97]); 0);&quot;&quot;)" office:value-type="float" office:value="68.89762288" calcext:value-type="float">
            <text:p>68.89762288</text:p>
          </table:table-cell>
          <table:table-cell table:formula="of:=IFERROR(VLOOKUP([.$A81]; [$2014worlddev.$A$1:.$O$218]; COLUMN([.I97]); 0);&quot;&quot;)" office:value-type="float" office:value="7.5753262" calcext:value-type="float">
            <text:p>7.5753262</text:p>
          </table:table-cell>
          <table:table-cell table:formula="of:=IFERROR(VLOOKUP([.$A81]; [$2014worlddev.$A$1:.$O$218]; COLUMN([.J97]); 0);&quot;&quot;)" office:value-type="float" office:value="206077898" calcext:value-type="float">
            <text:p>206077898</text:p>
          </table:table-cell>
          <table:table-cell table:formula="of:=IFERROR(VLOOKUP([.$A81]; [$2014worlddev.$A$1:.$O$218]; COLUMN([.K97]); 0);&quot;&quot;)" office:value-type="float" office:value="7490" calcext:value-type="float">
            <text:p>7490</text:p>
          </table:table-cell>
          <table:table-cell table:formula="of:=IFERROR(VLOOKUP([.$A81]; [$2014worlddev.$A$1:.$O$218]; COLUMN([.L97]); 0);&quot;&quot;)" office:value-type="float" office:value="977" calcext:value-type="float">
            <text:p>977</text:p>
          </table:table-cell>
          <table:table-cell table:formula="of:=IFERROR(VLOOKUP([.$A81]; [$2014worlddev.$A$1:.$O$218]; COLUMN([.M97]); 0);&quot;&quot;)" office:value-type="float" office:value="14.567" calcext:value-type="float">
            <text:p>14.567</text:p>
          </table:table-cell>
          <table:table-cell table:formula="of:=IFERROR(VLOOKUP([.$A81]; [$2014worlddev.$A$1:.$O$218]; COLUMN([.N97]); 0);&quot;&quot;)" office:value-type="float" office:value="6.800000191" calcext:value-type="float">
            <text:p>6.800000191</text:p>
          </table:table-cell>
          <table:table-cell table:formula="of:=IFERROR(VLOOKUP([.$A81]; [$2014worlddev.$A$1:.$O$218]; COLUMN([.O97]); 0);&quot;&quot;)" office:value-type="float" office:value="1.79" calcext:value-type="float">
            <text:p>1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103" calcext:value-type="float">
            <text:p>103</text:p>
          </table:table-cell>
          <table:table-cell office:value-type="float" office:value="0.714" calcext:value-type="float">
            <text:p>0.714</text:p>
          </table:table-cell>
          <table:table-cell office:value-type="float" office:value="71.1" calcext:value-type="float">
            <text:p>71.1</text:p>
          </table:table-cell>
          <table:table-cell office:value-type="float" office:value="12.7" calcext:value-type="float">
            <text:p>12.7</text:p>
          </table:table-cell>
          <table:table-cell office:value-type="float" office:value="7.7" calcext:value-type="float">
            <text:p>7.7</text:p>
          </table:table-cell>
          <table:table-cell office:value-type="float" office:value="15617" calcext:value-type="float">
            <text:p>15617</text:p>
          </table:table-cell>
          <table:table-cell office:value-type="string" calcext:value-type="string">
            <text:p>High</text:p>
          </table:table-cell>
          <table:table-cell table:formula="of:=IFERROR(VLOOKUP([.$A82]; [$continents.$A$1:.$C$250]; COLUMN([.B79]); 0);&quot;&quot;)" office:value-type="string" office:string-value="Americas" calcext:value-type="string">
            <text:p>Americas</text:p>
          </table:table-cell>
          <table:table-cell table:formula="of:=IFERROR(VLOOKUP([.$A82]; [$continents.$A$1:.$C$250]; COLUMN([.C79]); 0);&quot;&quot;)" office:value-type="string" office:string-value="South America" calcext:value-type="string">
            <text:p>South America</text:p>
          </table:table-cell>
          <table:table-cell table:formula="of:=IFERROR(VLOOKUP([.$A82]; [$2014gini.$A$1:.$B$146]; COLUMN([.B79]); 0);&quot;&quot;)">
            <text:p/>
          </table:table-cell>
          <table:table-cell table:formula="of:=IFERROR(VLOOKUP([.$A82]; [$2014worlddev.$A$1:.$O$218]; COLUMN([.B79]); 0);&quot;&quot;)" office:value-type="float" office:value="40.08" calcext:value-type="float">
            <text:p>40.08</text:p>
          </table:table-cell>
          <table:table-cell table:formula="of:=IFERROR(VLOOKUP([.$A82]; [$2014worlddev.$A$1:.$O$218]; COLUMN([.C79]); 0);&quot;&quot;)" office:value-type="float" office:value="37.38363226" calcext:value-type="float">
            <text:p>37.38363226</text:p>
          </table:table-cell>
          <table:table-cell/>
          <table:table-cell table:formula="of:=IFERROR(VLOOKUP([.$A82]; [$2014worlddev.$A$1:.$O$218]; COLUMN([.E79]); 0);&quot;&quot;)" office:value-type="float" office:value="0.895407485" calcext:value-type="float">
            <text:p>0.895407485</text:p>
          </table:table-cell>
          <table:table-cell table:formula="of:=IFERROR(VLOOKUP([.$A82]; [$2014worlddev.$A$1:.$O$218]; COLUMN([.F79]); 0);&quot;&quot;)" office:value-type="float" office:value="3.450307692" calcext:value-type="float">
            <text:p>3.450307692</text:p>
          </table:table-cell>
          <table:table-cell table:formula="of:=IFERROR(VLOOKUP([.$A82]; [$2014worlddev.$A$1:.$O$218]; COLUMN([.G79]); 0);&quot;&quot;)" office:value-type="float" office:value="27.12950164" calcext:value-type="float">
            <text:p>27.12950164</text:p>
          </table:table-cell>
          <table:table-cell table:formula="of:=IFERROR(VLOOKUP([.$A82]; [$2014worlddev.$A$1:.$O$218]; COLUMN([.H79]); 0);&quot;&quot;)" office:value-type="float" office:value="66.07233097" calcext:value-type="float">
            <text:p>66.07233097</text:p>
          </table:table-cell>
          <table:table-cell table:formula="of:=IFERROR(VLOOKUP([.$A82]; [$2014worlddev.$A$1:.$O$218]; COLUMN([.I79]); 0);&quot;&quot;)" office:value-type="float" office:value="6.798167388" calcext:value-type="float">
            <text:p>6.798167388</text:p>
          </table:table-cell>
          <table:table-cell table:formula="of:=IFERROR(VLOOKUP([.$A82]; [$2014worlddev.$A$1:.$O$218]; COLUMN([.J79]); 0);&quot;&quot;)" office:value-type="float" office:value="538248" calcext:value-type="float">
            <text:p>538248</text:p>
          </table:table-cell>
          <table:table-cell table:formula="of:=IFERROR(VLOOKUP([.$A82]; [$2014worlddev.$A$1:.$O$218]; COLUMN([.K79]); 0);&quot;&quot;)" office:value-type="float" office:value="0" calcext:value-type="float">
            <text:p>0</text:p>
          </table:table-cell>
          <table:table-cell table:formula="of:=IFERROR(VLOOKUP([.$A82]; [$2014worlddev.$A$1:.$O$218]; COLUMN([.L79]); 0);&quot;&quot;)" office:value-type="float" office:value="17" calcext:value-type="float">
            <text:p>17</text:p>
          </table:table-cell>
          <table:table-cell table:formula="of:=IFERROR(VLOOKUP([.$A82]; [$2014worlddev.$A$1:.$O$218]; COLUMN([.M79]); 0);&quot;&quot;)" office:value-type="float" office:value="33.915" calcext:value-type="float">
            <text:p>33.915</text:p>
          </table:table-cell>
          <table:table-cell table:formula="of:=IFERROR(VLOOKUP([.$A82]; [$2014worlddev.$A$1:.$O$218]; COLUMN([.N79]); 0);&quot;&quot;)" office:value-type="float" office:value="5.599999905" calcext:value-type="float">
            <text:p>5.599999905</text:p>
          </table:table-cell>
          <table:table-cell table:formula="of:=IFERROR(VLOOKUP([.$A82]; [$2014worlddev.$A$1:.$O$218]; COLUMN([.O79]); 0);&quot;&quot;)" office:value-type="float" office:value="2.36" calcext:value-type="float">
            <text:p>2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12" calcext:value-type="float">
            <text:p>112</text:p>
          </table:table-cell>
          <table:table-cell office:value-type="float" office:value="0.679" calcext:value-type="float">
            <text:p>0.679</text:p>
          </table:table-cell>
          <table:table-cell office:value-type="float" office:value="72.9" calcext:value-type="float">
            <text:p>72.9</text:p>
          </table:table-cell>
          <table:table-cell office:value-type="float" office:value="11.9" calcext:value-type="float">
            <text:p>11.9</text:p>
          </table:table-cell>
          <table:table-cell office:value-type="float" office:value="7.7" calcext:value-type="float">
            <text:p>7.7</text:p>
          </table:table-cell>
          <table:table-cell office:value-type="float" office:value="7643" calcext:value-type="float">
            <text:p>7643</text:p>
          </table:table-cell>
          <table:table-cell office:value-type="string" calcext:value-type="string">
            <text:p>Medium</text:p>
          </table:table-cell>
          <table:table-cell table:formula="of:=IFERROR(VLOOKUP([.$A83]; [$continents.$A$1:.$C$250]; COLUMN([.B80]); 0);&quot;&quot;)" office:value-type="string" office:string-value="Americas" calcext:value-type="string">
            <text:p>Americas</text:p>
          </table:table-cell>
          <table:table-cell table:formula="of:=IFERROR(VLOOKUP([.$A83]; [$continents.$A$1:.$C$250]; COLUMN([.C80]); 0);&quot;&quot;)" office:value-type="string" office:string-value="South America" calcext:value-type="string">
            <text:p>South America</text:p>
          </table:table-cell>
          <table:table-cell table:formula="of:=IFERROR(VLOOKUP([.$A83]; [$2014gini.$A$1:.$B$146]; COLUMN([.B80]); 0);&quot;&quot;)" office:value-type="float" office:value="53.2" calcext:value-type="float">
            <text:p>53.2</text:p>
          </table:table-cell>
          <table:table-cell table:formula="of:=IFERROR(VLOOKUP([.$A83]; [$2014worlddev.$A$1:.$O$218]; COLUMN([.B80]); 0);&quot;&quot;)" office:value-type="float" office:value="43" calcext:value-type="float">
            <text:p>43</text:p>
          </table:table-cell>
          <table:table-cell table:formula="of:=IFERROR(VLOOKUP([.$A83]; [$2014worlddev.$A$1:.$O$218]; COLUMN([.C80]); 0);&quot;&quot;)" office:value-type="float" office:value="39.1809986" calcext:value-type="float">
            <text:p>39.1809986</text:p>
          </table:table-cell>
          <table:table-cell table:formula="of:=IFERROR(VLOOKUP([.$A83]; [$2014worlddev.$A$1:.$O$218]; COLUMN([.D80]); 0);&quot;&quot;)" office:value-type="float" office:value="1.398867463" calcext:value-type="float">
            <text:p>1.398867463</text:p>
          </table:table-cell>
          <table:table-cell table:formula="of:=IFERROR(VLOOKUP([.$A83]; [$2014worlddev.$A$1:.$O$218]; COLUMN([.E80]); 0);&quot;&quot;)" office:value-type="float" office:value="1.334291611" calcext:value-type="float">
            <text:p>1.334291611</text:p>
          </table:table-cell>
          <table:table-cell table:formula="of:=IFERROR(VLOOKUP([.$A83]; [$2014worlddev.$A$1:.$O$218]; COLUMN([.F80]); 0);&quot;&quot;)" office:value-type="float" office:value="16.49262019" calcext:value-type="float">
            <text:p>16.49262019</text:p>
          </table:table-cell>
          <table:table-cell table:formula="of:=IFERROR(VLOOKUP([.$A83]; [$2014worlddev.$A$1:.$O$218]; COLUMN([.G80]); 0);&quot;&quot;)" office:value-type="float" office:value="30.57072106" calcext:value-type="float">
            <text:p>30.57072106</text:p>
          </table:table-cell>
          <table:table-cell table:formula="of:=IFERROR(VLOOKUP([.$A83]; [$2014worlddev.$A$1:.$O$218]; COLUMN([.H80]); 0);&quot;&quot;)" office:value-type="float" office:value="63.5712256" calcext:value-type="float">
            <text:p>63.5712256</text:p>
          </table:table-cell>
          <table:table-cell table:formula="of:=IFERROR(VLOOKUP([.$A83]; [$2014worlddev.$A$1:.$O$218]; COLUMN([.I80]); 0);&quot;&quot;)" office:value-type="float" office:value="5.858053347" calcext:value-type="float">
            <text:p>5.858053347</text:p>
          </table:table-cell>
          <table:table-cell table:formula="of:=IFERROR(VLOOKUP([.$A83]; [$2014worlddev.$A$1:.$O$218]; COLUMN([.J80]); 0);&quot;&quot;)" office:value-type="float" office:value="6552518" calcext:value-type="float">
            <text:p>6552518</text:p>
          </table:table-cell>
          <table:table-cell table:formula="of:=IFERROR(VLOOKUP([.$A83]; [$2014worlddev.$A$1:.$O$218]; COLUMN([.K80]); 0);&quot;&quot;)" office:value-type="float" office:value="153" calcext:value-type="float">
            <text:p>153</text:p>
          </table:table-cell>
          <table:table-cell table:formula="of:=IFERROR(VLOOKUP([.$A83]; [$2014worlddev.$A$1:.$O$218]; COLUMN([.L80]); 0);&quot;&quot;)" office:value-type="float" office:value="94" calcext:value-type="float">
            <text:p>94</text:p>
          </table:table-cell>
          <table:table-cell table:formula="of:=IFERROR(VLOOKUP([.$A83]; [$2014worlddev.$A$1:.$O$218]; COLUMN([.M80]); 0);&quot;&quot;)" office:value-type="float" office:value="40.584" calcext:value-type="float">
            <text:p>40.584</text:p>
          </table:table-cell>
          <table:table-cell table:formula="of:=IFERROR(VLOOKUP([.$A83]; [$2014worlddev.$A$1:.$O$218]; COLUMN([.N80]); 0);&quot;&quot;)" office:value-type="float" office:value="4.5" calcext:value-type="float">
            <text:p>4.5</text:p>
          </table:table-cell>
          <table:table-cell table:formula="of:=IFERROR(VLOOKUP([.$A83]; [$2014worlddev.$A$1:.$O$218]; COLUMN([.O80]); 0);&quot;&quot;)" office:value-type="float" office:value="2.542" calcext:value-type="float">
            <text:p>2.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110" calcext:value-type="float">
            <text:p>110</text:p>
          </table:table-cell>
          <table:table-cell office:value-type="float" office:value="0.684" calcext:value-type="float">
            <text:p>0.684</text:p>
          </table:table-cell>
          <table:table-cell office:value-type="float" office:value="64.4" calcext:value-type="float">
            <text:p>64.4</text:p>
          </table:table-cell>
          <table:table-cell office:value-type="float" office:value="12.5" calcext:value-type="float">
            <text:p>12.5</text:p>
          </table:table-cell>
          <table:table-cell office:value-type="float" office:value="7.8" calcext:value-type="float">
            <text:p>7.8</text:p>
          </table:table-cell>
          <table:table-cell office:value-type="float" office:value="16367" calcext:value-type="float">
            <text:p>16367</text:p>
          </table:table-cell>
          <table:table-cell office:value-type="string" calcext:value-type="string">
            <text:p>Medium</text:p>
          </table:table-cell>
          <table:table-cell table:formula="of:=IFERROR(VLOOKUP([.$A84]; [$continents.$A$1:.$C$250]; COLUMN([.B126]); 0);&quot;&quot;)" office:value-type="string" office:string-value="Africa" calcext:value-type="string">
            <text:p>Africa</text:p>
          </table:table-cell>
          <table:table-cell table:formula="of:=IFERROR(VLOOKUP([.$A84]; [$continents.$A$1:.$C$250]; COLUMN([.C126]); 0);&quot;&quot;)" office:value-type="string" office:string-value="Middle Africa" calcext:value-type="string">
            <text:p>Middle Africa</text:p>
          </table:table-cell>
          <table:table-cell table:formula="of:=IFERROR(VLOOKUP([.$A84]; [$2014gini.$A$1:.$B$146]; COLUMN([.B126]); 0);&quot;&quot;)">
            <text:p/>
          </table:table-cell>
          <table:table-cell table:formula="of:=IFERROR(VLOOKUP([.$A84]; [$2014worlddev.$A$1:.$O$218]; COLUMN([.B126]); 0);&quot;&quot;)" office:value-type="float" office:value="9.81" calcext:value-type="float">
            <text:p>9.81</text:p>
          </table:table-cell>
          <table:table-cell table:formula="of:=IFERROR(VLOOKUP([.$A84]; [$2014worlddev.$A$1:.$O$218]; COLUMN([.C126]); 0);&quot;&quot;)" office:value-type="float" office:value="45.76895254" calcext:value-type="float">
            <text:p>45.76895254</text:p>
          </table:table-cell>
          <table:table-cell table:formula="of:=IFERROR(VLOOKUP([.$A84]; [$2014worlddev.$A$1:.$O$218]; COLUMN([.D126]); 0);&quot;&quot;)" office:value-type="float" office:value="1.144818396" calcext:value-type="float">
            <text:p>1.144818396</text:p>
          </table:table-cell>
          <table:table-cell table:formula="of:=IFERROR(VLOOKUP([.$A84]; [$2014worlddev.$A$1:.$O$218]; COLUMN([.E126]); 0);&quot;&quot;)" office:value-type="float" office:value="2.236266447" calcext:value-type="float">
            <text:p>2.236266447</text:p>
          </table:table-cell>
          <table:table-cell table:formula="of:=IFERROR(VLOOKUP([.$A84]; [$2014worlddev.$A$1:.$O$218]; COLUMN([.F126]); 0);&quot;&quot;)" office:value-type="float" office:value="6.549745799" calcext:value-type="float">
            <text:p>6.549745799</text:p>
          </table:table-cell>
          <table:table-cell table:formula="of:=IFERROR(VLOOKUP([.$A84]; [$2014worlddev.$A$1:.$O$218]; COLUMN([.G126]); 0);&quot;&quot;)" office:value-type="float" office:value="37.29140657" calcext:value-type="float">
            <text:p>37.29140657</text:p>
          </table:table-cell>
          <table:table-cell table:formula="of:=IFERROR(VLOOKUP([.$A84]; [$2014worlddev.$A$1:.$O$218]; COLUMN([.H126]); 0);&quot;&quot;)" office:value-type="float" office:value="57.55315159" calcext:value-type="float">
            <text:p>57.55315159</text:p>
          </table:table-cell>
          <table:table-cell table:formula="of:=IFERROR(VLOOKUP([.$A84]; [$2014worlddev.$A$1:.$O$218]; COLUMN([.I126]); 0);&quot;&quot;)" office:value-type="float" office:value="5.155441842" calcext:value-type="float">
            <text:p>5.155441842</text:p>
          </table:table-cell>
          <table:table-cell table:formula="of:=IFERROR(VLOOKUP([.$A84]; [$2014worlddev.$A$1:.$O$218]; COLUMN([.J126]); 0);&quot;&quot;)" office:value-type="float" office:value="1687673" calcext:value-type="float">
            <text:p>1687673</text:p>
          </table:table-cell>
          <table:table-cell table:formula="of:=IFERROR(VLOOKUP([.$A84]; [$2014worlddev.$A$1:.$O$218]; COLUMN([.K126]); 0);&quot;&quot;)" office:value-type="float" office:value="1013" calcext:value-type="float">
            <text:p>1013</text:p>
          </table:table-cell>
          <table:table-cell table:formula="of:=IFERROR(VLOOKUP([.$A84]; [$2014worlddev.$A$1:.$O$218]; COLUMN([.L126]); 0);&quot;&quot;)" office:value-type="float" office:value="172" calcext:value-type="float">
            <text:p>172</text:p>
          </table:table-cell>
          <table:table-cell table:formula="of:=IFERROR(VLOOKUP([.$A84]; [$2014worlddev.$A$1:.$O$218]; COLUMN([.M126]); 0);&quot;&quot;)" office:value-type="float" office:value="13.08" calcext:value-type="float">
            <text:p>13.08</text:p>
          </table:table-cell>
          <table:table-cell table:formula="of:=IFERROR(VLOOKUP([.$A84]; [$2014worlddev.$A$1:.$O$218]; COLUMN([.N126]); 0);&quot;&quot;)" office:value-type="float" office:value="19.70000076" calcext:value-type="float">
            <text:p>19.70000076</text:p>
          </table:table-cell>
          <table:table-cell table:formula="of:=IFERROR(VLOOKUP([.$A84]; [$2014worlddev.$A$1:.$O$218]; COLUMN([.O126]); 0);&quot;&quot;)" office:value-type="float" office:value="3.909" calcext:value-type="float">
            <text:p>3.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137" calcext:value-type="float">
            <text:p>137</text:p>
          </table:table-cell>
          <table:table-cell office:value-type="float" office:value="0.59" calcext:value-type="float">
            <text:p>0.59</text:p>
          </table:table-cell>
          <table:table-cell office:value-type="float" office:value="66" calcext:value-type="float">
            <text:p>66</text:p>
          </table:table-cell>
          <table:table-cell office:value-type="float" office:value="12.3" calcext:value-type="float">
            <text:p>12.3</text:p>
          </table:table-cell>
          <table:table-cell office:value-type="float" office:value="7.8" calcext:value-type="float">
            <text:p>7.8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Medium</text:p>
          </table:table-cell>
          <table:table-cell table:formula="of:=IFERROR(VLOOKUP([.$A85]; [$continents.$A$1:.$C$250]; COLUMN([.B57]); 0);&quot;&quot;)" office:value-type="string" office:string-value="Oceania" calcext:value-type="string">
            <text:p>Oceania</text:p>
          </table:table-cell>
          <table:table-cell table:formula="of:=IFERROR(VLOOKUP([.$A85]; [$continents.$A$1:.$C$250]; COLUMN([.C57]); 0);&quot;&quot;)" office:value-type="string" office:string-value="Micronesia" calcext:value-type="string">
            <text:p>Micronesia</text:p>
          </table:table-cell>
          <table:table-cell table:formula="of:=IFERROR(VLOOKUP([.$A85]; [$2014gini.$A$1:.$B$146]; COLUMN([.B57]); 0);&quot;&quot;)">
            <text:p/>
          </table:table-cell>
          <table:table-cell table:formula="of:=IFERROR(VLOOKUP([.$A85]; [$2014worlddev.$A$1:.$O$218]; COLUMN([.B57]); 0);&quot;&quot;)" office:value-type="float" office:value="12.25" calcext:value-type="float">
            <text:p>12.25</text:p>
          </table:table-cell>
          <table:table-cell table:number-columns-repeated="2"/>
          <table:table-cell table:formula="of:=IFERROR(VLOOKUP([.$A85]; [$2014worlddev.$A$1:.$O$218]; COLUMN([.E57]); 0);&quot;&quot;)" office:value-type="float" office:value="1.758837015" calcext:value-type="float">
            <text:p>1.758837015</text:p>
          </table:table-cell>
          <table:table-cell table:formula="of:=IFERROR(VLOOKUP([.$A85]; [$2014worlddev.$A$1:.$O$218]; COLUMN([.F57]); 0);&quot;&quot;)" office:value-type="float" office:value="136.382716" calcext:value-type="float">
            <text:p>136.382716</text:p>
          </table:table-cell>
          <table:table-cell table:formula="of:=IFERROR(VLOOKUP([.$A85]; [$2014worlddev.$A$1:.$O$218]; COLUMN([.G57]); 0);&quot;&quot;)" office:value-type="float" office:value="35.00950484" calcext:value-type="float">
            <text:p>35.00950484</text:p>
          </table:table-cell>
          <table:table-cell table:formula="of:=IFERROR(VLOOKUP([.$A85]; [$2014worlddev.$A$1:.$O$218]; COLUMN([.H57]); 0);&quot;&quot;)" office:value-type="float" office:value="61.33882502" calcext:value-type="float">
            <text:p>61.33882502</text:p>
          </table:table-cell>
          <table:table-cell table:formula="of:=IFERROR(VLOOKUP([.$A85]; [$2014worlddev.$A$1:.$O$218]; COLUMN([.I57]); 0);&quot;&quot;)" office:value-type="float" office:value="3.651670137" calcext:value-type="float">
            <text:p>3.651670137</text:p>
          </table:table-cell>
          <table:table-cell table:formula="of:=IFERROR(VLOOKUP([.$A85]; [$2014worlddev.$A$1:.$O$218]; COLUMN([.J57]); 0);&quot;&quot;)" office:value-type="float" office:value="110470" calcext:value-type="float">
            <text:p>110470</text:p>
          </table:table-cell>
          <table:table-cell/>
          <table:table-cell table:formula="of:=IFERROR(VLOOKUP([.$A85]; [$2014worlddev.$A$1:.$O$218]; COLUMN([.L57]); 0);&quot;&quot;)" office:value-type="float" office:value="3" calcext:value-type="float">
            <text:p>3</text:p>
          </table:table-cell>
          <table:table-cell table:formula="of:=IFERROR(VLOOKUP([.$A85]; [$2014worlddev.$A$1:.$O$218]; COLUMN([.M57]); 0);&quot;&quot;)" office:value-type="float" office:value="55.827" calcext:value-type="float">
            <text:p>55.827</text:p>
          </table:table-cell>
          <table:table-cell/>
          <table:table-cell table:formula="of:=IFERROR(VLOOKUP([.$A85]; [$2014worlddev.$A$1:.$O$218]; COLUMN([.O57]); 0);&quot;&quot;)" office:value-type="float" office:value="3.73" calcext:value-type="float">
            <text:p>3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67" calcext:value-type="float">
            <text:p>67</text:p>
          </table:table-cell>
          <table:table-cell office:value-type="float" office:value="0.769" calcext:value-type="float">
            <text:p>0.769</text:p>
          </table:table-cell>
          <table:table-cell office:value-type="float" office:value="79.3" calcext:value-type="float">
            <text:p>79.3</text:p>
          </table:table-cell>
          <table:table-cell office:value-type="float" office:value="13.8" calcext:value-type="float">
            <text:p>13.8</text:p>
          </table:table-cell>
          <table:table-cell office:value-type="float" office:value="7.9" calcext:value-type="float">
            <text:p>7.9</text:p>
          </table:table-cell>
          <table:table-cell office:value-type="float" office:value="16509" calcext:value-type="float">
            <text:p>16509</text:p>
          </table:table-cell>
          <table:table-cell office:value-type="string" calcext:value-type="string">
            <text:p>High</text:p>
          </table:table-cell>
          <table:table-cell table:formula="of:=IFERROR(VLOOKUP([.$A86]; [$continents.$A$1:.$C$250]; COLUMN([.B161]); 0);&quot;&quot;)" office:value-type="string" office:string-value="Asia" calcext:value-type="string">
            <text:p>Asia</text:p>
          </table:table-cell>
          <table:table-cell table:formula="of:=IFERROR(VLOOKUP([.$A86]; [$continents.$A$1:.$C$250]; COLUMN([.C161]); 0);&quot;&quot;)" office:value-type="string" office:string-value="Western Asia" calcext:value-type="string">
            <text:p>Western Asia</text:p>
          </table:table-cell>
          <table:table-cell table:formula="of:=IFERROR(VLOOKUP([.$A86]; [$2014gini.$A$1:.$B$146]; COLUMN([.B161]); 0);&quot;&quot;)">
            <text:p/>
          </table:table-cell>
          <table:table-cell table:formula="of:=IFERROR(VLOOKUP([.$A86]; [$2014worlddev.$A$1:.$O$218]; COLUMN([.B161]); 0);&quot;&quot;)" office:value-type="float" office:value="74.7" calcext:value-type="float">
            <text:p>74.7</text:p>
          </table:table-cell>
          <table:table-cell table:formula="of:=IFERROR(VLOOKUP([.$A86]; [$2014worlddev.$A$1:.$O$218]; COLUMN([.C161]); 0);&quot;&quot;)" office:value-type="float" office:value="24.54466694" calcext:value-type="float">
            <text:p>24.54466694</text:p>
          </table:table-cell>
          <table:table-cell table:formula="of:=IFERROR(VLOOKUP([.$A86]; [$2014worlddev.$A$1:.$O$218]; COLUMN([.D161]); 0);&quot;&quot;)" office:value-type="float" office:value="4.963960282" calcext:value-type="float">
            <text:p>4.963960282</text:p>
          </table:table-cell>
          <table:table-cell table:formula="of:=IFERROR(VLOOKUP([.$A86]; [$2014worlddev.$A$1:.$O$218]; COLUMN([.E161]); 0);&quot;&quot;)" office:value-type="float" office:value="5.967518248" calcext:value-type="float">
            <text:p>5.967518248</text:p>
          </table:table-cell>
          <table:table-cell table:formula="of:=IFERROR(VLOOKUP([.$A86]; [$2014worlddev.$A$1:.$O$218]; COLUMN([.F161]); 0);&quot;&quot;)" office:value-type="float" office:value="548.5919844" calcext:value-type="float">
            <text:p>548.5919844</text:p>
          </table:table-cell>
          <table:table-cell table:formula="of:=IFERROR(VLOOKUP([.$A86]; [$2014worlddev.$A$1:.$O$218]; COLUMN([.G161]); 0);&quot;&quot;)" office:value-type="float" office:value="24.0565557" calcext:value-type="float">
            <text:p>24.0565557</text:p>
          </table:table-cell>
          <table:table-cell table:formula="of:=IFERROR(VLOOKUP([.$A86]; [$2014worlddev.$A$1:.$O$218]; COLUMN([.H161]); 0);&quot;&quot;)" office:value-type="float" office:value="67.81049362" calcext:value-type="float">
            <text:p>67.81049362</text:p>
          </table:table-cell>
          <table:table-cell table:formula="of:=IFERROR(VLOOKUP([.$A86]; [$2014worlddev.$A$1:.$O$218]; COLUMN([.I161]); 0);&quot;&quot;)" office:value-type="float" office:value="8.132950684" calcext:value-type="float">
            <text:p>8.132950684</text:p>
          </table:table-cell>
          <table:table-cell table:formula="of:=IFERROR(VLOOKUP([.$A86]; [$2014worlddev.$A$1:.$O$218]; COLUMN([.J161]); 0);&quot;&quot;)" office:value-type="float" office:value="5612096" calcext:value-type="float">
            <text:p>5612096</text:p>
          </table:table-cell>
          <table:table-cell table:formula="of:=IFERROR(VLOOKUP([.$A86]; [$2014worlddev.$A$1:.$O$218]; COLUMN([.K161]); 0);&quot;&quot;)" office:value-type="float" office:value="1606709" calcext:value-type="float">
            <text:p>1606709</text:p>
          </table:table-cell>
          <table:table-cell table:formula="of:=IFERROR(VLOOKUP([.$A86]; [$2014worlddev.$A$1:.$O$218]; COLUMN([.L161]); 0);&quot;&quot;)" office:value-type="float" office:value="4273" calcext:value-type="float">
            <text:p>4273</text:p>
          </table:table-cell>
          <table:table-cell table:formula="of:=IFERROR(VLOOKUP([.$A86]; [$2014worlddev.$A$1:.$O$218]; COLUMN([.M161]); 0);&quot;&quot;)" office:value-type="float" office:value="12.33" calcext:value-type="float">
            <text:p>12.33</text:p>
          </table:table-cell>
          <table:table-cell table:formula="of:=IFERROR(VLOOKUP([.$A86]; [$2014worlddev.$A$1:.$O$218]; COLUMN([.N161]); 0);&quot;&quot;)" office:value-type="float" office:value="6.400000095" calcext:value-type="float">
            <text:p>6.400000095</text:p>
          </table:table-cell>
          <table:table-cell table:formula="of:=IFERROR(VLOOKUP([.$A86]; [$2014worlddev.$A$1:.$O$218]; COLUMN([.O161]); 0);&quot;&quot;)" office:value-type="float" office:value="1.714" calcext:value-type="float">
            <text:p>1.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94" calcext:value-type="float">
            <text:p>94</text:p>
          </table:table-cell>
          <table:table-cell office:value-type="float" office:value="0.724" calcext:value-type="float">
            <text:p>0.724</text:p>
          </table:table-cell>
          <table:table-cell office:value-type="float" office:value="77.8" calcext:value-type="float">
            <text:p>77.8</text:p>
          </table:table-cell>
          <table:table-cell office:value-type="float" office:value="12.7" calcext:value-type="float">
            <text:p>12.7</text:p>
          </table:table-cell>
          <table:table-cell office:value-type="float" office:value="7.9" calcext:value-type="float">
            <text:p>7.9</text:p>
          </table:table-cell>
          <table:table-cell office:value-type="float" office:value="9994" calcext:value-type="float">
            <text:p>9994</text:p>
          </table:table-cell>
          <table:table-cell office:value-type="string" calcext:value-type="string">
            <text:p>High</text:p>
          </table:table-cell>
          <table:table-cell table:formula="of:=IFERROR(VLOOKUP([.$A87]; [$continents.$A$1:.$C$250]; COLUMN([.B70]); 0);&quot;&quot;)" office:value-type="string" office:string-value="Americas" calcext:value-type="string">
            <text:p>Americas</text:p>
          </table:table-cell>
          <table:table-cell table:formula="of:=IFERROR(VLOOKUP([.$A87]; [$continents.$A$1:.$C$250]; COLUMN([.C70]); 0);&quot;&quot;)" office:value-type="string" office:string-value="Caribbean" calcext:value-type="string">
            <text:p>Caribbean</text:p>
          </table:table-cell>
          <table:table-cell table:formula="of:=IFERROR(VLOOKUP([.$A87]; [$2014gini.$A$1:.$B$146]; COLUMN([.B70]); 0);&quot;&quot;)">
            <text:p/>
          </table:table-cell>
          <table:table-cell table:formula="of:=IFERROR(VLOOKUP([.$A87]; [$2014worlddev.$A$1:.$O$218]; COLUMN([.B70]); 0);&quot;&quot;)" office:value-type="float" office:value="62.86" calcext:value-type="float">
            <text:p>62.86</text:p>
          </table:table-cell>
          <table:table-cell table:number-columns-repeated="2"/>
          <table:table-cell table:formula="of:=IFERROR(VLOOKUP([.$A87]; [$2014worlddev.$A$1:.$O$218]; COLUMN([.E70]); 0);&quot;&quot;)" office:value-type="float" office:value="0.465548899" calcext:value-type="float">
            <text:p>0.465548899</text:p>
          </table:table-cell>
          <table:table-cell table:formula="of:=IFERROR(VLOOKUP([.$A87]; [$2014worlddev.$A$1:.$O$218]; COLUMN([.F70]); 0);&quot;&quot;)" office:value-type="float" office:value="96.45466667" calcext:value-type="float">
            <text:p>96.45466667</text:p>
          </table:table-cell>
          <table:table-cell table:number-columns-repeated="3"/>
          <table:table-cell table:formula="of:=IFERROR(VLOOKUP([.$A87]; [$2014worlddev.$A$1:.$O$218]; COLUMN([.J70]); 0);&quot;&quot;)" office:value-type="float" office:value="72341" calcext:value-type="float">
            <text:p>72341</text:p>
          </table:table-cell>
          <table:table-cell table:formula="of:=IFERROR(VLOOKUP([.$A87]; [$2014worlddev.$A$1:.$O$218]; COLUMN([.K70]); 0);&quot;&quot;)" office:value-type="float" office:value="0" calcext:value-type="float">
            <text:p>0</text:p>
          </table:table-cell>
          <table:table-cell table:formula="of:=IFERROR(VLOOKUP([.$A87]; [$2014worlddev.$A$1:.$O$218]; COLUMN([.L70]); 0);&quot;&quot;)" office:value-type="float" office:value="38" calcext:value-type="float">
            <text:p>38</text:p>
          </table:table-cell>
          <table:table-cell table:formula="of:=IFERROR(VLOOKUP([.$A87]; [$2014worlddev.$A$1:.$O$218]; COLUMN([.M70]); 0);&quot;&quot;)" office:value-type="float" office:value="30.744" calcext:value-type="float">
            <text:p>30.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52" calcext:value-type="float">
            <text:p>52</text:p>
          </table:table-cell>
          <table:table-cell office:value-type="float" office:value="0.793" calcext:value-type="float">
            <text:p>0.793</text:p>
          </table:table-cell>
          <table:table-cell office:value-type="float" office:value="76.8" calcext:value-type="float">
            <text:p>76.8</text:p>
          </table:table-cell>
          <table:table-cell office:value-type="float" office:value="13.6" calcext:value-type="float">
            <text:p>13.6</text:p>
          </table:table-cell>
          <table:table-cell office:value-type="float" office:value="8" calcext:value-type="float">
            <text:p>8</text:p>
          </table:table-cell>
          <table:table-cell office:value-type="float" office:value="34858" calcext:value-type="float">
            <text:p>34858</text:p>
          </table:table-cell>
          <table:table-cell office:value-type="string" calcext:value-type="string">
            <text:p>High</text:p>
          </table:table-cell>
          <table:table-cell table:formula="of:=IFERROR(VLOOKUP([.$A88]; [$continents.$A$1:.$C$250]; COLUMN([.B171]); 0);&quot;&quot;)" office:value-type="string" office:string-value="Asia" calcext:value-type="string">
            <text:p>Asia</text:p>
          </table:table-cell>
          <table:table-cell table:formula="of:=IFERROR(VLOOKUP([.$A88]; [$continents.$A$1:.$C$250]; COLUMN([.C171]); 0);&quot;&quot;)" office:value-type="string" office:string-value="Western Asia" calcext:value-type="string">
            <text:p>Western Asia</text:p>
          </table:table-cell>
          <table:table-cell table:formula="of:=IFERROR(VLOOKUP([.$A88]; [$2014gini.$A$1:.$B$146]; COLUMN([.B171]); 0);&quot;&quot;)">
            <text:p/>
          </table:table-cell>
          <table:table-cell table:formula="of:=IFERROR(VLOOKUP([.$A88]; [$2014worlddev.$A$1:.$O$218]; COLUMN([.B171]); 0);&quot;&quot;)" office:value-type="float" office:value="70.22" calcext:value-type="float">
            <text:p>70.22</text:p>
          </table:table-cell>
          <table:table-cell table:formula="of:=IFERROR(VLOOKUP([.$A88]; [$2014worlddev.$A$1:.$O$218]; COLUMN([.C171]); 0);&quot;&quot;)" office:value-type="float" office:value="13.41129702" calcext:value-type="float">
            <text:p>13.41129702</text:p>
          </table:table-cell>
          <table:table-cell table:formula="of:=IFERROR(VLOOKUP([.$A88]; [$2014worlddev.$A$1:.$O$218]; COLUMN([.D171]); 0);&quot;&quot;)" office:value-type="float" office:value="13.38853066" calcext:value-type="float">
            <text:p>13.38853066</text:p>
          </table:table-cell>
          <table:table-cell table:formula="of:=IFERROR(VLOOKUP([.$A88]; [$2014worlddev.$A$1:.$O$218]; COLUMN([.E171]); 0);&quot;&quot;)" office:value-type="float" office:value="8.08855916" calcext:value-type="float">
            <text:p>8.08855916</text:p>
          </table:table-cell>
          <table:table-cell table:formula="of:=IFERROR(VLOOKUP([.$A88]; [$2014worlddev.$A$1:.$O$218]; COLUMN([.F171]); 0);&quot;&quot;)" office:value-type="float" office:value="13.68677544" calcext:value-type="float">
            <text:p>13.68677544</text:p>
          </table:table-cell>
          <table:table-cell table:formula="of:=IFERROR(VLOOKUP([.$A88]; [$2014worlddev.$A$1:.$O$218]; COLUMN([.G171]); 0);&quot;&quot;)" office:value-type="float" office:value="21.10939489" calcext:value-type="float">
            <text:p>21.10939489</text:p>
          </table:table-cell>
          <table:table-cell table:formula="of:=IFERROR(VLOOKUP([.$A88]; [$2014worlddev.$A$1:.$O$218]; COLUMN([.H171]); 0);&quot;&quot;)" office:value-type="float" office:value="76.35924162" calcext:value-type="float">
            <text:p>76.35924162</text:p>
          </table:table-cell>
          <table:table-cell table:formula="of:=IFERROR(VLOOKUP([.$A88]; [$2014worlddev.$A$1:.$O$218]; COLUMN([.I171]); 0);&quot;&quot;)" office:value-type="float" office:value="2.531363483" calcext:value-type="float">
            <text:p>2.531363483</text:p>
          </table:table-cell>
          <table:table-cell table:formula="of:=IFERROR(VLOOKUP([.$A88]; [$2014worlddev.$A$1:.$O$218]; COLUMN([.J171]); 0);&quot;&quot;)" office:value-type="float" office:value="4236057" calcext:value-type="float">
            <text:p>4236057</text:p>
          </table:table-cell>
          <table:table-cell table:formula="of:=IFERROR(VLOOKUP([.$A88]; [$2014worlddev.$A$1:.$O$218]; COLUMN([.K171]); 0);&quot;&quot;)" office:value-type="float" office:value="151" calcext:value-type="float">
            <text:p>151</text:p>
          </table:table-cell>
          <table:table-cell table:formula="of:=IFERROR(VLOOKUP([.$A88]; [$2014worlddev.$A$1:.$O$218]; COLUMN([.L171]); 0);&quot;&quot;)" office:value-type="float" office:value="29" calcext:value-type="float">
            <text:p>29</text:p>
          </table:table-cell>
          <table:table-cell table:formula="of:=IFERROR(VLOOKUP([.$A88]; [$2014worlddev.$A$1:.$O$218]; COLUMN([.M171]); 0);&quot;&quot;)" office:value-type="float" office:value="22.822" calcext:value-type="float">
            <text:p>22.822</text:p>
          </table:table-cell>
          <table:table-cell table:formula="of:=IFERROR(VLOOKUP([.$A88]; [$2014worlddev.$A$1:.$O$218]; COLUMN([.N171]); 0);&quot;&quot;)" office:value-type="float" office:value="7.199999809" calcext:value-type="float">
            <text:p>7.199999809</text:p>
          </table:table-cell>
          <table:table-cell table:formula="of:=IFERROR(VLOOKUP([.$A88]; [$2014worlddev.$A$1:.$O$218]; COLUMN([.O171]); 0);&quot;&quot;)" office:value-type="float" office:value="2.774" calcext:value-type="float">
            <text:p>2.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43" calcext:value-type="float">
            <text:p>43</text:p>
          </table:table-cell>
          <table:table-cell office:value-type="float" office:value="0.83" calcext:value-type="float">
            <text:p>0.83</text:p>
          </table:table-cell>
          <table:table-cell office:value-type="float" office:value="80.9" calcext:value-type="float">
            <text:p>80.9</text:p>
          </table:table-cell>
          <table:table-cell office:value-type="float" office:value="16.3" calcext:value-type="float">
            <text:p>16.3</text:p>
          </table:table-cell>
          <table:table-cell office:value-type="float" office:value="8.2" calcext:value-type="float">
            <text:p>8.2</text:p>
          </table:table-cell>
          <table:table-cell office:value-type="float" office:value="25757" calcext:value-type="float">
            <text:p>25757</text:p>
          </table:table-cell>
          <table:table-cell office:value-type="string" calcext:value-type="string">
            <text:p>Very high</text:p>
          </table:table-cell>
          <table:table-cell table:formula="of:=IFERROR(VLOOKUP([.$A89]; [$continents.$A$1:.$C$250]; COLUMN([.B123]); 0);&quot;&quot;)" office:value-type="string" office:string-value="Europe" calcext:value-type="string">
            <text:p>Europe</text:p>
          </table:table-cell>
          <table:table-cell table:formula="of:=IFERROR(VLOOKUP([.$A89]; [$continents.$A$1:.$C$250]; COLUMN([.C123]); 0);&quot;&quot;)" office:value-type="string" office:string-value="Southern Europe" calcext:value-type="string">
            <text:p>Southern Europe</text:p>
          </table:table-cell>
          <table:table-cell table:formula="of:=IFERROR(VLOOKUP([.$A89]; [$2014gini.$A$1:.$B$146]; COLUMN([.B123]); 0);&quot;&quot;)" office:value-type="float" office:value="34.2" calcext:value-type="float">
            <text:p>34.2</text:p>
          </table:table-cell>
          <table:table-cell table:formula="of:=IFERROR(VLOOKUP([.$A89]; [$2014worlddev.$A$1:.$O$218]; COLUMN([.B123]); 0);&quot;&quot;)" office:value-type="float" office:value="64.59" calcext:value-type="float">
            <text:p>64.59</text:p>
          </table:table-cell>
          <table:table-cell table:formula="of:=IFERROR(VLOOKUP([.$A89]; [$2014worlddev.$A$1:.$O$218]; COLUMN([.C123]); 0);&quot;&quot;)" office:value-type="float" office:value="48.43133282" calcext:value-type="float">
            <text:p>48.43133282</text:p>
          </table:table-cell>
          <table:table-cell table:formula="of:=IFERROR(VLOOKUP([.$A89]; [$2014worlddev.$A$1:.$O$218]; COLUMN([.D123]); 0);&quot;&quot;)" office:value-type="float" office:value="1.786721278" calcext:value-type="float">
            <text:p>1.786721278</text:p>
          </table:table-cell>
          <table:table-cell table:formula="of:=IFERROR(VLOOKUP([.$A89]; [$2014worlddev.$A$1:.$O$218]; COLUMN([.E123]); 0);&quot;&quot;)" office:value-type="float" office:value="-0.539190467" calcext:value-type="float">
            <text:p>-0.539190467</text:p>
          </table:table-cell>
          <table:table-cell table:formula="of:=IFERROR(VLOOKUP([.$A89]; [$2014worlddev.$A$1:.$O$218]; COLUMN([.F123]); 0);&quot;&quot;)" office:value-type="float" office:value="113.5487118" calcext:value-type="float">
            <text:p>113.5487118</text:p>
          </table:table-cell>
          <table:table-cell table:formula="of:=IFERROR(VLOOKUP([.$A89]; [$2014worlddev.$A$1:.$O$218]; COLUMN([.G123]); 0);&quot;&quot;)" office:value-type="float" office:value="14.23123617" calcext:value-type="float">
            <text:p>14.23123617</text:p>
          </table:table-cell>
          <table:table-cell table:formula="of:=IFERROR(VLOOKUP([.$A89]; [$2014worlddev.$A$1:.$O$218]; COLUMN([.H123]); 0);&quot;&quot;)" office:value-type="float" office:value="65.40102552" calcext:value-type="float">
            <text:p>65.40102552</text:p>
          </table:table-cell>
          <table:table-cell table:formula="of:=IFERROR(VLOOKUP([.$A89]; [$2014worlddev.$A$1:.$O$218]; COLUMN([.I123]); 0);&quot;&quot;)" office:value-type="float" office:value="20.36773831" calcext:value-type="float">
            <text:p>20.36773831</text:p>
          </table:table-cell>
          <table:table-cell table:formula="of:=IFERROR(VLOOKUP([.$A89]; [$2014worlddev.$A$1:.$O$218]; COLUMN([.J123]); 0);&quot;&quot;)" office:value-type="float" office:value="10401062" calcext:value-type="float">
            <text:p>10401062</text:p>
          </table:table-cell>
          <table:table-cell table:formula="of:=IFERROR(VLOOKUP([.$A89]; [$2014worlddev.$A$1:.$O$218]; COLUMN([.K123]); 0);&quot;&quot;)" office:value-type="float" office:value="699" calcext:value-type="float">
            <text:p>699</text:p>
          </table:table-cell>
          <table:table-cell table:formula="of:=IFERROR(VLOOKUP([.$A89]; [$2014worlddev.$A$1:.$O$218]; COLUMN([.L123]); 0);&quot;&quot;)" office:value-type="float" office:value="31" calcext:value-type="float">
            <text:p>31</text:p>
          </table:table-cell>
          <table:table-cell table:formula="of:=IFERROR(VLOOKUP([.$A89]; [$2014worlddev.$A$1:.$O$218]; COLUMN([.M123]); 0);&quot;&quot;)" office:value-type="float" office:value="37.092" calcext:value-type="float">
            <text:p>37.092</text:p>
          </table:table-cell>
          <table:table-cell table:formula="of:=IFERROR(VLOOKUP([.$A89]; [$2014worlddev.$A$1:.$O$218]; COLUMN([.N123]); 0);&quot;&quot;)" office:value-type="float" office:value="14.19999981" calcext:value-type="float">
            <text:p>14.19999981</text:p>
          </table:table-cell>
          <table:table-cell table:formula="of:=IFERROR(VLOOKUP([.$A89]; [$2014worlddev.$A$1:.$O$218]; COLUMN([.O123]); 0);&quot;&quot;)" office:value-type="float" office:value="1.21" calcext:value-type="float">
            <text:p>1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69" calcext:value-type="float">
            <text:p>69</text:p>
          </table:table-cell>
          <table:table-cell office:value-type="float" office:value="0.766" calcext:value-type="float">
            <text:p>0.766</text:p>
          </table:table-cell>
          <table:table-cell office:value-type="float" office:value="75.4" calcext:value-type="float">
            <text:p>75.4</text:p>
          </table:table-cell>
          <table:table-cell office:value-type="float" office:value="15.1" calcext:value-type="float">
            <text:p>15.1</text:p>
          </table:table-cell>
          <table:table-cell office:value-type="float" office:value="8.2" calcext:value-type="float">
            <text:p>8.2</text:p>
          </table:table-cell>
          <table:table-cell office:value-type="float" office:value="15440" calcext:value-type="float">
            <text:p>15440</text:p>
          </table:table-cell>
          <table:table-cell office:value-type="string" calcext:value-type="string">
            <text:p>High</text:p>
          </table:table-cell>
          <table:table-cell table:formula="of:=IFERROR(VLOOKUP([.$A90]; [$continents.$A$1:.$C$250]; COLUMN([.B93]); 0);&quot;&quot;)">
            <text:p/>
          </table:table-cell>
          <table:table-cell table:formula="of:=IFERROR(VLOOKUP([.$A90]; [$continents.$A$1:.$C$250]; COLUMN([.C93]); 0);&quot;&quot;)">
            <text:p/>
          </table:table-cell>
          <table:table-cell table:formula="of:=IFERROR(VLOOKUP([.$A90]; [$2014gini.$A$1:.$B$146]; COLUMN([.B93]); 0);&quot;&quot;)">
            <text:p/>
          </table:table-cell>
          <table:table-cell table:formula="of:=IFERROR(VLOOKUP([.$A90]; [$2014worlddev.$A$1:.$O$218]; COLUMN([.B93]); 0);&quot;&quot;)">
            <text:p/>
          </table:table-cell>
          <table:table-cell table:formula="of:=IFERROR(VLOOKUP([.$A90]; [$2014worlddev.$A$1:.$O$218]; COLUMN([.C93]); 0);&quot;&quot;)">
            <text:p/>
          </table:table-cell>
          <table:table-cell table:formula="of:=IFERROR(VLOOKUP([.$A90]; [$2014worlddev.$A$1:.$O$218]; COLUMN([.D93]); 0);&quot;&quot;)">
            <text:p/>
          </table:table-cell>
          <table:table-cell table:formula="of:=IFERROR(VLOOKUP([.$A90]; [$2014worlddev.$A$1:.$O$218]; COLUMN([.E93]); 0);&quot;&quot;)">
            <text:p/>
          </table:table-cell>
          <table:table-cell table:formula="of:=IFERROR(VLOOKUP([.$A90]; [$2014worlddev.$A$1:.$O$218]; COLUMN([.F93]); 0);&quot;&quot;)">
            <text:p/>
          </table:table-cell>
          <table:table-cell table:formula="of:=IFERROR(VLOOKUP([.$A90]; [$2014worlddev.$A$1:.$O$218]; COLUMN([.G93]); 0);&quot;&quot;)">
            <text:p/>
          </table:table-cell>
          <table:table-cell table:formula="of:=IFERROR(VLOOKUP([.$A90]; [$2014worlddev.$A$1:.$O$218]; COLUMN([.H93]); 0);&quot;&quot;)">
            <text:p/>
          </table:table-cell>
          <table:table-cell table:formula="of:=IFERROR(VLOOKUP([.$A90]; [$2014worlddev.$A$1:.$O$218]; COLUMN([.I93]); 0);&quot;&quot;)">
            <text:p/>
          </table:table-cell>
          <table:table-cell table:formula="of:=IFERROR(VLOOKUP([.$A90]; [$2014worlddev.$A$1:.$O$218]; COLUMN([.J93]); 0);&quot;&quot;)">
            <text:p/>
          </table:table-cell>
          <table:table-cell table:formula="of:=IFERROR(VLOOKUP([.$A90]; [$2014worlddev.$A$1:.$O$218]; COLUMN([.K93]); 0);&quot;&quot;)">
            <text:p/>
          </table:table-cell>
          <table:table-cell table:formula="of:=IFERROR(VLOOKUP([.$A90]; [$2014worlddev.$A$1:.$O$218]; COLUMN([.L93]); 0);&quot;&quot;)">
            <text:p/>
          </table:table-cell>
          <table:table-cell table:formula="of:=IFERROR(VLOOKUP([.$A90]; [$2014worlddev.$A$1:.$O$218]; COLUMN([.M93]); 0);&quot;&quot;)">
            <text:p/>
          </table:table-cell>
          <table:table-cell table:formula="of:=IFERROR(VLOOKUP([.$A90]; [$2014worlddev.$A$1:.$O$218]; COLUMN([.N93]); 0);&quot;&quot;)">
            <text:p/>
          </table:table-cell>
          <table:table-cell table:formula="of:=IFERROR(VLOOKUP([.$A90]; [$2014worlddev.$A$1:.$O$218]; COLUMN([.O93]); 0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119" calcext:value-type="float">
            <text:p>119</text:p>
          </table:table-cell>
          <table:table-cell office:value-type="float" office:value="0.662" calcext:value-type="float">
            <text:p>0.662</text:p>
          </table:table-cell>
          <table:table-cell office:value-type="float" office:value="68.3" calcext:value-type="float">
            <text:p>68.3</text:p>
          </table:table-cell>
          <table:table-cell office:value-type="float" office:value="13.2" calcext:value-type="float">
            <text:p>13.2</text:p>
          </table:table-cell>
          <table:table-cell office:value-type="float" office:value="8.2" calcext:value-type="float">
            <text:p>8.2</text:p>
          </table:table-cell>
          <table:table-cell office:value-type="float" office:value="5760" calcext:value-type="float">
            <text:p>5760</text:p>
          </table:table-cell>
          <table:table-cell office:value-type="string" calcext:value-type="string">
            <text:p>Medium</text:p>
          </table:table-cell>
          <table:table-cell table:formula="of:=IFERROR(VLOOKUP([.$A91]; [$continents.$A$1:.$C$250]; COLUMN([.B75]); 0);&quot;&quot;)">
            <text:p/>
          </table:table-cell>
          <table:table-cell table:formula="of:=IFERROR(VLOOKUP([.$A91]; [$continents.$A$1:.$C$250]; COLUMN([.C75]); 0);&quot;&quot;)">
            <text:p/>
          </table:table-cell>
          <table:table-cell table:formula="of:=IFERROR(VLOOKUP([.$A91]; [$2014gini.$A$1:.$B$146]; COLUMN([.B75]); 0);&quot;&quot;)">
            <text:p/>
          </table:table-cell>
          <table:table-cell table:formula="of:=IFERROR(VLOOKUP([.$A91]; [$2014worlddev.$A$1:.$O$218]; COLUMN([.B75]); 0);&quot;&quot;)">
            <text:p/>
          </table:table-cell>
          <table:table-cell table:formula="of:=IFERROR(VLOOKUP([.$A91]; [$2014worlddev.$A$1:.$O$218]; COLUMN([.C75]); 0);&quot;&quot;)">
            <text:p/>
          </table:table-cell>
          <table:table-cell table:formula="of:=IFERROR(VLOOKUP([.$A91]; [$2014worlddev.$A$1:.$O$218]; COLUMN([.D75]); 0);&quot;&quot;)">
            <text:p/>
          </table:table-cell>
          <table:table-cell table:formula="of:=IFERROR(VLOOKUP([.$A91]; [$2014worlddev.$A$1:.$O$218]; COLUMN([.E75]); 0);&quot;&quot;)">
            <text:p/>
          </table:table-cell>
          <table:table-cell table:formula="of:=IFERROR(VLOOKUP([.$A91]; [$2014worlddev.$A$1:.$O$218]; COLUMN([.F75]); 0);&quot;&quot;)">
            <text:p/>
          </table:table-cell>
          <table:table-cell table:formula="of:=IFERROR(VLOOKUP([.$A91]; [$2014worlddev.$A$1:.$O$218]; COLUMN([.G75]); 0);&quot;&quot;)">
            <text:p/>
          </table:table-cell>
          <table:table-cell table:formula="of:=IFERROR(VLOOKUP([.$A91]; [$2014worlddev.$A$1:.$O$218]; COLUMN([.H75]); 0);&quot;&quot;)">
            <text:p/>
          </table:table-cell>
          <table:table-cell table:formula="of:=IFERROR(VLOOKUP([.$A91]; [$2014worlddev.$A$1:.$O$218]; COLUMN([.I75]); 0);&quot;&quot;)">
            <text:p/>
          </table:table-cell>
          <table:table-cell table:formula="of:=IFERROR(VLOOKUP([.$A91]; [$2014worlddev.$A$1:.$O$218]; COLUMN([.J75]); 0);&quot;&quot;)">
            <text:p/>
          </table:table-cell>
          <table:table-cell table:formula="of:=IFERROR(VLOOKUP([.$A91]; [$2014worlddev.$A$1:.$O$218]; COLUMN([.K75]); 0);&quot;&quot;)">
            <text:p/>
          </table:table-cell>
          <table:table-cell table:formula="of:=IFERROR(VLOOKUP([.$A91]; [$2014worlddev.$A$1:.$O$218]; COLUMN([.L75]); 0);&quot;&quot;)">
            <text:p/>
          </table:table-cell>
          <table:table-cell table:formula="of:=IFERROR(VLOOKUP([.$A91]; [$2014worlddev.$A$1:.$O$218]; COLUMN([.M75]); 0);&quot;&quot;)">
            <text:p/>
          </table:table-cell>
          <table:table-cell table:formula="of:=IFERROR(VLOOKUP([.$A91]; [$2014worlddev.$A$1:.$O$218]; COLUMN([.N75]); 0);&quot;&quot;)">
            <text:p/>
          </table:table-cell>
          <table:table-cell table:formula="of:=IFERROR(VLOOKUP([.$A91]; [$2014worlddev.$A$1:.$O$218]; COLUMN([.O75]); 0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85" calcext:value-type="float">
            <text:p>85</text:p>
          </table:table-cell>
          <table:table-cell office:value-type="float" office:value="0.733" calcext:value-type="float">
            <text:p>0.733</text:p>
          </table:table-cell>
          <table:table-cell office:value-type="float" office:value="76.5" calcext:value-type="float">
            <text:p>76.5</text:p>
          </table:table-cell>
          <table:table-cell office:value-type="float" office:value="13.6" calcext:value-type="float">
            <text:p>13.6</text:p>
          </table:table-cell>
          <table:table-cell office:value-type="float" office:value="8.3" calcext:value-type="float">
            <text:p>8.3</text:p>
          </table:table-cell>
          <table:table-cell office:value-type="float" office:value="9638" calcext:value-type="float">
            <text:p>9638</text:p>
          </table:table-cell>
          <table:table-cell office:value-type="string" calcext:value-type="string">
            <text:p>High</text:p>
          </table:table-cell>
          <table:table-cell table:formula="of:=IFERROR(VLOOKUP([.$A92]; [$continents.$A$1:.$C$250]; COLUMN([.B148]); 0);&quot;&quot;)" office:value-type="string" office:string-value="Europe" calcext:value-type="string">
            <text:p>Europe</text:p>
          </table:table-cell>
          <table:table-cell table:formula="of:=IFERROR(VLOOKUP([.$A92]; [$continents.$A$1:.$C$250]; COLUMN([.C148]); 0);&quot;&quot;)" office:value-type="string" office:string-value="Southern Europe" calcext:value-type="string">
            <text:p>Southern Europe</text:p>
          </table:table-cell>
          <table:table-cell table:formula="of:=IFERROR(VLOOKUP([.$A92]; [$2014gini.$A$1:.$B$146]; COLUMN([.B148]); 0);&quot;&quot;)" office:value-type="float" office:value="36.2" calcext:value-type="float">
            <text:p>36.2</text:p>
          </table:table-cell>
          <table:table-cell table:formula="of:=IFERROR(VLOOKUP([.$A92]; [$2014worlddev.$A$1:.$O$218]; COLUMN([.B148]); 0);&quot;&quot;)" office:value-type="float" office:value="60.8" calcext:value-type="float">
            <text:p>60.8</text:p>
          </table:table-cell>
          <table:table-cell table:formula="of:=IFERROR(VLOOKUP([.$A92]; [$2014worlddev.$A$1:.$O$218]; COLUMN([.C148]); 0);&quot;&quot;)" office:value-type="float" office:value="38.04320446" calcext:value-type="float">
            <text:p>38.04320446</text:p>
          </table:table-cell>
          <table:table-cell table:formula="of:=IFERROR(VLOOKUP([.$A92]; [$2014worlddev.$A$1:.$O$218]; COLUMN([.D148]); 0);&quot;&quot;)" office:value-type="float" office:value="1.027868809" calcext:value-type="float">
            <text:p>1.027868809</text:p>
          </table:table-cell>
          <table:table-cell table:formula="of:=IFERROR(VLOOKUP([.$A92]; [$2014worlddev.$A$1:.$O$218]; COLUMN([.E148]); 0);&quot;&quot;)" office:value-type="float" office:value="-0.156496091" calcext:value-type="float">
            <text:p>-0.156496091</text:p>
          </table:table-cell>
          <table:table-cell table:formula="of:=IFERROR(VLOOKUP([.$A92]; [$2014worlddev.$A$1:.$O$218]; COLUMN([.F148]); 0);&quot;&quot;)" office:value-type="float" office:value="74.56160156" calcext:value-type="float">
            <text:p>74.56160156</text:p>
          </table:table-cell>
          <table:table-cell table:formula="of:=IFERROR(VLOOKUP([.$A92]; [$2014worlddev.$A$1:.$O$218]; COLUMN([.G148]); 0);&quot;&quot;)" office:value-type="float" office:value="13.64656531" calcext:value-type="float">
            <text:p>13.64656531</text:p>
          </table:table-cell>
          <table:table-cell table:formula="of:=IFERROR(VLOOKUP([.$A92]; [$2014worlddev.$A$1:.$O$218]; COLUMN([.H148]); 0);&quot;&quot;)" office:value-type="float" office:value="71.38277546" calcext:value-type="float">
            <text:p>71.38277546</text:p>
          </table:table-cell>
          <table:table-cell table:formula="of:=IFERROR(VLOOKUP([.$A92]; [$2014worlddev.$A$1:.$O$218]; COLUMN([.I148]); 0);&quot;&quot;)" office:value-type="float" office:value="14.97065922" calcext:value-type="float">
            <text:p>14.97065922</text:p>
          </table:table-cell>
          <table:table-cell table:formula="of:=IFERROR(VLOOKUP([.$A92]; [$2014worlddev.$A$1:.$O$218]; COLUMN([.J148]); 0);&quot;&quot;)" office:value-type="float" office:value="3817554" calcext:value-type="float">
            <text:p>3817554</text:p>
          </table:table-cell>
          <table:table-cell table:formula="of:=IFERROR(VLOOKUP([.$A92]; [$2014worlddev.$A$1:.$O$218]; COLUMN([.K148]); 0);&quot;&quot;)" office:value-type="float" office:value="6890" calcext:value-type="float">
            <text:p>6890</text:p>
          </table:table-cell>
          <table:table-cell table:formula="of:=IFERROR(VLOOKUP([.$A92]; [$2014worlddev.$A$1:.$O$218]; COLUMN([.L148]); 0);&quot;&quot;)" office:value-type="float" office:value="21888" calcext:value-type="float">
            <text:p>21888</text:p>
          </table:table-cell>
          <table:table-cell table:formula="of:=IFERROR(VLOOKUP([.$A92]; [$2014worlddev.$A$1:.$O$218]; COLUMN([.M148]); 0);&quot;&quot;)" office:value-type="float" office:value="60.384" calcext:value-type="float">
            <text:p>60.384</text:p>
          </table:table-cell>
          <table:table-cell table:formula="of:=IFERROR(VLOOKUP([.$A92]; [$2014worlddev.$A$1:.$O$218]; COLUMN([.N148]); 0);&quot;&quot;)" office:value-type="float" office:value="27.89999962" calcext:value-type="float">
            <text:p>27.89999962</text:p>
          </table:table-cell>
          <table:table-cell table:formula="of:=IFERROR(VLOOKUP([.$A92]; [$2014worlddev.$A$1:.$O$218]; COLUMN([.O148]); 0);&quot;&quot;)" office:value-type="float" office:value="1.263" calcext:value-type="float">
            <text:p>1.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69" calcext:value-type="float">
            <text:p>69</text:p>
          </table:table-cell>
          <table:table-cell office:value-type="float" office:value="0.766" calcext:value-type="float">
            <text:p>0.766</text:p>
          </table:table-cell>
          <table:table-cell office:value-type="float" office:value="79.4" calcext:value-type="float">
            <text:p>79.4</text:p>
          </table:table-cell>
          <table:table-cell office:value-type="float" office:value="13.9" calcext:value-type="float">
            <text:p>13.9</text:p>
          </table:table-cell>
          <table:table-cell office:value-type="float" office:value="8.4" calcext:value-type="float">
            <text:p>8.4</text:p>
          </table:table-cell>
          <table:table-cell office:value-type="float" office:value="13413" calcext:value-type="float">
            <text:p>13413</text:p>
          </table:table-cell>
          <table:table-cell office:value-type="string" calcext:value-type="string">
            <text:p>High</text:p>
          </table:table-cell>
          <table:table-cell table:formula="of:=IFERROR(VLOOKUP([.$A93]; [$continents.$A$1:.$C$250]; COLUMN([.B86]); 0);&quot;&quot;)" office:value-type="string" office:string-value="Americas" calcext:value-type="string">
            <text:p>Americas</text:p>
          </table:table-cell>
          <table:table-cell table:formula="of:=IFERROR(VLOOKUP([.$A93]; [$continents.$A$1:.$C$250]; COLUMN([.C86]); 0);&quot;&quot;)" office:value-type="string" office:string-value="Central America" calcext:value-type="string">
            <text:p>Central America</text:p>
          </table:table-cell>
          <table:table-cell table:formula="of:=IFERROR(VLOOKUP([.$A93]; [$2014gini.$A$1:.$B$146]; COLUMN([.B86]); 0);&quot;&quot;)" office:value-type="float" office:value="50.3" calcext:value-type="float">
            <text:p>50.3</text:p>
          </table:table-cell>
          <table:table-cell table:formula="of:=IFERROR(VLOOKUP([.$A93]; [$2014worlddev.$A$1:.$O$218]; COLUMN([.B86]); 0);&quot;&quot;)" office:value-type="float" office:value="49.41" calcext:value-type="float">
            <text:p>49.41</text:p>
          </table:table-cell>
          <table:table-cell table:formula="of:=IFERROR(VLOOKUP([.$A93]; [$2014worlddev.$A$1:.$O$218]; COLUMN([.C86]); 0);&quot;&quot;)" office:value-type="float" office:value="37.2713434" calcext:value-type="float">
            <text:p>37.2713434</text:p>
          </table:table-cell>
          <table:table-cell table:formula="of:=IFERROR(VLOOKUP([.$A93]; [$2014worlddev.$A$1:.$O$218]; COLUMN([.D86]); 0);&quot;&quot;)" office:value-type="float" office:value="0" calcext:value-type="float">
            <text:p>0</text:p>
          </table:table-cell>
          <table:table-cell table:formula="of:=IFERROR(VLOOKUP([.$A93]; [$2014worlddev.$A$1:.$O$218]; COLUMN([.E86]); 0);&quot;&quot;)" office:value-type="float" office:value="1.081430428" calcext:value-type="float">
            <text:p>1.081430428</text:p>
          </table:table-cell>
          <table:table-cell table:formula="of:=IFERROR(VLOOKUP([.$A93]; [$2014worlddev.$A$1:.$O$218]; COLUMN([.F86]); 0);&quot;&quot;)" office:value-type="float" office:value="93.17677242" calcext:value-type="float">
            <text:p>93.17677242</text:p>
          </table:table-cell>
          <table:table-cell table:formula="of:=IFERROR(VLOOKUP([.$A93]; [$2014worlddev.$A$1:.$O$218]; COLUMN([.G86]); 0);&quot;&quot;)" office:value-type="float" office:value="22.69830667" calcext:value-type="float">
            <text:p>22.69830667</text:p>
          </table:table-cell>
          <table:table-cell table:formula="of:=IFERROR(VLOOKUP([.$A93]; [$2014worlddev.$A$1:.$O$218]; COLUMN([.H86]); 0);&quot;&quot;)" office:value-type="float" office:value="68.70127539" calcext:value-type="float">
            <text:p>68.70127539</text:p>
          </table:table-cell>
          <table:table-cell table:formula="of:=IFERROR(VLOOKUP([.$A93]; [$2014worlddev.$A$1:.$O$218]; COLUMN([.I86]); 0);&quot;&quot;)" office:value-type="float" office:value="8.600417941" calcext:value-type="float">
            <text:p>8.600417941</text:p>
          </table:table-cell>
          <table:table-cell table:formula="of:=IFERROR(VLOOKUP([.$A93]; [$2014worlddev.$A$1:.$O$218]; COLUMN([.J86]); 0);&quot;&quot;)" office:value-type="float" office:value="4757606" calcext:value-type="float">
            <text:p>4757606</text:p>
          </table:table-cell>
          <table:table-cell table:formula="of:=IFERROR(VLOOKUP([.$A93]; [$2014worlddev.$A$1:.$O$218]; COLUMN([.K86]); 0);&quot;&quot;)" office:value-type="float" office:value="12924" calcext:value-type="float">
            <text:p>12924</text:p>
          </table:table-cell>
          <table:table-cell table:formula="of:=IFERROR(VLOOKUP([.$A93]; [$2014worlddev.$A$1:.$O$218]; COLUMN([.L86]); 0);&quot;&quot;)" office:value-type="float" office:value="417" calcext:value-type="float">
            <text:p>417</text:p>
          </table:table-cell>
          <table:table-cell table:formula="of:=IFERROR(VLOOKUP([.$A93]; [$2014worlddev.$A$1:.$O$218]; COLUMN([.M86]); 0);&quot;&quot;)" office:value-type="float" office:value="24.085" calcext:value-type="float">
            <text:p>24.085</text:p>
          </table:table-cell>
          <table:table-cell table:formula="of:=IFERROR(VLOOKUP([.$A93]; [$2014worlddev.$A$1:.$O$218]; COLUMN([.N86]); 0);&quot;&quot;)" office:value-type="float" office:value="8.300000191" calcext:value-type="float">
            <text:p>8.300000191</text:p>
          </table:table-cell>
          <table:table-cell table:formula="of:=IFERROR(VLOOKUP([.$A93]; [$2014worlddev.$A$1:.$O$218]; COLUMN([.O86]); 0);&quot;&quot;)" office:value-type="float" office:value="1.819" calcext:value-type="float">
            <text:p>1.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float" office:value="77" calcext:value-type="float">
            <text:p>77</text:p>
          </table:table-cell>
          <table:table-cell office:value-type="float" office:value="0.752" calcext:value-type="float">
            <text:p>0.752</text:p>
          </table:table-cell>
          <table:table-cell office:value-type="float" office:value="73.8" calcext:value-type="float">
            <text:p>73.8</text:p>
          </table:table-cell>
          <table:table-cell office:value-type="float" office:value="12.9" calcext:value-type="float">
            <text:p>12.9</text:p>
          </table:table-cell>
          <table:table-cell office:value-type="float" office:value="8.4" calcext:value-type="float">
            <text:p>8.4</text:p>
          </table:table-cell>
          <table:table-cell office:value-type="float" office:value="20805" calcext:value-type="float">
            <text:p>20805</text:p>
          </table:table-cell>
          <table:table-cell office:value-type="string" calcext:value-type="string">
            <text:p>High</text:p>
          </table:table-cell>
          <table:table-cell table:formula="of:=IFERROR(VLOOKUP([.$A94]; [$continents.$A$1:.$C$250]; COLUMN([.B173]); 0);&quot;&quot;)" office:value-type="string" office:string-value="Americas" calcext:value-type="string">
            <text:p>Americas</text:p>
          </table:table-cell>
          <table:table-cell table:formula="of:=IFERROR(VLOOKUP([.$A94]; [$continents.$A$1:.$C$250]; COLUMN([.C173]); 0);&quot;&quot;)" office:value-type="string" office:string-value="Caribbean" calcext:value-type="string">
            <text:p>Caribbean</text:p>
          </table:table-cell>
          <table:table-cell table:formula="of:=IFERROR(VLOOKUP([.$A94]; [$2014gini.$A$1:.$B$146]; COLUMN([.B173]); 0);&quot;&quot;)">
            <text:p/>
          </table:table-cell>
          <table:table-cell table:formula="of:=IFERROR(VLOOKUP([.$A94]; [$2014worlddev.$A$1:.$O$218]; COLUMN([.B173]); 0);&quot;&quot;)">
            <text:p/>
          </table:table-cell>
          <table:table-cell table:formula="of:=IFERROR(VLOOKUP([.$A94]; [$2014worlddev.$A$1:.$O$218]; COLUMN([.C173]); 0);&quot;&quot;)">
            <text:p/>
          </table:table-cell>
          <table:table-cell table:formula="of:=IFERROR(VLOOKUP([.$A94]; [$2014worlddev.$A$1:.$O$218]; COLUMN([.D173]); 0);&quot;&quot;)">
            <text:p/>
          </table:table-cell>
          <table:table-cell table:formula="of:=IFERROR(VLOOKUP([.$A94]; [$2014worlddev.$A$1:.$O$218]; COLUMN([.E173]); 0);&quot;&quot;)">
            <text:p/>
          </table:table-cell>
          <table:table-cell table:formula="of:=IFERROR(VLOOKUP([.$A94]; [$2014worlddev.$A$1:.$O$218]; COLUMN([.F173]); 0);&quot;&quot;)">
            <text:p/>
          </table:table-cell>
          <table:table-cell table:formula="of:=IFERROR(VLOOKUP([.$A94]; [$2014worlddev.$A$1:.$O$218]; COLUMN([.G173]); 0);&quot;&quot;)">
            <text:p/>
          </table:table-cell>
          <table:table-cell table:formula="of:=IFERROR(VLOOKUP([.$A94]; [$2014worlddev.$A$1:.$O$218]; COLUMN([.H173]); 0);&quot;&quot;)">
            <text:p/>
          </table:table-cell>
          <table:table-cell table:formula="of:=IFERROR(VLOOKUP([.$A94]; [$2014worlddev.$A$1:.$O$218]; COLUMN([.I173]); 0);&quot;&quot;)">
            <text:p/>
          </table:table-cell>
          <table:table-cell table:formula="of:=IFERROR(VLOOKUP([.$A94]; [$2014worlddev.$A$1:.$O$218]; COLUMN([.J173]); 0);&quot;&quot;)">
            <text:p/>
          </table:table-cell>
          <table:table-cell table:formula="of:=IFERROR(VLOOKUP([.$A94]; [$2014worlddev.$A$1:.$O$218]; COLUMN([.K173]); 0);&quot;&quot;)">
            <text:p/>
          </table:table-cell>
          <table:table-cell table:formula="of:=IFERROR(VLOOKUP([.$A94]; [$2014worlddev.$A$1:.$O$218]; COLUMN([.L173]); 0);&quot;&quot;)">
            <text:p/>
          </table:table-cell>
          <table:table-cell table:formula="of:=IFERROR(VLOOKUP([.$A94]; [$2014worlddev.$A$1:.$O$218]; COLUMN([.M173]); 0);&quot;&quot;)">
            <text:p/>
          </table:table-cell>
          <table:table-cell table:formula="of:=IFERROR(VLOOKUP([.$A94]; [$2014worlddev.$A$1:.$O$218]; COLUMN([.N173]); 0);&quot;&quot;)">
            <text:p/>
          </table:table-cell>
          <table:table-cell table:formula="of:=IFERROR(VLOOKUP([.$A94]; [$2014worlddev.$A$1:.$O$218]; COLUMN([.O173]); 0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52" calcext:value-type="float">
            <text:p>52</text:p>
          </table:table-cell>
          <table:table-cell office:value-type="float" office:value="0.793" calcext:value-type="float">
            <text:p>0.793</text:p>
          </table:table-cell>
          <table:table-cell office:value-type="float" office:value="77.2" calcext:value-type="float">
            <text:p>77.2</text:p>
          </table:table-cell>
          <table:table-cell office:value-type="float" office:value="15.5" calcext:value-type="float">
            <text:p>15.5</text:p>
          </table:table-cell>
          <table:table-cell office:value-type="float" office:value="8.5" calcext:value-type="float">
            <text:p>8.5</text:p>
          </table:table-cell>
          <table:table-cell office:value-type="float" office:value="19283" calcext:value-type="float">
            <text:p>19283</text:p>
          </table:table-cell>
          <table:table-cell office:value-type="string" calcext:value-type="string">
            <text:p>High</text:p>
          </table:table-cell>
          <table:table-cell table:formula="of:=IFERROR(VLOOKUP([.$A95]; [$continents.$A$1:.$C$250]; COLUMN([.B144]); 0);&quot;&quot;)" office:value-type="string" office:string-value="Americas" calcext:value-type="string">
            <text:p>Americas</text:p>
          </table:table-cell>
          <table:table-cell table:formula="of:=IFERROR(VLOOKUP([.$A95]; [$continents.$A$1:.$C$250]; COLUMN([.C144]); 0);&quot;&quot;)" office:value-type="string" office:string-value="South America" calcext:value-type="string">
            <text:p>South America</text:p>
          </table:table-cell>
          <table:table-cell table:formula="of:=IFERROR(VLOOKUP([.$A95]; [$2014gini.$A$1:.$B$146]; COLUMN([.B144]); 0);&quot;&quot;)" office:value-type="float" office:value="45.3" calcext:value-type="float">
            <text:p>45.3</text:p>
          </table:table-cell>
          <table:table-cell table:formula="of:=IFERROR(VLOOKUP([.$A95]; [$2014worlddev.$A$1:.$O$218]; COLUMN([.B144]); 0);&quot;&quot;)" office:value-type="float" office:value="61.46" calcext:value-type="float">
            <text:p>61.46</text:p>
          </table:table-cell>
          <table:table-cell table:formula="of:=IFERROR(VLOOKUP([.$A95]; [$2014worlddev.$A$1:.$O$218]; COLUMN([.C144]); 0);&quot;&quot;)" office:value-type="float" office:value="44.54016977" calcext:value-type="float">
            <text:p>44.54016977</text:p>
          </table:table-cell>
          <table:table-cell table:formula="of:=IFERROR(VLOOKUP([.$A95]; [$2014worlddev.$A$1:.$O$218]; COLUMN([.D144]); 0);&quot;&quot;)" office:value-type="float" office:value="1.488205607" calcext:value-type="float">
            <text:p>1.488205607</text:p>
          </table:table-cell>
          <table:table-cell table:formula="of:=IFERROR(VLOOKUP([.$A95]; [$2014worlddev.$A$1:.$O$218]; COLUMN([.E144]); 0);&quot;&quot;)" office:value-type="float" office:value="0.338250791" calcext:value-type="float">
            <text:p>0.338250791</text:p>
          </table:table-cell>
          <table:table-cell table:formula="of:=IFERROR(VLOOKUP([.$A95]; [$2014worlddev.$A$1:.$O$218]; COLUMN([.F144]); 0);&quot;&quot;)" office:value-type="float" office:value="19.53785853" calcext:value-type="float">
            <text:p>19.53785853</text:p>
          </table:table-cell>
          <table:table-cell table:formula="of:=IFERROR(VLOOKUP([.$A95]; [$2014worlddev.$A$1:.$O$218]; COLUMN([.G144]); 0);&quot;&quot;)" office:value-type="float" office:value="21.61358508" calcext:value-type="float">
            <text:p>21.61358508</text:p>
          </table:table-cell>
          <table:table-cell table:formula="of:=IFERROR(VLOOKUP([.$A95]; [$2014worlddev.$A$1:.$O$218]; COLUMN([.H144]); 0);&quot;&quot;)" office:value-type="float" office:value="64.05350933" calcext:value-type="float">
            <text:p>64.05350933</text:p>
          </table:table-cell>
          <table:table-cell table:formula="of:=IFERROR(VLOOKUP([.$A95]; [$2014worlddev.$A$1:.$O$218]; COLUMN([.I144]); 0);&quot;&quot;)" office:value-type="float" office:value="14.33290559" calcext:value-type="float">
            <text:p>14.33290559</text:p>
          </table:table-cell>
          <table:table-cell table:formula="of:=IFERROR(VLOOKUP([.$A95]; [$2014worlddev.$A$1:.$O$218]; COLUMN([.J144]); 0);&quot;&quot;)" office:value-type="float" office:value="3419516" calcext:value-type="float">
            <text:p>3419516</text:p>
          </table:table-cell>
          <table:table-cell table:formula="of:=IFERROR(VLOOKUP([.$A95]; [$2014worlddev.$A$1:.$O$218]; COLUMN([.K144]); 0);&quot;&quot;)" office:value-type="float" office:value="272" calcext:value-type="float">
            <text:p>272</text:p>
          </table:table-cell>
          <table:table-cell table:formula="of:=IFERROR(VLOOKUP([.$A95]; [$2014worlddev.$A$1:.$O$218]; COLUMN([.L144]); 0);&quot;&quot;)" office:value-type="float" office:value="124" calcext:value-type="float">
            <text:p>124</text:p>
          </table:table-cell>
          <table:table-cell table:formula="of:=IFERROR(VLOOKUP([.$A95]; [$2014worlddev.$A$1:.$O$218]; COLUMN([.M144]); 0);&quot;&quot;)" office:value-type="float" office:value="4.848" calcext:value-type="float">
            <text:p>4.848</text:p>
          </table:table-cell>
          <table:table-cell table:formula="of:=IFERROR(VLOOKUP([.$A95]; [$2014worlddev.$A$1:.$O$218]; COLUMN([.N144]); 0);&quot;&quot;)" office:value-type="float" office:value="7" calcext:value-type="float">
            <text:p>7</text:p>
          </table:table-cell>
          <table:table-cell table:formula="of:=IFERROR(VLOOKUP([.$A95]; [$2014worlddev.$A$1:.$O$218]; COLUMN([.O144]); 0);&quot;&quot;)" office:value-type="float" office:value="2.02" calcext:value-type="float">
            <text:p>2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63" calcext:value-type="float">
            <text:p>63</text:p>
          </table:table-cell>
          <table:table-cell office:value-type="float" office:value="0.777" calcext:value-type="float">
            <text:p>0.777</text:p>
          </table:table-cell>
          <table:table-cell office:value-type="float" office:value="74.4" calcext:value-type="float">
            <text:p>74.4</text:p>
          </table:table-cell>
          <table:table-cell office:value-type="float" office:value="15.6" calcext:value-type="float">
            <text:p>15.6</text:p>
          </table:table-cell>
          <table:table-cell office:value-type="float" office:value="8.5" calcext:value-type="float">
            <text:p>8.5</text:p>
          </table:table-cell>
          <table:table-cell office:value-type="float" office:value="17470" calcext:value-type="float">
            <text:p>17470</text:p>
          </table:table-cell>
          <table:table-cell office:value-type="string" calcext:value-type="string">
            <text:p>High</text:p>
          </table:table-cell>
          <table:table-cell table:formula="of:=IFERROR(VLOOKUP([.$A96]; [$continents.$A$1:.$C$250]; COLUMN([.B128]); 0);&quot;&quot;)" office:value-type="string" office:string-value="Africa" calcext:value-type="string">
            <text:p>Africa</text:p>
          </table:table-cell>
          <table:table-cell table:formula="of:=IFERROR(VLOOKUP([.$A96]; [$continents.$A$1:.$C$250]; COLUMN([.C128]); 0);&quot;&quot;)" office:value-type="string" office:string-value="Eastern Africa" calcext:value-type="string">
            <text:p>Eastern Africa</text:p>
          </table:table-cell>
          <table:table-cell table:formula="of:=IFERROR(VLOOKUP([.$A96]; [$2014gini.$A$1:.$B$146]; COLUMN([.B128]); 0);&quot;&quot;)" office:value-type="float" office:value="35.9" calcext:value-type="float">
            <text:p>35.9</text:p>
          </table:table-cell>
          <table:table-cell table:formula="of:=IFERROR(VLOOKUP([.$A96]; [$2014worlddev.$A$1:.$O$218]; COLUMN([.B128]); 0);&quot;&quot;)" office:value-type="float" office:value="41.44" calcext:value-type="float">
            <text:p>41.44</text:p>
          </table:table-cell>
          <table:table-cell table:formula="of:=IFERROR(VLOOKUP([.$A96]; [$2014worlddev.$A$1:.$O$218]; COLUMN([.C128]); 0);&quot;&quot;)" office:value-type="float" office:value="37.99324667" calcext:value-type="float">
            <text:p>37.99324667</text:p>
          </table:table-cell>
          <table:table-cell table:formula="of:=IFERROR(VLOOKUP([.$A96]; [$2014worlddev.$A$1:.$O$218]; COLUMN([.D128]); 0);&quot;&quot;)" office:value-type="float" office:value="0.260622584" calcext:value-type="float">
            <text:p>0.260622584</text:p>
          </table:table-cell>
          <table:table-cell table:formula="of:=IFERROR(VLOOKUP([.$A96]; [$2014worlddev.$A$1:.$O$218]; COLUMN([.E128]); 0);&quot;&quot;)" office:value-type="float" office:value="0.181061469" calcext:value-type="float">
            <text:p>0.181061469</text:p>
          </table:table-cell>
          <table:table-cell table:formula="of:=IFERROR(VLOOKUP([.$A96]; [$2014worlddev.$A$1:.$O$218]; COLUMN([.F128]); 0);&quot;&quot;)" office:value-type="float" office:value="621.1497537" calcext:value-type="float">
            <text:p>621.1497537</text:p>
          </table:table-cell>
          <table:table-cell table:formula="of:=IFERROR(VLOOKUP([.$A96]; [$2014worlddev.$A$1:.$O$218]; COLUMN([.G128]); 0);&quot;&quot;)" office:value-type="float" office:value="19.84112782" calcext:value-type="float">
            <text:p>19.84112782</text:p>
          </table:table-cell>
          <table:table-cell table:formula="of:=IFERROR(VLOOKUP([.$A96]; [$2014worlddev.$A$1:.$O$218]; COLUMN([.H128]); 0);&quot;&quot;)" office:value-type="float" office:value="71.02494389" calcext:value-type="float">
            <text:p>71.02494389</text:p>
          </table:table-cell>
          <table:table-cell table:formula="of:=IFERROR(VLOOKUP([.$A96]; [$2014worlddev.$A$1:.$O$218]; COLUMN([.I128]); 0);&quot;&quot;)" office:value-type="float" office:value="9.133928283" calcext:value-type="float">
            <text:p>9.133928283</text:p>
          </table:table-cell>
          <table:table-cell table:formula="of:=IFERROR(VLOOKUP([.$A96]; [$2014worlddev.$A$1:.$O$218]; COLUMN([.J128]); 0);&quot;&quot;)" office:value-type="float" office:value="1260934" calcext:value-type="float">
            <text:p>1260934</text:p>
          </table:table-cell>
          <table:table-cell table:formula="of:=IFERROR(VLOOKUP([.$A96]; [$2014worlddev.$A$1:.$O$218]; COLUMN([.K128]); 0);&quot;&quot;)" office:value-type="float" office:value="0" calcext:value-type="float">
            <text:p>0</text:p>
          </table:table-cell>
          <table:table-cell table:formula="of:=IFERROR(VLOOKUP([.$A96]; [$2014worlddev.$A$1:.$O$218]; COLUMN([.L128]); 0);&quot;&quot;)" office:value-type="float" office:value="94" calcext:value-type="float">
            <text:p>94</text:p>
          </table:table-cell>
          <table:table-cell table:formula="of:=IFERROR(VLOOKUP([.$A96]; [$2014worlddev.$A$1:.$O$218]; COLUMN([.M128]); 0);&quot;&quot;)" office:value-type="float" office:value="60.186" calcext:value-type="float">
            <text:p>60.186</text:p>
          </table:table-cell>
          <table:table-cell table:formula="of:=IFERROR(VLOOKUP([.$A96]; [$2014worlddev.$A$1:.$O$218]; COLUMN([.N128]); 0);&quot;&quot;)" office:value-type="float" office:value="7.699999809" calcext:value-type="float">
            <text:p>7.699999809</text:p>
          </table:table-cell>
          <table:table-cell table:formula="of:=IFERROR(VLOOKUP([.$A96]; [$2014worlddev.$A$1:.$O$218]; COLUMN([.O128]); 0);&quot;&quot;)" office:value-type="float" office:value="1.43" calcext:value-type="float">
            <text:p>1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74" calcext:value-type="float">
            <text:p>74</text:p>
          </table:table-cell>
          <table:table-cell office:value-type="float" office:value="0.756" calcext:value-type="float">
            <text:p>0.756</text:p>
          </table:table-cell>
          <table:table-cell office:value-type="float" office:value="76.8" calcext:value-type="float">
            <text:p>76.8</text:p>
          </table:table-cell>
          <table:table-cell office:value-type="float" office:value="13.1" calcext:value-type="float">
            <text:p>13.1</text:p>
          </table:table-cell>
          <table:table-cell office:value-type="float" office:value="8.5" calcext:value-type="float">
            <text:p>8.5</text:p>
          </table:table-cell>
          <table:table-cell office:value-type="float" office:value="16056" calcext:value-type="float">
            <text:p>16056</text:p>
          </table:table-cell>
          <table:table-cell office:value-type="string" calcext:value-type="string">
            <text:p>High</text:p>
          </table:table-cell>
          <table:table-cell table:formula="of:=IFERROR(VLOOKUP([.$A97]; [$continents.$A$1:.$C$250]; COLUMN([.B145]); 0);&quot;&quot;)" office:value-type="string" office:string-value="Americas" calcext:value-type="string">
            <text:p>Americas</text:p>
          </table:table-cell>
          <table:table-cell table:formula="of:=IFERROR(VLOOKUP([.$A97]; [$continents.$A$1:.$C$250]; COLUMN([.C145]); 0);&quot;&quot;)" office:value-type="string" office:string-value="Central America" calcext:value-type="string">
            <text:p>Central America</text:p>
          </table:table-cell>
          <table:table-cell table:formula="of:=IFERROR(VLOOKUP([.$A97]; [$2014gini.$A$1:.$B$146]; COLUMN([.B145]); 0);&quot;&quot;)" office:value-type="float" office:value="48.3" calcext:value-type="float">
            <text:p>48.3</text:p>
          </table:table-cell>
          <table:table-cell table:formula="of:=IFERROR(VLOOKUP([.$A97]; [$2014worlddev.$A$1:.$O$218]; COLUMN([.B145]); 0);&quot;&quot;)" office:value-type="float" office:value="44.39" calcext:value-type="float">
            <text:p>44.39</text:p>
          </table:table-cell>
          <table:table-cell table:formula="of:=IFERROR(VLOOKUP([.$A97]; [$2014worlddev.$A$1:.$O$218]; COLUMN([.C145]); 0);&quot;&quot;)" office:value-type="float" office:value="37.16218343" calcext:value-type="float">
            <text:p>37.16218343</text:p>
          </table:table-cell>
          <table:table-cell table:formula="of:=IFERROR(VLOOKUP([.$A97]; [$2014worlddev.$A$1:.$O$218]; COLUMN([.D145]); 0);&quot;&quot;)" office:value-type="float" office:value="0.667520245" calcext:value-type="float">
            <text:p>0.667520245</text:p>
          </table:table-cell>
          <table:table-cell table:formula="of:=IFERROR(VLOOKUP([.$A97]; [$2014worlddev.$A$1:.$O$218]; COLUMN([.E145]); 0);&quot;&quot;)" office:value-type="float" office:value="1.321217635" calcext:value-type="float">
            <text:p>1.321217635</text:p>
          </table:table-cell>
          <table:table-cell table:formula="of:=IFERROR(VLOOKUP([.$A97]; [$2014worlddev.$A$1:.$O$218]; COLUMN([.F145]); 0);&quot;&quot;)" office:value-type="float" office:value="64.50054425" calcext:value-type="float">
            <text:p>64.50054425</text:p>
          </table:table-cell>
          <table:table-cell table:formula="of:=IFERROR(VLOOKUP([.$A97]; [$2014worlddev.$A$1:.$O$218]; COLUMN([.G145]); 0);&quot;&quot;)" office:value-type="float" office:value="28.06427741" calcext:value-type="float">
            <text:p>28.06427741</text:p>
          </table:table-cell>
          <table:table-cell table:formula="of:=IFERROR(VLOOKUP([.$A97]; [$2014worlddev.$A$1:.$O$218]; COLUMN([.H145]); 0);&quot;&quot;)" office:value-type="float" office:value="65.62724036" calcext:value-type="float">
            <text:p>65.62724036</text:p>
          </table:table-cell>
          <table:table-cell table:formula="of:=IFERROR(VLOOKUP([.$A97]; [$2014worlddev.$A$1:.$O$218]; COLUMN([.I145]); 0);&quot;&quot;)" office:value-type="float" office:value="6.308482235" calcext:value-type="float">
            <text:p>6.308482235</text:p>
          </table:table-cell>
          <table:table-cell table:formula="of:=IFERROR(VLOOKUP([.$A97]; [$2014worlddev.$A$1:.$O$218]; COLUMN([.J145]); 0);&quot;&quot;)" office:value-type="float" office:value="125385833" calcext:value-type="float">
            <text:p>125385833</text:p>
          </table:table-cell>
          <table:table-cell table:formula="of:=IFERROR(VLOOKUP([.$A97]; [$2014worlddev.$A$1:.$O$218]; COLUMN([.K145]); 0);&quot;&quot;)" office:value-type="float" office:value="1837" calcext:value-type="float">
            <text:p>1837</text:p>
          </table:table-cell>
          <table:table-cell table:formula="of:=IFERROR(VLOOKUP([.$A97]; [$2014worlddev.$A$1:.$O$218]; COLUMN([.L145]); 0);&quot;&quot;)" office:value-type="float" office:value="10666" calcext:value-type="float">
            <text:p>10666</text:p>
          </table:table-cell>
          <table:table-cell table:formula="of:=IFERROR(VLOOKUP([.$A97]; [$2014worlddev.$A$1:.$O$218]; COLUMN([.M145]); 0);&quot;&quot;)" office:value-type="float" office:value="21.029" calcext:value-type="float">
            <text:p>21.029</text:p>
          </table:table-cell>
          <table:table-cell table:formula="of:=IFERROR(VLOOKUP([.$A97]; [$2014worlddev.$A$1:.$O$218]; COLUMN([.N145]); 0);&quot;&quot;)" office:value-type="float" office:value="4.900000095" calcext:value-type="float">
            <text:p>4.900000095</text:p>
          </table:table-cell>
          <table:table-cell table:formula="of:=IFERROR(VLOOKUP([.$A97]; [$2014worlddev.$A$1:.$O$218]; COLUMN([.O145]); 0);&quot;&quot;)" office:value-type="float" office:value="2.243" calcext:value-type="float">
            <text:p>2.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124" calcext:value-type="float">
            <text:p>124</text:p>
          </table:table-cell>
          <table:table-cell office:value-type="float" office:value="0.636" calcext:value-type="float">
            <text:p>0.636</text:p>
          </table:table-cell>
          <table:table-cell office:value-type="float" office:value="66.4" calcext:value-type="float">
            <text:p>66.4</text:p>
          </table:table-cell>
          <table:table-cell office:value-type="float" office:value="10.3" calcext:value-type="float">
            <text:p>10.3</text:p>
          </table:table-cell>
          <table:table-cell office:value-type="float" office:value="8.5" calcext:value-type="float">
            <text:p>8.5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Medium</text:p>
          </table:table-cell>
          <table:table-cell table:formula="of:=IFERROR(VLOOKUP([.$A98]; [$continents.$A$1:.$C$250]; COLUMN([.B121]); 0);&quot;&quot;)" office:value-type="string" office:string-value="Americas" calcext:value-type="string">
            <text:p>Americas</text:p>
          </table:table-cell>
          <table:table-cell table:formula="of:=IFERROR(VLOOKUP([.$A98]; [$continents.$A$1:.$C$250]; COLUMN([.C121]); 0);&quot;&quot;)" office:value-type="string" office:string-value="South America" calcext:value-type="string">
            <text:p>South America</text:p>
          </table:table-cell>
          <table:table-cell table:formula="of:=IFERROR(VLOOKUP([.$A98]; [$2014gini.$A$1:.$B$146]; COLUMN([.B121]); 0);&quot;&quot;)" office:value-type="float" office:value="44.6" calcext:value-type="float">
            <text:p>44.6</text:p>
          </table:table-cell>
          <table:table-cell table:formula="of:=IFERROR(VLOOKUP([.$A98]; [$2014worlddev.$A$1:.$O$218]; COLUMN([.B121]); 0);&quot;&quot;)" office:value-type="float" office:value="37.35" calcext:value-type="float">
            <text:p>37.35</text:p>
          </table:table-cell>
          <table:table-cell table:formula="of:=IFERROR(VLOOKUP([.$A98]; [$2014worlddev.$A$1:.$O$218]; COLUMN([.C121]); 0);&quot;&quot;)" office:value-type="float" office:value="34.93577457" calcext:value-type="float">
            <text:p>34.93577457</text:p>
          </table:table-cell>
          <table:table-cell table:formula="of:=IFERROR(VLOOKUP([.$A98]; [$2014worlddev.$A$1:.$O$218]; COLUMN([.D121]); 0);&quot;&quot;)" office:value-type="float" office:value="1.276563528" calcext:value-type="float">
            <text:p>1.276563528</text:p>
          </table:table-cell>
          <table:table-cell table:formula="of:=IFERROR(VLOOKUP([.$A98]; [$2014worlddev.$A$1:.$O$218]; COLUMN([.E121]); 0);&quot;&quot;)" office:value-type="float" office:value="0.375100609" calcext:value-type="float">
            <text:p>0.375100609</text:p>
          </table:table-cell>
          <table:table-cell table:formula="of:=IFERROR(VLOOKUP([.$A98]; [$2014worlddev.$A$1:.$O$218]; COLUMN([.F121]); 0);&quot;&quot;)" office:value-type="float" office:value="3.880584201" calcext:value-type="float">
            <text:p>3.880584201</text:p>
          </table:table-cell>
          <table:table-cell table:formula="of:=IFERROR(VLOOKUP([.$A98]; [$2014worlddev.$A$1:.$O$218]; COLUMN([.G121]); 0);&quot;&quot;)" office:value-type="float" office:value="29.80783958" calcext:value-type="float">
            <text:p>29.80783958</text:p>
          </table:table-cell>
          <table:table-cell table:formula="of:=IFERROR(VLOOKUP([.$A98]; [$2014worlddev.$A$1:.$O$218]; COLUMN([.H121]); 0);&quot;&quot;)" office:value-type="float" office:value="65.33310293" calcext:value-type="float">
            <text:p>65.33310293</text:p>
          </table:table-cell>
          <table:table-cell table:formula="of:=IFERROR(VLOOKUP([.$A98]; [$2014worlddev.$A$1:.$O$218]; COLUMN([.I121]); 0);&quot;&quot;)" office:value-type="float" office:value="4.859057486" calcext:value-type="float">
            <text:p>4.859057486</text:p>
          </table:table-cell>
          <table:table-cell table:formula="of:=IFERROR(VLOOKUP([.$A98]; [$2014worlddev.$A$1:.$O$218]; COLUMN([.J121]); 0);&quot;&quot;)" office:value-type="float" office:value="763893" calcext:value-type="float">
            <text:p>763893</text:p>
          </table:table-cell>
          <table:table-cell table:formula="of:=IFERROR(VLOOKUP([.$A98]; [$2014worlddev.$A$1:.$O$218]; COLUMN([.K121]); 0);&quot;&quot;)" office:value-type="float" office:value="11" calcext:value-type="float">
            <text:p>11</text:p>
          </table:table-cell>
          <table:table-cell table:formula="of:=IFERROR(VLOOKUP([.$A98]; [$2014worlddev.$A$1:.$O$218]; COLUMN([.L121]); 0);&quot;&quot;)" office:value-type="float" office:value="700" calcext:value-type="float">
            <text:p>700</text:p>
          </table:table-cell>
          <table:table-cell table:formula="of:=IFERROR(VLOOKUP([.$A98]; [$2014worlddev.$A$1:.$O$218]; COLUMN([.M121]); 0);&quot;&quot;)" office:value-type="float" office:value="71.541" calcext:value-type="float">
            <text:p>71.541</text:p>
          </table:table-cell>
          <table:table-cell table:formula="of:=IFERROR(VLOOKUP([.$A98]; [$2014worlddev.$A$1:.$O$218]; COLUMN([.N121]); 0);&quot;&quot;)" office:value-type="float" office:value="11.10000038" calcext:value-type="float">
            <text:p>11.10000038</text:p>
          </table:table-cell>
          <table:table-cell table:formula="of:=IFERROR(VLOOKUP([.$A98]; [$2014worlddev.$A$1:.$O$218]; COLUMN([.O121]); 0);&quot;&quot;)" office:value-type="float" office:value="2.558" calcext:value-type="float">
            <text:p>2.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79" calcext:value-type="float">
            <text:p>79</text:p>
          </table:table-cell>
          <table:table-cell office:value-type="float" office:value="0.75" calcext:value-type="float">
            <text:p>0.75</text:p>
          </table:table-cell>
          <table:table-cell office:value-type="float" office:value="73.4" calcext:value-type="float">
            <text:p>73.4</text:p>
          </table:table-cell>
          <table:table-cell office:value-type="float" office:value="15.8" calcext:value-type="float">
            <text:p>15.8</text:p>
          </table:table-cell>
          <table:table-cell office:value-type="float" office:value="8.6" calcext:value-type="float">
            <text:p>8.6</text:p>
          </table:table-cell>
          <table:table-cell office:value-type="float" office:value="10939" calcext:value-type="float">
            <text:p>10939</text:p>
          </table:table-cell>
          <table:table-cell office:value-type="string" calcext:value-type="string">
            <text:p>High</text:p>
          </table:table-cell>
          <table:table-cell table:formula="of:=IFERROR(VLOOKUP([.$A99]; [$continents.$A$1:.$C$250]; COLUMN([.B154]); 0);&quot;&quot;)" office:value-type="string" office:string-value="Americas" calcext:value-type="string">
            <text:p>Americas</text:p>
          </table:table-cell>
          <table:table-cell table:formula="of:=IFERROR(VLOOKUP([.$A99]; [$continents.$A$1:.$C$250]; COLUMN([.C154]); 0);&quot;&quot;)" office:value-type="string" office:string-value="Caribbean" calcext:value-type="string">
            <text:p>Caribbean</text:p>
          </table:table-cell>
          <table:table-cell table:formula="of:=IFERROR(VLOOKUP([.$A99]; [$2014gini.$A$1:.$B$146]; COLUMN([.B154]); 0);&quot;&quot;)">
            <text:p/>
          </table:table-cell>
          <table:table-cell table:formula="of:=IFERROR(VLOOKUP([.$A99]; [$2014worlddev.$A$1:.$O$218]; COLUMN([.B154]); 0);&quot;&quot;)" office:value-type="float" office:value="37.38" calcext:value-type="float">
            <text:p>37.38</text:p>
          </table:table-cell>
          <table:table-cell table:number-columns-repeated="2"/>
          <table:table-cell table:formula="of:=IFERROR(VLOOKUP([.$A99]; [$2014worlddev.$A$1:.$O$218]; COLUMN([.E154]); 0);&quot;&quot;)" office:value-type="float" office:value="0.421200052" calcext:value-type="float">
            <text:p>0.421200052</text:p>
          </table:table-cell>
          <table:table-cell table:formula="of:=IFERROR(VLOOKUP([.$A99]; [$2014worlddev.$A$1:.$O$218]; COLUMN([.F154]); 0);&quot;&quot;)" office:value-type="float" office:value="312.7911765" calcext:value-type="float">
            <text:p>312.7911765</text:p>
          </table:table-cell>
          <table:table-cell table:formula="of:=IFERROR(VLOOKUP([.$A99]; [$2014worlddev.$A$1:.$O$218]; COLUMN([.G154]); 0);&quot;&quot;)" office:value-type="float" office:value="26.57664858" calcext:value-type="float">
            <text:p>26.57664858</text:p>
          </table:table-cell>
          <table:table-cell table:formula="of:=IFERROR(VLOOKUP([.$A99]; [$2014worlddev.$A$1:.$O$218]; COLUMN([.H154]); 0);&quot;&quot;)" office:value-type="float" office:value="66.27424799" calcext:value-type="float">
            <text:p>66.27424799</text:p>
          </table:table-cell>
          <table:table-cell table:formula="of:=IFERROR(VLOOKUP([.$A99]; [$2014worlddev.$A$1:.$O$218]; COLUMN([.I154]); 0);&quot;&quot;)" office:value-type="float" office:value="7.149103424" calcext:value-type="float">
            <text:p>7.149103424</text:p>
          </table:table-cell>
          <table:table-cell table:formula="of:=IFERROR(VLOOKUP([.$A99]; [$2014worlddev.$A$1:.$O$218]; COLUMN([.J154]); 0);&quot;&quot;)" office:value-type="float" office:value="106349" calcext:value-type="float">
            <text:p>106349</text:p>
          </table:table-cell>
          <table:table-cell table:formula="of:=IFERROR(VLOOKUP([.$A99]; [$2014worlddev.$A$1:.$O$218]; COLUMN([.K154]); 0);&quot;&quot;)" office:value-type="float" office:value="0" calcext:value-type="float">
            <text:p>0</text:p>
          </table:table-cell>
          <table:table-cell table:formula="of:=IFERROR(VLOOKUP([.$A99]; [$2014worlddev.$A$1:.$O$218]; COLUMN([.L154]); 0);&quot;&quot;)" office:value-type="float" office:value="324" calcext:value-type="float">
            <text:p>324</text:p>
          </table:table-cell>
          <table:table-cell table:formula="of:=IFERROR(VLOOKUP([.$A99]; [$2014worlddev.$A$1:.$O$218]; COLUMN([.M154]); 0);&quot;&quot;)" office:value-type="float" office:value="64.42" calcext:value-type="float">
            <text:p>64.42</text:p>
          </table:table-cell>
          <table:table-cell/>
          <table:table-cell table:formula="of:=IFERROR(VLOOKUP([.$A99]; [$2014worlddev.$A$1:.$O$218]; COLUMN([.O154]); 0);&quot;&quot;)" office:value-type="float" office:value="2.149" calcext:value-type="float">
            <text:p>2.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97" calcext:value-type="float">
            <text:p>97</text:p>
          </table:table-cell>
          <table:table-cell office:value-type="float" office:value="0.72" calcext:value-type="float">
            <text:p>0.72</text:p>
          </table:table-cell>
          <table:table-cell office:value-type="float" office:value="72.9" calcext:value-type="float">
            <text:p>72.9</text:p>
          </table:table-cell>
          <table:table-cell office:value-type="float" office:value="13.4" calcext:value-type="float">
            <text:p>13.4</text:p>
          </table:table-cell>
          <table:table-cell office:value-type="float" office:value="8.6" calcext:value-type="float">
            <text:p>8.6</text:p>
          </table:table-cell>
          <table:table-cell office:value-type="float" office:value="9937" calcext:value-type="float">
            <text:p>9937</text:p>
          </table:table-cell>
          <table:table-cell office:value-type="string" calcext:value-type="string">
            <text:p>High</text:p>
          </table:table-cell>
          <table:table-cell table:formula="of:=IFERROR(VLOOKUP([.$A100]; [$continents.$A$1:.$C$250]; COLUMN([.B72]); 0);&quot;&quot;)" office:value-type="string" office:string-value="Americas" calcext:value-type="string">
            <text:p>Americas</text:p>
          </table:table-cell>
          <table:table-cell table:formula="of:=IFERROR(VLOOKUP([.$A100]; [$continents.$A$1:.$C$250]; COLUMN([.C72]); 0);&quot;&quot;)" office:value-type="string" office:string-value="Caribbean" calcext:value-type="string">
            <text:p>Caribbean</text:p>
          </table:table-cell>
          <table:table-cell table:formula="of:=IFERROR(VLOOKUP([.$A100]; [$2014gini.$A$1:.$B$146]; COLUMN([.B72]); 0);&quot;&quot;)">
            <text:p/>
          </table:table-cell>
          <table:table-cell table:formula="of:=IFERROR(VLOOKUP([.$A100]; [$2014worlddev.$A$1:.$O$218]; COLUMN([.B72]); 0);&quot;&quot;)">
            <text:p/>
          </table:table-cell>
          <table:table-cell table:formula="of:=IFERROR(VLOOKUP([.$A100]; [$2014worlddev.$A$1:.$O$218]; COLUMN([.C72]); 0);&quot;&quot;)">
            <text:p/>
          </table:table-cell>
          <table:table-cell table:formula="of:=IFERROR(VLOOKUP([.$A100]; [$2014worlddev.$A$1:.$O$218]; COLUMN([.D72]); 0);&quot;&quot;)">
            <text:p/>
          </table:table-cell>
          <table:table-cell table:formula="of:=IFERROR(VLOOKUP([.$A100]; [$2014worlddev.$A$1:.$O$218]; COLUMN([.E72]); 0);&quot;&quot;)">
            <text:p/>
          </table:table-cell>
          <table:table-cell table:formula="of:=IFERROR(VLOOKUP([.$A100]; [$2014worlddev.$A$1:.$O$218]; COLUMN([.F72]); 0);&quot;&quot;)">
            <text:p/>
          </table:table-cell>
          <table:table-cell table:formula="of:=IFERROR(VLOOKUP([.$A100]; [$2014worlddev.$A$1:.$O$218]; COLUMN([.G72]); 0);&quot;&quot;)">
            <text:p/>
          </table:table-cell>
          <table:table-cell table:formula="of:=IFERROR(VLOOKUP([.$A100]; [$2014worlddev.$A$1:.$O$218]; COLUMN([.H72]); 0);&quot;&quot;)">
            <text:p/>
          </table:table-cell>
          <table:table-cell table:formula="of:=IFERROR(VLOOKUP([.$A100]; [$2014worlddev.$A$1:.$O$218]; COLUMN([.I72]); 0);&quot;&quot;)">
            <text:p/>
          </table:table-cell>
          <table:table-cell table:formula="of:=IFERROR(VLOOKUP([.$A100]; [$2014worlddev.$A$1:.$O$218]; COLUMN([.J72]); 0);&quot;&quot;)">
            <text:p/>
          </table:table-cell>
          <table:table-cell table:formula="of:=IFERROR(VLOOKUP([.$A100]; [$2014worlddev.$A$1:.$O$218]; COLUMN([.K72]); 0);&quot;&quot;)">
            <text:p/>
          </table:table-cell>
          <table:table-cell table:formula="of:=IFERROR(VLOOKUP([.$A100]; [$2014worlddev.$A$1:.$O$218]; COLUMN([.L72]); 0);&quot;&quot;)">
            <text:p/>
          </table:table-cell>
          <table:table-cell table:formula="of:=IFERROR(VLOOKUP([.$A100]; [$2014worlddev.$A$1:.$O$218]; COLUMN([.M72]); 0);&quot;&quot;)">
            <text:p/>
          </table:table-cell>
          <table:table-cell table:formula="of:=IFERROR(VLOOKUP([.$A100]; [$2014worlddev.$A$1:.$O$218]; COLUMN([.N72]); 0);&quot;&quot;)">
            <text:p/>
          </table:table-cell>
          <table:table-cell table:formula="of:=IFERROR(VLOOKUP([.$A100]; [$2014worlddev.$A$1:.$O$218]; COLUMN([.O72]); 0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9" calcext:value-type="float">
            <text:p>39</text:p>
          </table:table-cell>
          <table:table-cell office:value-type="float" office:value="0.837" calcext:value-type="float">
            <text:p>0.837</text:p>
          </table:table-cell>
          <table:table-cell office:value-type="float" office:value="74.3" calcext:value-type="float">
            <text:p>74.3</text:p>
          </table:table-cell>
          <table:table-cell office:value-type="float" office:value="16.3" calcext:value-type="float">
            <text:p>16.3</text:p>
          </table:table-cell>
          <table:table-cell office:value-type="float" office:value="8.7" calcext:value-type="float">
            <text:p>8.7</text:p>
          </table:table-cell>
          <table:table-cell office:value-type="float" office:value="52821" calcext:value-type="float">
            <text:p>52821</text:p>
          </table:table-cell>
          <table:table-cell office:value-type="string" calcext:value-type="string">
            <text:p>Very high</text:p>
          </table:table-cell>
          <table:table-cell table:formula="of:=IFERROR(VLOOKUP([.$A101]; [$continents.$A$1:.$C$250]; COLUMN([.B132]); 0);&quot;&quot;)" office:value-type="string" office:string-value="Asia" calcext:value-type="string">
            <text:p>Asia</text:p>
          </table:table-cell>
          <table:table-cell table:formula="of:=IFERROR(VLOOKUP([.$A101]; [$continents.$A$1:.$C$250]; COLUMN([.C132]); 0);&quot;&quot;)" office:value-type="string" office:string-value="Western Asia" calcext:value-type="string">
            <text:p>Western Asia</text:p>
          </table:table-cell>
          <table:table-cell table:formula="of:=IFERROR(VLOOKUP([.$A101]; [$2014gini.$A$1:.$B$146]; COLUMN([.B132]); 0);&quot;&quot;)" office:value-type="float" office:value="45.9" calcext:value-type="float">
            <text:p>45.9</text:p>
          </table:table-cell>
          <table:table-cell table:formula="of:=IFERROR(VLOOKUP([.$A101]; [$2014worlddev.$A$1:.$O$218]; COLUMN([.B132]); 0);&quot;&quot;)" office:value-type="float" office:value="63.7" calcext:value-type="float">
            <text:p>63.7</text:p>
          </table:table-cell>
          <table:table-cell table:formula="of:=IFERROR(VLOOKUP([.$A101]; [$2014worlddev.$A$1:.$O$218]; COLUMN([.C132]); 0);&quot;&quot;)" office:value-type="float" office:value="15.23191442" calcext:value-type="float">
            <text:p>15.23191442</text:p>
          </table:table-cell>
          <table:table-cell table:formula="of:=IFERROR(VLOOKUP([.$A101]; [$2014worlddev.$A$1:.$O$218]; COLUMN([.D132]); 0);&quot;&quot;)" office:value-type="float" office:value="10.71358832" calcext:value-type="float">
            <text:p>10.71358832</text:p>
          </table:table-cell>
          <table:table-cell table:formula="of:=IFERROR(VLOOKUP([.$A101]; [$2014worlddev.$A$1:.$O$218]; COLUMN([.E132]); 0);&quot;&quot;)" office:value-type="float" office:value="2.244392708" calcext:value-type="float">
            <text:p>2.244392708</text:p>
          </table:table-cell>
          <table:table-cell table:formula="of:=IFERROR(VLOOKUP([.$A101]; [$2014worlddev.$A$1:.$O$218]; COLUMN([.F132]); 0);&quot;&quot;)" office:value-type="float" office:value="14.36790654" calcext:value-type="float">
            <text:p>14.36790654</text:p>
          </table:table-cell>
          <table:table-cell table:formula="of:=IFERROR(VLOOKUP([.$A101]; [$2014worlddev.$A$1:.$O$218]; COLUMN([.G132]); 0);&quot;&quot;)" office:value-type="float" office:value="28.82477791" calcext:value-type="float">
            <text:p>28.82477791</text:p>
          </table:table-cell>
          <table:table-cell table:formula="of:=IFERROR(VLOOKUP([.$A101]; [$2014worlddev.$A$1:.$O$218]; COLUMN([.H132]); 0);&quot;&quot;)" office:value-type="float" office:value="68.38057478" calcext:value-type="float">
            <text:p>68.38057478</text:p>
          </table:table-cell>
          <table:table-cell table:formula="of:=IFERROR(VLOOKUP([.$A101]; [$2014worlddev.$A$1:.$O$218]; COLUMN([.I132]); 0);&quot;&quot;)" office:value-type="float" office:value="2.794647313" calcext:value-type="float">
            <text:p>2.794647313</text:p>
          </table:table-cell>
          <table:table-cell table:formula="of:=IFERROR(VLOOKUP([.$A101]; [$2014worlddev.$A$1:.$O$218]; COLUMN([.J132]); 0);&quot;&quot;)" office:value-type="float" office:value="30886545" calcext:value-type="float">
            <text:p>30886545</text:p>
          </table:table-cell>
          <table:table-cell table:formula="of:=IFERROR(VLOOKUP([.$A101]; [$2014worlddev.$A$1:.$O$218]; COLUMN([.K132]); 0);&quot;&quot;)" office:value-type="float" office:value="534" calcext:value-type="float">
            <text:p>534</text:p>
          </table:table-cell>
          <table:table-cell table:formula="of:=IFERROR(VLOOKUP([.$A101]; [$2014worlddev.$A$1:.$O$218]; COLUMN([.L132]); 0);&quot;&quot;)" office:value-type="float" office:value="630" calcext:value-type="float">
            <text:p>630</text:p>
          </table:table-cell>
          <table:table-cell table:formula="of:=IFERROR(VLOOKUP([.$A101]; [$2014worlddev.$A$1:.$O$218]; COLUMN([.M132]); 0);&quot;&quot;)" office:value-type="float" office:value="17.074" calcext:value-type="float">
            <text:p>17.074</text:p>
          </table:table-cell>
          <table:table-cell table:formula="of:=IFERROR(VLOOKUP([.$A101]; [$2014worlddev.$A$1:.$O$218]; COLUMN([.N132]); 0);&quot;&quot;)" office:value-type="float" office:value="5.599999905" calcext:value-type="float">
            <text:p>5.599999905</text:p>
          </table:table-cell>
          <table:table-cell table:formula="of:=IFERROR(VLOOKUP([.$A101]; [$2014worlddev.$A$1:.$O$218]; COLUMN([.O132]); 0);&quot;&quot;)" office:value-type="float" office:value="2.765" calcext:value-type="float">
            <text:p>2.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31" calcext:value-type="float">
            <text:p>31</text:p>
          </table:table-cell>
          <table:table-cell office:value-type="float" office:value="0.856" calcext:value-type="float">
            <text:p>0.856</text:p>
          </table:table-cell>
          <table:table-cell office:value-type="float" office:value="78.8" calcext:value-type="float">
            <text:p>78.8</text:p>
          </table:table-cell>
          <table:table-cell office:value-type="float" office:value="14.5" calcext:value-type="float">
            <text:p>14.5</text:p>
          </table:table-cell>
          <table:table-cell office:value-type="float" office:value="8.8" calcext:value-type="float">
            <text:p>8.8</text:p>
          </table:table-cell>
          <table:table-cell office:value-type="float" office:value="72570" calcext:value-type="float">
            <text:p>72570</text:p>
          </table:table-cell>
          <table:table-cell office:value-type="string" calcext:value-type="string">
            <text:p>Very high</text:p>
          </table:table-cell>
          <table:table-cell table:formula="of:=IFERROR(VLOOKUP([.$A102]; [$continents.$A$1:.$C$250]; COLUMN([.B181]); 0);&quot;&quot;)" office:value-type="string" office:string-value="Asia" calcext:value-type="string">
            <text:p>Asia</text:p>
          </table:table-cell>
          <table:table-cell table:formula="of:=IFERROR(VLOOKUP([.$A102]; [$continents.$A$1:.$C$250]; COLUMN([.C181]); 0);&quot;&quot;)" office:value-type="string" office:string-value="South-Eastern Asia" calcext:value-type="string">
            <text:p>South-Eastern Asia</text:p>
          </table:table-cell>
          <table:table-cell table:formula="of:=IFERROR(VLOOKUP([.$A102]; [$2014gini.$A$1:.$B$146]; COLUMN([.B181]); 0);&quot;&quot;)">
            <text:p/>
          </table:table-cell>
          <table:table-cell table:formula="of:=IFERROR(VLOOKUP([.$A102]; [$2014worlddev.$A$1:.$O$218]; COLUMN([.B181]); 0);&quot;&quot;)" office:value-type="float" office:value="68.77" calcext:value-type="float">
            <text:p>68.77</text:p>
          </table:table-cell>
          <table:table-cell table:formula="of:=IFERROR(VLOOKUP([.$A102]; [$2014worlddev.$A$1:.$O$218]; COLUMN([.C181]); 0);&quot;&quot;)" office:value-type="float" office:value="39.67801912" calcext:value-type="float">
            <text:p>39.67801912</text:p>
          </table:table-cell>
          <table:table-cell table:formula="of:=IFERROR(VLOOKUP([.$A102]; [$2014worlddev.$A$1:.$O$218]; COLUMN([.D181]); 0);&quot;&quot;)" office:value-type="float" office:value="3.085720482" calcext:value-type="float">
            <text:p>3.085720482</text:p>
          </table:table-cell>
          <table:table-cell table:formula="of:=IFERROR(VLOOKUP([.$A102]; [$2014worlddev.$A$1:.$O$218]; COLUMN([.E181]); 0);&quot;&quot;)" office:value-type="float" office:value="1.422402986" calcext:value-type="float">
            <text:p>1.422402986</text:p>
          </table:table-cell>
          <table:table-cell table:formula="of:=IFERROR(VLOOKUP([.$A102]; [$2014worlddev.$A$1:.$O$218]; COLUMN([.F181]); 0);&quot;&quot;)" office:value-type="float" office:value="79.20189753" calcext:value-type="float">
            <text:p>79.20189753</text:p>
          </table:table-cell>
          <table:table-cell table:formula="of:=IFERROR(VLOOKUP([.$A102]; [$2014worlddev.$A$1:.$O$218]; COLUMN([.G181]); 0);&quot;&quot;)" office:value-type="float" office:value="23.53555633" calcext:value-type="float">
            <text:p>23.53555633</text:p>
          </table:table-cell>
          <table:table-cell table:formula="of:=IFERROR(VLOOKUP([.$A102]; [$2014worlddev.$A$1:.$O$218]; COLUMN([.H181]); 0);&quot;&quot;)" office:value-type="float" office:value="72.29715808" calcext:value-type="float">
            <text:p>72.29715808</text:p>
          </table:table-cell>
          <table:table-cell table:formula="of:=IFERROR(VLOOKUP([.$A102]; [$2014worlddev.$A$1:.$O$218]; COLUMN([.I181]); 0);&quot;&quot;)" office:value-type="float" office:value="4.167285586" calcext:value-type="float">
            <text:p>4.167285586</text:p>
          </table:table-cell>
          <table:table-cell table:formula="of:=IFERROR(VLOOKUP([.$A102]; [$2014worlddev.$A$1:.$O$218]; COLUMN([.J181]); 0);&quot;&quot;)" office:value-type="float" office:value="417394" calcext:value-type="float">
            <text:p>417394</text:p>
          </table:table-cell>
          <table:table-cell table:formula="of:=IFERROR(VLOOKUP([.$A102]; [$2014worlddev.$A$1:.$O$218]; COLUMN([.K181]); 0);&quot;&quot;)" office:value-type="float" office:value="0" calcext:value-type="float">
            <text:p>0</text:p>
          </table:table-cell>
          <table:table-cell table:formula="of:=IFERROR(VLOOKUP([.$A102]; [$2014worlddev.$A$1:.$O$218]; COLUMN([.L181]); 0);&quot;&quot;)" office:value-type="float" office:value="1" calcext:value-type="float">
            <text:p>1</text:p>
          </table:table-cell>
          <table:table-cell table:formula="of:=IFERROR(VLOOKUP([.$A102]; [$2014worlddev.$A$1:.$O$218]; COLUMN([.M181]); 0);&quot;&quot;)" office:value-type="float" office:value="23.113" calcext:value-type="float">
            <text:p>23.113</text:p>
          </table:table-cell>
          <table:table-cell table:formula="of:=IFERROR(VLOOKUP([.$A102]; [$2014worlddev.$A$1:.$O$218]; COLUMN([.N181]); 0);&quot;&quot;)" office:value-type="float" office:value="3.799999952" calcext:value-type="float">
            <text:p>3.799999952</text:p>
          </table:table-cell>
          <table:table-cell table:formula="of:=IFERROR(VLOOKUP([.$A102]; [$2014worlddev.$A$1:.$O$218]; COLUMN([.O181]); 0);&quot;&quot;)" office:value-type="float" office:value="1.874" calcext:value-type="float">
            <text:p>1.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71" calcext:value-type="float">
            <text:p>71</text:p>
          </table:table-cell>
          <table:table-cell office:value-type="float" office:value="0.762" calcext:value-type="float">
            <text:p>0.762</text:p>
          </table:table-cell>
          <table:table-cell office:value-type="float" office:value="74.2" calcext:value-type="float">
            <text:p>74.2</text:p>
          </table:table-cell>
          <table:table-cell office:value-type="float" office:value="14.2" calcext:value-type="float">
            <text:p>14.2</text:p>
          </table:table-cell>
          <table:table-cell office:value-type="float" office:value="8.9" calcext:value-type="float">
            <text:p>8.9</text:p>
          </table:table-cell>
          <table:table-cell office:value-type="float" office:value="16159" calcext:value-type="float">
            <text:p>16159</text:p>
          </table:table-cell>
          <table:table-cell office:value-type="string" calcext:value-type="string">
            <text:p>High</text:p>
          </table:table-cell>
          <table:table-cell table:formula="of:=IFERROR(VLOOKUP([.$A103]; [$continents.$A$1:.$C$250]; COLUMN([.B90]); 0);&quot;&quot;)">
            <text:p/>
          </table:table-cell>
          <table:table-cell table:formula="of:=IFERROR(VLOOKUP([.$A103]; [$continents.$A$1:.$C$250]; COLUMN([.C90]); 0);&quot;&quot;)">
            <text:p/>
          </table:table-cell>
          <table:table-cell table:formula="of:=IFERROR(VLOOKUP([.$A103]; [$2014gini.$A$1:.$B$146]; COLUMN([.B90]); 0);&quot;&quot;)">
            <text:p/>
          </table:table-cell>
          <table:table-cell table:formula="of:=IFERROR(VLOOKUP([.$A103]; [$2014worlddev.$A$1:.$O$218]; COLUMN([.B90]); 0);&quot;&quot;)">
            <text:p/>
          </table:table-cell>
          <table:table-cell table:formula="of:=IFERROR(VLOOKUP([.$A103]; [$2014worlddev.$A$1:.$O$218]; COLUMN([.C90]); 0);&quot;&quot;)">
            <text:p/>
          </table:table-cell>
          <table:table-cell table:formula="of:=IFERROR(VLOOKUP([.$A103]; [$2014worlddev.$A$1:.$O$218]; COLUMN([.D90]); 0);&quot;&quot;)">
            <text:p/>
          </table:table-cell>
          <table:table-cell table:formula="of:=IFERROR(VLOOKUP([.$A103]; [$2014worlddev.$A$1:.$O$218]; COLUMN([.E90]); 0);&quot;&quot;)">
            <text:p/>
          </table:table-cell>
          <table:table-cell table:formula="of:=IFERROR(VLOOKUP([.$A103]; [$2014worlddev.$A$1:.$O$218]; COLUMN([.F90]); 0);&quot;&quot;)">
            <text:p/>
          </table:table-cell>
          <table:table-cell table:formula="of:=IFERROR(VLOOKUP([.$A103]; [$2014worlddev.$A$1:.$O$218]; COLUMN([.G90]); 0);&quot;&quot;)">
            <text:p/>
          </table:table-cell>
          <table:table-cell table:formula="of:=IFERROR(VLOOKUP([.$A103]; [$2014worlddev.$A$1:.$O$218]; COLUMN([.H90]); 0);&quot;&quot;)">
            <text:p/>
          </table:table-cell>
          <table:table-cell table:formula="of:=IFERROR(VLOOKUP([.$A103]; [$2014worlddev.$A$1:.$O$218]; COLUMN([.I90]); 0);&quot;&quot;)">
            <text:p/>
          </table:table-cell>
          <table:table-cell table:formula="of:=IFERROR(VLOOKUP([.$A103]; [$2014worlddev.$A$1:.$O$218]; COLUMN([.J90]); 0);&quot;&quot;)">
            <text:p/>
          </table:table-cell>
          <table:table-cell table:formula="of:=IFERROR(VLOOKUP([.$A103]; [$2014worlddev.$A$1:.$O$218]; COLUMN([.K90]); 0);&quot;&quot;)">
            <text:p/>
          </table:table-cell>
          <table:table-cell table:formula="of:=IFERROR(VLOOKUP([.$A103]; [$2014worlddev.$A$1:.$O$218]; COLUMN([.L90]); 0);&quot;&quot;)">
            <text:p/>
          </table:table-cell>
          <table:table-cell table:formula="of:=IFERROR(VLOOKUP([.$A103]; [$2014worlddev.$A$1:.$O$218]; COLUMN([.M90]); 0);&quot;&quot;)">
            <text:p/>
          </table:table-cell>
          <table:table-cell table:formula="of:=IFERROR(VLOOKUP([.$A103]; [$2014worlddev.$A$1:.$O$218]; COLUMN([.N90]); 0);&quot;&quot;)">
            <text:p/>
          </table:table-cell>
          <table:table-cell table:formula="of:=IFERROR(VLOOKUP([.$A103]; [$2014worlddev.$A$1:.$O$218]; COLUMN([.O90]); 0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06" calcext:value-type="float">
            <text:p>106</text:p>
          </table:table-cell>
          <table:table-cell office:value-type="float" office:value="0.698" calcext:value-type="float">
            <text:p>0.698</text:p>
          </table:table-cell>
          <table:table-cell office:value-type="float" office:value="64.5" calcext:value-type="float">
            <text:p>64.5</text:p>
          </table:table-cell>
          <table:table-cell office:value-type="float" office:value="12.5" calcext:value-type="float">
            <text:p>12.5</text:p>
          </table:table-cell>
          <table:table-cell office:value-type="float" office:value="8.9" calcext:value-type="float">
            <text:p>8.9</text:p>
          </table:table-cell>
          <table:table-cell office:value-type="float" office:value="16646" calcext:value-type="float">
            <text:p>16646</text:p>
          </table:table-cell>
          <table:table-cell office:value-type="string" calcext:value-type="string">
            <text:p>Medium</text:p>
          </table:table-cell>
          <table:table-cell table:formula="of:=IFERROR(VLOOKUP([.$A104]; [$continents.$A$1:.$C$250]; COLUMN([.B133]); 0);&quot;&quot;)" office:value-type="string" office:string-value="Africa" calcext:value-type="string">
            <text:p>Africa</text:p>
          </table:table-cell>
          <table:table-cell table:formula="of:=IFERROR(VLOOKUP([.$A104]; [$continents.$A$1:.$C$250]; COLUMN([.C133]); 0);&quot;&quot;)" office:value-type="string" office:string-value="Southern Africa" calcext:value-type="string">
            <text:p>Southern Africa</text:p>
          </table:table-cell>
          <table:table-cell table:formula="of:=IFERROR(VLOOKUP([.$A104]; [$2014gini.$A$1:.$B$146]; COLUMN([.B133]); 0);&quot;&quot;)" office:value-type="float" office:value="60.5" calcext:value-type="float">
            <text:p>60.5</text:p>
          </table:table-cell>
          <table:table-cell table:formula="of:=IFERROR(VLOOKUP([.$A104]; [$2014worlddev.$A$1:.$O$218]; COLUMN([.B133]); 0);&quot;&quot;)" office:value-type="float" office:value="18.5" calcext:value-type="float">
            <text:p>18.5</text:p>
          </table:table-cell>
          <table:table-cell table:formula="of:=IFERROR(VLOOKUP([.$A104]; [$2014worlddev.$A$1:.$O$218]; COLUMN([.C133]); 0);&quot;&quot;)" office:value-type="float" office:value="47.06439566" calcext:value-type="float">
            <text:p>47.06439566</text:p>
          </table:table-cell>
          <table:table-cell table:formula="of:=IFERROR(VLOOKUP([.$A104]; [$2014worlddev.$A$1:.$O$218]; COLUMN([.D133]); 0);&quot;&quot;)" office:value-type="float" office:value="2.386534331" calcext:value-type="float">
            <text:p>2.386534331</text:p>
          </table:table-cell>
          <table:table-cell table:formula="of:=IFERROR(VLOOKUP([.$A104]; [$2014worlddev.$A$1:.$O$218]; COLUMN([.E133]); 0);&quot;&quot;)" office:value-type="float" office:value="1.975614057" calcext:value-type="float">
            <text:p>1.975614057</text:p>
          </table:table-cell>
          <table:table-cell table:formula="of:=IFERROR(VLOOKUP([.$A104]; [$2014worlddev.$A$1:.$O$218]; COLUMN([.F133]); 0);&quot;&quot;)" office:value-type="float" office:value="3.917098089" calcext:value-type="float">
            <text:p>3.917098089</text:p>
          </table:table-cell>
          <table:table-cell table:formula="of:=IFERROR(VLOOKUP([.$A104]; [$2014worlddev.$A$1:.$O$218]; COLUMN([.G133]); 0);&quot;&quot;)" office:value-type="float" office:value="32.19807589" calcext:value-type="float">
            <text:p>32.19807589</text:p>
          </table:table-cell>
          <table:table-cell table:formula="of:=IFERROR(VLOOKUP([.$A104]; [$2014worlddev.$A$1:.$O$218]; COLUMN([.H133]); 0);&quot;&quot;)" office:value-type="float" office:value="64.26713911" calcext:value-type="float">
            <text:p>64.26713911</text:p>
          </table:table-cell>
          <table:table-cell table:formula="of:=IFERROR(VLOOKUP([.$A104]; [$2014worlddev.$A$1:.$O$218]; COLUMN([.I133]); 0);&quot;&quot;)" office:value-type="float" office:value="3.534784996" calcext:value-type="float">
            <text:p>3.534784996</text:p>
          </table:table-cell>
          <table:table-cell table:formula="of:=IFERROR(VLOOKUP([.$A104]; [$2014worlddev.$A$1:.$O$218]; COLUMN([.J133]); 0);&quot;&quot;)" office:value-type="float" office:value="2219937" calcext:value-type="float">
            <text:p>2219937</text:p>
          </table:table-cell>
          <table:table-cell table:formula="of:=IFERROR(VLOOKUP([.$A104]; [$2014worlddev.$A$1:.$O$218]; COLUMN([.K133]); 0);&quot;&quot;)" office:value-type="float" office:value="2645" calcext:value-type="float">
            <text:p>2645</text:p>
          </table:table-cell>
          <table:table-cell table:formula="of:=IFERROR(VLOOKUP([.$A104]; [$2014worlddev.$A$1:.$O$218]; COLUMN([.L133]); 0);&quot;&quot;)" office:value-type="float" office:value="237" calcext:value-type="float">
            <text:p>237</text:p>
          </table:table-cell>
          <table:table-cell table:formula="of:=IFERROR(VLOOKUP([.$A104]; [$2014worlddev.$A$1:.$O$218]; COLUMN([.M133]); 0);&quot;&quot;)" office:value-type="float" office:value="42.813" calcext:value-type="float">
            <text:p>42.813</text:p>
          </table:table-cell>
          <table:table-cell table:formula="of:=IFERROR(VLOOKUP([.$A104]; [$2014worlddev.$A$1:.$O$218]; COLUMN([.N133]); 0);&quot;&quot;)" office:value-type="float" office:value="18.20000076" calcext:value-type="float">
            <text:p>18.20000076</text:p>
          </table:table-cell>
          <table:table-cell table:formula="of:=IFERROR(VLOOKUP([.$A104]; [$2014worlddev.$A$1:.$O$218]; COLUMN([.O133]); 0);&quot;&quot;)" office:value-type="float" office:value="2.836" calcext:value-type="float">
            <text:p>2.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estine, State of</text:p>
          </table:table-cell>
          <table:table-cell office:value-type="float" office:value="113" calcext:value-type="float">
            <text:p>113</text:p>
          </table:table-cell>
          <table:table-cell office:value-type="float" office:value="0.677" calcext:value-type="float">
            <text:p>0.677</text:p>
          </table:table-cell>
          <table:table-cell office:value-type="float" office:value="72.9" calcext:value-type="float">
            <text:p>72.9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.9</text:p>
          </table:table-cell>
          <table:table-cell office:value-type="float" office:value="4699" calcext:value-type="float">
            <text:p>4699</text:p>
          </table:table-cell>
          <table:table-cell office:value-type="string" calcext:value-type="string">
            <text:p>Medium</text:p>
          </table:table-cell>
          <table:table-cell table:formula="of:=IFERROR(VLOOKUP([.$A105]; [$continents.$A$1:.$C$250]; COLUMN([.B83]); 0);&quot;&quot;)" office:value-type="string" office:string-value="Asia" calcext:value-type="string">
            <text:p>Asia</text:p>
          </table:table-cell>
          <table:table-cell table:formula="of:=IFERROR(VLOOKUP([.$A105]; [$continents.$A$1:.$C$250]; COLUMN([.C83]); 0);&quot;&quot;)" office:value-type="string" office:string-value="Western Asia" calcext:value-type="string">
            <text:p>Western Asia</text:p>
          </table:table-cell>
          <table:table-cell table:formula="of:=IFERROR(VLOOKUP([.$A105]; [$2014gini.$A$1:.$B$146]; COLUMN([.B83]); 0);&quot;&quot;)">
            <text:p/>
          </table:table-cell>
          <table:table-cell table:formula="of:=IFERROR(VLOOKUP([.$A105]; [$2014worlddev.$A$1:.$O$218]; COLUMN([.B83]); 0);&quot;&quot;)">
            <text:p/>
          </table:table-cell>
          <table:table-cell table:formula="of:=IFERROR(VLOOKUP([.$A105]; [$2014worlddev.$A$1:.$O$218]; COLUMN([.C83]); 0);&quot;&quot;)">
            <text:p/>
          </table:table-cell>
          <table:table-cell table:formula="of:=IFERROR(VLOOKUP([.$A105]; [$2014worlddev.$A$1:.$O$218]; COLUMN([.D83]); 0);&quot;&quot;)">
            <text:p/>
          </table:table-cell>
          <table:table-cell table:formula="of:=IFERROR(VLOOKUP([.$A105]; [$2014worlddev.$A$1:.$O$218]; COLUMN([.E83]); 0);&quot;&quot;)">
            <text:p/>
          </table:table-cell>
          <table:table-cell table:formula="of:=IFERROR(VLOOKUP([.$A105]; [$2014worlddev.$A$1:.$O$218]; COLUMN([.F83]); 0);&quot;&quot;)">
            <text:p/>
          </table:table-cell>
          <table:table-cell table:formula="of:=IFERROR(VLOOKUP([.$A105]; [$2014worlddev.$A$1:.$O$218]; COLUMN([.G83]); 0);&quot;&quot;)">
            <text:p/>
          </table:table-cell>
          <table:table-cell table:formula="of:=IFERROR(VLOOKUP([.$A105]; [$2014worlddev.$A$1:.$O$218]; COLUMN([.H83]); 0);&quot;&quot;)">
            <text:p/>
          </table:table-cell>
          <table:table-cell table:formula="of:=IFERROR(VLOOKUP([.$A105]; [$2014worlddev.$A$1:.$O$218]; COLUMN([.I83]); 0);&quot;&quot;)">
            <text:p/>
          </table:table-cell>
          <table:table-cell table:formula="of:=IFERROR(VLOOKUP([.$A105]; [$2014worlddev.$A$1:.$O$218]; COLUMN([.J83]); 0);&quot;&quot;)">
            <text:p/>
          </table:table-cell>
          <table:table-cell table:formula="of:=IFERROR(VLOOKUP([.$A105]; [$2014worlddev.$A$1:.$O$218]; COLUMN([.K83]); 0);&quot;&quot;)">
            <text:p/>
          </table:table-cell>
          <table:table-cell table:formula="of:=IFERROR(VLOOKUP([.$A105]; [$2014worlddev.$A$1:.$O$218]; COLUMN([.L83]); 0);&quot;&quot;)">
            <text:p/>
          </table:table-cell>
          <table:table-cell table:formula="of:=IFERROR(VLOOKUP([.$A105]; [$2014worlddev.$A$1:.$O$218]; COLUMN([.M83]); 0);&quot;&quot;)">
            <text:p/>
          </table:table-cell>
          <table:table-cell table:formula="of:=IFERROR(VLOOKUP([.$A105]; [$2014worlddev.$A$1:.$O$218]; COLUMN([.N83]); 0);&quot;&quot;)">
            <text:p/>
          </table:table-cell>
          <table:table-cell table:formula="of:=IFERROR(VLOOKUP([.$A105]; [$2014worlddev.$A$1:.$O$218]; COLUMN([.O83]); 0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15" calcext:value-type="float">
            <text:p>115</text:p>
          </table:table-cell>
          <table:table-cell office:value-type="float" office:value="0.668" calcext:value-type="float">
            <text:p>0.668</text:p>
          </table:table-cell>
          <table:table-cell office:value-type="float" office:value="68.2" calcext:value-type="float">
            <text:p>68.2</text:p>
          </table:table-cell>
          <table:table-cell office:value-type="float" office:value="11.3" calcext:value-type="float">
            <text:p>11.3</text:p>
          </table:table-cell>
          <table:table-cell office:value-type="float" office:value="8.9" calcext:value-type="float">
            <text:p>8.9</text:p>
          </table:table-cell>
          <table:table-cell office:value-type="float" office:value="7915" calcext:value-type="float">
            <text:p>7915</text:p>
          </table:table-cell>
          <table:table-cell office:value-type="string" calcext:value-type="string">
            <text:p>Medium</text:p>
          </table:table-cell>
          <table:table-cell table:formula="of:=IFERROR(VLOOKUP([.$A106]; [$continents.$A$1:.$C$250]; COLUMN([.B149]); 0);&quot;&quot;)" office:value-type="string" office:string-value="Asia" calcext:value-type="string">
            <text:p>Asia</text:p>
          </table:table-cell>
          <table:table-cell table:formula="of:=IFERROR(VLOOKUP([.$A106]; [$continents.$A$1:.$C$250]; COLUMN([.C149]); 0);&quot;&quot;)" office:value-type="string" office:string-value="South-Eastern Asia" calcext:value-type="string">
            <text:p>South-Eastern Asia</text:p>
          </table:table-cell>
          <table:table-cell table:formula="of:=IFERROR(VLOOKUP([.$A106]; [$2014gini.$A$1:.$B$146]; COLUMN([.B149]); 0);&quot;&quot;)" office:value-type="float" office:value="46" calcext:value-type="float">
            <text:p>46</text:p>
          </table:table-cell>
          <table:table-cell table:formula="of:=IFERROR(VLOOKUP([.$A106]; [$2014worlddev.$A$1:.$O$218]; COLUMN([.B149]); 0);&quot;&quot;)" office:value-type="float" office:value="39.69" calcext:value-type="float">
            <text:p>39.69</text:p>
          </table:table-cell>
          <table:table-cell table:formula="of:=IFERROR(VLOOKUP([.$A106]; [$2014worlddev.$A$1:.$O$218]; COLUMN([.C149]); 0);&quot;&quot;)" office:value-type="float" office:value="39.21605232" calcext:value-type="float">
            <text:p>39.21605232</text:p>
          </table:table-cell>
          <table:table-cell table:formula="of:=IFERROR(VLOOKUP([.$A106]; [$2014worlddev.$A$1:.$O$218]; COLUMN([.D149]); 0);&quot;&quot;)" office:value-type="float" office:value="1.089669198" calcext:value-type="float">
            <text:p>1.089669198</text:p>
          </table:table-cell>
          <table:table-cell table:formula="of:=IFERROR(VLOOKUP([.$A106]; [$2014worlddev.$A$1:.$O$218]; COLUMN([.E149]); 0);&quot;&quot;)" office:value-type="float" office:value="1.593253248" calcext:value-type="float">
            <text:p>1.593253248</text:p>
          </table:table-cell>
          <table:table-cell table:formula="of:=IFERROR(VLOOKUP([.$A106]; [$2014worlddev.$A$1:.$O$218]; COLUMN([.F149]); 0);&quot;&quot;)" office:value-type="float" office:value="332.490492" calcext:value-type="float">
            <text:p>332.490492</text:p>
          </table:table-cell>
          <table:table-cell table:formula="of:=IFERROR(VLOOKUP([.$A106]; [$2014worlddev.$A$1:.$O$218]; COLUMN([.G149]); 0);&quot;&quot;)" office:value-type="float" office:value="32.22737157" calcext:value-type="float">
            <text:p>32.22737157</text:p>
          </table:table-cell>
          <table:table-cell table:formula="of:=IFERROR(VLOOKUP([.$A106]; [$2014worlddev.$A$1:.$O$218]; COLUMN([.H149]); 0);&quot;&quot;)" office:value-type="float" office:value="63.279888" calcext:value-type="float">
            <text:p>63.279888</text:p>
          </table:table-cell>
          <table:table-cell table:formula="of:=IFERROR(VLOOKUP([.$A106]; [$2014worlddev.$A$1:.$O$218]; COLUMN([.I149]); 0);&quot;&quot;)" office:value-type="float" office:value="4.492740423" calcext:value-type="float">
            <text:p>4.492740423</text:p>
          </table:table-cell>
          <table:table-cell table:formula="of:=IFERROR(VLOOKUP([.$A106]; [$2014worlddev.$A$1:.$O$218]; COLUMN([.J149]); 0);&quot;&quot;)" office:value-type="float" office:value="99138690" calcext:value-type="float">
            <text:p>99138690</text:p>
          </table:table-cell>
          <table:table-cell table:formula="of:=IFERROR(VLOOKUP([.$A106]; [$2014worlddev.$A$1:.$O$218]; COLUMN([.K149]); 0);&quot;&quot;)" office:value-type="float" office:value="222" calcext:value-type="float">
            <text:p>222</text:p>
          </table:table-cell>
          <table:table-cell table:formula="of:=IFERROR(VLOOKUP([.$A106]; [$2014worlddev.$A$1:.$O$218]; COLUMN([.L149]); 0);&quot;&quot;)" office:value-type="float" office:value="670" calcext:value-type="float">
            <text:p>670</text:p>
          </table:table-cell>
          <table:table-cell table:formula="of:=IFERROR(VLOOKUP([.$A106]; [$2014worlddev.$A$1:.$O$218]; COLUMN([.M149]); 0);&quot;&quot;)" office:value-type="float" office:value="55.512" calcext:value-type="float">
            <text:p>55.512</text:p>
          </table:table-cell>
          <table:table-cell table:formula="of:=IFERROR(VLOOKUP([.$A106]; [$2014worlddev.$A$1:.$O$218]; COLUMN([.N149]); 0);&quot;&quot;)" office:value-type="float" office:value="7.099999905" calcext:value-type="float">
            <text:p>7.099999905</text:p>
          </table:table-cell>
          <table:table-cell table:formula="of:=IFERROR(VLOOKUP([.$A106]; [$2014worlddev.$A$1:.$O$218]; COLUMN([.O149]); 0);&quot;&quot;)" office:value-type="float" office:value="2.977" calcext:value-type="float">
            <text:p>2.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84" calcext:value-type="float">
            <text:p>84</text:p>
          </table:table-cell>
          <table:table-cell office:value-type="float" office:value="0.734" calcext:value-type="float">
            <text:p>0.734</text:p>
          </table:table-cell>
          <table:table-cell office:value-type="float" office:value="74.6" calcext:value-type="float">
            <text:p>74.6</text:p>
          </table:table-cell>
          <table:table-cell office:value-type="float" office:value="13.1" calcext:value-type="float">
            <text:p>13.1</text:p>
          </table:table-cell>
          <table:table-cell office:value-type="float" office:value="9" calcext:value-type="float">
            <text:p>9</text:p>
          </table:table-cell>
          <table:table-cell office:value-type="float" office:value="11015" calcext:value-type="float">
            <text:p>11015</text:p>
          </table:table-cell>
          <table:table-cell office:value-type="string" calcext:value-type="string">
            <text:p>High</text:p>
          </table:table-cell>
          <table:table-cell table:formula="of:=IFERROR(VLOOKUP([.$A107]; [$continents.$A$1:.$C$250]; COLUMN([.B77]); 0);&quot;&quot;)" office:value-type="string" office:string-value="Americas" calcext:value-type="string">
            <text:p>Americas</text:p>
          </table:table-cell>
          <table:table-cell table:formula="of:=IFERROR(VLOOKUP([.$A107]; [$continents.$A$1:.$C$250]; COLUMN([.C77]); 0);&quot;&quot;)" office:value-type="string" office:string-value="South America" calcext:value-type="string">
            <text:p>South America</text:p>
          </table:table-cell>
          <table:table-cell table:formula="of:=IFERROR(VLOOKUP([.$A107]; [$2014gini.$A$1:.$B$146]; COLUMN([.B77]); 0);&quot;&quot;)" office:value-type="float" office:value="45.3" calcext:value-type="float">
            <text:p>45.3</text:p>
          </table:table-cell>
          <table:table-cell table:formula="of:=IFERROR(VLOOKUP([.$A107]; [$2014worlddev.$A$1:.$O$218]; COLUMN([.B77]); 0);&quot;&quot;)" office:value-type="float" office:value="40.2" calcext:value-type="float">
            <text:p>40.2</text:p>
          </table:table-cell>
          <table:table-cell table:formula="of:=IFERROR(VLOOKUP([.$A107]; [$2014worlddev.$A$1:.$O$218]; COLUMN([.C77]); 0);&quot;&quot;)" office:value-type="float" office:value="45.25819586" calcext:value-type="float">
            <text:p>45.25819586</text:p>
          </table:table-cell>
          <table:table-cell table:formula="of:=IFERROR(VLOOKUP([.$A107]; [$2014worlddev.$A$1:.$O$218]; COLUMN([.D77]); 0);&quot;&quot;)" office:value-type="float" office:value="1.443792028" calcext:value-type="float">
            <text:p>1.443792028</text:p>
          </table:table-cell>
          <table:table-cell table:formula="of:=IFERROR(VLOOKUP([.$A107]; [$2014worlddev.$A$1:.$O$218]; COLUMN([.E77]); 0);&quot;&quot;)" office:value-type="float" office:value="1.32499896" calcext:value-type="float">
            <text:p>1.32499896</text:p>
          </table:table-cell>
          <table:table-cell table:formula="of:=IFERROR(VLOOKUP([.$A107]; [$2014worlddev.$A$1:.$O$218]; COLUMN([.F77]); 0);&quot;&quot;)" office:value-type="float" office:value="24.19777188" calcext:value-type="float">
            <text:p>24.19777188</text:p>
          </table:table-cell>
          <table:table-cell table:formula="of:=IFERROR(VLOOKUP([.$A107]; [$2014worlddev.$A$1:.$O$218]; COLUMN([.G77]); 0);&quot;&quot;)" office:value-type="float" office:value="28.1772166" calcext:value-type="float">
            <text:p>28.1772166</text:p>
          </table:table-cell>
          <table:table-cell table:formula="of:=IFERROR(VLOOKUP([.$A107]; [$2014worlddev.$A$1:.$O$218]; COLUMN([.H77]); 0);&quot;&quot;)" office:value-type="float" office:value="65.1464843" calcext:value-type="float">
            <text:p>65.1464843</text:p>
          </table:table-cell>
          <table:table-cell table:formula="of:=IFERROR(VLOOKUP([.$A107]; [$2014worlddev.$A$1:.$O$218]; COLUMN([.I77]); 0);&quot;&quot;)" office:value-type="float" office:value="6.676299096" calcext:value-type="float">
            <text:p>6.676299096</text:p>
          </table:table-cell>
          <table:table-cell table:formula="of:=IFERROR(VLOOKUP([.$A107]; [$2014worlddev.$A$1:.$O$218]; COLUMN([.J77]); 0);&quot;&quot;)" office:value-type="float" office:value="30973148" calcext:value-type="float">
            <text:p>30973148</text:p>
          </table:table-cell>
          <table:table-cell table:formula="of:=IFERROR(VLOOKUP([.$A107]; [$2014worlddev.$A$1:.$O$218]; COLUMN([.K77]); 0);&quot;&quot;)" office:value-type="float" office:value="1303" calcext:value-type="float">
            <text:p>1303</text:p>
          </table:table-cell>
          <table:table-cell table:formula="of:=IFERROR(VLOOKUP([.$A107]; [$2014worlddev.$A$1:.$O$218]; COLUMN([.L77]); 0);&quot;&quot;)" office:value-type="float" office:value="4343" calcext:value-type="float">
            <text:p>4343</text:p>
          </table:table-cell>
          <table:table-cell table:formula="of:=IFERROR(VLOOKUP([.$A107]; [$2014worlddev.$A$1:.$O$218]; COLUMN([.M77]); 0);&quot;&quot;)" office:value-type="float" office:value="21.715" calcext:value-type="float">
            <text:p>21.715</text:p>
          </table:table-cell>
          <table:table-cell table:formula="of:=IFERROR(VLOOKUP([.$A107]; [$2014worlddev.$A$1:.$O$218]; COLUMN([.N77]); 0);&quot;&quot;)" office:value-type="float" office:value="4.199999809" calcext:value-type="float">
            <text:p>4.199999809</text:p>
          </table:table-cell>
          <table:table-cell table:formula="of:=IFERROR(VLOOKUP([.$A107]; [$2014worlddev.$A$1:.$O$218]; COLUMN([.O77]); 0);&quot;&quot;)" office:value-type="float" office:value="2.455" calcext:value-type="float">
            <text:p>2.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32" calcext:value-type="float">
            <text:p>32</text:p>
          </table:table-cell>
          <table:table-cell office:value-type="float" office:value="0.85" calcext:value-type="float">
            <text:p>0.85</text:p>
          </table:table-cell>
          <table:table-cell office:value-type="float" office:value="78.2" calcext:value-type="float">
            <text:p>78.2</text:p>
          </table:table-cell>
          <table:table-cell office:value-type="float" office:value="13.8" calcext:value-type="float">
            <text:p>13.8</text:p>
          </table:table-cell>
          <table:table-cell office:value-type="float" office:value="9.1" calcext:value-type="float">
            <text:p>9.1</text:p>
          </table:table-cell>
          <table:table-cell office:value-type="float" office:value="123124" calcext:value-type="float">
            <text:p>123124</text:p>
          </table:table-cell>
          <table:table-cell office:value-type="string" calcext:value-type="string">
            <text:p>Very high</text:p>
          </table:table-cell>
          <table:table-cell table:formula="of:=IFERROR(VLOOKUP([.$A108]; [$continents.$A$1:.$C$250]; COLUMN([.B162]); 0);&quot;&quot;)" office:value-type="string" office:string-value="Asia" calcext:value-type="string">
            <text:p>Asia</text:p>
          </table:table-cell>
          <table:table-cell table:formula="of:=IFERROR(VLOOKUP([.$A108]; [$continents.$A$1:.$C$250]; COLUMN([.C162]); 0);&quot;&quot;)" office:value-type="string" office:string-value="Western Asia" calcext:value-type="string">
            <text:p>Western Asia</text:p>
          </table:table-cell>
          <table:table-cell table:formula="of:=IFERROR(VLOOKUP([.$A108]; [$2014gini.$A$1:.$B$146]; COLUMN([.B162]); 0);&quot;&quot;)">
            <text:p/>
          </table:table-cell>
          <table:table-cell table:formula="of:=IFERROR(VLOOKUP([.$A108]; [$2014worlddev.$A$1:.$O$218]; COLUMN([.B162]); 0);&quot;&quot;)" office:value-type="float" office:value="91.49" calcext:value-type="float">
            <text:p>91.49</text:p>
          </table:table-cell>
          <table:table-cell table:formula="of:=IFERROR(VLOOKUP([.$A108]; [$2014worlddev.$A$1:.$O$218]; COLUMN([.C162]); 0);&quot;&quot;)" office:value-type="float" office:value="13.52505763" calcext:value-type="float">
            <text:p>13.52505763</text:p>
          </table:table-cell>
          <table:table-cell/>
          <table:table-cell table:formula="of:=IFERROR(VLOOKUP([.$A108]; [$2014worlddev.$A$1:.$O$218]; COLUMN([.E162]); 0);&quot;&quot;)" office:value-type="float" office:value="3.312783791" calcext:value-type="float">
            <text:p>3.312783791</text:p>
          </table:table-cell>
          <table:table-cell table:formula="of:=IFERROR(VLOOKUP([.$A108]; [$2014worlddev.$A$1:.$O$218]; COLUMN([.F162]); 0);&quot;&quot;)" office:value-type="float" office:value="187.085702" calcext:value-type="float">
            <text:p>187.085702</text:p>
          </table:table-cell>
          <table:table-cell table:formula="of:=IFERROR(VLOOKUP([.$A108]; [$2014worlddev.$A$1:.$O$218]; COLUMN([.G162]); 0);&quot;&quot;)" office:value-type="float" office:value="15.26427616" calcext:value-type="float">
            <text:p>15.26427616</text:p>
          </table:table-cell>
          <table:table-cell table:formula="of:=IFERROR(VLOOKUP([.$A108]; [$2014worlddev.$A$1:.$O$218]; COLUMN([.H162]); 0);&quot;&quot;)" office:value-type="float" office:value="83.58456124" calcext:value-type="float">
            <text:p>83.58456124</text:p>
          </table:table-cell>
          <table:table-cell table:formula="of:=IFERROR(VLOOKUP([.$A108]; [$2014worlddev.$A$1:.$O$218]; COLUMN([.I162]); 0);&quot;&quot;)" office:value-type="float" office:value="1.151162603" calcext:value-type="float">
            <text:p>1.151162603</text:p>
          </table:table-cell>
          <table:table-cell table:formula="of:=IFERROR(VLOOKUP([.$A108]; [$2014worlddev.$A$1:.$O$218]; COLUMN([.J162]); 0);&quot;&quot;)" office:value-type="float" office:value="2172065" calcext:value-type="float">
            <text:p>2172065</text:p>
          </table:table-cell>
          <table:table-cell table:formula="of:=IFERROR(VLOOKUP([.$A108]; [$2014worlddev.$A$1:.$O$218]; COLUMN([.K162]); 0);&quot;&quot;)" office:value-type="float" office:value="133" calcext:value-type="float">
            <text:p>133</text:p>
          </table:table-cell>
          <table:table-cell table:formula="of:=IFERROR(VLOOKUP([.$A108]; [$2014worlddev.$A$1:.$O$218]; COLUMN([.L162]); 0);&quot;&quot;)" office:value-type="float" office:value="21" calcext:value-type="float">
            <text:p>21</text:p>
          </table:table-cell>
          <table:table-cell table:formula="of:=IFERROR(VLOOKUP([.$A108]; [$2014worlddev.$A$1:.$O$218]; COLUMN([.M162]); 0);&quot;&quot;)" office:value-type="float" office:value="0.841" calcext:value-type="float">
            <text:p>0.841</text:p>
          </table:table-cell>
          <table:table-cell table:formula="of:=IFERROR(VLOOKUP([.$A108]; [$2014worlddev.$A$1:.$O$218]; COLUMN([.N162]); 0);&quot;&quot;)" office:value-type="float" office:value="0.300000012" calcext:value-type="float">
            <text:p>0.300000012</text:p>
          </table:table-cell>
          <table:table-cell table:formula="of:=IFERROR(VLOOKUP([.$A108]; [$2014worlddev.$A$1:.$O$218]; COLUMN([.O162]); 0);&quot;&quot;)" office:value-type="float" office:value="2.026" calcext:value-type="float">
            <text:p>2.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58" calcext:value-type="float">
            <text:p>58</text:p>
          </table:table-cell>
          <table:table-cell office:value-type="float" office:value="0.783" calcext:value-type="float">
            <text:p>0.783</text:p>
          </table:table-cell>
          <table:table-cell office:value-type="float" office:value="76.1" calcext:value-type="float">
            <text:p>76.1</text:p>
          </table:table-cell>
          <table:table-cell office:value-type="float" office:value="14" calcext:value-type="float">
            <text:p>14</text:p>
          </table:table-cell>
          <table:table-cell office:value-type="float" office:value="9.2" calcext:value-type="float">
            <text:p>9.2</text:p>
          </table:table-cell>
          <table:table-cell office:value-type="float" office:value="20070" calcext:value-type="float">
            <text:p>20070</text:p>
          </table:table-cell>
          <table:table-cell office:value-type="string" calcext:value-type="string">
            <text:p>High</text:p>
          </table:table-cell>
          <table:table-cell table:formula="of:=IFERROR(VLOOKUP([.$A109]; [$continents.$A$1:.$C$250]; COLUMN([.B135]); 0);&quot;&quot;)" office:value-type="string" office:string-value="Americas" calcext:value-type="string">
            <text:p>Americas</text:p>
          </table:table-cell>
          <table:table-cell table:formula="of:=IFERROR(VLOOKUP([.$A109]; [$continents.$A$1:.$C$250]; COLUMN([.C135]); 0);&quot;&quot;)" office:value-type="string" office:string-value="Caribbean" calcext:value-type="string">
            <text:p>Caribbean</text:p>
          </table:table-cell>
          <table:table-cell table:formula="of:=IFERROR(VLOOKUP([.$A109]; [$2014gini.$A$1:.$B$146]; COLUMN([.B135]); 0);&quot;&quot;)">
            <text:p/>
          </table:table-cell>
          <table:table-cell table:formula="of:=IFERROR(VLOOKUP([.$A109]; [$2014worlddev.$A$1:.$O$218]; COLUMN([.B135]); 0);&quot;&quot;)" office:value-type="float" office:value="64" calcext:value-type="float">
            <text:p>64</text:p>
          </table:table-cell>
          <table:table-cell table:number-columns-repeated="2"/>
          <table:table-cell table:formula="of:=IFERROR(VLOOKUP([.$A109]; [$2014worlddev.$A$1:.$O$218]; COLUMN([.E135]); 0);&quot;&quot;)" office:value-type="float" office:value="1.011701141" calcext:value-type="float">
            <text:p>1.011701141</text:p>
          </table:table-cell>
          <table:table-cell table:formula="of:=IFERROR(VLOOKUP([.$A109]; [$2014worlddev.$A$1:.$O$218]; COLUMN([.F135]); 0);&quot;&quot;)" office:value-type="float" office:value="206.5909091" calcext:value-type="float">
            <text:p>206.5909091</text:p>
          </table:table-cell>
          <table:table-cell table:formula="of:=IFERROR(VLOOKUP([.$A109]; [$2014worlddev.$A$1:.$O$218]; COLUMN([.G135]); 0);&quot;&quot;)" office:value-type="float" office:value="24.55445545" calcext:value-type="float">
            <text:p>24.55445545</text:p>
          </table:table-cell>
          <table:table-cell table:formula="of:=IFERROR(VLOOKUP([.$A109]; [$2014worlddev.$A$1:.$O$218]; COLUMN([.H135]); 0);&quot;&quot;)" office:value-type="float" office:value="68.330033" calcext:value-type="float">
            <text:p>68.330033</text:p>
          </table:table-cell>
          <table:table-cell table:formula="of:=IFERROR(VLOOKUP([.$A109]; [$2014worlddev.$A$1:.$O$218]; COLUMN([.I135]); 0);&quot;&quot;)" office:value-type="float" office:value="7.115511551" calcext:value-type="float">
            <text:p>7.115511551</text:p>
          </table:table-cell>
          <table:table-cell table:formula="of:=IFERROR(VLOOKUP([.$A109]; [$2014worlddev.$A$1:.$O$218]; COLUMN([.J135]); 0);&quot;&quot;)" office:value-type="float" office:value="90900" calcext:value-type="float">
            <text:p>90900</text:p>
          </table:table-cell>
          <table:table-cell table:formula="of:=IFERROR(VLOOKUP([.$A109]; [$2014worlddev.$A$1:.$O$218]; COLUMN([.K135]); 0);&quot;&quot;)" office:value-type="float" office:value="0" calcext:value-type="float">
            <text:p>0</text:p>
          </table:table-cell>
          <table:table-cell table:formula="of:=IFERROR(VLOOKUP([.$A109]; [$2014worlddev.$A$1:.$O$218]; COLUMN([.L135]); 0);&quot;&quot;)" office:value-type="float" office:value="53" calcext:value-type="float">
            <text:p>53</text:p>
          </table:table-cell>
          <table:table-cell table:formula="of:=IFERROR(VLOOKUP([.$A109]; [$2014worlddev.$A$1:.$O$218]; COLUMN([.M135]); 0);&quot;&quot;)" office:value-type="float" office:value="75.81" calcext:value-type="float">
            <text:p>75.81</text:p>
          </table:table-cell>
          <table:table-cell/>
          <table:table-cell table:formula="of:=IFERROR(VLOOKUP([.$A109]; [$2014worlddev.$A$1:.$O$218]; COLUMN([.O135]); 0);&quot;&quot;)" office:value-type="float" office:value="2.075" calcext:value-type="float">
            <text:p>2.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60" calcext:value-type="float">
            <text:p>60</text:p>
          </table:table-cell>
          <table:table-cell office:value-type="float" office:value="0.78" calcext:value-type="float">
            <text:p>0.78</text:p>
          </table:table-cell>
          <table:table-cell office:value-type="float" office:value="77.6" calcext:value-type="float">
            <text:p>77.6</text:p>
          </table:table-cell>
          <table:table-cell office:value-type="float" office:value="13.3" calcext:value-type="float">
            <text:p>13.3</text:p>
          </table:table-cell>
          <table:table-cell office:value-type="float" office:value="9.3" calcext:value-type="float">
            <text:p>9.3</text:p>
          </table:table-cell>
          <table:table-cell office:value-type="float" office:value="18192" calcext:value-type="float">
            <text:p>18192</text:p>
          </table:table-cell>
          <table:table-cell office:value-type="string" calcext:value-type="string">
            <text:p>High</text:p>
          </table:table-cell>
          <table:table-cell table:formula="of:=IFERROR(VLOOKUP([.$A110]; [$continents.$A$1:.$C$250]; COLUMN([.B177]); 0);&quot;&quot;)" office:value-type="string" office:string-value="Americas" calcext:value-type="string">
            <text:p>Americas</text:p>
          </table:table-cell>
          <table:table-cell table:formula="of:=IFERROR(VLOOKUP([.$A110]; [$continents.$A$1:.$C$250]; COLUMN([.C177]); 0);&quot;&quot;)" office:value-type="string" office:string-value="Central America" calcext:value-type="string">
            <text:p>Central America</text:p>
          </table:table-cell>
          <table:table-cell table:formula="of:=IFERROR(VLOOKUP([.$A110]; [$2014gini.$A$1:.$B$146]; COLUMN([.B177]); 0);&quot;&quot;)" office:value-type="float" office:value="51.9" calcext:value-type="float">
            <text:p>51.9</text:p>
          </table:table-cell>
          <table:table-cell table:formula="of:=IFERROR(VLOOKUP([.$A110]; [$2014worlddev.$A$1:.$O$218]; COLUMN([.B177]); 0);&quot;&quot;)" office:value-type="float" office:value="44.92" calcext:value-type="float">
            <text:p>44.92</text:p>
          </table:table-cell>
          <table:table-cell table:formula="of:=IFERROR(VLOOKUP([.$A110]; [$2014worlddev.$A$1:.$O$218]; COLUMN([.C177]); 0);&quot;&quot;)" office:value-type="float" office:value="37.61108598" calcext:value-type="float">
            <text:p>37.61108598</text:p>
          </table:table-cell>
          <table:table-cell table:formula="of:=IFERROR(VLOOKUP([.$A110]; [$2014worlddev.$A$1:.$O$218]; COLUMN([.D177]); 0);&quot;&quot;)" office:value-type="float" office:value="0" calcext:value-type="float">
            <text:p>0</text:p>
          </table:table-cell>
          <table:table-cell table:formula="of:=IFERROR(VLOOKUP([.$A110]; [$2014worlddev.$A$1:.$O$218]; COLUMN([.E177]); 0);&quot;&quot;)" office:value-type="float" office:value="1.612187734" calcext:value-type="float">
            <text:p>1.612187734</text:p>
          </table:table-cell>
          <table:table-cell table:formula="of:=IFERROR(VLOOKUP([.$A110]; [$2014worlddev.$A$1:.$O$218]; COLUMN([.F177]); 0);&quot;&quot;)" office:value-type="float" office:value="52.02495292" calcext:value-type="float">
            <text:p>52.02495292</text:p>
          </table:table-cell>
          <table:table-cell table:formula="of:=IFERROR(VLOOKUP([.$A110]; [$2014worlddev.$A$1:.$O$218]; COLUMN([.G177]); 0);&quot;&quot;)" office:value-type="float" office:value="27.47602801" calcext:value-type="float">
            <text:p>27.47602801</text:p>
          </table:table-cell>
          <table:table-cell table:formula="of:=IFERROR(VLOOKUP([.$A110]; [$2014worlddev.$A$1:.$O$218]; COLUMN([.H177]); 0);&quot;&quot;)" office:value-type="float" office:value="65.08054872" calcext:value-type="float">
            <text:p>65.08054872</text:p>
          </table:table-cell>
          <table:table-cell table:formula="of:=IFERROR(VLOOKUP([.$A110]; [$2014worlddev.$A$1:.$O$218]; COLUMN([.I177]); 0);&quot;&quot;)" office:value-type="float" office:value="7.443423266" calcext:value-type="float">
            <text:p>7.443423266</text:p>
          </table:table-cell>
          <table:table-cell table:formula="of:=IFERROR(VLOOKUP([.$A110]; [$2014worlddev.$A$1:.$O$218]; COLUMN([.J177]); 0);&quot;&quot;)" office:value-type="float" office:value="3867535" calcext:value-type="float">
            <text:p>3867535</text:p>
          </table:table-cell>
          <table:table-cell table:formula="of:=IFERROR(VLOOKUP([.$A110]; [$2014worlddev.$A$1:.$O$218]; COLUMN([.K177]); 0);&quot;&quot;)" office:value-type="float" office:value="2271" calcext:value-type="float">
            <text:p>2271</text:p>
          </table:table-cell>
          <table:table-cell table:formula="of:=IFERROR(VLOOKUP([.$A110]; [$2014worlddev.$A$1:.$O$218]; COLUMN([.L177]); 0);&quot;&quot;)" office:value-type="float" office:value="89" calcext:value-type="float">
            <text:p>89</text:p>
          </table:table-cell>
          <table:table-cell table:formula="of:=IFERROR(VLOOKUP([.$A110]; [$2014worlddev.$A$1:.$O$218]; COLUMN([.M177]); 0);&quot;&quot;)" office:value-type="float" office:value="33.708" calcext:value-type="float">
            <text:p>33.708</text:p>
          </table:table-cell>
          <table:table-cell table:formula="of:=IFERROR(VLOOKUP([.$A110]; [$2014worlddev.$A$1:.$O$218]; COLUMN([.N177]); 0);&quot;&quot;)" office:value-type="float" office:value="4.300000191" calcext:value-type="float">
            <text:p>4.300000191</text:p>
          </table:table-cell>
          <table:table-cell table:formula="of:=IFERROR(VLOOKUP([.$A110]; [$2014worlddev.$A$1:.$O$218]; COLUMN([.O177]); 0);&quot;&quot;)" office:value-type="float" office:value="2.444" calcext:value-type="float">
            <text:p>2.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former Yugoslav Republic of Macedonia</text:p>
          </table:table-cell>
          <table:table-cell office:value-type="float" office:value="81" calcext:value-type="float">
            <text:p>81</text:p>
          </table:table-cell>
          <table:table-cell office:value-type="float" office:value="0.747" calcext:value-type="float">
            <text:p>0.747</text:p>
          </table:table-cell>
          <table:table-cell office:value-type="float" office:value="75.4" calcext:value-type="float">
            <text:p>75.4</text:p>
          </table:table-cell>
          <table:table-cell office:value-type="float" office:value="13.4" calcext:value-type="float">
            <text:p>13.4</text:p>
          </table:table-cell>
          <table:table-cell office:value-type="float" office:value="9.3" calcext:value-type="float">
            <text:p>9.3</text:p>
          </table:table-cell>
          <table:table-cell office:value-type="float" office:value="11780" calcext:value-type="float">
            <text:p>11780</text:p>
          </table:table-cell>
          <table:table-cell office:value-type="string" calcext:value-type="string">
            <text:p>High</text:p>
          </table:table-cell>
          <table:table-cell table:formula="of:=IFERROR(VLOOKUP([.$A111]; [$continents.$A$1:.$C$250]; COLUMN([.B124]); 0);&quot;&quot;)">
            <text:p/>
          </table:table-cell>
          <table:table-cell table:formula="of:=IFERROR(VLOOKUP([.$A111]; [$continents.$A$1:.$C$250]; COLUMN([.C124]); 0);&quot;&quot;)">
            <text:p/>
          </table:table-cell>
          <table:table-cell table:formula="of:=IFERROR(VLOOKUP([.$A111]; [$2014gini.$A$1:.$B$146]; COLUMN([.B124]); 0);&quot;&quot;)">
            <text:p/>
          </table:table-cell>
          <table:table-cell table:formula="of:=IFERROR(VLOOKUP([.$A111]; [$2014worlddev.$A$1:.$O$218]; COLUMN([.B124]); 0);&quot;&quot;)">
            <text:p/>
          </table:table-cell>
          <table:table-cell table:formula="of:=IFERROR(VLOOKUP([.$A111]; [$2014worlddev.$A$1:.$O$218]; COLUMN([.C124]); 0);&quot;&quot;)">
            <text:p/>
          </table:table-cell>
          <table:table-cell table:formula="of:=IFERROR(VLOOKUP([.$A111]; [$2014worlddev.$A$1:.$O$218]; COLUMN([.D124]); 0);&quot;&quot;)">
            <text:p/>
          </table:table-cell>
          <table:table-cell table:formula="of:=IFERROR(VLOOKUP([.$A111]; [$2014worlddev.$A$1:.$O$218]; COLUMN([.E124]); 0);&quot;&quot;)">
            <text:p/>
          </table:table-cell>
          <table:table-cell table:formula="of:=IFERROR(VLOOKUP([.$A111]; [$2014worlddev.$A$1:.$O$218]; COLUMN([.F124]); 0);&quot;&quot;)">
            <text:p/>
          </table:table-cell>
          <table:table-cell table:formula="of:=IFERROR(VLOOKUP([.$A111]; [$2014worlddev.$A$1:.$O$218]; COLUMN([.G124]); 0);&quot;&quot;)">
            <text:p/>
          </table:table-cell>
          <table:table-cell table:formula="of:=IFERROR(VLOOKUP([.$A111]; [$2014worlddev.$A$1:.$O$218]; COLUMN([.H124]); 0);&quot;&quot;)">
            <text:p/>
          </table:table-cell>
          <table:table-cell table:formula="of:=IFERROR(VLOOKUP([.$A111]; [$2014worlddev.$A$1:.$O$218]; COLUMN([.I124]); 0);&quot;&quot;)">
            <text:p/>
          </table:table-cell>
          <table:table-cell table:formula="of:=IFERROR(VLOOKUP([.$A111]; [$2014worlddev.$A$1:.$O$218]; COLUMN([.J124]); 0);&quot;&quot;)">
            <text:p/>
          </table:table-cell>
          <table:table-cell table:formula="of:=IFERROR(VLOOKUP([.$A111]; [$2014worlddev.$A$1:.$O$218]; COLUMN([.K124]); 0);&quot;&quot;)">
            <text:p/>
          </table:table-cell>
          <table:table-cell table:formula="of:=IFERROR(VLOOKUP([.$A111]; [$2014worlddev.$A$1:.$O$218]; COLUMN([.L124]); 0);&quot;&quot;)">
            <text:p/>
          </table:table-cell>
          <table:table-cell table:formula="of:=IFERROR(VLOOKUP([.$A111]; [$2014worlddev.$A$1:.$O$218]; COLUMN([.M124]); 0);&quot;&quot;)">
            <text:p/>
          </table:table-cell>
          <table:table-cell table:formula="of:=IFERROR(VLOOKUP([.$A111]; [$2014worlddev.$A$1:.$O$218]; COLUMN([.N124]); 0);&quot;&quot;)">
            <text:p/>
          </table:table-cell>
          <table:table-cell table:formula="of:=IFERROR(VLOOKUP([.$A111]; [$2014worlddev.$A$1:.$O$218]; COLUMN([.O124]); 0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85" calcext:value-type="float">
            <text:p>85</text:p>
          </table:table-cell>
          <table:table-cell office:value-type="float" office:value="0.733" calcext:value-type="float">
            <text:p>0.733</text:p>
          </table:table-cell>
          <table:table-cell office:value-type="float" office:value="77.8" calcext:value-type="float">
            <text:p>77.8</text:p>
          </table:table-cell>
          <table:table-cell office:value-type="float" office:value="11.8" calcext:value-type="float">
            <text:p>11.8</text:p>
          </table:table-cell>
          <table:table-cell office:value-type="float" office:value="9.3" calcext:value-type="float">
            <text:p>9.3</text:p>
          </table:table-cell>
          <table:table-cell office:value-type="float" office:value="9943" calcext:value-type="float">
            <text:p>9943</text:p>
          </table:table-cell>
          <table:table-cell office:value-type="string" calcext:value-type="string">
            <text:p>High</text:p>
          </table:table-cell>
          <table:table-cell table:formula="of:=IFERROR(VLOOKUP([.$A112]; [$continents.$A$1:.$C$250]; COLUMN([.B107]); 0);&quot;&quot;)" office:value-type="string" office:string-value="Europe" calcext:value-type="string">
            <text:p>Europe</text:p>
          </table:table-cell>
          <table:table-cell table:formula="of:=IFERROR(VLOOKUP([.$A112]; [$continents.$A$1:.$C$250]; COLUMN([.C107]); 0);&quot;&quot;)" office:value-type="string" office:string-value="Southern Europe" calcext:value-type="string">
            <text:p>Southern Europe</text:p>
          </table:table-cell>
          <table:table-cell table:formula="of:=IFERROR(VLOOKUP([.$A112]; [$2014gini.$A$1:.$B$146]; COLUMN([.B107]); 0);&quot;&quot;)" office:value-type="float" office:value="29" calcext:value-type="float">
            <text:p>29</text:p>
          </table:table-cell>
          <table:table-cell table:formula="of:=IFERROR(VLOOKUP([.$A112]; [$2014worlddev.$A$1:.$O$218]; COLUMN([.B107]); 0);&quot;&quot;)" office:value-type="float" office:value="60.1" calcext:value-type="float">
            <text:p>60.1</text:p>
          </table:table-cell>
          <table:table-cell table:formula="of:=IFERROR(VLOOKUP([.$A112]; [$2014worlddev.$A$1:.$O$218]; COLUMN([.C107]); 0);&quot;&quot;)" office:value-type="float" office:value="41.26650967" calcext:value-type="float">
            <text:p>41.26650967</text:p>
          </table:table-cell>
          <table:table-cell table:formula="of:=IFERROR(VLOOKUP([.$A112]; [$2014worlddev.$A$1:.$O$218]; COLUMN([.D107]); 0);&quot;&quot;)" office:value-type="float" office:value="1.341473951" calcext:value-type="float">
            <text:p>1.341473951</text:p>
          </table:table-cell>
          <table:table-cell table:formula="of:=IFERROR(VLOOKUP([.$A112]; [$2014worlddev.$A$1:.$O$218]; COLUMN([.E107]); 0);&quot;&quot;)" office:value-type="float" office:value="-0.103552395" calcext:value-type="float">
            <text:p>-0.103552395</text:p>
          </table:table-cell>
          <table:table-cell table:formula="of:=IFERROR(VLOOKUP([.$A112]; [$2014worlddev.$A$1:.$O$218]; COLUMN([.F107]); 0);&quot;&quot;)" office:value-type="float" office:value="105.6078102" calcext:value-type="float">
            <text:p>105.6078102</text:p>
          </table:table-cell>
          <table:table-cell table:formula="of:=IFERROR(VLOOKUP([.$A112]; [$2014worlddev.$A$1:.$O$218]; COLUMN([.G107]); 0);&quot;&quot;)" office:value-type="float" office:value="18.9304268" calcext:value-type="float">
            <text:p>18.9304268</text:p>
          </table:table-cell>
          <table:table-cell table:formula="of:=IFERROR(VLOOKUP([.$A112]; [$2014worlddev.$A$1:.$O$218]; COLUMN([.H107]); 0);&quot;&quot;)" office:value-type="float" office:value="69.00732124" calcext:value-type="float">
            <text:p>69.00732124</text:p>
          </table:table-cell>
          <table:table-cell table:formula="of:=IFERROR(VLOOKUP([.$A112]; [$2014worlddev.$A$1:.$O$218]; COLUMN([.I107]); 0);&quot;&quot;)" office:value-type="float" office:value="12.06225196" calcext:value-type="float">
            <text:p>12.06225196</text:p>
          </table:table-cell>
          <table:table-cell table:formula="of:=IFERROR(VLOOKUP([.$A112]; [$2014worlddev.$A$1:.$O$218]; COLUMN([.J107]); 0);&quot;&quot;)" office:value-type="float" office:value="2893654" calcext:value-type="float">
            <text:p>2893654</text:p>
          </table:table-cell>
          <table:table-cell table:formula="of:=IFERROR(VLOOKUP([.$A112]; [$2014worlddev.$A$1:.$O$218]; COLUMN([.K107]); 0);&quot;&quot;)" office:value-type="float" office:value="104" calcext:value-type="float">
            <text:p>104</text:p>
          </table:table-cell>
          <table:table-cell table:formula="of:=IFERROR(VLOOKUP([.$A112]; [$2014worlddev.$A$1:.$O$218]; COLUMN([.L107]); 0);&quot;&quot;)" office:value-type="float" office:value="10158" calcext:value-type="float">
            <text:p>10158</text:p>
          </table:table-cell>
          <table:table-cell table:formula="of:=IFERROR(VLOOKUP([.$A112]; [$2014worlddev.$A$1:.$O$218]; COLUMN([.M107]); 0);&quot;&quot;)" office:value-type="float" office:value="43.591" calcext:value-type="float">
            <text:p>43.591</text:p>
          </table:table-cell>
          <table:table-cell table:formula="of:=IFERROR(VLOOKUP([.$A112]; [$2014worlddev.$A$1:.$O$218]; COLUMN([.N107]); 0);&quot;&quot;)" office:value-type="float" office:value="16.10000038" calcext:value-type="float">
            <text:p>16.10000038</text:p>
          </table:table-cell>
          <table:table-cell table:formula="of:=IFERROR(VLOOKUP([.$A112]; [$2014worlddev.$A$1:.$O$218]; COLUMN([.O107]); 0);&quot;&quot;)" office:value-type="float" office:value="1.784" calcext:value-type="float">
            <text:p>1.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89" calcext:value-type="float">
            <text:p>89</text:p>
          </table:table-cell>
          <table:table-cell office:value-type="float" office:value="0.729" calcext:value-type="float">
            <text:p>0.729</text:p>
          </table:table-cell>
          <table:table-cell office:value-type="float" office:value="75.1" calcext:value-type="float">
            <text:p>75.1</text:p>
          </table:table-cell>
          <table:table-cell office:value-type="float" office:value="12.6" calcext:value-type="float">
            <text:p>12.6</text:p>
          </table:table-cell>
          <table:table-cell office:value-type="float" office:value="9.3" calcext:value-type="float">
            <text:p>9.3</text:p>
          </table:table-cell>
          <table:table-cell office:value-type="float" office:value="9765" calcext:value-type="float">
            <text:p>9765</text:p>
          </table:table-cell>
          <table:table-cell office:value-type="string" calcext:value-type="string">
            <text:p>High</text:p>
          </table:table-cell>
          <table:table-cell table:formula="of:=IFERROR(VLOOKUP([.$A113]; [$continents.$A$1:.$C$250]; COLUMN([.B78]); 0);&quot;&quot;)" office:value-type="string" office:string-value="Americas" calcext:value-type="string">
            <text:p>Americas</text:p>
          </table:table-cell>
          <table:table-cell table:formula="of:=IFERROR(VLOOKUP([.$A113]; [$continents.$A$1:.$C$250]; COLUMN([.C78]); 0);&quot;&quot;)" office:value-type="string" office:string-value="Caribbean" calcext:value-type="string">
            <text:p>Caribbean</text:p>
          </table:table-cell>
          <table:table-cell table:formula="of:=IFERROR(VLOOKUP([.$A113]; [$2014gini.$A$1:.$B$146]; COLUMN([.B78]); 0);&quot;&quot;)">
            <text:p/>
          </table:table-cell>
          <table:table-cell table:formula="of:=IFERROR(VLOOKUP([.$A113]; [$2014worlddev.$A$1:.$O$218]; COLUMN([.B78]); 0);&quot;&quot;)">
            <text:p/>
          </table:table-cell>
          <table:table-cell table:formula="of:=IFERROR(VLOOKUP([.$A113]; [$2014worlddev.$A$1:.$O$218]; COLUMN([.C78]); 0);&quot;&quot;)">
            <text:p/>
          </table:table-cell>
          <table:table-cell table:formula="of:=IFERROR(VLOOKUP([.$A113]; [$2014worlddev.$A$1:.$O$218]; COLUMN([.D78]); 0);&quot;&quot;)">
            <text:p/>
          </table:table-cell>
          <table:table-cell table:formula="of:=IFERROR(VLOOKUP([.$A113]; [$2014worlddev.$A$1:.$O$218]; COLUMN([.E78]); 0);&quot;&quot;)">
            <text:p/>
          </table:table-cell>
          <table:table-cell table:formula="of:=IFERROR(VLOOKUP([.$A113]; [$2014worlddev.$A$1:.$O$218]; COLUMN([.F78]); 0);&quot;&quot;)">
            <text:p/>
          </table:table-cell>
          <table:table-cell table:formula="of:=IFERROR(VLOOKUP([.$A113]; [$2014worlddev.$A$1:.$O$218]; COLUMN([.G78]); 0);&quot;&quot;)">
            <text:p/>
          </table:table-cell>
          <table:table-cell table:formula="of:=IFERROR(VLOOKUP([.$A113]; [$2014worlddev.$A$1:.$O$218]; COLUMN([.H78]); 0);&quot;&quot;)">
            <text:p/>
          </table:table-cell>
          <table:table-cell table:formula="of:=IFERROR(VLOOKUP([.$A113]; [$2014worlddev.$A$1:.$O$218]; COLUMN([.I78]); 0);&quot;&quot;)">
            <text:p/>
          </table:table-cell>
          <table:table-cell table:formula="of:=IFERROR(VLOOKUP([.$A113]; [$2014worlddev.$A$1:.$O$218]; COLUMN([.J78]); 0);&quot;&quot;)">
            <text:p/>
          </table:table-cell>
          <table:table-cell table:formula="of:=IFERROR(VLOOKUP([.$A113]; [$2014worlddev.$A$1:.$O$218]; COLUMN([.K78]); 0);&quot;&quot;)">
            <text:p/>
          </table:table-cell>
          <table:table-cell table:formula="of:=IFERROR(VLOOKUP([.$A113]; [$2014worlddev.$A$1:.$O$218]; COLUMN([.L78]); 0);&quot;&quot;)">
            <text:p/>
          </table:table-cell>
          <table:table-cell table:formula="of:=IFERROR(VLOOKUP([.$A113]; [$2014worlddev.$A$1:.$O$218]; COLUMN([.M78]); 0);&quot;&quot;)">
            <text:p/>
          </table:table-cell>
          <table:table-cell table:formula="of:=IFERROR(VLOOKUP([.$A113]; [$2014worlddev.$A$1:.$O$218]; COLUMN([.N78]); 0);&quot;&quot;)">
            <text:p/>
          </table:table-cell>
          <table:table-cell table:formula="of:=IFERROR(VLOOKUP([.$A113]; [$2014worlddev.$A$1:.$O$218]; COLUMN([.O78]); 0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90" calcext:value-type="float">
            <text:p>90</text:p>
          </table:table-cell>
          <table:table-cell office:value-type="float" office:value="0.727" calcext:value-type="float">
            <text:p>0.727</text:p>
          </table:table-cell>
          <table:table-cell office:value-type="float" office:value="69.4" calcext:value-type="float">
            <text:p>69.4</text:p>
          </table:table-cell>
          <table:table-cell office:value-type="float" office:value="14.6" calcext:value-type="float">
            <text:p>14.6</text:p>
          </table:table-cell>
          <table:table-cell office:value-type="float" office:value="9.3" calcext:value-type="float">
            <text:p>9.3</text:p>
          </table:table-cell>
          <table:table-cell office:value-type="float" office:value="10729" calcext:value-type="float">
            <text:p>10729</text:p>
          </table:table-cell>
          <table:table-cell office:value-type="string" calcext:value-type="string">
            <text:p>High</text:p>
          </table:table-cell>
          <table:table-cell table:formula="of:=IFERROR(VLOOKUP([.$A114]; [$continents.$A$1:.$C$250]; COLUMN([.B125]); 0);&quot;&quot;)" office:value-type="string" office:string-value="Asia" calcext:value-type="string">
            <text:p>Asia</text:p>
          </table:table-cell>
          <table:table-cell table:formula="of:=IFERROR(VLOOKUP([.$A114]; [$continents.$A$1:.$C$250]; COLUMN([.C125]); 0);&quot;&quot;)" office:value-type="string" office:string-value="Eastern Asia" calcext:value-type="string">
            <text:p>Eastern Asia</text:p>
          </table:table-cell>
          <table:table-cell table:formula="of:=IFERROR(VLOOKUP([.$A114]; [$2014gini.$A$1:.$B$146]; COLUMN([.B125]); 0);&quot;&quot;)" office:value-type="float" office:value="36.5" calcext:value-type="float">
            <text:p>36.5</text:p>
          </table:table-cell>
          <table:table-cell table:formula="of:=IFERROR(VLOOKUP([.$A114]; [$2014worlddev.$A$1:.$O$218]; COLUMN([.B125]); 0);&quot;&quot;)" office:value-type="float" office:value="27" calcext:value-type="float">
            <text:p>27</text:p>
          </table:table-cell>
          <table:table-cell table:formula="of:=IFERROR(VLOOKUP([.$A114]; [$2014worlddev.$A$1:.$O$218]; COLUMN([.C125]); 0);&quot;&quot;)" office:value-type="float" office:value="45.81206788" calcext:value-type="float">
            <text:p>45.81206788</text:p>
          </table:table-cell>
          <table:table-cell table:formula="of:=IFERROR(VLOOKUP([.$A114]; [$2014worlddev.$A$1:.$O$218]; COLUMN([.D125]); 0);&quot;&quot;)" office:value-type="float" office:value="0.859628081" calcext:value-type="float">
            <text:p>0.859628081</text:p>
          </table:table-cell>
          <table:table-cell table:formula="of:=IFERROR(VLOOKUP([.$A114]; [$2014worlddev.$A$1:.$O$218]; COLUMN([.E125]); 0);&quot;&quot;)" office:value-type="float" office:value="1.757597837" calcext:value-type="float">
            <text:p>1.757597837</text:p>
          </table:table-cell>
          <table:table-cell table:formula="of:=IFERROR(VLOOKUP([.$A114]; [$2014worlddev.$A$1:.$O$218]; COLUMN([.F125]); 0);&quot;&quot;)" office:value-type="float" office:value="1.873034192" calcext:value-type="float">
            <text:p>1.873034192</text:p>
          </table:table-cell>
          <table:table-cell table:formula="of:=IFERROR(VLOOKUP([.$A114]; [$2014worlddev.$A$1:.$O$218]; COLUMN([.G125]); 0);&quot;&quot;)" office:value-type="float" office:value="27.8994842" calcext:value-type="float">
            <text:p>27.8994842</text:p>
          </table:table-cell>
          <table:table-cell table:formula="of:=IFERROR(VLOOKUP([.$A114]; [$2014worlddev.$A$1:.$O$218]; COLUMN([.H125]); 0);&quot;&quot;)" office:value-type="float" office:value="68.11765882" calcext:value-type="float">
            <text:p>68.11765882</text:p>
          </table:table-cell>
          <table:table-cell table:formula="of:=IFERROR(VLOOKUP([.$A114]; [$2014worlddev.$A$1:.$O$218]; COLUMN([.I125]); 0);&quot;&quot;)" office:value-type="float" office:value="3.982856972" calcext:value-type="float">
            <text:p>3.982856972</text:p>
          </table:table-cell>
          <table:table-cell table:formula="of:=IFERROR(VLOOKUP([.$A114]; [$2014worlddev.$A$1:.$O$218]; COLUMN([.J125]); 0);&quot;&quot;)" office:value-type="float" office:value="2909871" calcext:value-type="float">
            <text:p>2909871</text:p>
          </table:table-cell>
          <table:table-cell table:formula="of:=IFERROR(VLOOKUP([.$A114]; [$2014worlddev.$A$1:.$O$218]; COLUMN([.K125]); 0);&quot;&quot;)" office:value-type="float" office:value="6" calcext:value-type="float">
            <text:p>6</text:p>
          </table:table-cell>
          <table:table-cell table:formula="of:=IFERROR(VLOOKUP([.$A114]; [$2014worlddev.$A$1:.$O$218]; COLUMN([.L125]); 0);&quot;&quot;)" office:value-type="float" office:value="2163" calcext:value-type="float">
            <text:p>2163</text:p>
          </table:table-cell>
          <table:table-cell table:formula="of:=IFERROR(VLOOKUP([.$A114]; [$2014worlddev.$A$1:.$O$218]; COLUMN([.M125]); 0);&quot;&quot;)" office:value-type="float" office:value="28.778" calcext:value-type="float">
            <text:p>28.778</text:p>
          </table:table-cell>
          <table:table-cell table:formula="of:=IFERROR(VLOOKUP([.$A114]; [$2014worlddev.$A$1:.$O$218]; COLUMN([.N125]); 0);&quot;&quot;)" office:value-type="float" office:value="4.800000191" calcext:value-type="float">
            <text:p>4.800000191</text:p>
          </table:table-cell>
          <table:table-cell table:formula="of:=IFERROR(VLOOKUP([.$A114]; [$2014worlddev.$A$1:.$O$218]; COLUMN([.O125]); 0);&quot;&quot;)" office:value-type="float" office:value="2.655" calcext:value-type="float">
            <text:p>2.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45" calcext:value-type="float">
            <text:p>45</text:p>
          </table:table-cell>
          <table:table-cell office:value-type="float" office:value="0.824" calcext:value-type="float">
            <text:p>0.824</text:p>
          </table:table-cell>
          <table:table-cell office:value-type="float" office:value="76.6" calcext:value-type="float">
            <text:p>76.6</text:p>
          </table:table-cell>
          <table:table-cell office:value-type="float" office:value="14.4" calcext:value-type="float">
            <text:p>14.4</text:p>
          </table:table-cell>
          <table:table-cell office:value-type="float" office:value="9.4" calcext:value-type="float">
            <text:p>9.4</text:p>
          </table:table-cell>
          <table:table-cell office:value-type="float" office:value="38599" calcext:value-type="float">
            <text:p>38599</text:p>
          </table:table-cell>
          <table:table-cell office:value-type="string" calcext:value-type="string">
            <text:p>Very high</text:p>
          </table:table-cell>
          <table:table-cell table:formula="of:=IFERROR(VLOOKUP([.$A115]; [$continents.$A$1:.$C$250]; COLUMN([.B163]); 0);&quot;&quot;)" office:value-type="string" office:string-value="Asia" calcext:value-type="string">
            <text:p>Asia</text:p>
          </table:table-cell>
          <table:table-cell table:formula="of:=IFERROR(VLOOKUP([.$A115]; [$continents.$A$1:.$C$250]; COLUMN([.C163]); 0);&quot;&quot;)" office:value-type="string" office:string-value="Western Asia" calcext:value-type="string">
            <text:p>Western Asia</text:p>
          </table:table-cell>
          <table:table-cell table:formula="of:=IFERROR(VLOOKUP([.$A115]; [$2014gini.$A$1:.$B$146]; COLUMN([.B163]); 0);&quot;&quot;)">
            <text:p/>
          </table:table-cell>
          <table:table-cell table:formula="of:=IFERROR(VLOOKUP([.$A115]; [$2014worlddev.$A$1:.$O$218]; COLUMN([.B163]); 0);&quot;&quot;)" office:value-type="float" office:value="90.99998" calcext:value-type="float">
            <text:p>90.99998</text:p>
          </table:table-cell>
          <table:table-cell table:formula="of:=IFERROR(VLOOKUP([.$A115]; [$2014worlddev.$A$1:.$O$218]; COLUMN([.C163]); 0);&quot;&quot;)" office:value-type="float" office:value="19.56550432" calcext:value-type="float">
            <text:p>19.56550432</text:p>
          </table:table-cell>
          <table:table-cell table:formula="of:=IFERROR(VLOOKUP([.$A115]; [$2014worlddev.$A$1:.$O$218]; COLUMN([.D163]); 0);&quot;&quot;)" office:value-type="float" office:value="4.358108108" calcext:value-type="float">
            <text:p>4.358108108</text:p>
          </table:table-cell>
          <table:table-cell table:formula="of:=IFERROR(VLOOKUP([.$A115]; [$2014worlddev.$A$1:.$O$218]; COLUMN([.E163]); 0);&quot;&quot;)" office:value-type="float" office:value="0.92227535" calcext:value-type="float">
            <text:p>0.92227535</text:p>
          </table:table-cell>
          <table:table-cell table:formula="of:=IFERROR(VLOOKUP([.$A115]; [$2014worlddev.$A$1:.$O$218]; COLUMN([.F163]); 0);&quot;&quot;)" office:value-type="float" office:value="1768.74026" calcext:value-type="float">
            <text:p>1768.74026</text:p>
          </table:table-cell>
          <table:table-cell table:formula="of:=IFERROR(VLOOKUP([.$A115]; [$2014worlddev.$A$1:.$O$218]; COLUMN([.G163]); 0);&quot;&quot;)" office:value-type="float" office:value="21.21078176" calcext:value-type="float">
            <text:p>21.21078176</text:p>
          </table:table-cell>
          <table:table-cell table:formula="of:=IFERROR(VLOOKUP([.$A115]; [$2014worlddev.$A$1:.$O$218]; COLUMN([.H163]); 0);&quot;&quot;)" office:value-type="float" office:value="76.41868525" calcext:value-type="float">
            <text:p>76.41868525</text:p>
          </table:table-cell>
          <table:table-cell table:formula="of:=IFERROR(VLOOKUP([.$A115]; [$2014worlddev.$A$1:.$O$218]; COLUMN([.I163]); 0);&quot;&quot;)" office:value-type="float" office:value="2.370532994" calcext:value-type="float">
            <text:p>2.370532994</text:p>
          </table:table-cell>
          <table:table-cell table:formula="of:=IFERROR(VLOOKUP([.$A115]; [$2014worlddev.$A$1:.$O$218]; COLUMN([.J163]); 0);&quot;&quot;)" office:value-type="float" office:value="1361930" calcext:value-type="float">
            <text:p>1361930</text:p>
          </table:table-cell>
          <table:table-cell table:formula="of:=IFERROR(VLOOKUP([.$A115]; [$2014worlddev.$A$1:.$O$218]; COLUMN([.K163]); 0);&quot;&quot;)" office:value-type="float" office:value="311" calcext:value-type="float">
            <text:p>311</text:p>
          </table:table-cell>
          <table:table-cell table:formula="of:=IFERROR(VLOOKUP([.$A115]; [$2014worlddev.$A$1:.$O$218]; COLUMN([.L163]); 0);&quot;&quot;)" office:value-type="float" office:value="347" calcext:value-type="float">
            <text:p>347</text:p>
          </table:table-cell>
          <table:table-cell table:formula="of:=IFERROR(VLOOKUP([.$A115]; [$2014worlddev.$A$1:.$O$218]; COLUMN([.M163]); 0);&quot;&quot;)" office:value-type="float" office:value="11.281" calcext:value-type="float">
            <text:p>11.281</text:p>
          </table:table-cell>
          <table:table-cell table:formula="of:=IFERROR(VLOOKUP([.$A115]; [$2014worlddev.$A$1:.$O$218]; COLUMN([.N163]); 0);&quot;&quot;)" office:value-type="float" office:value="3.900000095" calcext:value-type="float">
            <text:p>3.900000095</text:p>
          </table:table-cell>
          <table:table-cell table:formula="of:=IFERROR(VLOOKUP([.$A115]; [$2014worlddev.$A$1:.$O$218]; COLUMN([.O163]); 0);&quot;&quot;)" office:value-type="float" office:value="2.056" calcext:value-type="float">
            <text:p>2.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64" calcext:value-type="float">
            <text:p>64</text:p>
          </table:table-cell>
          <table:table-cell office:value-type="float" office:value="0.772" calcext:value-type="float">
            <text:p>0.772</text:p>
          </table:table-cell>
          <table:table-cell office:value-type="float" office:value="73.1" calcext:value-type="float">
            <text:p>73.1</text:p>
          </table:table-cell>
          <table:table-cell office:value-type="float" office:value="13.4" calcext:value-type="float">
            <text:p>13.4</text:p>
          </table:table-cell>
          <table:table-cell office:value-type="float" office:value="9.4" calcext:value-type="float">
            <text:p>9.4</text:p>
          </table:table-cell>
          <table:table-cell office:value-type="float" office:value="23300" calcext:value-type="float">
            <text:p>23300</text:p>
          </table:table-cell>
          <table:table-cell office:value-type="string" calcext:value-type="string">
            <text:p>High</text:p>
          </table:table-cell>
          <table:table-cell table:formula="of:=IFERROR(VLOOKUP([.$A116]; [$continents.$A$1:.$C$250]; COLUMN([.B96]); 0);&quot;&quot;)" office:value-type="string" office:string-value="Africa" calcext:value-type="string">
            <text:p>Africa</text:p>
          </table:table-cell>
          <table:table-cell table:formula="of:=IFERROR(VLOOKUP([.$A116]; [$continents.$A$1:.$C$250]; COLUMN([.C96]); 0);&quot;&quot;)" office:value-type="string" office:string-value="Eastern Africa" calcext:value-type="string">
            <text:p>Eastern Africa</text:p>
          </table:table-cell>
          <table:table-cell table:formula="of:=IFERROR(VLOOKUP([.$A116]; [$2014gini.$A$1:.$B$146]; COLUMN([.B96]); 0);&quot;&quot;)">
            <text:p/>
          </table:table-cell>
          <table:table-cell table:formula="of:=IFERROR(VLOOKUP([.$A116]; [$2014worlddev.$A$1:.$O$218]; COLUMN([.B96]); 0);&quot;&quot;)" office:value-type="float" office:value="54.26" calcext:value-type="float">
            <text:p>54.26</text:p>
          </table:table-cell>
          <table:table-cell/>
          <table:table-cell table:formula="of:=IFERROR(VLOOKUP([.$A116]; [$2014worlddev.$A$1:.$O$218]; COLUMN([.D96]); 0);&quot;&quot;)" office:value-type="float" office:value="2.421000386" calcext:value-type="float">
            <text:p>2.421000386</text:p>
          </table:table-cell>
          <table:table-cell table:formula="of:=IFERROR(VLOOKUP([.$A116]; [$2014worlddev.$A$1:.$O$218]; COLUMN([.E96]); 0);&quot;&quot;)" office:value-type="float" office:value="1.654753698" calcext:value-type="float">
            <text:p>1.654753698</text:p>
          </table:table-cell>
          <table:table-cell table:formula="of:=IFERROR(VLOOKUP([.$A116]; [$2014worlddev.$A$1:.$O$218]; COLUMN([.F96]); 0);&quot;&quot;)" office:value-type="float" office:value="200.8791209" calcext:value-type="float">
            <text:p>200.8791209</text:p>
          </table:table-cell>
          <table:table-cell table:formula="of:=IFERROR(VLOOKUP([.$A116]; [$2014worlddev.$A$1:.$O$218]; COLUMN([.G96]); 0);&quot;&quot;)" office:value-type="float" office:value="23.24550423" calcext:value-type="float">
            <text:p>23.24550423</text:p>
          </table:table-cell>
          <table:table-cell table:formula="of:=IFERROR(VLOOKUP([.$A116]; [$2014worlddev.$A$1:.$O$218]; COLUMN([.H96]); 0);&quot;&quot;)" office:value-type="float" office:value="69.92427087" calcext:value-type="float">
            <text:p>69.92427087</text:p>
          </table:table-cell>
          <table:table-cell table:formula="of:=IFERROR(VLOOKUP([.$A116]; [$2014worlddev.$A$1:.$O$218]; COLUMN([.I96]); 0);&quot;&quot;)" office:value-type="float" office:value="6.830224893" calcext:value-type="float">
            <text:p>6.830224893</text:p>
          </table:table-cell>
          <table:table-cell table:formula="of:=IFERROR(VLOOKUP([.$A116]; [$2014worlddev.$A$1:.$O$218]; COLUMN([.J96]); 0);&quot;&quot;)" office:value-type="float" office:value="91400" calcext:value-type="float">
            <text:p>91400</text:p>
          </table:table-cell>
          <table:table-cell/>
          <table:table-cell table:formula="of:=IFERROR(VLOOKUP([.$A116]; [$2014worlddev.$A$1:.$O$218]; COLUMN([.L96]); 0);&quot;&quot;)" office:value-type="float" office:value="25" calcext:value-type="float">
            <text:p>25</text:p>
          </table:table-cell>
          <table:table-cell table:formula="of:=IFERROR(VLOOKUP([.$A116]; [$2014worlddev.$A$1:.$O$218]; COLUMN([.M96]); 0);&quot;&quot;)" office:value-type="float" office:value="46.441" calcext:value-type="float">
            <text:p>46.441</text:p>
          </table:table-cell>
          <table:table-cell/>
          <table:table-cell table:formula="of:=IFERROR(VLOOKUP([.$A116]; [$2014worlddev.$A$1:.$O$218]; COLUMN([.O96]); 0);&quot;&quot;)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41" calcext:value-type="float">
            <text:p>41</text:p>
          </table:table-cell>
          <table:table-cell office:value-type="float" office:value="0.835" calcext:value-type="float">
            <text:p>0.835</text:p>
          </table:table-cell>
          <table:table-cell office:value-type="float" office:value="77" calcext:value-type="float">
            <text:p>77</text:p>
          </table:table-cell>
          <table:table-cell office:value-type="float" office:value="13.3" calcext:value-type="float">
            <text:p>13.3</text:p>
          </table:table-cell>
          <table:table-cell office:value-type="float" office:value="9.5" calcext:value-type="float">
            <text:p>9.5</text:p>
          </table:table-cell>
          <table:table-cell office:value-type="float" office:value="60868" calcext:value-type="float">
            <text:p>60868</text:p>
          </table:table-cell>
          <table:table-cell office:value-type="string" calcext:value-type="string">
            <text:p>Very high</text:p>
          </table:table-cell>
          <table:table-cell table:formula="of:=IFERROR(VLOOKUP([.$A117]; [$continents.$A$1:.$C$250]; COLUMN([.B122]); 0);&quot;&quot;)" office:value-type="string" office:string-value="Asia" calcext:value-type="string">
            <text:p>Asia</text:p>
          </table:table-cell>
          <table:table-cell table:formula="of:=IFERROR(VLOOKUP([.$A117]; [$continents.$A$1:.$C$250]; COLUMN([.C122]); 0);&quot;&quot;)" office:value-type="string" office:string-value="Western Asia" calcext:value-type="string">
            <text:p>Western Asia</text:p>
          </table:table-cell>
          <table:table-cell table:formula="of:=IFERROR(VLOOKUP([.$A117]; [$2014gini.$A$1:.$B$146]; COLUMN([.B122]); 0);&quot;&quot;)">
            <text:p/>
          </table:table-cell>
          <table:table-cell table:formula="of:=IFERROR(VLOOKUP([.$A117]; [$2014worlddev.$A$1:.$O$218]; COLUMN([.B122]); 0);&quot;&quot;)" office:value-type="float" office:value="90.4" calcext:value-type="float">
            <text:p>90.4</text:p>
          </table:table-cell>
          <table:table-cell table:formula="of:=IFERROR(VLOOKUP([.$A117]; [$2014worlddev.$A$1:.$O$218]; COLUMN([.C122]); 0);&quot;&quot;)" office:value-type="float" office:value="13.11676397" calcext:value-type="float">
            <text:p>13.11676397</text:p>
          </table:table-cell>
          <table:table-cell table:formula="of:=IFERROR(VLOOKUP([.$A117]; [$2014worlddev.$A$1:.$O$218]; COLUMN([.D122]); 0);&quot;&quot;)" office:value-type="float" office:value="5.696581765" calcext:value-type="float">
            <text:p>5.696581765</text:p>
          </table:table-cell>
          <table:table-cell table:formula="of:=IFERROR(VLOOKUP([.$A117]; [$2014worlddev.$A$1:.$O$218]; COLUMN([.E122]); 0);&quot;&quot;)" office:value-type="float" office:value="0.509332471" calcext:value-type="float">
            <text:p>0.509332471</text:p>
          </table:table-cell>
          <table:table-cell table:formula="of:=IFERROR(VLOOKUP([.$A117]; [$2014worlddev.$A$1:.$O$218]; COLUMN([.F122]); 0);&quot;&quot;)" office:value-type="float" office:value="108.6858732" calcext:value-type="float">
            <text:p>108.6858732</text:p>
          </table:table-cell>
          <table:table-cell table:formula="of:=IFERROR(VLOOKUP([.$A117]; [$2014worlddev.$A$1:.$O$218]; COLUMN([.G122]); 0);&quot;&quot;)" office:value-type="float" office:value="13.83377472" calcext:value-type="float">
            <text:p>13.83377472</text:p>
          </table:table-cell>
          <table:table-cell table:formula="of:=IFERROR(VLOOKUP([.$A117]; [$2014worlddev.$A$1:.$O$218]; COLUMN([.H122]); 0);&quot;&quot;)" office:value-type="float" office:value="85.12691694" calcext:value-type="float">
            <text:p>85.12691694</text:p>
          </table:table-cell>
          <table:table-cell table:formula="of:=IFERROR(VLOOKUP([.$A117]; [$2014worlddev.$A$1:.$O$218]; COLUMN([.I122]); 0);&quot;&quot;)" office:value-type="float" office:value="1.039308335" calcext:value-type="float">
            <text:p>1.039308335</text:p>
          </table:table-cell>
          <table:table-cell table:formula="of:=IFERROR(VLOOKUP([.$A117]; [$2014worlddev.$A$1:.$O$218]; COLUMN([.J122]); 0);&quot;&quot;)" office:value-type="float" office:value="9086139" calcext:value-type="float">
            <text:p>9086139</text:p>
          </table:table-cell>
          <table:table-cell table:formula="of:=IFERROR(VLOOKUP([.$A117]; [$2014worlddev.$A$1:.$O$218]; COLUMN([.K122]); 0);&quot;&quot;)" office:value-type="float" office:value="417" calcext:value-type="float">
            <text:p>417</text:p>
          </table:table-cell>
          <table:table-cell table:formula="of:=IFERROR(VLOOKUP([.$A117]; [$2014worlddev.$A$1:.$O$218]; COLUMN([.L122]); 0);&quot;&quot;)" office:value-type="float" office:value="90" calcext:value-type="float">
            <text:p>90</text:p>
          </table:table-cell>
          <table:table-cell table:formula="of:=IFERROR(VLOOKUP([.$A117]; [$2014worlddev.$A$1:.$O$218]; COLUMN([.M122]); 0);&quot;&quot;)" office:value-type="float" office:value="14.734" calcext:value-type="float">
            <text:p>14.734</text:p>
          </table:table-cell>
          <table:table-cell table:formula="of:=IFERROR(VLOOKUP([.$A117]; [$2014worlddev.$A$1:.$O$218]; COLUMN([.N122]); 0);&quot;&quot;)" office:value-type="float" office:value="3.599999905" calcext:value-type="float">
            <text:p>3.599999905</text:p>
          </table:table-cell>
          <table:table-cell table:formula="of:=IFERROR(VLOOKUP([.$A117]; [$2014worlddev.$A$1:.$O$218]; COLUMN([.O122]); 0);&quot;&quot;)" office:value-type="float" office:value="1.784" calcext:value-type="float">
            <text:p>1.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6" calcext:value-type="float">
            <text:p>26</text:p>
          </table:table-cell>
          <table:table-cell office:value-type="float" office:value="0.876" calcext:value-type="float">
            <text:p>0.876</text:p>
          </table:table-cell>
          <table:table-cell office:value-type="float" office:value="82.6" calcext:value-type="float">
            <text:p>82.6</text:p>
          </table:table-cell>
          <table:table-cell office:value-type="float" office:value="17.3" calcext:value-type="float">
            <text:p>17.3</text:p>
          </table:table-cell>
          <table:table-cell office:value-type="float" office:value="9.6" calcext:value-type="float">
            <text:p>9.6</text:p>
          </table:table-cell>
          <table:table-cell office:value-type="float" office:value="32045" calcext:value-type="float">
            <text:p>32045</text:p>
          </table:table-cell>
          <table:table-cell office:value-type="string" calcext:value-type="string">
            <text:p>Very high</text:p>
          </table:table-cell>
          <table:table-cell table:formula="of:=IFERROR(VLOOKUP([.$A118]; [$continents.$A$1:.$C$250]; COLUMN([.B169]); 0);&quot;&quot;)" office:value-type="string" office:string-value="Europe" calcext:value-type="string">
            <text:p>Europe</text:p>
          </table:table-cell>
          <table:table-cell table:formula="of:=IFERROR(VLOOKUP([.$A118]; [$continents.$A$1:.$C$250]; COLUMN([.C169]); 0);&quot;&quot;)" office:value-type="string" office:string-value="Southern Europe" calcext:value-type="string">
            <text:p>Southern Europe</text:p>
          </table:table-cell>
          <table:table-cell table:formula="of:=IFERROR(VLOOKUP([.$A118]; [$2014gini.$A$1:.$B$146]; COLUMN([.B169]); 0);&quot;&quot;)" office:value-type="float" office:value="35.9" calcext:value-type="float">
            <text:p>35.9</text:p>
          </table:table-cell>
          <table:table-cell table:formula="of:=IFERROR(VLOOKUP([.$A118]; [$2014worlddev.$A$1:.$O$218]; COLUMN([.B169]); 0);&quot;&quot;)" office:value-type="float" office:value="76.19" calcext:value-type="float">
            <text:p>76.19</text:p>
          </table:table-cell>
          <table:table-cell table:formula="of:=IFERROR(VLOOKUP([.$A118]; [$2014worlddev.$A$1:.$O$218]; COLUMN([.C169]); 0);&quot;&quot;)" office:value-type="float" office:value="45.64508982" calcext:value-type="float">
            <text:p>45.64508982</text:p>
          </table:table-cell>
          <table:table-cell table:formula="of:=IFERROR(VLOOKUP([.$A118]; [$2014worlddev.$A$1:.$O$218]; COLUMN([.D169]); 0);&quot;&quot;)" office:value-type="float" office:value="1.234356967" calcext:value-type="float">
            <text:p>1.234356967</text:p>
          </table:table-cell>
          <table:table-cell table:formula="of:=IFERROR(VLOOKUP([.$A118]; [$2014worlddev.$A$1:.$O$218]; COLUMN([.E169]); 0);&quot;&quot;)" office:value-type="float" office:value="-0.298951059" calcext:value-type="float">
            <text:p>-0.298951059</text:p>
          </table:table-cell>
          <table:table-cell table:formula="of:=IFERROR(VLOOKUP([.$A118]; [$2014worlddev.$A$1:.$O$218]; COLUMN([.F169]); 0);&quot;&quot;)" office:value-type="float" office:value="92.92273645" calcext:value-type="float">
            <text:p>92.92273645</text:p>
          </table:table-cell>
          <table:table-cell table:formula="of:=IFERROR(VLOOKUP([.$A118]; [$2014worlddev.$A$1:.$O$218]; COLUMN([.G169]); 0);&quot;&quot;)" office:value-type="float" office:value="14.87286476" calcext:value-type="float">
            <text:p>14.87286476</text:p>
          </table:table-cell>
          <table:table-cell table:formula="of:=IFERROR(VLOOKUP([.$A118]; [$2014worlddev.$A$1:.$O$218]; COLUMN([.H169]); 0);&quot;&quot;)" office:value-type="float" office:value="66.68554342" calcext:value-type="float">
            <text:p>66.68554342</text:p>
          </table:table-cell>
          <table:table-cell table:formula="of:=IFERROR(VLOOKUP([.$A118]; [$2014worlddev.$A$1:.$O$218]; COLUMN([.I169]); 0);&quot;&quot;)" office:value-type="float" office:value="18.44159182" calcext:value-type="float">
            <text:p>18.44159182</text:p>
          </table:table-cell>
          <table:table-cell table:formula="of:=IFERROR(VLOOKUP([.$A118]; [$2014worlddev.$A$1:.$O$218]; COLUMN([.J169]); 0);&quot;&quot;)" office:value-type="float" office:value="46480882" calcext:value-type="float">
            <text:p>46480882</text:p>
          </table:table-cell>
          <table:table-cell table:formula="of:=IFERROR(VLOOKUP([.$A118]; [$2014worlddev.$A$1:.$O$218]; COLUMN([.K169]); 0);&quot;&quot;)" office:value-type="float" office:value="5798" calcext:value-type="float">
            <text:p>5798</text:p>
          </table:table-cell>
          <table:table-cell table:formula="of:=IFERROR(VLOOKUP([.$A118]; [$2014worlddev.$A$1:.$O$218]; COLUMN([.L169]); 0);&quot;&quot;)" office:value-type="float" office:value="60" calcext:value-type="float">
            <text:p>60</text:p>
          </table:table-cell>
          <table:table-cell table:formula="of:=IFERROR(VLOOKUP([.$A118]; [$2014worlddev.$A$1:.$O$218]; COLUMN([.M169]); 0);&quot;&quot;)" office:value-type="float" office:value="20.645" calcext:value-type="float">
            <text:p>20.645</text:p>
          </table:table-cell>
          <table:table-cell table:formula="of:=IFERROR(VLOOKUP([.$A118]; [$2014worlddev.$A$1:.$O$218]; COLUMN([.N169]); 0);&quot;&quot;)" office:value-type="float" office:value="24.70000076" calcext:value-type="float">
            <text:p>24.70000076</text:p>
          </table:table-cell>
          <table:table-cell table:formula="of:=IFERROR(VLOOKUP([.$A118]; [$2014worlddev.$A$1:.$O$218]; COLUMN([.O169]); 0);&quot;&quot;)" office:value-type="float" office:value="1.27" calcext:value-type="float">
            <text:p>1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34" calcext:value-type="float">
            <text:p>34</text:p>
          </table:table-cell>
          <table:table-cell office:value-type="float" office:value="0.845" calcext:value-type="float">
            <text:p>0.845</text:p>
          </table:table-cell>
          <table:table-cell office:value-type="float" office:value="81.3" calcext:value-type="float">
            <text:p>81.3</text:p>
          </table:table-cell>
          <table:table-cell office:value-type="float" office:value="13.5" calcext:value-type="float">
            <text:p>13.5</text:p>
          </table:table-cell>
          <table:table-cell office:value-type="float" office:value="9.6" calcext:value-type="float">
            <text:p>9.6</text:p>
          </table:table-cell>
          <table:table-cell office:value-type="float" office:value="43978" calcext:value-type="float">
            <text:p>43978</text:p>
          </table:table-cell>
          <table:table-cell office:value-type="string" calcext:value-type="string">
            <text:p>Very high</text:p>
          </table:table-cell>
          <table:table-cell table:formula="of:=IFERROR(VLOOKUP([.$A119]; [$continents.$A$1:.$C$250]; COLUMN([.B108]); 0);&quot;&quot;)" office:value-type="string" office:string-value="Europe" calcext:value-type="string">
            <text:p>Europe</text:p>
          </table:table-cell>
          <table:table-cell table:formula="of:=IFERROR(VLOOKUP([.$A119]; [$continents.$A$1:.$C$250]; COLUMN([.C108]); 0);&quot;&quot;)" office:value-type="string" office:string-value="Southern Europe" calcext:value-type="string">
            <text:p>Southern Europe</text:p>
          </table:table-cell>
          <table:table-cell table:formula="of:=IFERROR(VLOOKUP([.$A119]; [$2014gini.$A$1:.$B$146]; COLUMN([.B108]); 0);&quot;&quot;)">
            <text:p/>
          </table:table-cell>
          <table:table-cell table:formula="of:=IFERROR(VLOOKUP([.$A119]; [$2014worlddev.$A$1:.$O$218]; COLUMN([.B108]); 0);&quot;&quot;)" office:value-type="float" office:value="95.9" calcext:value-type="float">
            <text:p>95.9</text:p>
          </table:table-cell>
          <table:table-cell table:number-columns-repeated="2"/>
          <table:table-cell table:formula="of:=IFERROR(VLOOKUP([.$A119]; [$2014worlddev.$A$1:.$O$218]; COLUMN([.E108]); 0);&quot;&quot;)" office:value-type="float" office:value="-4.19194055" calcext:value-type="float">
            <text:p>-4.19194055</text:p>
          </table:table-cell>
          <table:table-cell table:formula="of:=IFERROR(VLOOKUP([.$A119]; [$2014worlddev.$A$1:.$O$218]; COLUMN([.F108]); 0);&quot;&quot;)" office:value-type="float" office:value="154.8638298" calcext:value-type="float">
            <text:p>154.8638298</text:p>
          </table:table-cell>
          <table:table-cell table:number-columns-repeated="3"/>
          <table:table-cell table:formula="of:=IFERROR(VLOOKUP([.$A119]; [$2014worlddev.$A$1:.$O$218]; COLUMN([.J108]); 0);&quot;&quot;)" office:value-type="float" office:value="72786" calcext:value-type="float">
            <text:p>72786</text:p>
          </table:table-cell>
          <table:table-cell/>
          <table:table-cell table:formula="of:=IFERROR(VLOOKUP([.$A119]; [$2014worlddev.$A$1:.$O$218]; COLUMN([.L108]); 0);&quot;&quot;)" office:value-type="float" office:value="7" calcext:value-type="float">
            <text:p>7</text:p>
          </table:table-cell>
          <table:table-cell table:formula="of:=IFERROR(VLOOKUP([.$A119]; [$2014worlddev.$A$1:.$O$218]; COLUMN([.M108]); 0);&quot;&quot;)" office:value-type="float" office:value="14.367" calcext:value-type="float">
            <text:p>14.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99" calcext:value-type="float">
            <text:p>99</text:p>
          </table:table-cell>
          <table:table-cell office:value-type="float" office:value="0.719" calcext:value-type="float">
            <text:p>0.719</text:p>
          </table:table-cell>
          <table:table-cell office:value-type="float" office:value="75.7" calcext:value-type="float">
            <text:p>75.7</text:p>
          </table:table-cell>
          <table:table-cell office:value-type="float" office:value="12.4" calcext:value-type="float">
            <text:p>12.4</text:p>
          </table:table-cell>
          <table:table-cell office:value-type="float" office:value="9.7" calcext:value-type="float">
            <text:p>9.7</text:p>
          </table:table-cell>
          <table:table-cell office:value-type="float" office:value="7415" calcext:value-type="float">
            <text:p>7415</text:p>
          </table:table-cell>
          <table:table-cell office:value-type="string" calcext:value-type="string">
            <text:p>High</text:p>
          </table:table-cell>
          <table:table-cell table:formula="of:=IFERROR(VLOOKUP([.$A120]; [$continents.$A$1:.$C$250]; COLUMN([.B100]); 0);&quot;&quot;)" office:value-type="string" office:string-value="Americas" calcext:value-type="string">
            <text:p>Americas</text:p>
          </table:table-cell>
          <table:table-cell table:formula="of:=IFERROR(VLOOKUP([.$A120]; [$continents.$A$1:.$C$250]; COLUMN([.C100]); 0);&quot;&quot;)" office:value-type="string" office:string-value="Caribbean" calcext:value-type="string">
            <text:p>Caribbean</text:p>
          </table:table-cell>
          <table:table-cell table:formula="of:=IFERROR(VLOOKUP([.$A120]; [$2014gini.$A$1:.$B$146]; COLUMN([.B100]); 0);&quot;&quot;)" office:value-type="float" office:value="45.5" calcext:value-type="float">
            <text:p>45.5</text:p>
          </table:table-cell>
          <table:table-cell table:formula="of:=IFERROR(VLOOKUP([.$A120]; [$2014worlddev.$A$1:.$O$218]; COLUMN([.B100]); 0);&quot;&quot;)" office:value-type="float" office:value="40.5" calcext:value-type="float">
            <text:p>40.5</text:p>
          </table:table-cell>
          <table:table-cell table:formula="of:=IFERROR(VLOOKUP([.$A120]; [$2014worlddev.$A$1:.$O$218]; COLUMN([.C100]); 0);&quot;&quot;)" office:value-type="float" office:value="44.86667621" calcext:value-type="float">
            <text:p>44.86667621</text:p>
          </table:table-cell>
          <table:table-cell table:formula="of:=IFERROR(VLOOKUP([.$A120]; [$2014worlddev.$A$1:.$O$218]; COLUMN([.D100]); 0);&quot;&quot;)" office:value-type="float" office:value="0.871038601" calcext:value-type="float">
            <text:p>0.871038601</text:p>
          </table:table-cell>
          <table:table-cell table:formula="of:=IFERROR(VLOOKUP([.$A120]; [$2014worlddev.$A$1:.$O$218]; COLUMN([.E100]); 0);&quot;&quot;)" office:value-type="float" office:value="0.216550537" calcext:value-type="float">
            <text:p>0.216550537</text:p>
          </table:table-cell>
          <table:table-cell table:formula="of:=IFERROR(VLOOKUP([.$A120]; [$2014worlddev.$A$1:.$O$218]; COLUMN([.F100]); 0);&quot;&quot;)" office:value-type="float" office:value="251.2053555" calcext:value-type="float">
            <text:p>251.2053555</text:p>
          </table:table-cell>
          <table:table-cell table:formula="of:=IFERROR(VLOOKUP([.$A120]; [$2014worlddev.$A$1:.$O$218]; COLUMN([.G100]); 0);&quot;&quot;)" office:value-type="float" office:value="24.15232848" calcext:value-type="float">
            <text:p>24.15232848</text:p>
          </table:table-cell>
          <table:table-cell table:formula="of:=IFERROR(VLOOKUP([.$A120]; [$2014worlddev.$A$1:.$O$218]; COLUMN([.H100]); 0);&quot;&quot;)" office:value-type="float" office:value="66.89078903" calcext:value-type="float">
            <text:p>66.89078903</text:p>
          </table:table-cell>
          <table:table-cell table:formula="of:=IFERROR(VLOOKUP([.$A120]; [$2014worlddev.$A$1:.$O$218]; COLUMN([.I100]); 0);&quot;&quot;)" office:value-type="float" office:value="8.956882493" calcext:value-type="float">
            <text:p>8.956882493</text:p>
          </table:table-cell>
          <table:table-cell table:formula="of:=IFERROR(VLOOKUP([.$A120]; [$2014worlddev.$A$1:.$O$218]; COLUMN([.J100]); 0);&quot;&quot;)" office:value-type="float" office:value="2720554" calcext:value-type="float">
            <text:p>2720554</text:p>
          </table:table-cell>
          <table:table-cell table:formula="of:=IFERROR(VLOOKUP([.$A120]; [$2014worlddev.$A$1:.$O$218]; COLUMN([.K100]); 0);&quot;&quot;)" office:value-type="float" office:value="22" calcext:value-type="float">
            <text:p>22</text:p>
          </table:table-cell>
          <table:table-cell table:formula="of:=IFERROR(VLOOKUP([.$A120]; [$2014worlddev.$A$1:.$O$218]; COLUMN([.L100]); 0);&quot;&quot;)" office:value-type="float" office:value="1692" calcext:value-type="float">
            <text:p>1692</text:p>
          </table:table-cell>
          <table:table-cell table:formula="of:=IFERROR(VLOOKUP([.$A120]; [$2014worlddev.$A$1:.$O$218]; COLUMN([.M100]); 0);&quot;&quot;)" office:value-type="float" office:value="45.444" calcext:value-type="float">
            <text:p>45.444</text:p>
          </table:table-cell>
          <table:table-cell table:formula="of:=IFERROR(VLOOKUP([.$A120]; [$2014worlddev.$A$1:.$O$218]; COLUMN([.N100]); 0);&quot;&quot;)" office:value-type="float" office:value="13.19999981" calcext:value-type="float">
            <text:p>13.19999981</text:p>
          </table:table-cell>
          <table:table-cell table:formula="of:=IFERROR(VLOOKUP([.$A120]; [$2014worlddev.$A$1:.$O$218]; COLUMN([.O100]); 0);&quot;&quot;)" office:value-type="float" office:value="2.046" calcext:value-type="float">
            <text:p>2.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nesia (Federated States of)</text:p>
          </table:table-cell>
          <table:table-cell office:value-type="float" office:value="123" calcext:value-type="float">
            <text:p>123</text:p>
          </table:table-cell>
          <table:table-cell office:value-type="float" office:value="0.64" calcext:value-type="float">
            <text:p>0.64</text:p>
          </table:table-cell>
          <table:table-cell office:value-type="float" office:value="69.1" calcext:value-type="float">
            <text:p>69.1</text:p>
          </table:table-cell>
          <table:table-cell office:value-type="float" office:value="11.7" calcext:value-type="float">
            <text:p>11.7</text:p>
          </table:table-cell>
          <table:table-cell office:value-type="float" office:value="9.7" calcext:value-type="float">
            <text:p>9.7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Medium</text:p>
          </table:table-cell>
          <table:table-cell table:formula="of:=IFERROR(VLOOKUP([.$A121]; [$continents.$A$1:.$C$250]; COLUMN([.B35]); 0);&quot;&quot;)">
            <text:p/>
          </table:table-cell>
          <table:table-cell table:formula="of:=IFERROR(VLOOKUP([.$A121]; [$continents.$A$1:.$C$250]; COLUMN([.C35]); 0);&quot;&quot;)">
            <text:p/>
          </table:table-cell>
          <table:table-cell table:formula="of:=IFERROR(VLOOKUP([.$A121]; [$2014gini.$A$1:.$B$146]; COLUMN([.B35]); 0);&quot;&quot;)">
            <text:p/>
          </table:table-cell>
          <table:table-cell table:formula="of:=IFERROR(VLOOKUP([.$A121]; [$2014worlddev.$A$1:.$O$218]; COLUMN([.B35]); 0);&quot;&quot;)">
            <text:p/>
          </table:table-cell>
          <table:table-cell table:formula="of:=IFERROR(VLOOKUP([.$A121]; [$2014worlddev.$A$1:.$O$218]; COLUMN([.C35]); 0);&quot;&quot;)">
            <text:p/>
          </table:table-cell>
          <table:table-cell table:formula="of:=IFERROR(VLOOKUP([.$A121]; [$2014worlddev.$A$1:.$O$218]; COLUMN([.D35]); 0);&quot;&quot;)">
            <text:p/>
          </table:table-cell>
          <table:table-cell table:formula="of:=IFERROR(VLOOKUP([.$A121]; [$2014worlddev.$A$1:.$O$218]; COLUMN([.E35]); 0);&quot;&quot;)">
            <text:p/>
          </table:table-cell>
          <table:table-cell table:formula="of:=IFERROR(VLOOKUP([.$A121]; [$2014worlddev.$A$1:.$O$218]; COLUMN([.F35]); 0);&quot;&quot;)">
            <text:p/>
          </table:table-cell>
          <table:table-cell table:formula="of:=IFERROR(VLOOKUP([.$A121]; [$2014worlddev.$A$1:.$O$218]; COLUMN([.G35]); 0);&quot;&quot;)">
            <text:p/>
          </table:table-cell>
          <table:table-cell table:formula="of:=IFERROR(VLOOKUP([.$A121]; [$2014worlddev.$A$1:.$O$218]; COLUMN([.H35]); 0);&quot;&quot;)">
            <text:p/>
          </table:table-cell>
          <table:table-cell table:formula="of:=IFERROR(VLOOKUP([.$A121]; [$2014worlddev.$A$1:.$O$218]; COLUMN([.I35]); 0);&quot;&quot;)">
            <text:p/>
          </table:table-cell>
          <table:table-cell table:formula="of:=IFERROR(VLOOKUP([.$A121]; [$2014worlddev.$A$1:.$O$218]; COLUMN([.J35]); 0);&quot;&quot;)">
            <text:p/>
          </table:table-cell>
          <table:table-cell table:formula="of:=IFERROR(VLOOKUP([.$A121]; [$2014worlddev.$A$1:.$O$218]; COLUMN([.K35]); 0);&quot;&quot;)">
            <text:p/>
          </table:table-cell>
          <table:table-cell table:formula="of:=IFERROR(VLOOKUP([.$A121]; [$2014worlddev.$A$1:.$O$218]; COLUMN([.L35]); 0);&quot;&quot;)">
            <text:p/>
          </table:table-cell>
          <table:table-cell table:formula="of:=IFERROR(VLOOKUP([.$A121]; [$2014worlddev.$A$1:.$O$218]; COLUMN([.M35]); 0);&quot;&quot;)">
            <text:p/>
          </table:table-cell>
          <table:table-cell table:formula="of:=IFERROR(VLOOKUP([.$A121]; [$2014worlddev.$A$1:.$O$218]; COLUMN([.N35]); 0);&quot;&quot;)">
            <text:p/>
          </table:table-cell>
          <table:table-cell table:formula="of:=IFERROR(VLOOKUP([.$A121]; [$2014worlddev.$A$1:.$O$218]; COLUMN([.O35]); 0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0" calcext:value-type="float">
            <text:p>40</text:p>
          </table:table-cell>
          <table:table-cell office:value-type="float" office:value="0.836" calcext:value-type="float">
            <text:p>0.836</text:p>
          </table:table-cell>
          <table:table-cell office:value-type="float" office:value="76.3" calcext:value-type="float">
            <text:p>76.3</text:p>
          </table:table-cell>
          <table:table-cell office:value-type="float" office:value="17.9" calcext:value-type="float">
            <text:p>17.9</text:p>
          </table:table-cell>
          <table:table-cell office:value-type="float" office:value="9.8" calcext:value-type="float">
            <text:p>9.8</text:p>
          </table:table-cell>
          <table:table-cell office:value-type="float" office:value="22050" calcext:value-type="float">
            <text:p>22050</text:p>
          </table:table-cell>
          <table:table-cell office:value-type="string" calcext:value-type="string">
            <text:p>Very high</text:p>
          </table:table-cell>
          <table:table-cell table:formula="of:=IFERROR(VLOOKUP([.$A122]; [$continents.$A$1:.$C$250]; COLUMN([.B101]); 0);&quot;&quot;)" office:value-type="string" office:string-value="Americas" calcext:value-type="string">
            <text:p>Americas</text:p>
          </table:table-cell>
          <table:table-cell table:formula="of:=IFERROR(VLOOKUP([.$A122]; [$continents.$A$1:.$C$250]; COLUMN([.C101]); 0);&quot;&quot;)" office:value-type="string" office:string-value="South America" calcext:value-type="string">
            <text:p>South America</text:p>
          </table:table-cell>
          <table:table-cell table:formula="of:=IFERROR(VLOOKUP([.$A122]; [$2014gini.$A$1:.$B$146]; COLUMN([.B101]); 0);&quot;&quot;)" office:value-type="float" office:value="45.8" calcext:value-type="float">
            <text:p>45.8</text:p>
          </table:table-cell>
          <table:table-cell table:formula="of:=IFERROR(VLOOKUP([.$A122]; [$2014worlddev.$A$1:.$O$218]; COLUMN([.B101]); 0);&quot;&quot;)" office:value-type="float" office:value="64.7" calcext:value-type="float">
            <text:p>64.7</text:p>
          </table:table-cell>
          <table:table-cell table:formula="of:=IFERROR(VLOOKUP([.$A122]; [$2014worlddev.$A$1:.$O$218]; COLUMN([.C101]); 0);&quot;&quot;)" office:value-type="float" office:value="40.43135954" calcext:value-type="float">
            <text:p>40.43135954</text:p>
          </table:table-cell>
          <table:table-cell table:formula="of:=IFERROR(VLOOKUP([.$A122]; [$2014worlddev.$A$1:.$O$218]; COLUMN([.D101]); 0);&quot;&quot;)" office:value-type="float" office:value="0.908535413" calcext:value-type="float">
            <text:p>0.908535413</text:p>
          </table:table-cell>
          <table:table-cell table:formula="of:=IFERROR(VLOOKUP([.$A122]; [$2014worlddev.$A$1:.$O$218]; COLUMN([.E101]); 0);&quot;&quot;)" office:value-type="float" office:value="1.033055553" calcext:value-type="float">
            <text:p>1.033055553</text:p>
          </table:table-cell>
          <table:table-cell table:formula="of:=IFERROR(VLOOKUP([.$A122]; [$2014worlddev.$A$1:.$O$218]; COLUMN([.F101]); 0);&quot;&quot;)" office:value-type="float" office:value="15.70511311" calcext:value-type="float">
            <text:p>15.70511311</text:p>
          </table:table-cell>
          <table:table-cell table:formula="of:=IFERROR(VLOOKUP([.$A122]; [$2014worlddev.$A$1:.$O$218]; COLUMN([.G101]); 0);&quot;&quot;)" office:value-type="float" office:value="25.3464272" calcext:value-type="float">
            <text:p>25.3464272</text:p>
          </table:table-cell>
          <table:table-cell table:formula="of:=IFERROR(VLOOKUP([.$A122]; [$2014worlddev.$A$1:.$O$218]; COLUMN([.H101]); 0);&quot;&quot;)" office:value-type="float" office:value="63.84458911" calcext:value-type="float">
            <text:p>63.84458911</text:p>
          </table:table-cell>
          <table:table-cell table:formula="of:=IFERROR(VLOOKUP([.$A122]; [$2014worlddev.$A$1:.$O$218]; COLUMN([.I101]); 0);&quot;&quot;)" office:value-type="float" office:value="10.80898369" calcext:value-type="float">
            <text:p>10.80898369</text:p>
          </table:table-cell>
          <table:table-cell table:formula="of:=IFERROR(VLOOKUP([.$A122]; [$2014worlddev.$A$1:.$O$218]; COLUMN([.J101]); 0);&quot;&quot;)" office:value-type="float" office:value="42980026" calcext:value-type="float">
            <text:p>42980026</text:p>
          </table:table-cell>
          <table:table-cell table:formula="of:=IFERROR(VLOOKUP([.$A122]; [$2014worlddev.$A$1:.$O$218]; COLUMN([.K101]); 0);&quot;&quot;)" office:value-type="float" office:value="3498" calcext:value-type="float">
            <text:p>3498</text:p>
          </table:table-cell>
          <table:table-cell table:formula="of:=IFERROR(VLOOKUP([.$A122]; [$2014worlddev.$A$1:.$O$218]; COLUMN([.L101]); 0);&quot;&quot;)" office:value-type="float" office:value="318" calcext:value-type="float">
            <text:p>318</text:p>
          </table:table-cell>
          <table:table-cell table:formula="of:=IFERROR(VLOOKUP([.$A122]; [$2014worlddev.$A$1:.$O$218]; COLUMN([.M101]); 0);&quot;&quot;)" office:value-type="float" office:value="8.396" calcext:value-type="float">
            <text:p>8.396</text:p>
          </table:table-cell>
          <table:table-cell table:formula="of:=IFERROR(VLOOKUP([.$A122]; [$2014worlddev.$A$1:.$O$218]; COLUMN([.N101]); 0);&quot;&quot;)" office:value-type="float" office:value="8.199999809" calcext:value-type="float">
            <text:p>8.199999809</text:p>
          </table:table-cell>
          <table:table-cell table:formula="of:=IFERROR(VLOOKUP([.$A122]; [$2014worlddev.$A$1:.$O$218]; COLUMN([.O101]); 0);&quot;&quot;)" office:value-type="float" office:value="2.322" calcext:value-type="float">
            <text:p>2.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42" calcext:value-type="float">
            <text:p>42</text:p>
          </table:table-cell>
          <table:table-cell office:value-type="float" office:value="0.832" calcext:value-type="float">
            <text:p>0.832</text:p>
          </table:table-cell>
          <table:table-cell office:value-type="float" office:value="81.7" calcext:value-type="float">
            <text:p>81.7</text:p>
          </table:table-cell>
          <table:table-cell office:value-type="float" office:value="15.2" calcext:value-type="float">
            <text:p>15.2</text:p>
          </table:table-cell>
          <table:table-cell office:value-type="float" office:value="9.8" calcext:value-type="float">
            <text:p>9.8</text:p>
          </table:table-cell>
          <table:table-cell office:value-type="float" office:value="21290" calcext:value-type="float">
            <text:p>21290</text:p>
          </table:table-cell>
          <table:table-cell office:value-type="string" calcext:value-type="string">
            <text:p>Very high</text:p>
          </table:table-cell>
          <table:table-cell table:formula="of:=IFERROR(VLOOKUP([.$A123]; [$continents.$A$1:.$C$250]; COLUMN([.B117]); 0);&quot;&quot;)" office:value-type="string" office:string-value="Americas" calcext:value-type="string">
            <text:p>Americas</text:p>
          </table:table-cell>
          <table:table-cell table:formula="of:=IFERROR(VLOOKUP([.$A123]; [$continents.$A$1:.$C$250]; COLUMN([.C117]); 0);&quot;&quot;)" office:value-type="string" office:string-value="South America" calcext:value-type="string">
            <text:p>South America</text:p>
          </table:table-cell>
          <table:table-cell table:formula="of:=IFERROR(VLOOKUP([.$A123]; [$2014gini.$A$1:.$B$146]; COLUMN([.B117]); 0);&quot;&quot;)" office:value-type="float" office:value="52.1" calcext:value-type="float">
            <text:p>52.1</text:p>
          </table:table-cell>
          <table:table-cell table:formula="of:=IFERROR(VLOOKUP([.$A123]; [$2014worlddev.$A$1:.$O$218]; COLUMN([.B117]); 0);&quot;&quot;)" office:value-type="float" office:value="72.35" calcext:value-type="float">
            <text:p>72.35</text:p>
          </table:table-cell>
          <table:table-cell table:formula="of:=IFERROR(VLOOKUP([.$A123]; [$2014worlddev.$A$1:.$O$218]; COLUMN([.C117]); 0);&quot;&quot;)" office:value-type="float" office:value="40.75809245" calcext:value-type="float">
            <text:p>40.75809245</text:p>
          </table:table-cell>
          <table:table-cell table:formula="of:=IFERROR(VLOOKUP([.$A123]; [$2014worlddev.$A$1:.$O$218]; COLUMN([.D117]); 0);&quot;&quot;)" office:value-type="float" office:value="1.981731712" calcext:value-type="float">
            <text:p>1.981731712</text:p>
          </table:table-cell>
          <table:table-cell table:formula="of:=IFERROR(VLOOKUP([.$A123]; [$2014worlddev.$A$1:.$O$218]; COLUMN([.E117]); 0);&quot;&quot;)" office:value-type="float" office:value="1.057293581" calcext:value-type="float">
            <text:p>1.057293581</text:p>
          </table:table-cell>
          <table:table-cell table:formula="of:=IFERROR(VLOOKUP([.$A123]; [$2014worlddev.$A$1:.$O$218]; COLUMN([.F117]); 0);&quot;&quot;)" office:value-type="float" office:value="23.88955284" calcext:value-type="float">
            <text:p>23.88955284</text:p>
          </table:table-cell>
          <table:table-cell table:formula="of:=IFERROR(VLOOKUP([.$A123]; [$2014worlddev.$A$1:.$O$218]; COLUMN([.G117]); 0);&quot;&quot;)" office:value-type="float" office:value="20.46439925" calcext:value-type="float">
            <text:p>20.46439925</text:p>
          </table:table-cell>
          <table:table-cell table:formula="of:=IFERROR(VLOOKUP([.$A123]; [$2014worlddev.$A$1:.$O$218]; COLUMN([.H117]); 0);&quot;&quot;)" office:value-type="float" office:value="68.83738668" calcext:value-type="float">
            <text:p>68.83738668</text:p>
          </table:table-cell>
          <table:table-cell table:formula="of:=IFERROR(VLOOKUP([.$A123]; [$2014worlddev.$A$1:.$O$218]; COLUMN([.I117]); 0);&quot;&quot;)" office:value-type="float" office:value="10.69821407" calcext:value-type="float">
            <text:p>10.69821407</text:p>
          </table:table-cell>
          <table:table-cell table:formula="of:=IFERROR(VLOOKUP([.$A123]; [$2014worlddev.$A$1:.$O$218]; COLUMN([.J117]); 0);&quot;&quot;)" office:value-type="float" office:value="17762647" calcext:value-type="float">
            <text:p>17762647</text:p>
          </table:table-cell>
          <table:table-cell table:formula="of:=IFERROR(VLOOKUP([.$A123]; [$2014worlddev.$A$1:.$O$218]; COLUMN([.K117]); 0);&quot;&quot;)" office:value-type="float" office:value="1773" calcext:value-type="float">
            <text:p>1773</text:p>
          </table:table-cell>
          <table:table-cell table:formula="of:=IFERROR(VLOOKUP([.$A123]; [$2014worlddev.$A$1:.$O$218]; COLUMN([.L117]); 0);&quot;&quot;)" office:value-type="float" office:value="579" calcext:value-type="float">
            <text:p>579</text:p>
          </table:table-cell>
          <table:table-cell table:formula="of:=IFERROR(VLOOKUP([.$A123]; [$2014worlddev.$A$1:.$O$218]; COLUMN([.M117]); 0);&quot;&quot;)" office:value-type="float" office:value="10.644" calcext:value-type="float">
            <text:p>10.644</text:p>
          </table:table-cell>
          <table:table-cell table:formula="of:=IFERROR(VLOOKUP([.$A123]; [$2014worlddev.$A$1:.$O$218]; COLUMN([.N117]); 0);&quot;&quot;)" office:value-type="float" office:value="6.400000095" calcext:value-type="float">
            <text:p>6.400000095</text:p>
          </table:table-cell>
          <table:table-cell table:formula="of:=IFERROR(VLOOKUP([.$A123]; [$2014worlddev.$A$1:.$O$218]; COLUMN([.O117]); 0);&quot;&quot;)" office:value-type="float" office:value="1.761" calcext:value-type="float">
            <text:p>1.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80" calcext:value-type="float">
            <text:p>80</text:p>
          </table:table-cell>
          <table:table-cell office:value-type="float" office:value="0.748" calcext:value-type="float">
            <text:p>0.748</text:p>
          </table:table-cell>
          <table:table-cell office:value-type="float" office:value="74" calcext:value-type="float">
            <text:p>74</text:p>
          </table:table-cell>
          <table:table-cell office:value-type="float" office:value="13.5" calcext:value-type="float">
            <text:p>13.5</text:p>
          </table:table-cell>
          <table:table-cell office:value-type="float" office:value="9.9" calcext:value-type="float">
            <text:p>9.9</text:p>
          </table:table-cell>
          <table:table-cell office:value-type="float" office:value="11365" calcext:value-type="float">
            <text:p>11365</text:p>
          </table:table-cell>
          <table:table-cell office:value-type="string" calcext:value-type="string">
            <text:p>High</text:p>
          </table:table-cell>
          <table:table-cell table:formula="of:=IFERROR(VLOOKUP([.$A124]; [$continents.$A$1:.$C$250]; COLUMN([.B99]); 0);&quot;&quot;)" office:value-type="string" office:string-value="Asia" calcext:value-type="string">
            <text:p>Asia</text:p>
          </table:table-cell>
          <table:table-cell table:formula="of:=IFERROR(VLOOKUP([.$A124]; [$continents.$A$1:.$C$250]; COLUMN([.C99]); 0);&quot;&quot;)" office:value-type="string" office:string-value="Western Asia" calcext:value-type="string">
            <text:p>Western Asia</text:p>
          </table:table-cell>
          <table:table-cell table:formula="of:=IFERROR(VLOOKUP([.$A124]; [$2014gini.$A$1:.$B$146]; COLUMN([.B99]); 0);&quot;&quot;)" office:value-type="float" office:value="39.7" calcext:value-type="float">
            <text:p>39.7</text:p>
          </table:table-cell>
          <table:table-cell table:formula="of:=IFERROR(VLOOKUP([.$A124]; [$2014worlddev.$A$1:.$O$218]; COLUMN([.B99]); 0);&quot;&quot;)" office:value-type="float" office:value="44" calcext:value-type="float">
            <text:p>44</text:p>
          </table:table-cell>
          <table:table-cell table:formula="of:=IFERROR(VLOOKUP([.$A124]; [$2014worlddev.$A$1:.$O$218]; COLUMN([.C99]); 0);&quot;&quot;)" office:value-type="float" office:value="18.3731965" calcext:value-type="float">
            <text:p>18.3731965</text:p>
          </table:table-cell>
          <table:table-cell table:formula="of:=IFERROR(VLOOKUP([.$A124]; [$2014worlddev.$A$1:.$O$218]; COLUMN([.D99]); 0);&quot;&quot;)" office:value-type="float" office:value="4.326355015" calcext:value-type="float">
            <text:p>4.326355015</text:p>
          </table:table-cell>
          <table:table-cell table:formula="of:=IFERROR(VLOOKUP([.$A124]; [$2014worlddev.$A$1:.$O$218]; COLUMN([.E99]); 0);&quot;&quot;)" office:value-type="float" office:value="2.751211309" calcext:value-type="float">
            <text:p>2.751211309</text:p>
          </table:table-cell>
          <table:table-cell table:formula="of:=IFERROR(VLOOKUP([.$A124]; [$2014worlddev.$A$1:.$O$218]; COLUMN([.F99]); 0);&quot;&quot;)" office:value-type="float" office:value="83.533262" calcext:value-type="float">
            <text:p>83.533262</text:p>
          </table:table-cell>
          <table:table-cell table:formula="of:=IFERROR(VLOOKUP([.$A124]; [$2014worlddev.$A$1:.$O$218]; COLUMN([.G99]); 0);&quot;&quot;)" office:value-type="float" office:value="35.84885714" calcext:value-type="float">
            <text:p>35.84885714</text:p>
          </table:table-cell>
          <table:table-cell table:formula="of:=IFERROR(VLOOKUP([.$A124]; [$2014worlddev.$A$1:.$O$218]; COLUMN([.H99]); 0);&quot;&quot;)" office:value-type="float" office:value="60.37641434" calcext:value-type="float">
            <text:p>60.37641434</text:p>
          </table:table-cell>
          <table:table-cell table:formula="of:=IFERROR(VLOOKUP([.$A124]; [$2014worlddev.$A$1:.$O$218]; COLUMN([.I99]); 0);&quot;&quot;)" office:value-type="float" office:value="3.774728519" calcext:value-type="float">
            <text:p>3.774728519</text:p>
          </table:table-cell>
          <table:table-cell table:formula="of:=IFERROR(VLOOKUP([.$A124]; [$2014worlddev.$A$1:.$O$218]; COLUMN([.J99]); 0);&quot;&quot;)" office:value-type="float" office:value="7416083" calcext:value-type="float">
            <text:p>7416083</text:p>
          </table:table-cell>
          <table:table-cell table:formula="of:=IFERROR(VLOOKUP([.$A124]; [$2014worlddev.$A$1:.$O$218]; COLUMN([.K99]); 0);&quot;&quot;)" office:value-type="float" office:value="2771502" calcext:value-type="float">
            <text:p>2771502</text:p>
          </table:table-cell>
          <table:table-cell table:formula="of:=IFERROR(VLOOKUP([.$A124]; [$2014worlddev.$A$1:.$O$218]; COLUMN([.L99]); 0);&quot;&quot;)" office:value-type="float" office:value="1718" calcext:value-type="float">
            <text:p>1718</text:p>
          </table:table-cell>
          <table:table-cell table:formula="of:=IFERROR(VLOOKUP([.$A124]; [$2014worlddev.$A$1:.$O$218]; COLUMN([.M99]); 0);&quot;&quot;)" office:value-type="float" office:value="16.553" calcext:value-type="float">
            <text:p>16.553</text:p>
          </table:table-cell>
          <table:table-cell table:formula="of:=IFERROR(VLOOKUP([.$A124]; [$2014worlddev.$A$1:.$O$218]; COLUMN([.N99]); 0);&quot;&quot;)" office:value-type="float" office:value="11.10000038" calcext:value-type="float">
            <text:p>11.10000038</text:p>
          </table:table-cell>
          <table:table-cell table:formula="of:=IFERROR(VLOOKUP([.$A124]; [$2014worlddev.$A$1:.$O$218]; COLUMN([.O99]); 0);&quot;&quot;)" office:value-type="float" office:value="3.422" calcext:value-type="float">
            <text:p>3.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90" calcext:value-type="float">
            <text:p>90</text:p>
          </table:table-cell>
          <table:table-cell office:value-type="float" office:value="0.727" calcext:value-type="float">
            <text:p>0.727</text:p>
          </table:table-cell>
          <table:table-cell office:value-type="float" office:value="70" calcext:value-type="float">
            <text:p>70</text:p>
          </table:table-cell>
          <table:table-cell office:value-type="float" office:value="15.7" calcext:value-type="float">
            <text:p>15.7</text:p>
          </table:table-cell>
          <table:table-cell office:value-type="float" office:value="9.9" calcext:value-type="float">
            <text:p>9.9</text:p>
          </table:table-cell>
          <table:table-cell office:value-type="float" office:value="7493" calcext:value-type="float">
            <text:p>7493</text:p>
          </table:table-cell>
          <table:table-cell office:value-type="string" calcext:value-type="string">
            <text:p>High</text:p>
          </table:table-cell>
          <table:table-cell table:formula="of:=IFERROR(VLOOKUP([.$A125]; [$continents.$A$1:.$C$250]; COLUMN([.B74]); 0);&quot;&quot;)" office:value-type="string" office:string-value="Oceania" calcext:value-type="string">
            <text:p>Oceania</text:p>
          </table:table-cell>
          <table:table-cell table:formula="of:=IFERROR(VLOOKUP([.$A125]; [$continents.$A$1:.$C$250]; COLUMN([.C74]); 0);&quot;&quot;)" office:value-type="string" office:string-value="Melanesia" calcext:value-type="string">
            <text:p>Melanesia</text:p>
          </table:table-cell>
          <table:table-cell table:formula="of:=IFERROR(VLOOKUP([.$A125]; [$2014gini.$A$1:.$B$146]; COLUMN([.B74]); 0);&quot;&quot;)">
            <text:p/>
          </table:table-cell>
          <table:table-cell table:formula="of:=IFERROR(VLOOKUP([.$A125]; [$2014worlddev.$A$1:.$O$218]; COLUMN([.B74]); 0);&quot;&quot;)" office:value-type="float" office:value="41.8" calcext:value-type="float">
            <text:p>41.8</text:p>
          </table:table-cell>
          <table:table-cell table:formula="of:=IFERROR(VLOOKUP([.$A125]; [$2014worlddev.$A$1:.$O$218]; COLUMN([.C74]); 0);&quot;&quot;)" office:value-type="float" office:value="33.68062657" calcext:value-type="float">
            <text:p>33.68062657</text:p>
          </table:table-cell>
          <table:table-cell table:formula="of:=IFERROR(VLOOKUP([.$A125]; [$2014worlddev.$A$1:.$O$218]; COLUMN([.D74]); 0);&quot;&quot;)" office:value-type="float" office:value="0.955220391" calcext:value-type="float">
            <text:p>0.955220391</text:p>
          </table:table-cell>
          <table:table-cell table:formula="of:=IFERROR(VLOOKUP([.$A125]; [$2014worlddev.$A$1:.$O$218]; COLUMN([.E74]); 0);&quot;&quot;)" office:value-type="float" office:value="0.674955886" calcext:value-type="float">
            <text:p>0.674955886</text:p>
          </table:table-cell>
          <table:table-cell table:formula="of:=IFERROR(VLOOKUP([.$A125]; [$2014worlddev.$A$1:.$O$218]; COLUMN([.F74]); 0);&quot;&quot;)" office:value-type="float" office:value="48.51943076" calcext:value-type="float">
            <text:p>48.51943076</text:p>
          </table:table-cell>
          <table:table-cell table:formula="of:=IFERROR(VLOOKUP([.$A125]; [$2014worlddev.$A$1:.$O$218]; COLUMN([.G74]); 0);&quot;&quot;)" office:value-type="float" office:value="28.79440465" calcext:value-type="float">
            <text:p>28.79440465</text:p>
          </table:table-cell>
          <table:table-cell table:formula="of:=IFERROR(VLOOKUP([.$A125]; [$2014worlddev.$A$1:.$O$218]; COLUMN([.H74]); 0);&quot;&quot;)" office:value-type="float" office:value="65.56647301" calcext:value-type="float">
            <text:p>65.56647301</text:p>
          </table:table-cell>
          <table:table-cell table:formula="of:=IFERROR(VLOOKUP([.$A125]; [$2014worlddev.$A$1:.$O$218]; COLUMN([.I74]); 0);&quot;&quot;)" office:value-type="float" office:value="5.639122342" calcext:value-type="float">
            <text:p>5.639122342</text:p>
          </table:table-cell>
          <table:table-cell table:formula="of:=IFERROR(VLOOKUP([.$A125]; [$2014worlddev.$A$1:.$O$218]; COLUMN([.J74]); 0);&quot;&quot;)" office:value-type="float" office:value="886450" calcext:value-type="float">
            <text:p>886450</text:p>
          </table:table-cell>
          <table:table-cell table:formula="of:=IFERROR(VLOOKUP([.$A125]; [$2014worlddev.$A$1:.$O$218]; COLUMN([.K74]); 0);&quot;&quot;)" office:value-type="float" office:value="13" calcext:value-type="float">
            <text:p>13</text:p>
          </table:table-cell>
          <table:table-cell table:formula="of:=IFERROR(VLOOKUP([.$A125]; [$2014worlddev.$A$1:.$O$218]; COLUMN([.L74]); 0);&quot;&quot;)" office:value-type="float" office:value="924" calcext:value-type="float">
            <text:p>924</text:p>
          </table:table-cell>
          <table:table-cell table:formula="of:=IFERROR(VLOOKUP([.$A125]; [$2014worlddev.$A$1:.$O$218]; COLUMN([.M74]); 0);&quot;&quot;)" office:value-type="float" office:value="46.646" calcext:value-type="float">
            <text:p>46.646</text:p>
          </table:table-cell>
          <table:table-cell table:formula="of:=IFERROR(VLOOKUP([.$A125]; [$2014worlddev.$A$1:.$O$218]; COLUMN([.N74]); 0);&quot;&quot;)" office:value-type="float" office:value="7.900000095" calcext:value-type="float">
            <text:p>7.900000095</text:p>
          </table:table-cell>
          <table:table-cell table:formula="of:=IFERROR(VLOOKUP([.$A125]; [$2014worlddev.$A$1:.$O$218]; COLUMN([.O74]); 0);&quot;&quot;)" office:value-type="float" office:value="2.564" calcext:value-type="float">
            <text:p>2.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109" calcext:value-type="float">
            <text:p>109</text:p>
          </table:table-cell>
          <table:table-cell office:value-type="float" office:value="0.688" calcext:value-type="float">
            <text:p>0.688</text:p>
          </table:table-cell>
          <table:table-cell office:value-type="float" office:value="65.6" calcext:value-type="float">
            <text:p>65.6</text:p>
          </table:table-cell>
          <table:table-cell office:value-type="float" office:value="10.8" calcext:value-type="float">
            <text:p>10.8</text:p>
          </table:table-cell>
          <table:table-cell office:value-type="float" office:value="9.9" calcext:value-type="float">
            <text:p>9.9</text:p>
          </table:table-cell>
          <table:table-cell office:value-type="float" office:value="13066" calcext:value-type="float">
            <text:p>13066</text:p>
          </table:table-cell>
          <table:table-cell office:value-type="string" calcext:value-type="string">
            <text:p>Medium</text:p>
          </table:table-cell>
          <table:table-cell table:formula="of:=IFERROR(VLOOKUP([.$A126]; [$continents.$A$1:.$C$250]; COLUMN([.B63]); 0);&quot;&quot;)" office:value-type="string" office:string-value="Asia" calcext:value-type="string">
            <text:p>Asia</text:p>
          </table:table-cell>
          <table:table-cell table:formula="of:=IFERROR(VLOOKUP([.$A126]; [$continents.$A$1:.$C$250]; COLUMN([.C63]); 0);&quot;&quot;)" office:value-type="string" office:string-value="Central Asia" calcext:value-type="string">
            <text:p>Central Asia</text:p>
          </table:table-cell>
          <table:table-cell table:formula="of:=IFERROR(VLOOKUP([.$A126]; [$2014gini.$A$1:.$B$146]; COLUMN([.B63]); 0);&quot;&quot;)" office:value-type="float" office:value="40.8" calcext:value-type="float">
            <text:p>40.8</text:p>
          </table:table-cell>
          <table:table-cell table:formula="of:=IFERROR(VLOOKUP([.$A126]; [$2014worlddev.$A$1:.$O$218]; COLUMN([.B63]); 0);&quot;&quot;)" office:value-type="float" office:value="12.2" calcext:value-type="float">
            <text:p>12.2</text:p>
          </table:table-cell>
          <table:table-cell table:formula="of:=IFERROR(VLOOKUP([.$A126]; [$2014worlddev.$A$1:.$O$218]; COLUMN([.C63]); 0);&quot;&quot;)" office:value-type="float" office:value="39.21341439" calcext:value-type="float">
            <text:p>39.21341439</text:p>
          </table:table-cell>
          <table:table-cell/>
          <table:table-cell table:formula="of:=IFERROR(VLOOKUP([.$A126]; [$2014worlddev.$A$1:.$O$218]; COLUMN([.E63]); 0);&quot;&quot;)" office:value-type="float" office:value="1.272383604" calcext:value-type="float">
            <text:p>1.272383604</text:p>
          </table:table-cell>
          <table:table-cell table:formula="of:=IFERROR(VLOOKUP([.$A126]; [$2014worlddev.$A$1:.$O$218]; COLUMN([.F63]); 0);&quot;&quot;)" office:value-type="float" office:value="11.29357138" calcext:value-type="float">
            <text:p>11.29357138</text:p>
          </table:table-cell>
          <table:table-cell table:formula="of:=IFERROR(VLOOKUP([.$A126]; [$2014worlddev.$A$1:.$O$218]; COLUMN([.G63]); 0);&quot;&quot;)" office:value-type="float" office:value="28.39889976" calcext:value-type="float">
            <text:p>28.39889976</text:p>
          </table:table-cell>
          <table:table-cell table:formula="of:=IFERROR(VLOOKUP([.$A126]; [$2014worlddev.$A$1:.$O$218]; COLUMN([.H63]); 0);&quot;&quot;)" office:value-type="float" office:value="67.49348242" calcext:value-type="float">
            <text:p>67.49348242</text:p>
          </table:table-cell>
          <table:table-cell table:formula="of:=IFERROR(VLOOKUP([.$A126]; [$2014worlddev.$A$1:.$O$218]; COLUMN([.I63]); 0);&quot;&quot;)" office:value-type="float" office:value="4.107617819" calcext:value-type="float">
            <text:p>4.107617819</text:p>
          </table:table-cell>
          <table:table-cell table:formula="of:=IFERROR(VLOOKUP([.$A126]; [$2014worlddev.$A$1:.$O$218]; COLUMN([.J63]); 0);&quot;&quot;)" office:value-type="float" office:value="5307188" calcext:value-type="float">
            <text:p>5307188</text:p>
          </table:table-cell>
          <table:table-cell table:formula="of:=IFERROR(VLOOKUP([.$A126]; [$2014worlddev.$A$1:.$O$218]; COLUMN([.K63]); 0);&quot;&quot;)" office:value-type="float" office:value="35" calcext:value-type="float">
            <text:p>35</text:p>
          </table:table-cell>
          <table:table-cell table:formula="of:=IFERROR(VLOOKUP([.$A126]; [$2014worlddev.$A$1:.$O$218]; COLUMN([.L63]); 0);&quot;&quot;)" office:value-type="float" office:value="484" calcext:value-type="float">
            <text:p>484</text:p>
          </table:table-cell>
          <table:table-cell table:formula="of:=IFERROR(VLOOKUP([.$A126]; [$2014worlddev.$A$1:.$O$218]; COLUMN([.M63]); 0);&quot;&quot;)" office:value-type="float" office:value="50.312" calcext:value-type="float">
            <text:p>50.312</text:p>
          </table:table-cell>
          <table:table-cell table:formula="of:=IFERROR(VLOOKUP([.$A126]; [$2014worlddev.$A$1:.$O$218]; COLUMN([.N63]); 0);&quot;&quot;)" office:value-type="float" office:value="10.5" calcext:value-type="float">
            <text:p>10.5</text:p>
          </table:table-cell>
          <table:table-cell table:formula="of:=IFERROR(VLOOKUP([.$A126]; [$2014worlddev.$A$1:.$O$218]; COLUMN([.O63]); 0);&quot;&quot;)" office:value-type="float" office:value="2.301" calcext:value-type="float">
            <text:p>2.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16" calcext:value-type="float">
            <text:p>116</text:p>
          </table:table-cell>
          <table:table-cell office:value-type="float" office:value="0.666" calcext:value-type="float">
            <text:p>0.666</text:p>
          </table:table-cell>
          <table:table-cell office:value-type="float" office:value="57.4" calcext:value-type="float">
            <text:p>57.4</text:p>
          </table:table-cell>
          <table:table-cell office:value-type="float" office:value="13.6" calcext:value-type="float">
            <text:p>13.6</text:p>
          </table:table-cell>
          <table:table-cell office:value-type="float" office:value="9.9" calcext:value-type="float">
            <text:p>9.9</text:p>
          </table:table-cell>
          <table:table-cell office:value-type="float" office:value="12122" calcext:value-type="float">
            <text:p>12122</text:p>
          </table:table-cell>
          <table:table-cell office:value-type="string" calcext:value-type="string">
            <text:p>Medium</text:p>
          </table:table-cell>
          <table:table-cell table:formula="of:=IFERROR(VLOOKUP([.$A127]; [$continents.$A$1:.$C$250]; COLUMN([.B62]); 0);&quot;&quot;)" office:value-type="string" office:string-value="Africa" calcext:value-type="string">
            <text:p>Africa</text:p>
          </table:table-cell>
          <table:table-cell table:formula="of:=IFERROR(VLOOKUP([.$A127]; [$continents.$A$1:.$C$250]; COLUMN([.C62]); 0);&quot;&quot;)" office:value-type="string" office:string-value="Southern Africa" calcext:value-type="string">
            <text:p>Southern Africa</text:p>
          </table:table-cell>
          <table:table-cell table:formula="of:=IFERROR(VLOOKUP([.$A127]; [$2014gini.$A$1:.$B$146]; COLUMN([.B62]); 0);&quot;&quot;)" office:value-type="float" office:value="62.5" calcext:value-type="float">
            <text:p>62.5</text:p>
          </table:table-cell>
          <table:table-cell table:formula="of:=IFERROR(VLOOKUP([.$A127]; [$2014worlddev.$A$1:.$O$218]; COLUMN([.B62]); 0);&quot;&quot;)" office:value-type="float" office:value="49" calcext:value-type="float">
            <text:p>49</text:p>
          </table:table-cell>
          <table:table-cell table:formula="of:=IFERROR(VLOOKUP([.$A127]; [$2014worlddev.$A$1:.$O$218]; COLUMN([.C62]); 0);&quot;&quot;)" office:value-type="float" office:value="43.84252957" calcext:value-type="float">
            <text:p>43.84252957</text:p>
          </table:table-cell>
          <table:table-cell table:formula="of:=IFERROR(VLOOKUP([.$A127]; [$2014worlddev.$A$1:.$O$218]; COLUMN([.D62]); 0);&quot;&quot;)" office:value-type="float" office:value="1.112826031" calcext:value-type="float">
            <text:p>1.112826031</text:p>
          </table:table-cell>
          <table:table-cell table:formula="of:=IFERROR(VLOOKUP([.$A127]; [$2014worlddev.$A$1:.$O$218]; COLUMN([.E62]); 0);&quot;&quot;)" office:value-type="float" office:value="1.615744656" calcext:value-type="float">
            <text:p>1.615744656</text:p>
          </table:table-cell>
          <table:table-cell table:formula="of:=IFERROR(VLOOKUP([.$A127]; [$2014worlddev.$A$1:.$O$218]; COLUMN([.F62]); 0);&quot;&quot;)" office:value-type="float" office:value="44.56276726" calcext:value-type="float">
            <text:p>44.56276726</text:p>
          </table:table-cell>
          <table:table-cell table:formula="of:=IFERROR(VLOOKUP([.$A127]; [$2014worlddev.$A$1:.$O$218]; COLUMN([.G62]); 0);&quot;&quot;)" office:value-type="float" office:value="29.52614104" calcext:value-type="float">
            <text:p>29.52614104</text:p>
          </table:table-cell>
          <table:table-cell table:formula="of:=IFERROR(VLOOKUP([.$A127]; [$2014worlddev.$A$1:.$O$218]; COLUMN([.H62]); 0);&quot;&quot;)" office:value-type="float" office:value="65.44582568" calcext:value-type="float">
            <text:p>65.44582568</text:p>
          </table:table-cell>
          <table:table-cell table:formula="of:=IFERROR(VLOOKUP([.$A127]; [$2014worlddev.$A$1:.$O$218]; COLUMN([.I62]); 0);&quot;&quot;)" office:value-type="float" office:value="5.028033287" calcext:value-type="float">
            <text:p>5.028033287</text:p>
          </table:table-cell>
          <table:table-cell table:formula="of:=IFERROR(VLOOKUP([.$A127]; [$2014worlddev.$A$1:.$O$218]; COLUMN([.J62]); 0);&quot;&quot;)" office:value-type="float" office:value="54058647.34" calcext:value-type="float">
            <text:p>54058647.34</text:p>
          </table:table-cell>
          <table:table-cell table:formula="of:=IFERROR(VLOOKUP([.$A127]; [$2014worlddev.$A$1:.$O$218]; COLUMN([.K62]); 0);&quot;&quot;)" office:value-type="float" office:value="112192" calcext:value-type="float">
            <text:p>112192</text:p>
          </table:table-cell>
          <table:table-cell table:formula="of:=IFERROR(VLOOKUP([.$A127]; [$2014worlddev.$A$1:.$O$218]; COLUMN([.L62]); 0);&quot;&quot;)" office:value-type="float" office:value="424" calcext:value-type="float">
            <text:p>424</text:p>
          </table:table-cell>
          <table:table-cell table:formula="of:=IFERROR(VLOOKUP([.$A127]; [$2014worlddev.$A$1:.$O$218]; COLUMN([.M62]); 0);&quot;&quot;)" office:value-type="float" office:value="35.702" calcext:value-type="float">
            <text:p>35.702</text:p>
          </table:table-cell>
          <table:table-cell table:formula="of:=IFERROR(VLOOKUP([.$A127]; [$2014worlddev.$A$1:.$O$218]; COLUMN([.N62]); 0);&quot;&quot;)" office:value-type="float" office:value="25.10000038" calcext:value-type="float">
            <text:p>25.10000038</text:p>
          </table:table-cell>
          <table:table-cell table:formula="of:=IFERROR(VLOOKUP([.$A127]; [$2014worlddev.$A$1:.$O$218]; COLUMN([.O62]); 0);&quot;&quot;)" office:value-type="float" office:value="2.363" calcext:value-type="float">
            <text:p>2.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62" calcext:value-type="float">
            <text:p>62</text:p>
          </table:table-cell>
          <table:table-cell office:value-type="float" office:value="0.779" calcext:value-type="float">
            <text:p>0.779</text:p>
          </table:table-cell>
          <table:table-cell office:value-type="float" office:value="74.7" calcext:value-type="float">
            <text:p>74.7</text:p>
          </table:table-cell>
          <table:table-cell office:value-type="float" office:value="12.7" calcext:value-type="float">
            <text:p>12.7</text:p>
          </table:table-cell>
          <table:table-cell office:value-type="float" office:value="10" calcext:value-type="float">
            <text:p>10</text:p>
          </table:table-cell>
          <table:table-cell office:value-type="float" office:value="22762" calcext:value-type="float">
            <text:p>22762</text:p>
          </table:table-cell>
          <table:table-cell office:value-type="string" calcext:value-type="string">
            <text:p>High</text:p>
          </table:table-cell>
          <table:table-cell table:formula="of:=IFERROR(VLOOKUP([.$A128]; [$continents.$A$1:.$C$250]; COLUMN([.B110]); 0);&quot;&quot;)" office:value-type="string" office:string-value="Asia" calcext:value-type="string">
            <text:p>Asia</text:p>
          </table:table-cell>
          <table:table-cell table:formula="of:=IFERROR(VLOOKUP([.$A128]; [$continents.$A$1:.$C$250]; COLUMN([.C110]); 0);&quot;&quot;)" office:value-type="string" office:string-value="South-Eastern Asia" calcext:value-type="string">
            <text:p>South-Eastern Asia</text:p>
          </table:table-cell>
          <table:table-cell table:formula="of:=IFERROR(VLOOKUP([.$A128]; [$2014gini.$A$1:.$B$146]; COLUMN([.B110]); 0);&quot;&quot;)" office:value-type="float" office:value="46.2" calcext:value-type="float">
            <text:p>46.2</text:p>
          </table:table-cell>
          <table:table-cell table:formula="of:=IFERROR(VLOOKUP([.$A128]; [$2014worlddev.$A$1:.$O$218]; COLUMN([.B110]); 0);&quot;&quot;)" office:value-type="float" office:value="67.5" calcext:value-type="float">
            <text:p>67.5</text:p>
          </table:table-cell>
          <table:table-cell table:formula="of:=IFERROR(VLOOKUP([.$A128]; [$2014worlddev.$A$1:.$O$218]; COLUMN([.C110]); 0);&quot;&quot;)" office:value-type="float" office:value="36.08039292" calcext:value-type="float">
            <text:p>36.08039292</text:p>
          </table:table-cell>
          <table:table-cell table:formula="of:=IFERROR(VLOOKUP([.$A128]; [$2014worlddev.$A$1:.$O$218]; COLUMN([.D110]); 0);&quot;&quot;)" office:value-type="float" office:value="1.454933218" calcext:value-type="float">
            <text:p>1.454933218</text:p>
          </table:table-cell>
          <table:table-cell table:formula="of:=IFERROR(VLOOKUP([.$A128]; [$2014worlddev.$A$1:.$O$218]; COLUMN([.E110]); 0);&quot;&quot;)" office:value-type="float" office:value="1.470952411" calcext:value-type="float">
            <text:p>1.470952411</text:p>
          </table:table-cell>
          <table:table-cell table:formula="of:=IFERROR(VLOOKUP([.$A128]; [$2014worlddev.$A$1:.$O$218]; COLUMN([.F110]); 0);&quot;&quot;)" office:value-type="float" office:value="91.01201339" calcext:value-type="float">
            <text:p>91.01201339</text:p>
          </table:table-cell>
          <table:table-cell table:formula="of:=IFERROR(VLOOKUP([.$A128]; [$2014worlddev.$A$1:.$O$218]; COLUMN([.G110]); 0);&quot;&quot;)" office:value-type="float" office:value="25.37093928" calcext:value-type="float">
            <text:p>25.37093928</text:p>
          </table:table-cell>
          <table:table-cell table:formula="of:=IFERROR(VLOOKUP([.$A128]; [$2014worlddev.$A$1:.$O$218]; COLUMN([.H110]); 0);&quot;&quot;)" office:value-type="float" office:value="68.95516047" calcext:value-type="float">
            <text:p>68.95516047</text:p>
          </table:table-cell>
          <table:table-cell table:formula="of:=IFERROR(VLOOKUP([.$A128]; [$2014worlddev.$A$1:.$O$218]; COLUMN([.I110]); 0);&quot;&quot;)" office:value-type="float" office:value="5.673573436" calcext:value-type="float">
            <text:p>5.673573436</text:p>
          </table:table-cell>
          <table:table-cell table:formula="of:=IFERROR(VLOOKUP([.$A128]; [$2014worlddev.$A$1:.$O$218]; COLUMN([.J110]); 0);&quot;&quot;)" office:value-type="float" office:value="29901997" calcext:value-type="float">
            <text:p>29901997</text:p>
          </table:table-cell>
          <table:table-cell table:formula="of:=IFERROR(VLOOKUP([.$A128]; [$2014worlddev.$A$1:.$O$218]; COLUMN([.K110]); 0);&quot;&quot;)" office:value-type="float" office:value="99086" calcext:value-type="float">
            <text:p>99086</text:p>
          </table:table-cell>
          <table:table-cell table:formula="of:=IFERROR(VLOOKUP([.$A128]; [$2014worlddev.$A$1:.$O$218]; COLUMN([.L110]); 0);&quot;&quot;)" office:value-type="float" office:value="468" calcext:value-type="float">
            <text:p>468</text:p>
          </table:table-cell>
          <table:table-cell table:formula="of:=IFERROR(VLOOKUP([.$A128]; [$2014worlddev.$A$1:.$O$218]; COLUMN([.M110]); 0);&quot;&quot;)" office:value-type="float" office:value="25.99" calcext:value-type="float">
            <text:p>25.99</text:p>
          </table:table-cell>
          <table:table-cell table:formula="of:=IFERROR(VLOOKUP([.$A128]; [$2014worlddev.$A$1:.$O$218]; COLUMN([.N110]); 0);&quot;&quot;)" office:value-type="float" office:value="2" calcext:value-type="float">
            <text:p>2</text:p>
          </table:table-cell>
          <table:table-cell table:formula="of:=IFERROR(VLOOKUP([.$A128]; [$2014worlddev.$A$1:.$O$218]; COLUMN([.O110]); 0);&quot;&quot;)" office:value-type="float" office:value="1.944" calcext:value-type="float">
            <text:p>1.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7" calcext:value-type="float">
            <text:p>27</text:p>
          </table:table-cell>
          <table:table-cell office:value-type="float" office:value="0.873" calcext:value-type="float">
            <text:p>0.873</text:p>
          </table:table-cell>
          <table:table-cell office:value-type="float" office:value="83.1" calcext:value-type="float">
            <text:p>83.1</text:p>
          </table:table-cell>
          <table:table-cell office:value-type="float" office:value="16" calcext:value-type="float">
            <text:p>16</text:p>
          </table:table-cell>
          <table:table-cell office:value-type="float" office:value="10.1" calcext:value-type="float">
            <text:p>10.1</text:p>
          </table:table-cell>
          <table:table-cell office:value-type="float" office:value="33030" calcext:value-type="float">
            <text:p>33030</text:p>
          </table:table-cell>
          <table:table-cell office:value-type="string" calcext:value-type="string">
            <text:p>Very high</text:p>
          </table:table-cell>
          <table:table-cell table:formula="of:=IFERROR(VLOOKUP([.$A129]; [$continents.$A$1:.$C$250]; COLUMN([.B118]); 0);&quot;&quot;)" office:value-type="string" office:string-value="Europe" calcext:value-type="string">
            <text:p>Europe</text:p>
          </table:table-cell>
          <table:table-cell table:formula="of:=IFERROR(VLOOKUP([.$A129]; [$continents.$A$1:.$C$250]; COLUMN([.C118]); 0);&quot;&quot;)" office:value-type="string" office:string-value="Southern Europe" calcext:value-type="string">
            <text:p>Southern Europe</text:p>
          </table:table-cell>
          <table:table-cell table:formula="of:=IFERROR(VLOOKUP([.$A129]; [$2014gini.$A$1:.$B$146]; COLUMN([.B118]); 0);&quot;&quot;)" office:value-type="float" office:value="31.9" calcext:value-type="float">
            <text:p>31.9</text:p>
          </table:table-cell>
          <table:table-cell table:formula="of:=IFERROR(VLOOKUP([.$A129]; [$2014worlddev.$A$1:.$O$218]; COLUMN([.B118]); 0);&quot;&quot;)" office:value-type="float" office:value="61.96" calcext:value-type="float">
            <text:p>61.96</text:p>
          </table:table-cell>
          <table:table-cell table:formula="of:=IFERROR(VLOOKUP([.$A129]; [$2014worlddev.$A$1:.$O$218]; COLUMN([.C118]); 0);&quot;&quot;)" office:value-type="float" office:value="41.84223571" calcext:value-type="float">
            <text:p>41.84223571</text:p>
          </table:table-cell>
          <table:table-cell table:formula="of:=IFERROR(VLOOKUP([.$A129]; [$2014worlddev.$A$1:.$O$218]; COLUMN([.D118]); 0);&quot;&quot;)" office:value-type="float" office:value="1.476292325" calcext:value-type="float">
            <text:p>1.476292325</text:p>
          </table:table-cell>
          <table:table-cell table:formula="of:=IFERROR(VLOOKUP([.$A129]; [$2014worlddev.$A$1:.$O$218]; COLUMN([.E118]); 0);&quot;&quot;)" office:value-type="float" office:value="0.917504096" calcext:value-type="float">
            <text:p>0.917504096</text:p>
          </table:table-cell>
          <table:table-cell table:formula="of:=IFERROR(VLOOKUP([.$A129]; [$2014worlddev.$A$1:.$O$218]; COLUMN([.F118]); 0);&quot;&quot;)" office:value-type="float" office:value="206.6673693" calcext:value-type="float">
            <text:p>206.6673693</text:p>
          </table:table-cell>
          <table:table-cell table:formula="of:=IFERROR(VLOOKUP([.$A129]; [$2014worlddev.$A$1:.$O$218]; COLUMN([.G118]); 0);&quot;&quot;)" office:value-type="float" office:value="13.78567447" calcext:value-type="float">
            <text:p>13.78567447</text:p>
          </table:table-cell>
          <table:table-cell table:formula="of:=IFERROR(VLOOKUP([.$A129]; [$2014worlddev.$A$1:.$O$218]; COLUMN([.H118]); 0);&quot;&quot;)" office:value-type="float" office:value="64.20013345" calcext:value-type="float">
            <text:p>64.20013345</text:p>
          </table:table-cell>
          <table:table-cell table:formula="of:=IFERROR(VLOOKUP([.$A129]; [$2014worlddev.$A$1:.$O$218]; COLUMN([.I118]); 0);&quot;&quot;)" office:value-type="float" office:value="22.01419209" calcext:value-type="float">
            <text:p>22.01419209</text:p>
          </table:table-cell>
          <table:table-cell table:formula="of:=IFERROR(VLOOKUP([.$A129]; [$2014worlddev.$A$1:.$O$218]; COLUMN([.J118]); 0);&quot;&quot;)" office:value-type="float" office:value="60789140" calcext:value-type="float">
            <text:p>60789140</text:p>
          </table:table-cell>
          <table:table-cell table:formula="of:=IFERROR(VLOOKUP([.$A129]; [$2014worlddev.$A$1:.$O$218]; COLUMN([.K118]); 0);&quot;&quot;)" office:value-type="float" office:value="93715" calcext:value-type="float">
            <text:p>93715</text:p>
          </table:table-cell>
          <table:table-cell table:formula="of:=IFERROR(VLOOKUP([.$A129]; [$2014worlddev.$A$1:.$O$218]; COLUMN([.L118]); 0);&quot;&quot;)" office:value-type="float" office:value="67" calcext:value-type="float">
            <text:p>67</text:p>
          </table:table-cell>
          <table:table-cell table:formula="of:=IFERROR(VLOOKUP([.$A129]; [$2014worlddev.$A$1:.$O$218]; COLUMN([.M118]); 0);&quot;&quot;)" office:value-type="float" office:value="31.179" calcext:value-type="float">
            <text:p>31.179</text:p>
          </table:table-cell>
          <table:table-cell table:formula="of:=IFERROR(VLOOKUP([.$A129]; [$2014worlddev.$A$1:.$O$218]; COLUMN([.N118]); 0);&quot;&quot;)" office:value-type="float" office:value="12.5" calcext:value-type="float">
            <text:p>12.5</text:p>
          </table:table-cell>
          <table:table-cell table:formula="of:=IFERROR(VLOOKUP([.$A129]; [$2014worlddev.$A$1:.$O$218]; COLUMN([.O118]); 0);&quot;&quot;)" office:value-type="float" office:value="1.39" calcext:value-type="float">
            <text:p>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4" calcext:value-type="float">
            <text:p>24</text:p>
          </table:table-cell>
          <table:table-cell office:value-type="float" office:value="0.883" calcext:value-type="float">
            <text:p>0.883</text:p>
          </table:table-cell>
          <table:table-cell office:value-type="float" office:value="80.8" calcext:value-type="float">
            <text:p>80.8</text:p>
          </table:table-cell>
          <table:table-cell office:value-type="float" office:value="17.1" calcext:value-type="float">
            <text:p>17.1</text:p>
          </table:table-cell>
          <table:table-cell office:value-type="float" office:value="10.3" calcext:value-type="float">
            <text:p>10.3</text:p>
          </table:table-cell>
          <table:table-cell office:value-type="float" office:value="38695" calcext:value-type="float">
            <text:p>38695</text:p>
          </table:table-cell>
          <table:table-cell office:value-type="string" calcext:value-type="string">
            <text:p>Very high</text:p>
          </table:table-cell>
          <table:table-cell table:formula="of:=IFERROR(VLOOKUP([.$A130]; [$continents.$A$1:.$C$250]; COLUMN([.B143]); 0);&quot;&quot;)" office:value-type="string" office:string-value="Europe" calcext:value-type="string">
            <text:p>Europe</text:p>
          </table:table-cell>
          <table:table-cell table:formula="of:=IFERROR(VLOOKUP([.$A130]; [$continents.$A$1:.$C$250]; COLUMN([.C143]); 0);&quot;&quot;)" office:value-type="string" office:string-value="Northern Europe" calcext:value-type="string">
            <text:p>Northern Europe</text:p>
          </table:table-cell>
          <table:table-cell table:formula="of:=IFERROR(VLOOKUP([.$A130]; [$2014gini.$A$1:.$B$146]; COLUMN([.B143]); 0);&quot;&quot;)" office:value-type="float" office:value="26.8" calcext:value-type="float">
            <text:p>26.8</text:p>
          </table:table-cell>
          <table:table-cell table:formula="of:=IFERROR(VLOOKUP([.$A130]; [$2014worlddev.$A$1:.$O$218]; COLUMN([.B143]); 0);&quot;&quot;)" office:value-type="float" office:value="92.38" calcext:value-type="float">
            <text:p>92.38</text:p>
          </table:table-cell>
          <table:table-cell table:formula="of:=IFERROR(VLOOKUP([.$A130]; [$2014worlddev.$A$1:.$O$218]; COLUMN([.C143]); 0);&quot;&quot;)" office:value-type="float" office:value="47.74055869" calcext:value-type="float">
            <text:p>47.74055869</text:p>
          </table:table-cell>
          <table:table-cell table:formula="of:=IFERROR(VLOOKUP([.$A130]; [$2014worlddev.$A$1:.$O$218]; COLUMN([.D143]); 0);&quot;&quot;)" office:value-type="float" office:value="1.32168677" calcext:value-type="float">
            <text:p>1.32168677</text:p>
          </table:table-cell>
          <table:table-cell table:formula="of:=IFERROR(VLOOKUP([.$A130]; [$2014worlddev.$A$1:.$O$218]; COLUMN([.E143]); 0);&quot;&quot;)" office:value-type="float" office:value="0.413560208" calcext:value-type="float">
            <text:p>0.413560208</text:p>
          </table:table-cell>
          <table:table-cell table:formula="of:=IFERROR(VLOOKUP([.$A130]; [$2014worlddev.$A$1:.$O$218]; COLUMN([.F143]); 0);&quot;&quot;)" office:value-type="float" office:value="17.97200303" calcext:value-type="float">
            <text:p>17.97200303</text:p>
          </table:table-cell>
          <table:table-cell table:formula="of:=IFERROR(VLOOKUP([.$A130]; [$2014worlddev.$A$1:.$O$218]; COLUMN([.G143]); 0);&quot;&quot;)" office:value-type="float" office:value="16.32331203" calcext:value-type="float">
            <text:p>16.32331203</text:p>
          </table:table-cell>
          <table:table-cell table:formula="of:=IFERROR(VLOOKUP([.$A130]; [$2014worlddev.$A$1:.$O$218]; COLUMN([.H143]); 0);&quot;&quot;)" office:value-type="float" office:value="63.86859769" calcext:value-type="float">
            <text:p>63.86859769</text:p>
          </table:table-cell>
          <table:table-cell table:formula="of:=IFERROR(VLOOKUP([.$A130]; [$2014worlddev.$A$1:.$O$218]; COLUMN([.I143]); 0);&quot;&quot;)" office:value-type="float" office:value="19.80809028" calcext:value-type="float">
            <text:p>19.80809028</text:p>
          </table:table-cell>
          <table:table-cell table:formula="of:=IFERROR(VLOOKUP([.$A130]; [$2014worlddev.$A$1:.$O$218]; COLUMN([.J143]); 0);&quot;&quot;)" office:value-type="float" office:value="5461512" calcext:value-type="float">
            <text:p>5461512</text:p>
          </table:table-cell>
          <table:table-cell table:formula="of:=IFERROR(VLOOKUP([.$A130]; [$2014worlddev.$A$1:.$O$218]; COLUMN([.K143]); 0);&quot;&quot;)" office:value-type="float" office:value="11798" calcext:value-type="float">
            <text:p>11798</text:p>
          </table:table-cell>
          <table:table-cell table:formula="of:=IFERROR(VLOOKUP([.$A130]; [$2014worlddev.$A$1:.$O$218]; COLUMN([.L143]); 0);&quot;&quot;)" office:value-type="float" office:value="7" calcext:value-type="float">
            <text:p>7</text:p>
          </table:table-cell>
          <table:table-cell table:formula="of:=IFERROR(VLOOKUP([.$A130]; [$2014worlddev.$A$1:.$O$218]; COLUMN([.M143]); 0);&quot;&quot;)" office:value-type="float" office:value="15.914" calcext:value-type="float">
            <text:p>15.914</text:p>
          </table:table-cell>
          <table:table-cell table:formula="of:=IFERROR(VLOOKUP([.$A130]; [$2014worlddev.$A$1:.$O$218]; COLUMN([.N143]); 0);&quot;&quot;)" office:value-type="float" office:value="8.600000381" calcext:value-type="float">
            <text:p>8.600000381</text:p>
          </table:table-cell>
          <table:table-cell table:formula="of:=IFERROR(VLOOKUP([.$A130]; [$2014worlddev.$A$1:.$O$218]; COLUMN([.O143]); 0);&quot;&quot;)"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9" calcext:value-type="float">
            <text:p>29</text:p>
          </table:table-cell>
          <table:table-cell office:value-type="float" office:value="0.865" calcext:value-type="float">
            <text:p>0.865</text:p>
          </table:table-cell>
          <table:table-cell office:value-type="float" office:value="80.9" calcext:value-type="float">
            <text:p>80.9</text:p>
          </table:table-cell>
          <table:table-cell office:value-type="float" office:value="17.6" calcext:value-type="float">
            <text:p>17.6</text:p>
          </table:table-cell>
          <table:table-cell office:value-type="float" office:value="10.3" calcext:value-type="float">
            <text:p>10.3</text:p>
          </table:table-cell>
          <table:table-cell office:value-type="float" office:value="24524" calcext:value-type="float">
            <text:p>24524</text:p>
          </table:table-cell>
          <table:table-cell office:value-type="string" calcext:value-type="string">
            <text:p>Very high</text:p>
          </table:table-cell>
          <table:table-cell table:formula="of:=IFERROR(VLOOKUP([.$A131]; [$continents.$A$1:.$C$250]; COLUMN([.B176]); 0);&quot;&quot;)" office:value-type="string" office:string-value="Europe" calcext:value-type="string">
            <text:p>Europe</text:p>
          </table:table-cell>
          <table:table-cell table:formula="of:=IFERROR(VLOOKUP([.$A131]; [$continents.$A$1:.$C$250]; COLUMN([.C176]); 0);&quot;&quot;)" office:value-type="string" office:string-value="Southern Europe" calcext:value-type="string">
            <text:p>Southern Europe</text:p>
          </table:table-cell>
          <table:table-cell table:formula="of:=IFERROR(VLOOKUP([.$A131]; [$2014gini.$A$1:.$B$146]; COLUMN([.B176]); 0);&quot;&quot;)" office:value-type="float" office:value="36.7" calcext:value-type="float">
            <text:p>36.7</text:p>
          </table:table-cell>
          <table:table-cell table:formula="of:=IFERROR(VLOOKUP([.$A131]; [$2014worlddev.$A$1:.$O$218]; COLUMN([.B176]); 0);&quot;&quot;)" office:value-type="float" office:value="63.21" calcext:value-type="float">
            <text:p>63.21</text:p>
          </table:table-cell>
          <table:table-cell table:formula="of:=IFERROR(VLOOKUP([.$A131]; [$2014worlddev.$A$1:.$O$218]; COLUMN([.C176]); 0);&quot;&quot;)" office:value-type="float" office:value="42.83355235" calcext:value-type="float">
            <text:p>42.83355235</text:p>
          </table:table-cell>
          <table:table-cell table:formula="of:=IFERROR(VLOOKUP([.$A131]; [$2014worlddev.$A$1:.$O$218]; COLUMN([.D176]); 0);&quot;&quot;)" office:value-type="float" office:value="2.348002699" calcext:value-type="float">
            <text:p>2.348002699</text:p>
          </table:table-cell>
          <table:table-cell table:formula="of:=IFERROR(VLOOKUP([.$A131]; [$2014worlddev.$A$1:.$O$218]; COLUMN([.E176]); 0);&quot;&quot;)" office:value-type="float" office:value="-0.66611329" calcext:value-type="float">
            <text:p>-0.66611329</text:p>
          </table:table-cell>
          <table:table-cell table:formula="of:=IFERROR(VLOOKUP([.$A131]; [$2014worlddev.$A$1:.$O$218]; COLUMN([.F176]); 0);&quot;&quot;)" office:value-type="float" office:value="84.50281614" calcext:value-type="float">
            <text:p>84.50281614</text:p>
          </table:table-cell>
          <table:table-cell table:formula="of:=IFERROR(VLOOKUP([.$A131]; [$2014worlddev.$A$1:.$O$218]; COLUMN([.G176]); 0);&quot;&quot;)" office:value-type="float" office:value="14.63821146" calcext:value-type="float">
            <text:p>14.63821146</text:p>
          </table:table-cell>
          <table:table-cell table:formula="of:=IFERROR(VLOOKUP([.$A131]; [$2014worlddev.$A$1:.$O$218]; COLUMN([.H176]); 0);&quot;&quot;)" office:value-type="float" office:value="64.49284446" calcext:value-type="float">
            <text:p>64.49284446</text:p>
          </table:table-cell>
          <table:table-cell table:formula="of:=IFERROR(VLOOKUP([.$A131]; [$2014worlddev.$A$1:.$O$218]; COLUMN([.I176]); 0);&quot;&quot;)" office:value-type="float" office:value="20.86894408" calcext:value-type="float">
            <text:p>20.86894408</text:p>
          </table:table-cell>
          <table:table-cell table:formula="of:=IFERROR(VLOOKUP([.$A131]; [$2014worlddev.$A$1:.$O$218]; COLUMN([.J176]); 0);&quot;&quot;)" office:value-type="float" office:value="10892413" calcext:value-type="float">
            <text:p>10892413</text:p>
          </table:table-cell>
          <table:table-cell table:formula="of:=IFERROR(VLOOKUP([.$A131]; [$2014worlddev.$A$1:.$O$218]; COLUMN([.K176]); 0);&quot;&quot;)" office:value-type="float" office:value="7304" calcext:value-type="float">
            <text:p>7304</text:p>
          </table:table-cell>
          <table:table-cell table:formula="of:=IFERROR(VLOOKUP([.$A131]; [$2014worlddev.$A$1:.$O$218]; COLUMN([.L176]); 0);&quot;&quot;)" office:value-type="float" office:value="113" calcext:value-type="float">
            <text:p>113</text:p>
          </table:table-cell>
          <table:table-cell table:formula="of:=IFERROR(VLOOKUP([.$A131]; [$2014worlddev.$A$1:.$O$218]; COLUMN([.M176]); 0);&quot;&quot;)" office:value-type="float" office:value="22.322" calcext:value-type="float">
            <text:p>22.322</text:p>
          </table:table-cell>
          <table:table-cell table:formula="of:=IFERROR(VLOOKUP([.$A131]; [$2014worlddev.$A$1:.$O$218]; COLUMN([.N176]); 0);&quot;&quot;)" office:value-type="float" office:value="26.29999924" calcext:value-type="float">
            <text:p>26.29999924</text:p>
          </table:table-cell>
          <table:table-cell table:formula="of:=IFERROR(VLOOKUP([.$A131]; [$2014worlddev.$A$1:.$O$218]; COLUMN([.O176]); 0);&quot;&quot;)"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37" calcext:value-type="float">
            <text:p>37</text:p>
          </table:table-cell>
          <table:table-cell office:value-type="float" office:value="0.839" calcext:value-type="float">
            <text:p>0.839</text:p>
          </table:table-cell>
          <table:table-cell office:value-type="float" office:value="80.6" calcext:value-type="float">
            <text:p>80.6</text:p>
          </table:table-cell>
          <table:table-cell office:value-type="float" office:value="14.4" calcext:value-type="float">
            <text:p>14.4</text:p>
          </table:table-cell>
          <table:table-cell office:value-type="float" office:value="10.3" calcext:value-type="float">
            <text:p>10.3</text:p>
          </table:table-cell>
          <table:table-cell office:value-type="float" office:value="27930" calcext:value-type="float">
            <text:p>27930</text:p>
          </table:table-cell>
          <table:table-cell office:value-type="string" calcext:value-type="string">
            <text:p>Very high</text:p>
          </table:table-cell>
          <table:table-cell table:formula="of:=IFERROR(VLOOKUP([.$A132]; [$continents.$A$1:.$C$250]; COLUMN([.B178]); 0);&quot;&quot;)" office:value-type="string" office:string-value="Europe" calcext:value-type="string">
            <text:p>Europe</text:p>
          </table:table-cell>
          <table:table-cell table:formula="of:=IFERROR(VLOOKUP([.$A132]; [$continents.$A$1:.$C$250]; COLUMN([.C178]); 0);&quot;&quot;)" office:value-type="string" office:string-value="Southern Europe" calcext:value-type="string">
            <text:p>Southern Europe</text:p>
          </table:table-cell>
          <table:table-cell table:formula="of:=IFERROR(VLOOKUP([.$A132]; [$2014gini.$A$1:.$B$146]; COLUMN([.B178]); 0);&quot;&quot;)" office:value-type="float" office:value="27.7" calcext:value-type="float">
            <text:p>27.7</text:p>
          </table:table-cell>
          <table:table-cell table:formula="of:=IFERROR(VLOOKUP([.$A132]; [$2014worlddev.$A$1:.$O$218]; COLUMN([.B178]); 0);&quot;&quot;)" office:value-type="float" office:value="73.17" calcext:value-type="float">
            <text:p>73.17</text:p>
          </table:table-cell>
          <table:table-cell table:formula="of:=IFERROR(VLOOKUP([.$A132]; [$2014worlddev.$A$1:.$O$218]; COLUMN([.C178]); 0);&quot;&quot;)" office:value-type="float" office:value="36.60441821" calcext:value-type="float">
            <text:p>36.60441821</text:p>
          </table:table-cell>
          <table:table-cell/>
          <table:table-cell table:formula="of:=IFERROR(VLOOKUP([.$A132]; [$2014worlddev.$A$1:.$O$218]; COLUMN([.E178]); 0);&quot;&quot;)" office:value-type="float" office:value="0.938015995" calcext:value-type="float">
            <text:p>0.938015995</text:p>
          </table:table-cell>
          <table:table-cell table:formula="of:=IFERROR(VLOOKUP([.$A132]; [$2014worlddev.$A$1:.$O$218]; COLUMN([.F178]); 0);&quot;&quot;)" office:value-type="float" office:value="1335.5125" calcext:value-type="float">
            <text:p>1335.5125</text:p>
          </table:table-cell>
          <table:table-cell table:formula="of:=IFERROR(VLOOKUP([.$A132]; [$2014worlddev.$A$1:.$O$218]; COLUMN([.G178]); 0);&quot;&quot;)" office:value-type="float" office:value="14.75259921" calcext:value-type="float">
            <text:p>14.75259921</text:p>
          </table:table-cell>
          <table:table-cell table:formula="of:=IFERROR(VLOOKUP([.$A132]; [$2014worlddev.$A$1:.$O$218]; COLUMN([.H178]); 0);&quot;&quot;)" office:value-type="float" office:value="66.57617608" calcext:value-type="float">
            <text:p>66.57617608</text:p>
          </table:table-cell>
          <table:table-cell table:formula="of:=IFERROR(VLOOKUP([.$A132]; [$2014worlddev.$A$1:.$O$218]; COLUMN([.I178]); 0);&quot;&quot;)" office:value-type="float" office:value="18.67122471" calcext:value-type="float">
            <text:p>18.67122471</text:p>
          </table:table-cell>
          <table:table-cell table:formula="of:=IFERROR(VLOOKUP([.$A132]; [$2014worlddev.$A$1:.$O$218]; COLUMN([.J178]); 0);&quot;&quot;)" office:value-type="float" office:value="427364" calcext:value-type="float">
            <text:p>427364</text:p>
          </table:table-cell>
          <table:table-cell table:formula="of:=IFERROR(VLOOKUP([.$A132]; [$2014worlddev.$A$1:.$O$218]; COLUMN([.K178]); 0);&quot;&quot;)" office:value-type="float" office:value="6095" calcext:value-type="float">
            <text:p>6095</text:p>
          </table:table-cell>
          <table:table-cell table:formula="of:=IFERROR(VLOOKUP([.$A132]; [$2014worlddev.$A$1:.$O$218]; COLUMN([.L178]); 0);&quot;&quot;)" office:value-type="float" office:value="5" calcext:value-type="float">
            <text:p>5</text:p>
          </table:table-cell>
          <table:table-cell table:formula="of:=IFERROR(VLOOKUP([.$A132]; [$2014worlddev.$A$1:.$O$218]; COLUMN([.M178]); 0);&quot;&quot;)" office:value-type="float" office:value="4.723" calcext:value-type="float">
            <text:p>4.723</text:p>
          </table:table-cell>
          <table:table-cell table:formula="of:=IFERROR(VLOOKUP([.$A132]; [$2014worlddev.$A$1:.$O$218]; COLUMN([.N178]); 0);&quot;&quot;)" office:value-type="float" office:value="5.900000095" calcext:value-type="float">
            <text:p>5.900000095</text:p>
          </table:table-cell>
          <table:table-cell table:formula="of:=IFERROR(VLOOKUP([.$A132]; [$2014worlddev.$A$1:.$O$218]; COLUMN([.O178]); 0);&quot;&quot;)" office:value-type="float" office:value="1.38" calcext:value-type="float">
            <text:p>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105" calcext:value-type="float">
            <text:p>105</text:p>
          </table:table-cell>
          <table:table-cell office:value-type="float" office:value="0.702" calcext:value-type="float">
            <text:p>0.702</text:p>
          </table:table-cell>
          <table:table-cell office:value-type="float" office:value="73.4" calcext:value-type="float">
            <text:p>73.4</text:p>
          </table:table-cell>
          <table:table-cell office:value-type="float" office:value="12.9" calcext:value-type="float">
            <text:p>12.9</text:p>
          </table:table-cell>
          <table:table-cell office:value-type="float" office:value="10.3" calcext:value-type="float">
            <text:p>10.3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High</text:p>
          </table:table-cell>
          <table:table-cell table:formula="of:=IFERROR(VLOOKUP([.$A133]; [$continents.$A$1:.$C$250]; COLUMN([.B50]); 0);&quot;&quot;)" office:value-type="string" office:string-value="Oceania" calcext:value-type="string">
            <text:p>Oceania</text:p>
          </table:table-cell>
          <table:table-cell table:formula="of:=IFERROR(VLOOKUP([.$A133]; [$continents.$A$1:.$C$250]; COLUMN([.C50]); 0);&quot;&quot;)" office:value-type="string" office:string-value="Polynesia" calcext:value-type="string">
            <text:p>Polynesia</text:p>
          </table:table-cell>
          <table:table-cell table:formula="of:=IFERROR(VLOOKUP([.$A133]; [$2014gini.$A$1:.$B$146]; COLUMN([.B50]); 0);&quot;&quot;)">
            <text:p/>
          </table:table-cell>
          <table:table-cell table:formula="of:=IFERROR(VLOOKUP([.$A133]; [$2014worlddev.$A$1:.$O$218]; COLUMN([.B50]); 0);&quot;&quot;)" office:value-type="float" office:value="21.2" calcext:value-type="float">
            <text:p>21.2</text:p>
          </table:table-cell>
          <table:table-cell table:formula="of:=IFERROR(VLOOKUP([.$A133]; [$2014worlddev.$A$1:.$O$218]; COLUMN([.C50]); 0);&quot;&quot;)" office:value-type="float" office:value="27.65893462" calcext:value-type="float">
            <text:p>27.65893462</text:p>
          </table:table-cell>
          <table:table-cell/>
          <table:table-cell table:formula="of:=IFERROR(VLOOKUP([.$A133]; [$2014worlddev.$A$1:.$O$218]; COLUMN([.E50]); 0);&quot;&quot;)" office:value-type="float" office:value="0.761315436" calcext:value-type="float">
            <text:p>0.761315436</text:p>
          </table:table-cell>
          <table:table-cell table:formula="of:=IFERROR(VLOOKUP([.$A133]; [$2014worlddev.$A$1:.$O$218]; COLUMN([.F50]); 0);&quot;&quot;)" office:value-type="float" office:value="67.78975265" calcext:value-type="float">
            <text:p>67.78975265</text:p>
          </table:table-cell>
          <table:table-cell table:formula="of:=IFERROR(VLOOKUP([.$A133]; [$2014worlddev.$A$1:.$O$218]; COLUMN([.G50]); 0);&quot;&quot;)" office:value-type="float" office:value="37.50058641" calcext:value-type="float">
            <text:p>37.50058641</text:p>
          </table:table-cell>
          <table:table-cell table:formula="of:=IFERROR(VLOOKUP([.$A133]; [$2014worlddev.$A$1:.$O$218]; COLUMN([.H50]); 0);&quot;&quot;)" office:value-type="float" office:value="57.32075373" calcext:value-type="float">
            <text:p>57.32075373</text:p>
          </table:table-cell>
          <table:table-cell table:formula="of:=IFERROR(VLOOKUP([.$A133]; [$2014worlddev.$A$1:.$O$218]; COLUMN([.I50]); 0);&quot;&quot;)" office:value-type="float" office:value="5.178659856" calcext:value-type="float">
            <text:p>5.178659856</text:p>
          </table:table-cell>
          <table:table-cell table:formula="of:=IFERROR(VLOOKUP([.$A133]; [$2014worlddev.$A$1:.$O$218]; COLUMN([.J50]); 0);&quot;&quot;)" office:value-type="float" office:value="191845" calcext:value-type="float">
            <text:p>191845</text:p>
          </table:table-cell>
          <table:table-cell/>
          <table:table-cell table:formula="of:=IFERROR(VLOOKUP([.$A133]; [$2014worlddev.$A$1:.$O$218]; COLUMN([.L50]); 0);&quot;&quot;)" office:value-type="float" office:value="1" calcext:value-type="float">
            <text:p>1</text:p>
          </table:table-cell>
          <table:table-cell table:formula="of:=IFERROR(VLOOKUP([.$A133]; [$2014worlddev.$A$1:.$O$218]; COLUMN([.M50]); 0);&quot;&quot;)" office:value-type="float" office:value="80.74" calcext:value-type="float">
            <text:p>80.74</text:p>
          </table:table-cell>
          <table:table-cell/>
          <table:table-cell table:formula="of:=IFERROR(VLOOKUP([.$A133]; [$2014worlddev.$A$1:.$O$218]; COLUMN([.O50]); 0);&quot;&quot;)" office:value-type="float" office:value="4.086" calcext:value-type="float">
            <text:p>4.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129" calcext:value-type="float">
            <text:p>129</text:p>
          </table:table-cell>
          <table:table-cell office:value-type="float" office:value="0.624" calcext:value-type="float">
            <text:p>0.624</text:p>
          </table:table-cell>
          <table:table-cell office:value-type="float" office:value="69.4" calcext:value-type="float">
            <text:p>69.4</text:p>
          </table:table-cell>
          <table:table-cell office:value-type="float" office:value="11.2" calcext:value-type="float">
            <text:p>11.2</text:p>
          </table:table-cell>
          <table:table-cell office:value-type="float" office:value="10.4" calcext:value-type="float">
            <text:p>10.4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Medium</text:p>
          </table:table-cell>
          <table:table-cell table:formula="of:=IFERROR(VLOOKUP([.$A134]; [$continents.$A$1:.$C$250]; COLUMN([.B49]); 0);&quot;&quot;)" office:value-type="string" office:string-value="Asia" calcext:value-type="string">
            <text:p>Asia</text:p>
          </table:table-cell>
          <table:table-cell table:formula="of:=IFERROR(VLOOKUP([.$A134]; [$continents.$A$1:.$C$250]; COLUMN([.C49]); 0);&quot;&quot;)" office:value-type="string" office:string-value="Central Asia" calcext:value-type="string">
            <text:p>Central Asia</text:p>
          </table:table-cell>
          <table:table-cell table:formula="of:=IFERROR(VLOOKUP([.$A134]; [$2014gini.$A$1:.$B$146]; COLUMN([.B49]); 0);&quot;&quot;)" office:value-type="float" office:value="32.6" calcext:value-type="float">
            <text:p>32.6</text:p>
          </table:table-cell>
          <table:table-cell table:formula="of:=IFERROR(VLOOKUP([.$A134]; [$2014worlddev.$A$1:.$O$218]; COLUMN([.B49]); 0);&quot;&quot;)" office:value-type="float" office:value="17.49" calcext:value-type="float">
            <text:p>17.49</text:p>
          </table:table-cell>
          <table:table-cell table:formula="of:=IFERROR(VLOOKUP([.$A134]; [$2014worlddev.$A$1:.$O$218]; COLUMN([.C49]); 0);&quot;&quot;)" office:value-type="float" office:value="43.32151361" calcext:value-type="float">
            <text:p>43.32151361</text:p>
          </table:table-cell>
          <table:table-cell table:formula="of:=IFERROR(VLOOKUP([.$A134]; [$2014worlddev.$A$1:.$O$218]; COLUMN([.D49]); 0);&quot;&quot;)" office:value-type="float" office:value="1.128380097" calcext:value-type="float">
            <text:p>1.128380097</text:p>
          </table:table-cell>
          <table:table-cell table:formula="of:=IFERROR(VLOOKUP([.$A134]; [$2014worlddev.$A$1:.$O$218]; COLUMN([.E49]); 0);&quot;&quot;)" office:value-type="float" office:value="2.242280464" calcext:value-type="float">
            <text:p>2.242280464</text:p>
          </table:table-cell>
          <table:table-cell table:formula="of:=IFERROR(VLOOKUP([.$A134]; [$2014worlddev.$A$1:.$O$218]; COLUMN([.F49]); 0);&quot;&quot;)" office:value-type="float" office:value="59.27293512" calcext:value-type="float">
            <text:p>59.27293512</text:p>
          </table:table-cell>
          <table:table-cell table:formula="of:=IFERROR(VLOOKUP([.$A134]; [$2014worlddev.$A$1:.$O$218]; COLUMN([.G49]); 0);&quot;&quot;)" office:value-type="float" office:value="34.9258544" calcext:value-type="float">
            <text:p>34.9258544</text:p>
          </table:table-cell>
          <table:table-cell table:formula="of:=IFERROR(VLOOKUP([.$A134]; [$2014worlddev.$A$1:.$O$218]; COLUMN([.H49]); 0);&quot;&quot;)" office:value-type="float" office:value="62.01816814" calcext:value-type="float">
            <text:p>62.01816814</text:p>
          </table:table-cell>
          <table:table-cell table:formula="of:=IFERROR(VLOOKUP([.$A134]; [$2014worlddev.$A$1:.$O$218]; COLUMN([.I49]); 0);&quot;&quot;)" office:value-type="float" office:value="3.055977454" calcext:value-type="float">
            <text:p>3.055977454</text:p>
          </table:table-cell>
          <table:table-cell table:formula="of:=IFERROR(VLOOKUP([.$A134]; [$2014worlddev.$A$1:.$O$218]; COLUMN([.J49]); 0);&quot;&quot;)" office:value-type="float" office:value="8295840" calcext:value-type="float">
            <text:p>8295840</text:p>
          </table:table-cell>
          <table:table-cell table:formula="of:=IFERROR(VLOOKUP([.$A134]; [$2014worlddev.$A$1:.$O$218]; COLUMN([.K49]); 0);&quot;&quot;)" office:value-type="float" office:value="2026" calcext:value-type="float">
            <text:p>2026</text:p>
          </table:table-cell>
          <table:table-cell table:formula="of:=IFERROR(VLOOKUP([.$A134]; [$2014worlddev.$A$1:.$O$218]; COLUMN([.L49]); 0);&quot;&quot;)" office:value-type="float" office:value="725" calcext:value-type="float">
            <text:p>725</text:p>
          </table:table-cell>
          <table:table-cell table:formula="of:=IFERROR(VLOOKUP([.$A134]; [$2014worlddev.$A$1:.$O$218]; COLUMN([.M49]); 0);&quot;&quot;)" office:value-type="float" office:value="73.308" calcext:value-type="float">
            <text:p>73.308</text:p>
          </table:table-cell>
          <table:table-cell table:formula="of:=IFERROR(VLOOKUP([.$A134]; [$2014worlddev.$A$1:.$O$218]; COLUMN([.N49]); 0);&quot;&quot;)" office:value-type="float" office:value="10.89999962" calcext:value-type="float">
            <text:p>10.89999962</text:p>
          </table:table-cell>
          <table:table-cell table:formula="of:=IFERROR(VLOOKUP([.$A134]; [$2014worlddev.$A$1:.$O$218]; COLUMN([.O49]); 0);&quot;&quot;)" office:value-type="float" office:value="3.49" calcext:value-type="float">
            <text:p>3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57" calcext:value-type="float">
            <text:p>57</text:p>
          </table:table-cell>
          <table:table-cell office:value-type="float" office:value="0.785" calcext:value-type="float">
            <text:p>0.785</text:p>
          </table:table-cell>
          <table:table-cell office:value-type="float" office:value="75.6" calcext:value-type="float">
            <text:p>75.6</text:p>
          </table:table-cell>
          <table:table-cell office:value-type="float" office:value="15.4" calcext:value-type="float">
            <text:p>15.4</text:p>
          </table:table-cell>
          <table:table-cell office:value-type="float" office:value="10.5" calcext:value-type="float">
            <text:p>10.5</text:p>
          </table:table-cell>
          <table:table-cell office:value-type="float" office:value="12488" calcext:value-type="float">
            <text:p>12488</text:p>
          </table:table-cell>
          <table:table-cell office:value-type="string" calcext:value-type="string">
            <text:p>High</text:p>
          </table:table-cell>
          <table:table-cell table:formula="of:=IFERROR(VLOOKUP([.$A135]; [$continents.$A$1:.$C$250]; COLUMN([.B158]); 0);&quot;&quot;)" office:value-type="string" office:string-value="Americas" calcext:value-type="string">
            <text:p>Americas</text:p>
          </table:table-cell>
          <table:table-cell table:formula="of:=IFERROR(VLOOKUP([.$A135]; [$continents.$A$1:.$C$250]; COLUMN([.C158]); 0);&quot;&quot;)" office:value-type="string" office:string-value="Caribbean" calcext:value-type="string">
            <text:p>Caribbean</text:p>
          </table:table-cell>
          <table:table-cell table:formula="of:=IFERROR(VLOOKUP([.$A135]; [$2014gini.$A$1:.$B$146]; COLUMN([.B158]); 0);&quot;&quot;)">
            <text:p/>
          </table:table-cell>
          <table:table-cell table:formula="of:=IFERROR(VLOOKUP([.$A135]; [$2014worlddev.$A$1:.$O$218]; COLUMN([.B158]); 0);&quot;&quot;)" office:value-type="float" office:value="76.67" calcext:value-type="float">
            <text:p>76.67</text:p>
          </table:table-cell>
          <table:table-cell table:formula="of:=IFERROR(VLOOKUP([.$A135]; [$2014worlddev.$A$1:.$O$218]; COLUMN([.C158]); 0);&quot;&quot;)" office:value-type="float" office:value="48.89969073" calcext:value-type="float">
            <text:p>48.89969073</text:p>
          </table:table-cell>
          <table:table-cell/>
          <table:table-cell table:formula="of:=IFERROR(VLOOKUP([.$A135]; [$2014worlddev.$A$1:.$O$218]; COLUMN([.E158]); 0);&quot;&quot;)" office:value-type="float" office:value="0.309958314" calcext:value-type="float">
            <text:p>0.309958314</text:p>
          </table:table-cell>
          <table:table-cell table:formula="of:=IFERROR(VLOOKUP([.$A135]; [$2014worlddev.$A$1:.$O$218]; COLUMN([.F158]); 0);&quot;&quot;)" office:value-type="float" office:value="659.0232558" calcext:value-type="float">
            <text:p>659.0232558</text:p>
          </table:table-cell>
          <table:table-cell table:formula="of:=IFERROR(VLOOKUP([.$A135]; [$2014worlddev.$A$1:.$O$218]; COLUMN([.G158]); 0);&quot;&quot;)" office:value-type="float" office:value="19.43821018" calcext:value-type="float">
            <text:p>19.43821018</text:p>
          </table:table-cell>
          <table:table-cell table:formula="of:=IFERROR(VLOOKUP([.$A135]; [$2014worlddev.$A$1:.$O$218]; COLUMN([.H158]); 0);&quot;&quot;)" office:value-type="float" office:value="66.80252664" calcext:value-type="float">
            <text:p>66.80252664</text:p>
          </table:table-cell>
          <table:table-cell table:formula="of:=IFERROR(VLOOKUP([.$A135]; [$2014worlddev.$A$1:.$O$218]; COLUMN([.I158]); 0);&quot;&quot;)" office:value-type="float" office:value="13.75926318" calcext:value-type="float">
            <text:p>13.75926318</text:p>
          </table:table-cell>
          <table:table-cell table:formula="of:=IFERROR(VLOOKUP([.$A135]; [$2014worlddev.$A$1:.$O$218]; COLUMN([.J158]); 0);&quot;&quot;)" office:value-type="float" office:value="283380" calcext:value-type="float">
            <text:p>283380</text:p>
          </table:table-cell>
          <table:table-cell table:formula="of:=IFERROR(VLOOKUP([.$A135]; [$2014worlddev.$A$1:.$O$218]; COLUMN([.K158]); 0);&quot;&quot;)" office:value-type="float" office:value="1" calcext:value-type="float">
            <text:p>1</text:p>
          </table:table-cell>
          <table:table-cell table:formula="of:=IFERROR(VLOOKUP([.$A135]; [$2014worlddev.$A$1:.$O$218]; COLUMN([.L158]); 0);&quot;&quot;)" office:value-type="float" office:value="86" calcext:value-type="float">
            <text:p>86</text:p>
          </table:table-cell>
          <table:table-cell table:formula="of:=IFERROR(VLOOKUP([.$A135]; [$2014worlddev.$A$1:.$O$218]; COLUMN([.M158]); 0);&quot;&quot;)" office:value-type="float" office:value="68.446" calcext:value-type="float">
            <text:p>68.446</text:p>
          </table:table-cell>
          <table:table-cell table:formula="of:=IFERROR(VLOOKUP([.$A135]; [$2014worlddev.$A$1:.$O$218]; COLUMN([.N158]); 0);&quot;&quot;)" office:value-type="float" office:value="12" calcext:value-type="float">
            <text:p>12</text:p>
          </table:table-cell>
          <table:table-cell table:formula="of:=IFERROR(VLOOKUP([.$A135]; [$2014worlddev.$A$1:.$O$218]; COLUMN([.O158]); 0);&quot;&quot;)" office:value-type="float" office:value="1.794" calcext:value-type="float">
            <text:p>1.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66" calcext:value-type="float">
            <text:p>66</text:p>
          </table:table-cell>
          <table:table-cell office:value-type="float" office:value="0.771" calcext:value-type="float">
            <text:p>0.771</text:p>
          </table:table-cell>
          <table:table-cell office:value-type="float" office:value="74.9" calcext:value-type="float">
            <text:p>74.9</text:p>
          </table:table-cell>
          <table:table-cell office:value-type="float" office:value="14.4" calcext:value-type="float">
            <text:p>14.4</text:p>
          </table:table-cell>
          <table:table-cell office:value-type="float" office:value="10.5" calcext:value-type="float">
            <text:p>10.5</text:p>
          </table:table-cell>
          <table:table-cell office:value-type="float" office:value="12190" calcext:value-type="float">
            <text:p>12190</text:p>
          </table:table-cell>
          <table:table-cell office:value-type="string" calcext:value-type="string">
            <text:p>High</text:p>
          </table:table-cell>
          <table:table-cell table:formula="of:=IFERROR(VLOOKUP([.$A136]; [$continents.$A$1:.$C$250]; COLUMN([.B147]); 0);&quot;&quot;)" office:value-type="string" office:string-value="Europe" calcext:value-type="string">
            <text:p>Europe</text:p>
          </table:table-cell>
          <table:table-cell table:formula="of:=IFERROR(VLOOKUP([.$A136]; [$continents.$A$1:.$C$250]; COLUMN([.C147]); 0);&quot;&quot;)" office:value-type="string" office:string-value="Southern Europe" calcext:value-type="string">
            <text:p>Southern Europe</text:p>
          </table:table-cell>
          <table:table-cell table:formula="of:=IFERROR(VLOOKUP([.$A136]; [$2014gini.$A$1:.$B$146]; COLUMN([.B147]); 0);&quot;&quot;)" office:value-type="float" office:value="38.7" calcext:value-type="float">
            <text:p>38.7</text:p>
          </table:table-cell>
          <table:table-cell table:formula="of:=IFERROR(VLOOKUP([.$A136]; [$2014worlddev.$A$1:.$O$218]; COLUMN([.B147]); 0);&quot;&quot;)" office:value-type="float" office:value="53.5" calcext:value-type="float">
            <text:p>53.5</text:p>
          </table:table-cell>
          <table:table-cell table:formula="of:=IFERROR(VLOOKUP([.$A136]; [$2014worlddev.$A$1:.$O$218]; COLUMN([.C147]); 0);&quot;&quot;)" office:value-type="float" office:value="43.79727367" calcext:value-type="float">
            <text:p>43.79727367</text:p>
          </table:table-cell>
          <table:table-cell table:formula="of:=IFERROR(VLOOKUP([.$A136]; [$2014worlddev.$A$1:.$O$218]; COLUMN([.D147]); 0);&quot;&quot;)" office:value-type="float" office:value="2.065939697" calcext:value-type="float">
            <text:p>2.065939697</text:p>
          </table:table-cell>
          <table:table-cell table:formula="of:=IFERROR(VLOOKUP([.$A136]; [$2014worlddev.$A$1:.$O$218]; COLUMN([.E147]); 0);&quot;&quot;)" office:value-type="float" office:value="-0.469489291" calcext:value-type="float">
            <text:p>-0.469489291</text:p>
          </table:table-cell>
          <table:table-cell table:formula="of:=IFERROR(VLOOKUP([.$A136]; [$2014worlddev.$A$1:.$O$218]; COLUMN([.F147]); 0);&quot;&quot;)" office:value-type="float" office:value="81.5295678" calcext:value-type="float">
            <text:p>81.5295678</text:p>
          </table:table-cell>
          <table:table-cell table:formula="of:=IFERROR(VLOOKUP([.$A136]; [$2014worlddev.$A$1:.$O$218]; COLUMN([.G147]); 0);&quot;&quot;)" office:value-type="float" office:value="16.4803271" calcext:value-type="float">
            <text:p>16.4803271</text:p>
          </table:table-cell>
          <table:table-cell table:formula="of:=IFERROR(VLOOKUP([.$A136]; [$2014worlddev.$A$1:.$O$218]; COLUMN([.H147]); 0);&quot;&quot;)" office:value-type="float" office:value="66.89410496" calcext:value-type="float">
            <text:p>66.89410496</text:p>
          </table:table-cell>
          <table:table-cell table:formula="of:=IFERROR(VLOOKUP([.$A136]; [$2014worlddev.$A$1:.$O$218]; COLUMN([.I147]); 0);&quot;&quot;)" office:value-type="float" office:value="16.62556794" calcext:value-type="float">
            <text:p>16.62556794</text:p>
          </table:table-cell>
          <table:table-cell table:formula="of:=IFERROR(VLOOKUP([.$A136]; [$2014worlddev.$A$1:.$O$218]; COLUMN([.J147]); 0);&quot;&quot;)" office:value-type="float" office:value="7130576" calcext:value-type="float">
            <text:p>7130576</text:p>
          </table:table-cell>
          <table:table-cell table:formula="of:=IFERROR(VLOOKUP([.$A136]; [$2014worlddev.$A$1:.$O$218]; COLUMN([.K147]); 0);&quot;&quot;)" office:value-type="float" office:value="43751" calcext:value-type="float">
            <text:p>43751</text:p>
          </table:table-cell>
          <table:table-cell table:formula="of:=IFERROR(VLOOKUP([.$A136]; [$2014worlddev.$A$1:.$O$218]; COLUMN([.L147]); 0);&quot;&quot;)" office:value-type="float" office:value="45733" calcext:value-type="float">
            <text:p>45733</text:p>
          </table:table-cell>
          <table:table-cell table:formula="of:=IFERROR(VLOOKUP([.$A136]; [$2014worlddev.$A$1:.$O$218]; COLUMN([.M147]); 0);&quot;&quot;)" office:value-type="float" office:value="44.545" calcext:value-type="float">
            <text:p>44.545</text:p>
          </table:table-cell>
          <table:table-cell table:formula="of:=IFERROR(VLOOKUP([.$A136]; [$2014worlddev.$A$1:.$O$218]; COLUMN([.N147]); 0);&quot;&quot;)" office:value-type="float" office:value="22.20000076" calcext:value-type="float">
            <text:p>22.20000076</text:p>
          </table:table-cell>
          <table:table-cell table:formula="of:=IFERROR(VLOOKUP([.$A136]; [$2014worlddev.$A$1:.$O$218]; COLUMN([.O147]); 0);&quot;&quot;)" office:value-type="float" office:value="1.43" calcext:value-type="float">
            <text:p>1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101" calcext:value-type="float">
            <text:p>101</text:p>
          </table:table-cell>
          <table:table-cell office:value-type="float" office:value="0.715" calcext:value-type="float">
            <text:p>0.715</text:p>
          </table:table-cell>
          <table:table-cell office:value-type="float" office:value="70" calcext:value-type="float">
            <text:p>70</text:p>
          </table:table-cell>
          <table:table-cell office:value-type="float" office:value="13.6" calcext:value-type="float">
            <text:p>13.6</text:p>
          </table:table-cell>
          <table:table-cell office:value-type="float" office:value="10.5" calcext:value-type="float">
            <text:p>10.5</text:p>
          </table:table-cell>
          <table:table-cell office:value-type="float" office:value="7614" calcext:value-type="float">
            <text:p>7614</text:p>
          </table:table-cell>
          <table:table-cell office:value-type="string" calcext:value-type="string">
            <text:p>High</text:p>
          </table:table-cell>
          <table:table-cell table:formula="of:=IFERROR(VLOOKUP([.$A137]; [$continents.$A$1:.$C$250]; COLUMN([.B142]); 0);&quot;&quot;)" office:value-type="string" office:string-value="Americas" calcext:value-type="string">
            <text:p>Americas</text:p>
          </table:table-cell>
          <table:table-cell table:formula="of:=IFERROR(VLOOKUP([.$A137]; [$continents.$A$1:.$C$250]; COLUMN([.C142]); 0);&quot;&quot;)" office:value-type="string" office:string-value="Central America" calcext:value-type="string">
            <text:p>Central America</text:p>
          </table:table-cell>
          <table:table-cell table:formula="of:=IFERROR(VLOOKUP([.$A137]; [$2014gini.$A$1:.$B$146]; COLUMN([.B142]); 0);&quot;&quot;)">
            <text:p/>
          </table:table-cell>
          <table:table-cell table:formula="of:=IFERROR(VLOOKUP([.$A137]; [$2014worlddev.$A$1:.$O$218]; COLUMN([.B142]); 0);&quot;&quot;)" office:value-type="float" office:value="38.7" calcext:value-type="float">
            <text:p>38.7</text:p>
          </table:table-cell>
          <table:table-cell table:formula="of:=IFERROR(VLOOKUP([.$A137]; [$2014worlddev.$A$1:.$O$218]; COLUMN([.C142]); 0);&quot;&quot;)" office:value-type="float" office:value="37.946469" calcext:value-type="float">
            <text:p>37.946469</text:p>
          </table:table-cell>
          <table:table-cell table:formula="of:=IFERROR(VLOOKUP([.$A137]; [$2014worlddev.$A$1:.$O$218]; COLUMN([.D142]); 0);&quot;&quot;)" office:value-type="float" office:value="1.033857934" calcext:value-type="float">
            <text:p>1.033857934</text:p>
          </table:table-cell>
          <table:table-cell table:formula="of:=IFERROR(VLOOKUP([.$A137]; [$2014worlddev.$A$1:.$O$218]; COLUMN([.E142]); 0);&quot;&quot;)" office:value-type="float" office:value="2.159305277" calcext:value-type="float">
            <text:p>2.159305277</text:p>
          </table:table-cell>
          <table:table-cell table:formula="of:=IFERROR(VLOOKUP([.$A137]; [$2014worlddev.$A$1:.$O$218]; COLUMN([.F142]); 0);&quot;&quot;)" office:value-type="float" office:value="15.41893906" calcext:value-type="float">
            <text:p>15.41893906</text:p>
          </table:table-cell>
          <table:table-cell table:formula="of:=IFERROR(VLOOKUP([.$A137]; [$2014worlddev.$A$1:.$O$218]; COLUMN([.G142]); 0);&quot;&quot;)" office:value-type="float" office:value="33.0932654" calcext:value-type="float">
            <text:p>33.0932654</text:p>
          </table:table-cell>
          <table:table-cell table:formula="of:=IFERROR(VLOOKUP([.$A137]; [$2014worlddev.$A$1:.$O$218]; COLUMN([.H142]); 0);&quot;&quot;)" office:value-type="float" office:value="63.1527469" calcext:value-type="float">
            <text:p>63.1527469</text:p>
          </table:table-cell>
          <table:table-cell table:formula="of:=IFERROR(VLOOKUP([.$A137]; [$2014worlddev.$A$1:.$O$218]; COLUMN([.I142]); 0);&quot;&quot;)" office:value-type="float" office:value="3.753987706" calcext:value-type="float">
            <text:p>3.753987706</text:p>
          </table:table-cell>
          <table:table-cell table:formula="of:=IFERROR(VLOOKUP([.$A137]; [$2014worlddev.$A$1:.$O$218]; COLUMN([.J142]); 0);&quot;&quot;)" office:value-type="float" office:value="351706" calcext:value-type="float">
            <text:p>351706</text:p>
          </table:table-cell>
          <table:table-cell table:formula="of:=IFERROR(VLOOKUP([.$A137]; [$2014worlddev.$A$1:.$O$218]; COLUMN([.K142]); 0);&quot;&quot;)" office:value-type="float" office:value="10" calcext:value-type="float">
            <text:p>10</text:p>
          </table:table-cell>
          <table:table-cell table:formula="of:=IFERROR(VLOOKUP([.$A137]; [$2014worlddev.$A$1:.$O$218]; COLUMN([.L142]); 0);&quot;&quot;)" office:value-type="float" office:value="45" calcext:value-type="float">
            <text:p>45</text:p>
          </table:table-cell>
          <table:table-cell table:formula="of:=IFERROR(VLOOKUP([.$A137]; [$2014worlddev.$A$1:.$O$218]; COLUMN([.M142]); 0);&quot;&quot;)" office:value-type="float" office:value="55.876" calcext:value-type="float">
            <text:p>55.876</text:p>
          </table:table-cell>
          <table:table-cell table:formula="of:=IFERROR(VLOOKUP([.$A137]; [$2014worlddev.$A$1:.$O$218]; COLUMN([.N142]); 0);&quot;&quot;)" office:value-type="float" office:value="11.5" calcext:value-type="float">
            <text:p>11.5</text:p>
          </table:table-cell>
          <table:table-cell table:formula="of:=IFERROR(VLOOKUP([.$A137]; [$2014worlddev.$A$1:.$O$218]; COLUMN([.O142]); 0);&quot;&quot;)" office:value-type="float" office:value="2.579" calcext:value-type="float">
            <text:p>2.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" calcext:value-type="float">
            <text:p>11</text:p>
          </table:table-cell>
          <table:table-cell office:value-type="float" office:value="0.912" calcext:value-type="float">
            <text:p>0.912</text:p>
          </table:table-cell>
          <table:table-cell office:value-type="float" office:value="83" calcext:value-type="float">
            <text:p>83</text:p>
          </table:table-cell>
          <table:table-cell office:value-type="float" office:value="15.4" calcext:value-type="float">
            <text:p>15.4</text:p>
          </table:table-cell>
          <table:table-cell office:value-type="float" office:value="10.6" calcext:value-type="float">
            <text:p>10.6</text:p>
          </table:table-cell>
          <table:table-cell office:value-type="float" office:value="76628" calcext:value-type="float">
            <text:p>76628</text:p>
          </table:table-cell>
          <table:table-cell office:value-type="string" calcext:value-type="string">
            <text:p>Very high</text:p>
          </table:table-cell>
          <table:table-cell table:formula="of:=IFERROR(VLOOKUP([.$A138]; [$continents.$A$1:.$C$250]; COLUMN([.B179]); 0);&quot;&quot;)" office:value-type="string" office:string-value="Asia" calcext:value-type="string">
            <text:p>Asia</text:p>
          </table:table-cell>
          <table:table-cell table:formula="of:=IFERROR(VLOOKUP([.$A138]; [$continents.$A$1:.$C$250]; COLUMN([.C179]); 0);&quot;&quot;)" office:value-type="string" office:string-value="South-Eastern Asia" calcext:value-type="string">
            <text:p>South-Eastern Asia</text:p>
          </table:table-cell>
          <table:table-cell table:formula="of:=IFERROR(VLOOKUP([.$A138]; [$2014gini.$A$1:.$B$146]; COLUMN([.B179]); 0);&quot;&quot;)" office:value-type="float" office:value="46.4" calcext:value-type="float">
            <text:p>46.4</text:p>
          </table:table-cell>
          <table:table-cell table:formula="of:=IFERROR(VLOOKUP([.$A138]; [$2014worlddev.$A$1:.$O$218]; COLUMN([.B179]); 0);&quot;&quot;)" office:value-type="float" office:value="82" calcext:value-type="float">
            <text:p>82</text:p>
          </table:table-cell>
          <table:table-cell table:formula="of:=IFERROR(VLOOKUP([.$A138]; [$2014worlddev.$A$1:.$O$218]; COLUMN([.C179]); 0);&quot;&quot;)" office:value-type="float" office:value="44.20589626" calcext:value-type="float">
            <text:p>44.20589626</text:p>
          </table:table-cell>
          <table:table-cell table:formula="of:=IFERROR(VLOOKUP([.$A138]; [$2014worlddev.$A$1:.$O$218]; COLUMN([.D179]); 0);&quot;&quot;)" office:value-type="float" office:value="3.155777509" calcext:value-type="float">
            <text:p>3.155777509</text:p>
          </table:table-cell>
          <table:table-cell table:formula="of:=IFERROR(VLOOKUP([.$A138]; [$2014worlddev.$A$1:.$O$218]; COLUMN([.E179]); 0);&quot;&quot;)" office:value-type="float" office:value="1.298440178" calcext:value-type="float">
            <text:p>1.298440178</text:p>
          </table:table-cell>
          <table:table-cell table:formula="of:=IFERROR(VLOOKUP([.$A138]; [$2014worlddev.$A$1:.$O$218]; COLUMN([.F179]); 0);&quot;&quot;)" office:value-type="float" office:value="7736.526167" calcext:value-type="float">
            <text:p>7736.526167</text:p>
          </table:table-cell>
          <table:table-cell table:formula="of:=IFERROR(VLOOKUP([.$A138]; [$2014worlddev.$A$1:.$O$218]; COLUMN([.G179]); 0);&quot;&quot;)" office:value-type="float" office:value="15.88060188" calcext:value-type="float">
            <text:p>15.88060188</text:p>
          </table:table-cell>
          <table:table-cell table:formula="of:=IFERROR(VLOOKUP([.$A138]; [$2014worlddev.$A$1:.$O$218]; COLUMN([.H179]); 0);&quot;&quot;)" office:value-type="float" office:value="73.06783187" calcext:value-type="float">
            <text:p>73.06783187</text:p>
          </table:table-cell>
          <table:table-cell table:formula="of:=IFERROR(VLOOKUP([.$A138]; [$2014worlddev.$A$1:.$O$218]; COLUMN([.I179]); 0);&quot;&quot;)" office:value-type="float" office:value="11.05156625" calcext:value-type="float">
            <text:p>11.05156625</text:p>
          </table:table-cell>
          <table:table-cell table:formula="of:=IFERROR(VLOOKUP([.$A138]; [$2014worlddev.$A$1:.$O$218]; COLUMN([.J179]); 0);&quot;&quot;)" office:value-type="float" office:value="5469724" calcext:value-type="float">
            <text:p>5469724</text:p>
          </table:table-cell>
          <table:table-cell table:formula="of:=IFERROR(VLOOKUP([.$A138]; [$2014worlddev.$A$1:.$O$218]; COLUMN([.K179]); 0);&quot;&quot;)" office:value-type="float" office:value="3" calcext:value-type="float">
            <text:p>3</text:p>
          </table:table-cell>
          <table:table-cell table:formula="of:=IFERROR(VLOOKUP([.$A138]; [$2014worlddev.$A$1:.$O$218]; COLUMN([.L179]); 0);&quot;&quot;)" office:value-type="float" office:value="59" calcext:value-type="float">
            <text:p>59</text:p>
          </table:table-cell>
          <table:table-cell table:formula="of:=IFERROR(VLOOKUP([.$A138]; [$2014worlddev.$A$1:.$O$218]; COLUMN([.M179]); 0);&quot;&quot;)" office:value-type="float" office:value="0" calcext:value-type="float">
            <text:p>0</text:p>
          </table:table-cell>
          <table:table-cell table:formula="of:=IFERROR(VLOOKUP([.$A138]; [$2014worlddev.$A$1:.$O$218]; COLUMN([.N179]); 0);&quot;&quot;)" office:value-type="float" office:value="3" calcext:value-type="float">
            <text:p>3</text:p>
          </table:table-cell>
          <table:table-cell table:formula="of:=IFERROR(VLOOKUP([.$A138]; [$2014worlddev.$A$1:.$O$218]; COLUMN([.O179]); 0);&quot;&quot;)"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6" calcext:value-type="float">
            <text:p>16</text:p>
          </table:table-cell>
          <table:table-cell office:value-type="float" office:value="0.899" calcext:value-type="float">
            <text:p>0.899</text:p>
          </table:table-cell>
          <table:table-cell office:value-type="float" office:value="82.6" calcext:value-type="float">
            <text:p>82.6</text:p>
          </table:table-cell>
          <table:table-cell office:value-type="float" office:value="19" calcext:value-type="float">
            <text:p>19</text:p>
          </table:table-cell>
          <table:table-cell office:value-type="float" office:value="10.6" calcext:value-type="float">
            <text:p>10.6</text:p>
          </table:table-cell>
          <table:table-cell office:value-type="float" office:value="35182" calcext:value-type="float">
            <text:p>35182</text:p>
          </table:table-cell>
          <table:table-cell office:value-type="string" calcext:value-type="string">
            <text:p>Very high</text:p>
          </table:table-cell>
          <table:table-cell table:formula="of:=IFERROR(VLOOKUP([.$A139]; [$continents.$A$1:.$C$250]; COLUMN([.B189]); 0);&quot;&quot;)" office:value-type="string" office:string-value="Europe" calcext:value-type="string">
            <text:p>Europe</text:p>
          </table:table-cell>
          <table:table-cell table:formula="of:=IFERROR(VLOOKUP([.$A139]; [$continents.$A$1:.$C$250]; COLUMN([.C189]); 0);&quot;&quot;)" office:value-type="string" office:string-value="Northern Europe" calcext:value-type="string">
            <text:p>Northern Europe</text:p>
          </table:table-cell>
          <table:table-cell table:formula="of:=IFERROR(VLOOKUP([.$A139]; [$2014gini.$A$1:.$B$146]; COLUMN([.B189]); 0);&quot;&quot;)" office:value-type="float" office:value="28" calcext:value-type="float">
            <text:p>28</text:p>
          </table:table-cell>
          <table:table-cell table:formula="of:=IFERROR(VLOOKUP([.$A139]; [$2014worlddev.$A$1:.$O$218]; COLUMN([.B189]); 0);&quot;&quot;)" office:value-type="float" office:value="98.16" calcext:value-type="float">
            <text:p>98.16</text:p>
          </table:table-cell>
          <table:table-cell table:formula="of:=IFERROR(VLOOKUP([.$A139]; [$2014worlddev.$A$1:.$O$218]; COLUMN([.C189]); 0);&quot;&quot;)" office:value-type="float" office:value="47.62770405" calcext:value-type="float">
            <text:p>47.62770405</text:p>
          </table:table-cell>
          <table:table-cell/>
          <table:table-cell table:formula="of:=IFERROR(VLOOKUP([.$A139]; [$2014worlddev.$A$1:.$O$218]; COLUMN([.E189]); 0);&quot;&quot;)" office:value-type="float" office:value="1.112504755" calcext:value-type="float">
            <text:p>1.112504755</text:p>
          </table:table-cell>
          <table:table-cell table:formula="of:=IFERROR(VLOOKUP([.$A139]; [$2014worlddev.$A$1:.$O$218]; COLUMN([.F189]); 0);&quot;&quot;)" office:value-type="float" office:value="3.265695761" calcext:value-type="float">
            <text:p>3.265695761</text:p>
          </table:table-cell>
          <table:table-cell table:formula="of:=IFERROR(VLOOKUP([.$A139]; [$2014worlddev.$A$1:.$O$218]; COLUMN([.G189]); 0);&quot;&quot;)" office:value-type="float" office:value="20.41959196" calcext:value-type="float">
            <text:p>20.41959196</text:p>
          </table:table-cell>
          <table:table-cell table:formula="of:=IFERROR(VLOOKUP([.$A139]; [$2014worlddev.$A$1:.$O$218]; COLUMN([.H189]); 0);&quot;&quot;)" office:value-type="float" office:value="66.24750243" calcext:value-type="float">
            <text:p>66.24750243</text:p>
          </table:table-cell>
          <table:table-cell table:formula="of:=IFERROR(VLOOKUP([.$A139]; [$2014worlddev.$A$1:.$O$218]; COLUMN([.I189]); 0);&quot;&quot;)" office:value-type="float" office:value="13.33290561" calcext:value-type="float">
            <text:p>13.33290561</text:p>
          </table:table-cell>
          <table:table-cell table:formula="of:=IFERROR(VLOOKUP([.$A139]; [$2014worlddev.$A$1:.$O$218]; COLUMN([.J189]); 0);&quot;&quot;)" office:value-type="float" office:value="327386" calcext:value-type="float">
            <text:p>327386</text:p>
          </table:table-cell>
          <table:table-cell table:formula="of:=IFERROR(VLOOKUP([.$A139]; [$2014worlddev.$A$1:.$O$218]; COLUMN([.K189]); 0);&quot;&quot;)" office:value-type="float" office:value="99" calcext:value-type="float">
            <text:p>99</text:p>
          </table:table-cell>
          <table:table-cell table:formula="of:=IFERROR(VLOOKUP([.$A139]; [$2014worlddev.$A$1:.$O$218]; COLUMN([.L189]); 0);&quot;&quot;)" office:value-type="float" office:value="1" calcext:value-type="float">
            <text:p>1</text:p>
          </table:table-cell>
          <table:table-cell table:formula="of:=IFERROR(VLOOKUP([.$A139]; [$2014worlddev.$A$1:.$O$218]; COLUMN([.M189]); 0);&quot;&quot;)" office:value-type="float" office:value="5.958" calcext:value-type="float">
            <text:p>5.958</text:p>
          </table:table-cell>
          <table:table-cell table:formula="of:=IFERROR(VLOOKUP([.$A139]; [$2014worlddev.$A$1:.$O$218]; COLUMN([.N189]); 0);&quot;&quot;)" office:value-type="float" office:value="5" calcext:value-type="float">
            <text:p>5</text:p>
          </table:table-cell>
          <table:table-cell table:formula="of:=IFERROR(VLOOKUP([.$A139]; [$2014worlddev.$A$1:.$O$218]; COLUMN([.O189]); 0);&quot;&quot;)" office:value-type="float" office:value="1.93" calcext:value-type="float">
            <text:p>1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59" calcext:value-type="float">
            <text:p>59</text:p>
          </table:table-cell>
          <table:table-cell office:value-type="float" office:value="0.782" calcext:value-type="float">
            <text:p>0.782</text:p>
          </table:table-cell>
          <table:table-cell office:value-type="float" office:value="74.2" calcext:value-type="float">
            <text:p>74.2</text:p>
          </table:table-cell>
          <table:table-cell office:value-type="float" office:value="14.4" calcext:value-type="float">
            <text:p>14.4</text:p>
          </table:table-cell>
          <table:table-cell office:value-type="float" office:value="10.6" calcext:value-type="float">
            <text:p>10.6</text:p>
          </table:table-cell>
          <table:table-cell office:value-type="float" office:value="15596" calcext:value-type="float">
            <text:p>15596</text:p>
          </table:table-cell>
          <table:table-cell office:value-type="string" calcext:value-type="string">
            <text:p>High</text:p>
          </table:table-cell>
          <table:table-cell table:formula="of:=IFERROR(VLOOKUP([.$A140]; [$continents.$A$1:.$C$250]; COLUMN([.B109]); 0);&quot;&quot;)" office:value-type="string" office:string-value="Europe" calcext:value-type="string">
            <text:p>Europe</text:p>
          </table:table-cell>
          <table:table-cell table:formula="of:=IFERROR(VLOOKUP([.$A140]; [$continents.$A$1:.$C$250]; COLUMN([.C109]); 0);&quot;&quot;)" office:value-type="string" office:string-value="Eastern Europe" calcext:value-type="string">
            <text:p>Eastern Europe</text:p>
          </table:table-cell>
          <table:table-cell table:formula="of:=IFERROR(VLOOKUP([.$A140]; [$2014gini.$A$1:.$B$146]; COLUMN([.B109]); 0);&quot;&quot;)" office:value-type="float" office:value="35.4" calcext:value-type="float">
            <text:p>35.4</text:p>
          </table:table-cell>
          <table:table-cell table:formula="of:=IFERROR(VLOOKUP([.$A140]; [$2014worlddev.$A$1:.$O$218]; COLUMN([.B109]); 0);&quot;&quot;)" office:value-type="float" office:value="55.49" calcext:value-type="float">
            <text:p>55.49</text:p>
          </table:table-cell>
          <table:table-cell table:formula="of:=IFERROR(VLOOKUP([.$A140]; [$2014worlddev.$A$1:.$O$218]; COLUMN([.C109]); 0);&quot;&quot;)" office:value-type="float" office:value="46.61002392" calcext:value-type="float">
            <text:p>46.61002392</text:p>
          </table:table-cell>
          <table:table-cell table:formula="of:=IFERROR(VLOOKUP([.$A140]; [$2014worlddev.$A$1:.$O$218]; COLUMN([.D109]); 0);&quot;&quot;)" office:value-type="float" office:value="1.473467738" calcext:value-type="float">
            <text:p>1.473467738</text:p>
          </table:table-cell>
          <table:table-cell table:formula="of:=IFERROR(VLOOKUP([.$A140]; [$2014worlddev.$A$1:.$O$218]; COLUMN([.E109]); 0);&quot;&quot;)" office:value-type="float" office:value="-0.568389264" calcext:value-type="float">
            <text:p>-0.568389264</text:p>
          </table:table-cell>
          <table:table-cell table:formula="of:=IFERROR(VLOOKUP([.$A140]; [$2014worlddev.$A$1:.$O$218]; COLUMN([.F109]); 0);&quot;&quot;)" office:value-type="float" office:value="66.54327561" calcext:value-type="float">
            <text:p>66.54327561</text:p>
          </table:table-cell>
          <table:table-cell table:formula="of:=IFERROR(VLOOKUP([.$A140]; [$2014worlddev.$A$1:.$O$218]; COLUMN([.G109]); 0);&quot;&quot;)" office:value-type="float" office:value="13.97872442" calcext:value-type="float">
            <text:p>13.97872442</text:p>
          </table:table-cell>
          <table:table-cell table:formula="of:=IFERROR(VLOOKUP([.$A140]; [$2014worlddev.$A$1:.$O$218]; COLUMN([.H109]); 0);&quot;&quot;)" office:value-type="float" office:value="66.29216526" calcext:value-type="float">
            <text:p>66.29216526</text:p>
          </table:table-cell>
          <table:table-cell table:formula="of:=IFERROR(VLOOKUP([.$A140]; [$2014worlddev.$A$1:.$O$218]; COLUMN([.I109]); 0);&quot;&quot;)" office:value-type="float" office:value="19.72911032" calcext:value-type="float">
            <text:p>19.72911032</text:p>
          </table:table-cell>
          <table:table-cell table:formula="of:=IFERROR(VLOOKUP([.$A140]; [$2014worlddev.$A$1:.$O$218]; COLUMN([.J109]); 0);&quot;&quot;)" office:value-type="float" office:value="7223938" calcext:value-type="float">
            <text:p>7223938</text:p>
          </table:table-cell>
          <table:table-cell table:formula="of:=IFERROR(VLOOKUP([.$A140]; [$2014worlddev.$A$1:.$O$218]; COLUMN([.K109]); 0);&quot;&quot;)" office:value-type="float" office:value="11046" calcext:value-type="float">
            <text:p>11046</text:p>
          </table:table-cell>
          <table:table-cell table:formula="of:=IFERROR(VLOOKUP([.$A140]; [$2014worlddev.$A$1:.$O$218]; COLUMN([.L109]); 0);&quot;&quot;)" office:value-type="float" office:value="1648" calcext:value-type="float">
            <text:p>1648</text:p>
          </table:table-cell>
          <table:table-cell table:formula="of:=IFERROR(VLOOKUP([.$A140]; [$2014worlddev.$A$1:.$O$218]; COLUMN([.M109]); 0);&quot;&quot;)" office:value-type="float" office:value="26.374" calcext:value-type="float">
            <text:p>26.374</text:p>
          </table:table-cell>
          <table:table-cell table:formula="of:=IFERROR(VLOOKUP([.$A140]; [$2014worlddev.$A$1:.$O$218]; COLUMN([.N109]); 0);&quot;&quot;)" office:value-type="float" office:value="11.60000038" calcext:value-type="float">
            <text:p>11.60000038</text:p>
          </table:table-cell>
          <table:table-cell table:formula="of:=IFERROR(VLOOKUP([.$A140]; [$2014worlddev.$A$1:.$O$218]; COLUMN([.O109]); 0);&quot;&quot;)" office:value-type="float" office:value="1.48" calcext:value-type="float">
            <text:p>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120" calcext:value-type="float">
            <text:p>120</text:p>
          </table:table-cell>
          <table:table-cell office:value-type="float" office:value="0.655" calcext:value-type="float">
            <text:p>0.655</text:p>
          </table:table-cell>
          <table:table-cell office:value-type="float" office:value="70.6" calcext:value-type="float">
            <text:p>70.6</text:p>
          </table:table-cell>
          <table:table-cell office:value-type="float" office:value="12.5" calcext:value-type="float">
            <text:p>12.5</text:p>
          </table:table-cell>
          <table:table-cell office:value-type="float" office:value="10.6" calcext:value-type="float">
            <text:p>10.6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Medium</text:p>
          </table:table-cell>
          <table:table-cell table:formula="of:=IFERROR(VLOOKUP([.$A141]; [$continents.$A$1:.$C$250]; COLUMN([.B91]); 0);&quot;&quot;)" office:value-type="string" office:string-value="Asia" calcext:value-type="string">
            <text:p>Asia</text:p>
          </table:table-cell>
          <table:table-cell table:formula="of:=IFERROR(VLOOKUP([.$A141]; [$continents.$A$1:.$C$250]; COLUMN([.C91]); 0);&quot;&quot;)" office:value-type="string" office:string-value="Central Asia" calcext:value-type="string">
            <text:p>Central Asia</text:p>
          </table:table-cell>
          <table:table-cell table:formula="of:=IFERROR(VLOOKUP([.$A141]; [$2014gini.$A$1:.$B$146]; COLUMN([.B91]); 0);&quot;&quot;)" office:value-type="float" office:value="33.4" calcext:value-type="float">
            <text:p>33.4</text:p>
          </table:table-cell>
          <table:table-cell table:formula="of:=IFERROR(VLOOKUP([.$A141]; [$2014worlddev.$A$1:.$O$218]; COLUMN([.B91]); 0);&quot;&quot;)">
            <text:p/>
          </table:table-cell>
          <table:table-cell table:formula="of:=IFERROR(VLOOKUP([.$A141]; [$2014worlddev.$A$1:.$O$218]; COLUMN([.C91]); 0);&quot;&quot;)">
            <text:p/>
          </table:table-cell>
          <table:table-cell table:formula="of:=IFERROR(VLOOKUP([.$A141]; [$2014worlddev.$A$1:.$O$218]; COLUMN([.D91]); 0);&quot;&quot;)">
            <text:p/>
          </table:table-cell>
          <table:table-cell table:formula="of:=IFERROR(VLOOKUP([.$A141]; [$2014worlddev.$A$1:.$O$218]; COLUMN([.E91]); 0);&quot;&quot;)">
            <text:p/>
          </table:table-cell>
          <table:table-cell table:formula="of:=IFERROR(VLOOKUP([.$A141]; [$2014worlddev.$A$1:.$O$218]; COLUMN([.F91]); 0);&quot;&quot;)">
            <text:p/>
          </table:table-cell>
          <table:table-cell table:formula="of:=IFERROR(VLOOKUP([.$A141]; [$2014worlddev.$A$1:.$O$218]; COLUMN([.G91]); 0);&quot;&quot;)">
            <text:p/>
          </table:table-cell>
          <table:table-cell table:formula="of:=IFERROR(VLOOKUP([.$A141]; [$2014worlddev.$A$1:.$O$218]; COLUMN([.H91]); 0);&quot;&quot;)">
            <text:p/>
          </table:table-cell>
          <table:table-cell table:formula="of:=IFERROR(VLOOKUP([.$A141]; [$2014worlddev.$A$1:.$O$218]; COLUMN([.I91]); 0);&quot;&quot;)">
            <text:p/>
          </table:table-cell>
          <table:table-cell table:formula="of:=IFERROR(VLOOKUP([.$A141]; [$2014worlddev.$A$1:.$O$218]; COLUMN([.J91]); 0);&quot;&quot;)">
            <text:p/>
          </table:table-cell>
          <table:table-cell table:formula="of:=IFERROR(VLOOKUP([.$A141]; [$2014worlddev.$A$1:.$O$218]; COLUMN([.K91]); 0);&quot;&quot;)">
            <text:p/>
          </table:table-cell>
          <table:table-cell table:formula="of:=IFERROR(VLOOKUP([.$A141]; [$2014worlddev.$A$1:.$O$218]; COLUMN([.L91]); 0);&quot;&quot;)">
            <text:p/>
          </table:table-cell>
          <table:table-cell table:formula="of:=IFERROR(VLOOKUP([.$A141]; [$2014worlddev.$A$1:.$O$218]; COLUMN([.M91]); 0);&quot;&quot;)">
            <text:p/>
          </table:table-cell>
          <table:table-cell table:formula="of:=IFERROR(VLOOKUP([.$A141]; [$2014worlddev.$A$1:.$O$218]; COLUMN([.N91]); 0);&quot;&quot;)">
            <text:p/>
          </table:table-cell>
          <table:table-cell table:formula="of:=IFERROR(VLOOKUP([.$A141]; [$2014worlddev.$A$1:.$O$218]; COLUMN([.O91]); 0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100" calcext:value-type="float">
            <text:p>100</text:p>
          </table:table-cell>
          <table:table-cell office:value-type="float" office:value="0.717" calcext:value-type="float">
            <text:p>0.717</text:p>
          </table:table-cell>
          <table:table-cell office:value-type="float" office:value="72.8" calcext:value-type="float">
            <text:p>72.8</text:p>
          </table:table-cell>
          <table:table-cell office:value-type="float" office:value="14.7" calcext:value-type="float">
            <text:p>14.7</text:p>
          </table:table-cell>
          <table:table-cell office:value-type="float" office:value="10.7" calcext:value-type="float">
            <text:p>10.7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High</text:p>
          </table:table-cell>
          <table:table-cell table:formula="of:=IFERROR(VLOOKUP([.$A142]; [$continents.$A$1:.$C$250]; COLUMN([.B120]); 0);&quot;&quot;)" office:value-type="string" office:string-value="Oceania" calcext:value-type="string">
            <text:p>Oceania</text:p>
          </table:table-cell>
          <table:table-cell table:formula="of:=IFERROR(VLOOKUP([.$A142]; [$continents.$A$1:.$C$250]; COLUMN([.C120]); 0);&quot;&quot;)" office:value-type="string" office:string-value="Polynesia" calcext:value-type="string">
            <text:p>Polynesia</text:p>
          </table:table-cell>
          <table:table-cell table:formula="of:=IFERROR(VLOOKUP([.$A142]; [$2014gini.$A$1:.$B$146]; COLUMN([.B120]); 0);&quot;&quot;)">
            <text:p/>
          </table:table-cell>
          <table:table-cell table:formula="of:=IFERROR(VLOOKUP([.$A142]; [$2014worlddev.$A$1:.$O$218]; COLUMN([.B120]); 0);&quot;&quot;)" office:value-type="float" office:value="40" calcext:value-type="float">
            <text:p>40</text:p>
          </table:table-cell>
          <table:table-cell table:formula="of:=IFERROR(VLOOKUP([.$A142]; [$2014worlddev.$A$1:.$O$218]; COLUMN([.C120]); 0);&quot;&quot;)" office:value-type="float" office:value="42.72469922" calcext:value-type="float">
            <text:p>42.72469922</text:p>
          </table:table-cell>
          <table:table-cell/>
          <table:table-cell table:formula="of:=IFERROR(VLOOKUP([.$A142]; [$2014worlddev.$A$1:.$O$218]; COLUMN([.E120]); 0);&quot;&quot;)" office:value-type="float" office:value="0.424250251" calcext:value-type="float">
            <text:p>0.424250251</text:p>
          </table:table-cell>
          <table:table-cell table:formula="of:=IFERROR(VLOOKUP([.$A142]; [$2014worlddev.$A$1:.$O$218]; COLUMN([.F120]); 0);&quot;&quot;)" office:value-type="float" office:value="146.6472222" calcext:value-type="float">
            <text:p>146.6472222</text:p>
          </table:table-cell>
          <table:table-cell table:formula="of:=IFERROR(VLOOKUP([.$A142]; [$2014worlddev.$A$1:.$O$218]; COLUMN([.G120]); 0);&quot;&quot;)" office:value-type="float" office:value="36.97365181" calcext:value-type="float">
            <text:p>36.97365181</text:p>
          </table:table-cell>
          <table:table-cell table:formula="of:=IFERROR(VLOOKUP([.$A142]; [$2014worlddev.$A$1:.$O$218]; COLUMN([.H120]); 0);&quot;&quot;)" office:value-type="float" office:value="57.14204535" calcext:value-type="float">
            <text:p>57.14204535</text:p>
          </table:table-cell>
          <table:table-cell table:formula="of:=IFERROR(VLOOKUP([.$A142]; [$2014worlddev.$A$1:.$O$218]; COLUMN([.I120]); 0);&quot;&quot;)" office:value-type="float" office:value="5.884302843" calcext:value-type="float">
            <text:p>5.884302843</text:p>
          </table:table-cell>
          <table:table-cell table:formula="of:=IFERROR(VLOOKUP([.$A142]; [$2014worlddev.$A$1:.$O$218]; COLUMN([.J120]); 0);&quot;&quot;)" office:value-type="float" office:value="105586" calcext:value-type="float">
            <text:p>105586</text:p>
          </table:table-cell>
          <table:table-cell table:formula="of:=IFERROR(VLOOKUP([.$A142]; [$2014worlddev.$A$1:.$O$218]; COLUMN([.K120]); 0);&quot;&quot;)" office:value-type="float" office:value="0" calcext:value-type="float">
            <text:p>0</text:p>
          </table:table-cell>
          <table:table-cell table:formula="of:=IFERROR(VLOOKUP([.$A142]; [$2014worlddev.$A$1:.$O$218]; COLUMN([.L120]); 0);&quot;&quot;)" office:value-type="float" office:value="22" calcext:value-type="float">
            <text:p>22</text:p>
          </table:table-cell>
          <table:table-cell table:formula="of:=IFERROR(VLOOKUP([.$A142]; [$2014worlddev.$A$1:.$O$218]; COLUMN([.M120]); 0);&quot;&quot;)" office:value-type="float" office:value="76.368" calcext:value-type="float">
            <text:p>76.368</text:p>
          </table:table-cell>
          <table:table-cell/>
          <table:table-cell table:formula="of:=IFERROR(VLOOKUP([.$A142]; [$2014worlddev.$A$1:.$O$218]; COLUMN([.O120]); 0);&quot;&quot;)" office:value-type="float" office:value="3.722" calcext:value-type="float">
            <text:p>3.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3" calcext:value-type="float">
            <text:p>23</text:p>
          </table:table-cell>
          <table:table-cell office:value-type="float" office:value="0.885" calcext:value-type="float">
            <text:p>0.885</text:p>
          </table:table-cell>
          <table:table-cell office:value-type="float" office:value="81.4" calcext:value-type="float">
            <text:p>81.4</text:p>
          </table:table-cell>
          <table:table-cell office:value-type="float" office:value="15.7" calcext:value-type="float">
            <text:p>15.7</text:p>
          </table:table-cell>
          <table:table-cell office:value-type="float" office:value="10.8" calcext:value-type="float">
            <text:p>10.8</text:p>
          </table:table-cell>
          <table:table-cell office:value-type="float" office:value="43869" calcext:value-type="float">
            <text:p>43869</text:p>
          </table:table-cell>
          <table:table-cell office:value-type="string" calcext:value-type="string">
            <text:p>Very high</text:p>
          </table:table-cell>
          <table:table-cell table:formula="of:=IFERROR(VLOOKUP([.$A143]; [$continents.$A$1:.$C$250]; COLUMN([.B151]); 0);&quot;&quot;)" office:value-type="string" office:string-value="Europe" calcext:value-type="string">
            <text:p>Europe</text:p>
          </table:table-cell>
          <table:table-cell table:formula="of:=IFERROR(VLOOKUP([.$A143]; [$continents.$A$1:.$C$250]; COLUMN([.C151]); 0);&quot;&quot;)" office:value-type="string" office:string-value="Western Europe" calcext:value-type="string">
            <text:p>Western Europe</text:p>
          </table:table-cell>
          <table:table-cell table:formula="of:=IFERROR(VLOOKUP([.$A143]; [$2014gini.$A$1:.$B$146]; COLUMN([.B151]); 0);&quot;&quot;)" office:value-type="float" office:value="29.2" calcext:value-type="float">
            <text:p>29.2</text:p>
          </table:table-cell>
          <table:table-cell table:formula="of:=IFERROR(VLOOKUP([.$A143]; [$2014worlddev.$A$1:.$O$218]; COLUMN([.B151]); 0);&quot;&quot;)" office:value-type="float" office:value="81" calcext:value-type="float">
            <text:p>81</text:p>
          </table:table-cell>
          <table:table-cell table:formula="of:=IFERROR(VLOOKUP([.$A143]; [$2014worlddev.$A$1:.$O$218]; COLUMN([.C151]); 0);&quot;&quot;)" office:value-type="float" office:value="46.00499154" calcext:value-type="float">
            <text:p>46.00499154</text:p>
          </table:table-cell>
          <table:table-cell table:formula="of:=IFERROR(VLOOKUP([.$A143]; [$2014worlddev.$A$1:.$O$218]; COLUMN([.D151]); 0);&quot;&quot;)" office:value-type="float" office:value="0.756523995" calcext:value-type="float">
            <text:p>0.756523995</text:p>
          </table:table-cell>
          <table:table-cell table:formula="of:=IFERROR(VLOOKUP([.$A143]; [$2014worlddev.$A$1:.$O$218]; COLUMN([.E151]); 0);&quot;&quot;)" office:value-type="float" office:value="0.730867277" calcext:value-type="float">
            <text:p>0.730867277</text:p>
          </table:table-cell>
          <table:table-cell table:formula="of:=IFERROR(VLOOKUP([.$A143]; [$2014worlddev.$A$1:.$O$218]; COLUMN([.F151]); 0);&quot;&quot;)" office:value-type="float" office:value="103.4953533" calcext:value-type="float">
            <text:p>103.4953533</text:p>
          </table:table-cell>
          <table:table-cell table:formula="of:=IFERROR(VLOOKUP([.$A143]; [$2014worlddev.$A$1:.$O$218]; COLUMN([.G151]); 0);&quot;&quot;)" office:value-type="float" office:value="14.27924145" calcext:value-type="float">
            <text:p>14.27924145</text:p>
          </table:table-cell>
          <table:table-cell table:formula="of:=IFERROR(VLOOKUP([.$A143]; [$2014worlddev.$A$1:.$O$218]; COLUMN([.H151]); 0);&quot;&quot;)" office:value-type="float" office:value="67.12362785" calcext:value-type="float">
            <text:p>67.12362785</text:p>
          </table:table-cell>
          <table:table-cell table:formula="of:=IFERROR(VLOOKUP([.$A143]; [$2014worlddev.$A$1:.$O$218]; COLUMN([.I151]); 0);&quot;&quot;)" office:value-type="float" office:value="18.5971307" calcext:value-type="float">
            <text:p>18.5971307</text:p>
          </table:table-cell>
          <table:table-cell table:formula="of:=IFERROR(VLOOKUP([.$A143]; [$2014worlddev.$A$1:.$O$218]; COLUMN([.J151]); 0);&quot;&quot;)" office:value-type="float" office:value="8541575" calcext:value-type="float">
            <text:p>8541575</text:p>
          </table:table-cell>
          <table:table-cell table:formula="of:=IFERROR(VLOOKUP([.$A143]; [$2014worlddev.$A$1:.$O$218]; COLUMN([.K151]); 0);&quot;&quot;)" office:value-type="float" office:value="55598" calcext:value-type="float">
            <text:p>55598</text:p>
          </table:table-cell>
          <table:table-cell table:formula="of:=IFERROR(VLOOKUP([.$A143]; [$2014worlddev.$A$1:.$O$218]; COLUMN([.L151]); 0);&quot;&quot;)" office:value-type="float" office:value="10" calcext:value-type="float">
            <text:p>10</text:p>
          </table:table-cell>
          <table:table-cell table:formula="of:=IFERROR(VLOOKUP([.$A143]; [$2014worlddev.$A$1:.$O$218]; COLUMN([.M151]); 0);&quot;&quot;)" office:value-type="float" office:value="34.081" calcext:value-type="float">
            <text:p>34.081</text:p>
          </table:table-cell>
          <table:table-cell table:formula="of:=IFERROR(VLOOKUP([.$A143]; [$2014worlddev.$A$1:.$O$218]; COLUMN([.N151]); 0);&quot;&quot;)" office:value-type="float" office:value="5" calcext:value-type="float">
            <text:p>5</text:p>
          </table:table-cell>
          <table:table-cell table:formula="of:=IFERROR(VLOOKUP([.$A143]; [$2014worlddev.$A$1:.$O$218]; COLUMN([.O151]); 0);&quot;&quot;)" office:value-type="float" office:value="1.44" calcext:value-type="float">
            <text:p>1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52" calcext:value-type="float">
            <text:p>52</text:p>
          </table:table-cell>
          <table:table-cell office:value-type="float" office:value="0.793" calcext:value-type="float">
            <text:p>0.793</text:p>
          </table:table-cell>
          <table:table-cell office:value-type="float" office:value="74.7" calcext:value-type="float">
            <text:p>74.7</text:p>
          </table:table-cell>
          <table:table-cell office:value-type="float" office:value="14.2" calcext:value-type="float">
            <text:p>14.2</text:p>
          </table:table-cell>
          <table:table-cell office:value-type="float" office:value="10.8" calcext:value-type="float">
            <text:p>10.8</text:p>
          </table:table-cell>
          <table:table-cell office:value-type="float" office:value="18108" calcext:value-type="float">
            <text:p>18108</text:p>
          </table:table-cell>
          <table:table-cell office:value-type="string" calcext:value-type="string">
            <text:p>High</text:p>
          </table:table-cell>
          <table:table-cell table:formula="of:=IFERROR(VLOOKUP([.$A144]; [$continents.$A$1:.$C$250]; COLUMN([.B88]); 0);&quot;&quot;)" office:value-type="string" office:string-value="Europe" calcext:value-type="string">
            <text:p>Europe</text:p>
          </table:table-cell>
          <table:table-cell table:formula="of:=IFERROR(VLOOKUP([.$A144]; [$continents.$A$1:.$C$250]; COLUMN([.C88]); 0);&quot;&quot;)" office:value-type="string" office:string-value="Eastern Europe" calcext:value-type="string">
            <text:p>Eastern Europe</text:p>
          </table:table-cell>
          <table:table-cell table:formula="of:=IFERROR(VLOOKUP([.$A144]; [$2014gini.$A$1:.$B$146]; COLUMN([.B88]); 0);&quot;&quot;)" office:value-type="float" office:value="27.3" calcext:value-type="float">
            <text:p>27.3</text:p>
          </table:table-cell>
          <table:table-cell table:formula="of:=IFERROR(VLOOKUP([.$A144]; [$2014worlddev.$A$1:.$O$218]; COLUMN([.B88]); 0);&quot;&quot;)" office:value-type="float" office:value="54.08" calcext:value-type="float">
            <text:p>54.08</text:p>
          </table:table-cell>
          <table:table-cell table:formula="of:=IFERROR(VLOOKUP([.$A144]; [$2014worlddev.$A$1:.$O$218]; COLUMN([.C88]); 0);&quot;&quot;)" office:value-type="float" office:value="44.99555716" calcext:value-type="float">
            <text:p>44.99555716</text:p>
          </table:table-cell>
          <table:table-cell table:formula="of:=IFERROR(VLOOKUP([.$A144]; [$2014worlddev.$A$1:.$O$218]; COLUMN([.D88]); 0);&quot;&quot;)" office:value-type="float" office:value="1.350286124" calcext:value-type="float">
            <text:p>1.350286124</text:p>
          </table:table-cell>
          <table:table-cell table:formula="of:=IFERROR(VLOOKUP([.$A144]; [$2014worlddev.$A$1:.$O$218]; COLUMN([.E88]); 0);&quot;&quot;)" office:value-type="float" office:value="-0.374575498" calcext:value-type="float">
            <text:p>-0.374575498</text:p>
          </table:table-cell>
          <table:table-cell table:formula="of:=IFERROR(VLOOKUP([.$A144]; [$2014worlddev.$A$1:.$O$218]; COLUMN([.F88]); 0);&quot;&quot;)" office:value-type="float" office:value="86.5494892" calcext:value-type="float">
            <text:p>86.5494892</text:p>
          </table:table-cell>
          <table:table-cell table:formula="of:=IFERROR(VLOOKUP([.$A144]; [$2014worlddev.$A$1:.$O$218]; COLUMN([.G88]); 0);&quot;&quot;)" office:value-type="float" office:value="15.5775874" calcext:value-type="float">
            <text:p>15.5775874</text:p>
          </table:table-cell>
          <table:table-cell table:formula="of:=IFERROR(VLOOKUP([.$A144]; [$2014worlddev.$A$1:.$O$218]; COLUMN([.H88]); 0);&quot;&quot;)" office:value-type="float" office:value="67.49470296" calcext:value-type="float">
            <text:p>67.49470296</text:p>
          </table:table-cell>
          <table:table-cell table:formula="of:=IFERROR(VLOOKUP([.$A144]; [$2014worlddev.$A$1:.$O$218]; COLUMN([.I88]); 0);&quot;&quot;)" office:value-type="float" office:value="16.92770964" calcext:value-type="float">
            <text:p>16.92770964</text:p>
          </table:table-cell>
          <table:table-cell table:formula="of:=IFERROR(VLOOKUP([.$A144]; [$2014worlddev.$A$1:.$O$218]; COLUMN([.J88]); 0);&quot;&quot;)" office:value-type="float" office:value="19908979" calcext:value-type="float">
            <text:p>19908979</text:p>
          </table:table-cell>
          <table:table-cell table:formula="of:=IFERROR(VLOOKUP([.$A144]; [$2014worlddev.$A$1:.$O$218]; COLUMN([.K88]); 0);&quot;&quot;)" office:value-type="float" office:value="2182" calcext:value-type="float">
            <text:p>2182</text:p>
          </table:table-cell>
          <table:table-cell table:formula="of:=IFERROR(VLOOKUP([.$A144]; [$2014worlddev.$A$1:.$O$218]; COLUMN([.L88]); 0);&quot;&quot;)" office:value-type="float" office:value="1918" calcext:value-type="float">
            <text:p>1918</text:p>
          </table:table-cell>
          <table:table-cell table:formula="of:=IFERROR(VLOOKUP([.$A144]; [$2014worlddev.$A$1:.$O$218]; COLUMN([.M88]); 0);&quot;&quot;)" office:value-type="float" office:value="45.607" calcext:value-type="float">
            <text:p>45.607</text:p>
          </table:table-cell>
          <table:table-cell table:formula="of:=IFERROR(VLOOKUP([.$A144]; [$2014worlddev.$A$1:.$O$218]; COLUMN([.N88]); 0);&quot;&quot;)" office:value-type="float" office:value="7" calcext:value-type="float">
            <text:p>7</text:p>
          </table:table-cell>
          <table:table-cell table:formula="of:=IFERROR(VLOOKUP([.$A144]; [$2014worlddev.$A$1:.$O$218]; COLUMN([.O88]); 0);&quot;&quot;)" office:value-type="float" office:value="1.41" calcext:value-type="float">
            <text:p>1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73" calcext:value-type="float">
            <text:p>73</text:p>
          </table:table-cell>
          <table:table-cell office:value-type="float" office:value="0.757" calcext:value-type="float">
            <text:p>0.757</text:p>
          </table:table-cell>
          <table:table-cell office:value-type="float" office:value="74.9" calcext:value-type="float">
            <text:p>74.9</text:p>
          </table:table-cell>
          <table:table-cell office:value-type="float" office:value="13.7" calcext:value-type="float">
            <text:p>13.7</text:p>
          </table:table-cell>
          <table:table-cell office:value-type="float" office:value="10.8" calcext:value-type="float">
            <text:p>10.8</text:p>
          </table:table-cell>
          <table:table-cell office:value-type="float" office:value="9779" calcext:value-type="float">
            <text:p>9779</text:p>
          </table:table-cell>
          <table:table-cell office:value-type="string" calcext:value-type="string">
            <text:p>High</text:p>
          </table:table-cell>
          <table:table-cell table:formula="of:=IFERROR(VLOOKUP([.$A145]; [$continents.$A$1:.$C$250]; COLUMN([.B76]); 0);&quot;&quot;)" office:value-type="string" office:string-value="Asia" calcext:value-type="string">
            <text:p>Asia</text:p>
          </table:table-cell>
          <table:table-cell table:formula="of:=IFERROR(VLOOKUP([.$A145]; [$continents.$A$1:.$C$250]; COLUMN([.C76]); 0);&quot;&quot;)" office:value-type="string" office:string-value="Southern Asia" calcext:value-type="string">
            <text:p>Southern Asia</text:p>
          </table:table-cell>
          <table:table-cell table:formula="of:=IFERROR(VLOOKUP([.$A145]; [$2014gini.$A$1:.$B$146]; COLUMN([.B76]); 0);&quot;&quot;)" office:value-type="float" office:value="49" calcext:value-type="float">
            <text:p>49</text:p>
          </table:table-cell>
          <table:table-cell table:formula="of:=IFERROR(VLOOKUP([.$A145]; [$2014worlddev.$A$1:.$O$218]; COLUMN([.B76]); 0);&quot;&quot;)" office:value-type="float" office:value="25.8" calcext:value-type="float">
            <text:p>25.8</text:p>
          </table:table-cell>
          <table:table-cell table:formula="of:=IFERROR(VLOOKUP([.$A145]; [$2014worlddev.$A$1:.$O$218]; COLUMN([.C76]); 0);&quot;&quot;)" office:value-type="float" office:value="33.53236963" calcext:value-type="float">
            <text:p>33.53236963</text:p>
          </table:table-cell>
          <table:table-cell table:formula="of:=IFERROR(VLOOKUP([.$A145]; [$2014worlddev.$A$1:.$O$218]; COLUMN([.D76]); 0);&quot;&quot;)" office:value-type="float" office:value="2.526683307" calcext:value-type="float">
            <text:p>2.526683307</text:p>
          </table:table-cell>
          <table:table-cell table:formula="of:=IFERROR(VLOOKUP([.$A145]; [$2014worlddev.$A$1:.$O$218]; COLUMN([.E76]); 0);&quot;&quot;)" office:value-type="float" office:value="0.928664473" calcext:value-type="float">
            <text:p>0.928664473</text:p>
          </table:table-cell>
          <table:table-cell table:formula="of:=IFERROR(VLOOKUP([.$A145]; [$2014worlddev.$A$1:.$O$218]; COLUMN([.F76]); 0);&quot;&quot;)" office:value-type="float" office:value="331.2230904" calcext:value-type="float">
            <text:p>331.2230904</text:p>
          </table:table-cell>
          <table:table-cell table:formula="of:=IFERROR(VLOOKUP([.$A145]; [$2014worlddev.$A$1:.$O$218]; COLUMN([.G76]); 0);&quot;&quot;)" office:value-type="float" office:value="24.79070872" calcext:value-type="float">
            <text:p>24.79070872</text:p>
          </table:table-cell>
          <table:table-cell table:formula="of:=IFERROR(VLOOKUP([.$A145]; [$2014worlddev.$A$1:.$O$218]; COLUMN([.H76]); 0);&quot;&quot;)" office:value-type="float" office:value="66.30425805" calcext:value-type="float">
            <text:p>66.30425805</text:p>
          </table:table-cell>
          <table:table-cell table:formula="of:=IFERROR(VLOOKUP([.$A145]; [$2014worlddev.$A$1:.$O$218]; COLUMN([.I76]); 0);&quot;&quot;)" office:value-type="float" office:value="8.905033229" calcext:value-type="float">
            <text:p>8.905033229</text:p>
          </table:table-cell>
          <table:table-cell table:formula="of:=IFERROR(VLOOKUP([.$A145]; [$2014worlddev.$A$1:.$O$218]; COLUMN([.J76]); 0);&quot;&quot;)" office:value-type="float" office:value="20771000" calcext:value-type="float">
            <text:p>20771000</text:p>
          </table:table-cell>
          <table:table-cell table:formula="of:=IFERROR(VLOOKUP([.$A145]; [$2014worlddev.$A$1:.$O$218]; COLUMN([.K76]); 0);&quot;&quot;)" office:value-type="float" office:value="511" calcext:value-type="float">
            <text:p>511</text:p>
          </table:table-cell>
          <table:table-cell table:formula="of:=IFERROR(VLOOKUP([.$A145]; [$2014worlddev.$A$1:.$O$218]; COLUMN([.L76]); 0);&quot;&quot;)" office:value-type="float" office:value="122010" calcext:value-type="float">
            <text:p>122010</text:p>
          </table:table-cell>
          <table:table-cell table:formula="of:=IFERROR(VLOOKUP([.$A145]; [$2014worlddev.$A$1:.$O$218]; COLUMN([.M76]); 0);&quot;&quot;)" office:value-type="float" office:value="81.68" calcext:value-type="float">
            <text:p>81.68</text:p>
          </table:table-cell>
          <table:table-cell table:formula="of:=IFERROR(VLOOKUP([.$A145]; [$2014worlddev.$A$1:.$O$218]; COLUMN([.N76]); 0);&quot;&quot;)" office:value-type="float" office:value="4.599999905" calcext:value-type="float">
            <text:p>4.599999905</text:p>
          </table:table-cell>
          <table:table-cell table:formula="of:=IFERROR(VLOOKUP([.$A145]; [$2014worlddev.$A$1:.$O$218]; COLUMN([.O76]); 0);&quot;&quot;)" office:value-type="float" office:value="2.083" calcext:value-type="float">
            <text:p>2.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55" calcext:value-type="float">
            <text:p>55</text:p>
          </table:table-cell>
          <table:table-cell office:value-type="float" office:value="0.79" calcext:value-type="float">
            <text:p>0.79</text:p>
          </table:table-cell>
          <table:table-cell office:value-type="float" office:value="75.4" calcext:value-type="float">
            <text:p>75.4</text:p>
          </table:table-cell>
          <table:table-cell office:value-type="float" office:value="12.6" calcext:value-type="float">
            <text:p>12.6</text:p>
          </table:table-cell>
          <table:table-cell office:value-type="float" office:value="10.9" calcext:value-type="float">
            <text:p>10.9</text:p>
          </table:table-cell>
          <table:table-cell office:value-type="float" office:value="21336" calcext:value-type="float">
            <text:p>21336</text:p>
          </table:table-cell>
          <table:table-cell office:value-type="string" calcext:value-type="string">
            <text:p>High</text:p>
          </table:table-cell>
          <table:table-cell table:formula="of:=IFERROR(VLOOKUP([.$A146]; [$continents.$A$1:.$C$250]; COLUMN([.B95]); 0);&quot;&quot;)" office:value-type="string" office:string-value="Americas" calcext:value-type="string">
            <text:p>Americas</text:p>
          </table:table-cell>
          <table:table-cell table:formula="of:=IFERROR(VLOOKUP([.$A146]; [$continents.$A$1:.$C$250]; COLUMN([.C95]); 0);&quot;&quot;)" office:value-type="string" office:string-value="Caribbean" calcext:value-type="string">
            <text:p>Caribbean</text:p>
          </table:table-cell>
          <table:table-cell table:formula="of:=IFERROR(VLOOKUP([.$A146]; [$2014gini.$A$1:.$B$146]; COLUMN([.B95]); 0);&quot;&quot;)">
            <text:p/>
          </table:table-cell>
          <table:table-cell table:formula="of:=IFERROR(VLOOKUP([.$A146]; [$2014worlddev.$A$1:.$O$218]; COLUMN([.B95]); 0);&quot;&quot;)">
            <text:p/>
          </table:table-cell>
          <table:table-cell table:formula="of:=IFERROR(VLOOKUP([.$A146]; [$2014worlddev.$A$1:.$O$218]; COLUMN([.C95]); 0);&quot;&quot;)">
            <text:p/>
          </table:table-cell>
          <table:table-cell table:formula="of:=IFERROR(VLOOKUP([.$A146]; [$2014worlddev.$A$1:.$O$218]; COLUMN([.D95]); 0);&quot;&quot;)">
            <text:p/>
          </table:table-cell>
          <table:table-cell table:formula="of:=IFERROR(VLOOKUP([.$A146]; [$2014worlddev.$A$1:.$O$218]; COLUMN([.E95]); 0);&quot;&quot;)">
            <text:p/>
          </table:table-cell>
          <table:table-cell table:formula="of:=IFERROR(VLOOKUP([.$A146]; [$2014worlddev.$A$1:.$O$218]; COLUMN([.F95]); 0);&quot;&quot;)">
            <text:p/>
          </table:table-cell>
          <table:table-cell table:formula="of:=IFERROR(VLOOKUP([.$A146]; [$2014worlddev.$A$1:.$O$218]; COLUMN([.G95]); 0);&quot;&quot;)">
            <text:p/>
          </table:table-cell>
          <table:table-cell table:formula="of:=IFERROR(VLOOKUP([.$A146]; [$2014worlddev.$A$1:.$O$218]; COLUMN([.H95]); 0);&quot;&quot;)">
            <text:p/>
          </table:table-cell>
          <table:table-cell table:formula="of:=IFERROR(VLOOKUP([.$A146]; [$2014worlddev.$A$1:.$O$218]; COLUMN([.I95]); 0);&quot;&quot;)">
            <text:p/>
          </table:table-cell>
          <table:table-cell table:formula="of:=IFERROR(VLOOKUP([.$A146]; [$2014worlddev.$A$1:.$O$218]; COLUMN([.J95]); 0);&quot;&quot;)">
            <text:p/>
          </table:table-cell>
          <table:table-cell table:formula="of:=IFERROR(VLOOKUP([.$A146]; [$2014worlddev.$A$1:.$O$218]; COLUMN([.K95]); 0);&quot;&quot;)">
            <text:p/>
          </table:table-cell>
          <table:table-cell table:formula="of:=IFERROR(VLOOKUP([.$A146]; [$2014worlddev.$A$1:.$O$218]; COLUMN([.L95]); 0);&quot;&quot;)">
            <text:p/>
          </table:table-cell>
          <table:table-cell table:formula="of:=IFERROR(VLOOKUP([.$A146]; [$2014worlddev.$A$1:.$O$218]; COLUMN([.M95]); 0);&quot;&quot;)">
            <text:p/>
          </table:table-cell>
          <table:table-cell table:formula="of:=IFERROR(VLOOKUP([.$A146]; [$2014worlddev.$A$1:.$O$218]; COLUMN([.N95]); 0);&quot;&quot;)">
            <text:p/>
          </table:table-cell>
          <table:table-cell table:formula="of:=IFERROR(VLOOKUP([.$A146]; [$2014worlddev.$A$1:.$O$218]; COLUMN([.O95]); 0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64" calcext:value-type="float">
            <text:p>64</text:p>
          </table:table-cell>
          <table:table-cell office:value-type="float" office:value="0.772" calcext:value-type="float">
            <text:p>0.772</text:p>
          </table:table-cell>
          <table:table-cell office:value-type="float" office:value="70.4" calcext:value-type="float">
            <text:p>70.4</text:p>
          </table:table-cell>
          <table:table-cell office:value-type="float" office:value="12.3" calcext:value-type="float">
            <text:p>12.3</text:p>
          </table:table-cell>
          <table:table-cell office:value-type="float" office:value="10.9" calcext:value-type="float">
            <text:p>10.9</text:p>
          </table:table-cell>
          <table:table-cell office:value-type="float" office:value="26090" calcext:value-type="float">
            <text:p>26090</text:p>
          </table:table-cell>
          <table:table-cell office:value-type="string" calcext:value-type="string">
            <text:p>High</text:p>
          </table:table-cell>
          <table:table-cell table:formula="of:=IFERROR(VLOOKUP([.$A147]; [$continents.$A$1:.$C$250]; COLUMN([.B116]); 0);&quot;&quot;)" office:value-type="string" office:string-value="Americas" calcext:value-type="string">
            <text:p>Americas</text:p>
          </table:table-cell>
          <table:table-cell table:formula="of:=IFERROR(VLOOKUP([.$A147]; [$continents.$A$1:.$C$250]; COLUMN([.C116]); 0);&quot;&quot;)" office:value-type="string" office:string-value="Caribbean" calcext:value-type="string">
            <text:p>Caribbean</text:p>
          </table:table-cell>
          <table:table-cell table:formula="of:=IFERROR(VLOOKUP([.$A147]; [$2014gini.$A$1:.$B$146]; COLUMN([.B116]); 0);&quot;&quot;)">
            <text:p/>
          </table:table-cell>
          <table:table-cell table:formula="of:=IFERROR(VLOOKUP([.$A147]; [$2014worlddev.$A$1:.$O$218]; COLUMN([.B116]); 0);&quot;&quot;)" office:value-type="float" office:value="65.1" calcext:value-type="float">
            <text:p>65.1</text:p>
          </table:table-cell>
          <table:table-cell table:formula="of:=IFERROR(VLOOKUP([.$A147]; [$2014worlddev.$A$1:.$O$218]; COLUMN([.C116]); 0);&quot;&quot;)" office:value-type="float" office:value="42.2916515" calcext:value-type="float">
            <text:p>42.2916515</text:p>
          </table:table-cell>
          <table:table-cell table:formula="of:=IFERROR(VLOOKUP([.$A147]; [$2014worlddev.$A$1:.$O$218]; COLUMN([.D116]); 0);&quot;&quot;)" office:value-type="float" office:value="0.675733049" calcext:value-type="float">
            <text:p>0.675733049</text:p>
          </table:table-cell>
          <table:table-cell table:formula="of:=IFERROR(VLOOKUP([.$A147]; [$2014worlddev.$A$1:.$O$218]; COLUMN([.E116]); 0);&quot;&quot;)" office:value-type="float" office:value="0.461979352" calcext:value-type="float">
            <text:p>0.461979352</text:p>
          </table:table-cell>
          <table:table-cell table:formula="of:=IFERROR(VLOOKUP([.$A147]; [$2014worlddev.$A$1:.$O$218]; COLUMN([.F116]); 0);&quot;&quot;)" office:value-type="float" office:value="264.0317739" calcext:value-type="float">
            <text:p>264.0317739</text:p>
          </table:table-cell>
          <table:table-cell table:formula="of:=IFERROR(VLOOKUP([.$A147]; [$2014worlddev.$A$1:.$O$218]; COLUMN([.G116]); 0);&quot;&quot;)" office:value-type="float" office:value="20.78268978" calcext:value-type="float">
            <text:p>20.78268978</text:p>
          </table:table-cell>
          <table:table-cell table:formula="of:=IFERROR(VLOOKUP([.$A147]; [$2014worlddev.$A$1:.$O$218]; COLUMN([.H116]); 0);&quot;&quot;)" office:value-type="float" office:value="70.05351857" calcext:value-type="float">
            <text:p>70.05351857</text:p>
          </table:table-cell>
          <table:table-cell table:formula="of:=IFERROR(VLOOKUP([.$A147]; [$2014worlddev.$A$1:.$O$218]; COLUMN([.I116]); 0);&quot;&quot;)" office:value-type="float" office:value="9.163791646" calcext:value-type="float">
            <text:p>9.163791646</text:p>
          </table:table-cell>
          <table:table-cell table:formula="of:=IFERROR(VLOOKUP([.$A147]; [$2014worlddev.$A$1:.$O$218]; COLUMN([.J116]); 0);&quot;&quot;)" office:value-type="float" office:value="1354483" calcext:value-type="float">
            <text:p>1354483</text:p>
          </table:table-cell>
          <table:table-cell table:formula="of:=IFERROR(VLOOKUP([.$A147]; [$2014worlddev.$A$1:.$O$218]; COLUMN([.K116]); 0);&quot;&quot;)" office:value-type="float" office:value="83" calcext:value-type="float">
            <text:p>83</text:p>
          </table:table-cell>
          <table:table-cell table:formula="of:=IFERROR(VLOOKUP([.$A147]; [$2014worlddev.$A$1:.$O$218]; COLUMN([.L116]); 0);&quot;&quot;)" office:value-type="float" office:value="371" calcext:value-type="float">
            <text:p>371</text:p>
          </table:table-cell>
          <table:table-cell table:formula="of:=IFERROR(VLOOKUP([.$A147]; [$2014worlddev.$A$1:.$O$218]; COLUMN([.M116]); 0);&quot;&quot;)" office:value-type="float" office:value="91.45" calcext:value-type="float">
            <text:p>91.45</text:p>
          </table:table-cell>
          <table:table-cell table:formula="of:=IFERROR(VLOOKUP([.$A147]; [$2014worlddev.$A$1:.$O$218]; COLUMN([.N116]); 0);&quot;&quot;)" office:value-type="float" office:value="4" calcext:value-type="float">
            <text:p>4</text:p>
          </table:table-cell>
          <table:table-cell table:formula="of:=IFERROR(VLOOKUP([.$A147]; [$2014worlddev.$A$1:.$O$218]; COLUMN([.O116]); 0);&quot;&quot;)" office:value-type="float" office:value="1.778" calcext:value-type="float">
            <text:p>1.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85" calcext:value-type="float">
            <text:p>85</text:p>
          </table:table-cell>
          <table:table-cell office:value-type="float" office:value="0.733" calcext:value-type="float">
            <text:p>0.733</text:p>
          </table:table-cell>
          <table:table-cell office:value-type="float" office:value="74.7" calcext:value-type="float">
            <text:p>74.7</text:p>
          </table:table-cell>
          <table:table-cell office:value-type="float" office:value="12.3" calcext:value-type="float">
            <text:p>12.3</text:p>
          </table:table-cell>
          <table:table-cell office:value-type="float" office:value="10.9" calcext:value-type="float">
            <text:p>10.9</text:p>
          </table:table-cell>
          <table:table-cell office:value-type="float" office:value="8124" calcext:value-type="float">
            <text:p>8124</text:p>
          </table:table-cell>
          <table:table-cell office:value-type="string" calcext:value-type="string">
            <text:p>High</text:p>
          </table:table-cell>
          <table:table-cell table:formula="of:=IFERROR(VLOOKUP([.$A148]; [$continents.$A$1:.$C$250]; COLUMN([.B112]); 0);&quot;&quot;)" office:value-type="string" office:string-value="Asia" calcext:value-type="string">
            <text:p>Asia</text:p>
          </table:table-cell>
          <table:table-cell table:formula="of:=IFERROR(VLOOKUP([.$A148]; [$continents.$A$1:.$C$250]; COLUMN([.C112]); 0);&quot;&quot;)" office:value-type="string" office:string-value="Western Asia" calcext:value-type="string">
            <text:p>Western Asia</text:p>
          </table:table-cell>
          <table:table-cell table:formula="of:=IFERROR(VLOOKUP([.$A148]; [$2014gini.$A$1:.$B$146]; COLUMN([.B112]); 0);&quot;&quot;)" office:value-type="float" office:value="30.3" calcext:value-type="float">
            <text:p>30.3</text:p>
          </table:table-cell>
          <table:table-cell table:formula="of:=IFERROR(VLOOKUP([.$A148]; [$2014worlddev.$A$1:.$O$218]; COLUMN([.B112]); 0);&quot;&quot;)" office:value-type="float" office:value="46.3" calcext:value-type="float">
            <text:p>46.3</text:p>
          </table:table-cell>
          <table:table-cell table:formula="of:=IFERROR(VLOOKUP([.$A148]; [$2014worlddev.$A$1:.$O$218]; COLUMN([.C112]); 0);&quot;&quot;)" office:value-type="float" office:value="46.17784561" calcext:value-type="float">
            <text:p>46.17784561</text:p>
          </table:table-cell>
          <table:table-cell table:formula="of:=IFERROR(VLOOKUP([.$A148]; [$2014worlddev.$A$1:.$O$218]; COLUMN([.D112]); 0);&quot;&quot;)" office:value-type="float" office:value="3.931550782" calcext:value-type="float">
            <text:p>3.931550782</text:p>
          </table:table-cell>
          <table:table-cell table:formula="of:=IFERROR(VLOOKUP([.$A148]; [$2014worlddev.$A$1:.$O$218]; COLUMN([.E112]); 0);&quot;&quot;)" office:value-type="float" office:value="0.465529171" calcext:value-type="float">
            <text:p>0.465529171</text:p>
          </table:table-cell>
          <table:table-cell table:formula="of:=IFERROR(VLOOKUP([.$A148]; [$2014worlddev.$A$1:.$O$218]; COLUMN([.F112]); 0);&quot;&quot;)" office:value-type="float" office:value="105.5902353" calcext:value-type="float">
            <text:p>105.5902353</text:p>
          </table:table-cell>
          <table:table-cell table:formula="of:=IFERROR(VLOOKUP([.$A148]; [$2014worlddev.$A$1:.$O$218]; COLUMN([.G112]); 0);&quot;&quot;)" office:value-type="float" office:value="18.66368124" calcext:value-type="float">
            <text:p>18.66368124</text:p>
          </table:table-cell>
          <table:table-cell table:formula="of:=IFERROR(VLOOKUP([.$A148]; [$2014worlddev.$A$1:.$O$218]; COLUMN([.H112]); 0);&quot;&quot;)" office:value-type="float" office:value="70.75672105" calcext:value-type="float">
            <text:p>70.75672105</text:p>
          </table:table-cell>
          <table:table-cell table:formula="of:=IFERROR(VLOOKUP([.$A148]; [$2014worlddev.$A$1:.$O$218]; COLUMN([.I112]); 0);&quot;&quot;)" office:value-type="float" office:value="10.57959772" calcext:value-type="float">
            <text:p>10.57959772</text:p>
          </table:table-cell>
          <table:table-cell table:formula="of:=IFERROR(VLOOKUP([.$A148]; [$2014worlddev.$A$1:.$O$218]; COLUMN([.J112]); 0);&quot;&quot;)" office:value-type="float" office:value="3006154" calcext:value-type="float">
            <text:p>3006154</text:p>
          </table:table-cell>
          <table:table-cell table:formula="of:=IFERROR(VLOOKUP([.$A148]; [$2014worlddev.$A$1:.$O$218]; COLUMN([.K112]); 0);&quot;&quot;)" office:value-type="float" office:value="3190" calcext:value-type="float">
            <text:p>3190</text:p>
          </table:table-cell>
          <table:table-cell table:formula="of:=IFERROR(VLOOKUP([.$A148]; [$2014worlddev.$A$1:.$O$218]; COLUMN([.L112]); 0);&quot;&quot;)" office:value-type="float" office:value="11848" calcext:value-type="float">
            <text:p>11848</text:p>
          </table:table-cell>
          <table:table-cell table:formula="of:=IFERROR(VLOOKUP([.$A148]; [$2014worlddev.$A$1:.$O$218]; COLUMN([.M112]); 0);&quot;&quot;)" office:value-type="float" office:value="37.188" calcext:value-type="float">
            <text:p>37.188</text:p>
          </table:table-cell>
          <table:table-cell table:formula="of:=IFERROR(VLOOKUP([.$A148]; [$2014worlddev.$A$1:.$O$218]; COLUMN([.N112]); 0);&quot;&quot;)" office:value-type="float" office:value="17.10000038" calcext:value-type="float">
            <text:p>17.10000038</text:p>
          </table:table-cell>
          <table:table-cell table:formula="of:=IFERROR(VLOOKUP([.$A148]; [$2014worlddev.$A$1:.$O$218]; COLUMN([.O112]); 0);&quot;&quot;)" office:value-type="float" office:value="1.531" calcext:value-type="float">
            <text:p>1.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114" calcext:value-type="float">
            <text:p>114</text:p>
          </table:table-cell>
          <table:table-cell office:value-type="float" office:value="0.675" calcext:value-type="float">
            <text:p>0.675</text:p>
          </table:table-cell>
          <table:table-cell office:value-type="float" office:value="68.4" calcext:value-type="float">
            <text:p>68.4</text:p>
          </table:table-cell>
          <table:table-cell office:value-type="float" office:value="11.5" calcext:value-type="float">
            <text:p>11.5</text:p>
          </table:table-cell>
          <table:table-cell office:value-type="float" office:value="10.9" calcext:value-type="float">
            <text:p>10.9</text:p>
          </table:table-cell>
          <table:table-cell office:value-type="float" office:value="5567" calcext:value-type="float">
            <text:p>5567</text:p>
          </table:table-cell>
          <table:table-cell office:value-type="string" calcext:value-type="string">
            <text:p>Medium</text:p>
          </table:table-cell>
          <table:table-cell table:formula="of:=IFERROR(VLOOKUP([.$A149]; [$continents.$A$1:.$C$250]; COLUMN([.B105]); 0);&quot;&quot;)" office:value-type="string" office:string-value="Asia" calcext:value-type="string">
            <text:p>Asia</text:p>
          </table:table-cell>
          <table:table-cell table:formula="of:=IFERROR(VLOOKUP([.$A149]; [$continents.$A$1:.$C$250]; COLUMN([.C105]); 0);&quot;&quot;)" office:value-type="string" office:string-value="Central Asia" calcext:value-type="string">
            <text:p>Central Asia</text:p>
          </table:table-cell>
          <table:table-cell table:formula="of:=IFERROR(VLOOKUP([.$A149]; [$2014gini.$A$1:.$B$146]; COLUMN([.B105]); 0);&quot;&quot;)" office:value-type="float" office:value="36.8" calcext:value-type="float">
            <text:p>36.8</text:p>
          </table:table-cell>
          <table:table-cell table:formula="of:=IFERROR(VLOOKUP([.$A149]; [$2014worlddev.$A$1:.$O$218]; COLUMN([.B105]); 0);&quot;&quot;)" office:value-type="float" office:value="43.55" calcext:value-type="float">
            <text:p>43.55</text:p>
          </table:table-cell>
          <table:table-cell table:formula="of:=IFERROR(VLOOKUP([.$A149]; [$2014worlddev.$A$1:.$O$218]; COLUMN([.C105]); 0);&quot;&quot;)" office:value-type="float" office:value="40.16350556" calcext:value-type="float">
            <text:p>40.16350556</text:p>
          </table:table-cell>
          <table:table-cell/>
          <table:table-cell table:formula="of:=IFERROR(VLOOKUP([.$A149]; [$2014worlddev.$A$1:.$O$218]; COLUMN([.E105]); 0);&quot;&quot;)" office:value-type="float" office:value="1.686900359" calcext:value-type="float">
            <text:p>1.686900359</text:p>
          </table:table-cell>
          <table:table-cell table:formula="of:=IFERROR(VLOOKUP([.$A149]; [$2014worlddev.$A$1:.$O$218]; COLUMN([.F105]); 0);&quot;&quot;)" office:value-type="float" office:value="72.30300893" calcext:value-type="float">
            <text:p>72.30300893</text:p>
          </table:table-cell>
          <table:table-cell table:formula="of:=IFERROR(VLOOKUP([.$A149]; [$2014worlddev.$A$1:.$O$218]; COLUMN([.G105]); 0);&quot;&quot;)" office:value-type="float" office:value="28.53483483" calcext:value-type="float">
            <text:p>28.53483483</text:p>
          </table:table-cell>
          <table:table-cell table:formula="of:=IFERROR(VLOOKUP([.$A149]; [$2014worlddev.$A$1:.$O$218]; COLUMN([.H105]); 0);&quot;&quot;)" office:value-type="float" office:value="66.84597949" calcext:value-type="float">
            <text:p>66.84597949</text:p>
          </table:table-cell>
          <table:table-cell table:formula="of:=IFERROR(VLOOKUP([.$A149]; [$2014worlddev.$A$1:.$O$218]; COLUMN([.I105]); 0);&quot;&quot;)" office:value-type="float" office:value="4.619185676" calcext:value-type="float">
            <text:p>4.619185676</text:p>
          </table:table-cell>
          <table:table-cell table:formula="of:=IFERROR(VLOOKUP([.$A149]; [$2014worlddev.$A$1:.$O$218]; COLUMN([.J105]); 0);&quot;&quot;)" office:value-type="float" office:value="30757700" calcext:value-type="float">
            <text:p>30757700</text:p>
          </table:table-cell>
          <table:table-cell table:formula="of:=IFERROR(VLOOKUP([.$A149]; [$2014worlddev.$A$1:.$O$218]; COLUMN([.K105]); 0);&quot;&quot;)" office:value-type="float" office:value="125" calcext:value-type="float">
            <text:p>125</text:p>
          </table:table-cell>
          <table:table-cell table:formula="of:=IFERROR(VLOOKUP([.$A149]; [$2014worlddev.$A$1:.$O$218]; COLUMN([.L105]); 0);&quot;&quot;)" office:value-type="float" office:value="4795" calcext:value-type="float">
            <text:p>4795</text:p>
          </table:table-cell>
          <table:table-cell table:formula="of:=IFERROR(VLOOKUP([.$A149]; [$2014worlddev.$A$1:.$O$218]; COLUMN([.M105]); 0);&quot;&quot;)" office:value-type="float" office:value="63.722" calcext:value-type="float">
            <text:p>63.722</text:p>
          </table:table-cell>
          <table:table-cell table:formula="of:=IFERROR(VLOOKUP([.$A149]; [$2014worlddev.$A$1:.$O$218]; COLUMN([.N105]); 0);&quot;&quot;)" office:value-type="float" office:value="10.60000038" calcext:value-type="float">
            <text:p>10.60000038</text:p>
          </table:table-cell>
          <table:table-cell table:formula="of:=IFERROR(VLOOKUP([.$A149]; [$2014worlddev.$A$1:.$O$218]; COLUMN([.O105]); 0);&quot;&quot;)"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7" calcext:value-type="float">
            <text:p>47</text:p>
          </table:table-cell>
          <table:table-cell office:value-type="float" office:value="0.818" calcext:value-type="float">
            <text:p>0.818</text:p>
          </table:table-cell>
          <table:table-cell office:value-type="float" office:value="77.3" calcext:value-type="float">
            <text:p>77.3</text:p>
          </table:table-cell>
          <table:table-cell office:value-type="float" office:value="14.8" calcext:value-type="float">
            <text:p>14.8</text:p>
          </table:table-cell>
          <table:table-cell office:value-type="float" office:value="11" calcext:value-type="float">
            <text:p>11</text:p>
          </table:table-cell>
          <table:table-cell office:value-type="float" office:value="19409" calcext:value-type="float">
            <text:p>19409</text:p>
          </table:table-cell>
          <table:table-cell office:value-type="string" calcext:value-type="string">
            <text:p>Very high</text:p>
          </table:table-cell>
          <table:table-cell table:formula="of:=IFERROR(VLOOKUP([.$A150]; [$continents.$A$1:.$C$250]; COLUMN([.B160]); 0);&quot;&quot;)" office:value-type="string" office:string-value="Europe" calcext:value-type="string">
            <text:p>Europe</text:p>
          </table:table-cell>
          <table:table-cell table:formula="of:=IFERROR(VLOOKUP([.$A150]; [$continents.$A$1:.$C$250]; COLUMN([.C160]); 0);&quot;&quot;)" office:value-type="string" office:string-value="Southern Europe" calcext:value-type="string">
            <text:p>Southern Europe</text:p>
          </table:table-cell>
          <table:table-cell table:formula="of:=IFERROR(VLOOKUP([.$A150]; [$2014gini.$A$1:.$B$146]; COLUMN([.B160]); 0);&quot;&quot;)" office:value-type="float" office:value="32" calcext:value-type="float">
            <text:p>32</text:p>
          </table:table-cell>
          <table:table-cell table:formula="of:=IFERROR(VLOOKUP([.$A150]; [$2014worlddev.$A$1:.$O$218]; COLUMN([.B160]); 0);&quot;&quot;)" office:value-type="float" office:value="68.57" calcext:value-type="float">
            <text:p>68.57</text:p>
          </table:table-cell>
          <table:table-cell table:formula="of:=IFERROR(VLOOKUP([.$A150]; [$2014worlddev.$A$1:.$O$218]; COLUMN([.C160]); 0);&quot;&quot;)" office:value-type="float" office:value="45.68910105" calcext:value-type="float">
            <text:p>45.68910105</text:p>
          </table:table-cell>
          <table:table-cell table:formula="of:=IFERROR(VLOOKUP([.$A150]; [$2014worlddev.$A$1:.$O$218]; COLUMN([.D160]); 0);&quot;&quot;)" office:value-type="float" office:value="1.586636831" calcext:value-type="float">
            <text:p>1.586636831</text:p>
          </table:table-cell>
          <table:table-cell table:formula="of:=IFERROR(VLOOKUP([.$A150]; [$2014worlddev.$A$1:.$O$218]; COLUMN([.E160]); 0);&quot;&quot;)" office:value-type="float" office:value="-0.407343185" calcext:value-type="float">
            <text:p>-0.407343185</text:p>
          </table:table-cell>
          <table:table-cell table:formula="of:=IFERROR(VLOOKUP([.$A150]; [$2014worlddev.$A$1:.$O$218]; COLUMN([.F160]); 0);&quot;&quot;)" office:value-type="float" office:value="75.73961758" calcext:value-type="float">
            <text:p>75.73961758</text:p>
          </table:table-cell>
          <table:table-cell table:formula="of:=IFERROR(VLOOKUP([.$A150]; [$2014worlddev.$A$1:.$O$218]; COLUMN([.G160]); 0);&quot;&quot;)" office:value-type="float" office:value="14.97384896" calcext:value-type="float">
            <text:p>14.97384896</text:p>
          </table:table-cell>
          <table:table-cell table:formula="of:=IFERROR(VLOOKUP([.$A150]; [$2014worlddev.$A$1:.$O$218]; COLUMN([.H160]); 0);&quot;&quot;)" office:value-type="float" office:value="66.42555558" calcext:value-type="float">
            <text:p>66.42555558</text:p>
          </table:table-cell>
          <table:table-cell table:formula="of:=IFERROR(VLOOKUP([.$A150]; [$2014worlddev.$A$1:.$O$218]; COLUMN([.I160]); 0);&quot;&quot;)" office:value-type="float" office:value="18.60059546" calcext:value-type="float">
            <text:p>18.60059546</text:p>
          </table:table-cell>
          <table:table-cell table:formula="of:=IFERROR(VLOOKUP([.$A150]; [$2014worlddev.$A$1:.$O$218]; COLUMN([.J160]); 0);&quot;&quot;)" office:value-type="float" office:value="4238389" calcext:value-type="float">
            <text:p>4238389</text:p>
          </table:table-cell>
          <table:table-cell table:formula="of:=IFERROR(VLOOKUP([.$A150]; [$2014worlddev.$A$1:.$O$218]; COLUMN([.K160]); 0);&quot;&quot;)" office:value-type="float" office:value="679" calcext:value-type="float">
            <text:p>679</text:p>
          </table:table-cell>
          <table:table-cell table:formula="of:=IFERROR(VLOOKUP([.$A150]; [$2014worlddev.$A$1:.$O$218]; COLUMN([.L160]); 0);&quot;&quot;)" office:value-type="float" office:value="40122" calcext:value-type="float">
            <text:p>40122</text:p>
          </table:table-cell>
          <table:table-cell table:formula="of:=IFERROR(VLOOKUP([.$A150]; [$2014worlddev.$A$1:.$O$218]; COLUMN([.M160]); 0);&quot;&quot;)" office:value-type="float" office:value="41.344" calcext:value-type="float">
            <text:p>41.344</text:p>
          </table:table-cell>
          <table:table-cell table:formula="of:=IFERROR(VLOOKUP([.$A150]; [$2014worlddev.$A$1:.$O$218]; COLUMN([.N160]); 0);&quot;&quot;)" office:value-type="float" office:value="16.70000076" calcext:value-type="float">
            <text:p>16.70000076</text:p>
          </table:table-cell>
          <table:table-cell table:formula="of:=IFERROR(VLOOKUP([.$A150]; [$2014worlddev.$A$1:.$O$218]; COLUMN([.O160]); 0);&quot;&quot;)" office:value-type="float" office:value="1.46" calcext:value-type="float">
            <text:p>1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2" calcext:value-type="float">
            <text:p>22</text:p>
          </table:table-cell>
          <table:table-cell office:value-type="float" office:value="0.888" calcext:value-type="float">
            <text:p>0.888</text:p>
          </table:table-cell>
          <table:table-cell office:value-type="float" office:value="82.2" calcext:value-type="float">
            <text:p>82.2</text:p>
          </table:table-cell>
          <table:table-cell office:value-type="float" office:value="16" calcext:value-type="float">
            <text:p>16</text:p>
          </table:table-cell>
          <table:table-cell office:value-type="float" office:value="11.1" calcext:value-type="float">
            <text:p>11.1</text:p>
          </table:table-cell>
          <table:table-cell office:value-type="float" office:value="38056" calcext:value-type="float">
            <text:p>38056</text:p>
          </table:table-cell>
          <table:table-cell office:value-type="string" calcext:value-type="string">
            <text:p>Very high</text:p>
          </table:table-cell>
          <table:table-cell table:formula="of:=IFERROR(VLOOKUP([.$A151]; [$continents.$A$1:.$C$250]; COLUMN([.B156]); 0);&quot;&quot;)" office:value-type="string" office:string-value="Europe" calcext:value-type="string">
            <text:p>Europe</text:p>
          </table:table-cell>
          <table:table-cell table:formula="of:=IFERROR(VLOOKUP([.$A151]; [$continents.$A$1:.$C$250]; COLUMN([.C156]); 0);&quot;&quot;)" office:value-type="string" office:string-value="Western Europe" calcext:value-type="string">
            <text:p>Western Europe</text:p>
          </table:table-cell>
          <table:table-cell table:formula="of:=IFERROR(VLOOKUP([.$A151]; [$2014gini.$A$1:.$B$146]; COLUMN([.B156]); 0);&quot;&quot;)" office:value-type="float" office:value="30.1" calcext:value-type="float">
            <text:p>30.1</text:p>
          </table:table-cell>
          <table:table-cell table:formula="of:=IFERROR(VLOOKUP([.$A151]; [$2014worlddev.$A$1:.$O$218]; COLUMN([.B156]); 0);&quot;&quot;)" office:value-type="float" office:value="83.75" calcext:value-type="float">
            <text:p>83.75</text:p>
          </table:table-cell>
          <table:table-cell table:formula="of:=IFERROR(VLOOKUP([.$A151]; [$2014worlddev.$A$1:.$O$218]; COLUMN([.C156]); 0);&quot;&quot;)" office:value-type="float" office:value="47.13697929" calcext:value-type="float">
            <text:p>47.13697929</text:p>
          </table:table-cell>
          <table:table-cell table:formula="of:=IFERROR(VLOOKUP([.$A151]; [$2014worlddev.$A$1:.$O$218]; COLUMN([.D156]); 0);&quot;&quot;)" office:value-type="float" office:value="2.248471124" calcext:value-type="float">
            <text:p>2.248471124</text:p>
          </table:table-cell>
          <table:table-cell table:formula="of:=IFERROR(VLOOKUP([.$A151]; [$2014worlddev.$A$1:.$O$218]; COLUMN([.E156]); 0);&quot;&quot;)" office:value-type="float" office:value="0.790901326" calcext:value-type="float">
            <text:p>0.790901326</text:p>
          </table:table-cell>
          <table:table-cell table:formula="of:=IFERROR(VLOOKUP([.$A151]; [$2014worlddev.$A$1:.$O$218]; COLUMN([.F156]); 0);&quot;&quot;)" office:value-type="float" office:value="121.4411285" calcext:value-type="float">
            <text:p>121.4411285</text:p>
          </table:table-cell>
          <table:table-cell table:formula="of:=IFERROR(VLOOKUP([.$A151]; [$2014worlddev.$A$1:.$O$218]; COLUMN([.G156]); 0);&quot;&quot;)" office:value-type="float" office:value="18.50647357" calcext:value-type="float">
            <text:p>18.50647357</text:p>
          </table:table-cell>
          <table:table-cell table:formula="of:=IFERROR(VLOOKUP([.$A151]; [$2014worlddev.$A$1:.$O$218]; COLUMN([.H156]); 0);&quot;&quot;)" office:value-type="float" office:value="62.8244375" calcext:value-type="float">
            <text:p>62.8244375</text:p>
          </table:table-cell>
          <table:table-cell table:formula="of:=IFERROR(VLOOKUP([.$A151]; [$2014worlddev.$A$1:.$O$218]; COLUMN([.I156]); 0);&quot;&quot;)" office:value-type="float" office:value="18.66908893" calcext:value-type="float">
            <text:p>18.66908893</text:p>
          </table:table-cell>
          <table:table-cell table:formula="of:=IFERROR(VLOOKUP([.$A151]; [$2014worlddev.$A$1:.$O$218]; COLUMN([.J156]); 0);&quot;&quot;)" office:value-type="float" office:value="66495940" calcext:value-type="float">
            <text:p>66495940</text:p>
          </table:table-cell>
          <table:table-cell table:formula="of:=IFERROR(VLOOKUP([.$A151]; [$2014worlddev.$A$1:.$O$218]; COLUMN([.K156]); 0);&quot;&quot;)" office:value-type="float" office:value="252264" calcext:value-type="float">
            <text:p>252264</text:p>
          </table:table-cell>
          <table:table-cell table:formula="of:=IFERROR(VLOOKUP([.$A151]; [$2014worlddev.$A$1:.$O$218]; COLUMN([.L156]); 0);&quot;&quot;)" office:value-type="float" office:value="93" calcext:value-type="float">
            <text:p>93</text:p>
          </table:table-cell>
          <table:table-cell table:formula="of:=IFERROR(VLOOKUP([.$A151]; [$2014worlddev.$A$1:.$O$218]; COLUMN([.M156]); 0);&quot;&quot;)" office:value-type="float" office:value="20.711" calcext:value-type="float">
            <text:p>20.711</text:p>
          </table:table-cell>
          <table:table-cell table:formula="of:=IFERROR(VLOOKUP([.$A151]; [$2014worlddev.$A$1:.$O$218]; COLUMN([.N156]); 0);&quot;&quot;)" office:value-type="float" office:value="9.899999619" calcext:value-type="float">
            <text:p>9.899999619</text:p>
          </table:table-cell>
          <table:table-cell table:formula="of:=IFERROR(VLOOKUP([.$A151]; [$2014worlddev.$A$1:.$O$218]; COLUMN([.O156]); 0);&quot;&quot;)" office:value-type="float" office:value="1.99" calcext:value-type="float">
            <text:p>1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12" calcext:value-type="float">
            <text:p>12</text:p>
          </table:table-cell>
          <table:table-cell office:value-type="float" office:value="0.91" calcext:value-type="float">
            <text:p>0.91</text:p>
          </table:table-cell>
          <table:table-cell office:value-type="float" office:value="84" calcext:value-type="float">
            <text:p>84</text:p>
          </table:table-cell>
          <table:table-cell office:value-type="float" office:value="15.6" calcext:value-type="float">
            <text:p>15.6</text:p>
          </table:table-cell>
          <table:table-cell office:value-type="float" office:value="11.2" calcext:value-type="float">
            <text:p>11.2</text:p>
          </table:table-cell>
          <table:table-cell office:value-type="float" office:value="53959" calcext:value-type="float">
            <text:p>53959</text:p>
          </table:table-cell>
          <table:table-cell office:value-type="string" calcext:value-type="string">
            <text:p>Very high</text:p>
          </table:table-cell>
          <table:table-cell table:formula="of:=IFERROR(VLOOKUP([.$A152]; [$continents.$A$1:.$C$250]; COLUMN([.B138]); 0);&quot;&quot;)" office:value-type="string" office:string-value="Asia" calcext:value-type="string">
            <text:p>Asia</text:p>
          </table:table-cell>
          <table:table-cell table:formula="of:=IFERROR(VLOOKUP([.$A152]; [$continents.$A$1:.$C$250]; COLUMN([.C138]); 0);&quot;&quot;)" office:value-type="string" office:string-value="Eastern Asia" calcext:value-type="string">
            <text:p>Eastern Asia</text:p>
          </table:table-cell>
          <table:table-cell table:formula="of:=IFERROR(VLOOKUP([.$A152]; [$2014gini.$A$1:.$B$146]; COLUMN([.B138]); 0);&quot;&quot;)" office:value-type="float" office:value="53.7" calcext:value-type="float">
            <text:p>53.7</text:p>
          </table:table-cell>
          <table:table-cell table:formula="of:=IFERROR(VLOOKUP([.$A152]; [$2014worlddev.$A$1:.$O$218]; COLUMN([.B138]); 0);&quot;&quot;)">
            <text:p/>
          </table:table-cell>
          <table:table-cell table:formula="of:=IFERROR(VLOOKUP([.$A152]; [$2014worlddev.$A$1:.$O$218]; COLUMN([.C138]); 0);&quot;&quot;)">
            <text:p/>
          </table:table-cell>
          <table:table-cell table:formula="of:=IFERROR(VLOOKUP([.$A152]; [$2014worlddev.$A$1:.$O$218]; COLUMN([.D138]); 0);&quot;&quot;)">
            <text:p/>
          </table:table-cell>
          <table:table-cell table:formula="of:=IFERROR(VLOOKUP([.$A152]; [$2014worlddev.$A$1:.$O$218]; COLUMN([.E138]); 0);&quot;&quot;)">
            <text:p/>
          </table:table-cell>
          <table:table-cell table:formula="of:=IFERROR(VLOOKUP([.$A152]; [$2014worlddev.$A$1:.$O$218]; COLUMN([.F138]); 0);&quot;&quot;)">
            <text:p/>
          </table:table-cell>
          <table:table-cell table:formula="of:=IFERROR(VLOOKUP([.$A152]; [$2014worlddev.$A$1:.$O$218]; COLUMN([.G138]); 0);&quot;&quot;)">
            <text:p/>
          </table:table-cell>
          <table:table-cell table:formula="of:=IFERROR(VLOOKUP([.$A152]; [$2014worlddev.$A$1:.$O$218]; COLUMN([.H138]); 0);&quot;&quot;)">
            <text:p/>
          </table:table-cell>
          <table:table-cell table:formula="of:=IFERROR(VLOOKUP([.$A152]; [$2014worlddev.$A$1:.$O$218]; COLUMN([.I138]); 0);&quot;&quot;)">
            <text:p/>
          </table:table-cell>
          <table:table-cell table:formula="of:=IFERROR(VLOOKUP([.$A152]; [$2014worlddev.$A$1:.$O$218]; COLUMN([.J138]); 0);&quot;&quot;)">
            <text:p/>
          </table:table-cell>
          <table:table-cell table:formula="of:=IFERROR(VLOOKUP([.$A152]; [$2014worlddev.$A$1:.$O$218]; COLUMN([.K138]); 0);&quot;&quot;)">
            <text:p/>
          </table:table-cell>
          <table:table-cell table:formula="of:=IFERROR(VLOOKUP([.$A152]; [$2014worlddev.$A$1:.$O$218]; COLUMN([.L138]); 0);&quot;&quot;)">
            <text:p/>
          </table:table-cell>
          <table:table-cell table:formula="of:=IFERROR(VLOOKUP([.$A152]; [$2014worlddev.$A$1:.$O$218]; COLUMN([.M138]); 0);&quot;&quot;)">
            <text:p/>
          </table:table-cell>
          <table:table-cell table:formula="of:=IFERROR(VLOOKUP([.$A152]; [$2014worlddev.$A$1:.$O$218]; COLUMN([.N138]); 0);&quot;&quot;)">
            <text:p/>
          </table:table-cell>
          <table:table-cell table:formula="of:=IFERROR(VLOOKUP([.$A152]; [$2014worlddev.$A$1:.$O$218]; COLUMN([.O138]); 0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49" calcext:value-type="float">
            <text:p>49</text:p>
          </table:table-cell>
          <table:table-cell office:value-type="float" office:value="0.802" calcext:value-type="float">
            <text:p>0.802</text:p>
          </table:table-cell>
          <table:table-cell office:value-type="float" office:value="76.2" calcext:value-type="float">
            <text:p>76.2</text:p>
          </table:table-cell>
          <table:table-cell office:value-type="float" office:value="15.2" calcext:value-type="float">
            <text:p>15.2</text:p>
          </table:table-cell>
          <table:table-cell office:value-type="float" office:value="11.2" calcext:value-type="float">
            <text:p>11.2</text:p>
          </table:table-cell>
          <table:table-cell office:value-type="float" office:value="14558" calcext:value-type="float">
            <text:p>14558</text:p>
          </table:table-cell>
          <table:table-cell office:value-type="string" calcext:value-type="string">
            <text:p>Very high</text:p>
          </table:table-cell>
          <table:table-cell table:formula="of:=IFERROR(VLOOKUP([.$A153]; [$continents.$A$1:.$C$250]; COLUMN([.B69]); 0);&quot;&quot;)" office:value-type="string" office:string-value="Europe" calcext:value-type="string">
            <text:p>Europe</text:p>
          </table:table-cell>
          <table:table-cell table:formula="of:=IFERROR(VLOOKUP([.$A153]; [$continents.$A$1:.$C$250]; COLUMN([.C69]); 0);&quot;&quot;)" office:value-type="string" office:string-value="Southern Europe" calcext:value-type="string">
            <text:p>Southern Europe</text:p>
          </table:table-cell>
          <table:table-cell table:formula="of:=IFERROR(VLOOKUP([.$A153]; [$2014gini.$A$1:.$B$146]; COLUMN([.B69]); 0);&quot;&quot;)" office:value-type="float" office:value="26.2" calcext:value-type="float">
            <text:p>26.2</text:p>
          </table:table-cell>
          <table:table-cell table:formula="of:=IFERROR(VLOOKUP([.$A153]; [$2014worlddev.$A$1:.$O$218]; COLUMN([.B69]); 0);&quot;&quot;)" office:value-type="float" office:value="61" calcext:value-type="float">
            <text:p>61</text:p>
          </table:table-cell>
          <table:table-cell table:formula="of:=IFERROR(VLOOKUP([.$A153]; [$2014worlddev.$A$1:.$O$218]; COLUMN([.C69]); 0);&quot;&quot;)" office:value-type="float" office:value="43.97972519" calcext:value-type="float">
            <text:p>43.97972519</text:p>
          </table:table-cell>
          <table:table-cell table:formula="of:=IFERROR(VLOOKUP([.$A153]; [$2014worlddev.$A$1:.$O$218]; COLUMN([.D69]); 0);&quot;&quot;)" office:value-type="float" office:value="1.506685229" calcext:value-type="float">
            <text:p>1.506685229</text:p>
          </table:table-cell>
          <table:table-cell table:formula="of:=IFERROR(VLOOKUP([.$A153]; [$2014worlddev.$A$1:.$O$218]; COLUMN([.E69]); 0);&quot;&quot;)" office:value-type="float" office:value="0.097022011" calcext:value-type="float">
            <text:p>0.097022011</text:p>
          </table:table-cell>
          <table:table-cell table:formula="of:=IFERROR(VLOOKUP([.$A153]; [$2014worlddev.$A$1:.$O$218]; COLUMN([.F69]); 0);&quot;&quot;)" office:value-type="float" office:value="46.23122677" calcext:value-type="float">
            <text:p>46.23122677</text:p>
          </table:table-cell>
          <table:table-cell table:formula="of:=IFERROR(VLOOKUP([.$A153]; [$2014worlddev.$A$1:.$O$218]; COLUMN([.G69]); 0);&quot;&quot;)" office:value-type="float" office:value="18.86734518" calcext:value-type="float">
            <text:p>18.86734518</text:p>
          </table:table-cell>
          <table:table-cell table:formula="of:=IFERROR(VLOOKUP([.$A153]; [$2014worlddev.$A$1:.$O$218]; COLUMN([.H69]); 0);&quot;&quot;)" office:value-type="float" office:value="67.78896899" calcext:value-type="float">
            <text:p>67.78896899</text:p>
          </table:table-cell>
          <table:table-cell table:formula="of:=IFERROR(VLOOKUP([.$A153]; [$2014worlddev.$A$1:.$O$218]; COLUMN([.I69]); 0);&quot;&quot;)" office:value-type="float" office:value="13.34368583" calcext:value-type="float">
            <text:p>13.34368583</text:p>
          </table:table-cell>
          <table:table-cell table:formula="of:=IFERROR(VLOOKUP([.$A153]; [$2014worlddev.$A$1:.$O$218]; COLUMN([.J69]); 0);&quot;&quot;)" office:value-type="float" office:value="621810" calcext:value-type="float">
            <text:p>621810</text:p>
          </table:table-cell>
          <table:table-cell table:formula="of:=IFERROR(VLOOKUP([.$A153]; [$2014worlddev.$A$1:.$O$218]; COLUMN([.K69]); 0);&quot;&quot;)" office:value-type="float" office:value="6462" calcext:value-type="float">
            <text:p>6462</text:p>
          </table:table-cell>
          <table:table-cell table:formula="of:=IFERROR(VLOOKUP([.$A153]; [$2014worlddev.$A$1:.$O$218]; COLUMN([.L69]); 0);&quot;&quot;)" office:value-type="float" office:value="607" calcext:value-type="float">
            <text:p>607</text:p>
          </table:table-cell>
          <table:table-cell table:formula="of:=IFERROR(VLOOKUP([.$A153]; [$2014worlddev.$A$1:.$O$218]; COLUMN([.M69]); 0);&quot;&quot;)" office:value-type="float" office:value="36.168" calcext:value-type="float">
            <text:p>36.168</text:p>
          </table:table-cell>
          <table:table-cell table:formula="of:=IFERROR(VLOOKUP([.$A153]; [$2014worlddev.$A$1:.$O$218]; COLUMN([.N69]); 0);&quot;&quot;)" office:value-type="float" office:value="19.10000038" calcext:value-type="float">
            <text:p>19.10000038</text:p>
          </table:table-cell>
          <table:table-cell table:formula="of:=IFERROR(VLOOKUP([.$A153]; [$2014worlddev.$A$1:.$O$218]; COLUMN([.O69]); 0);&quot;&quot;)" office:value-type="float" office:value="1.689" calcext:value-type="float">
            <text:p>1.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78" calcext:value-type="float">
            <text:p>78</text:p>
          </table:table-cell>
          <table:table-cell office:value-type="float" office:value="0.751" calcext:value-type="float">
            <text:p>0.751</text:p>
          </table:table-cell>
          <table:table-cell office:value-type="float" office:value="70.8" calcext:value-type="float">
            <text:p>70.8</text:p>
          </table:table-cell>
          <table:table-cell office:value-type="float" office:value="11.9" calcext:value-type="float">
            <text:p>11.9</text:p>
          </table:table-cell>
          <table:table-cell office:value-type="float" office:value="11.2" calcext:value-type="float">
            <text:p>11.2</text:p>
          </table:table-cell>
          <table:table-cell office:value-type="float" office:value="16428" calcext:value-type="float">
            <text:p>16428</text:p>
          </table:table-cell>
          <table:table-cell office:value-type="string" calcext:value-type="string">
            <text:p>High</text:p>
          </table:table-cell>
          <table:table-cell table:formula="of:=IFERROR(VLOOKUP([.$A154]; [$continents.$A$1:.$C$250]; COLUMN([.B94]); 0);&quot;&quot;)" office:value-type="string" office:string-value="Asia" calcext:value-type="string">
            <text:p>Asia</text:p>
          </table:table-cell>
          <table:table-cell table:formula="of:=IFERROR(VLOOKUP([.$A154]; [$continents.$A$1:.$C$250]; COLUMN([.C94]); 0);&quot;&quot;)" office:value-type="string" office:string-value="Western Asia" calcext:value-type="string">
            <text:p>Western Asia</text:p>
          </table:table-cell>
          <table:table-cell table:formula="of:=IFERROR(VLOOKUP([.$A154]; [$2014gini.$A$1:.$B$146]; COLUMN([.B94]); 0);&quot;&quot;)" office:value-type="float" office:value="33.7" calcext:value-type="float">
            <text:p>33.7</text:p>
          </table:table-cell>
          <table:table-cell table:formula="of:=IFERROR(VLOOKUP([.$A154]; [$2014worlddev.$A$1:.$O$218]; COLUMN([.B94]); 0);&quot;&quot;)" office:value-type="float" office:value="61" calcext:value-type="float">
            <text:p>61</text:p>
          </table:table-cell>
          <table:table-cell table:formula="of:=IFERROR(VLOOKUP([.$A154]; [$2014worlddev.$A$1:.$O$218]; COLUMN([.C94]); 0);&quot;&quot;)" office:value-type="float" office:value="48.63023784" calcext:value-type="float">
            <text:p>48.63023784</text:p>
          </table:table-cell>
          <table:table-cell table:formula="of:=IFERROR(VLOOKUP([.$A154]; [$2014worlddev.$A$1:.$O$218]; COLUMN([.D94]); 0);&quot;&quot;)" office:value-type="float" office:value="4.55781667" calcext:value-type="float">
            <text:p>4.55781667</text:p>
          </table:table-cell>
          <table:table-cell table:formula="of:=IFERROR(VLOOKUP([.$A154]; [$2014worlddev.$A$1:.$O$218]; COLUMN([.E94]); 0);&quot;&quot;)" office:value-type="float" office:value="1.248208997" calcext:value-type="float">
            <text:p>1.248208997</text:p>
          </table:table-cell>
          <table:table-cell table:formula="of:=IFERROR(VLOOKUP([.$A154]; [$2014worlddev.$A$1:.$O$218]; COLUMN([.F94]); 0);&quot;&quot;)" office:value-type="float" office:value="115.3543958" calcext:value-type="float">
            <text:p>115.3543958</text:p>
          </table:table-cell>
          <table:table-cell table:formula="of:=IFERROR(VLOOKUP([.$A154]; [$2014worlddev.$A$1:.$O$218]; COLUMN([.G94]); 0);&quot;&quot;)" office:value-type="float" office:value="22.0364351" calcext:value-type="float">
            <text:p>22.0364351</text:p>
          </table:table-cell>
          <table:table-cell table:formula="of:=IFERROR(VLOOKUP([.$A154]; [$2014worlddev.$A$1:.$O$218]; COLUMN([.H94]); 0);&quot;&quot;)" office:value-type="float" office:value="72.40124618" calcext:value-type="float">
            <text:p>72.40124618</text:p>
          </table:table-cell>
          <table:table-cell table:formula="of:=IFERROR(VLOOKUP([.$A154]; [$2014worlddev.$A$1:.$O$218]; COLUMN([.I94]); 0);&quot;&quot;)" office:value-type="float" office:value="5.56231872" calcext:value-type="float">
            <text:p>5.56231872</text:p>
          </table:table-cell>
          <table:table-cell table:formula="of:=IFERROR(VLOOKUP([.$A154]; [$2014worlddev.$A$1:.$O$218]; COLUMN([.J94]); 0);&quot;&quot;)" office:value-type="float" office:value="9535079" calcext:value-type="float">
            <text:p>9535079</text:p>
          </table:table-cell>
          <table:table-cell table:formula="of:=IFERROR(VLOOKUP([.$A154]; [$2014worlddev.$A$1:.$O$218]; COLUMN([.K94]); 0);&quot;&quot;)" office:value-type="float" office:value="1299" calcext:value-type="float">
            <text:p>1299</text:p>
          </table:table-cell>
          <table:table-cell table:formula="of:=IFERROR(VLOOKUP([.$A154]; [$2014worlddev.$A$1:.$O$218]; COLUMN([.L94]); 0);&quot;&quot;)" office:value-type="float" office:value="10515" calcext:value-type="float">
            <text:p>10515</text:p>
          </table:table-cell>
          <table:table-cell table:formula="of:=IFERROR(VLOOKUP([.$A154]; [$2014worlddev.$A$1:.$O$218]; COLUMN([.M94]); 0);&quot;&quot;)" office:value-type="float" office:value="45.645" calcext:value-type="float">
            <text:p>45.645</text:p>
          </table:table-cell>
          <table:table-cell table:formula="of:=IFERROR(VLOOKUP([.$A154]; [$2014worlddev.$A$1:.$O$218]; COLUMN([.N94]); 0);&quot;&quot;)" office:value-type="float" office:value="5.199999809" calcext:value-type="float">
            <text:p>5.199999809</text:p>
          </table:table-cell>
          <table:table-cell table:formula="of:=IFERROR(VLOOKUP([.$A154]; [$2014worlddev.$A$1:.$O$218]; COLUMN([.O94]); 0);&quot;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dova (Republic of)</text:p>
          </table:table-cell>
          <table:table-cell office:value-type="float" office:value="107" calcext:value-type="float">
            <text:p>107</text:p>
          </table:table-cell>
          <table:table-cell office:value-type="float" office:value="0.693" calcext:value-type="float">
            <text:p>0.693</text:p>
          </table:table-cell>
          <table:table-cell office:value-type="float" office:value="71.6" calcext:value-type="float">
            <text:p>71.6</text:p>
          </table:table-cell>
          <table:table-cell office:value-type="float" office:value="11.9" calcext:value-type="float">
            <text:p>11.9</text:p>
          </table:table-cell>
          <table:table-cell office:value-type="float" office:value="11.2" calcext:value-type="float">
            <text:p>11.2</text:p>
          </table:table-cell>
          <table:table-cell office:value-type="float" office:value="5223" calcext:value-type="float">
            <text:p>5223</text:p>
          </table:table-cell>
          <table:table-cell office:value-type="string" calcext:value-type="string">
            <text:p>Medium</text:p>
          </table:table-cell>
          <table:table-cell table:formula="of:=IFERROR(VLOOKUP([.$A155]; [$continents.$A$1:.$C$250]; COLUMN([.B104]); 0);&quot;&quot;)">
            <text:p/>
          </table:table-cell>
          <table:table-cell table:formula="of:=IFERROR(VLOOKUP([.$A155]; [$continents.$A$1:.$C$250]; COLUMN([.C104]); 0);&quot;&quot;)">
            <text:p/>
          </table:table-cell>
          <table:table-cell table:formula="of:=IFERROR(VLOOKUP([.$A155]; [$2014gini.$A$1:.$B$146]; COLUMN([.B104]); 0);&quot;&quot;)">
            <text:p/>
          </table:table-cell>
          <table:table-cell table:formula="of:=IFERROR(VLOOKUP([.$A155]; [$2014worlddev.$A$1:.$O$218]; COLUMN([.B104]); 0);&quot;&quot;)">
            <text:p/>
          </table:table-cell>
          <table:table-cell table:formula="of:=IFERROR(VLOOKUP([.$A155]; [$2014worlddev.$A$1:.$O$218]; COLUMN([.C104]); 0);&quot;&quot;)">
            <text:p/>
          </table:table-cell>
          <table:table-cell table:formula="of:=IFERROR(VLOOKUP([.$A155]; [$2014worlddev.$A$1:.$O$218]; COLUMN([.D104]); 0);&quot;&quot;)">
            <text:p/>
          </table:table-cell>
          <table:table-cell table:formula="of:=IFERROR(VLOOKUP([.$A155]; [$2014worlddev.$A$1:.$O$218]; COLUMN([.E104]); 0);&quot;&quot;)">
            <text:p/>
          </table:table-cell>
          <table:table-cell table:formula="of:=IFERROR(VLOOKUP([.$A155]; [$2014worlddev.$A$1:.$O$218]; COLUMN([.F104]); 0);&quot;&quot;)">
            <text:p/>
          </table:table-cell>
          <table:table-cell table:formula="of:=IFERROR(VLOOKUP([.$A155]; [$2014worlddev.$A$1:.$O$218]; COLUMN([.G104]); 0);&quot;&quot;)">
            <text:p/>
          </table:table-cell>
          <table:table-cell table:formula="of:=IFERROR(VLOOKUP([.$A155]; [$2014worlddev.$A$1:.$O$218]; COLUMN([.H104]); 0);&quot;&quot;)">
            <text:p/>
          </table:table-cell>
          <table:table-cell table:formula="of:=IFERROR(VLOOKUP([.$A155]; [$2014worlddev.$A$1:.$O$218]; COLUMN([.I104]); 0);&quot;&quot;)">
            <text:p/>
          </table:table-cell>
          <table:table-cell table:formula="of:=IFERROR(VLOOKUP([.$A155]; [$2014worlddev.$A$1:.$O$218]; COLUMN([.J104]); 0);&quot;&quot;)">
            <text:p/>
          </table:table-cell>
          <table:table-cell table:formula="of:=IFERROR(VLOOKUP([.$A155]; [$2014worlddev.$A$1:.$O$218]; COLUMN([.K104]); 0);&quot;&quot;)">
            <text:p/>
          </table:table-cell>
          <table:table-cell table:formula="of:=IFERROR(VLOOKUP([.$A155]; [$2014worlddev.$A$1:.$O$218]; COLUMN([.L104]); 0);&quot;&quot;)">
            <text:p/>
          </table:table-cell>
          <table:table-cell table:formula="of:=IFERROR(VLOOKUP([.$A155]; [$2014worlddev.$A$1:.$O$218]; COLUMN([.M104]); 0);&quot;&quot;)">
            <text:p/>
          </table:table-cell>
          <table:table-cell table:formula="of:=IFERROR(VLOOKUP([.$A155]; [$2014worlddev.$A$1:.$O$218]; COLUMN([.N104]); 0);&quot;&quot;)">
            <text:p/>
          </table:table-cell>
          <table:table-cell table:formula="of:=IFERROR(VLOOKUP([.$A155]; [$2014worlddev.$A$1:.$O$218]; COLUMN([.O104]); 0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1" calcext:value-type="float">
            <text:p>21</text:p>
          </table:table-cell>
          <table:table-cell office:value-type="float" office:value="0.89" calcext:value-type="float">
            <text:p>0.89</text:p>
          </table:table-cell>
          <table:table-cell office:value-type="float" office:value="80.8" calcext:value-type="float">
            <text:p>80.8</text:p>
          </table:table-cell>
          <table:table-cell office:value-type="float" office:value="16.3" calcext:value-type="float">
            <text:p>16.3</text:p>
          </table:table-cell>
          <table:table-cell office:value-type="float" office:value="11.3" calcext:value-type="float">
            <text:p>11.3</text:p>
          </table:table-cell>
          <table:table-cell office:value-type="float" office:value="41187" calcext:value-type="float">
            <text:p>41187</text:p>
          </table:table-cell>
          <table:table-cell office:value-type="string" calcext:value-type="string">
            <text:p>Very high</text:p>
          </table:table-cell>
          <table:table-cell table:formula="of:=IFERROR(VLOOKUP([.$A156]; [$continents.$A$1:.$C$250]; COLUMN([.B159]); 0);&quot;&quot;)" office:value-type="string" office:string-value="Europe" calcext:value-type="string">
            <text:p>Europe</text:p>
          </table:table-cell>
          <table:table-cell table:formula="of:=IFERROR(VLOOKUP([.$A156]; [$continents.$A$1:.$C$250]; COLUMN([.C159]); 0);&quot;&quot;)" office:value-type="string" office:string-value="Western Europe" calcext:value-type="string">
            <text:p>Western Europe</text:p>
          </table:table-cell>
          <table:table-cell table:formula="of:=IFERROR(VLOOKUP([.$A156]; [$2014gini.$A$1:.$B$146]; COLUMN([.B159]); 0);&quot;&quot;)" office:value-type="float" office:value="25.9" calcext:value-type="float">
            <text:p>25.9</text:p>
          </table:table-cell>
          <table:table-cell table:formula="of:=IFERROR(VLOOKUP([.$A156]; [$2014worlddev.$A$1:.$O$218]; COLUMN([.B159]); 0);&quot;&quot;)" office:value-type="float" office:value="85" calcext:value-type="float">
            <text:p>85</text:p>
          </table:table-cell>
          <table:table-cell table:formula="of:=IFERROR(VLOOKUP([.$A156]; [$2014worlddev.$A$1:.$O$218]; COLUMN([.C159]); 0);&quot;&quot;)" office:value-type="float" office:value="45.78468092" calcext:value-type="float">
            <text:p>45.78468092</text:p>
          </table:table-cell>
          <table:table-cell table:formula="of:=IFERROR(VLOOKUP([.$A156]; [$2014worlddev.$A$1:.$O$218]; COLUMN([.D159]); 0);&quot;&quot;)" office:value-type="float" office:value="0.977253202" calcext:value-type="float">
            <text:p>0.977253202</text:p>
          </table:table-cell>
          <table:table-cell table:formula="of:=IFERROR(VLOOKUP([.$A156]; [$2014worlddev.$A$1:.$O$218]; COLUMN([.E159]); 0);&quot;&quot;)" office:value-type="float" office:value="0.431837338" calcext:value-type="float">
            <text:p>0.431837338</text:p>
          </table:table-cell>
          <table:table-cell table:formula="of:=IFERROR(VLOOKUP([.$A156]; [$2014worlddev.$A$1:.$O$218]; COLUMN([.F159]); 0);&quot;&quot;)" office:value-type="float" office:value="370.9119221" calcext:value-type="float">
            <text:p>370.9119221</text:p>
          </table:table-cell>
          <table:table-cell table:formula="of:=IFERROR(VLOOKUP([.$A156]; [$2014worlddev.$A$1:.$O$218]; COLUMN([.G159]); 0);&quot;&quot;)" office:value-type="float" office:value="16.88838963" calcext:value-type="float">
            <text:p>16.88838963</text:p>
          </table:table-cell>
          <table:table-cell table:formula="of:=IFERROR(VLOOKUP([.$A156]; [$2014worlddev.$A$1:.$O$218]; COLUMN([.H159]); 0);&quot;&quot;)" office:value-type="float" office:value="65.10676426" calcext:value-type="float">
            <text:p>65.10676426</text:p>
          </table:table-cell>
          <table:table-cell table:formula="of:=IFERROR(VLOOKUP([.$A156]; [$2014worlddev.$A$1:.$O$218]; COLUMN([.I159]); 0);&quot;&quot;)" office:value-type="float" office:value="18.00484611" calcext:value-type="float">
            <text:p>18.00484611</text:p>
          </table:table-cell>
          <table:table-cell table:formula="of:=IFERROR(VLOOKUP([.$A156]; [$2014worlddev.$A$1:.$O$218]; COLUMN([.J159]); 0);&quot;&quot;)" office:value-type="float" office:value="11231213" calcext:value-type="float">
            <text:p>11231213</text:p>
          </table:table-cell>
          <table:table-cell table:formula="of:=IFERROR(VLOOKUP([.$A156]; [$2014worlddev.$A$1:.$O$218]; COLUMN([.K159]); 0);&quot;&quot;)" office:value-type="float" office:value="29179" calcext:value-type="float">
            <text:p>29179</text:p>
          </table:table-cell>
          <table:table-cell table:formula="of:=IFERROR(VLOOKUP([.$A156]; [$2014worlddev.$A$1:.$O$218]; COLUMN([.L159]); 0);&quot;&quot;)" office:value-type="float" office:value="75" calcext:value-type="float">
            <text:p>75</text:p>
          </table:table-cell>
          <table:table-cell table:formula="of:=IFERROR(VLOOKUP([.$A156]; [$2014worlddev.$A$1:.$O$218]; COLUMN([.M159]); 0);&quot;&quot;)" office:value-type="float" office:value="2.182" calcext:value-type="float">
            <text:p>2.182</text:p>
          </table:table-cell>
          <table:table-cell table:formula="of:=IFERROR(VLOOKUP([.$A156]; [$2014worlddev.$A$1:.$O$218]; COLUMN([.N159]); 0);&quot;&quot;)" office:value-type="float" office:value="8.5" calcext:value-type="float">
            <text:p>8.5</text:p>
          </table:table-cell>
          <table:table-cell table:formula="of:=IFERROR(VLOOKUP([.$A156]; [$2014worlddev.$A$1:.$O$218]; COLUMN([.O159]); 0);&quot;&quot;)"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81" calcext:value-type="float">
            <text:p>81</text:p>
          </table:table-cell>
          <table:table-cell office:value-type="float" office:value="0.747" calcext:value-type="float">
            <text:p>0.747</text:p>
          </table:table-cell>
          <table:table-cell office:value-type="float" office:value="71" calcext:value-type="float">
            <text:p>71</text:p>
          </table:table-cell>
          <table:table-cell office:value-type="float" office:value="15.1" calcext:value-type="float">
            <text:p>15.1</text:p>
          </table:table-cell>
          <table:table-cell office:value-type="float" office:value="11.3" calcext:value-type="float">
            <text:p>11.3</text:p>
          </table:table-cell>
          <table:table-cell office:value-type="float" office:value="8178" calcext:value-type="float">
            <text:p>8178</text:p>
          </table:table-cell>
          <table:table-cell office:value-type="string" calcext:value-type="string">
            <text:p>High</text:p>
          </table:table-cell>
          <table:table-cell table:formula="of:=IFERROR(VLOOKUP([.$A157]; [$continents.$A$1:.$C$250]; COLUMN([.B111]); 0);&quot;&quot;)" office:value-type="string" office:string-value="Europe" calcext:value-type="string">
            <text:p>Europe</text:p>
          </table:table-cell>
          <table:table-cell table:formula="of:=IFERROR(VLOOKUP([.$A157]; [$continents.$A$1:.$C$250]; COLUMN([.C111]); 0);&quot;&quot;)" office:value-type="string" office:string-value="Eastern Europe" calcext:value-type="string">
            <text:p>Eastern Europe</text:p>
          </table:table-cell>
          <table:table-cell table:formula="of:=IFERROR(VLOOKUP([.$A157]; [$2014gini.$A$1:.$B$146]; COLUMN([.B111]); 0);&quot;&quot;)" office:value-type="float" office:value="24.6" calcext:value-type="float">
            <text:p>24.6</text:p>
          </table:table-cell>
          <table:table-cell table:formula="of:=IFERROR(VLOOKUP([.$A157]; [$2014worlddev.$A$1:.$O$218]; COLUMN([.B111]); 0);&quot;&quot;)" office:value-type="float" office:value="43.4" calcext:value-type="float">
            <text:p>43.4</text:p>
          </table:table-cell>
          <table:table-cell table:formula="of:=IFERROR(VLOOKUP([.$A157]; [$2014worlddev.$A$1:.$O$218]; COLUMN([.C111]); 0);&quot;&quot;)" office:value-type="float" office:value="49.01180105" calcext:value-type="float">
            <text:p>49.01180105</text:p>
          </table:table-cell>
          <table:table-cell table:formula="of:=IFERROR(VLOOKUP([.$A157]; [$2014worlddev.$A$1:.$O$218]; COLUMN([.D111]); 0);&quot;&quot;)" office:value-type="float" office:value="3.060071691" calcext:value-type="float">
            <text:p>3.060071691</text:p>
          </table:table-cell>
          <table:table-cell table:formula="of:=IFERROR(VLOOKUP([.$A157]; [$2014worlddev.$A$1:.$O$218]; COLUMN([.E111]); 0);&quot;&quot;)" office:value-type="float" office:value="-0.278913805" calcext:value-type="float">
            <text:p>-0.278913805</text:p>
          </table:table-cell>
          <table:table-cell table:formula="of:=IFERROR(VLOOKUP([.$A157]; [$2014worlddev.$A$1:.$O$218]; COLUMN([.F111]); 0);&quot;&quot;)" office:value-type="float" office:value="78.30370089" calcext:value-type="float">
            <text:p>78.30370089</text:p>
          </table:table-cell>
          <table:table-cell table:formula="of:=IFERROR(VLOOKUP([.$A157]; [$2014worlddev.$A$1:.$O$218]; COLUMN([.G111]); 0);&quot;&quot;)" office:value-type="float" office:value="14.59818774" calcext:value-type="float">
            <text:p>14.59818774</text:p>
          </table:table-cell>
          <table:table-cell table:formula="of:=IFERROR(VLOOKUP([.$A157]; [$2014worlddev.$A$1:.$O$218]; COLUMN([.H111]); 0);&quot;&quot;)" office:value-type="float" office:value="70.12419778" calcext:value-type="float">
            <text:p>70.12419778</text:p>
          </table:table-cell>
          <table:table-cell table:formula="of:=IFERROR(VLOOKUP([.$A157]; [$2014worlddev.$A$1:.$O$218]; COLUMN([.I111]); 0);&quot;&quot;)" office:value-type="float" office:value="15.27761448" calcext:value-type="float">
            <text:p>15.27761448</text:p>
          </table:table-cell>
          <table:table-cell table:formula="of:=IFERROR(VLOOKUP([.$A157]; [$2014worlddev.$A$1:.$O$218]; COLUMN([.J111]); 0);&quot;&quot;)" office:value-type="float" office:value="45362900" calcext:value-type="float">
            <text:p>45362900</text:p>
          </table:table-cell>
          <table:table-cell table:formula="of:=IFERROR(VLOOKUP([.$A157]; [$2014worlddev.$A$1:.$O$218]; COLUMN([.K111]); 0);&quot;&quot;)" office:value-type="float" office:value="3219" calcext:value-type="float">
            <text:p>3219</text:p>
          </table:table-cell>
          <table:table-cell table:formula="of:=IFERROR(VLOOKUP([.$A157]; [$2014worlddev.$A$1:.$O$218]; COLUMN([.L111]); 0);&quot;&quot;)" office:value-type="float" office:value="237625" calcext:value-type="float">
            <text:p>237625</text:p>
          </table:table-cell>
          <table:table-cell table:formula="of:=IFERROR(VLOOKUP([.$A157]; [$2014worlddev.$A$1:.$O$218]; COLUMN([.M111]); 0);&quot;&quot;)" office:value-type="float" office:value="30.518" calcext:value-type="float">
            <text:p>30.518</text:p>
          </table:table-cell>
          <table:table-cell table:formula="of:=IFERROR(VLOOKUP([.$A157]; [$2014worlddev.$A$1:.$O$218]; COLUMN([.N111]); 0);&quot;&quot;)" office:value-type="float" office:value="7.699999809" calcext:value-type="float">
            <text:p>7.699999809</text:p>
          </table:table-cell>
          <table:table-cell table:formula="of:=IFERROR(VLOOKUP([.$A157]; [$2014worlddev.$A$1:.$O$218]; COLUMN([.O111]); 0);&quot;&quot;)" office:value-type="float" office:value="1.498" calcext:value-type="float">
            <text:p>1.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56" calcext:value-type="float">
            <text:p>56</text:p>
          </table:table-cell>
          <table:table-cell office:value-type="float" office:value="0.788" calcext:value-type="float">
            <text:p>0.788</text:p>
          </table:table-cell>
          <table:table-cell office:value-type="float" office:value="69.4" calcext:value-type="float">
            <text:p>69.4</text:p>
          </table:table-cell>
          <table:table-cell office:value-type="float" office:value="15" calcext:value-type="float">
            <text:p>15</text:p>
          </table:table-cell>
          <table:table-cell office:value-type="float" office:value="11.4" calcext:value-type="float">
            <text:p>11.4</text:p>
          </table:table-cell>
          <table:table-cell office:value-type="float" office:value="20867" calcext:value-type="float">
            <text:p>20867</text:p>
          </table:table-cell>
          <table:table-cell office:value-type="string" calcext:value-type="string">
            <text:p>High</text:p>
          </table:table-cell>
          <table:table-cell table:formula="of:=IFERROR(VLOOKUP([.$A158]; [$continents.$A$1:.$C$250]; COLUMN([.B146]); 0);&quot;&quot;)" office:value-type="string" office:string-value="Asia" calcext:value-type="string">
            <text:p>Asia</text:p>
          </table:table-cell>
          <table:table-cell table:formula="of:=IFERROR(VLOOKUP([.$A158]; [$continents.$A$1:.$C$250]; COLUMN([.C146]); 0);&quot;&quot;)" office:value-type="string" office:string-value="Central Asia" calcext:value-type="string">
            <text:p>Central Asia</text:p>
          </table:table-cell>
          <table:table-cell table:formula="of:=IFERROR(VLOOKUP([.$A158]; [$2014gini.$A$1:.$B$146]; COLUMN([.B146]); 0);&quot;&quot;)" office:value-type="float" office:value="28.9" calcext:value-type="float">
            <text:p>28.9</text:p>
          </table:table-cell>
          <table:table-cell table:formula="of:=IFERROR(VLOOKUP([.$A158]; [$2014worlddev.$A$1:.$O$218]; COLUMN([.B146]); 0);&quot;&quot;)" office:value-type="float" office:value="54.89" calcext:value-type="float">
            <text:p>54.89</text:p>
          </table:table-cell>
          <table:table-cell table:formula="of:=IFERROR(VLOOKUP([.$A158]; [$2014worlddev.$A$1:.$O$218]; COLUMN([.C146]); 0);&quot;&quot;)" office:value-type="float" office:value="49.32244171" calcext:value-type="float">
            <text:p>49.32244171</text:p>
          </table:table-cell>
          <table:table-cell table:formula="of:=IFERROR(VLOOKUP([.$A158]; [$2014worlddev.$A$1:.$O$218]; COLUMN([.D146]); 0);&quot;&quot;)" office:value-type="float" office:value="1.014112866" calcext:value-type="float">
            <text:p>1.014112866</text:p>
          </table:table-cell>
          <table:table-cell table:formula="of:=IFERROR(VLOOKUP([.$A158]; [$2014worlddev.$A$1:.$O$218]; COLUMN([.E146]); 0);&quot;&quot;)" office:value-type="float" office:value="1.479722304" calcext:value-type="float">
            <text:p>1.479722304</text:p>
          </table:table-cell>
          <table:table-cell table:formula="of:=IFERROR(VLOOKUP([.$A158]; [$2014worlddev.$A$1:.$O$218]; COLUMN([.F146]); 0);&quot;&quot;)" office:value-type="float" office:value="6.404127866" calcext:value-type="float">
            <text:p>6.404127866</text:p>
          </table:table-cell>
          <table:table-cell table:formula="of:=IFERROR(VLOOKUP([.$A158]; [$2014worlddev.$A$1:.$O$218]; COLUMN([.G146]); 0);&quot;&quot;)" office:value-type="float" office:value="26.1308487" calcext:value-type="float">
            <text:p>26.1308487</text:p>
          </table:table-cell>
          <table:table-cell table:formula="of:=IFERROR(VLOOKUP([.$A158]; [$2014worlddev.$A$1:.$O$218]; COLUMN([.H146]); 0);&quot;&quot;)" office:value-type="float" office:value="67.13711979" calcext:value-type="float">
            <text:p>67.13711979</text:p>
          </table:table-cell>
          <table:table-cell table:formula="of:=IFERROR(VLOOKUP([.$A158]; [$2014worlddev.$A$1:.$O$218]; COLUMN([.I146]); 0);&quot;&quot;)" office:value-type="float" office:value="6.732031513" calcext:value-type="float">
            <text:p>6.732031513</text:p>
          </table:table-cell>
          <table:table-cell table:formula="of:=IFERROR(VLOOKUP([.$A158]; [$2014worlddev.$A$1:.$O$218]; COLUMN([.J146]); 0);&quot;&quot;)" office:value-type="float" office:value="17289224" calcext:value-type="float">
            <text:p>17289224</text:p>
          </table:table-cell>
          <table:table-cell table:formula="of:=IFERROR(VLOOKUP([.$A158]; [$2014worlddev.$A$1:.$O$218]; COLUMN([.K146]); 0);&quot;&quot;)" office:value-type="float" office:value="633" calcext:value-type="float">
            <text:p>633</text:p>
          </table:table-cell>
          <table:table-cell table:formula="of:=IFERROR(VLOOKUP([.$A158]; [$2014worlddev.$A$1:.$O$218]; COLUMN([.L146]); 0);&quot;&quot;)" office:value-type="float" office:value="2224" calcext:value-type="float">
            <text:p>2224</text:p>
          </table:table-cell>
          <table:table-cell table:formula="of:=IFERROR(VLOOKUP([.$A158]; [$2014worlddev.$A$1:.$O$218]; COLUMN([.M146]); 0);&quot;&quot;)" office:value-type="float" office:value="46.71" calcext:value-type="float">
            <text:p>46.71</text:p>
          </table:table-cell>
          <table:table-cell table:formula="of:=IFERROR(VLOOKUP([.$A158]; [$2014worlddev.$A$1:.$O$218]; COLUMN([.N146]); 0);&quot;&quot;)" office:value-type="float" office:value="4.099999905" calcext:value-type="float">
            <text:p>4.099999905</text:p>
          </table:table-cell>
          <table:table-cell table:formula="of:=IFERROR(VLOOKUP([.$A158]; [$2014worlddev.$A$1:.$O$218]; COLUMN([.O146]); 0);&quot;&quot;)" office:value-type="float" office:value="2.74" calcext:value-type="float">
            <text:p>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" calcext:value-type="float">
            <text:p>20</text:p>
          </table:table-cell>
          <table:table-cell office:value-type="float" office:value="0.891" calcext:value-type="float">
            <text:p>0.891</text:p>
          </table:table-cell>
          <table:table-cell office:value-type="float" office:value="83.5" calcext:value-type="float">
            <text:p>83.5</text:p>
          </table:table-cell>
          <table:table-cell office:value-type="float" office:value="15.3" calcext:value-type="float">
            <text:p>15.3</text:p>
          </table:table-cell>
          <table:table-cell office:value-type="float" office:value="11.5" calcext:value-type="float">
            <text:p>11.5</text:p>
          </table:table-cell>
          <table:table-cell office:value-type="float" office:value="36927" calcext:value-type="float">
            <text:p>36927</text:p>
          </table:table-cell>
          <table:table-cell office:value-type="string" calcext:value-type="string">
            <text:p>Very high</text:p>
          </table:table-cell>
          <table:table-cell table:formula="of:=IFERROR(VLOOKUP([.$A159]; [$continents.$A$1:.$C$250]; COLUMN([.B164]); 0);&quot;&quot;)" office:value-type="string" office:string-value="Asia" calcext:value-type="string">
            <text:p>Asia</text:p>
          </table:table-cell>
          <table:table-cell table:formula="of:=IFERROR(VLOOKUP([.$A159]; [$continents.$A$1:.$C$250]; COLUMN([.C164]); 0);&quot;&quot;)" office:value-type="string" office:string-value="Eastern Asia" calcext:value-type="string">
            <text:p>Eastern Asia</text:p>
          </table:table-cell>
          <table:table-cell table:formula="of:=IFERROR(VLOOKUP([.$A159]; [$2014gini.$A$1:.$B$146]; COLUMN([.B164]); 0);&quot;&quot;)" office:value-type="float" office:value="37.9" calcext:value-type="float">
            <text:p>37.9</text:p>
          </table:table-cell>
          <table:table-cell table:formula="of:=IFERROR(VLOOKUP([.$A159]; [$2014worlddev.$A$1:.$O$218]; COLUMN([.B164]); 0);&quot;&quot;)" office:value-type="float" office:value="90.58" calcext:value-type="float">
            <text:p>90.58</text:p>
          </table:table-cell>
          <table:table-cell table:formula="of:=IFERROR(VLOOKUP([.$A159]; [$2014worlddev.$A$1:.$O$218]; COLUMN([.C164]); 0);&quot;&quot;)" office:value-type="float" office:value="42.70764659" calcext:value-type="float">
            <text:p>42.70764659</text:p>
          </table:table-cell>
          <table:table-cell table:formula="of:=IFERROR(VLOOKUP([.$A159]; [$2014worlddev.$A$1:.$O$218]; COLUMN([.D164]); 0);&quot;&quot;)" office:value-type="float" office:value="0.998410889" calcext:value-type="float">
            <text:p>0.998410889</text:p>
          </table:table-cell>
          <table:table-cell table:formula="of:=IFERROR(VLOOKUP([.$A159]; [$2014worlddev.$A$1:.$O$218]; COLUMN([.E164]); 0);&quot;&quot;)" office:value-type="float" office:value="-0.162550166" calcext:value-type="float">
            <text:p>-0.162550166</text:p>
          </table:table-cell>
          <table:table-cell table:formula="of:=IFERROR(VLOOKUP([.$A159]; [$2014worlddev.$A$1:.$O$218]; COLUMN([.F164]); 0);&quot;&quot;)" office:value-type="float" office:value="348.7266842" calcext:value-type="float">
            <text:p>348.7266842</text:p>
          </table:table-cell>
          <table:table-cell table:formula="of:=IFERROR(VLOOKUP([.$A159]; [$2014worlddev.$A$1:.$O$218]; COLUMN([.G164]); 0);&quot;&quot;)" office:value-type="float" office:value="12.93921244" calcext:value-type="float">
            <text:p>12.93921244</text:p>
          </table:table-cell>
          <table:table-cell table:formula="of:=IFERROR(VLOOKUP([.$A159]; [$2014worlddev.$A$1:.$O$218]; COLUMN([.H164]); 0);&quot;&quot;)" office:value-type="float" office:value="61.35536536" calcext:value-type="float">
            <text:p>61.35536536</text:p>
          </table:table-cell>
          <table:table-cell table:formula="of:=IFERROR(VLOOKUP([.$A159]; [$2014worlddev.$A$1:.$O$218]; COLUMN([.I164]); 0);&quot;&quot;)" office:value-type="float" office:value="25.7054222" calcext:value-type="float">
            <text:p>25.7054222</text:p>
          </table:table-cell>
          <table:table-cell table:formula="of:=IFERROR(VLOOKUP([.$A159]; [$2014worlddev.$A$1:.$O$218]; COLUMN([.J164]); 0);&quot;&quot;)" office:value-type="float" office:value="127131800" calcext:value-type="float">
            <text:p>127131800</text:p>
          </table:table-cell>
          <table:table-cell table:formula="of:=IFERROR(VLOOKUP([.$A159]; [$2014worlddev.$A$1:.$O$218]; COLUMN([.K164]); 0);&quot;&quot;)" office:value-type="float" office:value="2560" calcext:value-type="float">
            <text:p>2560</text:p>
          </table:table-cell>
          <table:table-cell table:formula="of:=IFERROR(VLOOKUP([.$A159]; [$2014worlddev.$A$1:.$O$218]; COLUMN([.L164]); 0);&quot;&quot;)" office:value-type="float" office:value="262" calcext:value-type="float">
            <text:p>262</text:p>
          </table:table-cell>
          <table:table-cell table:formula="of:=IFERROR(VLOOKUP([.$A159]; [$2014worlddev.$A$1:.$O$218]; COLUMN([.M164]); 0);&quot;&quot;)" office:value-type="float" office:value="6.979" calcext:value-type="float">
            <text:p>6.979</text:p>
          </table:table-cell>
          <table:table-cell table:formula="of:=IFERROR(VLOOKUP([.$A159]; [$2014worlddev.$A$1:.$O$218]; COLUMN([.N164]); 0);&quot;&quot;)" office:value-type="float" office:value="3.700000048" calcext:value-type="float">
            <text:p>3.700000048</text:p>
          </table:table-cell>
          <table:table-cell table:formula="of:=IFERROR(VLOOKUP([.$A159]; [$2014worlddev.$A$1:.$O$218]; COLUMN([.O164]); 0);&quot;&quot;)" office:value-type="float" office:value="1.42" calcext:value-type="float">
            <text:p>1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46" calcext:value-type="float">
            <text:p>46</text:p>
          </table:table-cell>
          <table:table-cell office:value-type="float" office:value="0.819" calcext:value-type="float">
            <text:p>0.819</text:p>
          </table:table-cell>
          <table:table-cell office:value-type="float" office:value="74.2" calcext:value-type="float">
            <text:p>74.2</text:p>
          </table:table-cell>
          <table:table-cell office:value-type="float" office:value="15.2" calcext:value-type="float">
            <text:p>15.2</text:p>
          </table:table-cell>
          <table:table-cell office:value-type="float" office:value="11.5" calcext:value-type="float">
            <text:p>11.5</text:p>
          </table:table-cell>
          <table:table-cell office:value-type="float" office:value="22281" calcext:value-type="float">
            <text:p>22281</text:p>
          </table:table-cell>
          <table:table-cell office:value-type="string" calcext:value-type="string">
            <text:p>Very high</text:p>
          </table:table-cell>
          <table:table-cell table:formula="of:=IFERROR(VLOOKUP([.$A160]; [$continents.$A$1:.$C$250]; COLUMN([.B115]); 0);&quot;&quot;)" office:value-type="string" office:string-value="Europe" calcext:value-type="string">
            <text:p>Europe</text:p>
          </table:table-cell>
          <table:table-cell table:formula="of:=IFERROR(VLOOKUP([.$A160]; [$continents.$A$1:.$C$250]; COLUMN([.C115]); 0);&quot;&quot;)" office:value-type="string" office:string-value="Northern Europe" calcext:value-type="string">
            <text:p>Northern Europe</text:p>
          </table:table-cell>
          <table:table-cell table:formula="of:=IFERROR(VLOOKUP([.$A160]; [$2014gini.$A$1:.$B$146]; COLUMN([.B115]); 0);&quot;&quot;)" office:value-type="float" office:value="35.2" calcext:value-type="float">
            <text:p>35.2</text:p>
          </table:table-cell>
          <table:table-cell table:formula="of:=IFERROR(VLOOKUP([.$A160]; [$2014worlddev.$A$1:.$O$218]; COLUMN([.B115]); 0);&quot;&quot;)" office:value-type="float" office:value="75.83" calcext:value-type="float">
            <text:p>75.83</text:p>
          </table:table-cell>
          <table:table-cell table:formula="of:=IFERROR(VLOOKUP([.$A160]; [$2014worlddev.$A$1:.$O$218]; COLUMN([.C115]); 0);&quot;&quot;)" office:value-type="float" office:value="49.94274491" calcext:value-type="float">
            <text:p>49.94274491</text:p>
          </table:table-cell>
          <table:table-cell table:formula="of:=IFERROR(VLOOKUP([.$A160]; [$2014worlddev.$A$1:.$O$218]; COLUMN([.D115]); 0);&quot;&quot;)" office:value-type="float" office:value="0.957131858" calcext:value-type="float">
            <text:p>0.957131858</text:p>
          </table:table-cell>
          <table:table-cell table:formula="of:=IFERROR(VLOOKUP([.$A160]; [$2014worlddev.$A$1:.$O$218]; COLUMN([.E115]); 0);&quot;&quot;)" office:value-type="float" office:value="-0.941743354" calcext:value-type="float">
            <text:p>-0.941743354</text:p>
          </table:table-cell>
          <table:table-cell table:formula="of:=IFERROR(VLOOKUP([.$A160]; [$2014worlddev.$A$1:.$O$218]; COLUMN([.F115]); 0);&quot;&quot;)" office:value-type="float" office:value="32.05952726" calcext:value-type="float">
            <text:p>32.05952726</text:p>
          </table:table-cell>
          <table:table-cell table:formula="of:=IFERROR(VLOOKUP([.$A160]; [$2014worlddev.$A$1:.$O$218]; COLUMN([.G115]); 0);&quot;&quot;)" office:value-type="float" office:value="14.62871867" calcext:value-type="float">
            <text:p>14.62871867</text:p>
          </table:table-cell>
          <table:table-cell table:formula="of:=IFERROR(VLOOKUP([.$A160]; [$2014worlddev.$A$1:.$O$218]; COLUMN([.H115]); 0);&quot;&quot;)" office:value-type="float" office:value="66.1111597" calcext:value-type="float">
            <text:p>66.1111597</text:p>
          </table:table-cell>
          <table:table-cell table:formula="of:=IFERROR(VLOOKUP([.$A160]; [$2014worlddev.$A$1:.$O$218]; COLUMN([.I115]); 0);&quot;&quot;)" office:value-type="float" office:value="19.26012163" calcext:value-type="float">
            <text:p>19.26012163</text:p>
          </table:table-cell>
          <table:table-cell table:formula="of:=IFERROR(VLOOKUP([.$A160]; [$2014worlddev.$A$1:.$O$218]; COLUMN([.J115]); 0);&quot;&quot;)" office:value-type="float" office:value="1993782" calcext:value-type="float">
            <text:p>1993782</text:p>
          </table:table-cell>
          <table:table-cell table:formula="of:=IFERROR(VLOOKUP([.$A160]; [$2014worlddev.$A$1:.$O$218]; COLUMN([.K115]); 0);&quot;&quot;)" office:value-type="float" office:value="183" calcext:value-type="float">
            <text:p>183</text:p>
          </table:table-cell>
          <table:table-cell table:formula="of:=IFERROR(VLOOKUP([.$A160]; [$2014worlddev.$A$1:.$O$218]; COLUMN([.L115]); 0);&quot;&quot;)" office:value-type="float" office:value="213" calcext:value-type="float">
            <text:p>213</text:p>
          </table:table-cell>
          <table:table-cell table:formula="of:=IFERROR(VLOOKUP([.$A160]; [$2014worlddev.$A$1:.$O$218]; COLUMN([.M115]); 0);&quot;&quot;)" office:value-type="float" office:value="32.579" calcext:value-type="float">
            <text:p>32.579</text:p>
          </table:table-cell>
          <table:table-cell table:formula="of:=IFERROR(VLOOKUP([.$A160]; [$2014worlddev.$A$1:.$O$218]; COLUMN([.N115]); 0);&quot;&quot;)" office:value-type="float" office:value="10" calcext:value-type="float">
            <text:p>10</text:p>
          </table:table-cell>
          <table:table-cell table:formula="of:=IFERROR(VLOOKUP([.$A160]; [$2014worlddev.$A$1:.$O$218]; COLUMN([.O115]); 0);&quot;&quot;)" office:value-type="float" office:value="1.52" calcext:value-type="float">
            <text:p>1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67" calcext:value-type="float">
            <text:p>67</text:p>
          </table:table-cell>
          <table:table-cell office:value-type="float" office:value="0.769" calcext:value-type="float">
            <text:p>0.769</text:p>
          </table:table-cell>
          <table:table-cell office:value-type="float" office:value="79.4" calcext:value-type="float">
            <text:p>79.4</text:p>
          </table:table-cell>
          <table:table-cell office:value-type="float" office:value="13.8" calcext:value-type="float">
            <text:p>13.8</text:p>
          </table:table-cell>
          <table:table-cell office:value-type="float" office:value="11.5" calcext:value-type="float">
            <text:p>11.5</text:p>
          </table:table-cell>
          <table:table-cell office:value-type="float" office:value="7301" calcext:value-type="float">
            <text:p>7301</text:p>
          </table:table-cell>
          <table:table-cell office:value-type="string" calcext:value-type="string">
            <text:p>High</text:p>
          </table:table-cell>
          <table:table-cell table:formula="of:=IFERROR(VLOOKUP([.$A161]; [$continents.$A$1:.$C$250]; COLUMN([.B136]); 0);&quot;&quot;)" office:value-type="string" office:string-value="Americas" calcext:value-type="string">
            <text:p>Americas</text:p>
          </table:table-cell>
          <table:table-cell table:formula="of:=IFERROR(VLOOKUP([.$A161]; [$continents.$A$1:.$C$250]; COLUMN([.C136]); 0);&quot;&quot;)" office:value-type="string" office:string-value="Caribbean" calcext:value-type="string">
            <text:p>Caribbean</text:p>
          </table:table-cell>
          <table:table-cell table:formula="of:=IFERROR(VLOOKUP([.$A161]; [$2014gini.$A$1:.$B$146]; COLUMN([.B136]); 0);&quot;&quot;)">
            <text:p/>
          </table:table-cell>
          <table:table-cell table:formula="of:=IFERROR(VLOOKUP([.$A161]; [$2014worlddev.$A$1:.$O$218]; COLUMN([.B136]); 0);&quot;&quot;)" office:value-type="float" office:value="30" calcext:value-type="float">
            <text:p>30</text:p>
          </table:table-cell>
          <table:table-cell table:formula="of:=IFERROR(VLOOKUP([.$A161]; [$2014worlddev.$A$1:.$O$218]; COLUMN([.C136]); 0);&quot;&quot;)" office:value-type="float" office:value="38.36474892" calcext:value-type="float">
            <text:p>38.36474892</text:p>
          </table:table-cell>
          <table:table-cell/>
          <table:table-cell table:formula="of:=IFERROR(VLOOKUP([.$A161]; [$2014worlddev.$A$1:.$O$218]; COLUMN([.E136]); 0);&quot;&quot;)" office:value-type="float" office:value="0.146040659" calcext:value-type="float">
            <text:p>0.146040659</text:p>
          </table:table-cell>
          <table:table-cell table:formula="of:=IFERROR(VLOOKUP([.$A161]; [$2014worlddev.$A$1:.$O$218]; COLUMN([.F136]); 0);&quot;&quot;)" office:value-type="float" office:value="106.8973029" calcext:value-type="float">
            <text:p>106.8973029</text:p>
          </table:table-cell>
          <table:table-cell table:formula="of:=IFERROR(VLOOKUP([.$A161]; [$2014worlddev.$A$1:.$O$218]; COLUMN([.G136]); 0);&quot;&quot;)" office:value-type="float" office:value="16.55729521" calcext:value-type="float">
            <text:p>16.55729521</text:p>
          </table:table-cell>
          <table:table-cell table:formula="of:=IFERROR(VLOOKUP([.$A161]; [$2014worlddev.$A$1:.$O$218]; COLUMN([.H136]); 0);&quot;&quot;)" office:value-type="float" office:value="69.82825811" calcext:value-type="float">
            <text:p>69.82825811</text:p>
          </table:table-cell>
          <table:table-cell table:formula="of:=IFERROR(VLOOKUP([.$A161]; [$2014worlddev.$A$1:.$O$218]; COLUMN([.I136]); 0);&quot;&quot;)" office:value-type="float" office:value="13.61444668" calcext:value-type="float">
            <text:p>13.61444668</text:p>
          </table:table-cell>
          <table:table-cell table:formula="of:=IFERROR(VLOOKUP([.$A161]; [$2014worlddev.$A$1:.$O$218]; COLUMN([.J136]); 0);&quot;&quot;)" office:value-type="float" office:value="11379111" calcext:value-type="float">
            <text:p>11379111</text:p>
          </table:table-cell>
          <table:table-cell table:formula="of:=IFERROR(VLOOKUP([.$A161]; [$2014worlddev.$A$1:.$O$218]; COLUMN([.K136]); 0);&quot;&quot;)" office:value-type="float" office:value="280" calcext:value-type="float">
            <text:p>280</text:p>
          </table:table-cell>
          <table:table-cell table:formula="of:=IFERROR(VLOOKUP([.$A161]; [$2014worlddev.$A$1:.$O$218]; COLUMN([.L136]); 0);&quot;&quot;)" office:value-type="float" office:value="7502" calcext:value-type="float">
            <text:p>7502</text:p>
          </table:table-cell>
          <table:table-cell table:formula="of:=IFERROR(VLOOKUP([.$A161]; [$2014worlddev.$A$1:.$O$218]; COLUMN([.M136]); 0);&quot;&quot;)" office:value-type="float" office:value="23.03" calcext:value-type="float">
            <text:p>23.03</text:p>
          </table:table-cell>
          <table:table-cell table:formula="of:=IFERROR(VLOOKUP([.$A161]; [$2014worlddev.$A$1:.$O$218]; COLUMN([.N136]); 0);&quot;&quot;)" office:value-type="float" office:value="3.299999952" calcext:value-type="float">
            <text:p>3.299999952</text:p>
          </table:table-cell>
          <table:table-cell table:formula="of:=IFERROR(VLOOKUP([.$A161]; [$2014worlddev.$A$1:.$O$218]; COLUMN([.O136]); 0);&quot;&quot;)" office:value-type="float" office:value="1.615" calcext:value-type="float">
            <text:p>1.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32" calcext:value-type="float">
            <text:p>32</text:p>
          </table:table-cell>
          <table:table-cell office:value-type="float" office:value="0.85" calcext:value-type="float">
            <text:p>0.85</text:p>
          </table:table-cell>
          <table:table-cell office:value-type="float" office:value="80.2" calcext:value-type="float">
            <text:p>80.2</text:p>
          </table:table-cell>
          <table:table-cell office:value-type="float" office:value="14" calcext:value-type="float">
            <text:p>14</text:p>
          </table:table-cell>
          <table:table-cell office:value-type="float" office:value="11.6" calcext:value-type="float">
            <text:p>11.6</text:p>
          </table:table-cell>
          <table:table-cell office:value-type="float" office:value="28633" calcext:value-type="float">
            <text:p>28633</text:p>
          </table:table-cell>
          <table:table-cell office:value-type="string" calcext:value-type="string">
            <text:p>Very high</text:p>
          </table:table-cell>
          <table:table-cell table:formula="of:=IFERROR(VLOOKUP([.$A162]; [$continents.$A$1:.$C$250]; COLUMN([.B102]); 0);&quot;&quot;)" office:value-type="string" office:string-value="Asia" calcext:value-type="string">
            <text:p>Asia</text:p>
          </table:table-cell>
          <table:table-cell table:formula="of:=IFERROR(VLOOKUP([.$A162]; [$continents.$A$1:.$C$250]; COLUMN([.C102]); 0);&quot;&quot;)" office:value-type="string" office:string-value="Western Asia" calcext:value-type="string">
            <text:p>Western Asia</text:p>
          </table:table-cell>
          <table:table-cell table:formula="of:=IFERROR(VLOOKUP([.$A162]; [$2014gini.$A$1:.$B$146]; COLUMN([.B102]); 0);&quot;&quot;)" office:value-type="float" office:value="34.8" calcext:value-type="float">
            <text:p>34.8</text:p>
          </table:table-cell>
          <table:table-cell table:formula="of:=IFERROR(VLOOKUP([.$A162]; [$2014worlddev.$A$1:.$O$218]; COLUMN([.B102]); 0);&quot;&quot;)" office:value-type="float" office:value="69.33" calcext:value-type="float">
            <text:p>69.33</text:p>
          </table:table-cell>
          <table:table-cell table:formula="of:=IFERROR(VLOOKUP([.$A162]; [$2014worlddev.$A$1:.$O$218]; COLUMN([.C102]); 0);&quot;&quot;)" office:value-type="float" office:value="43.18359938" calcext:value-type="float">
            <text:p>43.18359938</text:p>
          </table:table-cell>
          <table:table-cell table:formula="of:=IFERROR(VLOOKUP([.$A162]; [$2014worlddev.$A$1:.$O$218]; COLUMN([.D102]); 0);&quot;&quot;)" office:value-type="float" office:value="1.540533763" calcext:value-type="float">
            <text:p>1.540533763</text:p>
          </table:table-cell>
          <table:table-cell table:formula="of:=IFERROR(VLOOKUP([.$A162]; [$2014worlddev.$A$1:.$O$218]; COLUMN([.E102]); 0);&quot;&quot;)" office:value-type="float" office:value="1.046142743" calcext:value-type="float">
            <text:p>1.046142743</text:p>
          </table:table-cell>
          <table:table-cell table:formula="of:=IFERROR(VLOOKUP([.$A162]; [$2014worlddev.$A$1:.$O$218]; COLUMN([.F102]); 0);&quot;&quot;)" office:value-type="float" office:value="124.8547619" calcext:value-type="float">
            <text:p>124.8547619</text:p>
          </table:table-cell>
          <table:table-cell table:formula="of:=IFERROR(VLOOKUP([.$A162]; [$2014worlddev.$A$1:.$O$218]; COLUMN([.G102]); 0);&quot;&quot;)" office:value-type="float" office:value="16.74664415" calcext:value-type="float">
            <text:p>16.74664415</text:p>
          </table:table-cell>
          <table:table-cell table:formula="of:=IFERROR(VLOOKUP([.$A162]; [$2014worlddev.$A$1:.$O$218]; COLUMN([.H102]); 0);&quot;&quot;)" office:value-type="float" office:value="70.69365445" calcext:value-type="float">
            <text:p>70.69365445</text:p>
          </table:table-cell>
          <table:table-cell table:formula="of:=IFERROR(VLOOKUP([.$A162]; [$2014worlddev.$A$1:.$O$218]; COLUMN([.I102]); 0);&quot;&quot;)" office:value-type="float" office:value="12.5597014" calcext:value-type="float">
            <text:p>12.5597014</text:p>
          </table:table-cell>
          <table:table-cell table:formula="of:=IFERROR(VLOOKUP([.$A162]; [$2014worlddev.$A$1:.$O$218]; COLUMN([.J102]); 0);&quot;&quot;)" office:value-type="float" office:value="1153658" calcext:value-type="float">
            <text:p>1153658</text:p>
          </table:table-cell>
          <table:table-cell table:formula="of:=IFERROR(VLOOKUP([.$A162]; [$2014worlddev.$A$1:.$O$218]; COLUMN([.K102]); 0);&quot;&quot;)" office:value-type="float" office:value="5126" calcext:value-type="float">
            <text:p>5126</text:p>
          </table:table-cell>
          <table:table-cell table:formula="of:=IFERROR(VLOOKUP([.$A162]; [$2014worlddev.$A$1:.$O$218]; COLUMN([.L102]); 0);&quot;&quot;)" office:value-type="float" office:value="10" calcext:value-type="float">
            <text:p>10</text:p>
          </table:table-cell>
          <table:table-cell table:formula="of:=IFERROR(VLOOKUP([.$A162]; [$2014worlddev.$A$1:.$O$218]; COLUMN([.M102]); 0);&quot;&quot;)" office:value-type="float" office:value="32.981" calcext:value-type="float">
            <text:p>32.981</text:p>
          </table:table-cell>
          <table:table-cell table:formula="of:=IFERROR(VLOOKUP([.$A162]; [$2014worlddev.$A$1:.$O$218]; COLUMN([.N102]); 0);&quot;&quot;)" office:value-type="float" office:value="15.60000038" calcext:value-type="float">
            <text:p>15.60000038</text:p>
          </table:table-cell>
          <table:table-cell table:formula="of:=IFERROR(VLOOKUP([.$A162]; [$2014worlddev.$A$1:.$O$218]; COLUMN([.O102]); 0);&quot;&quot;)" office:value-type="float" office:value="1.446" calcext:value-type="float">
            <text:p>1.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44" calcext:value-type="float">
            <text:p>44</text:p>
          </table:table-cell>
          <table:table-cell office:value-type="float" office:value="0.828" calcext:value-type="float">
            <text:p>0.828</text:p>
          </table:table-cell>
          <table:table-cell office:value-type="float" office:value="75.2" calcext:value-type="float">
            <text:p>75.2</text:p>
          </table:table-cell>
          <table:table-cell office:value-type="float" office:value="15.4" calcext:value-type="float">
            <text:p>15.4</text:p>
          </table:table-cell>
          <table:table-cell office:value-type="float" office:value="11.6" calcext:value-type="float">
            <text:p>11.6</text:p>
          </table:table-cell>
          <table:table-cell office:value-type="float" office:value="22916" calcext:value-type="float">
            <text:p>22916</text:p>
          </table:table-cell>
          <table:table-cell office:value-type="string" calcext:value-type="string">
            <text:p>Very high</text:p>
          </table:table-cell>
          <table:table-cell table:formula="of:=IFERROR(VLOOKUP([.$A163]; [$continents.$A$1:.$C$250]; COLUMN([.B89]); 0);&quot;&quot;)" office:value-type="string" office:string-value="Europe" calcext:value-type="string">
            <text:p>Europe</text:p>
          </table:table-cell>
          <table:table-cell table:formula="of:=IFERROR(VLOOKUP([.$A163]; [$continents.$A$1:.$C$250]; COLUMN([.C89]); 0);&quot;&quot;)" office:value-type="string" office:string-value="Eastern Europe" calcext:value-type="string">
            <text:p>Eastern Europe</text:p>
          </table:table-cell>
          <table:table-cell table:formula="of:=IFERROR(VLOOKUP([.$A163]; [$2014gini.$A$1:.$B$146]; COLUMN([.B89]); 0);&quot;&quot;)" office:value-type="float" office:value="30.6" calcext:value-type="float">
            <text:p>30.6</text:p>
          </table:table-cell>
          <table:table-cell table:formula="of:=IFERROR(VLOOKUP([.$A163]; [$2014worlddev.$A$1:.$O$218]; COLUMN([.B89]); 0);&quot;&quot;)" office:value-type="float" office:value="76.13" calcext:value-type="float">
            <text:p>76.13</text:p>
          </table:table-cell>
          <table:table-cell table:formula="of:=IFERROR(VLOOKUP([.$A163]; [$2014worlddev.$A$1:.$O$218]; COLUMN([.C89]); 0);&quot;&quot;)" office:value-type="float" office:value="45.81918204" calcext:value-type="float">
            <text:p>45.81918204</text:p>
          </table:table-cell>
          <table:table-cell table:formula="of:=IFERROR(VLOOKUP([.$A163]; [$2014worlddev.$A$1:.$O$218]; COLUMN([.D89]); 0);&quot;&quot;)" office:value-type="float" office:value="0.874471475" calcext:value-type="float">
            <text:p>0.874471475</text:p>
          </table:table-cell>
          <table:table-cell table:formula="of:=IFERROR(VLOOKUP([.$A163]; [$2014worlddev.$A$1:.$O$218]; COLUMN([.E89]); 0);&quot;&quot;)" office:value-type="float" office:value="-0.269378767" calcext:value-type="float">
            <text:p>-0.269378767</text:p>
          </table:table-cell>
          <table:table-cell table:formula="of:=IFERROR(VLOOKUP([.$A163]; [$2014worlddev.$A$1:.$O$218]; COLUMN([.F89]); 0);&quot;&quot;)" office:value-type="float" office:value="108.985618" calcext:value-type="float">
            <text:p>108.985618</text:p>
          </table:table-cell>
          <table:table-cell table:formula="of:=IFERROR(VLOOKUP([.$A163]; [$2014worlddev.$A$1:.$O$218]; COLUMN([.G89]); 0);&quot;&quot;)" office:value-type="float" office:value="14.54223351" calcext:value-type="float">
            <text:p>14.54223351</text:p>
          </table:table-cell>
          <table:table-cell table:formula="of:=IFERROR(VLOOKUP([.$A163]; [$2014worlddev.$A$1:.$O$218]; COLUMN([.H89]); 0);&quot;&quot;)" office:value-type="float" office:value="67.92370525" calcext:value-type="float">
            <text:p>67.92370525</text:p>
          </table:table-cell>
          <table:table-cell table:formula="of:=IFERROR(VLOOKUP([.$A163]; [$2014worlddev.$A$1:.$O$218]; COLUMN([.I89]); 0);&quot;&quot;)" office:value-type="float" office:value="17.53406124" calcext:value-type="float">
            <text:p>17.53406124</text:p>
          </table:table-cell>
          <table:table-cell table:formula="of:=IFERROR(VLOOKUP([.$A163]; [$2014worlddev.$A$1:.$O$218]; COLUMN([.J89]); 0);&quot;&quot;)" office:value-type="float" office:value="9866468" calcext:value-type="float">
            <text:p>9866468</text:p>
          </table:table-cell>
          <table:table-cell table:formula="of:=IFERROR(VLOOKUP([.$A163]; [$2014worlddev.$A$1:.$O$218]; COLUMN([.K89]); 0);&quot;&quot;)" office:value-type="float" office:value="2867" calcext:value-type="float">
            <text:p>2867</text:p>
          </table:table-cell>
          <table:table-cell table:formula="of:=IFERROR(VLOOKUP([.$A163]; [$2014worlddev.$A$1:.$O$218]; COLUMN([.L89]); 0);&quot;&quot;)" office:value-type="float" office:value="1267" calcext:value-type="float">
            <text:p>1267</text:p>
          </table:table-cell>
          <table:table-cell table:formula="of:=IFERROR(VLOOKUP([.$A163]; [$2014worlddev.$A$1:.$O$218]; COLUMN([.M89]); 0);&quot;&quot;)" office:value-type="float" office:value="29.229" calcext:value-type="float">
            <text:p>29.229</text:p>
          </table:table-cell>
          <table:table-cell table:formula="of:=IFERROR(VLOOKUP([.$A163]; [$2014worlddev.$A$1:.$O$218]; COLUMN([.N89]); 0);&quot;&quot;)" office:value-type="float" office:value="7.800000191" calcext:value-type="float">
            <text:p>7.800000191</text:p>
          </table:table-cell>
          <table:table-cell table:formula="of:=IFERROR(VLOOKUP([.$A163]; [$2014worlddev.$A$1:.$O$218]; COLUMN([.O89]); 0);&quot;&quot;)" office:value-type="float" office:value="1.35" calcext:value-type="float">
            <text:p>1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19" calcext:value-type="float">
            <text:p>19</text:p>
          </table:table-cell>
          <table:table-cell office:value-type="float" office:value="0.892" calcext:value-type="float">
            <text:p>0.892</text:p>
          </table:table-cell>
          <table:table-cell office:value-type="float" office:value="81.7" calcext:value-type="float">
            <text:p>81.7</text:p>
          </table:table-cell>
          <table:table-cell office:value-type="float" office:value="13.9" calcext:value-type="float">
            <text:p>13.9</text:p>
          </table:table-cell>
          <table:table-cell office:value-type="float" office:value="11.7" calcext:value-type="float">
            <text:p>11.7</text:p>
          </table:table-cell>
          <table:table-cell office:value-type="float" office:value="58711" calcext:value-type="float">
            <text:p>58711</text:p>
          </table:table-cell>
          <table:table-cell office:value-type="string" calcext:value-type="string">
            <text:p>Very high</text:p>
          </table:table-cell>
          <table:table-cell table:formula="of:=IFERROR(VLOOKUP([.$A164]; [$continents.$A$1:.$C$250]; COLUMN([.B180]); 0);&quot;&quot;)" office:value-type="string" office:string-value="Europe" calcext:value-type="string">
            <text:p>Europe</text:p>
          </table:table-cell>
          <table:table-cell table:formula="of:=IFERROR(VLOOKUP([.$A164]; [$continents.$A$1:.$C$250]; COLUMN([.C180]); 0);&quot;&quot;)" office:value-type="string" office:string-value="Western Europe" calcext:value-type="string">
            <text:p>Western Europe</text:p>
          </table:table-cell>
          <table:table-cell table:formula="of:=IFERROR(VLOOKUP([.$A164]; [$2014gini.$A$1:.$B$146]; COLUMN([.B180]); 0);&quot;&quot;)" office:value-type="float" office:value="30.4" calcext:value-type="float">
            <text:p>30.4</text:p>
          </table:table-cell>
          <table:table-cell table:formula="of:=IFERROR(VLOOKUP([.$A164]; [$2014worlddev.$A$1:.$O$218]; COLUMN([.B180]); 0);&quot;&quot;)" office:value-type="float" office:value="94.67" calcext:value-type="float">
            <text:p>94.67</text:p>
          </table:table-cell>
          <table:table-cell table:formula="of:=IFERROR(VLOOKUP([.$A164]; [$2014worlddev.$A$1:.$O$218]; COLUMN([.C180]); 0);&quot;&quot;)" office:value-type="float" office:value="44.1967255" calcext:value-type="float">
            <text:p>44.1967255</text:p>
          </table:table-cell>
          <table:table-cell table:formula="of:=IFERROR(VLOOKUP([.$A164]; [$2014worlddev.$A$1:.$O$218]; COLUMN([.D180]); 0);&quot;&quot;)" office:value-type="float" office:value="0.430093964" calcext:value-type="float">
            <text:p>0.430093964</text:p>
          </table:table-cell>
          <table:table-cell table:formula="of:=IFERROR(VLOOKUP([.$A164]; [$2014worlddev.$A$1:.$O$218]; COLUMN([.E180]); 0);&quot;&quot;)" office:value-type="float" office:value="2.356978705" calcext:value-type="float">
            <text:p>2.356978705</text:p>
          </table:table-cell>
          <table:table-cell table:formula="of:=IFERROR(VLOOKUP([.$A164]; [$2014worlddev.$A$1:.$O$218]; COLUMN([.F180]); 0);&quot;&quot;)" office:value-type="float" office:value="214.7949807" calcext:value-type="float">
            <text:p>214.7949807</text:p>
          </table:table-cell>
          <table:table-cell table:formula="of:=IFERROR(VLOOKUP([.$A164]; [$2014worlddev.$A$1:.$O$218]; COLUMN([.G180]); 0);&quot;&quot;)" office:value-type="float" office:value="16.66322297" calcext:value-type="float">
            <text:p>16.66322297</text:p>
          </table:table-cell>
          <table:table-cell table:formula="of:=IFERROR(VLOOKUP([.$A164]; [$2014worlddev.$A$1:.$O$218]; COLUMN([.H180]); 0);&quot;&quot;)" office:value-type="float" office:value="69.38442936" calcext:value-type="float">
            <text:p>69.38442936</text:p>
          </table:table-cell>
          <table:table-cell table:formula="of:=IFERROR(VLOOKUP([.$A164]; [$2014worlddev.$A$1:.$O$218]; COLUMN([.I180]); 0);&quot;&quot;)" office:value-type="float" office:value="13.95234767" calcext:value-type="float">
            <text:p>13.95234767</text:p>
          </table:table-cell>
          <table:table-cell table:formula="of:=IFERROR(VLOOKUP([.$A164]; [$2014worlddev.$A$1:.$O$218]; COLUMN([.J180]); 0);&quot;&quot;)" office:value-type="float" office:value="556319" calcext:value-type="float">
            <text:p>556319</text:p>
          </table:table-cell>
          <table:table-cell table:formula="of:=IFERROR(VLOOKUP([.$A164]; [$2014worlddev.$A$1:.$O$218]; COLUMN([.K180]); 0);&quot;&quot;)" office:value-type="float" office:value="1108" calcext:value-type="float">
            <text:p>1108</text:p>
          </table:table-cell>
          <table:table-cell table:formula="of:=IFERROR(VLOOKUP([.$A164]; [$2014worlddev.$A$1:.$O$218]; COLUMN([.L180]); 0);&quot;&quot;)" office:value-type="float" office:value="2" calcext:value-type="float">
            <text:p>2</text:p>
          </table:table-cell>
          <table:table-cell table:formula="of:=IFERROR(VLOOKUP([.$A164]; [$2014worlddev.$A$1:.$O$218]; COLUMN([.M180]); 0);&quot;&quot;)" office:value-type="float" office:value="10.128" calcext:value-type="float">
            <text:p>10.128</text:p>
          </table:table-cell>
          <table:table-cell table:formula="of:=IFERROR(VLOOKUP([.$A164]; [$2014worlddev.$A$1:.$O$218]; COLUMN([.N180]); 0);&quot;&quot;)" office:value-type="float" office:value="6.099999905" calcext:value-type="float">
            <text:p>6.099999905</text:p>
          </table:table-cell>
          <table:table-cell table:formula="of:=IFERROR(VLOOKUP([.$A164]; [$2014worlddev.$A$1:.$O$218]; COLUMN([.O180]); 0);&quot;&quot;)" office:value-type="float" office:value="1.55" calcext:value-type="float">
            <text:p>1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13" calcext:value-type="float">
            <text:p>13</text:p>
          </table:table-cell>
          <table:table-cell office:value-type="float" office:value="0.908" calcext:value-type="float">
            <text:p>0.908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1.8" calcext:value-type="float">
            <text:p>11.8</text:p>
          </table:table-cell>
          <table:table-cell office:value-type="float" office:value="79851" calcext:value-type="float">
            <text:p>79851</text:p>
          </table:table-cell>
          <table:table-cell office:value-type="string" calcext:value-type="string">
            <text:p>Very high</text:p>
          </table:table-cell>
          <table:table-cell table:formula="of:=IFERROR(VLOOKUP([.$A165]; [$continents.$A$1:.$C$250]; COLUMN([.B152]); 0);&quot;&quot;)" office:value-type="string" office:string-value="Europe" calcext:value-type="string">
            <text:p>Europe</text:p>
          </table:table-cell>
          <table:table-cell table:formula="of:=IFERROR(VLOOKUP([.$A165]; [$continents.$A$1:.$C$250]; COLUMN([.C152]); 0);&quot;&quot;)" office:value-type="string" office:string-value="Western Europe" calcext:value-type="string">
            <text:p>Western Europe</text:p>
          </table:table-cell>
          <table:table-cell table:formula="of:=IFERROR(VLOOKUP([.$A165]; [$2014gini.$A$1:.$B$146]; COLUMN([.B152]); 0);&quot;&quot;)">
            <text:p/>
          </table:table-cell>
          <table:table-cell table:formula="of:=IFERROR(VLOOKUP([.$A165]; [$2014worlddev.$A$1:.$O$218]; COLUMN([.B152]); 0);&quot;&quot;)" office:value-type="float" office:value="95.21" calcext:value-type="float">
            <text:p>95.21</text:p>
          </table:table-cell>
          <table:table-cell table:number-columns-repeated="2"/>
          <table:table-cell table:formula="of:=IFERROR(VLOOKUP([.$A165]; [$2014worlddev.$A$1:.$O$218]; COLUMN([.E152]); 0);&quot;&quot;)" office:value-type="float" office:value="0.66195113" calcext:value-type="float">
            <text:p>0.66195113</text:p>
          </table:table-cell>
          <table:table-cell table:formula="of:=IFERROR(VLOOKUP([.$A165]; [$2014worlddev.$A$1:.$O$218]; COLUMN([.F152]); 0);&quot;&quot;)" office:value-type="float" office:value="233.0375" calcext:value-type="float">
            <text:p>233.0375</text:p>
          </table:table-cell>
          <table:table-cell table:number-columns-repeated="3"/>
          <table:table-cell table:formula="of:=IFERROR(VLOOKUP([.$A165]; [$2014worlddev.$A$1:.$O$218]; COLUMN([.J152]); 0);&quot;&quot;)" office:value-type="float" office:value="37286" calcext:value-type="float">
            <text:p>37286</text:p>
          </table:table-cell>
          <table:table-cell table:formula="of:=IFERROR(VLOOKUP([.$A165]; [$2014worlddev.$A$1:.$O$218]; COLUMN([.K152]); 0);&quot;&quot;)" office:value-type="float" office:value="103" calcext:value-type="float">
            <text:p>103</text:p>
          </table:table-cell>
          <table:table-cell table:formula="of:=IFERROR(VLOOKUP([.$A165]; [$2014worlddev.$A$1:.$O$218]; COLUMN([.L152]); 0);&quot;&quot;)" office:value-type="float" office:value="0" calcext:value-type="float">
            <text:p>0</text:p>
          </table:table-cell>
          <table:table-cell table:formula="of:=IFERROR(VLOOKUP([.$A165]; [$2014worlddev.$A$1:.$O$218]; COLUMN([.M152]); 0);&quot;&quot;)" office:value-type="float" office:value="85.695" calcext:value-type="float">
            <text:p>85.695</text:p>
          </table:table-cell>
          <table:table-cell/>
          <table:table-cell table:formula="of:=IFERROR(VLOOKUP([.$A165]; [$2014worlddev.$A$1:.$O$218]; COLUMN([.O152]); 0);&quot;&quot;)" office:value-type="float" office:value="1.45" calcext:value-type="float">
            <text:p>1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6" calcext:value-type="float">
            <text:p>36</text:p>
          </table:table-cell>
          <table:table-cell office:value-type="float" office:value="0.843" calcext:value-type="float">
            <text:p>0.843</text:p>
          </table:table-cell>
          <table:table-cell office:value-type="float" office:value="77.4" calcext:value-type="float">
            <text:p>77.4</text:p>
          </table:table-cell>
          <table:table-cell office:value-type="float" office:value="15.5" calcext:value-type="float">
            <text:p>15.5</text:p>
          </table:table-cell>
          <table:table-cell office:value-type="float" office:value="11.8" calcext:value-type="float">
            <text:p>11.8</text:p>
          </table:table-cell>
          <table:table-cell office:value-type="float" office:value="23177" calcext:value-type="float">
            <text:p>23177</text:p>
          </table:table-cell>
          <table:table-cell office:value-type="string" calcext:value-type="string">
            <text:p>Very high</text:p>
          </table:table-cell>
          <table:table-cell table:formula="of:=IFERROR(VLOOKUP([.$A166]; [$continents.$A$1:.$C$250]; COLUMN([.B175]); 0);&quot;&quot;)" office:value-type="string" office:string-value="Europe" calcext:value-type="string">
            <text:p>Europe</text:p>
          </table:table-cell>
          <table:table-cell table:formula="of:=IFERROR(VLOOKUP([.$A166]; [$continents.$A$1:.$C$250]; COLUMN([.C175]); 0);&quot;&quot;)" office:value-type="string" office:string-value="Eastern Europe" calcext:value-type="string">
            <text:p>Eastern Europe</text:p>
          </table:table-cell>
          <table:table-cell table:formula="of:=IFERROR(VLOOKUP([.$A166]; [$2014gini.$A$1:.$B$146]; COLUMN([.B175]); 0);&quot;&quot;)" office:value-type="float" office:value="32.4" calcext:value-type="float">
            <text:p>32.4</text:p>
          </table:table-cell>
          <table:table-cell table:formula="of:=IFERROR(VLOOKUP([.$A166]; [$2014worlddev.$A$1:.$O$218]; COLUMN([.B175]); 0);&quot;&quot;)" office:value-type="float" office:value="66.6" calcext:value-type="float">
            <text:p>66.6</text:p>
          </table:table-cell>
          <table:table-cell table:formula="of:=IFERROR(VLOOKUP([.$A166]; [$2014worlddev.$A$1:.$O$218]; COLUMN([.C175]); 0);&quot;&quot;)" office:value-type="float" office:value="45.13202592" calcext:value-type="float">
            <text:p>45.13202592</text:p>
          </table:table-cell>
          <table:table-cell table:formula="of:=IFERROR(VLOOKUP([.$A166]; [$2014worlddev.$A$1:.$O$218]; COLUMN([.D175]); 0);&quot;&quot;)" office:value-type="float" office:value="1.898280774" calcext:value-type="float">
            <text:p>1.898280774</text:p>
          </table:table-cell>
          <table:table-cell table:formula="of:=IFERROR(VLOOKUP([.$A166]; [$2014worlddev.$A$1:.$O$218]; COLUMN([.E175]); 0);&quot;&quot;)" office:value-type="float" office:value="-0.074846229" calcext:value-type="float">
            <text:p>-0.074846229</text:p>
          </table:table-cell>
          <table:table-cell table:formula="of:=IFERROR(VLOOKUP([.$A166]; [$2014worlddev.$A$1:.$O$218]; COLUMN([.F175]); 0);&quot;&quot;)" office:value-type="float" office:value="124.1361647" calcext:value-type="float">
            <text:p>124.1361647</text:p>
          </table:table-cell>
          <table:table-cell table:formula="of:=IFERROR(VLOOKUP([.$A166]; [$2014worlddev.$A$1:.$O$218]; COLUMN([.G175]); 0);&quot;&quot;)" office:value-type="float" office:value="14.88347455" calcext:value-type="float">
            <text:p>14.88347455</text:p>
          </table:table-cell>
          <table:table-cell table:formula="of:=IFERROR(VLOOKUP([.$A166]; [$2014worlddev.$A$1:.$O$218]; COLUMN([.H175]); 0);&quot;&quot;)" office:value-type="float" office:value="70.0983952" calcext:value-type="float">
            <text:p>70.0983952</text:p>
          </table:table-cell>
          <table:table-cell table:formula="of:=IFERROR(VLOOKUP([.$A166]; [$2014worlddev.$A$1:.$O$218]; COLUMN([.I175]); 0);&quot;&quot;)" office:value-type="float" office:value="15.01813026" calcext:value-type="float">
            <text:p>15.01813026</text:p>
          </table:table-cell>
          <table:table-cell table:formula="of:=IFERROR(VLOOKUP([.$A166]; [$2014worlddev.$A$1:.$O$218]; COLUMN([.J175]); 0);&quot;&quot;)" office:value-type="float" office:value="38011735" calcext:value-type="float">
            <text:p>38011735</text:p>
          </table:table-cell>
          <table:table-cell table:formula="of:=IFERROR(VLOOKUP([.$A166]; [$2014worlddev.$A$1:.$O$218]; COLUMN([.K175]); 0);&quot;&quot;)" office:value-type="float" office:value="15741" calcext:value-type="float">
            <text:p>15741</text:p>
          </table:table-cell>
          <table:table-cell table:formula="of:=IFERROR(VLOOKUP([.$A166]; [$2014worlddev.$A$1:.$O$218]; COLUMN([.L175]); 0);&quot;&quot;)" office:value-type="float" office:value="1310" calcext:value-type="float">
            <text:p>1310</text:p>
          </table:table-cell>
          <table:table-cell table:formula="of:=IFERROR(VLOOKUP([.$A166]; [$2014worlddev.$A$1:.$O$218]; COLUMN([.M175]); 0);&quot;&quot;)" office:value-type="float" office:value="39.432" calcext:value-type="float">
            <text:p>39.432</text:p>
          </table:table-cell>
          <table:table-cell table:formula="of:=IFERROR(VLOOKUP([.$A166]; [$2014worlddev.$A$1:.$O$218]; COLUMN([.N175]); 0);&quot;&quot;)" office:value-type="float" office:value="9.199999809" calcext:value-type="float">
            <text:p>9.199999809</text:p>
          </table:table-cell>
          <table:table-cell table:formula="of:=IFERROR(VLOOKUP([.$A166]; [$2014worlddev.$A$1:.$O$218]; COLUMN([.O175]); 0);&quot;&quot;)" office:value-type="float" office:value="1.29" calcext:value-type="float">
            <text:p>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5" calcext:value-type="float">
            <text:p>5</text:p>
          </table:table-cell>
          <table:table-cell office:value-type="float" office:value="0.922" calcext:value-type="float">
            <text:p>0.922</text:p>
          </table:table-cell>
          <table:table-cell office:value-type="float" office:value="81.6" calcext:value-type="float">
            <text:p>81.6</text:p>
          </table:table-cell>
          <table:table-cell office:value-type="float" office:value="17.9" calcext:value-type="float">
            <text:p>17.9</text:p>
          </table:table-cell>
          <table:table-cell office:value-type="float" office:value="11.9" calcext:value-type="float">
            <text:p>11.9</text:p>
          </table:table-cell>
          <table:table-cell office:value-type="float" office:value="45435" calcext:value-type="float">
            <text:p>45435</text:p>
          </table:table-cell>
          <table:table-cell office:value-type="string" calcext:value-type="string">
            <text:p>Very high</text:p>
          </table:table-cell>
          <table:table-cell table:formula="of:=IFERROR(VLOOKUP([.$A167]; [$continents.$A$1:.$C$250]; COLUMN([.B183]); 0);&quot;&quot;)" office:value-type="string" office:string-value="Europe" calcext:value-type="string">
            <text:p>Europe</text:p>
          </table:table-cell>
          <table:table-cell table:formula="of:=IFERROR(VLOOKUP([.$A167]; [$continents.$A$1:.$C$250]; COLUMN([.C183]); 0);&quot;&quot;)" office:value-type="string" office:string-value="Western Europe" calcext:value-type="string">
            <text:p>Western Europe</text:p>
          </table:table-cell>
          <table:table-cell table:formula="of:=IFERROR(VLOOKUP([.$A167]; [$2014gini.$A$1:.$B$146]; COLUMN([.B183]); 0);&quot;&quot;)" office:value-type="float" office:value="25.1" calcext:value-type="float">
            <text:p>25.1</text:p>
          </table:table-cell>
          <table:table-cell table:formula="of:=IFERROR(VLOOKUP([.$A167]; [$2014worlddev.$A$1:.$O$218]; COLUMN([.B183]); 0);&quot;&quot;)" office:value-type="float" office:value="93.17" calcext:value-type="float">
            <text:p>93.17</text:p>
          </table:table-cell>
          <table:table-cell table:formula="of:=IFERROR(VLOOKUP([.$A167]; [$2014worlddev.$A$1:.$O$218]; COLUMN([.C183]); 0);&quot;&quot;)" office:value-type="float" office:value="46.06147329" calcext:value-type="float">
            <text:p>46.06147329</text:p>
          </table:table-cell>
          <table:table-cell table:formula="of:=IFERROR(VLOOKUP([.$A167]; [$2014worlddev.$A$1:.$O$218]; COLUMN([.D183]); 0);&quot;&quot;)" office:value-type="float" office:value="1.175068274" calcext:value-type="float">
            <text:p>1.175068274</text:p>
          </table:table-cell>
          <table:table-cell table:formula="of:=IFERROR(VLOOKUP([.$A167]; [$2014worlddev.$A$1:.$O$218]; COLUMN([.E183]); 0);&quot;&quot;)" office:value-type="float" office:value="0.359828173" calcext:value-type="float">
            <text:p>0.359828173</text:p>
          </table:table-cell>
          <table:table-cell table:formula="of:=IFERROR(VLOOKUP([.$A167]; [$2014worlddev.$A$1:.$O$218]; COLUMN([.F183]); 0);&quot;&quot;)" office:value-type="float" office:value="500.8912385" calcext:value-type="float">
            <text:p>500.8912385</text:p>
          </table:table-cell>
          <table:table-cell table:formula="of:=IFERROR(VLOOKUP([.$A167]; [$2014worlddev.$A$1:.$O$218]; COLUMN([.G183]); 0);&quot;&quot;)" office:value-type="float" office:value="16.69880638" calcext:value-type="float">
            <text:p>16.69880638</text:p>
          </table:table-cell>
          <table:table-cell table:formula="of:=IFERROR(VLOOKUP([.$A167]; [$2014worlddev.$A$1:.$O$218]; COLUMN([.H183]); 0);&quot;&quot;)" office:value-type="float" office:value="65.59350179" calcext:value-type="float">
            <text:p>65.59350179</text:p>
          </table:table-cell>
          <table:table-cell table:formula="of:=IFERROR(VLOOKUP([.$A167]; [$2014worlddev.$A$1:.$O$218]; COLUMN([.I183]); 0);&quot;&quot;)" office:value-type="float" office:value="17.70769183" calcext:value-type="float">
            <text:p>17.70769183</text:p>
          </table:table-cell>
          <table:table-cell table:formula="of:=IFERROR(VLOOKUP([.$A167]; [$2014worlddev.$A$1:.$O$218]; COLUMN([.J183]); 0);&quot;&quot;)" office:value-type="float" office:value="16865008" calcext:value-type="float">
            <text:p>16865008</text:p>
          </table:table-cell>
          <table:table-cell table:formula="of:=IFERROR(VLOOKUP([.$A167]; [$2014worlddev.$A$1:.$O$218]; COLUMN([.K183]); 0);&quot;&quot;)" office:value-type="float" office:value="82494" calcext:value-type="float">
            <text:p>82494</text:p>
          </table:table-cell>
          <table:table-cell table:formula="of:=IFERROR(VLOOKUP([.$A167]; [$2014worlddev.$A$1:.$O$218]; COLUMN([.L183]); 0);&quot;&quot;)" office:value-type="float" office:value="68" calcext:value-type="float">
            <text:p>68</text:p>
          </table:table-cell>
          <table:table-cell table:formula="of:=IFERROR(VLOOKUP([.$A167]; [$2014worlddev.$A$1:.$O$218]; COLUMN([.M183]); 0);&quot;&quot;)" office:value-type="float" office:value="10.09" calcext:value-type="float">
            <text:p>10.09</text:p>
          </table:table-cell>
          <table:table-cell table:formula="of:=IFERROR(VLOOKUP([.$A167]; [$2014worlddev.$A$1:.$O$218]; COLUMN([.N183]); 0);&quot;&quot;)" office:value-type="float" office:value="6.900000095" calcext:value-type="float">
            <text:p>6.900000095</text:p>
          </table:table-cell>
          <table:table-cell table:formula="of:=IFERROR(VLOOKUP([.$A167]; [$2014worlddev.$A$1:.$O$218]; COLUMN([.O183]); 0);&quot;&quot;)" office:value-type="float" office:value="1.68" calcext:value-type="float">
            <text:p>1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ea (Republic of)</text:p>
          </table:table-cell>
          <table:table-cell office:value-type="float" office:value="17" calcext:value-type="float">
            <text:p>17</text:p>
          </table:table-cell>
          <table:table-cell office:value-type="float" office:value="0.898" calcext:value-type="float">
            <text:p>0.898</text:p>
          </table:table-cell>
          <table:table-cell office:value-type="float" office:value="81.9" calcext:value-type="float">
            <text:p>81.9</text:p>
          </table:table-cell>
          <table:table-cell office:value-type="float" office:value="16.9" calcext:value-type="float">
            <text:p>16.9</text:p>
          </table:table-cell>
          <table:table-cell office:value-type="float" office:value="11.9" calcext:value-type="float">
            <text:p>11.9</text:p>
          </table:table-cell>
          <table:table-cell office:value-type="float" office:value="33890" calcext:value-type="float">
            <text:p>33890</text:p>
          </table:table-cell>
          <table:table-cell office:value-type="string" calcext:value-type="string">
            <text:p>Very high</text:p>
          </table:table-cell>
          <table:table-cell table:formula="of:=IFERROR(VLOOKUP([.$A168]; [$continents.$A$1:.$C$250]; COLUMN([.B139]); 0);&quot;&quot;)">
            <text:p/>
          </table:table-cell>
          <table:table-cell table:formula="of:=IFERROR(VLOOKUP([.$A168]; [$continents.$A$1:.$C$250]; COLUMN([.C139]); 0);&quot;&quot;)">
            <text:p/>
          </table:table-cell>
          <table:table-cell table:formula="of:=IFERROR(VLOOKUP([.$A168]; [$2014gini.$A$1:.$B$146]; COLUMN([.B139]); 0);&quot;&quot;)">
            <text:p/>
          </table:table-cell>
          <table:table-cell table:formula="of:=IFERROR(VLOOKUP([.$A168]; [$2014worlddev.$A$1:.$O$218]; COLUMN([.B139]); 0);&quot;&quot;)">
            <text:p/>
          </table:table-cell>
          <table:table-cell table:formula="of:=IFERROR(VLOOKUP([.$A168]; [$2014worlddev.$A$1:.$O$218]; COLUMN([.C139]); 0);&quot;&quot;)">
            <text:p/>
          </table:table-cell>
          <table:table-cell table:formula="of:=IFERROR(VLOOKUP([.$A168]; [$2014worlddev.$A$1:.$O$218]; COLUMN([.D139]); 0);&quot;&quot;)">
            <text:p/>
          </table:table-cell>
          <table:table-cell table:formula="of:=IFERROR(VLOOKUP([.$A168]; [$2014worlddev.$A$1:.$O$218]; COLUMN([.E139]); 0);&quot;&quot;)">
            <text:p/>
          </table:table-cell>
          <table:table-cell table:formula="of:=IFERROR(VLOOKUP([.$A168]; [$2014worlddev.$A$1:.$O$218]; COLUMN([.F139]); 0);&quot;&quot;)">
            <text:p/>
          </table:table-cell>
          <table:table-cell table:formula="of:=IFERROR(VLOOKUP([.$A168]; [$2014worlddev.$A$1:.$O$218]; COLUMN([.G139]); 0);&quot;&quot;)">
            <text:p/>
          </table:table-cell>
          <table:table-cell table:formula="of:=IFERROR(VLOOKUP([.$A168]; [$2014worlddev.$A$1:.$O$218]; COLUMN([.H139]); 0);&quot;&quot;)">
            <text:p/>
          </table:table-cell>
          <table:table-cell table:formula="of:=IFERROR(VLOOKUP([.$A168]; [$2014worlddev.$A$1:.$O$218]; COLUMN([.I139]); 0);&quot;&quot;)">
            <text:p/>
          </table:table-cell>
          <table:table-cell table:formula="of:=IFERROR(VLOOKUP([.$A168]; [$2014worlddev.$A$1:.$O$218]; COLUMN([.J139]); 0);&quot;&quot;)">
            <text:p/>
          </table:table-cell>
          <table:table-cell table:formula="of:=IFERROR(VLOOKUP([.$A168]; [$2014worlddev.$A$1:.$O$218]; COLUMN([.K139]); 0);&quot;&quot;)">
            <text:p/>
          </table:table-cell>
          <table:table-cell table:formula="of:=IFERROR(VLOOKUP([.$A168]; [$2014worlddev.$A$1:.$O$218]; COLUMN([.L139]); 0);&quot;&quot;)">
            <text:p/>
          </table:table-cell>
          <table:table-cell table:formula="of:=IFERROR(VLOOKUP([.$A168]; [$2014worlddev.$A$1:.$O$218]; COLUMN([.M139]); 0);&quot;&quot;)">
            <text:p/>
          </table:table-cell>
          <table:table-cell table:formula="of:=IFERROR(VLOOKUP([.$A168]; [$2014worlddev.$A$1:.$O$218]; COLUMN([.N139]); 0);&quot;&quot;)">
            <text:p/>
          </table:table-cell>
          <table:table-cell table:formula="of:=IFERROR(VLOOKUP([.$A168]; [$2014worlddev.$A$1:.$O$218]; COLUMN([.O139]); 0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5" calcext:value-type="float">
            <text:p>25</text:p>
          </table:table-cell>
          <table:table-cell office:value-type="float" office:value="0.88" calcext:value-type="float">
            <text:p>0.88</text:p>
          </table:table-cell>
          <table:table-cell office:value-type="float" office:value="80.4" calcext:value-type="float">
            <text:p>80.4</text:p>
          </table:table-cell>
          <table:table-cell office:value-type="float" office:value="16.8" calcext:value-type="float">
            <text:p>16.8</text:p>
          </table:table-cell>
          <table:table-cell office:value-type="float" office:value="11.9" calcext:value-type="float">
            <text:p>11.9</text:p>
          </table:table-cell>
          <table:table-cell office:value-type="float" office:value="27852" calcext:value-type="float">
            <text:p>27852</text:p>
          </table:table-cell>
          <table:table-cell office:value-type="string" calcext:value-type="string">
            <text:p>Very high</text:p>
          </table:table-cell>
          <table:table-cell table:formula="of:=IFERROR(VLOOKUP([.$A169]; [$continents.$A$1:.$C$250]; COLUMN([.B130]); 0);&quot;&quot;)" office:value-type="string" office:string-value="Europe" calcext:value-type="string">
            <text:p>Europe</text:p>
          </table:table-cell>
          <table:table-cell table:formula="of:=IFERROR(VLOOKUP([.$A169]; [$continents.$A$1:.$C$250]; COLUMN([.C130]); 0);&quot;&quot;)" office:value-type="string" office:string-value="Southern Europe" calcext:value-type="string">
            <text:p>Southern Europe</text:p>
          </table:table-cell>
          <table:table-cell table:formula="of:=IFERROR(VLOOKUP([.$A169]; [$2014gini.$A$1:.$B$146]; COLUMN([.B130]); 0);&quot;&quot;)" office:value-type="float" office:value="23.7" calcext:value-type="float">
            <text:p>23.7</text:p>
          </table:table-cell>
          <table:table-cell table:formula="of:=IFERROR(VLOOKUP([.$A169]; [$2014worlddev.$A$1:.$O$218]; COLUMN([.B130]); 0);&quot;&quot;)" office:value-type="float" office:value="71.59" calcext:value-type="float">
            <text:p>71.59</text:p>
          </table:table-cell>
          <table:table-cell table:formula="of:=IFERROR(VLOOKUP([.$A169]; [$2014worlddev.$A$1:.$O$218]; COLUMN([.C130]); 0);&quot;&quot;)" office:value-type="float" office:value="46.06961715" calcext:value-type="float">
            <text:p>46.06961715</text:p>
          </table:table-cell>
          <table:table-cell table:formula="of:=IFERROR(VLOOKUP([.$A169]; [$2014worlddev.$A$1:.$O$218]; COLUMN([.D130]); 0);&quot;&quot;)" office:value-type="float" office:value="0.982382208" calcext:value-type="float">
            <text:p>0.982382208</text:p>
          </table:table-cell>
          <table:table-cell table:formula="of:=IFERROR(VLOOKUP([.$A169]; [$2014worlddev.$A$1:.$O$218]; COLUMN([.E130]); 0);&quot;&quot;)" office:value-type="float" office:value="0.098351922" calcext:value-type="float">
            <text:p>0.098351922</text:p>
          </table:table-cell>
          <table:table-cell table:formula="of:=IFERROR(VLOOKUP([.$A169]; [$2014worlddev.$A$1:.$O$218]; COLUMN([.F130]); 0);&quot;&quot;)" office:value-type="float" office:value="102.3823237" calcext:value-type="float">
            <text:p>102.3823237</text:p>
          </table:table-cell>
          <table:table-cell table:formula="of:=IFERROR(VLOOKUP([.$A169]; [$2014worlddev.$A$1:.$O$218]; COLUMN([.G130]); 0);&quot;&quot;)" office:value-type="float" office:value="14.59250131" calcext:value-type="float">
            <text:p>14.59250131</text:p>
          </table:table-cell>
          <table:table-cell table:formula="of:=IFERROR(VLOOKUP([.$A169]; [$2014worlddev.$A$1:.$O$218]; COLUMN([.H130]); 0);&quot;&quot;)" office:value-type="float" office:value="67.79912375" calcext:value-type="float">
            <text:p>67.79912375</text:p>
          </table:table-cell>
          <table:table-cell table:formula="of:=IFERROR(VLOOKUP([.$A169]; [$2014worlddev.$A$1:.$O$218]; COLUMN([.I130]); 0);&quot;&quot;)" office:value-type="float" office:value="17.60837494" calcext:value-type="float">
            <text:p>17.60837494</text:p>
          </table:table-cell>
          <table:table-cell table:formula="of:=IFERROR(VLOOKUP([.$A169]; [$2014worlddev.$A$1:.$O$218]; COLUMN([.J130]); 0);&quot;&quot;)" office:value-type="float" office:value="2061980" calcext:value-type="float">
            <text:p>2061980</text:p>
          </table:table-cell>
          <table:table-cell table:formula="of:=IFERROR(VLOOKUP([.$A169]; [$2014worlddev.$A$1:.$O$218]; COLUMN([.K130]); 0);&quot;&quot;)" office:value-type="float" office:value="257" calcext:value-type="float">
            <text:p>257</text:p>
          </table:table-cell>
          <table:table-cell table:formula="of:=IFERROR(VLOOKUP([.$A169]; [$2014worlddev.$A$1:.$O$218]; COLUMN([.L130]); 0);&quot;&quot;)" office:value-type="float" office:value="26" calcext:value-type="float">
            <text:p>26</text:p>
          </table:table-cell>
          <table:table-cell table:formula="of:=IFERROR(VLOOKUP([.$A169]; [$2014worlddev.$A$1:.$O$218]; COLUMN([.M130]); 0);&quot;&quot;)" office:value-type="float" office:value="50.305" calcext:value-type="float">
            <text:p>50.305</text:p>
          </table:table-cell>
          <table:table-cell table:formula="of:=IFERROR(VLOOKUP([.$A169]; [$2014worlddev.$A$1:.$O$218]; COLUMN([.N130]); 0);&quot;&quot;)" office:value-type="float" office:value="9.5" calcext:value-type="float">
            <text:p>9.5</text:p>
          </table:table-cell>
          <table:table-cell table:formula="of:=IFERROR(VLOOKUP([.$A169]; [$2014worlddev.$A$1:.$O$218]; COLUMN([.O130]); 0);&quot;&quot;)" office:value-type="float" office:value="1.55" calcext:value-type="float">
            <text:p>1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50" calcext:value-type="float">
            <text:p>50</text:p>
          </table:table-cell>
          <table:table-cell office:value-type="float" office:value="0.798" calcext:value-type="float">
            <text:p>0.798</text:p>
          </table:table-cell>
          <table:table-cell office:value-type="float" office:value="71.3" calcext:value-type="float">
            <text:p>71.3</text:p>
          </table:table-cell>
          <table:table-cell office:value-type="float" office:value="15.7" calcext:value-type="float">
            <text:p>15.7</text:p>
          </table:table-cell>
          <table:table-cell office:value-type="float" office:value="12" calcext:value-type="float">
            <text:p>12</text:p>
          </table:table-cell>
          <table:table-cell office:value-type="float" office:value="16676" calcext:value-type="float">
            <text:p>16676</text:p>
          </table:table-cell>
          <table:table-cell office:value-type="string" calcext:value-type="string">
            <text:p>High</text:p>
          </table:table-cell>
          <table:table-cell table:formula="of:=IFERROR(VLOOKUP([.$A170]; [$continents.$A$1:.$C$250]; COLUMN([.B153]); 0);&quot;&quot;)" office:value-type="string" office:string-value="Europe" calcext:value-type="string">
            <text:p>Europe</text:p>
          </table:table-cell>
          <table:table-cell table:formula="of:=IFERROR(VLOOKUP([.$A170]; [$continents.$A$1:.$C$250]; COLUMN([.C153]); 0);&quot;&quot;)" office:value-type="string" office:string-value="Eastern Europe" calcext:value-type="string">
            <text:p>Eastern Europe</text:p>
          </table:table-cell>
          <table:table-cell table:formula="of:=IFERROR(VLOOKUP([.$A170]; [$2014gini.$A$1:.$B$146]; COLUMN([.B153]); 0);&quot;&quot;)" office:value-type="float" office:value="26.5" calcext:value-type="float">
            <text:p>26.5</text:p>
          </table:table-cell>
          <table:table-cell table:formula="of:=IFERROR(VLOOKUP([.$A170]; [$2014worlddev.$A$1:.$O$218]; COLUMN([.B153]); 0);&quot;&quot;)" office:value-type="float" office:value="59.02" calcext:value-type="float">
            <text:p>59.02</text:p>
          </table:table-cell>
          <table:table-cell table:formula="of:=IFERROR(VLOOKUP([.$A170]; [$2014worlddev.$A$1:.$O$218]; COLUMN([.C153]); 0);&quot;&quot;)" office:value-type="float" office:value="48.72671995" calcext:value-type="float">
            <text:p>48.72671995</text:p>
          </table:table-cell>
          <table:table-cell table:formula="of:=IFERROR(VLOOKUP([.$A170]; [$2014worlddev.$A$1:.$O$218]; COLUMN([.D153]); 0);&quot;&quot;)" office:value-type="float" office:value="1.32821866" calcext:value-type="float">
            <text:p>1.32821866</text:p>
          </table:table-cell>
          <table:table-cell table:formula="of:=IFERROR(VLOOKUP([.$A170]; [$2014worlddev.$A$1:.$O$218]; COLUMN([.E153]); 0);&quot;&quot;)" office:value-type="float" office:value="0.179429042" calcext:value-type="float">
            <text:p>0.179429042</text:p>
          </table:table-cell>
          <table:table-cell table:formula="of:=IFERROR(VLOOKUP([.$A170]; [$2014worlddev.$A$1:.$O$218]; COLUMN([.F153]); 0);&quot;&quot;)" office:value-type="float" office:value="46.73500567" calcext:value-type="float">
            <text:p>46.73500567</text:p>
          </table:table-cell>
          <table:table-cell table:formula="of:=IFERROR(VLOOKUP([.$A170]; [$2014worlddev.$A$1:.$O$218]; COLUMN([.G153]); 0);&quot;&quot;)" office:value-type="float" office:value="15.76919425" calcext:value-type="float">
            <text:p>15.76919425</text:p>
          </table:table-cell>
          <table:table-cell table:formula="of:=IFERROR(VLOOKUP([.$A170]; [$2014worlddev.$A$1:.$O$218]; COLUMN([.H153]); 0);&quot;&quot;)" office:value-type="float" office:value="70.25143725" calcext:value-type="float">
            <text:p>70.25143725</text:p>
          </table:table-cell>
          <table:table-cell table:formula="of:=IFERROR(VLOOKUP([.$A170]; [$2014worlddev.$A$1:.$O$218]; COLUMN([.I153]); 0);&quot;&quot;)" office:value-type="float" office:value="13.9793685" calcext:value-type="float">
            <text:p>13.9793685</text:p>
          </table:table-cell>
          <table:table-cell table:formula="of:=IFERROR(VLOOKUP([.$A170]; [$2014worlddev.$A$1:.$O$218]; COLUMN([.J153]); 0);&quot;&quot;)" office:value-type="float" office:value="9483000" calcext:value-type="float">
            <text:p>9483000</text:p>
          </table:table-cell>
          <table:table-cell table:formula="of:=IFERROR(VLOOKUP([.$A170]; [$2014worlddev.$A$1:.$O$218]; COLUMN([.K153]); 0);&quot;&quot;)" office:value-type="float" office:value="925" calcext:value-type="float">
            <text:p>925</text:p>
          </table:table-cell>
          <table:table-cell table:formula="of:=IFERROR(VLOOKUP([.$A170]; [$2014worlddev.$A$1:.$O$218]; COLUMN([.L153]); 0);&quot;&quot;)" office:value-type="float" office:value="4300" calcext:value-type="float">
            <text:p>4300</text:p>
          </table:table-cell>
          <table:table-cell table:formula="of:=IFERROR(VLOOKUP([.$A170]; [$2014worlddev.$A$1:.$O$218]; COLUMN([.M153]); 0);&quot;&quot;)" office:value-type="float" office:value="23.723" calcext:value-type="float">
            <text:p>23.723</text:p>
          </table:table-cell>
          <table:table-cell table:formula="of:=IFERROR(VLOOKUP([.$A170]; [$2014worlddev.$A$1:.$O$218]; COLUMN([.N153]); 0);&quot;&quot;)" office:value-type="float" office:value="5.900000095" calcext:value-type="float">
            <text:p>5.900000095</text:p>
          </table:table-cell>
          <table:table-cell table:formula="of:=IFERROR(VLOOKUP([.$A170]; [$2014worlddev.$A$1:.$O$218]; COLUMN([.O153]); 0);&quot;&quot;)" office:value-type="float" office:value="1.62" calcext:value-type="float">
            <text:p>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50" calcext:value-type="float">
            <text:p>50</text:p>
          </table:table-cell>
          <table:table-cell office:value-type="float" office:value="0.798" calcext:value-type="float">
            <text:p>0.798</text:p>
          </table:table-cell>
          <table:table-cell office:value-type="float" office:value="70.1" calcext:value-type="float">
            <text:p>70.1</text:p>
          </table:table-cell>
          <table:table-cell office:value-type="float" office:value="14.7" calcext:value-type="float">
            <text:p>14.7</text:p>
          </table:table-cell>
          <table:table-cell office:value-type="float" office:value="12" calcext:value-type="float">
            <text:p>12</text:p>
          </table:table-cell>
          <table:table-cell office:value-type="float" office:value="22352" calcext:value-type="float">
            <text:p>22352</text:p>
          </table:table-cell>
          <table:table-cell office:value-type="string" calcext:value-type="string">
            <text:p>High</text:p>
          </table:table-cell>
          <table:table-cell table:formula="of:=IFERROR(VLOOKUP([.$A171]; [$continents.$A$1:.$C$250]; COLUMN([.B170]); 0);&quot;&quot;)" office:value-type="string" office:string-value="Europe" calcext:value-type="string">
            <text:p>Europe</text:p>
          </table:table-cell>
          <table:table-cell table:formula="of:=IFERROR(VLOOKUP([.$A171]; [$continents.$A$1:.$C$250]; COLUMN([.C170]); 0);&quot;&quot;)" office:value-type="string" office:string-value="Eastern Europe" calcext:value-type="string">
            <text:p>Eastern Europe</text:p>
          </table:table-cell>
          <table:table-cell table:formula="of:=IFERROR(VLOOKUP([.$A171]; [$2014gini.$A$1:.$B$146]; COLUMN([.B170]); 0);&quot;&quot;)">
            <text:p/>
          </table:table-cell>
          <table:table-cell table:formula="of:=IFERROR(VLOOKUP([.$A171]; [$2014worlddev.$A$1:.$O$218]; COLUMN([.B170]); 0);&quot;&quot;)" office:value-type="float" office:value="70.52" calcext:value-type="float">
            <text:p>70.52</text:p>
          </table:table-cell>
          <table:table-cell table:formula="of:=IFERROR(VLOOKUP([.$A171]; [$2014worlddev.$A$1:.$O$218]; COLUMN([.C170]); 0);&quot;&quot;)" office:value-type="float" office:value="48.77960567" calcext:value-type="float">
            <text:p>48.77960567</text:p>
          </table:table-cell>
          <table:table-cell table:formula="of:=IFERROR(VLOOKUP([.$A171]; [$2014worlddev.$A$1:.$O$218]; COLUMN([.D170]); 0);&quot;&quot;)" office:value-type="float" office:value="4.170244425" calcext:value-type="float">
            <text:p>4.170244425</text:p>
          </table:table-cell>
          <table:table-cell table:formula="of:=IFERROR(VLOOKUP([.$A171]; [$2014worlddev.$A$1:.$O$218]; COLUMN([.E170]); 0);&quot;&quot;)" office:value-type="float" office:value="0.217632655" calcext:value-type="float">
            <text:p>0.217632655</text:p>
          </table:table-cell>
          <table:table-cell table:formula="of:=IFERROR(VLOOKUP([.$A171]; [$2014worlddev.$A$1:.$O$218]; COLUMN([.F170]); 0);&quot;&quot;)" office:value-type="float" office:value="8.781871566" calcext:value-type="float">
            <text:p>8.781871566</text:p>
          </table:table-cell>
          <table:table-cell table:formula="of:=IFERROR(VLOOKUP([.$A171]; [$2014worlddev.$A$1:.$O$218]; COLUMN([.G170]); 0);&quot;&quot;)" office:value-type="float" office:value="16.35050783" calcext:value-type="float">
            <text:p>16.35050783</text:p>
          </table:table-cell>
          <table:table-cell table:formula="of:=IFERROR(VLOOKUP([.$A171]; [$2014worlddev.$A$1:.$O$218]; COLUMN([.H170]); 0);&quot;&quot;)" office:value-type="float" office:value="70.41813349" calcext:value-type="float">
            <text:p>70.41813349</text:p>
          </table:table-cell>
          <table:table-cell table:formula="of:=IFERROR(VLOOKUP([.$A171]; [$2014worlddev.$A$1:.$O$218]; COLUMN([.I170]); 0);&quot;&quot;)" office:value-type="float" office:value="13.23135868" calcext:value-type="float">
            <text:p>13.23135868</text:p>
          </table:table-cell>
          <table:table-cell table:formula="of:=IFERROR(VLOOKUP([.$A171]; [$2014worlddev.$A$1:.$O$218]; COLUMN([.J170]); 0);&quot;&quot;)" office:value-type="float" office:value="143819569" calcext:value-type="float">
            <text:p>143819569</text:p>
          </table:table-cell>
          <table:table-cell table:formula="of:=IFERROR(VLOOKUP([.$A171]; [$2014worlddev.$A$1:.$O$218]; COLUMN([.K170]); 0);&quot;&quot;)" office:value-type="float" office:value="235750" calcext:value-type="float">
            <text:p>235750</text:p>
          </table:table-cell>
          <table:table-cell table:formula="of:=IFERROR(VLOOKUP([.$A171]; [$2014worlddev.$A$1:.$O$218]; COLUMN([.L170]); 0);&quot;&quot;)" office:value-type="float" office:value="70562" calcext:value-type="float">
            <text:p>70562</text:p>
          </table:table-cell>
          <table:table-cell table:formula="of:=IFERROR(VLOOKUP([.$A171]; [$2014worlddev.$A$1:.$O$218]; COLUMN([.M170]); 0);&quot;&quot;)" office:value-type="float" office:value="26.076" calcext:value-type="float">
            <text:p>26.076</text:p>
          </table:table-cell>
          <table:table-cell table:formula="of:=IFERROR(VLOOKUP([.$A171]; [$2014worlddev.$A$1:.$O$218]; COLUMN([.N170]); 0);&quot;&quot;)" office:value-type="float" office:value="5.099999905" calcext:value-type="float">
            <text:p>5.099999905</text:p>
          </table:table-cell>
          <table:table-cell table:formula="of:=IFERROR(VLOOKUP([.$A171]; [$2014worlddev.$A$1:.$O$218]; COLUMN([.O170]); 0);&quot;&quot;)"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4" calcext:value-type="float">
            <text:p>14</text:p>
          </table:table-cell>
          <table:table-cell office:value-type="float" office:value="0.907" calcext:value-type="float">
            <text:p>0.907</text:p>
          </table:table-cell>
          <table:table-cell office:value-type="float" office:value="82.2" calcext:value-type="float">
            <text:p>82.2</text:p>
          </table:table-cell>
          <table:table-cell office:value-type="float" office:value="15.8" calcext:value-type="float">
            <text:p>15.8</text:p>
          </table:table-cell>
          <table:table-cell office:value-type="float" office:value="12.1" calcext:value-type="float">
            <text:p>12.1</text:p>
          </table:table-cell>
          <table:table-cell office:value-type="float" office:value="45636" calcext:value-type="float">
            <text:p>45636</text:p>
          </table:table-cell>
          <table:table-cell office:value-type="string" calcext:value-type="string">
            <text:p>Very high</text:p>
          </table:table-cell>
          <table:table-cell table:formula="of:=IFERROR(VLOOKUP([.$A172]; [$continents.$A$1:.$C$250]; COLUMN([.B165]); 0);&quot;&quot;)" office:value-type="string" office:string-value="Europe" calcext:value-type="string">
            <text:p>Europe</text:p>
          </table:table-cell>
          <table:table-cell table:formula="of:=IFERROR(VLOOKUP([.$A172]; [$continents.$A$1:.$C$250]; COLUMN([.C165]); 0);&quot;&quot;)" office:value-type="string" office:string-value="Northern Europe" calcext:value-type="string">
            <text:p>Northern Europe</text:p>
          </table:table-cell>
          <table:table-cell table:formula="of:=IFERROR(VLOOKUP([.$A172]; [$2014gini.$A$1:.$B$146]; COLUMN([.B165]); 0);&quot;&quot;)" office:value-type="float" office:value="24.9" calcext:value-type="float">
            <text:p>24.9</text:p>
          </table:table-cell>
          <table:table-cell table:formula="of:=IFERROR(VLOOKUP([.$A172]; [$2014worlddev.$A$1:.$O$218]; COLUMN([.B165]); 0);&quot;&quot;)" office:value-type="float" office:value="92.52" calcext:value-type="float">
            <text:p>92.52</text:p>
          </table:table-cell>
          <table:table-cell table:formula="of:=IFERROR(VLOOKUP([.$A172]; [$2014worlddev.$A$1:.$O$218]; COLUMN([.C165]); 0);&quot;&quot;)" office:value-type="float" office:value="47.36509335" calcext:value-type="float">
            <text:p>47.36509335</text:p>
          </table:table-cell>
          <table:table-cell table:formula="of:=IFERROR(VLOOKUP([.$A172]; [$2014worlddev.$A$1:.$O$218]; COLUMN([.D165]); 0);&quot;&quot;)" office:value-type="float" office:value="1.147874317" calcext:value-type="float">
            <text:p>1.147874317</text:p>
          </table:table-cell>
          <table:table-cell table:formula="of:=IFERROR(VLOOKUP([.$A172]; [$2014worlddev.$A$1:.$O$218]; COLUMN([.E165]); 0);&quot;&quot;)" office:value-type="float" office:value="0.992219729" calcext:value-type="float">
            <text:p>0.992219729</text:p>
          </table:table-cell>
          <table:table-cell table:formula="of:=IFERROR(VLOOKUP([.$A172]; [$2014worlddev.$A$1:.$O$218]; COLUMN([.F165]); 0);&quot;&quot;)" office:value-type="float" office:value="23.80348112" calcext:value-type="float">
            <text:p>23.80348112</text:p>
          </table:table-cell>
          <table:table-cell table:formula="of:=IFERROR(VLOOKUP([.$A172]; [$2014worlddev.$A$1:.$O$218]; COLUMN([.G165]); 0);&quot;&quot;)" office:value-type="float" office:value="17.06409205" calcext:value-type="float">
            <text:p>17.06409205</text:p>
          </table:table-cell>
          <table:table-cell table:formula="of:=IFERROR(VLOOKUP([.$A172]; [$2014worlddev.$A$1:.$O$218]; COLUMN([.H165]); 0);&quot;&quot;)" office:value-type="float" office:value="63.30428361" calcext:value-type="float">
            <text:p>63.30428361</text:p>
          </table:table-cell>
          <table:table-cell table:formula="of:=IFERROR(VLOOKUP([.$A172]; [$2014worlddev.$A$1:.$O$218]; COLUMN([.I165]); 0);&quot;&quot;)" office:value-type="float" office:value="19.63162434" calcext:value-type="float">
            <text:p>19.63162434</text:p>
          </table:table-cell>
          <table:table-cell table:formula="of:=IFERROR(VLOOKUP([.$A172]; [$2014worlddev.$A$1:.$O$218]; COLUMN([.J165]); 0);&quot;&quot;)" office:value-type="float" office:value="9696110" calcext:value-type="float">
            <text:p>9696110</text:p>
          </table:table-cell>
          <table:table-cell table:formula="of:=IFERROR(VLOOKUP([.$A172]; [$2014worlddev.$A$1:.$O$218]; COLUMN([.K165]); 0);&quot;&quot;)" office:value-type="float" office:value="142207" calcext:value-type="float">
            <text:p>142207</text:p>
          </table:table-cell>
          <table:table-cell table:formula="of:=IFERROR(VLOOKUP([.$A172]; [$2014worlddev.$A$1:.$O$218]; COLUMN([.L165]); 0);&quot;&quot;)" office:value-type="float" office:value="18" calcext:value-type="float">
            <text:p>18</text:p>
          </table:table-cell>
          <table:table-cell table:formula="of:=IFERROR(VLOOKUP([.$A172]; [$2014worlddev.$A$1:.$O$218]; COLUMN([.M165]); 0);&quot;&quot;)" office:value-type="float" office:value="14.335" calcext:value-type="float">
            <text:p>14.335</text:p>
          </table:table-cell>
          <table:table-cell table:formula="of:=IFERROR(VLOOKUP([.$A172]; [$2014worlddev.$A$1:.$O$218]; COLUMN([.N165]); 0);&quot;&quot;)" office:value-type="float" office:value="8" calcext:value-type="float">
            <text:p>8</text:p>
          </table:table-cell>
          <table:table-cell table:formula="of:=IFERROR(VLOOKUP([.$A172]; [$2014worlddev.$A$1:.$O$218]; COLUMN([.O165]); 0);&quot;&quot;)" office:value-type="float" office:value="1.89" calcext:value-type="float">
            <text:p>1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76" calcext:value-type="float">
            <text:p>76</text:p>
          </table:table-cell>
          <table:table-cell office:value-type="float" office:value="0.754" calcext:value-type="float">
            <text:p>0.754</text:p>
          </table:table-cell>
          <table:table-cell office:value-type="float" office:value="74.9" calcext:value-type="float">
            <text:p>74.9</text:p>
          </table:table-cell>
          <table:table-cell office:value-type="float" office:value="13.8" calcext:value-type="float">
            <text:p>13.8</text:p>
          </table:table-cell>
          <table:table-cell office:value-type="float" office:value="12.1" calcext:value-type="float">
            <text:p>12.1</text:p>
          </table:table-cell>
          <table:table-cell office:value-type="float" office:value="7164" calcext:value-type="float">
            <text:p>7164</text:p>
          </table:table-cell>
          <table:table-cell office:value-type="string" calcext:value-type="string">
            <text:p>High</text:p>
          </table:table-cell>
          <table:table-cell table:formula="of:=IFERROR(VLOOKUP([.$A173]; [$continents.$A$1:.$C$250]; COLUMN([.B81]); 0);&quot;&quot;)" office:value-type="string" office:string-value="Asia" calcext:value-type="string">
            <text:p>Asia</text:p>
          </table:table-cell>
          <table:table-cell table:formula="of:=IFERROR(VLOOKUP([.$A173]; [$continents.$A$1:.$C$250]; COLUMN([.C81]); 0);&quot;&quot;)" office:value-type="string" office:string-value="Western Asia" calcext:value-type="string">
            <text:p>Western Asia</text:p>
          </table:table-cell>
          <table:table-cell table:formula="of:=IFERROR(VLOOKUP([.$A173]; [$2014gini.$A$1:.$B$146]; COLUMN([.B81]); 0);&quot;&quot;)" office:value-type="float" office:value="46" calcext:value-type="float">
            <text:p>46</text:p>
          </table:table-cell>
          <table:table-cell table:formula="of:=IFERROR(VLOOKUP([.$A173]; [$2014worlddev.$A$1:.$O$218]; COLUMN([.B81]); 0);&quot;&quot;)" office:value-type="float" office:value="48.9" calcext:value-type="float">
            <text:p>48.9</text:p>
          </table:table-cell>
          <table:table-cell table:formula="of:=IFERROR(VLOOKUP([.$A173]; [$2014worlddev.$A$1:.$O$218]; COLUMN([.C81]); 0);&quot;&quot;)" office:value-type="float" office:value="46.35755223" calcext:value-type="float">
            <text:p>46.35755223</text:p>
          </table:table-cell>
          <table:table-cell table:formula="of:=IFERROR(VLOOKUP([.$A173]; [$2014worlddev.$A$1:.$O$218]; COLUMN([.D81]); 0);&quot;&quot;)" office:value-type="float" office:value="2.517582317" calcext:value-type="float">
            <text:p>2.517582317</text:p>
          </table:table-cell>
          <table:table-cell table:formula="of:=IFERROR(VLOOKUP([.$A173]; [$2014worlddev.$A$1:.$O$218]; COLUMN([.E81]); 0);&quot;&quot;)" office:value-type="float" office:value="-1.306162779" calcext:value-type="float">
            <text:p>-1.306162779</text:p>
          </table:table-cell>
          <table:table-cell table:formula="of:=IFERROR(VLOOKUP([.$A173]; [$2014worlddev.$A$1:.$O$218]; COLUMN([.F81]); 0);&quot;&quot;)" office:value-type="float" office:value="65.20522062" calcext:value-type="float">
            <text:p>65.20522062</text:p>
          </table:table-cell>
          <table:table-cell table:formula="of:=IFERROR(VLOOKUP([.$A173]; [$2014worlddev.$A$1:.$O$218]; COLUMN([.G81]); 0);&quot;&quot;)" office:value-type="float" office:value="17.21231474" calcext:value-type="float">
            <text:p>17.21231474</text:p>
          </table:table-cell>
          <table:table-cell table:formula="of:=IFERROR(VLOOKUP([.$A173]; [$2014worlddev.$A$1:.$O$218]; COLUMN([.H81]); 0);&quot;&quot;)" office:value-type="float" office:value="68.67150428" calcext:value-type="float">
            <text:p>68.67150428</text:p>
          </table:table-cell>
          <table:table-cell table:formula="of:=IFERROR(VLOOKUP([.$A173]; [$2014worlddev.$A$1:.$O$218]; COLUMN([.I81]); 0);&quot;&quot;)" office:value-type="float" office:value="14.11618098" calcext:value-type="float">
            <text:p>14.11618098</text:p>
          </table:table-cell>
          <table:table-cell table:formula="of:=IFERROR(VLOOKUP([.$A173]; [$2014worlddev.$A$1:.$O$218]; COLUMN([.J81]); 0);&quot;&quot;)" office:value-type="float" office:value="3727000" calcext:value-type="float">
            <text:p>3727000</text:p>
          </table:table-cell>
          <table:table-cell table:formula="of:=IFERROR(VLOOKUP([.$A173]; [$2014worlddev.$A$1:.$O$218]; COLUMN([.K81]); 0);&quot;&quot;)" office:value-type="float" office:value="442" calcext:value-type="float">
            <text:p>442</text:p>
          </table:table-cell>
          <table:table-cell table:formula="of:=IFERROR(VLOOKUP([.$A173]; [$2014worlddev.$A$1:.$O$218]; COLUMN([.L81]); 0);&quot;&quot;)" office:value-type="float" office:value="6681" calcext:value-type="float">
            <text:p>6681</text:p>
          </table:table-cell>
          <table:table-cell table:formula="of:=IFERROR(VLOOKUP([.$A173]; [$2014worlddev.$A$1:.$O$218]; COLUMN([.M81]); 0);&quot;&quot;)" office:value-type="float" office:value="46.532" calcext:value-type="float">
            <text:p>46.532</text:p>
          </table:table-cell>
          <table:table-cell table:formula="of:=IFERROR(VLOOKUP([.$A173]; [$2014worlddev.$A$1:.$O$218]; COLUMN([.N81]); 0);&quot;&quot;)" office:value-type="float" office:value="13.39999962" calcext:value-type="float">
            <text:p>13.39999962</text:p>
          </table:table-cell>
          <table:table-cell table:formula="of:=IFERROR(VLOOKUP([.$A173]; [$2014worlddev.$A$1:.$O$218]; COLUMN([.O81]); 0);&quot;&quot;)" office:value-type="float" office:value="1.816" calcext:value-type="float">
            <text:p>1.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" calcext:value-type="float">
            <text:p>6</text:p>
          </table:table-cell>
          <table:table-cell office:value-type="float" office:value="0.916" calcext:value-type="float">
            <text:p>0.916</text:p>
          </table:table-cell>
          <table:table-cell office:value-type="float" office:value="80.9" calcext:value-type="float">
            <text:p>80.9</text:p>
          </table:table-cell>
          <table:table-cell office:value-type="float" office:value="18.6" calcext:value-type="float">
            <text:p>18.6</text:p>
          </table:table-cell>
          <table:table-cell office:value-type="float" office:value="12.2" calcext:value-type="float">
            <text:p>12.2</text:p>
          </table:table-cell>
          <table:table-cell office:value-type="float" office:value="39568" calcext:value-type="float">
            <text:p>39568</text:p>
          </table:table-cell>
          <table:table-cell office:value-type="string" calcext:value-type="string">
            <text:p>Very high</text:p>
          </table:table-cell>
          <table:table-cell table:formula="of:=IFERROR(VLOOKUP([.$A174]; [$continents.$A$1:.$C$250]; COLUMN([.B188]); 0);&quot;&quot;)" office:value-type="string" office:string-value="Europe" calcext:value-type="string">
            <text:p>Europe</text:p>
          </table:table-cell>
          <table:table-cell table:formula="of:=IFERROR(VLOOKUP([.$A174]; [$continents.$A$1:.$C$250]; COLUMN([.C188]); 0);&quot;&quot;)" office:value-type="string" office:string-value="Northern Europe" calcext:value-type="string">
            <text:p>Northern Europe</text:p>
          </table:table-cell>
          <table:table-cell table:formula="of:=IFERROR(VLOOKUP([.$A174]; [$2014gini.$A$1:.$B$146]; COLUMN([.B188]); 0);&quot;&quot;)" office:value-type="float" office:value="33.9" calcext:value-type="float">
            <text:p>33.9</text:p>
          </table:table-cell>
          <table:table-cell table:formula="of:=IFERROR(VLOOKUP([.$A174]; [$2014worlddev.$A$1:.$O$218]; COLUMN([.B188]); 0);&quot;&quot;)" office:value-type="float" office:value="79.69" calcext:value-type="float">
            <text:p>79.69</text:p>
          </table:table-cell>
          <table:table-cell table:formula="of:=IFERROR(VLOOKUP([.$A174]; [$2014worlddev.$A$1:.$O$218]; COLUMN([.C188]); 0);&quot;&quot;)" office:value-type="float" office:value="44.45529592" calcext:value-type="float">
            <text:p>44.45529592</text:p>
          </table:table-cell>
          <table:table-cell table:formula="of:=IFERROR(VLOOKUP([.$A174]; [$2014worlddev.$A$1:.$O$218]; COLUMN([.D188]); 0);&quot;&quot;)" office:value-type="float" office:value="0.474963953" calcext:value-type="float">
            <text:p>0.474963953</text:p>
          </table:table-cell>
          <table:table-cell table:formula="of:=IFERROR(VLOOKUP([.$A174]; [$2014worlddev.$A$1:.$O$218]; COLUMN([.E188]); 0);&quot;&quot;)" office:value-type="float" office:value="0.410851014" calcext:value-type="float">
            <text:p>0.410851014</text:p>
          </table:table-cell>
          <table:table-cell table:formula="of:=IFERROR(VLOOKUP([.$A174]; [$2014worlddev.$A$1:.$O$218]; COLUMN([.F188]); 0);&quot;&quot;)" office:value-type="float" office:value="67.02315285" calcext:value-type="float">
            <text:p>67.02315285</text:p>
          </table:table-cell>
          <table:table-cell table:formula="of:=IFERROR(VLOOKUP([.$A174]; [$2014worlddev.$A$1:.$O$218]; COLUMN([.G188]); 0);&quot;&quot;)" office:value-type="float" office:value="21.64895178" calcext:value-type="float">
            <text:p>21.64895178</text:p>
          </table:table-cell>
          <table:table-cell table:formula="of:=IFERROR(VLOOKUP([.$A174]; [$2014worlddev.$A$1:.$O$218]; COLUMN([.H188]); 0);&quot;&quot;)" office:value-type="float" office:value="65.64911947" calcext:value-type="float">
            <text:p>65.64911947</text:p>
          </table:table-cell>
          <table:table-cell table:formula="of:=IFERROR(VLOOKUP([.$A174]; [$2014worlddev.$A$1:.$O$218]; COLUMN([.I188]); 0);&quot;&quot;)" office:value-type="float" office:value="12.70192875" calcext:value-type="float">
            <text:p>12.70192875</text:p>
          </table:table-cell>
          <table:table-cell table:formula="of:=IFERROR(VLOOKUP([.$A174]; [$2014worlddev.$A$1:.$O$218]; COLUMN([.J188]); 0);&quot;&quot;)" office:value-type="float" office:value="4617225" calcext:value-type="float">
            <text:p>4617225</text:p>
          </table:table-cell>
          <table:table-cell table:formula="of:=IFERROR(VLOOKUP([.$A174]; [$2014worlddev.$A$1:.$O$218]; COLUMN([.K188]); 0);&quot;&quot;)" office:value-type="float" office:value="5853" calcext:value-type="float">
            <text:p>5853</text:p>
          </table:table-cell>
          <table:table-cell table:formula="of:=IFERROR(VLOOKUP([.$A174]; [$2014worlddev.$A$1:.$O$218]; COLUMN([.L188]); 0);&quot;&quot;)" office:value-type="float" office:value="10" calcext:value-type="float">
            <text:p>10</text:p>
          </table:table-cell>
          <table:table-cell table:formula="of:=IFERROR(VLOOKUP([.$A174]; [$2014worlddev.$A$1:.$O$218]; COLUMN([.M188]); 0);&quot;&quot;)" office:value-type="float" office:value="37.048" calcext:value-type="float">
            <text:p>37.048</text:p>
          </table:table-cell>
          <table:table-cell table:formula="of:=IFERROR(VLOOKUP([.$A174]; [$2014worlddev.$A$1:.$O$218]; COLUMN([.N188]); 0);&quot;&quot;)" office:value-type="float" office:value="11.60000038" calcext:value-type="float">
            <text:p>11.60000038</text:p>
          </table:table-cell>
          <table:table-cell table:formula="of:=IFERROR(VLOOKUP([.$A174]; [$2014worlddev.$A$1:.$O$218]; COLUMN([.O188]); 0);&quot;&quot;)" office:value-type="float" office:value="1.96" calcext:value-type="float">
            <text:p>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35" calcext:value-type="float">
            <text:p>35</text:p>
          </table:table-cell>
          <table:table-cell office:value-type="float" office:value="0.844" calcext:value-type="float">
            <text:p>0.844</text:p>
          </table:table-cell>
          <table:table-cell office:value-type="float" office:value="76.3" calcext:value-type="float">
            <text:p>76.3</text:p>
          </table:table-cell>
          <table:table-cell office:value-type="float" office:value="15.1" calcext:value-type="float">
            <text:p>15.1</text:p>
          </table:table-cell>
          <table:table-cell office:value-type="float" office:value="12.2" calcext:value-type="float">
            <text:p>12.2</text:p>
          </table:table-cell>
          <table:table-cell office:value-type="float" office:value="25845" calcext:value-type="float">
            <text:p>25845</text:p>
          </table:table-cell>
          <table:table-cell office:value-type="string" calcext:value-type="string">
            <text:p>Very high</text:p>
          </table:table-cell>
          <table:table-cell table:formula="of:=IFERROR(VLOOKUP([.$A175]; [$continents.$A$1:.$C$250]; COLUMN([.B119]); 0);&quot;&quot;)" office:value-type="string" office:string-value="Europe" calcext:value-type="string">
            <text:p>Europe</text:p>
          </table:table-cell>
          <table:table-cell table:formula="of:=IFERROR(VLOOKUP([.$A175]; [$continents.$A$1:.$C$250]; COLUMN([.C119]); 0);&quot;&quot;)" office:value-type="string" office:string-value="Eastern Europe" calcext:value-type="string">
            <text:p>Eastern Europe</text:p>
          </table:table-cell>
          <table:table-cell table:formula="of:=IFERROR(VLOOKUP([.$A175]; [$2014gini.$A$1:.$B$146]; COLUMN([.B119]); 0);&quot;&quot;)" office:value-type="float" office:value="26" calcext:value-type="float">
            <text:p>26</text:p>
          </table:table-cell>
          <table:table-cell table:formula="of:=IFERROR(VLOOKUP([.$A175]; [$2014worlddev.$A$1:.$O$218]; COLUMN([.B119]); 0);&quot;&quot;)">
            <text:p/>
          </table:table-cell>
          <table:table-cell table:formula="of:=IFERROR(VLOOKUP([.$A175]; [$2014worlddev.$A$1:.$O$218]; COLUMN([.C119]); 0);&quot;&quot;)">
            <text:p/>
          </table:table-cell>
          <table:table-cell table:formula="of:=IFERROR(VLOOKUP([.$A175]; [$2014worlddev.$A$1:.$O$218]; COLUMN([.D119]); 0);&quot;&quot;)">
            <text:p/>
          </table:table-cell>
          <table:table-cell table:formula="of:=IFERROR(VLOOKUP([.$A175]; [$2014worlddev.$A$1:.$O$218]; COLUMN([.E119]); 0);&quot;&quot;)">
            <text:p/>
          </table:table-cell>
          <table:table-cell table:formula="of:=IFERROR(VLOOKUP([.$A175]; [$2014worlddev.$A$1:.$O$218]; COLUMN([.F119]); 0);&quot;&quot;)">
            <text:p/>
          </table:table-cell>
          <table:table-cell table:formula="of:=IFERROR(VLOOKUP([.$A175]; [$2014worlddev.$A$1:.$O$218]; COLUMN([.G119]); 0);&quot;&quot;)">
            <text:p/>
          </table:table-cell>
          <table:table-cell table:formula="of:=IFERROR(VLOOKUP([.$A175]; [$2014worlddev.$A$1:.$O$218]; COLUMN([.H119]); 0);&quot;&quot;)">
            <text:p/>
          </table:table-cell>
          <table:table-cell table:formula="of:=IFERROR(VLOOKUP([.$A175]; [$2014worlddev.$A$1:.$O$218]; COLUMN([.I119]); 0);&quot;&quot;)">
            <text:p/>
          </table:table-cell>
          <table:table-cell table:formula="of:=IFERROR(VLOOKUP([.$A175]; [$2014worlddev.$A$1:.$O$218]; COLUMN([.J119]); 0);&quot;&quot;)">
            <text:p/>
          </table:table-cell>
          <table:table-cell table:formula="of:=IFERROR(VLOOKUP([.$A175]; [$2014worlddev.$A$1:.$O$218]; COLUMN([.K119]); 0);&quot;&quot;)">
            <text:p/>
          </table:table-cell>
          <table:table-cell table:formula="of:=IFERROR(VLOOKUP([.$A175]; [$2014worlddev.$A$1:.$O$218]; COLUMN([.L119]); 0);&quot;&quot;)">
            <text:p/>
          </table:table-cell>
          <table:table-cell table:formula="of:=IFERROR(VLOOKUP([.$A175]; [$2014worlddev.$A$1:.$O$218]; COLUMN([.M119]); 0);&quot;&quot;)">
            <text:p/>
          </table:table-cell>
          <table:table-cell table:formula="of:=IFERROR(VLOOKUP([.$A175]; [$2014worlddev.$A$1:.$O$218]; COLUMN([.N119]); 0);&quot;&quot;)">
            <text:p/>
          </table:table-cell>
          <table:table-cell table:formula="of:=IFERROR(VLOOKUP([.$A175]; [$2014worlddev.$A$1:.$O$218]; COLUMN([.O119]); 0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8" calcext:value-type="float">
            <text:p>28</text:p>
          </table:table-cell>
          <table:table-cell office:value-type="float" office:value="0.87" calcext:value-type="float">
            <text:p>0.87</text:p>
          </table:table-cell>
          <table:table-cell office:value-type="float" office:value="78.6" calcext:value-type="float">
            <text:p>78.6</text:p>
          </table:table-cell>
          <table:table-cell office:value-type="float" office:value="16.4" calcext:value-type="float">
            <text:p>16.4</text:p>
          </table:table-cell>
          <table:table-cell office:value-type="float" office:value="12.3" calcext:value-type="float">
            <text:p>12.3</text:p>
          </table:table-cell>
          <table:table-cell office:value-type="float" office:value="26660" calcext:value-type="float">
            <text:p>26660</text:p>
          </table:table-cell>
          <table:table-cell office:value-type="string" calcext:value-type="string">
            <text:p>Very high</text:p>
          </table:table-cell>
          <table:table-cell table:formula="of:=IFERROR(VLOOKUP([.$A176]; [$continents.$A$1:.$C$250]; COLUMN([.B129]); 0);&quot;&quot;)" office:value-type="string" office:string-value="Europe" calcext:value-type="string">
            <text:p>Europe</text:p>
          </table:table-cell>
          <table:table-cell table:formula="of:=IFERROR(VLOOKUP([.$A176]; [$continents.$A$1:.$C$250]; COLUMN([.C129]); 0);&quot;&quot;)" office:value-type="string" office:string-value="Eastern Europe" calcext:value-type="string">
            <text:p>Eastern Europe</text:p>
          </table:table-cell>
          <table:table-cell table:formula="of:=IFERROR(VLOOKUP([.$A176]; [$2014gini.$A$1:.$B$146]; COLUMN([.B129]); 0);&quot;&quot;)">
            <text:p/>
          </table:table-cell>
          <table:table-cell table:formula="of:=IFERROR(VLOOKUP([.$A176]; [$2014worlddev.$A$1:.$O$218]; COLUMN([.B129]); 0);&quot;&quot;)" office:value-type="float" office:value="79.71" calcext:value-type="float">
            <text:p>79.71</text:p>
          </table:table-cell>
          <table:table-cell table:formula="of:=IFERROR(VLOOKUP([.$A176]; [$2014worlddev.$A$1:.$O$218]; COLUMN([.C129]); 0);&quot;&quot;)" office:value-type="float" office:value="44.12091218" calcext:value-type="float">
            <text:p>44.12091218</text:p>
          </table:table-cell>
          <table:table-cell table:formula="of:=IFERROR(VLOOKUP([.$A176]; [$2014worlddev.$A$1:.$O$218]; COLUMN([.D129]); 0);&quot;&quot;)" office:value-type="float" office:value="0.985487525" calcext:value-type="float">
            <text:p>0.985487525</text:p>
          </table:table-cell>
          <table:table-cell table:formula="of:=IFERROR(VLOOKUP([.$A176]; [$2014worlddev.$A$1:.$O$218]; COLUMN([.E129]); 0);&quot;&quot;)" office:value-type="float" office:value="0.105277582" calcext:value-type="float">
            <text:p>0.105277582</text:p>
          </table:table-cell>
          <table:table-cell table:formula="of:=IFERROR(VLOOKUP([.$A176]; [$2014worlddev.$A$1:.$O$218]; COLUMN([.F129]); 0);&quot;&quot;)" office:value-type="float" office:value="136.2857309" calcext:value-type="float">
            <text:p>136.2857309</text:p>
          </table:table-cell>
          <table:table-cell table:formula="of:=IFERROR(VLOOKUP([.$A176]; [$2014worlddev.$A$1:.$O$218]; COLUMN([.G129]); 0);&quot;&quot;)" office:value-type="float" office:value="14.84822719" calcext:value-type="float">
            <text:p>14.84822719</text:p>
          </table:table-cell>
          <table:table-cell table:formula="of:=IFERROR(VLOOKUP([.$A176]; [$2014worlddev.$A$1:.$O$218]; COLUMN([.H129]); 0);&quot;&quot;)" office:value-type="float" office:value="67.60881925" calcext:value-type="float">
            <text:p>67.60881925</text:p>
          </table:table-cell>
          <table:table-cell table:formula="of:=IFERROR(VLOOKUP([.$A176]; [$2014worlddev.$A$1:.$O$218]; COLUMN([.I129]); 0);&quot;&quot;)" office:value-type="float" office:value="17.54295356" calcext:value-type="float">
            <text:p>17.54295356</text:p>
          </table:table-cell>
          <table:table-cell table:formula="of:=IFERROR(VLOOKUP([.$A176]; [$2014worlddev.$A$1:.$O$218]; COLUMN([.J129]); 0);&quot;&quot;)" office:value-type="float" office:value="10525347" calcext:value-type="float">
            <text:p>10525347</text:p>
          </table:table-cell>
          <table:table-cell table:formula="of:=IFERROR(VLOOKUP([.$A176]; [$2014worlddev.$A$1:.$O$218]; COLUMN([.K129]); 0);&quot;&quot;)" office:value-type="float" office:value="3137" calcext:value-type="float">
            <text:p>3137</text:p>
          </table:table-cell>
          <table:table-cell table:formula="of:=IFERROR(VLOOKUP([.$A176]; [$2014worlddev.$A$1:.$O$218]; COLUMN([.L129]); 0);&quot;&quot;)" office:value-type="float" office:value="1327" calcext:value-type="float">
            <text:p>1327</text:p>
          </table:table-cell>
          <table:table-cell table:formula="of:=IFERROR(VLOOKUP([.$A176]; [$2014worlddev.$A$1:.$O$218]; COLUMN([.M129]); 0);&quot;&quot;)" office:value-type="float" office:value="26.981" calcext:value-type="float">
            <text:p>26.981</text:p>
          </table:table-cell>
          <table:table-cell table:formula="of:=IFERROR(VLOOKUP([.$A176]; [$2014worlddev.$A$1:.$O$218]; COLUMN([.N129]); 0);&quot;&quot;)" office:value-type="float" office:value="6.199999809" calcext:value-type="float">
            <text:p>6.199999809</text:p>
          </table:table-cell>
          <table:table-cell table:formula="of:=IFERROR(VLOOKUP([.$A176]; [$2014worlddev.$A$1:.$O$218]; COLUMN([.O129]); 0);&quot;&quot;)" office:value-type="float" office:value="1.46" calcext:value-type="float">
            <text:p>1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60" calcext:value-type="float">
            <text:p>60</text:p>
          </table:table-cell>
          <table:table-cell office:value-type="float" office:value="0.78" calcext:value-type="float">
            <text:p>0.78</text:p>
          </table:table-cell>
          <table:table-cell office:value-type="float" office:value="72.7" calcext:value-type="float">
            <text:p>72.7</text:p>
          </table:table-cell>
          <table:table-cell office:value-type="float" office:value="13.7" calcext:value-type="float">
            <text:p>13.7</text:p>
          </table:table-cell>
          <table:table-cell office:value-type="float" office:value="12.3" calcext:value-type="float">
            <text:p>12.3</text:p>
          </table:table-cell>
          <table:table-cell office:value-type="float" office:value="13496" calcext:value-type="float">
            <text:p>13496</text:p>
          </table:table-cell>
          <table:table-cell office:value-type="string" calcext:value-type="string">
            <text:p>High</text:p>
          </table:table-cell>
          <table:table-cell table:formula="of:=IFERROR(VLOOKUP([.$A177]; [$continents.$A$1:.$C$250]; COLUMN([.B140]); 0);&quot;&quot;)" office:value-type="string" office:string-value="Oceania" calcext:value-type="string">
            <text:p>Oceania</text:p>
          </table:table-cell>
          <table:table-cell table:formula="of:=IFERROR(VLOOKUP([.$A177]; [$continents.$A$1:.$C$250]; COLUMN([.C140]); 0);&quot;&quot;)" office:value-type="string" office:string-value="Micronesia" calcext:value-type="string">
            <text:p>Micronesia</text:p>
          </table:table-cell>
          <table:table-cell table:formula="of:=IFERROR(VLOOKUP([.$A177]; [$2014gini.$A$1:.$B$146]; COLUMN([.B140]); 0);&quot;&quot;)">
            <text:p/>
          </table:table-cell>
          <table:table-cell table:number-columns-repeated="3"/>
          <table:table-cell table:formula="of:=IFERROR(VLOOKUP([.$A177]; [$2014worlddev.$A$1:.$O$218]; COLUMN([.E140]); 0);&quot;&quot;)" office:value-type="float" office:value="0.847301337" calcext:value-type="float">
            <text:p>0.847301337</text:p>
          </table:table-cell>
          <table:table-cell table:formula="of:=IFERROR(VLOOKUP([.$A177]; [$2014worlddev.$A$1:.$O$218]; COLUMN([.F140]); 0);&quot;&quot;)" office:value-type="float" office:value="45.86304348" calcext:value-type="float">
            <text:p>45.86304348</text:p>
          </table:table-cell>
          <table:table-cell table:number-columns-repeated="3"/>
          <table:table-cell table:formula="of:=IFERROR(VLOOKUP([.$A177]; [$2014worlddev.$A$1:.$O$218]; COLUMN([.J140]); 0);&quot;&quot;)" office:value-type="float" office:value="21097" calcext:value-type="float">
            <text:p>21097</text:p>
          </table:table-cell>
          <table:table-cell table:formula="of:=IFERROR(VLOOKUP([.$A177]; [$2014worlddev.$A$1:.$O$218]; COLUMN([.K140]); 0);&quot;&quot;)" office:value-type="float" office:value="1" calcext:value-type="float">
            <text:p>1</text:p>
          </table:table-cell>
          <table:table-cell table:formula="of:=IFERROR(VLOOKUP([.$A177]; [$2014worlddev.$A$1:.$O$218]; COLUMN([.L140]); 0);&quot;&quot;)" office:value-type="float" office:value="1" calcext:value-type="float">
            <text:p>1</text:p>
          </table:table-cell>
          <table:table-cell table:formula="of:=IFERROR(VLOOKUP([.$A177]; [$2014worlddev.$A$1:.$O$218]; COLUMN([.M140]); 0);&quot;&quot;)" office:value-type="float" office:value="13.548" calcext:value-type="float">
            <text:p>13.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37" calcext:value-type="float">
            <text:p>37</text:p>
          </table:table-cell>
          <table:table-cell office:value-type="float" office:value="0.839" calcext:value-type="float">
            <text:p>0.839</text:p>
          </table:table-cell>
          <table:table-cell office:value-type="float" office:value="73.3" calcext:value-type="float">
            <text:p>73.3</text:p>
          </table:table-cell>
          <table:table-cell office:value-type="float" office:value="16.4" calcext:value-type="float">
            <text:p>16.4</text:p>
          </table:table-cell>
          <table:table-cell office:value-type="float" office:value="12.4" calcext:value-type="float">
            <text:p>12.4</text:p>
          </table:table-cell>
          <table:table-cell office:value-type="float" office:value="24500" calcext:value-type="float">
            <text:p>24500</text:p>
          </table:table-cell>
          <table:table-cell office:value-type="string" calcext:value-type="string">
            <text:p>Very high</text:p>
          </table:table-cell>
          <table:table-cell table:formula="of:=IFERROR(VLOOKUP([.$A178]; [$continents.$A$1:.$C$250]; COLUMN([.B166]); 0);&quot;&quot;)" office:value-type="string" office:string-value="Europe" calcext:value-type="string">
            <text:p>Europe</text:p>
          </table:table-cell>
          <table:table-cell table:formula="of:=IFERROR(VLOOKUP([.$A178]; [$continents.$A$1:.$C$250]; COLUMN([.C166]); 0);&quot;&quot;)" office:value-type="string" office:string-value="Northern Europe" calcext:value-type="string">
            <text:p>Northern Europe</text:p>
          </table:table-cell>
          <table:table-cell table:formula="of:=IFERROR(VLOOKUP([.$A178]; [$2014gini.$A$1:.$B$146]; COLUMN([.B166]); 0);&quot;&quot;)" office:value-type="float" office:value="35.5" calcext:value-type="float">
            <text:p>35.5</text:p>
          </table:table-cell>
          <table:table-cell table:formula="of:=IFERROR(VLOOKUP([.$A178]; [$2014worlddev.$A$1:.$O$218]; COLUMN([.B166]); 0);&quot;&quot;)" office:value-type="float" office:value="72.13" calcext:value-type="float">
            <text:p>72.13</text:p>
          </table:table-cell>
          <table:table-cell table:formula="of:=IFERROR(VLOOKUP([.$A178]; [$2014worlddev.$A$1:.$O$218]; COLUMN([.C166]); 0);&quot;&quot;)" office:value-type="float" office:value="50.08827953" calcext:value-type="float">
            <text:p>50.08827953</text:p>
          </table:table-cell>
          <table:table-cell table:formula="of:=IFERROR(VLOOKUP([.$A178]; [$2014worlddev.$A$1:.$O$218]; COLUMN([.D166]); 0);&quot;&quot;)" office:value-type="float" office:value="0.88290155" calcext:value-type="float">
            <text:p>0.88290155</text:p>
          </table:table-cell>
          <table:table-cell table:formula="of:=IFERROR(VLOOKUP([.$A178]; [$2014worlddev.$A$1:.$O$218]; COLUMN([.E166]); 0);&quot;&quot;)" office:value-type="float" office:value="-0.859827343" calcext:value-type="float">
            <text:p>-0.859827343</text:p>
          </table:table-cell>
          <table:table-cell table:formula="of:=IFERROR(VLOOKUP([.$A178]; [$2014worlddev.$A$1:.$O$218]; COLUMN([.F166]); 0);&quot;&quot;)" office:value-type="float" office:value="46.78686877" calcext:value-type="float">
            <text:p>46.78686877</text:p>
          </table:table-cell>
          <table:table-cell table:formula="of:=IFERROR(VLOOKUP([.$A178]; [$2014worlddev.$A$1:.$O$218]; COLUMN([.G166]); 0);&quot;&quot;)" office:value-type="float" office:value="14.45372631" calcext:value-type="float">
            <text:p>14.45372631</text:p>
          </table:table-cell>
          <table:table-cell table:formula="of:=IFERROR(VLOOKUP([.$A178]; [$2014worlddev.$A$1:.$O$218]; COLUMN([.H166]); 0);&quot;&quot;)" office:value-type="float" office:value="66.94148858" calcext:value-type="float">
            <text:p>66.94148858</text:p>
          </table:table-cell>
          <table:table-cell table:formula="of:=IFERROR(VLOOKUP([.$A178]; [$2014worlddev.$A$1:.$O$218]; COLUMN([.I166]); 0);&quot;&quot;)" office:value-type="float" office:value="18.60478511" calcext:value-type="float">
            <text:p>18.60478511</text:p>
          </table:table-cell>
          <table:table-cell table:formula="of:=IFERROR(VLOOKUP([.$A178]; [$2014worlddev.$A$1:.$O$218]; COLUMN([.J166]); 0);&quot;&quot;)" office:value-type="float" office:value="2932367" calcext:value-type="float">
            <text:p>2932367</text:p>
          </table:table-cell>
          <table:table-cell table:formula="of:=IFERROR(VLOOKUP([.$A178]; [$2014worlddev.$A$1:.$O$218]; COLUMN([.K166]); 0);&quot;&quot;)" office:value-type="float" office:value="1007" calcext:value-type="float">
            <text:p>1007</text:p>
          </table:table-cell>
          <table:table-cell table:formula="of:=IFERROR(VLOOKUP([.$A178]; [$2014worlddev.$A$1:.$O$218]; COLUMN([.L166]); 0);&quot;&quot;)" office:value-type="float" office:value="183" calcext:value-type="float">
            <text:p>183</text:p>
          </table:table-cell>
          <table:table-cell table:formula="of:=IFERROR(VLOOKUP([.$A178]; [$2014worlddev.$A$1:.$O$218]; COLUMN([.M166]); 0);&quot;&quot;)" office:value-type="float" office:value="33.478" calcext:value-type="float">
            <text:p>33.478</text:p>
          </table:table-cell>
          <table:table-cell table:formula="of:=IFERROR(VLOOKUP([.$A178]; [$2014worlddev.$A$1:.$O$218]; COLUMN([.N166]); 0);&quot;&quot;)" office:value-type="float" office:value="11.30000019" calcext:value-type="float">
            <text:p>11.30000019</text:p>
          </table:table-cell>
          <table:table-cell table:formula="of:=IFERROR(VLOOKUP([.$A178]; [$2014worlddev.$A$1:.$O$218]; COLUMN([.O166]); 0);&quot;&quot;)" office:value-type="float" office:value="1.59" calcext:value-type="float">
            <text:p>1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9" calcext:value-type="float">
            <text:p>9</text:p>
          </table:table-cell>
          <table:table-cell office:value-type="float" office:value="0.913" calcext:value-type="float">
            <text:p>0.913</text:p>
          </table:table-cell>
          <table:table-cell office:value-type="float" office:value="81.8" calcext:value-type="float">
            <text:p>81.8</text:p>
          </table:table-cell>
          <table:table-cell office:value-type="float" office:value="19.2" calcext:value-type="float">
            <text:p>19.2</text:p>
          </table:table-cell>
          <table:table-cell office:value-type="float" office:value="12.5" calcext:value-type="float">
            <text:p>12.5</text:p>
          </table:table-cell>
          <table:table-cell office:value-type="float" office:value="32689" calcext:value-type="float">
            <text:p>32689</text:p>
          </table:table-cell>
          <table:table-cell office:value-type="string" calcext:value-type="string">
            <text:p>Very high</text:p>
          </table:table-cell>
          <table:table-cell table:formula="of:=IFERROR(VLOOKUP([.$A179]; [$continents.$A$1:.$C$250]; COLUMN([.B187]); 0);&quot;&quot;)" office:value-type="string" office:string-value="Oceania" calcext:value-type="string">
            <text:p>Oceania</text:p>
          </table:table-cell>
          <table:table-cell table:formula="of:=IFERROR(VLOOKUP([.$A179]; [$continents.$A$1:.$C$250]; COLUMN([.C187]); 0);&quot;&quot;)" office:value-type="string" office:string-value="Australia and New Zealand" calcext:value-type="string">
            <text:p>Australia and New Zealand</text:p>
          </table:table-cell>
          <table:table-cell table:formula="of:=IFERROR(VLOOKUP([.$A179]; [$2014gini.$A$1:.$B$146]; COLUMN([.B187]); 0);&quot;&quot;)" office:value-type="float" office:value="36.2" calcext:value-type="float">
            <text:p>36.2</text:p>
          </table:table-cell>
          <table:table-cell table:formula="of:=IFERROR(VLOOKUP([.$A179]; [$2014worlddev.$A$1:.$O$218]; COLUMN([.B187]); 0);&quot;&quot;)" office:value-type="float" office:value="85.5" calcext:value-type="float">
            <text:p>85.5</text:p>
          </table:table-cell>
          <table:table-cell table:formula="of:=IFERROR(VLOOKUP([.$A179]; [$2014worlddev.$A$1:.$O$218]; COLUMN([.C187]); 0);&quot;&quot;)" office:value-type="float" office:value="47.26514376" calcext:value-type="float">
            <text:p>47.26514376</text:p>
          </table:table-cell>
          <table:table-cell table:formula="of:=IFERROR(VLOOKUP([.$A179]; [$2014worlddev.$A$1:.$O$218]; COLUMN([.D187]); 0);&quot;&quot;)" office:value-type="float" office:value="1.137030589" calcext:value-type="float">
            <text:p>1.137030589</text:p>
          </table:table-cell>
          <table:table-cell table:formula="of:=IFERROR(VLOOKUP([.$A179]; [$2014worlddev.$A$1:.$O$218]; COLUMN([.E187]); 0);&quot;&quot;)" office:value-type="float" office:value="1.510339485" calcext:value-type="float">
            <text:p>1.510339485</text:p>
          </table:table-cell>
          <table:table-cell table:formula="of:=IFERROR(VLOOKUP([.$A179]; [$2014worlddev.$A$1:.$O$218]; COLUMN([.F187]); 0);&quot;&quot;)" office:value-type="float" office:value="17.12696062" calcext:value-type="float">
            <text:p>17.12696062</text:p>
          </table:table-cell>
          <table:table-cell table:formula="of:=IFERROR(VLOOKUP([.$A179]; [$2014worlddev.$A$1:.$O$218]; COLUMN([.G187]); 0);&quot;&quot;)" office:value-type="float" office:value="20.29292966" calcext:value-type="float">
            <text:p>20.29292966</text:p>
          </table:table-cell>
          <table:table-cell table:formula="of:=IFERROR(VLOOKUP([.$A179]; [$2014worlddev.$A$1:.$O$218]; COLUMN([.H187]); 0);&quot;&quot;)" office:value-type="float" office:value="65.26445885" calcext:value-type="float">
            <text:p>65.26445885</text:p>
          </table:table-cell>
          <table:table-cell table:formula="of:=IFERROR(VLOOKUP([.$A179]; [$2014worlddev.$A$1:.$O$218]; COLUMN([.I187]); 0);&quot;&quot;)" office:value-type="float" office:value="14.44261149" calcext:value-type="float">
            <text:p>14.44261149</text:p>
          </table:table-cell>
          <table:table-cell table:formula="of:=IFERROR(VLOOKUP([.$A179]; [$2014worlddev.$A$1:.$O$218]; COLUMN([.J187]); 0);&quot;&quot;)" office:value-type="float" office:value="4509700" calcext:value-type="float">
            <text:p>4509700</text:p>
          </table:table-cell>
          <table:table-cell table:formula="of:=IFERROR(VLOOKUP([.$A179]; [$2014worlddev.$A$1:.$O$218]; COLUMN([.K187]); 0);&quot;&quot;)" office:value-type="float" office:value="1349" calcext:value-type="float">
            <text:p>1349</text:p>
          </table:table-cell>
          <table:table-cell table:formula="of:=IFERROR(VLOOKUP([.$A179]; [$2014worlddev.$A$1:.$O$218]; COLUMN([.L187]); 0);&quot;&quot;)" office:value-type="float" office:value="17" calcext:value-type="float">
            <text:p>17</text:p>
          </table:table-cell>
          <table:table-cell table:formula="of:=IFERROR(VLOOKUP([.$A179]; [$2014worlddev.$A$1:.$O$218]; COLUMN([.M187]); 0);&quot;&quot;)" office:value-type="float" office:value="13.749" calcext:value-type="float">
            <text:p>13.749</text:p>
          </table:table-cell>
          <table:table-cell table:formula="of:=IFERROR(VLOOKUP([.$A179]; [$2014worlddev.$A$1:.$O$218]; COLUMN([.N187]); 0);&quot;&quot;)" office:value-type="float" office:value="5.599999905" calcext:value-type="float">
            <text:p>5.599999905</text:p>
          </table:table-cell>
          <table:table-cell table:formula="of:=IFERROR(VLOOKUP([.$A179]; [$2014worlddev.$A$1:.$O$218]; COLUMN([.O187]); 0);&quot;&quot;)" office:value-type="float" office:value="1.92" calcext:value-type="float">
            <text:p>1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8" calcext:value-type="float">
            <text:p>18</text:p>
          </table:table-cell>
          <table:table-cell office:value-type="float" office:value="0.894" calcext:value-type="float">
            <text:p>0.894</text:p>
          </table:table-cell>
          <table:table-cell office:value-type="float" office:value="82.4" calcext:value-type="float">
            <text:p>82.4</text:p>
          </table:table-cell>
          <table:table-cell office:value-type="float" office:value="16" calcext:value-type="float">
            <text:p>16</text:p>
          </table:table-cell>
          <table:table-cell office:value-type="float" office:value="12.5" calcext:value-type="float">
            <text:p>12.5</text:p>
          </table:table-cell>
          <table:table-cell office:value-type="float" office:value="30676" calcext:value-type="float">
            <text:p>30676</text:p>
          </table:table-cell>
          <table:table-cell office:value-type="string" calcext:value-type="string">
            <text:p>Very high</text:p>
          </table:table-cell>
          <table:table-cell table:formula="of:=IFERROR(VLOOKUP([.$A180]; [$continents.$A$1:.$C$250]; COLUMN([.B168]); 0);&quot;&quot;)" office:value-type="string" office:string-value="Asia" calcext:value-type="string">
            <text:p>Asia</text:p>
          </table:table-cell>
          <table:table-cell table:formula="of:=IFERROR(VLOOKUP([.$A180]; [$continents.$A$1:.$C$250]; COLUMN([.C168]); 0);&quot;&quot;)" office:value-type="string" office:string-value="Western Asia" calcext:value-type="string">
            <text:p>Western Asia</text:p>
          </table:table-cell>
          <table:table-cell table:formula="of:=IFERROR(VLOOKUP([.$A180]; [$2014gini.$A$1:.$B$146]; COLUMN([.B168]); 0);&quot;&quot;)" office:value-type="float" office:value="42.8" calcext:value-type="float">
            <text:p>42.8</text:p>
          </table:table-cell>
          <table:table-cell table:formula="of:=IFERROR(VLOOKUP([.$A180]; [$2014worlddev.$A$1:.$O$218]; COLUMN([.B168]); 0);&quot;&quot;)" office:value-type="float" office:value="71.45" calcext:value-type="float">
            <text:p>71.45</text:p>
          </table:table-cell>
          <table:table-cell table:formula="of:=IFERROR(VLOOKUP([.$A180]; [$2014worlddev.$A$1:.$O$218]; COLUMN([.C168]); 0);&quot;&quot;)" office:value-type="float" office:value="46.84034639" calcext:value-type="float">
            <text:p>46.84034639</text:p>
          </table:table-cell>
          <table:table-cell table:formula="of:=IFERROR(VLOOKUP([.$A180]; [$2014worlddev.$A$1:.$O$218]; COLUMN([.D168]); 0);&quot;&quot;)" office:value-type="float" office:value="5.92334424" calcext:value-type="float">
            <text:p>5.92334424</text:p>
          </table:table-cell>
          <table:table-cell table:formula="of:=IFERROR(VLOOKUP([.$A180]; [$2014worlddev.$A$1:.$O$218]; COLUMN([.E168]); 0);&quot;&quot;)" office:value-type="float" office:value="1.919543799" calcext:value-type="float">
            <text:p>1.919543799</text:p>
          </table:table-cell>
          <table:table-cell table:formula="of:=IFERROR(VLOOKUP([.$A180]; [$2014worlddev.$A$1:.$O$218]; COLUMN([.F168]); 0);&quot;&quot;)" office:value-type="float" office:value="379.6534196" calcext:value-type="float">
            <text:p>379.6534196</text:p>
          </table:table-cell>
          <table:table-cell table:formula="of:=IFERROR(VLOOKUP([.$A180]; [$2014worlddev.$A$1:.$O$218]; COLUMN([.G168]); 0);&quot;&quot;)" office:value-type="float" office:value="27.77403768" calcext:value-type="float">
            <text:p>27.77403768</text:p>
          </table:table-cell>
          <table:table-cell table:formula="of:=IFERROR(VLOOKUP([.$A180]; [$2014worlddev.$A$1:.$O$218]; COLUMN([.H168]); 0);&quot;&quot;)" office:value-type="float" office:value="61.19479064" calcext:value-type="float">
            <text:p>61.19479064</text:p>
          </table:table-cell>
          <table:table-cell table:formula="of:=IFERROR(VLOOKUP([.$A180]; [$2014worlddev.$A$1:.$O$218]; COLUMN([.I168]); 0);&quot;&quot;)" office:value-type="float" office:value="11.03117168" calcext:value-type="float">
            <text:p>11.03117168</text:p>
          </table:table-cell>
          <table:table-cell table:formula="of:=IFERROR(VLOOKUP([.$A180]; [$2014worlddev.$A$1:.$O$218]; COLUMN([.J168]); 0);&quot;&quot;)" office:value-type="float" office:value="8215700" calcext:value-type="float">
            <text:p>8215700</text:p>
          </table:table-cell>
          <table:table-cell table:formula="of:=IFERROR(VLOOKUP([.$A180]; [$2014worlddev.$A$1:.$O$218]; COLUMN([.K168]); 0);&quot;&quot;)" office:value-type="float" office:value="330" calcext:value-type="float">
            <text:p>330</text:p>
          </table:table-cell>
          <table:table-cell table:formula="of:=IFERROR(VLOOKUP([.$A180]; [$2014worlddev.$A$1:.$O$218]; COLUMN([.L168]); 0);&quot;&quot;)" office:value-type="float" office:value="979" calcext:value-type="float">
            <text:p>979</text:p>
          </table:table-cell>
          <table:table-cell table:formula="of:=IFERROR(VLOOKUP([.$A180]; [$2014worlddev.$A$1:.$O$218]; COLUMN([.M168]); 0);&quot;&quot;)" office:value-type="float" office:value="7.924" calcext:value-type="float">
            <text:p>7.924</text:p>
          </table:table-cell>
          <table:table-cell table:formula="of:=IFERROR(VLOOKUP([.$A180]; [$2014worlddev.$A$1:.$O$218]; COLUMN([.N168]); 0);&quot;&quot;)" office:value-type="float" office:value="6.099999905" calcext:value-type="float">
            <text:p>6.099999905</text:p>
          </table:table-cell>
          <table:table-cell table:formula="of:=IFERROR(VLOOKUP([.$A180]; [$2014worlddev.$A$1:.$O$218]; COLUMN([.O168]); 0);&quot;&quot;)" office:value-type="float" office:value="3.08" calcext:value-type="float">
            <text:p>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30" calcext:value-type="float">
            <text:p>30</text:p>
          </table:table-cell>
          <table:table-cell office:value-type="float" office:value="0.861" calcext:value-type="float">
            <text:p>0.861</text:p>
          </table:table-cell>
          <table:table-cell office:value-type="float" office:value="76.8" calcext:value-type="float">
            <text:p>76.8</text:p>
          </table:table-cell>
          <table:table-cell office:value-type="float" office:value="16.5" calcext:value-type="float">
            <text:p>16.5</text:p>
          </table:table-cell>
          <table:table-cell office:value-type="float" office:value="12.5" calcext:value-type="float">
            <text:p>12.5</text:p>
          </table:table-cell>
          <table:table-cell office:value-type="float" office:value="25214" calcext:value-type="float">
            <text:p>25214</text:p>
          </table:table-cell>
          <table:table-cell office:value-type="string" calcext:value-type="string">
            <text:p>Very high</text:p>
          </table:table-cell>
          <table:table-cell table:formula="of:=IFERROR(VLOOKUP([.$A181]; [$continents.$A$1:.$C$250]; COLUMN([.B131]); 0);&quot;&quot;)" office:value-type="string" office:string-value="Europe" calcext:value-type="string">
            <text:p>Europe</text:p>
          </table:table-cell>
          <table:table-cell table:formula="of:=IFERROR(VLOOKUP([.$A181]; [$continents.$A$1:.$C$250]; COLUMN([.C131]); 0);&quot;&quot;)" office:value-type="string" office:string-value="Northern Europe" calcext:value-type="string">
            <text:p>Northern Europe</text:p>
          </table:table-cell>
          <table:table-cell table:formula="of:=IFERROR(VLOOKUP([.$A181]; [$2014gini.$A$1:.$B$146]; COLUMN([.B131]); 0);&quot;&quot;)" office:value-type="float" office:value="35.6" calcext:value-type="float">
            <text:p>35.6</text:p>
          </table:table-cell>
          <table:table-cell table:formula="of:=IFERROR(VLOOKUP([.$A181]; [$2014worlddev.$A$1:.$O$218]; COLUMN([.B131]); 0);&quot;&quot;)" office:value-type="float" office:value="84.24" calcext:value-type="float">
            <text:p>84.24</text:p>
          </table:table-cell>
          <table:table-cell table:formula="of:=IFERROR(VLOOKUP([.$A181]; [$2014worlddev.$A$1:.$O$218]; COLUMN([.C131]); 0);&quot;&quot;)" office:value-type="float" office:value="49.05976413" calcext:value-type="float">
            <text:p>49.05976413</text:p>
          </table:table-cell>
          <table:table-cell table:formula="of:=IFERROR(VLOOKUP([.$A181]; [$2014worlddev.$A$1:.$O$218]; COLUMN([.D131]); 0);&quot;&quot;)" office:value-type="float" office:value="1.933608113" calcext:value-type="float">
            <text:p>1.933608113</text:p>
          </table:table-cell>
          <table:table-cell table:formula="of:=IFERROR(VLOOKUP([.$A181]; [$2014worlddev.$A$1:.$O$218]; COLUMN([.E131]); 0);&quot;&quot;)" office:value-type="float" office:value="-0.262256175" calcext:value-type="float">
            <text:p>-0.262256175</text:p>
          </table:table-cell>
          <table:table-cell table:formula="of:=IFERROR(VLOOKUP([.$A181]; [$2014worlddev.$A$1:.$O$218]; COLUMN([.F131]); 0);&quot;&quot;)" office:value-type="float" office:value="31.01073366" calcext:value-type="float">
            <text:p>31.01073366</text:p>
          </table:table-cell>
          <table:table-cell table:formula="of:=IFERROR(VLOOKUP([.$A181]; [$2014worlddev.$A$1:.$O$218]; COLUMN([.G131]); 0);&quot;&quot;)" office:value-type="float" office:value="15.82263526" calcext:value-type="float">
            <text:p>15.82263526</text:p>
          </table:table-cell>
          <table:table-cell table:formula="of:=IFERROR(VLOOKUP([.$A181]; [$2014worlddev.$A$1:.$O$218]; COLUMN([.H131]); 0);&quot;&quot;)" office:value-type="float" office:value="65.64777622" calcext:value-type="float">
            <text:p>65.64777622</text:p>
          </table:table-cell>
          <table:table-cell table:formula="of:=IFERROR(VLOOKUP([.$A181]; [$2014worlddev.$A$1:.$O$218]; COLUMN([.I131]); 0);&quot;&quot;)" office:value-type="float" office:value="18.52958852" calcext:value-type="float">
            <text:p>18.52958852</text:p>
          </table:table-cell>
          <table:table-cell table:formula="of:=IFERROR(VLOOKUP([.$A181]; [$2014worlddev.$A$1:.$O$218]; COLUMN([.J131]); 0);&quot;&quot;)" office:value-type="float" office:value="1314545" calcext:value-type="float">
            <text:p>1314545</text:p>
          </table:table-cell>
          <table:table-cell table:formula="of:=IFERROR(VLOOKUP([.$A181]; [$2014worlddev.$A$1:.$O$218]; COLUMN([.K131]); 0);&quot;&quot;)" office:value-type="float" office:value="90" calcext:value-type="float">
            <text:p>90</text:p>
          </table:table-cell>
          <table:table-cell table:formula="of:=IFERROR(VLOOKUP([.$A181]; [$2014worlddev.$A$1:.$O$218]; COLUMN([.L131]); 0);&quot;&quot;)" office:value-type="float" office:value="339" calcext:value-type="float">
            <text:p>339</text:p>
          </table:table-cell>
          <table:table-cell table:formula="of:=IFERROR(VLOOKUP([.$A181]; [$2014worlddev.$A$1:.$O$218]; COLUMN([.M131]); 0);&quot;&quot;)" office:value-type="float" office:value="32.378" calcext:value-type="float">
            <text:p>32.378</text:p>
          </table:table-cell>
          <table:table-cell table:formula="of:=IFERROR(VLOOKUP([.$A181]; [$2014worlddev.$A$1:.$O$218]; COLUMN([.N131]); 0);&quot;&quot;)" office:value-type="float" office:value="7.699999809" calcext:value-type="float">
            <text:p>7.699999809</text:p>
          </table:table-cell>
          <table:table-cell table:formula="of:=IFERROR(VLOOKUP([.$A181]; [$2014worlddev.$A$1:.$O$218]; COLUMN([.O131]); 0);&quot;&quot;)" office:value-type="float" office:value="1.52" calcext:value-type="float">
            <text:p>1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" calcext:value-type="float">
            <text:p>1</text:p>
          </table:table-cell>
          <table:table-cell office:value-type="float" office:value="0.944" calcext:value-type="float">
            <text:p>0.944</text:p>
          </table:table-cell>
          <table:table-cell office:value-type="float" office:value="81.6" calcext:value-type="float">
            <text:p>81.6</text:p>
          </table:table-cell>
          <table:table-cell office:value-type="float" office:value="17.5" calcext:value-type="float">
            <text:p>17.5</text:p>
          </table:table-cell>
          <table:table-cell office:value-type="float" office:value="12.6" calcext:value-type="float">
            <text:p>12.6</text:p>
          </table:table-cell>
          <table:table-cell office:value-type="float" office:value="64992" calcext:value-type="float">
            <text:p>64992</text:p>
          </table:table-cell>
          <table:table-cell office:value-type="string" calcext:value-type="string">
            <text:p>Very high</text:p>
          </table:table-cell>
          <table:table-cell table:formula="of:=IFERROR(VLOOKUP([.$A182]; [$continents.$A$1:.$C$250]; COLUMN([.B1]); 0);&quot;&quot;)" office:value-type="string" office:string-value="Europe" calcext:value-type="string">
            <text:p>Europe</text:p>
          </table:table-cell>
          <table:table-cell table:formula="of:=IFERROR(VLOOKUP([.$A182]; [$continents.$A$1:.$C$250]; COLUMN([.C1]); 0);&quot;&quot;)" office:value-type="string" office:string-value="Northern Europe" calcext:value-type="string">
            <text:p>Northern Europe</text:p>
          </table:table-cell>
          <table:table-cell table:formula="of:=IFERROR(VLOOKUP([.$A182]; [$2014gini.$A$1:.$B$146]; COLUMN([.B1]); 0);&quot;&quot;)" office:value-type="float" office:value="26.8" calcext:value-type="float">
            <text:p>26.8</text:p>
          </table:table-cell>
          <table:table-cell table:formula="of:=IFERROR(VLOOKUP([.$A182]; [$2014worlddev.$A$1:.$O$218]; COLUMN([.B1]); 0);&quot;&quot;)" office:value-type="float" office:value="96.3" calcext:value-type="float">
            <text:p>96.3</text:p>
          </table:table-cell>
          <table:table-cell table:formula="of:=IFERROR(VLOOKUP([.$A182]; [$2014worlddev.$A$1:.$O$218]; COLUMN([.C1]); 0);&quot;&quot;)" office:value-type="float" office:value="47.11038085" calcext:value-type="float">
            <text:p>47.11038085</text:p>
          </table:table-cell>
          <table:table-cell table:formula="of:=IFERROR(VLOOKUP([.$A182]; [$2014worlddev.$A$1:.$O$218]; COLUMN([.D1]); 0);&quot;&quot;)" office:value-type="float" office:value="1.465836257" calcext:value-type="float">
            <text:p>1.465836257</text:p>
          </table:table-cell>
          <table:table-cell table:formula="of:=IFERROR(VLOOKUP([.$A182]; [$2014worlddev.$A$1:.$O$218]; COLUMN([.E1]); 0);&quot;&quot;)" office:value-type="float" office:value="1.127736677" calcext:value-type="float">
            <text:p>1.127736677</text:p>
          </table:table-cell>
          <table:table-cell table:formula="of:=IFERROR(VLOOKUP([.$A182]; [$2014worlddev.$A$1:.$O$218]; COLUMN([.F1]); 0);&quot;&quot;)" office:value-type="float" office:value="14.06516722" calcext:value-type="float">
            <text:p>14.06516722</text:p>
          </table:table-cell>
          <table:table-cell table:formula="of:=IFERROR(VLOOKUP([.$A182]; [$2014worlddev.$A$1:.$O$218]; COLUMN([.G1]); 0);&quot;&quot;)" office:value-type="float" office:value="18.07642624" calcext:value-type="float">
            <text:p>18.07642624</text:p>
          </table:table-cell>
          <table:table-cell table:formula="of:=IFERROR(VLOOKUP([.$A182]; [$2014worlddev.$A$1:.$O$218]; COLUMN([.H1]); 0);&quot;&quot;)" office:value-type="float" office:value="65.88987504" calcext:value-type="float">
            <text:p>65.88987504</text:p>
          </table:table-cell>
          <table:table-cell table:formula="of:=IFERROR(VLOOKUP([.$A182]; [$2014worlddev.$A$1:.$O$218]; COLUMN([.I1]); 0);&quot;&quot;)" office:value-type="float" office:value="16.03369872" calcext:value-type="float">
            <text:p>16.03369872</text:p>
          </table:table-cell>
          <table:table-cell table:formula="of:=IFERROR(VLOOKUP([.$A182]; [$2014worlddev.$A$1:.$O$218]; COLUMN([.J1]); 0);&quot;&quot;)" office:value-type="float" office:value="5137232" calcext:value-type="float">
            <text:p>5137232</text:p>
          </table:table-cell>
          <table:table-cell table:formula="of:=IFERROR(VLOOKUP([.$A182]; [$2014worlddev.$A$1:.$O$218]; COLUMN([.K1]); 0);&quot;&quot;)" office:value-type="float" office:value="47043" calcext:value-type="float">
            <text:p>47043</text:p>
          </table:table-cell>
          <table:table-cell table:formula="of:=IFERROR(VLOOKUP([.$A182]; [$2014worlddev.$A$1:.$O$218]; COLUMN([.L1]); 0);&quot;&quot;)" office:value-type="float" office:value="13" calcext:value-type="float">
            <text:p>13</text:p>
          </table:table-cell>
          <table:table-cell table:formula="of:=IFERROR(VLOOKUP([.$A182]; [$2014worlddev.$A$1:.$O$218]; COLUMN([.M1]); 0);&quot;&quot;)" office:value-type="float" office:value="19.792" calcext:value-type="float">
            <text:p>19.792</text:p>
          </table:table-cell>
          <table:table-cell table:formula="of:=IFERROR(VLOOKUP([.$A182]; [$2014worlddev.$A$1:.$O$218]; COLUMN([.N1]); 0);&quot;&quot;)" office:value-type="float" office:value="3.400000095" calcext:value-type="float">
            <text:p>3.400000095</text:p>
          </table:table-cell>
          <table:table-cell table:formula="of:=IFERROR(VLOOKUP([.$A182]; [$2014worlddev.$A$1:.$O$218]; COLUMN([.O1]); 0);&quot;&quot;)" office:value-type="float" office:value="1.78" calcext:value-type="float">
            <text:p>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4" calcext:value-type="float">
            <text:p>4</text:p>
          </table:table-cell>
          <table:table-cell office:value-type="float" office:value="0.923" calcext:value-type="float">
            <text:p>0.923</text:p>
          </table:table-cell>
          <table:table-cell office:value-type="float" office:value="80.2" calcext:value-type="float">
            <text:p>80.2</text:p>
          </table:table-cell>
          <table:table-cell office:value-type="float" office:value="18.7" calcext:value-type="float">
            <text:p>18.7</text:p>
          </table:table-cell>
          <table:table-cell office:value-type="float" office:value="12.7" calcext:value-type="float">
            <text:p>12.7</text:p>
          </table:table-cell>
          <table:table-cell office:value-type="float" office:value="44025" calcext:value-type="float">
            <text:p>44025</text:p>
          </table:table-cell>
          <table:table-cell office:value-type="string" calcext:value-type="string">
            <text:p>Very high</text:p>
          </table:table-cell>
          <table:table-cell table:formula="of:=IFERROR(VLOOKUP([.$A183]; [$continents.$A$1:.$C$250]; COLUMN([.B184]); 0);&quot;&quot;)" office:value-type="string" office:string-value="Europe" calcext:value-type="string">
            <text:p>Europe</text:p>
          </table:table-cell>
          <table:table-cell table:formula="of:=IFERROR(VLOOKUP([.$A183]; [$continents.$A$1:.$C$250]; COLUMN([.C184]); 0);&quot;&quot;)" office:value-type="string" office:string-value="Northern Europe" calcext:value-type="string">
            <text:p>Northern Europe</text:p>
          </table:table-cell>
          <table:table-cell table:formula="of:=IFERROR(VLOOKUP([.$A183]; [$2014gini.$A$1:.$B$146]; COLUMN([.B184]); 0);&quot;&quot;)" office:value-type="float" office:value="24.8" calcext:value-type="float">
            <text:p>24.8</text:p>
          </table:table-cell>
          <table:table-cell table:formula="of:=IFERROR(VLOOKUP([.$A183]; [$2014worlddev.$A$1:.$O$218]; COLUMN([.B184]); 0);&quot;&quot;)" office:value-type="float" office:value="95.99" calcext:value-type="float">
            <text:p>95.99</text:p>
          </table:table-cell>
          <table:table-cell table:formula="of:=IFERROR(VLOOKUP([.$A183]; [$2014worlddev.$A$1:.$O$218]; COLUMN([.C184]); 0);&quot;&quot;)" office:value-type="float" office:value="47.68798596" calcext:value-type="float">
            <text:p>47.68798596</text:p>
          </table:table-cell>
          <table:table-cell table:formula="of:=IFERROR(VLOOKUP([.$A183]; [$2014worlddev.$A$1:.$O$218]; COLUMN([.D184]); 0);&quot;&quot;)" office:value-type="float" office:value="1.172098607" calcext:value-type="float">
            <text:p>1.172098607</text:p>
          </table:table-cell>
          <table:table-cell table:formula="of:=IFERROR(VLOOKUP([.$A183]; [$2014worlddev.$A$1:.$O$218]; COLUMN([.E184]); 0);&quot;&quot;)" office:value-type="float" office:value="0.507053283" calcext:value-type="float">
            <text:p>0.507053283</text:p>
          </table:table-cell>
          <table:table-cell table:formula="of:=IFERROR(VLOOKUP([.$A183]; [$2014worlddev.$A$1:.$O$218]; COLUMN([.F184]); 0);&quot;&quot;)" office:value-type="float" office:value="133.0067169" calcext:value-type="float">
            <text:p>133.0067169</text:p>
          </table:table-cell>
          <table:table-cell table:formula="of:=IFERROR(VLOOKUP([.$A183]; [$2014worlddev.$A$1:.$O$218]; COLUMN([.G184]); 0);&quot;&quot;)" office:value-type="float" office:value="17.0677393" calcext:value-type="float">
            <text:p>17.0677393</text:p>
          </table:table-cell>
          <table:table-cell table:formula="of:=IFERROR(VLOOKUP([.$A183]; [$2014worlddev.$A$1:.$O$218]; COLUMN([.H184]); 0);&quot;&quot;)" office:value-type="float" office:value="64.43318714" calcext:value-type="float">
            <text:p>64.43318714</text:p>
          </table:table-cell>
          <table:table-cell table:formula="of:=IFERROR(VLOOKUP([.$A183]; [$2014worlddev.$A$1:.$O$218]; COLUMN([.I184]); 0);&quot;&quot;)" office:value-type="float" office:value="18.49907356" calcext:value-type="float">
            <text:p>18.49907356</text:p>
          </table:table-cell>
          <table:table-cell table:formula="of:=IFERROR(VLOOKUP([.$A183]; [$2014worlddev.$A$1:.$O$218]; COLUMN([.J184]); 0);&quot;&quot;)" office:value-type="float" office:value="5643475" calcext:value-type="float">
            <text:p>5643475</text:p>
          </table:table-cell>
          <table:table-cell table:formula="of:=IFERROR(VLOOKUP([.$A183]; [$2014worlddev.$A$1:.$O$218]; COLUMN([.K184]); 0);&quot;&quot;)" office:value-type="float" office:value="17785" calcext:value-type="float">
            <text:p>17785</text:p>
          </table:table-cell>
          <table:table-cell table:formula="of:=IFERROR(VLOOKUP([.$A183]; [$2014worlddev.$A$1:.$O$218]; COLUMN([.L184]); 0);&quot;&quot;)" office:value-type="float" office:value="12" calcext:value-type="float">
            <text:p>12</text:p>
          </table:table-cell>
          <table:table-cell table:formula="of:=IFERROR(VLOOKUP([.$A183]; [$2014worlddev.$A$1:.$O$218]; COLUMN([.M184]); 0);&quot;&quot;)" office:value-type="float" office:value="12.498" calcext:value-type="float">
            <text:p>12.498</text:p>
          </table:table-cell>
          <table:table-cell table:formula="of:=IFERROR(VLOOKUP([.$A183]; [$2014worlddev.$A$1:.$O$218]; COLUMN([.N184]); 0);&quot;&quot;)" office:value-type="float" office:value="6.599999905" calcext:value-type="float">
            <text:p>6.599999905</text:p>
          </table:table-cell>
          <table:table-cell table:formula="of:=IFERROR(VLOOKUP([.$A183]; [$2014worlddev.$A$1:.$O$218]; COLUMN([.O184]); 0);&quot;&quot;)" office:value-type="float" office:value="1.67" calcext:value-type="float">
            <text:p>1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3" calcext:value-type="float">
            <text:p>3</text:p>
          </table:table-cell>
          <table:table-cell office:value-type="float" office:value="0.93" calcext:value-type="float">
            <text:p>0.93</text:p>
          </table:table-cell>
          <table:table-cell office:value-type="float" office:value="83" calcext:value-type="float">
            <text:p>83</text:p>
          </table:table-cell>
          <table:table-cell office:value-type="float" office:value="15.8" calcext:value-type="float">
            <text:p>15.8</text:p>
          </table:table-cell>
          <table:table-cell office:value-type="float" office:value="12.8" calcext:value-type="float">
            <text:p>12.8</text:p>
          </table:table-cell>
          <table:table-cell office:value-type="float" office:value="56431" calcext:value-type="float">
            <text:p>56431</text:p>
          </table:table-cell>
          <table:table-cell office:value-type="string" calcext:value-type="string">
            <text:p>Very high</text:p>
          </table:table-cell>
          <table:table-cell table:formula="of:=IFERROR(VLOOKUP([.$A184]; [$continents.$A$1:.$C$250]; COLUMN([.B186]); 0);&quot;&quot;)" office:value-type="string" office:string-value="Europe" calcext:value-type="string">
            <text:p>Europe</text:p>
          </table:table-cell>
          <table:table-cell table:formula="of:=IFERROR(VLOOKUP([.$A184]; [$continents.$A$1:.$C$250]; COLUMN([.C186]); 0);&quot;&quot;)" office:value-type="string" office:string-value="Western Europe" calcext:value-type="string">
            <text:p>Western Europe</text:p>
          </table:table-cell>
          <table:table-cell table:formula="of:=IFERROR(VLOOKUP([.$A184]; [$2014gini.$A$1:.$B$146]; COLUMN([.B186]); 0);&quot;&quot;)" office:value-type="float" office:value="28.7" calcext:value-type="float">
            <text:p>28.7</text:p>
          </table:table-cell>
          <table:table-cell table:formula="of:=IFERROR(VLOOKUP([.$A184]; [$2014worlddev.$A$1:.$O$218]; COLUMN([.B186]); 0);&quot;&quot;)" office:value-type="float" office:value="87" calcext:value-type="float">
            <text:p>87</text:p>
          </table:table-cell>
          <table:table-cell table:formula="of:=IFERROR(VLOOKUP([.$A184]; [$2014worlddev.$A$1:.$O$218]; COLUMN([.C186]); 0);&quot;&quot;)" office:value-type="float" office:value="46.15101081" calcext:value-type="float">
            <text:p>46.15101081</text:p>
          </table:table-cell>
          <table:table-cell table:formula="of:=IFERROR(VLOOKUP([.$A184]; [$2014worlddev.$A$1:.$O$218]; COLUMN([.D186]); 0);&quot;&quot;)" office:value-type="float" office:value="0.65799317" calcext:value-type="float">
            <text:p>0.65799317</text:p>
          </table:table-cell>
          <table:table-cell table:formula="of:=IFERROR(VLOOKUP([.$A184]; [$2014worlddev.$A$1:.$O$218]; COLUMN([.E186]); 0);&quot;&quot;)" office:value-type="float" office:value="1.220103973" calcext:value-type="float">
            <text:p>1.220103973</text:p>
          </table:table-cell>
          <table:table-cell table:formula="of:=IFERROR(VLOOKUP([.$A184]; [$2014worlddev.$A$1:.$O$218]; COLUMN([.F186]); 0);&quot;&quot;)" office:value-type="float" office:value="207.2236309" calcext:value-type="float">
            <text:p>207.2236309</text:p>
          </table:table-cell>
          <table:table-cell table:formula="of:=IFERROR(VLOOKUP([.$A184]; [$2014worlddev.$A$1:.$O$218]; COLUMN([.G186]); 0);&quot;&quot;)" office:value-type="float" office:value="14.76334742" calcext:value-type="float">
            <text:p>14.76334742</text:p>
          </table:table-cell>
          <table:table-cell table:formula="of:=IFERROR(VLOOKUP([.$A184]; [$2014worlddev.$A$1:.$O$218]; COLUMN([.H186]); 0);&quot;&quot;)" office:value-type="float" office:value="67.3992554" calcext:value-type="float">
            <text:p>67.3992554</text:p>
          </table:table-cell>
          <table:table-cell table:formula="of:=IFERROR(VLOOKUP([.$A184]; [$2014worlddev.$A$1:.$O$218]; COLUMN([.I186]); 0);&quot;&quot;)" office:value-type="float" office:value="17.83739718" calcext:value-type="float">
            <text:p>17.83739718</text:p>
          </table:table-cell>
          <table:table-cell table:formula="of:=IFERROR(VLOOKUP([.$A184]; [$2014worlddev.$A$1:.$O$218]; COLUMN([.J186]); 0);&quot;&quot;)" office:value-type="float" office:value="8188649" calcext:value-type="float">
            <text:p>8188649</text:p>
          </table:table-cell>
          <table:table-cell table:formula="of:=IFERROR(VLOOKUP([.$A184]; [$2014worlddev.$A$1:.$O$218]; COLUMN([.K186]); 0);&quot;&quot;)" office:value-type="float" office:value="62620" calcext:value-type="float">
            <text:p>62620</text:p>
          </table:table-cell>
          <table:table-cell table:formula="of:=IFERROR(VLOOKUP([.$A184]; [$2014worlddev.$A$1:.$O$218]; COLUMN([.L186]); 0);&quot;&quot;)" office:value-type="float" office:value="19" calcext:value-type="float">
            <text:p>19</text:p>
          </table:table-cell>
          <table:table-cell table:formula="of:=IFERROR(VLOOKUP([.$A184]; [$2014worlddev.$A$1:.$O$218]; COLUMN([.M186]); 0);&quot;&quot;)" office:value-type="float" office:value="26.156" calcext:value-type="float">
            <text:p>26.156</text:p>
          </table:table-cell>
          <table:table-cell table:formula="of:=IFERROR(VLOOKUP([.$A184]; [$2014worlddev.$A$1:.$O$218]; COLUMN([.N186]); 0);&quot;&quot;)" office:value-type="float" office:value="4.5" calcext:value-type="float">
            <text:p>4.5</text:p>
          </table:table-cell>
          <table:table-cell table:formula="of:=IFERROR(VLOOKUP([.$A184]; [$2014worlddev.$A$1:.$O$218]; COLUMN([.O186]); 0);&quot;&quot;)" office:value-type="float" office:value="1.52" calcext:value-type="float">
            <text:p>1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0.915" calcext:value-type="float">
            <text:p>0.915</text:p>
          </table:table-cell>
          <table:table-cell office:value-type="float" office:value="79.1" calcext:value-type="float">
            <text:p>79.1</text:p>
          </table:table-cell>
          <table:table-cell office:value-type="float" office:value="16.5" calcext:value-type="float">
            <text:p>16.5</text:p>
          </table:table-cell>
          <table:table-cell office:value-type="float" office:value="12.9" calcext:value-type="float">
            <text:p>12.9</text:p>
          </table:table-cell>
          <table:table-cell office:value-type="float" office:value="52947" calcext:value-type="float">
            <text:p>52947</text:p>
          </table:table-cell>
          <table:table-cell office:value-type="string" calcext:value-type="string">
            <text:p>Very high</text:p>
          </table:table-cell>
          <table:table-cell table:formula="of:=IFERROR(VLOOKUP([.$A185]; [$continents.$A$1:.$C$250]; COLUMN([.B174]); 0);&quot;&quot;)" office:value-type="string" office:string-value="Americas" calcext:value-type="string">
            <text:p>Americas</text:p>
          </table:table-cell>
          <table:table-cell table:formula="of:=IFERROR(VLOOKUP([.$A185]; [$continents.$A$1:.$C$250]; COLUMN([.C174]); 0);&quot;&quot;)" office:value-type="string" office:string-value="Northern America" calcext:value-type="string">
            <text:p>Northern America</text:p>
          </table:table-cell>
          <table:table-cell table:formula="of:=IFERROR(VLOOKUP([.$A185]; [$2014gini.$A$1:.$B$146]; COLUMN([.B174]); 0);&quot;&quot;)">
            <text:p/>
          </table:table-cell>
          <table:table-cell table:formula="of:=IFERROR(VLOOKUP([.$A185]; [$2014worlddev.$A$1:.$O$218]; COLUMN([.B174]); 0);&quot;&quot;)">
            <text:p/>
          </table:table-cell>
          <table:table-cell table:formula="of:=IFERROR(VLOOKUP([.$A185]; [$2014worlddev.$A$1:.$O$218]; COLUMN([.C174]); 0);&quot;&quot;)">
            <text:p/>
          </table:table-cell>
          <table:table-cell table:formula="of:=IFERROR(VLOOKUP([.$A185]; [$2014worlddev.$A$1:.$O$218]; COLUMN([.D174]); 0);&quot;&quot;)">
            <text:p/>
          </table:table-cell>
          <table:table-cell table:formula="of:=IFERROR(VLOOKUP([.$A185]; [$2014worlddev.$A$1:.$O$218]; COLUMN([.E174]); 0);&quot;&quot;)">
            <text:p/>
          </table:table-cell>
          <table:table-cell table:formula="of:=IFERROR(VLOOKUP([.$A185]; [$2014worlddev.$A$1:.$O$218]; COLUMN([.F174]); 0);&quot;&quot;)">
            <text:p/>
          </table:table-cell>
          <table:table-cell table:formula="of:=IFERROR(VLOOKUP([.$A185]; [$2014worlddev.$A$1:.$O$218]; COLUMN([.G174]); 0);&quot;&quot;)">
            <text:p/>
          </table:table-cell>
          <table:table-cell table:formula="of:=IFERROR(VLOOKUP([.$A185]; [$2014worlddev.$A$1:.$O$218]; COLUMN([.H174]); 0);&quot;&quot;)">
            <text:p/>
          </table:table-cell>
          <table:table-cell table:formula="of:=IFERROR(VLOOKUP([.$A185]; [$2014worlddev.$A$1:.$O$218]; COLUMN([.I174]); 0);&quot;&quot;)">
            <text:p/>
          </table:table-cell>
          <table:table-cell table:formula="of:=IFERROR(VLOOKUP([.$A185]; [$2014worlddev.$A$1:.$O$218]; COLUMN([.J174]); 0);&quot;&quot;)">
            <text:p/>
          </table:table-cell>
          <table:table-cell table:formula="of:=IFERROR(VLOOKUP([.$A185]; [$2014worlddev.$A$1:.$O$218]; COLUMN([.K174]); 0);&quot;&quot;)">
            <text:p/>
          </table:table-cell>
          <table:table-cell table:formula="of:=IFERROR(VLOOKUP([.$A185]; [$2014worlddev.$A$1:.$O$218]; COLUMN([.L174]); 0);&quot;&quot;)">
            <text:p/>
          </table:table-cell>
          <table:table-cell table:formula="of:=IFERROR(VLOOKUP([.$A185]; [$2014worlddev.$A$1:.$O$218]; COLUMN([.M174]); 0);&quot;&quot;)">
            <text:p/>
          </table:table-cell>
          <table:table-cell table:formula="of:=IFERROR(VLOOKUP([.$A185]; [$2014worlddev.$A$1:.$O$218]; COLUMN([.N174]); 0);&quot;&quot;)">
            <text:p/>
          </table:table-cell>
          <table:table-cell table:formula="of:=IFERROR(VLOOKUP([.$A185]; [$2014worlddev.$A$1:.$O$218]; COLUMN([.O174]); 0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" calcext:value-type="float">
            <text:p>2</text:p>
          </table:table-cell>
          <table:table-cell office:value-type="float" office:value="0.935" calcext:value-type="float">
            <text:p>0.935</text:p>
          </table:table-cell>
          <table:table-cell office:value-type="float" office:value="82.4" calcext:value-type="float">
            <text:p>82.4</text:p>
          </table:table-cell>
          <table:table-cell office:value-type="float" office:value="20.2" calcext:value-type="float">
            <text:p>20.2</text:p>
          </table:table-cell>
          <table:table-cell office:value-type="float" office:value="13" calcext:value-type="float">
            <text:p>13</text:p>
          </table:table-cell>
          <table:table-cell office:value-type="float" office:value="42261" calcext:value-type="float">
            <text:p>42261</text:p>
          </table:table-cell>
          <table:table-cell office:value-type="string" calcext:value-type="string">
            <text:p>Very high</text:p>
          </table:table-cell>
          <table:table-cell table:formula="of:=IFERROR(VLOOKUP([.$A186]; [$continents.$A$1:.$C$250]; COLUMN([.B182]); 0);&quot;&quot;)" office:value-type="string" office:string-value="Oceania" calcext:value-type="string">
            <text:p>Oceania</text:p>
          </table:table-cell>
          <table:table-cell table:formula="of:=IFERROR(VLOOKUP([.$A186]; [$continents.$A$1:.$C$250]; COLUMN([.C182]); 0);&quot;&quot;)" office:value-type="string" office:string-value="Australia and New Zealand" calcext:value-type="string">
            <text:p>Australia and New Zealand</text:p>
          </table:table-cell>
          <table:table-cell table:formula="of:=IFERROR(VLOOKUP([.$A186]; [$2014gini.$A$1:.$B$146]; COLUMN([.B182]); 0);&quot;&quot;)" office:value-type="float" office:value="30.3" calcext:value-type="float">
            <text:p>30.3</text:p>
          </table:table-cell>
          <table:table-cell table:formula="of:=IFERROR(VLOOKUP([.$A186]; [$2014worlddev.$A$1:.$O$218]; COLUMN([.B182]); 0);&quot;&quot;)" office:value-type="float" office:value="84.56" calcext:value-type="float">
            <text:p>84.56</text:p>
          </table:table-cell>
          <table:table-cell table:formula="of:=IFERROR(VLOOKUP([.$A186]; [$2014worlddev.$A$1:.$O$218]; COLUMN([.C182]); 0);&quot;&quot;)" office:value-type="float" office:value="45.38881977" calcext:value-type="float">
            <text:p>45.38881977</text:p>
          </table:table-cell>
          <table:table-cell table:formula="of:=IFERROR(VLOOKUP([.$A186]; [$2014worlddev.$A$1:.$O$218]; COLUMN([.D182]); 0);&quot;&quot;)" office:value-type="float" office:value="1.805117829" calcext:value-type="float">
            <text:p>1.805117829</text:p>
          </table:table-cell>
          <table:table-cell table:formula="of:=IFERROR(VLOOKUP([.$A186]; [$2014worlddev.$A$1:.$O$218]; COLUMN([.E182]); 0);&quot;&quot;)" office:value-type="float" office:value="1.488744923" calcext:value-type="float">
            <text:p>1.488744923</text:p>
          </table:table-cell>
          <table:table-cell table:formula="of:=IFERROR(VLOOKUP([.$A186]; [$2014worlddev.$A$1:.$O$218]; COLUMN([.F182]); 0);&quot;&quot;)" office:value-type="float" office:value="3.054304831" calcext:value-type="float">
            <text:p>3.054304831</text:p>
          </table:table-cell>
          <table:table-cell table:formula="of:=IFERROR(VLOOKUP([.$A186]; [$2014worlddev.$A$1:.$O$218]; COLUMN([.G182]); 0);&quot;&quot;)" office:value-type="float" office:value="18.7116203" calcext:value-type="float">
            <text:p>18.7116203</text:p>
          </table:table-cell>
          <table:table-cell table:formula="of:=IFERROR(VLOOKUP([.$A186]; [$2014worlddev.$A$1:.$O$218]; COLUMN([.H182]); 0);&quot;&quot;)" office:value-type="float" office:value="66.56410562" calcext:value-type="float">
            <text:p>66.56410562</text:p>
          </table:table-cell>
          <table:table-cell table:formula="of:=IFERROR(VLOOKUP([.$A186]; [$2014worlddev.$A$1:.$O$218]; COLUMN([.I182]); 0);&quot;&quot;)" office:value-type="float" office:value="14.72427408" calcext:value-type="float">
            <text:p>14.72427408</text:p>
          </table:table-cell>
          <table:table-cell table:formula="of:=IFERROR(VLOOKUP([.$A186]; [$2014worlddev.$A$1:.$O$218]; COLUMN([.J182]); 0);&quot;&quot;)" office:value-type="float" office:value="23464086" calcext:value-type="float">
            <text:p>23464086</text:p>
          </table:table-cell>
          <table:table-cell table:formula="of:=IFERROR(VLOOKUP([.$A186]; [$2014worlddev.$A$1:.$O$218]; COLUMN([.K182]); 0);&quot;&quot;)" office:value-type="float" office:value="35582" calcext:value-type="float">
            <text:p>35582</text:p>
          </table:table-cell>
          <table:table-cell table:formula="of:=IFERROR(VLOOKUP([.$A186]; [$2014worlddev.$A$1:.$O$218]; COLUMN([.L182]); 0);&quot;&quot;)" office:value-type="float" office:value="25" calcext:value-type="float">
            <text:p>25</text:p>
          </table:table-cell>
          <table:table-cell table:formula="of:=IFERROR(VLOOKUP([.$A186]; [$2014worlddev.$A$1:.$O$218]; COLUMN([.M182]); 0);&quot;&quot;)" office:value-type="float" office:value="10.711" calcext:value-type="float">
            <text:p>10.711</text:p>
          </table:table-cell>
          <table:table-cell table:formula="of:=IFERROR(VLOOKUP([.$A186]; [$2014worlddev.$A$1:.$O$218]; COLUMN([.N182]); 0);&quot;&quot;)" office:value-type="float" office:value="6" calcext:value-type="float">
            <text:p>6</text:p>
          </table:table-cell>
          <table:table-cell table:formula="of:=IFERROR(VLOOKUP([.$A186]; [$2014worlddev.$A$1:.$O$218]; COLUMN([.O182]); 0);&quot;&quot;)" office:value-type="float" office:value="1.859" calcext:value-type="float">
            <text:p>1.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9" calcext:value-type="float">
            <text:p>9</text:p>
          </table:table-cell>
          <table:table-cell office:value-type="float" office:value="0.913" calcext:value-type="float">
            <text:p>0.913</text:p>
          </table:table-cell>
          <table:table-cell office:value-type="float" office:value="82" calcext:value-type="float">
            <text:p>82</text:p>
          </table:table-cell>
          <table:table-cell office:value-type="float" office:value="15.9" calcext:value-type="float">
            <text:p>15.9</text:p>
          </table:table-cell>
          <table:table-cell office:value-type="float" office:value="13" calcext:value-type="float">
            <text:p>13</text:p>
          </table:table-cell>
          <table:table-cell office:value-type="float" office:value="42155" calcext:value-type="float">
            <text:p>42155</text:p>
          </table:table-cell>
          <table:table-cell office:value-type="string" calcext:value-type="string">
            <text:p>Very high</text:p>
          </table:table-cell>
          <table:table-cell table:formula="of:=IFERROR(VLOOKUP([.$A187]; [$continents.$A$1:.$C$250]; COLUMN([.B185]); 0);&quot;&quot;)" office:value-type="string" office:string-value="Americas" calcext:value-type="string">
            <text:p>Americas</text:p>
          </table:table-cell>
          <table:table-cell table:formula="of:=IFERROR(VLOOKUP([.$A187]; [$continents.$A$1:.$C$250]; COLUMN([.C185]); 0);&quot;&quot;)" office:value-type="string" office:string-value="Northern America" calcext:value-type="string">
            <text:p>Northern America</text:p>
          </table:table-cell>
          <table:table-cell table:formula="of:=IFERROR(VLOOKUP([.$A187]; [$2014gini.$A$1:.$B$146]; COLUMN([.B185]); 0);&quot;&quot;)" office:value-type="float" office:value="32.1" calcext:value-type="float">
            <text:p>32.1</text:p>
          </table:table-cell>
          <table:table-cell table:formula="of:=IFERROR(VLOOKUP([.$A187]; [$2014worlddev.$A$1:.$O$218]; COLUMN([.B185]); 0);&quot;&quot;)" office:value-type="float" office:value="87.12" calcext:value-type="float">
            <text:p>87.12</text:p>
          </table:table-cell>
          <table:table-cell table:formula="of:=IFERROR(VLOOKUP([.$A187]; [$2014worlddev.$A$1:.$O$218]; COLUMN([.C185]); 0);&quot;&quot;)" office:value-type="float" office:value="47.12164915" calcext:value-type="float">
            <text:p>47.12164915</text:p>
          </table:table-cell>
          <table:table-cell table:formula="of:=IFERROR(VLOOKUP([.$A187]; [$2014worlddev.$A$1:.$O$218]; COLUMN([.D185]); 0);&quot;&quot;)" office:value-type="float" office:value="1.000890503" calcext:value-type="float">
            <text:p>1.000890503</text:p>
          </table:table-cell>
          <table:table-cell table:formula="of:=IFERROR(VLOOKUP([.$A187]; [$2014worlddev.$A$1:.$O$218]; COLUMN([.E185]); 0);&quot;&quot;)" office:value-type="float" office:value="1.098069388" calcext:value-type="float">
            <text:p>1.098069388</text:p>
          </table:table-cell>
          <table:table-cell table:formula="of:=IFERROR(VLOOKUP([.$A187]; [$2014worlddev.$A$1:.$O$218]; COLUMN([.F185]); 0);&quot;&quot;)" office:value-type="float" office:value="3.908684105" calcext:value-type="float">
            <text:p>3.908684105</text:p>
          </table:table-cell>
          <table:table-cell table:formula="of:=IFERROR(VLOOKUP([.$A187]; [$2014worlddev.$A$1:.$O$218]; COLUMN([.G185]); 0);&quot;&quot;)" office:value-type="float" office:value="16.03690063" calcext:value-type="float">
            <text:p>16.03690063</text:p>
          </table:table-cell>
          <table:table-cell table:formula="of:=IFERROR(VLOOKUP([.$A187]; [$2014worlddev.$A$1:.$O$218]; COLUMN([.H185]); 0);&quot;&quot;)" office:value-type="float" office:value="68.27215163" calcext:value-type="float">
            <text:p>68.27215163</text:p>
          </table:table-cell>
          <table:table-cell table:formula="of:=IFERROR(VLOOKUP([.$A187]; [$2014worlddev.$A$1:.$O$218]; COLUMN([.I185]); 0);&quot;&quot;)" office:value-type="float" office:value="15.69094774" calcext:value-type="float">
            <text:p>15.69094774</text:p>
          </table:table-cell>
          <table:table-cell table:formula="of:=IFERROR(VLOOKUP([.$A187]; [$2014worlddev.$A$1:.$O$218]; COLUMN([.J185]); 0);&quot;&quot;)" office:value-type="float" office:value="35543658" calcext:value-type="float">
            <text:p>35543658</text:p>
          </table:table-cell>
          <table:table-cell table:formula="of:=IFERROR(VLOOKUP([.$A187]; [$2014worlddev.$A$1:.$O$218]; COLUMN([.K185]); 0);&quot;&quot;)" office:value-type="float" office:value="149163" calcext:value-type="float">
            <text:p>149163</text:p>
          </table:table-cell>
          <table:table-cell table:formula="of:=IFERROR(VLOOKUP([.$A187]; [$2014worlddev.$A$1:.$O$218]; COLUMN([.L185]); 0);&quot;&quot;)" office:value-type="float" office:value="95" calcext:value-type="float">
            <text:p>95</text:p>
          </table:table-cell>
          <table:table-cell table:formula="of:=IFERROR(VLOOKUP([.$A187]; [$2014worlddev.$A$1:.$O$218]; COLUMN([.M185]); 0);&quot;&quot;)" office:value-type="float" office:value="18.35" calcext:value-type="float">
            <text:p>18.35</text:p>
          </table:table-cell>
          <table:table-cell table:formula="of:=IFERROR(VLOOKUP([.$A187]; [$2014worlddev.$A$1:.$O$218]; COLUMN([.N185]); 0);&quot;&quot;)" office:value-type="float" office:value="6.900000095" calcext:value-type="float">
            <text:p>6.900000095</text:p>
          </table:table-cell>
          <table:table-cell table:formula="of:=IFERROR(VLOOKUP([.$A187]; [$2014worlddev.$A$1:.$O$218]; COLUMN([.O185]); 0);&quot;&quot;)" office:value-type="float" office:value="1.61" calcext:value-type="float">
            <text:p>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6" calcext:value-type="float">
            <text:p>6</text:p>
          </table:table-cell>
          <table:table-cell office:value-type="float" office:value="0.916" calcext:value-type="float">
            <text:p>0.916</text:p>
          </table:table-cell>
          <table:table-cell office:value-type="float" office:value="80.9" calcext:value-type="float">
            <text:p>80.9</text:p>
          </table:table-cell>
          <table:table-cell office:value-type="float" office:value="16.5" calcext:value-type="float">
            <text:p>16.5</text:p>
          </table:table-cell>
          <table:table-cell office:value-type="float" office:value="13.1" calcext:value-type="float">
            <text:p>13.1</text:p>
          </table:table-cell>
          <table:table-cell office:value-type="float" office:value="43919" calcext:value-type="float">
            <text:p>43919</text:p>
          </table:table-cell>
          <table:table-cell office:value-type="string" calcext:value-type="string">
            <text:p>Very high</text:p>
          </table:table-cell>
          <table:table-cell table:formula="of:=IFERROR(VLOOKUP([.$A188]; [$continents.$A$1:.$C$250]; COLUMN([.B167]); 0);&quot;&quot;)" office:value-type="string" office:string-value="Europe" calcext:value-type="string">
            <text:p>Europe</text:p>
          </table:table-cell>
          <table:table-cell table:formula="of:=IFERROR(VLOOKUP([.$A188]; [$continents.$A$1:.$C$250]; COLUMN([.C167]); 0);&quot;&quot;)" office:value-type="string" office:string-value="Western Europe" calcext:value-type="string">
            <text:p>Western Europe</text:p>
          </table:table-cell>
          <table:table-cell table:formula="of:=IFERROR(VLOOKUP([.$A188]; [$2014gini.$A$1:.$B$146]; COLUMN([.B167]); 0);&quot;&quot;)" office:value-type="float" office:value="27" calcext:value-type="float">
            <text:p>27</text:p>
          </table:table-cell>
          <table:table-cell table:formula="of:=IFERROR(VLOOKUP([.$A188]; [$2014worlddev.$A$1:.$O$218]; COLUMN([.B167]); 0);&quot;&quot;)" office:value-type="float" office:value="86.19" calcext:value-type="float">
            <text:p>86.19</text:p>
          </table:table-cell>
          <table:table-cell table:formula="of:=IFERROR(VLOOKUP([.$A188]; [$2014worlddev.$A$1:.$O$218]; COLUMN([.C167]); 0);&quot;&quot;)" office:value-type="float" office:value="45.91459248" calcext:value-type="float">
            <text:p>45.91459248</text:p>
          </table:table-cell>
          <table:table-cell table:formula="of:=IFERROR(VLOOKUP([.$A188]; [$2014worlddev.$A$1:.$O$218]; COLUMN([.D167]); 0);&quot;&quot;)" office:value-type="float" office:value="1.191809717" calcext:value-type="float">
            <text:p>1.191809717</text:p>
          </table:table-cell>
          <table:table-cell table:formula="of:=IFERROR(VLOOKUP([.$A188]; [$2014worlddev.$A$1:.$O$218]; COLUMN([.E167]); 0);&quot;&quot;)" office:value-type="float" office:value="-1.410379527" calcext:value-type="float">
            <text:p>-1.410379527</text:p>
          </table:table-cell>
          <table:table-cell table:formula="of:=IFERROR(VLOOKUP([.$A188]; [$2014worlddev.$A$1:.$O$218]; COLUMN([.F167]); 0);&quot;&quot;)" office:value-type="float" office:value="232.3477937" calcext:value-type="float">
            <text:p>232.3477937</text:p>
          </table:table-cell>
          <table:table-cell table:formula="of:=IFERROR(VLOOKUP([.$A188]; [$2014worlddev.$A$1:.$O$218]; COLUMN([.G167]); 0);&quot;&quot;)" office:value-type="float" office:value="12.97724004" calcext:value-type="float">
            <text:p>12.97724004</text:p>
          </table:table-cell>
          <table:table-cell table:formula="of:=IFERROR(VLOOKUP([.$A188]; [$2014worlddev.$A$1:.$O$218]; COLUMN([.H167]); 0);&quot;&quot;)" office:value-type="float" office:value="65.95247899" calcext:value-type="float">
            <text:p>65.95247899</text:p>
          </table:table-cell>
          <table:table-cell table:formula="of:=IFERROR(VLOOKUP([.$A188]; [$2014worlddev.$A$1:.$O$218]; COLUMN([.I167]); 0);&quot;&quot;)" office:value-type="float" office:value="21.07028098" calcext:value-type="float">
            <text:p>21.07028098</text:p>
          </table:table-cell>
          <table:table-cell table:formula="of:=IFERROR(VLOOKUP([.$A188]; [$2014worlddev.$A$1:.$O$218]; COLUMN([.J167]); 0);&quot;&quot;)" office:value-type="float" office:value="80982500" calcext:value-type="float">
            <text:p>80982500</text:p>
          </table:table-cell>
          <table:table-cell table:formula="of:=IFERROR(VLOOKUP([.$A188]; [$2014worlddev.$A$1:.$O$218]; COLUMN([.K167]); 0);&quot;&quot;)" office:value-type="float" office:value="216973" calcext:value-type="float">
            <text:p>216973</text:p>
          </table:table-cell>
          <table:table-cell table:formula="of:=IFERROR(VLOOKUP([.$A188]; [$2014worlddev.$A$1:.$O$218]; COLUMN([.L167]); 0);&quot;&quot;)" office:value-type="float" office:value="176" calcext:value-type="float">
            <text:p>176</text:p>
          </table:table-cell>
          <table:table-cell table:formula="of:=IFERROR(VLOOKUP([.$A188]; [$2014worlddev.$A$1:.$O$218]; COLUMN([.M167]); 0);&quot;&quot;)" office:value-type="float" office:value="24.906" calcext:value-type="float">
            <text:p>24.906</text:p>
          </table:table-cell>
          <table:table-cell table:formula="of:=IFERROR(VLOOKUP([.$A188]; [$2014worlddev.$A$1:.$O$218]; COLUMN([.N167]); 0);&quot;&quot;)" office:value-type="float" office:value="5" calcext:value-type="float">
            <text:p>5</text:p>
          </table:table-cell>
          <table:table-cell table:formula="of:=IFERROR(VLOOKUP([.$A188]; [$2014worlddev.$A$1:.$O$218]; COLUMN([.O167]); 0);&quot;&quot;)" office:value-type="float" office:value="1.39" calcext:value-type="float">
            <text:p>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4" calcext:value-type="float">
            <text:p>14</text:p>
          </table:table-cell>
          <table:table-cell office:value-type="float" office:value="0.907" calcext:value-type="float">
            <text:p>0.907</text:p>
          </table:table-cell>
          <table:table-cell office:value-type="float" office:value="80.7" calcext:value-type="float">
            <text:p>80.7</text:p>
          </table:table-cell>
          <table:table-cell office:value-type="float" office:value="16.2" calcext:value-type="float">
            <text:p>16.2</text:p>
          </table:table-cell>
          <table:table-cell office:value-type="float" office:value="13.1" calcext:value-type="float">
            <text:p>13.1</text:p>
          </table:table-cell>
          <table:table-cell office:value-type="float" office:value="39267" calcext:value-type="float">
            <text:p>39267</text:p>
          </table:table-cell>
          <table:table-cell office:value-type="string" calcext:value-type="string">
            <text:p>Very high</text:p>
          </table:table-cell>
          <table:table-cell table:formula="of:=IFERROR(VLOOKUP([.$A189]; [$continents.$A$1:.$C$250]; COLUMN([.B172]); 0);&quot;&quot;)">
            <text:p/>
          </table:table-cell>
          <table:table-cell table:formula="of:=IFERROR(VLOOKUP([.$A189]; [$continents.$A$1:.$C$250]; COLUMN([.C172]); 0);&quot;&quot;)">
            <text:p/>
          </table:table-cell>
          <table:table-cell table:formula="of:=IFERROR(VLOOKUP([.$A189]; [$2014gini.$A$1:.$B$146]; COLUMN([.B172]); 0);&quot;&quot;)" office:value-type="float" office:value="32.4" calcext:value-type="float">
            <text:p>32.4</text:p>
          </table:table-cell>
          <table:table-cell table:formula="of:=IFERROR(VLOOKUP([.$A189]; [$2014worlddev.$A$1:.$O$218]; COLUMN([.B172]); 0);&quot;&quot;)" office:value-type="float" office:value="91.61" calcext:value-type="float">
            <text:p>91.61</text:p>
          </table:table-cell>
          <table:table-cell table:formula="of:=IFERROR(VLOOKUP([.$A189]; [$2014worlddev.$A$1:.$O$218]; COLUMN([.C172]); 0);&quot;&quot;)" office:value-type="float" office:value="45.96109248" calcext:value-type="float">
            <text:p>45.96109248</text:p>
          </table:table-cell>
          <table:table-cell table:formula="of:=IFERROR(VLOOKUP([.$A189]; [$2014worlddev.$A$1:.$O$218]; COLUMN([.D172]); 0);&quot;&quot;)" office:value-type="float" office:value="1.977827291" calcext:value-type="float">
            <text:p>1.977827291</text:p>
          </table:table-cell>
          <table:table-cell table:formula="of:=IFERROR(VLOOKUP([.$A189]; [$2014worlddev.$A$1:.$O$218]; COLUMN([.E172]); 0);&quot;&quot;)" office:value-type="float" office:value="0.753349499" calcext:value-type="float">
            <text:p>0.753349499</text:p>
          </table:table-cell>
          <table:table-cell table:formula="of:=IFERROR(VLOOKUP([.$A189]; [$2014worlddev.$A$1:.$O$218]; COLUMN([.F172]); 0);&quot;&quot;)" office:value-type="float" office:value="267.0737817" calcext:value-type="float">
            <text:p>267.0737817</text:p>
          </table:table-cell>
          <table:table-cell table:formula="of:=IFERROR(VLOOKUP([.$A189]; [$2014worlddev.$A$1:.$O$218]; COLUMN([.G172]); 0);&quot;&quot;)" office:value-type="float" office:value="17.7023634" calcext:value-type="float">
            <text:p>17.7023634</text:p>
          </table:table-cell>
          <table:table-cell table:formula="of:=IFERROR(VLOOKUP([.$A189]; [$2014worlddev.$A$1:.$O$218]; COLUMN([.H172]); 0);&quot;&quot;)" office:value-type="float" office:value="64.79905877" calcext:value-type="float">
            <text:p>64.79905877</text:p>
          </table:table-cell>
          <table:table-cell table:formula="of:=IFERROR(VLOOKUP([.$A189]; [$2014worlddev.$A$1:.$O$218]; COLUMN([.I172]); 0);&quot;&quot;)" office:value-type="float" office:value="17.49857783" calcext:value-type="float">
            <text:p>17.49857783</text:p>
          </table:table-cell>
          <table:table-cell table:formula="of:=IFERROR(VLOOKUP([.$A189]; [$2014worlddev.$A$1:.$O$218]; COLUMN([.J172]); 0);&quot;&quot;)" office:value-type="float" office:value="64613160" calcext:value-type="float">
            <text:p>64613160</text:p>
          </table:table-cell>
          <table:table-cell table:formula="of:=IFERROR(VLOOKUP([.$A189]; [$2014worlddev.$A$1:.$O$218]; COLUMN([.K172]); 0);&quot;&quot;)" office:value-type="float" office:value="117161" calcext:value-type="float">
            <text:p>117161</text:p>
          </table:table-cell>
          <table:table-cell table:formula="of:=IFERROR(VLOOKUP([.$A189]; [$2014worlddev.$A$1:.$O$218]; COLUMN([.L172]); 0);&quot;&quot;)" office:value-type="float" office:value="141" calcext:value-type="float">
            <text:p>141</text:p>
          </table:table-cell>
          <table:table-cell table:formula="of:=IFERROR(VLOOKUP([.$A189]; [$2014worlddev.$A$1:.$O$218]; COLUMN([.M172]); 0);&quot;&quot;)" office:value-type="float" office:value="17.655" calcext:value-type="float">
            <text:p>17.655</text:p>
          </table:table-cell>
          <table:table-cell table:formula="of:=IFERROR(VLOOKUP([.$A189]; [$2014worlddev.$A$1:.$O$218]; COLUMN([.N172]); 0);&quot;&quot;)" office:value-type="float" office:value="6.300000191" calcext:value-type="float">
            <text:p>6.300000191</text:p>
          </table:table-cell>
          <table:table-cell table:formula="of:=IFERROR(VLOOKUP([.$A189]; [$2014worlddev.$A$1:.$O$218]; COLUMN([.O172]); 0);&quot;&quot;)" office:value-type="float" office:value="1.83" calcext:value-type="float">
            <text:p>1.83</text:p>
          </table:table-cell>
          <table:table-cell table:number-columns-repeated="2"/>
        </table:table-row>
      </table:table>
      <table:table table:name="Pivot Table_2014all_2" table:style-name="ta1">
        <table:shapes>
          <draw:frame draw:z-index="0" draw:style-name="gr1" draw:text-style-name="P1" svg:width="12.2795in" svg:height="6.7866in" svg:x="1.2291in" svg:y="0.2197in">
            <draw:object draw:notify-on-update-of-ranges="'Pivot Table_2014all_2'.A2:'Pivot Table_2014all_2'.A3 'Pivot Table_2014all_2'.A4:'Pivot Table_2014all_2'.A25 'Pivot Table_2014all_2'.B2:'Pivot Table_2014all_2'.B3 'Pivot Table_2014all_2'.B4:'Pivot Table_2014all_2'.B25 'Pivot Table_2014all_2'.C2:'Pivot Table_2014all_2'.C3 'Pivot Table_2014all_2'.C4:'Pivot Table_2014all_2'.C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default-cell-style-name="ce5"/>
        <table:table-column table:style-name="co8" table:default-cell-style-name="ce10"/>
        <table:table-column table:style-name="co8" table:default-cell-style-name="ce16"/>
        <table:table-row table:style-name="ro1">
          <table:table-cell table:style-name="ce3"/>
          <table:table-cell table:style-name="ce8" office:value-type="string" calcext:value-type="string">
            <text:p>Data</text:p>
          </table:table-cell>
          <table:table-cell table:style-name="ce14"/>
        </table:table-row>
        <table:table-row table:style-name="ro1">
          <table:table-cell table:style-name="ce4" office:value-type="string" calcext:value-type="string">
            <text:p>sub-region</text:p>
          </table:table-cell>
          <table:table-cell table:style-name="ce9" office:value-type="string" calcext:value-type="string">
            <text:p>Average - Fertility rate, total (births per woman)</text:p>
          </table:table-cell>
          <table:table-cell table:style-name="ce15" office:value-type="string" calcext:value-type="string">
            <text:p>Count - Mean years of schooling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Australia and New Zealand</text:p>
          </table:table-cell>
          <table:table-cell office:value-type="float" office:value="1.8895" calcext:value-type="float">
            <text:p>1.88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ibbean</text:p>
          </table:table-cell>
          <table:table-cell office:value-type="float" office:value="2.12125" calcext:value-type="float">
            <text:p>2.121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entral America</text:p>
          </table:table-cell>
          <table:table-cell office:value-type="float" office:value="2.359125" calcext:value-type="float">
            <text:p>2.3591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.68275" calcext:value-type="float">
            <text:p>2.682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astern Africa</text:p>
          </table:table-cell>
          <table:table-cell office:value-type="float" office:value="4.32775" calcext:value-type="float">
            <text:p>4.327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astern Asia</text:p>
          </table:table-cell>
          <table:table-cell office:value-type="float" office:value="1.879" calcext:value-type="float">
            <text:p>1.8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astern Europe</text:p>
          </table:table-cell>
          <table:table-cell office:value-type="float" office:value="1.476" calcext:value-type="float">
            <text:p>1.4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lanesia</text:p>
          </table:table-cell>
          <table:table-cell office:value-type="float" office:value="3.4085" calcext:value-type="float">
            <text:p>3.40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ronesia</text:p>
          </table:table-cell>
          <table:table-cell office:value-type="float" office:value="3.73" calcext:value-type="float">
            <text:p>3.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ddle Africa</text:p>
          </table:table-cell>
          <table:table-cell office:value-type="float" office:value="4.93514285714286" calcext:value-type="float">
            <text:p>4.93514285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orthern Africa</text:p>
          </table:table-cell>
          <table:table-cell office:value-type="float" office:value="2.8784" calcext:value-type="float">
            <text:p>2.87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float" office:value="1.61" calcext:value-type="float">
            <text:p>1.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thern Europe</text:p>
          </table:table-cell>
          <table:table-cell office:value-type="float" office:value="1.73444444444444" calcext:value-type="float">
            <text:p>1.73444444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olynesia</text:p>
          </table:table-cell>
          <table:table-cell office:value-type="float" office:value="3.904" calcext:value-type="float">
            <text:p>3.9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th America</text:p>
          </table:table-cell>
          <table:table-cell office:value-type="float" office:value="2.2247" calcext:value-type="float">
            <text:p>2.22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uth-Eastern Asia</text:p>
          </table:table-cell>
          <table:table-cell office:value-type="float" office:value="2.43988888888889" calcext:value-type="float">
            <text:p>2.43988888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outhern Africa</text:p>
          </table:table-cell>
          <table:table-cell office:value-type="float" office:value="3.0344" calcext:value-type="float">
            <text:p>3.0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uthern Asia</text:p>
          </table:table-cell>
          <table:table-cell office:value-type="float" office:value="2.689625" calcext:value-type="float">
            <text:p>2.6896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outhern Europe</text:p>
          </table:table-cell>
          <table:table-cell office:value-type="float" office:value="1.42963636363636" calcext:value-type="float">
            <text:p>1.42963636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estern Africa</text:p>
          </table:table-cell>
          <table:table-cell office:value-type="float" office:value="4.98046666666667" calcext:value-type="float">
            <text:p>4.98046666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estern Asia</text:p>
          </table:table-cell>
          <table:table-cell office:value-type="float" office:value="2.3815625" calcext:value-type="float">
            <text:p>2.38156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Western Europe</text:p>
          </table:table-cell>
          <table:table-cell table:style-name="ce11" office:value-type="float" office:value="1.59625" calcext:value-type="float">
            <text:p>1.5962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 office:value-type="float" office:value="2.80996894409938" calcext:value-type="float">
            <text:p>2.8099689441</text:p>
          </table:table-cell>
          <table:table-cell table:style-name="ce18" office:value-type="float" office:value="188" calcext:value-type="float">
            <text:p>188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(empty)</text:p>
          </table:table-cell>
          <table:table-cell table:style-name="ce13" office:value-type="float" office:value="1.83" calcext:value-type="float">
            <text:p>1.83</text:p>
          </table:table-cell>
          <table:table-cell table:style-name="ce19" office:value-type="float" office:value="10" calcext:value-type="float">
            <text:p>10</text:p>
          </table:table-cell>
        </table:table-row>
      </table:table>
      <table:table table:name="Pivot Table_2014all_1" table:style-name="ta1">
        <table:table-column table:style-name="co8" table:default-cell-style-name="ce5"/>
        <table:table-column table:style-name="co8" table:default-cell-style-name="ce10"/>
        <table:table-column table:style-name="co8" table:default-cell-style-name="ce16"/>
        <table:table-row table:style-name="ro1">
          <table:table-cell table:style-name="ce3"/>
          <table:table-cell table:style-name="ce8" office:value-type="string" calcext:value-type="string">
            <text:p>Data</text:p>
          </table:table-cell>
          <table:table-cell table:style-name="ce14"/>
        </table:table-row>
        <table:table-row table:style-name="ro1">
          <table:table-cell table:style-name="ce4" office:value-type="string" calcext:value-type="string">
            <text:p>region</text:p>
          </table:table-cell>
          <table:table-cell table:style-name="ce9" office:value-type="string" calcext:value-type="string">
            <text:p>Sum - Internet users (per 100 people)</text:p>
          </table:table-cell>
          <table:table-cell table:style-name="ce15" office:value-type="string" calcext:value-type="string">
            <text:p>Sum - Mean years of schooling</text:p>
          </table:table-cell>
        </table:table-row>
        <table:table-row table:style-name="ro1">
          <table:table-cell table:style-name="ce7" office:value-type="string" calcext:value-type="string">
            <text:p>(empty)</text:p>
          </table:table-cell>
          <table:table-cell table:style-name="ce13" office:value-type="float" office:value="91.61" calcext:value-type="float">
            <text:p>91.61</text:p>
          </table:table-cell>
          <table:table-cell table:style-name="ce19" office:value-type="float" office:value="91.6" calcext:value-type="float">
            <text:p>91.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float" office:value="821.47" calcext:value-type="float">
            <text:p>821.47</text:p>
          </table:table-cell>
          <table:table-cell office:value-type="float" office:value="254.3" calcext:value-type="float">
            <text:p>254.3</text:p>
          </table:table-cell>
        </table:table-row>
        <table:table-row table:style-name="ro1">
          <table:table-cell office:value-type="string" calcext:value-type="string">
            <text:p>Americas</text:p>
          </table:table-cell>
          <table:table-cell office:value-type="float" office:value="1304.12" calcext:value-type="float">
            <text:p>1304.12</text:p>
          </table:table-cell>
          <table:table-cell office:value-type="float" office:value="287.8" calcext:value-type="float">
            <text:p>287.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float" office:value="1781.53998" calcext:value-type="float">
            <text:p>1781.53998</text:p>
          </table:table-cell>
          <table:table-cell office:value-type="float" office:value="372.4" calcext:value-type="float">
            <text:p>372.4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808.76" calcext:value-type="float">
            <text:p>2808.76</text:p>
          </table:table-cell>
          <table:table-cell office:value-type="float" office:value="426.3" calcext:value-type="float">
            <text:p>426.3</text:p>
          </table:table-cell>
        </table:table-row>
        <table:table-row table:style-name="ro1">
          <table:table-cell office:value-type="string" calcext:value-type="string">
            <text:p>Oceania</text:p>
          </table:table-cell>
          <table:table-cell table:style-name="ce11" office:value-type="float" office:value="322.49" calcext:value-type="float">
            <text:p>322.49</text:p>
          </table:table-cell>
          <table:table-cell table:style-name="ce17" office:value-type="float" office:value="92.3" calcext:value-type="float">
            <text:p>92.3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 office:value-type="float" office:value="7129.98998" calcext:value-type="float">
            <text:p>7129.98998</text:p>
          </table:table-cell>
          <table:table-cell table:style-name="ce18" office:value-type="float" office:value="1524.7" calcext:value-type="float">
            <text:p>1524.7</text:p>
          </table:table-cell>
        </table:table-row>
      </table:table>
      <table:table table:name="2014worlddev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Country Name</text:p>
          </table:table-cell>
          <table:table-cell table:number-columns-repeated="14" office:value-type="string" calcext:value-type="string">
            <text:p>Internet users (per 100 people)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6.39" calcext:value-type="float">
            <text:p>6.39</text:p>
          </table:table-cell>
          <table:table-cell office:value-type="float" office:value="16.0514395" calcext:value-type="float">
            <text:p>16.0514395</text:p>
          </table:table-cell>
          <table:table-cell office:value-type="float" office:value="1.334356678" calcext:value-type="float">
            <text:p>1.334356678</text:p>
          </table:table-cell>
          <table:table-cell office:value-type="float" office:value="3.033472553" calcext:value-type="float">
            <text:p>3.033472553</text:p>
          </table:table-cell>
          <table:table-cell office:value-type="float" office:value="48.44454554" calcext:value-type="float">
            <text:p>48.44454554</text:p>
          </table:table-cell>
          <table:table-cell office:value-type="float" office:value="44.87099615" calcext:value-type="float">
            <text:p>44.87099615</text:p>
          </table:table-cell>
          <table:table-cell office:value-type="float" office:value="52.69431931" calcext:value-type="float">
            <text:p>52.69431931</text:p>
          </table:table-cell>
          <table:table-cell office:value-type="float" office:value="2.434684543" calcext:value-type="float">
            <text:p>2.434684543</text:p>
          </table:table-cell>
          <table:table-cell office:value-type="float" office:value="31627506" calcext:value-type="float">
            <text:p>31627506</text:p>
          </table:table-cell>
          <table:table-cell office:value-type="float" office:value="280267" calcext:value-type="float">
            <text:p>280267</text:p>
          </table:table-cell>
          <table:table-cell office:value-type="float" office:value="2596270" calcext:value-type="float">
            <text:p>2596270</text:p>
          </table:table-cell>
          <table:table-cell office:value-type="float" office:value="73.718" calcext:value-type="float">
            <text:p>73.718</text:p>
          </table:table-cell>
          <table:table-cell office:value-type="float" office:value="9.100000381" calcext:value-type="float">
            <text:p>9.100000381</text:p>
          </table:table-cell>
          <table:table-cell office:value-type="float" office:value="4.843" calcext:value-type="float">
            <text:p>4.843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60.1" calcext:value-type="float">
            <text:p>60.1</text:p>
          </table:table-cell>
          <table:table-cell office:value-type="float" office:value="41.26650967" calcext:value-type="float">
            <text:p>41.26650967</text:p>
          </table:table-cell>
          <table:table-cell office:value-type="float" office:value="1.341473951" calcext:value-type="float">
            <text:p>1.341473951</text:p>
          </table:table-cell>
          <table:table-cell office:value-type="float" office:value="-0.103552395" calcext:value-type="float">
            <text:p>-0.103552395</text:p>
          </table:table-cell>
          <table:table-cell office:value-type="float" office:value="105.6078102" calcext:value-type="float">
            <text:p>105.6078102</text:p>
          </table:table-cell>
          <table:table-cell office:value-type="float" office:value="18.9304268" calcext:value-type="float">
            <text:p>18.9304268</text:p>
          </table:table-cell>
          <table:table-cell office:value-type="float" office:value="69.00732124" calcext:value-type="float">
            <text:p>69.00732124</text:p>
          </table:table-cell>
          <table:table-cell office:value-type="float" office:value="12.06225196" calcext:value-type="float">
            <text:p>12.06225196</text:p>
          </table:table-cell>
          <table:table-cell office:value-type="float" office:value="2893654" calcext:value-type="float">
            <text:p>2893654</text:p>
          </table:table-cell>
          <table:table-cell office:value-type="float" office:value="104" calcext:value-type="float">
            <text:p>104</text:p>
          </table:table-cell>
          <table:table-cell office:value-type="float" office:value="10158" calcext:value-type="float">
            <text:p>10158</text:p>
          </table:table-cell>
          <table:table-cell office:value-type="float" office:value="43.591" calcext:value-type="float">
            <text:p>43.591</text:p>
          </table:table-cell>
          <table:table-cell office:value-type="float" office:value="16.10000038" calcext:value-type="float">
            <text:p>16.10000038</text:p>
          </table:table-cell>
          <table:table-cell office:value-type="float" office:value="1.784" calcext:value-type="float">
            <text:p>1.784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8.09" calcext:value-type="float">
            <text:p>18.09</text:p>
          </table:table-cell>
          <table:table-cell office:value-type="float" office:value="17.37615649" calcext:value-type="float">
            <text:p>17.37615649</text:p>
          </table:table-cell>
          <table:table-cell office:value-type="float" office:value="5.556059831" calcext:value-type="float">
            <text:p>5.556059831</text:p>
          </table:table-cell>
          <table:table-cell office:value-type="float" office:value="1.940399184" calcext:value-type="float">
            <text:p>1.940399184</text:p>
          </table:table-cell>
          <table:table-cell office:value-type="float" office:value="16.34701269" calcext:value-type="float">
            <text:p>16.34701269</text:p>
          </table:table-cell>
          <table:table-cell office:value-type="float" office:value="28.20590947" calcext:value-type="float">
            <text:p>28.20590947</text:p>
          </table:table-cell>
          <table:table-cell office:value-type="float" office:value="65.99064466" calcext:value-type="float">
            <text:p>65.99064466</text:p>
          </table:table-cell>
          <table:table-cell office:value-type="float" office:value="5.803445874" calcext:value-type="float">
            <text:p>5.803445874</text:p>
          </table:table-cell>
          <table:table-cell office:value-type="float" office:value="38934334" calcext:value-type="float">
            <text:p>38934334</text:p>
          </table:table-cell>
          <table:table-cell office:value-type="float" office:value="94128" calcext:value-type="float">
            <text:p>94128</text:p>
          </table:table-cell>
          <table:table-cell office:value-type="float" office:value="3524" calcext:value-type="float">
            <text:p>3524</text:p>
          </table:table-cell>
          <table:table-cell office:value-type="float" office:value="29.871" calcext:value-type="float">
            <text:p>29.871</text:p>
          </table:table-cell>
          <table:table-cell office:value-type="float" office:value="9.5" calcext:value-type="float">
            <text:p>9.5</text:p>
          </table:table-cell>
          <table:table-cell office:value-type="float" office:value="2.857" calcext:value-type="float">
            <text:p>2.857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238404968" calcext:value-type="float">
            <text:p>0.238404968</text:p>
          </table:table-cell>
          <table:table-cell office:value-type="float" office:value="277.17" calcext:value-type="float">
            <text:p>277.17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5434" calcext:value-type="float">
            <text:p>55434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2.736" calcext:value-type="float">
            <text:p>12.736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95.9" calcext:value-type="float">
            <text:p>95.9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-4.19194055" calcext:value-type="float">
            <text:p>-4.19194055</text:p>
          </table:table-cell>
          <table:table-cell office:value-type="float" office:value="154.8638298" calcext:value-type="float">
            <text:p>154.8638298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2786" calcext:value-type="float">
            <text:p>72786</text:p>
          </table:table-cell>
          <table:table-cell office:value-type="string" calcext:value-type="string">
            <text:p>..</text:p>
          </table:table-cell>
          <table:table-cell office:value-type="float" office:value="7" calcext:value-type="float">
            <text:p>7</text:p>
          </table:table-cell>
          <table:table-cell office:value-type="float" office:value="14.367" calcext:value-type="float">
            <text:p>14.367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1.26" calcext:value-type="float">
            <text:p>21.26</text:p>
          </table:table-cell>
          <table:table-cell office:value-type="float" office:value="46.20455385" calcext:value-type="float">
            <text:p>46.20455385</text:p>
          </table:table-cell>
          <table:table-cell office:value-type="float" office:value="5.400287266" calcext:value-type="float">
            <text:p>5.400287266</text:p>
          </table:table-cell>
          <table:table-cell office:value-type="float" office:value="3.269552406" calcext:value-type="float">
            <text:p>3.269552406</text:p>
          </table:table-cell>
          <table:table-cell office:value-type="float" office:value="19.43332317" calcext:value-type="float">
            <text:p>19.43332317</text:p>
          </table:table-cell>
          <table:table-cell office:value-type="float" office:value="47.85031685" calcext:value-type="float">
            <text:p>47.85031685</text:p>
          </table:table-cell>
          <table:table-cell office:value-type="float" office:value="49.84108983" calcext:value-type="float">
            <text:p>49.84108983</text:p>
          </table:table-cell>
          <table:table-cell office:value-type="float" office:value="2.308593317" calcext:value-type="float">
            <text:p>2.308593317</text:p>
          </table:table-cell>
          <table:table-cell office:value-type="float" office:value="24227524" calcext:value-type="float">
            <text:p>24227524</text:p>
          </table:table-cell>
          <table:table-cell office:value-type="float" office:value="15474" calcext:value-type="float">
            <text:p>15474</text:p>
          </table:table-cell>
          <table:table-cell office:value-type="float" office:value="9484" calcext:value-type="float">
            <text:p>9484</text:p>
          </table:table-cell>
          <table:table-cell office:value-type="float" office:value="56.726" calcext:value-type="float">
            <text:p>56.726</text:p>
          </table:table-cell>
          <table:table-cell office:value-type="float" office:value="6.800000191" calcext:value-type="float">
            <text:p>6.800000191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011701141" calcext:value-type="float">
            <text:p>1.011701141</text:p>
          </table:table-cell>
          <table:table-cell office:value-type="float" office:value="206.5909091" calcext:value-type="float">
            <text:p>206.5909091</text:p>
          </table:table-cell>
          <table:table-cell office:value-type="float" office:value="24.55445545" calcext:value-type="float">
            <text:p>24.55445545</text:p>
          </table:table-cell>
          <table:table-cell office:value-type="float" office:value="68.330033" calcext:value-type="float">
            <text:p>68.330033</text:p>
          </table:table-cell>
          <table:table-cell office:value-type="float" office:value="7.115511551" calcext:value-type="float">
            <text:p>7.115511551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5.81" calcext:value-type="float">
            <text:p>75.81</text:p>
          </table:table-cell>
          <table:table-cell office:value-type="string" calcext:value-type="string">
            <text:p>..</text:p>
          </table:table-cell>
          <table:table-cell office:value-type="float" office:value="2.075" calcext:value-type="float">
            <text:p>2.07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64.7" calcext:value-type="float">
            <text:p>64.7</text:p>
          </table:table-cell>
          <table:table-cell office:value-type="float" office:value="40.43135954" calcext:value-type="float">
            <text:p>40.43135954</text:p>
          </table:table-cell>
          <table:table-cell office:value-type="float" office:value="0.908535413" calcext:value-type="float">
            <text:p>0.908535413</text:p>
          </table:table-cell>
          <table:table-cell office:value-type="float" office:value="1.033055553" calcext:value-type="float">
            <text:p>1.033055553</text:p>
          </table:table-cell>
          <table:table-cell office:value-type="float" office:value="15.70511311" calcext:value-type="float">
            <text:p>15.70511311</text:p>
          </table:table-cell>
          <table:table-cell office:value-type="float" office:value="25.3464272" calcext:value-type="float">
            <text:p>25.3464272</text:p>
          </table:table-cell>
          <table:table-cell office:value-type="float" office:value="63.84458911" calcext:value-type="float">
            <text:p>63.84458911</text:p>
          </table:table-cell>
          <table:table-cell office:value-type="float" office:value="10.80898369" calcext:value-type="float">
            <text:p>10.80898369</text:p>
          </table:table-cell>
          <table:table-cell office:value-type="float" office:value="42980026" calcext:value-type="float">
            <text:p>42980026</text:p>
          </table:table-cell>
          <table:table-cell office:value-type="float" office:value="3498" calcext:value-type="float">
            <text:p>3498</text:p>
          </table:table-cell>
          <table:table-cell office:value-type="float" office:value="318" calcext:value-type="float">
            <text:p>318</text:p>
          </table:table-cell>
          <table:table-cell office:value-type="float" office:value="8.396" calcext:value-type="float">
            <text:p>8.396</text:p>
          </table:table-cell>
          <table:table-cell office:value-type="float" office:value="8.199999809" calcext:value-type="float">
            <text:p>8.199999809</text:p>
          </table:table-cell>
          <table:table-cell office:value-type="float" office:value="2.322" calcext:value-type="float">
            <text:p>2.322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46.3" calcext:value-type="float">
            <text:p>46.3</text:p>
          </table:table-cell>
          <table:table-cell office:value-type="float" office:value="46.17784561" calcext:value-type="float">
            <text:p>46.17784561</text:p>
          </table:table-cell>
          <table:table-cell office:value-type="float" office:value="3.931550782" calcext:value-type="float">
            <text:p>3.931550782</text:p>
          </table:table-cell>
          <table:table-cell office:value-type="float" office:value="0.465529171" calcext:value-type="float">
            <text:p>0.465529171</text:p>
          </table:table-cell>
          <table:table-cell office:value-type="float" office:value="105.5902353" calcext:value-type="float">
            <text:p>105.5902353</text:p>
          </table:table-cell>
          <table:table-cell office:value-type="float" office:value="18.66368124" calcext:value-type="float">
            <text:p>18.66368124</text:p>
          </table:table-cell>
          <table:table-cell office:value-type="float" office:value="70.75672105" calcext:value-type="float">
            <text:p>70.75672105</text:p>
          </table:table-cell>
          <table:table-cell office:value-type="float" office:value="10.57959772" calcext:value-type="float">
            <text:p>10.57959772</text:p>
          </table:table-cell>
          <table:table-cell office:value-type="float" office:value="3006154" calcext:value-type="float">
            <text:p>3006154</text:p>
          </table:table-cell>
          <table:table-cell office:value-type="float" office:value="3190" calcext:value-type="float">
            <text:p>3190</text:p>
          </table:table-cell>
          <table:table-cell office:value-type="float" office:value="11848" calcext:value-type="float">
            <text:p>11848</text:p>
          </table:table-cell>
          <table:table-cell office:value-type="float" office:value="37.188" calcext:value-type="float">
            <text:p>37.188</text:p>
          </table:table-cell>
          <table:table-cell office:value-type="float" office:value="17.10000038" calcext:value-type="float">
            <text:p>17.10000038</text:p>
          </table:table-cell>
          <table:table-cell office:value-type="float" office:value="1.531" calcext:value-type="float">
            <text:p>1.531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83.78" calcext:value-type="float">
            <text:p>83.78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0.503969821" calcext:value-type="float">
            <text:p>0.503969821</text:p>
          </table:table-cell>
          <table:table-cell office:value-type="float" office:value="574.6722222" calcext:value-type="float">
            <text:p>574.6722222</text:p>
          </table:table-cell>
          <table:table-cell office:value-type="float" office:value="18.83585812" calcext:value-type="float">
            <text:p>18.83585812</text:p>
          </table:table-cell>
          <table:table-cell office:value-type="float" office:value="69.41058188" calcext:value-type="float">
            <text:p>69.41058188</text:p>
          </table:table-cell>
          <table:table-cell office:value-type="float" office:value="11.75356" calcext:value-type="float">
            <text:p>11.75356</text:p>
          </table:table-cell>
          <table:table-cell office:value-type="float" office:value="103441" calcext:value-type="float">
            <text:p>103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</text:p>
          </table:table-cell>
          <table:table-cell office:value-type="float" office:value="58.221" calcext:value-type="float">
            <text:p>58.221</text:p>
          </table:table-cell>
          <table:table-cell office:value-type="string" calcext:value-type="string">
            <text:p>..</text:p>
          </table:table-cell>
          <table:table-cell office:value-type="float" office:value="1.657" calcext:value-type="float">
            <text:p>1.657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84.56" calcext:value-type="float">
            <text:p>84.56</text:p>
          </table:table-cell>
          <table:table-cell office:value-type="float" office:value="45.38881977" calcext:value-type="float">
            <text:p>45.38881977</text:p>
          </table:table-cell>
          <table:table-cell office:value-type="float" office:value="1.805117829" calcext:value-type="float">
            <text:p>1.805117829</text:p>
          </table:table-cell>
          <table:table-cell office:value-type="float" office:value="1.488744923" calcext:value-type="float">
            <text:p>1.488744923</text:p>
          </table:table-cell>
          <table:table-cell office:value-type="float" office:value="3.054304831" calcext:value-type="float">
            <text:p>3.054304831</text:p>
          </table:table-cell>
          <table:table-cell office:value-type="float" office:value="18.7116203" calcext:value-type="float">
            <text:p>18.7116203</text:p>
          </table:table-cell>
          <table:table-cell office:value-type="float" office:value="66.56410562" calcext:value-type="float">
            <text:p>66.56410562</text:p>
          </table:table-cell>
          <table:table-cell office:value-type="float" office:value="14.72427408" calcext:value-type="float">
            <text:p>14.72427408</text:p>
          </table:table-cell>
          <table:table-cell office:value-type="float" office:value="23464086" calcext:value-type="float">
            <text:p>23464086</text:p>
          </table:table-cell>
          <table:table-cell office:value-type="float" office:value="35582" calcext:value-type="float">
            <text:p>35582</text:p>
          </table:table-cell>
          <table:table-cell office:value-type="float" office:value="25" calcext:value-type="float">
            <text:p>25</text:p>
          </table:table-cell>
          <table:table-cell office:value-type="float" office:value="10.711" calcext:value-type="float">
            <text:p>10.711</text:p>
          </table:table-cell>
          <table:table-cell office:value-type="float" office:value="6" calcext:value-type="float">
            <text:p>6</text:p>
          </table:table-cell>
          <table:table-cell office:value-type="float" office:value="1.859" calcext:value-type="float">
            <text:p>1.859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1" calcext:value-type="float">
            <text:p>81</text:p>
          </table:table-cell>
          <table:table-cell office:value-type="float" office:value="46.00499154" calcext:value-type="float">
            <text:p>46.00499154</text:p>
          </table:table-cell>
          <table:table-cell office:value-type="float" office:value="0.756523995" calcext:value-type="float">
            <text:p>0.756523995</text:p>
          </table:table-cell>
          <table:table-cell office:value-type="float" office:value="0.730867277" calcext:value-type="float">
            <text:p>0.730867277</text:p>
          </table:table-cell>
          <table:table-cell office:value-type="float" office:value="103.4953533" calcext:value-type="float">
            <text:p>103.4953533</text:p>
          </table:table-cell>
          <table:table-cell office:value-type="float" office:value="14.27924145" calcext:value-type="float">
            <text:p>14.27924145</text:p>
          </table:table-cell>
          <table:table-cell office:value-type="float" office:value="67.12362785" calcext:value-type="float">
            <text:p>67.12362785</text:p>
          </table:table-cell>
          <table:table-cell office:value-type="float" office:value="18.5971307" calcext:value-type="float">
            <text:p>18.5971307</text:p>
          </table:table-cell>
          <table:table-cell office:value-type="float" office:value="8541575" calcext:value-type="float">
            <text:p>8541575</text:p>
          </table:table-cell>
          <table:table-cell office:value-type="float" office:value="55598" calcext:value-type="float">
            <text:p>55598</text:p>
          </table:table-cell>
          <table:table-cell office:value-type="float" office:value="10" calcext:value-type="float">
            <text:p>10</text:p>
          </table:table-cell>
          <table:table-cell office:value-type="float" office:value="34.081" calcext:value-type="float">
            <text:p>34.081</text:p>
          </table:table-cell>
          <table:table-cell office:value-type="float" office:value="5" calcext:value-type="float">
            <text:p>5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61" calcext:value-type="float">
            <text:p>61</text:p>
          </table:table-cell>
          <table:table-cell office:value-type="float" office:value="48.63023784" calcext:value-type="float">
            <text:p>48.63023784</text:p>
          </table:table-cell>
          <table:table-cell office:value-type="float" office:value="4.55781667" calcext:value-type="float">
            <text:p>4.55781667</text:p>
          </table:table-cell>
          <table:table-cell office:value-type="float" office:value="1.248208997" calcext:value-type="float">
            <text:p>1.248208997</text:p>
          </table:table-cell>
          <table:table-cell office:value-type="float" office:value="115.3543958" calcext:value-type="float">
            <text:p>115.3543958</text:p>
          </table:table-cell>
          <table:table-cell office:value-type="float" office:value="22.0364351" calcext:value-type="float">
            <text:p>22.0364351</text:p>
          </table:table-cell>
          <table:table-cell office:value-type="float" office:value="72.40124618" calcext:value-type="float">
            <text:p>72.40124618</text:p>
          </table:table-cell>
          <table:table-cell office:value-type="float" office:value="5.56231872" calcext:value-type="float">
            <text:p>5.56231872</text:p>
          </table:table-cell>
          <table:table-cell office:value-type="float" office:value="9535079" calcext:value-type="float">
            <text:p>9535079</text:p>
          </table:table-cell>
          <table:table-cell office:value-type="float" office:value="1299" calcext:value-type="float">
            <text:p>1299</text:p>
          </table:table-cell>
          <table:table-cell office:value-type="float" office:value="10515" calcext:value-type="float">
            <text:p>10515</text:p>
          </table:table-cell>
          <table:table-cell office:value-type="float" office:value="45.645" calcext:value-type="float">
            <text:p>45.645</text:p>
          </table:table-cell>
          <table:table-cell office:value-type="float" office:value="5.199999809" calcext:value-type="float">
            <text:p>5.1999998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hamas, The</text:p>
          </table:table-cell>
          <table:table-cell office:value-type="float" office:value="76.92" calcext:value-type="float">
            <text:p>76.92</text:p>
          </table:table-cell>
          <table:table-cell office:value-type="float" office:value="48.30077471" calcext:value-type="float">
            <text:p>48.30077471</text:p>
          </table:table-cell>
          <table:table-cell office:value-type="string" calcext:value-type="string">
            <text:p>..</text:p>
          </table:table-cell>
          <table:table-cell office:value-type="float" office:value="1.37024992" calcext:value-type="float">
            <text:p>1.37024992</text:p>
          </table:table-cell>
          <table:table-cell office:value-type="float" office:value="38.26713287" calcext:value-type="float">
            <text:p>38.26713287</text:p>
          </table:table-cell>
          <table:table-cell office:value-type="float" office:value="21.0988529" calcext:value-type="float">
            <text:p>21.0988529</text:p>
          </table:table-cell>
          <table:table-cell office:value-type="float" office:value="70.92524814" calcext:value-type="float">
            <text:p>70.92524814</text:p>
          </table:table-cell>
          <table:table-cell office:value-type="float" office:value="7.975898959" calcext:value-type="float">
            <text:p>7.975898959</text:p>
          </table:table-cell>
          <table:table-cell office:value-type="float" office:value="383054" calcext:value-type="float">
            <text:p>383054</text:p>
          </table:table-cell>
          <table:table-cell office:value-type="float" office:value="13" calcext:value-type="float">
            <text:p>13</text:p>
          </table:table-cell>
          <table:table-cell office:value-type="float" office:value="215" calcext:value-type="float">
            <text:p>215</text:p>
          </table:table-cell>
          <table:table-cell office:value-type="float" office:value="17.199" calcext:value-type="float">
            <text:p>17.199</text:p>
          </table:table-cell>
          <table:table-cell office:value-type="float" office:value="15.39999962" calcext:value-type="float">
            <text:p>15.39999962</text:p>
          </table:table-cell>
          <table:table-cell office:value-type="float" office:value="1.872" calcext:value-type="float">
            <text:p>1.872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90.99998" calcext:value-type="float">
            <text:p>90.99998</text:p>
          </table:table-cell>
          <table:table-cell office:value-type="float" office:value="19.56550432" calcext:value-type="float">
            <text:p>19.56550432</text:p>
          </table:table-cell>
          <table:table-cell office:value-type="float" office:value="4.358108108" calcext:value-type="float">
            <text:p>4.358108108</text:p>
          </table:table-cell>
          <table:table-cell office:value-type="float" office:value="0.92227535" calcext:value-type="float">
            <text:p>0.92227535</text:p>
          </table:table-cell>
          <table:table-cell office:value-type="float" office:value="1768.74026" calcext:value-type="float">
            <text:p>1768.74026</text:p>
          </table:table-cell>
          <table:table-cell office:value-type="float" office:value="21.21078176" calcext:value-type="float">
            <text:p>21.21078176</text:p>
          </table:table-cell>
          <table:table-cell office:value-type="float" office:value="76.41868525" calcext:value-type="float">
            <text:p>76.41868525</text:p>
          </table:table-cell>
          <table:table-cell office:value-type="float" office:value="2.370532994" calcext:value-type="float">
            <text:p>2.370532994</text:p>
          </table:table-cell>
          <table:table-cell office:value-type="float" office:value="1361930" calcext:value-type="float">
            <text:p>1361930</text:p>
          </table:table-cell>
          <table:table-cell office:value-type="float" office:value="311" calcext:value-type="float">
            <text:p>311</text:p>
          </table:table-cell>
          <table:table-cell office:value-type="float" office:value="347" calcext:value-type="float">
            <text:p>347</text:p>
          </table:table-cell>
          <table:table-cell office:value-type="float" office:value="11.281" calcext:value-type="float">
            <text:p>11.281</text:p>
          </table:table-cell>
          <table:table-cell office:value-type="float" office:value="3.900000095" calcext:value-type="float">
            <text:p>3.900000095</text:p>
          </table:table-cell>
          <table:table-cell office:value-type="float" office:value="2.056" calcext:value-type="float">
            <text:p>2.056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9.6" calcext:value-type="float">
            <text:p>9.6</text:p>
          </table:table-cell>
          <table:table-cell office:value-type="float" office:value="40.41303888" calcext:value-type="float">
            <text:p>40.41303888</text:p>
          </table:table-cell>
          <table:table-cell office:value-type="float" office:value="0.00137178" calcext:value-type="float">
            <text:p>0.00137178</text:p>
          </table:table-cell>
          <table:table-cell office:value-type="float" office:value="1.214377385" calcext:value-type="float">
            <text:p>1.214377385</text:p>
          </table:table-cell>
          <table:table-cell office:value-type="float" office:value="1222.075079" calcext:value-type="float">
            <text:p>1222.075079</text:p>
          </table:table-cell>
          <table:table-cell office:value-type="float" office:value="29.97640968" calcext:value-type="float">
            <text:p>29.97640968</text:p>
          </table:table-cell>
          <table:table-cell office:value-type="float" office:value="65.06777611" calcext:value-type="float">
            <text:p>65.06777611</text:p>
          </table:table-cell>
          <table:table-cell office:value-type="float" office:value="4.955814214" calcext:value-type="float">
            <text:p>4.955814214</text:p>
          </table:table-cell>
          <table:table-cell office:value-type="float" office:value="159077513" calcext:value-type="float">
            <text:p>159077513</text:p>
          </table:table-cell>
          <table:table-cell office:value-type="float" office:value="32472" calcext:value-type="float">
            <text:p>32472</text:p>
          </table:table-cell>
          <table:table-cell office:value-type="float" office:value="10883" calcext:value-type="float">
            <text:p>10883</text:p>
          </table:table-cell>
          <table:table-cell office:value-type="float" office:value="66.484" calcext:value-type="float">
            <text:p>66.484</text:p>
          </table:table-cell>
          <table:table-cell office:value-type="float" office:value="4.300000191" calcext:value-type="float">
            <text:p>4.300000191</text:p>
          </table:table-cell>
          <table:table-cell office:value-type="float" office:value="2.175" calcext:value-type="float">
            <text:p>2.175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76.67" calcext:value-type="float">
            <text:p>76.67</text:p>
          </table:table-cell>
          <table:table-cell office:value-type="float" office:value="48.89969073" calcext:value-type="float">
            <text:p>48.89969073</text:p>
          </table:table-cell>
          <table:table-cell office:value-type="string" calcext:value-type="string">
            <text:p>..</text:p>
          </table:table-cell>
          <table:table-cell office:value-type="float" office:value="0.309958314" calcext:value-type="float">
            <text:p>0.309958314</text:p>
          </table:table-cell>
          <table:table-cell office:value-type="float" office:value="659.0232558" calcext:value-type="float">
            <text:p>659.0232558</text:p>
          </table:table-cell>
          <table:table-cell office:value-type="float" office:value="19.43821018" calcext:value-type="float">
            <text:p>19.43821018</text:p>
          </table:table-cell>
          <table:table-cell office:value-type="float" office:value="66.80252664" calcext:value-type="float">
            <text:p>66.80252664</text:p>
          </table:table-cell>
          <table:table-cell office:value-type="float" office:value="13.75926318" calcext:value-type="float">
            <text:p>13.75926318</text:p>
          </table:table-cell>
          <table:table-cell office:value-type="float" office:value="283380" calcext:value-type="float">
            <text:p>28338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68.446" calcext:value-type="float">
            <text:p>68.446</text:p>
          </table:table-cell>
          <table:table-cell office:value-type="float" office:value="12" calcext:value-type="float">
            <text:p>12</text:p>
          </table:table-cell>
          <table:table-cell office:value-type="float" office:value="1.794" calcext:value-type="float">
            <text:p>1.794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59.02" calcext:value-type="float">
            <text:p>59.02</text:p>
          </table:table-cell>
          <table:table-cell office:value-type="float" office:value="48.72671995" calcext:value-type="float">
            <text:p>48.72671995</text:p>
          </table:table-cell>
          <table:table-cell office:value-type="float" office:value="1.32821866" calcext:value-type="float">
            <text:p>1.32821866</text:p>
          </table:table-cell>
          <table:table-cell office:value-type="float" office:value="0.179429042" calcext:value-type="float">
            <text:p>0.179429042</text:p>
          </table:table-cell>
          <table:table-cell office:value-type="float" office:value="46.73500567" calcext:value-type="float">
            <text:p>46.73500567</text:p>
          </table:table-cell>
          <table:table-cell office:value-type="float" office:value="15.76919425" calcext:value-type="float">
            <text:p>15.76919425</text:p>
          </table:table-cell>
          <table:table-cell office:value-type="float" office:value="70.25143725" calcext:value-type="float">
            <text:p>70.25143725</text:p>
          </table:table-cell>
          <table:table-cell office:value-type="float" office:value="13.9793685" calcext:value-type="float">
            <text:p>13.9793685</text:p>
          </table:table-cell>
          <table:table-cell office:value-type="float" office:value="9483000" calcext:value-type="float">
            <text:p>9483000</text:p>
          </table:table-cell>
          <table:table-cell office:value-type="float" office:value="925" calcext:value-type="float">
            <text:p>925</text:p>
          </table:table-cell>
          <table:table-cell office:value-type="float" office:value="4300" calcext:value-type="float">
            <text:p>4300</text:p>
          </table:table-cell>
          <table:table-cell office:value-type="float" office:value="23.723" calcext:value-type="float">
            <text:p>23.723</text:p>
          </table:table-cell>
          <table:table-cell office:value-type="float" office:value="5.900000095" calcext:value-type="float">
            <text:p>5.900000095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85" calcext:value-type="float">
            <text:p>85</text:p>
          </table:table-cell>
          <table:table-cell office:value-type="float" office:value="45.78468092" calcext:value-type="float">
            <text:p>45.78468092</text:p>
          </table:table-cell>
          <table:table-cell office:value-type="float" office:value="0.977253202" calcext:value-type="float">
            <text:p>0.977253202</text:p>
          </table:table-cell>
          <table:table-cell office:value-type="float" office:value="0.431837338" calcext:value-type="float">
            <text:p>0.431837338</text:p>
          </table:table-cell>
          <table:table-cell office:value-type="float" office:value="370.9119221" calcext:value-type="float">
            <text:p>370.9119221</text:p>
          </table:table-cell>
          <table:table-cell office:value-type="float" office:value="16.88838963" calcext:value-type="float">
            <text:p>16.88838963</text:p>
          </table:table-cell>
          <table:table-cell office:value-type="float" office:value="65.10676426" calcext:value-type="float">
            <text:p>65.10676426</text:p>
          </table:table-cell>
          <table:table-cell office:value-type="float" office:value="18.00484611" calcext:value-type="float">
            <text:p>18.00484611</text:p>
          </table:table-cell>
          <table:table-cell office:value-type="float" office:value="11231213" calcext:value-type="float">
            <text:p>11231213</text:p>
          </table:table-cell>
          <table:table-cell office:value-type="float" office:value="29179" calcext:value-type="float">
            <text:p>29179</text:p>
          </table:table-cell>
          <table:table-cell office:value-type="float" office:value="75" calcext:value-type="float">
            <text:p>75</text:p>
          </table:table-cell>
          <table:table-cell office:value-type="float" office:value="2.182" calcext:value-type="float">
            <text:p>2.182</text:p>
          </table:table-cell>
          <table:table-cell office:value-type="float" office:value="8.5" calcext:value-type="float">
            <text:p>8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38.7" calcext:value-type="float">
            <text:p>38.7</text:p>
          </table:table-cell>
          <table:table-cell office:value-type="float" office:value="37.946469" calcext:value-type="float">
            <text:p>37.946469</text:p>
          </table:table-cell>
          <table:table-cell office:value-type="float" office:value="1.033857934" calcext:value-type="float">
            <text:p>1.033857934</text:p>
          </table:table-cell>
          <table:table-cell office:value-type="float" office:value="2.159305277" calcext:value-type="float">
            <text:p>2.159305277</text:p>
          </table:table-cell>
          <table:table-cell office:value-type="float" office:value="15.41893906" calcext:value-type="float">
            <text:p>15.41893906</text:p>
          </table:table-cell>
          <table:table-cell office:value-type="float" office:value="33.0932654" calcext:value-type="float">
            <text:p>33.0932654</text:p>
          </table:table-cell>
          <table:table-cell office:value-type="float" office:value="63.1527469" calcext:value-type="float">
            <text:p>63.1527469</text:p>
          </table:table-cell>
          <table:table-cell office:value-type="float" office:value="3.753987706" calcext:value-type="float">
            <text:p>3.753987706</text:p>
          </table:table-cell>
          <table:table-cell office:value-type="float" office:value="351706" calcext:value-type="float">
            <text:p>351706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55.876" calcext:value-type="float">
            <text:p>55.876</text:p>
          </table:table-cell>
          <table:table-cell office:value-type="float" office:value="11.5" calcext:value-type="float">
            <text:p>11.5</text:p>
          </table:table-cell>
          <table:table-cell office:value-type="float" office:value="2.579" calcext:value-type="float">
            <text:p>2.579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5.3" calcext:value-type="float">
            <text:p>5.3</text:p>
          </table:table-cell>
          <table:table-cell office:value-type="float" office:value="47.00814744" calcext:value-type="float">
            <text:p>47.00814744</text:p>
          </table:table-cell>
          <table:table-cell office:value-type="float" office:value="0.971146128" calcext:value-type="float">
            <text:p>0.971146128</text:p>
          </table:table-cell>
          <table:table-cell office:value-type="float" office:value="2.641076758" calcext:value-type="float">
            <text:p>2.641076758</text:p>
          </table:table-cell>
          <table:table-cell office:value-type="float" office:value="93.99150408" calcext:value-type="float">
            <text:p>93.99150408</text:p>
          </table:table-cell>
          <table:table-cell office:value-type="float" office:value="42.46976124" calcext:value-type="float">
            <text:p>42.46976124</text:p>
          </table:table-cell>
          <table:table-cell office:value-type="float" office:value="54.64078724" calcext:value-type="float">
            <text:p>54.64078724</text:p>
          </table:table-cell>
          <table:table-cell office:value-type="float" office:value="2.889451527" calcext:value-type="float">
            <text:p>2.889451527</text:p>
          </table:table-cell>
          <table:table-cell office:value-type="float" office:value="10598482" calcext:value-type="float">
            <text:p>10598482</text:p>
          </table:table-cell>
          <table:table-cell office:value-type="float" office:value="415" calcext:value-type="float">
            <text:p>415</text:p>
          </table:table-cell>
          <table:table-cell office:value-type="float" office:value="340" calcext:value-type="float">
            <text:p>340</text:p>
          </table:table-cell>
          <table:table-cell office:value-type="float" office:value="56.486" calcext:value-type="float">
            <text:p>56.486</text:p>
          </table:table-cell>
          <table:table-cell office:value-type="float" office:value="1" calcext:value-type="float">
            <text:p>1</text:p>
          </table:table-cell>
          <table:table-cell office:value-type="float" office:value="4.766" calcext:value-type="float">
            <text:p>4.766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96.8" calcext:value-type="float">
            <text:p>96.8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0.212304426" calcext:value-type="float">
            <text:p>0.212304426</text:p>
          </table:table-cell>
          <table:table-cell office:value-type="float" office:value="1302.78" calcext:value-type="float">
            <text:p>1302.78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5139" calcext:value-type="float">
            <text:p>65139</text:p>
          </table:table-cell>
          <table:table-cell office:value-type="string" calcext:value-type="string">
            <text:p>.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..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34.37" calcext:value-type="float">
            <text:p>34.37</text:p>
          </table:table-cell>
          <table:table-cell office:value-type="float" office:value="41.47087425" calcext:value-type="float">
            <text:p>41.47087425</text:p>
          </table:table-cell>
          <table:table-cell office:value-type="string" calcext:value-type="string">
            <text:p>..</text:p>
          </table:table-cell>
          <table:table-cell office:value-type="float" office:value="1.364945236" calcext:value-type="float">
            <text:p>1.364945236</text:p>
          </table:table-cell>
          <table:table-cell office:value-type="float" office:value="20.06999502" calcext:value-type="float">
            <text:p>20.06999502</text:p>
          </table:table-cell>
          <table:table-cell office:value-type="float" office:value="27.43605296" calcext:value-type="float">
            <text:p>27.43605296</text:p>
          </table:table-cell>
          <table:table-cell office:value-type="float" office:value="67.60883546" calcext:value-type="float">
            <text:p>67.60883546</text:p>
          </table:table-cell>
          <table:table-cell office:value-type="float" office:value="4.955111581" calcext:value-type="float">
            <text:p>4.955111581</text:p>
          </table:table-cell>
          <table:table-cell office:value-type="float" office:value="765008" calcext:value-type="float">
            <text:p>765008</text:p>
          </table:table-cell>
          <table:table-cell office:value-type="string" calcext:value-type="string">
            <text:p>..</text:p>
          </table:table-cell>
          <table:table-cell office:value-type="float" office:value="23642" calcext:value-type="float">
            <text:p>23642</text:p>
          </table:table-cell>
          <table:table-cell office:value-type="float" office:value="62.102" calcext:value-type="float">
            <text:p>62.102</text:p>
          </table:table-cell>
          <table:table-cell office:value-type="float" office:value="2.799999952" calcext:value-type="float">
            <text:p>2.799999952</text:p>
          </table:table-cell>
          <table:table-cell office:value-type="float" office:value="2.027" calcext:value-type="float">
            <text:p>2.027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39.02" calcext:value-type="float">
            <text:p>39.02</text:p>
          </table:table-cell>
          <table:table-cell office:value-type="float" office:value="44.63154638" calcext:value-type="float">
            <text:p>44.63154638</text:p>
          </table:table-cell>
          <table:table-cell office:value-type="float" office:value="1.896840612" calcext:value-type="float">
            <text:p>1.896840612</text:p>
          </table:table-cell>
          <table:table-cell office:value-type="float" office:value="1.545278399" calcext:value-type="float">
            <text:p>1.545278399</text:p>
          </table:table-cell>
          <table:table-cell office:value-type="float" office:value="9.749734146" calcext:value-type="float">
            <text:p>9.749734146</text:p>
          </table:table-cell>
          <table:table-cell office:value-type="float" office:value="32.89116803" calcext:value-type="float">
            <text:p>32.89116803</text:p>
          </table:table-cell>
          <table:table-cell office:value-type="float" office:value="60.76941554" calcext:value-type="float">
            <text:p>60.76941554</text:p>
          </table:table-cell>
          <table:table-cell office:value-type="float" office:value="6.339416432" calcext:value-type="float">
            <text:p>6.339416432</text:p>
          </table:table-cell>
          <table:table-cell office:value-type="float" office:value="10561887" calcext:value-type="float">
            <text:p>10561887</text:p>
          </table:table-cell>
          <table:table-cell office:value-type="float" office:value="763" calcext:value-type="float">
            <text:p>763</text:p>
          </table:table-cell>
          <table:table-cell office:value-type="float" office:value="600" calcext:value-type="float">
            <text:p>600</text:p>
          </table:table-cell>
          <table:table-cell office:value-type="float" office:value="31.893" calcext:value-type="float">
            <text:p>31.893</text:p>
          </table:table-cell>
          <table:table-cell office:value-type="float" office:value="2.700000048" calcext:value-type="float">
            <text:p>2.700000048</text:p>
          </table:table-cell>
          <table:table-cell office:value-type="float" office:value="2.968" calcext:value-type="float">
            <text:p>2.968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60.8" calcext:value-type="float">
            <text:p>60.8</text:p>
          </table:table-cell>
          <table:table-cell office:value-type="float" office:value="38.04320446" calcext:value-type="float">
            <text:p>38.04320446</text:p>
          </table:table-cell>
          <table:table-cell office:value-type="float" office:value="1.027868809" calcext:value-type="float">
            <text:p>1.027868809</text:p>
          </table:table-cell>
          <table:table-cell office:value-type="float" office:value="-0.156496091" calcext:value-type="float">
            <text:p>-0.156496091</text:p>
          </table:table-cell>
          <table:table-cell office:value-type="float" office:value="74.56160156" calcext:value-type="float">
            <text:p>74.56160156</text:p>
          </table:table-cell>
          <table:table-cell office:value-type="float" office:value="13.64656531" calcext:value-type="float">
            <text:p>13.64656531</text:p>
          </table:table-cell>
          <table:table-cell office:value-type="float" office:value="71.38277546" calcext:value-type="float">
            <text:p>71.38277546</text:p>
          </table:table-cell>
          <table:table-cell office:value-type="float" office:value="14.97065922" calcext:value-type="float">
            <text:p>14.97065922</text:p>
          </table:table-cell>
          <table:table-cell office:value-type="float" office:value="3817554" calcext:value-type="float">
            <text:p>3817554</text:p>
          </table:table-cell>
          <table:table-cell office:value-type="float" office:value="6890" calcext:value-type="float">
            <text:p>6890</text:p>
          </table:table-cell>
          <table:table-cell office:value-type="float" office:value="21888" calcext:value-type="float">
            <text:p>21888</text:p>
          </table:table-cell>
          <table:table-cell office:value-type="float" office:value="60.384" calcext:value-type="float">
            <text:p>60.384</text:p>
          </table:table-cell>
          <table:table-cell office:value-type="float" office:value="27.89999962" calcext:value-type="float">
            <text:p>27.89999962</text:p>
          </table:table-cell>
          <table:table-cell office:value-type="float" office:value="1.263" calcext:value-type="float">
            <text:p>1.263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8.5" calcext:value-type="float">
            <text:p>18.5</text:p>
          </table:table-cell>
          <table:table-cell office:value-type="float" office:value="47.06439566" calcext:value-type="float">
            <text:p>47.06439566</text:p>
          </table:table-cell>
          <table:table-cell office:value-type="float" office:value="2.386534331" calcext:value-type="float">
            <text:p>2.386534331</text:p>
          </table:table-cell>
          <table:table-cell office:value-type="float" office:value="1.975614057" calcext:value-type="float">
            <text:p>1.975614057</text:p>
          </table:table-cell>
          <table:table-cell office:value-type="float" office:value="3.917098089" calcext:value-type="float">
            <text:p>3.917098089</text:p>
          </table:table-cell>
          <table:table-cell office:value-type="float" office:value="32.19807589" calcext:value-type="float">
            <text:p>32.19807589</text:p>
          </table:table-cell>
          <table:table-cell office:value-type="float" office:value="64.26713911" calcext:value-type="float">
            <text:p>64.26713911</text:p>
          </table:table-cell>
          <table:table-cell office:value-type="float" office:value="3.534784996" calcext:value-type="float">
            <text:p>3.534784996</text:p>
          </table:table-cell>
          <table:table-cell office:value-type="float" office:value="2219937" calcext:value-type="float">
            <text:p>2219937</text:p>
          </table:table-cell>
          <table:table-cell office:value-type="float" office:value="2645" calcext:value-type="float">
            <text:p>2645</text:p>
          </table:table-cell>
          <table:table-cell office:value-type="float" office:value="237" calcext:value-type="float">
            <text:p>237</text:p>
          </table:table-cell>
          <table:table-cell office:value-type="float" office:value="42.813" calcext:value-type="float">
            <text:p>42.813</text:p>
          </table:table-cell>
          <table:table-cell office:value-type="float" office:value="18.20000076" calcext:value-type="float">
            <text:p>18.20000076</text:p>
          </table:table-cell>
          <table:table-cell office:value-type="float" office:value="2.836" calcext:value-type="float">
            <text:p>2.836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57.6" calcext:value-type="float">
            <text:p>57.6</text:p>
          </table:table-cell>
          <table:table-cell office:value-type="float" office:value="43.7742807" calcext:value-type="float">
            <text:p>43.7742807</text:p>
          </table:table-cell>
          <table:table-cell office:value-type="float" office:value="1.351679441" calcext:value-type="float">
            <text:p>1.351679441</text:p>
          </table:table-cell>
          <table:table-cell office:value-type="float" office:value="0.886360083" calcext:value-type="float">
            <text:p>0.886360083</text:p>
          </table:table-cell>
          <table:table-cell office:value-type="float" office:value="24.65595192" calcext:value-type="float">
            <text:p>24.65595192</text:p>
          </table:table-cell>
          <table:table-cell office:value-type="float" office:value="23.52705092" calcext:value-type="float">
            <text:p>23.52705092</text:p>
          </table:table-cell>
          <table:table-cell office:value-type="float" office:value="68.89762288" calcext:value-type="float">
            <text:p>68.89762288</text:p>
          </table:table-cell>
          <table:table-cell office:value-type="float" office:value="7.5753262" calcext:value-type="float">
            <text:p>7.5753262</text:p>
          </table:table-cell>
          <table:table-cell office:value-type="float" office:value="206077898" calcext:value-type="float">
            <text:p>206077898</text:p>
          </table:table-cell>
          <table:table-cell office:value-type="float" office:value="7490" calcext:value-type="float">
            <text:p>7490</text:p>
          </table:table-cell>
          <table:table-cell office:value-type="float" office:value="977" calcext:value-type="float">
            <text:p>977</text:p>
          </table:table-cell>
          <table:table-cell office:value-type="float" office:value="14.567" calcext:value-type="float">
            <text:p>14.567</text:p>
          </table:table-cell>
          <table:table-cell office:value-type="float" office:value="6.800000191" calcext:value-type="float">
            <text:p>6.800000191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British Virgin Islands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797364348" calcext:value-type="float">
            <text:p>1.797364348</text:p>
          </table:table-cell>
          <table:table-cell office:value-type="float" office:value="197.2333333" calcext:value-type="float">
            <text:p>197.233333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9585" calcext:value-type="float">
            <text:p>29585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4.128" calcext:value-type="float">
            <text:p>54.128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68.77" calcext:value-type="float">
            <text:p>68.77</text:p>
          </table:table-cell>
          <table:table-cell office:value-type="float" office:value="39.67801912" calcext:value-type="float">
            <text:p>39.67801912</text:p>
          </table:table-cell>
          <table:table-cell office:value-type="float" office:value="3.085720482" calcext:value-type="float">
            <text:p>3.085720482</text:p>
          </table:table-cell>
          <table:table-cell office:value-type="float" office:value="1.422402986" calcext:value-type="float">
            <text:p>1.422402986</text:p>
          </table:table-cell>
          <table:table-cell office:value-type="float" office:value="79.20189753" calcext:value-type="float">
            <text:p>79.20189753</text:p>
          </table:table-cell>
          <table:table-cell office:value-type="float" office:value="23.53555633" calcext:value-type="float">
            <text:p>23.53555633</text:p>
          </table:table-cell>
          <table:table-cell office:value-type="float" office:value="72.29715808" calcext:value-type="float">
            <text:p>72.29715808</text:p>
          </table:table-cell>
          <table:table-cell office:value-type="float" office:value="4.167285586" calcext:value-type="float">
            <text:p>4.167285586</text:p>
          </table:table-cell>
          <table:table-cell office:value-type="float" office:value="417394" calcext:value-type="float">
            <text:p>4173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113" calcext:value-type="float">
            <text:p>23.113</text:p>
          </table:table-cell>
          <table:table-cell office:value-type="float" office:value="3.799999952" calcext:value-type="float">
            <text:p>3.799999952</text:p>
          </table:table-cell>
          <table:table-cell office:value-type="float" office:value="1.874" calcext:value-type="float">
            <text:p>1.874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55.49" calcext:value-type="float">
            <text:p>55.49</text:p>
          </table:table-cell>
          <table:table-cell office:value-type="float" office:value="46.61002392" calcext:value-type="float">
            <text:p>46.61002392</text:p>
          </table:table-cell>
          <table:table-cell office:value-type="float" office:value="1.473467738" calcext:value-type="float">
            <text:p>1.473467738</text:p>
          </table:table-cell>
          <table:table-cell office:value-type="float" office:value="-0.568389264" calcext:value-type="float">
            <text:p>-0.568389264</text:p>
          </table:table-cell>
          <table:table-cell office:value-type="float" office:value="66.54327561" calcext:value-type="float">
            <text:p>66.54327561</text:p>
          </table:table-cell>
          <table:table-cell office:value-type="float" office:value="13.97872442" calcext:value-type="float">
            <text:p>13.97872442</text:p>
          </table:table-cell>
          <table:table-cell office:value-type="float" office:value="66.29216526" calcext:value-type="float">
            <text:p>66.29216526</text:p>
          </table:table-cell>
          <table:table-cell office:value-type="float" office:value="19.72911032" calcext:value-type="float">
            <text:p>19.72911032</text:p>
          </table:table-cell>
          <table:table-cell office:value-type="float" office:value="7223938" calcext:value-type="float">
            <text:p>7223938</text:p>
          </table:table-cell>
          <table:table-cell office:value-type="float" office:value="11046" calcext:value-type="float">
            <text:p>11046</text:p>
          </table:table-cell>
          <table:table-cell office:value-type="float" office:value="1648" calcext:value-type="float">
            <text:p>1648</text:p>
          </table:table-cell>
          <table:table-cell office:value-type="float" office:value="26.374" calcext:value-type="float">
            <text:p>26.374</text:p>
          </table:table-cell>
          <table:table-cell office:value-type="float" office:value="11.60000038" calcext:value-type="float">
            <text:p>11.60000038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9.4" calcext:value-type="float">
            <text:p>9.4</text:p>
          </table:table-cell>
          <table:table-cell office:value-type="float" office:value="47.32322335" calcext:value-type="float">
            <text:p>47.32322335</text:p>
          </table:table-cell>
          <table:table-cell office:value-type="float" office:value="1.626986597" calcext:value-type="float">
            <text:p>1.626986597</text:p>
          </table:table-cell>
          <table:table-cell office:value-type="float" office:value="2.911018317" calcext:value-type="float">
            <text:p>2.911018317</text:p>
          </table:table-cell>
          <table:table-cell office:value-type="float" office:value="64.28800439" calcext:value-type="float">
            <text:p>64.28800439</text:p>
          </table:table-cell>
          <table:table-cell office:value-type="float" office:value="45.79381618" calcext:value-type="float">
            <text:p>45.79381618</text:p>
          </table:table-cell>
          <table:table-cell office:value-type="float" office:value="51.79533484" calcext:value-type="float">
            <text:p>51.79533484</text:p>
          </table:table-cell>
          <table:table-cell office:value-type="float" office:value="2.410848977" calcext:value-type="float">
            <text:p>2.410848977</text:p>
          </table:table-cell>
          <table:table-cell office:value-type="float" office:value="17589198" calcext:value-type="float">
            <text:p>17589198</text:p>
          </table:table-cell>
          <table:table-cell office:value-type="float" office:value="31894" calcext:value-type="float">
            <text:p>31894</text:p>
          </table:table-cell>
          <table:table-cell office:value-type="float" office:value="1857" calcext:value-type="float">
            <text:p>1857</text:p>
          </table:table-cell>
          <table:table-cell office:value-type="float" office:value="70.976" calcext:value-type="float">
            <text:p>70.976</text:p>
          </table:table-cell>
          <table:table-cell office:value-type="float" office:value="3.099999905" calcext:value-type="float">
            <text:p>3.099999905</text:p>
          </table:table-cell>
          <table:table-cell office:value-type="float" office:value="5.521" calcext:value-type="float">
            <text:p>5.521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.38" calcext:value-type="float">
            <text:p>1.38</text:p>
          </table:table-cell>
          <table:table-cell office:value-type="float" office:value="51.48853205" calcext:value-type="float">
            <text:p>51.48853205</text:p>
          </table:table-cell>
          <table:table-cell office:value-type="float" office:value="2.009842197" calcext:value-type="float">
            <text:p>2.009842197</text:p>
          </table:table-cell>
          <table:table-cell office:value-type="float" office:value="3.297803748" calcext:value-type="float">
            <text:p>3.297803748</text:p>
          </table:table-cell>
          <table:table-cell office:value-type="float" office:value="421.2172897" calcext:value-type="float">
            <text:p>421.2172897</text:p>
          </table:table-cell>
          <table:table-cell office:value-type="float" office:value="44.64215123" calcext:value-type="float">
            <text:p>44.64215123</text:p>
          </table:table-cell>
          <table:table-cell office:value-type="float" office:value="52.8890177" calcext:value-type="float">
            <text:p>52.8890177</text:p>
          </table:table-cell>
          <table:table-cell office:value-type="float" office:value="2.468831066" calcext:value-type="float">
            <text:p>2.468831066</text:p>
          </table:table-cell>
          <table:table-cell office:value-type="float" office:value="10816860" calcext:value-type="float">
            <text:p>10816860</text:p>
          </table:table-cell>
          <table:table-cell office:value-type="float" office:value="52936" calcext:value-type="float">
            <text:p>52936</text:p>
          </table:table-cell>
          <table:table-cell office:value-type="float" office:value="72493" calcext:value-type="float">
            <text:p>72493</text:p>
          </table:table-cell>
          <table:table-cell office:value-type="float" office:value="88.239" calcext:value-type="float">
            <text:p>88.239</text:p>
          </table:table-cell>
          <table:table-cell office:value-type="float" office:value="6.900000095" calcext:value-type="float">
            <text:p>6.900000095</text:p>
          </table:table-cell>
          <table:table-cell office:value-type="float" office:value="5.948" calcext:value-type="float">
            <text:p>5.948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40.26" calcext:value-type="float">
            <text:p>40.26</text:p>
          </table:table-cell>
          <table:table-cell office:value-type="float" office:value="39.23549494" calcext:value-type="float">
            <text:p>39.23549494</text:p>
          </table:table-cell>
          <table:table-cell office:value-type="float" office:value="0.537031322" calcext:value-type="float">
            <text:p>0.537031322</text:p>
          </table:table-cell>
          <table:table-cell office:value-type="float" office:value="1.302061946" calcext:value-type="float">
            <text:p>1.302061946</text:p>
          </table:table-cell>
          <table:table-cell office:value-type="float" office:value="127.5200993" calcext:value-type="float">
            <text:p>127.5200993</text:p>
          </table:table-cell>
          <table:table-cell office:value-type="float" office:value="29.97104529" calcext:value-type="float">
            <text:p>29.97104529</text:p>
          </table:table-cell>
          <table:table-cell office:value-type="float" office:value="65.30240939" calcext:value-type="float">
            <text:p>65.30240939</text:p>
          </table:table-cell>
          <table:table-cell office:value-type="float" office:value="4.726545322" calcext:value-type="float">
            <text:p>4.726545322</text:p>
          </table:table-cell>
          <table:table-cell office:value-type="float" office:value="513906" calcext:value-type="float">
            <text:p>51390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5.16" calcext:value-type="float">
            <text:p>35.16</text:p>
          </table:table-cell>
          <table:table-cell office:value-type="float" office:value="9.199999809" calcext:value-type="float">
            <text:p>9.199999809</text:p>
          </table:table-cell>
          <table:table-cell office:value-type="float" office:value="2.303" calcext:value-type="float">
            <text:p>2.303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9" calcext:value-type="float">
            <text:p>9</text:p>
          </table:table-cell>
          <table:table-cell office:value-type="float" office:value="49.82104875" calcext:value-type="float">
            <text:p>49.82104875</text:p>
          </table:table-cell>
          <table:table-cell office:value-type="float" office:value="1.658979246" calcext:value-type="float">
            <text:p>1.658979246</text:p>
          </table:table-cell>
          <table:table-cell office:value-type="float" office:value="1.641596126" calcext:value-type="float">
            <text:p>1.641596126</text:p>
          </table:table-cell>
          <table:table-cell office:value-type="float" office:value="86.8351235" calcext:value-type="float">
            <text:p>86.8351235</text:p>
          </table:table-cell>
          <table:table-cell office:value-type="float" office:value="31.80410195" calcext:value-type="float">
            <text:p>31.80410195</text:p>
          </table:table-cell>
          <table:table-cell office:value-type="float" office:value="64.18091541" calcext:value-type="float">
            <text:p>64.18091541</text:p>
          </table:table-cell>
          <table:table-cell office:value-type="float" office:value="4.014982644" calcext:value-type="float">
            <text:p>4.014982644</text:p>
          </table:table-cell>
          <table:table-cell office:value-type="float" office:value="15328136" calcext:value-type="float">
            <text:p>15328136</text:p>
          </table:table-cell>
          <table:table-cell office:value-type="float" office:value="63" calcext:value-type="float">
            <text:p>63</text:p>
          </table:table-cell>
          <table:table-cell office:value-type="float" office:value="13071" calcext:value-type="float">
            <text:p>13071</text:p>
          </table:table-cell>
          <table:table-cell office:value-type="float" office:value="79.486" calcext:value-type="float">
            <text:p>79.486</text:p>
          </table:table-cell>
          <table:table-cell office:value-type="float" office:value="0.400000006" calcext:value-type="float">
            <text:p>0.400000006</text:p>
          </table:table-cell>
          <table:table-cell office:value-type="float" office:value="2.635" calcext:value-type="float">
            <text:p>2.63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1" calcext:value-type="float">
            <text:p>11</text:p>
          </table:table-cell>
          <table:table-cell office:value-type="float" office:value="45.701982" calcext:value-type="float">
            <text:p>45.701982</text:p>
          </table:table-cell>
          <table:table-cell office:value-type="float" office:value="1.252788882" calcext:value-type="float">
            <text:p>1.252788882</text:p>
          </table:table-cell>
          <table:table-cell office:value-type="float" office:value="2.498110306" calcext:value-type="float">
            <text:p>2.498110306</text:p>
          </table:table-cell>
          <table:table-cell office:value-type="float" office:value="48.17544372" calcext:value-type="float">
            <text:p>48.17544372</text:p>
          </table:table-cell>
          <table:table-cell office:value-type="float" office:value="42.76027758" calcext:value-type="float">
            <text:p>42.76027758</text:p>
          </table:table-cell>
          <table:table-cell office:value-type="float" office:value="54.02119807" calcext:value-type="float">
            <text:p>54.02119807</text:p>
          </table:table-cell>
          <table:table-cell office:value-type="float" office:value="3.218524346" calcext:value-type="float">
            <text:p>3.218524346</text:p>
          </table:table-cell>
          <table:table-cell office:value-type="float" office:value="22773014" calcext:value-type="float">
            <text:p>22773014</text:p>
          </table:table-cell>
          <table:table-cell office:value-type="float" office:value="226489" calcext:value-type="float">
            <text:p>226489</text:p>
          </table:table-cell>
          <table:table-cell office:value-type="float" office:value="10766" calcext:value-type="float">
            <text:p>10766</text:p>
          </table:table-cell>
          <table:table-cell office:value-type="float" office:value="46.181" calcext:value-type="float">
            <text:p>46.181</text:p>
          </table:table-cell>
          <table:table-cell office:value-type="float" office:value="4.300000191" calcext:value-type="float">
            <text:p>4.300000191</text:p>
          </table:table-cell>
          <table:table-cell office:value-type="float" office:value="4.704" calcext:value-type="float">
            <text:p>4.704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87.12" calcext:value-type="float">
            <text:p>87.12</text:p>
          </table:table-cell>
          <table:table-cell office:value-type="float" office:value="47.12164915" calcext:value-type="float">
            <text:p>47.12164915</text:p>
          </table:table-cell>
          <table:table-cell office:value-type="float" office:value="1.000890503" calcext:value-type="float">
            <text:p>1.000890503</text:p>
          </table:table-cell>
          <table:table-cell office:value-type="float" office:value="1.098069388" calcext:value-type="float">
            <text:p>1.098069388</text:p>
          </table:table-cell>
          <table:table-cell office:value-type="float" office:value="3.908684105" calcext:value-type="float">
            <text:p>3.908684105</text:p>
          </table:table-cell>
          <table:table-cell office:value-type="float" office:value="16.03690063" calcext:value-type="float">
            <text:p>16.03690063</text:p>
          </table:table-cell>
          <table:table-cell office:value-type="float" office:value="68.27215163" calcext:value-type="float">
            <text:p>68.27215163</text:p>
          </table:table-cell>
          <table:table-cell office:value-type="float" office:value="15.69094774" calcext:value-type="float">
            <text:p>15.69094774</text:p>
          </table:table-cell>
          <table:table-cell office:value-type="float" office:value="35543658" calcext:value-type="float">
            <text:p>35543658</text:p>
          </table:table-cell>
          <table:table-cell office:value-type="float" office:value="149163" calcext:value-type="float">
            <text:p>149163</text:p>
          </table:table-cell>
          <table:table-cell office:value-type="float" office:value="95" calcext:value-type="float">
            <text:p>95</text:p>
          </table:table-cell>
          <table:table-cell office:value-type="float" office:value="18.35" calcext:value-type="float">
            <text:p>18.35</text:p>
          </table:table-cell>
          <table:table-cell office:value-type="float" office:value="6.900000095" calcext:value-type="float">
            <text:p>6.900000095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74.1" calcext:value-type="float">
            <text:p>74.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366353005" calcext:value-type="float">
            <text:p>1.366353005</text:p>
          </table:table-cell>
          <table:table-cell office:value-type="float" office:value="246.55" calcext:value-type="float">
            <text:p>246.55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9172" calcext:value-type="float">
            <text:p>591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4.03" calcext:value-type="float">
            <text:p>4.03</text:p>
          </table:table-cell>
          <table:table-cell office:value-type="float" office:value="47.09557465" calcext:value-type="float">
            <text:p>47.09557465</text:p>
          </table:table-cell>
          <table:table-cell office:value-type="string" calcext:value-type="string">
            <text:p>..</text:p>
          </table:table-cell>
          <table:table-cell office:value-type="float" office:value="1.968283386" calcext:value-type="float">
            <text:p>1.968283386</text:p>
          </table:table-cell>
          <table:table-cell office:value-type="float" office:value="7.711830235" calcext:value-type="float">
            <text:p>7.711830235</text:p>
          </table:table-cell>
          <table:table-cell office:value-type="float" office:value="39.38829169" calcext:value-type="float">
            <text:p>39.38829169</text:p>
          </table:table-cell>
          <table:table-cell office:value-type="float" office:value="56.74312431" calcext:value-type="float">
            <text:p>56.74312431</text:p>
          </table:table-cell>
          <table:table-cell office:value-type="float" office:value="3.868583998" calcext:value-type="float">
            <text:p>3.868583998</text:p>
          </table:table-cell>
          <table:table-cell office:value-type="float" office:value="4804316" calcext:value-type="float">
            <text:p>4804316</text:p>
          </table:table-cell>
          <table:table-cell office:value-type="float" office:value="7694" calcext:value-type="float">
            <text:p>7694</text:p>
          </table:table-cell>
          <table:table-cell office:value-type="float" office:value="412041" calcext:value-type="float">
            <text:p>412041</text:p>
          </table:table-cell>
          <table:table-cell office:value-type="float" office:value="60.241" calcext:value-type="float">
            <text:p>60.241</text:p>
          </table:table-cell>
          <table:table-cell office:value-type="float" office:value="7.400000095" calcext:value-type="float">
            <text:p>7.400000095</text:p>
          </table:table-cell>
          <table:table-cell office:value-type="float" office:value="4.286" calcext:value-type="float">
            <text:p>4.286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.5" calcext:value-type="float">
            <text:p>2.5</text:p>
          </table:table-cell>
          <table:table-cell office:value-type="float" office:value="44.95821386" calcext:value-type="float">
            <text:p>44.95821386</text:p>
          </table:table-cell>
          <table:table-cell office:value-type="float" office:value="2.818392656" calcext:value-type="float">
            <text:p>2.818392656</text:p>
          </table:table-cell>
          <table:table-cell office:value-type="float" office:value="3.301595089" calcext:value-type="float">
            <text:p>3.301595089</text:p>
          </table:table-cell>
          <table:table-cell office:value-type="float" office:value="10.79022633" calcext:value-type="float">
            <text:p>10.79022633</text:p>
          </table:table-cell>
          <table:table-cell office:value-type="float" office:value="47.98398152" calcext:value-type="float">
            <text:p>47.98398152</text:p>
          </table:table-cell>
          <table:table-cell office:value-type="float" office:value="49.55380685" calcext:value-type="float">
            <text:p>49.55380685</text:p>
          </table:table-cell>
          <table:table-cell office:value-type="float" office:value="2.462211636" calcext:value-type="float">
            <text:p>2.462211636</text:p>
          </table:table-cell>
          <table:table-cell office:value-type="float" office:value="13587053" calcext:value-type="float">
            <text:p>13587053</text:p>
          </table:table-cell>
          <table:table-cell office:value-type="float" office:value="452897" calcext:value-type="float">
            <text:p>452897</text:p>
          </table:table-cell>
          <table:table-cell office:value-type="float" office:value="48258" calcext:value-type="float">
            <text:p>48258</text:p>
          </table:table-cell>
          <table:table-cell office:value-type="float" office:value="77.659" calcext:value-type="float">
            <text:p>77.659</text:p>
          </table:table-cell>
          <table:table-cell office:value-type="float" office:value="7" calcext:value-type="float">
            <text:p>7</text:p>
          </table:table-cell>
          <table:table-cell office:value-type="float" office:value="6.156" calcext:value-type="float">
            <text:p>6.156</text:p>
          </table:table-cell>
        </table:table-row>
        <table:table-row table:style-name="ro1">
          <table:table-cell office:value-type="string" calcext:value-type="string">
            <text:p>Channel Islands</text:p>
          </table:table-cell>
          <table:table-cell office:value-type="string" calcext:value-type="string">
            <text:p>..</text:p>
          </table:table-cell>
          <table:table-cell office:value-type="float" office:value="44.7853738" calcext:value-type="float">
            <text:p>44.7853738</text:p>
          </table:table-cell>
          <table:table-cell office:value-type="string" calcext:value-type="string">
            <text:p>..</text:p>
          </table:table-cell>
          <table:table-cell office:value-type="float" office:value="0.47930442" calcext:value-type="float">
            <text:p>0.47930442</text:p>
          </table:table-cell>
          <table:table-cell office:value-type="float" office:value="857.4578947" calcext:value-type="float">
            <text:p>857.4578947</text:p>
          </table:table-cell>
          <table:table-cell office:value-type="float" office:value="14.81122289" calcext:value-type="float">
            <text:p>14.81122289</text:p>
          </table:table-cell>
          <table:table-cell office:value-type="float" office:value="68.25254577" calcext:value-type="float">
            <text:p>68.25254577</text:p>
          </table:table-cell>
          <table:table-cell office:value-type="float" office:value="16.93623133" calcext:value-type="float">
            <text:p>16.93623133</text:p>
          </table:table-cell>
          <table:table-cell office:value-type="float" office:value="162917" calcext:value-type="float">
            <text:p>162917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8.637" calcext:value-type="float">
            <text:p>68.637</text:p>
          </table:table-cell>
          <table:table-cell office:value-type="string" calcext:value-type="string">
            <text:p>..</text:p>
          </table:table-cell>
          <table:table-cell office:value-type="float" office:value="1.466" calcext:value-type="float">
            <text:p>1.466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72.35" calcext:value-type="float">
            <text:p>72.35</text:p>
          </table:table-cell>
          <table:table-cell office:value-type="float" office:value="40.75809245" calcext:value-type="float">
            <text:p>40.75809245</text:p>
          </table:table-cell>
          <table:table-cell office:value-type="float" office:value="1.981731712" calcext:value-type="float">
            <text:p>1.981731712</text:p>
          </table:table-cell>
          <table:table-cell office:value-type="float" office:value="1.057293581" calcext:value-type="float">
            <text:p>1.057293581</text:p>
          </table:table-cell>
          <table:table-cell office:value-type="float" office:value="23.88955284" calcext:value-type="float">
            <text:p>23.88955284</text:p>
          </table:table-cell>
          <table:table-cell office:value-type="float" office:value="20.46439925" calcext:value-type="float">
            <text:p>20.46439925</text:p>
          </table:table-cell>
          <table:table-cell office:value-type="float" office:value="68.83738668" calcext:value-type="float">
            <text:p>68.83738668</text:p>
          </table:table-cell>
          <table:table-cell office:value-type="float" office:value="10.69821407" calcext:value-type="float">
            <text:p>10.69821407</text:p>
          </table:table-cell>
          <table:table-cell office:value-type="float" office:value="17762647" calcext:value-type="float">
            <text:p>17762647</text:p>
          </table:table-cell>
          <table:table-cell office:value-type="float" office:value="1773" calcext:value-type="float">
            <text:p>1773</text:p>
          </table:table-cell>
          <table:table-cell office:value-type="float" office:value="579" calcext:value-type="float">
            <text:p>579</text:p>
          </table:table-cell>
          <table:table-cell office:value-type="float" office:value="10.644" calcext:value-type="float">
            <text:p>10.644</text:p>
          </table:table-cell>
          <table:table-cell office:value-type="float" office:value="6.400000095" calcext:value-type="float">
            <text:p>6.400000095</text:p>
          </table:table-cell>
          <table:table-cell office:value-type="float" office:value="1.761" calcext:value-type="float">
            <text:p>1.761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49.3" calcext:value-type="float">
            <text:p>49.3</text:p>
          </table:table-cell>
          <table:table-cell office:value-type="float" office:value="43.8665324" calcext:value-type="float">
            <text:p>43.8665324</text:p>
          </table:table-cell>
          <table:table-cell office:value-type="float" office:value="1.928801683" calcext:value-type="float">
            <text:p>1.928801683</text:p>
          </table:table-cell>
          <table:table-cell office:value-type="float" office:value="0.506311592" calcext:value-type="float">
            <text:p>0.506311592</text:p>
          </table:table-cell>
          <table:table-cell office:value-type="float" office:value="145.317356" calcext:value-type="float">
            <text:p>145.317356</text:p>
          </table:table-cell>
          <table:table-cell office:value-type="float" office:value="17.20482569" calcext:value-type="float">
            <text:p>17.20482569</text:p>
          </table:table-cell>
          <table:table-cell office:value-type="float" office:value="73.61249346" calcext:value-type="float">
            <text:p>73.61249346</text:p>
          </table:table-cell>
          <table:table-cell office:value-type="float" office:value="9.182680848" calcext:value-type="float">
            <text:p>9.182680848</text:p>
          </table:table-cell>
          <table:table-cell office:value-type="float" office:value="1364270000" calcext:value-type="float">
            <text:p>1364270000</text:p>
          </table:table-cell>
          <table:table-cell office:value-type="float" office:value="301052" calcext:value-type="float">
            <text:p>301052</text:p>
          </table:table-cell>
          <table:table-cell office:value-type="float" office:value="210802" calcext:value-type="float">
            <text:p>210802</text:p>
          </table:table-cell>
          <table:table-cell office:value-type="float" office:value="45.59" calcext:value-type="float">
            <text:p>45.59</text:p>
          </table:table-cell>
          <table:table-cell office:value-type="float" office:value="4.699999809" calcext:value-type="float">
            <text:p>4.699999809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2.57" calcext:value-type="float">
            <text:p>52.57</text:p>
          </table:table-cell>
          <table:table-cell office:value-type="float" office:value="42.59535291" calcext:value-type="float">
            <text:p>42.59535291</text:p>
          </table:table-cell>
          <table:table-cell office:value-type="float" office:value="3.130404248" calcext:value-type="float">
            <text:p>3.130404248</text:p>
          </table:table-cell>
          <table:table-cell office:value-type="float" office:value="0.944004218" calcext:value-type="float">
            <text:p>0.944004218</text:p>
          </table:table-cell>
          <table:table-cell office:value-type="float" office:value="43.07471203" calcext:value-type="float">
            <text:p>43.07471203</text:p>
          </table:table-cell>
          <table:table-cell office:value-type="float" office:value="24.70150431" calcext:value-type="float">
            <text:p>24.70150431</text:p>
          </table:table-cell>
          <table:table-cell office:value-type="float" office:value="68.53824495" calcext:value-type="float">
            <text:p>68.53824495</text:p>
          </table:table-cell>
          <table:table-cell office:value-type="float" office:value="6.760250742" calcext:value-type="float">
            <text:p>6.760250742</text:p>
          </table:table-cell>
          <table:table-cell office:value-type="float" office:value="47791393" calcext:value-type="float">
            <text:p>47791393</text:p>
          </table:table-cell>
          <table:table-cell office:value-type="float" office:value="213" calcext:value-type="float">
            <text:p>213</text:p>
          </table:table-cell>
          <table:table-cell office:value-type="float" office:value="360298" calcext:value-type="float">
            <text:p>360298</text:p>
          </table:table-cell>
          <table:table-cell office:value-type="float" office:value="23.839" calcext:value-type="float">
            <text:p>23.839</text:p>
          </table:table-cell>
          <table:table-cell office:value-type="float" office:value="10.10000038" calcext:value-type="float">
            <text:p>10.10000038</text:p>
          </table:table-cell>
          <table:table-cell office:value-type="float" office:value="1.897" calcext:value-type="float">
            <text:p>1.897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6.98" calcext:value-type="float">
            <text:p>6.98</text:p>
          </table:table-cell>
          <table:table-cell office:value-type="float" office:value="30.65293893" calcext:value-type="float">
            <text:p>30.65293893</text:p>
          </table:table-cell>
          <table:table-cell office:value-type="string" calcext:value-type="string">
            <text:p>..</text:p>
          </table:table-cell>
          <table:table-cell office:value-type="float" office:value="2.404550925" calcext:value-type="float">
            <text:p>2.404550925</text:p>
          </table:table-cell>
          <table:table-cell office:value-type="float" office:value="413.751209" calcext:value-type="float">
            <text:p>413.751209</text:p>
          </table:table-cell>
          <table:table-cell office:value-type="float" office:value="40.47761597" calcext:value-type="float">
            <text:p>40.47761597</text:p>
          </table:table-cell>
          <table:table-cell office:value-type="float" office:value="56.73274103" calcext:value-type="float">
            <text:p>56.73274103</text:p>
          </table:table-cell>
          <table:table-cell office:value-type="float" office:value="2.789642996" calcext:value-type="float">
            <text:p>2.789642996</text:p>
          </table:table-cell>
          <table:table-cell office:value-type="float" office:value="769991" calcext:value-type="float">
            <text:p>769991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office:value-type="float" office:value="71.807" calcext:value-type="float">
            <text:p>71.807</text:p>
          </table:table-cell>
          <table:table-cell office:value-type="float" office:value="6.5" calcext:value-type="float">
            <text:p>6.5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float" office:value="3" calcext:value-type="float">
            <text:p>3</text:p>
          </table:table-cell>
          <table:table-cell office:value-type="float" office:value="49.6872646" calcext:value-type="float">
            <text:p>49.6872646</text:p>
          </table:table-cell>
          <table:table-cell office:value-type="float" office:value="1.041130848" calcext:value-type="float">
            <text:p>1.041130848</text:p>
          </table:table-cell>
          <table:table-cell office:value-type="float" office:value="3.15317545" calcext:value-type="float">
            <text:p>3.15317545</text:p>
          </table:table-cell>
          <table:table-cell office:value-type="float" office:value="33.02839814" calcext:value-type="float">
            <text:p>33.02839814</text:p>
          </table:table-cell>
          <table:table-cell office:value-type="float" office:value="46.16466225" calcext:value-type="float">
            <text:p>46.16466225</text:p>
          </table:table-cell>
          <table:table-cell office:value-type="float" office:value="50.87364977" calcext:value-type="float">
            <text:p>50.87364977</text:p>
          </table:table-cell>
          <table:table-cell office:value-type="float" office:value="2.961687984" calcext:value-type="float">
            <text:p>2.961687984</text:p>
          </table:table-cell>
          <table:table-cell office:value-type="float" office:value="74877030" calcext:value-type="float">
            <text:p>74877030</text:p>
          </table:table-cell>
          <table:table-cell office:value-type="float" office:value="119754" calcext:value-type="float">
            <text:p>119754</text:p>
          </table:table-cell>
          <table:table-cell office:value-type="float" office:value="516771" calcext:value-type="float">
            <text:p>516771</text:p>
          </table:table-cell>
          <table:table-cell office:value-type="float" office:value="58.024" calcext:value-type="float">
            <text:p>58.024</text:p>
          </table:table-cell>
          <table:table-cell office:value-type="float" office:value="8" calcext:value-type="float">
            <text:p>8</text:p>
          </table:table-cell>
          <table:table-cell office:value-type="float" office:value="6.006" calcext:value-type="float">
            <text:p>6.006</text:p>
          </table:table-cell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7.11" calcext:value-type="float">
            <text:p>7.11</text:p>
          </table:table-cell>
          <table:table-cell office:value-type="float" office:value="48.66797858" calcext:value-type="float">
            <text:p>48.66797858</text:p>
          </table:table-cell>
          <table:table-cell office:value-type="float" office:value="4.971939787" calcext:value-type="float">
            <text:p>4.971939787</text:p>
          </table:table-cell>
          <table:table-cell office:value-type="float" office:value="2.486347213" calcext:value-type="float">
            <text:p>2.486347213</text:p>
          </table:table-cell>
          <table:table-cell office:value-type="float" office:value="13.1916896" calcext:value-type="float">
            <text:p>13.1916896</text:p>
          </table:table-cell>
          <table:table-cell office:value-type="float" office:value="42.61048151" calcext:value-type="float">
            <text:p>42.61048151</text:p>
          </table:table-cell>
          <table:table-cell office:value-type="float" office:value="53.74123023" calcext:value-type="float">
            <text:p>53.74123023</text:p>
          </table:table-cell>
          <table:table-cell office:value-type="float" office:value="3.648288265" calcext:value-type="float">
            <text:p>3.648288265</text:p>
          </table:table-cell>
          <table:table-cell office:value-type="float" office:value="4504962" calcext:value-type="float">
            <text:p>4504962</text:p>
          </table:table-cell>
          <table:table-cell office:value-type="float" office:value="54842" calcext:value-type="float">
            <text:p>54842</text:p>
          </table:table-cell>
          <table:table-cell office:value-type="float" office:value="14500" calcext:value-type="float">
            <text:p>14500</text:p>
          </table:table-cell>
          <table:table-cell office:value-type="float" office:value="35.043" calcext:value-type="float">
            <text:p>35.043</text:p>
          </table:table-cell>
          <table:table-cell office:value-type="float" office:value="6.5" calcext:value-type="float">
            <text:p>6.5</text:p>
          </table:table-cell>
          <table:table-cell office:value-type="float" office:value="4.869" calcext:value-type="float">
            <text:p>4.869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49.41" calcext:value-type="float">
            <text:p>49.41</text:p>
          </table:table-cell>
          <table:table-cell office:value-type="float" office:value="37.2713434" calcext:value-type="float">
            <text:p>37.2713434</text:p>
          </table:table-cell>
          <table:table-cell office:value-type="float" office:value="0" calcext:value-type="float">
            <text:p>0</text:p>
          </table:table-cell>
          <table:table-cell office:value-type="float" office:value="1.081430428" calcext:value-type="float">
            <text:p>1.081430428</text:p>
          </table:table-cell>
          <table:table-cell office:value-type="float" office:value="93.17677242" calcext:value-type="float">
            <text:p>93.17677242</text:p>
          </table:table-cell>
          <table:table-cell office:value-type="float" office:value="22.69830667" calcext:value-type="float">
            <text:p>22.69830667</text:p>
          </table:table-cell>
          <table:table-cell office:value-type="float" office:value="68.70127539" calcext:value-type="float">
            <text:p>68.70127539</text:p>
          </table:table-cell>
          <table:table-cell office:value-type="float" office:value="8.600417941" calcext:value-type="float">
            <text:p>8.600417941</text:p>
          </table:table-cell>
          <table:table-cell office:value-type="float" office:value="4757606" calcext:value-type="float">
            <text:p>4757606</text:p>
          </table:table-cell>
          <table:table-cell office:value-type="float" office:value="12924" calcext:value-type="float">
            <text:p>12924</text:p>
          </table:table-cell>
          <table:table-cell office:value-type="float" office:value="417" calcext:value-type="float">
            <text:p>417</text:p>
          </table:table-cell>
          <table:table-cell office:value-type="float" office:value="24.085" calcext:value-type="float">
            <text:p>24.085</text:p>
          </table:table-cell>
          <table:table-cell office:value-type="float" office:value="8.300000191" calcext:value-type="float">
            <text:p>8.300000191</text:p>
          </table:table-cell>
          <table:table-cell office:value-type="float" office:value="1.819" calcext:value-type="float">
            <text:p>1.819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14.6" calcext:value-type="float">
            <text:p>14.6</text:p>
          </table:table-cell>
          <table:table-cell office:value-type="float" office:value="37.96400763" calcext:value-type="float">
            <text:p>37.96400763</text:p>
          </table:table-cell>
          <table:table-cell office:value-type="float" office:value="1.521768107" calcext:value-type="float">
            <text:p>1.521768107</text:p>
          </table:table-cell>
          <table:table-cell office:value-type="float" office:value="2.44243261" calcext:value-type="float">
            <text:p>2.44243261</text:p>
          </table:table-cell>
          <table:table-cell office:value-type="float" office:value="69.67643711" calcext:value-type="float">
            <text:p>69.67643711</text:p>
          </table:table-cell>
          <table:table-cell office:value-type="float" office:value="42.72496856" calcext:value-type="float">
            <text:p>42.72496856</text:p>
          </table:table-cell>
          <table:table-cell office:value-type="float" office:value="54.24016773" calcext:value-type="float">
            <text:p>54.24016773</text:p>
          </table:table-cell>
          <table:table-cell office:value-type="float" office:value="3.034863712" calcext:value-type="float">
            <text:p>3.034863712</text:p>
          </table:table-cell>
          <table:table-cell office:value-type="float" office:value="22157107" calcext:value-type="float">
            <text:p>22157107</text:p>
          </table:table-cell>
          <table:table-cell office:value-type="float" office:value="1925" calcext:value-type="float">
            <text:p>1925</text:p>
          </table:table-cell>
          <table:table-cell office:value-type="float" office:value="71966" calcext:value-type="float">
            <text:p>71966</text:p>
          </table:table-cell>
          <table:table-cell office:value-type="float" office:value="46.521" calcext:value-type="float">
            <text:p>46.521</text:p>
          </table:table-cell>
          <table:table-cell office:value-type="float" office:value="4" calcext:value-type="float">
            <text:p>4</text:p>
          </table:table-cell>
          <table:table-cell office:value-type="float" office:value="5.001" calcext:value-type="float">
            <text:p>5.001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68.57" calcext:value-type="float">
            <text:p>68.57</text:p>
          </table:table-cell>
          <table:table-cell office:value-type="float" office:value="45.68910105" calcext:value-type="float">
            <text:p>45.68910105</text:p>
          </table:table-cell>
          <table:table-cell office:value-type="float" office:value="1.586636831" calcext:value-type="float">
            <text:p>1.586636831</text:p>
          </table:table-cell>
          <table:table-cell office:value-type="float" office:value="-0.407343185" calcext:value-type="float">
            <text:p>-0.407343185</text:p>
          </table:table-cell>
          <table:table-cell office:value-type="float" office:value="75.73961758" calcext:value-type="float">
            <text:p>75.73961758</text:p>
          </table:table-cell>
          <table:table-cell office:value-type="float" office:value="14.97384896" calcext:value-type="float">
            <text:p>14.97384896</text:p>
          </table:table-cell>
          <table:table-cell office:value-type="float" office:value="66.42555558" calcext:value-type="float">
            <text:p>66.42555558</text:p>
          </table:table-cell>
          <table:table-cell office:value-type="float" office:value="18.60059546" calcext:value-type="float">
            <text:p>18.60059546</text:p>
          </table:table-cell>
          <table:table-cell office:value-type="float" office:value="4238389" calcext:value-type="float">
            <text:p>4238389</text:p>
          </table:table-cell>
          <table:table-cell office:value-type="float" office:value="679" calcext:value-type="float">
            <text:p>679</text:p>
          </table:table-cell>
          <table:table-cell office:value-type="float" office:value="40122" calcext:value-type="float">
            <text:p>40122</text:p>
          </table:table-cell>
          <table:table-cell office:value-type="float" office:value="41.344" calcext:value-type="float">
            <text:p>41.344</text:p>
          </table:table-cell>
          <table:table-cell office:value-type="float" office:value="16.70000076" calcext:value-type="float">
            <text:p>16.70000076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30" calcext:value-type="float">
            <text:p>30</text:p>
          </table:table-cell>
          <table:table-cell office:value-type="float" office:value="38.36474892" calcext:value-type="float">
            <text:p>38.36474892</text:p>
          </table:table-cell>
          <table:table-cell office:value-type="string" calcext:value-type="string">
            <text:p>..</text:p>
          </table:table-cell>
          <table:table-cell office:value-type="float" office:value="0.146040659" calcext:value-type="float">
            <text:p>0.146040659</text:p>
          </table:table-cell>
          <table:table-cell office:value-type="float" office:value="106.8973029" calcext:value-type="float">
            <text:p>106.8973029</text:p>
          </table:table-cell>
          <table:table-cell office:value-type="float" office:value="16.55729521" calcext:value-type="float">
            <text:p>16.55729521</text:p>
          </table:table-cell>
          <table:table-cell office:value-type="float" office:value="69.82825811" calcext:value-type="float">
            <text:p>69.82825811</text:p>
          </table:table-cell>
          <table:table-cell office:value-type="float" office:value="13.61444668" calcext:value-type="float">
            <text:p>13.61444668</text:p>
          </table:table-cell>
          <table:table-cell office:value-type="float" office:value="11379111" calcext:value-type="float">
            <text:p>11379111</text:p>
          </table:table-cell>
          <table:table-cell office:value-type="float" office:value="280" calcext:value-type="float">
            <text:p>280</text:p>
          </table:table-cell>
          <table:table-cell office:value-type="float" office:value="7502" calcext:value-type="float">
            <text:p>7502</text:p>
          </table:table-cell>
          <table:table-cell office:value-type="float" office:value="23.03" calcext:value-type="float">
            <text:p>23.03</text:p>
          </table:table-cell>
          <table:table-cell office:value-type="float" office:value="3.299999952" calcext:value-type="float">
            <text:p>3.299999952</text:p>
          </table:table-cell>
          <table:table-cell office:value-type="float" office:value="1.615" calcext:value-type="float">
            <text:p>1.615</text:p>
          </table:table-cell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347641396" calcext:value-type="float">
            <text:p>1.347641396</text:p>
          </table:table-cell>
          <table:table-cell office:value-type="float" office:value="351.1463964" calcext:value-type="float">
            <text:p>351.1463964</text:p>
          </table:table-cell>
          <table:table-cell office:value-type="float" office:value="19.06550336" calcext:value-type="float">
            <text:p>19.06550336</text:p>
          </table:table-cell>
          <table:table-cell office:value-type="float" office:value="66.47920238" calcext:value-type="float">
            <text:p>66.47920238</text:p>
          </table:table-cell>
          <table:table-cell office:value-type="float" office:value="14.45529426" calcext:value-type="float">
            <text:p>14.45529426</text:p>
          </table:table-cell>
          <table:table-cell office:value-type="float" office:value="155909" calcext:value-type="float">
            <text:p>15590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.57" calcext:value-type="float">
            <text:p>10.57</text:p>
          </table:table-cell>
          <table:table-cell office:value-type="string" calcext:value-type="string">
            <text:p>.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69.33" calcext:value-type="float">
            <text:p>69.33</text:p>
          </table:table-cell>
          <table:table-cell office:value-type="float" office:value="43.18359938" calcext:value-type="float">
            <text:p>43.18359938</text:p>
          </table:table-cell>
          <table:table-cell office:value-type="float" office:value="1.540533763" calcext:value-type="float">
            <text:p>1.540533763</text:p>
          </table:table-cell>
          <table:table-cell office:value-type="float" office:value="1.046142743" calcext:value-type="float">
            <text:p>1.046142743</text:p>
          </table:table-cell>
          <table:table-cell office:value-type="float" office:value="124.8547619" calcext:value-type="float">
            <text:p>124.8547619</text:p>
          </table:table-cell>
          <table:table-cell office:value-type="float" office:value="16.74664415" calcext:value-type="float">
            <text:p>16.74664415</text:p>
          </table:table-cell>
          <table:table-cell office:value-type="float" office:value="70.69365445" calcext:value-type="float">
            <text:p>70.69365445</text:p>
          </table:table-cell>
          <table:table-cell office:value-type="float" office:value="12.5597014" calcext:value-type="float">
            <text:p>12.5597014</text:p>
          </table:table-cell>
          <table:table-cell office:value-type="float" office:value="1153658" calcext:value-type="float">
            <text:p>1153658</text:p>
          </table:table-cell>
          <table:table-cell office:value-type="float" office:value="5126" calcext:value-type="float">
            <text:p>5126</text:p>
          </table:table-cell>
          <table:table-cell office:value-type="float" office:value="10" calcext:value-type="float">
            <text:p>10</text:p>
          </table:table-cell>
          <table:table-cell office:value-type="float" office:value="32.981" calcext:value-type="float">
            <text:p>32.981</text:p>
          </table:table-cell>
          <table:table-cell office:value-type="float" office:value="15.60000038" calcext:value-type="float">
            <text:p>15.60000038</text:p>
          </table:table-cell>
          <table:table-cell office:value-type="float" office:value="1.446" calcext:value-type="float">
            <text:p>1.446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79.71" calcext:value-type="float">
            <text:p>79.71</text:p>
          </table:table-cell>
          <table:table-cell office:value-type="float" office:value="44.12091218" calcext:value-type="float">
            <text:p>44.12091218</text:p>
          </table:table-cell>
          <table:table-cell office:value-type="float" office:value="0.985487525" calcext:value-type="float">
            <text:p>0.985487525</text:p>
          </table:table-cell>
          <table:table-cell office:value-type="float" office:value="0.105277582" calcext:value-type="float">
            <text:p>0.105277582</text:p>
          </table:table-cell>
          <table:table-cell office:value-type="float" office:value="136.2857309" calcext:value-type="float">
            <text:p>136.2857309</text:p>
          </table:table-cell>
          <table:table-cell office:value-type="float" office:value="14.84822719" calcext:value-type="float">
            <text:p>14.84822719</text:p>
          </table:table-cell>
          <table:table-cell office:value-type="float" office:value="67.60881925" calcext:value-type="float">
            <text:p>67.60881925</text:p>
          </table:table-cell>
          <table:table-cell office:value-type="float" office:value="17.54295356" calcext:value-type="float">
            <text:p>17.54295356</text:p>
          </table:table-cell>
          <table:table-cell office:value-type="float" office:value="10525347" calcext:value-type="float">
            <text:p>10525347</text:p>
          </table:table-cell>
          <table:table-cell office:value-type="float" office:value="3137" calcext:value-type="float">
            <text:p>3137</text:p>
          </table:table-cell>
          <table:table-cell office:value-type="float" office:value="1327" calcext:value-type="float">
            <text:p>1327</text:p>
          </table:table-cell>
          <table:table-cell office:value-type="float" office:value="26.981" calcext:value-type="float">
            <text:p>26.981</text:p>
          </table:table-cell>
          <table:table-cell office:value-type="float" office:value="6.199999809" calcext:value-type="float">
            <text:p>6.199999809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95.99" calcext:value-type="float">
            <text:p>95.99</text:p>
          </table:table-cell>
          <table:table-cell office:value-type="float" office:value="47.68798596" calcext:value-type="float">
            <text:p>47.68798596</text:p>
          </table:table-cell>
          <table:table-cell office:value-type="float" office:value="1.172098607" calcext:value-type="float">
            <text:p>1.172098607</text:p>
          </table:table-cell>
          <table:table-cell office:value-type="float" office:value="0.507053283" calcext:value-type="float">
            <text:p>0.507053283</text:p>
          </table:table-cell>
          <table:table-cell office:value-type="float" office:value="133.0067169" calcext:value-type="float">
            <text:p>133.0067169</text:p>
          </table:table-cell>
          <table:table-cell office:value-type="float" office:value="17.0677393" calcext:value-type="float">
            <text:p>17.0677393</text:p>
          </table:table-cell>
          <table:table-cell office:value-type="float" office:value="64.43318714" calcext:value-type="float">
            <text:p>64.43318714</text:p>
          </table:table-cell>
          <table:table-cell office:value-type="float" office:value="18.49907356" calcext:value-type="float">
            <text:p>18.49907356</text:p>
          </table:table-cell>
          <table:table-cell office:value-type="float" office:value="5643475" calcext:value-type="float">
            <text:p>5643475</text:p>
          </table:table-cell>
          <table:table-cell office:value-type="float" office:value="17785" calcext:value-type="float">
            <text:p>17785</text:p>
          </table:table-cell>
          <table:table-cell office:value-type="float" office:value="12" calcext:value-type="float">
            <text:p>12</text:p>
          </table:table-cell>
          <table:table-cell office:value-type="float" office:value="12.498" calcext:value-type="float">
            <text:p>12.498</text:p>
          </table:table-cell>
          <table:table-cell office:value-type="float" office:value="6.599999905" calcext:value-type="float">
            <text:p>6.59999990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0.71" calcext:value-type="float">
            <text:p>10.71</text:p>
          </table:table-cell>
          <table:table-cell office:value-type="float" office:value="34.88965978" calcext:value-type="float">
            <text:p>34.88965978</text:p>
          </table:table-cell>
          <table:table-cell office:value-type="string" calcext:value-type="string">
            <text:p>..</text:p>
          </table:table-cell>
          <table:table-cell office:value-type="float" office:value="1.335093432" calcext:value-type="float">
            <text:p>1.335093432</text:p>
          </table:table-cell>
          <table:table-cell office:value-type="float" office:value="37.79870578" calcext:value-type="float">
            <text:p>37.79870578</text:p>
          </table:table-cell>
          <table:table-cell office:value-type="float" office:value="33.00337604" calcext:value-type="float">
            <text:p>33.00337604</text:p>
          </table:table-cell>
          <table:table-cell office:value-type="float" office:value="62.88613905" calcext:value-type="float">
            <text:p>62.88613905</text:p>
          </table:table-cell>
          <table:table-cell office:value-type="float" office:value="4.110484904" calcext:value-type="float">
            <text:p>4.110484904</text:p>
          </table:table-cell>
          <table:table-cell office:value-type="float" office:value="876174" calcext:value-type="float">
            <text:p>876174</text:p>
          </table:table-cell>
          <table:table-cell office:value-type="float" office:value="20530" calcext:value-type="float">
            <text:p>20530</text:p>
          </table:table-cell>
          <table:table-cell office:value-type="float" office:value="879" calcext:value-type="float">
            <text:p>879</text:p>
          </table:table-cell>
          <table:table-cell office:value-type="float" office:value="22.738" calcext:value-type="float">
            <text:p>22.738</text:p>
          </table:table-cell>
          <table:table-cell office:value-type="string" calcext:value-type="string">
            <text:p>..</text:p>
          </table:table-cell>
          <table:table-cell office:value-type="float" office:value="3.195" calcext:value-type="float">
            <text:p>3.195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62.86" calcext:value-type="float">
            <text:p>62.86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0.465548899" calcext:value-type="float">
            <text:p>0.465548899</text:p>
          </table:table-cell>
          <table:table-cell office:value-type="float" office:value="96.45466667" calcext:value-type="float">
            <text:p>96.45466667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2341" calcext:value-type="float">
            <text:p>7234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0.744" calcext:value-type="float">
            <text:p>30.744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49.58" calcext:value-type="float">
            <text:p>49.58</text:p>
          </table:table-cell>
          <table:table-cell office:value-type="float" office:value="40.08752081" calcext:value-type="float">
            <text:p>40.08752081</text:p>
          </table:table-cell>
          <table:table-cell office:value-type="float" office:value="0.68403872" calcext:value-type="float">
            <text:p>0.68403872</text:p>
          </table:table-cell>
          <table:table-cell office:value-type="float" office:value="1.203986962" calcext:value-type="float">
            <text:p>1.203986962</text:p>
          </table:table-cell>
          <table:table-cell office:value-type="float" office:value="215.3547806" calcext:value-type="float">
            <text:p>215.3547806</text:p>
          </table:table-cell>
          <table:table-cell office:value-type="float" office:value="30.25506674" calcext:value-type="float">
            <text:p>30.25506674</text:p>
          </table:table-cell>
          <table:table-cell office:value-type="float" office:value="63.23404808" calcext:value-type="float">
            <text:p>63.23404808</text:p>
          </table:table-cell>
          <table:table-cell office:value-type="float" office:value="6.510885174" calcext:value-type="float">
            <text:p>6.510885174</text:p>
          </table:table-cell>
          <table:table-cell office:value-type="float" office:value="10405943" calcext:value-type="float">
            <text:p>10405943</text:p>
          </table:table-cell>
          <table:table-cell office:value-type="float" office:value="608" calcext:value-type="float">
            <text:p>608</text:p>
          </table:table-cell>
          <table:table-cell office:value-type="float" office:value="349" calcext:value-type="float">
            <text:p>349</text:p>
          </table:table-cell>
          <table:table-cell office:value-type="float" office:value="21.939" calcext:value-type="float">
            <text:p>21.939</text:p>
          </table:table-cell>
          <table:table-cell office:value-type="float" office:value="15" calcext:value-type="float">
            <text:p>15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43" calcext:value-type="float">
            <text:p>43</text:p>
          </table:table-cell>
          <table:table-cell office:value-type="float" office:value="40.38553531" calcext:value-type="float">
            <text:p>40.38553531</text:p>
          </table:table-cell>
          <table:table-cell office:value-type="float" office:value="2.895754162" calcext:value-type="float">
            <text:p>2.895754162</text:p>
          </table:table-cell>
          <table:table-cell office:value-type="float" office:value="1.530902125" calcext:value-type="float">
            <text:p>1.530902125</text:p>
          </table:table-cell>
          <table:table-cell office:value-type="float" office:value="64.03171203" calcext:value-type="float">
            <text:p>64.03171203</text:p>
          </table:table-cell>
          <table:table-cell office:value-type="float" office:value="29.33769505" calcext:value-type="float">
            <text:p>29.33769505</text:p>
          </table:table-cell>
          <table:table-cell office:value-type="float" office:value="64.12401977" calcext:value-type="float">
            <text:p>64.12401977</text:p>
          </table:table-cell>
          <table:table-cell office:value-type="float" office:value="6.53828518" calcext:value-type="float">
            <text:p>6.53828518</text:p>
          </table:table-cell>
          <table:table-cell office:value-type="float" office:value="15902916" calcext:value-type="float">
            <text:p>15902916</text:p>
          </table:table-cell>
          <table:table-cell office:value-type="float" office:value="53817" calcext:value-type="float">
            <text:p>53817</text:p>
          </table:table-cell>
          <table:table-cell office:value-type="float" office:value="804" calcext:value-type="float">
            <text:p>804</text:p>
          </table:table-cell>
          <table:table-cell office:value-type="float" office:value="36.484" calcext:value-type="float">
            <text:p>36.484</text:p>
          </table:table-cell>
          <table:table-cell office:value-type="float" office:value="4.599999905" calcext:value-type="float">
            <text:p>4.599999905</text:p>
          </table:table-cell>
          <table:table-cell office:value-type="float" office:value="2.542" calcext:value-type="float">
            <text:p>2.542</text:p>
          </table:table-cell>
        </table:table-row>
        <table:table-row table:style-name="ro1">
          <table:table-cell office:value-type="string" calcext:value-type="string">
            <text:p>Egypt, Arab Rep.</text:p>
          </table:table-cell>
          <table:table-cell office:value-type="float" office:value="31.7" calcext:value-type="float">
            <text:p>31.7</text:p>
          </table:table-cell>
          <table:table-cell office:value-type="float" office:value="24.11975587" calcext:value-type="float">
            <text:p>24.11975587</text:p>
          </table:table-cell>
          <table:table-cell office:value-type="float" office:value="1.712284124" calcext:value-type="float">
            <text:p>1.712284124</text:p>
          </table:table-cell>
          <table:table-cell office:value-type="float" office:value="2.218863304" calcext:value-type="float">
            <text:p>2.218863304</text:p>
          </table:table-cell>
          <table:table-cell office:value-type="float" office:value="89.9891205" calcext:value-type="float">
            <text:p>89.9891205</text:p>
          </table:table-cell>
          <table:table-cell office:value-type="float" office:value="32.98236977" calcext:value-type="float">
            <text:p>32.98236977</text:p>
          </table:table-cell>
          <table:table-cell office:value-type="float" office:value="61.84672817" calcext:value-type="float">
            <text:p>61.84672817</text:p>
          </table:table-cell>
          <table:table-cell office:value-type="float" office:value="5.170902058" calcext:value-type="float">
            <text:p>5.170902058</text:p>
          </table:table-cell>
          <table:table-cell office:value-type="float" office:value="89579670" calcext:value-type="float">
            <text:p>89579670</text:p>
          </table:table-cell>
          <table:table-cell office:value-type="float" office:value="236090" calcext:value-type="float">
            <text:p>236090</text:p>
          </table:table-cell>
          <table:table-cell office:value-type="float" office:value="15903" calcext:value-type="float">
            <text:p>15903</text:p>
          </table:table-cell>
          <table:table-cell office:value-type="float" office:value="56.931" calcext:value-type="float">
            <text:p>56.931</text:p>
          </table:table-cell>
          <table:table-cell office:value-type="float" office:value="13.19999981" calcext:value-type="float">
            <text:p>13.19999981</text:p>
          </table:table-cell>
          <table:table-cell office:value-type="float" office:value="3.338" calcext:value-type="float">
            <text:p>3.33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9.7" calcext:value-type="float">
            <text:p>29.7</text:p>
          </table:table-cell>
          <table:table-cell office:value-type="float" office:value="42.18851424" calcext:value-type="float">
            <text:p>42.18851424</text:p>
          </table:table-cell>
          <table:table-cell office:value-type="float" office:value="0.933176873" calcext:value-type="float">
            <text:p>0.933176873</text:p>
          </table:table-cell>
          <table:table-cell office:value-type="float" office:value="0.296162908" calcext:value-type="float">
            <text:p>0.296162908</text:p>
          </table:table-cell>
          <table:table-cell office:value-type="float" office:value="294.7734556" calcext:value-type="float">
            <text:p>294.7734556</text:p>
          </table:table-cell>
          <table:table-cell office:value-type="float" office:value="27.61521265" calcext:value-type="float">
            <text:p>27.61521265</text:p>
          </table:table-cell>
          <table:table-cell office:value-type="float" office:value="64.3936365" calcext:value-type="float">
            <text:p>64.3936365</text:p>
          </table:table-cell>
          <table:table-cell office:value-type="float" office:value="7.991150851" calcext:value-type="float">
            <text:p>7.991150851</text:p>
          </table:table-cell>
          <table:table-cell office:value-type="float" office:value="6107706" calcext:value-type="float">
            <text:p>6107706</text:p>
          </table:table-cell>
          <table:table-cell office:value-type="float" office:value="35" calcext:value-type="float">
            <text:p>35</text:p>
          </table:table-cell>
          <table:table-cell office:value-type="float" office:value="10965" calcext:value-type="float">
            <text:p>10965</text:p>
          </table:table-cell>
          <table:table-cell office:value-type="float" office:value="33.745" calcext:value-type="float">
            <text:p>33.745</text:p>
          </table:table-cell>
          <table:table-cell office:value-type="float" office:value="6.199999809" calcext:value-type="float">
            <text:p>6.199999809</text:p>
          </table:table-cell>
          <table:table-cell office:value-type="float" office:value="1.931" calcext:value-type="float">
            <text:p>1.931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8.86" calcext:value-type="float">
            <text:p>18.86</text:p>
          </table:table-cell>
          <table:table-cell office:value-type="float" office:value="44.83188131" calcext:value-type="float">
            <text:p>44.83188131</text:p>
          </table:table-cell>
          <table:table-cell office:value-type="float" office:value="1.072396353" calcext:value-type="float">
            <text:p>1.072396353</text:p>
          </table:table-cell>
          <table:table-cell office:value-type="float" office:value="2.942546724" calcext:value-type="float">
            <text:p>2.942546724</text:p>
          </table:table-cell>
          <table:table-cell office:value-type="float" office:value="29.26506239" calcext:value-type="float">
            <text:p>29.26506239</text:p>
          </table:table-cell>
          <table:table-cell office:value-type="float" office:value="39.42391443" calcext:value-type="float">
            <text:p>39.42391443</text:p>
          </table:table-cell>
          <table:table-cell office:value-type="float" office:value="57.7139307" calcext:value-type="float">
            <text:p>57.7139307</text:p>
          </table:table-cell>
          <table:table-cell office:value-type="float" office:value="2.862154869" calcext:value-type="float">
            <text:p>2.862154869</text:p>
          </table:table-cell>
          <table:table-cell office:value-type="float" office:value="820885" calcext:value-type="float">
            <text:p>820885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60.244" calcext:value-type="float">
            <text:p>60.244</text:p>
          </table:table-cell>
          <table:table-cell office:value-type="float" office:value="7.900000095" calcext:value-type="float">
            <text:p>7.900000095</text:p>
          </table:table-cell>
          <table:table-cell office:value-type="float" office:value="4.835" calcext:value-type="float">
            <text:p>4.835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0.99" calcext:value-type="float">
            <text:p>0.99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898" calcext:value-type="float">
            <text:p>2898</text:p>
          </table:table-cell>
          <table:table-cell office:value-type="float" office:value="363092" calcext:value-type="float">
            <text:p>363092</text:p>
          </table:table-cell>
          <table:table-cell office:value-type="string" calcext:value-type="string">
            <text:p>..</text:p>
          </table:table-cell>
          <table:table-cell office:value-type="float" office:value="7.199999809" calcext:value-type="float">
            <text:p>7.199999809</text:p>
          </table:table-cell>
          <table:table-cell office:value-type="float" office:value="4.284" calcext:value-type="float">
            <text:p>4.284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84.24" calcext:value-type="float">
            <text:p>84.24</text:p>
          </table:table-cell>
          <table:table-cell office:value-type="float" office:value="49.05976413" calcext:value-type="float">
            <text:p>49.05976413</text:p>
          </table:table-cell>
          <table:table-cell office:value-type="float" office:value="1.933608113" calcext:value-type="float">
            <text:p>1.933608113</text:p>
          </table:table-cell>
          <table:table-cell office:value-type="float" office:value="-0.262256175" calcext:value-type="float">
            <text:p>-0.262256175</text:p>
          </table:table-cell>
          <table:table-cell office:value-type="float" office:value="31.01073366" calcext:value-type="float">
            <text:p>31.01073366</text:p>
          </table:table-cell>
          <table:table-cell office:value-type="float" office:value="15.82263526" calcext:value-type="float">
            <text:p>15.82263526</text:p>
          </table:table-cell>
          <table:table-cell office:value-type="float" office:value="65.64777622" calcext:value-type="float">
            <text:p>65.64777622</text:p>
          </table:table-cell>
          <table:table-cell office:value-type="float" office:value="18.52958852" calcext:value-type="float">
            <text:p>18.52958852</text:p>
          </table:table-cell>
          <table:table-cell office:value-type="float" office:value="1314545" calcext:value-type="float">
            <text:p>1314545</text:p>
          </table:table-cell>
          <table:table-cell office:value-type="float" office:value="90" calcext:value-type="float">
            <text:p>90</text:p>
          </table:table-cell>
          <table:table-cell office:value-type="float" office:value="339" calcext:value-type="float">
            <text:p>339</text:p>
          </table:table-cell>
          <table:table-cell office:value-type="float" office:value="32.378" calcext:value-type="float">
            <text:p>32.378</text:p>
          </table:table-cell>
          <table:table-cell office:value-type="float" office:value="7.699999809" calcext:value-type="float">
            <text:p>7.69999980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.9" calcext:value-type="float">
            <text:p>2.9</text:p>
          </table:table-cell>
          <table:table-cell office:value-type="float" office:value="47.31171135" calcext:value-type="float">
            <text:p>47.31171135</text:p>
          </table:table-cell>
          <table:table-cell office:value-type="float" office:value="0.730052323" calcext:value-type="float">
            <text:p>0.730052323</text:p>
          </table:table-cell>
          <table:table-cell office:value-type="float" office:value="2.50680866" calcext:value-type="float">
            <text:p>2.50680866</text:p>
          </table:table-cell>
          <table:table-cell office:value-type="float" office:value="96.958732" calcext:value-type="float">
            <text:p>96.958732</text:p>
          </table:table-cell>
          <table:table-cell office:value-type="float" office:value="42.07094519" calcext:value-type="float">
            <text:p>42.07094519</text:p>
          </table:table-cell>
          <table:table-cell office:value-type="float" office:value="54.47567631" calcext:value-type="float">
            <text:p>54.47567631</text:p>
          </table:table-cell>
          <table:table-cell office:value-type="float" office:value="3.453378495" calcext:value-type="float">
            <text:p>3.453378495</text:p>
          </table:table-cell>
          <table:table-cell office:value-type="float" office:value="96958732" calcext:value-type="float">
            <text:p>96958732</text:p>
          </table:table-cell>
          <table:table-cell office:value-type="float" office:value="659524" calcext:value-type="float">
            <text:p>659524</text:p>
          </table:table-cell>
          <table:table-cell office:value-type="float" office:value="86870" calcext:value-type="float">
            <text:p>86870</text:p>
          </table:table-cell>
          <table:table-cell office:value-type="float" office:value="80.972" calcext:value-type="float">
            <text:p>80.972</text:p>
          </table:table-cell>
          <table:table-cell office:value-type="float" office:value="5.199999809" calcext:value-type="float">
            <text:p>5.199999809</text:p>
          </table:table-cell>
          <table:table-cell office:value-type="float" office:value="4.395" calcext:value-type="float">
            <text:p>4.395</text:p>
          </table:table-cell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float" office:value="94.66" calcext:value-type="float">
            <text:p>94.66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-0.147130465" calcext:value-type="float">
            <text:p>-0.147130465</text:p>
          </table:table-cell>
          <table:table-cell office:value-type="float" office:value="34.54226361" calcext:value-type="float">
            <text:p>34.5422636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8221" calcext:value-type="float">
            <text:p>4822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8.257" calcext:value-type="float">
            <text:p>58.257</text:p>
          </table:table-cell>
          <table:table-cell office:value-type="string" calcext:value-type="string">
            <text:p>..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41.8" calcext:value-type="float">
            <text:p>41.8</text:p>
          </table:table-cell>
          <table:table-cell office:value-type="float" office:value="33.68062657" calcext:value-type="float">
            <text:p>33.68062657</text:p>
          </table:table-cell>
          <table:table-cell office:value-type="float" office:value="0.955220391" calcext:value-type="float">
            <text:p>0.955220391</text:p>
          </table:table-cell>
          <table:table-cell office:value-type="float" office:value="0.674955886" calcext:value-type="float">
            <text:p>0.674955886</text:p>
          </table:table-cell>
          <table:table-cell office:value-type="float" office:value="48.51943076" calcext:value-type="float">
            <text:p>48.51943076</text:p>
          </table:table-cell>
          <table:table-cell office:value-type="float" office:value="28.79440465" calcext:value-type="float">
            <text:p>28.79440465</text:p>
          </table:table-cell>
          <table:table-cell office:value-type="float" office:value="65.56647301" calcext:value-type="float">
            <text:p>65.56647301</text:p>
          </table:table-cell>
          <table:table-cell office:value-type="float" office:value="5.639122342" calcext:value-type="float">
            <text:p>5.639122342</text:p>
          </table:table-cell>
          <table:table-cell office:value-type="float" office:value="886450" calcext:value-type="float">
            <text:p>886450</text:p>
          </table:table-cell>
          <table:table-cell office:value-type="float" office:value="13" calcext:value-type="float">
            <text:p>13</text:p>
          </table:table-cell>
          <table:table-cell office:value-type="float" office:value="924" calcext:value-type="float">
            <text:p>924</text:p>
          </table:table-cell>
          <table:table-cell office:value-type="float" office:value="46.646" calcext:value-type="float">
            <text:p>46.646</text:p>
          </table:table-cell>
          <table:table-cell office:value-type="float" office:value="7.900000095" calcext:value-type="float">
            <text:p>7.900000095</text:p>
          </table:table-cell>
          <table:table-cell office:value-type="float" office:value="2.564" calcext:value-type="float">
            <text:p>2.564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92.38" calcext:value-type="float">
            <text:p>92.38</text:p>
          </table:table-cell>
          <table:table-cell office:value-type="float" office:value="47.74055869" calcext:value-type="float">
            <text:p>47.74055869</text:p>
          </table:table-cell>
          <table:table-cell office:value-type="float" office:value="1.32168677" calcext:value-type="float">
            <text:p>1.32168677</text:p>
          </table:table-cell>
          <table:table-cell office:value-type="float" office:value="0.413560208" calcext:value-type="float">
            <text:p>0.413560208</text:p>
          </table:table-cell>
          <table:table-cell office:value-type="float" office:value="17.97200303" calcext:value-type="float">
            <text:p>17.97200303</text:p>
          </table:table-cell>
          <table:table-cell office:value-type="float" office:value="16.32331203" calcext:value-type="float">
            <text:p>16.32331203</text:p>
          </table:table-cell>
          <table:table-cell office:value-type="float" office:value="63.86859769" calcext:value-type="float">
            <text:p>63.86859769</text:p>
          </table:table-cell>
          <table:table-cell office:value-type="float" office:value="19.80809028" calcext:value-type="float">
            <text:p>19.80809028</text:p>
          </table:table-cell>
          <table:table-cell office:value-type="float" office:value="5461512" calcext:value-type="float">
            <text:p>5461512</text:p>
          </table:table-cell>
          <table:table-cell office:value-type="float" office:value="11798" calcext:value-type="float">
            <text:p>11798</text:p>
          </table:table-cell>
          <table:table-cell office:value-type="float" office:value="7" calcext:value-type="float">
            <text:p>7</text:p>
          </table:table-cell>
          <table:table-cell office:value-type="float" office:value="15.914" calcext:value-type="float">
            <text:p>15.914</text:p>
          </table:table-cell>
          <table:table-cell office:value-type="float" office:value="8.600000381" calcext:value-type="float">
            <text:p>8.60000038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83.75" calcext:value-type="float">
            <text:p>83.75</text:p>
          </table:table-cell>
          <table:table-cell office:value-type="float" office:value="47.13697929" calcext:value-type="float">
            <text:p>47.13697929</text:p>
          </table:table-cell>
          <table:table-cell office:value-type="float" office:value="2.248471124" calcext:value-type="float">
            <text:p>2.248471124</text:p>
          </table:table-cell>
          <table:table-cell office:value-type="float" office:value="0.790901326" calcext:value-type="float">
            <text:p>0.790901326</text:p>
          </table:table-cell>
          <table:table-cell office:value-type="float" office:value="121.4411285" calcext:value-type="float">
            <text:p>121.4411285</text:p>
          </table:table-cell>
          <table:table-cell office:value-type="float" office:value="18.50647357" calcext:value-type="float">
            <text:p>18.50647357</text:p>
          </table:table-cell>
          <table:table-cell office:value-type="float" office:value="62.8244375" calcext:value-type="float">
            <text:p>62.8244375</text:p>
          </table:table-cell>
          <table:table-cell office:value-type="float" office:value="18.66908893" calcext:value-type="float">
            <text:p>18.66908893</text:p>
          </table:table-cell>
          <table:table-cell office:value-type="float" office:value="66495940" calcext:value-type="float">
            <text:p>66495940</text:p>
          </table:table-cell>
          <table:table-cell office:value-type="float" office:value="252264" calcext:value-type="float">
            <text:p>252264</text:p>
          </table:table-cell>
          <table:table-cell office:value-type="float" office:value="93" calcext:value-type="float">
            <text:p>93</text:p>
          </table:table-cell>
          <table:table-cell office:value-type="float" office:value="20.711" calcext:value-type="float">
            <text:p>20.711</text:p>
          </table:table-cell>
          <table:table-cell office:value-type="float" office:value="9.899999619" calcext:value-type="float">
            <text:p>9.899999619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float" office:value="60.68" calcext:value-type="float">
            <text:p>60.68</text:p>
          </table:table-cell>
          <table:table-cell office:value-type="float" office:value="41.20276277" calcext:value-type="float">
            <text:p>41.20276277</text:p>
          </table:table-cell>
          <table:table-cell office:value-type="string" calcext:value-type="string">
            <text:p>..</text:p>
          </table:table-cell>
          <table:table-cell office:value-type="float" office:value="1.083477045" calcext:value-type="float">
            <text:p>1.083477045</text:p>
          </table:table-cell>
          <table:table-cell office:value-type="float" office:value="76.44289617" calcext:value-type="float">
            <text:p>76.44289617</text:p>
          </table:table-cell>
          <table:table-cell office:value-type="float" office:value="22.47007481" calcext:value-type="float">
            <text:p>22.47007481</text:p>
          </table:table-cell>
          <table:table-cell office:value-type="float" office:value="70.19275791" calcext:value-type="float">
            <text:p>70.19275791</text:p>
          </table:table-cell>
          <table:table-cell office:value-type="float" office:value="7.337167284" calcext:value-type="float">
            <text:p>7.337167284</text:p>
          </table:table-cell>
          <table:table-cell office:value-type="float" office:value="279781" calcext:value-type="float">
            <text:p>27978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4.024" calcext:value-type="float">
            <text:p>44.024</text:p>
          </table:table-cell>
          <table:table-cell office:value-type="string" calcext:value-type="string">
            <text:p>..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9.81" calcext:value-type="float">
            <text:p>9.81</text:p>
          </table:table-cell>
          <table:table-cell office:value-type="float" office:value="45.76895254" calcext:value-type="float">
            <text:p>45.76895254</text:p>
          </table:table-cell>
          <table:table-cell office:value-type="float" office:value="1.144818396" calcext:value-type="float">
            <text:p>1.144818396</text:p>
          </table:table-cell>
          <table:table-cell office:value-type="float" office:value="2.236266447" calcext:value-type="float">
            <text:p>2.236266447</text:p>
          </table:table-cell>
          <table:table-cell office:value-type="float" office:value="6.549745799" calcext:value-type="float">
            <text:p>6.549745799</text:p>
          </table:table-cell>
          <table:table-cell office:value-type="float" office:value="37.29140657" calcext:value-type="float">
            <text:p>37.29140657</text:p>
          </table:table-cell>
          <table:table-cell office:value-type="float" office:value="57.55315159" calcext:value-type="float">
            <text:p>57.55315159</text:p>
          </table:table-cell>
          <table:table-cell office:value-type="float" office:value="5.155441842" calcext:value-type="float">
            <text:p>5.155441842</text:p>
          </table:table-cell>
          <table:table-cell office:value-type="float" office:value="1687673" calcext:value-type="float">
            <text:p>1687673</text:p>
          </table:table-cell>
          <table:table-cell office:value-type="float" office:value="1013" calcext:value-type="float">
            <text:p>1013</text:p>
          </table:table-cell>
          <table:table-cell office:value-type="float" office:value="172" calcext:value-type="float">
            <text:p>172</text:p>
          </table:table-cell>
          <table:table-cell office:value-type="float" office:value="13.08" calcext:value-type="float">
            <text:p>13.08</text:p>
          </table:table-cell>
          <table:table-cell office:value-type="float" office:value="19.70000076" calcext:value-type="float">
            <text:p>19.70000076</text:p>
          </table:table-cell>
          <table:table-cell office:value-type="float" office:value="3.909" calcext:value-type="float">
            <text:p>3.909</text:p>
          </table:table-cell>
        </table:table-row>
        <table:table-row table:style-name="ro1">
          <table:table-cell office:value-type="string" calcext:value-type="string">
            <text:p>Gambia, The</text:p>
          </table:table-cell>
          <table:table-cell office:value-type="float" office:value="15.56" calcext:value-type="float">
            <text:p>15.56</text:p>
          </table:table-cell>
          <table:table-cell office:value-type="float" office:value="47.86552449" calcext:value-type="float">
            <text:p>47.86552449</text:p>
          </table:table-cell>
          <table:table-cell office:value-type="float" office:value="1.715820394" calcext:value-type="float">
            <text:p>1.715820394</text:p>
          </table:table-cell>
          <table:table-cell office:value-type="float" office:value="3.231992692" calcext:value-type="float">
            <text:p>3.231992692</text:p>
          </table:table-cell>
          <table:table-cell office:value-type="float" office:value="190.5336957" calcext:value-type="float">
            <text:p>190.5336957</text:p>
          </table:table-cell>
          <table:table-cell office:value-type="float" office:value="46.31856326" calcext:value-type="float">
            <text:p>46.31856326</text:p>
          </table:table-cell>
          <table:table-cell office:value-type="float" office:value="51.34552881" calcext:value-type="float">
            <text:p>51.34552881</text:p>
          </table:table-cell>
          <table:table-cell office:value-type="float" office:value="2.335907927" calcext:value-type="float">
            <text:p>2.335907927</text:p>
          </table:table-cell>
          <table:table-cell office:value-type="float" office:value="1928201" calcext:value-type="float">
            <text:p>1928201</text:p>
          </table:table-cell>
          <table:table-cell office:value-type="float" office:value="11608" calcext:value-type="float">
            <text:p>11608</text:p>
          </table:table-cell>
          <table:table-cell office:value-type="float" office:value="5136" calcext:value-type="float">
            <text:p>5136</text:p>
          </table:table-cell>
          <table:table-cell office:value-type="float" office:value="40.985" calcext:value-type="float">
            <text:p>40.985</text:p>
          </table:table-cell>
          <table:table-cell office:value-type="float" office:value="7" calcext:value-type="float">
            <text:p>7</text:p>
          </table:table-cell>
          <table:table-cell office:value-type="float" office:value="5.717" calcext:value-type="float">
            <text:p>5.717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48.9" calcext:value-type="float">
            <text:p>48.9</text:p>
          </table:table-cell>
          <table:table-cell office:value-type="float" office:value="46.35755223" calcext:value-type="float">
            <text:p>46.35755223</text:p>
          </table:table-cell>
          <table:table-cell office:value-type="float" office:value="2.517582317" calcext:value-type="float">
            <text:p>2.517582317</text:p>
          </table:table-cell>
          <table:table-cell office:value-type="float" office:value="-1.306162779" calcext:value-type="float">
            <text:p>-1.306162779</text:p>
          </table:table-cell>
          <table:table-cell office:value-type="float" office:value="65.20522062" calcext:value-type="float">
            <text:p>65.20522062</text:p>
          </table:table-cell>
          <table:table-cell office:value-type="float" office:value="17.21231474" calcext:value-type="float">
            <text:p>17.21231474</text:p>
          </table:table-cell>
          <table:table-cell office:value-type="float" office:value="68.67150428" calcext:value-type="float">
            <text:p>68.67150428</text:p>
          </table:table-cell>
          <table:table-cell office:value-type="float" office:value="14.11618098" calcext:value-type="float">
            <text:p>14.11618098</text:p>
          </table:table-cell>
          <table:table-cell office:value-type="float" office:value="3727000" calcext:value-type="float">
            <text:p>3727000</text:p>
          </table:table-cell>
          <table:table-cell office:value-type="float" office:value="442" calcext:value-type="float">
            <text:p>442</text:p>
          </table:table-cell>
          <table:table-cell office:value-type="float" office:value="6681" calcext:value-type="float">
            <text:p>6681</text:p>
          </table:table-cell>
          <table:table-cell office:value-type="float" office:value="46.532" calcext:value-type="float">
            <text:p>46.532</text:p>
          </table:table-cell>
          <table:table-cell office:value-type="float" office:value="13.39999962" calcext:value-type="float">
            <text:p>13.39999962</text:p>
          </table:table-cell>
          <table:table-cell office:value-type="float" office:value="1.816" calcext:value-type="float">
            <text:p>1.816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6.19" calcext:value-type="float">
            <text:p>86.19</text:p>
          </table:table-cell>
          <table:table-cell office:value-type="float" office:value="45.91459248" calcext:value-type="float">
            <text:p>45.91459248</text:p>
          </table:table-cell>
          <table:table-cell office:value-type="float" office:value="1.191809717" calcext:value-type="float">
            <text:p>1.191809717</text:p>
          </table:table-cell>
          <table:table-cell office:value-type="float" office:value="-1.410379527" calcext:value-type="float">
            <text:p>-1.410379527</text:p>
          </table:table-cell>
          <table:table-cell office:value-type="float" office:value="232.3477937" calcext:value-type="float">
            <text:p>232.3477937</text:p>
          </table:table-cell>
          <table:table-cell office:value-type="float" office:value="12.97724004" calcext:value-type="float">
            <text:p>12.97724004</text:p>
          </table:table-cell>
          <table:table-cell office:value-type="float" office:value="65.95247899" calcext:value-type="float">
            <text:p>65.95247899</text:p>
          </table:table-cell>
          <table:table-cell office:value-type="float" office:value="21.07028098" calcext:value-type="float">
            <text:p>21.07028098</text:p>
          </table:table-cell>
          <table:table-cell office:value-type="float" office:value="80982500" calcext:value-type="float">
            <text:p>80982500</text:p>
          </table:table-cell>
          <table:table-cell office:value-type="float" office:value="216973" calcext:value-type="float">
            <text:p>216973</text:p>
          </table:table-cell>
          <table:table-cell office:value-type="float" office:value="176" calcext:value-type="float">
            <text:p>176</text:p>
          </table:table-cell>
          <table:table-cell office:value-type="float" office:value="24.906" calcext:value-type="float">
            <text:p>24.906</text:p>
          </table:table-cell>
          <table:table-cell office:value-type="float" office:value="5" calcext:value-type="float">
            <text:p>5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8.9" calcext:value-type="float">
            <text:p>18.9</text:p>
          </table:table-cell>
          <table:table-cell office:value-type="float" office:value="49.71098581" calcext:value-type="float">
            <text:p>49.71098581</text:p>
          </table:table-cell>
          <table:table-cell office:value-type="float" office:value="0.47904247" calcext:value-type="float">
            <text:p>0.47904247</text:p>
          </table:table-cell>
          <table:table-cell office:value-type="float" office:value="2.350075661" calcext:value-type="float">
            <text:p>2.350075661</text:p>
          </table:table-cell>
          <table:table-cell office:value-type="float" office:value="117.7225894" calcext:value-type="float">
            <text:p>117.7225894</text:p>
          </table:table-cell>
          <table:table-cell office:value-type="float" office:value="38.91444147" calcext:value-type="float">
            <text:p>38.91444147</text:p>
          </table:table-cell>
          <table:table-cell office:value-type="float" office:value="57.65882625" calcext:value-type="float">
            <text:p>57.65882625</text:p>
          </table:table-cell>
          <table:table-cell office:value-type="float" office:value="3.426732279" calcext:value-type="float">
            <text:p>3.426732279</text:p>
          </table:table-cell>
          <table:table-cell office:value-type="float" office:value="26786598" calcext:value-type="float">
            <text:p>26786598</text:p>
          </table:table-cell>
          <table:table-cell office:value-type="float" office:value="18450" calcext:value-type="float">
            <text:p>18450</text:p>
          </table:table-cell>
          <table:table-cell office:value-type="float" office:value="22145" calcext:value-type="float">
            <text:p>22145</text:p>
          </table:table-cell>
          <table:table-cell office:value-type="float" office:value="46.608" calcext:value-type="float">
            <text:p>46.608</text:p>
          </table:table-cell>
          <table:table-cell office:value-type="float" office:value="2.400000095" calcext:value-type="float">
            <text:p>2.400000095</text:p>
          </table:table-cell>
          <table:table-cell office:value-type="float" office:value="4.168" calcext:value-type="float">
            <text:p>4.168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869475164" calcext:value-type="float">
            <text:p>0.869475164</text:p>
          </table:table-cell>
          <table:table-cell office:value-type="float" office:value="3199.7" calcext:value-type="float">
            <text:p>3199.7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1997" calcext:value-type="float">
            <text:p>31997</text:p>
          </table:table-cell>
          <table:table-cell office:value-type="string" calcext:value-type="string">
            <text:p>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63.21" calcext:value-type="float">
            <text:p>63.21</text:p>
          </table:table-cell>
          <table:table-cell office:value-type="float" office:value="42.83355235" calcext:value-type="float">
            <text:p>42.83355235</text:p>
          </table:table-cell>
          <table:table-cell office:value-type="float" office:value="2.348002699" calcext:value-type="float">
            <text:p>2.348002699</text:p>
          </table:table-cell>
          <table:table-cell office:value-type="float" office:value="-0.66611329" calcext:value-type="float">
            <text:p>-0.66611329</text:p>
          </table:table-cell>
          <table:table-cell office:value-type="float" office:value="84.50281614" calcext:value-type="float">
            <text:p>84.50281614</text:p>
          </table:table-cell>
          <table:table-cell office:value-type="float" office:value="14.63821146" calcext:value-type="float">
            <text:p>14.63821146</text:p>
          </table:table-cell>
          <table:table-cell office:value-type="float" office:value="64.49284446" calcext:value-type="float">
            <text:p>64.49284446</text:p>
          </table:table-cell>
          <table:table-cell office:value-type="float" office:value="20.86894408" calcext:value-type="float">
            <text:p>20.86894408</text:p>
          </table:table-cell>
          <table:table-cell office:value-type="float" office:value="10892413" calcext:value-type="float">
            <text:p>10892413</text:p>
          </table:table-cell>
          <table:table-cell office:value-type="float" office:value="7304" calcext:value-type="float">
            <text:p>7304</text:p>
          </table:table-cell>
          <table:table-cell office:value-type="float" office:value="113" calcext:value-type="float">
            <text:p>113</text:p>
          </table:table-cell>
          <table:table-cell office:value-type="float" office:value="22.322" calcext:value-type="float">
            <text:p>22.322</text:p>
          </table:table-cell>
          <table:table-cell office:value-type="float" office:value="26.29999924" calcext:value-type="float">
            <text:p>26.29999924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float" office:value="66.7" calcext:value-type="float">
            <text:p>66.7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-0.333398667" calcext:value-type="float">
            <text:p>-0.333398667</text:p>
          </table:table-cell>
          <table:table-cell office:value-type="float" office:value="0.137154343" calcext:value-type="float">
            <text:p>0.13715434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6295" calcext:value-type="float">
            <text:p>56295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3.955" calcext:value-type="float">
            <text:p>13.955</text:p>
          </table:table-cell>
          <table:table-cell office:value-type="string" calcext:value-type="string">
            <text:p>..</text:p>
          </table:table-cell>
          <table:table-cell office:value-type="float" office:value="2.037" calcext:value-type="float">
            <text:p>2.037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37.38" calcext:value-type="float">
            <text:p>37.38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0.421200052" calcext:value-type="float">
            <text:p>0.421200052</text:p>
          </table:table-cell>
          <table:table-cell office:value-type="float" office:value="312.7911765" calcext:value-type="float">
            <text:p>312.7911765</text:p>
          </table:table-cell>
          <table:table-cell office:value-type="float" office:value="26.57664858" calcext:value-type="float">
            <text:p>26.57664858</text:p>
          </table:table-cell>
          <table:table-cell office:value-type="float" office:value="66.27424799" calcext:value-type="float">
            <text:p>66.27424799</text:p>
          </table:table-cell>
          <table:table-cell office:value-type="float" office:value="7.149103424" calcext:value-type="float">
            <text:p>7.149103424</text:p>
          </table:table-cell>
          <table:table-cell office:value-type="float" office:value="106349" calcext:value-type="float">
            <text:p>106349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64.42" calcext:value-type="float">
            <text:p>64.42</text:p>
          </table:table-cell>
          <table:table-cell office:value-type="string" calcext:value-type="string">
            <text:p>..</text:p>
          </table:table-cell>
          <table:table-cell office:value-type="float" office:value="2.149" calcext:value-type="float">
            <text:p>2.149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69.27" calcext:value-type="float">
            <text:p>69.27</text:p>
          </table:table-cell>
          <table:table-cell office:value-type="float" office:value="44.05635834" calcext:value-type="float">
            <text:p>44.05635834</text:p>
          </table:table-cell>
          <table:table-cell office:value-type="string" calcext:value-type="string">
            <text:p>..</text:p>
          </table:table-cell>
          <table:table-cell office:value-type="float" office:value="1.456149626" calcext:value-type="float">
            <text:p>1.456149626</text:p>
          </table:table-cell>
          <table:table-cell office:value-type="float" office:value="310.2648148" calcext:value-type="float">
            <text:p>310.2648148</text:p>
          </table:table-cell>
          <table:table-cell office:value-type="float" office:value="25.85008028" calcext:value-type="float">
            <text:p>25.85008028</text:p>
          </table:table-cell>
          <table:table-cell office:value-type="float" office:value="65.74133208" calcext:value-type="float">
            <text:p>65.74133208</text:p>
          </table:table-cell>
          <table:table-cell office:value-type="float" office:value="8.408587646" calcext:value-type="float">
            <text:p>8.408587646</text:p>
          </table:table-cell>
          <table:table-cell office:value-type="float" office:value="167543" calcext:value-type="float">
            <text:p>167543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563" calcext:value-type="float">
            <text:p>5.563</text:p>
          </table:table-cell>
          <table:table-cell office:value-type="string" calcext:value-type="string">
            <text:p>..</text:p>
          </table:table-cell>
          <table:table-cell office:value-type="float" office:value="2.386" calcext:value-type="float">
            <text:p>2.386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3.4" calcext:value-type="float">
            <text:p>23.4</text:p>
          </table:table-cell>
          <table:table-cell office:value-type="float" office:value="38.16522168" calcext:value-type="float">
            <text:p>38.16522168</text:p>
          </table:table-cell>
          <table:table-cell office:value-type="float" office:value="0.418365485" calcext:value-type="float">
            <text:p>0.418365485</text:p>
          </table:table-cell>
          <table:table-cell office:value-type="float" office:value="2.048252145" calcext:value-type="float">
            <text:p>2.048252145</text:p>
          </table:table-cell>
          <table:table-cell office:value-type="float" office:value="149.4540314" calcext:value-type="float">
            <text:p>149.4540314</text:p>
          </table:table-cell>
          <table:table-cell office:value-type="float" office:value="37.12095924" calcext:value-type="float">
            <text:p>37.12095924</text:p>
          </table:table-cell>
          <table:table-cell office:value-type="float" office:value="58.11597819" calcext:value-type="float">
            <text:p>58.11597819</text:p>
          </table:table-cell>
          <table:table-cell office:value-type="float" office:value="4.763062569" calcext:value-type="float">
            <text:p>4.763062569</text:p>
          </table:table-cell>
          <table:table-cell office:value-type="float" office:value="16015494" calcext:value-type="float">
            <text:p>16015494</text:p>
          </table:table-cell>
          <table:table-cell office:value-type="float" office:value="164" calcext:value-type="float">
            <text:p>164</text:p>
          </table:table-cell>
          <table:table-cell office:value-type="float" office:value="7483" calcext:value-type="float">
            <text:p>7483</text:p>
          </table:table-cell>
          <table:table-cell office:value-type="float" office:value="48.885" calcext:value-type="float">
            <text:p>48.885</text:p>
          </table:table-cell>
          <table:table-cell office:value-type="float" office:value="2.900000095" calcext:value-type="float">
            <text:p>2.900000095</text:p>
          </table:table-cell>
          <table:table-cell office:value-type="float" office:value="3.211" calcext:value-type="float">
            <text:p>3.211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.72" calcext:value-type="float">
            <text:p>1.72</text:p>
          </table:table-cell>
          <table:table-cell office:value-type="float" office:value="45.70594928" calcext:value-type="float">
            <text:p>45.70594928</text:p>
          </table:table-cell>
          <table:table-cell office:value-type="float" office:value="3.846153846" calcext:value-type="float">
            <text:p>3.846153846</text:p>
          </table:table-cell>
          <table:table-cell office:value-type="float" office:value="2.698294373" calcext:value-type="float">
            <text:p>2.698294373</text:p>
          </table:table-cell>
          <table:table-cell office:value-type="float" office:value="49.95737832" calcext:value-type="float">
            <text:p>49.95737832</text:p>
          </table:table-cell>
          <table:table-cell office:value-type="float" office:value="42.74124443" calcext:value-type="float">
            <text:p>42.74124443</text:p>
          </table:table-cell>
          <table:table-cell office:value-type="float" office:value="54.19685037" calcext:value-type="float">
            <text:p>54.19685037</text:p>
          </table:table-cell>
          <table:table-cell office:value-type="float" office:value="3.061905204" calcext:value-type="float">
            <text:p>3.061905204</text:p>
          </table:table-cell>
          <table:table-cell office:value-type="float" office:value="12275527" calcext:value-type="float">
            <text:p>12275527</text:p>
          </table:table-cell>
          <table:table-cell office:value-type="float" office:value="8766" calcext:value-type="float">
            <text:p>8766</text:p>
          </table:table-cell>
          <table:table-cell office:value-type="float" office:value="15252" calcext:value-type="float">
            <text:p>15252</text:p>
          </table:table-cell>
          <table:table-cell office:value-type="float" office:value="63.32" calcext:value-type="float">
            <text:p>63.32</text:p>
          </table:table-cell>
          <table:table-cell office:value-type="float" office:value="1.799999952" calcext:value-type="float">
            <text:p>1.799999952</text:p>
          </table:table-cell>
          <table:table-cell office:value-type="float" office:value="5.013" calcext:value-type="float">
            <text:p>5.013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3.32" calcext:value-type="float">
            <text:p>3.32</text:p>
          </table:table-cell>
          <table:table-cell office:value-type="float" office:value="47.09788004" calcext:value-type="float">
            <text:p>47.09788004</text:p>
          </table:table-cell>
          <table:table-cell office:value-type="float" office:value="1.936036301" calcext:value-type="float">
            <text:p>1.936036301</text:p>
          </table:table-cell>
          <table:table-cell office:value-type="float" office:value="2.438527521" calcext:value-type="float">
            <text:p>2.438527521</text:p>
          </table:table-cell>
          <table:table-cell office:value-type="float" office:value="64.02962304" calcext:value-type="float">
            <text:p>64.02962304</text:p>
          </table:table-cell>
          <table:table-cell office:value-type="float" office:value="40.97837672" calcext:value-type="float">
            <text:p>40.97837672</text:p>
          </table:table-cell>
          <table:table-cell office:value-type="float" office:value="55.87390927" calcext:value-type="float">
            <text:p>55.87390927</text:p>
          </table:table-cell>
          <table:table-cell office:value-type="float" office:value="3.147714013" calcext:value-type="float">
            <text:p>3.147714013</text:p>
          </table:table-cell>
          <table:table-cell office:value-type="float" office:value="1800513" calcext:value-type="float">
            <text:p>1800513</text:p>
          </table:table-cell>
          <table:table-cell office:value-type="float" office:value="8684" calcext:value-type="float">
            <text:p>8684</text:p>
          </table:table-cell>
          <table:table-cell office:value-type="float" office:value="1307" calcext:value-type="float">
            <text:p>1307</text:p>
          </table:table-cell>
          <table:table-cell office:value-type="float" office:value="51.45" calcext:value-type="float">
            <text:p>51.45</text:p>
          </table:table-cell>
          <table:table-cell office:value-type="float" office:value="6.900000095" calcext:value-type="float">
            <text:p>6.900000095</text:p>
          </table:table-cell>
          <table:table-cell office:value-type="float" office:value="4.835" calcext:value-type="float">
            <text:p>4.835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37.35" calcext:value-type="float">
            <text:p>37.35</text:p>
          </table:table-cell>
          <table:table-cell office:value-type="float" office:value="34.93577457" calcext:value-type="float">
            <text:p>34.93577457</text:p>
          </table:table-cell>
          <table:table-cell office:value-type="float" office:value="1.276563528" calcext:value-type="float">
            <text:p>1.276563528</text:p>
          </table:table-cell>
          <table:table-cell office:value-type="float" office:value="0.375100609" calcext:value-type="float">
            <text:p>0.375100609</text:p>
          </table:table-cell>
          <table:table-cell office:value-type="float" office:value="3.880584201" calcext:value-type="float">
            <text:p>3.880584201</text:p>
          </table:table-cell>
          <table:table-cell office:value-type="float" office:value="29.80783958" calcext:value-type="float">
            <text:p>29.80783958</text:p>
          </table:table-cell>
          <table:table-cell office:value-type="float" office:value="65.33310293" calcext:value-type="float">
            <text:p>65.33310293</text:p>
          </table:table-cell>
          <table:table-cell office:value-type="float" office:value="4.859057486" calcext:value-type="float">
            <text:p>4.859057486</text:p>
          </table:table-cell>
          <table:table-cell office:value-type="float" office:value="763893" calcext:value-type="float">
            <text:p>763893</text:p>
          </table:table-cell>
          <table:table-cell office:value-type="float" office:value="11" calcext:value-type="float">
            <text:p>11</text:p>
          </table:table-cell>
          <table:table-cell office:value-type="float" office:value="700" calcext:value-type="float">
            <text:p>700</text:p>
          </table:table-cell>
          <table:table-cell office:value-type="float" office:value="71.541" calcext:value-type="float">
            <text:p>71.541</text:p>
          </table:table-cell>
          <table:table-cell office:value-type="float" office:value="11.10000038" calcext:value-type="float">
            <text:p>11.10000038</text:p>
          </table:table-cell>
          <table:table-cell office:value-type="float" office:value="2.558" calcext:value-type="float">
            <text:p>2.558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1.4" calcext:value-type="float">
            <text:p>11.4</text:p>
          </table:table-cell>
          <table:table-cell office:value-type="float" office:value="47.46542595" calcext:value-type="float">
            <text:p>47.46542595</text:p>
          </table:table-cell>
          <table:table-cell office:value-type="float" office:value="0" calcext:value-type="float">
            <text:p>0</text:p>
          </table:table-cell>
          <table:table-cell office:value-type="float" office:value="1.340572727" calcext:value-type="float">
            <text:p>1.340572727</text:p>
          </table:table-cell>
          <table:table-cell office:value-type="float" office:value="383.6004717" calcext:value-type="float">
            <text:p>383.6004717</text:p>
          </table:table-cell>
          <table:table-cell office:value-type="float" office:value="34.15526953" calcext:value-type="float">
            <text:p>34.15526953</text:p>
          </table:table-cell>
          <table:table-cell office:value-type="float" office:value="61.26531624" calcext:value-type="float">
            <text:p>61.26531624</text:p>
          </table:table-cell>
          <table:table-cell office:value-type="float" office:value="4.579414226" calcext:value-type="float">
            <text:p>4.579414226</text:p>
          </table:table-cell>
          <table:table-cell office:value-type="float" office:value="10572029" calcext:value-type="float">
            <text:p>10572029</text:p>
          </table:table-cell>
          <table:table-cell office:value-type="float" office:value="3" calcext:value-type="float">
            <text:p>3</text:p>
          </table:table-cell>
          <table:table-cell office:value-type="float" office:value="37162" calcext:value-type="float">
            <text:p>37162</text:p>
          </table:table-cell>
          <table:table-cell office:value-type="float" office:value="42.564" calcext:value-type="float">
            <text:p>42.564</text:p>
          </table:table-cell>
          <table:table-cell office:value-type="float" office:value="6.800000191" calcext:value-type="float">
            <text:p>6.800000191</text:p>
          </table:table-cell>
          <table:table-cell office:value-type="float" office:value="3.033" calcext:value-type="float">
            <text:p>3.033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9.08" calcext:value-type="float">
            <text:p>19.08</text:p>
          </table:table-cell>
          <table:table-cell office:value-type="float" office:value="34.63573332" calcext:value-type="float">
            <text:p>34.63573332</text:p>
          </table:table-cell>
          <table:table-cell office:value-type="float" office:value="1.636867306" calcext:value-type="float">
            <text:p>1.636867306</text:p>
          </table:table-cell>
          <table:table-cell office:value-type="float" office:value="1.424638087" calcext:value-type="float">
            <text:p>1.424638087</text:p>
          </table:table-cell>
          <table:table-cell office:value-type="float" office:value="71.15631424" calcext:value-type="float">
            <text:p>71.15631424</text:p>
          </table:table-cell>
          <table:table-cell office:value-type="float" office:value="32.52932798" calcext:value-type="float">
            <text:p>32.52932798</text:p>
          </table:table-cell>
          <table:table-cell office:value-type="float" office:value="62.73487505" calcext:value-type="float">
            <text:p>62.73487505</text:p>
          </table:table-cell>
          <table:table-cell office:value-type="float" office:value="4.735796967" calcext:value-type="float">
            <text:p>4.735796967</text:p>
          </table:table-cell>
          <table:table-cell office:value-type="float" office:value="7961680" calcext:value-type="float">
            <text:p>7961680</text:p>
          </table:table-cell>
          <table:table-cell office:value-type="float" office:value="26" calcext:value-type="float">
            <text:p>26</text:p>
          </table:table-cell>
          <table:table-cell office:value-type="float" office:value="4159" calcext:value-type="float">
            <text:p>4159</text:p>
          </table:table-cell>
          <table:table-cell office:value-type="float" office:value="45.863" calcext:value-type="float">
            <text:p>45.863</text:p>
          </table:table-cell>
          <table:table-cell office:value-type="float" office:value="3.900000095" calcext:value-type="float">
            <text:p>3.900000095</text:p>
          </table:table-cell>
          <table:table-cell office:value-type="float" office:value="2.382" calcext:value-type="float">
            <text:p>2.382</text:p>
          </table:table-cell>
        </table:table-row>
        <table:table-row table:style-name="ro1">
          <table:table-cell office:value-type="string" calcext:value-type="string">
            <text:p>Hong Kong SAR, China</text:p>
          </table:table-cell>
          <table:table-cell office:value-type="float" office:value="74.56" calcext:value-type="float">
            <text:p>74.56</text:p>
          </table:table-cell>
          <table:table-cell office:value-type="float" office:value="46.76707388" calcext:value-type="float">
            <text:p>46.76707388</text:p>
          </table:table-cell>
          <table:table-cell office:value-type="string" calcext:value-type="string">
            <text:p>..</text:p>
          </table:table-cell>
          <table:table-cell office:value-type="float" office:value="0.751257934" calcext:value-type="float">
            <text:p>0.751257934</text:p>
          </table:table-cell>
          <table:table-cell office:value-type="float" office:value="6896.857143" calcext:value-type="float">
            <text:p>6896.857143</text:p>
          </table:table-cell>
          <table:table-cell office:value-type="float" office:value="11.89079254" calcext:value-type="float">
            <text:p>11.89079254</text:p>
          </table:table-cell>
          <table:table-cell office:value-type="float" office:value="73.5823771" calcext:value-type="float">
            <text:p>73.5823771</text:p>
          </table:table-cell>
          <table:table-cell office:value-type="float" office:value="14.52683036" calcext:value-type="float">
            <text:p>14.52683036</text:p>
          </table:table-cell>
          <table:table-cell office:value-type="float" office:value="7241700" calcext:value-type="float">
            <text:p>7241700</text:p>
          </table:table-cell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.200000048" calcext:value-type="float">
            <text:p>3.200000048</text:p>
          </table:table-cell>
          <table:table-cell office:value-type="float" office:value="1.234" calcext:value-type="float">
            <text:p>1.234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76.13" calcext:value-type="float">
            <text:p>76.13</text:p>
          </table:table-cell>
          <table:table-cell office:value-type="float" office:value="45.81918204" calcext:value-type="float">
            <text:p>45.81918204</text:p>
          </table:table-cell>
          <table:table-cell office:value-type="float" office:value="0.874471475" calcext:value-type="float">
            <text:p>0.874471475</text:p>
          </table:table-cell>
          <table:table-cell office:value-type="float" office:value="-0.269378767" calcext:value-type="float">
            <text:p>-0.269378767</text:p>
          </table:table-cell>
          <table:table-cell office:value-type="float" office:value="108.985618" calcext:value-type="float">
            <text:p>108.985618</text:p>
          </table:table-cell>
          <table:table-cell office:value-type="float" office:value="14.54223351" calcext:value-type="float">
            <text:p>14.54223351</text:p>
          </table:table-cell>
          <table:table-cell office:value-type="float" office:value="67.92370525" calcext:value-type="float">
            <text:p>67.92370525</text:p>
          </table:table-cell>
          <table:table-cell office:value-type="float" office:value="17.53406124" calcext:value-type="float">
            <text:p>17.53406124</text:p>
          </table:table-cell>
          <table:table-cell office:value-type="float" office:value="9866468" calcext:value-type="float">
            <text:p>9866468</text:p>
          </table:table-cell>
          <table:table-cell office:value-type="float" office:value="2867" calcext:value-type="float">
            <text:p>2867</text:p>
          </table:table-cell>
          <table:table-cell office:value-type="float" office:value="1267" calcext:value-type="float">
            <text:p>1267</text:p>
          </table:table-cell>
          <table:table-cell office:value-type="float" office:value="29.229" calcext:value-type="float">
            <text:p>29.229</text:p>
          </table:table-cell>
          <table:table-cell office:value-type="float" office:value="7.800000191" calcext:value-type="float">
            <text:p>7.800000191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98.16" calcext:value-type="float">
            <text:p>98.16</text:p>
          </table:table-cell>
          <table:table-cell office:value-type="float" office:value="47.62770405" calcext:value-type="float">
            <text:p>47.62770405</text:p>
          </table:table-cell>
          <table:table-cell office:value-type="string" calcext:value-type="string">
            <text:p>..</text:p>
          </table:table-cell>
          <table:table-cell office:value-type="float" office:value="1.112504755" calcext:value-type="float">
            <text:p>1.112504755</text:p>
          </table:table-cell>
          <table:table-cell office:value-type="float" office:value="3.265695761" calcext:value-type="float">
            <text:p>3.265695761</text:p>
          </table:table-cell>
          <table:table-cell office:value-type="float" office:value="20.41959196" calcext:value-type="float">
            <text:p>20.41959196</text:p>
          </table:table-cell>
          <table:table-cell office:value-type="float" office:value="66.24750243" calcext:value-type="float">
            <text:p>66.24750243</text:p>
          </table:table-cell>
          <table:table-cell office:value-type="float" office:value="13.33290561" calcext:value-type="float">
            <text:p>13.33290561</text:p>
          </table:table-cell>
          <table:table-cell office:value-type="float" office:value="327386" calcext:value-type="float">
            <text:p>32738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5.958" calcext:value-type="float">
            <text:p>5.958</text:p>
          </table:table-cell>
          <table:table-cell office:value-type="float" office:value="5" calcext:value-type="float">
            <text:p>5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8" calcext:value-type="float">
            <text:p>18</text:p>
          </table:table-cell>
          <table:table-cell office:value-type="float" office:value="24.17184695" calcext:value-type="float">
            <text:p>24.17184695</text:p>
          </table:table-cell>
          <table:table-cell office:value-type="float" office:value="2.488157921" calcext:value-type="float">
            <text:p>2.488157921</text:p>
          </table:table-cell>
          <table:table-cell office:value-type="float" office:value="1.226730296" calcext:value-type="float">
            <text:p>1.226730296</text:p>
          </table:table-cell>
          <table:table-cell office:value-type="float" office:value="435.6571706" calcext:value-type="float">
            <text:p>435.6571706</text:p>
          </table:table-cell>
          <table:table-cell office:value-type="float" office:value="29.21279677" calcext:value-type="float">
            <text:p>29.21279677</text:p>
          </table:table-cell>
          <table:table-cell office:value-type="float" office:value="65.29889874" calcext:value-type="float">
            <text:p>65.29889874</text:p>
          </table:table-cell>
          <table:table-cell office:value-type="float" office:value="5.488304497" calcext:value-type="float">
            <text:p>5.488304497</text:p>
          </table:table-cell>
          <table:table-cell office:value-type="float" office:value="1295291543" calcext:value-type="float">
            <text:p>1295291543</text:p>
          </table:table-cell>
          <table:table-cell office:value-type="float" office:value="199937" calcext:value-type="float">
            <text:p>199937</text:p>
          </table:table-cell>
          <table:table-cell office:value-type="float" office:value="10436" calcext:value-type="float">
            <text:p>10436</text:p>
          </table:table-cell>
          <table:table-cell office:value-type="float" office:value="67.634" calcext:value-type="float">
            <text:p>67.634</text:p>
          </table:table-cell>
          <table:table-cell office:value-type="float" office:value="3.599999905" calcext:value-type="float">
            <text:p>3.599999905</text:p>
          </table:table-cell>
          <table:table-cell office:value-type="float" office:value="2.427" calcext:value-type="float">
            <text:p>2.42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7.14" calcext:value-type="float">
            <text:p>17.14</text:p>
          </table:table-cell>
          <table:table-cell office:value-type="float" office:value="37.97071076" calcext:value-type="float">
            <text:p>37.97071076</text:p>
          </table:table-cell>
          <table:table-cell office:value-type="float" office:value="0.778141413" calcext:value-type="float">
            <text:p>0.778141413</text:p>
          </table:table-cell>
          <table:table-cell office:value-type="float" office:value="1.260193359" calcext:value-type="float">
            <text:p>1.260193359</text:p>
          </table:table-cell>
          <table:table-cell office:value-type="float" office:value="140.460914" calcext:value-type="float">
            <text:p>140.460914</text:p>
          </table:table-cell>
          <table:table-cell office:value-type="float" office:value="27.98277068" calcext:value-type="float">
            <text:p>27.98277068</text:p>
          </table:table-cell>
          <table:table-cell office:value-type="float" office:value="66.90861431" calcext:value-type="float">
            <text:p>66.90861431</text:p>
          </table:table-cell>
          <table:table-cell office:value-type="float" office:value="5.108615017" calcext:value-type="float">
            <text:p>5.108615017</text:p>
          </table:table-cell>
          <table:table-cell office:value-type="float" office:value="254454778" calcext:value-type="float">
            <text:p>254454778</text:p>
          </table:table-cell>
          <table:table-cell office:value-type="float" office:value="4270" calcext:value-type="float">
            <text:p>4270</text:p>
          </table:table-cell>
          <table:table-cell office:value-type="float" office:value="14408" calcext:value-type="float">
            <text:p>14408</text:p>
          </table:table-cell>
          <table:table-cell office:value-type="float" office:value="46.997" calcext:value-type="float">
            <text:p>46.997</text:p>
          </table:table-cell>
          <table:table-cell office:value-type="float" office:value="6.199999809" calcext:value-type="float">
            <text:p>6.199999809</text:p>
          </table:table-cell>
          <table:table-cell office:value-type="float" office:value="2.463" calcext:value-type="float">
            <text:p>2.463</text:p>
          </table:table-cell>
        </table:table-row>
        <table:table-row table:style-name="ro1">
          <table:table-cell office:value-type="string" calcext:value-type="string">
            <text:p>Iran, Islamic Rep.</text:p>
          </table:table-cell>
          <table:table-cell office:value-type="float" office:value="39.35" calcext:value-type="float">
            <text:p>39.35</text:p>
          </table:table-cell>
          <table:table-cell office:value-type="float" office:value="18.33515519" calcext:value-type="float">
            <text:p>18.33515519</text:p>
          </table:table-cell>
          <table:table-cell office:value-type="float" office:value="2.327889026" calcext:value-type="float">
            <text:p>2.327889026</text:p>
          </table:table-cell>
          <table:table-cell office:value-type="float" office:value="1.276545297" calcext:value-type="float">
            <text:p>1.276545297</text:p>
          </table:table-cell>
          <table:table-cell office:value-type="float" office:value="47.98357066" calcext:value-type="float">
            <text:p>47.98357066</text:p>
          </table:table-cell>
          <table:table-cell office:value-type="float" office:value="23.51863064" calcext:value-type="float">
            <text:p>23.51863064</text:p>
          </table:table-cell>
          <table:table-cell office:value-type="float" office:value="71.51163184" calcext:value-type="float">
            <text:p>71.51163184</text:p>
          </table:table-cell>
          <table:table-cell office:value-type="float" office:value="4.969737526" calcext:value-type="float">
            <text:p>4.969737526</text:p>
          </table:table-cell>
          <table:table-cell office:value-type="float" office:value="78143644" calcext:value-type="float">
            <text:p>78143644</text:p>
          </table:table-cell>
          <table:table-cell office:value-type="float" office:value="982027" calcext:value-type="float">
            <text:p>982027</text:p>
          </table:table-cell>
          <table:table-cell office:value-type="float" office:value="82191" calcext:value-type="float">
            <text:p>82191</text:p>
          </table:table-cell>
          <table:table-cell office:value-type="float" office:value="27.145" calcext:value-type="float">
            <text:p>27.145</text:p>
          </table:table-cell>
          <table:table-cell office:value-type="float" office:value="12.80000019" calcext:value-type="float">
            <text:p>12.80000019</text:p>
          </table:table-cell>
          <table:table-cell office:value-type="float" office:value="1.707" calcext:value-type="float">
            <text:p>1.707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1.3" calcext:value-type="float">
            <text:p>11.3</text:p>
          </table:table-cell>
          <table:table-cell office:value-type="float" office:value="17.67691383" calcext:value-type="float">
            <text:p>17.67691383</text:p>
          </table:table-cell>
          <table:table-cell office:value-type="float" office:value="4.259230777" calcext:value-type="float">
            <text:p>4.259230777</text:p>
          </table:table-cell>
          <table:table-cell office:value-type="float" office:value="3.361273266" calcext:value-type="float">
            <text:p>3.361273266</text:p>
          </table:table-cell>
          <table:table-cell office:value-type="float" office:value="81.21498665" calcext:value-type="float">
            <text:p>81.21498665</text:p>
          </table:table-cell>
          <table:table-cell office:value-type="float" office:value="41.1498297" calcext:value-type="float">
            <text:p>41.1498297</text:p>
          </table:table-cell>
          <table:table-cell office:value-type="float" office:value="55.79454688" calcext:value-type="float">
            <text:p>55.79454688</text:p>
          </table:table-cell>
          <table:table-cell office:value-type="float" office:value="3.055623415" calcext:value-type="float">
            <text:p>3.055623415</text:p>
          </table:table-cell>
          <table:table-cell office:value-type="float" office:value="35273293" calcext:value-type="float">
            <text:p>35273293</text:p>
          </table:table-cell>
          <table:table-cell office:value-type="float" office:value="271143" calcext:value-type="float">
            <text:p>271143</text:p>
          </table:table-cell>
          <table:table-cell office:value-type="float" office:value="369954" calcext:value-type="float">
            <text:p>369954</text:p>
          </table:table-cell>
          <table:table-cell office:value-type="float" office:value="30.639" calcext:value-type="float">
            <text:p>30.639</text:p>
          </table:table-cell>
          <table:table-cell office:value-type="float" office:value="16.39999962" calcext:value-type="float">
            <text:p>16.39999962</text:p>
          </table:table-cell>
          <table:table-cell office:value-type="float" office:value="4.566" calcext:value-type="float">
            <text:p>4.566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9.69" calcext:value-type="float">
            <text:p>79.69</text:p>
          </table:table-cell>
          <table:table-cell office:value-type="float" office:value="44.45529592" calcext:value-type="float">
            <text:p>44.45529592</text:p>
          </table:table-cell>
          <table:table-cell office:value-type="float" office:value="0.474963953" calcext:value-type="float">
            <text:p>0.474963953</text:p>
          </table:table-cell>
          <table:table-cell office:value-type="float" office:value="0.410851014" calcext:value-type="float">
            <text:p>0.410851014</text:p>
          </table:table-cell>
          <table:table-cell office:value-type="float" office:value="67.02315285" calcext:value-type="float">
            <text:p>67.02315285</text:p>
          </table:table-cell>
          <table:table-cell office:value-type="float" office:value="21.64895178" calcext:value-type="float">
            <text:p>21.64895178</text:p>
          </table:table-cell>
          <table:table-cell office:value-type="float" office:value="65.64911947" calcext:value-type="float">
            <text:p>65.64911947</text:p>
          </table:table-cell>
          <table:table-cell office:value-type="float" office:value="12.70192875" calcext:value-type="float">
            <text:p>12.70192875</text:p>
          </table:table-cell>
          <table:table-cell office:value-type="float" office:value="4617225" calcext:value-type="float">
            <text:p>4617225</text:p>
          </table:table-cell>
          <table:table-cell office:value-type="float" office:value="5853" calcext:value-type="float">
            <text:p>5853</text:p>
          </table:table-cell>
          <table:table-cell office:value-type="float" office:value="10" calcext:value-type="float">
            <text:p>10</text:p>
          </table:table-cell>
          <table:table-cell office:value-type="float" office:value="37.048" calcext:value-type="float">
            <text:p>37.048</text:p>
          </table:table-cell>
          <table:table-cell office:value-type="float" office:value="11.60000038" calcext:value-type="float">
            <text:p>11.60000038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766181328" calcext:value-type="float">
            <text:p>0.766181328</text:p>
          </table:table-cell>
          <table:table-cell office:value-type="float" office:value="152.854386" calcext:value-type="float">
            <text:p>152.854386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7127" calcext:value-type="float">
            <text:p>87127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7.862" calcext:value-type="float">
            <text:p>47.862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71.45" calcext:value-type="float">
            <text:p>71.45</text:p>
          </table:table-cell>
          <table:table-cell office:value-type="float" office:value="46.84034639" calcext:value-type="float">
            <text:p>46.84034639</text:p>
          </table:table-cell>
          <table:table-cell office:value-type="float" office:value="5.92334424" calcext:value-type="float">
            <text:p>5.92334424</text:p>
          </table:table-cell>
          <table:table-cell office:value-type="float" office:value="1.919543799" calcext:value-type="float">
            <text:p>1.919543799</text:p>
          </table:table-cell>
          <table:table-cell office:value-type="float" office:value="379.6534196" calcext:value-type="float">
            <text:p>379.6534196</text:p>
          </table:table-cell>
          <table:table-cell office:value-type="float" office:value="27.77403768" calcext:value-type="float">
            <text:p>27.77403768</text:p>
          </table:table-cell>
          <table:table-cell office:value-type="float" office:value="61.19479064" calcext:value-type="float">
            <text:p>61.19479064</text:p>
          </table:table-cell>
          <table:table-cell office:value-type="float" office:value="11.03117168" calcext:value-type="float">
            <text:p>11.03117168</text:p>
          </table:table-cell>
          <table:table-cell office:value-type="float" office:value="8215700" calcext:value-type="float">
            <text:p>8215700</text:p>
          </table:table-cell>
          <table:table-cell office:value-type="float" office:value="330" calcext:value-type="float">
            <text:p>330</text:p>
          </table:table-cell>
          <table:table-cell office:value-type="float" office:value="979" calcext:value-type="float">
            <text:p>979</text:p>
          </table:table-cell>
          <table:table-cell office:value-type="float" office:value="7.924" calcext:value-type="float">
            <text:p>7.924</text:p>
          </table:table-cell>
          <table:table-cell office:value-type="float" office:value="6.099999905" calcext:value-type="float">
            <text:p>6.099999905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1.96" calcext:value-type="float">
            <text:p>61.96</text:p>
          </table:table-cell>
          <table:table-cell office:value-type="float" office:value="41.84223571" calcext:value-type="float">
            <text:p>41.84223571</text:p>
          </table:table-cell>
          <table:table-cell office:value-type="float" office:value="1.476292325" calcext:value-type="float">
            <text:p>1.476292325</text:p>
          </table:table-cell>
          <table:table-cell office:value-type="float" office:value="0.917504096" calcext:value-type="float">
            <text:p>0.917504096</text:p>
          </table:table-cell>
          <table:table-cell office:value-type="float" office:value="206.6673693" calcext:value-type="float">
            <text:p>206.6673693</text:p>
          </table:table-cell>
          <table:table-cell office:value-type="float" office:value="13.78567447" calcext:value-type="float">
            <text:p>13.78567447</text:p>
          </table:table-cell>
          <table:table-cell office:value-type="float" office:value="64.20013345" calcext:value-type="float">
            <text:p>64.20013345</text:p>
          </table:table-cell>
          <table:table-cell office:value-type="float" office:value="22.01419209" calcext:value-type="float">
            <text:p>22.01419209</text:p>
          </table:table-cell>
          <table:table-cell office:value-type="float" office:value="60789140" calcext:value-type="float">
            <text:p>60789140</text:p>
          </table:table-cell>
          <table:table-cell office:value-type="float" office:value="93715" calcext:value-type="float">
            <text:p>93715</text:p>
          </table:table-cell>
          <table:table-cell office:value-type="float" office:value="67" calcext:value-type="float">
            <text:p>67</text:p>
          </table:table-cell>
          <table:table-cell office:value-type="float" office:value="31.179" calcext:value-type="float">
            <text:p>31.179</text:p>
          </table:table-cell>
          <table:table-cell office:value-type="float" office:value="12.5" calcext:value-type="float">
            <text:p>12.5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40.5" calcext:value-type="float">
            <text:p>40.5</text:p>
          </table:table-cell>
          <table:table-cell office:value-type="float" office:value="44.86667621" calcext:value-type="float">
            <text:p>44.86667621</text:p>
          </table:table-cell>
          <table:table-cell office:value-type="float" office:value="0.871038601" calcext:value-type="float">
            <text:p>0.871038601</text:p>
          </table:table-cell>
          <table:table-cell office:value-type="float" office:value="0.216550537" calcext:value-type="float">
            <text:p>0.216550537</text:p>
          </table:table-cell>
          <table:table-cell office:value-type="float" office:value="251.2053555" calcext:value-type="float">
            <text:p>251.2053555</text:p>
          </table:table-cell>
          <table:table-cell office:value-type="float" office:value="24.15232848" calcext:value-type="float">
            <text:p>24.15232848</text:p>
          </table:table-cell>
          <table:table-cell office:value-type="float" office:value="66.89078903" calcext:value-type="float">
            <text:p>66.89078903</text:p>
          </table:table-cell>
          <table:table-cell office:value-type="float" office:value="8.956882493" calcext:value-type="float">
            <text:p>8.956882493</text:p>
          </table:table-cell>
          <table:table-cell office:value-type="float" office:value="2720554" calcext:value-type="float">
            <text:p>2720554</text:p>
          </table:table-cell>
          <table:table-cell office:value-type="float" office:value="22" calcext:value-type="float">
            <text:p>22</text:p>
          </table:table-cell>
          <table:table-cell office:value-type="float" office:value="1692" calcext:value-type="float">
            <text:p>1692</text:p>
          </table:table-cell>
          <table:table-cell office:value-type="float" office:value="45.444" calcext:value-type="float">
            <text:p>45.444</text:p>
          </table:table-cell>
          <table:table-cell office:value-type="float" office:value="13.19999981" calcext:value-type="float">
            <text:p>13.19999981</text:p>
          </table:table-cell>
          <table:table-cell office:value-type="float" office:value="2.046" calcext:value-type="float">
            <text:p>2.046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90.58" calcext:value-type="float">
            <text:p>90.58</text:p>
          </table:table-cell>
          <table:table-cell office:value-type="float" office:value="42.70764659" calcext:value-type="float">
            <text:p>42.70764659</text:p>
          </table:table-cell>
          <table:table-cell office:value-type="float" office:value="0.998410889" calcext:value-type="float">
            <text:p>0.998410889</text:p>
          </table:table-cell>
          <table:table-cell office:value-type="float" office:value="-0.162550166" calcext:value-type="float">
            <text:p>-0.162550166</text:p>
          </table:table-cell>
          <table:table-cell office:value-type="float" office:value="348.7266842" calcext:value-type="float">
            <text:p>348.7266842</text:p>
          </table:table-cell>
          <table:table-cell office:value-type="float" office:value="12.93921244" calcext:value-type="float">
            <text:p>12.93921244</text:p>
          </table:table-cell>
          <table:table-cell office:value-type="float" office:value="61.35536536" calcext:value-type="float">
            <text:p>61.35536536</text:p>
          </table:table-cell>
          <table:table-cell office:value-type="float" office:value="25.7054222" calcext:value-type="float">
            <text:p>25.7054222</text:p>
          </table:table-cell>
          <table:table-cell office:value-type="float" office:value="127131800" calcext:value-type="float">
            <text:p>127131800</text:p>
          </table:table-cell>
          <table:table-cell office:value-type="float" office:value="2560" calcext:value-type="float">
            <text:p>2560</text:p>
          </table:table-cell>
          <table:table-cell office:value-type="float" office:value="262" calcext:value-type="float">
            <text:p>262</text:p>
          </table:table-cell>
          <table:table-cell office:value-type="float" office:value="6.979" calcext:value-type="float">
            <text:p>6.979</text:p>
          </table:table-cell>
          <table:table-cell office:value-type="float" office:value="3.700000048" calcext:value-type="float">
            <text:p>3.700000048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44" calcext:value-type="float">
            <text:p>44</text:p>
          </table:table-cell>
          <table:table-cell office:value-type="float" office:value="18.3731965" calcext:value-type="float">
            <text:p>18.3731965</text:p>
          </table:table-cell>
          <table:table-cell office:value-type="float" office:value="4.326355015" calcext:value-type="float">
            <text:p>4.326355015</text:p>
          </table:table-cell>
          <table:table-cell office:value-type="float" office:value="2.751211309" calcext:value-type="float">
            <text:p>2.751211309</text:p>
          </table:table-cell>
          <table:table-cell office:value-type="float" office:value="83.533262" calcext:value-type="float">
            <text:p>83.533262</text:p>
          </table:table-cell>
          <table:table-cell office:value-type="float" office:value="35.84885714" calcext:value-type="float">
            <text:p>35.84885714</text:p>
          </table:table-cell>
          <table:table-cell office:value-type="float" office:value="60.37641434" calcext:value-type="float">
            <text:p>60.37641434</text:p>
          </table:table-cell>
          <table:table-cell office:value-type="float" office:value="3.774728519" calcext:value-type="float">
            <text:p>3.774728519</text:p>
          </table:table-cell>
          <table:table-cell office:value-type="float" office:value="7416083" calcext:value-type="float">
            <text:p>7416083</text:p>
          </table:table-cell>
          <table:table-cell office:value-type="float" office:value="2771502" calcext:value-type="float">
            <text:p>2771502</text:p>
          </table:table-cell>
          <table:table-cell office:value-type="float" office:value="1718" calcext:value-type="float">
            <text:p>1718</text:p>
          </table:table-cell>
          <table:table-cell office:value-type="float" office:value="16.553" calcext:value-type="float">
            <text:p>16.553</text:p>
          </table:table-cell>
          <table:table-cell office:value-type="float" office:value="11.10000038" calcext:value-type="float">
            <text:p>11.10000038</text:p>
          </table:table-cell>
          <table:table-cell office:value-type="float" office:value="3.422" calcext:value-type="float">
            <text:p>3.422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54.89" calcext:value-type="float">
            <text:p>54.89</text:p>
          </table:table-cell>
          <table:table-cell office:value-type="float" office:value="49.32244171" calcext:value-type="float">
            <text:p>49.32244171</text:p>
          </table:table-cell>
          <table:table-cell office:value-type="float" office:value="1.014112866" calcext:value-type="float">
            <text:p>1.014112866</text:p>
          </table:table-cell>
          <table:table-cell office:value-type="float" office:value="1.479722304" calcext:value-type="float">
            <text:p>1.479722304</text:p>
          </table:table-cell>
          <table:table-cell office:value-type="float" office:value="6.404127866" calcext:value-type="float">
            <text:p>6.404127866</text:p>
          </table:table-cell>
          <table:table-cell office:value-type="float" office:value="26.1308487" calcext:value-type="float">
            <text:p>26.1308487</text:p>
          </table:table-cell>
          <table:table-cell office:value-type="float" office:value="67.13711979" calcext:value-type="float">
            <text:p>67.13711979</text:p>
          </table:table-cell>
          <table:table-cell office:value-type="float" office:value="6.732031513" calcext:value-type="float">
            <text:p>6.732031513</text:p>
          </table:table-cell>
          <table:table-cell office:value-type="float" office:value="17289224" calcext:value-type="float">
            <text:p>17289224</text:p>
          </table:table-cell>
          <table:table-cell office:value-type="float" office:value="633" calcext:value-type="float">
            <text:p>633</text:p>
          </table:table-cell>
          <table:table-cell office:value-type="float" office:value="2224" calcext:value-type="float">
            <text:p>2224</text:p>
          </table:table-cell>
          <table:table-cell office:value-type="float" office:value="46.71" calcext:value-type="float">
            <text:p>46.71</text:p>
          </table:table-cell>
          <table:table-cell office:value-type="float" office:value="4.099999905" calcext:value-type="float">
            <text:p>4.099999905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43.4" calcext:value-type="float">
            <text:p>43.4</text:p>
          </table:table-cell>
          <table:table-cell office:value-type="float" office:value="46.54119363" calcext:value-type="float">
            <text:p>46.54119363</text:p>
          </table:table-cell>
          <table:table-cell office:value-type="float" office:value="1.334044705" calcext:value-type="float">
            <text:p>1.334044705</text:p>
          </table:table-cell>
          <table:table-cell office:value-type="float" office:value="2.644121396" calcext:value-type="float">
            <text:p>2.644121396</text:p>
          </table:table-cell>
          <table:table-cell office:value-type="float" office:value="78.82697227" calcext:value-type="float">
            <text:p>78.82697227</text:p>
          </table:table-cell>
          <table:table-cell office:value-type="float" office:value="42.12515527" calcext:value-type="float">
            <text:p>42.12515527</text:p>
          </table:table-cell>
          <table:table-cell office:value-type="float" office:value="55.11824368" calcext:value-type="float">
            <text:p>55.11824368</text:p>
          </table:table-cell>
          <table:table-cell office:value-type="float" office:value="2.75660105" calcext:value-type="float">
            <text:p>2.75660105</text:p>
          </table:table-cell>
          <table:table-cell office:value-type="float" office:value="44863583" calcext:value-type="float">
            <text:p>44863583</text:p>
          </table:table-cell>
          <table:table-cell office:value-type="float" office:value="551352" calcext:value-type="float">
            <text:p>551352</text:p>
          </table:table-cell>
          <table:table-cell office:value-type="float" office:value="8553" calcext:value-type="float">
            <text:p>8553</text:p>
          </table:table-cell>
          <table:table-cell office:value-type="float" office:value="74.803" calcext:value-type="float">
            <text:p>74.803</text:p>
          </table:table-cell>
          <table:table-cell office:value-type="float" office:value="9.199999809" calcext:value-type="float">
            <text:p>9.199999809</text:p>
          </table:table-cell>
          <table:table-cell office:value-type="float" office:value="4.334" calcext:value-type="float">
            <text:p>4.334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12.25" calcext:value-type="float">
            <text:p>12.25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758837015" calcext:value-type="float">
            <text:p>1.758837015</text:p>
          </table:table-cell>
          <table:table-cell office:value-type="float" office:value="136.382716" calcext:value-type="float">
            <text:p>136.382716</text:p>
          </table:table-cell>
          <table:table-cell office:value-type="float" office:value="35.00950484" calcext:value-type="float">
            <text:p>35.00950484</text:p>
          </table:table-cell>
          <table:table-cell office:value-type="float" office:value="61.33882502" calcext:value-type="float">
            <text:p>61.33882502</text:p>
          </table:table-cell>
          <table:table-cell office:value-type="float" office:value="3.651670137" calcext:value-type="float">
            <text:p>3.651670137</text:p>
          </table:table-cell>
          <table:table-cell office:value-type="float" office:value="110470" calcext:value-type="float">
            <text:p>110470</text:p>
          </table:table-cell>
          <table:table-cell office:value-type="string" calcext:value-type="string">
            <text:p>..</text:p>
          </table:table-cell>
          <table:table-cell office:value-type="float" office:value="3" calcext:value-type="float">
            <text:p>3</text:p>
          </table:table-cell>
          <table:table-cell office:value-type="float" office:value="55.827" calcext:value-type="float">
            <text:p>55.827</text:p>
          </table:table-cell>
          <table:table-cell office:value-type="string" calcext:value-type="string">
            <text:p>..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string" calcext:value-type="string">
            <text:p>Korea, Dem. PeopleÍs Rep.</text:p>
          </table:table-cell>
          <table:table-cell office:value-type="float" office:value="0" calcext:value-type="float">
            <text:p>0</text:p>
          </table:table-cell>
          <table:table-cell office:value-type="float" office:value="47.86599769" calcext:value-type="float">
            <text:p>47.86599769</text:p>
          </table:table-cell>
          <table:table-cell office:value-type="string" calcext:value-type="string">
            <text:p>..</text:p>
          </table:table-cell>
          <table:table-cell office:value-type="float" office:value="0.525083325" calcext:value-type="float">
            <text:p>0.525083325</text:p>
          </table:table-cell>
          <table:table-cell office:value-type="float" office:value="207.8462918" calcext:value-type="float">
            <text:p>207.8462918</text:p>
          </table:table-cell>
          <table:table-cell office:value-type="float" office:value="21.4387217" calcext:value-type="float">
            <text:p>21.4387217</text:p>
          </table:table-cell>
          <table:table-cell office:value-type="float" office:value="69.00665415" calcext:value-type="float">
            <text:p>69.00665415</text:p>
          </table:table-cell>
          <table:table-cell office:value-type="float" office:value="9.554624144" calcext:value-type="float">
            <text:p>9.554624144</text:p>
          </table:table-cell>
          <table:table-cell office:value-type="float" office:value="25026772" calcext:value-type="float">
            <text:p>25026772</text:p>
          </table:table-cell>
          <table:table-cell office:value-type="string" calcext:value-type="string">
            <text:p>..</text:p>
          </table:table-cell>
          <table:table-cell office:value-type="float" office:value="1282" calcext:value-type="float">
            <text:p>1282</text:p>
          </table:table-cell>
          <table:table-cell office:value-type="float" office:value="39.285" calcext:value-type="float">
            <text:p>39.285</text:p>
          </table:table-cell>
          <table:table-cell office:value-type="float" office:value="4.099999905" calcext:value-type="float">
            <text:p>4.099999905</text:p>
          </table:table-cell>
          <table:table-cell office:value-type="float" office:value="1.979" calcext:value-type="float">
            <text:p>1.979</text:p>
          </table:table-cell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84.33" calcext:value-type="float">
            <text:p>84.33</text:p>
          </table:table-cell>
          <table:table-cell office:value-type="float" office:value="41.5878311" calcext:value-type="float">
            <text:p>41.5878311</text:p>
          </table:table-cell>
          <table:table-cell office:value-type="float" office:value="2.641911505" calcext:value-type="float">
            <text:p>2.641911505</text:p>
          </table:table-cell>
          <table:table-cell office:value-type="float" office:value="0.405959707" calcext:value-type="float">
            <text:p>0.405959707</text:p>
          </table:table-cell>
          <table:table-cell office:value-type="float" office:value="517.3491782" calcext:value-type="float">
            <text:p>517.3491782</text:p>
          </table:table-cell>
          <table:table-cell office:value-type="float" office:value="14.31268843" calcext:value-type="float">
            <text:p>14.31268843</text:p>
          </table:table-cell>
          <table:table-cell office:value-type="float" office:value="73.01100816" calcext:value-type="float">
            <text:p>73.01100816</text:p>
          </table:table-cell>
          <table:table-cell office:value-type="float" office:value="12.67630341" calcext:value-type="float">
            <text:p>12.67630341</text:p>
          </table:table-cell>
          <table:table-cell office:value-type="float" office:value="50423955" calcext:value-type="float">
            <text:p>50423955</text:p>
          </table:table-cell>
          <table:table-cell office:value-type="float" office:value="1173" calcext:value-type="float">
            <text:p>1173</text:p>
          </table:table-cell>
          <table:table-cell office:value-type="float" office:value="481" calcext:value-type="float">
            <text:p>481</text:p>
          </table:table-cell>
          <table:table-cell office:value-type="float" office:value="17.64" calcext:value-type="float">
            <text:p>17.64</text:p>
          </table:table-cell>
          <table:table-cell office:value-type="float" office:value="3.5" calcext:value-type="float">
            <text:p>3.5</text:p>
          </table:table-cell>
          <table:table-cell office:value-type="float" office:value="1.205" calcext:value-type="float">
            <text:p>1.205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0.725506935" calcext:value-type="float">
            <text:p>0.725506935</text:p>
          </table:table-cell>
          <table:table-cell office:value-type="float" office:value="-0.294473631" calcext:value-type="float">
            <text:p>-0.294473631</text:p>
          </table:table-cell>
          <table:table-cell office:value-type="float" office:value="166.5078534" calcext:value-type="float">
            <text:p>166.5078534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812771" calcext:value-type="float">
            <text:p>1812771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78.7" calcext:value-type="float">
            <text:p>78.7</text:p>
          </table:table-cell>
          <table:table-cell office:value-type="float" office:value="27.15526801" calcext:value-type="float">
            <text:p>27.15526801</text:p>
          </table:table-cell>
          <table:table-cell office:value-type="float" office:value="3.631499374" calcext:value-type="float">
            <text:p>3.631499374</text:p>
          </table:table-cell>
          <table:table-cell office:value-type="float" office:value="4.3408509" calcext:value-type="float">
            <text:p>4.3408509</text:p>
          </table:table-cell>
          <table:table-cell office:value-type="float" office:value="210.6128507" calcext:value-type="float">
            <text:p>210.6128507</text:p>
          </table:table-cell>
          <table:table-cell office:value-type="float" office:value="22.4799307" calcext:value-type="float">
            <text:p>22.4799307</text:p>
          </table:table-cell>
          <table:table-cell office:value-type="float" office:value="75.57379578" calcext:value-type="float">
            <text:p>75.57379578</text:p>
          </table:table-cell>
          <table:table-cell office:value-type="float" office:value="1.946273515" calcext:value-type="float">
            <text:p>1.946273515</text:p>
          </table:table-cell>
          <table:table-cell office:value-type="float" office:value="3753121" calcext:value-type="float">
            <text:p>3753121</text:p>
          </table:table-cell>
          <table:table-cell office:value-type="float" office:value="614" calcext:value-type="float">
            <text:p>614</text:p>
          </table:table-cell>
          <table:table-cell office:value-type="float" office:value="981" calcext:value-type="float">
            <text:p>981</text:p>
          </table:table-cell>
          <table:table-cell office:value-type="float" office:value="1.674" calcext:value-type="float">
            <text:p>1.674</text:p>
          </table:table-cell>
          <table:table-cell office:value-type="float" office:value="3" calcext:value-type="float">
            <text:p>3</text:p>
          </table:table-cell>
          <table:table-cell office:value-type="float" office:value="2.105" calcext:value-type="float">
            <text:p>2.105</text:p>
          </table:table-cell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float" office:value="28.3" calcext:value-type="float">
            <text:p>28.3</text:p>
          </table:table-cell>
          <table:table-cell office:value-type="float" office:value="42.5683386" calcext:value-type="float">
            <text:p>42.5683386</text:p>
          </table:table-cell>
          <table:table-cell office:value-type="float" office:value="3.375892826" calcext:value-type="float">
            <text:p>3.375892826</text:p>
          </table:table-cell>
          <table:table-cell office:value-type="float" office:value="2.006107899" calcext:value-type="float">
            <text:p>2.006107899</text:p>
          </table:table-cell>
          <table:table-cell office:value-type="float" office:value="30.42492179" calcext:value-type="float">
            <text:p>30.42492179</text:p>
          </table:table-cell>
          <table:table-cell office:value-type="float" office:value="31.04970774" calcext:value-type="float">
            <text:p>31.04970774</text:p>
          </table:table-cell>
          <table:table-cell office:value-type="float" office:value="64.7182045" calcext:value-type="float">
            <text:p>64.7182045</text:p>
          </table:table-cell>
          <table:table-cell office:value-type="float" office:value="4.232087763" calcext:value-type="float">
            <text:p>4.232087763</text:p>
          </table:table-cell>
          <table:table-cell office:value-type="float" office:value="5835500" calcext:value-type="float">
            <text:p>5835500</text:p>
          </table:table-cell>
          <table:table-cell office:value-type="float" office:value="482" calcext:value-type="float">
            <text:p>482</text:p>
          </table:table-cell>
          <table:table-cell office:value-type="float" office:value="2451" calcext:value-type="float">
            <text:p>2451</text:p>
          </table:table-cell>
          <table:table-cell office:value-type="float" office:value="64.415" calcext:value-type="float">
            <text:p>64.415</text:p>
          </table:table-cell>
          <table:table-cell office:value-type="float" office:value="8.100000381" calcext:value-type="float">
            <text:p>8.100000381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Lao PDR</text:p>
          </table:table-cell>
          <table:table-cell office:value-type="float" office:value="14.26" calcext:value-type="float">
            <text:p>14.26</text:p>
          </table:table-cell>
          <table:table-cell office:value-type="float" office:value="49.94757996" calcext:value-type="float">
            <text:p>49.94757996</text:p>
          </table:table-cell>
          <table:table-cell office:value-type="string" calcext:value-type="string">
            <text:p>..</text:p>
          </table:table-cell>
          <table:table-cell office:value-type="float" office:value="1.647676918" calcext:value-type="float">
            <text:p>1.647676918</text:p>
          </table:table-cell>
          <table:table-cell office:value-type="float" office:value="28.98310225" calcext:value-type="float">
            <text:p>28.98310225</text:p>
          </table:table-cell>
          <table:table-cell office:value-type="float" office:value="35.10096722" calcext:value-type="float">
            <text:p>35.10096722</text:p>
          </table:table-cell>
          <table:table-cell office:value-type="float" office:value="61.12485611" calcext:value-type="float">
            <text:p>61.12485611</text:p>
          </table:table-cell>
          <table:table-cell office:value-type="float" office:value="3.77417667" calcext:value-type="float">
            <text:p>3.77417667</text:p>
          </table:table-cell>
          <table:table-cell office:value-type="float" office:value="6689300" calcext:value-type="float">
            <text:p>6689300</text:p>
          </table:table-cell>
          <table:table-cell office:value-type="float" office:value="0" calcext:value-type="float">
            <text:p>0</text:p>
          </table:table-cell>
          <table:table-cell office:value-type="float" office:value="7482" calcext:value-type="float">
            <text:p>7482</text:p>
          </table:table-cell>
          <table:table-cell office:value-type="float" office:value="62.449" calcext:value-type="float">
            <text:p>62.449</text:p>
          </table:table-cell>
          <table:table-cell office:value-type="float" office:value="1.399999976" calcext:value-type="float">
            <text:p>1.399999976</text:p>
          </table:table-cell>
          <table:table-cell office:value-type="float" office:value="2.991" calcext:value-type="float">
            <text:p>2.991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75.83" calcext:value-type="float">
            <text:p>75.83</text:p>
          </table:table-cell>
          <table:table-cell office:value-type="float" office:value="49.94274491" calcext:value-type="float">
            <text:p>49.94274491</text:p>
          </table:table-cell>
          <table:table-cell office:value-type="float" office:value="0.957131858" calcext:value-type="float">
            <text:p>0.957131858</text:p>
          </table:table-cell>
          <table:table-cell office:value-type="float" office:value="-0.941743354" calcext:value-type="float">
            <text:p>-0.941743354</text:p>
          </table:table-cell>
          <table:table-cell office:value-type="float" office:value="32.05952726" calcext:value-type="float">
            <text:p>32.05952726</text:p>
          </table:table-cell>
          <table:table-cell office:value-type="float" office:value="14.62871867" calcext:value-type="float">
            <text:p>14.62871867</text:p>
          </table:table-cell>
          <table:table-cell office:value-type="float" office:value="66.1111597" calcext:value-type="float">
            <text:p>66.1111597</text:p>
          </table:table-cell>
          <table:table-cell office:value-type="float" office:value="19.26012163" calcext:value-type="float">
            <text:p>19.26012163</text:p>
          </table:table-cell>
          <table:table-cell office:value-type="float" office:value="1993782" calcext:value-type="float">
            <text:p>1993782</text:p>
          </table:table-cell>
          <table:table-cell office:value-type="float" office:value="183" calcext:value-type="float">
            <text:p>183</text:p>
          </table:table-cell>
          <table:table-cell office:value-type="float" office:value="213" calcext:value-type="float">
            <text:p>213</text:p>
          </table:table-cell>
          <table:table-cell office:value-type="float" office:value="32.579" calcext:value-type="float">
            <text:p>32.579</text:p>
          </table:table-cell>
          <table:table-cell office:value-type="float" office:value="10" calcext:value-type="float">
            <text:p>1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74.7" calcext:value-type="float">
            <text:p>74.7</text:p>
          </table:table-cell>
          <table:table-cell office:value-type="float" office:value="24.54466694" calcext:value-type="float">
            <text:p>24.54466694</text:p>
          </table:table-cell>
          <table:table-cell office:value-type="float" office:value="4.963960282" calcext:value-type="float">
            <text:p>4.963960282</text:p>
          </table:table-cell>
          <table:table-cell office:value-type="float" office:value="5.967518248" calcext:value-type="float">
            <text:p>5.967518248</text:p>
          </table:table-cell>
          <table:table-cell office:value-type="float" office:value="548.5919844" calcext:value-type="float">
            <text:p>548.5919844</text:p>
          </table:table-cell>
          <table:table-cell office:value-type="float" office:value="24.0565557" calcext:value-type="float">
            <text:p>24.0565557</text:p>
          </table:table-cell>
          <table:table-cell office:value-type="float" office:value="67.81049362" calcext:value-type="float">
            <text:p>67.81049362</text:p>
          </table:table-cell>
          <table:table-cell office:value-type="float" office:value="8.132950684" calcext:value-type="float">
            <text:p>8.132950684</text:p>
          </table:table-cell>
          <table:table-cell office:value-type="float" office:value="5612096" calcext:value-type="float">
            <text:p>5612096</text:p>
          </table:table-cell>
          <table:table-cell office:value-type="float" office:value="1606709" calcext:value-type="float">
            <text:p>1606709</text:p>
          </table:table-cell>
          <table:table-cell office:value-type="float" office:value="4273" calcext:value-type="float">
            <text:p>4273</text:p>
          </table:table-cell>
          <table:table-cell office:value-type="float" office:value="12.33" calcext:value-type="float">
            <text:p>12.33</text:p>
          </table:table-cell>
          <table:table-cell office:value-type="float" office:value="6.400000095" calcext:value-type="float">
            <text:p>6.400000095</text:p>
          </table:table-cell>
          <table:table-cell office:value-type="float" office:value="1.714" calcext:value-type="float">
            <text:p>1.714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1" calcext:value-type="float">
            <text:p>11</text:p>
          </table:table-cell>
          <table:table-cell office:value-type="float" office:value="45.64654096" calcext:value-type="float">
            <text:p>45.64654096</text:p>
          </table:table-cell>
          <table:table-cell office:value-type="float" office:value="2.186457145" calcext:value-type="float">
            <text:p>2.186457145</text:p>
          </table:table-cell>
          <table:table-cell office:value-type="float" office:value="1.24688598" calcext:value-type="float">
            <text:p>1.24688598</text:p>
          </table:table-cell>
          <table:table-cell office:value-type="float" office:value="69.47289196" calcext:value-type="float">
            <text:p>69.47289196</text:p>
          </table:table-cell>
          <table:table-cell office:value-type="float" office:value="36.31841881" calcext:value-type="float">
            <text:p>36.31841881</text:p>
          </table:table-cell>
          <table:table-cell office:value-type="float" office:value="59.5095195" calcext:value-type="float">
            <text:p>59.5095195</text:p>
          </table:table-cell>
          <table:table-cell office:value-type="float" office:value="4.17206169" calcext:value-type="float">
            <text:p>4.17206169</text:p>
          </table:table-cell>
          <table:table-cell office:value-type="float" office:value="2109197" calcext:value-type="float">
            <text:p>2109197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73.211" calcext:value-type="float">
            <text:p>73.211</text:p>
          </table:table-cell>
          <table:table-cell office:value-type="float" office:value="26.20000076" calcext:value-type="float">
            <text:p>26.20000076</text:p>
          </table:table-cell>
          <table:table-cell office:value-type="float" office:value="3.185" calcext:value-type="float">
            <text:p>3.185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5.41" calcext:value-type="float">
            <text:p>5.41</text:p>
          </table:table-cell>
          <table:table-cell office:value-type="float" office:value="47.40859318" calcext:value-type="float">
            <text:p>47.40859318</text:p>
          </table:table-cell>
          <table:table-cell office:value-type="float" office:value="0.714580229" calcext:value-type="float">
            <text:p>0.714580229</text:p>
          </table:table-cell>
          <table:table-cell office:value-type="float" office:value="2.367408337" calcext:value-type="float">
            <text:p>2.367408337</text:p>
          </table:table-cell>
          <table:table-cell office:value-type="float" office:value="45.64528654" calcext:value-type="float">
            <text:p>45.64528654</text:p>
          </table:table-cell>
          <table:table-cell office:value-type="float" office:value="42.61173637" calcext:value-type="float">
            <text:p>42.61173637</text:p>
          </table:table-cell>
          <table:table-cell office:value-type="float" office:value="54.3678299" calcext:value-type="float">
            <text:p>54.3678299</text:p>
          </table:table-cell>
          <table:table-cell office:value-type="float" office:value="3.020433731" calcext:value-type="float">
            <text:p>3.020433731</text:p>
          </table:table-cell>
          <table:table-cell office:value-type="float" office:value="4396554" calcext:value-type="float">
            <text:p>4396554</text:p>
          </table:table-cell>
          <table:table-cell office:value-type="float" office:value="38587" calcext:value-type="float">
            <text:p>38587</text:p>
          </table:table-cell>
          <table:table-cell office:value-type="float" office:value="13572" calcext:value-type="float">
            <text:p>13572</text:p>
          </table:table-cell>
          <table:table-cell office:value-type="float" office:value="50.692" calcext:value-type="float">
            <text:p>50.692</text:p>
          </table:table-cell>
          <table:table-cell office:value-type="float" office:value="3.799999952" calcext:value-type="float">
            <text:p>3.799999952</text:p>
          </table:table-cell>
          <table:table-cell office:value-type="float" office:value="4.719" calcext:value-type="float">
            <text:p>4.719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17.76" calcext:value-type="float">
            <text:p>17.76</text:p>
          </table:table-cell>
          <table:table-cell office:value-type="float" office:value="28.36473531" calcext:value-type="float">
            <text:p>28.36473531</text:p>
          </table:table-cell>
          <table:table-cell office:value-type="float" office:value="7.993696275" calcext:value-type="float">
            <text:p>7.993696275</text:p>
          </table:table-cell>
          <table:table-cell office:value-type="float" office:value="-0.111824622" calcext:value-type="float">
            <text:p>-0.111824622</text:p>
          </table:table-cell>
          <table:table-cell office:value-type="float" office:value="3.557170624" calcext:value-type="float">
            <text:p>3.557170624</text:p>
          </table:table-cell>
          <table:table-cell office:value-type="float" office:value="29.67026278" calcext:value-type="float">
            <text:p>29.67026278</text:p>
          </table:table-cell>
          <table:table-cell office:value-type="float" office:value="65.86963635" calcext:value-type="float">
            <text:p>65.86963635</text:p>
          </table:table-cell>
          <table:table-cell office:value-type="float" office:value="4.460100873" calcext:value-type="float">
            <text:p>4.460100873</text:p>
          </table:table-cell>
          <table:table-cell office:value-type="float" office:value="6258984" calcext:value-type="float">
            <text:p>6258984</text:p>
          </table:table-cell>
          <table:table-cell office:value-type="float" office:value="27964" calcext:value-type="float">
            <text:p>27964</text:p>
          </table:table-cell>
          <table:table-cell office:value-type="float" office:value="4203" calcext:value-type="float">
            <text:p>4203</text:p>
          </table:table-cell>
          <table:table-cell office:value-type="float" office:value="21.641" calcext:value-type="float">
            <text:p>21.641</text:p>
          </table:table-cell>
          <table:table-cell office:value-type="float" office:value="19.20000076" calcext:value-type="float">
            <text:p>19.20000076</text:p>
          </table:table-cell>
          <table:table-cell office:value-type="float" office:value="2.467" calcext:value-type="float">
            <text:p>2.467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95.21" calcext:value-type="float">
            <text:p>95.2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0.66195113" calcext:value-type="float">
            <text:p>0.66195113</text:p>
          </table:table-cell>
          <table:table-cell office:value-type="float" office:value="233.0375" calcext:value-type="float">
            <text:p>233.0375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7286" calcext:value-type="float">
            <text:p>37286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85.695" calcext:value-type="float">
            <text:p>85.695</text:p>
          </table:table-cell>
          <table:table-cell office:value-type="string" calcext:value-type="string">
            <text:p>..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72.13" calcext:value-type="float">
            <text:p>72.13</text:p>
          </table:table-cell>
          <table:table-cell office:value-type="float" office:value="50.08827953" calcext:value-type="float">
            <text:p>50.08827953</text:p>
          </table:table-cell>
          <table:table-cell office:value-type="float" office:value="0.88290155" calcext:value-type="float">
            <text:p>0.88290155</text:p>
          </table:table-cell>
          <table:table-cell office:value-type="float" office:value="-0.859827343" calcext:value-type="float">
            <text:p>-0.859827343</text:p>
          </table:table-cell>
          <table:table-cell office:value-type="float" office:value="46.78686877" calcext:value-type="float">
            <text:p>46.78686877</text:p>
          </table:table-cell>
          <table:table-cell office:value-type="float" office:value="14.45372631" calcext:value-type="float">
            <text:p>14.45372631</text:p>
          </table:table-cell>
          <table:table-cell office:value-type="float" office:value="66.94148858" calcext:value-type="float">
            <text:p>66.94148858</text:p>
          </table:table-cell>
          <table:table-cell office:value-type="float" office:value="18.60478511" calcext:value-type="float">
            <text:p>18.60478511</text:p>
          </table:table-cell>
          <table:table-cell office:value-type="float" office:value="2932367" calcext:value-type="float">
            <text:p>2932367</text:p>
          </table:table-cell>
          <table:table-cell office:value-type="float" office:value="1007" calcext:value-type="float">
            <text:p>1007</text:p>
          </table:table-cell>
          <table:table-cell office:value-type="float" office:value="183" calcext:value-type="float">
            <text:p>183</text:p>
          </table:table-cell>
          <table:table-cell office:value-type="float" office:value="33.478" calcext:value-type="float">
            <text:p>33.478</text:p>
          </table:table-cell>
          <table:table-cell office:value-type="float" office:value="11.30000019" calcext:value-type="float">
            <text:p>11.30000019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94.67" calcext:value-type="float">
            <text:p>94.67</text:p>
          </table:table-cell>
          <table:table-cell office:value-type="float" office:value="44.1967255" calcext:value-type="float">
            <text:p>44.1967255</text:p>
          </table:table-cell>
          <table:table-cell office:value-type="float" office:value="0.430093964" calcext:value-type="float">
            <text:p>0.430093964</text:p>
          </table:table-cell>
          <table:table-cell office:value-type="float" office:value="2.356978705" calcext:value-type="float">
            <text:p>2.356978705</text:p>
          </table:table-cell>
          <table:table-cell office:value-type="float" office:value="214.7949807" calcext:value-type="float">
            <text:p>214.7949807</text:p>
          </table:table-cell>
          <table:table-cell office:value-type="float" office:value="16.66322297" calcext:value-type="float">
            <text:p>16.66322297</text:p>
          </table:table-cell>
          <table:table-cell office:value-type="float" office:value="69.38442936" calcext:value-type="float">
            <text:p>69.38442936</text:p>
          </table:table-cell>
          <table:table-cell office:value-type="float" office:value="13.95234767" calcext:value-type="float">
            <text:p>13.95234767</text:p>
          </table:table-cell>
          <table:table-cell office:value-type="float" office:value="556319" calcext:value-type="float">
            <text:p>556319</text:p>
          </table:table-cell>
          <table:table-cell office:value-type="float" office:value="1108" calcext:value-type="float">
            <text:p>1108</text:p>
          </table:table-cell>
          <table:table-cell office:value-type="float" office:value="2" calcext:value-type="float">
            <text:p>2</text:p>
          </table:table-cell>
          <table:table-cell office:value-type="float" office:value="10.128" calcext:value-type="float">
            <text:p>10.128</text:p>
          </table:table-cell>
          <table:table-cell office:value-type="float" office:value="6.099999905" calcext:value-type="float">
            <text:p>6.099999905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Macao SAR, China</text:p>
          </table:table-cell>
          <table:table-cell office:value-type="float" office:value="69.78" calcext:value-type="float">
            <text:p>69.78</text:p>
          </table:table-cell>
          <table:table-cell office:value-type="float" office:value="48.27500201" calcext:value-type="float">
            <text:p>48.27500201</text:p>
          </table:table-cell>
          <table:table-cell office:value-type="string" calcext:value-type="string">
            <text:p>..</text:p>
          </table:table-cell>
          <table:table-cell office:value-type="float" office:value="1.720506326" calcext:value-type="float">
            <text:p>1.720506326</text:p>
          </table:table-cell>
          <table:table-cell office:value-type="float" office:value="19073.06931" calcext:value-type="float">
            <text:p>19073.06931</text:p>
          </table:table-cell>
          <table:table-cell office:value-type="float" office:value="12.79532941" calcext:value-type="float">
            <text:p>12.79532941</text:p>
          </table:table-cell>
          <table:table-cell office:value-type="float" office:value="78.67312437" calcext:value-type="float">
            <text:p>78.67312437</text:p>
          </table:table-cell>
          <table:table-cell office:value-type="float" office:value="8.531546216" calcext:value-type="float">
            <text:p>8.531546216</text:p>
          </table:table-cell>
          <table:table-cell office:value-type="float" office:value="577914" calcext:value-type="float">
            <text:p>5779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string" calcext:value-type="string">
            <text:p>Macedonia, FYR</text:p>
          </table:table-cell>
          <table:table-cell office:value-type="float" office:value="68.06" calcext:value-type="float">
            <text:p>68.06</text:p>
          </table:table-cell>
          <table:table-cell office:value-type="float" office:value="39.39044064" calcext:value-type="float">
            <text:p>39.39044064</text:p>
          </table:table-cell>
          <table:table-cell office:value-type="float" office:value="1.08888371" calcext:value-type="float">
            <text:p>1.08888371</text:p>
          </table:table-cell>
          <table:table-cell office:value-type="float" office:value="0.148595745" calcext:value-type="float">
            <text:p>0.148595745</text:p>
          </table:table-cell>
          <table:table-cell office:value-type="float" office:value="82.30075337" calcext:value-type="float">
            <text:p>82.30075337</text:p>
          </table:table-cell>
          <table:table-cell office:value-type="float" office:value="17.14722072" calcext:value-type="float">
            <text:p>17.14722072</text:p>
          </table:table-cell>
          <table:table-cell office:value-type="float" office:value="70.83105089" calcext:value-type="float">
            <text:p>70.83105089</text:p>
          </table:table-cell>
          <table:table-cell office:value-type="float" office:value="12.0217284" calcext:value-type="float">
            <text:p>12.0217284</text:p>
          </table:table-cell>
          <table:table-cell office:value-type="float" office:value="2075625" calcext:value-type="float">
            <text:p>2075625</text:p>
          </table:table-cell>
          <table:table-cell office:value-type="float" office:value="614" calcext:value-type="float">
            <text:p>614</text:p>
          </table:table-cell>
          <table:table-cell office:value-type="float" office:value="1759" calcext:value-type="float">
            <text:p>1759</text:p>
          </table:table-cell>
          <table:table-cell office:value-type="float" office:value="42.971" calcext:value-type="float">
            <text:p>42.971</text:p>
          </table:table-cell>
          <table:table-cell office:value-type="float" office:value="27.89999962" calcext:value-type="float">
            <text:p>27.89999962</text:p>
          </table:table-cell>
          <table:table-cell office:value-type="float" office:value="1.524" calcext:value-type="float">
            <text:p>1.524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3.7" calcext:value-type="float">
            <text:p>3.7</text:p>
          </table:table-cell>
          <table:table-cell office:value-type="float" office:value="49.38386075" calcext:value-type="float">
            <text:p>49.38386075</text:p>
          </table:table-cell>
          <table:table-cell office:value-type="float" office:value="0.632787766" calcext:value-type="float">
            <text:p>0.632787766</text:p>
          </table:table-cell>
          <table:table-cell office:value-type="float" office:value="2.783869737" calcext:value-type="float">
            <text:p>2.783869737</text:p>
          </table:table-cell>
          <table:table-cell office:value-type="float" office:value="40.51514782" calcext:value-type="float">
            <text:p>40.51514782</text:p>
          </table:table-cell>
          <table:table-cell office:value-type="float" office:value="42.04102604" calcext:value-type="float">
            <text:p>42.04102604</text:p>
          </table:table-cell>
          <table:table-cell office:value-type="float" office:value="55.1392298" calcext:value-type="float">
            <text:p>55.1392298</text:p>
          </table:table-cell>
          <table:table-cell office:value-type="float" office:value="2.819744157" calcext:value-type="float">
            <text:p>2.819744157</text:p>
          </table:table-cell>
          <table:table-cell office:value-type="float" office:value="23571713" calcext:value-type="float">
            <text:p>23571713</text:p>
          </table:table-cell>
          <table:table-cell office:value-type="float" office:value="11" calcext:value-type="float">
            <text:p>11</text:p>
          </table:table-cell>
          <table:table-cell office:value-type="float" office:value="281" calcext:value-type="float">
            <text:p>281</text:p>
          </table:table-cell>
          <table:table-cell office:value-type="float" office:value="65.532" calcext:value-type="float">
            <text:p>65.532</text:p>
          </table:table-cell>
          <table:table-cell office:value-type="float" office:value="3.599999905" calcext:value-type="float">
            <text:p>3.599999905</text:p>
          </table:table-cell>
          <table:table-cell office:value-type="float" office:value="4.409" calcext:value-type="float">
            <text:p>4.409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5.83" calcext:value-type="float">
            <text:p>5.83</text:p>
          </table:table-cell>
          <table:table-cell office:value-type="float" office:value="51.36578267" calcext:value-type="float">
            <text:p>51.36578267</text:p>
          </table:table-cell>
          <table:table-cell office:value-type="float" office:value="0.891434486" calcext:value-type="float">
            <text:p>0.891434486</text:p>
          </table:table-cell>
          <table:table-cell office:value-type="float" office:value="3.072287728" calcext:value-type="float">
            <text:p>3.072287728</text:p>
          </table:table-cell>
          <table:table-cell office:value-type="float" office:value="177.0815974" calcext:value-type="float">
            <text:p>177.0815974</text:p>
          </table:table-cell>
          <table:table-cell office:value-type="float" office:value="45.36089989" calcext:value-type="float">
            <text:p>45.36089989</text:p>
          </table:table-cell>
          <table:table-cell office:value-type="float" office:value="51.22394971" calcext:value-type="float">
            <text:p>51.22394971</text:p>
          </table:table-cell>
          <table:table-cell office:value-type="float" office:value="3.415150402" calcext:value-type="float">
            <text:p>3.415150402</text:p>
          </table:table-cell>
          <table:table-cell office:value-type="float" office:value="16695253" calcext:value-type="float">
            <text:p>16695253</text:p>
          </table:table-cell>
          <table:table-cell office:value-type="float" office:value="5874" calcext:value-type="float">
            <text:p>5874</text:p>
          </table:table-cell>
          <table:table-cell office:value-type="float" office:value="361" calcext:value-type="float">
            <text:p>361</text:p>
          </table:table-cell>
          <table:table-cell office:value-type="float" office:value="83.898" calcext:value-type="float">
            <text:p>83.898</text:p>
          </table:table-cell>
          <table:table-cell office:value-type="float" office:value="7.5" calcext:value-type="float">
            <text:p>7.5</text:p>
          </table:table-cell>
          <table:table-cell office:value-type="float" office:value="5.129" calcext:value-type="float">
            <text:p>5.129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67.5" calcext:value-type="float">
            <text:p>67.5</text:p>
          </table:table-cell>
          <table:table-cell office:value-type="float" office:value="36.08039292" calcext:value-type="float">
            <text:p>36.08039292</text:p>
          </table:table-cell>
          <table:table-cell office:value-type="float" office:value="1.454933218" calcext:value-type="float">
            <text:p>1.454933218</text:p>
          </table:table-cell>
          <table:table-cell office:value-type="float" office:value="1.470952411" calcext:value-type="float">
            <text:p>1.470952411</text:p>
          </table:table-cell>
          <table:table-cell office:value-type="float" office:value="91.01201339" calcext:value-type="float">
            <text:p>91.01201339</text:p>
          </table:table-cell>
          <table:table-cell office:value-type="float" office:value="25.37093928" calcext:value-type="float">
            <text:p>25.37093928</text:p>
          </table:table-cell>
          <table:table-cell office:value-type="float" office:value="68.95516047" calcext:value-type="float">
            <text:p>68.95516047</text:p>
          </table:table-cell>
          <table:table-cell office:value-type="float" office:value="5.673573436" calcext:value-type="float">
            <text:p>5.673573436</text:p>
          </table:table-cell>
          <table:table-cell office:value-type="float" office:value="29901997" calcext:value-type="float">
            <text:p>29901997</text:p>
          </table:table-cell>
          <table:table-cell office:value-type="float" office:value="99086" calcext:value-type="float">
            <text:p>99086</text:p>
          </table:table-cell>
          <table:table-cell office:value-type="float" office:value="468" calcext:value-type="float">
            <text:p>468</text:p>
          </table:table-cell>
          <table:table-cell office:value-type="float" office:value="25.99" calcext:value-type="float">
            <text:p>25.99</text:p>
          </table:table-cell>
          <table:table-cell office:value-type="float" office:value="2" calcext:value-type="float">
            <text:p>2</text:p>
          </table:table-cell>
          <table:table-cell office:value-type="float" office:value="1.944" calcext:value-type="float">
            <text:p>1.944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49.28" calcext:value-type="float">
            <text:p>49.28</text:p>
          </table:table-cell>
          <table:table-cell office:value-type="float" office:value="42.47626173" calcext:value-type="float">
            <text:p>42.47626173</text:p>
          </table:table-cell>
          <table:table-cell office:value-type="string" calcext:value-type="string">
            <text:p>..</text:p>
          </table:table-cell>
          <table:table-cell office:value-type="float" office:value="2.015181544" calcext:value-type="float">
            <text:p>2.015181544</text:p>
          </table:table-cell>
          <table:table-cell office:value-type="float" office:value="1336.666667" calcext:value-type="float">
            <text:p>1336.666667</text:p>
          </table:table-cell>
          <table:table-cell office:value-type="float" office:value="27.58082341" calcext:value-type="float">
            <text:p>27.58082341</text:p>
          </table:table-cell>
          <table:table-cell office:value-type="float" office:value="67.69217856" calcext:value-type="float">
            <text:p>67.69217856</text:p>
          </table:table-cell>
          <table:table-cell office:value-type="float" office:value="4.726998028" calcext:value-type="float">
            <text:p>4.726998028</text:p>
          </table:table-cell>
          <table:table-cell office:value-type="float" office:value="401000" calcext:value-type="float">
            <text:p>401000</text:p>
          </table:table-cell>
          <table:table-cell office:value-type="string" calcext:value-type="string">
            <text:p>..</text:p>
          </table:table-cell>
          <table:table-cell office:value-type="float" office:value="36" calcext:value-type="float">
            <text:p>36</text:p>
          </table:table-cell>
          <table:table-cell office:value-type="float" office:value="55.506" calcext:value-type="float">
            <text:p>55.506</text:p>
          </table:table-cell>
          <table:table-cell office:value-type="float" office:value="11.60000038" calcext:value-type="float">
            <text:p>11.60000038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7" calcext:value-type="float">
            <text:p>7</text:p>
          </table:table-cell>
          <table:table-cell office:value-type="float" office:value="38.49601898" calcext:value-type="float">
            <text:p>38.49601898</text:p>
          </table:table-cell>
          <table:table-cell office:value-type="float" office:value="1.515933832" calcext:value-type="float">
            <text:p>1.515933832</text:p>
          </table:table-cell>
          <table:table-cell office:value-type="float" office:value="2.933420467" calcext:value-type="float">
            <text:p>2.933420467</text:p>
          </table:table-cell>
          <table:table-cell office:value-type="float" office:value="14.00275531" calcext:value-type="float">
            <text:p>14.00275531</text:p>
          </table:table-cell>
          <table:table-cell office:value-type="float" office:value="47.5390878" calcext:value-type="float">
            <text:p>47.5390878</text:p>
          </table:table-cell>
          <table:table-cell office:value-type="float" office:value="49.90333034" calcext:value-type="float">
            <text:p>49.90333034</text:p>
          </table:table-cell>
          <table:table-cell office:value-type="float" office:value="2.557581864" calcext:value-type="float">
            <text:p>2.557581864</text:p>
          </table:table-cell>
          <table:table-cell office:value-type="float" office:value="17086022" calcext:value-type="float">
            <text:p>17086022</text:p>
          </table:table-cell>
          <table:table-cell office:value-type="float" office:value="15195" calcext:value-type="float">
            <text:p>15195</text:p>
          </table:table-cell>
          <table:table-cell office:value-type="float" office:value="139267" calcext:value-type="float">
            <text:p>139267</text:p>
          </table:table-cell>
          <table:table-cell office:value-type="float" office:value="60.857" calcext:value-type="float">
            <text:p>60.857</text:p>
          </table:table-cell>
          <table:table-cell office:value-type="float" office:value="8.100000381" calcext:value-type="float">
            <text:p>8.100000381</text:p>
          </table:table-cell>
          <table:table-cell office:value-type="float" office:value="6.229" calcext:value-type="float">
            <text:p>6.229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73.17" calcext:value-type="float">
            <text:p>73.17</text:p>
          </table:table-cell>
          <table:table-cell office:value-type="float" office:value="36.60441821" calcext:value-type="float">
            <text:p>36.60441821</text:p>
          </table:table-cell>
          <table:table-cell office:value-type="string" calcext:value-type="string">
            <text:p>..</text:p>
          </table:table-cell>
          <table:table-cell office:value-type="float" office:value="0.938015995" calcext:value-type="float">
            <text:p>0.938015995</text:p>
          </table:table-cell>
          <table:table-cell office:value-type="float" office:value="1335.5125" calcext:value-type="float">
            <text:p>1335.5125</text:p>
          </table:table-cell>
          <table:table-cell office:value-type="float" office:value="14.75259921" calcext:value-type="float">
            <text:p>14.75259921</text:p>
          </table:table-cell>
          <table:table-cell office:value-type="float" office:value="66.57617608" calcext:value-type="float">
            <text:p>66.57617608</text:p>
          </table:table-cell>
          <table:table-cell office:value-type="float" office:value="18.67122471" calcext:value-type="float">
            <text:p>18.67122471</text:p>
          </table:table-cell>
          <table:table-cell office:value-type="float" office:value="427364" calcext:value-type="float">
            <text:p>427364</text:p>
          </table:table-cell>
          <table:table-cell office:value-type="float" office:value="6095" calcext:value-type="float">
            <text:p>6095</text:p>
          </table:table-cell>
          <table:table-cell office:value-type="float" office:value="5" calcext:value-type="float">
            <text:p>5</text:p>
          </table:table-cell>
          <table:table-cell office:value-type="float" office:value="4.723" calcext:value-type="float">
            <text:p>4.723</text:p>
          </table:table-cell>
          <table:table-cell office:value-type="float" office:value="5.900000095" calcext:value-type="float">
            <text:p>5.900000095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0.211952693" calcext:value-type="float">
            <text:p>0.211952693</text:p>
          </table:table-cell>
          <table:table-cell office:value-type="float" office:value="293.8777778" calcext:value-type="float">
            <text:p>293.8777778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2898" calcext:value-type="float">
            <text:p>52898</text:p>
          </table:table-cell>
          <table:table-cell office:value-type="string" calcext:value-type="string">
            <text:p>..</text:p>
          </table:table-cell>
          <table:table-cell office:value-type="float" office:value="3" calcext:value-type="float">
            <text:p>3</text:p>
          </table:table-cell>
          <table:table-cell office:value-type="float" office:value="27.576" calcext:value-type="float">
            <text:p>27.576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10.7" calcext:value-type="float">
            <text:p>10.7</text:p>
          </table:table-cell>
          <table:table-cell office:value-type="float" office:value="26.75701867" calcext:value-type="float">
            <text:p>26.75701867</text:p>
          </table:table-cell>
          <table:table-cell office:value-type="float" office:value="2.670719117" calcext:value-type="float">
            <text:p>2.670719117</text:p>
          </table:table-cell>
          <table:table-cell office:value-type="float" office:value="2.472382509" calcext:value-type="float">
            <text:p>2.472382509</text:p>
          </table:table-cell>
          <table:table-cell office:value-type="float" office:value="3.851387407" calcext:value-type="float">
            <text:p>3.851387407</text:p>
          </table:table-cell>
          <table:table-cell office:value-type="float" office:value="40.25831155" calcext:value-type="float">
            <text:p>40.25831155</text:p>
          </table:table-cell>
          <table:table-cell office:value-type="float" office:value="56.5479107" calcext:value-type="float">
            <text:p>56.5479107</text:p>
          </table:table-cell>
          <table:table-cell office:value-type="float" office:value="3.19377775" calcext:value-type="float">
            <text:p>3.19377775</text:p>
          </table:table-cell>
          <table:table-cell office:value-type="float" office:value="3969625" calcext:value-type="float">
            <text:p>3969625</text:p>
          </table:table-cell>
          <table:table-cell office:value-type="float" office:value="49635" calcext:value-type="float">
            <text:p>49635</text:p>
          </table:table-cell>
          <table:table-cell office:value-type="float" office:value="34113" calcext:value-type="float">
            <text:p>34113</text:p>
          </table:table-cell>
          <table:table-cell office:value-type="float" office:value="40.745" calcext:value-type="float">
            <text:p>40.745</text:p>
          </table:table-cell>
          <table:table-cell office:value-type="float" office:value="31" calcext:value-type="float">
            <text:p>31</text:p>
          </table:table-cell>
          <table:table-cell office:value-type="float" office:value="4.603" calcext:value-type="float">
            <text:p>4.603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41.44" calcext:value-type="float">
            <text:p>41.44</text:p>
          </table:table-cell>
          <table:table-cell office:value-type="float" office:value="37.99324667" calcext:value-type="float">
            <text:p>37.99324667</text:p>
          </table:table-cell>
          <table:table-cell office:value-type="float" office:value="0.260622584" calcext:value-type="float">
            <text:p>0.260622584</text:p>
          </table:table-cell>
          <table:table-cell office:value-type="float" office:value="0.181061469" calcext:value-type="float">
            <text:p>0.181061469</text:p>
          </table:table-cell>
          <table:table-cell office:value-type="float" office:value="621.1497537" calcext:value-type="float">
            <text:p>621.1497537</text:p>
          </table:table-cell>
          <table:table-cell office:value-type="float" office:value="19.84112782" calcext:value-type="float">
            <text:p>19.84112782</text:p>
          </table:table-cell>
          <table:table-cell office:value-type="float" office:value="71.02494389" calcext:value-type="float">
            <text:p>71.02494389</text:p>
          </table:table-cell>
          <table:table-cell office:value-type="float" office:value="9.133928283" calcext:value-type="float">
            <text:p>9.133928283</text:p>
          </table:table-cell>
          <table:table-cell office:value-type="float" office:value="1260934" calcext:value-type="float">
            <text:p>126093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0.186" calcext:value-type="float">
            <text:p>60.186</text:p>
          </table:table-cell>
          <table:table-cell office:value-type="float" office:value="7.699999809" calcext:value-type="float">
            <text:p>7.699999809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4.39" calcext:value-type="float">
            <text:p>44.39</text:p>
          </table:table-cell>
          <table:table-cell office:value-type="float" office:value="37.16218343" calcext:value-type="float">
            <text:p>37.16218343</text:p>
          </table:table-cell>
          <table:table-cell office:value-type="float" office:value="0.667520245" calcext:value-type="float">
            <text:p>0.667520245</text:p>
          </table:table-cell>
          <table:table-cell office:value-type="float" office:value="1.321217635" calcext:value-type="float">
            <text:p>1.321217635</text:p>
          </table:table-cell>
          <table:table-cell office:value-type="float" office:value="64.50054425" calcext:value-type="float">
            <text:p>64.50054425</text:p>
          </table:table-cell>
          <table:table-cell office:value-type="float" office:value="28.06427741" calcext:value-type="float">
            <text:p>28.06427741</text:p>
          </table:table-cell>
          <table:table-cell office:value-type="float" office:value="65.62724036" calcext:value-type="float">
            <text:p>65.62724036</text:p>
          </table:table-cell>
          <table:table-cell office:value-type="float" office:value="6.308482235" calcext:value-type="float">
            <text:p>6.308482235</text:p>
          </table:table-cell>
          <table:table-cell office:value-type="float" office:value="125385833" calcext:value-type="float">
            <text:p>125385833</text:p>
          </table:table-cell>
          <table:table-cell office:value-type="float" office:value="1837" calcext:value-type="float">
            <text:p>1837</text:p>
          </table:table-cell>
          <table:table-cell office:value-type="float" office:value="10666" calcext:value-type="float">
            <text:p>10666</text:p>
          </table:table-cell>
          <table:table-cell office:value-type="float" office:value="21.029" calcext:value-type="float">
            <text:p>21.029</text:p>
          </table:table-cell>
          <table:table-cell office:value-type="float" office:value="4.900000095" calcext:value-type="float">
            <text:p>4.900000095</text:p>
          </table:table-cell>
          <table:table-cell office:value-type="float" office:value="2.243" calcext:value-type="float">
            <text:p>2.243</text:p>
          </table:table-cell>
        </table:table-row>
        <table:table-row table:style-name="ro1">
          <table:table-cell office:value-type="string" calcext:value-type="string">
            <text:p>Micronesia, Fed. Sts.</text:p>
          </table:table-cell>
          <table:table-cell office:value-type="float" office:value="29.65" calcext:value-type="float">
            <text:p>29.65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0.313820879" calcext:value-type="float">
            <text:p>0.313820879</text:p>
          </table:table-cell>
          <table:table-cell office:value-type="float" office:value="148.6342857" calcext:value-type="float">
            <text:p>148.6342857</text:p>
          </table:table-cell>
          <table:table-cell office:value-type="float" office:value="34.55941717" calcext:value-type="float">
            <text:p>34.55941717</text:p>
          </table:table-cell>
          <table:table-cell office:value-type="float" office:value="61.23851447" calcext:value-type="float">
            <text:p>61.23851447</text:p>
          </table:table-cell>
          <table:table-cell office:value-type="float" office:value="4.202068356" calcext:value-type="float">
            <text:p>4.202068356</text:p>
          </table:table-cell>
          <table:table-cell office:value-type="float" office:value="104044" calcext:value-type="float">
            <text:p>104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</text:p>
          </table:table-cell>
          <table:table-cell office:value-type="float" office:value="77.622" calcext:value-type="float">
            <text:p>77.622</text:p>
          </table:table-cell>
          <table:table-cell office:value-type="string" calcext:value-type="string">
            <text:p>..</text:p>
          </table:table-cell>
          <table:table-cell office:value-type="float" office:value="3.243" calcext:value-type="float">
            <text:p>3.243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46.6" calcext:value-type="float">
            <text:p>46.6</text:p>
          </table:table-cell>
          <table:table-cell office:value-type="float" office:value="48.48603423" calcext:value-type="float">
            <text:p>48.48603423</text:p>
          </table:table-cell>
          <table:table-cell office:value-type="float" office:value="0.34529228" calcext:value-type="float">
            <text:p>0.34529228</text:p>
          </table:table-cell>
          <table:table-cell office:value-type="float" office:value="-0.060970101" calcext:value-type="float">
            <text:p>-0.060970101</text:p>
          </table:table-cell>
          <table:table-cell office:value-type="float" office:value="123.8429153" calcext:value-type="float">
            <text:p>123.8429153</text:p>
          </table:table-cell>
          <table:table-cell office:value-type="float" office:value="15.78677124" calcext:value-type="float">
            <text:p>15.78677124</text:p>
          </table:table-cell>
          <table:table-cell office:value-type="float" office:value="74.32098008" calcext:value-type="float">
            <text:p>74.32098008</text:p>
          </table:table-cell>
          <table:table-cell office:value-type="float" office:value="9.892248683" calcext:value-type="float">
            <text:p>9.892248683</text:p>
          </table:table-cell>
          <table:table-cell office:value-type="float" office:value="3556397" calcext:value-type="float">
            <text:p>3556397</text:p>
          </table:table-cell>
          <table:table-cell office:value-type="float" office:value="335" calcext:value-type="float">
            <text:p>335</text:p>
          </table:table-cell>
          <table:table-cell office:value-type="float" office:value="2233" calcext:value-type="float">
            <text:p>2233</text:p>
          </table:table-cell>
          <table:table-cell office:value-type="float" office:value="55.075" calcext:value-type="float">
            <text:p>55.075</text:p>
          </table:table-cell>
          <table:table-cell office:value-type="float" office:value="3.400000095" calcext:value-type="float">
            <text:p>3.400000095</text:p>
          </table:table-cell>
          <table:table-cell office:value-type="float" office:value="1.256" calcext:value-type="float">
            <text:p>1.256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92.4" calcext:value-type="float">
            <text:p>92.4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0.252824448" calcext:value-type="float">
            <text:p>0.252824448</text:p>
          </table:table-cell>
          <table:table-cell office:value-type="float" office:value="18811.5" calcext:value-type="float">
            <text:p>18811.5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7623" calcext:value-type="float">
            <text:p>3762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7" calcext:value-type="float">
            <text:p>27</text:p>
          </table:table-cell>
          <table:table-cell office:value-type="float" office:value="45.81206788" calcext:value-type="float">
            <text:p>45.81206788</text:p>
          </table:table-cell>
          <table:table-cell office:value-type="float" office:value="0.859628081" calcext:value-type="float">
            <text:p>0.859628081</text:p>
          </table:table-cell>
          <table:table-cell office:value-type="float" office:value="1.757597837" calcext:value-type="float">
            <text:p>1.757597837</text:p>
          </table:table-cell>
          <table:table-cell office:value-type="float" office:value="1.873034192" calcext:value-type="float">
            <text:p>1.873034192</text:p>
          </table:table-cell>
          <table:table-cell office:value-type="float" office:value="27.8994842" calcext:value-type="float">
            <text:p>27.8994842</text:p>
          </table:table-cell>
          <table:table-cell office:value-type="float" office:value="68.11765882" calcext:value-type="float">
            <text:p>68.11765882</text:p>
          </table:table-cell>
          <table:table-cell office:value-type="float" office:value="3.982856972" calcext:value-type="float">
            <text:p>3.982856972</text:p>
          </table:table-cell>
          <table:table-cell office:value-type="float" office:value="2909871" calcext:value-type="float">
            <text:p>2909871</text:p>
          </table:table-cell>
          <table:table-cell office:value-type="float" office:value="6" calcext:value-type="float">
            <text:p>6</text:p>
          </table:table-cell>
          <table:table-cell office:value-type="float" office:value="2163" calcext:value-type="float">
            <text:p>2163</text:p>
          </table:table-cell>
          <table:table-cell office:value-type="float" office:value="28.778" calcext:value-type="float">
            <text:p>28.778</text:p>
          </table:table-cell>
          <table:table-cell office:value-type="float" office:value="4.800000191" calcext:value-type="float">
            <text:p>4.800000191</text:p>
          </table:table-cell>
          <table:table-cell office:value-type="float" office:value="2.655" calcext:value-type="float">
            <text:p>2.655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61" calcext:value-type="float">
            <text:p>61</text:p>
          </table:table-cell>
          <table:table-cell office:value-type="float" office:value="43.97972519" calcext:value-type="float">
            <text:p>43.97972519</text:p>
          </table:table-cell>
          <table:table-cell office:value-type="float" office:value="1.506685229" calcext:value-type="float">
            <text:p>1.506685229</text:p>
          </table:table-cell>
          <table:table-cell office:value-type="float" office:value="0.097022011" calcext:value-type="float">
            <text:p>0.097022011</text:p>
          </table:table-cell>
          <table:table-cell office:value-type="float" office:value="46.23122677" calcext:value-type="float">
            <text:p>46.23122677</text:p>
          </table:table-cell>
          <table:table-cell office:value-type="float" office:value="18.86734518" calcext:value-type="float">
            <text:p>18.86734518</text:p>
          </table:table-cell>
          <table:table-cell office:value-type="float" office:value="67.78896899" calcext:value-type="float">
            <text:p>67.78896899</text:p>
          </table:table-cell>
          <table:table-cell office:value-type="float" office:value="13.34368583" calcext:value-type="float">
            <text:p>13.34368583</text:p>
          </table:table-cell>
          <table:table-cell office:value-type="float" office:value="621810" calcext:value-type="float">
            <text:p>621810</text:p>
          </table:table-cell>
          <table:table-cell office:value-type="float" office:value="6462" calcext:value-type="float">
            <text:p>6462</text:p>
          </table:table-cell>
          <table:table-cell office:value-type="float" office:value="607" calcext:value-type="float">
            <text:p>607</text:p>
          </table:table-cell>
          <table:table-cell office:value-type="float" office:value="36.168" calcext:value-type="float">
            <text:p>36.168</text:p>
          </table:table-cell>
          <table:table-cell office:value-type="float" office:value="19.10000038" calcext:value-type="float">
            <text:p>19.10000038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56.8" calcext:value-type="float">
            <text:p>56.8</text:p>
          </table:table-cell>
          <table:table-cell office:value-type="float" office:value="27.03855965" calcext:value-type="float">
            <text:p>27.03855965</text:p>
          </table:table-cell>
          <table:table-cell office:value-type="float" office:value="3.680270424" calcext:value-type="float">
            <text:p>3.680270424</text:p>
          </table:table-cell>
          <table:table-cell office:value-type="float" office:value="1.390819379" calcext:value-type="float">
            <text:p>1.390819379</text:p>
          </table:table-cell>
          <table:table-cell office:value-type="float" office:value="76.00538427" calcext:value-type="float">
            <text:p>76.00538427</text:p>
          </table:table-cell>
          <table:table-cell office:value-type="float" office:value="27.32738282" calcext:value-type="float">
            <text:p>27.32738282</text:p>
          </table:table-cell>
          <table:table-cell office:value-type="float" office:value="66.59343715" calcext:value-type="float">
            <text:p>66.59343715</text:p>
          </table:table-cell>
          <table:table-cell office:value-type="float" office:value="6.079180034" calcext:value-type="float">
            <text:p>6.079180034</text:p>
          </table:table-cell>
          <table:table-cell office:value-type="float" office:value="33921203" calcext:value-type="float">
            <text:p>33921203</text:p>
          </table:table-cell>
          <table:table-cell office:value-type="float" office:value="1216" calcext:value-type="float">
            <text:p>1216</text:p>
          </table:table-cell>
          <table:table-cell office:value-type="float" office:value="1539" calcext:value-type="float">
            <text:p>1539</text:p>
          </table:table-cell>
          <table:table-cell office:value-type="float" office:value="40.301" calcext:value-type="float">
            <text:p>40.301</text:p>
          </table:table-cell>
          <table:table-cell office:value-type="float" office:value="10.19999981" calcext:value-type="float">
            <text:p>10.19999981</text:p>
          </table:table-cell>
          <table:table-cell office:value-type="float" office:value="2.515" calcext:value-type="float">
            <text:p>2.515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5.94" calcext:value-type="float">
            <text:p>5.94</text:p>
          </table:table-cell>
          <table:table-cell office:value-type="float" office:value="53.12773934" calcext:value-type="float">
            <text:p>53.12773934</text:p>
          </table:table-cell>
          <table:table-cell office:value-type="float" office:value="1.025335269" calcext:value-type="float">
            <text:p>1.025335269</text:p>
          </table:table-cell>
          <table:table-cell office:value-type="float" office:value="2.790970183" calcext:value-type="float">
            <text:p>2.790970183</text:p>
          </table:table-cell>
          <table:table-cell office:value-type="float" office:value="34.60957298" calcext:value-type="float">
            <text:p>34.60957298</text:p>
          </table:table-cell>
          <table:table-cell office:value-type="float" office:value="45.51468026" calcext:value-type="float">
            <text:p>45.51468026</text:p>
          </table:table-cell>
          <table:table-cell office:value-type="float" office:value="51.14738328" calcext:value-type="float">
            <text:p>51.14738328</text:p>
          </table:table-cell>
          <table:table-cell office:value-type="float" office:value="3.337936461" calcext:value-type="float">
            <text:p>3.337936461</text:p>
          </table:table-cell>
          <table:table-cell office:value-type="float" office:value="27216276" calcext:value-type="float">
            <text:p>27216276</text:p>
          </table:table-cell>
          <table:table-cell office:value-type="float" office:value="4536" calcext:value-type="float">
            <text:p>4536</text:p>
          </table:table-cell>
          <table:table-cell office:value-type="float" office:value="58" calcext:value-type="float">
            <text:p>58</text:p>
          </table:table-cell>
          <table:table-cell office:value-type="float" office:value="68.066" calcext:value-type="float">
            <text:p>68.066</text:p>
          </table:table-cell>
          <table:table-cell office:value-type="float" office:value="22.60000038" calcext:value-type="float">
            <text:p>22.60000038</text:p>
          </table:table-cell>
          <table:table-cell office:value-type="float" office:value="5.359" calcext:value-type="float">
            <text:p>5.359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.1" calcext:value-type="float">
            <text:p>2.1</text:p>
          </table:table-cell>
          <table:table-cell office:value-type="float" office:value="49.42132503" calcext:value-type="float">
            <text:p>49.42132503</text:p>
          </table:table-cell>
          <table:table-cell office:value-type="float" office:value="3.688628145" calcext:value-type="float">
            <text:p>3.688628145</text:p>
          </table:table-cell>
          <table:table-cell office:value-type="float" office:value="0.85196116" calcext:value-type="float">
            <text:p>0.85196116</text:p>
          </table:table-cell>
          <table:table-cell office:value-type="float" office:value="81.8232973" calcext:value-type="float">
            <text:p>81.8232973</text:p>
          </table:table-cell>
          <table:table-cell office:value-type="float" office:value="28.05739542" calcext:value-type="float">
            <text:p>28.05739542</text:p>
          </table:table-cell>
          <table:table-cell office:value-type="float" office:value="66.70083453" calcext:value-type="float">
            <text:p>66.70083453</text:p>
          </table:table-cell>
          <table:table-cell office:value-type="float" office:value="5.241770057" calcext:value-type="float">
            <text:p>5.241770057</text:p>
          </table:table-cell>
          <table:table-cell office:value-type="float" office:value="53437159" calcext:value-type="float">
            <text:p>53437159</text:p>
          </table:table-cell>
          <table:table-cell office:value-type="float" office:value="0" calcext:value-type="float">
            <text:p>0</text:p>
          </table:table-cell>
          <table:table-cell office:value-type="float" office:value="479006" calcext:value-type="float">
            <text:p>479006</text:p>
          </table:table-cell>
          <table:table-cell office:value-type="float" office:value="66.449" calcext:value-type="float">
            <text:p>66.449</text:p>
          </table:table-cell>
          <table:table-cell office:value-type="float" office:value="3.299999952" calcext:value-type="float">
            <text:p>3.299999952</text:p>
          </table:table-cell>
          <table:table-cell office:value-type="float" office:value="2.204" calcext:value-type="float">
            <text:p>2.204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4.84" calcext:value-type="float">
            <text:p>14.84</text:p>
          </table:table-cell>
          <table:table-cell office:value-type="float" office:value="48.51800559" calcext:value-type="float">
            <text:p>48.51800559</text:p>
          </table:table-cell>
          <table:table-cell office:value-type="float" office:value="4.252529039" calcext:value-type="float">
            <text:p>4.252529039</text:p>
          </table:table-cell>
          <table:table-cell office:value-type="float" office:value="2.369479939" calcext:value-type="float">
            <text:p>2.369479939</text:p>
          </table:table-cell>
          <table:table-cell office:value-type="float" office:value="2.918604623" calcext:value-type="float">
            <text:p>2.918604623</text:p>
          </table:table-cell>
          <table:table-cell office:value-type="float" office:value="36.91974307" calcext:value-type="float">
            <text:p>36.91974307</text:p>
          </table:table-cell>
          <table:table-cell office:value-type="float" office:value="59.57859349" calcext:value-type="float">
            <text:p>59.57859349</text:p>
          </table:table-cell>
          <table:table-cell office:value-type="float" office:value="3.501663436" calcext:value-type="float">
            <text:p>3.501663436</text:p>
          </table:table-cell>
          <table:table-cell office:value-type="float" office:value="2402858" calcext:value-type="float">
            <text:p>2402858</text:p>
          </table:table-cell>
          <table:table-cell office:value-type="float" office:value="1767" calcext:value-type="float">
            <text:p>1767</text:p>
          </table:table-cell>
          <table:table-cell office:value-type="float" office:value="1253" calcext:value-type="float">
            <text:p>1253</text:p>
          </table:table-cell>
          <table:table-cell office:value-type="float" office:value="54.322" calcext:value-type="float">
            <text:p>54.322</text:p>
          </table:table-cell>
          <table:table-cell office:value-type="float" office:value="18.60000038" calcext:value-type="float">
            <text:p>18.60000038</text:p>
          </table:table-cell>
          <table:table-cell office:value-type="float" office:value="3.522" calcext:value-type="float">
            <text:p>3.522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502439361" calcext:value-type="float">
            <text:p>0.502439361</text:p>
          </table:table-cell>
          <table:table-cell office:value-type="float" office:value="508.8" calcext:value-type="float">
            <text:p>508.8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176" calcext:value-type="float">
            <text:p>10176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5.44" calcext:value-type="float">
            <text:p>15.44</text:p>
          </table:table-cell>
          <table:table-cell office:value-type="float" office:value="50.851686" calcext:value-type="float">
            <text:p>50.851686</text:p>
          </table:table-cell>
          <table:table-cell office:value-type="float" office:value="1.607012995" calcext:value-type="float">
            <text:p>1.607012995</text:p>
          </table:table-cell>
          <table:table-cell office:value-type="float" office:value="1.213172492" calcext:value-type="float">
            <text:p>1.213172492</text:p>
          </table:table-cell>
          <table:table-cell office:value-type="float" office:value="196.5449878" calcext:value-type="float">
            <text:p>196.5449878</text:p>
          </table:table-cell>
          <table:table-cell office:value-type="float" office:value="33.51585982" calcext:value-type="float">
            <text:p>33.51585982</text:p>
          </table:table-cell>
          <table:table-cell office:value-type="float" office:value="61.09662334" calcext:value-type="float">
            <text:p>61.09662334</text:p>
          </table:table-cell>
          <table:table-cell office:value-type="float" office:value="5.38751684" calcext:value-type="float">
            <text:p>5.38751684</text:p>
          </table:table-cell>
          <table:table-cell office:value-type="float" office:value="28174724" calcext:value-type="float">
            <text:p>28174724</text:p>
          </table:table-cell>
          <table:table-cell office:value-type="float" office:value="38490" calcext:value-type="float">
            <text:p>38490</text:p>
          </table:table-cell>
          <table:table-cell office:value-type="float" office:value="8563" calcext:value-type="float">
            <text:p>8563</text:p>
          </table:table-cell>
          <table:table-cell office:value-type="float" office:value="81.757" calcext:value-type="float">
            <text:p>81.757</text:p>
          </table:table-cell>
          <table:table-cell office:value-type="float" office:value="2.700000048" calcext:value-type="float">
            <text:p>2.700000048</text:p>
          </table:table-cell>
          <table:table-cell office:value-type="float" office:value="2.222" calcext:value-type="float">
            <text:p>2.222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93.17" calcext:value-type="float">
            <text:p>93.17</text:p>
          </table:table-cell>
          <table:table-cell office:value-type="float" office:value="46.06147329" calcext:value-type="float">
            <text:p>46.06147329</text:p>
          </table:table-cell>
          <table:table-cell office:value-type="float" office:value="1.175068274" calcext:value-type="float">
            <text:p>1.175068274</text:p>
          </table:table-cell>
          <table:table-cell office:value-type="float" office:value="0.359828173" calcext:value-type="float">
            <text:p>0.359828173</text:p>
          </table:table-cell>
          <table:table-cell office:value-type="float" office:value="500.8912385" calcext:value-type="float">
            <text:p>500.8912385</text:p>
          </table:table-cell>
          <table:table-cell office:value-type="float" office:value="16.69880638" calcext:value-type="float">
            <text:p>16.69880638</text:p>
          </table:table-cell>
          <table:table-cell office:value-type="float" office:value="65.59350179" calcext:value-type="float">
            <text:p>65.59350179</text:p>
          </table:table-cell>
          <table:table-cell office:value-type="float" office:value="17.70769183" calcext:value-type="float">
            <text:p>17.70769183</text:p>
          </table:table-cell>
          <table:table-cell office:value-type="float" office:value="16865008" calcext:value-type="float">
            <text:p>16865008</text:p>
          </table:table-cell>
          <table:table-cell office:value-type="float" office:value="82494" calcext:value-type="float">
            <text:p>82494</text:p>
          </table:table-cell>
          <table:table-cell office:value-type="float" office:value="68" calcext:value-type="float">
            <text:p>68</text:p>
          </table:table-cell>
          <table:table-cell office:value-type="float" office:value="10.09" calcext:value-type="float">
            <text:p>10.09</text:p>
          </table:table-cell>
          <table:table-cell office:value-type="float" office:value="6.900000095" calcext:value-type="float">
            <text:p>6.900000095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70" calcext:value-type="float">
            <text:p>70</text:p>
          </table:table-cell>
          <table:table-cell office:value-type="float" office:value="40.1783593" calcext:value-type="float">
            <text:p>40.1783593</text:p>
          </table:table-cell>
          <table:table-cell office:value-type="string" calcext:value-type="string">
            <text:p>..</text:p>
          </table:table-cell>
          <table:table-cell office:value-type="float" office:value="1.883294833" calcext:value-type="float">
            <text:p>1.883294833</text:p>
          </table:table-cell>
          <table:table-cell office:value-type="float" office:value="14.66083151" calcext:value-type="float">
            <text:p>14.66083151</text:p>
          </table:table-cell>
          <table:table-cell office:value-type="float" office:value="22.44341801" calcext:value-type="float">
            <text:p>22.44341801</text:p>
          </table:table-cell>
          <table:table-cell office:value-type="float" office:value="67.52732871" calcext:value-type="float">
            <text:p>67.52732871</text:p>
          </table:table-cell>
          <table:table-cell office:value-type="float" office:value="10.02925327" calcext:value-type="float">
            <text:p>10.02925327</text:p>
          </table:table-cell>
          <table:table-cell office:value-type="float" office:value="268000" calcext:value-type="float">
            <text:p>268000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0.337" calcext:value-type="float">
            <text:p>30.337</text:p>
          </table:table-cell>
          <table:table-cell office:value-type="string" calcext:value-type="string">
            <text:p>..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85.5" calcext:value-type="float">
            <text:p>85.5</text:p>
          </table:table-cell>
          <table:table-cell office:value-type="float" office:value="47.26514376" calcext:value-type="float">
            <text:p>47.26514376</text:p>
          </table:table-cell>
          <table:table-cell office:value-type="float" office:value="1.137030589" calcext:value-type="float">
            <text:p>1.137030589</text:p>
          </table:table-cell>
          <table:table-cell office:value-type="float" office:value="1.510339485" calcext:value-type="float">
            <text:p>1.510339485</text:p>
          </table:table-cell>
          <table:table-cell office:value-type="float" office:value="17.12696062" calcext:value-type="float">
            <text:p>17.12696062</text:p>
          </table:table-cell>
          <table:table-cell office:value-type="float" office:value="20.29292966" calcext:value-type="float">
            <text:p>20.29292966</text:p>
          </table:table-cell>
          <table:table-cell office:value-type="float" office:value="65.26445885" calcext:value-type="float">
            <text:p>65.26445885</text:p>
          </table:table-cell>
          <table:table-cell office:value-type="float" office:value="14.44261149" calcext:value-type="float">
            <text:p>14.44261149</text:p>
          </table:table-cell>
          <table:table-cell office:value-type="float" office:value="4509700" calcext:value-type="float">
            <text:p>4509700</text:p>
          </table:table-cell>
          <table:table-cell office:value-type="float" office:value="1349" calcext:value-type="float">
            <text:p>1349</text:p>
          </table:table-cell>
          <table:table-cell office:value-type="float" office:value="17" calcext:value-type="float">
            <text:p>17</text:p>
          </table:table-cell>
          <table:table-cell office:value-type="float" office:value="13.749" calcext:value-type="float">
            <text:p>13.749</text:p>
          </table:table-cell>
          <table:table-cell office:value-type="float" office:value="5.599999905" calcext:value-type="float">
            <text:p>5.599999905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7.6" calcext:value-type="float">
            <text:p>17.6</text:p>
          </table:table-cell>
          <table:table-cell office:value-type="float" office:value="38.71122881" calcext:value-type="float">
            <text:p>38.71122881</text:p>
          </table:table-cell>
          <table:table-cell office:value-type="float" office:value="0.690334183" calcext:value-type="float">
            <text:p>0.690334183</text:p>
          </table:table-cell>
          <table:table-cell office:value-type="float" office:value="1.141643124" calcext:value-type="float">
            <text:p>1.141643124</text:p>
          </table:table-cell>
          <table:table-cell office:value-type="float" office:value="49.97434768" calcext:value-type="float">
            <text:p>49.97434768</text:p>
          </table:table-cell>
          <table:table-cell office:value-type="float" office:value="30.52397" calcext:value-type="float">
            <text:p>30.52397</text:p>
          </table:table-cell>
          <table:table-cell office:value-type="float" office:value="64.51606467" calcext:value-type="float">
            <text:p>64.51606467</text:p>
          </table:table-cell>
          <table:table-cell office:value-type="float" office:value="4.959965334" calcext:value-type="float">
            <text:p>4.959965334</text:p>
          </table:table-cell>
          <table:table-cell office:value-type="float" office:value="6013913" calcext:value-type="float">
            <text:p>6013913</text:p>
          </table:table-cell>
          <table:table-cell office:value-type="float" office:value="280" calcext:value-type="float">
            <text:p>280</text:p>
          </table:table-cell>
          <table:table-cell office:value-type="float" office:value="1587" calcext:value-type="float">
            <text:p>1587</text:p>
          </table:table-cell>
          <table:table-cell office:value-type="float" office:value="41.541" calcext:value-type="float">
            <text:p>41.541</text:p>
          </table:table-cell>
          <table:table-cell office:value-type="float" office:value="5.300000191" calcext:value-type="float">
            <text:p>5.300000191</text:p>
          </table:table-cell>
          <table:table-cell office:value-type="float" office:value="2.264" calcext:value-type="float">
            <text:p>2.264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.95" calcext:value-type="float">
            <text:p>1.95</text:p>
          </table:table-cell>
          <table:table-cell office:value-type="float" office:value="31.16591749" calcext:value-type="float">
            <text:p>31.16591749</text:p>
          </table:table-cell>
          <table:table-cell office:value-type="string" calcext:value-type="string">
            <text:p>..</text:p>
          </table:table-cell>
          <table:table-cell office:value-type="float" office:value="4.029436517" calcext:value-type="float">
            <text:p>4.029436517</text:p>
          </table:table-cell>
          <table:table-cell office:value-type="float" office:value="15.08938817" calcext:value-type="float">
            <text:p>15.08938817</text:p>
          </table:table-cell>
          <table:table-cell office:value-type="float" office:value="50.4087638" calcext:value-type="float">
            <text:p>50.4087638</text:p>
          </table:table-cell>
          <table:table-cell office:value-type="float" office:value="47.01835246" calcext:value-type="float">
            <text:p>47.01835246</text:p>
          </table:table-cell>
          <table:table-cell office:value-type="float" office:value="2.572883741" calcext:value-type="float">
            <text:p>2.572883741</text:p>
          </table:table-cell>
          <table:table-cell office:value-type="float" office:value="19113728" calcext:value-type="float">
            <text:p>19113728</text:p>
          </table:table-cell>
          <table:table-cell office:value-type="float" office:value="77830" calcext:value-type="float">
            <text:p>77830</text:p>
          </table:table-cell>
          <table:table-cell office:value-type="float" office:value="739" calcext:value-type="float">
            <text:p>739</text:p>
          </table:table-cell>
          <table:table-cell office:value-type="float" office:value="81.531" calcext:value-type="float">
            <text:p>81.531</text:p>
          </table:table-cell>
          <table:table-cell office:value-type="float" office:value="5.099999905" calcext:value-type="float">
            <text:p>5.099999905</text:p>
          </table:table-cell>
          <table:table-cell office:value-type="float" office:value="7.599" calcext:value-type="float">
            <text:p>7.599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42.68" calcext:value-type="float">
            <text:p>42.68</text:p>
          </table:table-cell>
          <table:table-cell office:value-type="float" office:value="42.3995695" calcext:value-type="float">
            <text:p>42.3995695</text:p>
          </table:table-cell>
          <table:table-cell office:value-type="float" office:value="0.414718775" calcext:value-type="float">
            <text:p>0.414718775</text:p>
          </table:table-cell>
          <table:table-cell office:value-type="float" office:value="2.660487333" calcext:value-type="float">
            <text:p>2.660487333</text:p>
          </table:table-cell>
          <table:table-cell office:value-type="float" office:value="194.8636714" calcext:value-type="float">
            <text:p>194.8636714</text:p>
          </table:table-cell>
          <table:table-cell office:value-type="float" office:value="44.0711793" calcext:value-type="float">
            <text:p>44.0711793</text:p>
          </table:table-cell>
          <table:table-cell office:value-type="float" office:value="53.178905" calcext:value-type="float">
            <text:p>53.178905</text:p>
          </table:table-cell>
          <table:table-cell office:value-type="float" office:value="2.749915698" calcext:value-type="float">
            <text:p>2.749915698</text:p>
          </table:table-cell>
          <table:table-cell office:value-type="float" office:value="177475986" calcext:value-type="float">
            <text:p>177475986</text:p>
          </table:table-cell>
          <table:table-cell office:value-type="float" office:value="1239" calcext:value-type="float">
            <text:p>1239</text:p>
          </table:table-cell>
          <table:table-cell office:value-type="float" office:value="90947" calcext:value-type="float">
            <text:p>90947</text:p>
          </table:table-cell>
          <table:table-cell office:value-type="float" office:value="53.058" calcext:value-type="float">
            <text:p>53.058</text:p>
          </table:table-cell>
          <table:table-cell office:value-type="float" office:value="7.5" calcext:value-type="float">
            <text:p>7.5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23975391" calcext:value-type="float">
            <text:p>1.23975391</text:p>
          </table:table-cell>
          <table:table-cell office:value-type="float" office:value="118.5673913" calcext:value-type="float">
            <text:p>118.567391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4541" calcext:value-type="float">
            <text:p>5454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728" calcext:value-type="float">
            <text:p>10.728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96.3" calcext:value-type="float">
            <text:p>96.3</text:p>
          </table:table-cell>
          <table:table-cell office:value-type="float" office:value="47.11038085" calcext:value-type="float">
            <text:p>47.11038085</text:p>
          </table:table-cell>
          <table:table-cell office:value-type="float" office:value="1.465836257" calcext:value-type="float">
            <text:p>1.465836257</text:p>
          </table:table-cell>
          <table:table-cell office:value-type="float" office:value="1.127736677" calcext:value-type="float">
            <text:p>1.127736677</text:p>
          </table:table-cell>
          <table:table-cell office:value-type="float" office:value="14.06516722" calcext:value-type="float">
            <text:p>14.06516722</text:p>
          </table:table-cell>
          <table:table-cell office:value-type="float" office:value="18.07642624" calcext:value-type="float">
            <text:p>18.07642624</text:p>
          </table:table-cell>
          <table:table-cell office:value-type="float" office:value="65.88987504" calcext:value-type="float">
            <text:p>65.88987504</text:p>
          </table:table-cell>
          <table:table-cell office:value-type="float" office:value="16.03369872" calcext:value-type="float">
            <text:p>16.03369872</text:p>
          </table:table-cell>
          <table:table-cell office:value-type="float" office:value="5137232" calcext:value-type="float">
            <text:p>5137232</text:p>
          </table:table-cell>
          <table:table-cell office:value-type="float" office:value="47043" calcext:value-type="float">
            <text:p>47043</text:p>
          </table:table-cell>
          <table:table-cell office:value-type="float" office:value="13" calcext:value-type="float">
            <text:p>13</text:p>
          </table:table-cell>
          <table:table-cell office:value-type="float" office:value="19.792" calcext:value-type="float">
            <text:p>19.792</text:p>
          </table:table-cell>
          <table:table-cell office:value-type="float" office:value="3.400000095" calcext:value-type="float">
            <text:p>3.400000095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70.22" calcext:value-type="float">
            <text:p>70.22</text:p>
          </table:table-cell>
          <table:table-cell office:value-type="float" office:value="13.41129702" calcext:value-type="float">
            <text:p>13.41129702</text:p>
          </table:table-cell>
          <table:table-cell office:value-type="float" office:value="13.38853066" calcext:value-type="float">
            <text:p>13.38853066</text:p>
          </table:table-cell>
          <table:table-cell office:value-type="float" office:value="8.08855916" calcext:value-type="float">
            <text:p>8.08855916</text:p>
          </table:table-cell>
          <table:table-cell office:value-type="float" office:value="13.68677544" calcext:value-type="float">
            <text:p>13.68677544</text:p>
          </table:table-cell>
          <table:table-cell office:value-type="float" office:value="21.10939489" calcext:value-type="float">
            <text:p>21.10939489</text:p>
          </table:table-cell>
          <table:table-cell office:value-type="float" office:value="76.35924162" calcext:value-type="float">
            <text:p>76.35924162</text:p>
          </table:table-cell>
          <table:table-cell office:value-type="float" office:value="2.531363483" calcext:value-type="float">
            <text:p>2.531363483</text:p>
          </table:table-cell>
          <table:table-cell office:value-type="float" office:value="4236057" calcext:value-type="float">
            <text:p>4236057</text:p>
          </table:table-cell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float" office:value="22.822" calcext:value-type="float">
            <text:p>22.822</text:p>
          </table:table-cell>
          <table:table-cell office:value-type="float" office:value="7.199999809" calcext:value-type="float">
            <text:p>7.199999809</text:p>
          </table:table-cell>
          <table:table-cell office:value-type="float" office:value="2.774" calcext:value-type="float">
            <text:p>2.774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3.8" calcext:value-type="float">
            <text:p>13.8</text:p>
          </table:table-cell>
          <table:table-cell office:value-type="float" office:value="22.25730324" calcext:value-type="float">
            <text:p>22.25730324</text:p>
          </table:table-cell>
          <table:table-cell office:value-type="float" office:value="3.490551462" calcext:value-type="float">
            <text:p>3.490551462</text:p>
          </table:table-cell>
          <table:table-cell office:value-type="float" office:value="2.103437242" calcext:value-type="float">
            <text:p>2.103437242</text:p>
          </table:table-cell>
          <table:table-cell office:value-type="float" office:value="240.0429198" calcext:value-type="float">
            <text:p>240.0429198</text:p>
          </table:table-cell>
          <table:table-cell office:value-type="float" office:value="35.18892499" calcext:value-type="float">
            <text:p>35.18892499</text:p>
          </table:table-cell>
          <table:table-cell office:value-type="float" office:value="60.32014412" calcext:value-type="float">
            <text:p>60.32014412</text:p>
          </table:table-cell>
          <table:table-cell office:value-type="float" office:value="4.49093089" calcext:value-type="float">
            <text:p>4.49093089</text:p>
          </table:table-cell>
          <table:table-cell office:value-type="float" office:value="185044286" calcext:value-type="float">
            <text:p>185044286</text:p>
          </table:table-cell>
          <table:table-cell office:value-type="float" office:value="1505525" calcext:value-type="float">
            <text:p>1505525</text:p>
          </table:table-cell>
          <table:table-cell office:value-type="float" office:value="335961" calcext:value-type="float">
            <text:p>335961</text:p>
          </table:table-cell>
          <table:table-cell office:value-type="float" office:value="61.697" calcext:value-type="float">
            <text:p>61.697</text:p>
          </table:table-cell>
          <table:table-cell office:value-type="float" office:value="5.199999809" calcext:value-type="float">
            <text:p>5.199999809</text:p>
          </table:table-cell>
          <table:table-cell office:value-type="float" office:value="3.617" calcext:value-type="float">
            <text:p>3.617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847301337" calcext:value-type="float">
            <text:p>0.847301337</text:p>
          </table:table-cell>
          <table:table-cell office:value-type="float" office:value="45.86304348" calcext:value-type="float">
            <text:p>45.86304348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1097" calcext:value-type="float">
            <text:p>210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48" calcext:value-type="float">
            <text:p>13.548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4.92" calcext:value-type="float">
            <text:p>44.92</text:p>
          </table:table-cell>
          <table:table-cell office:value-type="float" office:value="37.61108598" calcext:value-type="float">
            <text:p>37.61108598</text:p>
          </table:table-cell>
          <table:table-cell office:value-type="float" office:value="0" calcext:value-type="float">
            <text:p>0</text:p>
          </table:table-cell>
          <table:table-cell office:value-type="float" office:value="1.612187734" calcext:value-type="float">
            <text:p>1.612187734</text:p>
          </table:table-cell>
          <table:table-cell office:value-type="float" office:value="52.02495292" calcext:value-type="float">
            <text:p>52.02495292</text:p>
          </table:table-cell>
          <table:table-cell office:value-type="float" office:value="27.47602801" calcext:value-type="float">
            <text:p>27.47602801</text:p>
          </table:table-cell>
          <table:table-cell office:value-type="float" office:value="65.08054872" calcext:value-type="float">
            <text:p>65.08054872</text:p>
          </table:table-cell>
          <table:table-cell office:value-type="float" office:value="7.443423266" calcext:value-type="float">
            <text:p>7.443423266</text:p>
          </table:table-cell>
          <table:table-cell office:value-type="float" office:value="3867535" calcext:value-type="float">
            <text:p>3867535</text:p>
          </table:table-cell>
          <table:table-cell office:value-type="float" office:value="2271" calcext:value-type="float">
            <text:p>2271</text:p>
          </table:table-cell>
          <table:table-cell office:value-type="float" office:value="89" calcext:value-type="float">
            <text:p>89</text:p>
          </table:table-cell>
          <table:table-cell office:value-type="float" office:value="33.708" calcext:value-type="float">
            <text:p>33.708</text:p>
          </table:table-cell>
          <table:table-cell office:value-type="float" office:value="4.300000191" calcext:value-type="float">
            <text:p>4.300000191</text:p>
          </table:table-cell>
          <table:table-cell office:value-type="float" office:value="2.444" calcext:value-type="float">
            <text:p>2.444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9.38" calcext:value-type="float">
            <text:p>9.38</text:p>
          </table:table-cell>
          <table:table-cell office:value-type="float" office:value="48.25570306" calcext:value-type="float">
            <text:p>48.25570306</text:p>
          </table:table-cell>
          <table:table-cell office:value-type="float" office:value="0.663818758" calcext:value-type="float">
            <text:p>0.663818758</text:p>
          </table:table-cell>
          <table:table-cell office:value-type="float" office:value="2.094693178" calcext:value-type="float">
            <text:p>2.094693178</text:p>
          </table:table-cell>
          <table:table-cell office:value-type="float" office:value="16.48098088" calcext:value-type="float">
            <text:p>16.48098088</text:p>
          </table:table-cell>
          <table:table-cell office:value-type="float" office:value="37.5392121" calcext:value-type="float">
            <text:p>37.5392121</text:p>
          </table:table-cell>
          <table:table-cell office:value-type="float" office:value="59.49762426" calcext:value-type="float">
            <text:p>59.49762426</text:p>
          </table:table-cell>
          <table:table-cell office:value-type="float" office:value="2.963163641" calcext:value-type="float">
            <text:p>2.963163641</text:p>
          </table:table-cell>
          <table:table-cell office:value-type="float" office:value="7463577" calcext:value-type="float">
            <text:p>7463577</text:p>
          </table:table-cell>
          <table:table-cell office:value-type="float" office:value="4929" calcext:value-type="float">
            <text:p>4929</text:p>
          </table:table-cell>
          <table:table-cell office:value-type="float" office:value="288" calcext:value-type="float">
            <text:p>288</text:p>
          </table:table-cell>
          <table:table-cell office:value-type="float" office:value="87.015" calcext:value-type="float">
            <text:p>87.015</text:p>
          </table:table-cell>
          <table:table-cell office:value-type="float" office:value="2.5" calcext:value-type="float">
            <text:p>2.5</text:p>
          </table:table-cell>
          <table:table-cell office:value-type="float" office:value="3.757" calcext:value-type="float">
            <text:p>3.757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43" calcext:value-type="float">
            <text:p>43</text:p>
          </table:table-cell>
          <table:table-cell office:value-type="float" office:value="39.1809986" calcext:value-type="float">
            <text:p>39.1809986</text:p>
          </table:table-cell>
          <table:table-cell office:value-type="float" office:value="1.398867463" calcext:value-type="float">
            <text:p>1.398867463</text:p>
          </table:table-cell>
          <table:table-cell office:value-type="float" office:value="1.334291611" calcext:value-type="float">
            <text:p>1.334291611</text:p>
          </table:table-cell>
          <table:table-cell office:value-type="float" office:value="16.49262019" calcext:value-type="float">
            <text:p>16.49262019</text:p>
          </table:table-cell>
          <table:table-cell office:value-type="float" office:value="30.57072106" calcext:value-type="float">
            <text:p>30.57072106</text:p>
          </table:table-cell>
          <table:table-cell office:value-type="float" office:value="63.5712256" calcext:value-type="float">
            <text:p>63.5712256</text:p>
          </table:table-cell>
          <table:table-cell office:value-type="float" office:value="5.858053347" calcext:value-type="float">
            <text:p>5.858053347</text:p>
          </table:table-cell>
          <table:table-cell office:value-type="float" office:value="6552518" calcext:value-type="float">
            <text:p>6552518</text:p>
          </table:table-cell>
          <table:table-cell office:value-type="float" office:value="153" calcext:value-type="float">
            <text:p>153</text:p>
          </table:table-cell>
          <table:table-cell office:value-type="float" office:value="94" calcext:value-type="float">
            <text:p>94</text:p>
          </table:table-cell>
          <table:table-cell office:value-type="float" office:value="40.584" calcext:value-type="float">
            <text:p>40.584</text:p>
          </table:table-cell>
          <table:table-cell office:value-type="float" office:value="4.5" calcext:value-type="float">
            <text:p>4.5</text:p>
          </table:table-cell>
          <table:table-cell office:value-type="float" office:value="2.542" calcext:value-type="float">
            <text:p>2.54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40.2" calcext:value-type="float">
            <text:p>40.2</text:p>
          </table:table-cell>
          <table:table-cell office:value-type="float" office:value="45.25819586" calcext:value-type="float">
            <text:p>45.25819586</text:p>
          </table:table-cell>
          <table:table-cell office:value-type="float" office:value="1.443792028" calcext:value-type="float">
            <text:p>1.443792028</text:p>
          </table:table-cell>
          <table:table-cell office:value-type="float" office:value="1.32499896" calcext:value-type="float">
            <text:p>1.32499896</text:p>
          </table:table-cell>
          <table:table-cell office:value-type="float" office:value="24.19777188" calcext:value-type="float">
            <text:p>24.19777188</text:p>
          </table:table-cell>
          <table:table-cell office:value-type="float" office:value="28.1772166" calcext:value-type="float">
            <text:p>28.1772166</text:p>
          </table:table-cell>
          <table:table-cell office:value-type="float" office:value="65.1464843" calcext:value-type="float">
            <text:p>65.1464843</text:p>
          </table:table-cell>
          <table:table-cell office:value-type="float" office:value="6.676299096" calcext:value-type="float">
            <text:p>6.676299096</text:p>
          </table:table-cell>
          <table:table-cell office:value-type="float" office:value="30973148" calcext:value-type="float">
            <text:p>30973148</text:p>
          </table:table-cell>
          <table:table-cell office:value-type="float" office:value="1303" calcext:value-type="float">
            <text:p>1303</text:p>
          </table:table-cell>
          <table:table-cell office:value-type="float" office:value="4343" calcext:value-type="float">
            <text:p>4343</text:p>
          </table:table-cell>
          <table:table-cell office:value-type="float" office:value="21.715" calcext:value-type="float">
            <text:p>21.715</text:p>
          </table:table-cell>
          <table:table-cell office:value-type="float" office:value="4.199999809" calcext:value-type="float">
            <text:p>4.199999809</text:p>
          </table:table-cell>
          <table:table-cell office:value-type="float" office:value="2.455" calcext:value-type="float">
            <text:p>2.455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39.69" calcext:value-type="float">
            <text:p>39.69</text:p>
          </table:table-cell>
          <table:table-cell office:value-type="float" office:value="39.21605232" calcext:value-type="float">
            <text:p>39.21605232</text:p>
          </table:table-cell>
          <table:table-cell office:value-type="float" office:value="1.089669198" calcext:value-type="float">
            <text:p>1.089669198</text:p>
          </table:table-cell>
          <table:table-cell office:value-type="float" office:value="1.593253248" calcext:value-type="float">
            <text:p>1.593253248</text:p>
          </table:table-cell>
          <table:table-cell office:value-type="float" office:value="332.490492" calcext:value-type="float">
            <text:p>332.490492</text:p>
          </table:table-cell>
          <table:table-cell office:value-type="float" office:value="32.22737157" calcext:value-type="float">
            <text:p>32.22737157</text:p>
          </table:table-cell>
          <table:table-cell office:value-type="float" office:value="63.279888" calcext:value-type="float">
            <text:p>63.279888</text:p>
          </table:table-cell>
          <table:table-cell office:value-type="float" office:value="4.492740423" calcext:value-type="float">
            <text:p>4.492740423</text:p>
          </table:table-cell>
          <table:table-cell office:value-type="float" office:value="99138690" calcext:value-type="float">
            <text:p>99138690</text:p>
          </table:table-cell>
          <table:table-cell office:value-type="float" office:value="222" calcext:value-type="float">
            <text:p>222</text:p>
          </table:table-cell>
          <table:table-cell office:value-type="float" office:value="670" calcext:value-type="float">
            <text:p>670</text:p>
          </table:table-cell>
          <table:table-cell office:value-type="float" office:value="55.512" calcext:value-type="float">
            <text:p>55.512</text:p>
          </table:table-cell>
          <table:table-cell office:value-type="float" office:value="7.099999905" calcext:value-type="float">
            <text:p>7.099999905</text:p>
          </table:table-cell>
          <table:table-cell office:value-type="float" office:value="2.977" calcext:value-type="float">
            <text:p>2.977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66.6" calcext:value-type="float">
            <text:p>66.6</text:p>
          </table:table-cell>
          <table:table-cell office:value-type="float" office:value="45.13202592" calcext:value-type="float">
            <text:p>45.13202592</text:p>
          </table:table-cell>
          <table:table-cell office:value-type="float" office:value="1.898280774" calcext:value-type="float">
            <text:p>1.898280774</text:p>
          </table:table-cell>
          <table:table-cell office:value-type="float" office:value="-0.074846229" calcext:value-type="float">
            <text:p>-0.074846229</text:p>
          </table:table-cell>
          <table:table-cell office:value-type="float" office:value="124.1361647" calcext:value-type="float">
            <text:p>124.1361647</text:p>
          </table:table-cell>
          <table:table-cell office:value-type="float" office:value="14.88347455" calcext:value-type="float">
            <text:p>14.88347455</text:p>
          </table:table-cell>
          <table:table-cell office:value-type="float" office:value="70.0983952" calcext:value-type="float">
            <text:p>70.0983952</text:p>
          </table:table-cell>
          <table:table-cell office:value-type="float" office:value="15.01813026" calcext:value-type="float">
            <text:p>15.01813026</text:p>
          </table:table-cell>
          <table:table-cell office:value-type="float" office:value="38011735" calcext:value-type="float">
            <text:p>38011735</text:p>
          </table:table-cell>
          <table:table-cell office:value-type="float" office:value="15741" calcext:value-type="float">
            <text:p>15741</text:p>
          </table:table-cell>
          <table:table-cell office:value-type="float" office:value="1310" calcext:value-type="float">
            <text:p>1310</text:p>
          </table:table-cell>
          <table:table-cell office:value-type="float" office:value="39.432" calcext:value-type="float">
            <text:p>39.432</text:p>
          </table:table-cell>
          <table:table-cell office:value-type="float" office:value="9.199999809" calcext:value-type="float">
            <text:p>9.199999809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64.59" calcext:value-type="float">
            <text:p>64.59</text:p>
          </table:table-cell>
          <table:table-cell office:value-type="float" office:value="48.43133282" calcext:value-type="float">
            <text:p>48.43133282</text:p>
          </table:table-cell>
          <table:table-cell office:value-type="float" office:value="1.786721278" calcext:value-type="float">
            <text:p>1.786721278</text:p>
          </table:table-cell>
          <table:table-cell office:value-type="float" office:value="-0.539190467" calcext:value-type="float">
            <text:p>-0.539190467</text:p>
          </table:table-cell>
          <table:table-cell office:value-type="float" office:value="113.5487118" calcext:value-type="float">
            <text:p>113.5487118</text:p>
          </table:table-cell>
          <table:table-cell office:value-type="float" office:value="14.23123617" calcext:value-type="float">
            <text:p>14.23123617</text:p>
          </table:table-cell>
          <table:table-cell office:value-type="float" office:value="65.40102552" calcext:value-type="float">
            <text:p>65.40102552</text:p>
          </table:table-cell>
          <table:table-cell office:value-type="float" office:value="20.36773831" calcext:value-type="float">
            <text:p>20.36773831</text:p>
          </table:table-cell>
          <table:table-cell office:value-type="float" office:value="10401062" calcext:value-type="float">
            <text:p>10401062</text:p>
          </table:table-cell>
          <table:table-cell office:value-type="float" office:value="699" calcext:value-type="float">
            <text:p>699</text:p>
          </table:table-cell>
          <table:table-cell office:value-type="float" office:value="31" calcext:value-type="float">
            <text:p>31</text:p>
          </table:table-cell>
          <table:table-cell office:value-type="float" office:value="37.092" calcext:value-type="float">
            <text:p>37.092</text:p>
          </table:table-cell>
          <table:table-cell office:value-type="float" office:value="14.19999981" calcext:value-type="float">
            <text:p>14.1999998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78.78" calcext:value-type="float">
            <text:p>78.78</text:p>
          </table:table-cell>
          <table:table-cell office:value-type="float" office:value="42.61840986" calcext:value-type="float">
            <text:p>42.61840986</text:p>
          </table:table-cell>
          <table:table-cell office:value-type="string" calcext:value-type="string">
            <text:p>..</text:p>
          </table:table-cell>
          <table:table-cell office:value-type="float" office:value="-1.632787941" calcext:value-type="float">
            <text:p>-1.632787941</text:p>
          </table:table-cell>
          <table:table-cell office:value-type="float" office:value="398.5217587" calcext:value-type="float">
            <text:p>398.5217587</text:p>
          </table:table-cell>
          <table:table-cell office:value-type="float" office:value="19.17810226" calcext:value-type="float">
            <text:p>19.17810226</text:p>
          </table:table-cell>
          <table:table-cell office:value-type="float" office:value="66.63099614" calcext:value-type="float">
            <text:p>66.63099614</text:p>
          </table:table-cell>
          <table:table-cell office:value-type="float" office:value="14.1909016" calcext:value-type="float">
            <text:p>14.1909016</text:p>
          </table:table-cell>
          <table:table-cell office:value-type="float" office:value="3534888" calcext:value-type="float">
            <text:p>3534888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.364" calcext:value-type="float">
            <text:p>6.364</text:p>
          </table:table-cell>
          <table:table-cell office:value-type="float" office:value="14.30000019" calcext:value-type="float">
            <text:p>14.30000019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91.49" calcext:value-type="float">
            <text:p>91.49</text:p>
          </table:table-cell>
          <table:table-cell office:value-type="float" office:value="13.52505763" calcext:value-type="float">
            <text:p>13.52505763</text:p>
          </table:table-cell>
          <table:table-cell office:value-type="string" calcext:value-type="string">
            <text:p>..</text:p>
          </table:table-cell>
          <table:table-cell office:value-type="float" office:value="3.312783791" calcext:value-type="float">
            <text:p>3.312783791</text:p>
          </table:table-cell>
          <table:table-cell office:value-type="float" office:value="187.085702" calcext:value-type="float">
            <text:p>187.085702</text:p>
          </table:table-cell>
          <table:table-cell office:value-type="float" office:value="15.26427616" calcext:value-type="float">
            <text:p>15.26427616</text:p>
          </table:table-cell>
          <table:table-cell office:value-type="float" office:value="83.58456124" calcext:value-type="float">
            <text:p>83.58456124</text:p>
          </table:table-cell>
          <table:table-cell office:value-type="float" office:value="1.151162603" calcext:value-type="float">
            <text:p>1.151162603</text:p>
          </table:table-cell>
          <table:table-cell office:value-type="float" office:value="2172065" calcext:value-type="float">
            <text:p>2172065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0.841" calcext:value-type="float">
            <text:p>0.841</text:p>
          </table:table-cell>
          <table:table-cell office:value-type="float" office:value="0.300000012" calcext:value-type="float">
            <text:p>0.300000012</text:p>
          </table:table-cell>
          <table:table-cell office:value-type="float" office:value="2.026" calcext:value-type="float">
            <text:p>2.026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54.08" calcext:value-type="float">
            <text:p>54.08</text:p>
          </table:table-cell>
          <table:table-cell office:value-type="float" office:value="44.99555716" calcext:value-type="float">
            <text:p>44.99555716</text:p>
          </table:table-cell>
          <table:table-cell office:value-type="float" office:value="1.350286124" calcext:value-type="float">
            <text:p>1.350286124</text:p>
          </table:table-cell>
          <table:table-cell office:value-type="float" office:value="-0.374575498" calcext:value-type="float">
            <text:p>-0.374575498</text:p>
          </table:table-cell>
          <table:table-cell office:value-type="float" office:value="86.5494892" calcext:value-type="float">
            <text:p>86.5494892</text:p>
          </table:table-cell>
          <table:table-cell office:value-type="float" office:value="15.5775874" calcext:value-type="float">
            <text:p>15.5775874</text:p>
          </table:table-cell>
          <table:table-cell office:value-type="float" office:value="67.49470296" calcext:value-type="float">
            <text:p>67.49470296</text:p>
          </table:table-cell>
          <table:table-cell office:value-type="float" office:value="16.92770964" calcext:value-type="float">
            <text:p>16.92770964</text:p>
          </table:table-cell>
          <table:table-cell office:value-type="float" office:value="19908979" calcext:value-type="float">
            <text:p>19908979</text:p>
          </table:table-cell>
          <table:table-cell office:value-type="float" office:value="2182" calcext:value-type="float">
            <text:p>2182</text:p>
          </table:table-cell>
          <table:table-cell office:value-type="float" office:value="1918" calcext:value-type="float">
            <text:p>1918</text:p>
          </table:table-cell>
          <table:table-cell office:value-type="float" office:value="45.607" calcext:value-type="float">
            <text:p>45.607</text:p>
          </table:table-cell>
          <table:table-cell office:value-type="float" office:value="7" calcext:value-type="float">
            <text:p>7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70.52" calcext:value-type="float">
            <text:p>70.52</text:p>
          </table:table-cell>
          <table:table-cell office:value-type="float" office:value="48.77960567" calcext:value-type="float">
            <text:p>48.77960567</text:p>
          </table:table-cell>
          <table:table-cell office:value-type="float" office:value="4.170244425" calcext:value-type="float">
            <text:p>4.170244425</text:p>
          </table:table-cell>
          <table:table-cell office:value-type="float" office:value="0.217632655" calcext:value-type="float">
            <text:p>0.217632655</text:p>
          </table:table-cell>
          <table:table-cell office:value-type="float" office:value="8.781871566" calcext:value-type="float">
            <text:p>8.781871566</text:p>
          </table:table-cell>
          <table:table-cell office:value-type="float" office:value="16.35050783" calcext:value-type="float">
            <text:p>16.35050783</text:p>
          </table:table-cell>
          <table:table-cell office:value-type="float" office:value="70.41813349" calcext:value-type="float">
            <text:p>70.41813349</text:p>
          </table:table-cell>
          <table:table-cell office:value-type="float" office:value="13.23135868" calcext:value-type="float">
            <text:p>13.23135868</text:p>
          </table:table-cell>
          <table:table-cell office:value-type="float" office:value="143819569" calcext:value-type="float">
            <text:p>143819569</text:p>
          </table:table-cell>
          <table:table-cell office:value-type="float" office:value="235750" calcext:value-type="float">
            <text:p>235750</text:p>
          </table:table-cell>
          <table:table-cell office:value-type="float" office:value="70562" calcext:value-type="float">
            <text:p>70562</text:p>
          </table:table-cell>
          <table:table-cell office:value-type="float" office:value="26.076" calcext:value-type="float">
            <text:p>26.076</text:p>
          </table:table-cell>
          <table:table-cell office:value-type="float" office:value="5.099999905" calcext:value-type="float">
            <text:p>5.09999990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0.6" calcext:value-type="float">
            <text:p>10.6</text:p>
          </table:table-cell>
          <table:table-cell office:value-type="float" office:value="53.95067379" calcext:value-type="float">
            <text:p>53.95067379</text:p>
          </table:table-cell>
          <table:table-cell office:value-type="float" office:value="1.149323448" calcext:value-type="float">
            <text:p>1.149323448</text:p>
          </table:table-cell>
          <table:table-cell office:value-type="float" office:value="2.35027091" calcext:value-type="float">
            <text:p>2.35027091</text:p>
          </table:table-cell>
          <table:table-cell office:value-type="float" office:value="459.7301986" calcext:value-type="float">
            <text:p>459.7301986</text:p>
          </table:table-cell>
          <table:table-cell office:value-type="float" office:value="41.41701518" calcext:value-type="float">
            <text:p>41.41701518</text:p>
          </table:table-cell>
          <table:table-cell office:value-type="float" office:value="55.8362424" calcext:value-type="float">
            <text:p>55.8362424</text:p>
          </table:table-cell>
          <table:table-cell office:value-type="float" office:value="2.746742419" calcext:value-type="float">
            <text:p>2.746742419</text:p>
          </table:table-cell>
          <table:table-cell office:value-type="float" office:value="11341544" calcext:value-type="float">
            <text:p>11341544</text:p>
          </table:table-cell>
          <table:table-cell office:value-type="float" office:value="73820" calcext:value-type="float">
            <text:p>73820</text:p>
          </table:table-cell>
          <table:table-cell office:value-type="float" office:value="79408" calcext:value-type="float">
            <text:p>79408</text:p>
          </table:table-cell>
          <table:table-cell office:value-type="float" office:value="72.159" calcext:value-type="float">
            <text:p>72.159</text:p>
          </table:table-cell>
          <table:table-cell office:value-type="float" office:value="0.600000024" calcext:value-type="float">
            <text:p>0.600000024</text:p>
          </table:table-cell>
          <table:table-cell office:value-type="float" office:value="3.898" calcext:value-type="float">
            <text:p>3.898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21.2" calcext:value-type="float">
            <text:p>21.2</text:p>
          </table:table-cell>
          <table:table-cell office:value-type="float" office:value="27.65893462" calcext:value-type="float">
            <text:p>27.65893462</text:p>
          </table:table-cell>
          <table:table-cell office:value-type="string" calcext:value-type="string">
            <text:p>..</text:p>
          </table:table-cell>
          <table:table-cell office:value-type="float" office:value="0.761315436" calcext:value-type="float">
            <text:p>0.761315436</text:p>
          </table:table-cell>
          <table:table-cell office:value-type="float" office:value="67.78975265" calcext:value-type="float">
            <text:p>67.78975265</text:p>
          </table:table-cell>
          <table:table-cell office:value-type="float" office:value="37.50058641" calcext:value-type="float">
            <text:p>37.50058641</text:p>
          </table:table-cell>
          <table:table-cell office:value-type="float" office:value="57.32075373" calcext:value-type="float">
            <text:p>57.32075373</text:p>
          </table:table-cell>
          <table:table-cell office:value-type="float" office:value="5.178659856" calcext:value-type="float">
            <text:p>5.178659856</text:p>
          </table:table-cell>
          <table:table-cell office:value-type="float" office:value="191845" calcext:value-type="float">
            <text:p>191845</text:p>
          </table:table-cell>
          <table:table-cell office:value-type="string" calcext:value-type="string">
            <text:p>..</text:p>
          </table:table-cell>
          <table:table-cell office:value-type="float" office:value="1" calcext:value-type="float">
            <text:p>1</text:p>
          </table:table-cell>
          <table:table-cell office:value-type="float" office:value="80.74" calcext:value-type="float">
            <text:p>80.74</text:p>
          </table:table-cell>
          <table:table-cell office:value-type="string" calcext:value-type="string">
            <text:p>..</text:p>
          </table:table-cell>
          <table:table-cell office:value-type="float" office:value="4.086" calcext:value-type="float">
            <text:p>4.086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64776526" calcext:value-type="float">
            <text:p>0.64776526</text:p>
          </table:table-cell>
          <table:table-cell office:value-type="float" office:value="526.5833333" calcext:value-type="float">
            <text:p>526.583333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1595" calcext:value-type="float">
            <text:p>31595</text:p>
          </table:table-cell>
          <table:table-cell office:value-type="string" calcext:value-type="string">
            <text:p>..</text:p>
          </table:table-cell>
          <table:table-cell office:value-type="float" office:value="1" calcext:value-type="float">
            <text:p>1</text:p>
          </table:table-cell>
          <table:table-cell office:value-type="float" office:value="5.834" calcext:value-type="float">
            <text:p>5.834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4.41" calcext:value-type="float">
            <text:p>24.41</text:p>
          </table:table-cell>
          <table:table-cell office:value-type="float" office:value="37.64988376" calcext:value-type="float">
            <text:p>37.64988376</text:p>
          </table:table-cell>
          <table:table-cell office:value-type="string" calcext:value-type="string">
            <text:p>..</text:p>
          </table:table-cell>
          <table:table-cell office:value-type="float" office:value="2.145837472" calcext:value-type="float">
            <text:p>2.145837472</text:p>
          </table:table-cell>
          <table:table-cell office:value-type="float" office:value="194.10625" calcext:value-type="float">
            <text:p>194.10625</text:p>
          </table:table-cell>
          <table:table-cell office:value-type="float" office:value="42.85292634" calcext:value-type="float">
            <text:p>42.85292634</text:p>
          </table:table-cell>
          <table:table-cell office:value-type="float" office:value="53.95884986" calcext:value-type="float">
            <text:p>53.95884986</text:p>
          </table:table-cell>
          <table:table-cell office:value-type="float" office:value="3.188223804" calcext:value-type="float">
            <text:p>3.188223804</text:p>
          </table:table-cell>
          <table:table-cell office:value-type="float" office:value="186342" calcext:value-type="float">
            <text:p>18634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5.489" calcext:value-type="float">
            <text:p>35.489</text:p>
          </table:table-cell>
          <table:table-cell office:value-type="string" calcext:value-type="string">
            <text:p>..</text:p>
          </table:table-cell>
          <table:table-cell office:value-type="float" office:value="4.576" calcext:value-type="float">
            <text:p>4.576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63.7" calcext:value-type="float">
            <text:p>63.7</text:p>
          </table:table-cell>
          <table:table-cell office:value-type="float" office:value="15.23191442" calcext:value-type="float">
            <text:p>15.23191442</text:p>
          </table:table-cell>
          <table:table-cell office:value-type="float" office:value="10.71358832" calcext:value-type="float">
            <text:p>10.71358832</text:p>
          </table:table-cell>
          <table:table-cell office:value-type="float" office:value="2.244392708" calcext:value-type="float">
            <text:p>2.244392708</text:p>
          </table:table-cell>
          <table:table-cell office:value-type="float" office:value="14.36790654" calcext:value-type="float">
            <text:p>14.36790654</text:p>
          </table:table-cell>
          <table:table-cell office:value-type="float" office:value="28.82477791" calcext:value-type="float">
            <text:p>28.82477791</text:p>
          </table:table-cell>
          <table:table-cell office:value-type="float" office:value="68.38057478" calcext:value-type="float">
            <text:p>68.38057478</text:p>
          </table:table-cell>
          <table:table-cell office:value-type="float" office:value="2.794647313" calcext:value-type="float">
            <text:p>2.794647313</text:p>
          </table:table-cell>
          <table:table-cell office:value-type="float" office:value="30886545" calcext:value-type="float">
            <text:p>30886545</text:p>
          </table:table-cell>
          <table:table-cell office:value-type="float" office:value="534" calcext:value-type="float">
            <text:p>534</text:p>
          </table:table-cell>
          <table:table-cell office:value-type="float" office:value="630" calcext:value-type="float">
            <text:p>630</text:p>
          </table:table-cell>
          <table:table-cell office:value-type="float" office:value="17.074" calcext:value-type="float">
            <text:p>17.074</text:p>
          </table:table-cell>
          <table:table-cell office:value-type="float" office:value="5.599999905" calcext:value-type="float">
            <text:p>5.599999905</text:p>
          </table:table-cell>
          <table:table-cell office:value-type="float" office:value="2.765" calcext:value-type="float">
            <text:p>2.765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7.7" calcext:value-type="float">
            <text:p>17.7</text:p>
          </table:table-cell>
          <table:table-cell office:value-type="float" office:value="44.97072022" calcext:value-type="float">
            <text:p>44.97072022</text:p>
          </table:table-cell>
          <table:table-cell office:value-type="float" office:value="1.532127242" calcext:value-type="float">
            <text:p>1.532127242</text:p>
          </table:table-cell>
          <table:table-cell office:value-type="float" office:value="3.125624981" calcext:value-type="float">
            <text:p>3.125624981</text:p>
          </table:table-cell>
          <table:table-cell office:value-type="float" office:value="76.20919857" calcext:value-type="float">
            <text:p>76.20919857</text:p>
          </table:table-cell>
          <table:table-cell office:value-type="float" office:value="43.79492954" calcext:value-type="float">
            <text:p>43.79492954</text:p>
          </table:table-cell>
          <table:table-cell office:value-type="float" office:value="53.24557267" calcext:value-type="float">
            <text:p>53.24557267</text:p>
          </table:table-cell>
          <table:table-cell office:value-type="float" office:value="2.959497789" calcext:value-type="float">
            <text:p>2.959497789</text:p>
          </table:table-cell>
          <table:table-cell office:value-type="float" office:value="14672557" calcext:value-type="float">
            <text:p>14672557</text:p>
          </table:table-cell>
          <table:table-cell office:value-type="float" office:value="14274" calcext:value-type="float">
            <text:p>14274</text:p>
          </table:table-cell>
          <table:table-cell office:value-type="float" office:value="23118" calcext:value-type="float">
            <text:p>23118</text:p>
          </table:table-cell>
          <table:table-cell office:value-type="float" office:value="56.607" calcext:value-type="float">
            <text:p>56.607</text:p>
          </table:table-cell>
          <table:table-cell office:value-type="float" office:value="10" calcext:value-type="float">
            <text:p>10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53.5" calcext:value-type="float">
            <text:p>53.5</text:p>
          </table:table-cell>
          <table:table-cell office:value-type="float" office:value="43.79727367" calcext:value-type="float">
            <text:p>43.79727367</text:p>
          </table:table-cell>
          <table:table-cell office:value-type="float" office:value="2.065939697" calcext:value-type="float">
            <text:p>2.065939697</text:p>
          </table:table-cell>
          <table:table-cell office:value-type="float" office:value="-0.469489291" calcext:value-type="float">
            <text:p>-0.469489291</text:p>
          </table:table-cell>
          <table:table-cell office:value-type="float" office:value="81.5295678" calcext:value-type="float">
            <text:p>81.5295678</text:p>
          </table:table-cell>
          <table:table-cell office:value-type="float" office:value="16.4803271" calcext:value-type="float">
            <text:p>16.4803271</text:p>
          </table:table-cell>
          <table:table-cell office:value-type="float" office:value="66.89410496" calcext:value-type="float">
            <text:p>66.89410496</text:p>
          </table:table-cell>
          <table:table-cell office:value-type="float" office:value="16.62556794" calcext:value-type="float">
            <text:p>16.62556794</text:p>
          </table:table-cell>
          <table:table-cell office:value-type="float" office:value="7130576" calcext:value-type="float">
            <text:p>7130576</text:p>
          </table:table-cell>
          <table:table-cell office:value-type="float" office:value="43751" calcext:value-type="float">
            <text:p>43751</text:p>
          </table:table-cell>
          <table:table-cell office:value-type="float" office:value="45733" calcext:value-type="float">
            <text:p>45733</text:p>
          </table:table-cell>
          <table:table-cell office:value-type="float" office:value="44.545" calcext:value-type="float">
            <text:p>44.545</text:p>
          </table:table-cell>
          <table:table-cell office:value-type="float" office:value="22.20000076" calcext:value-type="float">
            <text:p>22.20000076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54.26" calcext:value-type="float">
            <text:p>54.26</text:p>
          </table:table-cell>
          <table:table-cell office:value-type="string" calcext:value-type="string">
            <text:p>..</text:p>
          </table:table-cell>
          <table:table-cell office:value-type="float" office:value="2.421000386" calcext:value-type="float">
            <text:p>2.421000386</text:p>
          </table:table-cell>
          <table:table-cell office:value-type="float" office:value="1.654753698" calcext:value-type="float">
            <text:p>1.654753698</text:p>
          </table:table-cell>
          <table:table-cell office:value-type="float" office:value="200.8791209" calcext:value-type="float">
            <text:p>200.8791209</text:p>
          </table:table-cell>
          <table:table-cell office:value-type="float" office:value="23.24550423" calcext:value-type="float">
            <text:p>23.24550423</text:p>
          </table:table-cell>
          <table:table-cell office:value-type="float" office:value="69.92427087" calcext:value-type="float">
            <text:p>69.92427087</text:p>
          </table:table-cell>
          <table:table-cell office:value-type="float" office:value="6.830224893" calcext:value-type="float">
            <text:p>6.830224893</text:p>
          </table:table-cell>
          <table:table-cell office:value-type="float" office:value="91400" calcext:value-type="float">
            <text:p>91400</text:p>
          </table:table-cell>
          <table:table-cell office:value-type="string" calcext:value-type="string">
            <text:p>..</text:p>
          </table:table-cell>
          <table:table-cell office:value-type="float" office:value="25" calcext:value-type="float">
            <text:p>25</text:p>
          </table:table-cell>
          <table:table-cell office:value-type="float" office:value="46.441" calcext:value-type="float">
            <text:p>46.441</text:p>
          </table:table-cell>
          <table:table-cell office:value-type="string" calcext:value-type="string">
            <text:p>..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.1" calcext:value-type="float">
            <text:p>2.1</text:p>
          </table:table-cell>
          <table:table-cell office:value-type="float" office:value="49.5109149" calcext:value-type="float">
            <text:p>49.5109149</text:p>
          </table:table-cell>
          <table:table-cell office:value-type="float" office:value="0.975108385" calcext:value-type="float">
            <text:p>0.975108385</text:p>
          </table:table-cell>
          <table:table-cell office:value-type="float" office:value="2.189341169" calcext:value-type="float">
            <text:p>2.189341169</text:p>
          </table:table-cell>
          <table:table-cell office:value-type="float" office:value="87.49829593" calcext:value-type="float">
            <text:p>87.49829593</text:p>
          </table:table-cell>
          <table:table-cell office:value-type="float" office:value="42.65826655" calcext:value-type="float">
            <text:p>42.65826655</text:p>
          </table:table-cell>
          <table:table-cell office:value-type="float" office:value="54.66719298" calcext:value-type="float">
            <text:p>54.66719298</text:p>
          </table:table-cell>
          <table:table-cell office:value-type="float" office:value="2.674540469" calcext:value-type="float">
            <text:p>2.674540469</text:p>
          </table:table-cell>
          <table:table-cell office:value-type="float" office:value="6315627" calcext:value-type="float">
            <text:p>6315627</text:p>
          </table:table-cell>
          <table:table-cell office:value-type="float" office:value="1372" calcext:value-type="float">
            <text:p>1372</text:p>
          </table:table-cell>
          <table:table-cell office:value-type="float" office:value="4993" calcext:value-type="float">
            <text:p>4993</text:p>
          </table:table-cell>
          <table:table-cell office:value-type="float" office:value="60.422" calcext:value-type="float">
            <text:p>60.422</text:p>
          </table:table-cell>
          <table:table-cell office:value-type="float" office:value="3.299999952" calcext:value-type="float">
            <text:p>3.299999952</text:p>
          </table:table-cell>
          <table:table-cell office:value-type="float" office:value="4.626" calcext:value-type="float">
            <text:p>4.62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2" calcext:value-type="float">
            <text:p>82</text:p>
          </table:table-cell>
          <table:table-cell office:value-type="float" office:value="44.20589626" calcext:value-type="float">
            <text:p>44.20589626</text:p>
          </table:table-cell>
          <table:table-cell office:value-type="float" office:value="3.155777509" calcext:value-type="float">
            <text:p>3.155777509</text:p>
          </table:table-cell>
          <table:table-cell office:value-type="float" office:value="1.298440178" calcext:value-type="float">
            <text:p>1.298440178</text:p>
          </table:table-cell>
          <table:table-cell office:value-type="float" office:value="7736.526167" calcext:value-type="float">
            <text:p>7736.526167</text:p>
          </table:table-cell>
          <table:table-cell office:value-type="float" office:value="15.88060188" calcext:value-type="float">
            <text:p>15.88060188</text:p>
          </table:table-cell>
          <table:table-cell office:value-type="float" office:value="73.06783187" calcext:value-type="float">
            <text:p>73.06783187</text:p>
          </table:table-cell>
          <table:table-cell office:value-type="float" office:value="11.05156625" calcext:value-type="float">
            <text:p>11.05156625</text:p>
          </table:table-cell>
          <table:table-cell office:value-type="float" office:value="5469724" calcext:value-type="float">
            <text:p>5469724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.902265834" calcext:value-type="float">
            <text:p>2.902265834</text:p>
          </table:table-cell>
          <table:table-cell office:value-type="float" office:value="1108.382353" calcext:value-type="float">
            <text:p>1108.38235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7685" calcext:value-type="float">
            <text:p>376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79.98" calcext:value-type="float">
            <text:p>79.98</text:p>
          </table:table-cell>
          <table:table-cell office:value-type="float" office:value="44.75314232" calcext:value-type="float">
            <text:p>44.75314232</text:p>
          </table:table-cell>
          <table:table-cell office:value-type="float" office:value="0.995228989" calcext:value-type="float">
            <text:p>0.995228989</text:p>
          </table:table-cell>
          <table:table-cell office:value-type="float" office:value="0.097045422" calcext:value-type="float">
            <text:p>0.097045422</text:p>
          </table:table-cell>
          <table:table-cell office:value-type="float" office:value="112.6819373" calcext:value-type="float">
            <text:p>112.6819373</text:p>
          </table:table-cell>
          <table:table-cell office:value-type="float" office:value="15.06394872" calcext:value-type="float">
            <text:p>15.06394872</text:p>
          </table:table-cell>
          <table:table-cell office:value-type="float" office:value="71.48009141" calcext:value-type="float">
            <text:p>71.48009141</text:p>
          </table:table-cell>
          <table:table-cell office:value-type="float" office:value="13.45595987" calcext:value-type="float">
            <text:p>13.45595987</text:p>
          </table:table-cell>
          <table:table-cell office:value-type="float" office:value="5418649" calcext:value-type="float">
            <text:p>5418649</text:p>
          </table:table-cell>
          <table:table-cell office:value-type="float" office:value="799" calcext:value-type="float">
            <text:p>799</text:p>
          </table:table-cell>
          <table:table-cell office:value-type="float" office:value="319" calcext:value-type="float">
            <text:p>319</text:p>
          </table:table-cell>
          <table:table-cell office:value-type="float" office:value="46.243" calcext:value-type="float">
            <text:p>46.243</text:p>
          </table:table-cell>
          <table:table-cell office:value-type="float" office:value="13.30000019" calcext:value-type="float">
            <text:p>13.30000019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71.59" calcext:value-type="float">
            <text:p>71.59</text:p>
          </table:table-cell>
          <table:table-cell office:value-type="float" office:value="46.06961715" calcext:value-type="float">
            <text:p>46.06961715</text:p>
          </table:table-cell>
          <table:table-cell office:value-type="float" office:value="0.982382208" calcext:value-type="float">
            <text:p>0.982382208</text:p>
          </table:table-cell>
          <table:table-cell office:value-type="float" office:value="0.098351922" calcext:value-type="float">
            <text:p>0.098351922</text:p>
          </table:table-cell>
          <table:table-cell office:value-type="float" office:value="102.3823237" calcext:value-type="float">
            <text:p>102.3823237</text:p>
          </table:table-cell>
          <table:table-cell office:value-type="float" office:value="14.59250131" calcext:value-type="float">
            <text:p>14.59250131</text:p>
          </table:table-cell>
          <table:table-cell office:value-type="float" office:value="67.79912375" calcext:value-type="float">
            <text:p>67.79912375</text:p>
          </table:table-cell>
          <table:table-cell office:value-type="float" office:value="17.60837494" calcext:value-type="float">
            <text:p>17.60837494</text:p>
          </table:table-cell>
          <table:table-cell office:value-type="float" office:value="2061980" calcext:value-type="float">
            <text:p>2061980</text:p>
          </table:table-cell>
          <table:table-cell office:value-type="float" office:value="257" calcext:value-type="float">
            <text:p>257</text:p>
          </table:table-cell>
          <table:table-cell office:value-type="float" office:value="26" calcext:value-type="float">
            <text:p>26</text:p>
          </table:table-cell>
          <table:table-cell office:value-type="float" office:value="50.305" calcext:value-type="float">
            <text:p>50.305</text:p>
          </table:table-cell>
          <table:table-cell office:value-type="float" office:value="9.5" calcext:value-type="float">
            <text:p>9.5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9" calcext:value-type="float">
            <text:p>9</text:p>
          </table:table-cell>
          <table:table-cell office:value-type="float" office:value="40.14387542" calcext:value-type="float">
            <text:p>40.14387542</text:p>
          </table:table-cell>
          <table:table-cell office:value-type="string" calcext:value-type="string">
            <text:p>..</text:p>
          </table:table-cell>
          <table:table-cell office:value-type="float" office:value="2.027864725" calcext:value-type="float">
            <text:p>2.027864725</text:p>
          </table:table-cell>
          <table:table-cell office:value-type="float" office:value="20.44197928" calcext:value-type="float">
            <text:p>20.44197928</text:p>
          </table:table-cell>
          <table:table-cell office:value-type="float" office:value="39.81292306" calcext:value-type="float">
            <text:p>39.81292306</text:p>
          </table:table-cell>
          <table:table-cell office:value-type="float" office:value="56.80399741" calcext:value-type="float">
            <text:p>56.80399741</text:p>
          </table:table-cell>
          <table:table-cell office:value-type="float" office:value="3.383079534" calcext:value-type="float">
            <text:p>3.383079534</text:p>
          </table:table-cell>
          <table:table-cell office:value-type="float" office:value="572171" calcext:value-type="float">
            <text:p>57217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78.124" calcext:value-type="float">
            <text:p>78.124</text:p>
          </table:table-cell>
          <table:table-cell office:value-type="float" office:value="3.900000095" calcext:value-type="float">
            <text:p>3.900000095</text:p>
          </table:table-cell>
          <table:table-cell office:value-type="float" office:value="3.966" calcext:value-type="float">
            <text:p>3.966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.63" calcext:value-type="float">
            <text:p>1.63</text:p>
          </table:table-cell>
          <table:table-cell office:value-type="float" office:value="33.73265923" calcext:value-type="float">
            <text:p>33.73265923</text:p>
          </table:table-cell>
          <table:table-cell office:value-type="float" office:value="0.0000522" calcext:value-type="float">
            <text:p>0.0000522</text:p>
          </table:table-cell>
          <table:table-cell office:value-type="float" office:value="2.399954384" calcext:value-type="float">
            <text:p>2.399954384</text:p>
          </table:table-cell>
          <table:table-cell office:value-type="float" office:value="16.76534096" calcext:value-type="float">
            <text:p>16.76534096</text:p>
          </table:table-cell>
          <table:table-cell office:value-type="float" office:value="46.9038235" calcext:value-type="float">
            <text:p>46.9038235</text:p>
          </table:table-cell>
          <table:table-cell office:value-type="float" office:value="50.26477126" calcext:value-type="float">
            <text:p>50.26477126</text:p>
          </table:table-cell>
          <table:table-cell office:value-type="float" office:value="2.831405242" calcext:value-type="float">
            <text:p>2.831405242</text:p>
          </table:table-cell>
          <table:table-cell office:value-type="float" office:value="10517569" calcext:value-type="float">
            <text:p>10517569</text:p>
          </table:table-cell>
          <table:table-cell office:value-type="float" office:value="2729" calcext:value-type="float">
            <text:p>2729</text:p>
          </table:table-cell>
          <table:table-cell office:value-type="float" office:value="1106434" calcext:value-type="float">
            <text:p>1106434</text:p>
          </table:table-cell>
          <table:table-cell office:value-type="float" office:value="60.922" calcext:value-type="float">
            <text:p>60.922</text:p>
          </table:table-cell>
          <table:table-cell office:value-type="float" office:value="6.900000095" calcext:value-type="float">
            <text:p>6.900000095</text:p>
          </table:table-cell>
          <table:table-cell office:value-type="float" office:value="6.463" calcext:value-type="float">
            <text:p>6.463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49" calcext:value-type="float">
            <text:p>49</text:p>
          </table:table-cell>
          <table:table-cell office:value-type="float" office:value="43.84252957" calcext:value-type="float">
            <text:p>43.84252957</text:p>
          </table:table-cell>
          <table:table-cell office:value-type="float" office:value="1.112826031" calcext:value-type="float">
            <text:p>1.112826031</text:p>
          </table:table-cell>
          <table:table-cell office:value-type="float" office:value="1.615744656" calcext:value-type="float">
            <text:p>1.615744656</text:p>
          </table:table-cell>
          <table:table-cell office:value-type="float" office:value="44.56276726" calcext:value-type="float">
            <text:p>44.56276726</text:p>
          </table:table-cell>
          <table:table-cell office:value-type="float" office:value="29.52614104" calcext:value-type="float">
            <text:p>29.52614104</text:p>
          </table:table-cell>
          <table:table-cell office:value-type="float" office:value="65.44582568" calcext:value-type="float">
            <text:p>65.44582568</text:p>
          </table:table-cell>
          <table:table-cell office:value-type="float" office:value="5.028033287" calcext:value-type="float">
            <text:p>5.028033287</text:p>
          </table:table-cell>
          <table:table-cell office:value-type="float" office:value="54058647.34" calcext:value-type="float">
            <text:p>54058647.34</text:p>
          </table:table-cell>
          <table:table-cell office:value-type="float" office:value="112192" calcext:value-type="float">
            <text:p>112192</text:p>
          </table:table-cell>
          <table:table-cell office:value-type="float" office:value="424" calcext:value-type="float">
            <text:p>424</text:p>
          </table:table-cell>
          <table:table-cell office:value-type="float" office:value="35.702" calcext:value-type="float">
            <text:p>35.702</text:p>
          </table:table-cell>
          <table:table-cell office:value-type="float" office:value="25.10000038" calcext:value-type="float">
            <text:p>25.10000038</text:p>
          </table:table-cell>
          <table:table-cell office:value-type="float" office:value="2.363" calcext:value-type="float">
            <text:p>2.363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..</text:p>
          </table:table-cell>
          <table:table-cell office:value-type="float" office:value="9.77473213" calcext:value-type="float">
            <text:p>9.77473213</text:p>
          </table:table-cell>
          <table:table-cell office:value-type="float" office:value="3.915536494" calcext:value-type="float">
            <text:p>3.915536494</text:p>
          </table:table-cell>
          <table:table-cell office:value-type="string" calcext:value-type="string">
            <text:p>..</text:p>
          </table:table-cell>
          <table:table-cell office:value-type="float" office:value="42.4084625" calcext:value-type="float">
            <text:p>42.4084625</text:p>
          </table:table-cell>
          <table:table-cell office:value-type="float" office:value="54.13602879" calcext:value-type="float">
            <text:p>54.13602879</text:p>
          </table:table-cell>
          <table:table-cell office:value-type="float" office:value="3.455508705" calcext:value-type="float">
            <text:p>3.455508705</text:p>
          </table:table-cell>
          <table:table-cell office:value-type="float" office:value="11911184" calcext:value-type="float">
            <text:p>11911184</text:p>
          </table:table-cell>
          <table:table-cell office:value-type="float" office:value="248152" calcext:value-type="float">
            <text:p>248152</text:p>
          </table:table-cell>
          <table:table-cell office:value-type="float" office:value="616211" calcext:value-type="float">
            <text:p>616211</text:p>
          </table:table-cell>
          <table:table-cell office:value-type="float" office:value="81.409" calcext:value-type="float">
            <text:p>81.409</text:p>
          </table:table-cell>
          <table:table-cell office:value-type="string" calcext:value-type="string">
            <text:p>..</text:p>
          </table:table-cell>
          <table:table-cell office:value-type="float" office:value="5.022" calcext:value-type="float">
            <text:p>5.02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76.19" calcext:value-type="float">
            <text:p>76.19</text:p>
          </table:table-cell>
          <table:table-cell office:value-type="float" office:value="45.64508982" calcext:value-type="float">
            <text:p>45.64508982</text:p>
          </table:table-cell>
          <table:table-cell office:value-type="float" office:value="1.234356967" calcext:value-type="float">
            <text:p>1.234356967</text:p>
          </table:table-cell>
          <table:table-cell office:value-type="float" office:value="-0.298951059" calcext:value-type="float">
            <text:p>-0.298951059</text:p>
          </table:table-cell>
          <table:table-cell office:value-type="float" office:value="92.92273645" calcext:value-type="float">
            <text:p>92.92273645</text:p>
          </table:table-cell>
          <table:table-cell office:value-type="float" office:value="14.87286476" calcext:value-type="float">
            <text:p>14.87286476</text:p>
          </table:table-cell>
          <table:table-cell office:value-type="float" office:value="66.68554342" calcext:value-type="float">
            <text:p>66.68554342</text:p>
          </table:table-cell>
          <table:table-cell office:value-type="float" office:value="18.44159182" calcext:value-type="float">
            <text:p>18.44159182</text:p>
          </table:table-cell>
          <table:table-cell office:value-type="float" office:value="46480882" calcext:value-type="float">
            <text:p>46480882</text:p>
          </table:table-cell>
          <table:table-cell office:value-type="float" office:value="5798" calcext:value-type="float">
            <text:p>5798</text:p>
          </table:table-cell>
          <table:table-cell office:value-type="float" office:value="60" calcext:value-type="float">
            <text:p>60</text:p>
          </table:table-cell>
          <table:table-cell office:value-type="float" office:value="20.645" calcext:value-type="float">
            <text:p>20.645</text:p>
          </table:table-cell>
          <table:table-cell office:value-type="float" office:value="24.70000076" calcext:value-type="float">
            <text:p>24.70000076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5.8" calcext:value-type="float">
            <text:p>25.8</text:p>
          </table:table-cell>
          <table:table-cell office:value-type="float" office:value="33.53236963" calcext:value-type="float">
            <text:p>33.53236963</text:p>
          </table:table-cell>
          <table:table-cell office:value-type="float" office:value="2.526683307" calcext:value-type="float">
            <text:p>2.526683307</text:p>
          </table:table-cell>
          <table:table-cell office:value-type="float" office:value="0.928664473" calcext:value-type="float">
            <text:p>0.928664473</text:p>
          </table:table-cell>
          <table:table-cell office:value-type="float" office:value="331.2230904" calcext:value-type="float">
            <text:p>331.2230904</text:p>
          </table:table-cell>
          <table:table-cell office:value-type="float" office:value="24.79070872" calcext:value-type="float">
            <text:p>24.79070872</text:p>
          </table:table-cell>
          <table:table-cell office:value-type="float" office:value="66.30425805" calcext:value-type="float">
            <text:p>66.30425805</text:p>
          </table:table-cell>
          <table:table-cell office:value-type="float" office:value="8.905033229" calcext:value-type="float">
            <text:p>8.905033229</text:p>
          </table:table-cell>
          <table:table-cell office:value-type="float" office:value="20771000" calcext:value-type="float">
            <text:p>20771000</text:p>
          </table:table-cell>
          <table:table-cell office:value-type="float" office:value="511" calcext:value-type="float">
            <text:p>511</text:p>
          </table:table-cell>
          <table:table-cell office:value-type="float" office:value="122010" calcext:value-type="float">
            <text:p>122010</text:p>
          </table:table-cell>
          <table:table-cell office:value-type="float" office:value="81.68" calcext:value-type="float">
            <text:p>81.68</text:p>
          </table:table-cell>
          <table:table-cell office:value-type="float" office:value="4.599999905" calcext:value-type="float">
            <text:p>4.599999905</text:p>
          </table:table-cell>
          <table:table-cell office:value-type="float" office:value="2.083" calcext:value-type="float">
            <text:p>2.083</text:p>
          </table:table-cell>
        </table:table-row>
        <table:table-row table:style-name="ro1">
          <table:table-cell office:value-type="string" calcext:value-type="string">
            <text:p>St. Kitts and Nevis</text:p>
          </table:table-cell>
          <table:table-cell office:value-type="float" office:value="65.4" calcext:value-type="float">
            <text:p>65.4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177184174" calcext:value-type="float">
            <text:p>1.177184174</text:p>
          </table:table-cell>
          <table:table-cell office:value-type="float" office:value="211.3230769" calcext:value-type="float">
            <text:p>211.3230769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4944" calcext:value-type="float">
            <text:p>5494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8.04" calcext:value-type="float">
            <text:p>68.04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t. Lucia</text:p>
          </table:table-cell>
          <table:table-cell office:value-type="float" office:value="51" calcext:value-type="float">
            <text:p>51</text:p>
          </table:table-cell>
          <table:table-cell office:value-type="float" office:value="46.54183709" calcext:value-type="float">
            <text:p>46.54183709</text:p>
          </table:table-cell>
          <table:table-cell office:value-type="string" calcext:value-type="string">
            <text:p>..</text:p>
          </table:table-cell>
          <table:table-cell office:value-type="float" office:value="0.732343757" calcext:value-type="float">
            <text:p>0.732343757</text:p>
          </table:table-cell>
          <table:table-cell office:value-type="float" office:value="301.057377" calcext:value-type="float">
            <text:p>301.057377</text:p>
          </table:table-cell>
          <table:table-cell office:value-type="float" office:value="23.54161562" calcext:value-type="float">
            <text:p>23.54161562</text:p>
          </table:table-cell>
          <table:table-cell office:value-type="float" office:value="67.57602984" calcext:value-type="float">
            <text:p>67.57602984</text:p>
          </table:table-cell>
          <table:table-cell office:value-type="float" office:value="8.882354543" calcext:value-type="float">
            <text:p>8.882354543</text:p>
          </table:table-cell>
          <table:table-cell office:value-type="float" office:value="183645" calcext:value-type="float">
            <text:p>183645</text:p>
          </table:table-cell>
          <table:table-cell office:value-type="float" office:value="3" calcext:value-type="float">
            <text:p>3</text:p>
          </table:table-cell>
          <table:table-cell office:value-type="float" office:value="922" calcext:value-type="float">
            <text:p>922</text:p>
          </table:table-cell>
          <table:table-cell office:value-type="float" office:value="81.523" calcext:value-type="float">
            <text:p>81.523</text:p>
          </table:table-cell>
          <table:table-cell office:value-type="string" calcext:value-type="string">
            <text:p>..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St. Martin (French part)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84721977" calcext:value-type="float">
            <text:p>0.84721977</text:p>
          </table:table-cell>
          <table:table-cell office:value-type="float" office:value="579.5955882" calcext:value-type="float">
            <text:p>579.5955882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1530" calcext:value-type="float">
            <text:p>31530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St. Vincent and the Grenadines</text:p>
          </table:table-cell>
          <table:table-cell office:value-type="float" office:value="56.48" calcext:value-type="float">
            <text:p>56.48</text:p>
          </table:table-cell>
          <table:table-cell office:value-type="float" office:value="41.33854688" calcext:value-type="float">
            <text:p>41.33854688</text:p>
          </table:table-cell>
          <table:table-cell office:value-type="string" calcext:value-type="string">
            <text:p>..</text:p>
          </table:table-cell>
          <table:table-cell office:value-type="float" office:value="0.030180121" calcext:value-type="float">
            <text:p>0.030180121</text:p>
          </table:table-cell>
          <table:table-cell office:value-type="float" office:value="280.4102564" calcext:value-type="float">
            <text:p>280.4102564</text:p>
          </table:table-cell>
          <table:table-cell office:value-type="float" office:value="24.84455011" calcext:value-type="float">
            <text:p>24.84455011</text:p>
          </table:table-cell>
          <table:table-cell office:value-type="float" office:value="67.98372348" calcext:value-type="float">
            <text:p>67.98372348</text:p>
          </table:table-cell>
          <table:table-cell office:value-type="float" office:value="7.171726408" calcext:value-type="float">
            <text:p>7.171726408</text:p>
          </table:table-cell>
          <table:table-cell office:value-type="float" office:value="109360" calcext:value-type="float">
            <text:p>109360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 office:value-type="float" office:value="49.8" calcext:value-type="float">
            <text:p>49.8</text:p>
          </table:table-cell>
          <table:table-cell office:value-type="string" calcext:value-type="string">
            <text:p>..</text:p>
          </table:table-cell>
          <table:table-cell office:value-type="float" office:value="1.974" calcext:value-type="float">
            <text:p>1.974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4.64" calcext:value-type="float">
            <text:p>24.64</text:p>
          </table:table-cell>
          <table:table-cell office:value-type="float" office:value="29.40862802" calcext:value-type="float">
            <text:p>29.40862802</text:p>
          </table:table-cell>
          <table:table-cell office:value-type="string" calcext:value-type="string">
            <text:p>..</text:p>
          </table:table-cell>
          <table:table-cell office:value-type="float" office:value="2.145269562" calcext:value-type="float">
            <text:p>2.145269562</text:p>
          </table:table-cell>
          <table:table-cell office:value-type="float" office:value="21.57468771" calcext:value-type="float">
            <text:p>21.57468771</text:p>
          </table:table-cell>
          <table:table-cell office:value-type="float" office:value="40.85480574" calcext:value-type="float">
            <text:p>40.85480574</text:p>
          </table:table-cell>
          <table:table-cell office:value-type="float" office:value="55.85417016" calcext:value-type="float">
            <text:p>55.85417016</text:p>
          </table:table-cell>
          <table:table-cell office:value-type="float" office:value="3.291024098" calcext:value-type="float">
            <text:p>3.291024098</text:p>
          </table:table-cell>
          <table:table-cell office:value-type="float" office:value="39350274" calcext:value-type="float">
            <text:p>39350274</text:p>
          </table:table-cell>
          <table:table-cell office:value-type="float" office:value="244430" calcext:value-type="float">
            <text:p>244430</text:p>
          </table:table-cell>
          <table:table-cell office:value-type="float" office:value="665967" calcext:value-type="float">
            <text:p>665967</text:p>
          </table:table-cell>
          <table:table-cell office:value-type="float" office:value="66.377" calcext:value-type="float">
            <text:p>66.377</text:p>
          </table:table-cell>
          <table:table-cell office:value-type="float" office:value="14.80000019" calcext:value-type="float">
            <text:p>14.80000019</text:p>
          </table:table-cell>
          <table:table-cell office:value-type="float" office:value="4.353" calcext:value-type="float">
            <text:p>4.353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40.08" calcext:value-type="float">
            <text:p>40.08</text:p>
          </table:table-cell>
          <table:table-cell office:value-type="float" office:value="37.38363226" calcext:value-type="float">
            <text:p>37.38363226</text:p>
          </table:table-cell>
          <table:table-cell office:value-type="string" calcext:value-type="string">
            <text:p>..</text:p>
          </table:table-cell>
          <table:table-cell office:value-type="float" office:value="0.895407485" calcext:value-type="float">
            <text:p>0.895407485</text:p>
          </table:table-cell>
          <table:table-cell office:value-type="float" office:value="3.450307692" calcext:value-type="float">
            <text:p>3.450307692</text:p>
          </table:table-cell>
          <table:table-cell office:value-type="float" office:value="27.12950164" calcext:value-type="float">
            <text:p>27.12950164</text:p>
          </table:table-cell>
          <table:table-cell office:value-type="float" office:value="66.07233097" calcext:value-type="float">
            <text:p>66.07233097</text:p>
          </table:table-cell>
          <table:table-cell office:value-type="float" office:value="6.798167388" calcext:value-type="float">
            <text:p>6.798167388</text:p>
          </table:table-cell>
          <table:table-cell office:value-type="float" office:value="538248" calcext:value-type="float">
            <text:p>53824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3.915" calcext:value-type="float">
            <text:p>33.915</text:p>
          </table:table-cell>
          <table:table-cell office:value-type="float" office:value="5.599999905" calcext:value-type="float">
            <text:p>5.599999905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7.1" calcext:value-type="float">
            <text:p>27.1</text:p>
          </table:table-cell>
          <table:table-cell office:value-type="float" office:value="39.10984683" calcext:value-type="float">
            <text:p>39.10984683</text:p>
          </table:table-cell>
          <table:table-cell office:value-type="float" office:value="1.843583165" calcext:value-type="float">
            <text:p>1.843583165</text:p>
          </table:table-cell>
          <table:table-cell office:value-type="float" office:value="1.466122343" calcext:value-type="float">
            <text:p>1.466122343</text:p>
          </table:table-cell>
          <table:table-cell office:value-type="float" office:value="73.7855814" calcext:value-type="float">
            <text:p>73.7855814</text:p>
          </table:table-cell>
          <table:table-cell office:value-type="float" office:value="37.59203285" calcext:value-type="float">
            <text:p>37.59203285</text:p>
          </table:table-cell>
          <table:table-cell office:value-type="float" office:value="58.87266057" calcext:value-type="float">
            <text:p>58.87266057</text:p>
          </table:table-cell>
          <table:table-cell office:value-type="float" office:value="3.535306577" calcext:value-type="float">
            <text:p>3.535306577</text:p>
          </table:table-cell>
          <table:table-cell office:value-type="float" office:value="1269112" calcext:value-type="float">
            <text:p>1269112</text:p>
          </table:table-cell>
          <table:table-cell office:value-type="float" office:value="515" calcext:value-type="float">
            <text:p>515</text:p>
          </table:table-cell>
          <table:table-cell office:value-type="float" office:value="161" calcext:value-type="float">
            <text:p>161</text:p>
          </table:table-cell>
          <table:table-cell office:value-type="float" office:value="78.685" calcext:value-type="float">
            <text:p>78.685</text:p>
          </table:table-cell>
          <table:table-cell office:value-type="float" office:value="22.29999924" calcext:value-type="float">
            <text:p>22.29999924</text:p>
          </table:table-cell>
          <table:table-cell office:value-type="float" office:value="3.266" calcext:value-type="float">
            <text:p>3.266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92.52" calcext:value-type="float">
            <text:p>92.52</text:p>
          </table:table-cell>
          <table:table-cell office:value-type="float" office:value="47.36509335" calcext:value-type="float">
            <text:p>47.36509335</text:p>
          </table:table-cell>
          <table:table-cell office:value-type="float" office:value="1.147874317" calcext:value-type="float">
            <text:p>1.147874317</text:p>
          </table:table-cell>
          <table:table-cell office:value-type="float" office:value="0.992219729" calcext:value-type="float">
            <text:p>0.992219729</text:p>
          </table:table-cell>
          <table:table-cell office:value-type="float" office:value="23.80348112" calcext:value-type="float">
            <text:p>23.80348112</text:p>
          </table:table-cell>
          <table:table-cell office:value-type="float" office:value="17.06409205" calcext:value-type="float">
            <text:p>17.06409205</text:p>
          </table:table-cell>
          <table:table-cell office:value-type="float" office:value="63.30428361" calcext:value-type="float">
            <text:p>63.30428361</text:p>
          </table:table-cell>
          <table:table-cell office:value-type="float" office:value="19.63162434" calcext:value-type="float">
            <text:p>19.63162434</text:p>
          </table:table-cell>
          <table:table-cell office:value-type="float" office:value="9696110" calcext:value-type="float">
            <text:p>9696110</text:p>
          </table:table-cell>
          <table:table-cell office:value-type="float" office:value="142207" calcext:value-type="float">
            <text:p>142207</text:p>
          </table:table-cell>
          <table:table-cell office:value-type="float" office:value="18" calcext:value-type="float">
            <text:p>18</text:p>
          </table:table-cell>
          <table:table-cell office:value-type="float" office:value="14.335" calcext:value-type="float">
            <text:p>14.335</text:p>
          </table:table-cell>
          <table:table-cell office:value-type="float" office:value="8" calcext:value-type="float">
            <text:p>8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87" calcext:value-type="float">
            <text:p>87</text:p>
          </table:table-cell>
          <table:table-cell office:value-type="float" office:value="46.15101081" calcext:value-type="float">
            <text:p>46.15101081</text:p>
          </table:table-cell>
          <table:table-cell office:value-type="float" office:value="0.65799317" calcext:value-type="float">
            <text:p>0.65799317</text:p>
          </table:table-cell>
          <table:table-cell office:value-type="float" office:value="1.220103973" calcext:value-type="float">
            <text:p>1.220103973</text:p>
          </table:table-cell>
          <table:table-cell office:value-type="float" office:value="207.2236309" calcext:value-type="float">
            <text:p>207.2236309</text:p>
          </table:table-cell>
          <table:table-cell office:value-type="float" office:value="14.76334742" calcext:value-type="float">
            <text:p>14.76334742</text:p>
          </table:table-cell>
          <table:table-cell office:value-type="float" office:value="67.3992554" calcext:value-type="float">
            <text:p>67.3992554</text:p>
          </table:table-cell>
          <table:table-cell office:value-type="float" office:value="17.83739718" calcext:value-type="float">
            <text:p>17.83739718</text:p>
          </table:table-cell>
          <table:table-cell office:value-type="float" office:value="8188649" calcext:value-type="float">
            <text:p>8188649</text:p>
          </table:table-cell>
          <table:table-cell office:value-type="float" office:value="62620" calcext:value-type="float">
            <text:p>62620</text:p>
          </table:table-cell>
          <table:table-cell office:value-type="float" office:value="19" calcext:value-type="float">
            <text:p>19</text:p>
          </table:table-cell>
          <table:table-cell office:value-type="float" office:value="26.156" calcext:value-type="float">
            <text:p>26.156</text:p>
          </table:table-cell>
          <table:table-cell office:value-type="float" office:value="4.5" calcext:value-type="float">
            <text:p>4.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28.09" calcext:value-type="float">
            <text:p>28.09</text:p>
          </table:table-cell>
          <table:table-cell office:value-type="float" office:value="15.51061882" calcext:value-type="float">
            <text:p>15.51061882</text:p>
          </table:table-cell>
          <table:table-cell office:value-type="string" calcext:value-type="string">
            <text:p>..</text:p>
          </table:table-cell>
          <table:table-cell office:value-type="float" office:value="-2.888301216" calcext:value-type="float">
            <text:p>-2.888301216</text:p>
          </table:table-cell>
          <table:table-cell office:value-type="float" office:value="102.2299243" calcext:value-type="float">
            <text:p>102.2299243</text:p>
          </table:table-cell>
          <table:table-cell office:value-type="float" office:value="36.81318948" calcext:value-type="float">
            <text:p>36.81318948</text:p>
          </table:table-cell>
          <table:table-cell office:value-type="float" office:value="59.2559023" calcext:value-type="float">
            <text:p>59.2559023</text:p>
          </table:table-cell>
          <table:table-cell office:value-type="float" office:value="3.930908227" calcext:value-type="float">
            <text:p>3.930908227</text:p>
          </table:table-cell>
          <table:table-cell office:value-type="float" office:value="18772481" calcext:value-type="float">
            <text:p>18772481</text:p>
          </table:table-cell>
          <table:table-cell office:value-type="float" office:value="677756" calcext:value-type="float">
            <text:p>677756</text:p>
          </table:table-cell>
          <table:table-cell office:value-type="float" office:value="3887491" calcext:value-type="float">
            <text:p>3887491</text:p>
          </table:table-cell>
          <table:table-cell office:value-type="float" office:value="42.745" calcext:value-type="float">
            <text:p>42.745</text:p>
          </table:table-cell>
          <table:table-cell office:value-type="float" office:value="10.80000019" calcext:value-type="float">
            <text:p>10.80000019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17.49" calcext:value-type="float">
            <text:p>17.49</text:p>
          </table:table-cell>
          <table:table-cell office:value-type="float" office:value="43.32151361" calcext:value-type="float">
            <text:p>43.32151361</text:p>
          </table:table-cell>
          <table:table-cell office:value-type="float" office:value="1.128380097" calcext:value-type="float">
            <text:p>1.128380097</text:p>
          </table:table-cell>
          <table:table-cell office:value-type="float" office:value="2.242280464" calcext:value-type="float">
            <text:p>2.242280464</text:p>
          </table:table-cell>
          <table:table-cell office:value-type="float" office:value="59.27293512" calcext:value-type="float">
            <text:p>59.27293512</text:p>
          </table:table-cell>
          <table:table-cell office:value-type="float" office:value="34.9258544" calcext:value-type="float">
            <text:p>34.9258544</text:p>
          </table:table-cell>
          <table:table-cell office:value-type="float" office:value="62.01816814" calcext:value-type="float">
            <text:p>62.01816814</text:p>
          </table:table-cell>
          <table:table-cell office:value-type="float" office:value="3.055977454" calcext:value-type="float">
            <text:p>3.055977454</text:p>
          </table:table-cell>
          <table:table-cell office:value-type="float" office:value="8295840" calcext:value-type="float">
            <text:p>8295840</text:p>
          </table:table-cell>
          <table:table-cell office:value-type="float" office:value="2026" calcext:value-type="float">
            <text:p>2026</text:p>
          </table:table-cell>
          <table:table-cell office:value-type="float" office:value="725" calcext:value-type="float">
            <text:p>725</text:p>
          </table:table-cell>
          <table:table-cell office:value-type="float" office:value="73.308" calcext:value-type="float">
            <text:p>73.308</text:p>
          </table:table-cell>
          <table:table-cell office:value-type="float" office:value="10.89999962" calcext:value-type="float">
            <text:p>10.89999962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4.86" calcext:value-type="float">
            <text:p>4.86</text:p>
          </table:table-cell>
          <table:table-cell office:value-type="float" office:value="50.13381609" calcext:value-type="float">
            <text:p>50.13381609</text:p>
          </table:table-cell>
          <table:table-cell office:value-type="float" office:value="1.033177464" calcext:value-type="float">
            <text:p>1.033177464</text:p>
          </table:table-cell>
          <table:table-cell office:value-type="float" office:value="3.154369428" calcext:value-type="float">
            <text:p>3.154369428</text:p>
          </table:table-cell>
          <table:table-cell office:value-type="float" office:value="58.50374915" calcext:value-type="float">
            <text:p>58.50374915</text:p>
          </table:table-cell>
          <table:table-cell office:value-type="float" office:value="45.24033626" calcext:value-type="float">
            <text:p>45.24033626</text:p>
          </table:table-cell>
          <table:table-cell office:value-type="float" office:value="51.56651571" calcext:value-type="float">
            <text:p>51.56651571</text:p>
          </table:table-cell>
          <table:table-cell office:value-type="float" office:value="3.193148027" calcext:value-type="float">
            <text:p>3.193148027</text:p>
          </table:table-cell>
          <table:table-cell office:value-type="float" office:value="51822621" calcext:value-type="float">
            <text:p>51822621</text:p>
          </table:table-cell>
          <table:table-cell office:value-type="float" office:value="88492" calcext:value-type="float">
            <text:p>88492</text:p>
          </table:table-cell>
          <table:table-cell office:value-type="float" office:value="858" calcext:value-type="float">
            <text:p>858</text:p>
          </table:table-cell>
          <table:table-cell office:value-type="float" office:value="69.099" calcext:value-type="float">
            <text:p>69.099</text:p>
          </table:table-cell>
          <table:table-cell office:value-type="float" office:value="3.099999905" calcext:value-type="float">
            <text:p>3.099999905</text:p>
          </table:table-cell>
          <table:table-cell office:value-type="float" office:value="5.145" calcext:value-type="float">
            <text:p>5.145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34.89" calcext:value-type="float">
            <text:p>34.89</text:p>
          </table:table-cell>
          <table:table-cell office:value-type="float" office:value="45.50739394" calcext:value-type="float">
            <text:p>45.50739394</text:p>
          </table:table-cell>
          <table:table-cell office:value-type="float" office:value="1.417140831" calcext:value-type="float">
            <text:p>1.417140831</text:p>
          </table:table-cell>
          <table:table-cell office:value-type="float" office:value="0.406217867" calcext:value-type="float">
            <text:p>0.406217867</text:p>
          </table:table-cell>
          <table:table-cell office:value-type="float" office:value="132.5646989" calcext:value-type="float">
            <text:p>132.5646989</text:p>
          </table:table-cell>
          <table:table-cell office:value-type="float" office:value="17.96949292" calcext:value-type="float">
            <text:p>17.96949292</text:p>
          </table:table-cell>
          <table:table-cell office:value-type="float" office:value="71.94662922" calcext:value-type="float">
            <text:p>71.94662922</text:p>
          </table:table-cell>
          <table:table-cell office:value-type="float" office:value="10.08387786" calcext:value-type="float">
            <text:p>10.08387786</text:p>
          </table:table-cell>
          <table:table-cell office:value-type="float" office:value="67725979" calcext:value-type="float">
            <text:p>67725979</text:p>
          </table:table-cell>
          <table:table-cell office:value-type="float" office:value="75137" calcext:value-type="float">
            <text:p>75137</text:p>
          </table:table-cell>
          <table:table-cell office:value-type="float" office:value="233" calcext:value-type="float">
            <text:p>233</text:p>
          </table:table-cell>
          <table:table-cell office:value-type="float" office:value="50.826" calcext:value-type="float">
            <text:p>50.826</text:p>
          </table:table-cell>
          <table:table-cell office:value-type="float" office:value="0.899999976" calcext:value-type="float">
            <text:p>0.899999976</text:p>
          </table:table-cell>
          <table:table-cell office:value-type="float" office:value="1.512" calcext:value-type="float">
            <text:p>1.512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1.14" calcext:value-type="float">
            <text:p>1.14</text:p>
          </table:table-cell>
          <table:table-cell office:value-type="float" office:value="32.04563848" calcext:value-type="float">
            <text:p>32.04563848</text:p>
          </table:table-cell>
          <table:table-cell office:value-type="float" office:value="2.160486212" calcext:value-type="float">
            <text:p>2.160486212</text:p>
          </table:table-cell>
          <table:table-cell office:value-type="float" office:value="2.678725623" calcext:value-type="float">
            <text:p>2.678725623</text:p>
          </table:table-cell>
          <table:table-cell office:value-type="float" office:value="81.5135844" calcext:value-type="float">
            <text:p>81.5135844</text:p>
          </table:table-cell>
          <table:table-cell office:value-type="float" office:value="42.28718808" calcext:value-type="float">
            <text:p>42.28718808</text:p>
          </table:table-cell>
          <table:table-cell office:value-type="float" office:value="52.22065736" calcext:value-type="float">
            <text:p>52.22065736</text:p>
          </table:table-cell>
          <table:table-cell office:value-type="float" office:value="5.492154559" calcext:value-type="float">
            <text:p>5.492154559</text:p>
          </table:table-cell>
          <table:table-cell office:value-type="float" office:value="1212107" calcext:value-type="float">
            <text:p>121210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7.869" calcext:value-type="float">
            <text:p>67.869</text:p>
          </table:table-cell>
          <table:table-cell office:value-type="float" office:value="4.699999809" calcext:value-type="float">
            <text:p>4.699999809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5.7" calcext:value-type="float">
            <text:p>5.7</text:p>
          </table:table-cell>
          <table:table-cell office:value-type="float" office:value="50.92729524" calcext:value-type="float">
            <text:p>50.92729524</text:p>
          </table:table-cell>
          <table:table-cell office:value-type="float" office:value="1.853415232" calcext:value-type="float">
            <text:p>1.853415232</text:p>
          </table:table-cell>
          <table:table-cell office:value-type="float" office:value="2.6553193" calcext:value-type="float">
            <text:p>2.6553193</text:p>
          </table:table-cell>
          <table:table-cell office:value-type="float" office:value="130.8174848" calcext:value-type="float">
            <text:p>130.8174848</text:p>
          </table:table-cell>
          <table:table-cell office:value-type="float" office:value="42.42705332" calcext:value-type="float">
            <text:p>42.42705332</text:p>
          </table:table-cell>
          <table:table-cell office:value-type="float" office:value="54.81528673" calcext:value-type="float">
            <text:p>54.81528673</text:p>
          </table:table-cell>
          <table:table-cell office:value-type="float" office:value="2.757659944" calcext:value-type="float">
            <text:p>2.757659944</text:p>
          </table:table-cell>
          <table:table-cell office:value-type="float" office:value="7115163" calcext:value-type="float">
            <text:p>7115163</text:p>
          </table:table-cell>
          <table:table-cell office:value-type="float" office:value="21778" calcext:value-type="float">
            <text:p>21778</text:p>
          </table:table-cell>
          <table:table-cell office:value-type="float" office:value="9276" calcext:value-type="float">
            <text:p>9276</text:p>
          </table:table-cell>
          <table:table-cell office:value-type="float" office:value="60.531" calcext:value-type="float">
            <text:p>60.531</text:p>
          </table:table-cell>
          <table:table-cell office:value-type="float" office:value="6.900000095" calcext:value-type="float">
            <text:p>6.900000095</text:p>
          </table:table-cell>
          <table:table-cell office:value-type="float" office:value="4.584" calcext:value-type="float">
            <text:p>4.584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40" calcext:value-type="float">
            <text:p>40</text:p>
          </table:table-cell>
          <table:table-cell office:value-type="float" office:value="42.72469922" calcext:value-type="float">
            <text:p>42.72469922</text:p>
          </table:table-cell>
          <table:table-cell office:value-type="string" calcext:value-type="string">
            <text:p>..</text:p>
          </table:table-cell>
          <table:table-cell office:value-type="float" office:value="0.424250251" calcext:value-type="float">
            <text:p>0.424250251</text:p>
          </table:table-cell>
          <table:table-cell office:value-type="float" office:value="146.6472222" calcext:value-type="float">
            <text:p>146.6472222</text:p>
          </table:table-cell>
          <table:table-cell office:value-type="float" office:value="36.97365181" calcext:value-type="float">
            <text:p>36.97365181</text:p>
          </table:table-cell>
          <table:table-cell office:value-type="float" office:value="57.14204535" calcext:value-type="float">
            <text:p>57.14204535</text:p>
          </table:table-cell>
          <table:table-cell office:value-type="float" office:value="5.884302843" calcext:value-type="float">
            <text:p>5.884302843</text:p>
          </table:table-cell>
          <table:table-cell office:value-type="float" office:value="105586" calcext:value-type="float">
            <text:p>10558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6.368" calcext:value-type="float">
            <text:p>76.368</text:p>
          </table:table-cell>
          <table:table-cell office:value-type="string" calcext:value-type="string">
            <text:p>..</text:p>
          </table:table-cell>
          <table:table-cell office:value-type="float" office:value="3.722" calcext:value-type="float">
            <text:p>3.722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65.1" calcext:value-type="float">
            <text:p>65.1</text:p>
          </table:table-cell>
          <table:table-cell office:value-type="float" office:value="42.2916515" calcext:value-type="float">
            <text:p>42.2916515</text:p>
          </table:table-cell>
          <table:table-cell office:value-type="float" office:value="0.675733049" calcext:value-type="float">
            <text:p>0.675733049</text:p>
          </table:table-cell>
          <table:table-cell office:value-type="float" office:value="0.461979352" calcext:value-type="float">
            <text:p>0.461979352</text:p>
          </table:table-cell>
          <table:table-cell office:value-type="float" office:value="264.0317739" calcext:value-type="float">
            <text:p>264.0317739</text:p>
          </table:table-cell>
          <table:table-cell office:value-type="float" office:value="20.78268978" calcext:value-type="float">
            <text:p>20.78268978</text:p>
          </table:table-cell>
          <table:table-cell office:value-type="float" office:value="70.05351857" calcext:value-type="float">
            <text:p>70.05351857</text:p>
          </table:table-cell>
          <table:table-cell office:value-type="float" office:value="9.163791646" calcext:value-type="float">
            <text:p>9.163791646</text:p>
          </table:table-cell>
          <table:table-cell office:value-type="float" office:value="1354483" calcext:value-type="float">
            <text:p>1354483</text:p>
          </table:table-cell>
          <table:table-cell office:value-type="float" office:value="83" calcext:value-type="float">
            <text:p>83</text:p>
          </table:table-cell>
          <table:table-cell office:value-type="float" office:value="371" calcext:value-type="float">
            <text:p>371</text:p>
          </table:table-cell>
          <table:table-cell office:value-type="float" office:value="91.45" calcext:value-type="float">
            <text:p>91.45</text:p>
          </table:table-cell>
          <table:table-cell office:value-type="float" office:value="4" calcext:value-type="float">
            <text:p>4</text:p>
          </table:table-cell>
          <table:table-cell office:value-type="float" office:value="1.778" calcext:value-type="float">
            <text:p>1.778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46.16" calcext:value-type="float">
            <text:p>46.16</text:p>
          </table:table-cell>
          <table:table-cell office:value-type="float" office:value="26.98547192" calcext:value-type="float">
            <text:p>26.98547192</text:p>
          </table:table-cell>
          <table:table-cell office:value-type="float" office:value="1.936373985" calcext:value-type="float">
            <text:p>1.936373985</text:p>
          </table:table-cell>
          <table:table-cell office:value-type="float" office:value="1.00626446" calcext:value-type="float">
            <text:p>1.00626446</text:p>
          </table:table-cell>
          <table:table-cell office:value-type="float" office:value="70.78141092" calcext:value-type="float">
            <text:p>70.78141092</text:p>
          </table:table-cell>
          <table:table-cell office:value-type="float" office:value="23.29794359" calcext:value-type="float">
            <text:p>23.29794359</text:p>
          </table:table-cell>
          <table:table-cell office:value-type="float" office:value="69.21514294" calcext:value-type="float">
            <text:p>69.21514294</text:p>
          </table:table-cell>
          <table:table-cell office:value-type="float" office:value="7.486913478" calcext:value-type="float">
            <text:p>7.486913478</text:p>
          </table:table-cell>
          <table:table-cell office:value-type="float" office:value="10996600" calcext:value-type="float">
            <text:p>10996600</text:p>
          </table:table-cell>
          <table:table-cell office:value-type="float" office:value="901" calcext:value-type="float">
            <text:p>901</text:p>
          </table:table-cell>
          <table:table-cell office:value-type="float" office:value="1485" calcext:value-type="float">
            <text:p>1485</text:p>
          </table:table-cell>
          <table:table-cell office:value-type="float" office:value="33.355" calcext:value-type="float">
            <text:p>33.355</text:p>
          </table:table-cell>
          <table:table-cell office:value-type="float" office:value="13.30000019" calcext:value-type="float">
            <text:p>13.30000019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51.04" calcext:value-type="float">
            <text:p>51.04</text:p>
          </table:table-cell>
          <table:table-cell office:value-type="float" office:value="30.54999171" calcext:value-type="float">
            <text:p>30.54999171</text:p>
          </table:table-cell>
          <table:table-cell office:value-type="float" office:value="2.224674663" calcext:value-type="float">
            <text:p>2.224674663</text:p>
          </table:table-cell>
          <table:table-cell office:value-type="float" office:value="1.691319352" calcext:value-type="float">
            <text:p>1.691319352</text:p>
          </table:table-cell>
          <table:table-cell office:value-type="float" office:value="100.7286462" calcext:value-type="float">
            <text:p>100.7286462</text:p>
          </table:table-cell>
          <table:table-cell office:value-type="float" office:value="25.94494222" calcext:value-type="float">
            <text:p>25.94494222</text:p>
          </table:table-cell>
          <table:table-cell office:value-type="float" office:value="66.66676943" calcext:value-type="float">
            <text:p>66.66676943</text:p>
          </table:table-cell>
          <table:table-cell office:value-type="float" office:value="7.388288354" calcext:value-type="float">
            <text:p>7.388288354</text:p>
          </table:table-cell>
          <table:table-cell office:value-type="float" office:value="77523788" calcext:value-type="float">
            <text:p>77523788</text:p>
          </table:table-cell>
          <table:table-cell office:value-type="float" office:value="1587374" calcext:value-type="float">
            <text:p>1587374</text:p>
          </table:table-cell>
          <table:table-cell office:value-type="float" office:value="63892" calcext:value-type="float">
            <text:p>63892</text:p>
          </table:table-cell>
          <table:table-cell office:value-type="float" office:value="27.109" calcext:value-type="float">
            <text:p>27.109</text:p>
          </table:table-cell>
          <table:table-cell office:value-type="float" office:value="9.199999809" calcext:value-type="float">
            <text:p>9.199999809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12.2" calcext:value-type="float">
            <text:p>12.2</text:p>
          </table:table-cell>
          <table:table-cell office:value-type="float" office:value="39.21341439" calcext:value-type="float">
            <text:p>39.21341439</text:p>
          </table:table-cell>
          <table:table-cell office:value-type="string" calcext:value-type="string">
            <text:p>..</text:p>
          </table:table-cell>
          <table:table-cell office:value-type="float" office:value="1.272383604" calcext:value-type="float">
            <text:p>1.272383604</text:p>
          </table:table-cell>
          <table:table-cell office:value-type="float" office:value="11.29357138" calcext:value-type="float">
            <text:p>11.29357138</text:p>
          </table:table-cell>
          <table:table-cell office:value-type="float" office:value="28.39889976" calcext:value-type="float">
            <text:p>28.39889976</text:p>
          </table:table-cell>
          <table:table-cell office:value-type="float" office:value="67.49348242" calcext:value-type="float">
            <text:p>67.49348242</text:p>
          </table:table-cell>
          <table:table-cell office:value-type="float" office:value="4.107617819" calcext:value-type="float">
            <text:p>4.107617819</text:p>
          </table:table-cell>
          <table:table-cell office:value-type="float" office:value="5307188" calcext:value-type="float">
            <text:p>5307188</text:p>
          </table:table-cell>
          <table:table-cell office:value-type="float" office:value="35" calcext:value-type="float">
            <text:p>35</text:p>
          </table:table-cell>
          <table:table-cell office:value-type="float" office:value="484" calcext:value-type="float">
            <text:p>484</text:p>
          </table:table-cell>
          <table:table-cell office:value-type="float" office:value="50.312" calcext:value-type="float">
            <text:p>50.312</text:p>
          </table:table-cell>
          <table:table-cell office:value-type="float" office:value="10.5" calcext:value-type="float">
            <text:p>10.5</text:p>
          </table:table-cell>
          <table:table-cell office:value-type="float" office:value="2.301" calcext:value-type="float">
            <text:p>2.301</text:p>
          </table:table-cell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90601644" calcext:value-type="float">
            <text:p>1.90601644</text:p>
          </table:table-cell>
          <table:table-cell office:value-type="float" office:value="35.51578947" calcext:value-type="float">
            <text:p>35.51578947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3740" calcext:value-type="float">
            <text:p>3374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.153" calcext:value-type="float">
            <text:p>8.153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171986486" calcext:value-type="float">
            <text:p>0.171986486</text:p>
          </table:table-cell>
          <table:table-cell office:value-type="float" office:value="329.7666667" calcext:value-type="float">
            <text:p>329.7666667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893" calcext:value-type="float">
            <text:p>9893</text:p>
          </table:table-cell>
          <table:table-cell office:value-type="string" calcext:value-type="string">
            <text:p>..</text:p>
          </table:table-cell>
          <table:table-cell office:value-type="float" office:value="2" calcext:value-type="float">
            <text:p>2</text:p>
          </table:table-cell>
          <table:table-cell office:value-type="float" office:value="41.218" calcext:value-type="float">
            <text:p>41.218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7.71" calcext:value-type="float">
            <text:p>17.71</text:p>
          </table:table-cell>
          <table:table-cell office:value-type="float" office:value="49.32090924" calcext:value-type="float">
            <text:p>49.32090924</text:p>
          </table:table-cell>
          <table:table-cell office:value-type="float" office:value="1.235579046" calcext:value-type="float">
            <text:p>1.235579046</text:p>
          </table:table-cell>
          <table:table-cell office:value-type="float" office:value="3.25376537" calcext:value-type="float">
            <text:p>3.25376537</text:p>
          </table:table-cell>
          <table:table-cell office:value-type="float" office:value="188.4249501" calcext:value-type="float">
            <text:p>188.4249501</text:p>
          </table:table-cell>
          <table:table-cell office:value-type="float" office:value="48.32583706" calcext:value-type="float">
            <text:p>48.32583706</text:p>
          </table:table-cell>
          <table:table-cell office:value-type="float" office:value="49.17555319" calcext:value-type="float">
            <text:p>49.17555319</text:p>
          </table:table-cell>
          <table:table-cell office:value-type="float" office:value="2.498609757" calcext:value-type="float">
            <text:p>2.498609757</text:p>
          </table:table-cell>
          <table:table-cell office:value-type="float" office:value="37782971" calcext:value-type="float">
            <text:p>37782971</text:p>
          </table:table-cell>
          <table:table-cell office:value-type="float" office:value="385513" calcext:value-type="float">
            <text:p>385513</text:p>
          </table:table-cell>
          <table:table-cell office:value-type="float" office:value="7191" calcext:value-type="float">
            <text:p>7191</text:p>
          </table:table-cell>
          <table:table-cell office:value-type="float" office:value="84.234" calcext:value-type="float">
            <text:p>84.234</text:p>
          </table:table-cell>
          <table:table-cell office:value-type="float" office:value="3.799999952" calcext:value-type="float">
            <text:p>3.799999952</text:p>
          </table:table-cell>
          <table:table-cell office:value-type="float" office:value="5.775" calcext:value-type="float">
            <text:p>5.775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43.4" calcext:value-type="float">
            <text:p>43.4</text:p>
          </table:table-cell>
          <table:table-cell office:value-type="float" office:value="49.01180105" calcext:value-type="float">
            <text:p>49.01180105</text:p>
          </table:table-cell>
          <table:table-cell office:value-type="float" office:value="3.060071691" calcext:value-type="float">
            <text:p>3.060071691</text:p>
          </table:table-cell>
          <table:table-cell office:value-type="float" office:value="-0.278913805" calcext:value-type="float">
            <text:p>-0.278913805</text:p>
          </table:table-cell>
          <table:table-cell office:value-type="float" office:value="78.30370089" calcext:value-type="float">
            <text:p>78.30370089</text:p>
          </table:table-cell>
          <table:table-cell office:value-type="float" office:value="14.59818774" calcext:value-type="float">
            <text:p>14.59818774</text:p>
          </table:table-cell>
          <table:table-cell office:value-type="float" office:value="70.12419778" calcext:value-type="float">
            <text:p>70.12419778</text:p>
          </table:table-cell>
          <table:table-cell office:value-type="float" office:value="15.27761448" calcext:value-type="float">
            <text:p>15.27761448</text:p>
          </table:table-cell>
          <table:table-cell office:value-type="float" office:value="45362900" calcext:value-type="float">
            <text:p>45362900</text:p>
          </table:table-cell>
          <table:table-cell office:value-type="float" office:value="3219" calcext:value-type="float">
            <text:p>3219</text:p>
          </table:table-cell>
          <table:table-cell office:value-type="float" office:value="237625" calcext:value-type="float">
            <text:p>237625</text:p>
          </table:table-cell>
          <table:table-cell office:value-type="float" office:value="30.518" calcext:value-type="float">
            <text:p>30.518</text:p>
          </table:table-cell>
          <table:table-cell office:value-type="float" office:value="7.699999809" calcext:value-type="float">
            <text:p>7.699999809</text:p>
          </table:table-cell>
          <table:table-cell office:value-type="float" office:value="1.498" calcext:value-type="float">
            <text:p>1.498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90.4" calcext:value-type="float">
            <text:p>90.4</text:p>
          </table:table-cell>
          <table:table-cell office:value-type="float" office:value="13.11676397" calcext:value-type="float">
            <text:p>13.11676397</text:p>
          </table:table-cell>
          <table:table-cell office:value-type="float" office:value="5.696581765" calcext:value-type="float">
            <text:p>5.696581765</text:p>
          </table:table-cell>
          <table:table-cell office:value-type="float" office:value="0.509332471" calcext:value-type="float">
            <text:p>0.509332471</text:p>
          </table:table-cell>
          <table:table-cell office:value-type="float" office:value="108.6858732" calcext:value-type="float">
            <text:p>108.6858732</text:p>
          </table:table-cell>
          <table:table-cell office:value-type="float" office:value="13.83377472" calcext:value-type="float">
            <text:p>13.83377472</text:p>
          </table:table-cell>
          <table:table-cell office:value-type="float" office:value="85.12691694" calcext:value-type="float">
            <text:p>85.12691694</text:p>
          </table:table-cell>
          <table:table-cell office:value-type="float" office:value="1.039308335" calcext:value-type="float">
            <text:p>1.039308335</text:p>
          </table:table-cell>
          <table:table-cell office:value-type="float" office:value="9086139" calcext:value-type="float">
            <text:p>9086139</text:p>
          </table:table-cell>
          <table:table-cell office:value-type="float" office:value="417" calcext:value-type="float">
            <text:p>417</text:p>
          </table:table-cell>
          <table:table-cell office:value-type="float" office:value="90" calcext:value-type="float">
            <text:p>90</text:p>
          </table:table-cell>
          <table:table-cell office:value-type="float" office:value="14.734" calcext:value-type="float">
            <text:p>14.734</text:p>
          </table:table-cell>
          <table:table-cell office:value-type="float" office:value="3.599999905" calcext:value-type="float">
            <text:p>3.599999905</text:p>
          </table:table-cell>
          <table:table-cell office:value-type="float" office:value="1.784" calcext:value-type="float">
            <text:p>1.78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91.61" calcext:value-type="float">
            <text:p>91.61</text:p>
          </table:table-cell>
          <table:table-cell office:value-type="float" office:value="45.96109248" calcext:value-type="float">
            <text:p>45.96109248</text:p>
          </table:table-cell>
          <table:table-cell office:value-type="float" office:value="1.977827291" calcext:value-type="float">
            <text:p>1.977827291</text:p>
          </table:table-cell>
          <table:table-cell office:value-type="float" office:value="0.753349499" calcext:value-type="float">
            <text:p>0.753349499</text:p>
          </table:table-cell>
          <table:table-cell office:value-type="float" office:value="267.0737817" calcext:value-type="float">
            <text:p>267.0737817</text:p>
          </table:table-cell>
          <table:table-cell office:value-type="float" office:value="17.7023634" calcext:value-type="float">
            <text:p>17.7023634</text:p>
          </table:table-cell>
          <table:table-cell office:value-type="float" office:value="64.79905877" calcext:value-type="float">
            <text:p>64.79905877</text:p>
          </table:table-cell>
          <table:table-cell office:value-type="float" office:value="17.49857783" calcext:value-type="float">
            <text:p>17.49857783</text:p>
          </table:table-cell>
          <table:table-cell office:value-type="float" office:value="64613160" calcext:value-type="float">
            <text:p>64613160</text:p>
          </table:table-cell>
          <table:table-cell office:value-type="float" office:value="117161" calcext:value-type="float">
            <text:p>117161</text:p>
          </table:table-cell>
          <table:table-cell office:value-type="float" office:value="141" calcext:value-type="float">
            <text:p>141</text:p>
          </table:table-cell>
          <table:table-cell office:value-type="float" office:value="17.655" calcext:value-type="float">
            <text:p>17.655</text:p>
          </table:table-cell>
          <table:table-cell office:value-type="float" office:value="6.300000191" calcext:value-type="float">
            <text:p>6.300000191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87.36" calcext:value-type="float">
            <text:p>87.36</text:p>
          </table:table-cell>
          <table:table-cell office:value-type="float" office:value="45.83927619" calcext:value-type="float">
            <text:p>45.83927619</text:p>
          </table:table-cell>
          <table:table-cell office:value-type="float" office:value="3.515745252" calcext:value-type="float">
            <text:p>3.515745252</text:p>
          </table:table-cell>
          <table:table-cell office:value-type="float" office:value="0.780696606" calcext:value-type="float">
            <text:p>0.780696606</text:p>
          </table:table-cell>
          <table:table-cell office:value-type="float" office:value="34.86309812" calcext:value-type="float">
            <text:p>34.86309812</text:p>
          </table:table-cell>
          <table:table-cell office:value-type="float" office:value="19.05737872" calcext:value-type="float">
            <text:p>19.05737872</text:p>
          </table:table-cell>
          <table:table-cell office:value-type="float" office:value="66.55291066" calcext:value-type="float">
            <text:p>66.55291066</text:p>
          </table:table-cell>
          <table:table-cell office:value-type="float" office:value="14.38971062" calcext:value-type="float">
            <text:p>14.38971062</text:p>
          </table:table-cell>
          <table:table-cell office:value-type="float" office:value="318907401" calcext:value-type="float">
            <text:p>318907401</text:p>
          </table:table-cell>
          <table:table-cell office:value-type="float" office:value="267222" calcext:value-type="float">
            <text:p>267222</text:p>
          </table:table-cell>
          <table:table-cell office:value-type="float" office:value="4987" calcext:value-type="float">
            <text:p>4987</text:p>
          </table:table-cell>
          <table:table-cell office:value-type="float" office:value="18.553" calcext:value-type="float">
            <text:p>18.553</text:p>
          </table:table-cell>
          <table:table-cell office:value-type="float" office:value="6.199999809" calcext:value-type="float">
            <text:p>6.199999809</text:p>
          </table:table-cell>
          <table:table-cell office:value-type="float" office:value="1.8615" calcext:value-type="float">
            <text:p>1.8615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61.46" calcext:value-type="float">
            <text:p>61.46</text:p>
          </table:table-cell>
          <table:table-cell office:value-type="float" office:value="44.54016977" calcext:value-type="float">
            <text:p>44.54016977</text:p>
          </table:table-cell>
          <table:table-cell office:value-type="float" office:value="1.488205607" calcext:value-type="float">
            <text:p>1.488205607</text:p>
          </table:table-cell>
          <table:table-cell office:value-type="float" office:value="0.338250791" calcext:value-type="float">
            <text:p>0.338250791</text:p>
          </table:table-cell>
          <table:table-cell office:value-type="float" office:value="19.53785853" calcext:value-type="float">
            <text:p>19.53785853</text:p>
          </table:table-cell>
          <table:table-cell office:value-type="float" office:value="21.61358508" calcext:value-type="float">
            <text:p>21.61358508</text:p>
          </table:table-cell>
          <table:table-cell office:value-type="float" office:value="64.05350933" calcext:value-type="float">
            <text:p>64.05350933</text:p>
          </table:table-cell>
          <table:table-cell office:value-type="float" office:value="14.33290559" calcext:value-type="float">
            <text:p>14.33290559</text:p>
          </table:table-cell>
          <table:table-cell office:value-type="float" office:value="3419516" calcext:value-type="float">
            <text:p>3419516</text:p>
          </table:table-cell>
          <table:table-cell office:value-type="float" office:value="272" calcext:value-type="float">
            <text:p>272</text:p>
          </table:table-cell>
          <table:table-cell office:value-type="float" office:value="124" calcext:value-type="float">
            <text:p>124</text:p>
          </table:table-cell>
          <table:table-cell office:value-type="float" office:value="4.848" calcext:value-type="float">
            <text:p>4.848</text:p>
          </table:table-cell>
          <table:table-cell office:value-type="float" office:value="7" calcext:value-type="float">
            <text:p>7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43.55" calcext:value-type="float">
            <text:p>43.55</text:p>
          </table:table-cell>
          <table:table-cell office:value-type="float" office:value="40.16350556" calcext:value-type="float">
            <text:p>40.16350556</text:p>
          </table:table-cell>
          <table:table-cell office:value-type="string" calcext:value-type="string">
            <text:p>..</text:p>
          </table:table-cell>
          <table:table-cell office:value-type="float" office:value="1.686900359" calcext:value-type="float">
            <text:p>1.686900359</text:p>
          </table:table-cell>
          <table:table-cell office:value-type="float" office:value="72.30300893" calcext:value-type="float">
            <text:p>72.30300893</text:p>
          </table:table-cell>
          <table:table-cell office:value-type="float" office:value="28.53483483" calcext:value-type="float">
            <text:p>28.53483483</text:p>
          </table:table-cell>
          <table:table-cell office:value-type="float" office:value="66.84597949" calcext:value-type="float">
            <text:p>66.84597949</text:p>
          </table:table-cell>
          <table:table-cell office:value-type="float" office:value="4.619185676" calcext:value-type="float">
            <text:p>4.619185676</text:p>
          </table:table-cell>
          <table:table-cell office:value-type="float" office:value="30757700" calcext:value-type="float">
            <text:p>30757700</text:p>
          </table:table-cell>
          <table:table-cell office:value-type="float" office:value="125" calcext:value-type="float">
            <text:p>125</text:p>
          </table:table-cell>
          <table:table-cell office:value-type="float" office:value="4795" calcext:value-type="float">
            <text:p>4795</text:p>
          </table:table-cell>
          <table:table-cell office:value-type="float" office:value="63.722" calcext:value-type="float">
            <text:p>63.722</text:p>
          </table:table-cell>
          <table:table-cell office:value-type="float" office:value="10.60000038" calcext:value-type="float">
            <text:p>10.60000038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18.8" calcext:value-type="float">
            <text:p>18.8</text:p>
          </table:table-cell>
          <table:table-cell office:value-type="float" office:value="43.64132877" calcext:value-type="float">
            <text:p>43.64132877</text:p>
          </table:table-cell>
          <table:table-cell office:value-type="string" calcext:value-type="string">
            <text:p>..</text:p>
          </table:table-cell>
          <table:table-cell office:value-type="float" office:value="2.233477212" calcext:value-type="float">
            <text:p>2.233477212</text:p>
          </table:table-cell>
          <table:table-cell office:value-type="float" office:value="21.23732568" calcext:value-type="float">
            <text:p>21.23732568</text:p>
          </table:table-cell>
          <table:table-cell office:value-type="float" office:value="36.77761769" calcext:value-type="float">
            <text:p>36.77761769</text:p>
          </table:table-cell>
          <table:table-cell office:value-type="float" office:value="59.11319013" calcext:value-type="float">
            <text:p>59.11319013</text:p>
          </table:table-cell>
          <table:table-cell office:value-type="float" office:value="4.109192183" calcext:value-type="float">
            <text:p>4.109192183</text:p>
          </table:table-cell>
          <table:table-cell office:value-type="float" office:value="258883" calcext:value-type="float">
            <text:p>2588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.183" calcext:value-type="float">
            <text:p>74.183</text:p>
          </table:table-cell>
          <table:table-cell office:value-type="string" calcext:value-type="string">
            <text:p>..</text:p>
          </table:table-cell>
          <table:table-cell office:value-type="float" office:value="3.347" calcext:value-type="float">
            <text:p>3.347</text:p>
          </table:table-cell>
        </table:table-row>
        <table:table-row table:style-name="ro1">
          <table:table-cell office:value-type="string" calcext:value-type="string">
            <text:p>Venezuela, RB</text:p>
          </table:table-cell>
          <table:table-cell office:value-type="float" office:value="57" calcext:value-type="float">
            <text:p>57</text:p>
          </table:table-cell>
          <table:table-cell office:value-type="float" office:value="39.86488631" calcext:value-type="float">
            <text:p>39.86488631</text:p>
          </table:table-cell>
          <table:table-cell office:value-type="string" calcext:value-type="string">
            <text:p>..</text:p>
          </table:table-cell>
          <table:table-cell office:value-type="float" office:value="1.370475368" calcext:value-type="float">
            <text:p>1.370475368</text:p>
          </table:table-cell>
          <table:table-cell office:value-type="float" office:value="34.79828468" calcext:value-type="float">
            <text:p>34.79828468</text:p>
          </table:table-cell>
          <table:table-cell office:value-type="float" office:value="28.41169659" calcext:value-type="float">
            <text:p>28.41169659</text:p>
          </table:table-cell>
          <table:table-cell office:value-type="float" office:value="65.48817454" calcext:value-type="float">
            <text:p>65.48817454</text:p>
          </table:table-cell>
          <table:table-cell office:value-type="float" office:value="6.100128863" calcext:value-type="float">
            <text:p>6.100128863</text:p>
          </table:table-cell>
          <table:table-cell office:value-type="float" office:value="30693827" calcext:value-type="float">
            <text:p>30693827</text:p>
          </table:table-cell>
          <table:table-cell office:value-type="float" office:value="5052" calcext:value-type="float">
            <text:p>5052</text:p>
          </table:table-cell>
          <table:table-cell office:value-type="float" office:value="8009" calcext:value-type="float">
            <text:p>8009</text:p>
          </table:table-cell>
          <table:table-cell office:value-type="float" office:value="11.059" calcext:value-type="float">
            <text:p>11.059</text:p>
          </table:table-cell>
          <table:table-cell office:value-type="float" office:value="8.600000381" calcext:value-type="float">
            <text:p>8.600000381</text:p>
          </table:table-cell>
          <table:table-cell office:value-type="float" office:value="2.365" calcext:value-type="float">
            <text:p>2.365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48.31" calcext:value-type="float">
            <text:p>48.31</text:p>
          </table:table-cell>
          <table:table-cell office:value-type="float" office:value="48.37497994" calcext:value-type="float">
            <text:p>48.37497994</text:p>
          </table:table-cell>
          <table:table-cell office:value-type="float" office:value="2.285507647" calcext:value-type="float">
            <text:p>2.285507647</text:p>
          </table:table-cell>
          <table:table-cell office:value-type="float" office:value="1.074206788" calcext:value-type="float">
            <text:p>1.074206788</text:p>
          </table:table-cell>
          <table:table-cell office:value-type="float" office:value="292.6077982" calcext:value-type="float">
            <text:p>292.6077982</text:p>
          </table:table-cell>
          <table:table-cell office:value-type="float" office:value="23.10715179" calcext:value-type="float">
            <text:p>23.10715179</text:p>
          </table:table-cell>
          <table:table-cell office:value-type="float" office:value="70.27175322" calcext:value-type="float">
            <text:p>70.27175322</text:p>
          </table:table-cell>
          <table:table-cell office:value-type="float" office:value="6.621094988" calcext:value-type="float">
            <text:p>6.621094988</text:p>
          </table:table-cell>
          <table:table-cell office:value-type="float" office:value="90728900" calcext:value-type="float">
            <text:p>90728900</text:p>
          </table:table-cell>
          <table:table-cell office:value-type="float" office:value="0" calcext:value-type="float">
            <text:p>0</text:p>
          </table:table-cell>
          <table:table-cell office:value-type="float" office:value="313418" calcext:value-type="float">
            <text:p>313418</text:p>
          </table:table-cell>
          <table:table-cell office:value-type="float" office:value="67.049" calcext:value-type="float">
            <text:p>67.049</text:p>
          </table:table-cell>
          <table:table-cell office:value-type="float" office:value="2.299999952" calcext:value-type="float">
            <text:p>2.299999952</text:p>
          </table:table-cell>
          <table:table-cell office:value-type="float" office:value="1.961" calcext:value-type="float">
            <text:p>1.961</text:p>
          </table:table-cell>
        </table:table-row>
        <table:table-row table:style-name="ro1">
          <table:table-cell office:value-type="string" calcext:value-type="string">
            <text:p>Virgin Islands (U.S.)</text:p>
          </table:table-cell>
          <table:table-cell office:value-type="float" office:value="50.07" calcext:value-type="float">
            <text:p>50.07</text:p>
          </table:table-cell>
          <table:table-cell office:value-type="float" office:value="45.8996019" calcext:value-type="float">
            <text:p>45.8996019</text:p>
          </table:table-cell>
          <table:table-cell office:value-type="string" calcext:value-type="string">
            <text:p>..</text:p>
          </table:table-cell>
          <table:table-cell office:value-type="float" office:value="-0.542826609" calcext:value-type="float">
            <text:p>-0.542826609</text:p>
          </table:table-cell>
          <table:table-cell office:value-type="float" office:value="297.6285714" calcext:value-type="float">
            <text:p>297.6285714</text:p>
          </table:table-cell>
          <table:table-cell office:value-type="float" office:value="20.39676861" calcext:value-type="float">
            <text:p>20.39676861</text:p>
          </table:table-cell>
          <table:table-cell office:value-type="float" office:value="62.73538716" calcext:value-type="float">
            <text:p>62.73538716</text:p>
          </table:table-cell>
          <table:table-cell office:value-type="float" office:value="16.86784423" calcext:value-type="float">
            <text:p>16.86784423</text:p>
          </table:table-cell>
          <table:table-cell office:value-type="float" office:value="104170" calcext:value-type="float">
            <text:p>104170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797" calcext:value-type="float">
            <text:p>4.797</text:p>
          </table:table-cell>
          <table:table-cell office:value-type="string" calcext:value-type="string">
            <text:p>..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53.67" calcext:value-type="float">
            <text:p>53.67</text:p>
          </table:table-cell>
          <table:table-cell office:value-type="float" office:value="18.78798261" calcext:value-type="float">
            <text:p>18.78798261</text:p>
          </table:table-cell>
          <table:table-cell office:value-type="string" calcext:value-type="string">
            <text:p>..</text:p>
          </table:table-cell>
          <table:table-cell office:value-type="float" office:value="2.957994955" calcext:value-type="float">
            <text:p>2.957994955</text:p>
          </table:table-cell>
          <table:table-cell office:value-type="float" office:value="713.4023256" calcext:value-type="float">
            <text:p>713.4023256</text:p>
          </table:table-cell>
          <table:table-cell office:value-type="float" office:value="40.57536461" calcext:value-type="float">
            <text:p>40.57536461</text:p>
          </table:table-cell>
          <table:table-cell office:value-type="float" office:value="56.50501237" calcext:value-type="float">
            <text:p>56.50501237</text:p>
          </table:table-cell>
          <table:table-cell office:value-type="float" office:value="2.919623017" calcext:value-type="float">
            <text:p>2.919623017</text:p>
          </table:table-cell>
          <table:table-cell office:value-type="float" office:value="4294682" calcext:value-type="float">
            <text:p>4294682</text:p>
          </table:table-cell>
          <table:table-cell office:value-type="float" office:value="2051098" calcext:value-type="float">
            <text:p>2051098</text:p>
          </table:table-cell>
          <table:table-cell office:value-type="float" office:value="97212" calcext:value-type="float">
            <text:p>97212</text:p>
          </table:table-cell>
          <table:table-cell office:value-type="float" office:value="24.974" calcext:value-type="float">
            <text:p>24.974</text:p>
          </table:table-cell>
          <table:table-cell office:value-type="float" office:value="26.20000076" calcext:value-type="float">
            <text:p>26.20000076</text:p>
          </table:table-cell>
          <table:table-cell office:value-type="float" office:value="4.176" calcext:value-type="float">
            <text:p>4.176</text:p>
          </table:table-cell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22.55" calcext:value-type="float">
            <text:p>22.55</text:p>
          </table:table-cell>
          <table:table-cell office:value-type="float" office:value="25.9810505" calcext:value-type="float">
            <text:p>25.9810505</text:p>
          </table:table-cell>
          <table:table-cell office:value-type="string" calcext:value-type="string">
            <text:p>..</text:p>
          </table:table-cell>
          <table:table-cell office:value-type="float" office:value="2.515593122" calcext:value-type="float">
            <text:p>2.515593122</text:p>
          </table:table-cell>
          <table:table-cell office:value-type="float" office:value="49.59311325" calcext:value-type="float">
            <text:p>49.59311325</text:p>
          </table:table-cell>
          <table:table-cell office:value-type="float" office:value="40.66374026" calcext:value-type="float">
            <text:p>40.66374026</text:p>
          </table:table-cell>
          <table:table-cell office:value-type="float" office:value="56.61095104" calcext:value-type="float">
            <text:p>56.61095104</text:p>
          </table:table-cell>
          <table:table-cell office:value-type="float" office:value="2.7253087" calcext:value-type="float">
            <text:p>2.7253087</text:p>
          </table:table-cell>
          <table:table-cell office:value-type="float" office:value="26183676" calcext:value-type="float">
            <text:p>26183676</text:p>
          </table:table-cell>
          <table:table-cell office:value-type="float" office:value="257645" calcext:value-type="float">
            <text:p>257645</text:p>
          </table:table-cell>
          <table:table-cell office:value-type="float" office:value="2631" calcext:value-type="float">
            <text:p>2631</text:p>
          </table:table-cell>
          <table:table-cell office:value-type="float" office:value="65.973" calcext:value-type="float">
            <text:p>65.973</text:p>
          </table:table-cell>
          <table:table-cell office:value-type="float" office:value="17.39999962" calcext:value-type="float">
            <text:p>17.39999962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7.34" calcext:value-type="float">
            <text:p>17.34</text:p>
          </table:table-cell>
          <table:table-cell office:value-type="float" office:value="46.43872719" calcext:value-type="float">
            <text:p>46.43872719</text:p>
          </table:table-cell>
          <table:table-cell office:value-type="float" office:value="1.634832349" calcext:value-type="float">
            <text:p>1.634832349</text:p>
          </table:table-cell>
          <table:table-cell office:value-type="float" office:value="3.069640155" calcext:value-type="float">
            <text:p>3.069640155</text:p>
          </table:table-cell>
          <table:table-cell office:value-type="float" office:value="21.1481766" calcext:value-type="float">
            <text:p>21.1481766</text:p>
          </table:table-cell>
          <table:table-cell office:value-type="float" office:value="46.09241081" calcext:value-type="float">
            <text:p>46.09241081</text:p>
          </table:table-cell>
          <table:table-cell office:value-type="float" office:value="50.98862737" calcext:value-type="float">
            <text:p>50.98862737</text:p>
          </table:table-cell>
          <table:table-cell office:value-type="float" office:value="2.918961822" calcext:value-type="float">
            <text:p>2.918961822</text:p>
          </table:table-cell>
          <table:table-cell office:value-type="float" office:value="15721343" calcext:value-type="float">
            <text:p>15721343</text:p>
          </table:table-cell>
          <table:table-cell office:value-type="float" office:value="25578" calcext:value-type="float">
            <text:p>25578</text:p>
          </table:table-cell>
          <table:table-cell office:value-type="float" office:value="316" calcext:value-type="float">
            <text:p>316</text:p>
          </table:table-cell>
          <table:table-cell office:value-type="float" office:value="59.528" calcext:value-type="float">
            <text:p>59.528</text:p>
          </table:table-cell>
          <table:table-cell office:value-type="float" office:value="13.30000019" calcext:value-type="float">
            <text:p>13.30000019</text:p>
          </table:table-cell>
          <table:table-cell office:value-type="float" office:value="5.353" calcext:value-type="float">
            <text:p>5.353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9.89" calcext:value-type="float">
            <text:p>19.89</text:p>
          </table:table-cell>
          <table:table-cell office:value-type="float" office:value="49.45681208" calcext:value-type="float">
            <text:p>49.45681208</text:p>
          </table:table-cell>
          <table:table-cell office:value-type="float" office:value="2.592817276" calcext:value-type="float">
            <text:p>2.592817276</text:p>
          </table:table-cell>
          <table:table-cell office:value-type="float" office:value="2.307451177" calcext:value-type="float">
            <text:p>2.307451177</text:p>
          </table:table-cell>
          <table:table-cell office:value-type="float" office:value="39.41024945" calcext:value-type="float">
            <text:p>39.41024945</text:p>
          </table:table-cell>
          <table:table-cell office:value-type="float" office:value="41.58379441" calcext:value-type="float">
            <text:p>41.58379441</text:p>
          </table:table-cell>
          <table:table-cell office:value-type="float" office:value="55.41503576" calcext:value-type="float">
            <text:p>55.41503576</text:p>
          </table:table-cell>
          <table:table-cell office:value-type="float" office:value="3.001169826" calcext:value-type="float">
            <text:p>3.001169826</text:p>
          </table:table-cell>
          <table:table-cell office:value-type="float" office:value="15245855" calcext:value-type="float">
            <text:p>15245855</text:p>
          </table:table-cell>
          <table:table-cell office:value-type="float" office:value="6079" calcext:value-type="float">
            <text:p>6079</text:p>
          </table:table-cell>
          <table:table-cell office:value-type="float" office:value="22492" calcext:value-type="float">
            <text:p>22492</text:p>
          </table:table-cell>
          <table:table-cell office:value-type="float" office:value="67.499" calcext:value-type="float">
            <text:p>67.499</text:p>
          </table:table-cell>
          <table:table-cell office:value-type="float" office:value="5.400000095" calcext:value-type="float">
            <text:p>5.400000095</text:p>
          </table:table-cell>
          <table:table-cell office:value-type="float" office:value="3.923" calcext:value-type="float">
            <text:p>3.923</text:p>
          </table:table-cell>
        </table:table-row>
      </table:table>
      <table:table table:name="2014gini" table:style-name="ta1">
        <table:table-column table:style-name="co25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GINI coefficient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63.2" calcext:value-type="float">
            <text:p>63.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61.3" calcext:value-type="float">
            <text:p>61.3</text:p>
          </table:table-cell>
        </table:table-row>
        <table:table-row table:style-name="ro1">
          <table:table-cell office:value-type="string" calcext:value-type="string">
            <text:p>Micronesia, Federated States of</text:p>
          </table:table-cell>
          <table:table-cell office:value-type="float" office:value="61.1" calcext:value-type="float">
            <text:p>61.1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60.8" calcext:value-type="float">
            <text:p>60.8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52.1" calcext:value-type="float">
            <text:p>52.1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51.9" calcext:value-type="float">
            <text:p>51.9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51.9" calcext:value-type="float">
            <text:p>51.9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50.9" calcext:value-type="float">
            <text:p>50.9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50.3" calcext:value-type="float">
            <text:p>50.3</text:p>
          </table:table-cell>
        </table:table-row>
        <table:table-row table:style-name="ro1">
          <table:table-cell office:value-type="string" calcext:value-type="string">
            <text:p>Gambia, The</text:p>
          </table:table-cell>
          <table:table-cell office:value-type="float" office:value="50.2" calcext:value-type="float">
            <text:p>50.2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6.4" calcext:value-type="float">
            <text:p>46.4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45.3" calcext:value-type="float">
            <text:p>45.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45.3" calcext:value-type="float">
            <text:p>45.3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West Bank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string" calcext:value-type="string">
            <text:p>European Union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3.7" calcext:value-type="float">
            <text:p>23.7</text:p>
          </table:table-cell>
        </table:table-row>
      </table:table>
      <table:table table:name="continents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ub-region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string" calcext:value-type="string">
            <text:p>Aland Island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Antarct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Australia and New Zealand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Northern America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outhern Africa</text:p>
          </table:table-cell>
        </table:table-row>
        <table:table-row table:style-name="ro1">
          <table:table-cell office:value-type="string" calcext:value-type="string">
            <text:p>Bouvet Is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British Indian Ocean Terri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Northern America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</table:table-row>
        <table:table-row table:style-name="ro1">
          <table:table-cell office:value-type="string" calcext:value-type="string">
            <text:p>Christmas Is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os (Keeling) Isl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</table:table-row>
        <table:table-row table:style-name="ro1">
          <table:table-cell office:value-type="string" calcext:value-type="string">
            <text:p>Congo (Democratic Republic of the)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Falkland Islands (Malvinas)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elanesia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</table:table-row>
        <table:table-row table:style-name="ro1">
          <table:table-cell office:value-type="string" calcext:value-type="string">
            <text:p>French Southern Terri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Northern America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icronesia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</table:table-row>
        <table:table-row table:style-name="ro1">
          <table:table-cell office:value-type="string" calcext:value-type="string">
            <text:p>Guernse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Heard Island and McDonald Isl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entral Asia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icronesia</text:p>
          </table:table-cell>
        </table:table-row>
        <table:table-row table:style-name="ro1">
          <table:table-cell office:value-type="string" calcext:value-type="string">
            <text:p>Korea (Democratic People's Republic of)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</table:table-row>
        <table:table-row table:style-name="ro1">
          <table:table-cell office:value-type="string" calcext:value-type="string">
            <text:p>Korea (Republic of)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entral Asia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outhern Africa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</table:table-row>
        <table:table-row table:style-name="ro1">
          <table:table-cell office:value-type="string" calcext:value-type="string">
            <text:p>Macao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</table:table-row>
        <table:table-row table:style-name="ro1">
          <table:table-cell office:value-type="string" calcext:value-type="string">
            <text:p>Macedonia (the former Yugoslav Republic of)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icronesia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Mayott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</table:table-row>
        <table:table-row table:style-name="ro1"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icronesia</text:p>
          </table:table-cell>
        </table:table-row>
        <table:table-row table:style-name="ro1">
          <table:table-cell office:value-type="string" calcext:value-type="string">
            <text:p>Moldova (Republic of)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outhern Africa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icronesia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elanesia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Australia and New Zealand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</table:table-row>
        <table:table-row table:style-name="ro1">
          <table:table-cell office:value-type="string" calcext:value-type="string">
            <text:p>Norfolk Island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Australia and New Zealand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icronesia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icronesia</text:p>
          </table:table-cell>
        </table:table-row>
        <table:table-row table:style-name="ro1">
          <table:table-cell office:value-type="string" calcext:value-type="string">
            <text:p>Palestine, State of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elanesia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string" calcext:value-type="string">
            <text:p>Pitcairn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Saint Barth_lemy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Northern America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elanesia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outhern Africa</text:p>
          </table:table-cell>
        </table:table-row>
        <table:table-row table:style-name="ro1">
          <table:table-cell office:value-type="string" calcext:value-type="string">
            <text:p>South Georgia and the South Sandwich Isl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Svalbard and Jan Maye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outhern Africa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Taiwan, Province of Chin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entral Asia</text:p>
          </table:table-cell>
        </table:table-row>
        <table:table-row table:style-name="ro1">
          <table:table-cell office:value-type="string" calcext:value-type="string">
            <text:p>Tanzania, United Republic of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entral Asia</text:p>
          </table:table-cell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Northern America</text:p>
          </table:table-cell>
        </table:table-row>
        <table:table-row table:style-name="ro1">
          <table:table-cell office:value-type="string" calcext:value-type="string">
            <text:p>United States Minor Outlying Isl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entral Asia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elanesia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string" calcext:value-type="string">
            <text:p>Virgin Islands (British)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Virgin Islands (U.S.)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Wallis and Futun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</table:table>
      <table:table table:name="2014hdi" table:style-name="ta1"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HDI rank</text:p>
          </table:table-cell>
          <table:table-cell office:value-type="string" calcext:value-type="string">
            <text:p>Human Development Index (HDI) </text:p>
          </table:table-cell>
          <table:table-cell office:value-type="string" calcext:value-type="string">
            <text:p>Life expectancy at birth</text:p>
          </table:table-cell>
          <table:table-cell office:value-type="string" calcext:value-type="string">
            <text:p>Expected years of schooling </text:p>
          </table:table-cell>
          <table:table-cell office:value-type="string" calcext:value-type="string">
            <text:p>Mean years of schooling</text:p>
          </table:table-cell>
          <table:table-cell office:value-type="string" calcext:value-type="string">
            <text:p>Gross national income (GNI) per capita</text:p>
          </table:table-cell>
          <table:table-cell office:value-type="string" calcext:value-type="string">
            <text:p>Human Development Group</text:p>
          </table:table-cell>
          <table:table-cell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" calcext:value-type="float">
            <text:p>1</text:p>
          </table:table-cell>
          <table:table-cell office:value-type="float" office:value="0.944" calcext:value-type="float">
            <text:p>0.944</text:p>
          </table:table-cell>
          <table:table-cell office:value-type="float" office:value="81.6" calcext:value-type="float">
            <text:p>81.6</text:p>
          </table:table-cell>
          <table:table-cell office:value-type="float" office:value="17.5" calcext:value-type="float">
            <text:p>17.5</text:p>
          </table:table-cell>
          <table:table-cell office:value-type="float" office:value="12.6" calcext:value-type="float">
            <text:p>12.6</text:p>
          </table:table-cell>
          <table:table-cell office:value-type="float" office:value="64992" calcext:value-type="float">
            <text:p>64992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" calcext:value-type="float">
            <text:p>2</text:p>
          </table:table-cell>
          <table:table-cell office:value-type="float" office:value="0.935" calcext:value-type="float">
            <text:p>0.935</text:p>
          </table:table-cell>
          <table:table-cell office:value-type="float" office:value="82.4" calcext:value-type="float">
            <text:p>82.4</text:p>
          </table:table-cell>
          <table:table-cell office:value-type="float" office:value="20.2" calcext:value-type="float">
            <text:p>20.2</text:p>
          </table:table-cell>
          <table:table-cell office:value-type="float" office:value="13" calcext:value-type="float">
            <text:p>13</text:p>
          </table:table-cell>
          <table:table-cell office:value-type="float" office:value="42261" calcext:value-type="float">
            <text:p>42261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3" calcext:value-type="float">
            <text:p>3</text:p>
          </table:table-cell>
          <table:table-cell office:value-type="float" office:value="0.93" calcext:value-type="float">
            <text:p>0.93</text:p>
          </table:table-cell>
          <table:table-cell office:value-type="float" office:value="83" calcext:value-type="float">
            <text:p>83</text:p>
          </table:table-cell>
          <table:table-cell office:value-type="float" office:value="15.8" calcext:value-type="float">
            <text:p>15.8</text:p>
          </table:table-cell>
          <table:table-cell office:value-type="float" office:value="12.8" calcext:value-type="float">
            <text:p>12.8</text:p>
          </table:table-cell>
          <table:table-cell office:value-type="float" office:value="56431" calcext:value-type="float">
            <text:p>56431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4" calcext:value-type="float">
            <text:p>4</text:p>
          </table:table-cell>
          <table:table-cell office:value-type="float" office:value="0.923" calcext:value-type="float">
            <text:p>0.923</text:p>
          </table:table-cell>
          <table:table-cell office:value-type="float" office:value="80.2" calcext:value-type="float">
            <text:p>80.2</text:p>
          </table:table-cell>
          <table:table-cell office:value-type="float" office:value="18.7" calcext:value-type="float">
            <text:p>18.7</text:p>
          </table:table-cell>
          <table:table-cell office:value-type="float" office:value="12.7" calcext:value-type="float">
            <text:p>12.7</text:p>
          </table:table-cell>
          <table:table-cell office:value-type="float" office:value="44025" calcext:value-type="float">
            <text:p>44025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5" calcext:value-type="float">
            <text:p>5</text:p>
          </table:table-cell>
          <table:table-cell office:value-type="float" office:value="0.922" calcext:value-type="float">
            <text:p>0.922</text:p>
          </table:table-cell>
          <table:table-cell office:value-type="float" office:value="81.6" calcext:value-type="float">
            <text:p>81.6</text:p>
          </table:table-cell>
          <table:table-cell office:value-type="float" office:value="17.9" calcext:value-type="float">
            <text:p>17.9</text:p>
          </table:table-cell>
          <table:table-cell office:value-type="float" office:value="11.9" calcext:value-type="float">
            <text:p>11.9</text:p>
          </table:table-cell>
          <table:table-cell office:value-type="float" office:value="45435" calcext:value-type="float">
            <text:p>45435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6" calcext:value-type="float">
            <text:p>6</text:p>
          </table:table-cell>
          <table:table-cell office:value-type="float" office:value="0.916" calcext:value-type="float">
            <text:p>0.916</text:p>
          </table:table-cell>
          <table:table-cell office:value-type="float" office:value="80.9" calcext:value-type="float">
            <text:p>80.9</text:p>
          </table:table-cell>
          <table:table-cell office:value-type="float" office:value="16.5" calcext:value-type="float">
            <text:p>16.5</text:p>
          </table:table-cell>
          <table:table-cell office:value-type="float" office:value="13.1" calcext:value-type="float">
            <text:p>13.1</text:p>
          </table:table-cell>
          <table:table-cell office:value-type="float" office:value="43919" calcext:value-type="float">
            <text:p>43919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" calcext:value-type="float">
            <text:p>6</text:p>
          </table:table-cell>
          <table:table-cell office:value-type="float" office:value="0.916" calcext:value-type="float">
            <text:p>0.916</text:p>
          </table:table-cell>
          <table:table-cell office:value-type="float" office:value="80.9" calcext:value-type="float">
            <text:p>80.9</text:p>
          </table:table-cell>
          <table:table-cell office:value-type="float" office:value="18.6" calcext:value-type="float">
            <text:p>18.6</text:p>
          </table:table-cell>
          <table:table-cell office:value-type="float" office:value="12.2" calcext:value-type="float">
            <text:p>12.2</text:p>
          </table:table-cell>
          <table:table-cell office:value-type="float" office:value="39568" calcext:value-type="float">
            <text:p>39568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8" calcext:value-type="float">
            <text:p>8</text:p>
          </table:table-cell>
          <table:table-cell office:value-type="float" office:value="0.915" calcext:value-type="float">
            <text:p>0.915</text:p>
          </table:table-cell>
          <table:table-cell office:value-type="float" office:value="79.1" calcext:value-type="float">
            <text:p>79.1</text:p>
          </table:table-cell>
          <table:table-cell office:value-type="float" office:value="16.5" calcext:value-type="float">
            <text:p>16.5</text:p>
          </table:table-cell>
          <table:table-cell office:value-type="float" office:value="12.9" calcext:value-type="float">
            <text:p>12.9</text:p>
          </table:table-cell>
          <table:table-cell office:value-type="float" office:value="52947" calcext:value-type="float">
            <text:p>52947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9" calcext:value-type="float">
            <text:p>9</text:p>
          </table:table-cell>
          <table:table-cell office:value-type="float" office:value="0.913" calcext:value-type="float">
            <text:p>0.913</text:p>
          </table:table-cell>
          <table:table-cell office:value-type="float" office:value="82" calcext:value-type="float">
            <text:p>82</text:p>
          </table:table-cell>
          <table:table-cell office:value-type="float" office:value="15.9" calcext:value-type="float">
            <text:p>15.9</text:p>
          </table:table-cell>
          <table:table-cell office:value-type="float" office:value="13" calcext:value-type="float">
            <text:p>13</text:p>
          </table:table-cell>
          <table:table-cell office:value-type="float" office:value="42155" calcext:value-type="float">
            <text:p>42155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9" calcext:value-type="float">
            <text:p>9</text:p>
          </table:table-cell>
          <table:table-cell office:value-type="float" office:value="0.913" calcext:value-type="float">
            <text:p>0.913</text:p>
          </table:table-cell>
          <table:table-cell office:value-type="float" office:value="81.8" calcext:value-type="float">
            <text:p>81.8</text:p>
          </table:table-cell>
          <table:table-cell office:value-type="float" office:value="19.2" calcext:value-type="float">
            <text:p>19.2</text:p>
          </table:table-cell>
          <table:table-cell office:value-type="float" office:value="12.5" calcext:value-type="float">
            <text:p>12.5</text:p>
          </table:table-cell>
          <table:table-cell office:value-type="float" office:value="32689" calcext:value-type="float">
            <text:p>32689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" calcext:value-type="float">
            <text:p>11</text:p>
          </table:table-cell>
          <table:table-cell office:value-type="float" office:value="0.912" calcext:value-type="float">
            <text:p>0.912</text:p>
          </table:table-cell>
          <table:table-cell office:value-type="float" office:value="83" calcext:value-type="float">
            <text:p>83</text:p>
          </table:table-cell>
          <table:table-cell office:value-type="float" office:value="15.4" calcext:value-type="float">
            <text:p>15.4</text:p>
          </table:table-cell>
          <table:table-cell office:value-type="float" office:value="10.6" calcext:value-type="float">
            <text:p>10.6</text:p>
          </table:table-cell>
          <table:table-cell office:value-type="float" office:value="76628" calcext:value-type="float">
            <text:p>76628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Hong Kong, China (SAR)</text:p>
          </table:table-cell>
          <table:table-cell office:value-type="float" office:value="12" calcext:value-type="float">
            <text:p>12</text:p>
          </table:table-cell>
          <table:table-cell office:value-type="float" office:value="0.91" calcext:value-type="float">
            <text:p>0.91</text:p>
          </table:table-cell>
          <table:table-cell office:value-type="float" office:value="84" calcext:value-type="float">
            <text:p>84</text:p>
          </table:table-cell>
          <table:table-cell office:value-type="float" office:value="15.6" calcext:value-type="float">
            <text:p>15.6</text:p>
          </table:table-cell>
          <table:table-cell office:value-type="float" office:value="11.2" calcext:value-type="float">
            <text:p>11.2</text:p>
          </table:table-cell>
          <table:table-cell office:value-type="float" office:value="53959" calcext:value-type="float">
            <text:p>53959</text:p>
          </table:table-cell>
          <table:table-cell office:value-type="string" calcext:value-type="string">
            <text:p>Very high</text:p>
          </table:table-cell>
          <table:table-cell table:formula="of:=VLOOKUP(&quot;Japan&quot;; [.$A$1:.$H$189];COLUMN([.G1]);0)" office:value-type="float" office:value="36927" calcext:value-type="float">
            <text:p>36927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13" calcext:value-type="float">
            <text:p>13</text:p>
          </table:table-cell>
          <table:table-cell office:value-type="float" office:value="0.908" calcext:value-type="float">
            <text:p>0.908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1.8" calcext:value-type="float">
            <text:p>11.8</text:p>
          </table:table-cell>
          <table:table-cell office:value-type="float" office:value="79851" calcext:value-type="float">
            <text:p>79851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4" calcext:value-type="float">
            <text:p>14</text:p>
          </table:table-cell>
          <table:table-cell office:value-type="float" office:value="0.907" calcext:value-type="float">
            <text:p>0.907</text:p>
          </table:table-cell>
          <table:table-cell office:value-type="float" office:value="82.2" calcext:value-type="float">
            <text:p>82.2</text:p>
          </table:table-cell>
          <table:table-cell office:value-type="float" office:value="15.8" calcext:value-type="float">
            <text:p>15.8</text:p>
          </table:table-cell>
          <table:table-cell office:value-type="float" office:value="12.1" calcext:value-type="float">
            <text:p>12.1</text:p>
          </table:table-cell>
          <table:table-cell office:value-type="float" office:value="45636" calcext:value-type="float">
            <text:p>45636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4" calcext:value-type="float">
            <text:p>14</text:p>
          </table:table-cell>
          <table:table-cell office:value-type="float" office:value="0.907" calcext:value-type="float">
            <text:p>0.907</text:p>
          </table:table-cell>
          <table:table-cell office:value-type="float" office:value="80.7" calcext:value-type="float">
            <text:p>80.7</text:p>
          </table:table-cell>
          <table:table-cell office:value-type="float" office:value="16.2" calcext:value-type="float">
            <text:p>16.2</text:p>
          </table:table-cell>
          <table:table-cell office:value-type="float" office:value="13.1" calcext:value-type="float">
            <text:p>13.1</text:p>
          </table:table-cell>
          <table:table-cell office:value-type="float" office:value="39267" calcext:value-type="float">
            <text:p>39267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6" calcext:value-type="float">
            <text:p>16</text:p>
          </table:table-cell>
          <table:table-cell office:value-type="float" office:value="0.899" calcext:value-type="float">
            <text:p>0.899</text:p>
          </table:table-cell>
          <table:table-cell office:value-type="float" office:value="82.6" calcext:value-type="float">
            <text:p>82.6</text:p>
          </table:table-cell>
          <table:table-cell office:value-type="float" office:value="19" calcext:value-type="float">
            <text:p>19</text:p>
          </table:table-cell>
          <table:table-cell office:value-type="float" office:value="10.6" calcext:value-type="float">
            <text:p>10.6</text:p>
          </table:table-cell>
          <table:table-cell office:value-type="float" office:value="35182" calcext:value-type="float">
            <text:p>35182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Korea (Republic of)</text:p>
          </table:table-cell>
          <table:table-cell office:value-type="float" office:value="17" calcext:value-type="float">
            <text:p>17</text:p>
          </table:table-cell>
          <table:table-cell office:value-type="float" office:value="0.898" calcext:value-type="float">
            <text:p>0.898</text:p>
          </table:table-cell>
          <table:table-cell office:value-type="float" office:value="81.9" calcext:value-type="float">
            <text:p>81.9</text:p>
          </table:table-cell>
          <table:table-cell office:value-type="float" office:value="16.9" calcext:value-type="float">
            <text:p>16.9</text:p>
          </table:table-cell>
          <table:table-cell office:value-type="float" office:value="11.9" calcext:value-type="float">
            <text:p>11.9</text:p>
          </table:table-cell>
          <table:table-cell office:value-type="float" office:value="33890" calcext:value-type="float">
            <text:p>33890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8" calcext:value-type="float">
            <text:p>18</text:p>
          </table:table-cell>
          <table:table-cell office:value-type="float" office:value="0.894" calcext:value-type="float">
            <text:p>0.894</text:p>
          </table:table-cell>
          <table:table-cell office:value-type="float" office:value="82.4" calcext:value-type="float">
            <text:p>82.4</text:p>
          </table:table-cell>
          <table:table-cell office:value-type="float" office:value="16" calcext:value-type="float">
            <text:p>16</text:p>
          </table:table-cell>
          <table:table-cell office:value-type="float" office:value="12.5" calcext:value-type="float">
            <text:p>12.5</text:p>
          </table:table-cell>
          <table:table-cell office:value-type="float" office:value="30676" calcext:value-type="float">
            <text:p>30676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19" calcext:value-type="float">
            <text:p>19</text:p>
          </table:table-cell>
          <table:table-cell office:value-type="float" office:value="0.892" calcext:value-type="float">
            <text:p>0.892</text:p>
          </table:table-cell>
          <table:table-cell office:value-type="float" office:value="81.7" calcext:value-type="float">
            <text:p>81.7</text:p>
          </table:table-cell>
          <table:table-cell office:value-type="float" office:value="13.9" calcext:value-type="float">
            <text:p>13.9</text:p>
          </table:table-cell>
          <table:table-cell office:value-type="float" office:value="11.7" calcext:value-type="float">
            <text:p>11.7</text:p>
          </table:table-cell>
          <table:table-cell office:value-type="float" office:value="58711" calcext:value-type="float">
            <text:p>58711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" calcext:value-type="float">
            <text:p>20</text:p>
          </table:table-cell>
          <table:table-cell office:value-type="float" office:value="0.891" calcext:value-type="float">
            <text:p>0.891</text:p>
          </table:table-cell>
          <table:table-cell office:value-type="float" office:value="83.5" calcext:value-type="float">
            <text:p>83.5</text:p>
          </table:table-cell>
          <table:table-cell office:value-type="float" office:value="15.3" calcext:value-type="float">
            <text:p>15.3</text:p>
          </table:table-cell>
          <table:table-cell office:value-type="float" office:value="11.5" calcext:value-type="float">
            <text:p>11.5</text:p>
          </table:table-cell>
          <table:table-cell office:value-type="float" office:value="36927" calcext:value-type="float">
            <text:p>36927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1" calcext:value-type="float">
            <text:p>21</text:p>
          </table:table-cell>
          <table:table-cell office:value-type="float" office:value="0.89" calcext:value-type="float">
            <text:p>0.89</text:p>
          </table:table-cell>
          <table:table-cell office:value-type="float" office:value="80.8" calcext:value-type="float">
            <text:p>80.8</text:p>
          </table:table-cell>
          <table:table-cell office:value-type="float" office:value="16.3" calcext:value-type="float">
            <text:p>16.3</text:p>
          </table:table-cell>
          <table:table-cell office:value-type="float" office:value="11.3" calcext:value-type="float">
            <text:p>11.3</text:p>
          </table:table-cell>
          <table:table-cell office:value-type="float" office:value="41187" calcext:value-type="float">
            <text:p>41187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2" calcext:value-type="float">
            <text:p>22</text:p>
          </table:table-cell>
          <table:table-cell office:value-type="float" office:value="0.888" calcext:value-type="float">
            <text:p>0.888</text:p>
          </table:table-cell>
          <table:table-cell office:value-type="float" office:value="82.2" calcext:value-type="float">
            <text:p>82.2</text:p>
          </table:table-cell>
          <table:table-cell office:value-type="float" office:value="16" calcext:value-type="float">
            <text:p>16</text:p>
          </table:table-cell>
          <table:table-cell office:value-type="float" office:value="11.1" calcext:value-type="float">
            <text:p>11.1</text:p>
          </table:table-cell>
          <table:table-cell office:value-type="float" office:value="38056" calcext:value-type="float">
            <text:p>38056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3" calcext:value-type="float">
            <text:p>23</text:p>
          </table:table-cell>
          <table:table-cell office:value-type="float" office:value="0.885" calcext:value-type="float">
            <text:p>0.885</text:p>
          </table:table-cell>
          <table:table-cell office:value-type="float" office:value="81.4" calcext:value-type="float">
            <text:p>81.4</text:p>
          </table:table-cell>
          <table:table-cell office:value-type="float" office:value="15.7" calcext:value-type="float">
            <text:p>15.7</text:p>
          </table:table-cell>
          <table:table-cell office:value-type="float" office:value="10.8" calcext:value-type="float">
            <text:p>10.8</text:p>
          </table:table-cell>
          <table:table-cell office:value-type="float" office:value="43869" calcext:value-type="float">
            <text:p>43869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4" calcext:value-type="float">
            <text:p>24</text:p>
          </table:table-cell>
          <table:table-cell office:value-type="float" office:value="0.883" calcext:value-type="float">
            <text:p>0.883</text:p>
          </table:table-cell>
          <table:table-cell office:value-type="float" office:value="80.8" calcext:value-type="float">
            <text:p>80.8</text:p>
          </table:table-cell>
          <table:table-cell office:value-type="float" office:value="17.1" calcext:value-type="float">
            <text:p>17.1</text:p>
          </table:table-cell>
          <table:table-cell office:value-type="float" office:value="10.3" calcext:value-type="float">
            <text:p>10.3</text:p>
          </table:table-cell>
          <table:table-cell office:value-type="float" office:value="38695" calcext:value-type="float">
            <text:p>38695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5" calcext:value-type="float">
            <text:p>25</text:p>
          </table:table-cell>
          <table:table-cell office:value-type="float" office:value="0.88" calcext:value-type="float">
            <text:p>0.88</text:p>
          </table:table-cell>
          <table:table-cell office:value-type="float" office:value="80.4" calcext:value-type="float">
            <text:p>80.4</text:p>
          </table:table-cell>
          <table:table-cell office:value-type="float" office:value="16.8" calcext:value-type="float">
            <text:p>16.8</text:p>
          </table:table-cell>
          <table:table-cell office:value-type="float" office:value="11.9" calcext:value-type="float">
            <text:p>11.9</text:p>
          </table:table-cell>
          <table:table-cell office:value-type="float" office:value="27852" calcext:value-type="float">
            <text:p>27852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6" calcext:value-type="float">
            <text:p>26</text:p>
          </table:table-cell>
          <table:table-cell office:value-type="float" office:value="0.876" calcext:value-type="float">
            <text:p>0.876</text:p>
          </table:table-cell>
          <table:table-cell office:value-type="float" office:value="82.6" calcext:value-type="float">
            <text:p>82.6</text:p>
          </table:table-cell>
          <table:table-cell office:value-type="float" office:value="17.3" calcext:value-type="float">
            <text:p>17.3</text:p>
          </table:table-cell>
          <table:table-cell office:value-type="float" office:value="9.6" calcext:value-type="float">
            <text:p>9.6</text:p>
          </table:table-cell>
          <table:table-cell office:value-type="float" office:value="32045" calcext:value-type="float">
            <text:p>32045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7" calcext:value-type="float">
            <text:p>27</text:p>
          </table:table-cell>
          <table:table-cell office:value-type="float" office:value="0.873" calcext:value-type="float">
            <text:p>0.873</text:p>
          </table:table-cell>
          <table:table-cell office:value-type="float" office:value="83.1" calcext:value-type="float">
            <text:p>83.1</text:p>
          </table:table-cell>
          <table:table-cell office:value-type="float" office:value="16" calcext:value-type="float">
            <text:p>16</text:p>
          </table:table-cell>
          <table:table-cell office:value-type="float" office:value="10.1" calcext:value-type="float">
            <text:p>10.1</text:p>
          </table:table-cell>
          <table:table-cell office:value-type="float" office:value="33030" calcext:value-type="float">
            <text:p>33030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8" calcext:value-type="float">
            <text:p>28</text:p>
          </table:table-cell>
          <table:table-cell office:value-type="float" office:value="0.87" calcext:value-type="float">
            <text:p>0.87</text:p>
          </table:table-cell>
          <table:table-cell office:value-type="float" office:value="78.6" calcext:value-type="float">
            <text:p>78.6</text:p>
          </table:table-cell>
          <table:table-cell office:value-type="float" office:value="16.4" calcext:value-type="float">
            <text:p>16.4</text:p>
          </table:table-cell>
          <table:table-cell office:value-type="float" office:value="12.3" calcext:value-type="float">
            <text:p>12.3</text:p>
          </table:table-cell>
          <table:table-cell office:value-type="float" office:value="26660" calcext:value-type="float">
            <text:p>26660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9" calcext:value-type="float">
            <text:p>29</text:p>
          </table:table-cell>
          <table:table-cell office:value-type="float" office:value="0.865" calcext:value-type="float">
            <text:p>0.865</text:p>
          </table:table-cell>
          <table:table-cell office:value-type="float" office:value="80.9" calcext:value-type="float">
            <text:p>80.9</text:p>
          </table:table-cell>
          <table:table-cell office:value-type="float" office:value="17.6" calcext:value-type="float">
            <text:p>17.6</text:p>
          </table:table-cell>
          <table:table-cell office:value-type="float" office:value="10.3" calcext:value-type="float">
            <text:p>10.3</text:p>
          </table:table-cell>
          <table:table-cell office:value-type="float" office:value="24524" calcext:value-type="float">
            <text:p>24524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30" calcext:value-type="float">
            <text:p>30</text:p>
          </table:table-cell>
          <table:table-cell office:value-type="float" office:value="0.861" calcext:value-type="float">
            <text:p>0.861</text:p>
          </table:table-cell>
          <table:table-cell office:value-type="float" office:value="76.8" calcext:value-type="float">
            <text:p>76.8</text:p>
          </table:table-cell>
          <table:table-cell office:value-type="float" office:value="16.5" calcext:value-type="float">
            <text:p>16.5</text:p>
          </table:table-cell>
          <table:table-cell office:value-type="float" office:value="12.5" calcext:value-type="float">
            <text:p>12.5</text:p>
          </table:table-cell>
          <table:table-cell office:value-type="float" office:value="25214" calcext:value-type="float">
            <text:p>25214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31" calcext:value-type="float">
            <text:p>31</text:p>
          </table:table-cell>
          <table:table-cell office:value-type="float" office:value="0.856" calcext:value-type="float">
            <text:p>0.856</text:p>
          </table:table-cell>
          <table:table-cell office:value-type="float" office:value="78.8" calcext:value-type="float">
            <text:p>78.8</text:p>
          </table:table-cell>
          <table:table-cell office:value-type="float" office:value="14.5" calcext:value-type="float">
            <text:p>14.5</text:p>
          </table:table-cell>
          <table:table-cell office:value-type="float" office:value="8.8" calcext:value-type="float">
            <text:p>8.8</text:p>
          </table:table-cell>
          <table:table-cell office:value-type="float" office:value="72570" calcext:value-type="float">
            <text:p>72570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32" calcext:value-type="float">
            <text:p>32</text:p>
          </table:table-cell>
          <table:table-cell office:value-type="float" office:value="0.85" calcext:value-type="float">
            <text:p>0.85</text:p>
          </table:table-cell>
          <table:table-cell office:value-type="float" office:value="80.2" calcext:value-type="float">
            <text:p>80.2</text:p>
          </table:table-cell>
          <table:table-cell office:value-type="float" office:value="14" calcext:value-type="float">
            <text:p>14</text:p>
          </table:table-cell>
          <table:table-cell office:value-type="float" office:value="11.6" calcext:value-type="float">
            <text:p>11.6</text:p>
          </table:table-cell>
          <table:table-cell office:value-type="float" office:value="28633" calcext:value-type="float">
            <text:p>28633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32" calcext:value-type="float">
            <text:p>32</text:p>
          </table:table-cell>
          <table:table-cell office:value-type="float" office:value="0.85" calcext:value-type="float">
            <text:p>0.85</text:p>
          </table:table-cell>
          <table:table-cell office:value-type="float" office:value="78.2" calcext:value-type="float">
            <text:p>78.2</text:p>
          </table:table-cell>
          <table:table-cell office:value-type="float" office:value="13.8" calcext:value-type="float">
            <text:p>13.8</text:p>
          </table:table-cell>
          <table:table-cell office:value-type="float" office:value="9.1" calcext:value-type="float">
            <text:p>9.1</text:p>
          </table:table-cell>
          <table:table-cell office:value-type="float" office:value="123124" calcext:value-type="float">
            <text:p>123124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34" calcext:value-type="float">
            <text:p>34</text:p>
          </table:table-cell>
          <table:table-cell office:value-type="float" office:value="0.845" calcext:value-type="float">
            <text:p>0.845</text:p>
          </table:table-cell>
          <table:table-cell office:value-type="float" office:value="81.3" calcext:value-type="float">
            <text:p>81.3</text:p>
          </table:table-cell>
          <table:table-cell office:value-type="float" office:value="13.5" calcext:value-type="float">
            <text:p>13.5</text:p>
          </table:table-cell>
          <table:table-cell office:value-type="float" office:value="9.6" calcext:value-type="float">
            <text:p>9.6</text:p>
          </table:table-cell>
          <table:table-cell office:value-type="float" office:value="43978" calcext:value-type="float">
            <text:p>43978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35" calcext:value-type="float">
            <text:p>35</text:p>
          </table:table-cell>
          <table:table-cell office:value-type="float" office:value="0.844" calcext:value-type="float">
            <text:p>0.844</text:p>
          </table:table-cell>
          <table:table-cell office:value-type="float" office:value="76.3" calcext:value-type="float">
            <text:p>76.3</text:p>
          </table:table-cell>
          <table:table-cell office:value-type="float" office:value="15.1" calcext:value-type="float">
            <text:p>15.1</text:p>
          </table:table-cell>
          <table:table-cell office:value-type="float" office:value="12.2" calcext:value-type="float">
            <text:p>12.2</text:p>
          </table:table-cell>
          <table:table-cell office:value-type="float" office:value="25845" calcext:value-type="float">
            <text:p>25845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6" calcext:value-type="float">
            <text:p>36</text:p>
          </table:table-cell>
          <table:table-cell office:value-type="float" office:value="0.843" calcext:value-type="float">
            <text:p>0.843</text:p>
          </table:table-cell>
          <table:table-cell office:value-type="float" office:value="77.4" calcext:value-type="float">
            <text:p>77.4</text:p>
          </table:table-cell>
          <table:table-cell office:value-type="float" office:value="15.5" calcext:value-type="float">
            <text:p>15.5</text:p>
          </table:table-cell>
          <table:table-cell office:value-type="float" office:value="11.8" calcext:value-type="float">
            <text:p>11.8</text:p>
          </table:table-cell>
          <table:table-cell office:value-type="float" office:value="23177" calcext:value-type="float">
            <text:p>23177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37" calcext:value-type="float">
            <text:p>37</text:p>
          </table:table-cell>
          <table:table-cell office:value-type="float" office:value="0.839" calcext:value-type="float">
            <text:p>0.839</text:p>
          </table:table-cell>
          <table:table-cell office:value-type="float" office:value="73.3" calcext:value-type="float">
            <text:p>73.3</text:p>
          </table:table-cell>
          <table:table-cell office:value-type="float" office:value="16.4" calcext:value-type="float">
            <text:p>16.4</text:p>
          </table:table-cell>
          <table:table-cell office:value-type="float" office:value="12.4" calcext:value-type="float">
            <text:p>12.4</text:p>
          </table:table-cell>
          <table:table-cell office:value-type="float" office:value="24500" calcext:value-type="float">
            <text:p>24500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37" calcext:value-type="float">
            <text:p>37</text:p>
          </table:table-cell>
          <table:table-cell office:value-type="float" office:value="0.839" calcext:value-type="float">
            <text:p>0.839</text:p>
          </table:table-cell>
          <table:table-cell office:value-type="float" office:value="80.6" calcext:value-type="float">
            <text:p>80.6</text:p>
          </table:table-cell>
          <table:table-cell office:value-type="float" office:value="14.4" calcext:value-type="float">
            <text:p>14.4</text:p>
          </table:table-cell>
          <table:table-cell office:value-type="float" office:value="10.3" calcext:value-type="float">
            <text:p>10.3</text:p>
          </table:table-cell>
          <table:table-cell office:value-type="float" office:value="27930" calcext:value-type="float">
            <text:p>27930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9" calcext:value-type="float">
            <text:p>39</text:p>
          </table:table-cell>
          <table:table-cell office:value-type="float" office:value="0.837" calcext:value-type="float">
            <text:p>0.837</text:p>
          </table:table-cell>
          <table:table-cell office:value-type="float" office:value="74.3" calcext:value-type="float">
            <text:p>74.3</text:p>
          </table:table-cell>
          <table:table-cell office:value-type="float" office:value="16.3" calcext:value-type="float">
            <text:p>16.3</text:p>
          </table:table-cell>
          <table:table-cell office:value-type="float" office:value="8.7" calcext:value-type="float">
            <text:p>8.7</text:p>
          </table:table-cell>
          <table:table-cell office:value-type="float" office:value="52821" calcext:value-type="float">
            <text:p>52821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0" calcext:value-type="float">
            <text:p>40</text:p>
          </table:table-cell>
          <table:table-cell office:value-type="float" office:value="0.836" calcext:value-type="float">
            <text:p>0.836</text:p>
          </table:table-cell>
          <table:table-cell office:value-type="float" office:value="76.3" calcext:value-type="float">
            <text:p>76.3</text:p>
          </table:table-cell>
          <table:table-cell office:value-type="float" office:value="17.9" calcext:value-type="float">
            <text:p>17.9</text:p>
          </table:table-cell>
          <table:table-cell office:value-type="float" office:value="9.8" calcext:value-type="float">
            <text:p>9.8</text:p>
          </table:table-cell>
          <table:table-cell office:value-type="float" office:value="22050" calcext:value-type="float">
            <text:p>22050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41" calcext:value-type="float">
            <text:p>41</text:p>
          </table:table-cell>
          <table:table-cell office:value-type="float" office:value="0.835" calcext:value-type="float">
            <text:p>0.835</text:p>
          </table:table-cell>
          <table:table-cell office:value-type="float" office:value="77" calcext:value-type="float">
            <text:p>77</text:p>
          </table:table-cell>
          <table:table-cell office:value-type="float" office:value="13.3" calcext:value-type="float">
            <text:p>13.3</text:p>
          </table:table-cell>
          <table:table-cell office:value-type="float" office:value="9.5" calcext:value-type="float">
            <text:p>9.5</text:p>
          </table:table-cell>
          <table:table-cell office:value-type="float" office:value="60868" calcext:value-type="float">
            <text:p>60868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42" calcext:value-type="float">
            <text:p>42</text:p>
          </table:table-cell>
          <table:table-cell office:value-type="float" office:value="0.832" calcext:value-type="float">
            <text:p>0.832</text:p>
          </table:table-cell>
          <table:table-cell office:value-type="float" office:value="81.7" calcext:value-type="float">
            <text:p>81.7</text:p>
          </table:table-cell>
          <table:table-cell office:value-type="float" office:value="15.2" calcext:value-type="float">
            <text:p>15.2</text:p>
          </table:table-cell>
          <table:table-cell office:value-type="float" office:value="9.8" calcext:value-type="float">
            <text:p>9.8</text:p>
          </table:table-cell>
          <table:table-cell office:value-type="float" office:value="21290" calcext:value-type="float">
            <text:p>21290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43" calcext:value-type="float">
            <text:p>43</text:p>
          </table:table-cell>
          <table:table-cell office:value-type="float" office:value="0.83" calcext:value-type="float">
            <text:p>0.83</text:p>
          </table:table-cell>
          <table:table-cell office:value-type="float" office:value="80.9" calcext:value-type="float">
            <text:p>80.9</text:p>
          </table:table-cell>
          <table:table-cell office:value-type="float" office:value="16.3" calcext:value-type="float">
            <text:p>16.3</text:p>
          </table:table-cell>
          <table:table-cell office:value-type="float" office:value="8.2" calcext:value-type="float">
            <text:p>8.2</text:p>
          </table:table-cell>
          <table:table-cell office:value-type="float" office:value="25757" calcext:value-type="float">
            <text:p>25757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44" calcext:value-type="float">
            <text:p>44</text:p>
          </table:table-cell>
          <table:table-cell office:value-type="float" office:value="0.828" calcext:value-type="float">
            <text:p>0.828</text:p>
          </table:table-cell>
          <table:table-cell office:value-type="float" office:value="75.2" calcext:value-type="float">
            <text:p>75.2</text:p>
          </table:table-cell>
          <table:table-cell office:value-type="float" office:value="15.4" calcext:value-type="float">
            <text:p>15.4</text:p>
          </table:table-cell>
          <table:table-cell office:value-type="float" office:value="11.6" calcext:value-type="float">
            <text:p>11.6</text:p>
          </table:table-cell>
          <table:table-cell office:value-type="float" office:value="22916" calcext:value-type="float">
            <text:p>22916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45" calcext:value-type="float">
            <text:p>45</text:p>
          </table:table-cell>
          <table:table-cell office:value-type="float" office:value="0.824" calcext:value-type="float">
            <text:p>0.824</text:p>
          </table:table-cell>
          <table:table-cell office:value-type="float" office:value="76.6" calcext:value-type="float">
            <text:p>76.6</text:p>
          </table:table-cell>
          <table:table-cell office:value-type="float" office:value="14.4" calcext:value-type="float">
            <text:p>14.4</text:p>
          </table:table-cell>
          <table:table-cell office:value-type="float" office:value="9.4" calcext:value-type="float">
            <text:p>9.4</text:p>
          </table:table-cell>
          <table:table-cell office:value-type="float" office:value="38599" calcext:value-type="float">
            <text:p>38599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46" calcext:value-type="float">
            <text:p>46</text:p>
          </table:table-cell>
          <table:table-cell office:value-type="float" office:value="0.819" calcext:value-type="float">
            <text:p>0.819</text:p>
          </table:table-cell>
          <table:table-cell office:value-type="float" office:value="74.2" calcext:value-type="float">
            <text:p>74.2</text:p>
          </table:table-cell>
          <table:table-cell office:value-type="float" office:value="15.2" calcext:value-type="float">
            <text:p>15.2</text:p>
          </table:table-cell>
          <table:table-cell office:value-type="float" office:value="11.5" calcext:value-type="float">
            <text:p>11.5</text:p>
          </table:table-cell>
          <table:table-cell office:value-type="float" office:value="22281" calcext:value-type="float">
            <text:p>22281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7" calcext:value-type="float">
            <text:p>47</text:p>
          </table:table-cell>
          <table:table-cell office:value-type="float" office:value="0.818" calcext:value-type="float">
            <text:p>0.818</text:p>
          </table:table-cell>
          <table:table-cell office:value-type="float" office:value="77.3" calcext:value-type="float">
            <text:p>77.3</text:p>
          </table:table-cell>
          <table:table-cell office:value-type="float" office:value="14.8" calcext:value-type="float">
            <text:p>14.8</text:p>
          </table:table-cell>
          <table:table-cell office:value-type="float" office:value="11" calcext:value-type="float">
            <text:p>11</text:p>
          </table:table-cell>
          <table:table-cell office:value-type="float" office:value="19409" calcext:value-type="float">
            <text:p>19409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48" calcext:value-type="float">
            <text:p>48</text:p>
          </table:table-cell>
          <table:table-cell office:value-type="float" office:value="0.816" calcext:value-type="float">
            <text:p>0.816</text:p>
          </table:table-cell>
          <table:table-cell office:value-type="float" office:value="74.4" calcext:value-type="float">
            <text:p>74.4</text:p>
          </table:table-cell>
          <table:table-cell office:value-type="float" office:value="14.7" calcext:value-type="float">
            <text:p>14.7</text:p>
          </table:table-cell>
          <table:table-cell office:value-type="float" office:value="7.2" calcext:value-type="float">
            <text:p>7.2</text:p>
          </table:table-cell>
          <table:table-cell office:value-type="float" office:value="83961" calcext:value-type="float">
            <text:p>83961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49" calcext:value-type="float">
            <text:p>49</text:p>
          </table:table-cell>
          <table:table-cell office:value-type="float" office:value="0.802" calcext:value-type="float">
            <text:p>0.802</text:p>
          </table:table-cell>
          <table:table-cell office:value-type="float" office:value="76.2" calcext:value-type="float">
            <text:p>76.2</text:p>
          </table:table-cell>
          <table:table-cell office:value-type="float" office:value="15.2" calcext:value-type="float">
            <text:p>15.2</text:p>
          </table:table-cell>
          <table:table-cell office:value-type="float" office:value="11.2" calcext:value-type="float">
            <text:p>11.2</text:p>
          </table:table-cell>
          <table:table-cell office:value-type="float" office:value="14558" calcext:value-type="float">
            <text:p>14558</text:p>
          </table:table-cell>
          <table:table-cell office:value-type="string" calcext:value-type="string">
            <text:p>Very high</text:p>
          </table:table-cell>
          <table:table-cell/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50" calcext:value-type="float">
            <text:p>50</text:p>
          </table:table-cell>
          <table:table-cell office:value-type="float" office:value="0.798" calcext:value-type="float">
            <text:p>0.798</text:p>
          </table:table-cell>
          <table:table-cell office:value-type="float" office:value="71.3" calcext:value-type="float">
            <text:p>71.3</text:p>
          </table:table-cell>
          <table:table-cell office:value-type="float" office:value="15.7" calcext:value-type="float">
            <text:p>15.7</text:p>
          </table:table-cell>
          <table:table-cell office:value-type="float" office:value="12" calcext:value-type="float">
            <text:p>12</text:p>
          </table:table-cell>
          <table:table-cell office:value-type="float" office:value="16676" calcext:value-type="float">
            <text:p>16676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50" calcext:value-type="float">
            <text:p>50</text:p>
          </table:table-cell>
          <table:table-cell office:value-type="float" office:value="0.798" calcext:value-type="float">
            <text:p>0.798</text:p>
          </table:table-cell>
          <table:table-cell office:value-type="float" office:value="70.1" calcext:value-type="float">
            <text:p>70.1</text:p>
          </table:table-cell>
          <table:table-cell office:value-type="float" office:value="14.7" calcext:value-type="float">
            <text:p>14.7</text:p>
          </table:table-cell>
          <table:table-cell office:value-type="float" office:value="12" calcext:value-type="float">
            <text:p>12</text:p>
          </table:table-cell>
          <table:table-cell office:value-type="float" office:value="22352" calcext:value-type="float">
            <text:p>22352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52" calcext:value-type="float">
            <text:p>52</text:p>
          </table:table-cell>
          <table:table-cell office:value-type="float" office:value="0.793" calcext:value-type="float">
            <text:p>0.793</text:p>
          </table:table-cell>
          <table:table-cell office:value-type="float" office:value="76.8" calcext:value-type="float">
            <text:p>76.8</text:p>
          </table:table-cell>
          <table:table-cell office:value-type="float" office:value="13.6" calcext:value-type="float">
            <text:p>13.6</text:p>
          </table:table-cell>
          <table:table-cell office:value-type="float" office:value="8" calcext:value-type="float">
            <text:p>8</text:p>
          </table:table-cell>
          <table:table-cell office:value-type="float" office:value="34858" calcext:value-type="float">
            <text:p>34858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52" calcext:value-type="float">
            <text:p>52</text:p>
          </table:table-cell>
          <table:table-cell office:value-type="float" office:value="0.793" calcext:value-type="float">
            <text:p>0.793</text:p>
          </table:table-cell>
          <table:table-cell office:value-type="float" office:value="74.7" calcext:value-type="float">
            <text:p>74.7</text:p>
          </table:table-cell>
          <table:table-cell office:value-type="float" office:value="14.2" calcext:value-type="float">
            <text:p>14.2</text:p>
          </table:table-cell>
          <table:table-cell office:value-type="float" office:value="10.8" calcext:value-type="float">
            <text:p>10.8</text:p>
          </table:table-cell>
          <table:table-cell office:value-type="float" office:value="18108" calcext:value-type="float">
            <text:p>18108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52" calcext:value-type="float">
            <text:p>52</text:p>
          </table:table-cell>
          <table:table-cell office:value-type="float" office:value="0.793" calcext:value-type="float">
            <text:p>0.793</text:p>
          </table:table-cell>
          <table:table-cell office:value-type="float" office:value="77.2" calcext:value-type="float">
            <text:p>77.2</text:p>
          </table:table-cell>
          <table:table-cell office:value-type="float" office:value="15.5" calcext:value-type="float">
            <text:p>15.5</text:p>
          </table:table-cell>
          <table:table-cell office:value-type="float" office:value="8.5" calcext:value-type="float">
            <text:p>8.5</text:p>
          </table:table-cell>
          <table:table-cell office:value-type="float" office:value="19283" calcext:value-type="float">
            <text:p>19283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55" calcext:value-type="float">
            <text:p>55</text:p>
          </table:table-cell>
          <table:table-cell office:value-type="float" office:value="0.79" calcext:value-type="float">
            <text:p>0.79</text:p>
          </table:table-cell>
          <table:table-cell office:value-type="float" office:value="75.4" calcext:value-type="float">
            <text:p>75.4</text:p>
          </table:table-cell>
          <table:table-cell office:value-type="float" office:value="12.6" calcext:value-type="float">
            <text:p>12.6</text:p>
          </table:table-cell>
          <table:table-cell office:value-type="float" office:value="10.9" calcext:value-type="float">
            <text:p>10.9</text:p>
          </table:table-cell>
          <table:table-cell office:value-type="float" office:value="21336" calcext:value-type="float">
            <text:p>21336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56" calcext:value-type="float">
            <text:p>56</text:p>
          </table:table-cell>
          <table:table-cell office:value-type="float" office:value="0.788" calcext:value-type="float">
            <text:p>0.788</text:p>
          </table:table-cell>
          <table:table-cell office:value-type="float" office:value="69.4" calcext:value-type="float">
            <text:p>69.4</text:p>
          </table:table-cell>
          <table:table-cell office:value-type="float" office:value="15" calcext:value-type="float">
            <text:p>15</text:p>
          </table:table-cell>
          <table:table-cell office:value-type="float" office:value="11.4" calcext:value-type="float">
            <text:p>11.4</text:p>
          </table:table-cell>
          <table:table-cell office:value-type="float" office:value="20867" calcext:value-type="float">
            <text:p>20867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57" calcext:value-type="float">
            <text:p>57</text:p>
          </table:table-cell>
          <table:table-cell office:value-type="float" office:value="0.785" calcext:value-type="float">
            <text:p>0.785</text:p>
          </table:table-cell>
          <table:table-cell office:value-type="float" office:value="75.6" calcext:value-type="float">
            <text:p>75.6</text:p>
          </table:table-cell>
          <table:table-cell office:value-type="float" office:value="15.4" calcext:value-type="float">
            <text:p>15.4</text:p>
          </table:table-cell>
          <table:table-cell office:value-type="float" office:value="10.5" calcext:value-type="float">
            <text:p>10.5</text:p>
          </table:table-cell>
          <table:table-cell office:value-type="float" office:value="12488" calcext:value-type="float">
            <text:p>12488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58" calcext:value-type="float">
            <text:p>58</text:p>
          </table:table-cell>
          <table:table-cell office:value-type="float" office:value="0.783" calcext:value-type="float">
            <text:p>0.783</text:p>
          </table:table-cell>
          <table:table-cell office:value-type="float" office:value="76.1" calcext:value-type="float">
            <text:p>76.1</text:p>
          </table:table-cell>
          <table:table-cell office:value-type="float" office:value="14" calcext:value-type="float">
            <text:p>14</text:p>
          </table:table-cell>
          <table:table-cell office:value-type="float" office:value="9.2" calcext:value-type="float">
            <text:p>9.2</text:p>
          </table:table-cell>
          <table:table-cell office:value-type="float" office:value="20070" calcext:value-type="float">
            <text:p>20070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59" calcext:value-type="float">
            <text:p>59</text:p>
          </table:table-cell>
          <table:table-cell office:value-type="float" office:value="0.782" calcext:value-type="float">
            <text:p>0.782</text:p>
          </table:table-cell>
          <table:table-cell office:value-type="float" office:value="74.2" calcext:value-type="float">
            <text:p>74.2</text:p>
          </table:table-cell>
          <table:table-cell office:value-type="float" office:value="14.4" calcext:value-type="float">
            <text:p>14.4</text:p>
          </table:table-cell>
          <table:table-cell office:value-type="float" office:value="10.6" calcext:value-type="float">
            <text:p>10.6</text:p>
          </table:table-cell>
          <table:table-cell office:value-type="float" office:value="15596" calcext:value-type="float">
            <text:p>15596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60" calcext:value-type="float">
            <text:p>60</text:p>
          </table:table-cell>
          <table:table-cell office:value-type="float" office:value="0.78" calcext:value-type="float">
            <text:p>0.78</text:p>
          </table:table-cell>
          <table:table-cell office:value-type="float" office:value="72.7" calcext:value-type="float">
            <text:p>72.7</text:p>
          </table:table-cell>
          <table:table-cell office:value-type="float" office:value="13.7" calcext:value-type="float">
            <text:p>13.7</text:p>
          </table:table-cell>
          <table:table-cell office:value-type="float" office:value="12.3" calcext:value-type="float">
            <text:p>12.3</text:p>
          </table:table-cell>
          <table:table-cell office:value-type="float" office:value="13496" calcext:value-type="float">
            <text:p>13496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60" calcext:value-type="float">
            <text:p>60</text:p>
          </table:table-cell>
          <table:table-cell office:value-type="float" office:value="0.78" calcext:value-type="float">
            <text:p>0.78</text:p>
          </table:table-cell>
          <table:table-cell office:value-type="float" office:value="77.6" calcext:value-type="float">
            <text:p>77.6</text:p>
          </table:table-cell>
          <table:table-cell office:value-type="float" office:value="13.3" calcext:value-type="float">
            <text:p>13.3</text:p>
          </table:table-cell>
          <table:table-cell office:value-type="float" office:value="9.3" calcext:value-type="float">
            <text:p>9.3</text:p>
          </table:table-cell>
          <table:table-cell office:value-type="float" office:value="18192" calcext:value-type="float">
            <text:p>18192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62" calcext:value-type="float">
            <text:p>62</text:p>
          </table:table-cell>
          <table:table-cell office:value-type="float" office:value="0.779" calcext:value-type="float">
            <text:p>0.779</text:p>
          </table:table-cell>
          <table:table-cell office:value-type="float" office:value="74.7" calcext:value-type="float">
            <text:p>74.7</text:p>
          </table:table-cell>
          <table:table-cell office:value-type="float" office:value="12.7" calcext:value-type="float">
            <text:p>12.7</text:p>
          </table:table-cell>
          <table:table-cell office:value-type="float" office:value="10" calcext:value-type="float">
            <text:p>10</text:p>
          </table:table-cell>
          <table:table-cell office:value-type="float" office:value="22762" calcext:value-type="float">
            <text:p>22762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63" calcext:value-type="float">
            <text:p>63</text:p>
          </table:table-cell>
          <table:table-cell office:value-type="float" office:value="0.777" calcext:value-type="float">
            <text:p>0.777</text:p>
          </table:table-cell>
          <table:table-cell office:value-type="float" office:value="74.4" calcext:value-type="float">
            <text:p>74.4</text:p>
          </table:table-cell>
          <table:table-cell office:value-type="float" office:value="15.6" calcext:value-type="float">
            <text:p>15.6</text:p>
          </table:table-cell>
          <table:table-cell office:value-type="float" office:value="8.5" calcext:value-type="float">
            <text:p>8.5</text:p>
          </table:table-cell>
          <table:table-cell office:value-type="float" office:value="17470" calcext:value-type="float">
            <text:p>17470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64" calcext:value-type="float">
            <text:p>64</text:p>
          </table:table-cell>
          <table:table-cell office:value-type="float" office:value="0.772" calcext:value-type="float">
            <text:p>0.772</text:p>
          </table:table-cell>
          <table:table-cell office:value-type="float" office:value="73.1" calcext:value-type="float">
            <text:p>73.1</text:p>
          </table:table-cell>
          <table:table-cell office:value-type="float" office:value="13.4" calcext:value-type="float">
            <text:p>13.4</text:p>
          </table:table-cell>
          <table:table-cell office:value-type="float" office:value="9.4" calcext:value-type="float">
            <text:p>9.4</text:p>
          </table:table-cell>
          <table:table-cell office:value-type="float" office:value="23300" calcext:value-type="float">
            <text:p>23300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64" calcext:value-type="float">
            <text:p>64</text:p>
          </table:table-cell>
          <table:table-cell office:value-type="float" office:value="0.772" calcext:value-type="float">
            <text:p>0.772</text:p>
          </table:table-cell>
          <table:table-cell office:value-type="float" office:value="70.4" calcext:value-type="float">
            <text:p>70.4</text:p>
          </table:table-cell>
          <table:table-cell office:value-type="float" office:value="12.3" calcext:value-type="float">
            <text:p>12.3</text:p>
          </table:table-cell>
          <table:table-cell office:value-type="float" office:value="10.9" calcext:value-type="float">
            <text:p>10.9</text:p>
          </table:table-cell>
          <table:table-cell office:value-type="float" office:value="26090" calcext:value-type="float">
            <text:p>26090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66" calcext:value-type="float">
            <text:p>66</text:p>
          </table:table-cell>
          <table:table-cell office:value-type="float" office:value="0.771" calcext:value-type="float">
            <text:p>0.771</text:p>
          </table:table-cell>
          <table:table-cell office:value-type="float" office:value="74.9" calcext:value-type="float">
            <text:p>74.9</text:p>
          </table:table-cell>
          <table:table-cell office:value-type="float" office:value="14.4" calcext:value-type="float">
            <text:p>14.4</text:p>
          </table:table-cell>
          <table:table-cell office:value-type="float" office:value="10.5" calcext:value-type="float">
            <text:p>10.5</text:p>
          </table:table-cell>
          <table:table-cell office:value-type="float" office:value="12190" calcext:value-type="float">
            <text:p>12190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67" calcext:value-type="float">
            <text:p>67</text:p>
          </table:table-cell>
          <table:table-cell office:value-type="float" office:value="0.769" calcext:value-type="float">
            <text:p>0.769</text:p>
          </table:table-cell>
          <table:table-cell office:value-type="float" office:value="79.4" calcext:value-type="float">
            <text:p>79.4</text:p>
          </table:table-cell>
          <table:table-cell office:value-type="float" office:value="13.8" calcext:value-type="float">
            <text:p>13.8</text:p>
          </table:table-cell>
          <table:table-cell office:value-type="float" office:value="11.5" calcext:value-type="float">
            <text:p>11.5</text:p>
          </table:table-cell>
          <table:table-cell office:value-type="float" office:value="7301" calcext:value-type="float">
            <text:p>7301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67" calcext:value-type="float">
            <text:p>67</text:p>
          </table:table-cell>
          <table:table-cell office:value-type="float" office:value="0.769" calcext:value-type="float">
            <text:p>0.769</text:p>
          </table:table-cell>
          <table:table-cell office:value-type="float" office:value="79.3" calcext:value-type="float">
            <text:p>79.3</text:p>
          </table:table-cell>
          <table:table-cell office:value-type="float" office:value="13.8" calcext:value-type="float">
            <text:p>13.8</text:p>
          </table:table-cell>
          <table:table-cell office:value-type="float" office:value="7.9" calcext:value-type="float">
            <text:p>7.9</text:p>
          </table:table-cell>
          <table:table-cell office:value-type="float" office:value="16509" calcext:value-type="float">
            <text:p>16509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69" calcext:value-type="float">
            <text:p>69</text:p>
          </table:table-cell>
          <table:table-cell office:value-type="float" office:value="0.766" calcext:value-type="float">
            <text:p>0.766</text:p>
          </table:table-cell>
          <table:table-cell office:value-type="float" office:value="79.4" calcext:value-type="float">
            <text:p>79.4</text:p>
          </table:table-cell>
          <table:table-cell office:value-type="float" office:value="13.9" calcext:value-type="float">
            <text:p>13.9</text:p>
          </table:table-cell>
          <table:table-cell office:value-type="float" office:value="8.4" calcext:value-type="float">
            <text:p>8.4</text:p>
          </table:table-cell>
          <table:table-cell office:value-type="float" office:value="13413" calcext:value-type="float">
            <text:p>13413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69" calcext:value-type="float">
            <text:p>69</text:p>
          </table:table-cell>
          <table:table-cell office:value-type="float" office:value="0.766" calcext:value-type="float">
            <text:p>0.766</text:p>
          </table:table-cell>
          <table:table-cell office:value-type="float" office:value="75.4" calcext:value-type="float">
            <text:p>75.4</text:p>
          </table:table-cell>
          <table:table-cell office:value-type="float" office:value="15.1" calcext:value-type="float">
            <text:p>15.1</text:p>
          </table:table-cell>
          <table:table-cell office:value-type="float" office:value="8.2" calcext:value-type="float">
            <text:p>8.2</text:p>
          </table:table-cell>
          <table:table-cell office:value-type="float" office:value="15440" calcext:value-type="float">
            <text:p>15440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71" calcext:value-type="float">
            <text:p>71</text:p>
          </table:table-cell>
          <table:table-cell office:value-type="float" office:value="0.762" calcext:value-type="float">
            <text:p>0.762</text:p>
          </table:table-cell>
          <table:table-cell office:value-type="float" office:value="74.2" calcext:value-type="float">
            <text:p>74.2</text:p>
          </table:table-cell>
          <table:table-cell office:value-type="float" office:value="14.2" calcext:value-type="float">
            <text:p>14.2</text:p>
          </table:table-cell>
          <table:table-cell office:value-type="float" office:value="8.9" calcext:value-type="float">
            <text:p>8.9</text:p>
          </table:table-cell>
          <table:table-cell office:value-type="float" office:value="16159" calcext:value-type="float">
            <text:p>16159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72" calcext:value-type="float">
            <text:p>72</text:p>
          </table:table-cell>
          <table:table-cell office:value-type="float" office:value="0.761" calcext:value-type="float">
            <text:p>0.761</text:p>
          </table:table-cell>
          <table:table-cell office:value-type="float" office:value="75.3" calcext:value-type="float">
            <text:p>75.3</text:p>
          </table:table-cell>
          <table:table-cell office:value-type="float" office:value="14.5" calcext:value-type="float">
            <text:p>14.5</text:p>
          </table:table-cell>
          <table:table-cell office:value-type="float" office:value="7.6" calcext:value-type="float">
            <text:p>7.6</text:p>
          </table:table-cell>
          <table:table-cell office:value-type="float" office:value="18677" calcext:value-type="float">
            <text:p>18677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73" calcext:value-type="float">
            <text:p>73</text:p>
          </table:table-cell>
          <table:table-cell office:value-type="float" office:value="0.757" calcext:value-type="float">
            <text:p>0.757</text:p>
          </table:table-cell>
          <table:table-cell office:value-type="float" office:value="74.9" calcext:value-type="float">
            <text:p>74.9</text:p>
          </table:table-cell>
          <table:table-cell office:value-type="float" office:value="13.7" calcext:value-type="float">
            <text:p>13.7</text:p>
          </table:table-cell>
          <table:table-cell office:value-type="float" office:value="10.8" calcext:value-type="float">
            <text:p>10.8</text:p>
          </table:table-cell>
          <table:table-cell office:value-type="float" office:value="9779" calcext:value-type="float">
            <text:p>9779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74" calcext:value-type="float">
            <text:p>74</text:p>
          </table:table-cell>
          <table:table-cell office:value-type="float" office:value="0.756" calcext:value-type="float">
            <text:p>0.756</text:p>
          </table:table-cell>
          <table:table-cell office:value-type="float" office:value="76.8" calcext:value-type="float">
            <text:p>76.8</text:p>
          </table:table-cell>
          <table:table-cell office:value-type="float" office:value="13.1" calcext:value-type="float">
            <text:p>13.1</text:p>
          </table:table-cell>
          <table:table-cell office:value-type="float" office:value="8.5" calcext:value-type="float">
            <text:p>8.5</text:p>
          </table:table-cell>
          <table:table-cell office:value-type="float" office:value="16056" calcext:value-type="float">
            <text:p>16056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75" calcext:value-type="float">
            <text:p>75</text:p>
          </table:table-cell>
          <table:table-cell office:value-type="float" office:value="0.755" calcext:value-type="float">
            <text:p>0.755</text:p>
          </table:table-cell>
          <table:table-cell office:value-type="float" office:value="74.5" calcext:value-type="float">
            <text:p>74.5</text:p>
          </table:table-cell>
          <table:table-cell office:value-type="float" office:value="15.2" calcext:value-type="float">
            <text:p>15.2</text:p>
          </table:table-cell>
          <table:table-cell office:value-type="float" office:value="7.7" calcext:value-type="float">
            <text:p>7.7</text:p>
          </table:table-cell>
          <table:table-cell office:value-type="float" office:value="15175" calcext:value-type="float">
            <text:p>15175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76" calcext:value-type="float">
            <text:p>76</text:p>
          </table:table-cell>
          <table:table-cell office:value-type="float" office:value="0.754" calcext:value-type="float">
            <text:p>0.754</text:p>
          </table:table-cell>
          <table:table-cell office:value-type="float" office:value="74.9" calcext:value-type="float">
            <text:p>74.9</text:p>
          </table:table-cell>
          <table:table-cell office:value-type="float" office:value="13.8" calcext:value-type="float">
            <text:p>13.8</text:p>
          </table:table-cell>
          <table:table-cell office:value-type="float" office:value="12.1" calcext:value-type="float">
            <text:p>12.1</text:p>
          </table:table-cell>
          <table:table-cell office:value-type="float" office:value="7164" calcext:value-type="float">
            <text:p>7164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float" office:value="77" calcext:value-type="float">
            <text:p>77</text:p>
          </table:table-cell>
          <table:table-cell office:value-type="float" office:value="0.752" calcext:value-type="float">
            <text:p>0.752</text:p>
          </table:table-cell>
          <table:table-cell office:value-type="float" office:value="73.8" calcext:value-type="float">
            <text:p>73.8</text:p>
          </table:table-cell>
          <table:table-cell office:value-type="float" office:value="12.9" calcext:value-type="float">
            <text:p>12.9</text:p>
          </table:table-cell>
          <table:table-cell office:value-type="float" office:value="8.4" calcext:value-type="float">
            <text:p>8.4</text:p>
          </table:table-cell>
          <table:table-cell office:value-type="float" office:value="20805" calcext:value-type="float">
            <text:p>20805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78" calcext:value-type="float">
            <text:p>78</text:p>
          </table:table-cell>
          <table:table-cell office:value-type="float" office:value="0.751" calcext:value-type="float">
            <text:p>0.751</text:p>
          </table:table-cell>
          <table:table-cell office:value-type="float" office:value="70.8" calcext:value-type="float">
            <text:p>70.8</text:p>
          </table:table-cell>
          <table:table-cell office:value-type="float" office:value="11.9" calcext:value-type="float">
            <text:p>11.9</text:p>
          </table:table-cell>
          <table:table-cell office:value-type="float" office:value="11.2" calcext:value-type="float">
            <text:p>11.2</text:p>
          </table:table-cell>
          <table:table-cell office:value-type="float" office:value="16428" calcext:value-type="float">
            <text:p>16428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79" calcext:value-type="float">
            <text:p>79</text:p>
          </table:table-cell>
          <table:table-cell office:value-type="float" office:value="0.75" calcext:value-type="float">
            <text:p>0.75</text:p>
          </table:table-cell>
          <table:table-cell office:value-type="float" office:value="73.4" calcext:value-type="float">
            <text:p>73.4</text:p>
          </table:table-cell>
          <table:table-cell office:value-type="float" office:value="15.8" calcext:value-type="float">
            <text:p>15.8</text:p>
          </table:table-cell>
          <table:table-cell office:value-type="float" office:value="8.6" calcext:value-type="float">
            <text:p>8.6</text:p>
          </table:table-cell>
          <table:table-cell office:value-type="float" office:value="10939" calcext:value-type="float">
            <text:p>10939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80" calcext:value-type="float">
            <text:p>80</text:p>
          </table:table-cell>
          <table:table-cell office:value-type="float" office:value="0.748" calcext:value-type="float">
            <text:p>0.748</text:p>
          </table:table-cell>
          <table:table-cell office:value-type="float" office:value="74" calcext:value-type="float">
            <text:p>74</text:p>
          </table:table-cell>
          <table:table-cell office:value-type="float" office:value="13.5" calcext:value-type="float">
            <text:p>13.5</text:p>
          </table:table-cell>
          <table:table-cell office:value-type="float" office:value="9.9" calcext:value-type="float">
            <text:p>9.9</text:p>
          </table:table-cell>
          <table:table-cell office:value-type="float" office:value="11365" calcext:value-type="float">
            <text:p>11365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The former Yugoslav Republic of Macedonia</text:p>
          </table:table-cell>
          <table:table-cell office:value-type="float" office:value="81" calcext:value-type="float">
            <text:p>81</text:p>
          </table:table-cell>
          <table:table-cell office:value-type="float" office:value="0.747" calcext:value-type="float">
            <text:p>0.747</text:p>
          </table:table-cell>
          <table:table-cell office:value-type="float" office:value="75.4" calcext:value-type="float">
            <text:p>75.4</text:p>
          </table:table-cell>
          <table:table-cell office:value-type="float" office:value="13.4" calcext:value-type="float">
            <text:p>13.4</text:p>
          </table:table-cell>
          <table:table-cell office:value-type="float" office:value="9.3" calcext:value-type="float">
            <text:p>9.3</text:p>
          </table:table-cell>
          <table:table-cell office:value-type="float" office:value="11780" calcext:value-type="float">
            <text:p>11780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81" calcext:value-type="float">
            <text:p>81</text:p>
          </table:table-cell>
          <table:table-cell office:value-type="float" office:value="0.747" calcext:value-type="float">
            <text:p>0.747</text:p>
          </table:table-cell>
          <table:table-cell office:value-type="float" office:value="71" calcext:value-type="float">
            <text:p>71</text:p>
          </table:table-cell>
          <table:table-cell office:value-type="float" office:value="15.1" calcext:value-type="float">
            <text:p>15.1</text:p>
          </table:table-cell>
          <table:table-cell office:value-type="float" office:value="11.3" calcext:value-type="float">
            <text:p>11.3</text:p>
          </table:table-cell>
          <table:table-cell office:value-type="float" office:value="8178" calcext:value-type="float">
            <text:p>8178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83" calcext:value-type="float">
            <text:p>83</text:p>
          </table:table-cell>
          <table:table-cell office:value-type="float" office:value="0.736" calcext:value-type="float">
            <text:p>0.736</text:p>
          </table:table-cell>
          <table:table-cell office:value-type="float" office:value="74.8" calcext:value-type="float">
            <text:p>74.8</text:p>
          </table:table-cell>
          <table:table-cell office:value-type="float" office:value="14" calcext:value-type="float">
            <text:p>14</text:p>
          </table:table-cell>
          <table:table-cell office:value-type="float" office:value="7.6" calcext:value-type="float">
            <text:p>7.6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84" calcext:value-type="float">
            <text:p>84</text:p>
          </table:table-cell>
          <table:table-cell office:value-type="float" office:value="0.734" calcext:value-type="float">
            <text:p>0.734</text:p>
          </table:table-cell>
          <table:table-cell office:value-type="float" office:value="74.6" calcext:value-type="float">
            <text:p>74.6</text:p>
          </table:table-cell>
          <table:table-cell office:value-type="float" office:value="13.1" calcext:value-type="float">
            <text:p>13.1</text:p>
          </table:table-cell>
          <table:table-cell office:value-type="float" office:value="9" calcext:value-type="float">
            <text:p>9</text:p>
          </table:table-cell>
          <table:table-cell office:value-type="float" office:value="11015" calcext:value-type="float">
            <text:p>11015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85" calcext:value-type="float">
            <text:p>85</text:p>
          </table:table-cell>
          <table:table-cell office:value-type="float" office:value="0.733" calcext:value-type="float">
            <text:p>0.733</text:p>
          </table:table-cell>
          <table:table-cell office:value-type="float" office:value="77.8" calcext:value-type="float">
            <text:p>77.8</text:p>
          </table:table-cell>
          <table:table-cell office:value-type="float" office:value="11.8" calcext:value-type="float">
            <text:p>11.8</text:p>
          </table:table-cell>
          <table:table-cell office:value-type="float" office:value="9.3" calcext:value-type="float">
            <text:p>9.3</text:p>
          </table:table-cell>
          <table:table-cell office:value-type="float" office:value="9943" calcext:value-type="float">
            <text:p>9943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85" calcext:value-type="float">
            <text:p>85</text:p>
          </table:table-cell>
          <table:table-cell office:value-type="float" office:value="0.733" calcext:value-type="float">
            <text:p>0.733</text:p>
          </table:table-cell>
          <table:table-cell office:value-type="float" office:value="74.7" calcext:value-type="float">
            <text:p>74.7</text:p>
          </table:table-cell>
          <table:table-cell office:value-type="float" office:value="12.3" calcext:value-type="float">
            <text:p>12.3</text:p>
          </table:table-cell>
          <table:table-cell office:value-type="float" office:value="10.9" calcext:value-type="float">
            <text:p>10.9</text:p>
          </table:table-cell>
          <table:table-cell office:value-type="float" office:value="8124" calcext:value-type="float">
            <text:p>8124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85" calcext:value-type="float">
            <text:p>85</text:p>
          </table:table-cell>
          <table:table-cell office:value-type="float" office:value="0.733" calcext:value-type="float">
            <text:p>0.733</text:p>
          </table:table-cell>
          <table:table-cell office:value-type="float" office:value="76.5" calcext:value-type="float">
            <text:p>76.5</text:p>
          </table:table-cell>
          <table:table-cell office:value-type="float" office:value="13.6" calcext:value-type="float">
            <text:p>13.6</text:p>
          </table:table-cell>
          <table:table-cell office:value-type="float" office:value="8.3" calcext:value-type="float">
            <text:p>8.3</text:p>
          </table:table-cell>
          <table:table-cell office:value-type="float" office:value="9638" calcext:value-type="float">
            <text:p>9638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88" calcext:value-type="float">
            <text:p>88</text:p>
          </table:table-cell>
          <table:table-cell office:value-type="float" office:value="0.732" calcext:value-type="float">
            <text:p>0.732</text:p>
          </table:table-cell>
          <table:table-cell office:value-type="float" office:value="75.9" calcext:value-type="float">
            <text:p>75.9</text:p>
          </table:table-cell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0605" calcext:value-type="float">
            <text:p>10605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89" calcext:value-type="float">
            <text:p>89</text:p>
          </table:table-cell>
          <table:table-cell office:value-type="float" office:value="0.729" calcext:value-type="float">
            <text:p>0.729</text:p>
          </table:table-cell>
          <table:table-cell office:value-type="float" office:value="75.1" calcext:value-type="float">
            <text:p>75.1</text:p>
          </table:table-cell>
          <table:table-cell office:value-type="float" office:value="12.6" calcext:value-type="float">
            <text:p>12.6</text:p>
          </table:table-cell>
          <table:table-cell office:value-type="float" office:value="9.3" calcext:value-type="float">
            <text:p>9.3</text:p>
          </table:table-cell>
          <table:table-cell office:value-type="float" office:value="9765" calcext:value-type="float">
            <text:p>9765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90" calcext:value-type="float">
            <text:p>90</text:p>
          </table:table-cell>
          <table:table-cell office:value-type="float" office:value="0.727" calcext:value-type="float">
            <text:p>0.727</text:p>
          </table:table-cell>
          <table:table-cell office:value-type="float" office:value="75.8" calcext:value-type="float">
            <text:p>75.8</text:p>
          </table:table-cell>
          <table:table-cell office:value-type="float" office:value="13.1" calcext:value-type="float">
            <text:p>13.1</text:p>
          </table:table-cell>
          <table:table-cell office:value-type="float" office:value="7.5" calcext:value-type="float">
            <text:p>7.5</text:p>
          </table:table-cell>
          <table:table-cell office:value-type="float" office:value="12547" calcext:value-type="float">
            <text:p>12547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90" calcext:value-type="float">
            <text:p>90</text:p>
          </table:table-cell>
          <table:table-cell office:value-type="float" office:value="0.727" calcext:value-type="float">
            <text:p>0.727</text:p>
          </table:table-cell>
          <table:table-cell office:value-type="float" office:value="70" calcext:value-type="float">
            <text:p>70</text:p>
          </table:table-cell>
          <table:table-cell office:value-type="float" office:value="15.7" calcext:value-type="float">
            <text:p>15.7</text:p>
          </table:table-cell>
          <table:table-cell office:value-type="float" office:value="9.9" calcext:value-type="float">
            <text:p>9.9</text:p>
          </table:table-cell>
          <table:table-cell office:value-type="float" office:value="7493" calcext:value-type="float">
            <text:p>7493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90" calcext:value-type="float">
            <text:p>90</text:p>
          </table:table-cell>
          <table:table-cell office:value-type="float" office:value="0.727" calcext:value-type="float">
            <text:p>0.727</text:p>
          </table:table-cell>
          <table:table-cell office:value-type="float" office:value="69.4" calcext:value-type="float">
            <text:p>69.4</text:p>
          </table:table-cell>
          <table:table-cell office:value-type="float" office:value="14.6" calcext:value-type="float">
            <text:p>14.6</text:p>
          </table:table-cell>
          <table:table-cell office:value-type="float" office:value="9.3" calcext:value-type="float">
            <text:p>9.3</text:p>
          </table:table-cell>
          <table:table-cell office:value-type="float" office:value="10729" calcext:value-type="float">
            <text:p>10729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93" calcext:value-type="float">
            <text:p>93</text:p>
          </table:table-cell>
          <table:table-cell office:value-type="float" office:value="0.726" calcext:value-type="float">
            <text:p>0.726</text:p>
          </table:table-cell>
          <table:table-cell office:value-type="float" office:value="74.4" calcext:value-type="float">
            <text:p>74.4</text:p>
          </table:table-cell>
          <table:table-cell office:value-type="float" office:value="13.5" calcext:value-type="float">
            <text:p>13.5</text:p>
          </table:table-cell>
          <table:table-cell office:value-type="float" office:value="7.3" calcext:value-type="float">
            <text:p>7.3</text:p>
          </table:table-cell>
          <table:table-cell office:value-type="float" office:value="13323" calcext:value-type="float">
            <text:p>13323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94" calcext:value-type="float">
            <text:p>94</text:p>
          </table:table-cell>
          <table:table-cell office:value-type="float" office:value="0.724" calcext:value-type="float">
            <text:p>0.724</text:p>
          </table:table-cell>
          <table:table-cell office:value-type="float" office:value="77.8" calcext:value-type="float">
            <text:p>77.8</text:p>
          </table:table-cell>
          <table:table-cell office:value-type="float" office:value="12.7" calcext:value-type="float">
            <text:p>12.7</text:p>
          </table:table-cell>
          <table:table-cell office:value-type="float" office:value="7.9" calcext:value-type="float">
            <text:p>7.9</text:p>
          </table:table-cell>
          <table:table-cell office:value-type="float" office:value="9994" calcext:value-type="float">
            <text:p>9994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94" calcext:value-type="float">
            <text:p>94</text:p>
          </table:table-cell>
          <table:table-cell office:value-type="float" office:value="0.724" calcext:value-type="float">
            <text:p>0.724</text:p>
          </table:table-cell>
          <table:table-cell office:value-type="float" office:value="71.6" calcext:value-type="float">
            <text:p>71.6</text:p>
          </table:table-cell>
          <table:table-cell office:value-type="float" office:value="14" calcext:value-type="float">
            <text:p>14</text:p>
          </table:table-cell>
          <table:table-cell office:value-type="float" office:value="7.3" calcext:value-type="float">
            <text:p>7.3</text:p>
          </table:table-cell>
          <table:table-cell office:value-type="float" office:value="14911" calcext:value-type="float">
            <text:p>14911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96" calcext:value-type="float">
            <text:p>96</text:p>
          </table:table-cell>
          <table:table-cell office:value-type="float" office:value="0.721" calcext:value-type="float">
            <text:p>0.721</text:p>
          </table:table-cell>
          <table:table-cell office:value-type="float" office:value="74.8" calcext:value-type="float">
            <text:p>74.8</text:p>
          </table:table-cell>
          <table:table-cell office:value-type="float" office:value="14.6" calcext:value-type="float">
            <text:p>14.6</text:p>
          </table:table-cell>
          <table:table-cell office:value-type="float" office:value="6.8" calcext:value-type="float">
            <text:p>6.8</text:p>
          </table:table-cell>
          <table:table-cell office:value-type="float" office:value="10404" calcext:value-type="float">
            <text:p>10404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97" calcext:value-type="float">
            <text:p>97</text:p>
          </table:table-cell>
          <table:table-cell office:value-type="float" office:value="0.72" calcext:value-type="float">
            <text:p>0.72</text:p>
          </table:table-cell>
          <table:table-cell office:value-type="float" office:value="74" calcext:value-type="float">
            <text:p>74</text:p>
          </table:table-cell>
          <table:table-cell office:value-type="float" office:value="13.5" calcext:value-type="float">
            <text:p>13.5</text:p>
          </table:table-cell>
          <table:table-cell office:value-type="float" office:value="7.3" calcext:value-type="float">
            <text:p>7.3</text:p>
          </table:table-cell>
          <table:table-cell office:value-type="float" office:value="12040" calcext:value-type="float">
            <text:p>12040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97" calcext:value-type="float">
            <text:p>97</text:p>
          </table:table-cell>
          <table:table-cell office:value-type="float" office:value="0.72" calcext:value-type="float">
            <text:p>0.72</text:p>
          </table:table-cell>
          <table:table-cell office:value-type="float" office:value="72.9" calcext:value-type="float">
            <text:p>72.9</text:p>
          </table:table-cell>
          <table:table-cell office:value-type="float" office:value="13.4" calcext:value-type="float">
            <text:p>13.4</text:p>
          </table:table-cell>
          <table:table-cell office:value-type="float" office:value="8.6" calcext:value-type="float">
            <text:p>8.6</text:p>
          </table:table-cell>
          <table:table-cell office:value-type="float" office:value="9937" calcext:value-type="float">
            <text:p>9937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99" calcext:value-type="float">
            <text:p>99</text:p>
          </table:table-cell>
          <table:table-cell office:value-type="float" office:value="0.719" calcext:value-type="float">
            <text:p>0.719</text:p>
          </table:table-cell>
          <table:table-cell office:value-type="float" office:value="75.7" calcext:value-type="float">
            <text:p>75.7</text:p>
          </table:table-cell>
          <table:table-cell office:value-type="float" office:value="12.4" calcext:value-type="float">
            <text:p>12.4</text:p>
          </table:table-cell>
          <table:table-cell office:value-type="float" office:value="9.7" calcext:value-type="float">
            <text:p>9.7</text:p>
          </table:table-cell>
          <table:table-cell office:value-type="float" office:value="7415" calcext:value-type="float">
            <text:p>7415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100" calcext:value-type="float">
            <text:p>100</text:p>
          </table:table-cell>
          <table:table-cell office:value-type="float" office:value="0.717" calcext:value-type="float">
            <text:p>0.717</text:p>
          </table:table-cell>
          <table:table-cell office:value-type="float" office:value="72.8" calcext:value-type="float">
            <text:p>72.8</text:p>
          </table:table-cell>
          <table:table-cell office:value-type="float" office:value="14.7" calcext:value-type="float">
            <text:p>14.7</text:p>
          </table:table-cell>
          <table:table-cell office:value-type="float" office:value="10.7" calcext:value-type="float">
            <text:p>10.7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101" calcext:value-type="float">
            <text:p>101</text:p>
          </table:table-cell>
          <table:table-cell office:value-type="float" office:value="0.715" calcext:value-type="float">
            <text:p>0.715</text:p>
          </table:table-cell>
          <table:table-cell office:value-type="float" office:value="70" calcext:value-type="float">
            <text:p>70</text:p>
          </table:table-cell>
          <table:table-cell office:value-type="float" office:value="13.6" calcext:value-type="float">
            <text:p>13.6</text:p>
          </table:table-cell>
          <table:table-cell office:value-type="float" office:value="10.5" calcext:value-type="float">
            <text:p>10.5</text:p>
          </table:table-cell>
          <table:table-cell office:value-type="float" office:value="7614" calcext:value-type="float">
            <text:p>7614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01" calcext:value-type="float">
            <text:p>101</text:p>
          </table:table-cell>
          <table:table-cell office:value-type="float" office:value="0.715" calcext:value-type="float">
            <text:p>0.715</text:p>
          </table:table-cell>
          <table:table-cell office:value-type="float" office:value="73.5" calcext:value-type="float">
            <text:p>73.5</text:p>
          </table:table-cell>
          <table:table-cell office:value-type="float" office:value="13.1" calcext:value-type="float">
            <text:p>13.1</text:p>
          </table:table-cell>
          <table:table-cell office:value-type="float" office:value="7.6" calcext:value-type="float">
            <text:p>7.6</text:p>
          </table:table-cell>
          <table:table-cell office:value-type="float" office:value="11883" calcext:value-type="float">
            <text:p>11883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103" calcext:value-type="float">
            <text:p>103</text:p>
          </table:table-cell>
          <table:table-cell office:value-type="float" office:value="0.714" calcext:value-type="float">
            <text:p>0.714</text:p>
          </table:table-cell>
          <table:table-cell office:value-type="float" office:value="71.1" calcext:value-type="float">
            <text:p>71.1</text:p>
          </table:table-cell>
          <table:table-cell office:value-type="float" office:value="12.7" calcext:value-type="float">
            <text:p>12.7</text:p>
          </table:table-cell>
          <table:table-cell office:value-type="float" office:value="7.7" calcext:value-type="float">
            <text:p>7.7</text:p>
          </table:table-cell>
          <table:table-cell office:value-type="float" office:value="15617" calcext:value-type="float">
            <text:p>15617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104" calcext:value-type="float">
            <text:p>104</text:p>
          </table:table-cell>
          <table:table-cell office:value-type="float" office:value="0.706" calcext:value-type="float">
            <text:p>0.706</text:p>
          </table:table-cell>
          <table:table-cell office:value-type="float" office:value="76.8" calcext:value-type="float">
            <text:p>76.8</text:p>
          </table:table-cell>
          <table:table-cell office:value-type="float" office:value="13" calcext:value-type="float">
            <text:p>13</text:p>
          </table:table-cell>
          <table:table-cell office:value-type="float" office:value="5.8" calcext:value-type="float">
            <text:p>5.8</text:p>
          </table:table-cell>
          <table:table-cell office:value-type="float" office:value="12328" calcext:value-type="float">
            <text:p>12328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105" calcext:value-type="float">
            <text:p>105</text:p>
          </table:table-cell>
          <table:table-cell office:value-type="float" office:value="0.702" calcext:value-type="float">
            <text:p>0.702</text:p>
          </table:table-cell>
          <table:table-cell office:value-type="float" office:value="73.4" calcext:value-type="float">
            <text:p>73.4</text:p>
          </table:table-cell>
          <table:table-cell office:value-type="float" office:value="12.9" calcext:value-type="float">
            <text:p>12.9</text:p>
          </table:table-cell>
          <table:table-cell office:value-type="float" office:value="10.3" calcext:value-type="float">
            <text:p>10.3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06" calcext:value-type="float">
            <text:p>106</text:p>
          </table:table-cell>
          <table:table-cell office:value-type="float" office:value="0.698" calcext:value-type="float">
            <text:p>0.698</text:p>
          </table:table-cell>
          <table:table-cell office:value-type="float" office:value="64.5" calcext:value-type="float">
            <text:p>64.5</text:p>
          </table:table-cell>
          <table:table-cell office:value-type="float" office:value="12.5" calcext:value-type="float">
            <text:p>12.5</text:p>
          </table:table-cell>
          <table:table-cell office:value-type="float" office:value="8.9" calcext:value-type="float">
            <text:p>8.9</text:p>
          </table:table-cell>
          <table:table-cell office:value-type="float" office:value="16646" calcext:value-type="float">
            <text:p>16646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Moldova (Republic of)</text:p>
          </table:table-cell>
          <table:table-cell office:value-type="float" office:value="107" calcext:value-type="float">
            <text:p>107</text:p>
          </table:table-cell>
          <table:table-cell office:value-type="float" office:value="0.693" calcext:value-type="float">
            <text:p>0.693</text:p>
          </table:table-cell>
          <table:table-cell office:value-type="float" office:value="71.6" calcext:value-type="float">
            <text:p>71.6</text:p>
          </table:table-cell>
          <table:table-cell office:value-type="float" office:value="11.9" calcext:value-type="float">
            <text:p>11.9</text:p>
          </table:table-cell>
          <table:table-cell office:value-type="float" office:value="11.2" calcext:value-type="float">
            <text:p>11.2</text:p>
          </table:table-cell>
          <table:table-cell office:value-type="float" office:value="5223" calcext:value-type="float">
            <text:p>5223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08" calcext:value-type="float">
            <text:p>108</text:p>
          </table:table-cell>
          <table:table-cell office:value-type="float" office:value="0.69" calcext:value-type="float">
            <text:p>0.69</text:p>
          </table:table-cell>
          <table:table-cell office:value-type="float" office:value="71.1" calcext:value-type="float">
            <text:p>71.1</text:p>
          </table:table-cell>
          <table:table-cell office:value-type="float" office:value="13.5" calcext:value-type="float">
            <text:p>13.5</text:p>
          </table:table-cell>
          <table:table-cell office:value-type="float" office:value="6.6" calcext:value-type="float">
            <text:p>6.6</text:p>
          </table:table-cell>
          <table:table-cell office:value-type="float" office:value="10512" calcext:value-type="float">
            <text:p>10512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109" calcext:value-type="float">
            <text:p>109</text:p>
          </table:table-cell>
          <table:table-cell office:value-type="float" office:value="0.688" calcext:value-type="float">
            <text:p>0.688</text:p>
          </table:table-cell>
          <table:table-cell office:value-type="float" office:value="65.6" calcext:value-type="float">
            <text:p>65.6</text:p>
          </table:table-cell>
          <table:table-cell office:value-type="float" office:value="10.8" calcext:value-type="float">
            <text:p>10.8</text:p>
          </table:table-cell>
          <table:table-cell office:value-type="float" office:value="9.9" calcext:value-type="float">
            <text:p>9.9</text:p>
          </table:table-cell>
          <table:table-cell office:value-type="float" office:value="13066" calcext:value-type="float">
            <text:p>13066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110" calcext:value-type="float">
            <text:p>110</text:p>
          </table:table-cell>
          <table:table-cell office:value-type="float" office:value="0.684" calcext:value-type="float">
            <text:p>0.684</text:p>
          </table:table-cell>
          <table:table-cell office:value-type="float" office:value="64.4" calcext:value-type="float">
            <text:p>64.4</text:p>
          </table:table-cell>
          <table:table-cell office:value-type="float" office:value="12.5" calcext:value-type="float">
            <text:p>12.5</text:p>
          </table:table-cell>
          <table:table-cell office:value-type="float" office:value="7.8" calcext:value-type="float">
            <text:p>7.8</text:p>
          </table:table-cell>
          <table:table-cell office:value-type="float" office:value="16367" calcext:value-type="float">
            <text:p>16367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10" calcext:value-type="float">
            <text:p>110</text:p>
          </table:table-cell>
          <table:table-cell office:value-type="float" office:value="0.684" calcext:value-type="float">
            <text:p>0.684</text:p>
          </table:table-cell>
          <table:table-cell office:value-type="float" office:value="68.9" calcext:value-type="float">
            <text:p>68.9</text:p>
          </table:table-cell>
          <table:table-cell office:value-type="float" office:value="13" calcext:value-type="float">
            <text:p>13</text:p>
          </table:table-cell>
          <table:table-cell office:value-type="float" office:value="7.6" calcext:value-type="float">
            <text:p>7.6</text:p>
          </table:table-cell>
          <table:table-cell office:value-type="float" office:value="9788" calcext:value-type="float">
            <text:p>9788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12" calcext:value-type="float">
            <text:p>112</text:p>
          </table:table-cell>
          <table:table-cell office:value-type="float" office:value="0.679" calcext:value-type="float">
            <text:p>0.679</text:p>
          </table:table-cell>
          <table:table-cell office:value-type="float" office:value="72.9" calcext:value-type="float">
            <text:p>72.9</text:p>
          </table:table-cell>
          <table:table-cell office:value-type="float" office:value="11.9" calcext:value-type="float">
            <text:p>11.9</text:p>
          </table:table-cell>
          <table:table-cell office:value-type="float" office:value="7.7" calcext:value-type="float">
            <text:p>7.7</text:p>
          </table:table-cell>
          <table:table-cell office:value-type="float" office:value="7643" calcext:value-type="float">
            <text:p>7643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Palestine, State of</text:p>
          </table:table-cell>
          <table:table-cell office:value-type="float" office:value="113" calcext:value-type="float">
            <text:p>113</text:p>
          </table:table-cell>
          <table:table-cell office:value-type="float" office:value="0.677" calcext:value-type="float">
            <text:p>0.677</text:p>
          </table:table-cell>
          <table:table-cell office:value-type="float" office:value="72.9" calcext:value-type="float">
            <text:p>72.9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.9</text:p>
          </table:table-cell>
          <table:table-cell office:value-type="float" office:value="4699" calcext:value-type="float">
            <text:p>4699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114" calcext:value-type="float">
            <text:p>114</text:p>
          </table:table-cell>
          <table:table-cell office:value-type="float" office:value="0.675" calcext:value-type="float">
            <text:p>0.675</text:p>
          </table:table-cell>
          <table:table-cell office:value-type="float" office:value="68.4" calcext:value-type="float">
            <text:p>68.4</text:p>
          </table:table-cell>
          <table:table-cell office:value-type="float" office:value="11.5" calcext:value-type="float">
            <text:p>11.5</text:p>
          </table:table-cell>
          <table:table-cell office:value-type="float" office:value="10.9" calcext:value-type="float">
            <text:p>10.9</text:p>
          </table:table-cell>
          <table:table-cell office:value-type="float" office:value="5567" calcext:value-type="float">
            <text:p>5567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15" calcext:value-type="float">
            <text:p>115</text:p>
          </table:table-cell>
          <table:table-cell office:value-type="float" office:value="0.668" calcext:value-type="float">
            <text:p>0.668</text:p>
          </table:table-cell>
          <table:table-cell office:value-type="float" office:value="68.2" calcext:value-type="float">
            <text:p>68.2</text:p>
          </table:table-cell>
          <table:table-cell office:value-type="float" office:value="11.3" calcext:value-type="float">
            <text:p>11.3</text:p>
          </table:table-cell>
          <table:table-cell office:value-type="float" office:value="8.9" calcext:value-type="float">
            <text:p>8.9</text:p>
          </table:table-cell>
          <table:table-cell office:value-type="float" office:value="7915" calcext:value-type="float">
            <text:p>7915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16" calcext:value-type="float">
            <text:p>116</text:p>
          </table:table-cell>
          <table:table-cell office:value-type="float" office:value="0.666" calcext:value-type="float">
            <text:p>0.666</text:p>
          </table:table-cell>
          <table:table-cell office:value-type="float" office:value="73" calcext:value-type="float">
            <text:p>73</text:p>
          </table:table-cell>
          <table:table-cell office:value-type="float" office:value="12.3" calcext:value-type="float">
            <text:p>12.3</text:p>
          </table:table-cell>
          <table:table-cell office:value-type="float" office:value="6.5" calcext:value-type="float">
            <text:p>6.5</text:p>
          </table:table-cell>
          <table:table-cell office:value-type="float" office:value="7349" calcext:value-type="float">
            <text:p>7349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16" calcext:value-type="float">
            <text:p>116</text:p>
          </table:table-cell>
          <table:table-cell office:value-type="float" office:value="0.666" calcext:value-type="float">
            <text:p>0.666</text:p>
          </table:table-cell>
          <table:table-cell office:value-type="float" office:value="57.4" calcext:value-type="float">
            <text:p>57.4</text:p>
          </table:table-cell>
          <table:table-cell office:value-type="float" office:value="13.6" calcext:value-type="float">
            <text:p>13.6</text:p>
          </table:table-cell>
          <table:table-cell office:value-type="float" office:value="9.9" calcext:value-type="float">
            <text:p>9.9</text:p>
          </table:table-cell>
          <table:table-cell office:value-type="float" office:value="12122" calcext:value-type="float">
            <text:p>12122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116" calcext:value-type="float">
            <text:p>116</text:p>
          </table:table-cell>
          <table:table-cell office:value-type="float" office:value="0.666" calcext:value-type="float">
            <text:p>0.666</text:p>
          </table:table-cell>
          <table:table-cell office:value-type="float" office:value="75.8" calcext:value-type="float">
            <text:p>75.8</text:p>
          </table:table-cell>
          <table:table-cell office:value-type="float" office:value="11.9" calcext:value-type="float">
            <text:p>11.9</text:p>
          </table:table-cell>
          <table:table-cell office:value-type="float" office:value="7.5" calcext:value-type="float">
            <text:p>7.5</text:p>
          </table:table-cell>
          <table:table-cell office:value-type="float" office:value="5092" calcext:value-type="float">
            <text:p>5092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119" calcext:value-type="float">
            <text:p>119</text:p>
          </table:table-cell>
          <table:table-cell office:value-type="float" office:value="0.662" calcext:value-type="float">
            <text:p>0.662</text:p>
          </table:table-cell>
          <table:table-cell office:value-type="float" office:value="68.3" calcext:value-type="float">
            <text:p>68.3</text:p>
          </table:table-cell>
          <table:table-cell office:value-type="float" office:value="13.2" calcext:value-type="float">
            <text:p>13.2</text:p>
          </table:table-cell>
          <table:table-cell office:value-type="float" office:value="8.2" calcext:value-type="float">
            <text:p>8.2</text:p>
          </table:table-cell>
          <table:table-cell office:value-type="float" office:value="5760" calcext:value-type="float">
            <text:p>5760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120" calcext:value-type="float">
            <text:p>120</text:p>
          </table:table-cell>
          <table:table-cell office:value-type="float" office:value="0.655" calcext:value-type="float">
            <text:p>0.655</text:p>
          </table:table-cell>
          <table:table-cell office:value-type="float" office:value="70.6" calcext:value-type="float">
            <text:p>70.6</text:p>
          </table:table-cell>
          <table:table-cell office:value-type="float" office:value="12.5" calcext:value-type="float">
            <text:p>12.5</text:p>
          </table:table-cell>
          <table:table-cell office:value-type="float" office:value="10.6" calcext:value-type="float">
            <text:p>10.6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21" calcext:value-type="float">
            <text:p>121</text:p>
          </table:table-cell>
          <table:table-cell office:value-type="float" office:value="0.654" calcext:value-type="float">
            <text:p>0.654</text:p>
          </table:table-cell>
          <table:table-cell office:value-type="float" office:value="69.4" calcext:value-type="float">
            <text:p>69.4</text:p>
          </table:table-cell>
          <table:table-cell office:value-type="float" office:value="10.1" calcext:value-type="float">
            <text:p>10.1</text:p>
          </table:table-cell>
          <table:table-cell office:value-type="float" office:value="6.4" calcext:value-type="float">
            <text:p>6.4</text:p>
          </table:table-cell>
          <table:table-cell office:value-type="float" office:value="14003" calcext:value-type="float">
            <text:p>14003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122" calcext:value-type="float">
            <text:p>122</text:p>
          </table:table-cell>
          <table:table-cell office:value-type="float" office:value="0.646" calcext:value-type="float">
            <text:p>0.646</text:p>
          </table:table-cell>
          <table:table-cell office:value-type="float" office:value="73.3" calcext:value-type="float">
            <text:p>73.3</text:p>
          </table:table-cell>
          <table:table-cell office:value-type="float" office:value="13.5" calcext:value-type="float">
            <text:p>13.5</text:p>
          </table:table-cell>
          <table:table-cell office:value-type="float" office:value="4.7" calcext:value-type="float">
            <text:p>4.7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Micronesia (Federated States of)</text:p>
          </table:table-cell>
          <table:table-cell office:value-type="float" office:value="123" calcext:value-type="float">
            <text:p>123</text:p>
          </table:table-cell>
          <table:table-cell office:value-type="float" office:value="0.64" calcext:value-type="float">
            <text:p>0.64</text:p>
          </table:table-cell>
          <table:table-cell office:value-type="float" office:value="69.1" calcext:value-type="float">
            <text:p>69.1</text:p>
          </table:table-cell>
          <table:table-cell office:value-type="float" office:value="11.7" calcext:value-type="float">
            <text:p>11.7</text:p>
          </table:table-cell>
          <table:table-cell office:value-type="float" office:value="9.7" calcext:value-type="float">
            <text:p>9.7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124" calcext:value-type="float">
            <text:p>124</text:p>
          </table:table-cell>
          <table:table-cell office:value-type="float" office:value="0.636" calcext:value-type="float">
            <text:p>0.636</text:p>
          </table:table-cell>
          <table:table-cell office:value-type="float" office:value="66.4" calcext:value-type="float">
            <text:p>66.4</text:p>
          </table:table-cell>
          <table:table-cell office:value-type="float" office:value="10.3" calcext:value-type="float">
            <text:p>10.3</text:p>
          </table:table-cell>
          <table:table-cell office:value-type="float" office:value="8.5" calcext:value-type="float">
            <text:p>8.5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25" calcext:value-type="float">
            <text:p>125</text:p>
          </table:table-cell>
          <table:table-cell office:value-type="float" office:value="0.631" calcext:value-type="float">
            <text:p>0.631</text:p>
          </table:table-cell>
          <table:table-cell office:value-type="float" office:value="74.9" calcext:value-type="float">
            <text:p>74.9</text:p>
          </table:table-cell>
          <table:table-cell office:value-type="float" office:value="11.5" calcext:value-type="float">
            <text:p>11.5</text:p>
          </table:table-cell>
          <table:table-cell office:value-type="float" office:value="6" calcext:value-type="float">
            <text:p>6</text:p>
          </table:table-cell>
          <table:table-cell office:value-type="float" office:value="4457" calcext:value-type="float">
            <text:p>4457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26" calcext:value-type="float">
            <text:p>126</text:p>
          </table:table-cell>
          <table:table-cell office:value-type="float" office:value="0.628" calcext:value-type="float">
            <text:p>0.628</text:p>
          </table:table-cell>
          <table:table-cell office:value-type="float" office:value="74" calcext:value-type="float">
            <text:p>74</text:p>
          </table:table-cell>
          <table:table-cell office:value-type="float" office:value="11.6" calcext:value-type="float">
            <text:p>11.6</text:p>
          </table:table-cell>
          <table:table-cell office:value-type="float" office:value="4.4" calcext:value-type="float">
            <text:p>4.4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26" calcext:value-type="float">
            <text:p>126</text:p>
          </table:table-cell>
          <table:table-cell office:value-type="float" office:value="0.628" calcext:value-type="float">
            <text:p>0.628</text:p>
          </table:table-cell>
          <table:table-cell office:value-type="float" office:value="64.8" calcext:value-type="float">
            <text:p>64.8</text:p>
          </table:table-cell>
          <table:table-cell office:value-type="float" office:value="11.3" calcext:value-type="float">
            <text:p>11.3</text:p>
          </table:table-cell>
          <table:table-cell office:value-type="float" office:value="6.2" calcext:value-type="float">
            <text:p>6.2</text:p>
          </table:table-cell>
          <table:table-cell office:value-type="float" office:value="9418" calcext:value-type="float">
            <text:p>9418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28" calcext:value-type="float">
            <text:p>128</text:p>
          </table:table-cell>
          <table:table-cell office:value-type="float" office:value="0.627" calcext:value-type="float">
            <text:p>0.627</text:p>
          </table:table-cell>
          <table:table-cell office:value-type="float" office:value="71.8" calcext:value-type="float">
            <text:p>71.8</text:p>
          </table:table-cell>
          <table:table-cell office:value-type="float" office:value="10.7" calcext:value-type="float">
            <text:p>10.7</text:p>
          </table:table-cell>
          <table:table-cell office:value-type="float" office:value="5.6" calcext:value-type="float">
            <text:p>5.6</text:p>
          </table:table-cell>
          <table:table-cell office:value-type="float" office:value="6929" calcext:value-type="float">
            <text:p>6929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129" calcext:value-type="float">
            <text:p>129</text:p>
          </table:table-cell>
          <table:table-cell office:value-type="float" office:value="0.624" calcext:value-type="float">
            <text:p>0.624</text:p>
          </table:table-cell>
          <table:table-cell office:value-type="float" office:value="69.4" calcext:value-type="float">
            <text:p>69.4</text:p>
          </table:table-cell>
          <table:table-cell office:value-type="float" office:value="11.2" calcext:value-type="float">
            <text:p>11.2</text:p>
          </table:table-cell>
          <table:table-cell office:value-type="float" office:value="10.4" calcext:value-type="float">
            <text:p>10.4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30" calcext:value-type="float">
            <text:p>130</text:p>
          </table:table-cell>
          <table:table-cell office:value-type="float" office:value="0.609" calcext:value-type="float">
            <text:p>0.609</text:p>
          </table:table-cell>
          <table:table-cell office:value-type="float" office:value="68" calcext:value-type="float">
            <text:p>68</text:p>
          </table:table-cell>
          <table:table-cell office:value-type="float" office:value="11.7" calcext:value-type="float">
            <text:p>11.7</text:p>
          </table:table-cell>
          <table:table-cell office:value-type="float" office:value="5.4" calcext:value-type="float">
            <text:p>5.4</text:p>
          </table:table-cell>
          <table:table-cell office:value-type="float" office:value="5497" calcext:value-type="float">
            <text:p>5497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31" calcext:value-type="float">
            <text:p>131</text:p>
          </table:table-cell>
          <table:table-cell office:value-type="float" office:value="0.606" calcext:value-type="float">
            <text:p>0.606</text:p>
          </table:table-cell>
          <table:table-cell office:value-type="float" office:value="73.1" calcext:value-type="float">
            <text:p>73.1</text:p>
          </table:table-cell>
          <table:table-cell office:value-type="float" office:value="11.1" calcext:value-type="float">
            <text:p>11.1</text:p>
          </table:table-cell>
          <table:table-cell office:value-type="float" office:value="5.5" calcext:value-type="float">
            <text:p>5.5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132" calcext:value-type="float">
            <text:p>132</text:p>
          </table:table-cell>
          <table:table-cell office:value-type="float" office:value="0.605" calcext:value-type="float">
            <text:p>0.605</text:p>
          </table:table-cell>
          <table:table-cell office:value-type="float" office:value="69.5" calcext:value-type="float">
            <text:p>69.5</text:p>
          </table:table-cell>
          <table:table-cell office:value-type="float" office:value="12.6" calcext:value-type="float">
            <text:p>12.6</text:p>
          </table:table-cell>
          <table:table-cell office:value-type="float" office:value="3" calcext:value-type="float">
            <text:p>3</text:p>
          </table:table-cell>
          <table:table-cell office:value-type="float" office:value="7176" calcext:value-type="float">
            <text:p>7176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133" calcext:value-type="float">
            <text:p>133</text:p>
          </table:table-cell>
          <table:table-cell office:value-type="float" office:value="0.595" calcext:value-type="float">
            <text:p>0.595</text:p>
          </table:table-cell>
          <table:table-cell office:value-type="float" office:value="68.2" calcext:value-type="float">
            <text:p>68.2</text:p>
          </table:table-cell>
          <table:table-cell office:value-type="float" office:value="11.7" calcext:value-type="float">
            <text:p>11.7</text:p>
          </table:table-cell>
          <table:table-cell office:value-type="float" office:value="4.4" calcext:value-type="float">
            <text:p>4.4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134" calcext:value-type="float">
            <text:p>134</text:p>
          </table:table-cell>
          <table:table-cell office:value-type="float" office:value="0.594" calcext:value-type="float">
            <text:p>0.594</text:p>
          </table:table-cell>
          <table:table-cell office:value-type="float" office:value="69.6" calcext:value-type="float">
            <text:p>69.6</text:p>
          </table:table-cell>
          <table:table-cell office:value-type="float" office:value="12.3" calcext:value-type="float">
            <text:p>12.3</text:p>
          </table:table-cell>
          <table:table-cell office:value-type="float" office:value="6.3" calcext:value-type="float">
            <text:p>6.3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134" calcext:value-type="float">
            <text:p>134</text:p>
          </table:table-cell>
          <table:table-cell office:value-type="float" office:value="0.594" calcext:value-type="float">
            <text:p>0.594</text:p>
          </table:table-cell>
          <table:table-cell office:value-type="float" office:value="71.9" calcext:value-type="float">
            <text:p>71.9</text:p>
          </table:table-cell>
          <table:table-cell office:value-type="float" office:value="10.6" calcext:value-type="float">
            <text:p>10.6</text:p>
          </table:table-cell>
          <table:table-cell office:value-type="float" office:value="6.8" calcext:value-type="float">
            <text:p>6.8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136" calcext:value-type="float">
            <text:p>136</text:p>
          </table:table-cell>
          <table:table-cell office:value-type="float" office:value="0.591" calcext:value-type="float">
            <text:p>0.591</text:p>
          </table:table-cell>
          <table:table-cell office:value-type="float" office:value="62.3" calcext:value-type="float">
            <text:p>62.3</text:p>
          </table:table-cell>
          <table:table-cell office:value-type="float" office:value="11.1" calcext:value-type="float">
            <text:p>11.1</text:p>
          </table:table-cell>
          <table:table-cell office:value-type="float" office:value="6.1" calcext:value-type="float">
            <text:p>6.1</text:p>
          </table:table-cell>
          <table:table-cell office:value-type="float" office:value="6012" calcext:value-type="float">
            <text:p>6012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137" calcext:value-type="float">
            <text:p>137</text:p>
          </table:table-cell>
          <table:table-cell office:value-type="float" office:value="0.59" calcext:value-type="float">
            <text:p>0.59</text:p>
          </table:table-cell>
          <table:table-cell office:value-type="float" office:value="66" calcext:value-type="float">
            <text:p>66</text:p>
          </table:table-cell>
          <table:table-cell office:value-type="float" office:value="12.3" calcext:value-type="float">
            <text:p>12.3</text:p>
          </table:table-cell>
          <table:table-cell office:value-type="float" office:value="7.8" calcext:value-type="float">
            <text:p>7.8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38" calcext:value-type="float">
            <text:p>138</text:p>
          </table:table-cell>
          <table:table-cell office:value-type="float" office:value="0.587" calcext:value-type="float">
            <text:p>0.587</text:p>
          </table:table-cell>
          <table:table-cell office:value-type="float" office:value="57.6" calcext:value-type="float">
            <text:p>57.6</text:p>
          </table:table-cell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21056" calcext:value-type="float">
            <text:p>21056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39" calcext:value-type="float">
            <text:p>139</text:p>
          </table:table-cell>
          <table:table-cell office:value-type="float" office:value="0.586" calcext:value-type="float">
            <text:p>0.586</text:p>
          </table:table-cell>
          <table:table-cell office:value-type="float" office:value="60.1" calcext:value-type="float">
            <text:p>60.1</text:p>
          </table:table-cell>
          <table:table-cell office:value-type="float" office:value="13.5" calcext:value-type="float">
            <text:p>13.5</text:p>
          </table:table-cell>
          <table:table-cell office:value-type="float" office:value="6.6" calcext:value-type="float">
            <text:p>6.6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40" calcext:value-type="float">
            <text:p>140</text:p>
          </table:table-cell>
          <table:table-cell office:value-type="float" office:value="0.579" calcext:value-type="float">
            <text:p>0.579</text:p>
          </table:table-cell>
          <table:table-cell office:value-type="float" office:value="61.4" calcext:value-type="float">
            <text:p>61.4</text:p>
          </table:table-cell>
          <table:table-cell office:value-type="float" office:value="11.5" calcext:value-type="float">
            <text:p>11.5</text:p>
          </table:table-cell>
          <table:table-cell office:value-type="float" office:value="7" calcext:value-type="float">
            <text:p>7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141" calcext:value-type="float">
            <text:p>141</text:p>
          </table:table-cell>
          <table:table-cell office:value-type="float" office:value="0.575" calcext:value-type="float">
            <text:p>0.575</text:p>
          </table:table-cell>
          <table:table-cell office:value-type="float" office:value="66.2" calcext:value-type="float">
            <text:p>66.2</text:p>
          </table:table-cell>
          <table:table-cell office:value-type="float" office:value="10.6" calcext:value-type="float">
            <text:p>10.6</text:p>
          </table:table-cell>
          <table:table-cell office:value-type="float" office:value="5" calcext:value-type="float">
            <text:p>5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42" calcext:value-type="float">
            <text:p>142</text:p>
          </table:table-cell>
          <table:table-cell office:value-type="float" office:value="0.57" calcext:value-type="float">
            <text:p>0.57</text:p>
          </table:table-cell>
          <table:table-cell office:value-type="float" office:value="71.6" calcext:value-type="float">
            <text:p>71.6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.1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43" calcext:value-type="float">
            <text:p>143</text:p>
          </table:table-cell>
          <table:table-cell office:value-type="float" office:value="0.555" calcext:value-type="float">
            <text:p>0.555</text:p>
          </table:table-cell>
          <table:table-cell office:value-type="float" office:value="68.4" calcext:value-type="float">
            <text:p>68.4</text:p>
          </table:table-cell>
          <table:table-cell office:value-type="float" office:value="10.9" calcext:value-type="float">
            <text:p>10.9</text:p>
          </table:table-cell>
          <table:table-cell office:value-type="float" office:value="4.4" calcext:value-type="float">
            <text:p>4.4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143" calcext:value-type="float">
            <text:p>143</text:p>
          </table:table-cell>
          <table:table-cell office:value-type="float" office:value="0.555" calcext:value-type="float">
            <text:p>0.555</text:p>
          </table:table-cell>
          <table:table-cell office:value-type="float" office:value="66.5" calcext:value-type="float">
            <text:p>66.5</text:p>
          </table:table-cell>
          <table:table-cell office:value-type="float" office:value="11.3" calcext:value-type="float">
            <text:p>11.3</text:p>
          </table:table-cell>
          <table:table-cell office:value-type="float" office:value="4.7" calcext:value-type="float">
            <text:p>4.7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45" calcext:value-type="float">
            <text:p>145</text:p>
          </table:table-cell>
          <table:table-cell office:value-type="float" office:value="0.548" calcext:value-type="float">
            <text:p>0.548</text:p>
          </table:table-cell>
          <table:table-cell office:value-type="float" office:value="61.6" calcext:value-type="float">
            <text:p>61.6</text:p>
          </table:table-cell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45" calcext:value-type="float">
            <text:p>145</text:p>
          </table:table-cell>
          <table:table-cell office:value-type="float" office:value="0.548" calcext:value-type="float">
            <text:p>0.548</text:p>
          </table:table-cell>
          <table:table-cell office:value-type="float" office:value="69.6" calcext:value-type="float">
            <text:p>69.6</text:p>
          </table:table-cell>
          <table:table-cell office:value-type="float" office:value="12.4" calcext:value-type="float">
            <text:p>12.4</text:p>
          </table:table-cell>
          <table:table-cell office:value-type="float" office:value="3.3" calcext:value-type="float">
            <text:p>3.3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47" calcext:value-type="float">
            <text:p>147</text:p>
          </table:table-cell>
          <table:table-cell office:value-type="float" office:value="0.538" calcext:value-type="float">
            <text:p>0.538</text:p>
          </table:table-cell>
          <table:table-cell office:value-type="float" office:value="66.2" calcext:value-type="float">
            <text:p>66.2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4866" calcext:value-type="float">
            <text:p>4866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48" calcext:value-type="float">
            <text:p>148</text:p>
          </table:table-cell>
          <table:table-cell office:value-type="float" office:value="0.536" calcext:value-type="float">
            <text:p>0.536</text:p>
          </table:table-cell>
          <table:table-cell office:value-type="float" office:value="65.9" calcext:value-type="float">
            <text:p>65.9</text:p>
          </table:table-cell>
          <table:table-cell office:value-type="float" office:value="8.6" calcext:value-type="float">
            <text:p>8.6</text:p>
          </table:table-cell>
          <table:table-cell office:value-type="float" office:value="4.1" calcext:value-type="float">
            <text:p>4.1</text:p>
          </table:table-cell>
          <table:table-cell office:value-type="float" office:value="4608" calcext:value-type="float">
            <text:p>4608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49" calcext:value-type="float">
            <text:p>149</text:p>
          </table:table-cell>
          <table:table-cell office:value-type="float" office:value="0.532" calcext:value-type="float">
            <text:p>0.532</text:p>
          </table:table-cell>
          <table:table-cell office:value-type="float" office:value="52.3" calcext:value-type="float">
            <text:p>52.3</text:p>
          </table:table-cell>
          <table:table-cell office:value-type="float" office:value="11.4" calcext:value-type="float">
            <text:p>11.4</text:p>
          </table:table-cell>
          <table:table-cell office:value-type="float" office:value="4.7" calcext:value-type="float">
            <text:p>4.7</text:p>
          </table:table-cell>
          <table:table-cell office:value-type="float" office:value="6822" calcext:value-type="float">
            <text:p>6822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150" calcext:value-type="float">
            <text:p>150</text:p>
          </table:table-cell>
          <table:table-cell office:value-type="float" office:value="0.531" calcext:value-type="float">
            <text:p>0.531</text:p>
          </table:table-cell>
          <table:table-cell office:value-type="float" office:value="49" calcext:value-type="float">
            <text:p>49</text:p>
          </table:table-cell>
          <table:table-cell office:value-type="float" office:value="11.3" calcext:value-type="float">
            <text:p>11.3</text:p>
          </table:table-cell>
          <table:table-cell office:value-type="float" office:value="7.1" calcext:value-type="float">
            <text:p>7.1</text:p>
          </table:table-cell>
          <table:table-cell office:value-type="float" office:value="5542" calcext:value-type="float">
            <text:p>5542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Tanzania (United Republic of)</text:p>
          </table:table-cell>
          <table:table-cell office:value-type="float" office:value="151" calcext:value-type="float">
            <text:p>151</text:p>
          </table:table-cell>
          <table:table-cell office:value-type="float" office:value="0.521" calcext:value-type="float">
            <text:p>0.521</text:p>
          </table:table-cell>
          <table:table-cell office:value-type="float" office:value="65" calcext:value-type="float">
            <text:p>65</text:p>
          </table:table-cell>
          <table:table-cell office:value-type="float" office:value="9.2" calcext:value-type="float">
            <text:p>9.2</text:p>
          </table:table-cell>
          <table:table-cell office:value-type="float" office:value="5.1" calcext:value-type="float">
            <text:p>5.1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52" calcext:value-type="float">
            <text:p>152</text:p>
          </table:table-cell>
          <table:table-cell office:value-type="float" office:value="0.514" calcext:value-type="float">
            <text:p>0.514</text:p>
          </table:table-cell>
          <table:table-cell office:value-type="float" office:value="52.8" calcext:value-type="float">
            <text:p>52.8</text:p>
          </table:table-cell>
          <table:table-cell office:value-type="float" office:value="9" calcext:value-type="float">
            <text:p>9</text:p>
          </table:table-cell>
          <table:table-cell office:value-type="float" office:value="5.9" calcext:value-type="float">
            <text:p>5.9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53" calcext:value-type="float">
            <text:p>153</text:p>
          </table:table-cell>
          <table:table-cell office:value-type="float" office:value="0.512" calcext:value-type="float">
            <text:p>0.512</text:p>
          </table:table-cell>
          <table:table-cell office:value-type="float" office:value="55.5" calcext:value-type="float">
            <text:p>55.5</text:p>
          </table:table-cell>
          <table:table-cell office:value-type="float" office:value="10.4" calcext:value-type="float">
            <text:p>10.4</text:p>
          </table:table-cell>
          <table:table-cell office:value-type="float" office:value="6" calcext:value-type="float">
            <text:p>6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54" calcext:value-type="float">
            <text:p>154</text:p>
          </table:table-cell>
          <table:table-cell office:value-type="float" office:value="0.51" calcext:value-type="float">
            <text:p>0.51</text:p>
          </table:table-cell>
          <table:table-cell office:value-type="float" office:value="65.1" calcext:value-type="float">
            <text:p>65.1</text:p>
          </table:table-cell>
          <table:table-cell office:value-type="float" office:value="10.3" calcext:value-type="float">
            <text:p>10.3</text:p>
          </table:table-cell>
          <table:table-cell office:value-type="float" office:value="6" calcext:value-type="float">
            <text:p>6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55" calcext:value-type="float">
            <text:p>155</text:p>
          </table:table-cell>
          <table:table-cell office:value-type="float" office:value="0.509" calcext:value-type="float">
            <text:p>0.509</text:p>
          </table:table-cell>
          <table:table-cell office:value-type="float" office:value="57.5" calcext:value-type="float">
            <text:p>57.5</text:p>
          </table:table-cell>
          <table:table-cell office:value-type="float" office:value="10.9" calcext:value-type="float">
            <text:p>10.9</text:p>
          </table:table-cell>
          <table:table-cell office:value-type="float" office:value="7.3" calcext:value-type="float">
            <text:p>7.3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156" calcext:value-type="float">
            <text:p>156</text:p>
          </table:table-cell>
          <table:table-cell office:value-type="float" office:value="0.506" calcext:value-type="float">
            <text:p>0.506</text:p>
          </table:table-cell>
          <table:table-cell office:value-type="float" office:value="63.1" calcext:value-type="float">
            <text:p>63.1</text:p>
          </table:table-cell>
          <table:table-cell office:value-type="float" office:value="8.5" calcext:value-type="float">
            <text:p>8.5</text:p>
          </table:table-cell>
          <table:table-cell office:value-type="float" office:value="3.8" calcext:value-type="float">
            <text:p>3.8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156" calcext:value-type="float">
            <text:p>156</text:p>
          </table:table-cell>
          <table:table-cell office:value-type="float" office:value="0.506" calcext:value-type="float">
            <text:p>0.506</text:p>
          </table:table-cell>
          <table:table-cell office:value-type="float" office:value="67.9" calcext:value-type="float">
            <text:p>67.9</text:p>
          </table:table-cell>
          <table:table-cell office:value-type="float" office:value="9.2" calcext:value-type="float">
            <text:p>9.2</text:p>
          </table:table-cell>
          <table:table-cell office:value-type="float" office:value="5" calcext:value-type="float">
            <text:p>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158" calcext:value-type="float">
            <text:p>158</text:p>
          </table:table-cell>
          <table:table-cell office:value-type="float" office:value="0.505" calcext:value-type="float">
            <text:p>0.505</text:p>
          </table:table-cell>
          <table:table-cell office:value-type="float" office:value="62.6" calcext:value-type="float">
            <text:p>62.6</text:p>
          </table:table-cell>
          <table:table-cell office:value-type="float" office:value="9.9" calcext:value-type="float">
            <text:p>9.9</text:p>
          </table:table-cell>
          <table:table-cell office:value-type="float" office:value="4" calcext:value-type="float">
            <text:p>4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159" calcext:value-type="float">
            <text:p>159</text:p>
          </table:table-cell>
          <table:table-cell office:value-type="float" office:value="0.503" calcext:value-type="float">
            <text:p>0.503</text:p>
          </table:table-cell>
          <table:table-cell office:value-type="float" office:value="63.3" calcext:value-type="float">
            <text:p>63.3</text:p>
          </table:table-cell>
          <table:table-cell office:value-type="float" office:value="11.5" calcext:value-type="float">
            <text:p>11.5</text:p>
          </table:table-cell>
          <table:table-cell office:value-type="float" office:value="4.6" calcext:value-type="float">
            <text:p>4.6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160" calcext:value-type="float">
            <text:p>160</text:p>
          </table:table-cell>
          <table:table-cell office:value-type="float" office:value="0.498" calcext:value-type="float">
            <text:p>0.498</text:p>
          </table:table-cell>
          <table:table-cell office:value-type="float" office:value="63.8" calcext:value-type="float">
            <text:p>63.8</text:p>
          </table:table-cell>
          <table:table-cell office:value-type="float" office:value="9.2" calcext:value-type="float">
            <text:p>9.2</text:p>
          </table:table-cell>
          <table:table-cell office:value-type="float" office:value="2.6" calcext:value-type="float">
            <text:p>2.6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61" calcext:value-type="float">
            <text:p>161</text:p>
          </table:table-cell>
          <table:table-cell office:value-type="float" office:value="0.497" calcext:value-type="float">
            <text:p>0.497</text:p>
          </table:table-cell>
          <table:table-cell office:value-type="float" office:value="49.8" calcext:value-type="float">
            <text:p>49.8</text:p>
          </table:table-cell>
          <table:table-cell office:value-type="float" office:value="11.1" calcext:value-type="float">
            <text:p>11.1</text:p>
          </table:table-cell>
          <table:table-cell office:value-type="float" office:value="5.9" calcext:value-type="float">
            <text:p>5.9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62" calcext:value-type="float">
            <text:p>162</text:p>
          </table:table-cell>
          <table:table-cell office:value-type="float" office:value="0.484" calcext:value-type="float">
            <text:p>0.484</text:p>
          </table:table-cell>
          <table:table-cell office:value-type="float" office:value="59.7" calcext:value-type="float">
            <text:p>59.7</text:p>
          </table:table-cell>
          <table:table-cell office:value-type="float" office:value="12.2" calcext:value-type="float">
            <text:p>12.2</text:p>
          </table:table-cell>
          <table:table-cell office:value-type="float" office:value="4.5" calcext:value-type="float">
            <text:p>4.5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63" calcext:value-type="float">
            <text:p>163</text:p>
          </table:table-cell>
          <table:table-cell office:value-type="float" office:value="0.483" calcext:value-type="float">
            <text:p>0.483</text:p>
          </table:table-cell>
          <table:table-cell office:value-type="float" office:value="62.8" calcext:value-type="float">
            <text:p>62.8</text:p>
          </table:table-cell>
          <table:table-cell office:value-type="float" office:value="8.7" calcext:value-type="float">
            <text:p>8.7</text:p>
          </table:table-cell>
          <table:table-cell office:value-type="float" office:value="4.9" calcext:value-type="float">
            <text:p>4.9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63" calcext:value-type="float">
            <text:p>163</text:p>
          </table:table-cell>
          <table:table-cell office:value-type="float" office:value="0.483" calcext:value-type="float">
            <text:p>0.483</text:p>
          </table:table-cell>
          <table:table-cell office:value-type="float" office:value="64.2" calcext:value-type="float">
            <text:p>64.2</text:p>
          </table:table-cell>
          <table:table-cell office:value-type="float" office:value="10.3" calcext:value-type="float">
            <text:p>10.3</text:p>
          </table:table-cell>
          <table:table-cell office:value-type="float" office:value="3.7" calcext:value-type="float">
            <text:p>3.7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63" calcext:value-type="float">
            <text:p>163</text:p>
          </table:table-cell>
          <table:table-cell office:value-type="float" office:value="0.483" calcext:value-type="float">
            <text:p>0.483</text:p>
          </table:table-cell>
          <table:table-cell office:value-type="float" office:value="58.5" calcext:value-type="float">
            <text:p>58.5</text:p>
          </table:table-cell>
          <table:table-cell office:value-type="float" office:value="9.8" calcext:value-type="float">
            <text:p>9.8</text:p>
          </table:table-cell>
          <table:table-cell office:value-type="float" office:value="5.4" calcext:value-type="float">
            <text:p>5.4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66" calcext:value-type="float">
            <text:p>166</text:p>
          </table:table-cell>
          <table:table-cell office:value-type="float" office:value="0.48" calcext:value-type="float">
            <text:p>0.48</text:p>
          </table:table-cell>
          <table:table-cell office:value-type="float" office:value="59.6" calcext:value-type="float">
            <text:p>59.6</text:p>
          </table:table-cell>
          <table:table-cell office:value-type="float" office:value="11.1" calcext:value-type="float">
            <text:p>11.1</text:p>
          </table:table-cell>
          <table:table-cell office:value-type="float" office:value="3.3" calcext:value-type="float">
            <text:p>3.3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67" calcext:value-type="float">
            <text:p>167</text:p>
          </table:table-cell>
          <table:table-cell office:value-type="float" office:value="0.479" calcext:value-type="float">
            <text:p>0.479</text:p>
          </table:table-cell>
          <table:table-cell office:value-type="float" office:value="63.5" calcext:value-type="float">
            <text:p>63.5</text:p>
          </table:table-cell>
          <table:table-cell office:value-type="float" office:value="7" calcext:value-type="float">
            <text:p>7</text:p>
          </table:table-cell>
          <table:table-cell office:value-type="float" office:value="3.1" calcext:value-type="float">
            <text:p>3.1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68" calcext:value-type="float">
            <text:p>168</text:p>
          </table:table-cell>
          <table:table-cell office:value-type="float" office:value="0.47" calcext:value-type="float">
            <text:p>0.47</text:p>
          </table:table-cell>
          <table:table-cell office:value-type="float" office:value="62" calcext:value-type="float">
            <text:p>62</text:p>
          </table:table-cell>
          <table:table-cell office:value-type="float" office:value="6.4" calcext:value-type="float">
            <text:p>6.4</text:p>
          </table:table-cell>
          <table:table-cell office:value-type="float" office:value="3.8" calcext:value-type="float">
            <text:p>3.8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169" calcext:value-type="float">
            <text:p>169</text:p>
          </table:table-cell>
          <table:table-cell office:value-type="float" office:value="0.467" calcext:value-type="float">
            <text:p>0.467</text:p>
          </table:table-cell>
          <table:table-cell office:value-type="float" office:value="55.7" calcext:value-type="float">
            <text:p>55.7</text:p>
          </table:table-cell>
          <table:table-cell office:value-type="float" office:value="7.6" calcext:value-type="float">
            <text:p>7.6</text:p>
          </table:table-cell>
          <table:table-cell office:value-type="float" office:value="5.4" calcext:value-type="float">
            <text:p>5.4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70" calcext:value-type="float">
            <text:p>170</text:p>
          </table:table-cell>
          <table:table-cell office:value-type="float" office:value="0.466" calcext:value-type="float">
            <text:p>0.466</text:p>
          </table:table-cell>
          <table:table-cell office:value-type="float" office:value="66.5" calcext:value-type="float">
            <text:p>66.5</text:p>
          </table:table-cell>
          <table:table-cell office:value-type="float" office:value="7.9" calcext:value-type="float">
            <text:p>7.9</text:p>
          </table:table-cell>
          <table:table-cell office:value-type="float" office:value="2.5" calcext:value-type="float">
            <text:p>2.5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71" calcext:value-type="float">
            <text:p>171</text:p>
          </table:table-cell>
          <table:table-cell office:value-type="float" office:value="0.465" calcext:value-type="float">
            <text:p>0.465</text:p>
          </table:table-cell>
          <table:table-cell office:value-type="float" office:value="60.4" calcext:value-type="float">
            <text:p>60.4</text:p>
          </table:table-cell>
          <table:table-cell office:value-type="float" office:value="9.3" calcext:value-type="float">
            <text:p>9.3</text:p>
          </table:table-cell>
          <table:table-cell office:value-type="float" office:value="3.2" calcext:value-type="float">
            <text:p>3.2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172" calcext:value-type="float">
            <text:p>172</text:p>
          </table:table-cell>
          <table:table-cell office:value-type="float" office:value="0.462" calcext:value-type="float">
            <text:p>0.462</text:p>
          </table:table-cell>
          <table:table-cell office:value-type="float" office:value="51.5" calcext:value-type="float">
            <text:p>51.5</text:p>
          </table:table-cell>
          <table:table-cell office:value-type="float" office:value="8.9" calcext:value-type="float">
            <text:p>8.9</text:p>
          </table:table-cell>
          <table:table-cell office:value-type="float" office:value="4.3" calcext:value-type="float">
            <text:p>4.3</text:p>
          </table:table-cell>
          <table:table-cell office:value-type="float" office:value="3171" calcext:value-type="float">
            <text:p>3171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73" calcext:value-type="float">
            <text:p>173</text:p>
          </table:table-cell>
          <table:table-cell office:value-type="float" office:value="0.445" calcext:value-type="float">
            <text:p>0.445</text:p>
          </table:table-cell>
          <table:table-cell office:value-type="float" office:value="62.8" calcext:value-type="float">
            <text:p>62.8</text:p>
          </table:table-cell>
          <table:table-cell office:value-type="float" office:value="10.8" calcext:value-type="float">
            <text:p>10.8</text:p>
          </table:table-cell>
          <table:table-cell office:value-type="float" office:value="4.3" calcext:value-type="float">
            <text:p>4.3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74" calcext:value-type="float">
            <text:p>174</text:p>
          </table:table-cell>
          <table:table-cell office:value-type="float" office:value="0.442" calcext:value-type="float">
            <text:p>0.442</text:p>
          </table:table-cell>
          <table:table-cell office:value-type="float" office:value="64.1" calcext:value-type="float">
            <text:p>64.1</text:p>
          </table:table-cell>
          <table:table-cell office:value-type="float" office:value="8.5" calcext:value-type="float">
            <text:p>8.5</text:p>
          </table:table-cell>
          <table:table-cell office:value-type="float" office:value="2.4" calcext:value-type="float">
            <text:p>2.4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175" calcext:value-type="float">
            <text:p>175</text:p>
          </table:table-cell>
          <table:table-cell office:value-type="float" office:value="0.441" calcext:value-type="float">
            <text:p>0.441</text:p>
          </table:table-cell>
          <table:table-cell office:value-type="float" office:value="60.2" calcext:value-type="float">
            <text:p>60.2</text:p>
          </table:table-cell>
          <table:table-cell office:value-type="float" office:value="8.8" calcext:value-type="float">
            <text:p>8.8</text:p>
          </table:table-cell>
          <table:table-cell office:value-type="float" office:value="2.8" calcext:value-type="float">
            <text:p>2.8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Congo (Democratic Republic of the)</text:p>
          </table:table-cell>
          <table:table-cell office:value-type="float" office:value="176" calcext:value-type="float">
            <text:p>176</text:p>
          </table:table-cell>
          <table:table-cell office:value-type="float" office:value="0.433" calcext:value-type="float">
            <text:p>0.433</text:p>
          </table:table-cell>
          <table:table-cell office:value-type="float" office:value="58.7" calcext:value-type="float">
            <text:p>58.7</text:p>
          </table:table-cell>
          <table:table-cell office:value-type="float" office:value="9.8" calcext:value-type="float">
            <text:p>9.8</text:p>
          </table:table-cell>
          <table:table-cell office:value-type="float" office:value="6" calcext:value-type="float">
            <text:p>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77" calcext:value-type="float">
            <text:p>177</text:p>
          </table:table-cell>
          <table:table-cell office:value-type="float" office:value="0.43" calcext:value-type="float">
            <text:p>0.43</text:p>
          </table:table-cell>
          <table:table-cell office:value-type="float" office:value="60.9" calcext:value-type="float">
            <text:p>60.9</text:p>
          </table:table-cell>
          <table:table-cell office:value-type="float" office:value="9.5" calcext:value-type="float">
            <text:p>9.5</text:p>
          </table:table-cell>
          <table:table-cell office:value-type="float" office:value="4.1" calcext:value-type="float">
            <text:p>4.1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78" calcext:value-type="float">
            <text:p>178</text:p>
          </table:table-cell>
          <table:table-cell office:value-type="float" office:value="0.42" calcext:value-type="float">
            <text:p>0.42</text:p>
          </table:table-cell>
          <table:table-cell office:value-type="float" office:value="55.2" calcext:value-type="float">
            <text:p>55.2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.8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79" calcext:value-type="float">
            <text:p>179</text:p>
          </table:table-cell>
          <table:table-cell office:value-type="float" office:value="0.419" calcext:value-type="float">
            <text:p>0.419</text:p>
          </table:table-cell>
          <table:table-cell office:value-type="float" office:value="58" calcext:value-type="float">
            <text:p>58</text:p>
          </table:table-cell>
          <table:table-cell office:value-type="float" office:value="8.4" calcext:value-type="float">
            <text:p>8.4</text:p>
          </table:table-cell>
          <table:table-cell office:value-type="float" office:value="2" calcext:value-type="float">
            <text:p>2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80" calcext:value-type="float">
            <text:p>180</text:p>
          </table:table-cell>
          <table:table-cell office:value-type="float" office:value="0.416" calcext:value-type="float">
            <text:p>0.416</text:p>
          </table:table-cell>
          <table:table-cell office:value-type="float" office:value="55.1" calcext:value-type="float">
            <text:p>55.1</text:p>
          </table:table-cell>
          <table:table-cell office:value-type="float" office:value="9.3" calcext:value-type="float">
            <text:p>9.3</text:p>
          </table:table-cell>
          <table:table-cell office:value-type="float" office:value="3.2" calcext:value-type="float">
            <text:p>3.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81" calcext:value-type="float">
            <text:p>181</text:p>
          </table:table-cell>
          <table:table-cell office:value-type="float" office:value="0.413" calcext:value-type="float">
            <text:p>0.413</text:p>
          </table:table-cell>
          <table:table-cell office:value-type="float" office:value="50.9" calcext:value-type="float">
            <text:p>50.9</text:p>
          </table:table-cell>
          <table:table-cell office:value-type="float" office:value="8.6" calcext:value-type="float">
            <text:p>8.6</text:p>
          </table:table-cell>
          <table:table-cell office:value-type="float" office:value="3.1" calcext:value-type="float">
            <text:p>3.1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82" calcext:value-type="float">
            <text:p>182</text:p>
          </table:table-cell>
          <table:table-cell office:value-type="float" office:value="0.411" calcext:value-type="float">
            <text:p>0.411</text:p>
          </table:table-cell>
          <table:table-cell office:value-type="float" office:value="58.8" calcext:value-type="float">
            <text:p>58.8</text:p>
          </table:table-cell>
          <table:table-cell office:value-type="float" office:value="8.7" calcext:value-type="float">
            <text:p>8.7</text:p>
          </table:table-cell>
          <table:table-cell office:value-type="float" office:value="2.4" calcext:value-type="float">
            <text:p>2.4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83" calcext:value-type="float">
            <text:p>183</text:p>
          </table:table-cell>
          <table:table-cell office:value-type="float" office:value="0.402" calcext:value-type="float">
            <text:p>0.402</text:p>
          </table:table-cell>
          <table:table-cell office:value-type="float" office:value="58.7" calcext:value-type="float">
            <text:p>58.7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84" calcext:value-type="float">
            <text:p>184</text:p>
          </table:table-cell>
          <table:table-cell office:value-type="float" office:value="0.4" calcext:value-type="float">
            <text:p>0.4</text:p>
          </table:table-cell>
          <table:table-cell office:value-type="float" office:value="56.7" calcext:value-type="float">
            <text:p>56.7</text:p>
          </table:table-cell>
          <table:table-cell office:value-type="float" office:value="10.1" calcext:value-type="float">
            <text:p>10.1</text:p>
          </table:table-cell>
          <table:table-cell office:value-type="float" office:value="2.7" calcext:value-type="float">
            <text:p>2.7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85" calcext:value-type="float">
            <text:p>185</text:p>
          </table:table-cell>
          <table:table-cell office:value-type="float" office:value="0.392" calcext:value-type="float">
            <text:p>0.392</text:p>
          </table:table-cell>
          <table:table-cell office:value-type="float" office:value="51.6" calcext:value-type="float">
            <text:p>51.6</text:p>
          </table:table-cell>
          <table:table-cell office:value-type="float" office:value="7.4" calcext:value-type="float">
            <text:p>7.4</text:p>
          </table:table-cell>
          <table:table-cell office:value-type="float" office:value="1.9" calcext:value-type="float">
            <text:p>1.9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186" calcext:value-type="float">
            <text:p>186</text:p>
          </table:table-cell>
          <table:table-cell office:value-type="float" office:value="0.391" calcext:value-type="float">
            <text:p>0.391</text:p>
          </table:table-cell>
          <table:table-cell office:value-type="float" office:value="63.7" calcext:value-type="float">
            <text:p>63.7</text:p>
          </table:table-cell>
          <table:table-cell office:value-type="float" office:value="4.1" calcext:value-type="float">
            <text:p>4.1</text:p>
          </table:table-cell>
          <table:table-cell office:value-type="float" office:value="3.9" calcext:value-type="float">
            <text:p>3.9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87" calcext:value-type="float">
            <text:p>187</text:p>
          </table:table-cell>
          <table:table-cell office:value-type="float" office:value="0.35" calcext:value-type="float">
            <text:p>0.35</text:p>
          </table:table-cell>
          <table:table-cell office:value-type="float" office:value="50.7" calcext:value-type="float">
            <text:p>50.7</text:p>
          </table:table-cell>
          <table:table-cell office:value-type="float" office:value="7.2" calcext:value-type="float">
            <text:p>7.2</text:p>
          </table:table-cell>
          <table:table-cell office:value-type="float" office:value="4.2" calcext:value-type="float">
            <text:p>4.2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88" calcext:value-type="float">
            <text:p>188</text:p>
          </table:table-cell>
          <table:table-cell office:value-type="float" office:value="0.348" calcext:value-type="float">
            <text:p>0.348</text:p>
          </table:table-cell>
          <table:table-cell office:value-type="float" office:value="61.4" calcext:value-type="float">
            <text:p>61.4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Low</text:p>
          </table:table-cell>
          <table:table-cell/>
        </table:table-row>
      </table:table>
      <table:named-expressions/>
      <table:database-ranges>
        <table:database-range table:name="__Anonymous_Sheet_DB__0" table:target-range-address="2014all.A1:2014all.Y189">
          <table:sort>
            <table:sort-by table:field-number="5" table:data-type="automatic"/>
          </table:sort>
        </table:database-range>
      </table:database-ranges>
      <table:data-pilot-tables>
        <table:data-pilot-table table:name="DataPilot1" table:application-data="" table:target-range-address="'Pivot Table_2014all_1'.A1:'Pivot Table_2014all_1'.C9" table:buttons="'Pivot Table_2014all_1'.A2 'Pivot Table_2014all_1'.B1" table:show-filter-button="false" table:drill-down-on-double-click="false">
          <table:source-cell-range table:cell-range-address="2014all.A1:2014all.Y189"/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region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Africa" table:display="true" table:show-details="true"/>
                <table:data-pilot-member table:name="Americas" table:display="true" table:show-details="true"/>
                <table:data-pilot-member table:name="Asia" table:display="true" table:show-details="true"/>
                <table:data-pilot-member table:name="Europe" table:display="true" table:show-details="true"/>
                <table:data-pilot-member table:name="Oceani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ternet users (per 100 people)" table:orientation="data" table:used-hierarchy="0" table:function="sum">
            <table:data-pilot-level table:show-empty="false">
              <table:data-pilot-members>
                <table:data-pilot-member table:name="0.99" table:display="true" table:show-details="true"/>
                <table:data-pilot-member table:name="1.14" table:display="true" table:show-details="true"/>
                <table:data-pilot-member table:name="1.38" table:display="true" table:show-details="true"/>
                <table:data-pilot-member table:name="1.72" table:display="true" table:show-details="true"/>
                <table:data-pilot-member table:name="1.95" table:display="true" table:show-details="true"/>
                <table:data-pilot-member table:name="2.1" table:display="true" table:show-details="true"/>
                <table:data-pilot-member table:name="2.5" table:display="true" table:show-details="true"/>
                <table:data-pilot-member table:name="2.9" table:display="true" table:show-details="true"/>
                <table:data-pilot-member table:name="3.32" table:display="true" table:show-details="true"/>
                <table:data-pilot-member table:name="3.7" table:display="true" table:show-details="true"/>
                <table:data-pilot-member table:name="4.03" table:display="true" table:show-details="true"/>
                <table:data-pilot-member table:name="5.3" table:display="true" table:show-details="true"/>
                <table:data-pilot-member table:name="5.41" table:display="true" table:show-details="true"/>
                <table:data-pilot-member table:name="5.7" table:display="true" table:show-details="true"/>
                <table:data-pilot-member table:name="5.83" table:display="true" table:show-details="true"/>
                <table:data-pilot-member table:name="5.94" table:display="true" table:show-details="true"/>
                <table:data-pilot-member table:name="6.39" table:display="true" table:show-details="true"/>
                <table:data-pilot-member table:name="6.98" table:display="true" table:show-details="true"/>
                <table:data-pilot-member table:name="7" table:display="true" table:show-details="true"/>
                <table:data-pilot-member table:name="9" table:display="true" table:show-details="true"/>
                <table:data-pilot-member table:name="9.38" table:display="true" table:show-details="true"/>
                <table:data-pilot-member table:name="9.4" table:display="true" table:show-details="true"/>
                <table:data-pilot-member table:name="9.6" table:display="true" table:show-details="true"/>
                <table:data-pilot-member table:name="9.81" table:display="true" table:show-details="true"/>
                <table:data-pilot-member table:name="10.6" table:display="true" table:show-details="true"/>
                <table:data-pilot-member table:name="10.7" table:display="true" table:show-details="true"/>
                <table:data-pilot-member table:name="10.71" table:display="true" table:show-details="true"/>
                <table:data-pilot-member table:name="11" table:display="true" table:show-details="true"/>
                <table:data-pilot-member table:name="11.3" table:display="true" table:show-details="true"/>
                <table:data-pilot-member table:name="11.4" table:display="true" table:show-details="true"/>
                <table:data-pilot-member table:name="12.2" table:display="true" table:show-details="true"/>
                <table:data-pilot-member table:name="12.25" table:display="true" table:show-details="true"/>
                <table:data-pilot-member table:name="13.8" table:display="true" table:show-details="true"/>
                <table:data-pilot-member table:name="14.6" table:display="true" table:show-details="true"/>
                <table:data-pilot-member table:name="14.84" table:display="true" table:show-details="true"/>
                <table:data-pilot-member table:name="15.44" table:display="true" table:show-details="true"/>
                <table:data-pilot-member table:name="15.9" table:display="true" table:show-details="true"/>
                <table:data-pilot-member table:name="17.14" table:display="true" table:show-details="true"/>
                <table:data-pilot-member table:name="17.34" table:display="true" table:show-details="true"/>
                <table:data-pilot-member table:name="17.49" table:display="true" table:show-details="true"/>
                <table:data-pilot-member table:name="17.6" table:display="true" table:show-details="true"/>
                <table:data-pilot-member table:name="17.7" table:display="true" table:show-details="true"/>
                <table:data-pilot-member table:name="17.71" table:display="true" table:show-details="true"/>
                <table:data-pilot-member table:name="17.76" table:display="true" table:show-details="true"/>
                <table:data-pilot-member table:name="18" table:display="true" table:show-details="true"/>
                <table:data-pilot-member table:name="18.09" table:display="true" table:show-details="true"/>
                <table:data-pilot-member table:name="18.5" table:display="true" table:show-details="true"/>
                <table:data-pilot-member table:name="18.8" table:display="true" table:show-details="true"/>
                <table:data-pilot-member table:name="18.86" table:display="true" table:show-details="true"/>
                <table:data-pilot-member table:name="18.9" table:display="true" table:show-details="true"/>
                <table:data-pilot-member table:name="19.08" table:display="true" table:show-details="true"/>
                <table:data-pilot-member table:name="19.89" table:display="true" table:show-details="true"/>
                <table:data-pilot-member table:name="21.2" table:display="true" table:show-details="true"/>
                <table:data-pilot-member table:name="21.26" table:display="true" table:show-details="true"/>
                <table:data-pilot-member table:name="23.4" table:display="true" table:show-details="true"/>
                <table:data-pilot-member table:name="24.41" table:display="true" table:show-details="true"/>
                <table:data-pilot-member table:name="24.64" table:display="true" table:show-details="true"/>
                <table:data-pilot-member table:name="25.8" table:display="true" table:show-details="true"/>
                <table:data-pilot-member table:name="27" table:display="true" table:show-details="true"/>
                <table:data-pilot-member table:name="27.1" table:display="true" table:show-details="true"/>
                <table:data-pilot-member table:name="28.09" table:display="true" table:show-details="true"/>
                <table:data-pilot-member table:name="29.7" table:display="true" table:show-details="true"/>
                <table:data-pilot-member table:name="30" table:display="true" table:show-details="true"/>
                <table:data-pilot-member table:name="34.37" table:display="true" table:show-details="true"/>
                <table:data-pilot-member table:name="34.89" table:display="true" table:show-details="true"/>
                <table:data-pilot-member table:name="37.35" table:display="true" table:show-details="true"/>
                <table:data-pilot-member table:name="37.38" table:display="true" table:show-details="true"/>
                <table:data-pilot-member table:name="38.7" table:display="true" table:show-details="true"/>
                <table:data-pilot-member table:name="39.69" table:display="true" table:show-details="true"/>
                <table:data-pilot-member table:name="40" table:display="true" table:show-details="true"/>
                <table:data-pilot-member table:name="40.08" table:display="true" table:show-details="true"/>
                <table:data-pilot-member table:name="40.2" table:display="true" table:show-details="true"/>
                <table:data-pilot-member table:name="40.26" table:display="true" table:show-details="true"/>
                <table:data-pilot-member table:name="40.5" table:display="true" table:show-details="true"/>
                <table:data-pilot-member table:name="41.44" table:display="true" table:show-details="true"/>
                <table:data-pilot-member table:name="41.8" table:display="true" table:show-details="true"/>
                <table:data-pilot-member table:name="42.68" table:display="true" table:show-details="true"/>
                <table:data-pilot-member table:name="43" table:display="true" table:show-details="true"/>
                <table:data-pilot-member table:name="43.4" table:display="true" table:show-details="true"/>
                <table:data-pilot-member table:name="43.55" table:display="true" table:show-details="true"/>
                <table:data-pilot-member table:name="44" table:display="true" table:show-details="true"/>
                <table:data-pilot-member table:name="44.39" table:display="true" table:show-details="true"/>
                <table:data-pilot-member table:name="44.92" table:display="true" table:show-details="true"/>
                <table:data-pilot-member table:name="46.16" table:display="true" table:show-details="true"/>
                <table:data-pilot-member table:name="46.3" table:display="true" table:show-details="true"/>
                <table:data-pilot-member table:name="48.9" table:display="true" table:show-details="true"/>
                <table:data-pilot-member table:name="49" table:display="true" table:show-details="true"/>
                <table:data-pilot-member table:name="49.28" table:display="true" table:show-details="true"/>
                <table:data-pilot-member table:name="49.3" table:display="true" table:show-details="true"/>
                <table:data-pilot-member table:name="49.41" table:display="true" table:show-details="true"/>
                <table:data-pilot-member table:name="49.58" table:display="true" table:show-details="true"/>
                <table:data-pilot-member table:name="51.04" table:display="true" table:show-details="true"/>
                <table:data-pilot-member table:name="52.57" table:display="true" table:show-details="true"/>
                <table:data-pilot-member table:name="53.5" table:display="true" table:show-details="true"/>
                <table:data-pilot-member table:name="54.08" table:display="true" table:show-details="true"/>
                <table:data-pilot-member table:name="54.26" table:display="true" table:show-details="true"/>
                <table:data-pilot-member table:name="54.89" table:display="true" table:show-details="true"/>
                <table:data-pilot-member table:name="55.49" table:display="true" table:show-details="true"/>
                <table:data-pilot-member table:name="56.8" table:display="true" table:show-details="true"/>
                <table:data-pilot-member table:name="57.6" table:display="true" table:show-details="true"/>
                <table:data-pilot-member table:name="59.02" table:display="true" table:show-details="true"/>
                <table:data-pilot-member table:name="60.1" table:display="true" table:show-details="true"/>
                <table:data-pilot-member table:name="60.8" table:display="true" table:show-details="true"/>
                <table:data-pilot-member table:name="61" table:display="true" table:show-details="true"/>
                <table:data-pilot-member table:name="61.46" table:display="true" table:show-details="true"/>
                <table:data-pilot-member table:name="61.96" table:display="true" table:show-details="true"/>
                <table:data-pilot-member table:name="62.86" table:display="true" table:show-details="true"/>
                <table:data-pilot-member table:name="63.21" table:display="true" table:show-details="true"/>
                <table:data-pilot-member table:name="63.7" table:display="true" table:show-details="true"/>
                <table:data-pilot-member table:name="64" table:display="true" table:show-details="true"/>
                <table:data-pilot-member table:name="64.59" table:display="true" table:show-details="true"/>
                <table:data-pilot-member table:name="64.7" table:display="true" table:show-details="true"/>
                <table:data-pilot-member table:name="65.1" table:display="true" table:show-details="true"/>
                <table:data-pilot-member table:name="66.6" table:display="true" table:show-details="true"/>
                <table:data-pilot-member table:name="67.5" table:display="true" table:show-details="true"/>
                <table:data-pilot-member table:name="68.57" table:display="true" table:show-details="true"/>
                <table:data-pilot-member table:name="68.77" table:display="true" table:show-details="true"/>
                <table:data-pilot-member table:name="69.33" table:display="true" table:show-details="true"/>
                <table:data-pilot-member table:name="70.22" table:display="true" table:show-details="true"/>
                <table:data-pilot-member table:name="70.52" table:display="true" table:show-details="true"/>
                <table:data-pilot-member table:name="71.45" table:display="true" table:show-details="true"/>
                <table:data-pilot-member table:name="71.59" table:display="true" table:show-details="true"/>
                <table:data-pilot-member table:name="72.13" table:display="true" table:show-details="true"/>
                <table:data-pilot-member table:name="72.35" table:display="true" table:show-details="true"/>
                <table:data-pilot-member table:name="73.17" table:display="true" table:show-details="true"/>
                <table:data-pilot-member table:name="74.7" table:display="true" table:show-details="true"/>
                <table:data-pilot-member table:name="75.83" table:display="true" table:show-details="true"/>
                <table:data-pilot-member table:name="76.13" table:display="true" table:show-details="true"/>
                <table:data-pilot-member table:name="76.19" table:display="true" table:show-details="true"/>
                <table:data-pilot-member table:name="76.67" table:display="true" table:show-details="true"/>
                <table:data-pilot-member table:name="78.7" table:display="true" table:show-details="true"/>
                <table:data-pilot-member table:name="79.69" table:display="true" table:show-details="true"/>
                <table:data-pilot-member table:name="79.71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.75" table:display="true" table:show-details="true"/>
                <table:data-pilot-member table:name="84.24" table:display="true" table:show-details="true"/>
                <table:data-pilot-member table:name="84.56" table:display="true" table:show-details="true"/>
                <table:data-pilot-member table:name="85" table:display="true" table:show-details="true"/>
                <table:data-pilot-member table:name="85.5" table:display="true" table:show-details="true"/>
                <table:data-pilot-member table:name="86.19" table:display="true" table:show-details="true"/>
                <table:data-pilot-member table:name="87" table:display="true" table:show-details="true"/>
                <table:data-pilot-member table:name="87.12" table:display="true" table:show-details="true"/>
                <table:data-pilot-member table:name="90.4" table:display="true" table:show-details="true"/>
                <table:data-pilot-member table:name="90.58" table:display="true" table:show-details="true"/>
                <table:data-pilot-member table:name="90.99998" table:display="true" table:show-details="true"/>
                <table:data-pilot-member table:name="91.49" table:display="true" table:show-details="true"/>
                <table:data-pilot-member table:name="91.61" table:display="true" table:show-details="true"/>
                <table:data-pilot-member table:name="92.38" table:display="true" table:show-details="true"/>
                <table:data-pilot-member table:name="92.52" table:display="true" table:show-details="true"/>
                <table:data-pilot-member table:name="93.17" table:display="true" table:show-details="true"/>
                <table:data-pilot-member table:name="94.67" table:display="true" table:show-details="true"/>
                <table:data-pilot-member table:name="95.21" table:display="true" table:show-details="true"/>
                <table:data-pilot-member table:name="95.9" table:display="true" table:show-details="true"/>
                <table:data-pilot-member table:name="95.99" table:display="true" table:show-details="true"/>
                <table:data-pilot-member table:name="96.3" table:display="true" table:show-details="true"/>
                <table:data-pilot-member table:name="98.1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an years of schooling" table:orientation="data" table:used-hierarchy="0" table:function="sum">
            <table:data-pilot-level table:show-empty="false">
              <table:data-pilot-members>
                <table:data-pilot-member table:name="1.4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6" table:display="true" table:show-details="true"/>
                <table:data-pilot-member table:name="2.7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1" table:display="true" table:show-details="true"/>
                <table:data-pilot-member table:name="3.2" table:display="true" table:show-details="true"/>
                <table:data-pilot-member table:name="3.3" table:display="true" table:show-details="true"/>
                <table:data-pilot-member table:name="3.7" table:display="true" table:show-details="true"/>
                <table:data-pilot-member table:name="3.8" table:display="true" table:show-details="true"/>
                <table:data-pilot-member table:name="3.9" table:display="true" table:show-details="true"/>
                <table:data-pilot-member table:name="4" table:display="true" table:show-details="true"/>
                <table:data-pilot-member table:name="4.1" table:display="true" table:show-details="true"/>
                <table:data-pilot-member table:name="4.2" table:display="true" table:show-details="true"/>
                <table:data-pilot-member table:name="4.3" table:display="true" table:show-details="true"/>
                <table:data-pilot-member table:name="4.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4.7" table:display="true" table:show-details="true"/>
                <table:data-pilot-member table:name="4.9" table:display="true" table:show-details="true"/>
                <table:data-pilot-member table:name="5" table:display="true" table:show-details="true"/>
                <table:data-pilot-member table:name="5.1" table:display="true" table:show-details="true"/>
                <table:data-pilot-member table:name="5.4" table:display="true" table:show-details="true"/>
                <table:data-pilot-member table:name="5.5" table:display="true" table:show-details="true"/>
                <table:data-pilot-member table:name="5.6" table:display="true" table:show-details="true"/>
                <table:data-pilot-member table:name="5.8" table:display="true" table:show-details="true"/>
                <table:data-pilot-member table:name="5.9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3" table:display="true" table:show-details="true"/>
                <table:data-pilot-member table:name="6.4" table:display="true" table:show-details="true"/>
                <table:data-pilot-member table:name="6.5" table:display="true" table:show-details="true"/>
                <table:data-pilot-member table:name="6.6" table:display="true" table:show-details="true"/>
                <table:data-pilot-member table:name="6.8" table:display="true" table:show-details="true"/>
                <table:data-pilot-member table:name="7" table:display="true" table:show-details="true"/>
                <table:data-pilot-member table:name="7.1" table:display="true" table:show-details="true"/>
                <table:data-pilot-member table:name="7.2" table:display="true" table:show-details="true"/>
                <table:data-pilot-member table:name="7.3" table:display="true" table:show-details="true"/>
                <table:data-pilot-member table:name="7.5" table:display="true" table:show-details="true"/>
                <table:data-pilot-member table:name="7.6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7.9" table:display="true" table:show-details="true"/>
                <table:data-pilot-member table:name="8" table:display="true" table:show-details="true"/>
                <table:data-pilot-member table:name="8.2" table:display="true" table:show-details="true"/>
                <table:data-pilot-member table:name="8.3" table:display="true" table:show-details="true"/>
                <table:data-pilot-member table:name="8.4" table:display="true" table:show-details="true"/>
                <table:data-pilot-member table:name="8.5" table:display="true" table:show-details="true"/>
                <table:data-pilot-member table:name="8.6" table:display="true" table:show-details="true"/>
                <table:data-pilot-member table:name="8.7" table:display="true" table:show-details="true"/>
                <table:data-pilot-member table:name="8.8" table:display="true" table:show-details="true"/>
                <table:data-pilot-member table:name="8.9" table:display="true" table:show-details="true"/>
                <table:data-pilot-member table:name="9" table:display="true" table:show-details="true"/>
                <table:data-pilot-member table:name="9.1" table:display="true" table:show-details="true"/>
                <table:data-pilot-member table:name="9.2" table:display="true" table:show-details="true"/>
                <table:data-pilot-member table:name="9.3" table:display="true" table:show-details="true"/>
                <table:data-pilot-member table:name="9.4" table:display="true" table:show-details="true"/>
                <table:data-pilot-member table:name="9.5" table:display="true" table:show-details="true"/>
                <table:data-pilot-member table:name="9.6" table:display="true" table:show-details="true"/>
                <table:data-pilot-member table:name="9.7" table:display="true" table:show-details="true"/>
                <table:data-pilot-member table:name="9.8" table:display="true" table:show-details="true"/>
                <table:data-pilot-member table:name="9.9" table:display="true" table:show-details="true"/>
                <table:data-pilot-member table:name="10" table:display="true" table:show-details="true"/>
                <table:data-pilot-member table:name="10.1" table:display="true" table:show-details="true"/>
                <table:data-pilot-member table:name="10.3" table:display="true" table:show-details="true"/>
                <table:data-pilot-member table:name="10.4" table:display="true" table:show-details="true"/>
                <table:data-pilot-member table:name="10.5" table:display="true" table:show-details="true"/>
                <table:data-pilot-member table:name="10.6" table:display="true" table:show-details="true"/>
                <table:data-pilot-member table:name="10.7" table:display="true" table:show-details="true"/>
                <table:data-pilot-member table:name="10.8" table:display="true" table:show-details="true"/>
                <table:data-pilot-member table:name="10.9" table:display="true" table:show-details="true"/>
                <table:data-pilot-member table:name="11" table:display="true" table:show-details="true"/>
                <table:data-pilot-member table:name="11.1" table:display="true" table:show-details="true"/>
                <table:data-pilot-member table:name="11.2" table:display="true" table:show-details="true"/>
                <table:data-pilot-member table:name="11.3" table:display="true" table:show-details="true"/>
                <table:data-pilot-member table:name="11.4" table:display="true" table:show-details="true"/>
                <table:data-pilot-member table:name="11.5" table:display="true" table:show-details="true"/>
                <table:data-pilot-member table:name="11.6" table:display="true" table:show-details="true"/>
                <table:data-pilot-member table:name="11.7" table:display="true" table:show-details="true"/>
                <table:data-pilot-member table:name="11.8" table:display="true" table:show-details="true"/>
                <table:data-pilot-member table:name="11.9" table:display="true" table:show-details="true"/>
                <table:data-pilot-member table:name="12" table:display="true" table:show-details="true"/>
                <table:data-pilot-member table:name="12.1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2.6" table:display="true" table:show-details="true"/>
                <table:data-pilot-member table:name="12.7" table:display="true" table:show-details="true"/>
                <table:data-pilot-member table:name="12.8" table:display="true" table:show-details="true"/>
                <table:data-pilot-member table:name="12.9" table:display="true" table:show-details="true"/>
                <table:data-pilot-member table:name="13" table:display="true" table:show-details="true"/>
                <table:data-pilot-member table:name="13.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2014all_2'.A1:'Pivot Table_2014all_2'.C26" table:buttons="'Pivot Table_2014all_2'.A2 'Pivot Table_2014all_2'.B1" table:show-filter-button="false" table:drill-down-on-double-click="false">
          <table:source-cell-range table:cell-range-address="2014all.A1:2014all.Y189"/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ub-region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Australia and New Zealand" table:display="true" table:show-details="true"/>
                <table:data-pilot-member table:name="Caribbean" table:display="true" table:show-details="true"/>
                <table:data-pilot-member table:name="Central America" table:display="true" table:show-details="true"/>
                <table:data-pilot-member table:name="Central Asia" table:display="true" table:show-details="true"/>
                <table:data-pilot-member table:name="Eastern Africa" table:display="true" table:show-details="true"/>
                <table:data-pilot-member table:name="Eastern Asia" table:display="true" table:show-details="true"/>
                <table:data-pilot-member table:name="Eastern Europe" table:display="true" table:show-details="true"/>
                <table:data-pilot-member table:name="Melanesia" table:display="true" table:show-details="true"/>
                <table:data-pilot-member table:name="Micronesia" table:display="true" table:show-details="true"/>
                <table:data-pilot-member table:name="Middle Africa" table:display="true" table:show-details="true"/>
                <table:data-pilot-member table:name="Northern Africa" table:display="true" table:show-details="true"/>
                <table:data-pilot-member table:name="Northern America" table:display="true" table:show-details="true"/>
                <table:data-pilot-member table:name="Northern Europe" table:display="true" table:show-details="true"/>
                <table:data-pilot-member table:name="Polynesia" table:display="true" table:show-details="true"/>
                <table:data-pilot-member table:name="South America" table:display="true" table:show-details="true"/>
                <table:data-pilot-member table:name="South-Eastern Asia" table:display="true" table:show-details="true"/>
                <table:data-pilot-member table:name="Southern Africa" table:display="true" table:show-details="true"/>
                <table:data-pilot-member table:name="Southern Asia" table:display="true" table:show-details="true"/>
                <table:data-pilot-member table:name="Southern Europe" table:display="true" table:show-details="true"/>
                <table:data-pilot-member table:name="Western Africa" table:display="true" table:show-details="true"/>
                <table:data-pilot-member table:name="Western Asia" table:display="true" table:show-details="true"/>
                <table:data-pilot-member table:name="Western Europ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rtility rate, total (births per woman)" table:orientation="data" table:used-hierarchy="0" table:function="average">
            <table:data-pilot-level table:show-empty="false">
              <table:data-pilot-members>
                <table:data-pilot-member table:name="1.21" table:display="true" table:show-details="true"/>
                <table:data-pilot-member table:name="1.25" table:display="true" table:show-details="true"/>
                <table:data-pilot-member table:name="1.263" table:display="true" table:show-details="true"/>
                <table:data-pilot-member table:name="1.27" table:display="true" table:show-details="true"/>
                <table:data-pilot-member table:name="1.29" table:display="true" table:show-details="true"/>
                <table:data-pilot-member table:name="1.3" table:display="true" table:show-details="true"/>
                <table:data-pilot-member table:name="1.35" table:display="true" table:show-details="true"/>
                <table:data-pilot-member table:name="1.38" table:display="true" table:show-details="true"/>
                <table:data-pilot-member table:name="1.39" table:display="true" table:show-details="true"/>
                <table:data-pilot-member table:name="1.41" table:display="true" table:show-details="true"/>
                <table:data-pilot-member table:name="1.42" table:display="true" table:show-details="true"/>
                <table:data-pilot-member table:name="1.43" table:display="true" table:show-details="true"/>
                <table:data-pilot-member table:name="1.44" table:display="true" table:show-details="true"/>
                <table:data-pilot-member table:name="1.446" table:display="true" table:show-details="true"/>
                <table:data-pilot-member table:name="1.45" table:display="true" table:show-details="true"/>
                <table:data-pilot-member table:name="1.46" table:display="true" table:show-details="true"/>
                <table:data-pilot-member table:name="1.48" table:display="true" table:show-details="true"/>
                <table:data-pilot-member table:name="1.498" table:display="true" table:show-details="true"/>
                <table:data-pilot-member table:name="1.512" table:display="true" table:show-details="true"/>
                <table:data-pilot-member table:name="1.52" table:display="true" table:show-details="true"/>
                <table:data-pilot-member table:name="1.531" table:display="true" table:show-details="true"/>
                <table:data-pilot-member table:name="1.55" table:display="true" table:show-details="true"/>
                <table:data-pilot-member table:name="1.562" table:display="true" table:show-details="true"/>
                <table:data-pilot-member table:name="1.59" table:display="true" table:show-details="true"/>
                <table:data-pilot-member table:name="1.61" table:display="true" table:show-details="true"/>
                <table:data-pilot-member table:name="1.615" table:display="true" table:show-details="true"/>
                <table:data-pilot-member table:name="1.62" table:display="true" table:show-details="true"/>
                <table:data-pilot-member table:name="1.67" table:display="true" table:show-details="true"/>
                <table:data-pilot-member table:name="1.68" table:display="true" table:show-details="true"/>
                <table:data-pilot-member table:name="1.689" table:display="true" table:show-details="true"/>
                <table:data-pilot-member table:name="1.7" table:display="true" table:show-details="true"/>
                <table:data-pilot-member table:name="1.714" table:display="true" table:show-details="true"/>
                <table:data-pilot-member table:name="1.75" table:display="true" table:show-details="true"/>
                <table:data-pilot-member table:name="1.761" table:display="true" table:show-details="true"/>
                <table:data-pilot-member table:name="1.778" table:display="true" table:show-details="true"/>
                <table:data-pilot-member table:name="1.78" table:display="true" table:show-details="true"/>
                <table:data-pilot-member table:name="1.784" table:display="true" table:show-details="true"/>
                <table:data-pilot-member table:name="1.79" table:display="true" table:show-details="true"/>
                <table:data-pilot-member table:name="1.794" table:display="true" table:show-details="true"/>
                <table:data-pilot-member table:name="1.816" table:display="true" table:show-details="true"/>
                <table:data-pilot-member table:name="1.819" table:display="true" table:show-details="true"/>
                <table:data-pilot-member table:name="1.83" table:display="true" table:show-details="true"/>
                <table:data-pilot-member table:name="1.859" table:display="true" table:show-details="true"/>
                <table:data-pilot-member table:name="1.874" table:display="true" table:show-details="true"/>
                <table:data-pilot-member table:name="1.89" table:display="true" table:show-details="true"/>
                <table:data-pilot-member table:name="1.897" table:display="true" table:show-details="true"/>
                <table:data-pilot-member table:name="1.92" table:display="true" table:show-details="true"/>
                <table:data-pilot-member table:name="1.93" table:display="true" table:show-details="true"/>
                <table:data-pilot-member table:name="1.931" table:display="true" table:show-details="true"/>
                <table:data-pilot-member table:name="1.944" table:display="true" table:show-details="true"/>
                <table:data-pilot-member table:name="1.96" table:display="true" table:show-details="true"/>
                <table:data-pilot-member table:name="1.99" table:display="true" table:show-details="true"/>
                <table:data-pilot-member table:name="2" table:display="true" table:show-details="true"/>
                <table:data-pilot-member table:name="2.02" table:display="true" table:show-details="true"/>
                <table:data-pilot-member table:name="2.026" table:display="true" table:show-details="true"/>
                <table:data-pilot-member table:name="2.027" table:display="true" table:show-details="true"/>
                <table:data-pilot-member table:name="2.046" table:display="true" table:show-details="true"/>
                <table:data-pilot-member table:name="2.056" table:display="true" table:show-details="true"/>
                <table:data-pilot-member table:name="2.07" table:display="true" table:show-details="true"/>
                <table:data-pilot-member table:name="2.075" table:display="true" table:show-details="true"/>
                <table:data-pilot-member table:name="2.083" table:display="true" table:show-details="true"/>
                <table:data-pilot-member table:name="2.105" table:display="true" table:show-details="true"/>
                <table:data-pilot-member table:name="2.123" table:display="true" table:show-details="true"/>
                <table:data-pilot-member table:name="2.149" table:display="true" table:show-details="true"/>
                <table:data-pilot-member table:name="2.175" table:display="true" table:show-details="true"/>
                <table:data-pilot-member table:name="2.2" table:display="true" table:show-details="true"/>
                <table:data-pilot-member table:name="2.204" table:display="true" table:show-details="true"/>
                <table:data-pilot-member table:name="2.222" table:display="true" table:show-details="true"/>
                <table:data-pilot-member table:name="2.243" table:display="true" table:show-details="true"/>
                <table:data-pilot-member table:name="2.264" table:display="true" table:show-details="true"/>
                <table:data-pilot-member table:name="2.3" table:display="true" table:show-details="true"/>
                <table:data-pilot-member table:name="2.301" table:display="true" table:show-details="true"/>
                <table:data-pilot-member table:name="2.303" table:display="true" table:show-details="true"/>
                <table:data-pilot-member table:name="2.322" table:display="true" table:show-details="true"/>
                <table:data-pilot-member table:name="2.36" table:display="true" table:show-details="true"/>
                <table:data-pilot-member table:name="2.363" table:display="true" table:show-details="true"/>
                <table:data-pilot-member table:name="2.382" table:display="true" table:show-details="true"/>
                <table:data-pilot-member table:name="2.427" table:display="true" table:show-details="true"/>
                <table:data-pilot-member table:name="2.444" table:display="true" table:show-details="true"/>
                <table:data-pilot-member table:name="2.455" table:display="true" table:show-details="true"/>
                <table:data-pilot-member table:name="2.463" table:display="true" table:show-details="true"/>
                <table:data-pilot-member table:name="2.467" table:display="true" table:show-details="true"/>
                <table:data-pilot-member table:name="2.48" table:display="true" table:show-details="true"/>
                <table:data-pilot-member table:name="2.515" table:display="true" table:show-details="true"/>
                <table:data-pilot-member table:name="2.542" table:display="true" table:show-details="true"/>
                <table:data-pilot-member table:name="2.558" table:display="true" table:show-details="true"/>
                <table:data-pilot-member table:name="2.564" table:display="true" table:show-details="true"/>
                <table:data-pilot-member table:name="2.579" table:display="true" table:show-details="true"/>
                <table:data-pilot-member table:name="2.635" table:display="true" table:show-details="true"/>
                <table:data-pilot-member table:name="2.655" table:display="true" table:show-details="true"/>
                <table:data-pilot-member table:name="2.74" table:display="true" table:show-details="true"/>
                <table:data-pilot-member table:name="2.765" table:display="true" table:show-details="true"/>
                <table:data-pilot-member table:name="2.774" table:display="true" table:show-details="true"/>
                <table:data-pilot-member table:name="2.836" table:display="true" table:show-details="true"/>
                <table:data-pilot-member table:name="2.857" table:display="true" table:show-details="true"/>
                <table:data-pilot-member table:name="2.95" table:display="true" table:show-details="true"/>
                <table:data-pilot-member table:name="2.977" table:display="true" table:show-details="true"/>
                <table:data-pilot-member table:name="3.033" table:display="true" table:show-details="true"/>
                <table:data-pilot-member table:name="3.08" table:display="true" table:show-details="true"/>
                <table:data-pilot-member table:name="3.185" table:display="true" table:show-details="true"/>
                <table:data-pilot-member table:name="3.195" table:display="true" table:show-details="true"/>
                <table:data-pilot-member table:name="3.211" table:display="true" table:show-details="true"/>
                <table:data-pilot-member table:name="3.266" table:display="true" table:show-details="true"/>
                <table:data-pilot-member table:name="3.347" table:display="true" table:show-details="true"/>
                <table:data-pilot-member table:name="3.422" table:display="true" table:show-details="true"/>
                <table:data-pilot-member table:name="3.49" table:display="true" table:show-details="true"/>
                <table:data-pilot-member table:name="3.522" table:display="true" table:show-details="true"/>
                <table:data-pilot-member table:name="3.617" table:display="true" table:show-details="true"/>
                <table:data-pilot-member table:name="3.722" table:display="true" table:show-details="true"/>
                <table:data-pilot-member table:name="3.73" table:display="true" table:show-details="true"/>
                <table:data-pilot-member table:name="3.757" table:display="true" table:show-details="true"/>
                <table:data-pilot-member table:name="3.898" table:display="true" table:show-details="true"/>
                <table:data-pilot-member table:name="3.909" table:display="true" table:show-details="true"/>
                <table:data-pilot-member table:name="3.923" table:display="true" table:show-details="true"/>
                <table:data-pilot-member table:name="3.966" table:display="true" table:show-details="true"/>
                <table:data-pilot-member table:name="4.086" table:display="true" table:show-details="true"/>
                <table:data-pilot-member table:name="4.168" table:display="true" table:show-details="true"/>
                <table:data-pilot-member table:name="4.284" table:display="true" table:show-details="true"/>
                <table:data-pilot-member table:name="4.286" table:display="true" table:show-details="true"/>
                <table:data-pilot-member table:name="4.334" table:display="true" table:show-details="true"/>
                <table:data-pilot-member table:name="4.353" table:display="true" table:show-details="true"/>
                <table:data-pilot-member table:name="4.395" table:display="true" table:show-details="true"/>
                <table:data-pilot-member table:name="4.409" table:display="true" table:show-details="true"/>
                <table:data-pilot-member table:name="4.49" table:display="true" table:show-details="true"/>
                <table:data-pilot-member table:name="4.566" table:display="true" table:show-details="true"/>
                <table:data-pilot-member table:name="4.576" table:display="true" table:show-details="true"/>
                <table:data-pilot-member table:name="4.584" table:display="true" table:show-details="true"/>
                <table:data-pilot-member table:name="4.603" table:display="true" table:show-details="true"/>
                <table:data-pilot-member table:name="4.626" table:display="true" table:show-details="true"/>
                <table:data-pilot-member table:name="4.704" table:display="true" table:show-details="true"/>
                <table:data-pilot-member table:name="4.719" table:display="true" table:show-details="true"/>
                <table:data-pilot-member table:name="4.766" table:display="true" table:show-details="true"/>
                <table:data-pilot-member table:name="4.835" table:display="true" table:show-details="true"/>
                <table:data-pilot-member table:name="4.843" table:display="true" table:show-details="true"/>
                <table:data-pilot-member table:name="5.001" table:display="true" table:show-details="true"/>
                <table:data-pilot-member table:name="5.013" table:display="true" table:show-details="true"/>
                <table:data-pilot-member table:name="5.022" table:display="true" table:show-details="true"/>
                <table:data-pilot-member table:name="5.09" table:display="true" table:show-details="true"/>
                <table:data-pilot-member table:name="5.1" table:display="true" table:show-details="true"/>
                <table:data-pilot-member table:name="5.129" table:display="true" table:show-details="true"/>
                <table:data-pilot-member table:name="5.353" table:display="true" table:show-details="true"/>
                <table:data-pilot-member table:name="5.359" table:display="true" table:show-details="true"/>
                <table:data-pilot-member table:name="5.521" table:display="true" table:show-details="true"/>
                <table:data-pilot-member table:name="5.65" table:display="true" table:show-details="true"/>
                <table:data-pilot-member table:name="5.775" table:display="true" table:show-details="true"/>
                <table:data-pilot-member table:name="5.948" table:display="true" table:show-details="true"/>
                <table:data-pilot-member table:name="6.08" table:display="true" table:show-details="true"/>
                <table:data-pilot-member table:name="6.156" table:display="true" table:show-details="true"/>
                <table:data-pilot-member table:name="6.229" table:display="true" table:show-details="true"/>
                <table:data-pilot-member table:name="7.59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an years of schooling" table:orientation="data" table:used-hierarchy="0" table:function="count">
            <table:data-pilot-level table:show-empty="false">
              <table:data-pilot-members>
                <table:data-pilot-member table:name="1.4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6" table:display="true" table:show-details="true"/>
                <table:data-pilot-member table:name="2.7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1" table:display="true" table:show-details="true"/>
                <table:data-pilot-member table:name="3.2" table:display="true" table:show-details="true"/>
                <table:data-pilot-member table:name="3.3" table:display="true" table:show-details="true"/>
                <table:data-pilot-member table:name="3.7" table:display="true" table:show-details="true"/>
                <table:data-pilot-member table:name="3.8" table:display="true" table:show-details="true"/>
                <table:data-pilot-member table:name="3.9" table:display="true" table:show-details="true"/>
                <table:data-pilot-member table:name="4" table:display="true" table:show-details="true"/>
                <table:data-pilot-member table:name="4.1" table:display="true" table:show-details="true"/>
                <table:data-pilot-member table:name="4.2" table:display="true" table:show-details="true"/>
                <table:data-pilot-member table:name="4.3" table:display="true" table:show-details="true"/>
                <table:data-pilot-member table:name="4.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4.7" table:display="true" table:show-details="true"/>
                <table:data-pilot-member table:name="4.9" table:display="true" table:show-details="true"/>
                <table:data-pilot-member table:name="5" table:display="true" table:show-details="true"/>
                <table:data-pilot-member table:name="5.1" table:display="true" table:show-details="true"/>
                <table:data-pilot-member table:name="5.4" table:display="true" table:show-details="true"/>
                <table:data-pilot-member table:name="5.5" table:display="true" table:show-details="true"/>
                <table:data-pilot-member table:name="5.6" table:display="true" table:show-details="true"/>
                <table:data-pilot-member table:name="5.8" table:display="true" table:show-details="true"/>
                <table:data-pilot-member table:name="5.9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3" table:display="true" table:show-details="true"/>
                <table:data-pilot-member table:name="6.4" table:display="true" table:show-details="true"/>
                <table:data-pilot-member table:name="6.5" table:display="true" table:show-details="true"/>
                <table:data-pilot-member table:name="6.6" table:display="true" table:show-details="true"/>
                <table:data-pilot-member table:name="6.8" table:display="true" table:show-details="true"/>
                <table:data-pilot-member table:name="7" table:display="true" table:show-details="true"/>
                <table:data-pilot-member table:name="7.1" table:display="true" table:show-details="true"/>
                <table:data-pilot-member table:name="7.2" table:display="true" table:show-details="true"/>
                <table:data-pilot-member table:name="7.3" table:display="true" table:show-details="true"/>
                <table:data-pilot-member table:name="7.5" table:display="true" table:show-details="true"/>
                <table:data-pilot-member table:name="7.6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7.9" table:display="true" table:show-details="true"/>
                <table:data-pilot-member table:name="8" table:display="true" table:show-details="true"/>
                <table:data-pilot-member table:name="8.2" table:display="true" table:show-details="true"/>
                <table:data-pilot-member table:name="8.3" table:display="true" table:show-details="true"/>
                <table:data-pilot-member table:name="8.4" table:display="true" table:show-details="true"/>
                <table:data-pilot-member table:name="8.5" table:display="true" table:show-details="true"/>
                <table:data-pilot-member table:name="8.6" table:display="true" table:show-details="true"/>
                <table:data-pilot-member table:name="8.7" table:display="true" table:show-details="true"/>
                <table:data-pilot-member table:name="8.8" table:display="true" table:show-details="true"/>
                <table:data-pilot-member table:name="8.9" table:display="true" table:show-details="true"/>
                <table:data-pilot-member table:name="9" table:display="true" table:show-details="true"/>
                <table:data-pilot-member table:name="9.1" table:display="true" table:show-details="true"/>
                <table:data-pilot-member table:name="9.2" table:display="true" table:show-details="true"/>
                <table:data-pilot-member table:name="9.3" table:display="true" table:show-details="true"/>
                <table:data-pilot-member table:name="9.4" table:display="true" table:show-details="true"/>
                <table:data-pilot-member table:name="9.5" table:display="true" table:show-details="true"/>
                <table:data-pilot-member table:name="9.6" table:display="true" table:show-details="true"/>
                <table:data-pilot-member table:name="9.7" table:display="true" table:show-details="true"/>
                <table:data-pilot-member table:name="9.8" table:display="true" table:show-details="true"/>
                <table:data-pilot-member table:name="9.9" table:display="true" table:show-details="true"/>
                <table:data-pilot-member table:name="10" table:display="true" table:show-details="true"/>
                <table:data-pilot-member table:name="10.1" table:display="true" table:show-details="true"/>
                <table:data-pilot-member table:name="10.3" table:display="true" table:show-details="true"/>
                <table:data-pilot-member table:name="10.4" table:display="true" table:show-details="true"/>
                <table:data-pilot-member table:name="10.5" table:display="true" table:show-details="true"/>
                <table:data-pilot-member table:name="10.6" table:display="true" table:show-details="true"/>
                <table:data-pilot-member table:name="10.7" table:display="true" table:show-details="true"/>
                <table:data-pilot-member table:name="10.8" table:display="true" table:show-details="true"/>
                <table:data-pilot-member table:name="10.9" table:display="true" table:show-details="true"/>
                <table:data-pilot-member table:name="11" table:display="true" table:show-details="true"/>
                <table:data-pilot-member table:name="11.1" table:display="true" table:show-details="true"/>
                <table:data-pilot-member table:name="11.2" table:display="true" table:show-details="true"/>
                <table:data-pilot-member table:name="11.3" table:display="true" table:show-details="true"/>
                <table:data-pilot-member table:name="11.4" table:display="true" table:show-details="true"/>
                <table:data-pilot-member table:name="11.5" table:display="true" table:show-details="true"/>
                <table:data-pilot-member table:name="11.6" table:display="true" table:show-details="true"/>
                <table:data-pilot-member table:name="11.7" table:display="true" table:show-details="true"/>
                <table:data-pilot-member table:name="11.8" table:display="true" table:show-details="true"/>
                <table:data-pilot-member table:name="11.9" table:display="true" table:show-details="true"/>
                <table:data-pilot-member table:name="12" table:display="true" table:show-details="true"/>
                <table:data-pilot-member table:name="12.1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2.6" table:display="true" table:show-details="true"/>
                <table:data-pilot-member table:name="12.7" table:display="true" table:show-details="true"/>
                <table:data-pilot-member table:name="12.8" table:display="true" table:show-details="true"/>
                <table:data-pilot-member table:name="12.9" table:display="true" table:show-details="true"/>
                <table:data-pilot-member table:name="13" table:display="true" table:show-details="true"/>
                <table:data-pilot-member table:name="13.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6-09-28T23:30:44.673367411</dc:date>
    <meta:editing-duration>PT37M27S</meta:editing-duration>
    <meta:editing-cycles>6</meta:editing-cycles>
    <meta:document-statistic meta:table-count="7" meta:cell-count="105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191cm" svg:height="17.239cm" xlink:href=".." xlink:type="simple" chart:class="chart:bar" chart:style-name="ch1">
        <chart:title svg:x="11.728cm" svg:y="0.48cm" chart:style-name="ch2">
          <text:p>Fertility rate &amp; mean years of schooling</text:p>
        </chart:title>
        <chart:legend chart:legend-position="bottom" svg:x="8.898cm" svg:y="16.456cm" style:legend-expansion="wide" chart:style-name="ch3"/>
        <chart:plot-area chart:style-name="ch4" table:cell-range-address="'Pivot Table_2014all_2'.A2:'Pivot Table_2014all_2'.C25" chart:data-source-has-labels="both" svg:x="1.634cm" svg:y="1.603cm" svg:width="28.934cm" svg:height="14.509cm">
          <chartooo:coordinate-region svg:x="4.065cm" svg:y="1.802cm" svg:width="26.503cm" svg:height="10.898cm"/>
          <chart:axis chart:dimension="x" chart:name="primary-x" chart:style-name="ch5" chartooo:axis-type="auto">
            <chartooo:date-scale/>
            <chart:categories table:cell-range-address="'Pivot Table_2014all_2'.A4:'Pivot Table_2014all_2'.A25"/>
          </chart:axis>
          <chart:axis chart:dimension="y" chart:name="primary-y" chart:style-name="ch6">
            <chart:title svg:x="0.451cm" svg:y="9.311cm" chart:style-name="ch7">
              <text:p>Mean</text:p>
            </chart:title>
            <chart:grid chart:style-name="ch8" chart:class="major"/>
          </chart:axis>
          <chart:series chart:style-name="ch9" chart:values-cell-range-address="'Pivot Table_2014all_2'.B4:'Pivot Table_2014all_2'.B25" chart:label-cell-address="'Pivot Table_2014all_2'.B2:'Pivot Table_2014all_2'.B3" chart:class="chart:bar">
            <chart:data-point chart:repeated="22"/>
          </chart:series>
          <chart:series chart:style-name="ch10" chart:values-cell-range-address="'Pivot Table_2014all_2'.C4:'Pivot Table_2014all_2'.C25" chart:label-cell-address="'Pivot Table_2014all_2'.C2:'Pivot Table_2014all_2'.C3" chart:class="chart:ba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Fertility rate, total (births per woman)</text:p>
                <text:list>
                  <text:list-item>
                    <text:p>Average - Fertility rate, total (births per woman)</text:p>
                  </text:list-item>
                  <text:list-item>
                    <text:p/>
                  </text:list-item>
                </text:list>
                <draw:g>
                  <svg:desc>'Pivot Table_2014all_2'.B2:'Pivot Table_2014all_2'.B3</svg:desc>
                </draw:g>
              </table:table-cell>
              <table:table-cell office:value-type="string">
                <text:p>Count - Mean years of schooling</text:p>
                <text:list>
                  <text:list-item>
                    <text:p>Count - Mean years of schooling</text:p>
                  </text:list-item>
                  <text:list-item>
                    <text:p/>
                  </text:list-item>
                </text:list>
                <draw:g>
                  <svg:desc>'Pivot Table_2014all_2'.C2:'Pivot Table_2014all_2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stralia and New Zealand</text:p>
                <draw:g>
                  <svg:desc>'Pivot Table_2014all_2'.A4:'Pivot Table_2014all_2'.A25</svg:desc>
                </draw:g>
              </table:table-cell>
              <table:table-cell office:value-type="float" office:value="1.8895">
                <text:p>1.8895</text:p>
                <draw:g>
                  <svg:desc>'Pivot Table_2014all_2'.B4:'Pivot Table_2014all_2'.B25</svg:desc>
                </draw:g>
              </table:table-cell>
              <table:table-cell office:value-type="float" office:value="2">
                <text:p>2</text:p>
                <draw:g>
                  <svg:desc>'Pivot Table_2014all_2'.C4:'Pivot Table_2014all_2'.C25</svg:desc>
                </draw:g>
              </table:table-cell>
            </table:table-row>
            <table:table-row>
              <table:table-cell office:value-type="string">
                <text:p>Caribbean</text:p>
              </table:table-cell>
              <table:table-cell office:value-type="float" office:value="2.12125">
                <text:p>2.121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entral America</text:p>
              </table:table-cell>
              <table:table-cell office:value-type="float" office:value="2.359125">
                <text:p>2.359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entral Asia</text:p>
              </table:table-cell>
              <table:table-cell office:value-type="float" office:value="2.68275">
                <text:p>2.682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astern Africa</text:p>
              </table:table-cell>
              <table:table-cell office:value-type="float" office:value="4.32775">
                <text:p>4.327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Eastern Asia</text:p>
              </table:table-cell>
              <table:table-cell office:value-type="float" office:value="1.879">
                <text:p>1.8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astern Europe</text:p>
              </table:table-cell>
              <table:table-cell office:value-type="float" office:value="1.476">
                <text:p>1.4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elanesia</text:p>
              </table:table-cell>
              <table:table-cell office:value-type="float" office:value="3.4085">
                <text:p>3.40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icronesia</text:p>
              </table:table-cell>
              <table:table-cell office:value-type="float" office:value="3.73">
                <text:p>3.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ddle Africa</text:p>
              </table:table-cell>
              <table:table-cell office:value-type="float" office:value="4.93514285714286">
                <text:p>4.935142857142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orthern Africa</text:p>
              </table:table-cell>
              <table:table-cell office:value-type="float" office:value="2.8784">
                <text:p>2.87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orthern America</text:p>
              </table:table-cell>
              <table:table-cell office:value-type="float" office:value="1.61">
                <text:p>1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rthern Europe</text:p>
              </table:table-cell>
              <table:table-cell office:value-type="float" office:value="1.73444444444444">
                <text:p>1.734444444444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olynesia</text:p>
              </table:table-cell>
              <table:table-cell office:value-type="float" office:value="3.904">
                <text:p>3.9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outh America</text:p>
              </table:table-cell>
              <table:table-cell office:value-type="float" office:value="2.2247">
                <text:p>2.22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outh-Eastern Asia</text:p>
              </table:table-cell>
              <table:table-cell office:value-type="float" office:value="2.43988888888889">
                <text:p>2.439888888888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outhern Africa</text:p>
              </table:table-cell>
              <table:table-cell office:value-type="float" office:value="3.0344">
                <text:p>3.03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outhern Asia</text:p>
              </table:table-cell>
              <table:table-cell office:value-type="float" office:value="2.689625">
                <text:p>2.689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outhern Europe</text:p>
              </table:table-cell>
              <table:table-cell office:value-type="float" office:value="1.42963636363636">
                <text:p>1.429636363636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Western Africa</text:p>
              </table:table-cell>
              <table:table-cell office:value-type="float" office:value="4.98046666666667">
                <text:p>4.980466666666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Western Asia</text:p>
              </table:table-cell>
              <table:table-cell office:value-type="float" office:value="2.3815625">
                <text:p>2.38156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Western Europe</text:p>
              </table:table-cell>
              <table:table-cell office:value-type="float" office:value="1.59625">
                <text:p>1.5962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